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style:font-name="Ari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36.4cm" svg:height="21.887cm" svg:x="13.932cm" svg:y="0.372cm">
            <draw:object draw:notify-on-update-of-ranges="Sheet1.A1:Sheet1.A1 Sheet1.A2:Sheet1.A1001 Sheet1.B1:Sheet1.B1 Sheet1.B2:Sheet1.B1001 Sheet1.C1:Sheet1.C1 Sheet1.C2:Sheet1.C1001 Sheet1.D1:Sheet1.D1 Sheet1.D2:Sheet1.D1001 Sheet1.E1:Sheet1.E1 Sheet1.E2:Sheet1.E1001 Sheet1.F1:Sheet1.F1 Sheet1.F2:Sheet1.F100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36.4cm" svg:height="21.887cm" svg:x="13.96cm" svg:y="22.871cm">
            <draw:object draw:notify-on-update-of-ranges="Sheet1.A1:Sheet1.A1 Sheet1.A40:Sheet1.A1001 Sheet1.B1:Sheet1.B1 Sheet1.B40:Sheet1.B1001 Sheet1.C1:Sheet1.C1 Sheet1.C40:Sheet1.C1001 Sheet1.D1:Sheet1.D1 Sheet1.D40:Sheet1.D1001 Sheet1.E1:Sheet1.E1 Sheet1.E40:Sheet1.E1001 Sheet1.F1:Sheet1.F1 Sheet1.F40:Sheet1.F100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64" table:default-cell-style-name="ce2"/>
        <table:table-row table:style-name="ro1">
          <table:table-cell office:value-type="string" calcext:value-type="string">
            <text:p>train 0.001</text:p>
          </table:table-cell>
          <table:table-cell office:value-type="string" calcext:value-type="string">
            <text:p>test 0.001</text:p>
          </table:table-cell>
          <table:table-cell table:style-name="Default" office:value-type="string" calcext:value-type="string">
            <text:p>train 0.0005</text:p>
          </table:table-cell>
          <table:table-cell table:style-name="Default" office:value-type="string" calcext:value-type="string">
            <text:p>test 0.0005</text:p>
          </table:table-cell>
          <table:table-cell table:style-name="Default" office:value-type="string" calcext:value-type="string">
            <text:p>train 0.0001</text:p>
          </table:table-cell>
          <table:table-cell table:style-name="Default" office:value-type="string" calcext:value-type="string">
            <text:p>test 0.0001</text:p>
          </table:table-cell>
          <table:table-cell table:number-columns-repeated="58"/>
        </table:table-row>
        <table:table-row table:style-name="ro1">
          <table:table-cell office:value-type="float" office:value="32.991664" calcext:value-type="float">
            <text:p>32.991664</text:p>
          </table:table-cell>
          <table:table-cell office:value-type="float" office:value="32.07926" calcext:value-type="float">
            <text:p>32.07926</text:p>
          </table:table-cell>
          <table:table-cell table:style-name="Default" office:value-type="float" office:value="32.708635" calcext:value-type="float">
            <text:p>32.708635</text:p>
          </table:table-cell>
          <table:table-cell table:style-name="Default" office:value-type="float" office:value="32.613945" calcext:value-type="float">
            <text:p>32.613945</text:p>
          </table:table-cell>
          <table:table-cell office:value-type="float" office:value="32.553013" calcext:value-type="float">
            <text:p>32.553013</text:p>
          </table:table-cell>
          <table:table-cell office:value-type="float" office:value="32.40458" calcext:value-type="float">
            <text:p>32.40458</text:p>
          </table:table-cell>
          <table:table-cell table:number-columns-repeated="58"/>
        </table:table-row>
        <table:table-row table:style-name="ro1">
          <table:table-cell office:value-type="float" office:value="32.975173" calcext:value-type="float">
            <text:p>32.975173</text:p>
          </table:table-cell>
          <table:table-cell office:value-type="float" office:value="32.063176" calcext:value-type="float">
            <text:p>32.063176</text:p>
          </table:table-cell>
          <table:table-cell table:style-name="Default" office:value-type="float" office:value="32.69094" calcext:value-type="float">
            <text:p>32.69094</text:p>
          </table:table-cell>
          <table:table-cell table:style-name="Default" office:value-type="float" office:value="32.59672" calcext:value-type="float">
            <text:p>32.59672</text:p>
          </table:table-cell>
          <table:table-cell office:value-type="float" office:value="32.543275" calcext:value-type="float">
            <text:p>32.543275</text:p>
          </table:table-cell>
          <table:table-cell office:value-type="float" office:value="32.385425" calcext:value-type="float">
            <text:p>32.385425</text:p>
          </table:table-cell>
          <table:table-cell table:number-columns-repeated="58"/>
        </table:table-row>
        <table:table-row table:style-name="ro1">
          <table:table-cell office:value-type="float" office:value="32.960131" calcext:value-type="float">
            <text:p>32.960131</text:p>
          </table:table-cell>
          <table:table-cell office:value-type="float" office:value="32.048554" calcext:value-type="float">
            <text:p>32.048554</text:p>
          </table:table-cell>
          <table:table-cell table:style-name="Default" office:value-type="float" office:value="32.673371" calcext:value-type="float">
            <text:p>32.673371</text:p>
          </table:table-cell>
          <table:table-cell table:style-name="Default" office:value-type="float" office:value="32.580049" calcext:value-type="float">
            <text:p>32.580049</text:p>
          </table:table-cell>
          <table:table-cell office:value-type="float" office:value="32.513008" calcext:value-type="float">
            <text:p>32.513008</text:p>
          </table:table-cell>
          <table:table-cell office:value-type="float" office:value="32.339129" calcext:value-type="float">
            <text:p>32.339129</text:p>
          </table:table-cell>
          <table:table-cell table:number-columns-repeated="58"/>
        </table:table-row>
        <table:table-row table:style-name="ro1">
          <table:table-cell office:value-type="float" office:value="32.946545" calcext:value-type="float">
            <text:p>32.946545</text:p>
          </table:table-cell>
          <table:table-cell office:value-type="float" office:value="32.035421" calcext:value-type="float">
            <text:p>32.035421</text:p>
          </table:table-cell>
          <table:table-cell table:style-name="Default" office:value-type="float" office:value="32.656817" calcext:value-type="float">
            <text:p>32.656817</text:p>
          </table:table-cell>
          <table:table-cell table:style-name="Default" office:value-type="float" office:value="32.564712" calcext:value-type="float">
            <text:p>32.564712</text:p>
          </table:table-cell>
          <table:table-cell office:value-type="float" office:value="32.338773" calcext:value-type="float">
            <text:p>32.338773</text:p>
          </table:table-cell>
          <table:table-cell office:value-type="float" office:value="31.576041" calcext:value-type="float">
            <text:p>31.576041</text:p>
          </table:table-cell>
          <table:table-cell table:number-columns-repeated="58"/>
        </table:table-row>
        <table:table-row table:style-name="ro1">
          <table:table-cell office:value-type="float" office:value="32.934496" calcext:value-type="float">
            <text:p>32.934496</text:p>
          </table:table-cell>
          <table:table-cell office:value-type="float" office:value="32.024112" calcext:value-type="float">
            <text:p>32.024112</text:p>
          </table:table-cell>
          <table:table-cell table:style-name="Default" office:value-type="float" office:value="32.641878" calcext:value-type="float">
            <text:p>32.641878</text:p>
          </table:table-cell>
          <table:table-cell table:style-name="Default" office:value-type="float" office:value="32.551241" calcext:value-type="float">
            <text:p>32.551241</text:p>
          </table:table-cell>
          <table:table-cell office:value-type="float" office:value="24.76893" calcext:value-type="float">
            <text:p>24.76893</text:p>
          </table:table-cell>
          <table:table-cell office:value-type="float" office:value="18.339127" calcext:value-type="float">
            <text:p>18.339127</text:p>
          </table:table-cell>
          <table:table-cell table:number-columns-repeated="58"/>
        </table:table-row>
        <table:table-row table:style-name="ro1">
          <table:table-cell office:value-type="float" office:value="32.924756" calcext:value-type="float">
            <text:p>32.924756</text:p>
          </table:table-cell>
          <table:table-cell office:value-type="float" office:value="32.015678" calcext:value-type="float">
            <text:p>32.015678</text:p>
          </table:table-cell>
          <table:table-cell table:style-name="Default" office:value-type="float" office:value="32.628946" calcext:value-type="float">
            <text:p>32.628946</text:p>
          </table:table-cell>
          <table:table-cell table:style-name="Default" office:value-type="float" office:value="32.539755" calcext:value-type="float">
            <text:p>32.539755</text:p>
          </table:table-cell>
          <table:table-cell office:value-type="float" office:value="14.515543" calcext:value-type="float">
            <text:p>14.515543</text:p>
          </table:table-cell>
          <table:table-cell office:value-type="float" office:value="12.072628" calcext:value-type="float">
            <text:p>12.072628</text:p>
          </table:table-cell>
          <table:table-cell table:number-columns-repeated="58"/>
        </table:table-row>
        <table:table-row table:style-name="ro1">
          <table:table-cell office:value-type="float" office:value="32.917434" calcext:value-type="float">
            <text:p>32.917434</text:p>
          </table:table-cell>
          <table:table-cell office:value-type="float" office:value="32.009161" calcext:value-type="float">
            <text:p>32.009161</text:p>
          </table:table-cell>
          <table:table-cell table:style-name="Default" office:value-type="float" office:value="32.617768" calcext:value-type="float">
            <text:p>32.617768</text:p>
          </table:table-cell>
          <table:table-cell table:style-name="Default" office:value-type="float" office:value="32.529426" calcext:value-type="float">
            <text:p>32.529426</text:p>
          </table:table-cell>
          <table:table-cell office:value-type="float" office:value="10.386656" calcext:value-type="float">
            <text:p>10.386656</text:p>
          </table:table-cell>
          <table:table-cell office:value-type="float" office:value="9.470547" calcext:value-type="float">
            <text:p>9.470547</text:p>
          </table:table-cell>
          <table:table-cell table:number-columns-repeated="58"/>
        </table:table-row>
        <table:table-row table:style-name="ro1">
          <table:table-cell office:value-type="float" office:value="32.911544" calcext:value-type="float">
            <text:p>32.911544</text:p>
          </table:table-cell>
          <table:table-cell office:value-type="float" office:value="32.003724" calcext:value-type="float">
            <text:p>32.003724</text:p>
          </table:table-cell>
          <table:table-cell table:style-name="Default" office:value-type="float" office:value="32.607533" calcext:value-type="float">
            <text:p>32.607533</text:p>
          </table:table-cell>
          <table:table-cell table:style-name="Default" office:value-type="float" office:value="32.519518" calcext:value-type="float">
            <text:p>32.519518</text:p>
          </table:table-cell>
          <table:table-cell office:value-type="float" office:value="8.919528" calcext:value-type="float">
            <text:p>8.919528</text:p>
          </table:table-cell>
          <table:table-cell office:value-type="float" office:value="8.525542" calcext:value-type="float">
            <text:p>8.525542</text:p>
          </table:table-cell>
          <table:table-cell table:number-columns-repeated="58"/>
        </table:table-row>
        <table:table-row table:style-name="ro1">
          <table:table-cell office:value-type="float" office:value="32.906552" calcext:value-type="float">
            <text:p>32.906552</text:p>
          </table:table-cell>
          <table:table-cell office:value-type="float" office:value="31.999001" calcext:value-type="float">
            <text:p>31.999001</text:p>
          </table:table-cell>
          <table:table-cell table:style-name="Default" office:value-type="float" office:value="32.597769" calcext:value-type="float">
            <text:p>32.597769</text:p>
          </table:table-cell>
          <table:table-cell table:style-name="Default" office:value-type="float" office:value="32.5099" calcext:value-type="float">
            <text:p>32.5099</text:p>
          </table:table-cell>
          <table:table-cell office:value-type="float" office:value="8.431445" calcext:value-type="float">
            <text:p>8.431445</text:p>
          </table:table-cell>
          <table:table-cell office:value-type="float" office:value="8.140517" calcext:value-type="float">
            <text:p>8.140517</text:p>
          </table:table-cell>
          <table:table-cell table:number-columns-repeated="58"/>
        </table:table-row>
        <table:table-row table:style-name="ro1">
          <table:table-cell office:value-type="float" office:value="32.902118" calcext:value-type="float">
            <text:p>32.902118</text:p>
          </table:table-cell>
          <table:table-cell office:value-type="float" office:value="31.994709" calcext:value-type="float">
            <text:p>31.994709</text:p>
          </table:table-cell>
          <table:table-cell table:style-name="Default" office:value-type="float" office:value="32.58817" calcext:value-type="float">
            <text:p>32.58817</text:p>
          </table:table-cell>
          <table:table-cell table:style-name="Default" office:value-type="float" office:value="32.500444" calcext:value-type="float">
            <text:p>32.500444</text:p>
          </table:table-cell>
          <table:table-cell office:value-type="float" office:value="8.174061" calcext:value-type="float">
            <text:p>8.174061</text:p>
          </table:table-cell>
          <table:table-cell office:value-type="float" office:value="7.883046" calcext:value-type="float">
            <text:p>7.883046</text:p>
          </table:table-cell>
          <table:table-cell table:number-columns-repeated="58"/>
        </table:table-row>
        <table:table-row table:style-name="ro1">
          <table:table-cell office:value-type="float" office:value="32.898032" calcext:value-type="float">
            <text:p>32.898032</text:p>
          </table:table-cell>
          <table:table-cell office:value-type="float" office:value="31.990698" calcext:value-type="float">
            <text:p>31.990698</text:p>
          </table:table-cell>
          <table:table-cell table:style-name="Default" office:value-type="float" office:value="32.578969" calcext:value-type="float">
            <text:p>32.578969</text:p>
          </table:table-cell>
          <table:table-cell table:style-name="Default" office:value-type="float" office:value="32.491523" calcext:value-type="float">
            <text:p>32.491523</text:p>
          </table:table-cell>
          <table:table-cell office:value-type="float" office:value="7.949173" calcext:value-type="float">
            <text:p>7.949173</text:p>
          </table:table-cell>
          <table:table-cell office:value-type="float" office:value="7.652176" calcext:value-type="float">
            <text:p>7.652176</text:p>
          </table:table-cell>
          <table:table-cell table:number-columns-repeated="58"/>
        </table:table-row>
        <table:table-row table:style-name="ro1">
          <table:table-cell office:value-type="float" office:value="32.894165" calcext:value-type="float">
            <text:p>32.894165</text:p>
          </table:table-cell>
          <table:table-cell office:value-type="float" office:value="31.986869" calcext:value-type="float">
            <text:p>31.986869</text:p>
          </table:table-cell>
          <table:table-cell table:style-name="Default" office:value-type="float" office:value="32.570159" calcext:value-type="float">
            <text:p>32.570159</text:p>
          </table:table-cell>
          <table:table-cell table:style-name="Default" office:value-type="float" office:value="32.482981" calcext:value-type="float">
            <text:p>32.482981</text:p>
          </table:table-cell>
          <table:table-cell office:value-type="float" office:value="7.729108" calcext:value-type="float">
            <text:p>7.729108</text:p>
          </table:table-cell>
          <table:table-cell office:value-type="float" office:value="7.424267" calcext:value-type="float">
            <text:p>7.424267</text:p>
          </table:table-cell>
          <table:table-cell table:number-columns-repeated="58"/>
        </table:table-row>
        <table:table-row table:style-name="ro1">
          <table:table-cell office:value-type="float" office:value="32.890445" calcext:value-type="float">
            <text:p>32.890445</text:p>
          </table:table-cell>
          <table:table-cell office:value-type="float" office:value="31.983161" calcext:value-type="float">
            <text:p>31.983161</text:p>
          </table:table-cell>
          <table:table-cell table:style-name="Default" office:value-type="float" office:value="32.561632" calcext:value-type="float">
            <text:p>32.561632</text:p>
          </table:table-cell>
          <table:table-cell table:style-name="Default" office:value-type="float" office:value="32.474674" calcext:value-type="float">
            <text:p>32.474674</text:p>
          </table:table-cell>
          <table:table-cell office:value-type="float" office:value="7.505053" calcext:value-type="float">
            <text:p>7.505053</text:p>
          </table:table-cell>
          <table:table-cell office:value-type="float" office:value="7.195883" calcext:value-type="float">
            <text:p>7.195883</text:p>
          </table:table-cell>
          <table:table-cell table:number-columns-repeated="58"/>
        </table:table-row>
        <table:table-row table:style-name="ro1">
          <table:table-cell office:value-type="float" office:value="32.886815" calcext:value-type="float">
            <text:p>32.886815</text:p>
          </table:table-cell>
          <table:table-cell office:value-type="float" office:value="31.979516" calcext:value-type="float">
            <text:p>31.979516</text:p>
          </table:table-cell>
          <table:table-cell table:style-name="Default" office:value-type="float" office:value="32.553433" calcext:value-type="float">
            <text:p>32.553433</text:p>
          </table:table-cell>
          <table:table-cell table:style-name="Default" office:value-type="float" office:value="32.466671" calcext:value-type="float">
            <text:p>32.466671</text:p>
          </table:table-cell>
          <table:table-cell office:value-type="float" office:value="7.277565" calcext:value-type="float">
            <text:p>7.277565</text:p>
          </table:table-cell>
          <table:table-cell office:value-type="float" office:value="6.962457" calcext:value-type="float">
            <text:p>6.962457</text:p>
          </table:table-cell>
          <table:table-cell table:number-columns-repeated="58"/>
        </table:table-row>
        <table:table-row table:style-name="ro1">
          <table:table-cell office:value-type="float" office:value="32.883225" calcext:value-type="float">
            <text:p>32.883225</text:p>
          </table:table-cell>
          <table:table-cell office:value-type="float" office:value="31.975492" calcext:value-type="float">
            <text:p>31.975492</text:p>
          </table:table-cell>
          <table:table-cell table:style-name="Default" office:value-type="float" office:value="32.54541" calcext:value-type="float">
            <text:p>32.54541</text:p>
          </table:table-cell>
          <table:table-cell table:style-name="Default" office:value-type="float" office:value="32.45893" calcext:value-type="float">
            <text:p>32.45893</text:p>
          </table:table-cell>
          <table:table-cell office:value-type="float" office:value="7.04791" calcext:value-type="float">
            <text:p>7.04791</text:p>
          </table:table-cell>
          <table:table-cell office:value-type="float" office:value="6.727703" calcext:value-type="float">
            <text:p>6.727703</text:p>
          </table:table-cell>
          <table:table-cell table:number-columns-repeated="58"/>
        </table:table-row>
        <table:table-row table:style-name="ro1">
          <table:table-cell office:value-type="float" office:value="18.344053" calcext:value-type="float">
            <text:p>18.344053</text:p>
          </table:table-cell>
          <table:table-cell office:value-type="float" office:value="7.954152" calcext:value-type="float">
            <text:p>7.954152</text:p>
          </table:table-cell>
          <table:table-cell table:style-name="Default" office:value-type="float" office:value="32.537623" calcext:value-type="float">
            <text:p>32.537623</text:p>
          </table:table-cell>
          <table:table-cell table:style-name="Default" office:value-type="float" office:value="32.451404" calcext:value-type="float">
            <text:p>32.451404</text:p>
          </table:table-cell>
          <table:table-cell office:value-type="float" office:value="6.815272" calcext:value-type="float">
            <text:p>6.815272</text:p>
          </table:table-cell>
          <table:table-cell office:value-type="float" office:value="6.489092" calcext:value-type="float">
            <text:p>6.489092</text:p>
          </table:table-cell>
          <table:table-cell table:number-columns-repeated="58"/>
        </table:table-row>
        <table:table-row table:style-name="ro1">
          <table:table-cell office:value-type="float" office:value="6.362245" calcext:value-type="float">
            <text:p>6.362245</text:p>
          </table:table-cell>
          <table:table-cell office:value-type="float" office:value="5.853763" calcext:value-type="float">
            <text:p>5.853763</text:p>
          </table:table-cell>
          <table:table-cell table:style-name="Default" office:value-type="float" office:value="32.530268" calcext:value-type="float">
            <text:p>32.530268</text:p>
          </table:table-cell>
          <table:table-cell table:style-name="Default" office:value-type="float" office:value="32.444493" calcext:value-type="float">
            <text:p>32.444493</text:p>
          </table:table-cell>
          <table:table-cell office:value-type="float" office:value="6.578907" calcext:value-type="float">
            <text:p>6.578907</text:p>
          </table:table-cell>
          <table:table-cell office:value-type="float" office:value="6.247241" calcext:value-type="float">
            <text:p>6.247241</text:p>
          </table:table-cell>
          <table:table-cell table:number-columns-repeated="58"/>
        </table:table-row>
        <table:table-row table:style-name="ro1">
          <table:table-cell office:value-type="float" office:value="4.492352" calcext:value-type="float">
            <text:p>4.492352</text:p>
          </table:table-cell>
          <table:table-cell office:value-type="float" office:value="4.059607" calcext:value-type="float">
            <text:p>4.059607</text:p>
          </table:table-cell>
          <table:table-cell table:style-name="Default" office:value-type="float" office:value="32.523488" calcext:value-type="float">
            <text:p>32.523488</text:p>
          </table:table-cell>
          <table:table-cell table:style-name="Default" office:value-type="float" office:value="32.43825" calcext:value-type="float">
            <text:p>32.43825</text:p>
          </table:table-cell>
          <table:table-cell office:value-type="float" office:value="6.340648" calcext:value-type="float">
            <text:p>6.340648</text:p>
          </table:table-cell>
          <table:table-cell office:value-type="float" office:value="6.005728" calcext:value-type="float">
            <text:p>6.005728</text:p>
          </table:table-cell>
          <table:table-cell table:number-columns-repeated="58"/>
        </table:table-row>
        <table:table-row table:style-name="ro1">
          <table:table-cell office:value-type="float" office:value="2.952016" calcext:value-type="float">
            <text:p>2.952016</text:p>
          </table:table-cell>
          <table:table-cell office:value-type="float" office:value="2.572078" calcext:value-type="float">
            <text:p>2.572078</text:p>
          </table:table-cell>
          <table:table-cell table:style-name="Default" office:value-type="float" office:value="32.517361" calcext:value-type="float">
            <text:p>32.517361</text:p>
          </table:table-cell>
          <table:table-cell table:style-name="Default" office:value-type="float" office:value="32.432588" calcext:value-type="float">
            <text:p>32.432588</text:p>
          </table:table-cell>
          <table:table-cell office:value-type="float" office:value="6.101327" calcext:value-type="float">
            <text:p>6.101327</text:p>
          </table:table-cell>
          <table:table-cell office:value-type="float" office:value="5.764034" calcext:value-type="float">
            <text:p>5.764034</text:p>
          </table:table-cell>
          <table:table-cell table:number-columns-repeated="58"/>
        </table:table-row>
        <table:table-row table:style-name="ro1">
          <table:table-cell office:value-type="float" office:value="1.666005" calcext:value-type="float">
            <text:p>1.666005</text:p>
          </table:table-cell>
          <table:table-cell office:value-type="float" office:value="1.394076" calcext:value-type="float">
            <text:p>1.394076</text:p>
          </table:table-cell>
          <table:table-cell table:style-name="Default" office:value-type="float" office:value="32.511788" calcext:value-type="float">
            <text:p>32.511788</text:p>
          </table:table-cell>
          <table:table-cell table:style-name="Default" office:value-type="float" office:value="32.427437" calcext:value-type="float">
            <text:p>32.427437</text:p>
          </table:table-cell>
          <table:table-cell office:value-type="float" office:value="5.863201" calcext:value-type="float">
            <text:p>5.863201</text:p>
          </table:table-cell>
          <table:table-cell office:value-type="float" office:value="5.523981" calcext:value-type="float">
            <text:p>5.523981</text:p>
          </table:table-cell>
          <table:table-cell table:number-columns-repeated="58"/>
        </table:table-row>
        <table:table-row table:style-name="ro1">
          <table:table-cell office:value-type="float" office:value="0.978441" calcext:value-type="float">
            <text:p>0.978441</text:p>
          </table:table-cell>
          <table:table-cell office:value-type="float" office:value="1.01264" calcext:value-type="float">
            <text:p>1.01264</text:p>
          </table:table-cell>
          <table:table-cell table:style-name="Default" office:value-type="float" office:value="32.50672" calcext:value-type="float">
            <text:p>32.50672</text:p>
          </table:table-cell>
          <table:table-cell table:style-name="Default" office:value-type="float" office:value="32.422746" calcext:value-type="float">
            <text:p>32.422746</text:p>
          </table:table-cell>
          <table:table-cell office:value-type="float" office:value="5.627162" calcext:value-type="float">
            <text:p>5.627162</text:p>
          </table:table-cell>
          <table:table-cell office:value-type="float" office:value="5.285793" calcext:value-type="float">
            <text:p>5.285793</text:p>
          </table:table-cell>
          <table:table-cell table:number-columns-repeated="58"/>
        </table:table-row>
        <table:table-row table:style-name="ro1">
          <table:table-cell office:value-type="float" office:value="0.791785" calcext:value-type="float">
            <text:p>0.791785</text:p>
          </table:table-cell>
          <table:table-cell office:value-type="float" office:value="0.915489" calcext:value-type="float">
            <text:p>0.915489</text:p>
          </table:table-cell>
          <table:table-cell table:style-name="Default" office:value-type="float" office:value="32.502084" calcext:value-type="float">
            <text:p>32.502084</text:p>
          </table:table-cell>
          <table:table-cell table:style-name="Default" office:value-type="float" office:value="32.418408" calcext:value-type="float">
            <text:p>32.418408</text:p>
          </table:table-cell>
          <table:table-cell office:value-type="float" office:value="5.393877" calcext:value-type="float">
            <text:p>5.393877</text:p>
          </table:table-cell>
          <table:table-cell office:value-type="float" office:value="5.050923" calcext:value-type="float">
            <text:p>5.050923</text:p>
          </table:table-cell>
          <table:table-cell table:number-columns-repeated="58"/>
        </table:table-row>
        <table:table-row table:style-name="ro1">
          <table:table-cell office:value-type="float" office:value="0.741771" calcext:value-type="float">
            <text:p>0.741771</text:p>
          </table:table-cell>
          <table:table-cell office:value-type="float" office:value="0.883004" calcext:value-type="float">
            <text:p>0.883004</text:p>
          </table:table-cell>
          <table:table-cell table:style-name="Default" office:value-type="float" office:value="32.497809" calcext:value-type="float">
            <text:p>32.497809</text:p>
          </table:table-cell>
          <table:table-cell table:style-name="Default" office:value-type="float" office:value="32.414402" calcext:value-type="float">
            <text:p>32.414402</text:p>
          </table:table-cell>
          <table:table-cell office:value-type="float" office:value="5.163101" calcext:value-type="float">
            <text:p>5.163101</text:p>
          </table:table-cell>
          <table:table-cell office:value-type="float" office:value="4.819631" calcext:value-type="float">
            <text:p>4.819631</text:p>
          </table:table-cell>
          <table:table-cell table:number-columns-repeated="58"/>
        </table:table-row>
        <table:table-row table:style-name="ro1">
          <table:table-cell office:value-type="float" office:value="0.721485" calcext:value-type="float">
            <text:p>0.721485</text:p>
          </table:table-cell>
          <table:table-cell office:value-type="float" office:value="0.862568" calcext:value-type="float">
            <text:p>0.862568</text:p>
          </table:table-cell>
          <table:table-cell table:style-name="Default" office:value-type="float" office:value="32.493856" calcext:value-type="float">
            <text:p>32.493856</text:p>
          </table:table-cell>
          <table:table-cell table:style-name="Default" office:value-type="float" office:value="32.410675" calcext:value-type="float">
            <text:p>32.410675</text:p>
          </table:table-cell>
          <table:table-cell office:value-type="float" office:value="4.936244" calcext:value-type="float">
            <text:p>4.936244</text:p>
          </table:table-cell>
          <table:table-cell office:value-type="float" office:value="4.593684" calcext:value-type="float">
            <text:p>4.593684</text:p>
          </table:table-cell>
          <table:table-cell table:number-columns-repeated="58"/>
        </table:table-row>
        <table:table-row table:style-name="ro1">
          <table:table-cell office:value-type="float" office:value="0.708229" calcext:value-type="float">
            <text:p>0.708229</text:p>
          </table:table-cell>
          <table:table-cell office:value-type="float" office:value="0.847605" calcext:value-type="float">
            <text:p>0.847605</text:p>
          </table:table-cell>
          <table:table-cell table:style-name="Default" office:value-type="float" office:value="32.489489" calcext:value-type="float">
            <text:p>32.489489</text:p>
          </table:table-cell>
          <table:table-cell table:style-name="Default" office:value-type="float" office:value="32.404347" calcext:value-type="float">
            <text:p>32.404347</text:p>
          </table:table-cell>
          <table:table-cell office:value-type="float" office:value="4.71435" calcext:value-type="float">
            <text:p>4.71435</text:p>
          </table:table-cell>
          <table:table-cell office:value-type="float" office:value="4.37343" calcext:value-type="float">
            <text:p>4.37343</text:p>
          </table:table-cell>
          <table:table-cell table:number-columns-repeated="58"/>
        </table:table-row>
        <table:table-row table:style-name="ro1">
          <table:table-cell office:value-type="float" office:value="0.697433" calcext:value-type="float">
            <text:p>0.697433</text:p>
          </table:table-cell>
          <table:table-cell office:value-type="float" office:value="0.834694" calcext:value-type="float">
            <text:p>0.834694</text:p>
          </table:table-cell>
          <table:table-cell table:style-name="Default" office:value-type="float" office:value="32.437186" calcext:value-type="float">
            <text:p>32.437186</text:p>
          </table:table-cell>
          <table:table-cell table:style-name="Default" office:value-type="float" office:value="32.166223" calcext:value-type="float">
            <text:p>32.166223</text:p>
          </table:table-cell>
          <table:table-cell office:value-type="float" office:value="4.497369" calcext:value-type="float">
            <text:p>4.497369</text:p>
          </table:table-cell>
          <table:table-cell office:value-type="float" office:value="4.158409" calcext:value-type="float">
            <text:p>4.158409</text:p>
          </table:table-cell>
          <table:table-cell table:number-columns-repeated="58"/>
        </table:table-row>
        <table:table-row table:style-name="ro1">
          <table:table-cell office:value-type="float" office:value="0.687898" calcext:value-type="float">
            <text:p>0.687898</text:p>
          </table:table-cell>
          <table:table-cell office:value-type="float" office:value="0.823577" calcext:value-type="float">
            <text:p>0.823577</text:p>
          </table:table-cell>
          <table:table-cell table:style-name="Default" office:value-type="float" office:value="29.298177" calcext:value-type="float">
            <text:p>29.298177</text:p>
          </table:table-cell>
          <table:table-cell table:style-name="Default" office:value-type="float" office:value="24.051207" calcext:value-type="float">
            <text:p>24.051207</text:p>
          </table:table-cell>
          <table:table-cell office:value-type="float" office:value="4.286028" calcext:value-type="float">
            <text:p>4.286028</text:p>
          </table:table-cell>
          <table:table-cell office:value-type="float" office:value="3.950075" calcext:value-type="float">
            <text:p>3.950075</text:p>
          </table:table-cell>
          <table:table-cell table:number-columns-repeated="58"/>
        </table:table-row>
        <table:table-row table:style-name="ro1">
          <table:table-cell office:value-type="float" office:value="0.678919" calcext:value-type="float">
            <text:p>0.678919</text:p>
          </table:table-cell>
          <table:table-cell office:value-type="float" office:value="0.813088" calcext:value-type="float">
            <text:p>0.813088</text:p>
          </table:table-cell>
          <table:table-cell table:style-name="Default" office:value-type="float" office:value="16.275216" calcext:value-type="float">
            <text:p>16.275216</text:p>
          </table:table-cell>
          <table:table-cell table:style-name="Default" office:value-type="float" office:value="11.268938" calcext:value-type="float">
            <text:p>11.268938</text:p>
          </table:table-cell>
          <table:table-cell office:value-type="float" office:value="4.080815" calcext:value-type="float">
            <text:p>4.080815</text:p>
          </table:table-cell>
          <table:table-cell office:value-type="float" office:value="3.748226" calcext:value-type="float">
            <text:p>3.748226</text:p>
          </table:table-cell>
          <table:table-cell table:number-columns-repeated="58"/>
        </table:table-row>
        <table:table-row table:style-name="ro1">
          <table:table-cell office:value-type="float" office:value="0.670521" calcext:value-type="float">
            <text:p>0.670521</text:p>
          </table:table-cell>
          <table:table-cell office:value-type="float" office:value="0.802995" calcext:value-type="float">
            <text:p>0.802995</text:p>
          </table:table-cell>
          <table:table-cell table:style-name="Default" office:value-type="float" office:value="10.010252" calcext:value-type="float">
            <text:p>10.010252</text:p>
          </table:table-cell>
          <table:table-cell table:style-name="Default" office:value-type="float" office:value="9.401978" calcext:value-type="float">
            <text:p>9.401978</text:p>
          </table:table-cell>
          <table:table-cell office:value-type="float" office:value="3.881362" calcext:value-type="float">
            <text:p>3.881362</text:p>
          </table:table-cell>
          <table:table-cell office:value-type="float" office:value="3.553791" calcext:value-type="float">
            <text:p>3.553791</text:p>
          </table:table-cell>
          <table:table-cell table:number-columns-repeated="58"/>
        </table:table-row>
        <table:table-row table:style-name="ro1">
          <table:table-cell office:value-type="float" office:value="0.662604" calcext:value-type="float">
            <text:p>0.662604</text:p>
          </table:table-cell>
          <table:table-cell office:value-type="float" office:value="0.792728" calcext:value-type="float">
            <text:p>0.792728</text:p>
          </table:table-cell>
          <table:table-cell table:style-name="Default" office:value-type="float" office:value="8.380648" calcext:value-type="float">
            <text:p>8.380648</text:p>
          </table:table-cell>
          <table:table-cell table:style-name="Default" office:value-type="float" office:value="7.719576" calcext:value-type="float">
            <text:p>7.719576</text:p>
          </table:table-cell>
          <table:table-cell office:value-type="float" office:value="3.688589" calcext:value-type="float">
            <text:p>3.688589</text:p>
          </table:table-cell>
          <table:table-cell office:value-type="float" office:value="3.366595" calcext:value-type="float">
            <text:p>3.366595</text:p>
          </table:table-cell>
          <table:table-cell table:number-columns-repeated="58"/>
        </table:table-row>
        <table:table-row table:style-name="ro1">
          <table:table-cell office:value-type="float" office:value="0.655108" calcext:value-type="float">
            <text:p>0.655108</text:p>
          </table:table-cell>
          <table:table-cell office:value-type="float" office:value="0.782883" calcext:value-type="float">
            <text:p>0.782883</text:p>
          </table:table-cell>
          <table:table-cell table:style-name="Default" office:value-type="float" office:value="6.553485" calcext:value-type="float">
            <text:p>6.553485</text:p>
          </table:table-cell>
          <table:table-cell table:style-name="Default" office:value-type="float" office:value="5.911908" calcext:value-type="float">
            <text:p>5.911908</text:p>
          </table:table-cell>
          <table:table-cell office:value-type="float" office:value="3.502572" calcext:value-type="float">
            <text:p>3.502572</text:p>
          </table:table-cell>
          <table:table-cell office:value-type="float" office:value="3.186324" calcext:value-type="float">
            <text:p>3.186324</text:p>
          </table:table-cell>
          <table:table-cell table:number-columns-repeated="58"/>
        </table:table-row>
        <table:table-row table:style-name="ro1">
          <table:table-cell office:value-type="float" office:value="0.64753" calcext:value-type="float">
            <text:p>0.64753</text:p>
          </table:table-cell>
          <table:table-cell office:value-type="float" office:value="0.774782" calcext:value-type="float">
            <text:p>0.774782</text:p>
          </table:table-cell>
          <table:table-cell table:style-name="Default" office:value-type="float" office:value="4.89162" calcext:value-type="float">
            <text:p>4.89162</text:p>
          </table:table-cell>
          <table:table-cell table:style-name="Default" office:value-type="float" office:value="4.333477" calcext:value-type="float">
            <text:p>4.333477</text:p>
          </table:table-cell>
          <table:table-cell office:value-type="float" office:value="3.322746" calcext:value-type="float">
            <text:p>3.322746</text:p>
          </table:table-cell>
          <table:table-cell office:value-type="float" office:value="3.012345" calcext:value-type="float">
            <text:p>3.012345</text:p>
          </table:table-cell>
          <table:table-cell table:number-columns-repeated="58"/>
        </table:table-row>
        <table:table-row table:style-name="ro1">
          <table:table-cell office:value-type="float" office:value="0.640264" calcext:value-type="float">
            <text:p>0.640264</text:p>
          </table:table-cell>
          <table:table-cell office:value-type="float" office:value="0.766465" calcext:value-type="float">
            <text:p>0.766465</text:p>
          </table:table-cell>
          <table:table-cell table:style-name="Default" office:value-type="float" office:value="3.530388" calcext:value-type="float">
            <text:p>3.530388</text:p>
          </table:table-cell>
          <table:table-cell table:style-name="Default" office:value-type="float" office:value="3.104737" calcext:value-type="float">
            <text:p>3.104737</text:p>
          </table:table-cell>
          <table:table-cell office:value-type="float" office:value="3.148849" calcext:value-type="float">
            <text:p>3.148849</text:p>
          </table:table-cell>
          <table:table-cell office:value-type="float" office:value="2.844858" calcext:value-type="float">
            <text:p>2.844858</text:p>
          </table:table-cell>
          <table:table-cell table:number-columns-repeated="58"/>
        </table:table-row>
        <table:table-row table:style-name="ro1">
          <table:table-cell office:value-type="float" office:value="0.633384" calcext:value-type="float">
            <text:p>0.633384</text:p>
          </table:table-cell>
          <table:table-cell office:value-type="float" office:value="0.758589" calcext:value-type="float">
            <text:p>0.758589</text:p>
          </table:table-cell>
          <table:table-cell table:style-name="Default" office:value-type="float" office:value="2.53586" calcext:value-type="float">
            <text:p>2.53586</text:p>
          </table:table-cell>
          <table:table-cell table:style-name="Default" office:value-type="float" office:value="2.255145" calcext:value-type="float">
            <text:p>2.255145</text:p>
          </table:table-cell>
          <table:table-cell office:value-type="float" office:value="2.982038" calcext:value-type="float">
            <text:p>2.982038</text:p>
          </table:table-cell>
          <table:table-cell office:value-type="float" office:value="2.684468" calcext:value-type="float">
            <text:p>2.684468</text:p>
          </table:table-cell>
          <table:table-cell table:number-columns-repeated="58"/>
        </table:table-row>
        <table:table-row table:style-name="ro1">
          <table:table-cell office:value-type="float" office:value="0.626951" calcext:value-type="float">
            <text:p>0.626951</text:p>
          </table:table-cell>
          <table:table-cell office:value-type="float" office:value="0.750989" calcext:value-type="float">
            <text:p>0.750989</text:p>
          </table:table-cell>
          <table:table-cell table:style-name="Default" office:value-type="float" office:value="1.872572" calcext:value-type="float">
            <text:p>1.872572</text:p>
          </table:table-cell>
          <table:table-cell table:style-name="Default" office:value-type="float" office:value="1.693777" calcext:value-type="float">
            <text:p>1.693777</text:p>
          </table:table-cell>
          <table:table-cell office:value-type="float" office:value="2.822509" calcext:value-type="float">
            <text:p>2.822509</text:p>
          </table:table-cell>
          <table:table-cell office:value-type="float" office:value="2.531294" calcext:value-type="float">
            <text:p>2.531294</text:p>
          </table:table-cell>
          <table:table-cell table:number-columns-repeated="58"/>
        </table:table-row>
        <table:table-row table:style-name="ro1">
          <table:table-cell office:value-type="float" office:value="0.620911" calcext:value-type="float">
            <text:p>0.620911</text:p>
          </table:table-cell>
          <table:table-cell office:value-type="float" office:value="0.743405" calcext:value-type="float">
            <text:p>0.743405</text:p>
          </table:table-cell>
          <table:table-cell table:style-name="Default" office:value-type="float" office:value="1.448455" calcext:value-type="float">
            <text:p>1.448455</text:p>
          </table:table-cell>
          <table:table-cell table:style-name="Default" office:value-type="float" office:value="1.334841" calcext:value-type="float">
            <text:p>1.334841</text:p>
          </table:table-cell>
          <table:table-cell office:value-type="float" office:value="2.670472" calcext:value-type="float">
            <text:p>2.670472</text:p>
          </table:table-cell>
          <table:table-cell office:value-type="float" office:value="2.386266" calcext:value-type="float">
            <text:p>2.386266</text:p>
          </table:table-cell>
          <table:table-cell table:number-columns-repeated="58"/>
        </table:table-row>
        <table:table-row table:style-name="ro1">
          <table:table-cell office:value-type="float" office:value="0.615349" calcext:value-type="float">
            <text:p>0.615349</text:p>
          </table:table-cell>
          <table:table-cell office:value-type="float" office:value="0.735956" calcext:value-type="float">
            <text:p>0.735956</text:p>
          </table:table-cell>
          <table:table-cell table:style-name="Default" office:value-type="float" office:value="1.184902" calcext:value-type="float">
            <text:p>1.184902</text:p>
          </table:table-cell>
          <table:table-cell table:style-name="Default" office:value-type="float" office:value="1.110055" calcext:value-type="float">
            <text:p>1.110055</text:p>
          </table:table-cell>
          <table:table-cell office:value-type="float" office:value="2.52529" calcext:value-type="float">
            <text:p>2.52529</text:p>
          </table:table-cell>
          <table:table-cell office:value-type="float" office:value="2.248728" calcext:value-type="float">
            <text:p>2.248728</text:p>
          </table:table-cell>
          <table:table-cell table:number-columns-repeated="58"/>
        </table:table-row>
        <table:table-row table:style-name="ro1">
          <table:table-cell office:value-type="float" office:value="0.609728" calcext:value-type="float">
            <text:p>0.609728</text:p>
          </table:table-cell>
          <table:table-cell office:value-type="float" office:value="0.729386" calcext:value-type="float">
            <text:p>0.729386</text:p>
          </table:table-cell>
          <table:table-cell table:style-name="Default" office:value-type="float" office:value="1.018541" calcext:value-type="float">
            <text:p>1.018541</text:p>
          </table:table-cell>
          <table:table-cell table:style-name="Default" office:value-type="float" office:value="0.969405" calcext:value-type="float">
            <text:p>0.969405</text:p>
          </table:table-cell>
          <table:table-cell office:value-type="float" office:value="2.387123" calcext:value-type="float">
            <text:p>2.387123</text:p>
          </table:table-cell>
          <table:table-cell office:value-type="float" office:value="2.118356" calcext:value-type="float">
            <text:p>2.118356</text:p>
          </table:table-cell>
          <table:table-cell table:number-columns-repeated="58"/>
        </table:table-row>
        <table:table-row table:style-name="ro1">
          <table:table-cell office:value-type="float" office:value="0.6045" calcext:value-type="float">
            <text:p>0.6045</text:p>
          </table:table-cell>
          <table:table-cell office:value-type="float" office:value="0.722804" calcext:value-type="float">
            <text:p>0.722804</text:p>
          </table:table-cell>
          <table:table-cell table:style-name="Default" office:value-type="float" office:value="0.912862" calcext:value-type="float">
            <text:p>0.912862</text:p>
          </table:table-cell>
          <table:table-cell table:style-name="Default" office:value-type="float" office:value="0.88051" calcext:value-type="float">
            <text:p>0.88051</text:p>
          </table:table-cell>
          <table:table-cell office:value-type="float" office:value="2.256028" calcext:value-type="float">
            <text:p>2.256028</text:p>
          </table:table-cell>
          <table:table-cell office:value-type="float" office:value="1.995314" calcext:value-type="float">
            <text:p>1.995314</text:p>
          </table:table-cell>
          <table:table-cell table:number-columns-repeated="58"/>
        </table:table-row>
        <table:table-row table:style-name="ro1">
          <table:table-cell office:value-type="float" office:value="0.599546" calcext:value-type="float">
            <text:p>0.599546</text:p>
          </table:table-cell>
          <table:table-cell office:value-type="float" office:value="0.716417" calcext:value-type="float">
            <text:p>0.716417</text:p>
          </table:table-cell>
          <table:table-cell table:style-name="Default" office:value-type="float" office:value="0.842988" calcext:value-type="float">
            <text:p>0.842988</text:p>
          </table:table-cell>
          <table:table-cell table:style-name="Default" office:value-type="float" office:value="0.822146" calcext:value-type="float">
            <text:p>0.822146</text:p>
          </table:table-cell>
          <table:table-cell office:value-type="float" office:value="2.131972" calcext:value-type="float">
            <text:p>2.131972</text:p>
          </table:table-cell>
          <table:table-cell office:value-type="float" office:value="1.87949" calcext:value-type="float">
            <text:p>1.87949</text:p>
          </table:table-cell>
          <table:table-cell table:number-columns-repeated="58"/>
        </table:table-row>
        <table:table-row table:style-name="ro1">
          <table:table-cell office:value-type="float" office:value="0.594729" calcext:value-type="float">
            <text:p>0.594729</text:p>
          </table:table-cell>
          <table:table-cell office:value-type="float" office:value="0.709914" calcext:value-type="float">
            <text:p>0.709914</text:p>
          </table:table-cell>
          <table:table-cell table:style-name="Default" office:value-type="float" office:value="0.794865" calcext:value-type="float">
            <text:p>0.794865</text:p>
          </table:table-cell>
          <table:table-cell table:style-name="Default" office:value-type="float" office:value="0.782596" calcext:value-type="float">
            <text:p>0.782596</text:p>
          </table:table-cell>
          <table:table-cell office:value-type="float" office:value="2.014891" calcext:value-type="float">
            <text:p>2.014891</text:p>
          </table:table-cell>
          <table:table-cell office:value-type="float" office:value="1.770733" calcext:value-type="float">
            <text:p>1.770733</text:p>
          </table:table-cell>
          <table:table-cell table:number-columns-repeated="58"/>
        </table:table-row>
        <table:table-row table:style-name="ro1">
          <table:table-cell office:value-type="float" office:value="0.590028" calcext:value-type="float">
            <text:p>0.590028</text:p>
          </table:table-cell>
          <table:table-cell office:value-type="float" office:value="0.704057" calcext:value-type="float">
            <text:p>0.704057</text:p>
          </table:table-cell>
          <table:table-cell table:style-name="Default" office:value-type="float" office:value="0.760809" calcext:value-type="float">
            <text:p>0.760809</text:p>
          </table:table-cell>
          <table:table-cell table:style-name="Default" office:value-type="float" office:value="0.755499" calcext:value-type="float">
            <text:p>0.755499</text:p>
          </table:table-cell>
          <table:table-cell office:value-type="float" office:value="1.90514" calcext:value-type="float">
            <text:p>1.90514</text:p>
          </table:table-cell>
          <table:table-cell office:value-type="float" office:value="1.669318" calcext:value-type="float">
            <text:p>1.669318</text:p>
          </table:table-cell>
          <table:table-cell table:number-columns-repeated="58"/>
        </table:table-row>
        <table:table-row table:style-name="ro1">
          <table:table-cell office:value-type="float" office:value="0.585658" calcext:value-type="float">
            <text:p>0.585658</text:p>
          </table:table-cell>
          <table:table-cell office:value-type="float" office:value="0.699795" calcext:value-type="float">
            <text:p>0.699795</text:p>
          </table:table-cell>
          <table:table-cell table:style-name="Default" office:value-type="float" office:value="0.736635" calcext:value-type="float">
            <text:p>0.736635</text:p>
          </table:table-cell>
          <table:table-cell table:style-name="Default" office:value-type="float" office:value="0.736101" calcext:value-type="float">
            <text:p>0.736101</text:p>
          </table:table-cell>
          <table:table-cell office:value-type="float" office:value="1.803045" calcext:value-type="float">
            <text:p>1.803045</text:p>
          </table:table-cell>
          <table:table-cell office:value-type="float" office:value="1.574989" calcext:value-type="float">
            <text:p>1.574989</text:p>
          </table:table-cell>
          <table:table-cell table:number-columns-repeated="58"/>
        </table:table-row>
        <table:table-row table:style-name="ro1">
          <table:table-cell office:value-type="float" office:value="0.581472" calcext:value-type="float">
            <text:p>0.581472</text:p>
          </table:table-cell>
          <table:table-cell office:value-type="float" office:value="0.694583" calcext:value-type="float">
            <text:p>0.694583</text:p>
          </table:table-cell>
          <table:table-cell table:style-name="Default" office:value-type="float" office:value="0.718516" calcext:value-type="float">
            <text:p>0.718516</text:p>
          </table:table-cell>
          <table:table-cell table:style-name="Default" office:value-type="float" office:value="0.721678" calcext:value-type="float">
            <text:p>0.721678</text:p>
          </table:table-cell>
          <table:table-cell office:value-type="float" office:value="1.707757" calcext:value-type="float">
            <text:p>1.707757</text:p>
          </table:table-cell>
          <table:table-cell office:value-type="float" office:value="1.487535" calcext:value-type="float">
            <text:p>1.487535</text:p>
          </table:table-cell>
          <table:table-cell table:number-columns-repeated="58"/>
        </table:table-row>
        <table:table-row table:style-name="ro1">
          <table:table-cell office:value-type="float" office:value="0.577526" calcext:value-type="float">
            <text:p>0.577526</text:p>
          </table:table-cell>
          <table:table-cell office:value-type="float" office:value="0.689408" calcext:value-type="float">
            <text:p>0.689408</text:p>
          </table:table-cell>
          <table:table-cell table:style-name="Default" office:value-type="float" office:value="0.704722" calcext:value-type="float">
            <text:p>0.704722</text:p>
          </table:table-cell>
          <table:table-cell table:style-name="Default" office:value-type="float" office:value="0.710667" calcext:value-type="float">
            <text:p>0.710667</text:p>
          </table:table-cell>
          <table:table-cell office:value-type="float" office:value="1.619114" calcext:value-type="float">
            <text:p>1.619114</text:p>
          </table:table-cell>
          <table:table-cell office:value-type="float" office:value="1.406602" calcext:value-type="float">
            <text:p>1.406602</text:p>
          </table:table-cell>
          <table:table-cell table:number-columns-repeated="58"/>
        </table:table-row>
        <table:table-row table:style-name="ro1">
          <table:table-cell office:value-type="float" office:value="0.573806" calcext:value-type="float">
            <text:p>0.573806</text:p>
          </table:table-cell>
          <table:table-cell office:value-type="float" office:value="0.684472" calcext:value-type="float">
            <text:p>0.684472</text:p>
          </table:table-cell>
          <table:table-cell table:style-name="Default" office:value-type="float" office:value="0.693801" calcext:value-type="float">
            <text:p>0.693801</text:p>
          </table:table-cell>
          <table:table-cell table:style-name="Default" office:value-type="float" office:value="0.701934" calcext:value-type="float">
            <text:p>0.701934</text:p>
          </table:table-cell>
          <table:table-cell office:value-type="float" office:value="1.536884" calcext:value-type="float">
            <text:p>1.536884</text:p>
          </table:table-cell>
          <table:table-cell office:value-type="float" office:value="1.331966" calcext:value-type="float">
            <text:p>1.331966</text:p>
          </table:table-cell>
          <table:table-cell table:number-columns-repeated="58"/>
        </table:table-row>
        <table:table-row table:style-name="ro1">
          <table:table-cell office:value-type="float" office:value="0.570123" calcext:value-type="float">
            <text:p>0.570123</text:p>
          </table:table-cell>
          <table:table-cell office:value-type="float" office:value="0.680137" calcext:value-type="float">
            <text:p>0.680137</text:p>
          </table:table-cell>
          <table:table-cell table:style-name="Default" office:value-type="float" office:value="0.684966" calcext:value-type="float">
            <text:p>0.684966</text:p>
          </table:table-cell>
          <table:table-cell table:style-name="Default" office:value-type="float" office:value="0.694889" calcext:value-type="float">
            <text:p>0.694889</text:p>
          </table:table-cell>
          <table:table-cell office:value-type="float" office:value="1.460923" calcext:value-type="float">
            <text:p>1.460923</text:p>
          </table:table-cell>
          <table:table-cell office:value-type="float" office:value="1.263458" calcext:value-type="float">
            <text:p>1.263458</text:p>
          </table:table-cell>
          <table:table-cell table:number-columns-repeated="58"/>
        </table:table-row>
        <table:table-row table:style-name="ro1">
          <table:table-cell office:value-type="float" office:value="0.566567" calcext:value-type="float">
            <text:p>0.566567</text:p>
          </table:table-cell>
          <table:table-cell office:value-type="float" office:value="0.675474" calcext:value-type="float">
            <text:p>0.675474</text:p>
          </table:table-cell>
          <table:table-cell table:style-name="Default" office:value-type="float" office:value="0.677643" calcext:value-type="float">
            <text:p>0.677643</text:p>
          </table:table-cell>
          <table:table-cell table:style-name="Default" office:value-type="float" office:value="0.688939" calcext:value-type="float">
            <text:p>0.688939</text:p>
          </table:table-cell>
          <table:table-cell office:value-type="float" office:value="1.390913" calcext:value-type="float">
            <text:p>1.390913</text:p>
          </table:table-cell>
          <table:table-cell office:value-type="float" office:value="1.200742" calcext:value-type="float">
            <text:p>1.200742</text:p>
          </table:table-cell>
          <table:table-cell table:number-columns-repeated="58"/>
        </table:table-row>
        <table:table-row table:style-name="ro1">
          <table:table-cell office:value-type="float" office:value="0.56323" calcext:value-type="float">
            <text:p>0.56323</text:p>
          </table:table-cell>
          <table:table-cell office:value-type="float" office:value="0.671171" calcext:value-type="float">
            <text:p>0.671171</text:p>
          </table:table-cell>
          <table:table-cell table:style-name="Default" office:value-type="float" office:value="0.671374" calcext:value-type="float">
            <text:p>0.671374</text:p>
          </table:table-cell>
          <table:table-cell table:style-name="Default" office:value-type="float" office:value="0.683715" calcext:value-type="float">
            <text:p>0.683715</text:p>
          </table:table-cell>
          <table:table-cell office:value-type="float" office:value="1.32638" calcext:value-type="float">
            <text:p>1.32638</text:p>
          </table:table-cell>
          <table:table-cell office:value-type="float" office:value="1.143491" calcext:value-type="float">
            <text:p>1.143491</text:p>
          </table:table-cell>
          <table:table-cell table:number-columns-repeated="58"/>
        </table:table-row>
        <table:table-row table:style-name="ro1">
          <table:table-cell office:value-type="float" office:value="0.559897" calcext:value-type="float">
            <text:p>0.559897</text:p>
          </table:table-cell>
          <table:table-cell office:value-type="float" office:value="0.666879" calcext:value-type="float">
            <text:p>0.666879</text:p>
          </table:table-cell>
          <table:table-cell table:style-name="Default" office:value-type="float" office:value="0.66594" calcext:value-type="float">
            <text:p>0.66594</text:p>
          </table:table-cell>
          <table:table-cell table:style-name="Default" office:value-type="float" office:value="0.679052" calcext:value-type="float">
            <text:p>0.679052</text:p>
          </table:table-cell>
          <table:table-cell office:value-type="float" office:value="1.267251" calcext:value-type="float">
            <text:p>1.267251</text:p>
          </table:table-cell>
          <table:table-cell office:value-type="float" office:value="1.091681" calcext:value-type="float">
            <text:p>1.091681</text:p>
          </table:table-cell>
          <table:table-cell table:number-columns-repeated="58"/>
        </table:table-row>
        <table:table-row table:style-name="ro1">
          <table:table-cell office:value-type="float" office:value="0.556838" calcext:value-type="float">
            <text:p>0.556838</text:p>
          </table:table-cell>
          <table:table-cell office:value-type="float" office:value="0.662777" calcext:value-type="float">
            <text:p>0.662777</text:p>
          </table:table-cell>
          <table:table-cell table:style-name="Default" office:value-type="float" office:value="0.661041" calcext:value-type="float">
            <text:p>0.661041</text:p>
          </table:table-cell>
          <table:table-cell table:style-name="Default" office:value-type="float" office:value="0.674799" calcext:value-type="float">
            <text:p>0.674799</text:p>
          </table:table-cell>
          <table:table-cell office:value-type="float" office:value="1.213183" calcext:value-type="float">
            <text:p>1.213183</text:p>
          </table:table-cell>
          <table:table-cell office:value-type="float" office:value="1.044607" calcext:value-type="float">
            <text:p>1.044607</text:p>
          </table:table-cell>
          <table:table-cell table:number-columns-repeated="58"/>
        </table:table-row>
        <table:table-row table:style-name="ro1">
          <table:table-cell office:value-type="float" office:value="0.553992" calcext:value-type="float">
            <text:p>0.553992</text:p>
          </table:table-cell>
          <table:table-cell office:value-type="float" office:value="0.658965" calcext:value-type="float">
            <text:p>0.658965</text:p>
          </table:table-cell>
          <table:table-cell table:style-name="Default" office:value-type="float" office:value="0.656534" calcext:value-type="float">
            <text:p>0.656534</text:p>
          </table:table-cell>
          <table:table-cell table:style-name="Default" office:value-type="float" office:value="0.670805" calcext:value-type="float">
            <text:p>0.670805</text:p>
          </table:table-cell>
          <table:table-cell office:value-type="float" office:value="1.163953" calcext:value-type="float">
            <text:p>1.163953</text:p>
          </table:table-cell>
          <table:table-cell office:value-type="float" office:value="1.001912" calcext:value-type="float">
            <text:p>1.001912</text:p>
          </table:table-cell>
          <table:table-cell table:number-columns-repeated="58"/>
        </table:table-row>
        <table:table-row table:style-name="ro1">
          <table:table-cell office:value-type="float" office:value="0.55105" calcext:value-type="float">
            <text:p>0.55105</text:p>
          </table:table-cell>
          <table:table-cell office:value-type="float" office:value="0.65512" calcext:value-type="float">
            <text:p>0.65512</text:p>
          </table:table-cell>
          <table:table-cell table:style-name="Default" office:value-type="float" office:value="0.652282" calcext:value-type="float">
            <text:p>0.652282</text:p>
          </table:table-cell>
          <table:table-cell table:style-name="Default" office:value-type="float" office:value="0.667036" calcext:value-type="float">
            <text:p>0.667036</text:p>
          </table:table-cell>
          <table:table-cell office:value-type="float" office:value="1.118945" calcext:value-type="float">
            <text:p>1.118945</text:p>
          </table:table-cell>
          <table:table-cell office:value-type="float" office:value="0.963285" calcext:value-type="float">
            <text:p>0.963285</text:p>
          </table:table-cell>
          <table:table-cell table:number-columns-repeated="58"/>
        </table:table-row>
        <table:table-row table:style-name="ro1">
          <table:table-cell office:value-type="float" office:value="0.548521" calcext:value-type="float">
            <text:p>0.548521</text:p>
          </table:table-cell>
          <table:table-cell office:value-type="float" office:value="0.651734" calcext:value-type="float">
            <text:p>0.651734</text:p>
          </table:table-cell>
          <table:table-cell table:style-name="Default" office:value-type="float" office:value="0.648351" calcext:value-type="float">
            <text:p>0.648351</text:p>
          </table:table-cell>
          <table:table-cell table:style-name="Default" office:value-type="float" office:value="0.663432" calcext:value-type="float">
            <text:p>0.663432</text:p>
          </table:table-cell>
          <table:table-cell office:value-type="float" office:value="1.077903" calcext:value-type="float">
            <text:p>1.077903</text:p>
          </table:table-cell>
          <table:table-cell office:value-type="float" office:value="0.928402" calcext:value-type="float">
            <text:p>0.928402</text:p>
          </table:table-cell>
          <table:table-cell table:number-columns-repeated="58"/>
        </table:table-row>
        <table:table-row table:style-name="ro1">
          <table:table-cell office:value-type="float" office:value="0.54596" calcext:value-type="float">
            <text:p>0.54596</text:p>
          </table:table-cell>
          <table:table-cell office:value-type="float" office:value="0.648323" calcext:value-type="float">
            <text:p>0.648323</text:p>
          </table:table-cell>
          <table:table-cell table:style-name="Default" office:value-type="float" office:value="0.644627" calcext:value-type="float">
            <text:p>0.644627</text:p>
          </table:table-cell>
          <table:table-cell table:style-name="Default" office:value-type="float" office:value="0.659957" calcext:value-type="float">
            <text:p>0.659957</text:p>
          </table:table-cell>
          <table:table-cell office:value-type="float" office:value="1.040497" calcext:value-type="float">
            <text:p>1.040497</text:p>
          </table:table-cell>
          <table:table-cell office:value-type="float" office:value="0.896956" calcext:value-type="float">
            <text:p>0.896956</text:p>
          </table:table-cell>
          <table:table-cell table:number-columns-repeated="58"/>
        </table:table-row>
        <table:table-row table:style-name="ro1">
          <table:table-cell office:value-type="float" office:value="0.543521" calcext:value-type="float">
            <text:p>0.543521</text:p>
          </table:table-cell>
          <table:table-cell office:value-type="float" office:value="0.644474" calcext:value-type="float">
            <text:p>0.644474</text:p>
          </table:table-cell>
          <table:table-cell table:style-name="Default" office:value-type="float" office:value="0.641075" calcext:value-type="float">
            <text:p>0.641075</text:p>
          </table:table-cell>
          <table:table-cell table:style-name="Default" office:value-type="float" office:value="0.656626" calcext:value-type="float">
            <text:p>0.656626</text:p>
          </table:table-cell>
          <table:table-cell office:value-type="float" office:value="1.006468" calcext:value-type="float">
            <text:p>1.006468</text:p>
          </table:table-cell>
          <table:table-cell office:value-type="float" office:value="0.86858" calcext:value-type="float">
            <text:p>0.86858</text:p>
          </table:table-cell>
          <table:table-cell table:number-columns-repeated="58"/>
        </table:table-row>
        <table:table-row table:style-name="ro1">
          <table:table-cell office:value-type="float" office:value="0.541257" calcext:value-type="float">
            <text:p>0.541257</text:p>
          </table:table-cell>
          <table:table-cell office:value-type="float" office:value="0.641314" calcext:value-type="float">
            <text:p>0.641314</text:p>
          </table:table-cell>
          <table:table-cell table:style-name="Default" office:value-type="float" office:value="0.637683" calcext:value-type="float">
            <text:p>0.637683</text:p>
          </table:table-cell>
          <table:table-cell table:style-name="Default" office:value-type="float" office:value="0.653395" calcext:value-type="float">
            <text:p>0.653395</text:p>
          </table:table-cell>
          <table:table-cell office:value-type="float" office:value="0.975587" calcext:value-type="float">
            <text:p>0.975587</text:p>
          </table:table-cell>
          <table:table-cell office:value-type="float" office:value="0.842935" calcext:value-type="float">
            <text:p>0.842935</text:p>
          </table:table-cell>
          <table:table-cell table:number-columns-repeated="58"/>
        </table:table-row>
        <table:table-row table:style-name="ro1">
          <table:table-cell office:value-type="float" office:value="0.538911" calcext:value-type="float">
            <text:p>0.538911</text:p>
          </table:table-cell>
          <table:table-cell office:value-type="float" office:value="0.638149" calcext:value-type="float">
            <text:p>0.638149</text:p>
          </table:table-cell>
          <table:table-cell table:style-name="Default" office:value-type="float" office:value="0.634427" calcext:value-type="float">
            <text:p>0.634427</text:p>
          </table:table-cell>
          <table:table-cell table:style-name="Default" office:value-type="float" office:value="0.650257" calcext:value-type="float">
            <text:p>0.650257</text:p>
          </table:table-cell>
          <table:table-cell office:value-type="float" office:value="0.947547" calcext:value-type="float">
            <text:p>0.947547</text:p>
          </table:table-cell>
          <table:table-cell office:value-type="float" office:value="0.819839" calcext:value-type="float">
            <text:p>0.819839</text:p>
          </table:table-cell>
          <table:table-cell table:number-columns-repeated="58"/>
        </table:table-row>
        <table:table-row table:style-name="ro1">
          <table:table-cell office:value-type="float" office:value="0.536839" calcext:value-type="float">
            <text:p>0.536839</text:p>
          </table:table-cell>
          <table:table-cell office:value-type="float" office:value="0.63523" calcext:value-type="float">
            <text:p>0.63523</text:p>
          </table:table-cell>
          <table:table-cell table:style-name="Default" office:value-type="float" office:value="0.631288" calcext:value-type="float">
            <text:p>0.631288</text:p>
          </table:table-cell>
          <table:table-cell table:style-name="Default" office:value-type="float" office:value="0.647203" calcext:value-type="float">
            <text:p>0.647203</text:p>
          </table:table-cell>
          <table:table-cell office:value-type="float" office:value="0.922056" calcext:value-type="float">
            <text:p>0.922056</text:p>
          </table:table-cell>
          <table:table-cell office:value-type="float" office:value="0.799002" calcext:value-type="float">
            <text:p>0.799002</text:p>
          </table:table-cell>
          <table:table-cell table:number-columns-repeated="58"/>
        </table:table-row>
        <table:table-row table:style-name="ro1">
          <table:table-cell office:value-type="float" office:value="0.534902" calcext:value-type="float">
            <text:p>0.534902</text:p>
          </table:table-cell>
          <table:table-cell office:value-type="float" office:value="0.632346" calcext:value-type="float">
            <text:p>0.632346</text:p>
          </table:table-cell>
          <table:table-cell table:style-name="Default" office:value-type="float" office:value="0.628254" calcext:value-type="float">
            <text:p>0.628254</text:p>
          </table:table-cell>
          <table:table-cell table:style-name="Default" office:value-type="float" office:value="0.64424" calcext:value-type="float">
            <text:p>0.64424</text:p>
          </table:table-cell>
          <table:table-cell office:value-type="float" office:value="0.898858" calcext:value-type="float">
            <text:p>0.898858</text:p>
          </table:table-cell>
          <table:table-cell office:value-type="float" office:value="0.780199" calcext:value-type="float">
            <text:p>0.780199</text:p>
          </table:table-cell>
          <table:table-cell table:number-columns-repeated="58"/>
        </table:table-row>
        <table:table-row table:style-name="ro1">
          <table:table-cell office:value-type="float" office:value="0.533046" calcext:value-type="float">
            <text:p>0.533046</text:p>
          </table:table-cell>
          <table:table-cell office:value-type="float" office:value="0.629535" calcext:value-type="float">
            <text:p>0.629535</text:p>
          </table:table-cell>
          <table:table-cell table:style-name="Default" office:value-type="float" office:value="0.625322" calcext:value-type="float">
            <text:p>0.625322</text:p>
          </table:table-cell>
          <table:table-cell table:style-name="Default" office:value-type="float" office:value="0.641362" calcext:value-type="float">
            <text:p>0.641362</text:p>
          </table:table-cell>
          <table:table-cell office:value-type="float" office:value="0.877758" calcext:value-type="float">
            <text:p>0.877758</text:p>
          </table:table-cell>
          <table:table-cell office:value-type="float" office:value="0.763251" calcext:value-type="float">
            <text:p>0.763251</text:p>
          </table:table-cell>
          <table:table-cell table:number-columns-repeated="58"/>
        </table:table-row>
        <table:table-row table:style-name="ro1">
          <table:table-cell office:value-type="float" office:value="0.53136" calcext:value-type="float">
            <text:p>0.53136</text:p>
          </table:table-cell>
          <table:table-cell office:value-type="float" office:value="0.626939" calcext:value-type="float">
            <text:p>0.626939</text:p>
          </table:table-cell>
          <table:table-cell table:style-name="Default" office:value-type="float" office:value="0.622487" calcext:value-type="float">
            <text:p>0.622487</text:p>
          </table:table-cell>
          <table:table-cell table:style-name="Default" office:value-type="float" office:value="0.638552" calcext:value-type="float">
            <text:p>0.638552</text:p>
          </table:table-cell>
          <table:table-cell office:value-type="float" office:value="0.858546" calcext:value-type="float">
            <text:p>0.858546</text:p>
          </table:table-cell>
          <table:table-cell office:value-type="float" office:value="0.747959" calcext:value-type="float">
            <text:p>0.747959</text:p>
          </table:table-cell>
          <table:table-cell table:number-columns-repeated="58"/>
        </table:table-row>
        <table:table-row table:style-name="ro1">
          <table:table-cell office:value-type="float" office:value="0.529554" calcext:value-type="float">
            <text:p>0.529554</text:p>
          </table:table-cell>
          <table:table-cell office:value-type="float" office:value="0.624421" calcext:value-type="float">
            <text:p>0.624421</text:p>
          </table:table-cell>
          <table:table-cell table:style-name="Default" office:value-type="float" office:value="0.61973" calcext:value-type="float">
            <text:p>0.61973</text:p>
          </table:table-cell>
          <table:table-cell table:style-name="Default" office:value-type="float" office:value="0.635829" calcext:value-type="float">
            <text:p>0.635829</text:p>
          </table:table-cell>
          <table:table-cell office:value-type="float" office:value="0.84102" calcext:value-type="float">
            <text:p>0.84102</text:p>
          </table:table-cell>
          <table:table-cell office:value-type="float" office:value="0.734165" calcext:value-type="float">
            <text:p>0.734165</text:p>
          </table:table-cell>
          <table:table-cell table:number-columns-repeated="58"/>
        </table:table-row>
        <table:table-row table:style-name="ro1">
          <table:table-cell office:value-type="float" office:value="0.527869" calcext:value-type="float">
            <text:p>0.527869</text:p>
          </table:table-cell>
          <table:table-cell office:value-type="float" office:value="0.622018" calcext:value-type="float">
            <text:p>0.622018</text:p>
          </table:table-cell>
          <table:table-cell table:style-name="Default" office:value-type="float" office:value="0.617099" calcext:value-type="float">
            <text:p>0.617099</text:p>
          </table:table-cell>
          <table:table-cell table:style-name="Default" office:value-type="float" office:value="0.633146" calcext:value-type="float">
            <text:p>0.633146</text:p>
          </table:table-cell>
          <table:table-cell office:value-type="float" office:value="0.825023" calcext:value-type="float">
            <text:p>0.825023</text:p>
          </table:table-cell>
          <table:table-cell office:value-type="float" office:value="0.721727" calcext:value-type="float">
            <text:p>0.721727</text:p>
          </table:table-cell>
          <table:table-cell table:number-columns-repeated="58"/>
        </table:table-row>
        <table:table-row table:style-name="ro1">
          <table:table-cell office:value-type="float" office:value="0.526266" calcext:value-type="float">
            <text:p>0.526266</text:p>
          </table:table-cell>
          <table:table-cell office:value-type="float" office:value="0.619706" calcext:value-type="float">
            <text:p>0.619706</text:p>
          </table:table-cell>
          <table:table-cell table:style-name="Default" office:value-type="float" office:value="0.614461" calcext:value-type="float">
            <text:p>0.614461</text:p>
          </table:table-cell>
          <table:table-cell table:style-name="Default" office:value-type="float" office:value="0.630541" calcext:value-type="float">
            <text:p>0.630541</text:p>
          </table:table-cell>
          <table:table-cell office:value-type="float" office:value="0.810432" calcext:value-type="float">
            <text:p>0.810432</text:p>
          </table:table-cell>
          <table:table-cell office:value-type="float" office:value="0.710421" calcext:value-type="float">
            <text:p>0.710421</text:p>
          </table:table-cell>
          <table:table-cell table:number-columns-repeated="58"/>
        </table:table-row>
        <table:table-row table:style-name="ro1">
          <table:table-cell office:value-type="float" office:value="0.524836" calcext:value-type="float">
            <text:p>0.524836</text:p>
          </table:table-cell>
          <table:table-cell office:value-type="float" office:value="0.617415" calcext:value-type="float">
            <text:p>0.617415</text:p>
          </table:table-cell>
          <table:table-cell table:style-name="Default" office:value-type="float" office:value="0.611942" calcext:value-type="float">
            <text:p>0.611942</text:p>
          </table:table-cell>
          <table:table-cell table:style-name="Default" office:value-type="float" office:value="0.628042" calcext:value-type="float">
            <text:p>0.628042</text:p>
          </table:table-cell>
          <table:table-cell office:value-type="float" office:value="0.797104" calcext:value-type="float">
            <text:p>0.797104</text:p>
          </table:table-cell>
          <table:table-cell office:value-type="float" office:value="0.700174" calcext:value-type="float">
            <text:p>0.700174</text:p>
          </table:table-cell>
          <table:table-cell table:number-columns-repeated="58"/>
        </table:table-row>
        <table:table-row table:style-name="ro1">
          <table:table-cell office:value-type="float" office:value="0.523381" calcext:value-type="float">
            <text:p>0.523381</text:p>
          </table:table-cell>
          <table:table-cell office:value-type="float" office:value="0.615222" calcext:value-type="float">
            <text:p>0.615222</text:p>
          </table:table-cell>
          <table:table-cell table:style-name="Default" office:value-type="float" office:value="0.609489" calcext:value-type="float">
            <text:p>0.609489</text:p>
          </table:table-cell>
          <table:table-cell table:style-name="Default" office:value-type="float" office:value="0.625602" calcext:value-type="float">
            <text:p>0.625602</text:p>
          </table:table-cell>
          <table:table-cell office:value-type="float" office:value="0.784917" calcext:value-type="float">
            <text:p>0.784917</text:p>
          </table:table-cell>
          <table:table-cell office:value-type="float" office:value="0.690862" calcext:value-type="float">
            <text:p>0.690862</text:p>
          </table:table-cell>
          <table:table-cell table:number-columns-repeated="58"/>
        </table:table-row>
        <table:table-row table:style-name="ro1">
          <table:table-cell office:value-type="float" office:value="0.521953" calcext:value-type="float">
            <text:p>0.521953</text:p>
          </table:table-cell>
          <table:table-cell office:value-type="float" office:value="0.613117" calcext:value-type="float">
            <text:p>0.613117</text:p>
          </table:table-cell>
          <table:table-cell table:style-name="Default" office:value-type="float" office:value="0.607115" calcext:value-type="float">
            <text:p>0.607115</text:p>
          </table:table-cell>
          <table:table-cell table:style-name="Default" office:value-type="float" office:value="0.623242" calcext:value-type="float">
            <text:p>0.623242</text:p>
          </table:table-cell>
          <table:table-cell office:value-type="float" office:value="0.773728" calcext:value-type="float">
            <text:p>0.773728</text:p>
          </table:table-cell>
          <table:table-cell office:value-type="float" office:value="0.682302" calcext:value-type="float">
            <text:p>0.682302</text:p>
          </table:table-cell>
          <table:table-cell table:number-columns-repeated="58"/>
        </table:table-row>
        <table:table-row table:style-name="ro1">
          <table:table-cell office:value-type="float" office:value="0.520611" calcext:value-type="float">
            <text:p>0.520611</text:p>
          </table:table-cell>
          <table:table-cell office:value-type="float" office:value="0.611061" calcext:value-type="float">
            <text:p>0.611061</text:p>
          </table:table-cell>
          <table:table-cell table:style-name="Default" office:value-type="float" office:value="0.604795" calcext:value-type="float">
            <text:p>0.604795</text:p>
          </table:table-cell>
          <table:table-cell table:style-name="Default" office:value-type="float" office:value="0.620942" calcext:value-type="float">
            <text:p>0.620942</text:p>
          </table:table-cell>
          <table:table-cell office:value-type="float" office:value="0.763396" calcext:value-type="float">
            <text:p>0.763396</text:p>
          </table:table-cell>
          <table:table-cell office:value-type="float" office:value="0.674482" calcext:value-type="float">
            <text:p>0.674482</text:p>
          </table:table-cell>
          <table:table-cell table:number-columns-repeated="58"/>
        </table:table-row>
        <table:table-row table:style-name="ro1">
          <table:table-cell office:value-type="float" office:value="0.519253" calcext:value-type="float">
            <text:p>0.519253</text:p>
          </table:table-cell>
          <table:table-cell office:value-type="float" office:value="0.609101" calcext:value-type="float">
            <text:p>0.609101</text:p>
          </table:table-cell>
          <table:table-cell table:style-name="Default" office:value-type="float" office:value="0.602538" calcext:value-type="float">
            <text:p>0.602538</text:p>
          </table:table-cell>
          <table:table-cell table:style-name="Default" office:value-type="float" office:value="0.618701" calcext:value-type="float">
            <text:p>0.618701</text:p>
          </table:table-cell>
          <table:table-cell office:value-type="float" office:value="0.753883" calcext:value-type="float">
            <text:p>0.753883</text:p>
          </table:table-cell>
          <table:table-cell office:value-type="float" office:value="0.667297" calcext:value-type="float">
            <text:p>0.667297</text:p>
          </table:table-cell>
          <table:table-cell table:number-columns-repeated="58"/>
        </table:table-row>
        <table:table-row table:style-name="ro1">
          <table:table-cell office:value-type="float" office:value="0.517968" calcext:value-type="float">
            <text:p>0.517968</text:p>
          </table:table-cell>
          <table:table-cell office:value-type="float" office:value="0.60718" calcext:value-type="float">
            <text:p>0.60718</text:p>
          </table:table-cell>
          <table:table-cell table:style-name="Default" office:value-type="float" office:value="0.600338" calcext:value-type="float">
            <text:p>0.600338</text:p>
          </table:table-cell>
          <table:table-cell table:style-name="Default" office:value-type="float" office:value="0.616515" calcext:value-type="float">
            <text:p>0.616515</text:p>
          </table:table-cell>
          <table:table-cell office:value-type="float" office:value="0.745123" calcext:value-type="float">
            <text:p>0.745123</text:p>
          </table:table-cell>
          <table:table-cell office:value-type="float" office:value="0.660667" calcext:value-type="float">
            <text:p>0.660667</text:p>
          </table:table-cell>
          <table:table-cell table:number-columns-repeated="58"/>
        </table:table-row>
        <table:table-row table:style-name="ro1">
          <table:table-cell office:value-type="float" office:value="0.516926" calcext:value-type="float">
            <text:p>0.516926</text:p>
          </table:table-cell>
          <table:table-cell office:value-type="float" office:value="0.60535" calcext:value-type="float">
            <text:p>0.60535</text:p>
          </table:table-cell>
          <table:table-cell table:style-name="Default" office:value-type="float" office:value="0.598195" calcext:value-type="float">
            <text:p>0.598195</text:p>
          </table:table-cell>
          <table:table-cell table:style-name="Default" office:value-type="float" office:value="0.614378" calcext:value-type="float">
            <text:p>0.614378</text:p>
          </table:table-cell>
          <table:table-cell office:value-type="float" office:value="0.736993" calcext:value-type="float">
            <text:p>0.736993</text:p>
          </table:table-cell>
          <table:table-cell office:value-type="float" office:value="0.654524" calcext:value-type="float">
            <text:p>0.654524</text:p>
          </table:table-cell>
          <table:table-cell table:number-columns-repeated="58"/>
        </table:table-row>
        <table:table-row table:style-name="ro1">
          <table:table-cell office:value-type="float" office:value="0.515793" calcext:value-type="float">
            <text:p>0.515793</text:p>
          </table:table-cell>
          <table:table-cell office:value-type="float" office:value="0.603558" calcext:value-type="float">
            <text:p>0.603558</text:p>
          </table:table-cell>
          <table:table-cell table:style-name="Default" office:value-type="float" office:value="0.596115" calcext:value-type="float">
            <text:p>0.596115</text:p>
          </table:table-cell>
          <table:table-cell table:style-name="Default" office:value-type="float" office:value="0.612306" calcext:value-type="float">
            <text:p>0.612306</text:p>
          </table:table-cell>
          <table:table-cell office:value-type="float" office:value="0.729441" calcext:value-type="float">
            <text:p>0.729441</text:p>
          </table:table-cell>
          <table:table-cell office:value-type="float" office:value="0.648847" calcext:value-type="float">
            <text:p>0.648847</text:p>
          </table:table-cell>
          <table:table-cell table:number-columns-repeated="58"/>
        </table:table-row>
        <table:table-row table:style-name="ro1">
          <table:table-cell office:value-type="float" office:value="0.514669" calcext:value-type="float">
            <text:p>0.514669</text:p>
          </table:table-cell>
          <table:table-cell office:value-type="float" office:value="0.601811" calcext:value-type="float">
            <text:p>0.601811</text:p>
          </table:table-cell>
          <table:table-cell table:style-name="Default" office:value-type="float" office:value="0.594083" calcext:value-type="float">
            <text:p>0.594083</text:p>
          </table:table-cell>
          <table:table-cell table:style-name="Default" office:value-type="float" office:value="0.610287" calcext:value-type="float">
            <text:p>0.610287</text:p>
          </table:table-cell>
          <table:table-cell office:value-type="float" office:value="0.722372" calcext:value-type="float">
            <text:p>0.722372</text:p>
          </table:table-cell>
          <table:table-cell office:value-type="float" office:value="0.643532" calcext:value-type="float">
            <text:p>0.643532</text:p>
          </table:table-cell>
          <table:table-cell table:number-columns-repeated="58"/>
        </table:table-row>
        <table:table-row table:style-name="ro1">
          <table:table-cell office:value-type="float" office:value="0.513566" calcext:value-type="float">
            <text:p>0.513566</text:p>
          </table:table-cell>
          <table:table-cell office:value-type="float" office:value="0.600164" calcext:value-type="float">
            <text:p>0.600164</text:p>
          </table:table-cell>
          <table:table-cell table:style-name="Default" office:value-type="float" office:value="0.592103" calcext:value-type="float">
            <text:p>0.592103</text:p>
          </table:table-cell>
          <table:table-cell table:style-name="Default" office:value-type="float" office:value="0.608319" calcext:value-type="float">
            <text:p>0.608319</text:p>
          </table:table-cell>
          <table:table-cell office:value-type="float" office:value="0.715769" calcext:value-type="float">
            <text:p>0.715769</text:p>
          </table:table-cell>
          <table:table-cell office:value-type="float" office:value="0.63856" calcext:value-type="float">
            <text:p>0.63856</text:p>
          </table:table-cell>
          <table:table-cell table:number-columns-repeated="58"/>
        </table:table-row>
        <table:table-row table:style-name="ro1">
          <table:table-cell office:value-type="float" office:value="0.512516" calcext:value-type="float">
            <text:p>0.512516</text:p>
          </table:table-cell>
          <table:table-cell office:value-type="float" office:value="0.598546" calcext:value-type="float">
            <text:p>0.598546</text:p>
          </table:table-cell>
          <table:table-cell table:style-name="Default" office:value-type="float" office:value="0.590207" calcext:value-type="float">
            <text:p>0.590207</text:p>
          </table:table-cell>
          <table:table-cell table:style-name="Default" office:value-type="float" office:value="0.606406" calcext:value-type="float">
            <text:p>0.606406</text:p>
          </table:table-cell>
          <table:table-cell office:value-type="float" office:value="0.709615" calcext:value-type="float">
            <text:p>0.709615</text:p>
          </table:table-cell>
          <table:table-cell office:value-type="float" office:value="0.633938" calcext:value-type="float">
            <text:p>0.633938</text:p>
          </table:table-cell>
          <table:table-cell table:number-columns-repeated="58"/>
        </table:table-row>
        <table:table-row table:style-name="ro1">
          <table:table-cell office:value-type="float" office:value="0.511488" calcext:value-type="float">
            <text:p>0.511488</text:p>
          </table:table-cell>
          <table:table-cell office:value-type="float" office:value="0.596987" calcext:value-type="float">
            <text:p>0.596987</text:p>
          </table:table-cell>
          <table:table-cell table:style-name="Default" office:value-type="float" office:value="0.588327" calcext:value-type="float">
            <text:p>0.588327</text:p>
          </table:table-cell>
          <table:table-cell table:style-name="Default" office:value-type="float" office:value="0.60454" calcext:value-type="float">
            <text:p>0.60454</text:p>
          </table:table-cell>
          <table:table-cell office:value-type="float" office:value="0.703807" calcext:value-type="float">
            <text:p>0.703807</text:p>
          </table:table-cell>
          <table:table-cell office:value-type="float" office:value="0.629539" calcext:value-type="float">
            <text:p>0.629539</text:p>
          </table:table-cell>
          <table:table-cell table:number-columns-repeated="58"/>
        </table:table-row>
        <table:table-row table:style-name="ro1">
          <table:table-cell office:value-type="float" office:value="0.510554" calcext:value-type="float">
            <text:p>0.510554</text:p>
          </table:table-cell>
          <table:table-cell office:value-type="float" office:value="0.595464" calcext:value-type="float">
            <text:p>0.595464</text:p>
          </table:table-cell>
          <table:table-cell table:style-name="Default" office:value-type="float" office:value="0.586489" calcext:value-type="float">
            <text:p>0.586489</text:p>
          </table:table-cell>
          <table:table-cell table:style-name="Default" office:value-type="float" office:value="0.602721" calcext:value-type="float">
            <text:p>0.602721</text:p>
          </table:table-cell>
          <table:table-cell office:value-type="float" office:value="0.698341" calcext:value-type="float">
            <text:p>0.698341</text:p>
          </table:table-cell>
          <table:table-cell office:value-type="float" office:value="0.625365" calcext:value-type="float">
            <text:p>0.625365</text:p>
          </table:table-cell>
          <table:table-cell table:number-columns-repeated="58"/>
        </table:table-row>
        <table:table-row table:style-name="ro1">
          <table:table-cell office:value-type="float" office:value="0.509563" calcext:value-type="float">
            <text:p>0.509563</text:p>
          </table:table-cell>
          <table:table-cell office:value-type="float" office:value="0.594107" calcext:value-type="float">
            <text:p>0.594107</text:p>
          </table:table-cell>
          <table:table-cell table:style-name="Default" office:value-type="float" office:value="0.584698" calcext:value-type="float">
            <text:p>0.584698</text:p>
          </table:table-cell>
          <table:table-cell table:style-name="Default" office:value-type="float" office:value="0.60095" calcext:value-type="float">
            <text:p>0.60095</text:p>
          </table:table-cell>
          <table:table-cell office:value-type="float" office:value="0.693087" calcext:value-type="float">
            <text:p>0.693087</text:p>
          </table:table-cell>
          <table:table-cell office:value-type="float" office:value="0.621359" calcext:value-type="float">
            <text:p>0.621359</text:p>
          </table:table-cell>
          <table:table-cell table:number-columns-repeated="58"/>
        </table:table-row>
        <table:table-row table:style-name="ro1">
          <table:table-cell office:value-type="float" office:value="0.508659" calcext:value-type="float">
            <text:p>0.508659</text:p>
          </table:table-cell>
          <table:table-cell office:value-type="float" office:value="0.592684" calcext:value-type="float">
            <text:p>0.592684</text:p>
          </table:table-cell>
          <table:table-cell table:style-name="Default" office:value-type="float" office:value="0.582958" calcext:value-type="float">
            <text:p>0.582958</text:p>
          </table:table-cell>
          <table:table-cell table:style-name="Default" office:value-type="float" office:value="0.599215" calcext:value-type="float">
            <text:p>0.599215</text:p>
          </table:table-cell>
          <table:table-cell office:value-type="float" office:value="0.688114" calcext:value-type="float">
            <text:p>0.688114</text:p>
          </table:table-cell>
          <table:table-cell office:value-type="float" office:value="0.617564" calcext:value-type="float">
            <text:p>0.617564</text:p>
          </table:table-cell>
          <table:table-cell table:number-columns-repeated="58"/>
        </table:table-row>
        <table:table-row table:style-name="ro1">
          <table:table-cell office:value-type="float" office:value="0.507759" calcext:value-type="float">
            <text:p>0.507759</text:p>
          </table:table-cell>
          <table:table-cell office:value-type="float" office:value="0.59136" calcext:value-type="float">
            <text:p>0.59136</text:p>
          </table:table-cell>
          <table:table-cell table:style-name="Default" office:value-type="float" office:value="0.581269" calcext:value-type="float">
            <text:p>0.581269</text:p>
          </table:table-cell>
          <table:table-cell table:style-name="Default" office:value-type="float" office:value="0.597532" calcext:value-type="float">
            <text:p>0.597532</text:p>
          </table:table-cell>
          <table:table-cell office:value-type="float" office:value="0.683379" calcext:value-type="float">
            <text:p>0.683379</text:p>
          </table:table-cell>
          <table:table-cell office:value-type="float" office:value="0.61395" calcext:value-type="float">
            <text:p>0.61395</text:p>
          </table:table-cell>
          <table:table-cell table:number-columns-repeated="58"/>
        </table:table-row>
        <table:table-row table:style-name="ro1">
          <table:table-cell office:value-type="float" office:value="0.506879" calcext:value-type="float">
            <text:p>0.506879</text:p>
          </table:table-cell>
          <table:table-cell office:value-type="float" office:value="0.590026" calcext:value-type="float">
            <text:p>0.590026</text:p>
          </table:table-cell>
          <table:table-cell table:style-name="Default" office:value-type="float" office:value="0.579611" calcext:value-type="float">
            <text:p>0.579611</text:p>
          </table:table-cell>
          <table:table-cell table:style-name="Default" office:value-type="float" office:value="0.595891" calcext:value-type="float">
            <text:p>0.595891</text:p>
          </table:table-cell>
          <table:table-cell office:value-type="float" office:value="0.678866" calcext:value-type="float">
            <text:p>0.678866</text:p>
          </table:table-cell>
          <table:table-cell office:value-type="float" office:value="0.610496" calcext:value-type="float">
            <text:p>0.610496</text:p>
          </table:table-cell>
          <table:table-cell table:number-columns-repeated="58"/>
        </table:table-row>
        <table:table-row table:style-name="ro1">
          <table:table-cell office:value-type="float" office:value="0.506067" calcext:value-type="float">
            <text:p>0.506067</text:p>
          </table:table-cell>
          <table:table-cell office:value-type="float" office:value="0.588718" calcext:value-type="float">
            <text:p>0.588718</text:p>
          </table:table-cell>
          <table:table-cell table:style-name="Default" office:value-type="float" office:value="0.577992" calcext:value-type="float">
            <text:p>0.577992</text:p>
          </table:table-cell>
          <table:table-cell table:style-name="Default" office:value-type="float" office:value="0.594289" calcext:value-type="float">
            <text:p>0.594289</text:p>
          </table:table-cell>
          <table:table-cell office:value-type="float" office:value="0.674579" calcext:value-type="float">
            <text:p>0.674579</text:p>
          </table:table-cell>
          <table:table-cell office:value-type="float" office:value="0.607181" calcext:value-type="float">
            <text:p>0.607181</text:p>
          </table:table-cell>
          <table:table-cell table:number-columns-repeated="58"/>
        </table:table-row>
        <table:table-row table:style-name="ro1">
          <table:table-cell office:value-type="float" office:value="0.505236" calcext:value-type="float">
            <text:p>0.505236</text:p>
          </table:table-cell>
          <table:table-cell office:value-type="float" office:value="0.58746" calcext:value-type="float">
            <text:p>0.58746</text:p>
          </table:table-cell>
          <table:table-cell table:style-name="Default" office:value-type="float" office:value="0.576425" calcext:value-type="float">
            <text:p>0.576425</text:p>
          </table:table-cell>
          <table:table-cell table:style-name="Default" office:value-type="float" office:value="0.592739" calcext:value-type="float">
            <text:p>0.592739</text:p>
          </table:table-cell>
          <table:table-cell office:value-type="float" office:value="0.670515" calcext:value-type="float">
            <text:p>0.670515</text:p>
          </table:table-cell>
          <table:table-cell office:value-type="float" office:value="0.603954" calcext:value-type="float">
            <text:p>0.603954</text:p>
          </table:table-cell>
          <table:table-cell table:number-columns-repeated="58"/>
        </table:table-row>
        <table:table-row table:style-name="ro1">
          <table:table-cell office:value-type="float" office:value="0.504436" calcext:value-type="float">
            <text:p>0.504436</text:p>
          </table:table-cell>
          <table:table-cell office:value-type="float" office:value="0.586244" calcext:value-type="float">
            <text:p>0.586244</text:p>
          </table:table-cell>
          <table:table-cell table:style-name="Default" office:value-type="float" office:value="0.574881" calcext:value-type="float">
            <text:p>0.574881</text:p>
          </table:table-cell>
          <table:table-cell table:style-name="Default" office:value-type="float" office:value="0.591215" calcext:value-type="float">
            <text:p>0.591215</text:p>
          </table:table-cell>
          <table:table-cell office:value-type="float" office:value="0.666575" calcext:value-type="float">
            <text:p>0.666575</text:p>
          </table:table-cell>
          <table:table-cell office:value-type="float" office:value="0.600821" calcext:value-type="float">
            <text:p>0.600821</text:p>
          </table:table-cell>
          <table:table-cell table:number-columns-repeated="58"/>
        </table:table-row>
        <table:table-row table:style-name="ro1">
          <table:table-cell office:value-type="float" office:value="0.503646" calcext:value-type="float">
            <text:p>0.503646</text:p>
          </table:table-cell>
          <table:table-cell office:value-type="float" office:value="0.585057" calcext:value-type="float">
            <text:p>0.585057</text:p>
          </table:table-cell>
          <table:table-cell table:style-name="Default" office:value-type="float" office:value="0.573381" calcext:value-type="float">
            <text:p>0.573381</text:p>
          </table:table-cell>
          <table:table-cell table:style-name="Default" office:value-type="float" office:value="0.589724" calcext:value-type="float">
            <text:p>0.589724</text:p>
          </table:table-cell>
          <table:table-cell office:value-type="float" office:value="0.662839" calcext:value-type="float">
            <text:p>0.662839</text:p>
          </table:table-cell>
          <table:table-cell office:value-type="float" office:value="0.597805" calcext:value-type="float">
            <text:p>0.597805</text:p>
          </table:table-cell>
          <table:table-cell table:number-columns-repeated="58"/>
        </table:table-row>
        <table:table-row table:style-name="ro1">
          <table:table-cell office:value-type="float" office:value="0.502891" calcext:value-type="float">
            <text:p>0.502891</text:p>
          </table:table-cell>
          <table:table-cell office:value-type="float" office:value="0.583926" calcext:value-type="float">
            <text:p>0.583926</text:p>
          </table:table-cell>
          <table:table-cell table:style-name="Default" office:value-type="float" office:value="0.571907" calcext:value-type="float">
            <text:p>0.571907</text:p>
          </table:table-cell>
          <table:table-cell table:style-name="Default" office:value-type="float" office:value="0.588269" calcext:value-type="float">
            <text:p>0.588269</text:p>
          </table:table-cell>
          <table:table-cell office:value-type="float" office:value="0.659157" calcext:value-type="float">
            <text:p>0.659157</text:p>
          </table:table-cell>
          <table:table-cell office:value-type="float" office:value="0.594882" calcext:value-type="float">
            <text:p>0.594882</text:p>
          </table:table-cell>
          <table:table-cell table:number-columns-repeated="58"/>
        </table:table-row>
        <table:table-row table:style-name="ro1">
          <table:table-cell office:value-type="float" office:value="0.502159" calcext:value-type="float">
            <text:p>0.502159</text:p>
          </table:table-cell>
          <table:table-cell office:value-type="float" office:value="0.582827" calcext:value-type="float">
            <text:p>0.582827</text:p>
          </table:table-cell>
          <table:table-cell table:style-name="Default" office:value-type="float" office:value="0.57046" calcext:value-type="float">
            <text:p>0.57046</text:p>
          </table:table-cell>
          <table:table-cell table:style-name="Default" office:value-type="float" office:value="0.586855" calcext:value-type="float">
            <text:p>0.586855</text:p>
          </table:table-cell>
          <table:table-cell office:value-type="float" office:value="0.655684" calcext:value-type="float">
            <text:p>0.655684</text:p>
          </table:table-cell>
          <table:table-cell office:value-type="float" office:value="0.592182" calcext:value-type="float">
            <text:p>0.592182</text:p>
          </table:table-cell>
          <table:table-cell table:number-columns-repeated="58"/>
        </table:table-row>
        <table:table-row table:style-name="ro1">
          <table:table-cell office:value-type="float" office:value="0.501328" calcext:value-type="float">
            <text:p>0.501328</text:p>
          </table:table-cell>
          <table:table-cell office:value-type="float" office:value="0.581729" calcext:value-type="float">
            <text:p>0.581729</text:p>
          </table:table-cell>
          <table:table-cell table:style-name="Default" office:value-type="float" office:value="0.569046" calcext:value-type="float">
            <text:p>0.569046</text:p>
          </table:table-cell>
          <table:table-cell table:style-name="Default" office:value-type="float" office:value="0.585469" calcext:value-type="float">
            <text:p>0.585469</text:p>
          </table:table-cell>
          <table:table-cell office:value-type="float" office:value="0.652412" calcext:value-type="float">
            <text:p>0.652412</text:p>
          </table:table-cell>
          <table:table-cell office:value-type="float" office:value="0.58959" calcext:value-type="float">
            <text:p>0.58959</text:p>
          </table:table-cell>
          <table:table-cell table:number-columns-repeated="58"/>
        </table:table-row>
        <table:table-row table:style-name="ro1">
          <table:table-cell office:value-type="float" office:value="0.500663" calcext:value-type="float">
            <text:p>0.500663</text:p>
          </table:table-cell>
          <table:table-cell office:value-type="float" office:value="0.58066" calcext:value-type="float">
            <text:p>0.58066</text:p>
          </table:table-cell>
          <table:table-cell table:style-name="Default" office:value-type="float" office:value="0.567653" calcext:value-type="float">
            <text:p>0.567653</text:p>
          </table:table-cell>
          <table:table-cell table:style-name="Default" office:value-type="float" office:value="0.584104" calcext:value-type="float">
            <text:p>0.584104</text:p>
          </table:table-cell>
          <table:table-cell office:value-type="float" office:value="0.649279" calcext:value-type="float">
            <text:p>0.649279</text:p>
          </table:table-cell>
          <table:table-cell office:value-type="float" office:value="0.587085" calcext:value-type="float">
            <text:p>0.587085</text:p>
          </table:table-cell>
          <table:table-cell table:number-columns-repeated="58"/>
        </table:table-row>
        <table:table-row table:style-name="ro1">
          <table:table-cell office:value-type="float" office:value="0.500003" calcext:value-type="float">
            <text:p>0.500003</text:p>
          </table:table-cell>
          <table:table-cell office:value-type="float" office:value="0.579615" calcext:value-type="float">
            <text:p>0.579615</text:p>
          </table:table-cell>
          <table:table-cell table:style-name="Default" office:value-type="float" office:value="0.566296" calcext:value-type="float">
            <text:p>0.566296</text:p>
          </table:table-cell>
          <table:table-cell table:style-name="Default" office:value-type="float" office:value="0.582789" calcext:value-type="float">
            <text:p>0.582789</text:p>
          </table:table-cell>
          <table:table-cell office:value-type="float" office:value="0.646218" calcext:value-type="float">
            <text:p>0.646218</text:p>
          </table:table-cell>
          <table:table-cell office:value-type="float" office:value="0.584584" calcext:value-type="float">
            <text:p>0.584584</text:p>
          </table:table-cell>
          <table:table-cell table:number-columns-repeated="58"/>
        </table:table-row>
        <table:table-row table:style-name="ro1">
          <table:table-cell office:value-type="float" office:value="0.499356" calcext:value-type="float">
            <text:p>0.499356</text:p>
          </table:table-cell>
          <table:table-cell office:value-type="float" office:value="0.578605" calcext:value-type="float">
            <text:p>0.578605</text:p>
          </table:table-cell>
          <table:table-cell table:style-name="Default" office:value-type="float" office:value="0.56498" calcext:value-type="float">
            <text:p>0.56498</text:p>
          </table:table-cell>
          <table:table-cell table:style-name="Default" office:value-type="float" office:value="0.581528" calcext:value-type="float">
            <text:p>0.581528</text:p>
          </table:table-cell>
          <table:table-cell office:value-type="float" office:value="0.643325" calcext:value-type="float">
            <text:p>0.643325</text:p>
          </table:table-cell>
          <table:table-cell office:value-type="float" office:value="0.582275" calcext:value-type="float">
            <text:p>0.582275</text:p>
          </table:table-cell>
          <table:table-cell table:number-columns-repeated="58"/>
        </table:table-row>
        <table:table-row table:style-name="ro1">
          <table:table-cell office:value-type="float" office:value="0.498733" calcext:value-type="float">
            <text:p>0.498733</text:p>
          </table:table-cell>
          <table:table-cell office:value-type="float" office:value="0.57761" calcext:value-type="float">
            <text:p>0.57761</text:p>
          </table:table-cell>
          <table:table-cell table:style-name="Default" office:value-type="float" office:value="0.563701" calcext:value-type="float">
            <text:p>0.563701</text:p>
          </table:table-cell>
          <table:table-cell table:style-name="Default" office:value-type="float" office:value="0.580285" calcext:value-type="float">
            <text:p>0.580285</text:p>
          </table:table-cell>
          <table:table-cell office:value-type="float" office:value="0.640541" calcext:value-type="float">
            <text:p>0.640541</text:p>
          </table:table-cell>
          <table:table-cell office:value-type="float" office:value="0.580076" calcext:value-type="float">
            <text:p>0.580076</text:p>
          </table:table-cell>
          <table:table-cell table:number-columns-repeated="58"/>
        </table:table-row>
        <table:table-row table:style-name="ro1">
          <table:table-cell office:value-type="float" office:value="0.498124" calcext:value-type="float">
            <text:p>0.498124</text:p>
          </table:table-cell>
          <table:table-cell office:value-type="float" office:value="0.576662" calcext:value-type="float">
            <text:p>0.576662</text:p>
          </table:table-cell>
          <table:table-cell table:style-name="Default" office:value-type="float" office:value="0.562441" calcext:value-type="float">
            <text:p>0.562441</text:p>
          </table:table-cell>
          <table:table-cell table:style-name="Default" office:value-type="float" office:value="0.579065" calcext:value-type="float">
            <text:p>0.579065</text:p>
          </table:table-cell>
          <table:table-cell office:value-type="float" office:value="0.637886" calcext:value-type="float">
            <text:p>0.637886</text:p>
          </table:table-cell>
          <table:table-cell office:value-type="float" office:value="0.57797" calcext:value-type="float">
            <text:p>0.57797</text:p>
          </table:table-cell>
          <table:table-cell table:number-columns-repeated="58"/>
        </table:table-row>
        <table:table-row table:style-name="ro1">
          <table:table-cell office:value-type="float" office:value="0.497516" calcext:value-type="float">
            <text:p>0.497516</text:p>
          </table:table-cell>
          <table:table-cell office:value-type="float" office:value="0.575734" calcext:value-type="float">
            <text:p>0.575734</text:p>
          </table:table-cell>
          <table:table-cell table:style-name="Default" office:value-type="float" office:value="0.561214" calcext:value-type="float">
            <text:p>0.561214</text:p>
          </table:table-cell>
          <table:table-cell table:style-name="Default" office:value-type="float" office:value="0.57788" calcext:value-type="float">
            <text:p>0.57788</text:p>
          </table:table-cell>
          <table:table-cell office:value-type="float" office:value="0.635367" calcext:value-type="float">
            <text:p>0.635367</text:p>
          </table:table-cell>
          <table:table-cell office:value-type="float" office:value="0.575964" calcext:value-type="float">
            <text:p>0.575964</text:p>
          </table:table-cell>
          <table:table-cell table:number-columns-repeated="58"/>
        </table:table-row>
        <table:table-row table:style-name="ro1">
          <table:table-cell office:value-type="float" office:value="0.496934" calcext:value-type="float">
            <text:p>0.496934</text:p>
          </table:table-cell>
          <table:table-cell office:value-type="float" office:value="0.574833" calcext:value-type="float">
            <text:p>0.574833</text:p>
          </table:table-cell>
          <table:table-cell table:style-name="Default" office:value-type="float" office:value="0.560009" calcext:value-type="float">
            <text:p>0.560009</text:p>
          </table:table-cell>
          <table:table-cell table:style-name="Default" office:value-type="float" office:value="0.57672" calcext:value-type="float">
            <text:p>0.57672</text:p>
          </table:table-cell>
          <table:table-cell office:value-type="float" office:value="0.632969" calcext:value-type="float">
            <text:p>0.632969</text:p>
          </table:table-cell>
          <table:table-cell office:value-type="float" office:value="0.57406" calcext:value-type="float">
            <text:p>0.57406</text:p>
          </table:table-cell>
          <table:table-cell table:number-columns-repeated="58"/>
        </table:table-row>
        <table:table-row table:style-name="ro1">
          <table:table-cell office:value-type="float" office:value="0.496372" calcext:value-type="float">
            <text:p>0.496372</text:p>
          </table:table-cell>
          <table:table-cell office:value-type="float" office:value="0.573952" calcext:value-type="float">
            <text:p>0.573952</text:p>
          </table:table-cell>
          <table:table-cell table:style-name="Default" office:value-type="float" office:value="0.558828" calcext:value-type="float">
            <text:p>0.558828</text:p>
          </table:table-cell>
          <table:table-cell table:style-name="Default" office:value-type="float" office:value="0.575584" calcext:value-type="float">
            <text:p>0.575584</text:p>
          </table:table-cell>
          <table:table-cell office:value-type="float" office:value="0.630632" calcext:value-type="float">
            <text:p>0.630632</text:p>
          </table:table-cell>
          <table:table-cell office:value-type="float" office:value="0.572142" calcext:value-type="float">
            <text:p>0.572142</text:p>
          </table:table-cell>
          <table:table-cell table:number-columns-repeated="58"/>
        </table:table-row>
        <table:table-row table:style-name="ro1">
          <table:table-cell office:value-type="float" office:value="0.495821" calcext:value-type="float">
            <text:p>0.495821</text:p>
          </table:table-cell>
          <table:table-cell office:value-type="float" office:value="0.573095" calcext:value-type="float">
            <text:p>0.573095</text:p>
          </table:table-cell>
          <table:table-cell table:style-name="Default" office:value-type="float" office:value="0.557692" calcext:value-type="float">
            <text:p>0.557692</text:p>
          </table:table-cell>
          <table:table-cell table:style-name="Default" office:value-type="float" office:value="0.574478" calcext:value-type="float">
            <text:p>0.574478</text:p>
          </table:table-cell>
          <table:table-cell office:value-type="float" office:value="0.628361" calcext:value-type="float">
            <text:p>0.628361</text:p>
          </table:table-cell>
          <table:table-cell office:value-type="float" office:value="0.570249" calcext:value-type="float">
            <text:p>0.570249</text:p>
          </table:table-cell>
          <table:table-cell table:number-columns-repeated="58"/>
        </table:table-row>
        <table:table-row table:style-name="ro1">
          <table:table-cell office:value-type="float" office:value="0.495283" calcext:value-type="float">
            <text:p>0.495283</text:p>
          </table:table-cell>
          <table:table-cell office:value-type="float" office:value="0.572262" calcext:value-type="float">
            <text:p>0.572262</text:p>
          </table:table-cell>
          <table:table-cell table:style-name="Default" office:value-type="float" office:value="0.556561" calcext:value-type="float">
            <text:p>0.556561</text:p>
          </table:table-cell>
          <table:table-cell table:style-name="Default" office:value-type="float" office:value="0.573427" calcext:value-type="float">
            <text:p>0.573427</text:p>
          </table:table-cell>
          <table:table-cell office:value-type="float" office:value="0.626127" calcext:value-type="float">
            <text:p>0.626127</text:p>
          </table:table-cell>
          <table:table-cell office:value-type="float" office:value="0.568475" calcext:value-type="float">
            <text:p>0.568475</text:p>
          </table:table-cell>
          <table:table-cell table:number-columns-repeated="58"/>
        </table:table-row>
        <table:table-row table:style-name="ro1">
          <table:table-cell office:value-type="float" office:value="0.494757" calcext:value-type="float">
            <text:p>0.494757</text:p>
          </table:table-cell>
          <table:table-cell office:value-type="float" office:value="0.571449" calcext:value-type="float">
            <text:p>0.571449</text:p>
          </table:table-cell>
          <table:table-cell table:style-name="Default" office:value-type="float" office:value="0.555443" calcext:value-type="float">
            <text:p>0.555443</text:p>
          </table:table-cell>
          <table:table-cell table:style-name="Default" office:value-type="float" office:value="0.572362" calcext:value-type="float">
            <text:p>0.572362</text:p>
          </table:table-cell>
          <table:table-cell office:value-type="float" office:value="0.624019" calcext:value-type="float">
            <text:p>0.624019</text:p>
          </table:table-cell>
          <table:table-cell office:value-type="float" office:value="0.566796" calcext:value-type="float">
            <text:p>0.566796</text:p>
          </table:table-cell>
          <table:table-cell table:number-columns-repeated="58"/>
        </table:table-row>
        <table:table-row table:style-name="ro1">
          <table:table-cell office:value-type="float" office:value="0.494246" calcext:value-type="float">
            <text:p>0.494246</text:p>
          </table:table-cell>
          <table:table-cell office:value-type="float" office:value="0.570659" calcext:value-type="float">
            <text:p>0.570659</text:p>
          </table:table-cell>
          <table:table-cell table:style-name="Default" office:value-type="float" office:value="0.554325" calcext:value-type="float">
            <text:p>0.554325</text:p>
          </table:table-cell>
          <table:table-cell table:style-name="Default" office:value-type="float" office:value="0.571299" calcext:value-type="float">
            <text:p>0.571299</text:p>
          </table:table-cell>
          <table:table-cell office:value-type="float" office:value="0.622054" calcext:value-type="float">
            <text:p>0.622054</text:p>
          </table:table-cell>
          <table:table-cell office:value-type="float" office:value="0.565226" calcext:value-type="float">
            <text:p>0.565226</text:p>
          </table:table-cell>
          <table:table-cell table:number-columns-repeated="58"/>
        </table:table-row>
        <table:table-row table:style-name="ro1">
          <table:table-cell office:value-type="float" office:value="0.493747" calcext:value-type="float">
            <text:p>0.493747</text:p>
          </table:table-cell>
          <table:table-cell office:value-type="float" office:value="0.569886" calcext:value-type="float">
            <text:p>0.569886</text:p>
          </table:table-cell>
          <table:table-cell table:style-name="Default" office:value-type="float" office:value="0.55324" calcext:value-type="float">
            <text:p>0.55324</text:p>
          </table:table-cell>
          <table:table-cell table:style-name="Default" office:value-type="float" office:value="0.570264" calcext:value-type="float">
            <text:p>0.570264</text:p>
          </table:table-cell>
          <table:table-cell office:value-type="float" office:value="0.620195" calcext:value-type="float">
            <text:p>0.620195</text:p>
          </table:table-cell>
          <table:table-cell office:value-type="float" office:value="0.563735" calcext:value-type="float">
            <text:p>0.563735</text:p>
          </table:table-cell>
          <table:table-cell table:number-columns-repeated="58"/>
        </table:table-row>
        <table:table-row table:style-name="ro1">
          <table:table-cell office:value-type="float" office:value="0.493259" calcext:value-type="float">
            <text:p>0.493259</text:p>
          </table:table-cell>
          <table:table-cell office:value-type="float" office:value="0.569132" calcext:value-type="float">
            <text:p>0.569132</text:p>
          </table:table-cell>
          <table:table-cell table:style-name="Default" office:value-type="float" office:value="0.552161" calcext:value-type="float">
            <text:p>0.552161</text:p>
          </table:table-cell>
          <table:table-cell table:style-name="Default" office:value-type="float" office:value="0.569249" calcext:value-type="float">
            <text:p>0.569249</text:p>
          </table:table-cell>
          <table:table-cell office:value-type="float" office:value="0.618449" calcext:value-type="float">
            <text:p>0.618449</text:p>
          </table:table-cell>
          <table:table-cell office:value-type="float" office:value="0.562295" calcext:value-type="float">
            <text:p>0.562295</text:p>
          </table:table-cell>
          <table:table-cell table:number-columns-repeated="58"/>
        </table:table-row>
        <table:table-row table:style-name="ro1">
          <table:table-cell office:value-type="float" office:value="0.492781" calcext:value-type="float">
            <text:p>0.492781</text:p>
          </table:table-cell>
          <table:table-cell office:value-type="float" office:value="0.568403" calcext:value-type="float">
            <text:p>0.568403</text:p>
          </table:table-cell>
          <table:table-cell table:style-name="Default" office:value-type="float" office:value="0.551093" calcext:value-type="float">
            <text:p>0.551093</text:p>
          </table:table-cell>
          <table:table-cell table:style-name="Default" office:value-type="float" office:value="0.568265" calcext:value-type="float">
            <text:p>0.568265</text:p>
          </table:table-cell>
          <table:table-cell office:value-type="float" office:value="0.616787" calcext:value-type="float">
            <text:p>0.616787</text:p>
          </table:table-cell>
          <table:table-cell office:value-type="float" office:value="0.560986" calcext:value-type="float">
            <text:p>0.560986</text:p>
          </table:table-cell>
          <table:table-cell table:number-columns-repeated="58"/>
        </table:table-row>
        <table:table-row table:style-name="ro1">
          <table:table-cell office:value-type="float" office:value="0.492313" calcext:value-type="float">
            <text:p>0.492313</text:p>
          </table:table-cell>
          <table:table-cell office:value-type="float" office:value="0.567694" calcext:value-type="float">
            <text:p>0.567694</text:p>
          </table:table-cell>
          <table:table-cell table:style-name="Default" office:value-type="float" office:value="0.550042" calcext:value-type="float">
            <text:p>0.550042</text:p>
          </table:table-cell>
          <table:table-cell table:style-name="Default" office:value-type="float" office:value="0.567269" calcext:value-type="float">
            <text:p>0.567269</text:p>
          </table:table-cell>
          <table:table-cell office:value-type="float" office:value="0.615245" calcext:value-type="float">
            <text:p>0.615245</text:p>
          </table:table-cell>
          <table:table-cell office:value-type="float" office:value="0.559699" calcext:value-type="float">
            <text:p>0.559699</text:p>
          </table:table-cell>
          <table:table-cell table:number-columns-repeated="58"/>
        </table:table-row>
        <table:table-row table:style-name="ro1">
          <table:table-cell office:value-type="float" office:value="0.491842" calcext:value-type="float">
            <text:p>0.491842</text:p>
          </table:table-cell>
          <table:table-cell office:value-type="float" office:value="0.567003" calcext:value-type="float">
            <text:p>0.567003</text:p>
          </table:table-cell>
          <table:table-cell table:style-name="Default" office:value-type="float" office:value="0.549032" calcext:value-type="float">
            <text:p>0.549032</text:p>
          </table:table-cell>
          <table:table-cell table:style-name="Default" office:value-type="float" office:value="0.566308" calcext:value-type="float">
            <text:p>0.566308</text:p>
          </table:table-cell>
          <table:table-cell office:value-type="float" office:value="0.613789" calcext:value-type="float">
            <text:p>0.613789</text:p>
          </table:table-cell>
          <table:table-cell office:value-type="float" office:value="0.558492" calcext:value-type="float">
            <text:p>0.558492</text:p>
          </table:table-cell>
          <table:table-cell table:number-columns-repeated="58"/>
        </table:table-row>
        <table:table-row table:style-name="ro1">
          <table:table-cell office:value-type="float" office:value="0.491393" calcext:value-type="float">
            <text:p>0.491393</text:p>
          </table:table-cell>
          <table:table-cell office:value-type="float" office:value="0.566328" calcext:value-type="float">
            <text:p>0.566328</text:p>
          </table:table-cell>
          <table:table-cell table:style-name="Default" office:value-type="float" office:value="0.548043" calcext:value-type="float">
            <text:p>0.548043</text:p>
          </table:table-cell>
          <table:table-cell table:style-name="Default" office:value-type="float" office:value="0.56537" calcext:value-type="float">
            <text:p>0.56537</text:p>
          </table:table-cell>
          <table:table-cell office:value-type="float" office:value="0.6124" calcext:value-type="float">
            <text:p>0.6124</text:p>
          </table:table-cell>
          <table:table-cell office:value-type="float" office:value="0.557332" calcext:value-type="float">
            <text:p>0.557332</text:p>
          </table:table-cell>
          <table:table-cell table:number-columns-repeated="58"/>
        </table:table-row>
        <table:table-row table:style-name="ro1">
          <table:table-cell office:value-type="float" office:value="0.49102" calcext:value-type="float">
            <text:p>0.49102</text:p>
          </table:table-cell>
          <table:table-cell office:value-type="float" office:value="0.565668" calcext:value-type="float">
            <text:p>0.565668</text:p>
          </table:table-cell>
          <table:table-cell table:style-name="Default" office:value-type="float" office:value="0.547099" calcext:value-type="float">
            <text:p>0.547099</text:p>
          </table:table-cell>
          <table:table-cell table:style-name="Default" office:value-type="float" office:value="0.564449" calcext:value-type="float">
            <text:p>0.564449</text:p>
          </table:table-cell>
          <table:table-cell office:value-type="float" office:value="0.611073" calcext:value-type="float">
            <text:p>0.611073</text:p>
          </table:table-cell>
          <table:table-cell office:value-type="float" office:value="0.556217" calcext:value-type="float">
            <text:p>0.556217</text:p>
          </table:table-cell>
          <table:table-cell table:number-columns-repeated="58"/>
        </table:table-row>
        <table:table-row table:style-name="ro1">
          <table:table-cell office:value-type="float" office:value="0.49059" calcext:value-type="float">
            <text:p>0.49059</text:p>
          </table:table-cell>
          <table:table-cell office:value-type="float" office:value="0.56502" calcext:value-type="float">
            <text:p>0.56502</text:p>
          </table:table-cell>
          <table:table-cell table:style-name="Default" office:value-type="float" office:value="0.546171" calcext:value-type="float">
            <text:p>0.546171</text:p>
          </table:table-cell>
          <table:table-cell table:style-name="Default" office:value-type="float" office:value="0.563548" calcext:value-type="float">
            <text:p>0.563548</text:p>
          </table:table-cell>
          <table:table-cell office:value-type="float" office:value="0.609786" calcext:value-type="float">
            <text:p>0.609786</text:p>
          </table:table-cell>
          <table:table-cell office:value-type="float" office:value="0.555105" calcext:value-type="float">
            <text:p>0.555105</text:p>
          </table:table-cell>
          <table:table-cell table:number-columns-repeated="58"/>
        </table:table-row>
        <table:table-row table:style-name="ro1">
          <table:table-cell office:value-type="float" office:value="0.490169" calcext:value-type="float">
            <text:p>0.490169</text:p>
          </table:table-cell>
          <table:table-cell office:value-type="float" office:value="0.564384" calcext:value-type="float">
            <text:p>0.564384</text:p>
          </table:table-cell>
          <table:table-cell table:style-name="Default" office:value-type="float" office:value="0.545221" calcext:value-type="float">
            <text:p>0.545221</text:p>
          </table:table-cell>
          <table:table-cell table:style-name="Default" office:value-type="float" office:value="0.562685" calcext:value-type="float">
            <text:p>0.562685</text:p>
          </table:table-cell>
          <table:table-cell office:value-type="float" office:value="0.608534" calcext:value-type="float">
            <text:p>0.608534</text:p>
          </table:table-cell>
          <table:table-cell office:value-type="float" office:value="0.554002" calcext:value-type="float">
            <text:p>0.554002</text:p>
          </table:table-cell>
          <table:table-cell table:number-columns-repeated="58"/>
        </table:table-row>
        <table:table-row table:style-name="ro1">
          <table:table-cell office:value-type="float" office:value="0.489755" calcext:value-type="float">
            <text:p>0.489755</text:p>
          </table:table-cell>
          <table:table-cell office:value-type="float" office:value="0.563765" calcext:value-type="float">
            <text:p>0.563765</text:p>
          </table:table-cell>
          <table:table-cell table:style-name="Default" office:value-type="float" office:value="0.544296" calcext:value-type="float">
            <text:p>0.544296</text:p>
          </table:table-cell>
          <table:table-cell table:style-name="Default" office:value-type="float" office:value="0.561832" calcext:value-type="float">
            <text:p>0.561832</text:p>
          </table:table-cell>
          <table:table-cell office:value-type="float" office:value="0.607322" calcext:value-type="float">
            <text:p>0.607322</text:p>
          </table:table-cell>
          <table:table-cell office:value-type="float" office:value="0.552953" calcext:value-type="float">
            <text:p>0.552953</text:p>
          </table:table-cell>
          <table:table-cell table:number-columns-repeated="58"/>
        </table:table-row>
        <table:table-row table:style-name="ro1">
          <table:table-cell office:value-type="float" office:value="0.489355" calcext:value-type="float">
            <text:p>0.489355</text:p>
          </table:table-cell>
          <table:table-cell office:value-type="float" office:value="0.563157" calcext:value-type="float">
            <text:p>0.563157</text:p>
          </table:table-cell>
          <table:table-cell table:style-name="Default" office:value-type="float" office:value="0.543383" calcext:value-type="float">
            <text:p>0.543383</text:p>
          </table:table-cell>
          <table:table-cell table:style-name="Default" office:value-type="float" office:value="0.560992" calcext:value-type="float">
            <text:p>0.560992</text:p>
          </table:table-cell>
          <table:table-cell office:value-type="float" office:value="0.606152" calcext:value-type="float">
            <text:p>0.606152</text:p>
          </table:table-cell>
          <table:table-cell office:value-type="float" office:value="0.551936" calcext:value-type="float">
            <text:p>0.551936</text:p>
          </table:table-cell>
          <table:table-cell table:number-columns-repeated="58"/>
        </table:table-row>
        <table:table-row table:style-name="ro1">
          <table:table-cell office:value-type="float" office:value="0.488961" calcext:value-type="float">
            <text:p>0.488961</text:p>
          </table:table-cell>
          <table:table-cell office:value-type="float" office:value="0.562566" calcext:value-type="float">
            <text:p>0.562566</text:p>
          </table:table-cell>
          <table:table-cell table:style-name="Default" office:value-type="float" office:value="0.542513" calcext:value-type="float">
            <text:p>0.542513</text:p>
          </table:table-cell>
          <table:table-cell table:style-name="Default" office:value-type="float" office:value="0.560167" calcext:value-type="float">
            <text:p>0.560167</text:p>
          </table:table-cell>
          <table:table-cell office:value-type="float" office:value="0.605022" calcext:value-type="float">
            <text:p>0.605022</text:p>
          </table:table-cell>
          <table:table-cell office:value-type="float" office:value="0.550939" calcext:value-type="float">
            <text:p>0.550939</text:p>
          </table:table-cell>
          <table:table-cell table:number-columns-repeated="58"/>
        </table:table-row>
        <table:table-row table:style-name="ro1">
          <table:table-cell office:value-type="float" office:value="0.488555" calcext:value-type="float">
            <text:p>0.488555</text:p>
          </table:table-cell>
          <table:table-cell office:value-type="float" office:value="0.562026" calcext:value-type="float">
            <text:p>0.562026</text:p>
          </table:table-cell>
          <table:table-cell table:style-name="Default" office:value-type="float" office:value="0.541659" calcext:value-type="float">
            <text:p>0.541659</text:p>
          </table:table-cell>
          <table:table-cell table:style-name="Default" office:value-type="float" office:value="0.559367" calcext:value-type="float">
            <text:p>0.559367</text:p>
          </table:table-cell>
          <table:table-cell office:value-type="float" office:value="0.603929" calcext:value-type="float">
            <text:p>0.603929</text:p>
          </table:table-cell>
          <table:table-cell office:value-type="float" office:value="0.549974" calcext:value-type="float">
            <text:p>0.549974</text:p>
          </table:table-cell>
          <table:table-cell table:number-columns-repeated="58"/>
        </table:table-row>
        <table:table-row table:style-name="ro1">
          <table:table-cell office:value-type="float" office:value="0.488183" calcext:value-type="float">
            <text:p>0.488183</text:p>
          </table:table-cell>
          <table:table-cell office:value-type="float" office:value="0.561457" calcext:value-type="float">
            <text:p>0.561457</text:p>
          </table:table-cell>
          <table:table-cell table:style-name="Default" office:value-type="float" office:value="0.540812" calcext:value-type="float">
            <text:p>0.540812</text:p>
          </table:table-cell>
          <table:table-cell table:style-name="Default" office:value-type="float" office:value="0.558586" calcext:value-type="float">
            <text:p>0.558586</text:p>
          </table:table-cell>
          <table:table-cell office:value-type="float" office:value="0.602849" calcext:value-type="float">
            <text:p>0.602849</text:p>
          </table:table-cell>
          <table:table-cell office:value-type="float" office:value="0.548998" calcext:value-type="float">
            <text:p>0.548998</text:p>
          </table:table-cell>
          <table:table-cell table:number-columns-repeated="58"/>
        </table:table-row>
        <table:table-row table:style-name="ro1">
          <table:table-cell office:value-type="float" office:value="0.487819" calcext:value-type="float">
            <text:p>0.487819</text:p>
          </table:table-cell>
          <table:table-cell office:value-type="float" office:value="0.560904" calcext:value-type="float">
            <text:p>0.560904</text:p>
          </table:table-cell>
          <table:table-cell table:style-name="Default" office:value-type="float" office:value="0.539988" calcext:value-type="float">
            <text:p>0.539988</text:p>
          </table:table-cell>
          <table:table-cell table:style-name="Default" office:value-type="float" office:value="0.557821" calcext:value-type="float">
            <text:p>0.557821</text:p>
          </table:table-cell>
          <table:table-cell office:value-type="float" office:value="0.601776" calcext:value-type="float">
            <text:p>0.601776</text:p>
          </table:table-cell>
          <table:table-cell office:value-type="float" office:value="0.548018" calcext:value-type="float">
            <text:p>0.548018</text:p>
          </table:table-cell>
          <table:table-cell table:number-columns-repeated="58"/>
        </table:table-row>
        <table:table-row table:style-name="ro1">
          <table:table-cell office:value-type="float" office:value="0.487455" calcext:value-type="float">
            <text:p>0.487455</text:p>
          </table:table-cell>
          <table:table-cell office:value-type="float" office:value="0.560363" calcext:value-type="float">
            <text:p>0.560363</text:p>
          </table:table-cell>
          <table:table-cell table:style-name="Default" office:value-type="float" office:value="0.539179" calcext:value-type="float">
            <text:p>0.539179</text:p>
          </table:table-cell>
          <table:table-cell table:style-name="Default" office:value-type="float" office:value="0.557066" calcext:value-type="float">
            <text:p>0.557066</text:p>
          </table:table-cell>
          <table:table-cell office:value-type="float" office:value="0.60068" calcext:value-type="float">
            <text:p>0.60068</text:p>
          </table:table-cell>
          <table:table-cell office:value-type="float" office:value="0.547074" calcext:value-type="float">
            <text:p>0.547074</text:p>
          </table:table-cell>
          <table:table-cell table:number-columns-repeated="58"/>
        </table:table-row>
        <table:table-row table:style-name="ro1">
          <table:table-cell office:value-type="float" office:value="0.487099" calcext:value-type="float">
            <text:p>0.487099</text:p>
          </table:table-cell>
          <table:table-cell office:value-type="float" office:value="0.559836" calcext:value-type="float">
            <text:p>0.559836</text:p>
          </table:table-cell>
          <table:table-cell table:style-name="Default" office:value-type="float" office:value="0.538382" calcext:value-type="float">
            <text:p>0.538382</text:p>
          </table:table-cell>
          <table:table-cell table:style-name="Default" office:value-type="float" office:value="0.556325" calcext:value-type="float">
            <text:p>0.556325</text:p>
          </table:table-cell>
          <table:table-cell office:value-type="float" office:value="0.599622" calcext:value-type="float">
            <text:p>0.599622</text:p>
          </table:table-cell>
          <table:table-cell office:value-type="float" office:value="0.546189" calcext:value-type="float">
            <text:p>0.546189</text:p>
          </table:table-cell>
          <table:table-cell table:number-columns-repeated="58"/>
        </table:table-row>
        <table:table-row table:style-name="ro1">
          <table:table-cell office:value-type="float" office:value="0.486751" calcext:value-type="float">
            <text:p>0.486751</text:p>
          </table:table-cell>
          <table:table-cell office:value-type="float" office:value="0.559317" calcext:value-type="float">
            <text:p>0.559317</text:p>
          </table:table-cell>
          <table:table-cell table:style-name="Default" office:value-type="float" office:value="0.537589" calcext:value-type="float">
            <text:p>0.537589</text:p>
          </table:table-cell>
          <table:table-cell table:style-name="Default" office:value-type="float" office:value="0.555597" calcext:value-type="float">
            <text:p>0.555597</text:p>
          </table:table-cell>
          <table:table-cell office:value-type="float" office:value="0.598553" calcext:value-type="float">
            <text:p>0.598553</text:p>
          </table:table-cell>
          <table:table-cell office:value-type="float" office:value="0.545301" calcext:value-type="float">
            <text:p>0.545301</text:p>
          </table:table-cell>
          <table:table-cell table:number-columns-repeated="58"/>
        </table:table-row>
        <table:table-row table:style-name="ro1">
          <table:table-cell office:value-type="float" office:value="0.486409" calcext:value-type="float">
            <text:p>0.486409</text:p>
          </table:table-cell>
          <table:table-cell office:value-type="float" office:value="0.558809" calcext:value-type="float">
            <text:p>0.558809</text:p>
          </table:table-cell>
          <table:table-cell table:style-name="Default" office:value-type="float" office:value="0.5368" calcext:value-type="float">
            <text:p>0.5368</text:p>
          </table:table-cell>
          <table:table-cell table:style-name="Default" office:value-type="float" office:value="0.554862" calcext:value-type="float">
            <text:p>0.554862</text:p>
          </table:table-cell>
          <table:table-cell office:value-type="float" office:value="0.597547" calcext:value-type="float">
            <text:p>0.597547</text:p>
          </table:table-cell>
          <table:table-cell office:value-type="float" office:value="0.544488" calcext:value-type="float">
            <text:p>0.544488</text:p>
          </table:table-cell>
          <table:table-cell table:number-columns-repeated="58"/>
        </table:table-row>
        <table:table-row table:style-name="ro1">
          <table:table-cell office:value-type="float" office:value="0.486072" calcext:value-type="float">
            <text:p>0.486072</text:p>
          </table:table-cell>
          <table:table-cell office:value-type="float" office:value="0.558315" calcext:value-type="float">
            <text:p>0.558315</text:p>
          </table:table-cell>
          <table:table-cell table:style-name="Default" office:value-type="float" office:value="0.536043" calcext:value-type="float">
            <text:p>0.536043</text:p>
          </table:table-cell>
          <table:table-cell table:style-name="Default" office:value-type="float" office:value="0.554148" calcext:value-type="float">
            <text:p>0.554148</text:p>
          </table:table-cell>
          <table:table-cell office:value-type="float" office:value="0.5966" calcext:value-type="float">
            <text:p>0.5966</text:p>
          </table:table-cell>
          <table:table-cell office:value-type="float" office:value="0.543717" calcext:value-type="float">
            <text:p>0.543717</text:p>
          </table:table-cell>
          <table:table-cell table:number-columns-repeated="58"/>
        </table:table-row>
        <table:table-row table:style-name="ro1">
          <table:table-cell office:value-type="float" office:value="0.485742" calcext:value-type="float">
            <text:p>0.485742</text:p>
          </table:table-cell>
          <table:table-cell office:value-type="float" office:value="0.557826" calcext:value-type="float">
            <text:p>0.557826</text:p>
          </table:table-cell>
          <table:table-cell table:style-name="Default" office:value-type="float" office:value="0.535302" calcext:value-type="float">
            <text:p>0.535302</text:p>
          </table:table-cell>
          <table:table-cell table:style-name="Default" office:value-type="float" office:value="0.553451" calcext:value-type="float">
            <text:p>0.553451</text:p>
          </table:table-cell>
          <table:table-cell office:value-type="float" office:value="0.595671" calcext:value-type="float">
            <text:p>0.595671</text:p>
          </table:table-cell>
          <table:table-cell office:value-type="float" office:value="0.542964" calcext:value-type="float">
            <text:p>0.542964</text:p>
          </table:table-cell>
          <table:table-cell table:number-columns-repeated="58"/>
        </table:table-row>
        <table:table-row table:style-name="ro1">
          <table:table-cell office:value-type="float" office:value="0.48542" calcext:value-type="float">
            <text:p>0.48542</text:p>
          </table:table-cell>
          <table:table-cell office:value-type="float" office:value="0.557347" calcext:value-type="float">
            <text:p>0.557347</text:p>
          </table:table-cell>
          <table:table-cell table:style-name="Default" office:value-type="float" office:value="0.534552" calcext:value-type="float">
            <text:p>0.534552</text:p>
          </table:table-cell>
          <table:table-cell table:style-name="Default" office:value-type="float" office:value="0.552772" calcext:value-type="float">
            <text:p>0.552772</text:p>
          </table:table-cell>
          <table:table-cell office:value-type="float" office:value="0.594768" calcext:value-type="float">
            <text:p>0.594768</text:p>
          </table:table-cell>
          <table:table-cell office:value-type="float" office:value="0.542216" calcext:value-type="float">
            <text:p>0.542216</text:p>
          </table:table-cell>
          <table:table-cell table:number-columns-repeated="58"/>
        </table:table-row>
        <table:table-row table:style-name="ro1">
          <table:table-cell office:value-type="float" office:value="0.485095" calcext:value-type="float">
            <text:p>0.485095</text:p>
          </table:table-cell>
          <table:table-cell office:value-type="float" office:value="0.556877" calcext:value-type="float">
            <text:p>0.556877</text:p>
          </table:table-cell>
          <table:table-cell table:style-name="Default" office:value-type="float" office:value="0.533838" calcext:value-type="float">
            <text:p>0.533838</text:p>
          </table:table-cell>
          <table:table-cell table:style-name="Default" office:value-type="float" office:value="0.552109" calcext:value-type="float">
            <text:p>0.552109</text:p>
          </table:table-cell>
          <table:table-cell office:value-type="float" office:value="0.593944" calcext:value-type="float">
            <text:p>0.593944</text:p>
          </table:table-cell>
          <table:table-cell office:value-type="float" office:value="0.541572" calcext:value-type="float">
            <text:p>0.541572</text:p>
          </table:table-cell>
          <table:table-cell table:number-columns-repeated="58"/>
        </table:table-row>
        <table:table-row table:style-name="ro1">
          <table:table-cell office:value-type="float" office:value="0.484786" calcext:value-type="float">
            <text:p>0.484786</text:p>
          </table:table-cell>
          <table:table-cell office:value-type="float" office:value="0.556416" calcext:value-type="float">
            <text:p>0.556416</text:p>
          </table:table-cell>
          <table:table-cell table:style-name="Default" office:value-type="float" office:value="0.533122" calcext:value-type="float">
            <text:p>0.533122</text:p>
          </table:table-cell>
          <table:table-cell table:style-name="Default" office:value-type="float" office:value="0.551459" calcext:value-type="float">
            <text:p>0.551459</text:p>
          </table:table-cell>
          <table:table-cell office:value-type="float" office:value="0.593116" calcext:value-type="float">
            <text:p>0.593116</text:p>
          </table:table-cell>
          <table:table-cell office:value-type="float" office:value="0.540888" calcext:value-type="float">
            <text:p>0.540888</text:p>
          </table:table-cell>
          <table:table-cell table:number-columns-repeated="58"/>
        </table:table-row>
        <table:table-row table:style-name="ro1">
          <table:table-cell office:value-type="float" office:value="0.484479" calcext:value-type="float">
            <text:p>0.484479</text:p>
          </table:table-cell>
          <table:table-cell office:value-type="float" office:value="0.555964" calcext:value-type="float">
            <text:p>0.555964</text:p>
          </table:table-cell>
          <table:table-cell table:style-name="Default" office:value-type="float" office:value="0.53245" calcext:value-type="float">
            <text:p>0.53245</text:p>
          </table:table-cell>
          <table:table-cell table:style-name="Default" office:value-type="float" office:value="0.550818" calcext:value-type="float">
            <text:p>0.550818</text:p>
          </table:table-cell>
          <table:table-cell office:value-type="float" office:value="0.592323" calcext:value-type="float">
            <text:p>0.592323</text:p>
          </table:table-cell>
          <table:table-cell office:value-type="float" office:value="0.540223" calcext:value-type="float">
            <text:p>0.540223</text:p>
          </table:table-cell>
          <table:table-cell table:number-columns-repeated="58"/>
        </table:table-row>
        <table:table-row table:style-name="ro1">
          <table:table-cell office:value-type="float" office:value="0.484176" calcext:value-type="float">
            <text:p>0.484176</text:p>
          </table:table-cell>
          <table:table-cell office:value-type="float" office:value="0.55552" calcext:value-type="float">
            <text:p>0.55552</text:p>
          </table:table-cell>
          <table:table-cell table:style-name="Default" office:value-type="float" office:value="0.531754" calcext:value-type="float">
            <text:p>0.531754</text:p>
          </table:table-cell>
          <table:table-cell table:style-name="Default" office:value-type="float" office:value="0.55019" calcext:value-type="float">
            <text:p>0.55019</text:p>
          </table:table-cell>
          <table:table-cell office:value-type="float" office:value="0.591551" calcext:value-type="float">
            <text:p>0.591551</text:p>
          </table:table-cell>
          <table:table-cell office:value-type="float" office:value="0.539577" calcext:value-type="float">
            <text:p>0.539577</text:p>
          </table:table-cell>
          <table:table-cell table:number-columns-repeated="58"/>
        </table:table-row>
        <table:table-row table:style-name="ro1">
          <table:table-cell office:value-type="float" office:value="0.483865" calcext:value-type="float">
            <text:p>0.483865</text:p>
          </table:table-cell>
          <table:table-cell office:value-type="float" office:value="0.555079" calcext:value-type="float">
            <text:p>0.555079</text:p>
          </table:table-cell>
          <table:table-cell table:style-name="Default" office:value-type="float" office:value="0.531069" calcext:value-type="float">
            <text:p>0.531069</text:p>
          </table:table-cell>
          <table:table-cell table:style-name="Default" office:value-type="float" office:value="0.549573" calcext:value-type="float">
            <text:p>0.549573</text:p>
          </table:table-cell>
          <table:table-cell office:value-type="float" office:value="0.590844" calcext:value-type="float">
            <text:p>0.590844</text:p>
          </table:table-cell>
          <table:table-cell office:value-type="float" office:value="0.538982" calcext:value-type="float">
            <text:p>0.538982</text:p>
          </table:table-cell>
          <table:table-cell table:number-columns-repeated="58"/>
        </table:table-row>
        <table:table-row table:style-name="ro1">
          <table:table-cell office:value-type="float" office:value="0.483568" calcext:value-type="float">
            <text:p>0.483568</text:p>
          </table:table-cell>
          <table:table-cell office:value-type="float" office:value="0.554652" calcext:value-type="float">
            <text:p>0.554652</text:p>
          </table:table-cell>
          <table:table-cell table:style-name="Default" office:value-type="float" office:value="0.53039" calcext:value-type="float">
            <text:p>0.53039</text:p>
          </table:table-cell>
          <table:table-cell table:style-name="Default" office:value-type="float" office:value="0.548979" calcext:value-type="float">
            <text:p>0.548979</text:p>
          </table:table-cell>
          <table:table-cell office:value-type="float" office:value="0.590131" calcext:value-type="float">
            <text:p>0.590131</text:p>
          </table:table-cell>
          <table:table-cell office:value-type="float" office:value="0.538375" calcext:value-type="float">
            <text:p>0.538375</text:p>
          </table:table-cell>
          <table:table-cell table:number-columns-repeated="58"/>
        </table:table-row>
        <table:table-row table:style-name="ro1">
          <table:table-cell office:value-type="float" office:value="0.483282" calcext:value-type="float">
            <text:p>0.483282</text:p>
          </table:table-cell>
          <table:table-cell office:value-type="float" office:value="0.554234" calcext:value-type="float">
            <text:p>0.554234</text:p>
          </table:table-cell>
          <table:table-cell table:style-name="Default" office:value-type="float" office:value="0.529716" calcext:value-type="float">
            <text:p>0.529716</text:p>
          </table:table-cell>
          <table:table-cell table:style-name="Default" office:value-type="float" office:value="0.548374" calcext:value-type="float">
            <text:p>0.548374</text:p>
          </table:table-cell>
          <table:table-cell office:value-type="float" office:value="0.589437" calcext:value-type="float">
            <text:p>0.589437</text:p>
          </table:table-cell>
          <table:table-cell office:value-type="float" office:value="0.53777" calcext:value-type="float">
            <text:p>0.53777</text:p>
          </table:table-cell>
          <table:table-cell table:number-columns-repeated="58"/>
        </table:table-row>
        <table:table-row table:style-name="ro1">
          <table:table-cell office:value-type="float" office:value="0.482999" calcext:value-type="float">
            <text:p>0.482999</text:p>
          </table:table-cell>
          <table:table-cell office:value-type="float" office:value="0.553825" calcext:value-type="float">
            <text:p>0.553825</text:p>
          </table:table-cell>
          <table:table-cell table:style-name="Default" office:value-type="float" office:value="0.529066" calcext:value-type="float">
            <text:p>0.529066</text:p>
          </table:table-cell>
          <table:table-cell table:style-name="Default" office:value-type="float" office:value="0.547785" calcext:value-type="float">
            <text:p>0.547785</text:p>
          </table:table-cell>
          <table:table-cell office:value-type="float" office:value="0.588755" calcext:value-type="float">
            <text:p>0.588755</text:p>
          </table:table-cell>
          <table:table-cell office:value-type="float" office:value="0.537179" calcext:value-type="float">
            <text:p>0.537179</text:p>
          </table:table-cell>
          <table:table-cell table:number-columns-repeated="58"/>
        </table:table-row>
        <table:table-row table:style-name="ro1">
          <table:table-cell office:value-type="float" office:value="0.482722" calcext:value-type="float">
            <text:p>0.482722</text:p>
          </table:table-cell>
          <table:table-cell office:value-type="float" office:value="0.553433" calcext:value-type="float">
            <text:p>0.553433</text:p>
          </table:table-cell>
          <table:table-cell table:style-name="Default" office:value-type="float" office:value="0.528427" calcext:value-type="float">
            <text:p>0.528427</text:p>
          </table:table-cell>
          <table:table-cell table:style-name="Default" office:value-type="float" office:value="0.547211" calcext:value-type="float">
            <text:p>0.547211</text:p>
          </table:table-cell>
          <table:table-cell office:value-type="float" office:value="0.588086" calcext:value-type="float">
            <text:p>0.588086</text:p>
          </table:table-cell>
          <table:table-cell office:value-type="float" office:value="0.536591" calcext:value-type="float">
            <text:p>0.536591</text:p>
          </table:table-cell>
          <table:table-cell table:number-columns-repeated="58"/>
        </table:table-row>
        <table:table-row table:style-name="ro1">
          <table:table-cell office:value-type="float" office:value="0.482452" calcext:value-type="float">
            <text:p>0.482452</text:p>
          </table:table-cell>
          <table:table-cell office:value-type="float" office:value="0.553038" calcext:value-type="float">
            <text:p>0.553038</text:p>
          </table:table-cell>
          <table:table-cell table:style-name="Default" office:value-type="float" office:value="0.527784" calcext:value-type="float">
            <text:p>0.527784</text:p>
          </table:table-cell>
          <table:table-cell table:style-name="Default" office:value-type="float" office:value="0.54666" calcext:value-type="float">
            <text:p>0.54666</text:p>
          </table:table-cell>
          <table:table-cell office:value-type="float" office:value="0.587419" calcext:value-type="float">
            <text:p>0.587419</text:p>
          </table:table-cell>
          <table:table-cell office:value-type="float" office:value="0.535966" calcext:value-type="float">
            <text:p>0.535966</text:p>
          </table:table-cell>
          <table:table-cell table:number-columns-repeated="58"/>
        </table:table-row>
        <table:table-row table:style-name="ro1">
          <table:table-cell office:value-type="float" office:value="0.482179" calcext:value-type="float">
            <text:p>0.482179</text:p>
          </table:table-cell>
          <table:table-cell office:value-type="float" office:value="0.552652" calcext:value-type="float">
            <text:p>0.552652</text:p>
          </table:table-cell>
          <table:table-cell table:style-name="Default" office:value-type="float" office:value="0.527171" calcext:value-type="float">
            <text:p>0.527171</text:p>
          </table:table-cell>
          <table:table-cell table:style-name="Default" office:value-type="float" office:value="0.54612" calcext:value-type="float">
            <text:p>0.54612</text:p>
          </table:table-cell>
          <table:table-cell office:value-type="float" office:value="0.586798" calcext:value-type="float">
            <text:p>0.586798</text:p>
          </table:table-cell>
          <table:table-cell office:value-type="float" office:value="0.535375" calcext:value-type="float">
            <text:p>0.535375</text:p>
          </table:table-cell>
          <table:table-cell table:number-columns-repeated="58"/>
        </table:table-row>
        <table:table-row table:style-name="ro1">
          <table:table-cell office:value-type="float" office:value="0.481914" calcext:value-type="float">
            <text:p>0.481914</text:p>
          </table:table-cell>
          <table:table-cell office:value-type="float" office:value="0.55233" calcext:value-type="float">
            <text:p>0.55233</text:p>
          </table:table-cell>
          <table:table-cell table:style-name="Default" office:value-type="float" office:value="0.526545" calcext:value-type="float">
            <text:p>0.526545</text:p>
          </table:table-cell>
          <table:table-cell table:style-name="Default" office:value-type="float" office:value="0.545594" calcext:value-type="float">
            <text:p>0.545594</text:p>
          </table:table-cell>
          <table:table-cell office:value-type="float" office:value="0.586151" calcext:value-type="float">
            <text:p>0.586151</text:p>
          </table:table-cell>
          <table:table-cell office:value-type="float" office:value="0.534772" calcext:value-type="float">
            <text:p>0.534772</text:p>
          </table:table-cell>
          <table:table-cell table:number-columns-repeated="58"/>
        </table:table-row>
        <table:table-row table:style-name="ro1">
          <table:table-cell office:value-type="float" office:value="0.48167" calcext:value-type="float">
            <text:p>0.48167</text:p>
          </table:table-cell>
          <table:table-cell office:value-type="float" office:value="0.551952" calcext:value-type="float">
            <text:p>0.551952</text:p>
          </table:table-cell>
          <table:table-cell table:style-name="Default" office:value-type="float" office:value="0.525925" calcext:value-type="float">
            <text:p>0.525925</text:p>
          </table:table-cell>
          <table:table-cell table:style-name="Default" office:value-type="float" office:value="0.545067" calcext:value-type="float">
            <text:p>0.545067</text:p>
          </table:table-cell>
          <table:table-cell office:value-type="float" office:value="0.585507" calcext:value-type="float">
            <text:p>0.585507</text:p>
          </table:table-cell>
          <table:table-cell office:value-type="float" office:value="0.534186" calcext:value-type="float">
            <text:p>0.534186</text:p>
          </table:table-cell>
          <table:table-cell table:number-columns-repeated="58"/>
        </table:table-row>
        <table:table-row table:style-name="ro1">
          <table:table-cell office:value-type="float" office:value="0.481418" calcext:value-type="float">
            <text:p>0.481418</text:p>
          </table:table-cell>
          <table:table-cell office:value-type="float" office:value="0.551581" calcext:value-type="float">
            <text:p>0.551581</text:p>
          </table:table-cell>
          <table:table-cell table:style-name="Default" office:value-type="float" office:value="0.525318" calcext:value-type="float">
            <text:p>0.525318</text:p>
          </table:table-cell>
          <table:table-cell table:style-name="Default" office:value-type="float" office:value="0.544548" calcext:value-type="float">
            <text:p>0.544548</text:p>
          </table:table-cell>
          <table:table-cell office:value-type="float" office:value="0.584859" calcext:value-type="float">
            <text:p>0.584859</text:p>
          </table:table-cell>
          <table:table-cell office:value-type="float" office:value="0.533605" calcext:value-type="float">
            <text:p>0.533605</text:p>
          </table:table-cell>
          <table:table-cell table:number-columns-repeated="58"/>
        </table:table-row>
        <table:table-row table:style-name="ro1">
          <table:table-cell office:value-type="float" office:value="0.481173" calcext:value-type="float">
            <text:p>0.481173</text:p>
          </table:table-cell>
          <table:table-cell office:value-type="float" office:value="0.551233" calcext:value-type="float">
            <text:p>0.551233</text:p>
          </table:table-cell>
          <table:table-cell table:style-name="Default" office:value-type="float" office:value="0.524724" calcext:value-type="float">
            <text:p>0.524724</text:p>
          </table:table-cell>
          <table:table-cell table:style-name="Default" office:value-type="float" office:value="0.544036" calcext:value-type="float">
            <text:p>0.544036</text:p>
          </table:table-cell>
          <table:table-cell office:value-type="float" office:value="0.584241" calcext:value-type="float">
            <text:p>0.584241</text:p>
          </table:table-cell>
          <table:table-cell office:value-type="float" office:value="0.533052" calcext:value-type="float">
            <text:p>0.533052</text:p>
          </table:table-cell>
          <table:table-cell table:number-columns-repeated="58"/>
        </table:table-row>
        <table:table-row table:style-name="ro1">
          <table:table-cell office:value-type="float" office:value="0.480923" calcext:value-type="float">
            <text:p>0.480923</text:p>
          </table:table-cell>
          <table:table-cell office:value-type="float" office:value="0.550889" calcext:value-type="float">
            <text:p>0.550889</text:p>
          </table:table-cell>
          <table:table-cell table:style-name="Default" office:value-type="float" office:value="0.524129" calcext:value-type="float">
            <text:p>0.524129</text:p>
          </table:table-cell>
          <table:table-cell table:style-name="Default" office:value-type="float" office:value="0.543495" calcext:value-type="float">
            <text:p>0.543495</text:p>
          </table:table-cell>
          <table:table-cell office:value-type="float" office:value="0.583626" calcext:value-type="float">
            <text:p>0.583626</text:p>
          </table:table-cell>
          <table:table-cell office:value-type="float" office:value="0.532506" calcext:value-type="float">
            <text:p>0.532506</text:p>
          </table:table-cell>
          <table:table-cell table:number-columns-repeated="58"/>
        </table:table-row>
        <table:table-row table:style-name="ro1">
          <table:table-cell office:value-type="float" office:value="0.480669" calcext:value-type="float">
            <text:p>0.480669</text:p>
          </table:table-cell>
          <table:table-cell office:value-type="float" office:value="0.550543" calcext:value-type="float">
            <text:p>0.550543</text:p>
          </table:table-cell>
          <table:table-cell table:style-name="Default" office:value-type="float" office:value="0.523555" calcext:value-type="float">
            <text:p>0.523555</text:p>
          </table:table-cell>
          <table:table-cell table:style-name="Default" office:value-type="float" office:value="0.542995" calcext:value-type="float">
            <text:p>0.542995</text:p>
          </table:table-cell>
          <table:table-cell office:value-type="float" office:value="0.583016" calcext:value-type="float">
            <text:p>0.583016</text:p>
          </table:table-cell>
          <table:table-cell office:value-type="float" office:value="0.531963" calcext:value-type="float">
            <text:p>0.531963</text:p>
          </table:table-cell>
          <table:table-cell table:number-columns-repeated="58"/>
        </table:table-row>
        <table:table-row table:style-name="ro1">
          <table:table-cell office:value-type="float" office:value="0.480425" calcext:value-type="float">
            <text:p>0.480425</text:p>
          </table:table-cell>
          <table:table-cell office:value-type="float" office:value="0.550201" calcext:value-type="float">
            <text:p>0.550201</text:p>
          </table:table-cell>
          <table:table-cell table:style-name="Default" office:value-type="float" office:value="0.522991" calcext:value-type="float">
            <text:p>0.522991</text:p>
          </table:table-cell>
          <table:table-cell table:style-name="Default" office:value-type="float" office:value="0.542508" calcext:value-type="float">
            <text:p>0.542508</text:p>
          </table:table-cell>
          <table:table-cell office:value-type="float" office:value="0.582401" calcext:value-type="float">
            <text:p>0.582401</text:p>
          </table:table-cell>
          <table:table-cell office:value-type="float" office:value="0.531417" calcext:value-type="float">
            <text:p>0.531417</text:p>
          </table:table-cell>
          <table:table-cell table:number-columns-repeated="58"/>
        </table:table-row>
        <table:table-row table:style-name="ro1">
          <table:table-cell office:value-type="float" office:value="0.480186" calcext:value-type="float">
            <text:p>0.480186</text:p>
          </table:table-cell>
          <table:table-cell office:value-type="float" office:value="0.549865" calcext:value-type="float">
            <text:p>0.549865</text:p>
          </table:table-cell>
          <table:table-cell table:style-name="Default" office:value-type="float" office:value="0.52243" calcext:value-type="float">
            <text:p>0.52243</text:p>
          </table:table-cell>
          <table:table-cell table:style-name="Default" office:value-type="float" office:value="0.541987" calcext:value-type="float">
            <text:p>0.541987</text:p>
          </table:table-cell>
          <table:table-cell office:value-type="float" office:value="0.581808" calcext:value-type="float">
            <text:p>0.581808</text:p>
          </table:table-cell>
          <table:table-cell office:value-type="float" office:value="0.530883" calcext:value-type="float">
            <text:p>0.530883</text:p>
          </table:table-cell>
          <table:table-cell table:number-columns-repeated="58"/>
        </table:table-row>
        <table:table-row table:style-name="ro1">
          <table:table-cell office:value-type="float" office:value="0.479953" calcext:value-type="float">
            <text:p>0.479953</text:p>
          </table:table-cell>
          <table:table-cell office:value-type="float" office:value="0.549535" calcext:value-type="float">
            <text:p>0.549535</text:p>
          </table:table-cell>
          <table:table-cell table:style-name="Default" office:value-type="float" office:value="0.521898" calcext:value-type="float">
            <text:p>0.521898</text:p>
          </table:table-cell>
          <table:table-cell table:style-name="Default" office:value-type="float" office:value="0.541512" calcext:value-type="float">
            <text:p>0.541512</text:p>
          </table:table-cell>
          <table:table-cell office:value-type="float" office:value="0.581229" calcext:value-type="float">
            <text:p>0.581229</text:p>
          </table:table-cell>
          <table:table-cell office:value-type="float" office:value="0.53039" calcext:value-type="float">
            <text:p>0.53039</text:p>
          </table:table-cell>
          <table:table-cell table:number-columns-repeated="58"/>
        </table:table-row>
        <table:table-row table:style-name="ro1">
          <table:table-cell office:value-type="float" office:value="0.479664" calcext:value-type="float">
            <text:p>0.479664</text:p>
          </table:table-cell>
          <table:table-cell office:value-type="float" office:value="0.549197" calcext:value-type="float">
            <text:p>0.549197</text:p>
          </table:table-cell>
          <table:table-cell table:style-name="Default" office:value-type="float" office:value="0.52136" calcext:value-type="float">
            <text:p>0.52136</text:p>
          </table:table-cell>
          <table:table-cell table:style-name="Default" office:value-type="float" office:value="0.541046" calcext:value-type="float">
            <text:p>0.541046</text:p>
          </table:table-cell>
          <table:table-cell office:value-type="float" office:value="0.580673" calcext:value-type="float">
            <text:p>0.580673</text:p>
          </table:table-cell>
          <table:table-cell office:value-type="float" office:value="0.529894" calcext:value-type="float">
            <text:p>0.529894</text:p>
          </table:table-cell>
          <table:table-cell table:number-columns-repeated="58"/>
        </table:table-row>
        <table:table-row table:style-name="ro1">
          <table:table-cell office:value-type="float" office:value="0.479409" calcext:value-type="float">
            <text:p>0.479409</text:p>
          </table:table-cell>
          <table:table-cell office:value-type="float" office:value="0.548859" calcext:value-type="float">
            <text:p>0.548859</text:p>
          </table:table-cell>
          <table:table-cell table:style-name="Default" office:value-type="float" office:value="0.520842" calcext:value-type="float">
            <text:p>0.520842</text:p>
          </table:table-cell>
          <table:table-cell table:style-name="Default" office:value-type="float" office:value="0.540595" calcext:value-type="float">
            <text:p>0.540595</text:p>
          </table:table-cell>
          <table:table-cell office:value-type="float" office:value="0.580131" calcext:value-type="float">
            <text:p>0.580131</text:p>
          </table:table-cell>
          <table:table-cell office:value-type="float" office:value="0.529413" calcext:value-type="float">
            <text:p>0.529413</text:p>
          </table:table-cell>
          <table:table-cell table:number-columns-repeated="58"/>
        </table:table-row>
        <table:table-row table:style-name="ro1">
          <table:table-cell office:value-type="float" office:value="0.479196" calcext:value-type="float">
            <text:p>0.479196</text:p>
          </table:table-cell>
          <table:table-cell office:value-type="float" office:value="0.54854" calcext:value-type="float">
            <text:p>0.54854</text:p>
          </table:table-cell>
          <table:table-cell table:style-name="Default" office:value-type="float" office:value="0.52032" calcext:value-type="float">
            <text:p>0.52032</text:p>
          </table:table-cell>
          <table:table-cell table:style-name="Default" office:value-type="float" office:value="0.54015" calcext:value-type="float">
            <text:p>0.54015</text:p>
          </table:table-cell>
          <table:table-cell office:value-type="float" office:value="0.579597" calcext:value-type="float">
            <text:p>0.579597</text:p>
          </table:table-cell>
          <table:table-cell office:value-type="float" office:value="0.528933" calcext:value-type="float">
            <text:p>0.528933</text:p>
          </table:table-cell>
          <table:table-cell table:number-columns-repeated="58"/>
        </table:table-row>
        <table:table-row table:style-name="ro1">
          <table:table-cell office:value-type="float" office:value="0.47898" calcext:value-type="float">
            <text:p>0.47898</text:p>
          </table:table-cell>
          <table:table-cell office:value-type="float" office:value="0.548226" calcext:value-type="float">
            <text:p>0.548226</text:p>
          </table:table-cell>
          <table:table-cell table:style-name="Default" office:value-type="float" office:value="0.519804" calcext:value-type="float">
            <text:p>0.519804</text:p>
          </table:table-cell>
          <table:table-cell table:style-name="Default" office:value-type="float" office:value="0.539708" calcext:value-type="float">
            <text:p>0.539708</text:p>
          </table:table-cell>
          <table:table-cell office:value-type="float" office:value="0.579075" calcext:value-type="float">
            <text:p>0.579075</text:p>
          </table:table-cell>
          <table:table-cell office:value-type="float" office:value="0.528461" calcext:value-type="float">
            <text:p>0.528461</text:p>
          </table:table-cell>
          <table:table-cell table:number-columns-repeated="58"/>
        </table:table-row>
        <table:table-row table:style-name="ro1">
          <table:table-cell office:value-type="float" office:value="0.478763" calcext:value-type="float">
            <text:p>0.478763</text:p>
          </table:table-cell>
          <table:table-cell office:value-type="float" office:value="0.547918" calcext:value-type="float">
            <text:p>0.547918</text:p>
          </table:table-cell>
          <table:table-cell table:style-name="Default" office:value-type="float" office:value="0.519305" calcext:value-type="float">
            <text:p>0.519305</text:p>
          </table:table-cell>
          <table:table-cell table:style-name="Default" office:value-type="float" office:value="0.539278" calcext:value-type="float">
            <text:p>0.539278</text:p>
          </table:table-cell>
          <table:table-cell office:value-type="float" office:value="0.578563" calcext:value-type="float">
            <text:p>0.578563</text:p>
          </table:table-cell>
          <table:table-cell office:value-type="float" office:value="0.528004" calcext:value-type="float">
            <text:p>0.528004</text:p>
          </table:table-cell>
          <table:table-cell table:number-columns-repeated="58"/>
        </table:table-row>
        <table:table-row table:style-name="ro1">
          <table:table-cell office:value-type="float" office:value="0.478556" calcext:value-type="float">
            <text:p>0.478556</text:p>
          </table:table-cell>
          <table:table-cell office:value-type="float" office:value="0.547617" calcext:value-type="float">
            <text:p>0.547617</text:p>
          </table:table-cell>
          <table:table-cell table:style-name="Default" office:value-type="float" office:value="0.518801" calcext:value-type="float">
            <text:p>0.518801</text:p>
          </table:table-cell>
          <table:table-cell table:style-name="Default" office:value-type="float" office:value="0.538857" calcext:value-type="float">
            <text:p>0.538857</text:p>
          </table:table-cell>
          <table:table-cell office:value-type="float" office:value="0.578059" calcext:value-type="float">
            <text:p>0.578059</text:p>
          </table:table-cell>
          <table:table-cell office:value-type="float" office:value="0.527543" calcext:value-type="float">
            <text:p>0.527543</text:p>
          </table:table-cell>
          <table:table-cell table:number-columns-repeated="58"/>
        </table:table-row>
        <table:table-row table:style-name="ro1">
          <table:table-cell office:value-type="float" office:value="0.47835" calcext:value-type="float">
            <text:p>0.47835</text:p>
          </table:table-cell>
          <table:table-cell office:value-type="float" office:value="0.547321" calcext:value-type="float">
            <text:p>0.547321</text:p>
          </table:table-cell>
          <table:table-cell table:style-name="Default" office:value-type="float" office:value="0.5183" calcext:value-type="float">
            <text:p>0.5183</text:p>
          </table:table-cell>
          <table:table-cell table:style-name="Default" office:value-type="float" office:value="0.538429" calcext:value-type="float">
            <text:p>0.538429</text:p>
          </table:table-cell>
          <table:table-cell office:value-type="float" office:value="0.577557" calcext:value-type="float">
            <text:p>0.577557</text:p>
          </table:table-cell>
          <table:table-cell office:value-type="float" office:value="0.527074" calcext:value-type="float">
            <text:p>0.527074</text:p>
          </table:table-cell>
          <table:table-cell table:number-columns-repeated="58"/>
        </table:table-row>
        <table:table-row table:style-name="ro1">
          <table:table-cell office:value-type="float" office:value="0.478142" calcext:value-type="float">
            <text:p>0.478142</text:p>
          </table:table-cell>
          <table:table-cell office:value-type="float" office:value="0.54703" calcext:value-type="float">
            <text:p>0.54703</text:p>
          </table:table-cell>
          <table:table-cell table:style-name="Default" office:value-type="float" office:value="0.517834" calcext:value-type="float">
            <text:p>0.517834</text:p>
          </table:table-cell>
          <table:table-cell table:style-name="Default" office:value-type="float" office:value="0.538012" calcext:value-type="float">
            <text:p>0.538012</text:p>
          </table:table-cell>
          <table:table-cell office:value-type="float" office:value="0.577062" calcext:value-type="float">
            <text:p>0.577062</text:p>
          </table:table-cell>
          <table:table-cell office:value-type="float" office:value="0.526619" calcext:value-type="float">
            <text:p>0.526619</text:p>
          </table:table-cell>
          <table:table-cell table:number-columns-repeated="58"/>
        </table:table-row>
        <table:table-row table:style-name="ro1">
          <table:table-cell office:value-type="float" office:value="0.477927" calcext:value-type="float">
            <text:p>0.477927</text:p>
          </table:table-cell>
          <table:table-cell office:value-type="float" office:value="0.546744" calcext:value-type="float">
            <text:p>0.546744</text:p>
          </table:table-cell>
          <table:table-cell table:style-name="Default" office:value-type="float" office:value="0.51736" calcext:value-type="float">
            <text:p>0.51736</text:p>
          </table:table-cell>
          <table:table-cell table:style-name="Default" office:value-type="float" office:value="0.537606" calcext:value-type="float">
            <text:p>0.537606</text:p>
          </table:table-cell>
          <table:table-cell office:value-type="float" office:value="0.576581" calcext:value-type="float">
            <text:p>0.576581</text:p>
          </table:table-cell>
          <table:table-cell office:value-type="float" office:value="0.52618" calcext:value-type="float">
            <text:p>0.52618</text:p>
          </table:table-cell>
          <table:table-cell table:number-columns-repeated="58"/>
        </table:table-row>
        <table:table-row table:style-name="ro1">
          <table:table-cell office:value-type="float" office:value="0.47773" calcext:value-type="float">
            <text:p>0.47773</text:p>
          </table:table-cell>
          <table:table-cell office:value-type="float" office:value="0.546462" calcext:value-type="float">
            <text:p>0.546462</text:p>
          </table:table-cell>
          <table:table-cell table:style-name="Default" office:value-type="float" office:value="0.516889" calcext:value-type="float">
            <text:p>0.516889</text:p>
          </table:table-cell>
          <table:table-cell table:style-name="Default" office:value-type="float" office:value="0.537209" calcext:value-type="float">
            <text:p>0.537209</text:p>
          </table:table-cell>
          <table:table-cell office:value-type="float" office:value="0.576101" calcext:value-type="float">
            <text:p>0.576101</text:p>
          </table:table-cell>
          <table:table-cell office:value-type="float" office:value="0.525744" calcext:value-type="float">
            <text:p>0.525744</text:p>
          </table:table-cell>
          <table:table-cell table:number-columns-repeated="58"/>
        </table:table-row>
        <table:table-row table:style-name="ro1">
          <table:table-cell office:value-type="float" office:value="0.477531" calcext:value-type="float">
            <text:p>0.477531</text:p>
          </table:table-cell>
          <table:table-cell office:value-type="float" office:value="0.546185" calcext:value-type="float">
            <text:p>0.546185</text:p>
          </table:table-cell>
          <table:table-cell table:style-name="Default" office:value-type="float" office:value="0.516428" calcext:value-type="float">
            <text:p>0.516428</text:p>
          </table:table-cell>
          <table:table-cell table:style-name="Default" office:value-type="float" office:value="0.536821" calcext:value-type="float">
            <text:p>0.536821</text:p>
          </table:table-cell>
          <table:table-cell office:value-type="float" office:value="0.575633" calcext:value-type="float">
            <text:p>0.575633</text:p>
          </table:table-cell>
          <table:table-cell office:value-type="float" office:value="0.525315" calcext:value-type="float">
            <text:p>0.525315</text:p>
          </table:table-cell>
          <table:table-cell table:number-columns-repeated="58"/>
        </table:table-row>
        <table:table-row table:style-name="ro1">
          <table:table-cell office:value-type="float" office:value="0.477336" calcext:value-type="float">
            <text:p>0.477336</text:p>
          </table:table-cell>
          <table:table-cell office:value-type="float" office:value="0.545913" calcext:value-type="float">
            <text:p>0.545913</text:p>
          </table:table-cell>
          <table:table-cell table:style-name="Default" office:value-type="float" office:value="0.51597" calcext:value-type="float">
            <text:p>0.51597</text:p>
          </table:table-cell>
          <table:table-cell table:style-name="Default" office:value-type="float" office:value="0.536437" calcext:value-type="float">
            <text:p>0.536437</text:p>
          </table:table-cell>
          <table:table-cell office:value-type="float" office:value="0.575185" calcext:value-type="float">
            <text:p>0.575185</text:p>
          </table:table-cell>
          <table:table-cell office:value-type="float" office:value="0.524912" calcext:value-type="float">
            <text:p>0.524912</text:p>
          </table:table-cell>
          <table:table-cell table:number-columns-repeated="58"/>
        </table:table-row>
        <table:table-row table:style-name="ro1">
          <table:table-cell office:value-type="float" office:value="0.477145" calcext:value-type="float">
            <text:p>0.477145</text:p>
          </table:table-cell>
          <table:table-cell office:value-type="float" office:value="0.545645" calcext:value-type="float">
            <text:p>0.545645</text:p>
          </table:table-cell>
          <table:table-cell table:style-name="Default" office:value-type="float" office:value="0.515538" calcext:value-type="float">
            <text:p>0.515538</text:p>
          </table:table-cell>
          <table:table-cell table:style-name="Default" office:value-type="float" office:value="0.536069" calcext:value-type="float">
            <text:p>0.536069</text:p>
          </table:table-cell>
          <table:table-cell office:value-type="float" office:value="0.574726" calcext:value-type="float">
            <text:p>0.574726</text:p>
          </table:table-cell>
          <table:table-cell office:value-type="float" office:value="0.52449" calcext:value-type="float">
            <text:p>0.52449</text:p>
          </table:table-cell>
          <table:table-cell table:number-columns-repeated="58"/>
        </table:table-row>
        <table:table-row table:style-name="ro1">
          <table:table-cell office:value-type="float" office:value="0.476958" calcext:value-type="float">
            <text:p>0.476958</text:p>
          </table:table-cell>
          <table:table-cell office:value-type="float" office:value="0.545381" calcext:value-type="float">
            <text:p>0.545381</text:p>
          </table:table-cell>
          <table:table-cell table:style-name="Default" office:value-type="float" office:value="0.515098" calcext:value-type="float">
            <text:p>0.515098</text:p>
          </table:table-cell>
          <table:table-cell table:style-name="Default" office:value-type="float" office:value="0.535726" calcext:value-type="float">
            <text:p>0.535726</text:p>
          </table:table-cell>
          <table:table-cell office:value-type="float" office:value="0.574281" calcext:value-type="float">
            <text:p>0.574281</text:p>
          </table:table-cell>
          <table:table-cell office:value-type="float" office:value="0.524076" calcext:value-type="float">
            <text:p>0.524076</text:p>
          </table:table-cell>
          <table:table-cell table:number-columns-repeated="58"/>
        </table:table-row>
        <table:table-row table:style-name="ro1">
          <table:table-cell office:value-type="float" office:value="0.476772" calcext:value-type="float">
            <text:p>0.476772</text:p>
          </table:table-cell>
          <table:table-cell office:value-type="float" office:value="0.545121" calcext:value-type="float">
            <text:p>0.545121</text:p>
          </table:table-cell>
          <table:table-cell table:style-name="Default" office:value-type="float" office:value="0.514667" calcext:value-type="float">
            <text:p>0.514667</text:p>
          </table:table-cell>
          <table:table-cell table:style-name="Default" office:value-type="float" office:value="0.535379" calcext:value-type="float">
            <text:p>0.535379</text:p>
          </table:table-cell>
          <table:table-cell office:value-type="float" office:value="0.573836" calcext:value-type="float">
            <text:p>0.573836</text:p>
          </table:table-cell>
          <table:table-cell office:value-type="float" office:value="0.52365" calcext:value-type="float">
            <text:p>0.52365</text:p>
          </table:table-cell>
          <table:table-cell table:number-columns-repeated="58"/>
        </table:table-row>
        <table:table-row table:style-name="ro1">
          <table:table-cell office:value-type="float" office:value="0.476591" calcext:value-type="float">
            <text:p>0.476591</text:p>
          </table:table-cell>
          <table:table-cell office:value-type="float" office:value="0.544866" calcext:value-type="float">
            <text:p>0.544866</text:p>
          </table:table-cell>
          <table:table-cell table:style-name="Default" office:value-type="float" office:value="0.514232" calcext:value-type="float">
            <text:p>0.514232</text:p>
          </table:table-cell>
          <table:table-cell table:style-name="Default" office:value-type="float" office:value="0.535026" calcext:value-type="float">
            <text:p>0.535026</text:p>
          </table:table-cell>
          <table:table-cell office:value-type="float" office:value="0.573396" calcext:value-type="float">
            <text:p>0.573396</text:p>
          </table:table-cell>
          <table:table-cell office:value-type="float" office:value="0.523237" calcext:value-type="float">
            <text:p>0.523237</text:p>
          </table:table-cell>
          <table:table-cell table:number-columns-repeated="58"/>
        </table:table-row>
        <table:table-row table:style-name="ro1">
          <table:table-cell office:value-type="float" office:value="0.476411" calcext:value-type="float">
            <text:p>0.476411</text:p>
          </table:table-cell>
          <table:table-cell office:value-type="float" office:value="0.544616" calcext:value-type="float">
            <text:p>0.544616</text:p>
          </table:table-cell>
          <table:table-cell table:style-name="Default" office:value-type="float" office:value="0.513811" calcext:value-type="float">
            <text:p>0.513811</text:p>
          </table:table-cell>
          <table:table-cell table:style-name="Default" office:value-type="float" office:value="0.534677" calcext:value-type="float">
            <text:p>0.534677</text:p>
          </table:table-cell>
          <table:table-cell office:value-type="float" office:value="0.572956" calcext:value-type="float">
            <text:p>0.572956</text:p>
          </table:table-cell>
          <table:table-cell office:value-type="float" office:value="0.522824" calcext:value-type="float">
            <text:p>0.522824</text:p>
          </table:table-cell>
          <table:table-cell table:number-columns-repeated="58"/>
        </table:table-row>
        <table:table-row table:style-name="ro1">
          <table:table-cell office:value-type="float" office:value="0.476216" calcext:value-type="float">
            <text:p>0.476216</text:p>
          </table:table-cell>
          <table:table-cell office:value-type="float" office:value="0.544366" calcext:value-type="float">
            <text:p>0.544366</text:p>
          </table:table-cell>
          <table:table-cell table:style-name="Default" office:value-type="float" office:value="0.513411" calcext:value-type="float">
            <text:p>0.513411</text:p>
          </table:table-cell>
          <table:table-cell table:style-name="Default" office:value-type="float" office:value="0.534345" calcext:value-type="float">
            <text:p>0.534345</text:p>
          </table:table-cell>
          <table:table-cell office:value-type="float" office:value="0.572523" calcext:value-type="float">
            <text:p>0.572523</text:p>
          </table:table-cell>
          <table:table-cell office:value-type="float" office:value="0.522413" calcext:value-type="float">
            <text:p>0.522413</text:p>
          </table:table-cell>
          <table:table-cell table:number-columns-repeated="58"/>
        </table:table-row>
        <table:table-row table:style-name="ro1">
          <table:table-cell office:value-type="float" office:value="0.476053" calcext:value-type="float">
            <text:p>0.476053</text:p>
          </table:table-cell>
          <table:table-cell office:value-type="float" office:value="0.544123" calcext:value-type="float">
            <text:p>0.544123</text:p>
          </table:table-cell>
          <table:table-cell table:style-name="Default" office:value-type="float" office:value="0.513014" calcext:value-type="float">
            <text:p>0.513014</text:p>
          </table:table-cell>
          <table:table-cell table:style-name="Default" office:value-type="float" office:value="0.534019" calcext:value-type="float">
            <text:p>0.534019</text:p>
          </table:table-cell>
          <table:table-cell office:value-type="float" office:value="0.572093" calcext:value-type="float">
            <text:p>0.572093</text:p>
          </table:table-cell>
          <table:table-cell office:value-type="float" office:value="0.522006" calcext:value-type="float">
            <text:p>0.522006</text:p>
          </table:table-cell>
          <table:table-cell table:number-columns-repeated="58"/>
        </table:table-row>
        <table:table-row table:style-name="ro1">
          <table:table-cell office:value-type="float" office:value="0.475865" calcext:value-type="float">
            <text:p>0.475865</text:p>
          </table:table-cell>
          <table:table-cell office:value-type="float" office:value="0.54388" calcext:value-type="float">
            <text:p>0.54388</text:p>
          </table:table-cell>
          <table:table-cell table:style-name="Default" office:value-type="float" office:value="0.512616" calcext:value-type="float">
            <text:p>0.512616</text:p>
          </table:table-cell>
          <table:table-cell table:style-name="Default" office:value-type="float" office:value="0.533688" calcext:value-type="float">
            <text:p>0.533688</text:p>
          </table:table-cell>
          <table:table-cell office:value-type="float" office:value="0.571665" calcext:value-type="float">
            <text:p>0.571665</text:p>
          </table:table-cell>
          <table:table-cell office:value-type="float" office:value="0.521598" calcext:value-type="float">
            <text:p>0.521598</text:p>
          </table:table-cell>
          <table:table-cell table:number-columns-repeated="58"/>
        </table:table-row>
        <table:table-row table:style-name="ro1">
          <table:table-cell office:value-type="float" office:value="0.475691" calcext:value-type="float">
            <text:p>0.475691</text:p>
          </table:table-cell>
          <table:table-cell office:value-type="float" office:value="0.543642" calcext:value-type="float">
            <text:p>0.543642</text:p>
          </table:table-cell>
          <table:table-cell table:style-name="Default" office:value-type="float" office:value="0.512228" calcext:value-type="float">
            <text:p>0.512228</text:p>
          </table:table-cell>
          <table:table-cell table:style-name="Default" office:value-type="float" office:value="0.533362" calcext:value-type="float">
            <text:p>0.533362</text:p>
          </table:table-cell>
          <table:table-cell office:value-type="float" office:value="0.571239" calcext:value-type="float">
            <text:p>0.571239</text:p>
          </table:table-cell>
          <table:table-cell office:value-type="float" office:value="0.521199" calcext:value-type="float">
            <text:p>0.521199</text:p>
          </table:table-cell>
          <table:table-cell table:number-columns-repeated="58"/>
        </table:table-row>
        <table:table-row table:style-name="ro1">
          <table:table-cell office:value-type="float" office:value="0.47552" calcext:value-type="float">
            <text:p>0.47552</text:p>
          </table:table-cell>
          <table:table-cell office:value-type="float" office:value="0.543407" calcext:value-type="float">
            <text:p>0.543407</text:p>
          </table:table-cell>
          <table:table-cell table:style-name="Default" office:value-type="float" office:value="0.511844" calcext:value-type="float">
            <text:p>0.511844</text:p>
          </table:table-cell>
          <table:table-cell table:style-name="Default" office:value-type="float" office:value="0.533039" calcext:value-type="float">
            <text:p>0.533039</text:p>
          </table:table-cell>
          <table:table-cell office:value-type="float" office:value="0.570818" calcext:value-type="float">
            <text:p>0.570818</text:p>
          </table:table-cell>
          <table:table-cell office:value-type="float" office:value="0.520798" calcext:value-type="float">
            <text:p>0.520798</text:p>
          </table:table-cell>
          <table:table-cell table:number-columns-repeated="58"/>
        </table:table-row>
        <table:table-row table:style-name="ro1">
          <table:table-cell office:value-type="float" office:value="0.475346" calcext:value-type="float">
            <text:p>0.475346</text:p>
          </table:table-cell>
          <table:table-cell office:value-type="float" office:value="0.543171" calcext:value-type="float">
            <text:p>0.543171</text:p>
          </table:table-cell>
          <table:table-cell table:style-name="Default" office:value-type="float" office:value="0.511477" calcext:value-type="float">
            <text:p>0.511477</text:p>
          </table:table-cell>
          <table:table-cell table:style-name="Default" office:value-type="float" office:value="0.532728" calcext:value-type="float">
            <text:p>0.532728</text:p>
          </table:table-cell>
          <table:table-cell office:value-type="float" office:value="0.57041" calcext:value-type="float">
            <text:p>0.57041</text:p>
          </table:table-cell>
          <table:table-cell office:value-type="float" office:value="0.520404" calcext:value-type="float">
            <text:p>0.520404</text:p>
          </table:table-cell>
          <table:table-cell table:number-columns-repeated="58"/>
        </table:table-row>
        <table:table-row table:style-name="ro1">
          <table:table-cell office:value-type="float" office:value="0.47518" calcext:value-type="float">
            <text:p>0.47518</text:p>
          </table:table-cell>
          <table:table-cell office:value-type="float" office:value="0.54294" calcext:value-type="float">
            <text:p>0.54294</text:p>
          </table:table-cell>
          <table:table-cell table:style-name="Default" office:value-type="float" office:value="0.511106" calcext:value-type="float">
            <text:p>0.511106</text:p>
          </table:table-cell>
          <table:table-cell table:style-name="Default" office:value-type="float" office:value="0.532421" calcext:value-type="float">
            <text:p>0.532421</text:p>
          </table:table-cell>
          <table:table-cell office:value-type="float" office:value="0.570004" calcext:value-type="float">
            <text:p>0.570004</text:p>
          </table:table-cell>
          <table:table-cell office:value-type="float" office:value="0.520001" calcext:value-type="float">
            <text:p>0.520001</text:p>
          </table:table-cell>
          <table:table-cell table:number-columns-repeated="58"/>
        </table:table-row>
        <table:table-row table:style-name="ro1">
          <table:table-cell office:value-type="float" office:value="0.475016" calcext:value-type="float">
            <text:p>0.475016</text:p>
          </table:table-cell>
          <table:table-cell office:value-type="float" office:value="0.542703" calcext:value-type="float">
            <text:p>0.542703</text:p>
          </table:table-cell>
          <table:table-cell table:style-name="Default" office:value-type="float" office:value="0.510755" calcext:value-type="float">
            <text:p>0.510755</text:p>
          </table:table-cell>
          <table:table-cell table:style-name="Default" office:value-type="float" office:value="0.53213" calcext:value-type="float">
            <text:p>0.53213</text:p>
          </table:table-cell>
          <table:table-cell office:value-type="float" office:value="0.569596" calcext:value-type="float">
            <text:p>0.569596</text:p>
          </table:table-cell>
          <table:table-cell office:value-type="float" office:value="0.519606" calcext:value-type="float">
            <text:p>0.519606</text:p>
          </table:table-cell>
          <table:table-cell table:number-columns-repeated="58"/>
        </table:table-row>
        <table:table-row table:style-name="ro1">
          <table:table-cell office:value-type="float" office:value="0.474856" calcext:value-type="float">
            <text:p>0.474856</text:p>
          </table:table-cell>
          <table:table-cell office:value-type="float" office:value="0.542479" calcext:value-type="float">
            <text:p>0.542479</text:p>
          </table:table-cell>
          <table:table-cell table:style-name="Default" office:value-type="float" office:value="0.510416" calcext:value-type="float">
            <text:p>0.510416</text:p>
          </table:table-cell>
          <table:table-cell table:style-name="Default" office:value-type="float" office:value="0.531841" calcext:value-type="float">
            <text:p>0.531841</text:p>
          </table:table-cell>
          <table:table-cell office:value-type="float" office:value="0.569215" calcext:value-type="float">
            <text:p>0.569215</text:p>
          </table:table-cell>
          <table:table-cell office:value-type="float" office:value="0.519225" calcext:value-type="float">
            <text:p>0.519225</text:p>
          </table:table-cell>
          <table:table-cell table:number-columns-repeated="58"/>
        </table:table-row>
        <table:table-row table:style-name="ro1">
          <table:table-cell office:value-type="float" office:value="0.474712" calcext:value-type="float">
            <text:p>0.474712</text:p>
          </table:table-cell>
          <table:table-cell office:value-type="float" office:value="0.542263" calcext:value-type="float">
            <text:p>0.542263</text:p>
          </table:table-cell>
          <table:table-cell table:style-name="Default" office:value-type="float" office:value="0.510065" calcext:value-type="float">
            <text:p>0.510065</text:p>
          </table:table-cell>
          <table:table-cell table:style-name="Default" office:value-type="float" office:value="0.531551" calcext:value-type="float">
            <text:p>0.531551</text:p>
          </table:table-cell>
          <table:table-cell office:value-type="float" office:value="0.568823" calcext:value-type="float">
            <text:p>0.568823</text:p>
          </table:table-cell>
          <table:table-cell office:value-type="float" office:value="0.518844" calcext:value-type="float">
            <text:p>0.518844</text:p>
          </table:table-cell>
          <table:table-cell table:number-columns-repeated="58"/>
        </table:table-row>
        <table:table-row table:style-name="ro1">
          <table:table-cell office:value-type="float" office:value="0.474541" calcext:value-type="float">
            <text:p>0.474541</text:p>
          </table:table-cell>
          <table:table-cell office:value-type="float" office:value="0.542047" calcext:value-type="float">
            <text:p>0.542047</text:p>
          </table:table-cell>
          <table:table-cell table:style-name="Default" office:value-type="float" office:value="0.509724" calcext:value-type="float">
            <text:p>0.509724</text:p>
          </table:table-cell>
          <table:table-cell table:style-name="Default" office:value-type="float" office:value="0.531266" calcext:value-type="float">
            <text:p>0.531266</text:p>
          </table:table-cell>
          <table:table-cell office:value-type="float" office:value="0.568454" calcext:value-type="float">
            <text:p>0.568454</text:p>
          </table:table-cell>
          <table:table-cell office:value-type="float" office:value="0.518482" calcext:value-type="float">
            <text:p>0.518482</text:p>
          </table:table-cell>
          <table:table-cell table:number-columns-repeated="58"/>
        </table:table-row>
        <table:table-row table:style-name="ro1">
          <table:table-cell office:value-type="float" office:value="0.474383" calcext:value-type="float">
            <text:p>0.474383</text:p>
          </table:table-cell>
          <table:table-cell office:value-type="float" office:value="0.541835" calcext:value-type="float">
            <text:p>0.541835</text:p>
          </table:table-cell>
          <table:table-cell table:style-name="Default" office:value-type="float" office:value="0.509389" calcext:value-type="float">
            <text:p>0.509389</text:p>
          </table:table-cell>
          <table:table-cell table:style-name="Default" office:value-type="float" office:value="0.530987" calcext:value-type="float">
            <text:p>0.530987</text:p>
          </table:table-cell>
          <table:table-cell office:value-type="float" office:value="0.568082" calcext:value-type="float">
            <text:p>0.568082</text:p>
          </table:table-cell>
          <table:table-cell office:value-type="float" office:value="0.518131" calcext:value-type="float">
            <text:p>0.518131</text:p>
          </table:table-cell>
          <table:table-cell table:number-columns-repeated="58"/>
        </table:table-row>
        <table:table-row table:style-name="ro1">
          <table:table-cell office:value-type="float" office:value="0.474245" calcext:value-type="float">
            <text:p>0.474245</text:p>
          </table:table-cell>
          <table:table-cell office:value-type="float" office:value="0.541633" calcext:value-type="float">
            <text:p>0.541633</text:p>
          </table:table-cell>
          <table:table-cell table:style-name="Default" office:value-type="float" office:value="0.509058" calcext:value-type="float">
            <text:p>0.509058</text:p>
          </table:table-cell>
          <table:table-cell table:style-name="Default" office:value-type="float" office:value="0.530728" calcext:value-type="float">
            <text:p>0.530728</text:p>
          </table:table-cell>
          <table:table-cell office:value-type="float" office:value="0.567716" calcext:value-type="float">
            <text:p>0.567716</text:p>
          </table:table-cell>
          <table:table-cell office:value-type="float" office:value="0.517784" calcext:value-type="float">
            <text:p>0.517784</text:p>
          </table:table-cell>
          <table:table-cell table:number-columns-repeated="58"/>
        </table:table-row>
        <table:table-row table:style-name="ro1">
          <table:table-cell office:value-type="float" office:value="0.474089" calcext:value-type="float">
            <text:p>0.474089</text:p>
          </table:table-cell>
          <table:table-cell office:value-type="float" office:value="0.541431" calcext:value-type="float">
            <text:p>0.541431</text:p>
          </table:table-cell>
          <table:table-cell table:style-name="Default" office:value-type="float" office:value="0.508724" calcext:value-type="float">
            <text:p>0.508724</text:p>
          </table:table-cell>
          <table:table-cell table:style-name="Default" office:value-type="float" office:value="0.530465" calcext:value-type="float">
            <text:p>0.530465</text:p>
          </table:table-cell>
          <table:table-cell office:value-type="float" office:value="0.567356" calcext:value-type="float">
            <text:p>0.567356</text:p>
          </table:table-cell>
          <table:table-cell office:value-type="float" office:value="0.517442" calcext:value-type="float">
            <text:p>0.517442</text:p>
          </table:table-cell>
          <table:table-cell table:number-columns-repeated="58"/>
        </table:table-row>
        <table:table-row table:style-name="ro1">
          <table:table-cell office:value-type="float" office:value="0.473939" calcext:value-type="float">
            <text:p>0.473939</text:p>
          </table:table-cell>
          <table:table-cell office:value-type="float" office:value="0.541231" calcext:value-type="float">
            <text:p>0.541231</text:p>
          </table:table-cell>
          <table:table-cell table:style-name="Default" office:value-type="float" office:value="0.508369" calcext:value-type="float">
            <text:p>0.508369</text:p>
          </table:table-cell>
          <table:table-cell table:style-name="Default" office:value-type="float" office:value="0.530216" calcext:value-type="float">
            <text:p>0.530216</text:p>
          </table:table-cell>
          <table:table-cell office:value-type="float" office:value="0.567009" calcext:value-type="float">
            <text:p>0.567009</text:p>
          </table:table-cell>
          <table:table-cell office:value-type="float" office:value="0.517122" calcext:value-type="float">
            <text:p>0.517122</text:p>
          </table:table-cell>
          <table:table-cell table:number-columns-repeated="58"/>
        </table:table-row>
        <table:table-row table:style-name="ro1">
          <table:table-cell office:value-type="float" office:value="0.47379" calcext:value-type="float">
            <text:p>0.47379</text:p>
          </table:table-cell>
          <table:table-cell office:value-type="float" office:value="0.541033" calcext:value-type="float">
            <text:p>0.541033</text:p>
          </table:table-cell>
          <table:table-cell table:style-name="Default" office:value-type="float" office:value="0.508049" calcext:value-type="float">
            <text:p>0.508049</text:p>
          </table:table-cell>
          <table:table-cell table:style-name="Default" office:value-type="float" office:value="0.529959" calcext:value-type="float">
            <text:p>0.529959</text:p>
          </table:table-cell>
          <table:table-cell office:value-type="float" office:value="0.56666" calcext:value-type="float">
            <text:p>0.56666</text:p>
          </table:table-cell>
          <table:table-cell office:value-type="float" office:value="0.516806" calcext:value-type="float">
            <text:p>0.516806</text:p>
          </table:table-cell>
          <table:table-cell table:number-columns-repeated="58"/>
        </table:table-row>
        <table:table-row table:style-name="ro1">
          <table:table-cell office:value-type="float" office:value="0.473643" calcext:value-type="float">
            <text:p>0.473643</text:p>
          </table:table-cell>
          <table:table-cell office:value-type="float" office:value="0.540837" calcext:value-type="float">
            <text:p>0.540837</text:p>
          </table:table-cell>
          <table:table-cell table:style-name="Default" office:value-type="float" office:value="0.507738" calcext:value-type="float">
            <text:p>0.507738</text:p>
          </table:table-cell>
          <table:table-cell table:style-name="Default" office:value-type="float" office:value="0.529704" calcext:value-type="float">
            <text:p>0.529704</text:p>
          </table:table-cell>
          <table:table-cell office:value-type="float" office:value="0.566321" calcext:value-type="float">
            <text:p>0.566321</text:p>
          </table:table-cell>
          <table:table-cell office:value-type="float" office:value="0.516488" calcext:value-type="float">
            <text:p>0.516488</text:p>
          </table:table-cell>
          <table:table-cell table:number-columns-repeated="58"/>
        </table:table-row>
        <table:table-row table:style-name="ro1">
          <table:table-cell office:value-type="float" office:value="0.4735" calcext:value-type="float">
            <text:p>0.4735</text:p>
          </table:table-cell>
          <table:table-cell office:value-type="float" office:value="0.540644" calcext:value-type="float">
            <text:p>0.540644</text:p>
          </table:table-cell>
          <table:table-cell table:style-name="Default" office:value-type="float" office:value="0.507432" calcext:value-type="float">
            <text:p>0.507432</text:p>
          </table:table-cell>
          <table:table-cell table:style-name="Default" office:value-type="float" office:value="0.52946" calcext:value-type="float">
            <text:p>0.52946</text:p>
          </table:table-cell>
          <table:table-cell office:value-type="float" office:value="0.565982" calcext:value-type="float">
            <text:p>0.565982</text:p>
          </table:table-cell>
          <table:table-cell office:value-type="float" office:value="0.516164" calcext:value-type="float">
            <text:p>0.516164</text:p>
          </table:table-cell>
          <table:table-cell table:number-columns-repeated="58"/>
        </table:table-row>
        <table:table-row table:style-name="ro1">
          <table:table-cell office:value-type="float" office:value="0.473356" calcext:value-type="float">
            <text:p>0.473356</text:p>
          </table:table-cell>
          <table:table-cell office:value-type="float" office:value="0.540453" calcext:value-type="float">
            <text:p>0.540453</text:p>
          </table:table-cell>
          <table:table-cell table:style-name="Default" office:value-type="float" office:value="0.507134" calcext:value-type="float">
            <text:p>0.507134</text:p>
          </table:table-cell>
          <table:table-cell table:style-name="Default" office:value-type="float" office:value="0.529208" calcext:value-type="float">
            <text:p>0.529208</text:p>
          </table:table-cell>
          <table:table-cell office:value-type="float" office:value="0.565647" calcext:value-type="float">
            <text:p>0.565647</text:p>
          </table:table-cell>
          <table:table-cell office:value-type="float" office:value="0.515849" calcext:value-type="float">
            <text:p>0.515849</text:p>
          </table:table-cell>
          <table:table-cell table:number-columns-repeated="58"/>
        </table:table-row>
        <table:table-row table:style-name="ro1">
          <table:table-cell office:value-type="float" office:value="0.473215" calcext:value-type="float">
            <text:p>0.473215</text:p>
          </table:table-cell>
          <table:table-cell office:value-type="float" office:value="0.540265" calcext:value-type="float">
            <text:p>0.540265</text:p>
          </table:table-cell>
          <table:table-cell table:style-name="Default" office:value-type="float" office:value="0.506842" calcext:value-type="float">
            <text:p>0.506842</text:p>
          </table:table-cell>
          <table:table-cell table:style-name="Default" office:value-type="float" office:value="0.52896" calcext:value-type="float">
            <text:p>0.52896</text:p>
          </table:table-cell>
          <table:table-cell office:value-type="float" office:value="0.56531" calcext:value-type="float">
            <text:p>0.56531</text:p>
          </table:table-cell>
          <table:table-cell office:value-type="float" office:value="0.515514" calcext:value-type="float">
            <text:p>0.515514</text:p>
          </table:table-cell>
          <table:table-cell table:number-columns-repeated="58"/>
        </table:table-row>
        <table:table-row table:style-name="ro1">
          <table:table-cell office:value-type="float" office:value="0.47307" calcext:value-type="float">
            <text:p>0.47307</text:p>
          </table:table-cell>
          <table:table-cell office:value-type="float" office:value="0.540082" calcext:value-type="float">
            <text:p>0.540082</text:p>
          </table:table-cell>
          <table:table-cell table:style-name="Default" office:value-type="float" office:value="0.506555" calcext:value-type="float">
            <text:p>0.506555</text:p>
          </table:table-cell>
          <table:table-cell table:style-name="Default" office:value-type="float" office:value="0.528718" calcext:value-type="float">
            <text:p>0.528718</text:p>
          </table:table-cell>
          <table:table-cell office:value-type="float" office:value="0.56498" calcext:value-type="float">
            <text:p>0.56498</text:p>
          </table:table-cell>
          <table:table-cell office:value-type="float" office:value="0.515193" calcext:value-type="float">
            <text:p>0.515193</text:p>
          </table:table-cell>
          <table:table-cell table:number-columns-repeated="58"/>
        </table:table-row>
        <table:table-row table:style-name="ro1">
          <table:table-cell office:value-type="float" office:value="0.472933" calcext:value-type="float">
            <text:p>0.472933</text:p>
          </table:table-cell>
          <table:table-cell office:value-type="float" office:value="0.539902" calcext:value-type="float">
            <text:p>0.539902</text:p>
          </table:table-cell>
          <table:table-cell table:style-name="Default" office:value-type="float" office:value="0.506271" calcext:value-type="float">
            <text:p>0.506271</text:p>
          </table:table-cell>
          <table:table-cell table:style-name="Default" office:value-type="float" office:value="0.528479" calcext:value-type="float">
            <text:p>0.528479</text:p>
          </table:table-cell>
          <table:table-cell office:value-type="float" office:value="0.564658" calcext:value-type="float">
            <text:p>0.564658</text:p>
          </table:table-cell>
          <table:table-cell office:value-type="float" office:value="0.514878" calcext:value-type="float">
            <text:p>0.514878</text:p>
          </table:table-cell>
          <table:table-cell table:number-columns-repeated="58"/>
        </table:table-row>
        <table:table-row table:style-name="ro1">
          <table:table-cell office:value-type="float" office:value="0.472793" calcext:value-type="float">
            <text:p>0.472793</text:p>
          </table:table-cell>
          <table:table-cell office:value-type="float" office:value="0.53972" calcext:value-type="float">
            <text:p>0.53972</text:p>
          </table:table-cell>
          <table:table-cell table:style-name="Default" office:value-type="float" office:value="0.505994" calcext:value-type="float">
            <text:p>0.505994</text:p>
          </table:table-cell>
          <table:table-cell table:style-name="Default" office:value-type="float" office:value="0.528248" calcext:value-type="float">
            <text:p>0.528248</text:p>
          </table:table-cell>
          <table:table-cell office:value-type="float" office:value="0.564333" calcext:value-type="float">
            <text:p>0.564333</text:p>
          </table:table-cell>
          <table:table-cell office:value-type="float" office:value="0.514549" calcext:value-type="float">
            <text:p>0.514549</text:p>
          </table:table-cell>
          <table:table-cell table:number-columns-repeated="58"/>
        </table:table-row>
        <table:table-row table:style-name="ro1">
          <table:table-cell office:value-type="float" office:value="0.472657" calcext:value-type="float">
            <text:p>0.472657</text:p>
          </table:table-cell>
          <table:table-cell office:value-type="float" office:value="0.539543" calcext:value-type="float">
            <text:p>0.539543</text:p>
          </table:table-cell>
          <table:table-cell table:style-name="Default" office:value-type="float" office:value="0.505712" calcext:value-type="float">
            <text:p>0.505712</text:p>
          </table:table-cell>
          <table:table-cell table:style-name="Default" office:value-type="float" office:value="0.528029" calcext:value-type="float">
            <text:p>0.528029</text:p>
          </table:table-cell>
          <table:table-cell office:value-type="float" office:value="0.564009" calcext:value-type="float">
            <text:p>0.564009</text:p>
          </table:table-cell>
          <table:table-cell office:value-type="float" office:value="0.514229" calcext:value-type="float">
            <text:p>0.514229</text:p>
          </table:table-cell>
          <table:table-cell table:number-columns-repeated="58"/>
        </table:table-row>
        <table:table-row table:style-name="ro1">
          <table:table-cell office:value-type="float" office:value="0.472523" calcext:value-type="float">
            <text:p>0.472523</text:p>
          </table:table-cell>
          <table:table-cell office:value-type="float" office:value="0.539368" calcext:value-type="float">
            <text:p>0.539368</text:p>
          </table:table-cell>
          <table:table-cell table:style-name="Default" office:value-type="float" office:value="0.505446" calcext:value-type="float">
            <text:p>0.505446</text:p>
          </table:table-cell>
          <table:table-cell table:style-name="Default" office:value-type="float" office:value="0.527799" calcext:value-type="float">
            <text:p>0.527799</text:p>
          </table:table-cell>
          <table:table-cell office:value-type="float" office:value="0.563687" calcext:value-type="float">
            <text:p>0.563687</text:p>
          </table:table-cell>
          <table:table-cell office:value-type="float" office:value="0.513908" calcext:value-type="float">
            <text:p>0.513908</text:p>
          </table:table-cell>
          <table:table-cell table:number-columns-repeated="58"/>
        </table:table-row>
        <table:table-row table:style-name="ro1">
          <table:table-cell office:value-type="float" office:value="0.472389" calcext:value-type="float">
            <text:p>0.472389</text:p>
          </table:table-cell>
          <table:table-cell office:value-type="float" office:value="0.539184" calcext:value-type="float">
            <text:p>0.539184</text:p>
          </table:table-cell>
          <table:table-cell table:style-name="Default" office:value-type="float" office:value="0.505184" calcext:value-type="float">
            <text:p>0.505184</text:p>
          </table:table-cell>
          <table:table-cell table:style-name="Default" office:value-type="float" office:value="0.527576" calcext:value-type="float">
            <text:p>0.527576</text:p>
          </table:table-cell>
          <table:table-cell office:value-type="float" office:value="0.563358" calcext:value-type="float">
            <text:p>0.563358</text:p>
          </table:table-cell>
          <table:table-cell office:value-type="float" office:value="0.513596" calcext:value-type="float">
            <text:p>0.513596</text:p>
          </table:table-cell>
          <table:table-cell table:number-columns-repeated="58"/>
        </table:table-row>
        <table:table-row table:style-name="ro1">
          <table:table-cell office:value-type="float" office:value="0.472259" calcext:value-type="float">
            <text:p>0.472259</text:p>
          </table:table-cell>
          <table:table-cell office:value-type="float" office:value="0.539011" calcext:value-type="float">
            <text:p>0.539011</text:p>
          </table:table-cell>
          <table:table-cell table:style-name="Default" office:value-type="float" office:value="0.504913" calcext:value-type="float">
            <text:p>0.504913</text:p>
          </table:table-cell>
          <table:table-cell table:style-name="Default" office:value-type="float" office:value="0.527361" calcext:value-type="float">
            <text:p>0.527361</text:p>
          </table:table-cell>
          <table:table-cell office:value-type="float" office:value="0.563041" calcext:value-type="float">
            <text:p>0.563041</text:p>
          </table:table-cell>
          <table:table-cell office:value-type="float" office:value="0.513287" calcext:value-type="float">
            <text:p>0.513287</text:p>
          </table:table-cell>
          <table:table-cell table:number-columns-repeated="58"/>
        </table:table-row>
        <table:table-row table:style-name="ro1">
          <table:table-cell office:value-type="float" office:value="0.472129" calcext:value-type="float">
            <text:p>0.472129</text:p>
          </table:table-cell>
          <table:table-cell office:value-type="float" office:value="0.53884" calcext:value-type="float">
            <text:p>0.53884</text:p>
          </table:table-cell>
          <table:table-cell table:style-name="Default" office:value-type="float" office:value="0.504655" calcext:value-type="float">
            <text:p>0.504655</text:p>
          </table:table-cell>
          <table:table-cell table:style-name="Default" office:value-type="float" office:value="0.527144" calcext:value-type="float">
            <text:p>0.527144</text:p>
          </table:table-cell>
          <table:table-cell office:value-type="float" office:value="0.562726" calcext:value-type="float">
            <text:p>0.562726</text:p>
          </table:table-cell>
          <table:table-cell office:value-type="float" office:value="0.512979" calcext:value-type="float">
            <text:p>0.512979</text:p>
          </table:table-cell>
          <table:table-cell table:number-columns-repeated="58"/>
        </table:table-row>
        <table:table-row table:style-name="ro1">
          <table:table-cell office:value-type="float" office:value="0.472001" calcext:value-type="float">
            <text:p>0.472001</text:p>
          </table:table-cell>
          <table:table-cell office:value-type="float" office:value="0.538672" calcext:value-type="float">
            <text:p>0.538672</text:p>
          </table:table-cell>
          <table:table-cell table:style-name="Default" office:value-type="float" office:value="0.504403" calcext:value-type="float">
            <text:p>0.504403</text:p>
          </table:table-cell>
          <table:table-cell table:style-name="Default" office:value-type="float" office:value="0.526931" calcext:value-type="float">
            <text:p>0.526931</text:p>
          </table:table-cell>
          <table:table-cell office:value-type="float" office:value="0.56241" calcext:value-type="float">
            <text:p>0.56241</text:p>
          </table:table-cell>
          <table:table-cell office:value-type="float" office:value="0.512668" calcext:value-type="float">
            <text:p>0.512668</text:p>
          </table:table-cell>
          <table:table-cell table:number-columns-repeated="58"/>
        </table:table-row>
        <table:table-row table:style-name="ro1">
          <table:table-cell office:value-type="float" office:value="0.471877" calcext:value-type="float">
            <text:p>0.471877</text:p>
          </table:table-cell>
          <table:table-cell office:value-type="float" office:value="0.538508" calcext:value-type="float">
            <text:p>0.538508</text:p>
          </table:table-cell>
          <table:table-cell table:style-name="Default" office:value-type="float" office:value="0.504154" calcext:value-type="float">
            <text:p>0.504154</text:p>
          </table:table-cell>
          <table:table-cell table:style-name="Default" office:value-type="float" office:value="0.526718" calcext:value-type="float">
            <text:p>0.526718</text:p>
          </table:table-cell>
          <table:table-cell office:value-type="float" office:value="0.562099" calcext:value-type="float">
            <text:p>0.562099</text:p>
          </table:table-cell>
          <table:table-cell office:value-type="float" office:value="0.51236" calcext:value-type="float">
            <text:p>0.51236</text:p>
          </table:table-cell>
          <table:table-cell table:number-columns-repeated="58"/>
        </table:table-row>
        <table:table-row table:style-name="ro1">
          <table:table-cell office:value-type="float" office:value="0.471752" calcext:value-type="float">
            <text:p>0.471752</text:p>
          </table:table-cell>
          <table:table-cell office:value-type="float" office:value="0.538345" calcext:value-type="float">
            <text:p>0.538345</text:p>
          </table:table-cell>
          <table:table-cell table:style-name="Default" office:value-type="float" office:value="0.503919" calcext:value-type="float">
            <text:p>0.503919</text:p>
          </table:table-cell>
          <table:table-cell table:style-name="Default" office:value-type="float" office:value="0.526518" calcext:value-type="float">
            <text:p>0.526518</text:p>
          </table:table-cell>
          <table:table-cell office:value-type="float" office:value="0.561788" calcext:value-type="float">
            <text:p>0.561788</text:p>
          </table:table-cell>
          <table:table-cell office:value-type="float" office:value="0.512054" calcext:value-type="float">
            <text:p>0.512054</text:p>
          </table:table-cell>
          <table:table-cell table:number-columns-repeated="58"/>
        </table:table-row>
        <table:table-row table:style-name="ro1">
          <table:table-cell office:value-type="float" office:value="0.471627" calcext:value-type="float">
            <text:p>0.471627</text:p>
          </table:table-cell>
          <table:table-cell office:value-type="float" office:value="0.538184" calcext:value-type="float">
            <text:p>0.538184</text:p>
          </table:table-cell>
          <table:table-cell table:style-name="Default" office:value-type="float" office:value="0.503677" calcext:value-type="float">
            <text:p>0.503677</text:p>
          </table:table-cell>
          <table:table-cell table:style-name="Default" office:value-type="float" office:value="0.526312" calcext:value-type="float">
            <text:p>0.526312</text:p>
          </table:table-cell>
          <table:table-cell office:value-type="float" office:value="0.561475" calcext:value-type="float">
            <text:p>0.561475</text:p>
          </table:table-cell>
          <table:table-cell office:value-type="float" office:value="0.511746" calcext:value-type="float">
            <text:p>0.511746</text:p>
          </table:table-cell>
          <table:table-cell table:number-columns-repeated="58"/>
        </table:table-row>
        <table:table-row table:style-name="ro1">
          <table:table-cell office:value-type="float" office:value="0.471512" calcext:value-type="float">
            <text:p>0.471512</text:p>
          </table:table-cell>
          <table:table-cell office:value-type="float" office:value="0.538034" calcext:value-type="float">
            <text:p>0.538034</text:p>
          </table:table-cell>
          <table:table-cell table:style-name="Default" office:value-type="float" office:value="0.503445" calcext:value-type="float">
            <text:p>0.503445</text:p>
          </table:table-cell>
          <table:table-cell table:style-name="Default" office:value-type="float" office:value="0.526111" calcext:value-type="float">
            <text:p>0.526111</text:p>
          </table:table-cell>
          <table:table-cell office:value-type="float" office:value="0.561164" calcext:value-type="float">
            <text:p>0.561164</text:p>
          </table:table-cell>
          <table:table-cell office:value-type="float" office:value="0.511432" calcext:value-type="float">
            <text:p>0.511432</text:p>
          </table:table-cell>
          <table:table-cell table:number-columns-repeated="58"/>
        </table:table-row>
        <table:table-row table:style-name="ro1">
          <table:table-cell office:value-type="float" office:value="0.471387" calcext:value-type="float">
            <text:p>0.471387</text:p>
          </table:table-cell>
          <table:table-cell office:value-type="float" office:value="0.53788" calcext:value-type="float">
            <text:p>0.53788</text:p>
          </table:table-cell>
          <table:table-cell table:style-name="Default" office:value-type="float" office:value="0.503228" calcext:value-type="float">
            <text:p>0.503228</text:p>
          </table:table-cell>
          <table:table-cell table:style-name="Default" office:value-type="float" office:value="0.525915" calcext:value-type="float">
            <text:p>0.525915</text:p>
          </table:table-cell>
          <table:table-cell office:value-type="float" office:value="0.560849" calcext:value-type="float">
            <text:p>0.560849</text:p>
          </table:table-cell>
          <table:table-cell office:value-type="float" office:value="0.511111" calcext:value-type="float">
            <text:p>0.511111</text:p>
          </table:table-cell>
          <table:table-cell table:number-columns-repeated="58"/>
        </table:table-row>
        <table:table-row table:style-name="ro1">
          <table:table-cell office:value-type="float" office:value="0.471268" calcext:value-type="float">
            <text:p>0.471268</text:p>
          </table:table-cell>
          <table:table-cell office:value-type="float" office:value="0.537726" calcext:value-type="float">
            <text:p>0.537726</text:p>
          </table:table-cell>
          <table:table-cell table:style-name="Default" office:value-type="float" office:value="0.502993" calcext:value-type="float">
            <text:p>0.502993</text:p>
          </table:table-cell>
          <table:table-cell table:style-name="Default" office:value-type="float" office:value="0.525728" calcext:value-type="float">
            <text:p>0.525728</text:p>
          </table:table-cell>
          <table:table-cell office:value-type="float" office:value="0.560533" calcext:value-type="float">
            <text:p>0.560533</text:p>
          </table:table-cell>
          <table:table-cell office:value-type="float" office:value="0.510793" calcext:value-type="float">
            <text:p>0.510793</text:p>
          </table:table-cell>
          <table:table-cell table:number-columns-repeated="58"/>
        </table:table-row>
        <table:table-row table:style-name="ro1">
          <table:table-cell office:value-type="float" office:value="0.471137" calcext:value-type="float">
            <text:p>0.471137</text:p>
          </table:table-cell>
          <table:table-cell office:value-type="float" office:value="0.537576" calcext:value-type="float">
            <text:p>0.537576</text:p>
          </table:table-cell>
          <table:table-cell table:style-name="Default" office:value-type="float" office:value="0.502755" calcext:value-type="float">
            <text:p>0.502755</text:p>
          </table:table-cell>
          <table:table-cell table:style-name="Default" office:value-type="float" office:value="0.525527" calcext:value-type="float">
            <text:p>0.525527</text:p>
          </table:table-cell>
          <table:table-cell office:value-type="float" office:value="0.560219" calcext:value-type="float">
            <text:p>0.560219</text:p>
          </table:table-cell>
          <table:table-cell office:value-type="float" office:value="0.510475" calcext:value-type="float">
            <text:p>0.510475</text:p>
          </table:table-cell>
          <table:table-cell table:number-columns-repeated="58"/>
        </table:table-row>
        <table:table-row table:style-name="ro1">
          <table:table-cell office:value-type="float" office:value="0.47101" calcext:value-type="float">
            <text:p>0.47101</text:p>
          </table:table-cell>
          <table:table-cell office:value-type="float" office:value="0.53743" calcext:value-type="float">
            <text:p>0.53743</text:p>
          </table:table-cell>
          <table:table-cell table:style-name="Default" office:value-type="float" office:value="0.502549" calcext:value-type="float">
            <text:p>0.502549</text:p>
          </table:table-cell>
          <table:table-cell table:style-name="Default" office:value-type="float" office:value="0.52534" calcext:value-type="float">
            <text:p>0.52534</text:p>
          </table:table-cell>
          <table:table-cell office:value-type="float" office:value="0.559898" calcext:value-type="float">
            <text:p>0.559898</text:p>
          </table:table-cell>
          <table:table-cell office:value-type="float" office:value="0.510152" calcext:value-type="float">
            <text:p>0.510152</text:p>
          </table:table-cell>
          <table:table-cell table:number-columns-repeated="58"/>
        </table:table-row>
        <table:table-row table:style-name="ro1">
          <table:table-cell office:value-type="float" office:value="0.470892" calcext:value-type="float">
            <text:p>0.470892</text:p>
          </table:table-cell>
          <table:table-cell office:value-type="float" office:value="0.537284" calcext:value-type="float">
            <text:p>0.537284</text:p>
          </table:table-cell>
          <table:table-cell table:style-name="Default" office:value-type="float" office:value="0.502342" calcext:value-type="float">
            <text:p>0.502342</text:p>
          </table:table-cell>
          <table:table-cell table:style-name="Default" office:value-type="float" office:value="0.525156" calcext:value-type="float">
            <text:p>0.525156</text:p>
          </table:table-cell>
          <table:table-cell office:value-type="float" office:value="0.559585" calcext:value-type="float">
            <text:p>0.559585</text:p>
          </table:table-cell>
          <table:table-cell office:value-type="float" office:value="0.50984" calcext:value-type="float">
            <text:p>0.50984</text:p>
          </table:table-cell>
          <table:table-cell table:number-columns-repeated="58"/>
        </table:table-row>
        <table:table-row table:style-name="ro1">
          <table:table-cell office:value-type="float" office:value="0.470775" calcext:value-type="float">
            <text:p>0.470775</text:p>
          </table:table-cell>
          <table:table-cell office:value-type="float" office:value="0.53714" calcext:value-type="float">
            <text:p>0.53714</text:p>
          </table:table-cell>
          <table:table-cell table:style-name="Default" office:value-type="float" office:value="0.502136" calcext:value-type="float">
            <text:p>0.502136</text:p>
          </table:table-cell>
          <table:table-cell table:style-name="Default" office:value-type="float" office:value="0.52498" calcext:value-type="float">
            <text:p>0.52498</text:p>
          </table:table-cell>
          <table:table-cell office:value-type="float" office:value="0.559275" calcext:value-type="float">
            <text:p>0.559275</text:p>
          </table:table-cell>
          <table:table-cell office:value-type="float" office:value="0.509536" calcext:value-type="float">
            <text:p>0.509536</text:p>
          </table:table-cell>
          <table:table-cell table:number-columns-repeated="58"/>
        </table:table-row>
        <table:table-row table:style-name="ro1">
          <table:table-cell office:value-type="float" office:value="0.470644" calcext:value-type="float">
            <text:p>0.470644</text:p>
          </table:table-cell>
          <table:table-cell office:value-type="float" office:value="0.536996" calcext:value-type="float">
            <text:p>0.536996</text:p>
          </table:table-cell>
          <table:table-cell table:style-name="Default" office:value-type="float" office:value="0.501931" calcext:value-type="float">
            <text:p>0.501931</text:p>
          </table:table-cell>
          <table:table-cell table:style-name="Default" office:value-type="float" office:value="0.524807" calcext:value-type="float">
            <text:p>0.524807</text:p>
          </table:table-cell>
          <table:table-cell office:value-type="float" office:value="0.55897" calcext:value-type="float">
            <text:p>0.55897</text:p>
          </table:table-cell>
          <table:table-cell office:value-type="float" office:value="0.509247" calcext:value-type="float">
            <text:p>0.509247</text:p>
          </table:table-cell>
          <table:table-cell table:number-columns-repeated="58"/>
        </table:table-row>
        <table:table-row table:style-name="ro1">
          <table:table-cell office:value-type="float" office:value="0.470521" calcext:value-type="float">
            <text:p>0.470521</text:p>
          </table:table-cell>
          <table:table-cell office:value-type="float" office:value="0.536851" calcext:value-type="float">
            <text:p>0.536851</text:p>
          </table:table-cell>
          <table:table-cell table:style-name="Default" office:value-type="float" office:value="0.501732" calcext:value-type="float">
            <text:p>0.501732</text:p>
          </table:table-cell>
          <table:table-cell table:style-name="Default" office:value-type="float" office:value="0.524641" calcext:value-type="float">
            <text:p>0.524641</text:p>
          </table:table-cell>
          <table:table-cell office:value-type="float" office:value="0.558665" calcext:value-type="float">
            <text:p>0.558665</text:p>
          </table:table-cell>
          <table:table-cell office:value-type="float" office:value="0.508955" calcext:value-type="float">
            <text:p>0.508955</text:p>
          </table:table-cell>
          <table:table-cell table:number-columns-repeated="58"/>
        </table:table-row>
        <table:table-row table:style-name="ro1">
          <table:table-cell office:value-type="float" office:value="0.470407" calcext:value-type="float">
            <text:p>0.470407</text:p>
          </table:table-cell>
          <table:table-cell office:value-type="float" office:value="0.536708" calcext:value-type="float">
            <text:p>0.536708</text:p>
          </table:table-cell>
          <table:table-cell table:style-name="Default" office:value-type="float" office:value="0.501523" calcext:value-type="float">
            <text:p>0.501523</text:p>
          </table:table-cell>
          <table:table-cell table:style-name="Default" office:value-type="float" office:value="0.524474" calcext:value-type="float">
            <text:p>0.524474</text:p>
          </table:table-cell>
          <table:table-cell office:value-type="float" office:value="0.558367" calcext:value-type="float">
            <text:p>0.558367</text:p>
          </table:table-cell>
          <table:table-cell office:value-type="float" office:value="0.508666" calcext:value-type="float">
            <text:p>0.508666</text:p>
          </table:table-cell>
          <table:table-cell table:number-columns-repeated="58"/>
        </table:table-row>
        <table:table-row table:style-name="ro1">
          <table:table-cell office:value-type="float" office:value="0.470294" calcext:value-type="float">
            <text:p>0.470294</text:p>
          </table:table-cell>
          <table:table-cell office:value-type="float" office:value="0.536568" calcext:value-type="float">
            <text:p>0.536568</text:p>
          </table:table-cell>
          <table:table-cell table:style-name="Default" office:value-type="float" office:value="0.501317" calcext:value-type="float">
            <text:p>0.501317</text:p>
          </table:table-cell>
          <table:table-cell table:style-name="Default" office:value-type="float" office:value="0.524308" calcext:value-type="float">
            <text:p>0.524308</text:p>
          </table:table-cell>
          <table:table-cell office:value-type="float" office:value="0.558068" calcext:value-type="float">
            <text:p>0.558068</text:p>
          </table:table-cell>
          <table:table-cell office:value-type="float" office:value="0.508382" calcext:value-type="float">
            <text:p>0.508382</text:p>
          </table:table-cell>
          <table:table-cell table:number-columns-repeated="58"/>
        </table:table-row>
        <table:table-row table:style-name="ro1">
          <table:table-cell office:value-type="float" office:value="0.470182" calcext:value-type="float">
            <text:p>0.470182</text:p>
          </table:table-cell>
          <table:table-cell office:value-type="float" office:value="0.53643" calcext:value-type="float">
            <text:p>0.53643</text:p>
          </table:table-cell>
          <table:table-cell table:style-name="Default" office:value-type="float" office:value="0.501124" calcext:value-type="float">
            <text:p>0.501124</text:p>
          </table:table-cell>
          <table:table-cell table:style-name="Default" office:value-type="float" office:value="0.524147" calcext:value-type="float">
            <text:p>0.524147</text:p>
          </table:table-cell>
          <table:table-cell office:value-type="float" office:value="0.557782" calcext:value-type="float">
            <text:p>0.557782</text:p>
          </table:table-cell>
          <table:table-cell office:value-type="float" office:value="0.508114" calcext:value-type="float">
            <text:p>0.508114</text:p>
          </table:table-cell>
          <table:table-cell table:number-columns-repeated="58"/>
        </table:table-row>
        <table:table-row table:style-name="ro1">
          <table:table-cell office:value-type="float" office:value="0.470072" calcext:value-type="float">
            <text:p>0.470072</text:p>
          </table:table-cell>
          <table:table-cell office:value-type="float" office:value="0.536294" calcext:value-type="float">
            <text:p>0.536294</text:p>
          </table:table-cell>
          <table:table-cell table:style-name="Default" office:value-type="float" office:value="0.500927" calcext:value-type="float">
            <text:p>0.500927</text:p>
          </table:table-cell>
          <table:table-cell table:style-name="Default" office:value-type="float" office:value="0.523988" calcext:value-type="float">
            <text:p>0.523988</text:p>
          </table:table-cell>
          <table:table-cell office:value-type="float" office:value="0.557497" calcext:value-type="float">
            <text:p>0.557497</text:p>
          </table:table-cell>
          <table:table-cell office:value-type="float" office:value="0.507842" calcext:value-type="float">
            <text:p>0.507842</text:p>
          </table:table-cell>
          <table:table-cell table:number-columns-repeated="58"/>
        </table:table-row>
        <table:table-row table:style-name="ro1">
          <table:table-cell office:value-type="float" office:value="0.469979" calcext:value-type="float">
            <text:p>0.469979</text:p>
          </table:table-cell>
          <table:table-cell office:value-type="float" office:value="0.536163" calcext:value-type="float">
            <text:p>0.536163</text:p>
          </table:table-cell>
          <table:table-cell table:style-name="Default" office:value-type="float" office:value="0.50074" calcext:value-type="float">
            <text:p>0.50074</text:p>
          </table:table-cell>
          <table:table-cell table:style-name="Default" office:value-type="float" office:value="0.52383" calcext:value-type="float">
            <text:p>0.52383</text:p>
          </table:table-cell>
          <table:table-cell office:value-type="float" office:value="0.557216" calcext:value-type="float">
            <text:p>0.557216</text:p>
          </table:table-cell>
          <table:table-cell office:value-type="float" office:value="0.50757" calcext:value-type="float">
            <text:p>0.50757</text:p>
          </table:table-cell>
          <table:table-cell table:number-columns-repeated="58"/>
        </table:table-row>
        <table:table-row table:style-name="ro1">
          <table:table-cell office:value-type="float" office:value="0.469872" calcext:value-type="float">
            <text:p>0.469872</text:p>
          </table:table-cell>
          <table:table-cell office:value-type="float" office:value="0.536028" calcext:value-type="float">
            <text:p>0.536028</text:p>
          </table:table-cell>
          <table:table-cell table:style-name="Default" office:value-type="float" office:value="0.500549" calcext:value-type="float">
            <text:p>0.500549</text:p>
          </table:table-cell>
          <table:table-cell table:style-name="Default" office:value-type="float" office:value="0.523672" calcext:value-type="float">
            <text:p>0.523672</text:p>
          </table:table-cell>
          <table:table-cell office:value-type="float" office:value="0.556942" calcext:value-type="float">
            <text:p>0.556942</text:p>
          </table:table-cell>
          <table:table-cell office:value-type="float" office:value="0.507316" calcext:value-type="float">
            <text:p>0.507316</text:p>
          </table:table-cell>
          <table:table-cell table:number-columns-repeated="58"/>
        </table:table-row>
        <table:table-row table:style-name="ro1">
          <table:table-cell office:value-type="float" office:value="0.469764" calcext:value-type="float">
            <text:p>0.469764</text:p>
          </table:table-cell>
          <table:table-cell office:value-type="float" office:value="0.535899" calcext:value-type="float">
            <text:p>0.535899</text:p>
          </table:table-cell>
          <table:table-cell table:style-name="Default" office:value-type="float" office:value="0.500358" calcext:value-type="float">
            <text:p>0.500358</text:p>
          </table:table-cell>
          <table:table-cell table:style-name="Default" office:value-type="float" office:value="0.52352" calcext:value-type="float">
            <text:p>0.52352</text:p>
          </table:table-cell>
          <table:table-cell office:value-type="float" office:value="0.556661" calcext:value-type="float">
            <text:p>0.556661</text:p>
          </table:table-cell>
          <table:table-cell office:value-type="float" office:value="0.50705" calcext:value-type="float">
            <text:p>0.50705</text:p>
          </table:table-cell>
          <table:table-cell table:number-columns-repeated="58"/>
        </table:table-row>
        <table:table-row table:style-name="ro1">
          <table:table-cell office:value-type="float" office:value="0.469643" calcext:value-type="float">
            <text:p>0.469643</text:p>
          </table:table-cell>
          <table:table-cell office:value-type="float" office:value="0.535768" calcext:value-type="float">
            <text:p>0.535768</text:p>
          </table:table-cell>
          <table:table-cell table:style-name="Default" office:value-type="float" office:value="0.500144" calcext:value-type="float">
            <text:p>0.500144</text:p>
          </table:table-cell>
          <table:table-cell table:style-name="Default" office:value-type="float" office:value="0.52336" calcext:value-type="float">
            <text:p>0.52336</text:p>
          </table:table-cell>
          <table:table-cell office:value-type="float" office:value="0.556392" calcext:value-type="float">
            <text:p>0.556392</text:p>
          </table:table-cell>
          <table:table-cell office:value-type="float" office:value="0.506791" calcext:value-type="float">
            <text:p>0.506791</text:p>
          </table:table-cell>
          <table:table-cell table:number-columns-repeated="58"/>
        </table:table-row>
        <table:table-row table:style-name="ro1">
          <table:table-cell office:value-type="float" office:value="0.469535" calcext:value-type="float">
            <text:p>0.469535</text:p>
          </table:table-cell>
          <table:table-cell office:value-type="float" office:value="0.535638" calcext:value-type="float">
            <text:p>0.535638</text:p>
          </table:table-cell>
          <table:table-cell table:style-name="Default" office:value-type="float" office:value="0.499964" calcext:value-type="float">
            <text:p>0.499964</text:p>
          </table:table-cell>
          <table:table-cell table:style-name="Default" office:value-type="float" office:value="0.523203" calcext:value-type="float">
            <text:p>0.523203</text:p>
          </table:table-cell>
          <table:table-cell office:value-type="float" office:value="0.55612" calcext:value-type="float">
            <text:p>0.55612</text:p>
          </table:table-cell>
          <table:table-cell office:value-type="float" office:value="0.506534" calcext:value-type="float">
            <text:p>0.506534</text:p>
          </table:table-cell>
          <table:table-cell table:number-columns-repeated="58"/>
        </table:table-row>
        <table:table-row table:style-name="ro1">
          <table:table-cell office:value-type="float" office:value="0.469431" calcext:value-type="float">
            <text:p>0.469431</text:p>
          </table:table-cell>
          <table:table-cell office:value-type="float" office:value="0.535509" calcext:value-type="float">
            <text:p>0.535509</text:p>
          </table:table-cell>
          <table:table-cell table:style-name="Default" office:value-type="float" office:value="0.499767" calcext:value-type="float">
            <text:p>0.499767</text:p>
          </table:table-cell>
          <table:table-cell table:style-name="Default" office:value-type="float" office:value="0.523041" calcext:value-type="float">
            <text:p>0.523041</text:p>
          </table:table-cell>
          <table:table-cell office:value-type="float" office:value="0.555853" calcext:value-type="float">
            <text:p>0.555853</text:p>
          </table:table-cell>
          <table:table-cell office:value-type="float" office:value="0.506282" calcext:value-type="float">
            <text:p>0.506282</text:p>
          </table:table-cell>
          <table:table-cell table:number-columns-repeated="58"/>
        </table:table-row>
        <table:table-row table:style-name="ro1">
          <table:table-cell office:value-type="float" office:value="0.469341" calcext:value-type="float">
            <text:p>0.469341</text:p>
          </table:table-cell>
          <table:table-cell office:value-type="float" office:value="0.535384" calcext:value-type="float">
            <text:p>0.535384</text:p>
          </table:table-cell>
          <table:table-cell table:style-name="Default" office:value-type="float" office:value="0.499589" calcext:value-type="float">
            <text:p>0.499589</text:p>
          </table:table-cell>
          <table:table-cell table:style-name="Default" office:value-type="float" office:value="0.522891" calcext:value-type="float">
            <text:p>0.522891</text:p>
          </table:table-cell>
          <table:table-cell office:value-type="float" office:value="0.555589" calcext:value-type="float">
            <text:p>0.555589</text:p>
          </table:table-cell>
          <table:table-cell office:value-type="float" office:value="0.506043" calcext:value-type="float">
            <text:p>0.506043</text:p>
          </table:table-cell>
          <table:table-cell table:number-columns-repeated="58"/>
        </table:table-row>
        <table:table-row table:style-name="ro1">
          <table:table-cell office:value-type="float" office:value="0.469227" calcext:value-type="float">
            <text:p>0.469227</text:p>
          </table:table-cell>
          <table:table-cell office:value-type="float" office:value="0.535258" calcext:value-type="float">
            <text:p>0.535258</text:p>
          </table:table-cell>
          <table:table-cell table:style-name="Default" office:value-type="float" office:value="0.499415" calcext:value-type="float">
            <text:p>0.499415</text:p>
          </table:table-cell>
          <table:table-cell table:style-name="Default" office:value-type="float" office:value="0.522741" calcext:value-type="float">
            <text:p>0.522741</text:p>
          </table:table-cell>
          <table:table-cell office:value-type="float" office:value="0.555324" calcext:value-type="float">
            <text:p>0.555324</text:p>
          </table:table-cell>
          <table:table-cell office:value-type="float" office:value="0.505797" calcext:value-type="float">
            <text:p>0.505797</text:p>
          </table:table-cell>
          <table:table-cell table:number-columns-repeated="58"/>
        </table:table-row>
        <table:table-row table:style-name="ro1">
          <table:table-cell office:value-type="float" office:value="0.469123" calcext:value-type="float">
            <text:p>0.469123</text:p>
          </table:table-cell>
          <table:table-cell office:value-type="float" office:value="0.535133" calcext:value-type="float">
            <text:p>0.535133</text:p>
          </table:table-cell>
          <table:table-cell table:style-name="Default" office:value-type="float" office:value="0.499245" calcext:value-type="float">
            <text:p>0.499245</text:p>
          </table:table-cell>
          <table:table-cell table:style-name="Default" office:value-type="float" office:value="0.522596" calcext:value-type="float">
            <text:p>0.522596</text:p>
          </table:table-cell>
          <table:table-cell office:value-type="float" office:value="0.555064" calcext:value-type="float">
            <text:p>0.555064</text:p>
          </table:table-cell>
          <table:table-cell office:value-type="float" office:value="0.505555" calcext:value-type="float">
            <text:p>0.505555</text:p>
          </table:table-cell>
          <table:table-cell table:number-columns-repeated="58"/>
        </table:table-row>
        <table:table-row table:style-name="ro1">
          <table:table-cell office:value-type="float" office:value="0.469038" calcext:value-type="float">
            <text:p>0.469038</text:p>
          </table:table-cell>
          <table:table-cell office:value-type="float" office:value="0.535012" calcext:value-type="float">
            <text:p>0.535012</text:p>
          </table:table-cell>
          <table:table-cell table:style-name="Default" office:value-type="float" office:value="0.499065" calcext:value-type="float">
            <text:p>0.499065</text:p>
          </table:table-cell>
          <table:table-cell table:style-name="Default" office:value-type="float" office:value="0.522465" calcext:value-type="float">
            <text:p>0.522465</text:p>
          </table:table-cell>
          <table:table-cell office:value-type="float" office:value="0.554806" calcext:value-type="float">
            <text:p>0.554806</text:p>
          </table:table-cell>
          <table:table-cell office:value-type="float" office:value="0.505314" calcext:value-type="float">
            <text:p>0.505314</text:p>
          </table:table-cell>
          <table:table-cell table:number-columns-repeated="58"/>
        </table:table-row>
        <table:table-row table:style-name="ro1">
          <table:table-cell office:value-type="float" office:value="0.468926" calcext:value-type="float">
            <text:p>0.468926</text:p>
          </table:table-cell>
          <table:table-cell office:value-type="float" office:value="0.53489" calcext:value-type="float">
            <text:p>0.53489</text:p>
          </table:table-cell>
          <table:table-cell table:style-name="Default" office:value-type="float" office:value="0.498893" calcext:value-type="float">
            <text:p>0.498893</text:p>
          </table:table-cell>
          <table:table-cell table:style-name="Default" office:value-type="float" office:value="0.522327" calcext:value-type="float">
            <text:p>0.522327</text:p>
          </table:table-cell>
          <table:table-cell office:value-type="float" office:value="0.554549" calcext:value-type="float">
            <text:p>0.554549</text:p>
          </table:table-cell>
          <table:table-cell office:value-type="float" office:value="0.50508" calcext:value-type="float">
            <text:p>0.50508</text:p>
          </table:table-cell>
          <table:table-cell table:number-columns-repeated="58"/>
        </table:table-row>
        <table:table-row table:style-name="ro1">
          <table:table-cell office:value-type="float" office:value="0.468826" calcext:value-type="float">
            <text:p>0.468826</text:p>
          </table:table-cell>
          <table:table-cell office:value-type="float" office:value="0.53477" calcext:value-type="float">
            <text:p>0.53477</text:p>
          </table:table-cell>
          <table:table-cell table:style-name="Default" office:value-type="float" office:value="0.49873" calcext:value-type="float">
            <text:p>0.49873</text:p>
          </table:table-cell>
          <table:table-cell table:style-name="Default" office:value-type="float" office:value="0.522192" calcext:value-type="float">
            <text:p>0.522192</text:p>
          </table:table-cell>
          <table:table-cell office:value-type="float" office:value="0.554294" calcext:value-type="float">
            <text:p>0.554294</text:p>
          </table:table-cell>
          <table:table-cell office:value-type="float" office:value="0.504845" calcext:value-type="float">
            <text:p>0.504845</text:p>
          </table:table-cell>
          <table:table-cell table:number-columns-repeated="58"/>
        </table:table-row>
        <table:table-row table:style-name="ro1">
          <table:table-cell office:value-type="float" office:value="0.468728" calcext:value-type="float">
            <text:p>0.468728</text:p>
          </table:table-cell>
          <table:table-cell office:value-type="float" office:value="0.534651" calcext:value-type="float">
            <text:p>0.534651</text:p>
          </table:table-cell>
          <table:table-cell table:style-name="Default" office:value-type="float" office:value="0.498571" calcext:value-type="float">
            <text:p>0.498571</text:p>
          </table:table-cell>
          <table:table-cell table:style-name="Default" office:value-type="float" office:value="0.522062" calcext:value-type="float">
            <text:p>0.522062</text:p>
          </table:table-cell>
          <table:table-cell office:value-type="float" office:value="0.554041" calcext:value-type="float">
            <text:p>0.554041</text:p>
          </table:table-cell>
          <table:table-cell office:value-type="float" office:value="0.504612" calcext:value-type="float">
            <text:p>0.504612</text:p>
          </table:table-cell>
          <table:table-cell table:number-columns-repeated="58"/>
        </table:table-row>
        <table:table-row table:style-name="ro1">
          <table:table-cell office:value-type="float" office:value="0.468635" calcext:value-type="float">
            <text:p>0.468635</text:p>
          </table:table-cell>
          <table:table-cell office:value-type="float" office:value="0.534571" calcext:value-type="float">
            <text:p>0.534571</text:p>
          </table:table-cell>
          <table:table-cell table:style-name="Default" office:value-type="float" office:value="0.498413" calcext:value-type="float">
            <text:p>0.498413</text:p>
          </table:table-cell>
          <table:table-cell table:style-name="Default" office:value-type="float" office:value="0.521929" calcext:value-type="float">
            <text:p>0.521929</text:p>
          </table:table-cell>
          <table:table-cell office:value-type="float" office:value="0.553787" calcext:value-type="float">
            <text:p>0.553787</text:p>
          </table:table-cell>
          <table:table-cell office:value-type="float" office:value="0.504381" calcext:value-type="float">
            <text:p>0.504381</text:p>
          </table:table-cell>
          <table:table-cell table:number-columns-repeated="58"/>
        </table:table-row>
        <table:table-row table:style-name="ro1">
          <table:table-cell office:value-type="float" office:value="0.468542" calcext:value-type="float">
            <text:p>0.468542</text:p>
          </table:table-cell>
          <table:table-cell office:value-type="float" office:value="0.534456" calcext:value-type="float">
            <text:p>0.534456</text:p>
          </table:table-cell>
          <table:table-cell table:style-name="Default" office:value-type="float" office:value="0.498261" calcext:value-type="float">
            <text:p>0.498261</text:p>
          </table:table-cell>
          <table:table-cell table:style-name="Default" office:value-type="float" office:value="0.521795" calcext:value-type="float">
            <text:p>0.521795</text:p>
          </table:table-cell>
          <table:table-cell office:value-type="float" office:value="0.553535" calcext:value-type="float">
            <text:p>0.553535</text:p>
          </table:table-cell>
          <table:table-cell office:value-type="float" office:value="0.504149" calcext:value-type="float">
            <text:p>0.504149</text:p>
          </table:table-cell>
          <table:table-cell table:number-columns-repeated="58"/>
        </table:table-row>
        <table:table-row table:style-name="ro1">
          <table:table-cell office:value-type="float" office:value="0.468447" calcext:value-type="float">
            <text:p>0.468447</text:p>
          </table:table-cell>
          <table:table-cell office:value-type="float" office:value="0.534354" calcext:value-type="float">
            <text:p>0.534354</text:p>
          </table:table-cell>
          <table:table-cell table:style-name="Default" office:value-type="float" office:value="0.498106" calcext:value-type="float">
            <text:p>0.498106</text:p>
          </table:table-cell>
          <table:table-cell table:style-name="Default" office:value-type="float" office:value="0.521666" calcext:value-type="float">
            <text:p>0.521666</text:p>
          </table:table-cell>
          <table:table-cell office:value-type="float" office:value="0.553287" calcext:value-type="float">
            <text:p>0.553287</text:p>
          </table:table-cell>
          <table:table-cell office:value-type="float" office:value="0.503923" calcext:value-type="float">
            <text:p>0.503923</text:p>
          </table:table-cell>
          <table:table-cell table:number-columns-repeated="58"/>
        </table:table-row>
        <table:table-row table:style-name="ro1">
          <table:table-cell office:value-type="float" office:value="0.468362" calcext:value-type="float">
            <text:p>0.468362</text:p>
          </table:table-cell>
          <table:table-cell office:value-type="float" office:value="0.534243" calcext:value-type="float">
            <text:p>0.534243</text:p>
          </table:table-cell>
          <table:table-cell table:style-name="Default" office:value-type="float" office:value="0.497953" calcext:value-type="float">
            <text:p>0.497953</text:p>
          </table:table-cell>
          <table:table-cell table:style-name="Default" office:value-type="float" office:value="0.521538" calcext:value-type="float">
            <text:p>0.521538</text:p>
          </table:table-cell>
          <table:table-cell office:value-type="float" office:value="0.55304" calcext:value-type="float">
            <text:p>0.55304</text:p>
          </table:table-cell>
          <table:table-cell office:value-type="float" office:value="0.503696" calcext:value-type="float">
            <text:p>0.503696</text:p>
          </table:table-cell>
          <table:table-cell table:number-columns-repeated="58"/>
        </table:table-row>
        <table:table-row table:style-name="ro1">
          <table:table-cell office:value-type="float" office:value="0.468268" calcext:value-type="float">
            <text:p>0.468268</text:p>
          </table:table-cell>
          <table:table-cell office:value-type="float" office:value="0.534132" calcext:value-type="float">
            <text:p>0.534132</text:p>
          </table:table-cell>
          <table:table-cell table:style-name="Default" office:value-type="float" office:value="0.497796" calcext:value-type="float">
            <text:p>0.497796</text:p>
          </table:table-cell>
          <table:table-cell table:style-name="Default" office:value-type="float" office:value="0.521415" calcext:value-type="float">
            <text:p>0.521415</text:p>
          </table:table-cell>
          <table:table-cell office:value-type="float" office:value="0.55279" calcext:value-type="float">
            <text:p>0.55279</text:p>
          </table:table-cell>
          <table:table-cell office:value-type="float" office:value="0.503466" calcext:value-type="float">
            <text:p>0.503466</text:p>
          </table:table-cell>
          <table:table-cell table:number-columns-repeated="58"/>
        </table:table-row>
        <table:table-row table:style-name="ro1">
          <table:table-cell office:value-type="float" office:value="0.468174" calcext:value-type="float">
            <text:p>0.468174</text:p>
          </table:table-cell>
          <table:table-cell office:value-type="float" office:value="0.534022" calcext:value-type="float">
            <text:p>0.534022</text:p>
          </table:table-cell>
          <table:table-cell table:style-name="Default" office:value-type="float" office:value="0.497645" calcext:value-type="float">
            <text:p>0.497645</text:p>
          </table:table-cell>
          <table:table-cell table:style-name="Default" office:value-type="float" office:value="0.521292" calcext:value-type="float">
            <text:p>0.521292</text:p>
          </table:table-cell>
          <table:table-cell office:value-type="float" office:value="0.552547" calcext:value-type="float">
            <text:p>0.552547</text:p>
          </table:table-cell>
          <table:table-cell office:value-type="float" office:value="0.503238" calcext:value-type="float">
            <text:p>0.503238</text:p>
          </table:table-cell>
          <table:table-cell table:number-columns-repeated="58"/>
        </table:table-row>
        <table:table-row table:style-name="ro1">
          <table:table-cell office:value-type="float" office:value="0.468094" calcext:value-type="float">
            <text:p>0.468094</text:p>
          </table:table-cell>
          <table:table-cell office:value-type="float" office:value="0.533914" calcext:value-type="float">
            <text:p>0.533914</text:p>
          </table:table-cell>
          <table:table-cell table:style-name="Default" office:value-type="float" office:value="0.497495" calcext:value-type="float">
            <text:p>0.497495</text:p>
          </table:table-cell>
          <table:table-cell table:style-name="Default" office:value-type="float" office:value="0.521169" calcext:value-type="float">
            <text:p>0.521169</text:p>
          </table:table-cell>
          <table:table-cell office:value-type="float" office:value="0.552304" calcext:value-type="float">
            <text:p>0.552304</text:p>
          </table:table-cell>
          <table:table-cell office:value-type="float" office:value="0.503015" calcext:value-type="float">
            <text:p>0.503015</text:p>
          </table:table-cell>
          <table:table-cell table:number-columns-repeated="58"/>
        </table:table-row>
        <table:table-row table:style-name="ro1">
          <table:table-cell office:value-type="float" office:value="0.467989" calcext:value-type="float">
            <text:p>0.467989</text:p>
          </table:table-cell>
          <table:table-cell office:value-type="float" office:value="0.533806" calcext:value-type="float">
            <text:p>0.533806</text:p>
          </table:table-cell>
          <table:table-cell table:style-name="Default" office:value-type="float" office:value="0.497332" calcext:value-type="float">
            <text:p>0.497332</text:p>
          </table:table-cell>
          <table:table-cell table:style-name="Default" office:value-type="float" office:value="0.521049" calcext:value-type="float">
            <text:p>0.521049</text:p>
          </table:table-cell>
          <table:table-cell office:value-type="float" office:value="0.552067" calcext:value-type="float">
            <text:p>0.552067</text:p>
          </table:table-cell>
          <table:table-cell office:value-type="float" office:value="0.502792" calcext:value-type="float">
            <text:p>0.502792</text:p>
          </table:table-cell>
          <table:table-cell table:number-columns-repeated="58"/>
        </table:table-row>
        <table:table-row table:style-name="ro1">
          <table:table-cell office:value-type="float" office:value="0.467896" calcext:value-type="float">
            <text:p>0.467896</text:p>
          </table:table-cell>
          <table:table-cell office:value-type="float" office:value="0.533699" calcext:value-type="float">
            <text:p>0.533699</text:p>
          </table:table-cell>
          <table:table-cell table:style-name="Default" office:value-type="float" office:value="0.497188" calcext:value-type="float">
            <text:p>0.497188</text:p>
          </table:table-cell>
          <table:table-cell table:style-name="Default" office:value-type="float" office:value="0.52095" calcext:value-type="float">
            <text:p>0.52095</text:p>
          </table:table-cell>
          <table:table-cell office:value-type="float" office:value="0.551831" calcext:value-type="float">
            <text:p>0.551831</text:p>
          </table:table-cell>
          <table:table-cell office:value-type="float" office:value="0.502566" calcext:value-type="float">
            <text:p>0.502566</text:p>
          </table:table-cell>
          <table:table-cell table:number-columns-repeated="58"/>
        </table:table-row>
        <table:table-row table:style-name="ro1">
          <table:table-cell office:value-type="float" office:value="0.467821" calcext:value-type="float">
            <text:p>0.467821</text:p>
          </table:table-cell>
          <table:table-cell office:value-type="float" office:value="0.533596" calcext:value-type="float">
            <text:p>0.533596</text:p>
          </table:table-cell>
          <table:table-cell table:style-name="Default" office:value-type="float" office:value="0.497021" calcext:value-type="float">
            <text:p>0.497021</text:p>
          </table:table-cell>
          <table:table-cell table:style-name="Default" office:value-type="float" office:value="0.52084" calcext:value-type="float">
            <text:p>0.52084</text:p>
          </table:table-cell>
          <table:table-cell office:value-type="float" office:value="0.551598" calcext:value-type="float">
            <text:p>0.551598</text:p>
          </table:table-cell>
          <table:table-cell office:value-type="float" office:value="0.502342" calcext:value-type="float">
            <text:p>0.502342</text:p>
          </table:table-cell>
          <table:table-cell table:number-columns-repeated="58"/>
        </table:table-row>
        <table:table-row table:style-name="ro1">
          <table:table-cell office:value-type="float" office:value="0.467727" calcext:value-type="float">
            <text:p>0.467727</text:p>
          </table:table-cell>
          <table:table-cell office:value-type="float" office:value="0.533491" calcext:value-type="float">
            <text:p>0.533491</text:p>
          </table:table-cell>
          <table:table-cell table:style-name="Default" office:value-type="float" office:value="0.496874" calcext:value-type="float">
            <text:p>0.496874</text:p>
          </table:table-cell>
          <table:table-cell table:style-name="Default" office:value-type="float" office:value="0.520728" calcext:value-type="float">
            <text:p>0.520728</text:p>
          </table:table-cell>
          <table:table-cell office:value-type="float" office:value="0.551367" calcext:value-type="float">
            <text:p>0.551367</text:p>
          </table:table-cell>
          <table:table-cell office:value-type="float" office:value="0.502119" calcext:value-type="float">
            <text:p>0.502119</text:p>
          </table:table-cell>
          <table:table-cell table:number-columns-repeated="58"/>
        </table:table-row>
        <table:table-row table:style-name="ro1">
          <table:table-cell office:value-type="float" office:value="0.467651" calcext:value-type="float">
            <text:p>0.467651</text:p>
          </table:table-cell>
          <table:table-cell office:value-type="float" office:value="0.533389" calcext:value-type="float">
            <text:p>0.533389</text:p>
          </table:table-cell>
          <table:table-cell table:style-name="Default" office:value-type="float" office:value="0.49673" calcext:value-type="float">
            <text:p>0.49673</text:p>
          </table:table-cell>
          <table:table-cell table:style-name="Default" office:value-type="float" office:value="0.520616" calcext:value-type="float">
            <text:p>0.520616</text:p>
          </table:table-cell>
          <table:table-cell office:value-type="float" office:value="0.551136" calcext:value-type="float">
            <text:p>0.551136</text:p>
          </table:table-cell>
          <table:table-cell office:value-type="float" office:value="0.501897" calcext:value-type="float">
            <text:p>0.501897</text:p>
          </table:table-cell>
          <table:table-cell table:number-columns-repeated="58"/>
        </table:table-row>
        <table:table-row table:style-name="ro1">
          <table:table-cell office:value-type="float" office:value="0.46755" calcext:value-type="float">
            <text:p>0.46755</text:p>
          </table:table-cell>
          <table:table-cell office:value-type="float" office:value="0.533287" calcext:value-type="float">
            <text:p>0.533287</text:p>
          </table:table-cell>
          <table:table-cell table:style-name="Default" office:value-type="float" office:value="0.496589" calcext:value-type="float">
            <text:p>0.496589</text:p>
          </table:table-cell>
          <table:table-cell table:style-name="Default" office:value-type="float" office:value="0.520507" calcext:value-type="float">
            <text:p>0.520507</text:p>
          </table:table-cell>
          <table:table-cell office:value-type="float" office:value="0.550914" calcext:value-type="float">
            <text:p>0.550914</text:p>
          </table:table-cell>
          <table:table-cell office:value-type="float" office:value="0.501693" calcext:value-type="float">
            <text:p>0.501693</text:p>
          </table:table-cell>
          <table:table-cell table:number-columns-repeated="58"/>
        </table:table-row>
        <table:table-row table:style-name="ro1">
          <table:table-cell office:value-type="float" office:value="0.467475" calcext:value-type="float">
            <text:p>0.467475</text:p>
          </table:table-cell>
          <table:table-cell office:value-type="float" office:value="0.533188" calcext:value-type="float">
            <text:p>0.533188</text:p>
          </table:table-cell>
          <table:table-cell table:style-name="Default" office:value-type="float" office:value="0.496451" calcext:value-type="float">
            <text:p>0.496451</text:p>
          </table:table-cell>
          <table:table-cell table:style-name="Default" office:value-type="float" office:value="0.520403" calcext:value-type="float">
            <text:p>0.520403</text:p>
          </table:table-cell>
          <table:table-cell office:value-type="float" office:value="0.550694" calcext:value-type="float">
            <text:p>0.550694</text:p>
          </table:table-cell>
          <table:table-cell office:value-type="float" office:value="0.501484" calcext:value-type="float">
            <text:p>0.501484</text:p>
          </table:table-cell>
          <table:table-cell table:number-columns-repeated="58"/>
        </table:table-row>
        <table:table-row table:style-name="ro1">
          <table:table-cell office:value-type="float" office:value="0.467377" calcext:value-type="float">
            <text:p>0.467377</text:p>
          </table:table-cell>
          <table:table-cell office:value-type="float" office:value="0.533088" calcext:value-type="float">
            <text:p>0.533088</text:p>
          </table:table-cell>
          <table:table-cell table:style-name="Default" office:value-type="float" office:value="0.496323" calcext:value-type="float">
            <text:p>0.496323</text:p>
          </table:table-cell>
          <table:table-cell table:style-name="Default" office:value-type="float" office:value="0.520297" calcext:value-type="float">
            <text:p>0.520297</text:p>
          </table:table-cell>
          <table:table-cell office:value-type="float" office:value="0.550475" calcext:value-type="float">
            <text:p>0.550475</text:p>
          </table:table-cell>
          <table:table-cell office:value-type="float" office:value="0.501275" calcext:value-type="float">
            <text:p>0.501275</text:p>
          </table:table-cell>
          <table:table-cell table:number-columns-repeated="58"/>
        </table:table-row>
        <table:table-row table:style-name="ro1">
          <table:table-cell office:value-type="float" office:value="0.467304" calcext:value-type="float">
            <text:p>0.467304</text:p>
          </table:table-cell>
          <table:table-cell office:value-type="float" office:value="0.53299" calcext:value-type="float">
            <text:p>0.53299</text:p>
          </table:table-cell>
          <table:table-cell table:style-name="Default" office:value-type="float" office:value="0.496159" calcext:value-type="float">
            <text:p>0.496159</text:p>
          </table:table-cell>
          <table:table-cell table:style-name="Default" office:value-type="float" office:value="0.520186" calcext:value-type="float">
            <text:p>0.520186</text:p>
          </table:table-cell>
          <table:table-cell office:value-type="float" office:value="0.550268" calcext:value-type="float">
            <text:p>0.550268</text:p>
          </table:table-cell>
          <table:table-cell office:value-type="float" office:value="0.501083" calcext:value-type="float">
            <text:p>0.501083</text:p>
          </table:table-cell>
          <table:table-cell table:number-columns-repeated="58"/>
        </table:table-row>
        <table:table-row table:style-name="ro1">
          <table:table-cell office:value-type="float" office:value="0.467206" calcext:value-type="float">
            <text:p>0.467206</text:p>
          </table:table-cell>
          <table:table-cell office:value-type="float" office:value="0.532892" calcext:value-type="float">
            <text:p>0.532892</text:p>
          </table:table-cell>
          <table:table-cell table:style-name="Default" office:value-type="float" office:value="0.496023" calcext:value-type="float">
            <text:p>0.496023</text:p>
          </table:table-cell>
          <table:table-cell table:style-name="Default" office:value-type="float" office:value="0.520068" calcext:value-type="float">
            <text:p>0.520068</text:p>
          </table:table-cell>
          <table:table-cell office:value-type="float" office:value="0.550053" calcext:value-type="float">
            <text:p>0.550053</text:p>
          </table:table-cell>
          <table:table-cell office:value-type="float" office:value="0.500882" calcext:value-type="float">
            <text:p>0.500882</text:p>
          </table:table-cell>
          <table:table-cell table:number-columns-repeated="58"/>
        </table:table-row>
        <table:table-row table:style-name="ro1">
          <table:table-cell office:value-type="float" office:value="0.467134" calcext:value-type="float">
            <text:p>0.467134</text:p>
          </table:table-cell>
          <table:table-cell office:value-type="float" office:value="0.532797" calcext:value-type="float">
            <text:p>0.532797</text:p>
          </table:table-cell>
          <table:table-cell table:style-name="Default" office:value-type="float" office:value="0.49589" calcext:value-type="float">
            <text:p>0.49589</text:p>
          </table:table-cell>
          <table:table-cell table:style-name="Default" office:value-type="float" office:value="0.519954" calcext:value-type="float">
            <text:p>0.519954</text:p>
          </table:table-cell>
          <table:table-cell office:value-type="float" office:value="0.549844" calcext:value-type="float">
            <text:p>0.549844</text:p>
          </table:table-cell>
          <table:table-cell office:value-type="float" office:value="0.50068" calcext:value-type="float">
            <text:p>0.50068</text:p>
          </table:table-cell>
          <table:table-cell table:number-columns-repeated="58"/>
        </table:table-row>
        <table:table-row table:style-name="ro1">
          <table:table-cell office:value-type="float" office:value="0.467038" calcext:value-type="float">
            <text:p>0.467038</text:p>
          </table:table-cell>
          <table:table-cell office:value-type="float" office:value="0.532702" calcext:value-type="float">
            <text:p>0.532702</text:p>
          </table:table-cell>
          <table:table-cell table:style-name="Default" office:value-type="float" office:value="0.495752" calcext:value-type="float">
            <text:p>0.495752</text:p>
          </table:table-cell>
          <table:table-cell table:style-name="Default" office:value-type="float" office:value="0.519845" calcext:value-type="float">
            <text:p>0.519845</text:p>
          </table:table-cell>
          <table:table-cell office:value-type="float" office:value="0.549635" calcext:value-type="float">
            <text:p>0.549635</text:p>
          </table:table-cell>
          <table:table-cell office:value-type="float" office:value="0.500479" calcext:value-type="float">
            <text:p>0.500479</text:p>
          </table:table-cell>
          <table:table-cell table:number-columns-repeated="58"/>
        </table:table-row>
        <table:table-row table:style-name="ro1">
          <table:table-cell office:value-type="float" office:value="0.466979" calcext:value-type="float">
            <text:p>0.466979</text:p>
          </table:table-cell>
          <table:table-cell office:value-type="float" office:value="0.532609" calcext:value-type="float">
            <text:p>0.532609</text:p>
          </table:table-cell>
          <table:table-cell table:style-name="Default" office:value-type="float" office:value="0.495629" calcext:value-type="float">
            <text:p>0.495629</text:p>
          </table:table-cell>
          <table:table-cell table:style-name="Default" office:value-type="float" office:value="0.519743" calcext:value-type="float">
            <text:p>0.519743</text:p>
          </table:table-cell>
          <table:table-cell office:value-type="float" office:value="0.549426" calcext:value-type="float">
            <text:p>0.549426</text:p>
          </table:table-cell>
          <table:table-cell office:value-type="float" office:value="0.500281" calcext:value-type="float">
            <text:p>0.500281</text:p>
          </table:table-cell>
          <table:table-cell table:number-columns-repeated="58"/>
        </table:table-row>
        <table:table-row table:style-name="ro1">
          <table:table-cell office:value-type="float" office:value="0.466903" calcext:value-type="float">
            <text:p>0.466903</text:p>
          </table:table-cell>
          <table:table-cell office:value-type="float" office:value="0.53252" calcext:value-type="float">
            <text:p>0.53252</text:p>
          </table:table-cell>
          <table:table-cell table:style-name="Default" office:value-type="float" office:value="0.495505" calcext:value-type="float">
            <text:p>0.495505</text:p>
          </table:table-cell>
          <table:table-cell table:style-name="Default" office:value-type="float" office:value="0.519641" calcext:value-type="float">
            <text:p>0.519641</text:p>
          </table:table-cell>
          <table:table-cell office:value-type="float" office:value="0.54922" calcext:value-type="float">
            <text:p>0.54922</text:p>
          </table:table-cell>
          <table:table-cell office:value-type="float" office:value="0.500086" calcext:value-type="float">
            <text:p>0.500086</text:p>
          </table:table-cell>
          <table:table-cell table:number-columns-repeated="58"/>
        </table:table-row>
        <table:table-row table:style-name="ro1">
          <table:table-cell office:value-type="float" office:value="0.466821" calcext:value-type="float">
            <text:p>0.466821</text:p>
          </table:table-cell>
          <table:table-cell office:value-type="float" office:value="0.532433" calcext:value-type="float">
            <text:p>0.532433</text:p>
          </table:table-cell>
          <table:table-cell table:style-name="Default" office:value-type="float" office:value="0.49538" calcext:value-type="float">
            <text:p>0.49538</text:p>
          </table:table-cell>
          <table:table-cell table:style-name="Default" office:value-type="float" office:value="0.519539" calcext:value-type="float">
            <text:p>0.519539</text:p>
          </table:table-cell>
          <table:table-cell office:value-type="float" office:value="0.549014" calcext:value-type="float">
            <text:p>0.549014</text:p>
          </table:table-cell>
          <table:table-cell office:value-type="float" office:value="0.499894" calcext:value-type="float">
            <text:p>0.499894</text:p>
          </table:table-cell>
          <table:table-cell table:number-columns-repeated="58"/>
        </table:table-row>
        <table:table-row table:style-name="ro1">
          <table:table-cell office:value-type="float" office:value="0.46674" calcext:value-type="float">
            <text:p>0.46674</text:p>
          </table:table-cell>
          <table:table-cell office:value-type="float" office:value="0.532347" calcext:value-type="float">
            <text:p>0.532347</text:p>
          </table:table-cell>
          <table:table-cell table:style-name="Default" office:value-type="float" office:value="0.495254" calcext:value-type="float">
            <text:p>0.495254</text:p>
          </table:table-cell>
          <table:table-cell table:style-name="Default" office:value-type="float" office:value="0.519427" calcext:value-type="float">
            <text:p>0.519427</text:p>
          </table:table-cell>
          <table:table-cell office:value-type="float" office:value="0.548804" calcext:value-type="float">
            <text:p>0.548804</text:p>
          </table:table-cell>
          <table:table-cell office:value-type="float" office:value="0.499699" calcext:value-type="float">
            <text:p>0.499699</text:p>
          </table:table-cell>
          <table:table-cell table:number-columns-repeated="58"/>
        </table:table-row>
        <table:table-row table:style-name="ro1">
          <table:table-cell office:value-type="float" office:value="0.466642" calcext:value-type="float">
            <text:p>0.466642</text:p>
          </table:table-cell>
          <table:table-cell office:value-type="float" office:value="0.532272" calcext:value-type="float">
            <text:p>0.532272</text:p>
          </table:table-cell>
          <table:table-cell table:style-name="Default" office:value-type="float" office:value="0.495157" calcext:value-type="float">
            <text:p>0.495157</text:p>
          </table:table-cell>
          <table:table-cell table:style-name="Default" office:value-type="float" office:value="0.519325" calcext:value-type="float">
            <text:p>0.519325</text:p>
          </table:table-cell>
          <table:table-cell office:value-type="float" office:value="0.548603" calcext:value-type="float">
            <text:p>0.548603</text:p>
          </table:table-cell>
          <table:table-cell office:value-type="float" office:value="0.499506" calcext:value-type="float">
            <text:p>0.499506</text:p>
          </table:table-cell>
          <table:table-cell table:number-columns-repeated="58"/>
        </table:table-row>
        <table:table-row table:style-name="ro1">
          <table:table-cell office:value-type="float" office:value="0.46656" calcext:value-type="float">
            <text:p>0.46656</text:p>
          </table:table-cell>
          <table:table-cell office:value-type="float" office:value="0.532192" calcext:value-type="float">
            <text:p>0.532192</text:p>
          </table:table-cell>
          <table:table-cell table:style-name="Default" office:value-type="float" office:value="0.495036" calcext:value-type="float">
            <text:p>0.495036</text:p>
          </table:table-cell>
          <table:table-cell table:style-name="Default" office:value-type="float" office:value="0.519232" calcext:value-type="float">
            <text:p>0.519232</text:p>
          </table:table-cell>
          <table:table-cell office:value-type="float" office:value="0.5484" calcext:value-type="float">
            <text:p>0.5484</text:p>
          </table:table-cell>
          <table:table-cell office:value-type="float" office:value="0.499318" calcext:value-type="float">
            <text:p>0.499318</text:p>
          </table:table-cell>
          <table:table-cell table:number-columns-repeated="58"/>
        </table:table-row>
        <table:table-row table:style-name="ro1">
          <table:table-cell office:value-type="float" office:value="0.46648" calcext:value-type="float">
            <text:p>0.46648</text:p>
          </table:table-cell>
          <table:table-cell office:value-type="float" office:value="0.532109" calcext:value-type="float">
            <text:p>0.532109</text:p>
          </table:table-cell>
          <table:table-cell table:style-name="Default" office:value-type="float" office:value="0.494914" calcext:value-type="float">
            <text:p>0.494914</text:p>
          </table:table-cell>
          <table:table-cell table:style-name="Default" office:value-type="float" office:value="0.519137" calcext:value-type="float">
            <text:p>0.519137</text:p>
          </table:table-cell>
          <table:table-cell office:value-type="float" office:value="0.548198" calcext:value-type="float">
            <text:p>0.548198</text:p>
          </table:table-cell>
          <table:table-cell office:value-type="float" office:value="0.499131" calcext:value-type="float">
            <text:p>0.499131</text:p>
          </table:table-cell>
          <table:table-cell table:number-columns-repeated="58"/>
        </table:table-row>
        <table:table-row table:style-name="ro1">
          <table:table-cell office:value-type="float" office:value="0.4664" calcext:value-type="float">
            <text:p>0.4664</text:p>
          </table:table-cell>
          <table:table-cell office:value-type="float" office:value="0.532023" calcext:value-type="float">
            <text:p>0.532023</text:p>
          </table:table-cell>
          <table:table-cell table:style-name="Default" office:value-type="float" office:value="0.494802" calcext:value-type="float">
            <text:p>0.494802</text:p>
          </table:table-cell>
          <table:table-cell table:style-name="Default" office:value-type="float" office:value="0.519042" calcext:value-type="float">
            <text:p>0.519042</text:p>
          </table:table-cell>
          <table:table-cell office:value-type="float" office:value="0.548001" calcext:value-type="float">
            <text:p>0.548001</text:p>
          </table:table-cell>
          <table:table-cell office:value-type="float" office:value="0.498948" calcext:value-type="float">
            <text:p>0.498948</text:p>
          </table:table-cell>
          <table:table-cell table:number-columns-repeated="58"/>
        </table:table-row>
        <table:table-row table:style-name="ro1">
          <table:table-cell office:value-type="float" office:value="0.466321" calcext:value-type="float">
            <text:p>0.466321</text:p>
          </table:table-cell>
          <table:table-cell office:value-type="float" office:value="0.531937" calcext:value-type="float">
            <text:p>0.531937</text:p>
          </table:table-cell>
          <table:table-cell table:style-name="Default" office:value-type="float" office:value="0.49469" calcext:value-type="float">
            <text:p>0.49469</text:p>
          </table:table-cell>
          <table:table-cell table:style-name="Default" office:value-type="float" office:value="0.518951" calcext:value-type="float">
            <text:p>0.518951</text:p>
          </table:table-cell>
          <table:table-cell office:value-type="float" office:value="0.547798" calcext:value-type="float">
            <text:p>0.547798</text:p>
          </table:table-cell>
          <table:table-cell office:value-type="float" office:value="0.498758" calcext:value-type="float">
            <text:p>0.498758</text:p>
          </table:table-cell>
          <table:table-cell table:number-columns-repeated="58"/>
        </table:table-row>
        <table:table-row table:style-name="ro1">
          <table:table-cell office:value-type="float" office:value="0.466243" calcext:value-type="float">
            <text:p>0.466243</text:p>
          </table:table-cell>
          <table:table-cell office:value-type="float" office:value="0.531852" calcext:value-type="float">
            <text:p>0.531852</text:p>
          </table:table-cell>
          <table:table-cell table:style-name="Default" office:value-type="float" office:value="0.494586" calcext:value-type="float">
            <text:p>0.494586</text:p>
          </table:table-cell>
          <table:table-cell table:style-name="Default" office:value-type="float" office:value="0.518853" calcext:value-type="float">
            <text:p>0.518853</text:p>
          </table:table-cell>
          <table:table-cell office:value-type="float" office:value="0.5476" calcext:value-type="float">
            <text:p>0.5476</text:p>
          </table:table-cell>
          <table:table-cell office:value-type="float" office:value="0.498575" calcext:value-type="float">
            <text:p>0.498575</text:p>
          </table:table-cell>
          <table:table-cell table:number-columns-repeated="58"/>
        </table:table-row>
        <table:table-row table:style-name="ro1">
          <table:table-cell office:value-type="float" office:value="0.466165" calcext:value-type="float">
            <text:p>0.466165</text:p>
          </table:table-cell>
          <table:table-cell office:value-type="float" office:value="0.531765" calcext:value-type="float">
            <text:p>0.531765</text:p>
          </table:table-cell>
          <table:table-cell table:style-name="Default" office:value-type="float" office:value="0.494477" calcext:value-type="float">
            <text:p>0.494477</text:p>
          </table:table-cell>
          <table:table-cell table:style-name="Default" office:value-type="float" office:value="0.518761" calcext:value-type="float">
            <text:p>0.518761</text:p>
          </table:table-cell>
          <table:table-cell office:value-type="float" office:value="0.547406" calcext:value-type="float">
            <text:p>0.547406</text:p>
          </table:table-cell>
          <table:table-cell office:value-type="float" office:value="0.498388" calcext:value-type="float">
            <text:p>0.498388</text:p>
          </table:table-cell>
          <table:table-cell table:number-columns-repeated="58"/>
        </table:table-row>
        <table:table-row table:style-name="ro1">
          <table:table-cell office:value-type="float" office:value="0.466088" calcext:value-type="float">
            <text:p>0.466088</text:p>
          </table:table-cell>
          <table:table-cell office:value-type="float" office:value="0.531681" calcext:value-type="float">
            <text:p>0.531681</text:p>
          </table:table-cell>
          <table:table-cell table:style-name="Default" office:value-type="float" office:value="0.494339" calcext:value-type="float">
            <text:p>0.494339</text:p>
          </table:table-cell>
          <table:table-cell table:style-name="Default" office:value-type="float" office:value="0.518671" calcext:value-type="float">
            <text:p>0.518671</text:p>
          </table:table-cell>
          <table:table-cell office:value-type="float" office:value="0.547208" calcext:value-type="float">
            <text:p>0.547208</text:p>
          </table:table-cell>
          <table:table-cell office:value-type="float" office:value="0.49821" calcext:value-type="float">
            <text:p>0.49821</text:p>
          </table:table-cell>
          <table:table-cell table:number-columns-repeated="58"/>
        </table:table-row>
        <table:table-row table:style-name="ro1">
          <table:table-cell office:value-type="float" office:value="0.466012" calcext:value-type="float">
            <text:p>0.466012</text:p>
          </table:table-cell>
          <table:table-cell office:value-type="float" office:value="0.531598" calcext:value-type="float">
            <text:p>0.531598</text:p>
          </table:table-cell>
          <table:table-cell table:style-name="Default" office:value-type="float" office:value="0.494208" calcext:value-type="float">
            <text:p>0.494208</text:p>
          </table:table-cell>
          <table:table-cell table:style-name="Default" office:value-type="float" office:value="0.518575" calcext:value-type="float">
            <text:p>0.518575</text:p>
          </table:table-cell>
          <table:table-cell office:value-type="float" office:value="0.547011" calcext:value-type="float">
            <text:p>0.547011</text:p>
          </table:table-cell>
          <table:table-cell office:value-type="float" office:value="0.498033" calcext:value-type="float">
            <text:p>0.498033</text:p>
          </table:table-cell>
          <table:table-cell table:number-columns-repeated="58"/>
        </table:table-row>
        <table:table-row table:style-name="ro1">
          <table:table-cell office:value-type="float" office:value="0.465936" calcext:value-type="float">
            <text:p>0.465936</text:p>
          </table:table-cell>
          <table:table-cell office:value-type="float" office:value="0.531516" calcext:value-type="float">
            <text:p>0.531516</text:p>
          </table:table-cell>
          <table:table-cell table:style-name="Default" office:value-type="float" office:value="0.494099" calcext:value-type="float">
            <text:p>0.494099</text:p>
          </table:table-cell>
          <table:table-cell table:style-name="Default" office:value-type="float" office:value="0.518475" calcext:value-type="float">
            <text:p>0.518475</text:p>
          </table:table-cell>
          <table:table-cell office:value-type="float" office:value="0.546819" calcext:value-type="float">
            <text:p>0.546819</text:p>
          </table:table-cell>
          <table:table-cell office:value-type="float" office:value="0.497856" calcext:value-type="float">
            <text:p>0.497856</text:p>
          </table:table-cell>
          <table:table-cell table:number-columns-repeated="58"/>
        </table:table-row>
        <table:table-row table:style-name="ro1">
          <table:table-cell office:value-type="float" office:value="0.465865" calcext:value-type="float">
            <text:p>0.465865</text:p>
          </table:table-cell>
          <table:table-cell office:value-type="float" office:value="0.531438" calcext:value-type="float">
            <text:p>0.531438</text:p>
          </table:table-cell>
          <table:table-cell table:style-name="Default" office:value-type="float" office:value="0.493986" calcext:value-type="float">
            <text:p>0.493986</text:p>
          </table:table-cell>
          <table:table-cell table:style-name="Default" office:value-type="float" office:value="0.518379" calcext:value-type="float">
            <text:p>0.518379</text:p>
          </table:table-cell>
          <table:table-cell office:value-type="float" office:value="0.546628" calcext:value-type="float">
            <text:p>0.546628</text:p>
          </table:table-cell>
          <table:table-cell office:value-type="float" office:value="0.497681" calcext:value-type="float">
            <text:p>0.497681</text:p>
          </table:table-cell>
          <table:table-cell table:number-columns-repeated="58"/>
        </table:table-row>
        <table:table-row table:style-name="ro1">
          <table:table-cell office:value-type="float" office:value="0.465793" calcext:value-type="float">
            <text:p>0.465793</text:p>
          </table:table-cell>
          <table:table-cell office:value-type="float" office:value="0.531357" calcext:value-type="float">
            <text:p>0.531357</text:p>
          </table:table-cell>
          <table:table-cell table:style-name="Default" office:value-type="float" office:value="0.493864" calcext:value-type="float">
            <text:p>0.493864</text:p>
          </table:table-cell>
          <table:table-cell table:style-name="Default" office:value-type="float" office:value="0.518288" calcext:value-type="float">
            <text:p>0.518288</text:p>
          </table:table-cell>
          <table:table-cell office:value-type="float" office:value="0.546437" calcext:value-type="float">
            <text:p>0.546437</text:p>
          </table:table-cell>
          <table:table-cell office:value-type="float" office:value="0.497506" calcext:value-type="float">
            <text:p>0.497506</text:p>
          </table:table-cell>
          <table:table-cell table:number-columns-repeated="58"/>
        </table:table-row>
        <table:table-row table:style-name="ro1">
          <table:table-cell office:value-type="float" office:value="0.465721" calcext:value-type="float">
            <text:p>0.465721</text:p>
          </table:table-cell>
          <table:table-cell office:value-type="float" office:value="0.531278" calcext:value-type="float">
            <text:p>0.531278</text:p>
          </table:table-cell>
          <table:table-cell table:style-name="Default" office:value-type="float" office:value="0.49375" calcext:value-type="float">
            <text:p>0.49375</text:p>
          </table:table-cell>
          <table:table-cell table:style-name="Default" office:value-type="float" office:value="0.518198" calcext:value-type="float">
            <text:p>0.518198</text:p>
          </table:table-cell>
          <table:table-cell office:value-type="float" office:value="0.54625" calcext:value-type="float">
            <text:p>0.54625</text:p>
          </table:table-cell>
          <table:table-cell office:value-type="float" office:value="0.497333" calcext:value-type="float">
            <text:p>0.497333</text:p>
          </table:table-cell>
          <table:table-cell table:number-columns-repeated="58"/>
        </table:table-row>
        <table:table-row table:style-name="ro1">
          <table:table-cell office:value-type="float" office:value="0.465648" calcext:value-type="float">
            <text:p>0.465648</text:p>
          </table:table-cell>
          <table:table-cell office:value-type="float" office:value="0.5312" calcext:value-type="float">
            <text:p>0.5312</text:p>
          </table:table-cell>
          <table:table-cell table:style-name="Default" office:value-type="float" office:value="0.493637" calcext:value-type="float">
            <text:p>0.493637</text:p>
          </table:table-cell>
          <table:table-cell table:style-name="Default" office:value-type="float" office:value="0.518106" calcext:value-type="float">
            <text:p>0.518106</text:p>
          </table:table-cell>
          <table:table-cell office:value-type="float" office:value="0.546065" calcext:value-type="float">
            <text:p>0.546065</text:p>
          </table:table-cell>
          <table:table-cell office:value-type="float" office:value="0.497167" calcext:value-type="float">
            <text:p>0.497167</text:p>
          </table:table-cell>
          <table:table-cell table:number-columns-repeated="58"/>
        </table:table-row>
        <table:table-row table:style-name="ro1">
          <table:table-cell office:value-type="float" office:value="0.465569" calcext:value-type="float">
            <text:p>0.465569</text:p>
          </table:table-cell>
          <table:table-cell office:value-type="float" office:value="0.531101" calcext:value-type="float">
            <text:p>0.531101</text:p>
          </table:table-cell>
          <table:table-cell table:style-name="Default" office:value-type="float" office:value="0.493514" calcext:value-type="float">
            <text:p>0.493514</text:p>
          </table:table-cell>
          <table:table-cell table:style-name="Default" office:value-type="float" office:value="0.518024" calcext:value-type="float">
            <text:p>0.518024</text:p>
          </table:table-cell>
          <table:table-cell office:value-type="float" office:value="0.54588" calcext:value-type="float">
            <text:p>0.54588</text:p>
          </table:table-cell>
          <table:table-cell office:value-type="float" office:value="0.496998" calcext:value-type="float">
            <text:p>0.496998</text:p>
          </table:table-cell>
          <table:table-cell table:number-columns-repeated="58"/>
        </table:table-row>
        <table:table-row table:style-name="ro1">
          <table:table-cell office:value-type="float" office:value="0.465494" calcext:value-type="float">
            <text:p>0.465494</text:p>
          </table:table-cell>
          <table:table-cell office:value-type="float" office:value="0.531022" calcext:value-type="float">
            <text:p>0.531022</text:p>
          </table:table-cell>
          <table:table-cell table:style-name="Default" office:value-type="float" office:value="0.493389" calcext:value-type="float">
            <text:p>0.493389</text:p>
          </table:table-cell>
          <table:table-cell table:style-name="Default" office:value-type="float" office:value="0.517929" calcext:value-type="float">
            <text:p>0.517929</text:p>
          </table:table-cell>
          <table:table-cell office:value-type="float" office:value="0.545698" calcext:value-type="float">
            <text:p>0.545698</text:p>
          </table:table-cell>
          <table:table-cell office:value-type="float" office:value="0.496831" calcext:value-type="float">
            <text:p>0.496831</text:p>
          </table:table-cell>
          <table:table-cell table:number-columns-repeated="58"/>
        </table:table-row>
        <table:table-row table:style-name="ro1">
          <table:table-cell office:value-type="float" office:value="0.465421" calcext:value-type="float">
            <text:p>0.465421</text:p>
          </table:table-cell>
          <table:table-cell office:value-type="float" office:value="0.530945" calcext:value-type="float">
            <text:p>0.530945</text:p>
          </table:table-cell>
          <table:table-cell table:style-name="Default" office:value-type="float" office:value="0.493285" calcext:value-type="float">
            <text:p>0.493285</text:p>
          </table:table-cell>
          <table:table-cell table:style-name="Default" office:value-type="float" office:value="0.517838" calcext:value-type="float">
            <text:p>0.517838</text:p>
          </table:table-cell>
          <table:table-cell office:value-type="float" office:value="0.545521" calcext:value-type="float">
            <text:p>0.545521</text:p>
          </table:table-cell>
          <table:table-cell office:value-type="float" office:value="0.496677" calcext:value-type="float">
            <text:p>0.496677</text:p>
          </table:table-cell>
          <table:table-cell table:number-columns-repeated="58"/>
        </table:table-row>
        <table:table-row table:style-name="ro1">
          <table:table-cell office:value-type="float" office:value="0.465349" calcext:value-type="float">
            <text:p>0.465349</text:p>
          </table:table-cell>
          <table:table-cell office:value-type="float" office:value="0.530869" calcext:value-type="float">
            <text:p>0.530869</text:p>
          </table:table-cell>
          <table:table-cell table:style-name="Default" office:value-type="float" office:value="0.493177" calcext:value-type="float">
            <text:p>0.493177</text:p>
          </table:table-cell>
          <table:table-cell table:style-name="Default" office:value-type="float" office:value="0.517752" calcext:value-type="float">
            <text:p>0.517752</text:p>
          </table:table-cell>
          <table:table-cell office:value-type="float" office:value="0.545342" calcext:value-type="float">
            <text:p>0.545342</text:p>
          </table:table-cell>
          <table:table-cell office:value-type="float" office:value="0.496512" calcext:value-type="float">
            <text:p>0.496512</text:p>
          </table:table-cell>
          <table:table-cell table:number-columns-repeated="58"/>
        </table:table-row>
        <table:table-row table:style-name="ro1">
          <table:table-cell office:value-type="float" office:value="0.465279" calcext:value-type="float">
            <text:p>0.465279</text:p>
          </table:table-cell>
          <table:table-cell office:value-type="float" office:value="0.530795" calcext:value-type="float">
            <text:p>0.530795</text:p>
          </table:table-cell>
          <table:table-cell table:style-name="Default" office:value-type="float" office:value="0.493083" calcext:value-type="float">
            <text:p>0.493083</text:p>
          </table:table-cell>
          <table:table-cell table:style-name="Default" office:value-type="float" office:value="0.517668" calcext:value-type="float">
            <text:p>0.517668</text:p>
          </table:table-cell>
          <table:table-cell office:value-type="float" office:value="0.545167" calcext:value-type="float">
            <text:p>0.545167</text:p>
          </table:table-cell>
          <table:table-cell office:value-type="float" office:value="0.496351" calcext:value-type="float">
            <text:p>0.496351</text:p>
          </table:table-cell>
          <table:table-cell table:number-columns-repeated="58"/>
        </table:table-row>
        <table:table-row table:style-name="ro1">
          <table:table-cell office:value-type="float" office:value="0.465213" calcext:value-type="float">
            <text:p>0.465213</text:p>
          </table:table-cell>
          <table:table-cell office:value-type="float" office:value="0.530721" calcext:value-type="float">
            <text:p>0.530721</text:p>
          </table:table-cell>
          <table:table-cell table:style-name="Default" office:value-type="float" office:value="0.492975" calcext:value-type="float">
            <text:p>0.492975</text:p>
          </table:table-cell>
          <table:table-cell table:style-name="Default" office:value-type="float" office:value="0.517589" calcext:value-type="float">
            <text:p>0.517589</text:p>
          </table:table-cell>
          <table:table-cell office:value-type="float" office:value="0.544991" calcext:value-type="float">
            <text:p>0.544991</text:p>
          </table:table-cell>
          <table:table-cell office:value-type="float" office:value="0.496187" calcext:value-type="float">
            <text:p>0.496187</text:p>
          </table:table-cell>
          <table:table-cell table:number-columns-repeated="58"/>
        </table:table-row>
        <table:table-row table:style-name="ro1">
          <table:table-cell office:value-type="float" office:value="0.465143" calcext:value-type="float">
            <text:p>0.465143</text:p>
          </table:table-cell>
          <table:table-cell office:value-type="float" office:value="0.530648" calcext:value-type="float">
            <text:p>0.530648</text:p>
          </table:table-cell>
          <table:table-cell table:style-name="Default" office:value-type="float" office:value="0.492881" calcext:value-type="float">
            <text:p>0.492881</text:p>
          </table:table-cell>
          <table:table-cell table:style-name="Default" office:value-type="float" office:value="0.517507" calcext:value-type="float">
            <text:p>0.517507</text:p>
          </table:table-cell>
          <table:table-cell office:value-type="float" office:value="0.544816" calcext:value-type="float">
            <text:p>0.544816</text:p>
          </table:table-cell>
          <table:table-cell office:value-type="float" office:value="0.496025" calcext:value-type="float">
            <text:p>0.496025</text:p>
          </table:table-cell>
          <table:table-cell table:number-columns-repeated="58"/>
        </table:table-row>
        <table:table-row table:style-name="ro1">
          <table:table-cell office:value-type="float" office:value="0.465074" calcext:value-type="float">
            <text:p>0.465074</text:p>
          </table:table-cell>
          <table:table-cell office:value-type="float" office:value="0.530576" calcext:value-type="float">
            <text:p>0.530576</text:p>
          </table:table-cell>
          <table:table-cell table:style-name="Default" office:value-type="float" office:value="0.492759" calcext:value-type="float">
            <text:p>0.492759</text:p>
          </table:table-cell>
          <table:table-cell table:style-name="Default" office:value-type="float" office:value="0.517421" calcext:value-type="float">
            <text:p>0.517421</text:p>
          </table:table-cell>
          <table:table-cell office:value-type="float" office:value="0.544642" calcext:value-type="float">
            <text:p>0.544642</text:p>
          </table:table-cell>
          <table:table-cell office:value-type="float" office:value="0.495866" calcext:value-type="float">
            <text:p>0.495866</text:p>
          </table:table-cell>
          <table:table-cell table:number-columns-repeated="58"/>
        </table:table-row>
        <table:table-row table:style-name="ro1">
          <table:table-cell office:value-type="float" office:value="0.465004" calcext:value-type="float">
            <text:p>0.465004</text:p>
          </table:table-cell>
          <table:table-cell office:value-type="float" office:value="0.530505" calcext:value-type="float">
            <text:p>0.530505</text:p>
          </table:table-cell>
          <table:table-cell table:style-name="Default" office:value-type="float" office:value="0.492656" calcext:value-type="float">
            <text:p>0.492656</text:p>
          </table:table-cell>
          <table:table-cell table:style-name="Default" office:value-type="float" office:value="0.517342" calcext:value-type="float">
            <text:p>0.517342</text:p>
          </table:table-cell>
          <table:table-cell office:value-type="float" office:value="0.544468" calcext:value-type="float">
            <text:p>0.544468</text:p>
          </table:table-cell>
          <table:table-cell office:value-type="float" office:value="0.49571" calcext:value-type="float">
            <text:p>0.49571</text:p>
          </table:table-cell>
          <table:table-cell table:number-columns-repeated="58"/>
        </table:table-row>
        <table:table-row table:style-name="ro1">
          <table:table-cell office:value-type="float" office:value="0.46493" calcext:value-type="float">
            <text:p>0.46493</text:p>
          </table:table-cell>
          <table:table-cell office:value-type="float" office:value="0.530438" calcext:value-type="float">
            <text:p>0.530438</text:p>
          </table:table-cell>
          <table:table-cell table:style-name="Default" office:value-type="float" office:value="0.49256" calcext:value-type="float">
            <text:p>0.49256</text:p>
          </table:table-cell>
          <table:table-cell table:style-name="Default" office:value-type="float" office:value="0.517258" calcext:value-type="float">
            <text:p>0.517258</text:p>
          </table:table-cell>
          <table:table-cell office:value-type="float" office:value="0.544298" calcext:value-type="float">
            <text:p>0.544298</text:p>
          </table:table-cell>
          <table:table-cell office:value-type="float" office:value="0.495554" calcext:value-type="float">
            <text:p>0.495554</text:p>
          </table:table-cell>
          <table:table-cell table:number-columns-repeated="58"/>
        </table:table-row>
        <table:table-row table:style-name="ro1">
          <table:table-cell office:value-type="float" office:value="0.464862" calcext:value-type="float">
            <text:p>0.464862</text:p>
          </table:table-cell>
          <table:table-cell office:value-type="float" office:value="0.530372" calcext:value-type="float">
            <text:p>0.530372</text:p>
          </table:table-cell>
          <table:table-cell table:style-name="Default" office:value-type="float" office:value="0.492467" calcext:value-type="float">
            <text:p>0.492467</text:p>
          </table:table-cell>
          <table:table-cell table:style-name="Default" office:value-type="float" office:value="0.517176" calcext:value-type="float">
            <text:p>0.517176</text:p>
          </table:table-cell>
          <table:table-cell office:value-type="float" office:value="0.544124" calcext:value-type="float">
            <text:p>0.544124</text:p>
          </table:table-cell>
          <table:table-cell office:value-type="float" office:value="0.495397" calcext:value-type="float">
            <text:p>0.495397</text:p>
          </table:table-cell>
          <table:table-cell table:number-columns-repeated="58"/>
        </table:table-row>
        <table:table-row table:style-name="ro1">
          <table:table-cell office:value-type="float" office:value="0.464794" calcext:value-type="float">
            <text:p>0.464794</text:p>
          </table:table-cell>
          <table:table-cell office:value-type="float" office:value="0.530306" calcext:value-type="float">
            <text:p>0.530306</text:p>
          </table:table-cell>
          <table:table-cell table:style-name="Default" office:value-type="float" office:value="0.492373" calcext:value-type="float">
            <text:p>0.492373</text:p>
          </table:table-cell>
          <table:table-cell table:style-name="Default" office:value-type="float" office:value="0.517096" calcext:value-type="float">
            <text:p>0.517096</text:p>
          </table:table-cell>
          <table:table-cell office:value-type="float" office:value="0.543948" calcext:value-type="float">
            <text:p>0.543948</text:p>
          </table:table-cell>
          <table:table-cell office:value-type="float" office:value="0.495233" calcext:value-type="float">
            <text:p>0.495233</text:p>
          </table:table-cell>
          <table:table-cell table:number-columns-repeated="58"/>
        </table:table-row>
        <table:table-row table:style-name="ro1">
          <table:table-cell office:value-type="float" office:value="0.464726" calcext:value-type="float">
            <text:p>0.464726</text:p>
          </table:table-cell>
          <table:table-cell office:value-type="float" office:value="0.53024" calcext:value-type="float">
            <text:p>0.53024</text:p>
          </table:table-cell>
          <table:table-cell table:style-name="Default" office:value-type="float" office:value="0.492283" calcext:value-type="float">
            <text:p>0.492283</text:p>
          </table:table-cell>
          <table:table-cell table:style-name="Default" office:value-type="float" office:value="0.517017" calcext:value-type="float">
            <text:p>0.517017</text:p>
          </table:table-cell>
          <table:table-cell office:value-type="float" office:value="0.543779" calcext:value-type="float">
            <text:p>0.543779</text:p>
          </table:table-cell>
          <table:table-cell office:value-type="float" office:value="0.495075" calcext:value-type="float">
            <text:p>0.495075</text:p>
          </table:table-cell>
          <table:table-cell table:number-columns-repeated="58"/>
        </table:table-row>
        <table:table-row table:style-name="ro1">
          <table:table-cell office:value-type="float" office:value="0.464659" calcext:value-type="float">
            <text:p>0.464659</text:p>
          </table:table-cell>
          <table:table-cell office:value-type="float" office:value="0.530174" calcext:value-type="float">
            <text:p>0.530174</text:p>
          </table:table-cell>
          <table:table-cell table:style-name="Default" office:value-type="float" office:value="0.492193" calcext:value-type="float">
            <text:p>0.492193</text:p>
          </table:table-cell>
          <table:table-cell table:style-name="Default" office:value-type="float" office:value="0.516942" calcext:value-type="float">
            <text:p>0.516942</text:p>
          </table:table-cell>
          <table:table-cell office:value-type="float" office:value="0.54361" calcext:value-type="float">
            <text:p>0.54361</text:p>
          </table:table-cell>
          <table:table-cell office:value-type="float" office:value="0.494919" calcext:value-type="float">
            <text:p>0.494919</text:p>
          </table:table-cell>
          <table:table-cell table:number-columns-repeated="58"/>
        </table:table-row>
        <table:table-row table:style-name="ro1">
          <table:table-cell office:value-type="float" office:value="0.464591" calcext:value-type="float">
            <text:p>0.464591</text:p>
          </table:table-cell>
          <table:table-cell office:value-type="float" office:value="0.530107" calcext:value-type="float">
            <text:p>0.530107</text:p>
          </table:table-cell>
          <table:table-cell table:style-name="Default" office:value-type="float" office:value="0.492095" calcext:value-type="float">
            <text:p>0.492095</text:p>
          </table:table-cell>
          <table:table-cell table:style-name="Default" office:value-type="float" office:value="0.516857" calcext:value-type="float">
            <text:p>0.516857</text:p>
          </table:table-cell>
          <table:table-cell office:value-type="float" office:value="0.543438" calcext:value-type="float">
            <text:p>0.543438</text:p>
          </table:table-cell>
          <table:table-cell office:value-type="float" office:value="0.494761" calcext:value-type="float">
            <text:p>0.494761</text:p>
          </table:table-cell>
          <table:table-cell table:number-columns-repeated="58"/>
        </table:table-row>
        <table:table-row table:style-name="ro1">
          <table:table-cell office:value-type="float" office:value="0.464525" calcext:value-type="float">
            <text:p>0.464525</text:p>
          </table:table-cell>
          <table:table-cell office:value-type="float" office:value="0.530041" calcext:value-type="float">
            <text:p>0.530041</text:p>
          </table:table-cell>
          <table:table-cell table:style-name="Default" office:value-type="float" office:value="0.492013" calcext:value-type="float">
            <text:p>0.492013</text:p>
          </table:table-cell>
          <table:table-cell table:style-name="Default" office:value-type="float" office:value="0.516775" calcext:value-type="float">
            <text:p>0.516775</text:p>
          </table:table-cell>
          <table:table-cell office:value-type="float" office:value="0.54327" calcext:value-type="float">
            <text:p>0.54327</text:p>
          </table:table-cell>
          <table:table-cell office:value-type="float" office:value="0.494607" calcext:value-type="float">
            <text:p>0.494607</text:p>
          </table:table-cell>
          <table:table-cell table:number-columns-repeated="58"/>
        </table:table-row>
        <table:table-row table:style-name="ro1">
          <table:table-cell office:value-type="float" office:value="0.464458" calcext:value-type="float">
            <text:p>0.464458</text:p>
          </table:table-cell>
          <table:table-cell office:value-type="float" office:value="0.529975" calcext:value-type="float">
            <text:p>0.529975</text:p>
          </table:table-cell>
          <table:table-cell table:style-name="Default" office:value-type="float" office:value="0.491927" calcext:value-type="float">
            <text:p>0.491927</text:p>
          </table:table-cell>
          <table:table-cell table:style-name="Default" office:value-type="float" office:value="0.516698" calcext:value-type="float">
            <text:p>0.516698</text:p>
          </table:table-cell>
          <table:table-cell office:value-type="float" office:value="0.543101" calcext:value-type="float">
            <text:p>0.543101</text:p>
          </table:table-cell>
          <table:table-cell office:value-type="float" office:value="0.494453" calcext:value-type="float">
            <text:p>0.494453</text:p>
          </table:table-cell>
          <table:table-cell table:number-columns-repeated="58"/>
        </table:table-row>
        <table:table-row table:style-name="ro1">
          <table:table-cell office:value-type="float" office:value="0.464392" calcext:value-type="float">
            <text:p>0.464392</text:p>
          </table:table-cell>
          <table:table-cell office:value-type="float" office:value="0.52991" calcext:value-type="float">
            <text:p>0.52991</text:p>
          </table:table-cell>
          <table:table-cell table:style-name="Default" office:value-type="float" office:value="0.491835" calcext:value-type="float">
            <text:p>0.491835</text:p>
          </table:table-cell>
          <table:table-cell table:style-name="Default" office:value-type="float" office:value="0.516623" calcext:value-type="float">
            <text:p>0.516623</text:p>
          </table:table-cell>
          <table:table-cell office:value-type="float" office:value="0.542934" calcext:value-type="float">
            <text:p>0.542934</text:p>
          </table:table-cell>
          <table:table-cell office:value-type="float" office:value="0.4943" calcext:value-type="float">
            <text:p>0.4943</text:p>
          </table:table-cell>
          <table:table-cell table:number-columns-repeated="58"/>
        </table:table-row>
        <table:table-row table:style-name="ro1">
          <table:table-cell office:value-type="float" office:value="0.464328" calcext:value-type="float">
            <text:p>0.464328</text:p>
          </table:table-cell>
          <table:table-cell office:value-type="float" office:value="0.529846" calcext:value-type="float">
            <text:p>0.529846</text:p>
          </table:table-cell>
          <table:table-cell table:style-name="Default" office:value-type="float" office:value="0.491742" calcext:value-type="float">
            <text:p>0.491742</text:p>
          </table:table-cell>
          <table:table-cell table:style-name="Default" office:value-type="float" office:value="0.516564" calcext:value-type="float">
            <text:p>0.516564</text:p>
          </table:table-cell>
          <table:table-cell office:value-type="float" office:value="0.542769" calcext:value-type="float">
            <text:p>0.542769</text:p>
          </table:table-cell>
          <table:table-cell office:value-type="float" office:value="0.49415" calcext:value-type="float">
            <text:p>0.49415</text:p>
          </table:table-cell>
          <table:table-cell table:number-columns-repeated="58"/>
        </table:table-row>
        <table:table-row table:style-name="ro1">
          <table:table-cell office:value-type="float" office:value="0.464263" calcext:value-type="float">
            <text:p>0.464263</text:p>
          </table:table-cell>
          <table:table-cell office:value-type="float" office:value="0.529783" calcext:value-type="float">
            <text:p>0.529783</text:p>
          </table:table-cell>
          <table:table-cell table:style-name="Default" office:value-type="float" office:value="0.491653" calcext:value-type="float">
            <text:p>0.491653</text:p>
          </table:table-cell>
          <table:table-cell table:style-name="Default" office:value-type="float" office:value="0.516502" calcext:value-type="float">
            <text:p>0.516502</text:p>
          </table:table-cell>
          <table:table-cell office:value-type="float" office:value="0.542605" calcext:value-type="float">
            <text:p>0.542605</text:p>
          </table:table-cell>
          <table:table-cell office:value-type="float" office:value="0.493998" calcext:value-type="float">
            <text:p>0.493998</text:p>
          </table:table-cell>
          <table:table-cell table:number-columns-repeated="58"/>
        </table:table-row>
        <table:table-row table:style-name="ro1">
          <table:table-cell office:value-type="float" office:value="0.4642" calcext:value-type="float">
            <text:p>0.4642</text:p>
          </table:table-cell>
          <table:table-cell office:value-type="float" office:value="0.529721" calcext:value-type="float">
            <text:p>0.529721</text:p>
          </table:table-cell>
          <table:table-cell table:style-name="Default" office:value-type="float" office:value="0.491565" calcext:value-type="float">
            <text:p>0.491565</text:p>
          </table:table-cell>
          <table:table-cell table:style-name="Default" office:value-type="float" office:value="0.516437" calcext:value-type="float">
            <text:p>0.516437</text:p>
          </table:table-cell>
          <table:table-cell office:value-type="float" office:value="0.542443" calcext:value-type="float">
            <text:p>0.542443</text:p>
          </table:table-cell>
          <table:table-cell office:value-type="float" office:value="0.493852" calcext:value-type="float">
            <text:p>0.493852</text:p>
          </table:table-cell>
          <table:table-cell table:number-columns-repeated="58"/>
        </table:table-row>
        <table:table-row table:style-name="ro1">
          <table:table-cell office:value-type="float" office:value="0.464137" calcext:value-type="float">
            <text:p>0.464137</text:p>
          </table:table-cell>
          <table:table-cell office:value-type="float" office:value="0.52966" calcext:value-type="float">
            <text:p>0.52966</text:p>
          </table:table-cell>
          <table:table-cell table:style-name="Default" office:value-type="float" office:value="0.491473" calcext:value-type="float">
            <text:p>0.491473</text:p>
          </table:table-cell>
          <table:table-cell table:style-name="Default" office:value-type="float" office:value="0.516371" calcext:value-type="float">
            <text:p>0.516371</text:p>
          </table:table-cell>
          <table:table-cell office:value-type="float" office:value="0.54228" calcext:value-type="float">
            <text:p>0.54228</text:p>
          </table:table-cell>
          <table:table-cell office:value-type="float" office:value="0.493704" calcext:value-type="float">
            <text:p>0.493704</text:p>
          </table:table-cell>
          <table:table-cell table:number-columns-repeated="58"/>
        </table:table-row>
        <table:table-row table:style-name="ro1">
          <table:table-cell office:value-type="float" office:value="0.46408" calcext:value-type="float">
            <text:p>0.46408</text:p>
          </table:table-cell>
          <table:table-cell office:value-type="float" office:value="0.529596" calcext:value-type="float">
            <text:p>0.529596</text:p>
          </table:table-cell>
          <table:table-cell table:style-name="Default" office:value-type="float" office:value="0.491383" calcext:value-type="float">
            <text:p>0.491383</text:p>
          </table:table-cell>
          <table:table-cell table:style-name="Default" office:value-type="float" office:value="0.51631" calcext:value-type="float">
            <text:p>0.51631</text:p>
          </table:table-cell>
          <table:table-cell office:value-type="float" office:value="0.542118" calcext:value-type="float">
            <text:p>0.542118</text:p>
          </table:table-cell>
          <table:table-cell office:value-type="float" office:value="0.493554" calcext:value-type="float">
            <text:p>0.493554</text:p>
          </table:table-cell>
          <table:table-cell table:number-columns-repeated="58"/>
        </table:table-row>
        <table:table-row table:style-name="ro1">
          <table:table-cell office:value-type="float" office:value="0.464017" calcext:value-type="float">
            <text:p>0.464017</text:p>
          </table:table-cell>
          <table:table-cell office:value-type="float" office:value="0.529533" calcext:value-type="float">
            <text:p>0.529533</text:p>
          </table:table-cell>
          <table:table-cell table:style-name="Default" office:value-type="float" office:value="0.491295" calcext:value-type="float">
            <text:p>0.491295</text:p>
          </table:table-cell>
          <table:table-cell table:style-name="Default" office:value-type="float" office:value="0.516247" calcext:value-type="float">
            <text:p>0.516247</text:p>
          </table:table-cell>
          <table:table-cell office:value-type="float" office:value="0.54196" calcext:value-type="float">
            <text:p>0.54196</text:p>
          </table:table-cell>
          <table:table-cell office:value-type="float" office:value="0.493409" calcext:value-type="float">
            <text:p>0.493409</text:p>
          </table:table-cell>
          <table:table-cell table:number-columns-repeated="58"/>
        </table:table-row>
        <table:table-row table:style-name="ro1">
          <table:table-cell office:value-type="float" office:value="0.463951" calcext:value-type="float">
            <text:p>0.463951</text:p>
          </table:table-cell>
          <table:table-cell office:value-type="float" office:value="0.529472" calcext:value-type="float">
            <text:p>0.529472</text:p>
          </table:table-cell>
          <table:table-cell table:style-name="Default" office:value-type="float" office:value="0.4912" calcext:value-type="float">
            <text:p>0.4912</text:p>
          </table:table-cell>
          <table:table-cell table:style-name="Default" office:value-type="float" office:value="0.51617" calcext:value-type="float">
            <text:p>0.51617</text:p>
          </table:table-cell>
          <table:table-cell office:value-type="float" office:value="0.541804" calcext:value-type="float">
            <text:p>0.541804</text:p>
          </table:table-cell>
          <table:table-cell office:value-type="float" office:value="0.493268" calcext:value-type="float">
            <text:p>0.493268</text:p>
          </table:table-cell>
          <table:table-cell table:number-columns-repeated="58"/>
        </table:table-row>
        <table:table-row table:style-name="ro1">
          <table:table-cell office:value-type="float" office:value="0.463889" calcext:value-type="float">
            <text:p>0.463889</text:p>
          </table:table-cell>
          <table:table-cell office:value-type="float" office:value="0.529412" calcext:value-type="float">
            <text:p>0.529412</text:p>
          </table:table-cell>
          <table:table-cell table:style-name="Default" office:value-type="float" office:value="0.491114" calcext:value-type="float">
            <text:p>0.491114</text:p>
          </table:table-cell>
          <table:table-cell table:style-name="Default" office:value-type="float" office:value="0.516099" calcext:value-type="float">
            <text:p>0.516099</text:p>
          </table:table-cell>
          <table:table-cell office:value-type="float" office:value="0.541647" calcext:value-type="float">
            <text:p>0.541647</text:p>
          </table:table-cell>
          <table:table-cell office:value-type="float" office:value="0.493121" calcext:value-type="float">
            <text:p>0.493121</text:p>
          </table:table-cell>
          <table:table-cell table:number-columns-repeated="58"/>
        </table:table-row>
        <table:table-row table:style-name="ro1">
          <table:table-cell office:value-type="float" office:value="0.463827" calcext:value-type="float">
            <text:p>0.463827</text:p>
          </table:table-cell>
          <table:table-cell office:value-type="float" office:value="0.529353" calcext:value-type="float">
            <text:p>0.529353</text:p>
          </table:table-cell>
          <table:table-cell table:style-name="Default" office:value-type="float" office:value="0.491029" calcext:value-type="float">
            <text:p>0.491029</text:p>
          </table:table-cell>
          <table:table-cell table:style-name="Default" office:value-type="float" office:value="0.516031" calcext:value-type="float">
            <text:p>0.516031</text:p>
          </table:table-cell>
          <table:table-cell office:value-type="float" office:value="0.541494" calcext:value-type="float">
            <text:p>0.541494</text:p>
          </table:table-cell>
          <table:table-cell office:value-type="float" office:value="0.492979" calcext:value-type="float">
            <text:p>0.492979</text:p>
          </table:table-cell>
          <table:table-cell table:number-columns-repeated="58"/>
        </table:table-row>
        <table:table-row table:style-name="ro1">
          <table:table-cell office:value-type="float" office:value="0.463766" calcext:value-type="float">
            <text:p>0.463766</text:p>
          </table:table-cell>
          <table:table-cell office:value-type="float" office:value="0.529295" calcext:value-type="float">
            <text:p>0.529295</text:p>
          </table:table-cell>
          <table:table-cell table:style-name="Default" office:value-type="float" office:value="0.490933" calcext:value-type="float">
            <text:p>0.490933</text:p>
          </table:table-cell>
          <table:table-cell table:style-name="Default" office:value-type="float" office:value="0.515961" calcext:value-type="float">
            <text:p>0.515961</text:p>
          </table:table-cell>
          <table:table-cell office:value-type="float" office:value="0.541345" calcext:value-type="float">
            <text:p>0.541345</text:p>
          </table:table-cell>
          <table:table-cell office:value-type="float" office:value="0.492832" calcext:value-type="float">
            <text:p>0.492832</text:p>
          </table:table-cell>
          <table:table-cell table:number-columns-repeated="58"/>
        </table:table-row>
        <table:table-row table:style-name="ro1">
          <table:table-cell office:value-type="float" office:value="0.463705" calcext:value-type="float">
            <text:p>0.463705</text:p>
          </table:table-cell>
          <table:table-cell office:value-type="float" office:value="0.529237" calcext:value-type="float">
            <text:p>0.529237</text:p>
          </table:table-cell>
          <table:table-cell table:style-name="Default" office:value-type="float" office:value="0.490851" calcext:value-type="float">
            <text:p>0.490851</text:p>
          </table:table-cell>
          <table:table-cell table:style-name="Default" office:value-type="float" office:value="0.51589" calcext:value-type="float">
            <text:p>0.51589</text:p>
          </table:table-cell>
          <table:table-cell office:value-type="float" office:value="0.541193" calcext:value-type="float">
            <text:p>0.541193</text:p>
          </table:table-cell>
          <table:table-cell office:value-type="float" office:value="0.492689" calcext:value-type="float">
            <text:p>0.492689</text:p>
          </table:table-cell>
          <table:table-cell table:number-columns-repeated="58"/>
        </table:table-row>
        <table:table-row table:style-name="ro1">
          <table:table-cell office:value-type="float" office:value="0.463651" calcext:value-type="float">
            <text:p>0.463651</text:p>
          </table:table-cell>
          <table:table-cell office:value-type="float" office:value="0.529201" calcext:value-type="float">
            <text:p>0.529201</text:p>
          </table:table-cell>
          <table:table-cell table:style-name="Default" office:value-type="float" office:value="0.490778" calcext:value-type="float">
            <text:p>0.490778</text:p>
          </table:table-cell>
          <table:table-cell table:style-name="Default" office:value-type="float" office:value="0.515823" calcext:value-type="float">
            <text:p>0.515823</text:p>
          </table:table-cell>
          <table:table-cell office:value-type="float" office:value="0.541041" calcext:value-type="float">
            <text:p>0.541041</text:p>
          </table:table-cell>
          <table:table-cell office:value-type="float" office:value="0.492548" calcext:value-type="float">
            <text:p>0.492548</text:p>
          </table:table-cell>
          <table:table-cell table:number-columns-repeated="58"/>
        </table:table-row>
        <table:table-row table:style-name="ro1">
          <table:table-cell office:value-type="float" office:value="0.463603" calcext:value-type="float">
            <text:p>0.463603</text:p>
          </table:table-cell>
          <table:table-cell office:value-type="float" office:value="0.52916" calcext:value-type="float">
            <text:p>0.52916</text:p>
          </table:table-cell>
          <table:table-cell table:style-name="Default" office:value-type="float" office:value="0.490716" calcext:value-type="float">
            <text:p>0.490716</text:p>
          </table:table-cell>
          <table:table-cell table:style-name="Default" office:value-type="float" office:value="0.515755" calcext:value-type="float">
            <text:p>0.515755</text:p>
          </table:table-cell>
          <table:table-cell office:value-type="float" office:value="0.540893" calcext:value-type="float">
            <text:p>0.540893</text:p>
          </table:table-cell>
          <table:table-cell office:value-type="float" office:value="0.492411" calcext:value-type="float">
            <text:p>0.492411</text:p>
          </table:table-cell>
          <table:table-cell table:number-columns-repeated="58"/>
        </table:table-row>
        <table:table-row table:style-name="ro1">
          <table:table-cell office:value-type="float" office:value="0.46355" calcext:value-type="float">
            <text:p>0.46355</text:p>
          </table:table-cell>
          <table:table-cell office:value-type="float" office:value="0.529113" calcext:value-type="float">
            <text:p>0.529113</text:p>
          </table:table-cell>
          <table:table-cell table:style-name="Default" office:value-type="float" office:value="0.490634" calcext:value-type="float">
            <text:p>0.490634</text:p>
          </table:table-cell>
          <table:table-cell table:style-name="Default" office:value-type="float" office:value="0.515687" calcext:value-type="float">
            <text:p>0.515687</text:p>
          </table:table-cell>
          <table:table-cell office:value-type="float" office:value="0.540743" calcext:value-type="float">
            <text:p>0.540743</text:p>
          </table:table-cell>
          <table:table-cell office:value-type="float" office:value="0.492269" calcext:value-type="float">
            <text:p>0.492269</text:p>
          </table:table-cell>
          <table:table-cell table:number-columns-repeated="58"/>
        </table:table-row>
        <table:table-row table:style-name="ro1">
          <table:table-cell office:value-type="float" office:value="0.463487" calcext:value-type="float">
            <text:p>0.463487</text:p>
          </table:table-cell>
          <table:table-cell office:value-type="float" office:value="0.529064" calcext:value-type="float">
            <text:p>0.529064</text:p>
          </table:table-cell>
          <table:table-cell table:style-name="Default" office:value-type="float" office:value="0.490561" calcext:value-type="float">
            <text:p>0.490561</text:p>
          </table:table-cell>
          <table:table-cell table:style-name="Default" office:value-type="float" office:value="0.515619" calcext:value-type="float">
            <text:p>0.515619</text:p>
          </table:table-cell>
          <table:table-cell office:value-type="float" office:value="0.540594" calcext:value-type="float">
            <text:p>0.540594</text:p>
          </table:table-cell>
          <table:table-cell office:value-type="float" office:value="0.49213" calcext:value-type="float">
            <text:p>0.49213</text:p>
          </table:table-cell>
          <table:table-cell table:number-columns-repeated="58"/>
        </table:table-row>
        <table:table-row table:style-name="ro1">
          <table:table-cell office:value-type="float" office:value="0.463442" calcext:value-type="float">
            <text:p>0.463442</text:p>
          </table:table-cell>
          <table:table-cell office:value-type="float" office:value="0.529018" calcext:value-type="float">
            <text:p>0.529018</text:p>
          </table:table-cell>
          <table:table-cell table:style-name="Default" office:value-type="float" office:value="0.490481" calcext:value-type="float">
            <text:p>0.490481</text:p>
          </table:table-cell>
          <table:table-cell table:style-name="Default" office:value-type="float" office:value="0.515553" calcext:value-type="float">
            <text:p>0.515553</text:p>
          </table:table-cell>
          <table:table-cell office:value-type="float" office:value="0.540447" calcext:value-type="float">
            <text:p>0.540447</text:p>
          </table:table-cell>
          <table:table-cell office:value-type="float" office:value="0.491993" calcext:value-type="float">
            <text:p>0.491993</text:p>
          </table:table-cell>
          <table:table-cell table:number-columns-repeated="58"/>
        </table:table-row>
        <table:table-row table:style-name="ro1">
          <table:table-cell office:value-type="float" office:value="0.463387" calcext:value-type="float">
            <text:p>0.463387</text:p>
          </table:table-cell>
          <table:table-cell office:value-type="float" office:value="0.528978" calcext:value-type="float">
            <text:p>0.528978</text:p>
          </table:table-cell>
          <table:table-cell table:style-name="Default" office:value-type="float" office:value="0.490401" calcext:value-type="float">
            <text:p>0.490401</text:p>
          </table:table-cell>
          <table:table-cell table:style-name="Default" office:value-type="float" office:value="0.51549" calcext:value-type="float">
            <text:p>0.51549</text:p>
          </table:table-cell>
          <table:table-cell office:value-type="float" office:value="0.540304" calcext:value-type="float">
            <text:p>0.540304</text:p>
          </table:table-cell>
          <table:table-cell office:value-type="float" office:value="0.491852" calcext:value-type="float">
            <text:p>0.491852</text:p>
          </table:table-cell>
          <table:table-cell table:number-columns-repeated="58"/>
        </table:table-row>
        <table:table-row table:style-name="ro1">
          <table:table-cell office:value-type="float" office:value="0.463326" calcext:value-type="float">
            <text:p>0.463326</text:p>
          </table:table-cell>
          <table:table-cell office:value-type="float" office:value="0.528932" calcext:value-type="float">
            <text:p>0.528932</text:p>
          </table:table-cell>
          <table:table-cell table:style-name="Default" office:value-type="float" office:value="0.490323" calcext:value-type="float">
            <text:p>0.490323</text:p>
          </table:table-cell>
          <table:table-cell table:style-name="Default" office:value-type="float" office:value="0.515425" calcext:value-type="float">
            <text:p>0.515425</text:p>
          </table:table-cell>
          <table:table-cell office:value-type="float" office:value="0.540158" calcext:value-type="float">
            <text:p>0.540158</text:p>
          </table:table-cell>
          <table:table-cell office:value-type="float" office:value="0.491714" calcext:value-type="float">
            <text:p>0.491714</text:p>
          </table:table-cell>
          <table:table-cell table:number-columns-repeated="58"/>
        </table:table-row>
        <table:table-row table:style-name="ro1">
          <table:table-cell office:value-type="float" office:value="0.463265" calcext:value-type="float">
            <text:p>0.463265</text:p>
          </table:table-cell>
          <table:table-cell office:value-type="float" office:value="0.528886" calcext:value-type="float">
            <text:p>0.528886</text:p>
          </table:table-cell>
          <table:table-cell table:style-name="Default" office:value-type="float" office:value="0.490241" calcext:value-type="float">
            <text:p>0.490241</text:p>
          </table:table-cell>
          <table:table-cell table:style-name="Default" office:value-type="float" office:value="0.515361" calcext:value-type="float">
            <text:p>0.515361</text:p>
          </table:table-cell>
          <table:table-cell office:value-type="float" office:value="0.540008" calcext:value-type="float">
            <text:p>0.540008</text:p>
          </table:table-cell>
          <table:table-cell office:value-type="float" office:value="0.491556" calcext:value-type="float">
            <text:p>0.491556</text:p>
          </table:table-cell>
          <table:table-cell table:number-columns-repeated="58"/>
        </table:table-row>
        <table:table-row table:style-name="ro1">
          <table:table-cell office:value-type="float" office:value="0.463205" calcext:value-type="float">
            <text:p>0.463205</text:p>
          </table:table-cell>
          <table:table-cell office:value-type="float" office:value="0.52882" calcext:value-type="float">
            <text:p>0.52882</text:p>
          </table:table-cell>
          <table:table-cell table:style-name="Default" office:value-type="float" office:value="0.490164" calcext:value-type="float">
            <text:p>0.490164</text:p>
          </table:table-cell>
          <table:table-cell table:style-name="Default" office:value-type="float" office:value="0.5153" calcext:value-type="float">
            <text:p>0.5153</text:p>
          </table:table-cell>
          <table:table-cell office:value-type="float" office:value="0.539859" calcext:value-type="float">
            <text:p>0.539859</text:p>
          </table:table-cell>
          <table:table-cell office:value-type="float" office:value="0.491412" calcext:value-type="float">
            <text:p>0.491412</text:p>
          </table:table-cell>
          <table:table-cell table:number-columns-repeated="58"/>
        </table:table-row>
        <table:table-row table:style-name="ro1">
          <table:table-cell office:value-type="float" office:value="0.463147" calcext:value-type="float">
            <text:p>0.463147</text:p>
          </table:table-cell>
          <table:table-cell office:value-type="float" office:value="0.528772" calcext:value-type="float">
            <text:p>0.528772</text:p>
          </table:table-cell>
          <table:table-cell table:style-name="Default" office:value-type="float" office:value="0.490079" calcext:value-type="float">
            <text:p>0.490079</text:p>
          </table:table-cell>
          <table:table-cell table:style-name="Default" office:value-type="float" office:value="0.51523" calcext:value-type="float">
            <text:p>0.51523</text:p>
          </table:table-cell>
          <table:table-cell office:value-type="float" office:value="0.539706" calcext:value-type="float">
            <text:p>0.539706</text:p>
          </table:table-cell>
          <table:table-cell office:value-type="float" office:value="0.491268" calcext:value-type="float">
            <text:p>0.491268</text:p>
          </table:table-cell>
          <table:table-cell table:number-columns-repeated="58"/>
        </table:table-row>
        <table:table-row table:style-name="ro1">
          <table:table-cell office:value-type="float" office:value="0.463096" calcext:value-type="float">
            <text:p>0.463096</text:p>
          </table:table-cell>
          <table:table-cell office:value-type="float" office:value="0.528703" calcext:value-type="float">
            <text:p>0.528703</text:p>
          </table:table-cell>
          <table:table-cell table:style-name="Default" office:value-type="float" office:value="0.490002" calcext:value-type="float">
            <text:p>0.490002</text:p>
          </table:table-cell>
          <table:table-cell table:style-name="Default" office:value-type="float" office:value="0.515162" calcext:value-type="float">
            <text:p>0.515162</text:p>
          </table:table-cell>
          <table:table-cell office:value-type="float" office:value="0.539552" calcext:value-type="float">
            <text:p>0.539552</text:p>
          </table:table-cell>
          <table:table-cell office:value-type="float" office:value="0.491122" calcext:value-type="float">
            <text:p>0.491122</text:p>
          </table:table-cell>
          <table:table-cell table:number-columns-repeated="58"/>
        </table:table-row>
        <table:table-row table:style-name="ro1">
          <table:table-cell office:value-type="float" office:value="0.463035" calcext:value-type="float">
            <text:p>0.463035</text:p>
          </table:table-cell>
          <table:table-cell office:value-type="float" office:value="0.528626" calcext:value-type="float">
            <text:p>0.528626</text:p>
          </table:table-cell>
          <table:table-cell table:style-name="Default" office:value-type="float" office:value="0.489931" calcext:value-type="float">
            <text:p>0.489931</text:p>
          </table:table-cell>
          <table:table-cell table:style-name="Default" office:value-type="float" office:value="0.515099" calcext:value-type="float">
            <text:p>0.515099</text:p>
          </table:table-cell>
          <table:table-cell office:value-type="float" office:value="0.539397" calcext:value-type="float">
            <text:p>0.539397</text:p>
          </table:table-cell>
          <table:table-cell office:value-type="float" office:value="0.490974" calcext:value-type="float">
            <text:p>0.490974</text:p>
          </table:table-cell>
          <table:table-cell table:number-columns-repeated="58"/>
        </table:table-row>
        <table:table-row table:style-name="ro1">
          <table:table-cell office:value-type="float" office:value="0.462975" calcext:value-type="float">
            <text:p>0.462975</text:p>
          </table:table-cell>
          <table:table-cell office:value-type="float" office:value="0.528573" calcext:value-type="float">
            <text:p>0.528573</text:p>
          </table:table-cell>
          <table:table-cell table:style-name="Default" office:value-type="float" office:value="0.489858" calcext:value-type="float">
            <text:p>0.489858</text:p>
          </table:table-cell>
          <table:table-cell table:style-name="Default" office:value-type="float" office:value="0.515035" calcext:value-type="float">
            <text:p>0.515035</text:p>
          </table:table-cell>
          <table:table-cell office:value-type="float" office:value="0.539246" calcext:value-type="float">
            <text:p>0.539246</text:p>
          </table:table-cell>
          <table:table-cell office:value-type="float" office:value="0.490833" calcext:value-type="float">
            <text:p>0.490833</text:p>
          </table:table-cell>
          <table:table-cell table:number-columns-repeated="58"/>
        </table:table-row>
        <table:table-row table:style-name="ro1">
          <table:table-cell office:value-type="float" office:value="0.462919" calcext:value-type="float">
            <text:p>0.462919</text:p>
          </table:table-cell>
          <table:table-cell office:value-type="float" office:value="0.528522" calcext:value-type="float">
            <text:p>0.528522</text:p>
          </table:table-cell>
          <table:table-cell table:style-name="Default" office:value-type="float" office:value="0.489784" calcext:value-type="float">
            <text:p>0.489784</text:p>
          </table:table-cell>
          <table:table-cell table:style-name="Default" office:value-type="float" office:value="0.514975" calcext:value-type="float">
            <text:p>0.514975</text:p>
          </table:table-cell>
          <table:table-cell office:value-type="float" office:value="0.539088" calcext:value-type="float">
            <text:p>0.539088</text:p>
          </table:table-cell>
          <table:table-cell office:value-type="float" office:value="0.490695" calcext:value-type="float">
            <text:p>0.490695</text:p>
          </table:table-cell>
          <table:table-cell table:number-columns-repeated="58"/>
        </table:table-row>
        <table:table-row table:style-name="ro1">
          <table:table-cell office:value-type="float" office:value="0.462851" calcext:value-type="float">
            <text:p>0.462851</text:p>
          </table:table-cell>
          <table:table-cell office:value-type="float" office:value="0.528462" calcext:value-type="float">
            <text:p>0.528462</text:p>
          </table:table-cell>
          <table:table-cell table:style-name="Default" office:value-type="float" office:value="0.489712" calcext:value-type="float">
            <text:p>0.489712</text:p>
          </table:table-cell>
          <table:table-cell table:style-name="Default" office:value-type="float" office:value="0.514914" calcext:value-type="float">
            <text:p>0.514914</text:p>
          </table:table-cell>
          <table:table-cell office:value-type="float" office:value="0.538936" calcext:value-type="float">
            <text:p>0.538936</text:p>
          </table:table-cell>
          <table:table-cell office:value-type="float" office:value="0.490558" calcext:value-type="float">
            <text:p>0.490558</text:p>
          </table:table-cell>
          <table:table-cell table:number-columns-repeated="58"/>
        </table:table-row>
        <table:table-row table:style-name="ro1">
          <table:table-cell office:value-type="float" office:value="0.462793" calcext:value-type="float">
            <text:p>0.462793</text:p>
          </table:table-cell>
          <table:table-cell office:value-type="float" office:value="0.528409" calcext:value-type="float">
            <text:p>0.528409</text:p>
          </table:table-cell>
          <table:table-cell table:style-name="Default" office:value-type="float" office:value="0.489644" calcext:value-type="float">
            <text:p>0.489644</text:p>
          </table:table-cell>
          <table:table-cell table:style-name="Default" office:value-type="float" office:value="0.514855" calcext:value-type="float">
            <text:p>0.514855</text:p>
          </table:table-cell>
          <table:table-cell office:value-type="float" office:value="0.538785" calcext:value-type="float">
            <text:p>0.538785</text:p>
          </table:table-cell>
          <table:table-cell office:value-type="float" office:value="0.490421" calcext:value-type="float">
            <text:p>0.490421</text:p>
          </table:table-cell>
          <table:table-cell table:number-columns-repeated="58"/>
        </table:table-row>
        <table:table-row table:style-name="ro1">
          <table:table-cell office:value-type="float" office:value="0.462741" calcext:value-type="float">
            <text:p>0.462741</text:p>
          </table:table-cell>
          <table:table-cell office:value-type="float" office:value="0.52836" calcext:value-type="float">
            <text:p>0.52836</text:p>
          </table:table-cell>
          <table:table-cell table:style-name="Default" office:value-type="float" office:value="0.489573" calcext:value-type="float">
            <text:p>0.489573</text:p>
          </table:table-cell>
          <table:table-cell table:style-name="Default" office:value-type="float" office:value="0.514795" calcext:value-type="float">
            <text:p>0.514795</text:p>
          </table:table-cell>
          <table:table-cell office:value-type="float" office:value="0.538636" calcext:value-type="float">
            <text:p>0.538636</text:p>
          </table:table-cell>
          <table:table-cell office:value-type="float" office:value="0.490299" calcext:value-type="float">
            <text:p>0.490299</text:p>
          </table:table-cell>
          <table:table-cell table:number-columns-repeated="58"/>
        </table:table-row>
        <table:table-row table:style-name="ro1">
          <table:table-cell office:value-type="float" office:value="0.46268" calcext:value-type="float">
            <text:p>0.46268</text:p>
          </table:table-cell>
          <table:table-cell office:value-type="float" office:value="0.528309" calcext:value-type="float">
            <text:p>0.528309</text:p>
          </table:table-cell>
          <table:table-cell table:style-name="Default" office:value-type="float" office:value="0.48951" calcext:value-type="float">
            <text:p>0.48951</text:p>
          </table:table-cell>
          <table:table-cell table:style-name="Default" office:value-type="float" office:value="0.514734" calcext:value-type="float">
            <text:p>0.514734</text:p>
          </table:table-cell>
          <table:table-cell office:value-type="float" office:value="0.538492" calcext:value-type="float">
            <text:p>0.538492</text:p>
          </table:table-cell>
          <table:table-cell office:value-type="float" office:value="0.490172" calcext:value-type="float">
            <text:p>0.490172</text:p>
          </table:table-cell>
          <table:table-cell table:number-columns-repeated="58"/>
        </table:table-row>
        <table:table-row table:style-name="ro1">
          <table:table-cell office:value-type="float" office:value="0.462629" calcext:value-type="float">
            <text:p>0.462629</text:p>
          </table:table-cell>
          <table:table-cell office:value-type="float" office:value="0.528257" calcext:value-type="float">
            <text:p>0.528257</text:p>
          </table:table-cell>
          <table:table-cell table:style-name="Default" office:value-type="float" office:value="0.48944" calcext:value-type="float">
            <text:p>0.48944</text:p>
          </table:table-cell>
          <table:table-cell table:style-name="Default" office:value-type="float" office:value="0.514673" calcext:value-type="float">
            <text:p>0.514673</text:p>
          </table:table-cell>
          <table:table-cell office:value-type="float" office:value="0.53835" calcext:value-type="float">
            <text:p>0.53835</text:p>
          </table:table-cell>
          <table:table-cell office:value-type="float" office:value="0.490045" calcext:value-type="float">
            <text:p>0.490045</text:p>
          </table:table-cell>
          <table:table-cell table:number-columns-repeated="58"/>
        </table:table-row>
        <table:table-row table:style-name="ro1">
          <table:table-cell office:value-type="float" office:value="0.462574" calcext:value-type="float">
            <text:p>0.462574</text:p>
          </table:table-cell>
          <table:table-cell office:value-type="float" office:value="0.528205" calcext:value-type="float">
            <text:p>0.528205</text:p>
          </table:table-cell>
          <table:table-cell table:style-name="Default" office:value-type="float" office:value="0.489371" calcext:value-type="float">
            <text:p>0.489371</text:p>
          </table:table-cell>
          <table:table-cell table:style-name="Default" office:value-type="float" office:value="0.514614" calcext:value-type="float">
            <text:p>0.514614</text:p>
          </table:table-cell>
          <table:table-cell office:value-type="float" office:value="0.538212" calcext:value-type="float">
            <text:p>0.538212</text:p>
          </table:table-cell>
          <table:table-cell office:value-type="float" office:value="0.489918" calcext:value-type="float">
            <text:p>0.489918</text:p>
          </table:table-cell>
          <table:table-cell table:number-columns-repeated="58"/>
        </table:table-row>
        <table:table-row table:style-name="ro1">
          <table:table-cell office:value-type="float" office:value="0.462519" calcext:value-type="float">
            <text:p>0.462519</text:p>
          </table:table-cell>
          <table:table-cell office:value-type="float" office:value="0.528154" calcext:value-type="float">
            <text:p>0.528154</text:p>
          </table:table-cell>
          <table:table-cell table:style-name="Default" office:value-type="float" office:value="0.489305" calcext:value-type="float">
            <text:p>0.489305</text:p>
          </table:table-cell>
          <table:table-cell table:style-name="Default" office:value-type="float" office:value="0.514549" calcext:value-type="float">
            <text:p>0.514549</text:p>
          </table:table-cell>
          <table:table-cell office:value-type="float" office:value="0.53807" calcext:value-type="float">
            <text:p>0.53807</text:p>
          </table:table-cell>
          <table:table-cell office:value-type="float" office:value="0.48979" calcext:value-type="float">
            <text:p>0.48979</text:p>
          </table:table-cell>
          <table:table-cell table:number-columns-repeated="58"/>
        </table:table-row>
        <table:table-row table:style-name="ro1">
          <table:table-cell office:value-type="float" office:value="0.462466" calcext:value-type="float">
            <text:p>0.462466</text:p>
          </table:table-cell>
          <table:table-cell office:value-type="float" office:value="0.528109" calcext:value-type="float">
            <text:p>0.528109</text:p>
          </table:table-cell>
          <table:table-cell table:style-name="Default" office:value-type="float" office:value="0.489232" calcext:value-type="float">
            <text:p>0.489232</text:p>
          </table:table-cell>
          <table:table-cell table:style-name="Default" office:value-type="float" office:value="0.514484" calcext:value-type="float">
            <text:p>0.514484</text:p>
          </table:table-cell>
          <table:table-cell office:value-type="float" office:value="0.537929" calcext:value-type="float">
            <text:p>0.537929</text:p>
          </table:table-cell>
          <table:table-cell office:value-type="float" office:value="0.489662" calcext:value-type="float">
            <text:p>0.489662</text:p>
          </table:table-cell>
          <table:table-cell table:number-columns-repeated="58"/>
        </table:table-row>
        <table:table-row table:style-name="ro1">
          <table:table-cell office:value-type="float" office:value="0.462413" calcext:value-type="float">
            <text:p>0.462413</text:p>
          </table:table-cell>
          <table:table-cell office:value-type="float" office:value="0.528059" calcext:value-type="float">
            <text:p>0.528059</text:p>
          </table:table-cell>
          <table:table-cell table:style-name="Default" office:value-type="float" office:value="0.489163" calcext:value-type="float">
            <text:p>0.489163</text:p>
          </table:table-cell>
          <table:table-cell table:style-name="Default" office:value-type="float" office:value="0.514424" calcext:value-type="float">
            <text:p>0.514424</text:p>
          </table:table-cell>
          <table:table-cell office:value-type="float" office:value="0.537791" calcext:value-type="float">
            <text:p>0.537791</text:p>
          </table:table-cell>
          <table:table-cell office:value-type="float" office:value="0.489537" calcext:value-type="float">
            <text:p>0.489537</text:p>
          </table:table-cell>
          <table:table-cell table:number-columns-repeated="58"/>
        </table:table-row>
        <table:table-row table:style-name="ro1">
          <table:table-cell office:value-type="float" office:value="0.46236" calcext:value-type="float">
            <text:p>0.46236</text:p>
          </table:table-cell>
          <table:table-cell office:value-type="float" office:value="0.528009" calcext:value-type="float">
            <text:p>0.528009</text:p>
          </table:table-cell>
          <table:table-cell table:style-name="Default" office:value-type="float" office:value="0.489095" calcext:value-type="float">
            <text:p>0.489095</text:p>
          </table:table-cell>
          <table:table-cell table:style-name="Default" office:value-type="float" office:value="0.514365" calcext:value-type="float">
            <text:p>0.514365</text:p>
          </table:table-cell>
          <table:table-cell office:value-type="float" office:value="0.537653" calcext:value-type="float">
            <text:p>0.537653</text:p>
          </table:table-cell>
          <table:table-cell office:value-type="float" office:value="0.489411" calcext:value-type="float">
            <text:p>0.489411</text:p>
          </table:table-cell>
          <table:table-cell table:number-columns-repeated="58"/>
        </table:table-row>
        <table:table-row table:style-name="ro1">
          <table:table-cell office:value-type="float" office:value="0.462308" calcext:value-type="float">
            <text:p>0.462308</text:p>
          </table:table-cell>
          <table:table-cell office:value-type="float" office:value="0.527962" calcext:value-type="float">
            <text:p>0.527962</text:p>
          </table:table-cell>
          <table:table-cell table:style-name="Default" office:value-type="float" office:value="0.489029" calcext:value-type="float">
            <text:p>0.489029</text:p>
          </table:table-cell>
          <table:table-cell table:style-name="Default" office:value-type="float" office:value="0.514307" calcext:value-type="float">
            <text:p>0.514307</text:p>
          </table:table-cell>
          <table:table-cell office:value-type="float" office:value="0.537516" calcext:value-type="float">
            <text:p>0.537516</text:p>
          </table:table-cell>
          <table:table-cell office:value-type="float" office:value="0.489286" calcext:value-type="float">
            <text:p>0.489286</text:p>
          </table:table-cell>
          <table:table-cell table:number-columns-repeated="58"/>
        </table:table-row>
        <table:table-row table:style-name="ro1">
          <table:table-cell office:value-type="float" office:value="0.462256" calcext:value-type="float">
            <text:p>0.462256</text:p>
          </table:table-cell>
          <table:table-cell office:value-type="float" office:value="0.527914" calcext:value-type="float">
            <text:p>0.527914</text:p>
          </table:table-cell>
          <table:table-cell table:style-name="Default" office:value-type="float" office:value="0.488962" calcext:value-type="float">
            <text:p>0.488962</text:p>
          </table:table-cell>
          <table:table-cell table:style-name="Default" office:value-type="float" office:value="0.51425" calcext:value-type="float">
            <text:p>0.51425</text:p>
          </table:table-cell>
          <table:table-cell office:value-type="float" office:value="0.537379" calcext:value-type="float">
            <text:p>0.537379</text:p>
          </table:table-cell>
          <table:table-cell office:value-type="float" office:value="0.489163" calcext:value-type="float">
            <text:p>0.489163</text:p>
          </table:table-cell>
          <table:table-cell table:number-columns-repeated="58"/>
        </table:table-row>
        <table:table-row table:style-name="ro1">
          <table:table-cell office:value-type="float" office:value="0.4622" calcext:value-type="float">
            <text:p>0.4622</text:p>
          </table:table-cell>
          <table:table-cell office:value-type="float" office:value="0.527867" calcext:value-type="float">
            <text:p>0.527867</text:p>
          </table:table-cell>
          <table:table-cell table:style-name="Default" office:value-type="float" office:value="0.488897" calcext:value-type="float">
            <text:p>0.488897</text:p>
          </table:table-cell>
          <table:table-cell table:style-name="Default" office:value-type="float" office:value="0.514194" calcext:value-type="float">
            <text:p>0.514194</text:p>
          </table:table-cell>
          <table:table-cell office:value-type="float" office:value="0.537243" calcext:value-type="float">
            <text:p>0.537243</text:p>
          </table:table-cell>
          <table:table-cell office:value-type="float" office:value="0.489039" calcext:value-type="float">
            <text:p>0.489039</text:p>
          </table:table-cell>
          <table:table-cell table:number-columns-repeated="58"/>
        </table:table-row>
        <table:table-row table:style-name="ro1">
          <table:table-cell office:value-type="float" office:value="0.462148" calcext:value-type="float">
            <text:p>0.462148</text:p>
          </table:table-cell>
          <table:table-cell office:value-type="float" office:value="0.52782" calcext:value-type="float">
            <text:p>0.52782</text:p>
          </table:table-cell>
          <table:table-cell table:style-name="Default" office:value-type="float" office:value="0.488831" calcext:value-type="float">
            <text:p>0.488831</text:p>
          </table:table-cell>
          <table:table-cell table:style-name="Default" office:value-type="float" office:value="0.514138" calcext:value-type="float">
            <text:p>0.514138</text:p>
          </table:table-cell>
          <table:table-cell office:value-type="float" office:value="0.537114" calcext:value-type="float">
            <text:p>0.537114</text:p>
          </table:table-cell>
          <table:table-cell office:value-type="float" office:value="0.488914" calcext:value-type="float">
            <text:p>0.488914</text:p>
          </table:table-cell>
          <table:table-cell table:number-columns-repeated="58"/>
        </table:table-row>
        <table:table-row table:style-name="ro1">
          <table:table-cell office:value-type="float" office:value="0.462096" calcext:value-type="float">
            <text:p>0.462096</text:p>
          </table:table-cell>
          <table:table-cell office:value-type="float" office:value="0.527773" calcext:value-type="float">
            <text:p>0.527773</text:p>
          </table:table-cell>
          <table:table-cell table:style-name="Default" office:value-type="float" office:value="0.488767" calcext:value-type="float">
            <text:p>0.488767</text:p>
          </table:table-cell>
          <table:table-cell table:style-name="Default" office:value-type="float" office:value="0.514081" calcext:value-type="float">
            <text:p>0.514081</text:p>
          </table:table-cell>
          <table:table-cell office:value-type="float" office:value="0.536974" calcext:value-type="float">
            <text:p>0.536974</text:p>
          </table:table-cell>
          <table:table-cell office:value-type="float" office:value="0.488793" calcext:value-type="float">
            <text:p>0.488793</text:p>
          </table:table-cell>
          <table:table-cell table:number-columns-repeated="58"/>
        </table:table-row>
        <table:table-row table:style-name="ro1">
          <table:table-cell office:value-type="float" office:value="0.462044" calcext:value-type="float">
            <text:p>0.462044</text:p>
          </table:table-cell>
          <table:table-cell office:value-type="float" office:value="0.527727" calcext:value-type="float">
            <text:p>0.527727</text:p>
          </table:table-cell>
          <table:table-cell table:style-name="Default" office:value-type="float" office:value="0.488704" calcext:value-type="float">
            <text:p>0.488704</text:p>
          </table:table-cell>
          <table:table-cell table:style-name="Default" office:value-type="float" office:value="0.514025" calcext:value-type="float">
            <text:p>0.514025</text:p>
          </table:table-cell>
          <table:table-cell office:value-type="float" office:value="0.536842" calcext:value-type="float">
            <text:p>0.536842</text:p>
          </table:table-cell>
          <table:table-cell office:value-type="float" office:value="0.488673" calcext:value-type="float">
            <text:p>0.488673</text:p>
          </table:table-cell>
          <table:table-cell table:number-columns-repeated="58"/>
        </table:table-row>
        <table:table-row table:style-name="ro1">
          <table:table-cell office:value-type="float" office:value="0.461995" calcext:value-type="float">
            <text:p>0.461995</text:p>
          </table:table-cell>
          <table:table-cell office:value-type="float" office:value="0.527681" calcext:value-type="float">
            <text:p>0.527681</text:p>
          </table:table-cell>
          <table:table-cell table:style-name="Default" office:value-type="float" office:value="0.488646" calcext:value-type="float">
            <text:p>0.488646</text:p>
          </table:table-cell>
          <table:table-cell table:style-name="Default" office:value-type="float" office:value="0.513975" calcext:value-type="float">
            <text:p>0.513975</text:p>
          </table:table-cell>
          <table:table-cell office:value-type="float" office:value="0.536707" calcext:value-type="float">
            <text:p>0.536707</text:p>
          </table:table-cell>
          <table:table-cell office:value-type="float" office:value="0.488556" calcext:value-type="float">
            <text:p>0.488556</text:p>
          </table:table-cell>
          <table:table-cell table:number-columns-repeated="58"/>
        </table:table-row>
        <table:table-row table:style-name="ro1">
          <table:table-cell office:value-type="float" office:value="0.461944" calcext:value-type="float">
            <text:p>0.461944</text:p>
          </table:table-cell>
          <table:table-cell office:value-type="float" office:value="0.527636" calcext:value-type="float">
            <text:p>0.527636</text:p>
          </table:table-cell>
          <table:table-cell table:style-name="Default" office:value-type="float" office:value="0.488585" calcext:value-type="float">
            <text:p>0.488585</text:p>
          </table:table-cell>
          <table:table-cell table:style-name="Default" office:value-type="float" office:value="0.513917" calcext:value-type="float">
            <text:p>0.513917</text:p>
          </table:table-cell>
          <table:table-cell office:value-type="float" office:value="0.536575" calcext:value-type="float">
            <text:p>0.536575</text:p>
          </table:table-cell>
          <table:table-cell office:value-type="float" office:value="0.488442" calcext:value-type="float">
            <text:p>0.488442</text:p>
          </table:table-cell>
          <table:table-cell table:number-columns-repeated="58"/>
        </table:table-row>
        <table:table-row table:style-name="ro1">
          <table:table-cell office:value-type="float" office:value="0.461889" calcext:value-type="float">
            <text:p>0.461889</text:p>
          </table:table-cell>
          <table:table-cell office:value-type="float" office:value="0.527591" calcext:value-type="float">
            <text:p>0.527591</text:p>
          </table:table-cell>
          <table:table-cell table:style-name="Default" office:value-type="float" office:value="0.488547" calcext:value-type="float">
            <text:p>0.488547</text:p>
          </table:table-cell>
          <table:table-cell table:style-name="Default" office:value-type="float" office:value="0.513882" calcext:value-type="float">
            <text:p>0.513882</text:p>
          </table:table-cell>
          <table:table-cell office:value-type="float" office:value="0.536443" calcext:value-type="float">
            <text:p>0.536443</text:p>
          </table:table-cell>
          <table:table-cell office:value-type="float" office:value="0.488328" calcext:value-type="float">
            <text:p>0.488328</text:p>
          </table:table-cell>
          <table:table-cell table:number-columns-repeated="58"/>
        </table:table-row>
        <table:table-row table:style-name="ro1">
          <table:table-cell office:value-type="float" office:value="0.46184" calcext:value-type="float">
            <text:p>0.46184</text:p>
          </table:table-cell>
          <table:table-cell office:value-type="float" office:value="0.527548" calcext:value-type="float">
            <text:p>0.527548</text:p>
          </table:table-cell>
          <table:table-cell table:style-name="Default" office:value-type="float" office:value="0.488474" calcext:value-type="float">
            <text:p>0.488474</text:p>
          </table:table-cell>
          <table:table-cell table:style-name="Default" office:value-type="float" office:value="0.513837" calcext:value-type="float">
            <text:p>0.513837</text:p>
          </table:table-cell>
          <table:table-cell office:value-type="float" office:value="0.536312" calcext:value-type="float">
            <text:p>0.536312</text:p>
          </table:table-cell>
          <table:table-cell office:value-type="float" office:value="0.488214" calcext:value-type="float">
            <text:p>0.488214</text:p>
          </table:table-cell>
          <table:table-cell table:number-columns-repeated="58"/>
        </table:table-row>
        <table:table-row table:style-name="ro1">
          <table:table-cell office:value-type="float" office:value="0.461788" calcext:value-type="float">
            <text:p>0.461788</text:p>
          </table:table-cell>
          <table:table-cell office:value-type="float" office:value="0.527509" calcext:value-type="float">
            <text:p>0.527509</text:p>
          </table:table-cell>
          <table:table-cell table:style-name="Default" office:value-type="float" office:value="0.488403" calcext:value-type="float">
            <text:p>0.488403</text:p>
          </table:table-cell>
          <table:table-cell table:style-name="Default" office:value-type="float" office:value="0.51379" calcext:value-type="float">
            <text:p>0.51379</text:p>
          </table:table-cell>
          <table:table-cell office:value-type="float" office:value="0.536183" calcext:value-type="float">
            <text:p>0.536183</text:p>
          </table:table-cell>
          <table:table-cell office:value-type="float" office:value="0.488101" calcext:value-type="float">
            <text:p>0.488101</text:p>
          </table:table-cell>
          <table:table-cell table:number-columns-repeated="58"/>
        </table:table-row>
        <table:table-row table:style-name="ro1">
          <table:table-cell office:value-type="float" office:value="0.461729" calcext:value-type="float">
            <text:p>0.461729</text:p>
          </table:table-cell>
          <table:table-cell office:value-type="float" office:value="0.52746" calcext:value-type="float">
            <text:p>0.52746</text:p>
          </table:table-cell>
          <table:table-cell table:style-name="Default" office:value-type="float" office:value="0.488357" calcext:value-type="float">
            <text:p>0.488357</text:p>
          </table:table-cell>
          <table:table-cell table:style-name="Default" office:value-type="float" office:value="0.513736" calcext:value-type="float">
            <text:p>0.513736</text:p>
          </table:table-cell>
          <table:table-cell office:value-type="float" office:value="0.536054" calcext:value-type="float">
            <text:p>0.536054</text:p>
          </table:table-cell>
          <table:table-cell office:value-type="float" office:value="0.487988" calcext:value-type="float">
            <text:p>0.487988</text:p>
          </table:table-cell>
          <table:table-cell table:number-columns-repeated="58"/>
        </table:table-row>
        <table:table-row table:style-name="ro1">
          <table:table-cell office:value-type="float" office:value="0.461684" calcext:value-type="float">
            <text:p>0.461684</text:p>
          </table:table-cell>
          <table:table-cell office:value-type="float" office:value="0.52742" calcext:value-type="float">
            <text:p>0.52742</text:p>
          </table:table-cell>
          <table:table-cell table:style-name="Default" office:value-type="float" office:value="0.488299" calcext:value-type="float">
            <text:p>0.488299</text:p>
          </table:table-cell>
          <table:table-cell table:style-name="Default" office:value-type="float" office:value="0.513681" calcext:value-type="float">
            <text:p>0.513681</text:p>
          </table:table-cell>
          <table:table-cell office:value-type="float" office:value="0.535926" calcext:value-type="float">
            <text:p>0.535926</text:p>
          </table:table-cell>
          <table:table-cell office:value-type="float" office:value="0.487874" calcext:value-type="float">
            <text:p>0.487874</text:p>
          </table:table-cell>
          <table:table-cell table:number-columns-repeated="58"/>
        </table:table-row>
        <table:table-row table:style-name="ro1">
          <table:table-cell office:value-type="float" office:value="0.461637" calcext:value-type="float">
            <text:p>0.461637</text:p>
          </table:table-cell>
          <table:table-cell office:value-type="float" office:value="0.52738" calcext:value-type="float">
            <text:p>0.52738</text:p>
          </table:table-cell>
          <table:table-cell table:style-name="Default" office:value-type="float" office:value="0.488281" calcext:value-type="float">
            <text:p>0.488281</text:p>
          </table:table-cell>
          <table:table-cell table:style-name="Default" office:value-type="float" office:value="0.513651" calcext:value-type="float">
            <text:p>0.513651</text:p>
          </table:table-cell>
          <table:table-cell office:value-type="float" office:value="0.535798" calcext:value-type="float">
            <text:p>0.535798</text:p>
          </table:table-cell>
          <table:table-cell office:value-type="float" office:value="0.487764" calcext:value-type="float">
            <text:p>0.487764</text:p>
          </table:table-cell>
          <table:table-cell table:number-columns-repeated="58"/>
        </table:table-row>
        <table:table-row table:style-name="ro1">
          <table:table-cell office:value-type="float" office:value="0.461585" calcext:value-type="float">
            <text:p>0.461585</text:p>
          </table:table-cell>
          <table:table-cell office:value-type="float" office:value="0.52734" calcext:value-type="float">
            <text:p>0.52734</text:p>
          </table:table-cell>
          <table:table-cell table:style-name="Default" office:value-type="float" office:value="0.488191" calcext:value-type="float">
            <text:p>0.488191</text:p>
          </table:table-cell>
          <table:table-cell table:style-name="Default" office:value-type="float" office:value="0.513586" calcext:value-type="float">
            <text:p>0.513586</text:p>
          </table:table-cell>
          <table:table-cell office:value-type="float" office:value="0.535671" calcext:value-type="float">
            <text:p>0.535671</text:p>
          </table:table-cell>
          <table:table-cell office:value-type="float" office:value="0.487652" calcext:value-type="float">
            <text:p>0.487652</text:p>
          </table:table-cell>
          <table:table-cell table:number-columns-repeated="58"/>
        </table:table-row>
        <table:table-row table:style-name="ro1">
          <table:table-cell office:value-type="float" office:value="0.46152" calcext:value-type="float">
            <text:p>0.46152</text:p>
          </table:table-cell>
          <table:table-cell office:value-type="float" office:value="0.527306" calcext:value-type="float">
            <text:p>0.527306</text:p>
          </table:table-cell>
          <table:table-cell table:style-name="Default" office:value-type="float" office:value="0.488169" calcext:value-type="float">
            <text:p>0.488169</text:p>
          </table:table-cell>
          <table:table-cell table:style-name="Default" office:value-type="float" office:value="0.513556" calcext:value-type="float">
            <text:p>0.513556</text:p>
          </table:table-cell>
          <table:table-cell office:value-type="float" office:value="0.535544" calcext:value-type="float">
            <text:p>0.535544</text:p>
          </table:table-cell>
          <table:table-cell office:value-type="float" office:value="0.48754" calcext:value-type="float">
            <text:p>0.48754</text:p>
          </table:table-cell>
          <table:table-cell table:number-columns-repeated="58"/>
        </table:table-row>
        <table:table-row table:style-name="ro1">
          <table:table-cell office:value-type="float" office:value="0.461471" calcext:value-type="float">
            <text:p>0.461471</text:p>
          </table:table-cell>
          <table:table-cell office:value-type="float" office:value="0.527273" calcext:value-type="float">
            <text:p>0.527273</text:p>
          </table:table-cell>
          <table:table-cell table:style-name="Default" office:value-type="float" office:value="0.488111" calcext:value-type="float">
            <text:p>0.488111</text:p>
          </table:table-cell>
          <table:table-cell table:style-name="Default" office:value-type="float" office:value="0.513519" calcext:value-type="float">
            <text:p>0.513519</text:p>
          </table:table-cell>
          <table:table-cell office:value-type="float" office:value="0.535418" calcext:value-type="float">
            <text:p>0.535418</text:p>
          </table:table-cell>
          <table:table-cell office:value-type="float" office:value="0.487429" calcext:value-type="float">
            <text:p>0.487429</text:p>
          </table:table-cell>
          <table:table-cell table:number-columns-repeated="58"/>
        </table:table-row>
        <table:table-row table:style-name="ro1">
          <table:table-cell office:value-type="float" office:value="0.461425" calcext:value-type="float">
            <text:p>0.461425</text:p>
          </table:table-cell>
          <table:table-cell office:value-type="float" office:value="0.527229" calcext:value-type="float">
            <text:p>0.527229</text:p>
          </table:table-cell>
          <table:table-cell table:style-name="Default" office:value-type="float" office:value="0.488055" calcext:value-type="float">
            <text:p>0.488055</text:p>
          </table:table-cell>
          <table:table-cell table:style-name="Default" office:value-type="float" office:value="0.513471" calcext:value-type="float">
            <text:p>0.513471</text:p>
          </table:table-cell>
          <table:table-cell office:value-type="float" office:value="0.535294" calcext:value-type="float">
            <text:p>0.535294</text:p>
          </table:table-cell>
          <table:table-cell office:value-type="float" office:value="0.48732" calcext:value-type="float">
            <text:p>0.48732</text:p>
          </table:table-cell>
          <table:table-cell table:number-columns-repeated="58"/>
        </table:table-row>
        <table:table-row table:style-name="ro1">
          <table:table-cell office:value-type="float" office:value="0.461345" calcext:value-type="float">
            <text:p>0.461345</text:p>
          </table:table-cell>
          <table:table-cell office:value-type="float" office:value="0.527194" calcext:value-type="float">
            <text:p>0.527194</text:p>
          </table:table-cell>
          <table:table-cell table:style-name="Default" office:value-type="float" office:value="0.487995" calcext:value-type="float">
            <text:p>0.487995</text:p>
          </table:table-cell>
          <table:table-cell table:style-name="Default" office:value-type="float" office:value="0.513425" calcext:value-type="float">
            <text:p>0.513425</text:p>
          </table:table-cell>
          <table:table-cell office:value-type="float" office:value="0.535171" calcext:value-type="float">
            <text:p>0.535171</text:p>
          </table:table-cell>
          <table:table-cell office:value-type="float" office:value="0.48721" calcext:value-type="float">
            <text:p>0.48721</text:p>
          </table:table-cell>
          <table:table-cell table:number-columns-repeated="58"/>
        </table:table-row>
        <table:table-row table:style-name="ro1">
          <table:table-cell office:value-type="float" office:value="0.461287" calcext:value-type="float">
            <text:p>0.461287</text:p>
          </table:table-cell>
          <table:table-cell office:value-type="float" office:value="0.527169" calcext:value-type="float">
            <text:p>0.527169</text:p>
          </table:table-cell>
          <table:table-cell table:style-name="Default" office:value-type="float" office:value="0.487941" calcext:value-type="float">
            <text:p>0.487941</text:p>
          </table:table-cell>
          <table:table-cell table:style-name="Default" office:value-type="float" office:value="0.513362" calcext:value-type="float">
            <text:p>0.513362</text:p>
          </table:table-cell>
          <table:table-cell office:value-type="float" office:value="0.535048" calcext:value-type="float">
            <text:p>0.535048</text:p>
          </table:table-cell>
          <table:table-cell office:value-type="float" office:value="0.487097" calcext:value-type="float">
            <text:p>0.487097</text:p>
          </table:table-cell>
          <table:table-cell table:number-columns-repeated="58"/>
        </table:table-row>
        <table:table-row table:style-name="ro1">
          <table:table-cell office:value-type="float" office:value="0.461226" calcext:value-type="float">
            <text:p>0.461226</text:p>
          </table:table-cell>
          <table:table-cell office:value-type="float" office:value="0.527135" calcext:value-type="float">
            <text:p>0.527135</text:p>
          </table:table-cell>
          <table:table-cell table:style-name="Default" office:value-type="float" office:value="0.487886" calcext:value-type="float">
            <text:p>0.487886</text:p>
          </table:table-cell>
          <table:table-cell table:style-name="Default" office:value-type="float" office:value="0.513305" calcext:value-type="float">
            <text:p>0.513305</text:p>
          </table:table-cell>
          <table:table-cell office:value-type="float" office:value="0.534925" calcext:value-type="float">
            <text:p>0.534925</text:p>
          </table:table-cell>
          <table:table-cell office:value-type="float" office:value="0.486987" calcext:value-type="float">
            <text:p>0.486987</text:p>
          </table:table-cell>
          <table:table-cell table:number-columns-repeated="58"/>
        </table:table-row>
        <table:table-row table:style-name="ro1">
          <table:table-cell office:value-type="float" office:value="0.461177" calcext:value-type="float">
            <text:p>0.461177</text:p>
          </table:table-cell>
          <table:table-cell office:value-type="float" office:value="0.527107" calcext:value-type="float">
            <text:p>0.527107</text:p>
          </table:table-cell>
          <table:table-cell table:style-name="Default" office:value-type="float" office:value="0.487829" calcext:value-type="float">
            <text:p>0.487829</text:p>
          </table:table-cell>
          <table:table-cell table:style-name="Default" office:value-type="float" office:value="0.51325" calcext:value-type="float">
            <text:p>0.51325</text:p>
          </table:table-cell>
          <table:table-cell office:value-type="float" office:value="0.534805" calcext:value-type="float">
            <text:p>0.534805</text:p>
          </table:table-cell>
          <table:table-cell office:value-type="float" office:value="0.486877" calcext:value-type="float">
            <text:p>0.486877</text:p>
          </table:table-cell>
          <table:table-cell table:number-columns-repeated="58"/>
        </table:table-row>
        <table:table-row table:style-name="ro1">
          <table:table-cell office:value-type="float" office:value="0.461123" calcext:value-type="float">
            <text:p>0.461123</text:p>
          </table:table-cell>
          <table:table-cell office:value-type="float" office:value="0.527079" calcext:value-type="float">
            <text:p>0.527079</text:p>
          </table:table-cell>
          <table:table-cell table:style-name="Default" office:value-type="float" office:value="0.487776" calcext:value-type="float">
            <text:p>0.487776</text:p>
          </table:table-cell>
          <table:table-cell table:style-name="Default" office:value-type="float" office:value="0.513197" calcext:value-type="float">
            <text:p>0.513197</text:p>
          </table:table-cell>
          <table:table-cell office:value-type="float" office:value="0.534684" calcext:value-type="float">
            <text:p>0.534684</text:p>
          </table:table-cell>
          <table:table-cell office:value-type="float" office:value="0.486771" calcext:value-type="float">
            <text:p>0.486771</text:p>
          </table:table-cell>
          <table:table-cell table:number-columns-repeated="58"/>
        </table:table-row>
        <table:table-row table:style-name="ro1">
          <table:table-cell office:value-type="float" office:value="0.461069" calcext:value-type="float">
            <text:p>0.461069</text:p>
          </table:table-cell>
          <table:table-cell office:value-type="float" office:value="0.527041" calcext:value-type="float">
            <text:p>0.527041</text:p>
          </table:table-cell>
          <table:table-cell table:style-name="Default" office:value-type="float" office:value="0.487722" calcext:value-type="float">
            <text:p>0.487722</text:p>
          </table:table-cell>
          <table:table-cell table:style-name="Default" office:value-type="float" office:value="0.513147" calcext:value-type="float">
            <text:p>0.513147</text:p>
          </table:table-cell>
          <table:table-cell office:value-type="float" office:value="0.534564" calcext:value-type="float">
            <text:p>0.534564</text:p>
          </table:table-cell>
          <table:table-cell office:value-type="float" office:value="0.486663" calcext:value-type="float">
            <text:p>0.486663</text:p>
          </table:table-cell>
          <table:table-cell table:number-columns-repeated="58"/>
        </table:table-row>
        <table:table-row table:style-name="ro1">
          <table:table-cell office:value-type="float" office:value="0.461006" calcext:value-type="float">
            <text:p>0.461006</text:p>
          </table:table-cell>
          <table:table-cell office:value-type="float" office:value="0.527018" calcext:value-type="float">
            <text:p>0.527018</text:p>
          </table:table-cell>
          <table:table-cell table:style-name="Default" office:value-type="float" office:value="0.487657" calcext:value-type="float">
            <text:p>0.487657</text:p>
          </table:table-cell>
          <table:table-cell table:style-name="Default" office:value-type="float" office:value="0.513093" calcext:value-type="float">
            <text:p>0.513093</text:p>
          </table:table-cell>
          <table:table-cell office:value-type="float" office:value="0.534444" calcext:value-type="float">
            <text:p>0.534444</text:p>
          </table:table-cell>
          <table:table-cell office:value-type="float" office:value="0.486556" calcext:value-type="float">
            <text:p>0.486556</text:p>
          </table:table-cell>
          <table:table-cell table:number-columns-repeated="58"/>
        </table:table-row>
        <table:table-row table:style-name="ro1">
          <table:table-cell office:value-type="float" office:value="0.460966" calcext:value-type="float">
            <text:p>0.460966</text:p>
          </table:table-cell>
          <table:table-cell office:value-type="float" office:value="0.526981" calcext:value-type="float">
            <text:p>0.526981</text:p>
          </table:table-cell>
          <table:table-cell table:style-name="Default" office:value-type="float" office:value="0.487597" calcext:value-type="float">
            <text:p>0.487597</text:p>
          </table:table-cell>
          <table:table-cell table:style-name="Default" office:value-type="float" office:value="0.513043" calcext:value-type="float">
            <text:p>0.513043</text:p>
          </table:table-cell>
          <table:table-cell office:value-type="float" office:value="0.53433" calcext:value-type="float">
            <text:p>0.53433</text:p>
          </table:table-cell>
          <table:table-cell office:value-type="float" office:value="0.486455" calcext:value-type="float">
            <text:p>0.486455</text:p>
          </table:table-cell>
          <table:table-cell table:number-columns-repeated="58"/>
        </table:table-row>
        <table:table-row table:style-name="ro1">
          <table:table-cell office:value-type="float" office:value="0.460895" calcext:value-type="float">
            <text:p>0.460895</text:p>
          </table:table-cell>
          <table:table-cell office:value-type="float" office:value="0.526951" calcext:value-type="float">
            <text:p>0.526951</text:p>
          </table:table-cell>
          <table:table-cell table:style-name="Default" office:value-type="float" office:value="0.487553" calcext:value-type="float">
            <text:p>0.487553</text:p>
          </table:table-cell>
          <table:table-cell table:style-name="Default" office:value-type="float" office:value="0.512995" calcext:value-type="float">
            <text:p>0.512995</text:p>
          </table:table-cell>
          <table:table-cell office:value-type="float" office:value="0.534212" calcext:value-type="float">
            <text:p>0.534212</text:p>
          </table:table-cell>
          <table:table-cell office:value-type="float" office:value="0.486353" calcext:value-type="float">
            <text:p>0.486353</text:p>
          </table:table-cell>
          <table:table-cell table:number-columns-repeated="58"/>
        </table:table-row>
        <table:table-row table:style-name="ro1">
          <table:table-cell office:value-type="float" office:value="0.460837" calcext:value-type="float">
            <text:p>0.460837</text:p>
          </table:table-cell>
          <table:table-cell office:value-type="float" office:value="0.526964" calcext:value-type="float">
            <text:p>0.526964</text:p>
          </table:table-cell>
          <table:table-cell table:style-name="Default" office:value-type="float" office:value="0.487499" calcext:value-type="float">
            <text:p>0.487499</text:p>
          </table:table-cell>
          <table:table-cell table:style-name="Default" office:value-type="float" office:value="0.512946" calcext:value-type="float">
            <text:p>0.512946</text:p>
          </table:table-cell>
          <table:table-cell office:value-type="float" office:value="0.534096" calcext:value-type="float">
            <text:p>0.534096</text:p>
          </table:table-cell>
          <table:table-cell office:value-type="float" office:value="0.48625" calcext:value-type="float">
            <text:p>0.48625</text:p>
          </table:table-cell>
          <table:table-cell table:number-columns-repeated="58"/>
        </table:table-row>
        <table:table-row table:style-name="ro1">
          <table:table-cell office:value-type="float" office:value="0.460783" calcext:value-type="float">
            <text:p>0.460783</text:p>
          </table:table-cell>
          <table:table-cell office:value-type="float" office:value="0.526945" calcext:value-type="float">
            <text:p>0.526945</text:p>
          </table:table-cell>
          <table:table-cell table:style-name="Default" office:value-type="float" office:value="0.487442" calcext:value-type="float">
            <text:p>0.487442</text:p>
          </table:table-cell>
          <table:table-cell table:style-name="Default" office:value-type="float" office:value="0.512894" calcext:value-type="float">
            <text:p>0.512894</text:p>
          </table:table-cell>
          <table:table-cell office:value-type="float" office:value="0.533978" calcext:value-type="float">
            <text:p>0.533978</text:p>
          </table:table-cell>
          <table:table-cell office:value-type="float" office:value="0.486145" calcext:value-type="float">
            <text:p>0.486145</text:p>
          </table:table-cell>
          <table:table-cell table:number-columns-repeated="58"/>
        </table:table-row>
        <table:table-row table:style-name="ro1">
          <table:table-cell office:value-type="float" office:value="0.460752" calcext:value-type="float">
            <text:p>0.460752</text:p>
          </table:table-cell>
          <table:table-cell office:value-type="float" office:value="0.526925" calcext:value-type="float">
            <text:p>0.526925</text:p>
          </table:table-cell>
          <table:table-cell table:style-name="Default" office:value-type="float" office:value="0.487393" calcext:value-type="float">
            <text:p>0.487393</text:p>
          </table:table-cell>
          <table:table-cell table:style-name="Default" office:value-type="float" office:value="0.512846" calcext:value-type="float">
            <text:p>0.512846</text:p>
          </table:table-cell>
          <table:table-cell office:value-type="float" office:value="0.533863" calcext:value-type="float">
            <text:p>0.533863</text:p>
          </table:table-cell>
          <table:table-cell office:value-type="float" office:value="0.486043" calcext:value-type="float">
            <text:p>0.486043</text:p>
          </table:table-cell>
          <table:table-cell table:number-columns-repeated="58"/>
        </table:table-row>
        <table:table-row table:style-name="ro1">
          <table:table-cell office:value-type="float" office:value="0.460694" calcext:value-type="float">
            <text:p>0.460694</text:p>
          </table:table-cell>
          <table:table-cell office:value-type="float" office:value="0.526889" calcext:value-type="float">
            <text:p>0.526889</text:p>
          </table:table-cell>
          <table:table-cell table:style-name="Default" office:value-type="float" office:value="0.487343" calcext:value-type="float">
            <text:p>0.487343</text:p>
          </table:table-cell>
          <table:table-cell table:style-name="Default" office:value-type="float" office:value="0.512798" calcext:value-type="float">
            <text:p>0.512798</text:p>
          </table:table-cell>
          <table:table-cell office:value-type="float" office:value="0.533748" calcext:value-type="float">
            <text:p>0.533748</text:p>
          </table:table-cell>
          <table:table-cell office:value-type="float" office:value="0.48594" calcext:value-type="float">
            <text:p>0.48594</text:p>
          </table:table-cell>
          <table:table-cell table:number-columns-repeated="58"/>
        </table:table-row>
        <table:table-row table:style-name="ro1">
          <table:table-cell office:value-type="float" office:value="0.460638" calcext:value-type="float">
            <text:p>0.460638</text:p>
          </table:table-cell>
          <table:table-cell office:value-type="float" office:value="0.526862" calcext:value-type="float">
            <text:p>0.526862</text:p>
          </table:table-cell>
          <table:table-cell table:style-name="Default" office:value-type="float" office:value="0.487293" calcext:value-type="float">
            <text:p>0.487293</text:p>
          </table:table-cell>
          <table:table-cell table:style-name="Default" office:value-type="float" office:value="0.512752" calcext:value-type="float">
            <text:p>0.512752</text:p>
          </table:table-cell>
          <table:table-cell office:value-type="float" office:value="0.533632" calcext:value-type="float">
            <text:p>0.533632</text:p>
          </table:table-cell>
          <table:table-cell office:value-type="float" office:value="0.485837" calcext:value-type="float">
            <text:p>0.485837</text:p>
          </table:table-cell>
          <table:table-cell table:number-columns-repeated="58"/>
        </table:table-row>
        <table:table-row table:style-name="ro1">
          <table:table-cell office:value-type="float" office:value="0.460581" calcext:value-type="float">
            <text:p>0.460581</text:p>
          </table:table-cell>
          <table:table-cell office:value-type="float" office:value="0.526833" calcext:value-type="float">
            <text:p>0.526833</text:p>
          </table:table-cell>
          <table:table-cell table:style-name="Default" office:value-type="float" office:value="0.48724" calcext:value-type="float">
            <text:p>0.48724</text:p>
          </table:table-cell>
          <table:table-cell table:style-name="Default" office:value-type="float" office:value="0.512708" calcext:value-type="float">
            <text:p>0.512708</text:p>
          </table:table-cell>
          <table:table-cell office:value-type="float" office:value="0.533518" calcext:value-type="float">
            <text:p>0.533518</text:p>
          </table:table-cell>
          <table:table-cell office:value-type="float" office:value="0.485736" calcext:value-type="float">
            <text:p>0.485736</text:p>
          </table:table-cell>
          <table:table-cell table:number-columns-repeated="58"/>
        </table:table-row>
        <table:table-row table:style-name="ro1">
          <table:table-cell office:value-type="float" office:value="0.460531" calcext:value-type="float">
            <text:p>0.460531</text:p>
          </table:table-cell>
          <table:table-cell office:value-type="float" office:value="0.526802" calcext:value-type="float">
            <text:p>0.526802</text:p>
          </table:table-cell>
          <table:table-cell table:style-name="Default" office:value-type="float" office:value="0.487184" calcext:value-type="float">
            <text:p>0.487184</text:p>
          </table:table-cell>
          <table:table-cell table:style-name="Default" office:value-type="float" office:value="0.51266" calcext:value-type="float">
            <text:p>0.51266</text:p>
          </table:table-cell>
          <table:table-cell office:value-type="float" office:value="0.533403" calcext:value-type="float">
            <text:p>0.533403</text:p>
          </table:table-cell>
          <table:table-cell office:value-type="float" office:value="0.485635" calcext:value-type="float">
            <text:p>0.485635</text:p>
          </table:table-cell>
          <table:table-cell table:number-columns-repeated="58"/>
        </table:table-row>
        <table:table-row table:style-name="ro1">
          <table:table-cell office:value-type="float" office:value="0.460483" calcext:value-type="float">
            <text:p>0.460483</text:p>
          </table:table-cell>
          <table:table-cell office:value-type="float" office:value="0.52677" calcext:value-type="float">
            <text:p>0.52677</text:p>
          </table:table-cell>
          <table:table-cell table:style-name="Default" office:value-type="float" office:value="0.487137" calcext:value-type="float">
            <text:p>0.487137</text:p>
          </table:table-cell>
          <table:table-cell table:style-name="Default" office:value-type="float" office:value="0.512611" calcext:value-type="float">
            <text:p>0.512611</text:p>
          </table:table-cell>
          <table:table-cell office:value-type="float" office:value="0.533289" calcext:value-type="float">
            <text:p>0.533289</text:p>
          </table:table-cell>
          <table:table-cell office:value-type="float" office:value="0.485532" calcext:value-type="float">
            <text:p>0.485532</text:p>
          </table:table-cell>
          <table:table-cell table:number-columns-repeated="58"/>
        </table:table-row>
        <table:table-row table:style-name="ro1">
          <table:table-cell office:value-type="float" office:value="0.460435" calcext:value-type="float">
            <text:p>0.460435</text:p>
          </table:table-cell>
          <table:table-cell office:value-type="float" office:value="0.526738" calcext:value-type="float">
            <text:p>0.526738</text:p>
          </table:table-cell>
          <table:table-cell table:style-name="Default" office:value-type="float" office:value="0.487089" calcext:value-type="float">
            <text:p>0.487089</text:p>
          </table:table-cell>
          <table:table-cell table:style-name="Default" office:value-type="float" office:value="0.512564" calcext:value-type="float">
            <text:p>0.512564</text:p>
          </table:table-cell>
          <table:table-cell office:value-type="float" office:value="0.533174" calcext:value-type="float">
            <text:p>0.533174</text:p>
          </table:table-cell>
          <table:table-cell office:value-type="float" office:value="0.485433" calcext:value-type="float">
            <text:p>0.485433</text:p>
          </table:table-cell>
          <table:table-cell table:number-columns-repeated="58"/>
        </table:table-row>
        <table:table-row table:style-name="ro1">
          <table:table-cell office:value-type="float" office:value="0.46039" calcext:value-type="float">
            <text:p>0.46039</text:p>
          </table:table-cell>
          <table:table-cell office:value-type="float" office:value="0.526701" calcext:value-type="float">
            <text:p>0.526701</text:p>
          </table:table-cell>
          <table:table-cell table:style-name="Default" office:value-type="float" office:value="0.487041" calcext:value-type="float">
            <text:p>0.487041</text:p>
          </table:table-cell>
          <table:table-cell table:style-name="Default" office:value-type="float" office:value="0.512516" calcext:value-type="float">
            <text:p>0.512516</text:p>
          </table:table-cell>
          <table:table-cell office:value-type="float" office:value="0.533061" calcext:value-type="float">
            <text:p>0.533061</text:p>
          </table:table-cell>
          <table:table-cell office:value-type="float" office:value="0.485333" calcext:value-type="float">
            <text:p>0.485333</text:p>
          </table:table-cell>
          <table:table-cell table:number-columns-repeated="58"/>
        </table:table-row>
        <table:table-row table:style-name="ro1">
          <table:table-cell office:value-type="float" office:value="0.460342" calcext:value-type="float">
            <text:p>0.460342</text:p>
          </table:table-cell>
          <table:table-cell office:value-type="float" office:value="0.526665" calcext:value-type="float">
            <text:p>0.526665</text:p>
          </table:table-cell>
          <table:table-cell table:style-name="Default" office:value-type="float" office:value="0.486991" calcext:value-type="float">
            <text:p>0.486991</text:p>
          </table:table-cell>
          <table:table-cell table:style-name="Default" office:value-type="float" office:value="0.512463" calcext:value-type="float">
            <text:p>0.512463</text:p>
          </table:table-cell>
          <table:table-cell office:value-type="float" office:value="0.532949" calcext:value-type="float">
            <text:p>0.532949</text:p>
          </table:table-cell>
          <table:table-cell office:value-type="float" office:value="0.485234" calcext:value-type="float">
            <text:p>0.485234</text:p>
          </table:table-cell>
          <table:table-cell table:number-columns-repeated="58"/>
        </table:table-row>
        <table:table-row table:style-name="ro1">
          <table:table-cell office:value-type="float" office:value="0.460296" calcext:value-type="float">
            <text:p>0.460296</text:p>
          </table:table-cell>
          <table:table-cell office:value-type="float" office:value="0.52663" calcext:value-type="float">
            <text:p>0.52663</text:p>
          </table:table-cell>
          <table:table-cell table:style-name="Default" office:value-type="float" office:value="0.486942" calcext:value-type="float">
            <text:p>0.486942</text:p>
          </table:table-cell>
          <table:table-cell table:style-name="Default" office:value-type="float" office:value="0.512409" calcext:value-type="float">
            <text:p>0.512409</text:p>
          </table:table-cell>
          <table:table-cell office:value-type="float" office:value="0.532834" calcext:value-type="float">
            <text:p>0.532834</text:p>
          </table:table-cell>
          <table:table-cell office:value-type="float" office:value="0.485128" calcext:value-type="float">
            <text:p>0.485128</text:p>
          </table:table-cell>
          <table:table-cell table:number-columns-repeated="58"/>
        </table:table-row>
        <table:table-row table:style-name="ro1">
          <table:table-cell office:value-type="float" office:value="0.460248" calcext:value-type="float">
            <text:p>0.460248</text:p>
          </table:table-cell>
          <table:table-cell office:value-type="float" office:value="0.526596" calcext:value-type="float">
            <text:p>0.526596</text:p>
          </table:table-cell>
          <table:table-cell table:style-name="Default" office:value-type="float" office:value="0.486895" calcext:value-type="float">
            <text:p>0.486895</text:p>
          </table:table-cell>
          <table:table-cell table:style-name="Default" office:value-type="float" office:value="0.512358" calcext:value-type="float">
            <text:p>0.512358</text:p>
          </table:table-cell>
          <table:table-cell office:value-type="float" office:value="0.532722" calcext:value-type="float">
            <text:p>0.532722</text:p>
          </table:table-cell>
          <table:table-cell office:value-type="float" office:value="0.485027" calcext:value-type="float">
            <text:p>0.485027</text:p>
          </table:table-cell>
          <table:table-cell table:number-columns-repeated="58"/>
        </table:table-row>
        <table:table-row table:style-name="ro1">
          <table:table-cell office:value-type="float" office:value="0.460208" calcext:value-type="float">
            <text:p>0.460208</text:p>
          </table:table-cell>
          <table:table-cell office:value-type="float" office:value="0.526559" calcext:value-type="float">
            <text:p>0.526559</text:p>
          </table:table-cell>
          <table:table-cell table:style-name="Default" office:value-type="float" office:value="0.486852" calcext:value-type="float">
            <text:p>0.486852</text:p>
          </table:table-cell>
          <table:table-cell table:style-name="Default" office:value-type="float" office:value="0.51231" calcext:value-type="float">
            <text:p>0.51231</text:p>
          </table:table-cell>
          <table:table-cell office:value-type="float" office:value="0.53261" calcext:value-type="float">
            <text:p>0.53261</text:p>
          </table:table-cell>
          <table:table-cell office:value-type="float" office:value="0.484927" calcext:value-type="float">
            <text:p>0.484927</text:p>
          </table:table-cell>
          <table:table-cell table:number-columns-repeated="58"/>
        </table:table-row>
        <table:table-row table:style-name="ro1">
          <table:table-cell office:value-type="float" office:value="0.460162" calcext:value-type="float">
            <text:p>0.460162</text:p>
          </table:table-cell>
          <table:table-cell office:value-type="float" office:value="0.526523" calcext:value-type="float">
            <text:p>0.526523</text:p>
          </table:table-cell>
          <table:table-cell table:style-name="Default" office:value-type="float" office:value="0.486808" calcext:value-type="float">
            <text:p>0.486808</text:p>
          </table:table-cell>
          <table:table-cell table:style-name="Default" office:value-type="float" office:value="0.512264" calcext:value-type="float">
            <text:p>0.512264</text:p>
          </table:table-cell>
          <table:table-cell office:value-type="float" office:value="0.532498" calcext:value-type="float">
            <text:p>0.532498</text:p>
          </table:table-cell>
          <table:table-cell office:value-type="float" office:value="0.484828" calcext:value-type="float">
            <text:p>0.484828</text:p>
          </table:table-cell>
          <table:table-cell table:number-columns-repeated="58"/>
        </table:table-row>
        <table:table-row table:style-name="ro1">
          <table:table-cell office:value-type="float" office:value="0.460116" calcext:value-type="float">
            <text:p>0.460116</text:p>
          </table:table-cell>
          <table:table-cell office:value-type="float" office:value="0.526488" calcext:value-type="float">
            <text:p>0.526488</text:p>
          </table:table-cell>
          <table:table-cell table:style-name="Default" office:value-type="float" office:value="0.486765" calcext:value-type="float">
            <text:p>0.486765</text:p>
          </table:table-cell>
          <table:table-cell table:style-name="Default" office:value-type="float" office:value="0.512219" calcext:value-type="float">
            <text:p>0.512219</text:p>
          </table:table-cell>
          <table:table-cell office:value-type="float" office:value="0.532386" calcext:value-type="float">
            <text:p>0.532386</text:p>
          </table:table-cell>
          <table:table-cell office:value-type="float" office:value="0.484728" calcext:value-type="float">
            <text:p>0.484728</text:p>
          </table:table-cell>
          <table:table-cell table:number-columns-repeated="58"/>
        </table:table-row>
        <table:table-row table:style-name="ro1">
          <table:table-cell office:value-type="float" office:value="0.460075" calcext:value-type="float">
            <text:p>0.460075</text:p>
          </table:table-cell>
          <table:table-cell office:value-type="float" office:value="0.526455" calcext:value-type="float">
            <text:p>0.526455</text:p>
          </table:table-cell>
          <table:table-cell table:style-name="Default" office:value-type="float" office:value="0.486721" calcext:value-type="float">
            <text:p>0.486721</text:p>
          </table:table-cell>
          <table:table-cell table:style-name="Default" office:value-type="float" office:value="0.512175" calcext:value-type="float">
            <text:p>0.512175</text:p>
          </table:table-cell>
          <table:table-cell office:value-type="float" office:value="0.532276" calcext:value-type="float">
            <text:p>0.532276</text:p>
          </table:table-cell>
          <table:table-cell office:value-type="float" office:value="0.484629" calcext:value-type="float">
            <text:p>0.484629</text:p>
          </table:table-cell>
          <table:table-cell table:number-columns-repeated="58"/>
        </table:table-row>
        <table:table-row table:style-name="ro1">
          <table:table-cell office:value-type="float" office:value="0.460029" calcext:value-type="float">
            <text:p>0.460029</text:p>
          </table:table-cell>
          <table:table-cell office:value-type="float" office:value="0.526421" calcext:value-type="float">
            <text:p>0.526421</text:p>
          </table:table-cell>
          <table:table-cell table:style-name="Default" office:value-type="float" office:value="0.486677" calcext:value-type="float">
            <text:p>0.486677</text:p>
          </table:table-cell>
          <table:table-cell table:style-name="Default" office:value-type="float" office:value="0.512134" calcext:value-type="float">
            <text:p>0.512134</text:p>
          </table:table-cell>
          <table:table-cell office:value-type="float" office:value="0.532167" calcext:value-type="float">
            <text:p>0.532167</text:p>
          </table:table-cell>
          <table:table-cell office:value-type="float" office:value="0.484531" calcext:value-type="float">
            <text:p>0.484531</text:p>
          </table:table-cell>
          <table:table-cell table:number-columns-repeated="58"/>
        </table:table-row>
        <table:table-row table:style-name="ro1">
          <table:table-cell office:value-type="float" office:value="0.459985" calcext:value-type="float">
            <text:p>0.459985</text:p>
          </table:table-cell>
          <table:table-cell office:value-type="float" office:value="0.526388" calcext:value-type="float">
            <text:p>0.526388</text:p>
          </table:table-cell>
          <table:table-cell table:style-name="Default" office:value-type="float" office:value="0.486631" calcext:value-type="float">
            <text:p>0.486631</text:p>
          </table:table-cell>
          <table:table-cell table:style-name="Default" office:value-type="float" office:value="0.512091" calcext:value-type="float">
            <text:p>0.512091</text:p>
          </table:table-cell>
          <table:table-cell office:value-type="float" office:value="0.532055" calcext:value-type="float">
            <text:p>0.532055</text:p>
          </table:table-cell>
          <table:table-cell office:value-type="float" office:value="0.484431" calcext:value-type="float">
            <text:p>0.484431</text:p>
          </table:table-cell>
          <table:table-cell table:number-columns-repeated="58"/>
        </table:table-row>
        <table:table-row table:style-name="ro1">
          <table:table-cell office:value-type="float" office:value="0.45994" calcext:value-type="float">
            <text:p>0.45994</text:p>
          </table:table-cell>
          <table:table-cell office:value-type="float" office:value="0.526356" calcext:value-type="float">
            <text:p>0.526356</text:p>
          </table:table-cell>
          <table:table-cell table:style-name="Default" office:value-type="float" office:value="0.486588" calcext:value-type="float">
            <text:p>0.486588</text:p>
          </table:table-cell>
          <table:table-cell table:style-name="Default" office:value-type="float" office:value="0.512047" calcext:value-type="float">
            <text:p>0.512047</text:p>
          </table:table-cell>
          <table:table-cell office:value-type="float" office:value="0.531944" calcext:value-type="float">
            <text:p>0.531944</text:p>
          </table:table-cell>
          <table:table-cell office:value-type="float" office:value="0.484335" calcext:value-type="float">
            <text:p>0.484335</text:p>
          </table:table-cell>
          <table:table-cell table:number-columns-repeated="58"/>
        </table:table-row>
        <table:table-row table:style-name="ro1">
          <table:table-cell office:value-type="float" office:value="0.459895" calcext:value-type="float">
            <text:p>0.459895</text:p>
          </table:table-cell>
          <table:table-cell office:value-type="float" office:value="0.526324" calcext:value-type="float">
            <text:p>0.526324</text:p>
          </table:table-cell>
          <table:table-cell table:style-name="Default" office:value-type="float" office:value="0.48654" calcext:value-type="float">
            <text:p>0.48654</text:p>
          </table:table-cell>
          <table:table-cell table:style-name="Default" office:value-type="float" office:value="0.512005" calcext:value-type="float">
            <text:p>0.512005</text:p>
          </table:table-cell>
          <table:table-cell office:value-type="float" office:value="0.531835" calcext:value-type="float">
            <text:p>0.531835</text:p>
          </table:table-cell>
          <table:table-cell office:value-type="float" office:value="0.484238" calcext:value-type="float">
            <text:p>0.484238</text:p>
          </table:table-cell>
          <table:table-cell table:number-columns-repeated="58"/>
        </table:table-row>
        <table:table-row table:style-name="ro1">
          <table:table-cell office:value-type="float" office:value="0.45985" calcext:value-type="float">
            <text:p>0.45985</text:p>
          </table:table-cell>
          <table:table-cell office:value-type="float" office:value="0.526293" calcext:value-type="float">
            <text:p>0.526293</text:p>
          </table:table-cell>
          <table:table-cell table:style-name="Default" office:value-type="float" office:value="0.486497" calcext:value-type="float">
            <text:p>0.486497</text:p>
          </table:table-cell>
          <table:table-cell table:style-name="Default" office:value-type="float" office:value="0.511962" calcext:value-type="float">
            <text:p>0.511962</text:p>
          </table:table-cell>
          <table:table-cell office:value-type="float" office:value="0.531727" calcext:value-type="float">
            <text:p>0.531727</text:p>
          </table:table-cell>
          <table:table-cell office:value-type="float" office:value="0.484142" calcext:value-type="float">
            <text:p>0.484142</text:p>
          </table:table-cell>
          <table:table-cell table:number-columns-repeated="58"/>
        </table:table-row>
        <table:table-row table:style-name="ro1">
          <table:table-cell office:value-type="float" office:value="0.459806" calcext:value-type="float">
            <text:p>0.459806</text:p>
          </table:table-cell>
          <table:table-cell office:value-type="float" office:value="0.526262" calcext:value-type="float">
            <text:p>0.526262</text:p>
          </table:table-cell>
          <table:table-cell table:style-name="Default" office:value-type="float" office:value="0.486454" calcext:value-type="float">
            <text:p>0.486454</text:p>
          </table:table-cell>
          <table:table-cell table:style-name="Default" office:value-type="float" office:value="0.511918" calcext:value-type="float">
            <text:p>0.511918</text:p>
          </table:table-cell>
          <table:table-cell office:value-type="float" office:value="0.531619" calcext:value-type="float">
            <text:p>0.531619</text:p>
          </table:table-cell>
          <table:table-cell office:value-type="float" office:value="0.484046" calcext:value-type="float">
            <text:p>0.484046</text:p>
          </table:table-cell>
          <table:table-cell table:number-columns-repeated="58"/>
        </table:table-row>
        <table:table-row table:style-name="ro1">
          <table:table-cell office:value-type="float" office:value="0.459803" calcext:value-type="float">
            <text:p>0.459803</text:p>
          </table:table-cell>
          <table:table-cell office:value-type="float" office:value="0.526229" calcext:value-type="float">
            <text:p>0.526229</text:p>
          </table:table-cell>
          <table:table-cell table:style-name="Default" office:value-type="float" office:value="0.486413" calcext:value-type="float">
            <text:p>0.486413</text:p>
          </table:table-cell>
          <table:table-cell table:style-name="Default" office:value-type="float" office:value="0.511876" calcext:value-type="float">
            <text:p>0.511876</text:p>
          </table:table-cell>
          <table:table-cell office:value-type="float" office:value="0.531512" calcext:value-type="float">
            <text:p>0.531512</text:p>
          </table:table-cell>
          <table:table-cell office:value-type="float" office:value="0.483951" calcext:value-type="float">
            <text:p>0.483951</text:p>
          </table:table-cell>
          <table:table-cell table:number-columns-repeated="58"/>
        </table:table-row>
        <table:table-row table:style-name="ro1">
          <table:table-cell office:value-type="float" office:value="0.459757" calcext:value-type="float">
            <text:p>0.459757</text:p>
          </table:table-cell>
          <table:table-cell office:value-type="float" office:value="0.526194" calcext:value-type="float">
            <text:p>0.526194</text:p>
          </table:table-cell>
          <table:table-cell table:style-name="Default" office:value-type="float" office:value="0.486367" calcext:value-type="float">
            <text:p>0.486367</text:p>
          </table:table-cell>
          <table:table-cell table:style-name="Default" office:value-type="float" office:value="0.511833" calcext:value-type="float">
            <text:p>0.511833</text:p>
          </table:table-cell>
          <table:table-cell office:value-type="float" office:value="0.531407" calcext:value-type="float">
            <text:p>0.531407</text:p>
          </table:table-cell>
          <table:table-cell office:value-type="float" office:value="0.483856" calcext:value-type="float">
            <text:p>0.483856</text:p>
          </table:table-cell>
          <table:table-cell table:number-columns-repeated="58"/>
        </table:table-row>
        <table:table-row table:style-name="ro1">
          <table:table-cell office:value-type="float" office:value="0.459713" calcext:value-type="float">
            <text:p>0.459713</text:p>
          </table:table-cell>
          <table:table-cell office:value-type="float" office:value="0.52616" calcext:value-type="float">
            <text:p>0.52616</text:p>
          </table:table-cell>
          <table:table-cell table:style-name="Default" office:value-type="float" office:value="0.486324" calcext:value-type="float">
            <text:p>0.486324</text:p>
          </table:table-cell>
          <table:table-cell table:style-name="Default" office:value-type="float" office:value="0.51179" calcext:value-type="float">
            <text:p>0.51179</text:p>
          </table:table-cell>
          <table:table-cell office:value-type="float" office:value="0.5313" calcext:value-type="float">
            <text:p>0.5313</text:p>
          </table:table-cell>
          <table:table-cell office:value-type="float" office:value="0.48376" calcext:value-type="float">
            <text:p>0.48376</text:p>
          </table:table-cell>
          <table:table-cell table:number-columns-repeated="58"/>
        </table:table-row>
        <table:table-row table:style-name="ro1">
          <table:table-cell office:value-type="float" office:value="0.45967" calcext:value-type="float">
            <text:p>0.45967</text:p>
          </table:table-cell>
          <table:table-cell office:value-type="float" office:value="0.526125" calcext:value-type="float">
            <text:p>0.526125</text:p>
          </table:table-cell>
          <table:table-cell table:style-name="Default" office:value-type="float" office:value="0.486283" calcext:value-type="float">
            <text:p>0.486283</text:p>
          </table:table-cell>
          <table:table-cell table:style-name="Default" office:value-type="float" office:value="0.511748" calcext:value-type="float">
            <text:p>0.511748</text:p>
          </table:table-cell>
          <table:table-cell office:value-type="float" office:value="0.531197" calcext:value-type="float">
            <text:p>0.531197</text:p>
          </table:table-cell>
          <table:table-cell office:value-type="float" office:value="0.483662" calcext:value-type="float">
            <text:p>0.483662</text:p>
          </table:table-cell>
          <table:table-cell table:number-columns-repeated="58"/>
        </table:table-row>
        <table:table-row table:style-name="ro1">
          <table:table-cell office:value-type="float" office:value="0.459629" calcext:value-type="float">
            <text:p>0.459629</text:p>
          </table:table-cell>
          <table:table-cell office:value-type="float" office:value="0.526091" calcext:value-type="float">
            <text:p>0.526091</text:p>
          </table:table-cell>
          <table:table-cell table:style-name="Default" office:value-type="float" office:value="0.48624" calcext:value-type="float">
            <text:p>0.48624</text:p>
          </table:table-cell>
          <table:table-cell table:style-name="Default" office:value-type="float" office:value="0.511705" calcext:value-type="float">
            <text:p>0.511705</text:p>
          </table:table-cell>
          <table:table-cell office:value-type="float" office:value="0.531089" calcext:value-type="float">
            <text:p>0.531089</text:p>
          </table:table-cell>
          <table:table-cell office:value-type="float" office:value="0.483566" calcext:value-type="float">
            <text:p>0.483566</text:p>
          </table:table-cell>
          <table:table-cell table:number-columns-repeated="58"/>
        </table:table-row>
        <table:table-row table:style-name="ro1">
          <table:table-cell office:value-type="float" office:value="0.459585" calcext:value-type="float">
            <text:p>0.459585</text:p>
          </table:table-cell>
          <table:table-cell office:value-type="float" office:value="0.526057" calcext:value-type="float">
            <text:p>0.526057</text:p>
          </table:table-cell>
          <table:table-cell table:style-name="Default" office:value-type="float" office:value="0.486198" calcext:value-type="float">
            <text:p>0.486198</text:p>
          </table:table-cell>
          <table:table-cell table:style-name="Default" office:value-type="float" office:value="0.511662" calcext:value-type="float">
            <text:p>0.511662</text:p>
          </table:table-cell>
          <table:table-cell office:value-type="float" office:value="0.530982" calcext:value-type="float">
            <text:p>0.530982</text:p>
          </table:table-cell>
          <table:table-cell office:value-type="float" office:value="0.483471" calcext:value-type="float">
            <text:p>0.483471</text:p>
          </table:table-cell>
          <table:table-cell table:number-columns-repeated="58"/>
        </table:table-row>
        <table:table-row table:style-name="ro1">
          <table:table-cell office:value-type="float" office:value="0.459536" calcext:value-type="float">
            <text:p>0.459536</text:p>
          </table:table-cell>
          <table:table-cell office:value-type="float" office:value="0.526025" calcext:value-type="float">
            <text:p>0.526025</text:p>
          </table:table-cell>
          <table:table-cell table:style-name="Default" office:value-type="float" office:value="0.486157" calcext:value-type="float">
            <text:p>0.486157</text:p>
          </table:table-cell>
          <table:table-cell table:style-name="Default" office:value-type="float" office:value="0.511618" calcext:value-type="float">
            <text:p>0.511618</text:p>
          </table:table-cell>
          <table:table-cell office:value-type="float" office:value="0.530877" calcext:value-type="float">
            <text:p>0.530877</text:p>
          </table:table-cell>
          <table:table-cell office:value-type="float" office:value="0.483378" calcext:value-type="float">
            <text:p>0.483378</text:p>
          </table:table-cell>
          <table:table-cell table:number-columns-repeated="58"/>
        </table:table-row>
        <table:table-row table:style-name="ro1">
          <table:table-cell office:value-type="float" office:value="0.459495" calcext:value-type="float">
            <text:p>0.459495</text:p>
          </table:table-cell>
          <table:table-cell office:value-type="float" office:value="0.525992" calcext:value-type="float">
            <text:p>0.525992</text:p>
          </table:table-cell>
          <table:table-cell table:style-name="Default" office:value-type="float" office:value="0.486112" calcext:value-type="float">
            <text:p>0.486112</text:p>
          </table:table-cell>
          <table:table-cell table:style-name="Default" office:value-type="float" office:value="0.511573" calcext:value-type="float">
            <text:p>0.511573</text:p>
          </table:table-cell>
          <table:table-cell office:value-type="float" office:value="0.530772" calcext:value-type="float">
            <text:p>0.530772</text:p>
          </table:table-cell>
          <table:table-cell office:value-type="float" office:value="0.483283" calcext:value-type="float">
            <text:p>0.483283</text:p>
          </table:table-cell>
          <table:table-cell table:number-columns-repeated="58"/>
        </table:table-row>
        <table:table-row table:style-name="ro1">
          <table:table-cell office:value-type="float" office:value="0.459453" calcext:value-type="float">
            <text:p>0.459453</text:p>
          </table:table-cell>
          <table:table-cell office:value-type="float" office:value="0.52596" calcext:value-type="float">
            <text:p>0.52596</text:p>
          </table:table-cell>
          <table:table-cell table:style-name="Default" office:value-type="float" office:value="0.486071" calcext:value-type="float">
            <text:p>0.486071</text:p>
          </table:table-cell>
          <table:table-cell table:style-name="Default" office:value-type="float" office:value="0.511528" calcext:value-type="float">
            <text:p>0.511528</text:p>
          </table:table-cell>
          <table:table-cell office:value-type="float" office:value="0.530666" calcext:value-type="float">
            <text:p>0.530666</text:p>
          </table:table-cell>
          <table:table-cell office:value-type="float" office:value="0.483189" calcext:value-type="float">
            <text:p>0.483189</text:p>
          </table:table-cell>
          <table:table-cell table:number-columns-repeated="58"/>
        </table:table-row>
        <table:table-row table:style-name="ro1">
          <table:table-cell office:value-type="float" office:value="0.459411" calcext:value-type="float">
            <text:p>0.459411</text:p>
          </table:table-cell>
          <table:table-cell office:value-type="float" office:value="0.525925" calcext:value-type="float">
            <text:p>0.525925</text:p>
          </table:table-cell>
          <table:table-cell table:style-name="Default" office:value-type="float" office:value="0.48603" calcext:value-type="float">
            <text:p>0.48603</text:p>
          </table:table-cell>
          <table:table-cell table:style-name="Default" office:value-type="float" office:value="0.511485" calcext:value-type="float">
            <text:p>0.511485</text:p>
          </table:table-cell>
          <table:table-cell office:value-type="float" office:value="0.53056" calcext:value-type="float">
            <text:p>0.53056</text:p>
          </table:table-cell>
          <table:table-cell office:value-type="float" office:value="0.483097" calcext:value-type="float">
            <text:p>0.483097</text:p>
          </table:table-cell>
          <table:table-cell table:number-columns-repeated="58"/>
        </table:table-row>
        <table:table-row table:style-name="ro1">
          <table:table-cell office:value-type="float" office:value="0.459369" calcext:value-type="float">
            <text:p>0.459369</text:p>
          </table:table-cell>
          <table:table-cell office:value-type="float" office:value="0.525892" calcext:value-type="float">
            <text:p>0.525892</text:p>
          </table:table-cell>
          <table:table-cell table:style-name="Default" office:value-type="float" office:value="0.485989" calcext:value-type="float">
            <text:p>0.485989</text:p>
          </table:table-cell>
          <table:table-cell table:style-name="Default" office:value-type="float" office:value="0.511443" calcext:value-type="float">
            <text:p>0.511443</text:p>
          </table:table-cell>
          <table:table-cell office:value-type="float" office:value="0.530455" calcext:value-type="float">
            <text:p>0.530455</text:p>
          </table:table-cell>
          <table:table-cell office:value-type="float" office:value="0.483005" calcext:value-type="float">
            <text:p>0.483005</text:p>
          </table:table-cell>
          <table:table-cell table:number-columns-repeated="58"/>
        </table:table-row>
        <table:table-row table:style-name="ro1">
          <table:table-cell office:value-type="float" office:value="0.459328" calcext:value-type="float">
            <text:p>0.459328</text:p>
          </table:table-cell>
          <table:table-cell office:value-type="float" office:value="0.52586" calcext:value-type="float">
            <text:p>0.52586</text:p>
          </table:table-cell>
          <table:table-cell table:style-name="Default" office:value-type="float" office:value="0.485948" calcext:value-type="float">
            <text:p>0.485948</text:p>
          </table:table-cell>
          <table:table-cell table:style-name="Default" office:value-type="float" office:value="0.511401" calcext:value-type="float">
            <text:p>0.511401</text:p>
          </table:table-cell>
          <table:table-cell office:value-type="float" office:value="0.530351" calcext:value-type="float">
            <text:p>0.530351</text:p>
          </table:table-cell>
          <table:table-cell office:value-type="float" office:value="0.482916" calcext:value-type="float">
            <text:p>0.482916</text:p>
          </table:table-cell>
          <table:table-cell table:number-columns-repeated="58"/>
        </table:table-row>
        <table:table-row table:style-name="ro1">
          <table:table-cell office:value-type="float" office:value="0.459287" calcext:value-type="float">
            <text:p>0.459287</text:p>
          </table:table-cell>
          <table:table-cell office:value-type="float" office:value="0.525828" calcext:value-type="float">
            <text:p>0.525828</text:p>
          </table:table-cell>
          <table:table-cell table:style-name="Default" office:value-type="float" office:value="0.485907" calcext:value-type="float">
            <text:p>0.485907</text:p>
          </table:table-cell>
          <table:table-cell table:style-name="Default" office:value-type="float" office:value="0.51136" calcext:value-type="float">
            <text:p>0.51136</text:p>
          </table:table-cell>
          <table:table-cell office:value-type="float" office:value="0.530249" calcext:value-type="float">
            <text:p>0.530249</text:p>
          </table:table-cell>
          <table:table-cell office:value-type="float" office:value="0.482825" calcext:value-type="float">
            <text:p>0.482825</text:p>
          </table:table-cell>
          <table:table-cell table:number-columns-repeated="58"/>
        </table:table-row>
        <table:table-row table:style-name="ro1">
          <table:table-cell office:value-type="float" office:value="0.459245" calcext:value-type="float">
            <text:p>0.459245</text:p>
          </table:table-cell>
          <table:table-cell office:value-type="float" office:value="0.525796" calcext:value-type="float">
            <text:p>0.525796</text:p>
          </table:table-cell>
          <table:table-cell table:style-name="Default" office:value-type="float" office:value="0.485866" calcext:value-type="float">
            <text:p>0.485866</text:p>
          </table:table-cell>
          <table:table-cell table:style-name="Default" office:value-type="float" office:value="0.511319" calcext:value-type="float">
            <text:p>0.511319</text:p>
          </table:table-cell>
          <table:table-cell office:value-type="float" office:value="0.530145" calcext:value-type="float">
            <text:p>0.530145</text:p>
          </table:table-cell>
          <table:table-cell office:value-type="float" office:value="0.482736" calcext:value-type="float">
            <text:p>0.482736</text:p>
          </table:table-cell>
          <table:table-cell table:number-columns-repeated="58"/>
        </table:table-row>
        <table:table-row table:style-name="ro1">
          <table:table-cell office:value-type="float" office:value="0.459203" calcext:value-type="float">
            <text:p>0.459203</text:p>
          </table:table-cell>
          <table:table-cell office:value-type="float" office:value="0.525766" calcext:value-type="float">
            <text:p>0.525766</text:p>
          </table:table-cell>
          <table:table-cell table:style-name="Default" office:value-type="float" office:value="0.485823" calcext:value-type="float">
            <text:p>0.485823</text:p>
          </table:table-cell>
          <table:table-cell table:style-name="Default" office:value-type="float" office:value="0.511279" calcext:value-type="float">
            <text:p>0.511279</text:p>
          </table:table-cell>
          <table:table-cell office:value-type="float" office:value="0.53004" calcext:value-type="float">
            <text:p>0.53004</text:p>
          </table:table-cell>
          <table:table-cell office:value-type="float" office:value="0.482649" calcext:value-type="float">
            <text:p>0.482649</text:p>
          </table:table-cell>
          <table:table-cell table:number-columns-repeated="58"/>
        </table:table-row>
        <table:table-row table:style-name="ro1">
          <table:table-cell office:value-type="float" office:value="0.459162" calcext:value-type="float">
            <text:p>0.459162</text:p>
          </table:table-cell>
          <table:table-cell office:value-type="float" office:value="0.525735" calcext:value-type="float">
            <text:p>0.525735</text:p>
          </table:table-cell>
          <table:table-cell table:style-name="Default" office:value-type="float" office:value="0.48578" calcext:value-type="float">
            <text:p>0.48578</text:p>
          </table:table-cell>
          <table:table-cell table:style-name="Default" office:value-type="float" office:value="0.511238" calcext:value-type="float">
            <text:p>0.511238</text:p>
          </table:table-cell>
          <table:table-cell office:value-type="float" office:value="0.529935" calcext:value-type="float">
            <text:p>0.529935</text:p>
          </table:table-cell>
          <table:table-cell office:value-type="float" office:value="0.482562" calcext:value-type="float">
            <text:p>0.482562</text:p>
          </table:table-cell>
          <table:table-cell table:number-columns-repeated="58"/>
        </table:table-row>
        <table:table-row table:style-name="ro1">
          <table:table-cell office:value-type="float" office:value="0.459121" calcext:value-type="float">
            <text:p>0.459121</text:p>
          </table:table-cell>
          <table:table-cell office:value-type="float" office:value="0.525705" calcext:value-type="float">
            <text:p>0.525705</text:p>
          </table:table-cell>
          <table:table-cell table:style-name="Default" office:value-type="float" office:value="0.485739" calcext:value-type="float">
            <text:p>0.485739</text:p>
          </table:table-cell>
          <table:table-cell table:style-name="Default" office:value-type="float" office:value="0.511198" calcext:value-type="float">
            <text:p>0.511198</text:p>
          </table:table-cell>
          <table:table-cell office:value-type="float" office:value="0.529832" calcext:value-type="float">
            <text:p>0.529832</text:p>
          </table:table-cell>
          <table:table-cell office:value-type="float" office:value="0.482473" calcext:value-type="float">
            <text:p>0.482473</text:p>
          </table:table-cell>
          <table:table-cell table:number-columns-repeated="58"/>
        </table:table-row>
        <table:table-row table:style-name="ro1">
          <table:table-cell office:value-type="float" office:value="0.45908" calcext:value-type="float">
            <text:p>0.45908</text:p>
          </table:table-cell>
          <table:table-cell office:value-type="float" office:value="0.525675" calcext:value-type="float">
            <text:p>0.525675</text:p>
          </table:table-cell>
          <table:table-cell table:style-name="Default" office:value-type="float" office:value="0.4857" calcext:value-type="float">
            <text:p>0.4857</text:p>
          </table:table-cell>
          <table:table-cell table:style-name="Default" office:value-type="float" office:value="0.511157" calcext:value-type="float">
            <text:p>0.511157</text:p>
          </table:table-cell>
          <table:table-cell office:value-type="float" office:value="0.52973" calcext:value-type="float">
            <text:p>0.52973</text:p>
          </table:table-cell>
          <table:table-cell office:value-type="float" office:value="0.482386" calcext:value-type="float">
            <text:p>0.482386</text:p>
          </table:table-cell>
          <table:table-cell table:number-columns-repeated="58"/>
        </table:table-row>
        <table:table-row table:style-name="ro1">
          <table:table-cell office:value-type="float" office:value="0.459039" calcext:value-type="float">
            <text:p>0.459039</text:p>
          </table:table-cell>
          <table:table-cell office:value-type="float" office:value="0.525645" calcext:value-type="float">
            <text:p>0.525645</text:p>
          </table:table-cell>
          <table:table-cell table:style-name="Default" office:value-type="float" office:value="0.48566" calcext:value-type="float">
            <text:p>0.48566</text:p>
          </table:table-cell>
          <table:table-cell table:style-name="Default" office:value-type="float" office:value="0.511117" calcext:value-type="float">
            <text:p>0.511117</text:p>
          </table:table-cell>
          <table:table-cell office:value-type="float" office:value="0.529627" calcext:value-type="float">
            <text:p>0.529627</text:p>
          </table:table-cell>
          <table:table-cell office:value-type="float" office:value="0.482301" calcext:value-type="float">
            <text:p>0.482301</text:p>
          </table:table-cell>
          <table:table-cell table:number-columns-repeated="58"/>
        </table:table-row>
        <table:table-row table:style-name="ro1">
          <table:table-cell office:value-type="float" office:value="0.458998" calcext:value-type="float">
            <text:p>0.458998</text:p>
          </table:table-cell>
          <table:table-cell office:value-type="float" office:value="0.525615" calcext:value-type="float">
            <text:p>0.525615</text:p>
          </table:table-cell>
          <table:table-cell table:style-name="Default" office:value-type="float" office:value="0.485622" calcext:value-type="float">
            <text:p>0.485622</text:p>
          </table:table-cell>
          <table:table-cell table:style-name="Default" office:value-type="float" office:value="0.511078" calcext:value-type="float">
            <text:p>0.511078</text:p>
          </table:table-cell>
          <table:table-cell office:value-type="float" office:value="0.529525" calcext:value-type="float">
            <text:p>0.529525</text:p>
          </table:table-cell>
          <table:table-cell office:value-type="float" office:value="0.482215" calcext:value-type="float">
            <text:p>0.482215</text:p>
          </table:table-cell>
          <table:table-cell table:number-columns-repeated="58"/>
        </table:table-row>
        <table:table-row table:style-name="ro1">
          <table:table-cell office:value-type="float" office:value="0.458958" calcext:value-type="float">
            <text:p>0.458958</text:p>
          </table:table-cell>
          <table:table-cell office:value-type="float" office:value="0.525586" calcext:value-type="float">
            <text:p>0.525586</text:p>
          </table:table-cell>
          <table:table-cell table:style-name="Default" office:value-type="float" office:value="0.48558" calcext:value-type="float">
            <text:p>0.48558</text:p>
          </table:table-cell>
          <table:table-cell table:style-name="Default" office:value-type="float" office:value="0.51104" calcext:value-type="float">
            <text:p>0.51104</text:p>
          </table:table-cell>
          <table:table-cell office:value-type="float" office:value="0.529425" calcext:value-type="float">
            <text:p>0.529425</text:p>
          </table:table-cell>
          <table:table-cell office:value-type="float" office:value="0.482129" calcext:value-type="float">
            <text:p>0.482129</text:p>
          </table:table-cell>
          <table:table-cell table:number-columns-repeated="58"/>
        </table:table-row>
        <table:table-row table:style-name="ro1">
          <table:table-cell office:value-type="float" office:value="0.458917" calcext:value-type="float">
            <text:p>0.458917</text:p>
          </table:table-cell>
          <table:table-cell office:value-type="float" office:value="0.525557" calcext:value-type="float">
            <text:p>0.525557</text:p>
          </table:table-cell>
          <table:table-cell table:style-name="Default" office:value-type="float" office:value="0.485545" calcext:value-type="float">
            <text:p>0.485545</text:p>
          </table:table-cell>
          <table:table-cell table:style-name="Default" office:value-type="float" office:value="0.511003" calcext:value-type="float">
            <text:p>0.511003</text:p>
          </table:table-cell>
          <table:table-cell office:value-type="float" office:value="0.529324" calcext:value-type="float">
            <text:p>0.529324</text:p>
          </table:table-cell>
          <table:table-cell office:value-type="float" office:value="0.482044" calcext:value-type="float">
            <text:p>0.482044</text:p>
          </table:table-cell>
          <table:table-cell table:number-columns-repeated="58"/>
        </table:table-row>
        <table:table-row table:style-name="ro1">
          <table:table-cell office:value-type="float" office:value="0.458877" calcext:value-type="float">
            <text:p>0.458877</text:p>
          </table:table-cell>
          <table:table-cell office:value-type="float" office:value="0.525529" calcext:value-type="float">
            <text:p>0.525529</text:p>
          </table:table-cell>
          <table:table-cell table:style-name="Default" office:value-type="float" office:value="0.485504" calcext:value-type="float">
            <text:p>0.485504</text:p>
          </table:table-cell>
          <table:table-cell table:style-name="Default" office:value-type="float" office:value="0.510964" calcext:value-type="float">
            <text:p>0.510964</text:p>
          </table:table-cell>
          <table:table-cell office:value-type="float" office:value="0.529225" calcext:value-type="float">
            <text:p>0.529225</text:p>
          </table:table-cell>
          <table:table-cell office:value-type="float" office:value="0.481962" calcext:value-type="float">
            <text:p>0.481962</text:p>
          </table:table-cell>
          <table:table-cell table:number-columns-repeated="58"/>
        </table:table-row>
        <table:table-row table:style-name="ro1">
          <table:table-cell office:value-type="float" office:value="0.458837" calcext:value-type="float">
            <text:p>0.458837</text:p>
          </table:table-cell>
          <table:table-cell office:value-type="float" office:value="0.5255" calcext:value-type="float">
            <text:p>0.5255</text:p>
          </table:table-cell>
          <table:table-cell table:style-name="Default" office:value-type="float" office:value="0.485464" calcext:value-type="float">
            <text:p>0.485464</text:p>
          </table:table-cell>
          <table:table-cell table:style-name="Default" office:value-type="float" office:value="0.510925" calcext:value-type="float">
            <text:p>0.510925</text:p>
          </table:table-cell>
          <table:table-cell office:value-type="float" office:value="0.529127" calcext:value-type="float">
            <text:p>0.529127</text:p>
          </table:table-cell>
          <table:table-cell office:value-type="float" office:value="0.481879" calcext:value-type="float">
            <text:p>0.481879</text:p>
          </table:table-cell>
          <table:table-cell table:number-columns-repeated="58"/>
        </table:table-row>
        <table:table-row table:style-name="ro1">
          <table:table-cell office:value-type="float" office:value="0.458797" calcext:value-type="float">
            <text:p>0.458797</text:p>
          </table:table-cell>
          <table:table-cell office:value-type="float" office:value="0.525472" calcext:value-type="float">
            <text:p>0.525472</text:p>
          </table:table-cell>
          <table:table-cell table:style-name="Default" office:value-type="float" office:value="0.485426" calcext:value-type="float">
            <text:p>0.485426</text:p>
          </table:table-cell>
          <table:table-cell table:style-name="Default" office:value-type="float" office:value="0.510889" calcext:value-type="float">
            <text:p>0.510889</text:p>
          </table:table-cell>
          <table:table-cell office:value-type="float" office:value="0.529029" calcext:value-type="float">
            <text:p>0.529029</text:p>
          </table:table-cell>
          <table:table-cell office:value-type="float" office:value="0.481797" calcext:value-type="float">
            <text:p>0.481797</text:p>
          </table:table-cell>
          <table:table-cell table:number-columns-repeated="58"/>
        </table:table-row>
        <table:table-row table:style-name="ro1">
          <table:table-cell office:value-type="float" office:value="0.458757" calcext:value-type="float">
            <text:p>0.458757</text:p>
          </table:table-cell>
          <table:table-cell office:value-type="float" office:value="0.525445" calcext:value-type="float">
            <text:p>0.525445</text:p>
          </table:table-cell>
          <table:table-cell table:style-name="Default" office:value-type="float" office:value="0.485382" calcext:value-type="float">
            <text:p>0.485382</text:p>
          </table:table-cell>
          <table:table-cell table:style-name="Default" office:value-type="float" office:value="0.510853" calcext:value-type="float">
            <text:p>0.510853</text:p>
          </table:table-cell>
          <table:table-cell office:value-type="float" office:value="0.528932" calcext:value-type="float">
            <text:p>0.528932</text:p>
          </table:table-cell>
          <table:table-cell office:value-type="float" office:value="0.481715" calcext:value-type="float">
            <text:p>0.481715</text:p>
          </table:table-cell>
          <table:table-cell table:number-columns-repeated="58"/>
        </table:table-row>
        <table:table-row table:style-name="ro1">
          <table:table-cell office:value-type="float" office:value="0.458718" calcext:value-type="float">
            <text:p>0.458718</text:p>
          </table:table-cell>
          <table:table-cell office:value-type="float" office:value="0.525417" calcext:value-type="float">
            <text:p>0.525417</text:p>
          </table:table-cell>
          <table:table-cell table:style-name="Default" office:value-type="float" office:value="0.485341" calcext:value-type="float">
            <text:p>0.485341</text:p>
          </table:table-cell>
          <table:table-cell table:style-name="Default" office:value-type="float" office:value="0.510818" calcext:value-type="float">
            <text:p>0.510818</text:p>
          </table:table-cell>
          <table:table-cell office:value-type="float" office:value="0.528836" calcext:value-type="float">
            <text:p>0.528836</text:p>
          </table:table-cell>
          <table:table-cell office:value-type="float" office:value="0.481634" calcext:value-type="float">
            <text:p>0.481634</text:p>
          </table:table-cell>
          <table:table-cell table:number-columns-repeated="58"/>
        </table:table-row>
        <table:table-row table:style-name="ro1">
          <table:table-cell office:value-type="float" office:value="0.458678" calcext:value-type="float">
            <text:p>0.458678</text:p>
          </table:table-cell>
          <table:table-cell office:value-type="float" office:value="0.525391" calcext:value-type="float">
            <text:p>0.525391</text:p>
          </table:table-cell>
          <table:table-cell table:style-name="Default" office:value-type="float" office:value="0.485301" calcext:value-type="float">
            <text:p>0.485301</text:p>
          </table:table-cell>
          <table:table-cell table:style-name="Default" office:value-type="float" office:value="0.510781" calcext:value-type="float">
            <text:p>0.510781</text:p>
          </table:table-cell>
          <table:table-cell office:value-type="float" office:value="0.52874" calcext:value-type="float">
            <text:p>0.52874</text:p>
          </table:table-cell>
          <table:table-cell office:value-type="float" office:value="0.481554" calcext:value-type="float">
            <text:p>0.481554</text:p>
          </table:table-cell>
          <table:table-cell table:number-columns-repeated="58"/>
        </table:table-row>
        <table:table-row table:style-name="ro1">
          <table:table-cell office:value-type="float" office:value="0.458637" calcext:value-type="float">
            <text:p>0.458637</text:p>
          </table:table-cell>
          <table:table-cell office:value-type="float" office:value="0.525364" calcext:value-type="float">
            <text:p>0.525364</text:p>
          </table:table-cell>
          <table:table-cell table:style-name="Default" office:value-type="float" office:value="0.485261" calcext:value-type="float">
            <text:p>0.485261</text:p>
          </table:table-cell>
          <table:table-cell table:style-name="Default" office:value-type="float" office:value="0.510744" calcext:value-type="float">
            <text:p>0.510744</text:p>
          </table:table-cell>
          <table:table-cell office:value-type="float" office:value="0.528644" calcext:value-type="float">
            <text:p>0.528644</text:p>
          </table:table-cell>
          <table:table-cell office:value-type="float" office:value="0.481473" calcext:value-type="float">
            <text:p>0.481473</text:p>
          </table:table-cell>
          <table:table-cell table:number-columns-repeated="58"/>
        </table:table-row>
        <table:table-row table:style-name="ro1">
          <table:table-cell office:value-type="float" office:value="0.458572" calcext:value-type="float">
            <text:p>0.458572</text:p>
          </table:table-cell>
          <table:table-cell office:value-type="float" office:value="0.525325" calcext:value-type="float">
            <text:p>0.525325</text:p>
          </table:table-cell>
          <table:table-cell table:style-name="Default" office:value-type="float" office:value="0.485221" calcext:value-type="float">
            <text:p>0.485221</text:p>
          </table:table-cell>
          <table:table-cell table:style-name="Default" office:value-type="float" office:value="0.510706" calcext:value-type="float">
            <text:p>0.510706</text:p>
          </table:table-cell>
          <table:table-cell office:value-type="float" office:value="0.528549" calcext:value-type="float">
            <text:p>0.528549</text:p>
          </table:table-cell>
          <table:table-cell office:value-type="float" office:value="0.481393" calcext:value-type="float">
            <text:p>0.481393</text:p>
          </table:table-cell>
          <table:table-cell table:number-columns-repeated="58"/>
        </table:table-row>
        <table:table-row table:style-name="ro1">
          <table:table-cell office:value-type="float" office:value="0.458516" calcext:value-type="float">
            <text:p>0.458516</text:p>
          </table:table-cell>
          <table:table-cell office:value-type="float" office:value="0.5253" calcext:value-type="float">
            <text:p>0.5253</text:p>
          </table:table-cell>
          <table:table-cell table:style-name="Default" office:value-type="float" office:value="0.485182" calcext:value-type="float">
            <text:p>0.485182</text:p>
          </table:table-cell>
          <table:table-cell table:style-name="Default" office:value-type="float" office:value="0.510671" calcext:value-type="float">
            <text:p>0.510671</text:p>
          </table:table-cell>
          <table:table-cell office:value-type="float" office:value="0.528454" calcext:value-type="float">
            <text:p>0.528454</text:p>
          </table:table-cell>
          <table:table-cell office:value-type="float" office:value="0.481313" calcext:value-type="float">
            <text:p>0.481313</text:p>
          </table:table-cell>
          <table:table-cell table:number-columns-repeated="58"/>
        </table:table-row>
        <table:table-row table:style-name="ro1">
          <table:table-cell office:value-type="float" office:value="0.458475" calcext:value-type="float">
            <text:p>0.458475</text:p>
          </table:table-cell>
          <table:table-cell office:value-type="float" office:value="0.525272" calcext:value-type="float">
            <text:p>0.525272</text:p>
          </table:table-cell>
          <table:table-cell table:style-name="Default" office:value-type="float" office:value="0.485144" calcext:value-type="float">
            <text:p>0.485144</text:p>
          </table:table-cell>
          <table:table-cell table:style-name="Default" office:value-type="float" office:value="0.510636" calcext:value-type="float">
            <text:p>0.510636</text:p>
          </table:table-cell>
          <table:table-cell office:value-type="float" office:value="0.528358" calcext:value-type="float">
            <text:p>0.528358</text:p>
          </table:table-cell>
          <table:table-cell office:value-type="float" office:value="0.481235" calcext:value-type="float">
            <text:p>0.481235</text:p>
          </table:table-cell>
          <table:table-cell table:number-columns-repeated="58"/>
        </table:table-row>
        <table:table-row table:style-name="ro1">
          <table:table-cell office:value-type="float" office:value="0.458436" calcext:value-type="float">
            <text:p>0.458436</text:p>
          </table:table-cell>
          <table:table-cell office:value-type="float" office:value="0.525244" calcext:value-type="float">
            <text:p>0.525244</text:p>
          </table:table-cell>
          <table:table-cell table:style-name="Default" office:value-type="float" office:value="0.485105" calcext:value-type="float">
            <text:p>0.485105</text:p>
          </table:table-cell>
          <table:table-cell table:style-name="Default" office:value-type="float" office:value="0.510604" calcext:value-type="float">
            <text:p>0.510604</text:p>
          </table:table-cell>
          <table:table-cell office:value-type="float" office:value="0.528264" calcext:value-type="float">
            <text:p>0.528264</text:p>
          </table:table-cell>
          <table:table-cell office:value-type="float" office:value="0.481157" calcext:value-type="float">
            <text:p>0.481157</text:p>
          </table:table-cell>
          <table:table-cell table:number-columns-repeated="58"/>
        </table:table-row>
        <table:table-row table:style-name="ro1">
          <table:table-cell office:value-type="float" office:value="0.458399" calcext:value-type="float">
            <text:p>0.458399</text:p>
          </table:table-cell>
          <table:table-cell office:value-type="float" office:value="0.525216" calcext:value-type="float">
            <text:p>0.525216</text:p>
          </table:table-cell>
          <table:table-cell table:style-name="Default" office:value-type="float" office:value="0.485068" calcext:value-type="float">
            <text:p>0.485068</text:p>
          </table:table-cell>
          <table:table-cell table:style-name="Default" office:value-type="float" office:value="0.51057" calcext:value-type="float">
            <text:p>0.51057</text:p>
          </table:table-cell>
          <table:table-cell office:value-type="float" office:value="0.528171" calcext:value-type="float">
            <text:p>0.528171</text:p>
          </table:table-cell>
          <table:table-cell office:value-type="float" office:value="0.481079" calcext:value-type="float">
            <text:p>0.481079</text:p>
          </table:table-cell>
          <table:table-cell table:number-columns-repeated="58"/>
        </table:table-row>
        <table:table-row table:style-name="ro1">
          <table:table-cell office:value-type="float" office:value="0.45836" calcext:value-type="float">
            <text:p>0.45836</text:p>
          </table:table-cell>
          <table:table-cell office:value-type="float" office:value="0.525188" calcext:value-type="float">
            <text:p>0.525188</text:p>
          </table:table-cell>
          <table:table-cell table:style-name="Default" office:value-type="float" office:value="0.485029" calcext:value-type="float">
            <text:p>0.485029</text:p>
          </table:table-cell>
          <table:table-cell table:style-name="Default" office:value-type="float" office:value="0.510535" calcext:value-type="float">
            <text:p>0.510535</text:p>
          </table:table-cell>
          <table:table-cell office:value-type="float" office:value="0.528078" calcext:value-type="float">
            <text:p>0.528078</text:p>
          </table:table-cell>
          <table:table-cell office:value-type="float" office:value="0.481001" calcext:value-type="float">
            <text:p>0.481001</text:p>
          </table:table-cell>
          <table:table-cell table:number-columns-repeated="58"/>
        </table:table-row>
        <table:table-row table:style-name="ro1">
          <table:table-cell office:value-type="float" office:value="0.458322" calcext:value-type="float">
            <text:p>0.458322</text:p>
          </table:table-cell>
          <table:table-cell office:value-type="float" office:value="0.52516" calcext:value-type="float">
            <text:p>0.52516</text:p>
          </table:table-cell>
          <table:table-cell table:style-name="Default" office:value-type="float" office:value="0.48499" calcext:value-type="float">
            <text:p>0.48499</text:p>
          </table:table-cell>
          <table:table-cell table:style-name="Default" office:value-type="float" office:value="0.510496" calcext:value-type="float">
            <text:p>0.510496</text:p>
          </table:table-cell>
          <table:table-cell office:value-type="float" office:value="0.527985" calcext:value-type="float">
            <text:p>0.527985</text:p>
          </table:table-cell>
          <table:table-cell office:value-type="float" office:value="0.480923" calcext:value-type="float">
            <text:p>0.480923</text:p>
          </table:table-cell>
          <table:table-cell table:number-columns-repeated="58"/>
        </table:table-row>
        <table:table-row table:style-name="ro1">
          <table:table-cell office:value-type="float" office:value="0.458283" calcext:value-type="float">
            <text:p>0.458283</text:p>
          </table:table-cell>
          <table:table-cell office:value-type="float" office:value="0.525133" calcext:value-type="float">
            <text:p>0.525133</text:p>
          </table:table-cell>
          <table:table-cell table:style-name="Default" office:value-type="float" office:value="0.484948" calcext:value-type="float">
            <text:p>0.484948</text:p>
          </table:table-cell>
          <table:table-cell table:style-name="Default" office:value-type="float" office:value="0.510455" calcext:value-type="float">
            <text:p>0.510455</text:p>
          </table:table-cell>
          <table:table-cell office:value-type="float" office:value="0.527893" calcext:value-type="float">
            <text:p>0.527893</text:p>
          </table:table-cell>
          <table:table-cell office:value-type="float" office:value="0.480846" calcext:value-type="float">
            <text:p>0.480846</text:p>
          </table:table-cell>
          <table:table-cell table:number-columns-repeated="58"/>
        </table:table-row>
        <table:table-row table:style-name="ro1">
          <table:table-cell office:value-type="float" office:value="0.458245" calcext:value-type="float">
            <text:p>0.458245</text:p>
          </table:table-cell>
          <table:table-cell office:value-type="float" office:value="0.525105" calcext:value-type="float">
            <text:p>0.525105</text:p>
          </table:table-cell>
          <table:table-cell table:style-name="Default" office:value-type="float" office:value="0.484918" calcext:value-type="float">
            <text:p>0.484918</text:p>
          </table:table-cell>
          <table:table-cell table:style-name="Default" office:value-type="float" office:value="0.510423" calcext:value-type="float">
            <text:p>0.510423</text:p>
          </table:table-cell>
          <table:table-cell office:value-type="float" office:value="0.527802" calcext:value-type="float">
            <text:p>0.527802</text:p>
          </table:table-cell>
          <table:table-cell office:value-type="float" office:value="0.480768" calcext:value-type="float">
            <text:p>0.480768</text:p>
          </table:table-cell>
          <table:table-cell table:number-columns-repeated="58"/>
        </table:table-row>
        <table:table-row table:style-name="ro1">
          <table:table-cell office:value-type="float" office:value="0.458204" calcext:value-type="float">
            <text:p>0.458204</text:p>
          </table:table-cell>
          <table:table-cell office:value-type="float" office:value="0.525079" calcext:value-type="float">
            <text:p>0.525079</text:p>
          </table:table-cell>
          <table:table-cell table:style-name="Default" office:value-type="float" office:value="0.484881" calcext:value-type="float">
            <text:p>0.484881</text:p>
          </table:table-cell>
          <table:table-cell table:style-name="Default" office:value-type="float" office:value="0.510388" calcext:value-type="float">
            <text:p>0.510388</text:p>
          </table:table-cell>
          <table:table-cell office:value-type="float" office:value="0.527711" calcext:value-type="float">
            <text:p>0.527711</text:p>
          </table:table-cell>
          <table:table-cell office:value-type="float" office:value="0.480692" calcext:value-type="float">
            <text:p>0.480692</text:p>
          </table:table-cell>
          <table:table-cell table:number-columns-repeated="58"/>
        </table:table-row>
        <table:table-row table:style-name="ro1">
          <table:table-cell office:value-type="float" office:value="0.458163" calcext:value-type="float">
            <text:p>0.458163</text:p>
          </table:table-cell>
          <table:table-cell office:value-type="float" office:value="0.525051" calcext:value-type="float">
            <text:p>0.525051</text:p>
          </table:table-cell>
          <table:table-cell table:style-name="Default" office:value-type="float" office:value="0.484841" calcext:value-type="float">
            <text:p>0.484841</text:p>
          </table:table-cell>
          <table:table-cell table:style-name="Default" office:value-type="float" office:value="0.510353" calcext:value-type="float">
            <text:p>0.510353</text:p>
          </table:table-cell>
          <table:table-cell office:value-type="float" office:value="0.527621" calcext:value-type="float">
            <text:p>0.527621</text:p>
          </table:table-cell>
          <table:table-cell office:value-type="float" office:value="0.480616" calcext:value-type="float">
            <text:p>0.480616</text:p>
          </table:table-cell>
          <table:table-cell table:number-columns-repeated="58"/>
        </table:table-row>
        <table:table-row table:style-name="ro1">
          <table:table-cell office:value-type="float" office:value="0.458129" calcext:value-type="float">
            <text:p>0.458129</text:p>
          </table:table-cell>
          <table:table-cell office:value-type="float" office:value="0.525022" calcext:value-type="float">
            <text:p>0.525022</text:p>
          </table:table-cell>
          <table:table-cell table:style-name="Default" office:value-type="float" office:value="0.484802" calcext:value-type="float">
            <text:p>0.484802</text:p>
          </table:table-cell>
          <table:table-cell table:style-name="Default" office:value-type="float" office:value="0.510318" calcext:value-type="float">
            <text:p>0.510318</text:p>
          </table:table-cell>
          <table:table-cell office:value-type="float" office:value="0.527533" calcext:value-type="float">
            <text:p>0.527533</text:p>
          </table:table-cell>
          <table:table-cell office:value-type="float" office:value="0.480538" calcext:value-type="float">
            <text:p>0.480538</text:p>
          </table:table-cell>
          <table:table-cell table:number-columns-repeated="58"/>
        </table:table-row>
        <table:table-row table:style-name="ro1">
          <table:table-cell office:value-type="float" office:value="0.45809" calcext:value-type="float">
            <text:p>0.45809</text:p>
          </table:table-cell>
          <table:table-cell office:value-type="float" office:value="0.524997" calcext:value-type="float">
            <text:p>0.524997</text:p>
          </table:table-cell>
          <table:table-cell table:style-name="Default" office:value-type="float" office:value="0.484764" calcext:value-type="float">
            <text:p>0.484764</text:p>
          </table:table-cell>
          <table:table-cell table:style-name="Default" office:value-type="float" office:value="0.510282" calcext:value-type="float">
            <text:p>0.510282</text:p>
          </table:table-cell>
          <table:table-cell office:value-type="float" office:value="0.527442" calcext:value-type="float">
            <text:p>0.527442</text:p>
          </table:table-cell>
          <table:table-cell office:value-type="float" office:value="0.480462" calcext:value-type="float">
            <text:p>0.480462</text:p>
          </table:table-cell>
          <table:table-cell table:number-columns-repeated="58"/>
        </table:table-row>
        <table:table-row table:style-name="ro1">
          <table:table-cell office:value-type="float" office:value="0.458051" calcext:value-type="float">
            <text:p>0.458051</text:p>
          </table:table-cell>
          <table:table-cell office:value-type="float" office:value="0.524971" calcext:value-type="float">
            <text:p>0.524971</text:p>
          </table:table-cell>
          <table:table-cell table:style-name="Default" office:value-type="float" office:value="0.484723" calcext:value-type="float">
            <text:p>0.484723</text:p>
          </table:table-cell>
          <table:table-cell table:style-name="Default" office:value-type="float" office:value="0.510244" calcext:value-type="float">
            <text:p>0.510244</text:p>
          </table:table-cell>
          <table:table-cell office:value-type="float" office:value="0.527353" calcext:value-type="float">
            <text:p>0.527353</text:p>
          </table:table-cell>
          <table:table-cell office:value-type="float" office:value="0.480386" calcext:value-type="float">
            <text:p>0.480386</text:p>
          </table:table-cell>
          <table:table-cell table:number-columns-repeated="58"/>
        </table:table-row>
        <table:table-row table:style-name="ro1">
          <table:table-cell office:value-type="float" office:value="0.458013" calcext:value-type="float">
            <text:p>0.458013</text:p>
          </table:table-cell>
          <table:table-cell office:value-type="float" office:value="0.524945" calcext:value-type="float">
            <text:p>0.524945</text:p>
          </table:table-cell>
          <table:table-cell table:style-name="Default" office:value-type="float" office:value="0.484685" calcext:value-type="float">
            <text:p>0.484685</text:p>
          </table:table-cell>
          <table:table-cell table:style-name="Default" office:value-type="float" office:value="0.510208" calcext:value-type="float">
            <text:p>0.510208</text:p>
          </table:table-cell>
          <table:table-cell office:value-type="float" office:value="0.527263" calcext:value-type="float">
            <text:p>0.527263</text:p>
          </table:table-cell>
          <table:table-cell office:value-type="float" office:value="0.48031" calcext:value-type="float">
            <text:p>0.48031</text:p>
          </table:table-cell>
          <table:table-cell table:number-columns-repeated="58"/>
        </table:table-row>
        <table:table-row table:style-name="ro1">
          <table:table-cell office:value-type="float" office:value="0.457976" calcext:value-type="float">
            <text:p>0.457976</text:p>
          </table:table-cell>
          <table:table-cell office:value-type="float" office:value="0.52492" calcext:value-type="float">
            <text:p>0.52492</text:p>
          </table:table-cell>
          <table:table-cell table:style-name="Default" office:value-type="float" office:value="0.484645" calcext:value-type="float">
            <text:p>0.484645</text:p>
          </table:table-cell>
          <table:table-cell table:style-name="Default" office:value-type="float" office:value="0.510172" calcext:value-type="float">
            <text:p>0.510172</text:p>
          </table:table-cell>
          <table:table-cell office:value-type="float" office:value="0.527174" calcext:value-type="float">
            <text:p>0.527174</text:p>
          </table:table-cell>
          <table:table-cell office:value-type="float" office:value="0.480235" calcext:value-type="float">
            <text:p>0.480235</text:p>
          </table:table-cell>
          <table:table-cell table:number-columns-repeated="58"/>
        </table:table-row>
        <table:table-row table:style-name="ro1">
          <table:table-cell office:value-type="float" office:value="0.457938" calcext:value-type="float">
            <text:p>0.457938</text:p>
          </table:table-cell>
          <table:table-cell office:value-type="float" office:value="0.524894" calcext:value-type="float">
            <text:p>0.524894</text:p>
          </table:table-cell>
          <table:table-cell table:style-name="Default" office:value-type="float" office:value="0.484607" calcext:value-type="float">
            <text:p>0.484607</text:p>
          </table:table-cell>
          <table:table-cell table:style-name="Default" office:value-type="float" office:value="0.510138" calcext:value-type="float">
            <text:p>0.510138</text:p>
          </table:table-cell>
          <table:table-cell office:value-type="float" office:value="0.527085" calcext:value-type="float">
            <text:p>0.527085</text:p>
          </table:table-cell>
          <table:table-cell office:value-type="float" office:value="0.480161" calcext:value-type="float">
            <text:p>0.480161</text:p>
          </table:table-cell>
          <table:table-cell table:number-columns-repeated="58"/>
        </table:table-row>
        <table:table-row table:style-name="ro1">
          <table:table-cell office:value-type="float" office:value="0.457901" calcext:value-type="float">
            <text:p>0.457901</text:p>
          </table:table-cell>
          <table:table-cell office:value-type="float" office:value="0.524868" calcext:value-type="float">
            <text:p>0.524868</text:p>
          </table:table-cell>
          <table:table-cell table:style-name="Default" office:value-type="float" office:value="0.484568" calcext:value-type="float">
            <text:p>0.484568</text:p>
          </table:table-cell>
          <table:table-cell table:style-name="Default" office:value-type="float" office:value="0.510102" calcext:value-type="float">
            <text:p>0.510102</text:p>
          </table:table-cell>
          <table:table-cell office:value-type="float" office:value="0.526995" calcext:value-type="float">
            <text:p>0.526995</text:p>
          </table:table-cell>
          <table:table-cell office:value-type="float" office:value="0.480086" calcext:value-type="float">
            <text:p>0.480086</text:p>
          </table:table-cell>
          <table:table-cell table:number-columns-repeated="58"/>
        </table:table-row>
        <table:table-row table:style-name="ro1">
          <table:table-cell office:value-type="float" office:value="0.457864" calcext:value-type="float">
            <text:p>0.457864</text:p>
          </table:table-cell>
          <table:table-cell office:value-type="float" office:value="0.524843" calcext:value-type="float">
            <text:p>0.524843</text:p>
          </table:table-cell>
          <table:table-cell table:style-name="Default" office:value-type="float" office:value="0.484529" calcext:value-type="float">
            <text:p>0.484529</text:p>
          </table:table-cell>
          <table:table-cell table:style-name="Default" office:value-type="float" office:value="0.510067" calcext:value-type="float">
            <text:p>0.510067</text:p>
          </table:table-cell>
          <table:table-cell office:value-type="float" office:value="0.526906" calcext:value-type="float">
            <text:p>0.526906</text:p>
          </table:table-cell>
          <table:table-cell office:value-type="float" office:value="0.480011" calcext:value-type="float">
            <text:p>0.480011</text:p>
          </table:table-cell>
          <table:table-cell table:number-columns-repeated="58"/>
        </table:table-row>
        <table:table-row table:style-name="ro1">
          <table:table-cell office:value-type="float" office:value="0.457827" calcext:value-type="float">
            <text:p>0.457827</text:p>
          </table:table-cell>
          <table:table-cell office:value-type="float" office:value="0.524818" calcext:value-type="float">
            <text:p>0.524818</text:p>
          </table:table-cell>
          <table:table-cell table:style-name="Default" office:value-type="float" office:value="0.484492" calcext:value-type="float">
            <text:p>0.484492</text:p>
          </table:table-cell>
          <table:table-cell table:style-name="Default" office:value-type="float" office:value="0.510034" calcext:value-type="float">
            <text:p>0.510034</text:p>
          </table:table-cell>
          <table:table-cell office:value-type="float" office:value="0.526819" calcext:value-type="float">
            <text:p>0.526819</text:p>
          </table:table-cell>
          <table:table-cell office:value-type="float" office:value="0.479938" calcext:value-type="float">
            <text:p>0.479938</text:p>
          </table:table-cell>
          <table:table-cell table:number-columns-repeated="58"/>
        </table:table-row>
        <table:table-row table:style-name="ro1">
          <table:table-cell office:value-type="float" office:value="0.457788" calcext:value-type="float">
            <text:p>0.457788</text:p>
          </table:table-cell>
          <table:table-cell office:value-type="float" office:value="0.524796" calcext:value-type="float">
            <text:p>0.524796</text:p>
          </table:table-cell>
          <table:table-cell table:style-name="Default" office:value-type="float" office:value="0.484453" calcext:value-type="float">
            <text:p>0.484453</text:p>
          </table:table-cell>
          <table:table-cell table:style-name="Default" office:value-type="float" office:value="0.510001" calcext:value-type="float">
            <text:p>0.510001</text:p>
          </table:table-cell>
          <table:table-cell office:value-type="float" office:value="0.526731" calcext:value-type="float">
            <text:p>0.526731</text:p>
          </table:table-cell>
          <table:table-cell office:value-type="float" office:value="0.479866" calcext:value-type="float">
            <text:p>0.479866</text:p>
          </table:table-cell>
          <table:table-cell table:number-columns-repeated="58"/>
        </table:table-row>
        <table:table-row table:style-name="ro1">
          <table:table-cell office:value-type="float" office:value="0.457751" calcext:value-type="float">
            <text:p>0.457751</text:p>
          </table:table-cell>
          <table:table-cell office:value-type="float" office:value="0.524774" calcext:value-type="float">
            <text:p>0.524774</text:p>
          </table:table-cell>
          <table:table-cell table:style-name="Default" office:value-type="float" office:value="0.484414" calcext:value-type="float">
            <text:p>0.484414</text:p>
          </table:table-cell>
          <table:table-cell table:style-name="Default" office:value-type="float" office:value="0.509966" calcext:value-type="float">
            <text:p>0.509966</text:p>
          </table:table-cell>
          <table:table-cell office:value-type="float" office:value="0.526645" calcext:value-type="float">
            <text:p>0.526645</text:p>
          </table:table-cell>
          <table:table-cell office:value-type="float" office:value="0.479793" calcext:value-type="float">
            <text:p>0.479793</text:p>
          </table:table-cell>
          <table:table-cell table:number-columns-repeated="58"/>
        </table:table-row>
        <table:table-row table:style-name="ro1">
          <table:table-cell office:value-type="float" office:value="0.457715" calcext:value-type="float">
            <text:p>0.457715</text:p>
          </table:table-cell>
          <table:table-cell office:value-type="float" office:value="0.524751" calcext:value-type="float">
            <text:p>0.524751</text:p>
          </table:table-cell>
          <table:table-cell table:style-name="Default" office:value-type="float" office:value="0.484372" calcext:value-type="float">
            <text:p>0.484372</text:p>
          </table:table-cell>
          <table:table-cell table:style-name="Default" office:value-type="float" office:value="0.509924" calcext:value-type="float">
            <text:p>0.509924</text:p>
          </table:table-cell>
          <table:table-cell office:value-type="float" office:value="0.526558" calcext:value-type="float">
            <text:p>0.526558</text:p>
          </table:table-cell>
          <table:table-cell office:value-type="float" office:value="0.479721" calcext:value-type="float">
            <text:p>0.479721</text:p>
          </table:table-cell>
          <table:table-cell table:number-columns-repeated="58"/>
        </table:table-row>
        <table:table-row table:style-name="ro1">
          <table:table-cell office:value-type="float" office:value="0.457678" calcext:value-type="float">
            <text:p>0.457678</text:p>
          </table:table-cell>
          <table:table-cell office:value-type="float" office:value="0.524729" calcext:value-type="float">
            <text:p>0.524729</text:p>
          </table:table-cell>
          <table:table-cell table:style-name="Default" office:value-type="float" office:value="0.484335" calcext:value-type="float">
            <text:p>0.484335</text:p>
          </table:table-cell>
          <table:table-cell table:style-name="Default" office:value-type="float" office:value="0.509884" calcext:value-type="float">
            <text:p>0.509884</text:p>
          </table:table-cell>
          <table:table-cell office:value-type="float" office:value="0.526472" calcext:value-type="float">
            <text:p>0.526472</text:p>
          </table:table-cell>
          <table:table-cell office:value-type="float" office:value="0.479649" calcext:value-type="float">
            <text:p>0.479649</text:p>
          </table:table-cell>
          <table:table-cell table:number-columns-repeated="58"/>
        </table:table-row>
        <table:table-row table:style-name="ro1">
          <table:table-cell office:value-type="float" office:value="0.457642" calcext:value-type="float">
            <text:p>0.457642</text:p>
          </table:table-cell>
          <table:table-cell office:value-type="float" office:value="0.524706" calcext:value-type="float">
            <text:p>0.524706</text:p>
          </table:table-cell>
          <table:table-cell table:style-name="Default" office:value-type="float" office:value="0.484299" calcext:value-type="float">
            <text:p>0.484299</text:p>
          </table:table-cell>
          <table:table-cell table:style-name="Default" office:value-type="float" office:value="0.509846" calcext:value-type="float">
            <text:p>0.509846</text:p>
          </table:table-cell>
          <table:table-cell office:value-type="float" office:value="0.526383" calcext:value-type="float">
            <text:p>0.526383</text:p>
          </table:table-cell>
          <table:table-cell office:value-type="float" office:value="0.479576" calcext:value-type="float">
            <text:p>0.479576</text:p>
          </table:table-cell>
          <table:table-cell table:number-columns-repeated="58"/>
        </table:table-row>
        <table:table-row table:style-name="ro1">
          <table:table-cell office:value-type="float" office:value="0.457606" calcext:value-type="float">
            <text:p>0.457606</text:p>
          </table:table-cell>
          <table:table-cell office:value-type="float" office:value="0.524684" calcext:value-type="float">
            <text:p>0.524684</text:p>
          </table:table-cell>
          <table:table-cell table:style-name="Default" office:value-type="float" office:value="0.484262" calcext:value-type="float">
            <text:p>0.484262</text:p>
          </table:table-cell>
          <table:table-cell table:style-name="Default" office:value-type="float" office:value="0.509809" calcext:value-type="float">
            <text:p>0.509809</text:p>
          </table:table-cell>
          <table:table-cell office:value-type="float" office:value="0.526298" calcext:value-type="float">
            <text:p>0.526298</text:p>
          </table:table-cell>
          <table:table-cell office:value-type="float" office:value="0.479504" calcext:value-type="float">
            <text:p>0.479504</text:p>
          </table:table-cell>
          <table:table-cell table:number-columns-repeated="58"/>
        </table:table-row>
        <table:table-row table:style-name="ro1">
          <table:table-cell office:value-type="float" office:value="0.457569" calcext:value-type="float">
            <text:p>0.457569</text:p>
          </table:table-cell>
          <table:table-cell office:value-type="float" office:value="0.524661" calcext:value-type="float">
            <text:p>0.524661</text:p>
          </table:table-cell>
          <table:table-cell table:style-name="Default" office:value-type="float" office:value="0.484225" calcext:value-type="float">
            <text:p>0.484225</text:p>
          </table:table-cell>
          <table:table-cell table:style-name="Default" office:value-type="float" office:value="0.509773" calcext:value-type="float">
            <text:p>0.509773</text:p>
          </table:table-cell>
          <table:table-cell office:value-type="float" office:value="0.526213" calcext:value-type="float">
            <text:p>0.526213</text:p>
          </table:table-cell>
          <table:table-cell office:value-type="float" office:value="0.479433" calcext:value-type="float">
            <text:p>0.479433</text:p>
          </table:table-cell>
          <table:table-cell table:number-columns-repeated="58"/>
        </table:table-row>
        <table:table-row table:style-name="ro1">
          <table:table-cell office:value-type="float" office:value="0.457533" calcext:value-type="float">
            <text:p>0.457533</text:p>
          </table:table-cell>
          <table:table-cell office:value-type="float" office:value="0.524638" calcext:value-type="float">
            <text:p>0.524638</text:p>
          </table:table-cell>
          <table:table-cell table:style-name="Default" office:value-type="float" office:value="0.484178" calcext:value-type="float">
            <text:p>0.484178</text:p>
          </table:table-cell>
          <table:table-cell table:style-name="Default" office:value-type="float" office:value="0.509734" calcext:value-type="float">
            <text:p>0.509734</text:p>
          </table:table-cell>
          <table:table-cell office:value-type="float" office:value="0.526127" calcext:value-type="float">
            <text:p>0.526127</text:p>
          </table:table-cell>
          <table:table-cell office:value-type="float" office:value="0.479363" calcext:value-type="float">
            <text:p>0.479363</text:p>
          </table:table-cell>
          <table:table-cell table:number-columns-repeated="58"/>
        </table:table-row>
        <table:table-row table:style-name="ro1">
          <table:table-cell office:value-type="float" office:value="0.457497" calcext:value-type="float">
            <text:p>0.457497</text:p>
          </table:table-cell>
          <table:table-cell office:value-type="float" office:value="0.524616" calcext:value-type="float">
            <text:p>0.524616</text:p>
          </table:table-cell>
          <table:table-cell table:style-name="Default" office:value-type="float" office:value="0.484142" calcext:value-type="float">
            <text:p>0.484142</text:p>
          </table:table-cell>
          <table:table-cell table:style-name="Default" office:value-type="float" office:value="0.509697" calcext:value-type="float">
            <text:p>0.509697</text:p>
          </table:table-cell>
          <table:table-cell office:value-type="float" office:value="0.526042" calcext:value-type="float">
            <text:p>0.526042</text:p>
          </table:table-cell>
          <table:table-cell office:value-type="float" office:value="0.47929" calcext:value-type="float">
            <text:p>0.47929</text:p>
          </table:table-cell>
          <table:table-cell table:number-columns-repeated="58"/>
        </table:table-row>
        <table:table-row table:style-name="ro1">
          <table:table-cell office:value-type="float" office:value="0.457462" calcext:value-type="float">
            <text:p>0.457462</text:p>
          </table:table-cell>
          <table:table-cell office:value-type="float" office:value="0.524593" calcext:value-type="float">
            <text:p>0.524593</text:p>
          </table:table-cell>
          <table:table-cell table:style-name="Default" office:value-type="float" office:value="0.484107" calcext:value-type="float">
            <text:p>0.484107</text:p>
          </table:table-cell>
          <table:table-cell table:style-name="Default" office:value-type="float" office:value="0.509661" calcext:value-type="float">
            <text:p>0.509661</text:p>
          </table:table-cell>
          <table:table-cell office:value-type="float" office:value="0.525959" calcext:value-type="float">
            <text:p>0.525959</text:p>
          </table:table-cell>
          <table:table-cell office:value-type="float" office:value="0.479221" calcext:value-type="float">
            <text:p>0.479221</text:p>
          </table:table-cell>
          <table:table-cell table:number-columns-repeated="58"/>
        </table:table-row>
        <table:table-row table:style-name="ro1">
          <table:table-cell office:value-type="float" office:value="0.457426" calcext:value-type="float">
            <text:p>0.457426</text:p>
          </table:table-cell>
          <table:table-cell office:value-type="float" office:value="0.524571" calcext:value-type="float">
            <text:p>0.524571</text:p>
          </table:table-cell>
          <table:table-cell table:style-name="Default" office:value-type="float" office:value="0.484072" calcext:value-type="float">
            <text:p>0.484072</text:p>
          </table:table-cell>
          <table:table-cell table:style-name="Default" office:value-type="float" office:value="0.509625" calcext:value-type="float">
            <text:p>0.509625</text:p>
          </table:table-cell>
          <table:table-cell office:value-type="float" office:value="0.525874" calcext:value-type="float">
            <text:p>0.525874</text:p>
          </table:table-cell>
          <table:table-cell office:value-type="float" office:value="0.47915" calcext:value-type="float">
            <text:p>0.47915</text:p>
          </table:table-cell>
          <table:table-cell table:number-columns-repeated="58"/>
        </table:table-row>
        <table:table-row table:style-name="ro1">
          <table:table-cell office:value-type="float" office:value="0.457391" calcext:value-type="float">
            <text:p>0.457391</text:p>
          </table:table-cell>
          <table:table-cell office:value-type="float" office:value="0.524549" calcext:value-type="float">
            <text:p>0.524549</text:p>
          </table:table-cell>
          <table:table-cell table:style-name="Default" office:value-type="float" office:value="0.484038" calcext:value-type="float">
            <text:p>0.484038</text:p>
          </table:table-cell>
          <table:table-cell table:style-name="Default" office:value-type="float" office:value="0.509589" calcext:value-type="float">
            <text:p>0.509589</text:p>
          </table:table-cell>
          <table:table-cell office:value-type="float" office:value="0.52579" calcext:value-type="float">
            <text:p>0.52579</text:p>
          </table:table-cell>
          <table:table-cell office:value-type="float" office:value="0.47908" calcext:value-type="float">
            <text:p>0.47908</text:p>
          </table:table-cell>
          <table:table-cell table:number-columns-repeated="58"/>
        </table:table-row>
        <table:table-row table:style-name="ro1">
          <table:table-cell office:value-type="float" office:value="0.457355" calcext:value-type="float">
            <text:p>0.457355</text:p>
          </table:table-cell>
          <table:table-cell office:value-type="float" office:value="0.524527" calcext:value-type="float">
            <text:p>0.524527</text:p>
          </table:table-cell>
          <table:table-cell table:style-name="Default" office:value-type="float" office:value="0.484002" calcext:value-type="float">
            <text:p>0.484002</text:p>
          </table:table-cell>
          <table:table-cell table:style-name="Default" office:value-type="float" office:value="0.509555" calcext:value-type="float">
            <text:p>0.509555</text:p>
          </table:table-cell>
          <table:table-cell office:value-type="float" office:value="0.525705" calcext:value-type="float">
            <text:p>0.525705</text:p>
          </table:table-cell>
          <table:table-cell office:value-type="float" office:value="0.479009" calcext:value-type="float">
            <text:p>0.479009</text:p>
          </table:table-cell>
          <table:table-cell table:number-columns-repeated="58"/>
        </table:table-row>
        <table:table-row table:style-name="ro1">
          <table:table-cell office:value-type="float" office:value="0.457329" calcext:value-type="float">
            <text:p>0.457329</text:p>
          </table:table-cell>
          <table:table-cell office:value-type="float" office:value="0.524499" calcext:value-type="float">
            <text:p>0.524499</text:p>
          </table:table-cell>
          <table:table-cell table:style-name="Default" office:value-type="float" office:value="0.483966" calcext:value-type="float">
            <text:p>0.483966</text:p>
          </table:table-cell>
          <table:table-cell table:style-name="Default" office:value-type="float" office:value="0.50952" calcext:value-type="float">
            <text:p>0.50952</text:p>
          </table:table-cell>
          <table:table-cell office:value-type="float" office:value="0.525621" calcext:value-type="float">
            <text:p>0.525621</text:p>
          </table:table-cell>
          <table:table-cell office:value-type="float" office:value="0.478939" calcext:value-type="float">
            <text:p>0.478939</text:p>
          </table:table-cell>
          <table:table-cell table:number-columns-repeated="58"/>
        </table:table-row>
        <table:table-row table:style-name="ro1">
          <table:table-cell office:value-type="float" office:value="0.457295" calcext:value-type="float">
            <text:p>0.457295</text:p>
          </table:table-cell>
          <table:table-cell office:value-type="float" office:value="0.524478" calcext:value-type="float">
            <text:p>0.524478</text:p>
          </table:table-cell>
          <table:table-cell table:style-name="Default" office:value-type="float" office:value="0.483931" calcext:value-type="float">
            <text:p>0.483931</text:p>
          </table:table-cell>
          <table:table-cell table:style-name="Default" office:value-type="float" office:value="0.509485" calcext:value-type="float">
            <text:p>0.509485</text:p>
          </table:table-cell>
          <table:table-cell office:value-type="float" office:value="0.525538" calcext:value-type="float">
            <text:p>0.525538</text:p>
          </table:table-cell>
          <table:table-cell office:value-type="float" office:value="0.47887" calcext:value-type="float">
            <text:p>0.47887</text:p>
          </table:table-cell>
          <table:table-cell table:number-columns-repeated="58"/>
        </table:table-row>
        <table:table-row table:style-name="ro1">
          <table:table-cell office:value-type="float" office:value="0.457262" calcext:value-type="float">
            <text:p>0.457262</text:p>
          </table:table-cell>
          <table:table-cell office:value-type="float" office:value="0.524458" calcext:value-type="float">
            <text:p>0.524458</text:p>
          </table:table-cell>
          <table:table-cell table:style-name="Default" office:value-type="float" office:value="0.483896" calcext:value-type="float">
            <text:p>0.483896</text:p>
          </table:table-cell>
          <table:table-cell table:style-name="Default" office:value-type="float" office:value="0.509451" calcext:value-type="float">
            <text:p>0.509451</text:p>
          </table:table-cell>
          <table:table-cell office:value-type="float" office:value="0.525455" calcext:value-type="float">
            <text:p>0.525455</text:p>
          </table:table-cell>
          <table:table-cell office:value-type="float" office:value="0.478801" calcext:value-type="float">
            <text:p>0.478801</text:p>
          </table:table-cell>
          <table:table-cell table:number-columns-repeated="58"/>
        </table:table-row>
        <table:table-row table:style-name="ro1">
          <table:table-cell office:value-type="float" office:value="0.457226" calcext:value-type="float">
            <text:p>0.457226</text:p>
          </table:table-cell>
          <table:table-cell office:value-type="float" office:value="0.524438" calcext:value-type="float">
            <text:p>0.524438</text:p>
          </table:table-cell>
          <table:table-cell table:style-name="Default" office:value-type="float" office:value="0.48386" calcext:value-type="float">
            <text:p>0.48386</text:p>
          </table:table-cell>
          <table:table-cell table:style-name="Default" office:value-type="float" office:value="0.509416" calcext:value-type="float">
            <text:p>0.509416</text:p>
          </table:table-cell>
          <table:table-cell office:value-type="float" office:value="0.525372" calcext:value-type="float">
            <text:p>0.525372</text:p>
          </table:table-cell>
          <table:table-cell office:value-type="float" office:value="0.478732" calcext:value-type="float">
            <text:p>0.478732</text:p>
          </table:table-cell>
          <table:table-cell table:number-columns-repeated="58"/>
        </table:table-row>
        <table:table-row table:style-name="ro1">
          <table:table-cell office:value-type="float" office:value="0.457191" calcext:value-type="float">
            <text:p>0.457191</text:p>
          </table:table-cell>
          <table:table-cell office:value-type="float" office:value="0.524417" calcext:value-type="float">
            <text:p>0.524417</text:p>
          </table:table-cell>
          <table:table-cell table:style-name="Default" office:value-type="float" office:value="0.483821" calcext:value-type="float">
            <text:p>0.483821</text:p>
          </table:table-cell>
          <table:table-cell table:style-name="Default" office:value-type="float" office:value="0.509384" calcext:value-type="float">
            <text:p>0.509384</text:p>
          </table:table-cell>
          <table:table-cell office:value-type="float" office:value="0.525289" calcext:value-type="float">
            <text:p>0.525289</text:p>
          </table:table-cell>
          <table:table-cell office:value-type="float" office:value="0.478663" calcext:value-type="float">
            <text:p>0.478663</text:p>
          </table:table-cell>
          <table:table-cell table:number-columns-repeated="58"/>
        </table:table-row>
        <table:table-row table:style-name="ro1">
          <table:table-cell office:value-type="float" office:value="0.457162" calcext:value-type="float">
            <text:p>0.457162</text:p>
          </table:table-cell>
          <table:table-cell office:value-type="float" office:value="0.524397" calcext:value-type="float">
            <text:p>0.524397</text:p>
          </table:table-cell>
          <table:table-cell table:style-name="Default" office:value-type="float" office:value="0.483784" calcext:value-type="float">
            <text:p>0.483784</text:p>
          </table:table-cell>
          <table:table-cell table:style-name="Default" office:value-type="float" office:value="0.509351" calcext:value-type="float">
            <text:p>0.509351</text:p>
          </table:table-cell>
          <table:table-cell office:value-type="float" office:value="0.525207" calcext:value-type="float">
            <text:p>0.525207</text:p>
          </table:table-cell>
          <table:table-cell office:value-type="float" office:value="0.478595" calcext:value-type="float">
            <text:p>0.478595</text:p>
          </table:table-cell>
          <table:table-cell table:number-columns-repeated="58"/>
        </table:table-row>
        <table:table-row table:style-name="ro1">
          <table:table-cell office:value-type="float" office:value="0.457127" calcext:value-type="float">
            <text:p>0.457127</text:p>
          </table:table-cell>
          <table:table-cell office:value-type="float" office:value="0.524377" calcext:value-type="float">
            <text:p>0.524377</text:p>
          </table:table-cell>
          <table:table-cell table:style-name="Default" office:value-type="float" office:value="0.483749" calcext:value-type="float">
            <text:p>0.483749</text:p>
          </table:table-cell>
          <table:table-cell table:style-name="Default" office:value-type="float" office:value="0.509318" calcext:value-type="float">
            <text:p>0.509318</text:p>
          </table:table-cell>
          <table:table-cell office:value-type="float" office:value="0.525125" calcext:value-type="float">
            <text:p>0.525125</text:p>
          </table:table-cell>
          <table:table-cell office:value-type="float" office:value="0.478528" calcext:value-type="float">
            <text:p>0.478528</text:p>
          </table:table-cell>
          <table:table-cell table:number-columns-repeated="58"/>
        </table:table-row>
        <table:table-row table:style-name="ro1">
          <table:table-cell office:value-type="float" office:value="0.457092" calcext:value-type="float">
            <text:p>0.457092</text:p>
          </table:table-cell>
          <table:table-cell office:value-type="float" office:value="0.524302" calcext:value-type="float">
            <text:p>0.524302</text:p>
          </table:table-cell>
          <table:table-cell table:style-name="Default" office:value-type="float" office:value="0.483725" calcext:value-type="float">
            <text:p>0.483725</text:p>
          </table:table-cell>
          <table:table-cell table:style-name="Default" office:value-type="float" office:value="0.509286" calcext:value-type="float">
            <text:p>0.509286</text:p>
          </table:table-cell>
          <table:table-cell office:value-type="float" office:value="0.52504" calcext:value-type="float">
            <text:p>0.52504</text:p>
          </table:table-cell>
          <table:table-cell office:value-type="float" office:value="0.478459" calcext:value-type="float">
            <text:p>0.478459</text:p>
          </table:table-cell>
          <table:table-cell table:number-columns-repeated="58"/>
        </table:table-row>
        <table:table-row table:style-name="ro1">
          <table:table-cell office:value-type="float" office:value="0.457054" calcext:value-type="float">
            <text:p>0.457054</text:p>
          </table:table-cell>
          <table:table-cell office:value-type="float" office:value="0.524282" calcext:value-type="float">
            <text:p>0.524282</text:p>
          </table:table-cell>
          <table:table-cell table:style-name="Default" office:value-type="float" office:value="0.483692" calcext:value-type="float">
            <text:p>0.483692</text:p>
          </table:table-cell>
          <table:table-cell table:style-name="Default" office:value-type="float" office:value="0.509254" calcext:value-type="float">
            <text:p>0.509254</text:p>
          </table:table-cell>
          <table:table-cell office:value-type="float" office:value="0.524958" calcext:value-type="float">
            <text:p>0.524958</text:p>
          </table:table-cell>
          <table:table-cell office:value-type="float" office:value="0.478392" calcext:value-type="float">
            <text:p>0.478392</text:p>
          </table:table-cell>
          <table:table-cell table:number-columns-repeated="58"/>
        </table:table-row>
        <table:table-row table:style-name="ro1">
          <table:table-cell office:value-type="float" office:value="0.45702" calcext:value-type="float">
            <text:p>0.45702</text:p>
          </table:table-cell>
          <table:table-cell office:value-type="float" office:value="0.524262" calcext:value-type="float">
            <text:p>0.524262</text:p>
          </table:table-cell>
          <table:table-cell table:style-name="Default" office:value-type="float" office:value="0.483654" calcext:value-type="float">
            <text:p>0.483654</text:p>
          </table:table-cell>
          <table:table-cell table:style-name="Default" office:value-type="float" office:value="0.509222" calcext:value-type="float">
            <text:p>0.509222</text:p>
          </table:table-cell>
          <table:table-cell office:value-type="float" office:value="0.524876" calcext:value-type="float">
            <text:p>0.524876</text:p>
          </table:table-cell>
          <table:table-cell office:value-type="float" office:value="0.478326" calcext:value-type="float">
            <text:p>0.478326</text:p>
          </table:table-cell>
          <table:table-cell table:number-columns-repeated="58"/>
        </table:table-row>
        <table:table-row table:style-name="ro1">
          <table:table-cell office:value-type="float" office:value="0.456985" calcext:value-type="float">
            <text:p>0.456985</text:p>
          </table:table-cell>
          <table:table-cell office:value-type="float" office:value="0.524242" calcext:value-type="float">
            <text:p>0.524242</text:p>
          </table:table-cell>
          <table:table-cell table:style-name="Default" office:value-type="float" office:value="0.483616" calcext:value-type="float">
            <text:p>0.483616</text:p>
          </table:table-cell>
          <table:table-cell table:style-name="Default" office:value-type="float" office:value="0.509188" calcext:value-type="float">
            <text:p>0.509188</text:p>
          </table:table-cell>
          <table:table-cell office:value-type="float" office:value="0.524794" calcext:value-type="float">
            <text:p>0.524794</text:p>
          </table:table-cell>
          <table:table-cell office:value-type="float" office:value="0.47826" calcext:value-type="float">
            <text:p>0.47826</text:p>
          </table:table-cell>
          <table:table-cell table:number-columns-repeated="58"/>
        </table:table-row>
        <table:table-row table:style-name="ro1">
          <table:table-cell office:value-type="float" office:value="0.45695" calcext:value-type="float">
            <text:p>0.45695</text:p>
          </table:table-cell>
          <table:table-cell office:value-type="float" office:value="0.524221" calcext:value-type="float">
            <text:p>0.524221</text:p>
          </table:table-cell>
          <table:table-cell table:style-name="Default" office:value-type="float" office:value="0.48358" calcext:value-type="float">
            <text:p>0.48358</text:p>
          </table:table-cell>
          <table:table-cell table:style-name="Default" office:value-type="float" office:value="0.509154" calcext:value-type="float">
            <text:p>0.509154</text:p>
          </table:table-cell>
          <table:table-cell office:value-type="float" office:value="0.524713" calcext:value-type="float">
            <text:p>0.524713</text:p>
          </table:table-cell>
          <table:table-cell office:value-type="float" office:value="0.478194" calcext:value-type="float">
            <text:p>0.478194</text:p>
          </table:table-cell>
          <table:table-cell table:number-columns-repeated="58"/>
        </table:table-row>
        <table:table-row table:style-name="ro1">
          <table:table-cell office:value-type="float" office:value="0.456916" calcext:value-type="float">
            <text:p>0.456916</text:p>
          </table:table-cell>
          <table:table-cell office:value-type="float" office:value="0.524201" calcext:value-type="float">
            <text:p>0.524201</text:p>
          </table:table-cell>
          <table:table-cell table:style-name="Default" office:value-type="float" office:value="0.483543" calcext:value-type="float">
            <text:p>0.483543</text:p>
          </table:table-cell>
          <table:table-cell table:style-name="Default" office:value-type="float" office:value="0.509121" calcext:value-type="float">
            <text:p>0.509121</text:p>
          </table:table-cell>
          <table:table-cell office:value-type="float" office:value="0.524633" calcext:value-type="float">
            <text:p>0.524633</text:p>
          </table:table-cell>
          <table:table-cell office:value-type="float" office:value="0.478129" calcext:value-type="float">
            <text:p>0.478129</text:p>
          </table:table-cell>
          <table:table-cell table:number-columns-repeated="58"/>
        </table:table-row>
        <table:table-row table:style-name="ro1">
          <table:table-cell office:value-type="float" office:value="0.456886" calcext:value-type="float">
            <text:p>0.456886</text:p>
          </table:table-cell>
          <table:table-cell office:value-type="float" office:value="0.524183" calcext:value-type="float">
            <text:p>0.524183</text:p>
          </table:table-cell>
          <table:table-cell table:style-name="Default" office:value-type="float" office:value="0.48351" calcext:value-type="float">
            <text:p>0.48351</text:p>
          </table:table-cell>
          <table:table-cell table:style-name="Default" office:value-type="float" office:value="0.509086" calcext:value-type="float">
            <text:p>0.509086</text:p>
          </table:table-cell>
          <table:table-cell office:value-type="float" office:value="0.524552" calcext:value-type="float">
            <text:p>0.524552</text:p>
          </table:table-cell>
          <table:table-cell office:value-type="float" office:value="0.478064" calcext:value-type="float">
            <text:p>0.478064</text:p>
          </table:table-cell>
          <table:table-cell table:number-columns-repeated="58"/>
        </table:table-row>
        <table:table-row table:style-name="ro1">
          <table:table-cell office:value-type="float" office:value="0.456849" calcext:value-type="float">
            <text:p>0.456849</text:p>
          </table:table-cell>
          <table:table-cell office:value-type="float" office:value="0.524162" calcext:value-type="float">
            <text:p>0.524162</text:p>
          </table:table-cell>
          <table:table-cell table:style-name="Default" office:value-type="float" office:value="0.483474" calcext:value-type="float">
            <text:p>0.483474</text:p>
          </table:table-cell>
          <table:table-cell table:style-name="Default" office:value-type="float" office:value="0.509052" calcext:value-type="float">
            <text:p>0.509052</text:p>
          </table:table-cell>
          <table:table-cell office:value-type="float" office:value="0.524473" calcext:value-type="float">
            <text:p>0.524473</text:p>
          </table:table-cell>
          <table:table-cell office:value-type="float" office:value="0.477997" calcext:value-type="float">
            <text:p>0.477997</text:p>
          </table:table-cell>
          <table:table-cell table:number-columns-repeated="58"/>
        </table:table-row>
        <table:table-row table:style-name="ro1">
          <table:table-cell office:value-type="float" office:value="0.456815" calcext:value-type="float">
            <text:p>0.456815</text:p>
          </table:table-cell>
          <table:table-cell office:value-type="float" office:value="0.524142" calcext:value-type="float">
            <text:p>0.524142</text:p>
          </table:table-cell>
          <table:table-cell table:style-name="Default" office:value-type="float" office:value="0.483434" calcext:value-type="float">
            <text:p>0.483434</text:p>
          </table:table-cell>
          <table:table-cell table:style-name="Default" office:value-type="float" office:value="0.509018" calcext:value-type="float">
            <text:p>0.509018</text:p>
          </table:table-cell>
          <table:table-cell office:value-type="float" office:value="0.524394" calcext:value-type="float">
            <text:p>0.524394</text:p>
          </table:table-cell>
          <table:table-cell office:value-type="float" office:value="0.477934" calcext:value-type="float">
            <text:p>0.477934</text:p>
          </table:table-cell>
          <table:table-cell table:number-columns-repeated="58"/>
        </table:table-row>
        <table:table-row table:style-name="ro1">
          <table:table-cell office:value-type="float" office:value="0.456781" calcext:value-type="float">
            <text:p>0.456781</text:p>
          </table:table-cell>
          <table:table-cell office:value-type="float" office:value="0.524121" calcext:value-type="float">
            <text:p>0.524121</text:p>
          </table:table-cell>
          <table:table-cell table:style-name="Default" office:value-type="float" office:value="0.4834" calcext:value-type="float">
            <text:p>0.4834</text:p>
          </table:table-cell>
          <table:table-cell table:style-name="Default" office:value-type="float" office:value="0.508984" calcext:value-type="float">
            <text:p>0.508984</text:p>
          </table:table-cell>
          <table:table-cell office:value-type="float" office:value="0.524314" calcext:value-type="float">
            <text:p>0.524314</text:p>
          </table:table-cell>
          <table:table-cell office:value-type="float" office:value="0.47787" calcext:value-type="float">
            <text:p>0.47787</text:p>
          </table:table-cell>
          <table:table-cell table:number-columns-repeated="58"/>
        </table:table-row>
        <table:table-row table:style-name="ro1">
          <table:table-cell office:value-type="float" office:value="0.456746" calcext:value-type="float">
            <text:p>0.456746</text:p>
          </table:table-cell>
          <table:table-cell office:value-type="float" office:value="0.5241" calcext:value-type="float">
            <text:p>0.5241</text:p>
          </table:table-cell>
          <table:table-cell table:style-name="Default" office:value-type="float" office:value="0.483376" calcext:value-type="float">
            <text:p>0.483376</text:p>
          </table:table-cell>
          <table:table-cell table:style-name="Default" office:value-type="float" office:value="0.508951" calcext:value-type="float">
            <text:p>0.508951</text:p>
          </table:table-cell>
          <table:table-cell office:value-type="float" office:value="0.524236" calcext:value-type="float">
            <text:p>0.524236</text:p>
          </table:table-cell>
          <table:table-cell office:value-type="float" office:value="0.477807" calcext:value-type="float">
            <text:p>0.477807</text:p>
          </table:table-cell>
          <table:table-cell table:number-columns-repeated="58"/>
        </table:table-row>
        <table:table-row table:style-name="ro1">
          <table:table-cell office:value-type="float" office:value="0.456713" calcext:value-type="float">
            <text:p>0.456713</text:p>
          </table:table-cell>
          <table:table-cell office:value-type="float" office:value="0.52408" calcext:value-type="float">
            <text:p>0.52408</text:p>
          </table:table-cell>
          <table:table-cell table:style-name="Default" office:value-type="float" office:value="0.483345" calcext:value-type="float">
            <text:p>0.483345</text:p>
          </table:table-cell>
          <table:table-cell table:style-name="Default" office:value-type="float" office:value="0.508927" calcext:value-type="float">
            <text:p>0.508927</text:p>
          </table:table-cell>
          <table:table-cell office:value-type="float" office:value="0.524156" calcext:value-type="float">
            <text:p>0.524156</text:p>
          </table:table-cell>
          <table:table-cell office:value-type="float" office:value="0.477744" calcext:value-type="float">
            <text:p>0.477744</text:p>
          </table:table-cell>
          <table:table-cell table:number-columns-repeated="58"/>
        </table:table-row>
        <table:table-row table:style-name="ro1">
          <table:table-cell office:value-type="float" office:value="0.456679" calcext:value-type="float">
            <text:p>0.456679</text:p>
          </table:table-cell>
          <table:table-cell office:value-type="float" office:value="0.524059" calcext:value-type="float">
            <text:p>0.524059</text:p>
          </table:table-cell>
          <table:table-cell table:style-name="Default" office:value-type="float" office:value="0.483318" calcext:value-type="float">
            <text:p>0.483318</text:p>
          </table:table-cell>
          <table:table-cell table:style-name="Default" office:value-type="float" office:value="0.5089" calcext:value-type="float">
            <text:p>0.5089</text:p>
          </table:table-cell>
          <table:table-cell office:value-type="float" office:value="0.524077" calcext:value-type="float">
            <text:p>0.524077</text:p>
          </table:table-cell>
          <table:table-cell office:value-type="float" office:value="0.477682" calcext:value-type="float">
            <text:p>0.477682</text:p>
          </table:table-cell>
          <table:table-cell table:number-columns-repeated="58"/>
        </table:table-row>
        <table:table-row table:style-name="ro1">
          <table:table-cell office:value-type="float" office:value="0.456645" calcext:value-type="float">
            <text:p>0.456645</text:p>
          </table:table-cell>
          <table:table-cell office:value-type="float" office:value="0.524039" calcext:value-type="float">
            <text:p>0.524039</text:p>
          </table:table-cell>
          <table:table-cell table:style-name="Default" office:value-type="float" office:value="0.483281" calcext:value-type="float">
            <text:p>0.483281</text:p>
          </table:table-cell>
          <table:table-cell table:style-name="Default" office:value-type="float" office:value="0.50887" calcext:value-type="float">
            <text:p>0.50887</text:p>
          </table:table-cell>
          <table:table-cell office:value-type="float" office:value="0.523999" calcext:value-type="float">
            <text:p>0.523999</text:p>
          </table:table-cell>
          <table:table-cell office:value-type="float" office:value="0.477619" calcext:value-type="float">
            <text:p>0.477619</text:p>
          </table:table-cell>
          <table:table-cell table:number-columns-repeated="58"/>
        </table:table-row>
        <table:table-row table:style-name="ro1">
          <table:table-cell office:value-type="float" office:value="0.456611" calcext:value-type="float">
            <text:p>0.456611</text:p>
          </table:table-cell>
          <table:table-cell office:value-type="float" office:value="0.524019" calcext:value-type="float">
            <text:p>0.524019</text:p>
          </table:table-cell>
          <table:table-cell table:style-name="Default" office:value-type="float" office:value="0.483244" calcext:value-type="float">
            <text:p>0.483244</text:p>
          </table:table-cell>
          <table:table-cell table:style-name="Default" office:value-type="float" office:value="0.508835" calcext:value-type="float">
            <text:p>0.508835</text:p>
          </table:table-cell>
          <table:table-cell office:value-type="float" office:value="0.523921" calcext:value-type="float">
            <text:p>0.523921</text:p>
          </table:table-cell>
          <table:table-cell office:value-type="float" office:value="0.477557" calcext:value-type="float">
            <text:p>0.477557</text:p>
          </table:table-cell>
          <table:table-cell table:number-columns-repeated="58"/>
        </table:table-row>
        <table:table-row table:style-name="ro1">
          <table:table-cell office:value-type="float" office:value="0.456578" calcext:value-type="float">
            <text:p>0.456578</text:p>
          </table:table-cell>
          <table:table-cell office:value-type="float" office:value="0.523999" calcext:value-type="float">
            <text:p>0.523999</text:p>
          </table:table-cell>
          <table:table-cell table:style-name="Default" office:value-type="float" office:value="0.483209" calcext:value-type="float">
            <text:p>0.483209</text:p>
          </table:table-cell>
          <table:table-cell table:style-name="Default" office:value-type="float" office:value="0.508801" calcext:value-type="float">
            <text:p>0.508801</text:p>
          </table:table-cell>
          <table:table-cell office:value-type="float" office:value="0.523844" calcext:value-type="float">
            <text:p>0.523844</text:p>
          </table:table-cell>
          <table:table-cell office:value-type="float" office:value="0.477495" calcext:value-type="float">
            <text:p>0.477495</text:p>
          </table:table-cell>
          <table:table-cell table:number-columns-repeated="58"/>
        </table:table-row>
        <table:table-row table:style-name="ro1">
          <table:table-cell office:value-type="float" office:value="0.456541" calcext:value-type="float">
            <text:p>0.456541</text:p>
          </table:table-cell>
          <table:table-cell office:value-type="float" office:value="0.523979" calcext:value-type="float">
            <text:p>0.523979</text:p>
          </table:table-cell>
          <table:table-cell table:style-name="Default" office:value-type="float" office:value="0.483175" calcext:value-type="float">
            <text:p>0.483175</text:p>
          </table:table-cell>
          <table:table-cell table:style-name="Default" office:value-type="float" office:value="0.508766" calcext:value-type="float">
            <text:p>0.508766</text:p>
          </table:table-cell>
          <table:table-cell office:value-type="float" office:value="0.523767" calcext:value-type="float">
            <text:p>0.523767</text:p>
          </table:table-cell>
          <table:table-cell office:value-type="float" office:value="0.477433" calcext:value-type="float">
            <text:p>0.477433</text:p>
          </table:table-cell>
          <table:table-cell table:number-columns-repeated="58"/>
        </table:table-row>
        <table:table-row table:style-name="ro1">
          <table:table-cell office:value-type="float" office:value="0.456508" calcext:value-type="float">
            <text:p>0.456508</text:p>
          </table:table-cell>
          <table:table-cell office:value-type="float" office:value="0.52396" calcext:value-type="float">
            <text:p>0.52396</text:p>
          </table:table-cell>
          <table:table-cell table:style-name="Default" office:value-type="float" office:value="0.48314" calcext:value-type="float">
            <text:p>0.48314</text:p>
          </table:table-cell>
          <table:table-cell table:style-name="Default" office:value-type="float" office:value="0.508732" calcext:value-type="float">
            <text:p>0.508732</text:p>
          </table:table-cell>
          <table:table-cell office:value-type="float" office:value="0.52369" calcext:value-type="float">
            <text:p>0.52369</text:p>
          </table:table-cell>
          <table:table-cell office:value-type="float" office:value="0.477372" calcext:value-type="float">
            <text:p>0.477372</text:p>
          </table:table-cell>
          <table:table-cell table:number-columns-repeated="58"/>
        </table:table-row>
        <table:table-row table:style-name="ro1">
          <table:table-cell office:value-type="float" office:value="0.456471" calcext:value-type="float">
            <text:p>0.456471</text:p>
          </table:table-cell>
          <table:table-cell office:value-type="float" office:value="0.523946" calcext:value-type="float">
            <text:p>0.523946</text:p>
          </table:table-cell>
          <table:table-cell table:style-name="Default" office:value-type="float" office:value="0.483102" calcext:value-type="float">
            <text:p>0.483102</text:p>
          </table:table-cell>
          <table:table-cell table:style-name="Default" office:value-type="float" office:value="0.508699" calcext:value-type="float">
            <text:p>0.508699</text:p>
          </table:table-cell>
          <table:table-cell office:value-type="float" office:value="0.523613" calcext:value-type="float">
            <text:p>0.523613</text:p>
          </table:table-cell>
          <table:table-cell office:value-type="float" office:value="0.477311" calcext:value-type="float">
            <text:p>0.477311</text:p>
          </table:table-cell>
          <table:table-cell table:number-columns-repeated="58"/>
        </table:table-row>
        <table:table-row table:style-name="ro1">
          <table:table-cell office:value-type="float" office:value="0.456439" calcext:value-type="float">
            <text:p>0.456439</text:p>
          </table:table-cell>
          <table:table-cell office:value-type="float" office:value="0.523927" calcext:value-type="float">
            <text:p>0.523927</text:p>
          </table:table-cell>
          <table:table-cell table:style-name="Default" office:value-type="float" office:value="0.483068" calcext:value-type="float">
            <text:p>0.483068</text:p>
          </table:table-cell>
          <table:table-cell table:style-name="Default" office:value-type="float" office:value="0.508666" calcext:value-type="float">
            <text:p>0.508666</text:p>
          </table:table-cell>
          <table:table-cell office:value-type="float" office:value="0.523537" calcext:value-type="float">
            <text:p>0.523537</text:p>
          </table:table-cell>
          <table:table-cell office:value-type="float" office:value="0.477251" calcext:value-type="float">
            <text:p>0.477251</text:p>
          </table:table-cell>
          <table:table-cell table:number-columns-repeated="58"/>
        </table:table-row>
        <table:table-row table:style-name="ro1">
          <table:table-cell office:value-type="float" office:value="0.456406" calcext:value-type="float">
            <text:p>0.456406</text:p>
          </table:table-cell>
          <table:table-cell office:value-type="float" office:value="0.523908" calcext:value-type="float">
            <text:p>0.523908</text:p>
          </table:table-cell>
          <table:table-cell table:style-name="Default" office:value-type="float" office:value="0.483031" calcext:value-type="float">
            <text:p>0.483031</text:p>
          </table:table-cell>
          <table:table-cell table:style-name="Default" office:value-type="float" office:value="0.508635" calcext:value-type="float">
            <text:p>0.508635</text:p>
          </table:table-cell>
          <table:table-cell office:value-type="float" office:value="0.52346" calcext:value-type="float">
            <text:p>0.52346</text:p>
          </table:table-cell>
          <table:table-cell office:value-type="float" office:value="0.477191" calcext:value-type="float">
            <text:p>0.477191</text:p>
          </table:table-cell>
          <table:table-cell table:number-columns-repeated="58"/>
        </table:table-row>
        <table:table-row table:style-name="ro1">
          <table:table-cell office:value-type="float" office:value="0.456373" calcext:value-type="float">
            <text:p>0.456373</text:p>
          </table:table-cell>
          <table:table-cell office:value-type="float" office:value="0.523888" calcext:value-type="float">
            <text:p>0.523888</text:p>
          </table:table-cell>
          <table:table-cell table:style-name="Default" office:value-type="float" office:value="0.483" calcext:value-type="float">
            <text:p>0.483</text:p>
          </table:table-cell>
          <table:table-cell table:style-name="Default" office:value-type="float" office:value="0.508605" calcext:value-type="float">
            <text:p>0.508605</text:p>
          </table:table-cell>
          <table:table-cell office:value-type="float" office:value="0.523385" calcext:value-type="float">
            <text:p>0.523385</text:p>
          </table:table-cell>
          <table:table-cell office:value-type="float" office:value="0.477133" calcext:value-type="float">
            <text:p>0.477133</text:p>
          </table:table-cell>
          <table:table-cell table:number-columns-repeated="58"/>
        </table:table-row>
        <table:table-row table:style-name="ro1">
          <table:table-cell office:value-type="float" office:value="0.456348" calcext:value-type="float">
            <text:p>0.456348</text:p>
          </table:table-cell>
          <table:table-cell office:value-type="float" office:value="0.523868" calcext:value-type="float">
            <text:p>0.523868</text:p>
          </table:table-cell>
          <table:table-cell table:style-name="Default" office:value-type="float" office:value="0.482963" calcext:value-type="float">
            <text:p>0.482963</text:p>
          </table:table-cell>
          <table:table-cell table:style-name="Default" office:value-type="float" office:value="0.508574" calcext:value-type="float">
            <text:p>0.508574</text:p>
          </table:table-cell>
          <table:table-cell office:value-type="float" office:value="0.52331" calcext:value-type="float">
            <text:p>0.52331</text:p>
          </table:table-cell>
          <table:table-cell office:value-type="float" office:value="0.477073" calcext:value-type="float">
            <text:p>0.477073</text:p>
          </table:table-cell>
          <table:table-cell table:number-columns-repeated="58"/>
        </table:table-row>
        <table:table-row table:style-name="ro1">
          <table:table-cell office:value-type="float" office:value="0.456316" calcext:value-type="float">
            <text:p>0.456316</text:p>
          </table:table-cell>
          <table:table-cell office:value-type="float" office:value="0.523849" calcext:value-type="float">
            <text:p>0.523849</text:p>
          </table:table-cell>
          <table:table-cell table:style-name="Default" office:value-type="float" office:value="0.482928" calcext:value-type="float">
            <text:p>0.482928</text:p>
          </table:table-cell>
          <table:table-cell table:style-name="Default" office:value-type="float" office:value="0.508541" calcext:value-type="float">
            <text:p>0.508541</text:p>
          </table:table-cell>
          <table:table-cell office:value-type="float" office:value="0.523234" calcext:value-type="float">
            <text:p>0.523234</text:p>
          </table:table-cell>
          <table:table-cell office:value-type="float" office:value="0.477013" calcext:value-type="float">
            <text:p>0.477013</text:p>
          </table:table-cell>
          <table:table-cell table:number-columns-repeated="58"/>
        </table:table-row>
        <table:table-row table:style-name="ro1">
          <table:table-cell office:value-type="float" office:value="0.456283" calcext:value-type="float">
            <text:p>0.456283</text:p>
          </table:table-cell>
          <table:table-cell office:value-type="float" office:value="0.523831" calcext:value-type="float">
            <text:p>0.523831</text:p>
          </table:table-cell>
          <table:table-cell table:style-name="Default" office:value-type="float" office:value="0.482893" calcext:value-type="float">
            <text:p>0.482893</text:p>
          </table:table-cell>
          <table:table-cell table:style-name="Default" office:value-type="float" office:value="0.508509" calcext:value-type="float">
            <text:p>0.508509</text:p>
          </table:table-cell>
          <table:table-cell office:value-type="float" office:value="0.523159" calcext:value-type="float">
            <text:p>0.523159</text:p>
          </table:table-cell>
          <table:table-cell office:value-type="float" office:value="0.476953" calcext:value-type="float">
            <text:p>0.476953</text:p>
          </table:table-cell>
          <table:table-cell table:number-columns-repeated="58"/>
        </table:table-row>
        <table:table-row table:style-name="ro1">
          <table:table-cell office:value-type="float" office:value="0.45625" calcext:value-type="float">
            <text:p>0.45625</text:p>
          </table:table-cell>
          <table:table-cell office:value-type="float" office:value="0.523813" calcext:value-type="float">
            <text:p>0.523813</text:p>
          </table:table-cell>
          <table:table-cell table:style-name="Default" office:value-type="float" office:value="0.482868" calcext:value-type="float">
            <text:p>0.482868</text:p>
          </table:table-cell>
          <table:table-cell table:style-name="Default" office:value-type="float" office:value="0.508477" calcext:value-type="float">
            <text:p>0.508477</text:p>
          </table:table-cell>
          <table:table-cell office:value-type="float" office:value="0.523085" calcext:value-type="float">
            <text:p>0.523085</text:p>
          </table:table-cell>
          <table:table-cell office:value-type="float" office:value="0.476894" calcext:value-type="float">
            <text:p>0.476894</text:p>
          </table:table-cell>
          <table:table-cell table:number-columns-repeated="58"/>
        </table:table-row>
        <table:table-row table:style-name="ro1">
          <table:table-cell office:value-type="float" office:value="0.456217" calcext:value-type="float">
            <text:p>0.456217</text:p>
          </table:table-cell>
          <table:table-cell office:value-type="float" office:value="0.523796" calcext:value-type="float">
            <text:p>0.523796</text:p>
          </table:table-cell>
          <table:table-cell table:style-name="Default" office:value-type="float" office:value="0.48284" calcext:value-type="float">
            <text:p>0.48284</text:p>
          </table:table-cell>
          <table:table-cell table:style-name="Default" office:value-type="float" office:value="0.508447" calcext:value-type="float">
            <text:p>0.508447</text:p>
          </table:table-cell>
          <table:table-cell office:value-type="float" office:value="0.523007" calcext:value-type="float">
            <text:p>0.523007</text:p>
          </table:table-cell>
          <table:table-cell office:value-type="float" office:value="0.476833" calcext:value-type="float">
            <text:p>0.476833</text:p>
          </table:table-cell>
          <table:table-cell table:number-columns-repeated="58"/>
        </table:table-row>
        <table:table-row table:style-name="ro1">
          <table:table-cell office:value-type="float" office:value="0.456189" calcext:value-type="float">
            <text:p>0.456189</text:p>
          </table:table-cell>
          <table:table-cell office:value-type="float" office:value="0.523779" calcext:value-type="float">
            <text:p>0.523779</text:p>
          </table:table-cell>
          <table:table-cell table:style-name="Default" office:value-type="float" office:value="0.482806" calcext:value-type="float">
            <text:p>0.482806</text:p>
          </table:table-cell>
          <table:table-cell table:style-name="Default" office:value-type="float" office:value="0.508415" calcext:value-type="float">
            <text:p>0.508415</text:p>
          </table:table-cell>
          <table:table-cell office:value-type="float" office:value="0.522934" calcext:value-type="float">
            <text:p>0.522934</text:p>
          </table:table-cell>
          <table:table-cell office:value-type="float" office:value="0.476776" calcext:value-type="float">
            <text:p>0.476776</text:p>
          </table:table-cell>
          <table:table-cell table:number-columns-repeated="58"/>
        </table:table-row>
        <table:table-row table:style-name="ro1">
          <table:table-cell office:value-type="float" office:value="0.456156" calcext:value-type="float">
            <text:p>0.456156</text:p>
          </table:table-cell>
          <table:table-cell office:value-type="float" office:value="0.523763" calcext:value-type="float">
            <text:p>0.523763</text:p>
          </table:table-cell>
          <table:table-cell table:style-name="Default" office:value-type="float" office:value="0.482766" calcext:value-type="float">
            <text:p>0.482766</text:p>
          </table:table-cell>
          <table:table-cell table:style-name="Default" office:value-type="float" office:value="0.508389" calcext:value-type="float">
            <text:p>0.508389</text:p>
          </table:table-cell>
          <table:table-cell office:value-type="float" office:value="0.522858" calcext:value-type="float">
            <text:p>0.522858</text:p>
          </table:table-cell>
          <table:table-cell office:value-type="float" office:value="0.476716" calcext:value-type="float">
            <text:p>0.476716</text:p>
          </table:table-cell>
          <table:table-cell table:number-columns-repeated="58"/>
        </table:table-row>
        <table:table-row table:style-name="ro1">
          <table:table-cell office:value-type="float" office:value="0.456123" calcext:value-type="float">
            <text:p>0.456123</text:p>
          </table:table-cell>
          <table:table-cell office:value-type="float" office:value="0.523746" calcext:value-type="float">
            <text:p>0.523746</text:p>
          </table:table-cell>
          <table:table-cell table:style-name="Default" office:value-type="float" office:value="0.482732" calcext:value-type="float">
            <text:p>0.482732</text:p>
          </table:table-cell>
          <table:table-cell table:style-name="Default" office:value-type="float" office:value="0.508357" calcext:value-type="float">
            <text:p>0.508357</text:p>
          </table:table-cell>
          <table:table-cell office:value-type="float" office:value="0.522784" calcext:value-type="float">
            <text:p>0.522784</text:p>
          </table:table-cell>
          <table:table-cell office:value-type="float" office:value="0.476657" calcext:value-type="float">
            <text:p>0.476657</text:p>
          </table:table-cell>
          <table:table-cell table:number-columns-repeated="58"/>
        </table:table-row>
        <table:table-row table:style-name="ro1">
          <table:table-cell office:value-type="float" office:value="0.45609" calcext:value-type="float">
            <text:p>0.45609</text:p>
          </table:table-cell>
          <table:table-cell office:value-type="float" office:value="0.523726" calcext:value-type="float">
            <text:p>0.523726</text:p>
          </table:table-cell>
          <table:table-cell table:style-name="Default" office:value-type="float" office:value="0.4827" calcext:value-type="float">
            <text:p>0.4827</text:p>
          </table:table-cell>
          <table:table-cell table:style-name="Default" office:value-type="float" office:value="0.508324" calcext:value-type="float">
            <text:p>0.508324</text:p>
          </table:table-cell>
          <table:table-cell office:value-type="float" office:value="0.522711" calcext:value-type="float">
            <text:p>0.522711</text:p>
          </table:table-cell>
          <table:table-cell office:value-type="float" office:value="0.476598" calcext:value-type="float">
            <text:p>0.476598</text:p>
          </table:table-cell>
          <table:table-cell table:number-columns-repeated="58"/>
        </table:table-row>
        <table:table-row table:style-name="ro1">
          <table:table-cell office:value-type="float" office:value="0.456057" calcext:value-type="float">
            <text:p>0.456057</text:p>
          </table:table-cell>
          <table:table-cell office:value-type="float" office:value="0.523709" calcext:value-type="float">
            <text:p>0.523709</text:p>
          </table:table-cell>
          <table:table-cell table:style-name="Default" office:value-type="float" office:value="0.482675" calcext:value-type="float">
            <text:p>0.482675</text:p>
          </table:table-cell>
          <table:table-cell table:style-name="Default" office:value-type="float" office:value="0.508289" calcext:value-type="float">
            <text:p>0.508289</text:p>
          </table:table-cell>
          <table:table-cell office:value-type="float" office:value="0.522637" calcext:value-type="float">
            <text:p>0.522637</text:p>
          </table:table-cell>
          <table:table-cell office:value-type="float" office:value="0.476539" calcext:value-type="float">
            <text:p>0.476539</text:p>
          </table:table-cell>
          <table:table-cell table:number-columns-repeated="58"/>
        </table:table-row>
        <table:table-row table:style-name="ro1">
          <table:table-cell office:value-type="float" office:value="0.456024" calcext:value-type="float">
            <text:p>0.456024</text:p>
          </table:table-cell>
          <table:table-cell office:value-type="float" office:value="0.523692" calcext:value-type="float">
            <text:p>0.523692</text:p>
          </table:table-cell>
          <table:table-cell table:style-name="Default" office:value-type="float" office:value="0.482638" calcext:value-type="float">
            <text:p>0.482638</text:p>
          </table:table-cell>
          <table:table-cell table:style-name="Default" office:value-type="float" office:value="0.508258" calcext:value-type="float">
            <text:p>0.508258</text:p>
          </table:table-cell>
          <table:table-cell office:value-type="float" office:value="0.522564" calcext:value-type="float">
            <text:p>0.522564</text:p>
          </table:table-cell>
          <table:table-cell office:value-type="float" office:value="0.476481" calcext:value-type="float">
            <text:p>0.476481</text:p>
          </table:table-cell>
          <table:table-cell table:number-columns-repeated="58"/>
        </table:table-row>
        <table:table-row table:style-name="ro1">
          <table:table-cell office:value-type="float" office:value="0.455992" calcext:value-type="float">
            <text:p>0.455992</text:p>
          </table:table-cell>
          <table:table-cell office:value-type="float" office:value="0.523675" calcext:value-type="float">
            <text:p>0.523675</text:p>
          </table:table-cell>
          <table:table-cell table:style-name="Default" office:value-type="float" office:value="0.482589" calcext:value-type="float">
            <text:p>0.482589</text:p>
          </table:table-cell>
          <table:table-cell table:style-name="Default" office:value-type="float" office:value="0.50822" calcext:value-type="float">
            <text:p>0.50822</text:p>
          </table:table-cell>
          <table:table-cell office:value-type="float" office:value="0.522488" calcext:value-type="float">
            <text:p>0.522488</text:p>
          </table:table-cell>
          <table:table-cell office:value-type="float" office:value="0.476416" calcext:value-type="float">
            <text:p>0.476416</text:p>
          </table:table-cell>
          <table:table-cell table:number-columns-repeated="58"/>
        </table:table-row>
        <table:table-row table:style-name="ro1">
          <table:table-cell office:value-type="float" office:value="0.455959" calcext:value-type="float">
            <text:p>0.455959</text:p>
          </table:table-cell>
          <table:table-cell office:value-type="float" office:value="0.523657" calcext:value-type="float">
            <text:p>0.523657</text:p>
          </table:table-cell>
          <table:table-cell table:style-name="Default" office:value-type="float" office:value="0.482556" calcext:value-type="float">
            <text:p>0.482556</text:p>
          </table:table-cell>
          <table:table-cell table:style-name="Default" office:value-type="float" office:value="0.508185" calcext:value-type="float">
            <text:p>0.508185</text:p>
          </table:table-cell>
          <table:table-cell office:value-type="float" office:value="0.522417" calcext:value-type="float">
            <text:p>0.522417</text:p>
          </table:table-cell>
          <table:table-cell office:value-type="float" office:value="0.476359" calcext:value-type="float">
            <text:p>0.476359</text:p>
          </table:table-cell>
          <table:table-cell table:number-columns-repeated="58"/>
        </table:table-row>
        <table:table-row table:style-name="ro1">
          <table:table-cell office:value-type="float" office:value="0.45592" calcext:value-type="float">
            <text:p>0.45592</text:p>
          </table:table-cell>
          <table:table-cell office:value-type="float" office:value="0.52367" calcext:value-type="float">
            <text:p>0.52367</text:p>
          </table:table-cell>
          <table:table-cell table:style-name="Default" office:value-type="float" office:value="0.482524" calcext:value-type="float">
            <text:p>0.482524</text:p>
          </table:table-cell>
          <table:table-cell table:style-name="Default" office:value-type="float" office:value="0.508151" calcext:value-type="float">
            <text:p>0.508151</text:p>
          </table:table-cell>
          <table:table-cell office:value-type="float" office:value="0.522343" calcext:value-type="float">
            <text:p>0.522343</text:p>
          </table:table-cell>
          <table:table-cell office:value-type="float" office:value="0.476301" calcext:value-type="float">
            <text:p>0.476301</text:p>
          </table:table-cell>
          <table:table-cell table:number-columns-repeated="58"/>
        </table:table-row>
        <table:table-row table:style-name="ro1">
          <table:table-cell office:value-type="float" office:value="0.455893" calcext:value-type="float">
            <text:p>0.455893</text:p>
          </table:table-cell>
          <table:table-cell office:value-type="float" office:value="0.523651" calcext:value-type="float">
            <text:p>0.523651</text:p>
          </table:table-cell>
          <table:table-cell table:style-name="Default" office:value-type="float" office:value="0.482499" calcext:value-type="float">
            <text:p>0.482499</text:p>
          </table:table-cell>
          <table:table-cell table:style-name="Default" office:value-type="float" office:value="0.508114" calcext:value-type="float">
            <text:p>0.508114</text:p>
          </table:table-cell>
          <table:table-cell office:value-type="float" office:value="0.52227" calcext:value-type="float">
            <text:p>0.52227</text:p>
          </table:table-cell>
          <table:table-cell office:value-type="float" office:value="0.476244" calcext:value-type="float">
            <text:p>0.476244</text:p>
          </table:table-cell>
          <table:table-cell table:number-columns-repeated="58"/>
        </table:table-row>
        <table:table-row table:style-name="ro1">
          <table:table-cell office:value-type="float" office:value="0.455861" calcext:value-type="float">
            <text:p>0.455861</text:p>
          </table:table-cell>
          <table:table-cell office:value-type="float" office:value="0.523633" calcext:value-type="float">
            <text:p>0.523633</text:p>
          </table:table-cell>
          <table:table-cell table:style-name="Default" office:value-type="float" office:value="0.482466" calcext:value-type="float">
            <text:p>0.482466</text:p>
          </table:table-cell>
          <table:table-cell table:style-name="Default" office:value-type="float" office:value="0.508083" calcext:value-type="float">
            <text:p>0.508083</text:p>
          </table:table-cell>
          <table:table-cell office:value-type="float" office:value="0.522197" calcext:value-type="float">
            <text:p>0.522197</text:p>
          </table:table-cell>
          <table:table-cell office:value-type="float" office:value="0.476187" calcext:value-type="float">
            <text:p>0.476187</text:p>
          </table:table-cell>
          <table:table-cell table:number-columns-repeated="58"/>
        </table:table-row>
        <table:table-row table:style-name="ro1">
          <table:table-cell office:value-type="float" office:value="0.455828" calcext:value-type="float">
            <text:p>0.455828</text:p>
          </table:table-cell>
          <table:table-cell office:value-type="float" office:value="0.523615" calcext:value-type="float">
            <text:p>0.523615</text:p>
          </table:table-cell>
          <table:table-cell table:style-name="Default" office:value-type="float" office:value="0.482434" calcext:value-type="float">
            <text:p>0.482434</text:p>
          </table:table-cell>
          <table:table-cell table:style-name="Default" office:value-type="float" office:value="0.508054" calcext:value-type="float">
            <text:p>0.508054</text:p>
          </table:table-cell>
          <table:table-cell office:value-type="float" office:value="0.522125" calcext:value-type="float">
            <text:p>0.522125</text:p>
          </table:table-cell>
          <table:table-cell office:value-type="float" office:value="0.47613" calcext:value-type="float">
            <text:p>0.47613</text:p>
          </table:table-cell>
          <table:table-cell table:number-columns-repeated="58"/>
        </table:table-row>
        <table:table-row table:style-name="ro1">
          <table:table-cell office:value-type="float" office:value="0.455796" calcext:value-type="float">
            <text:p>0.455796</text:p>
          </table:table-cell>
          <table:table-cell office:value-type="float" office:value="0.523598" calcext:value-type="float">
            <text:p>0.523598</text:p>
          </table:table-cell>
          <table:table-cell table:style-name="Default" office:value-type="float" office:value="0.482394" calcext:value-type="float">
            <text:p>0.482394</text:p>
          </table:table-cell>
          <table:table-cell table:style-name="Default" office:value-type="float" office:value="0.508021" calcext:value-type="float">
            <text:p>0.508021</text:p>
          </table:table-cell>
          <table:table-cell office:value-type="float" office:value="0.522053" calcext:value-type="float">
            <text:p>0.522053</text:p>
          </table:table-cell>
          <table:table-cell office:value-type="float" office:value="0.476073" calcext:value-type="float">
            <text:p>0.476073</text:p>
          </table:table-cell>
          <table:table-cell table:number-columns-repeated="58"/>
        </table:table-row>
        <table:table-row table:style-name="ro1">
          <table:table-cell office:value-type="float" office:value="0.455763" calcext:value-type="float">
            <text:p>0.455763</text:p>
          </table:table-cell>
          <table:table-cell office:value-type="float" office:value="0.52358" calcext:value-type="float">
            <text:p>0.52358</text:p>
          </table:table-cell>
          <table:table-cell table:style-name="Default" office:value-type="float" office:value="0.482366" calcext:value-type="float">
            <text:p>0.482366</text:p>
          </table:table-cell>
          <table:table-cell table:style-name="Default" office:value-type="float" office:value="0.507988" calcext:value-type="float">
            <text:p>0.507988</text:p>
          </table:table-cell>
          <table:table-cell office:value-type="float" office:value="0.521981" calcext:value-type="float">
            <text:p>0.521981</text:p>
          </table:table-cell>
          <table:table-cell office:value-type="float" office:value="0.476018" calcext:value-type="float">
            <text:p>0.476018</text:p>
          </table:table-cell>
          <table:table-cell table:number-columns-repeated="58"/>
        </table:table-row>
        <table:table-row table:style-name="ro1">
          <table:table-cell office:value-type="float" office:value="0.455731" calcext:value-type="float">
            <text:p>0.455731</text:p>
          </table:table-cell>
          <table:table-cell office:value-type="float" office:value="0.523563" calcext:value-type="float">
            <text:p>0.523563</text:p>
          </table:table-cell>
          <table:table-cell table:style-name="Default" office:value-type="float" office:value="0.482334" calcext:value-type="float">
            <text:p>0.482334</text:p>
          </table:table-cell>
          <table:table-cell table:style-name="Default" office:value-type="float" office:value="0.507954" calcext:value-type="float">
            <text:p>0.507954</text:p>
          </table:table-cell>
          <table:table-cell office:value-type="float" office:value="0.521909" calcext:value-type="float">
            <text:p>0.521909</text:p>
          </table:table-cell>
          <table:table-cell office:value-type="float" office:value="0.475962" calcext:value-type="float">
            <text:p>0.475962</text:p>
          </table:table-cell>
          <table:table-cell table:number-columns-repeated="58"/>
        </table:table-row>
        <table:table-row table:style-name="ro1">
          <table:table-cell office:value-type="float" office:value="0.455696" calcext:value-type="float">
            <text:p>0.455696</text:p>
          </table:table-cell>
          <table:table-cell office:value-type="float" office:value="0.523556" calcext:value-type="float">
            <text:p>0.523556</text:p>
          </table:table-cell>
          <table:table-cell table:style-name="Default" office:value-type="float" office:value="0.482301" calcext:value-type="float">
            <text:p>0.482301</text:p>
          </table:table-cell>
          <table:table-cell table:style-name="Default" office:value-type="float" office:value="0.507922" calcext:value-type="float">
            <text:p>0.507922</text:p>
          </table:table-cell>
          <table:table-cell office:value-type="float" office:value="0.521839" calcext:value-type="float">
            <text:p>0.521839</text:p>
          </table:table-cell>
          <table:table-cell office:value-type="float" office:value="0.475907" calcext:value-type="float">
            <text:p>0.475907</text:p>
          </table:table-cell>
          <table:table-cell table:number-columns-repeated="58"/>
        </table:table-row>
        <table:table-row table:style-name="ro1">
          <table:table-cell office:value-type="float" office:value="0.455662" calcext:value-type="float">
            <text:p>0.455662</text:p>
          </table:table-cell>
          <table:table-cell office:value-type="float" office:value="0.523531" calcext:value-type="float">
            <text:p>0.523531</text:p>
          </table:table-cell>
          <table:table-cell table:style-name="Default" office:value-type="float" office:value="0.482257" calcext:value-type="float">
            <text:p>0.482257</text:p>
          </table:table-cell>
          <table:table-cell table:style-name="Default" office:value-type="float" office:value="0.507888" calcext:value-type="float">
            <text:p>0.507888</text:p>
          </table:table-cell>
          <table:table-cell office:value-type="float" office:value="0.521768" calcext:value-type="float">
            <text:p>0.521768</text:p>
          </table:table-cell>
          <table:table-cell office:value-type="float" office:value="0.475852" calcext:value-type="float">
            <text:p>0.475852</text:p>
          </table:table-cell>
          <table:table-cell table:number-columns-repeated="58"/>
        </table:table-row>
        <table:table-row table:style-name="ro1">
          <table:table-cell office:value-type="float" office:value="0.455632" calcext:value-type="float">
            <text:p>0.455632</text:p>
          </table:table-cell>
          <table:table-cell office:value-type="float" office:value="0.523522" calcext:value-type="float">
            <text:p>0.523522</text:p>
          </table:table-cell>
          <table:table-cell table:style-name="Default" office:value-type="float" office:value="0.482225" calcext:value-type="float">
            <text:p>0.482225</text:p>
          </table:table-cell>
          <table:table-cell table:style-name="Default" office:value-type="float" office:value="0.507855" calcext:value-type="float">
            <text:p>0.507855</text:p>
          </table:table-cell>
          <table:table-cell office:value-type="float" office:value="0.521697" calcext:value-type="float">
            <text:p>0.521697</text:p>
          </table:table-cell>
          <table:table-cell office:value-type="float" office:value="0.475798" calcext:value-type="float">
            <text:p>0.475798</text:p>
          </table:table-cell>
          <table:table-cell table:number-columns-repeated="58"/>
        </table:table-row>
        <table:table-row table:style-name="ro1">
          <table:table-cell office:value-type="float" office:value="0.455595" calcext:value-type="float">
            <text:p>0.455595</text:p>
          </table:table-cell>
          <table:table-cell office:value-type="float" office:value="0.523506" calcext:value-type="float">
            <text:p>0.523506</text:p>
          </table:table-cell>
          <table:table-cell table:style-name="Default" office:value-type="float" office:value="0.482194" calcext:value-type="float">
            <text:p>0.482194</text:p>
          </table:table-cell>
          <table:table-cell table:style-name="Default" office:value-type="float" office:value="0.507823" calcext:value-type="float">
            <text:p>0.507823</text:p>
          </table:table-cell>
          <table:table-cell office:value-type="float" office:value="0.521626" calcext:value-type="float">
            <text:p>0.521626</text:p>
          </table:table-cell>
          <table:table-cell office:value-type="float" office:value="0.475743" calcext:value-type="float">
            <text:p>0.475743</text:p>
          </table:table-cell>
          <table:table-cell table:number-columns-repeated="58"/>
        </table:table-row>
        <table:table-row table:style-name="ro1">
          <table:table-cell office:value-type="float" office:value="0.455563" calcext:value-type="float">
            <text:p>0.455563</text:p>
          </table:table-cell>
          <table:table-cell office:value-type="float" office:value="0.523488" calcext:value-type="float">
            <text:p>0.523488</text:p>
          </table:table-cell>
          <table:table-cell table:style-name="Default" office:value-type="float" office:value="0.482166" calcext:value-type="float">
            <text:p>0.482166</text:p>
          </table:table-cell>
          <table:table-cell table:style-name="Default" office:value-type="float" office:value="0.507789" calcext:value-type="float">
            <text:p>0.507789</text:p>
          </table:table-cell>
          <table:table-cell office:value-type="float" office:value="0.521555" calcext:value-type="float">
            <text:p>0.521555</text:p>
          </table:table-cell>
          <table:table-cell office:value-type="float" office:value="0.475689" calcext:value-type="float">
            <text:p>0.475689</text:p>
          </table:table-cell>
          <table:table-cell table:number-columns-repeated="58"/>
        </table:table-row>
        <table:table-row table:style-name="ro1">
          <table:table-cell office:value-type="float" office:value="0.455531" calcext:value-type="float">
            <text:p>0.455531</text:p>
          </table:table-cell>
          <table:table-cell office:value-type="float" office:value="0.523469" calcext:value-type="float">
            <text:p>0.523469</text:p>
          </table:table-cell>
          <table:table-cell table:style-name="Default" office:value-type="float" office:value="0.482135" calcext:value-type="float">
            <text:p>0.482135</text:p>
          </table:table-cell>
          <table:table-cell table:style-name="Default" office:value-type="float" office:value="0.507754" calcext:value-type="float">
            <text:p>0.507754</text:p>
          </table:table-cell>
          <table:table-cell office:value-type="float" office:value="0.521485" calcext:value-type="float">
            <text:p>0.521485</text:p>
          </table:table-cell>
          <table:table-cell office:value-type="float" office:value="0.475636" calcext:value-type="float">
            <text:p>0.475636</text:p>
          </table:table-cell>
          <table:table-cell table:number-columns-repeated="58"/>
        </table:table-row>
        <table:table-row table:style-name="ro1">
          <table:table-cell office:value-type="float" office:value="0.455499" calcext:value-type="float">
            <text:p>0.455499</text:p>
          </table:table-cell>
          <table:table-cell office:value-type="float" office:value="0.52345" calcext:value-type="float">
            <text:p>0.52345</text:p>
          </table:table-cell>
          <table:table-cell table:style-name="Default" office:value-type="float" office:value="0.482104" calcext:value-type="float">
            <text:p>0.482104</text:p>
          </table:table-cell>
          <table:table-cell table:style-name="Default" office:value-type="float" office:value="0.507721" calcext:value-type="float">
            <text:p>0.507721</text:p>
          </table:table-cell>
          <table:table-cell office:value-type="float" office:value="0.521416" calcext:value-type="float">
            <text:p>0.521416</text:p>
          </table:table-cell>
          <table:table-cell office:value-type="float" office:value="0.475583" calcext:value-type="float">
            <text:p>0.475583</text:p>
          </table:table-cell>
          <table:table-cell table:number-columns-repeated="58"/>
        </table:table-row>
        <table:table-row table:style-name="ro1">
          <table:table-cell office:value-type="float" office:value="0.455462" calcext:value-type="float">
            <text:p>0.455462</text:p>
          </table:table-cell>
          <table:table-cell office:value-type="float" office:value="0.523431" calcext:value-type="float">
            <text:p>0.523431</text:p>
          </table:table-cell>
          <table:table-cell table:style-name="Default" office:value-type="float" office:value="0.48207" calcext:value-type="float">
            <text:p>0.48207</text:p>
          </table:table-cell>
          <table:table-cell table:style-name="Default" office:value-type="float" office:value="0.507687" calcext:value-type="float">
            <text:p>0.507687</text:p>
          </table:table-cell>
          <table:table-cell office:value-type="float" office:value="0.52135" calcext:value-type="float">
            <text:p>0.52135</text:p>
          </table:table-cell>
          <table:table-cell office:value-type="float" office:value="0.47553" calcext:value-type="float">
            <text:p>0.47553</text:p>
          </table:table-cell>
          <table:table-cell table:number-columns-repeated="58"/>
        </table:table-row>
        <table:table-row table:style-name="ro1">
          <table:table-cell office:value-type="float" office:value="0.455431" calcext:value-type="float">
            <text:p>0.455431</text:p>
          </table:table-cell>
          <table:table-cell office:value-type="float" office:value="0.523411" calcext:value-type="float">
            <text:p>0.523411</text:p>
          </table:table-cell>
          <table:table-cell table:style-name="Default" office:value-type="float" office:value="0.482039" calcext:value-type="float">
            <text:p>0.482039</text:p>
          </table:table-cell>
          <table:table-cell table:style-name="Default" office:value-type="float" office:value="0.507654" calcext:value-type="float">
            <text:p>0.507654</text:p>
          </table:table-cell>
          <table:table-cell office:value-type="float" office:value="0.52128" calcext:value-type="float">
            <text:p>0.52128</text:p>
          </table:table-cell>
          <table:table-cell office:value-type="float" office:value="0.475478" calcext:value-type="float">
            <text:p>0.475478</text:p>
          </table:table-cell>
          <table:table-cell table:number-columns-repeated="58"/>
        </table:table-row>
        <table:table-row table:style-name="ro1">
          <table:table-cell office:value-type="float" office:value="0.4554" calcext:value-type="float">
            <text:p>0.4554</text:p>
          </table:table-cell>
          <table:table-cell office:value-type="float" office:value="0.523392" calcext:value-type="float">
            <text:p>0.523392</text:p>
          </table:table-cell>
          <table:table-cell table:style-name="Default" office:value-type="float" office:value="0.482014" calcext:value-type="float">
            <text:p>0.482014</text:p>
          </table:table-cell>
          <table:table-cell table:style-name="Default" office:value-type="float" office:value="0.507622" calcext:value-type="float">
            <text:p>0.507622</text:p>
          </table:table-cell>
          <table:table-cell office:value-type="float" office:value="0.52121" calcext:value-type="float">
            <text:p>0.52121</text:p>
          </table:table-cell>
          <table:table-cell office:value-type="float" office:value="0.475423" calcext:value-type="float">
            <text:p>0.475423</text:p>
          </table:table-cell>
          <table:table-cell table:number-columns-repeated="58"/>
        </table:table-row>
        <table:table-row table:style-name="ro1">
          <table:table-cell office:value-type="float" office:value="0.455369" calcext:value-type="float">
            <text:p>0.455369</text:p>
          </table:table-cell>
          <table:table-cell office:value-type="float" office:value="0.523373" calcext:value-type="float">
            <text:p>0.523373</text:p>
          </table:table-cell>
          <table:table-cell table:style-name="Default" office:value-type="float" office:value="0.481983" calcext:value-type="float">
            <text:p>0.481983</text:p>
          </table:table-cell>
          <table:table-cell table:style-name="Default" office:value-type="float" office:value="0.50759" calcext:value-type="float">
            <text:p>0.50759</text:p>
          </table:table-cell>
          <table:table-cell office:value-type="float" office:value="0.521138" calcext:value-type="float">
            <text:p>0.521138</text:p>
          </table:table-cell>
          <table:table-cell office:value-type="float" office:value="0.475372" calcext:value-type="float">
            <text:p>0.475372</text:p>
          </table:table-cell>
          <table:table-cell table:number-columns-repeated="58"/>
        </table:table-row>
        <table:table-row table:style-name="ro1">
          <table:table-cell office:value-type="float" office:value="0.455335" calcext:value-type="float">
            <text:p>0.455335</text:p>
          </table:table-cell>
          <table:table-cell office:value-type="float" office:value="0.523357" calcext:value-type="float">
            <text:p>0.523357</text:p>
          </table:table-cell>
          <table:table-cell table:style-name="Default" office:value-type="float" office:value="0.481951" calcext:value-type="float">
            <text:p>0.481951</text:p>
          </table:table-cell>
          <table:table-cell table:style-name="Default" office:value-type="float" office:value="0.507558" calcext:value-type="float">
            <text:p>0.507558</text:p>
          </table:table-cell>
          <table:table-cell office:value-type="float" office:value="0.521069" calcext:value-type="float">
            <text:p>0.521069</text:p>
          </table:table-cell>
          <table:table-cell office:value-type="float" office:value="0.47532" calcext:value-type="float">
            <text:p>0.47532</text:p>
          </table:table-cell>
          <table:table-cell table:number-columns-repeated="58"/>
        </table:table-row>
        <table:table-row table:style-name="ro1">
          <table:table-cell office:value-type="float" office:value="0.455305" calcext:value-type="float">
            <text:p>0.455305</text:p>
          </table:table-cell>
          <table:table-cell office:value-type="float" office:value="0.52334" calcext:value-type="float">
            <text:p>0.52334</text:p>
          </table:table-cell>
          <table:table-cell table:style-name="Default" office:value-type="float" office:value="0.481918" calcext:value-type="float">
            <text:p>0.481918</text:p>
          </table:table-cell>
          <table:table-cell table:style-name="Default" office:value-type="float" office:value="0.507525" calcext:value-type="float">
            <text:p>0.507525</text:p>
          </table:table-cell>
          <table:table-cell office:value-type="float" office:value="0.521001" calcext:value-type="float">
            <text:p>0.521001</text:p>
          </table:table-cell>
          <table:table-cell office:value-type="float" office:value="0.475268" calcext:value-type="float">
            <text:p>0.475268</text:p>
          </table:table-cell>
          <table:table-cell table:number-columns-repeated="58"/>
        </table:table-row>
        <table:table-row table:style-name="ro1">
          <table:table-cell office:value-type="float" office:value="0.455274" calcext:value-type="float">
            <text:p>0.455274</text:p>
          </table:table-cell>
          <table:table-cell office:value-type="float" office:value="0.523323" calcext:value-type="float">
            <text:p>0.523323</text:p>
          </table:table-cell>
          <table:table-cell table:style-name="Default" office:value-type="float" office:value="0.48189" calcext:value-type="float">
            <text:p>0.48189</text:p>
          </table:table-cell>
          <table:table-cell table:style-name="Default" office:value-type="float" office:value="0.507495" calcext:value-type="float">
            <text:p>0.507495</text:p>
          </table:table-cell>
          <table:table-cell office:value-type="float" office:value="0.520931" calcext:value-type="float">
            <text:p>0.520931</text:p>
          </table:table-cell>
          <table:table-cell office:value-type="float" office:value="0.475214" calcext:value-type="float">
            <text:p>0.475214</text:p>
          </table:table-cell>
          <table:table-cell table:number-columns-repeated="58"/>
        </table:table-row>
        <table:table-row table:style-name="ro1">
          <table:table-cell office:value-type="float" office:value="0.455243" calcext:value-type="float">
            <text:p>0.455243</text:p>
          </table:table-cell>
          <table:table-cell office:value-type="float" office:value="0.523305" calcext:value-type="float">
            <text:p>0.523305</text:p>
          </table:table-cell>
          <table:table-cell table:style-name="Default" office:value-type="float" office:value="0.481858" calcext:value-type="float">
            <text:p>0.481858</text:p>
          </table:table-cell>
          <table:table-cell table:style-name="Default" office:value-type="float" office:value="0.507464" calcext:value-type="float">
            <text:p>0.507464</text:p>
          </table:table-cell>
          <table:table-cell office:value-type="float" office:value="0.520863" calcext:value-type="float">
            <text:p>0.520863</text:p>
          </table:table-cell>
          <table:table-cell office:value-type="float" office:value="0.475163" calcext:value-type="float">
            <text:p>0.475163</text:p>
          </table:table-cell>
          <table:table-cell table:number-columns-repeated="58"/>
        </table:table-row>
        <table:table-row table:style-name="ro1">
          <table:table-cell office:value-type="float" office:value="0.455212" calcext:value-type="float">
            <text:p>0.455212</text:p>
          </table:table-cell>
          <table:table-cell office:value-type="float" office:value="0.523288" calcext:value-type="float">
            <text:p>0.523288</text:p>
          </table:table-cell>
          <table:table-cell table:style-name="Default" office:value-type="float" office:value="0.481828" calcext:value-type="float">
            <text:p>0.481828</text:p>
          </table:table-cell>
          <table:table-cell table:style-name="Default" office:value-type="float" office:value="0.507433" calcext:value-type="float">
            <text:p>0.507433</text:p>
          </table:table-cell>
          <table:table-cell office:value-type="float" office:value="0.520796" calcext:value-type="float">
            <text:p>0.520796</text:p>
          </table:table-cell>
          <table:table-cell office:value-type="float" office:value="0.475111" calcext:value-type="float">
            <text:p>0.475111</text:p>
          </table:table-cell>
          <table:table-cell table:number-columns-repeated="58"/>
        </table:table-row>
        <table:table-row table:style-name="ro1">
          <table:table-cell office:value-type="float" office:value="0.455181" calcext:value-type="float">
            <text:p>0.455181</text:p>
          </table:table-cell>
          <table:table-cell office:value-type="float" office:value="0.52327" calcext:value-type="float">
            <text:p>0.52327</text:p>
          </table:table-cell>
          <table:table-cell table:style-name="Default" office:value-type="float" office:value="0.481797" calcext:value-type="float">
            <text:p>0.481797</text:p>
          </table:table-cell>
          <table:table-cell table:style-name="Default" office:value-type="float" office:value="0.507402" calcext:value-type="float">
            <text:p>0.507402</text:p>
          </table:table-cell>
          <table:table-cell office:value-type="float" office:value="0.520729" calcext:value-type="float">
            <text:p>0.520729</text:p>
          </table:table-cell>
          <table:table-cell office:value-type="float" office:value="0.47506" calcext:value-type="float">
            <text:p>0.47506</text:p>
          </table:table-cell>
          <table:table-cell table:number-columns-repeated="58"/>
        </table:table-row>
        <table:table-row table:style-name="ro1">
          <table:table-cell office:value-type="float" office:value="0.455151" calcext:value-type="float">
            <text:p>0.455151</text:p>
          </table:table-cell>
          <table:table-cell office:value-type="float" office:value="0.52325" calcext:value-type="float">
            <text:p>0.52325</text:p>
          </table:table-cell>
          <table:table-cell table:style-name="Default" office:value-type="float" office:value="0.481765" calcext:value-type="float">
            <text:p>0.481765</text:p>
          </table:table-cell>
          <table:table-cell table:style-name="Default" office:value-type="float" office:value="0.507371" calcext:value-type="float">
            <text:p>0.507371</text:p>
          </table:table-cell>
          <table:table-cell office:value-type="float" office:value="0.520661" calcext:value-type="float">
            <text:p>0.520661</text:p>
          </table:table-cell>
          <table:table-cell office:value-type="float" office:value="0.47501" calcext:value-type="float">
            <text:p>0.47501</text:p>
          </table:table-cell>
          <table:table-cell table:number-columns-repeated="58"/>
        </table:table-row>
        <table:table-row table:style-name="ro1">
          <table:table-cell office:value-type="float" office:value="0.45512" calcext:value-type="float">
            <text:p>0.45512</text:p>
          </table:table-cell>
          <table:table-cell office:value-type="float" office:value="0.523231" calcext:value-type="float">
            <text:p>0.523231</text:p>
          </table:table-cell>
          <table:table-cell table:style-name="Default" office:value-type="float" office:value="0.481735" calcext:value-type="float">
            <text:p>0.481735</text:p>
          </table:table-cell>
          <table:table-cell table:style-name="Default" office:value-type="float" office:value="0.507342" calcext:value-type="float">
            <text:p>0.507342</text:p>
          </table:table-cell>
          <table:table-cell office:value-type="float" office:value="0.520592" calcext:value-type="float">
            <text:p>0.520592</text:p>
          </table:table-cell>
          <table:table-cell office:value-type="float" office:value="0.474959" calcext:value-type="float">
            <text:p>0.474959</text:p>
          </table:table-cell>
          <table:table-cell table:number-columns-repeated="58"/>
        </table:table-row>
        <table:table-row table:style-name="ro1">
          <table:table-cell office:value-type="float" office:value="0.45509" calcext:value-type="float">
            <text:p>0.45509</text:p>
          </table:table-cell>
          <table:table-cell office:value-type="float" office:value="0.523213" calcext:value-type="float">
            <text:p>0.523213</text:p>
          </table:table-cell>
          <table:table-cell table:style-name="Default" office:value-type="float" office:value="0.481704" calcext:value-type="float">
            <text:p>0.481704</text:p>
          </table:table-cell>
          <table:table-cell table:style-name="Default" office:value-type="float" office:value="0.507312" calcext:value-type="float">
            <text:p>0.507312</text:p>
          </table:table-cell>
          <table:table-cell office:value-type="float" office:value="0.520526" calcext:value-type="float">
            <text:p>0.520526</text:p>
          </table:table-cell>
          <table:table-cell office:value-type="float" office:value="0.474909" calcext:value-type="float">
            <text:p>0.474909</text:p>
          </table:table-cell>
          <table:table-cell table:number-columns-repeated="58"/>
        </table:table-row>
        <table:table-row table:style-name="ro1">
          <table:table-cell office:value-type="float" office:value="0.455059" calcext:value-type="float">
            <text:p>0.455059</text:p>
          </table:table-cell>
          <table:table-cell office:value-type="float" office:value="0.523195" calcext:value-type="float">
            <text:p>0.523195</text:p>
          </table:table-cell>
          <table:table-cell table:style-name="Default" office:value-type="float" office:value="0.481673" calcext:value-type="float">
            <text:p>0.481673</text:p>
          </table:table-cell>
          <table:table-cell table:style-name="Default" office:value-type="float" office:value="0.507282" calcext:value-type="float">
            <text:p>0.507282</text:p>
          </table:table-cell>
          <table:table-cell office:value-type="float" office:value="0.52046" calcext:value-type="float">
            <text:p>0.52046</text:p>
          </table:table-cell>
          <table:table-cell office:value-type="float" office:value="0.474859" calcext:value-type="float">
            <text:p>0.474859</text:p>
          </table:table-cell>
          <table:table-cell table:number-columns-repeated="58"/>
        </table:table-row>
        <table:table-row table:style-name="ro1">
          <table:table-cell office:value-type="float" office:value="0.455028" calcext:value-type="float">
            <text:p>0.455028</text:p>
          </table:table-cell>
          <table:table-cell office:value-type="float" office:value="0.523178" calcext:value-type="float">
            <text:p>0.523178</text:p>
          </table:table-cell>
          <table:table-cell table:style-name="Default" office:value-type="float" office:value="0.481642" calcext:value-type="float">
            <text:p>0.481642</text:p>
          </table:table-cell>
          <table:table-cell table:style-name="Default" office:value-type="float" office:value="0.507252" calcext:value-type="float">
            <text:p>0.507252</text:p>
          </table:table-cell>
          <table:table-cell office:value-type="float" office:value="0.520395" calcext:value-type="float">
            <text:p>0.520395</text:p>
          </table:table-cell>
          <table:table-cell office:value-type="float" office:value="0.47481" calcext:value-type="float">
            <text:p>0.47481</text:p>
          </table:table-cell>
          <table:table-cell table:number-columns-repeated="58"/>
        </table:table-row>
        <table:table-row table:style-name="ro1">
          <table:table-cell office:value-type="float" office:value="0.454998" calcext:value-type="float">
            <text:p>0.454998</text:p>
          </table:table-cell>
          <table:table-cell office:value-type="float" office:value="0.52316" calcext:value-type="float">
            <text:p>0.52316</text:p>
          </table:table-cell>
          <table:table-cell table:style-name="Default" office:value-type="float" office:value="0.481611" calcext:value-type="float">
            <text:p>0.481611</text:p>
          </table:table-cell>
          <table:table-cell table:style-name="Default" office:value-type="float" office:value="0.507221" calcext:value-type="float">
            <text:p>0.507221</text:p>
          </table:table-cell>
          <table:table-cell office:value-type="float" office:value="0.52033" calcext:value-type="float">
            <text:p>0.52033</text:p>
          </table:table-cell>
          <table:table-cell office:value-type="float" office:value="0.474761" calcext:value-type="float">
            <text:p>0.474761</text:p>
          </table:table-cell>
          <table:table-cell table:number-columns-repeated="58"/>
        </table:table-row>
        <table:table-row table:style-name="ro1">
          <table:table-cell office:value-type="float" office:value="0.454968" calcext:value-type="float">
            <text:p>0.454968</text:p>
          </table:table-cell>
          <table:table-cell office:value-type="float" office:value="0.523143" calcext:value-type="float">
            <text:p>0.523143</text:p>
          </table:table-cell>
          <table:table-cell table:style-name="Default" office:value-type="float" office:value="0.48158" calcext:value-type="float">
            <text:p>0.48158</text:p>
          </table:table-cell>
          <table:table-cell table:style-name="Default" office:value-type="float" office:value="0.50719" calcext:value-type="float">
            <text:p>0.50719</text:p>
          </table:table-cell>
          <table:table-cell office:value-type="float" office:value="0.520264" calcext:value-type="float">
            <text:p>0.520264</text:p>
          </table:table-cell>
          <table:table-cell office:value-type="float" office:value="0.474711" calcext:value-type="float">
            <text:p>0.474711</text:p>
          </table:table-cell>
          <table:table-cell table:number-columns-repeated="58"/>
        </table:table-row>
        <table:table-row table:style-name="ro1">
          <table:table-cell office:value-type="float" office:value="0.454937" calcext:value-type="float">
            <text:p>0.454937</text:p>
          </table:table-cell>
          <table:table-cell office:value-type="float" office:value="0.523125" calcext:value-type="float">
            <text:p>0.523125</text:p>
          </table:table-cell>
          <table:table-cell table:style-name="Default" office:value-type="float" office:value="0.481549" calcext:value-type="float">
            <text:p>0.481549</text:p>
          </table:table-cell>
          <table:table-cell table:style-name="Default" office:value-type="float" office:value="0.507159" calcext:value-type="float">
            <text:p>0.507159</text:p>
          </table:table-cell>
          <table:table-cell office:value-type="float" office:value="0.520199" calcext:value-type="float">
            <text:p>0.520199</text:p>
          </table:table-cell>
          <table:table-cell office:value-type="float" office:value="0.474662" calcext:value-type="float">
            <text:p>0.474662</text:p>
          </table:table-cell>
          <table:table-cell table:number-columns-repeated="58"/>
        </table:table-row>
        <table:table-row table:style-name="ro1">
          <table:table-cell office:value-type="float" office:value="0.454907" calcext:value-type="float">
            <text:p>0.454907</text:p>
          </table:table-cell>
          <table:table-cell office:value-type="float" office:value="0.523108" calcext:value-type="float">
            <text:p>0.523108</text:p>
          </table:table-cell>
          <table:table-cell table:style-name="Default" office:value-type="float" office:value="0.481518" calcext:value-type="float">
            <text:p>0.481518</text:p>
          </table:table-cell>
          <table:table-cell table:style-name="Default" office:value-type="float" office:value="0.507128" calcext:value-type="float">
            <text:p>0.507128</text:p>
          </table:table-cell>
          <table:table-cell office:value-type="float" office:value="0.520137" calcext:value-type="float">
            <text:p>0.520137</text:p>
          </table:table-cell>
          <table:table-cell office:value-type="float" office:value="0.474613" calcext:value-type="float">
            <text:p>0.474613</text:p>
          </table:table-cell>
          <table:table-cell table:number-columns-repeated="58"/>
        </table:table-row>
        <table:table-row table:style-name="ro1">
          <table:table-cell office:value-type="float" office:value="0.454877" calcext:value-type="float">
            <text:p>0.454877</text:p>
          </table:table-cell>
          <table:table-cell office:value-type="float" office:value="0.52309" calcext:value-type="float">
            <text:p>0.52309</text:p>
          </table:table-cell>
          <table:table-cell table:style-name="Default" office:value-type="float" office:value="0.481478" calcext:value-type="float">
            <text:p>0.481478</text:p>
          </table:table-cell>
          <table:table-cell table:style-name="Default" office:value-type="float" office:value="0.507095" calcext:value-type="float">
            <text:p>0.507095</text:p>
          </table:table-cell>
          <table:table-cell office:value-type="float" office:value="0.520073" calcext:value-type="float">
            <text:p>0.520073</text:p>
          </table:table-cell>
          <table:table-cell office:value-type="float" office:value="0.474566" calcext:value-type="float">
            <text:p>0.474566</text:p>
          </table:table-cell>
          <table:table-cell table:number-columns-repeated="58"/>
        </table:table-row>
        <table:table-row table:style-name="ro1">
          <table:table-cell office:value-type="float" office:value="0.454847" calcext:value-type="float">
            <text:p>0.454847</text:p>
          </table:table-cell>
          <table:table-cell office:value-type="float" office:value="0.523072" calcext:value-type="float">
            <text:p>0.523072</text:p>
          </table:table-cell>
          <table:table-cell table:style-name="Default" office:value-type="float" office:value="0.481441" calcext:value-type="float">
            <text:p>0.481441</text:p>
          </table:table-cell>
          <table:table-cell table:style-name="Default" office:value-type="float" office:value="0.507063" calcext:value-type="float">
            <text:p>0.507063</text:p>
          </table:table-cell>
          <table:table-cell office:value-type="float" office:value="0.520008" calcext:value-type="float">
            <text:p>0.520008</text:p>
          </table:table-cell>
          <table:table-cell office:value-type="float" office:value="0.474518" calcext:value-type="float">
            <text:p>0.474518</text:p>
          </table:table-cell>
          <table:table-cell table:number-columns-repeated="58"/>
        </table:table-row>
        <table:table-row table:style-name="ro1">
          <table:table-cell office:value-type="float" office:value="0.454817" calcext:value-type="float">
            <text:p>0.454817</text:p>
          </table:table-cell>
          <table:table-cell office:value-type="float" office:value="0.523055" calcext:value-type="float">
            <text:p>0.523055</text:p>
          </table:table-cell>
          <table:table-cell table:style-name="Default" office:value-type="float" office:value="0.48141" calcext:value-type="float">
            <text:p>0.48141</text:p>
          </table:table-cell>
          <table:table-cell table:style-name="Default" office:value-type="float" office:value="0.507032" calcext:value-type="float">
            <text:p>0.507032</text:p>
          </table:table-cell>
          <table:table-cell office:value-type="float" office:value="0.519944" calcext:value-type="float">
            <text:p>0.519944</text:p>
          </table:table-cell>
          <table:table-cell office:value-type="float" office:value="0.474471" calcext:value-type="float">
            <text:p>0.474471</text:p>
          </table:table-cell>
          <table:table-cell table:number-columns-repeated="58"/>
        </table:table-row>
        <table:table-row table:style-name="ro1">
          <table:table-cell office:value-type="float" office:value="0.454787" calcext:value-type="float">
            <text:p>0.454787</text:p>
          </table:table-cell>
          <table:table-cell office:value-type="float" office:value="0.523037" calcext:value-type="float">
            <text:p>0.523037</text:p>
          </table:table-cell>
          <table:table-cell table:style-name="Default" office:value-type="float" office:value="0.48138" calcext:value-type="float">
            <text:p>0.48138</text:p>
          </table:table-cell>
          <table:table-cell table:style-name="Default" office:value-type="float" office:value="0.507" calcext:value-type="float">
            <text:p>0.507</text:p>
          </table:table-cell>
          <table:table-cell office:value-type="float" office:value="0.519882" calcext:value-type="float">
            <text:p>0.519882</text:p>
          </table:table-cell>
          <table:table-cell office:value-type="float" office:value="0.474424" calcext:value-type="float">
            <text:p>0.474424</text:p>
          </table:table-cell>
          <table:table-cell table:number-columns-repeated="58"/>
        </table:table-row>
        <table:table-row table:style-name="ro1">
          <table:table-cell office:value-type="float" office:value="0.454757" calcext:value-type="float">
            <text:p>0.454757</text:p>
          </table:table-cell>
          <table:table-cell office:value-type="float" office:value="0.52302" calcext:value-type="float">
            <text:p>0.52302</text:p>
          </table:table-cell>
          <table:table-cell table:style-name="Default" office:value-type="float" office:value="0.481349" calcext:value-type="float">
            <text:p>0.481349</text:p>
          </table:table-cell>
          <table:table-cell table:style-name="Default" office:value-type="float" office:value="0.506969" calcext:value-type="float">
            <text:p>0.506969</text:p>
          </table:table-cell>
          <table:table-cell office:value-type="float" office:value="0.519819" calcext:value-type="float">
            <text:p>0.519819</text:p>
          </table:table-cell>
          <table:table-cell office:value-type="float" office:value="0.474377" calcext:value-type="float">
            <text:p>0.474377</text:p>
          </table:table-cell>
          <table:table-cell table:number-columns-repeated="58"/>
        </table:table-row>
        <table:table-row table:style-name="ro1">
          <table:table-cell office:value-type="float" office:value="0.454727" calcext:value-type="float">
            <text:p>0.454727</text:p>
          </table:table-cell>
          <table:table-cell office:value-type="float" office:value="0.523003" calcext:value-type="float">
            <text:p>0.523003</text:p>
          </table:table-cell>
          <table:table-cell table:style-name="Default" office:value-type="float" office:value="0.48132" calcext:value-type="float">
            <text:p>0.48132</text:p>
          </table:table-cell>
          <table:table-cell table:style-name="Default" office:value-type="float" office:value="0.506935" calcext:value-type="float">
            <text:p>0.506935</text:p>
          </table:table-cell>
          <table:table-cell office:value-type="float" office:value="0.519756" calcext:value-type="float">
            <text:p>0.519756</text:p>
          </table:table-cell>
          <table:table-cell office:value-type="float" office:value="0.474331" calcext:value-type="float">
            <text:p>0.474331</text:p>
          </table:table-cell>
          <table:table-cell table:number-columns-repeated="58"/>
        </table:table-row>
        <table:table-row table:style-name="ro1">
          <table:table-cell office:value-type="float" office:value="0.454699" calcext:value-type="float">
            <text:p>0.454699</text:p>
          </table:table-cell>
          <table:table-cell office:value-type="float" office:value="0.522985" calcext:value-type="float">
            <text:p>0.522985</text:p>
          </table:table-cell>
          <table:table-cell table:style-name="Default" office:value-type="float" office:value="0.481296" calcext:value-type="float">
            <text:p>0.481296</text:p>
          </table:table-cell>
          <table:table-cell table:style-name="Default" office:value-type="float" office:value="0.506908" calcext:value-type="float">
            <text:p>0.506908</text:p>
          </table:table-cell>
          <table:table-cell office:value-type="float" office:value="0.519694" calcext:value-type="float">
            <text:p>0.519694</text:p>
          </table:table-cell>
          <table:table-cell office:value-type="float" office:value="0.474284" calcext:value-type="float">
            <text:p>0.474284</text:p>
          </table:table-cell>
          <table:table-cell table:number-columns-repeated="58"/>
        </table:table-row>
        <table:table-row table:style-name="ro1">
          <table:table-cell office:value-type="float" office:value="0.454669" calcext:value-type="float">
            <text:p>0.454669</text:p>
          </table:table-cell>
          <table:table-cell office:value-type="float" office:value="0.522968" calcext:value-type="float">
            <text:p>0.522968</text:p>
          </table:table-cell>
          <table:table-cell table:style-name="Default" office:value-type="float" office:value="0.481265" calcext:value-type="float">
            <text:p>0.481265</text:p>
          </table:table-cell>
          <table:table-cell table:style-name="Default" office:value-type="float" office:value="0.506879" calcext:value-type="float">
            <text:p>0.506879</text:p>
          </table:table-cell>
          <table:table-cell office:value-type="float" office:value="0.519633" calcext:value-type="float">
            <text:p>0.519633</text:p>
          </table:table-cell>
          <table:table-cell office:value-type="float" office:value="0.474238" calcext:value-type="float">
            <text:p>0.474238</text:p>
          </table:table-cell>
          <table:table-cell table:number-columns-repeated="58"/>
        </table:table-row>
        <table:table-row table:style-name="ro1">
          <table:table-cell office:value-type="float" office:value="0.454639" calcext:value-type="float">
            <text:p>0.454639</text:p>
          </table:table-cell>
          <table:table-cell office:value-type="float" office:value="0.522951" calcext:value-type="float">
            <text:p>0.522951</text:p>
          </table:table-cell>
          <table:table-cell table:style-name="Default" office:value-type="float" office:value="0.481246" calcext:value-type="float">
            <text:p>0.481246</text:p>
          </table:table-cell>
          <table:table-cell table:style-name="Default" office:value-type="float" office:value="0.506843" calcext:value-type="float">
            <text:p>0.506843</text:p>
          </table:table-cell>
          <table:table-cell office:value-type="float" office:value="0.519572" calcext:value-type="float">
            <text:p>0.519572</text:p>
          </table:table-cell>
          <table:table-cell office:value-type="float" office:value="0.474192" calcext:value-type="float">
            <text:p>0.474192</text:p>
          </table:table-cell>
          <table:table-cell table:number-columns-repeated="58"/>
        </table:table-row>
        <table:table-row table:style-name="ro1">
          <table:table-cell office:value-type="float" office:value="0.45461" calcext:value-type="float">
            <text:p>0.45461</text:p>
          </table:table-cell>
          <table:table-cell office:value-type="float" office:value="0.522934" calcext:value-type="float">
            <text:p>0.522934</text:p>
          </table:table-cell>
          <table:table-cell table:style-name="Default" office:value-type="float" office:value="0.481216" calcext:value-type="float">
            <text:p>0.481216</text:p>
          </table:table-cell>
          <table:table-cell table:style-name="Default" office:value-type="float" office:value="0.506809" calcext:value-type="float">
            <text:p>0.506809</text:p>
          </table:table-cell>
          <table:table-cell office:value-type="float" office:value="0.51951" calcext:value-type="float">
            <text:p>0.51951</text:p>
          </table:table-cell>
          <table:table-cell office:value-type="float" office:value="0.474146" calcext:value-type="float">
            <text:p>0.474146</text:p>
          </table:table-cell>
          <table:table-cell table:number-columns-repeated="58"/>
        </table:table-row>
        <table:table-row table:style-name="ro1">
          <table:table-cell office:value-type="float" office:value="0.454594" calcext:value-type="float">
            <text:p>0.454594</text:p>
          </table:table-cell>
          <table:table-cell office:value-type="float" office:value="0.522907" calcext:value-type="float">
            <text:p>0.522907</text:p>
          </table:table-cell>
          <table:table-cell table:style-name="Default" office:value-type="float" office:value="0.481192" calcext:value-type="float">
            <text:p>0.481192</text:p>
          </table:table-cell>
          <table:table-cell table:style-name="Default" office:value-type="float" office:value="0.506778" calcext:value-type="float">
            <text:p>0.506778</text:p>
          </table:table-cell>
          <table:table-cell office:value-type="float" office:value="0.519449" calcext:value-type="float">
            <text:p>0.519449</text:p>
          </table:table-cell>
          <table:table-cell office:value-type="float" office:value="0.4741" calcext:value-type="float">
            <text:p>0.4741</text:p>
          </table:table-cell>
          <table:table-cell table:number-columns-repeated="58"/>
        </table:table-row>
        <table:table-row table:style-name="ro1">
          <table:table-cell office:value-type="float" office:value="0.454555" calcext:value-type="float">
            <text:p>0.454555</text:p>
          </table:table-cell>
          <table:table-cell office:value-type="float" office:value="0.522888" calcext:value-type="float">
            <text:p>0.522888</text:p>
          </table:table-cell>
          <table:table-cell table:style-name="Default" office:value-type="float" office:value="0.481162" calcext:value-type="float">
            <text:p>0.481162</text:p>
          </table:table-cell>
          <table:table-cell table:style-name="Default" office:value-type="float" office:value="0.506747" calcext:value-type="float">
            <text:p>0.506747</text:p>
          </table:table-cell>
          <table:table-cell office:value-type="float" office:value="0.519388" calcext:value-type="float">
            <text:p>0.519388</text:p>
          </table:table-cell>
          <table:table-cell office:value-type="float" office:value="0.474054" calcext:value-type="float">
            <text:p>0.474054</text:p>
          </table:table-cell>
          <table:table-cell table:number-columns-repeated="58"/>
        </table:table-row>
        <table:table-row table:style-name="ro1">
          <table:table-cell office:value-type="float" office:value="0.454526" calcext:value-type="float">
            <text:p>0.454526</text:p>
          </table:table-cell>
          <table:table-cell office:value-type="float" office:value="0.522871" calcext:value-type="float">
            <text:p>0.522871</text:p>
          </table:table-cell>
          <table:table-cell table:style-name="Default" office:value-type="float" office:value="0.481132" calcext:value-type="float">
            <text:p>0.481132</text:p>
          </table:table-cell>
          <table:table-cell table:style-name="Default" office:value-type="float" office:value="0.506716" calcext:value-type="float">
            <text:p>0.506716</text:p>
          </table:table-cell>
          <table:table-cell office:value-type="float" office:value="0.519327" calcext:value-type="float">
            <text:p>0.519327</text:p>
          </table:table-cell>
          <table:table-cell office:value-type="float" office:value="0.474008" calcext:value-type="float">
            <text:p>0.474008</text:p>
          </table:table-cell>
          <table:table-cell table:number-columns-repeated="58"/>
        </table:table-row>
        <table:table-row table:style-name="ro1">
          <table:table-cell office:value-type="float" office:value="0.454496" calcext:value-type="float">
            <text:p>0.454496</text:p>
          </table:table-cell>
          <table:table-cell office:value-type="float" office:value="0.522853" calcext:value-type="float">
            <text:p>0.522853</text:p>
          </table:table-cell>
          <table:table-cell table:style-name="Default" office:value-type="float" office:value="0.481102" calcext:value-type="float">
            <text:p>0.481102</text:p>
          </table:table-cell>
          <table:table-cell table:style-name="Default" office:value-type="float" office:value="0.506685" calcext:value-type="float">
            <text:p>0.506685</text:p>
          </table:table-cell>
          <table:table-cell office:value-type="float" office:value="0.519267" calcext:value-type="float">
            <text:p>0.519267</text:p>
          </table:table-cell>
          <table:table-cell office:value-type="float" office:value="0.473963" calcext:value-type="float">
            <text:p>0.473963</text:p>
          </table:table-cell>
          <table:table-cell table:number-columns-repeated="58"/>
        </table:table-row>
        <table:table-row table:style-name="ro1">
          <table:table-cell office:value-type="float" office:value="0.454467" calcext:value-type="float">
            <text:p>0.454467</text:p>
          </table:table-cell>
          <table:table-cell office:value-type="float" office:value="0.522836" calcext:value-type="float">
            <text:p>0.522836</text:p>
          </table:table-cell>
          <table:table-cell table:style-name="Default" office:value-type="float" office:value="0.481072" calcext:value-type="float">
            <text:p>0.481072</text:p>
          </table:table-cell>
          <table:table-cell table:style-name="Default" office:value-type="float" office:value="0.506655" calcext:value-type="float">
            <text:p>0.506655</text:p>
          </table:table-cell>
          <table:table-cell office:value-type="float" office:value="0.519207" calcext:value-type="float">
            <text:p>0.519207</text:p>
          </table:table-cell>
          <table:table-cell office:value-type="float" office:value="0.473917" calcext:value-type="float">
            <text:p>0.473917</text:p>
          </table:table-cell>
          <table:table-cell table:number-columns-repeated="58"/>
        </table:table-row>
        <table:table-row table:style-name="ro1">
          <table:table-cell office:value-type="float" office:value="0.454446" calcext:value-type="float">
            <text:p>0.454446</text:p>
          </table:table-cell>
          <table:table-cell office:value-type="float" office:value="0.52282" calcext:value-type="float">
            <text:p>0.52282</text:p>
          </table:table-cell>
          <table:table-cell table:style-name="Default" office:value-type="float" office:value="0.48103" calcext:value-type="float">
            <text:p>0.48103</text:p>
          </table:table-cell>
          <table:table-cell table:style-name="Default" office:value-type="float" office:value="0.50662" calcext:value-type="float">
            <text:p>0.50662</text:p>
          </table:table-cell>
          <table:table-cell office:value-type="float" office:value="0.519147" calcext:value-type="float">
            <text:p>0.519147</text:p>
          </table:table-cell>
          <table:table-cell office:value-type="float" office:value="0.473872" calcext:value-type="float">
            <text:p>0.473872</text:p>
          </table:table-cell>
          <table:table-cell table:number-columns-repeated="58"/>
        </table:table-row>
        <table:table-row table:style-name="ro1">
          <table:table-cell office:value-type="float" office:value="0.454415" calcext:value-type="float">
            <text:p>0.454415</text:p>
          </table:table-cell>
          <table:table-cell office:value-type="float" office:value="0.522804" calcext:value-type="float">
            <text:p>0.522804</text:p>
          </table:table-cell>
          <table:table-cell table:style-name="Default" office:value-type="float" office:value="0.480999" calcext:value-type="float">
            <text:p>0.480999</text:p>
          </table:table-cell>
          <table:table-cell table:style-name="Default" office:value-type="float" office:value="0.506589" calcext:value-type="float">
            <text:p>0.506589</text:p>
          </table:table-cell>
          <table:table-cell office:value-type="float" office:value="0.519087" calcext:value-type="float">
            <text:p>0.519087</text:p>
          </table:table-cell>
          <table:table-cell office:value-type="float" office:value="0.473828" calcext:value-type="float">
            <text:p>0.473828</text:p>
          </table:table-cell>
          <table:table-cell table:number-columns-repeated="58"/>
        </table:table-row>
        <table:table-row table:style-name="ro1">
          <table:table-cell office:value-type="float" office:value="0.454386" calcext:value-type="float">
            <text:p>0.454386</text:p>
          </table:table-cell>
          <table:table-cell office:value-type="float" office:value="0.522788" calcext:value-type="float">
            <text:p>0.522788</text:p>
          </table:table-cell>
          <table:table-cell table:style-name="Default" office:value-type="float" office:value="0.480968" calcext:value-type="float">
            <text:p>0.480968</text:p>
          </table:table-cell>
          <table:table-cell table:style-name="Default" office:value-type="float" office:value="0.506558" calcext:value-type="float">
            <text:p>0.506558</text:p>
          </table:table-cell>
          <table:table-cell office:value-type="float" office:value="0.519028" calcext:value-type="float">
            <text:p>0.519028</text:p>
          </table:table-cell>
          <table:table-cell office:value-type="float" office:value="0.473783" calcext:value-type="float">
            <text:p>0.473783</text:p>
          </table:table-cell>
          <table:table-cell table:number-columns-repeated="58"/>
        </table:table-row>
        <table:table-row table:style-name="ro1">
          <table:table-cell office:value-type="float" office:value="0.454357" calcext:value-type="float">
            <text:p>0.454357</text:p>
          </table:table-cell>
          <table:table-cell office:value-type="float" office:value="0.522773" calcext:value-type="float">
            <text:p>0.522773</text:p>
          </table:table-cell>
          <table:table-cell table:style-name="Default" office:value-type="float" office:value="0.480935" calcext:value-type="float">
            <text:p>0.480935</text:p>
          </table:table-cell>
          <table:table-cell table:style-name="Default" office:value-type="float" office:value="0.506528" calcext:value-type="float">
            <text:p>0.506528</text:p>
          </table:table-cell>
          <table:table-cell office:value-type="float" office:value="0.518968" calcext:value-type="float">
            <text:p>0.518968</text:p>
          </table:table-cell>
          <table:table-cell office:value-type="float" office:value="0.473739" calcext:value-type="float">
            <text:p>0.473739</text:p>
          </table:table-cell>
          <table:table-cell table:number-columns-repeated="58"/>
        </table:table-row>
        <table:table-row table:style-name="ro1">
          <table:table-cell office:value-type="float" office:value="0.454328" calcext:value-type="float">
            <text:p>0.454328</text:p>
          </table:table-cell>
          <table:table-cell office:value-type="float" office:value="0.522758" calcext:value-type="float">
            <text:p>0.522758</text:p>
          </table:table-cell>
          <table:table-cell table:style-name="Default" office:value-type="float" office:value="0.480904" calcext:value-type="float">
            <text:p>0.480904</text:p>
          </table:table-cell>
          <table:table-cell table:style-name="Default" office:value-type="float" office:value="0.506497" calcext:value-type="float">
            <text:p>0.506497</text:p>
          </table:table-cell>
          <table:table-cell office:value-type="float" office:value="0.518914" calcext:value-type="float">
            <text:p>0.518914</text:p>
          </table:table-cell>
          <table:table-cell office:value-type="float" office:value="0.473698" calcext:value-type="float">
            <text:p>0.473698</text:p>
          </table:table-cell>
          <table:table-cell table:number-columns-repeated="58"/>
        </table:table-row>
        <table:table-row table:style-name="ro1">
          <table:table-cell office:value-type="float" office:value="0.454299" calcext:value-type="float">
            <text:p>0.454299</text:p>
          </table:table-cell>
          <table:table-cell office:value-type="float" office:value="0.522742" calcext:value-type="float">
            <text:p>0.522742</text:p>
          </table:table-cell>
          <table:table-cell table:style-name="Default" office:value-type="float" office:value="0.480869" calcext:value-type="float">
            <text:p>0.480869</text:p>
          </table:table-cell>
          <table:table-cell table:style-name="Default" office:value-type="float" office:value="0.506468" calcext:value-type="float">
            <text:p>0.506468</text:p>
          </table:table-cell>
          <table:table-cell office:value-type="float" office:value="0.518856" calcext:value-type="float">
            <text:p>0.518856</text:p>
          </table:table-cell>
          <table:table-cell office:value-type="float" office:value="0.473655" calcext:value-type="float">
            <text:p>0.473655</text:p>
          </table:table-cell>
          <table:table-cell table:number-columns-repeated="58"/>
        </table:table-row>
        <table:table-row table:style-name="ro1">
          <table:table-cell office:value-type="float" office:value="0.454269" calcext:value-type="float">
            <text:p>0.454269</text:p>
          </table:table-cell>
          <table:table-cell office:value-type="float" office:value="0.522727" calcext:value-type="float">
            <text:p>0.522727</text:p>
          </table:table-cell>
          <table:table-cell table:style-name="Default" office:value-type="float" office:value="0.480836" calcext:value-type="float">
            <text:p>0.480836</text:p>
          </table:table-cell>
          <table:table-cell table:style-name="Default" office:value-type="float" office:value="0.506438" calcext:value-type="float">
            <text:p>0.506438</text:p>
          </table:table-cell>
          <table:table-cell office:value-type="float" office:value="0.518799" calcext:value-type="float">
            <text:p>0.518799</text:p>
          </table:table-cell>
          <table:table-cell office:value-type="float" office:value="0.473611" calcext:value-type="float">
            <text:p>0.473611</text:p>
          </table:table-cell>
          <table:table-cell table:number-columns-repeated="58"/>
        </table:table-row>
        <table:table-row table:style-name="ro1">
          <table:table-cell office:value-type="float" office:value="0.454246" calcext:value-type="float">
            <text:p>0.454246</text:p>
          </table:table-cell>
          <table:table-cell office:value-type="float" office:value="0.522712" calcext:value-type="float">
            <text:p>0.522712</text:p>
          </table:table-cell>
          <table:table-cell table:style-name="Default" office:value-type="float" office:value="0.480806" calcext:value-type="float">
            <text:p>0.480806</text:p>
          </table:table-cell>
          <table:table-cell table:style-name="Default" office:value-type="float" office:value="0.506406" calcext:value-type="float">
            <text:p>0.506406</text:p>
          </table:table-cell>
          <table:table-cell office:value-type="float" office:value="0.518742" calcext:value-type="float">
            <text:p>0.518742</text:p>
          </table:table-cell>
          <table:table-cell office:value-type="float" office:value="0.473568" calcext:value-type="float">
            <text:p>0.473568</text:p>
          </table:table-cell>
          <table:table-cell table:number-columns-repeated="58"/>
        </table:table-row>
        <table:table-row table:style-name="ro1">
          <table:table-cell office:value-type="float" office:value="0.454219" calcext:value-type="float">
            <text:p>0.454219</text:p>
          </table:table-cell>
          <table:table-cell office:value-type="float" office:value="0.522693" calcext:value-type="float">
            <text:p>0.522693</text:p>
          </table:table-cell>
          <table:table-cell table:style-name="Default" office:value-type="float" office:value="0.480777" calcext:value-type="float">
            <text:p>0.480777</text:p>
          </table:table-cell>
          <table:table-cell table:style-name="Default" office:value-type="float" office:value="0.506375" calcext:value-type="float">
            <text:p>0.506375</text:p>
          </table:table-cell>
          <table:table-cell office:value-type="float" office:value="0.518685" calcext:value-type="float">
            <text:p>0.518685</text:p>
          </table:table-cell>
          <table:table-cell office:value-type="float" office:value="0.473525" calcext:value-type="float">
            <text:p>0.473525</text:p>
          </table:table-cell>
          <table:table-cell table:number-columns-repeated="58"/>
        </table:table-row>
        <table:table-row table:style-name="ro1">
          <table:table-cell office:value-type="float" office:value="0.454189" calcext:value-type="float">
            <text:p>0.454189</text:p>
          </table:table-cell>
          <table:table-cell office:value-type="float" office:value="0.522678" calcext:value-type="float">
            <text:p>0.522678</text:p>
          </table:table-cell>
          <table:table-cell table:style-name="Default" office:value-type="float" office:value="0.480747" calcext:value-type="float">
            <text:p>0.480747</text:p>
          </table:table-cell>
          <table:table-cell table:style-name="Default" office:value-type="float" office:value="0.506343" calcext:value-type="float">
            <text:p>0.506343</text:p>
          </table:table-cell>
          <table:table-cell office:value-type="float" office:value="0.518628" calcext:value-type="float">
            <text:p>0.518628</text:p>
          </table:table-cell>
          <table:table-cell office:value-type="float" office:value="0.473481" calcext:value-type="float">
            <text:p>0.473481</text:p>
          </table:table-cell>
          <table:table-cell table:number-columns-repeated="58"/>
        </table:table-row>
        <table:table-row table:style-name="ro1">
          <table:table-cell office:value-type="float" office:value="0.454153" calcext:value-type="float">
            <text:p>0.454153</text:p>
          </table:table-cell>
          <table:table-cell office:value-type="float" office:value="0.522659" calcext:value-type="float">
            <text:p>0.522659</text:p>
          </table:table-cell>
          <table:table-cell table:style-name="Default" office:value-type="float" office:value="0.480717" calcext:value-type="float">
            <text:p>0.480717</text:p>
          </table:table-cell>
          <table:table-cell table:style-name="Default" office:value-type="float" office:value="0.506312" calcext:value-type="float">
            <text:p>0.506312</text:p>
          </table:table-cell>
          <table:table-cell office:value-type="float" office:value="0.518571" calcext:value-type="float">
            <text:p>0.518571</text:p>
          </table:table-cell>
          <table:table-cell office:value-type="float" office:value="0.473438" calcext:value-type="float">
            <text:p>0.473438</text:p>
          </table:table-cell>
          <table:table-cell table:number-columns-repeated="58"/>
        </table:table-row>
        <table:table-row table:style-name="ro1">
          <table:table-cell office:value-type="float" office:value="0.454127" calcext:value-type="float">
            <text:p>0.454127</text:p>
          </table:table-cell>
          <table:table-cell office:value-type="float" office:value="0.522644" calcext:value-type="float">
            <text:p>0.522644</text:p>
          </table:table-cell>
          <table:table-cell table:style-name="Default" office:value-type="float" office:value="0.480687" calcext:value-type="float">
            <text:p>0.480687</text:p>
          </table:table-cell>
          <table:table-cell table:style-name="Default" office:value-type="float" office:value="0.506281" calcext:value-type="float">
            <text:p>0.506281</text:p>
          </table:table-cell>
          <table:table-cell office:value-type="float" office:value="0.518515" calcext:value-type="float">
            <text:p>0.518515</text:p>
          </table:table-cell>
          <table:table-cell office:value-type="float" office:value="0.473396" calcext:value-type="float">
            <text:p>0.473396</text:p>
          </table:table-cell>
          <table:table-cell table:number-columns-repeated="58"/>
        </table:table-row>
        <table:table-row table:style-name="ro1">
          <table:table-cell office:value-type="float" office:value="0.454101" calcext:value-type="float">
            <text:p>0.454101</text:p>
          </table:table-cell>
          <table:table-cell office:value-type="float" office:value="0.522622" calcext:value-type="float">
            <text:p>0.522622</text:p>
          </table:table-cell>
          <table:table-cell table:style-name="Default" office:value-type="float" office:value="0.480674" calcext:value-type="float">
            <text:p>0.480674</text:p>
          </table:table-cell>
          <table:table-cell table:style-name="Default" office:value-type="float" office:value="0.506255" calcext:value-type="float">
            <text:p>0.506255</text:p>
          </table:table-cell>
          <table:table-cell office:value-type="float" office:value="0.518459" calcext:value-type="float">
            <text:p>0.518459</text:p>
          </table:table-cell>
          <table:table-cell office:value-type="float" office:value="0.473352" calcext:value-type="float">
            <text:p>0.473352</text:p>
          </table:table-cell>
          <table:table-cell table:number-columns-repeated="58"/>
        </table:table-row>
        <table:table-row table:style-name="ro1">
          <table:table-cell office:value-type="float" office:value="0.454069" calcext:value-type="float">
            <text:p>0.454069</text:p>
          </table:table-cell>
          <table:table-cell office:value-type="float" office:value="0.522608" calcext:value-type="float">
            <text:p>0.522608</text:p>
          </table:table-cell>
          <table:table-cell table:style-name="Default" office:value-type="float" office:value="0.480646" calcext:value-type="float">
            <text:p>0.480646</text:p>
          </table:table-cell>
          <table:table-cell table:style-name="Default" office:value-type="float" office:value="0.506226" calcext:value-type="float">
            <text:p>0.506226</text:p>
          </table:table-cell>
          <table:table-cell office:value-type="float" office:value="0.518403" calcext:value-type="float">
            <text:p>0.518403</text:p>
          </table:table-cell>
          <table:table-cell office:value-type="float" office:value="0.473309" calcext:value-type="float">
            <text:p>0.473309</text:p>
          </table:table-cell>
          <table:table-cell table:number-columns-repeated="58"/>
        </table:table-row>
        <table:table-row table:style-name="ro1">
          <table:table-cell office:value-type="float" office:value="0.454042" calcext:value-type="float">
            <text:p>0.454042</text:p>
          </table:table-cell>
          <table:table-cell office:value-type="float" office:value="0.522586" calcext:value-type="float">
            <text:p>0.522586</text:p>
          </table:table-cell>
          <table:table-cell table:style-name="Default" office:value-type="float" office:value="0.480619" calcext:value-type="float">
            <text:p>0.480619</text:p>
          </table:table-cell>
          <table:table-cell table:style-name="Default" office:value-type="float" office:value="0.506192" calcext:value-type="float">
            <text:p>0.506192</text:p>
          </table:table-cell>
          <table:table-cell office:value-type="float" office:value="0.518347" calcext:value-type="float">
            <text:p>0.518347</text:p>
          </table:table-cell>
          <table:table-cell office:value-type="float" office:value="0.473266" calcext:value-type="float">
            <text:p>0.473266</text:p>
          </table:table-cell>
          <table:table-cell table:number-columns-repeated="58"/>
        </table:table-row>
        <table:table-row table:style-name="ro1">
          <table:table-cell office:value-type="float" office:value="0.454014" calcext:value-type="float">
            <text:p>0.454014</text:p>
          </table:table-cell>
          <table:table-cell office:value-type="float" office:value="0.522573" calcext:value-type="float">
            <text:p>0.522573</text:p>
          </table:table-cell>
          <table:table-cell table:style-name="Default" office:value-type="float" office:value="0.480588" calcext:value-type="float">
            <text:p>0.480588</text:p>
          </table:table-cell>
          <table:table-cell table:style-name="Default" office:value-type="float" office:value="0.506162" calcext:value-type="float">
            <text:p>0.506162</text:p>
          </table:table-cell>
          <table:table-cell office:value-type="float" office:value="0.518291" calcext:value-type="float">
            <text:p>0.518291</text:p>
          </table:table-cell>
          <table:table-cell office:value-type="float" office:value="0.473222" calcext:value-type="float">
            <text:p>0.473222</text:p>
          </table:table-cell>
          <table:table-cell table:number-columns-repeated="58"/>
        </table:table-row>
        <table:table-row table:style-name="ro1">
          <table:table-cell office:value-type="float" office:value="0.453987" calcext:value-type="float">
            <text:p>0.453987</text:p>
          </table:table-cell>
          <table:table-cell office:value-type="float" office:value="0.52256" calcext:value-type="float">
            <text:p>0.52256</text:p>
          </table:table-cell>
          <table:table-cell table:style-name="Default" office:value-type="float" office:value="0.480559" calcext:value-type="float">
            <text:p>0.480559</text:p>
          </table:table-cell>
          <table:table-cell table:style-name="Default" office:value-type="float" office:value="0.506133" calcext:value-type="float">
            <text:p>0.506133</text:p>
          </table:table-cell>
          <table:table-cell office:value-type="float" office:value="0.518236" calcext:value-type="float">
            <text:p>0.518236</text:p>
          </table:table-cell>
          <table:table-cell office:value-type="float" office:value="0.473179" calcext:value-type="float">
            <text:p>0.473179</text:p>
          </table:table-cell>
          <table:table-cell table:number-columns-repeated="58"/>
        </table:table-row>
        <table:table-row table:style-name="ro1">
          <table:table-cell office:value-type="float" office:value="0.453956" calcext:value-type="float">
            <text:p>0.453956</text:p>
          </table:table-cell>
          <table:table-cell office:value-type="float" office:value="0.522538" calcext:value-type="float">
            <text:p>0.522538</text:p>
          </table:table-cell>
          <table:table-cell table:style-name="Default" office:value-type="float" office:value="0.480528" calcext:value-type="float">
            <text:p>0.480528</text:p>
          </table:table-cell>
          <table:table-cell table:style-name="Default" office:value-type="float" office:value="0.506102" calcext:value-type="float">
            <text:p>0.506102</text:p>
          </table:table-cell>
          <table:table-cell office:value-type="float" office:value="0.518181" calcext:value-type="float">
            <text:p>0.518181</text:p>
          </table:table-cell>
          <table:table-cell office:value-type="float" office:value="0.473136" calcext:value-type="float">
            <text:p>0.473136</text:p>
          </table:table-cell>
          <table:table-cell table:number-columns-repeated="58"/>
        </table:table-row>
        <table:table-row table:style-name="ro1">
          <table:table-cell office:value-type="float" office:value="0.453926" calcext:value-type="float">
            <text:p>0.453926</text:p>
          </table:table-cell>
          <table:table-cell office:value-type="float" office:value="0.522526" calcext:value-type="float">
            <text:p>0.522526</text:p>
          </table:table-cell>
          <table:table-cell table:style-name="Default" office:value-type="float" office:value="0.480501" calcext:value-type="float">
            <text:p>0.480501</text:p>
          </table:table-cell>
          <table:table-cell table:style-name="Default" office:value-type="float" office:value="0.506072" calcext:value-type="float">
            <text:p>0.506072</text:p>
          </table:table-cell>
          <table:table-cell office:value-type="float" office:value="0.518126" calcext:value-type="float">
            <text:p>0.518126</text:p>
          </table:table-cell>
          <table:table-cell office:value-type="float" office:value="0.473093" calcext:value-type="float">
            <text:p>0.473093</text:p>
          </table:table-cell>
          <table:table-cell table:number-columns-repeated="58"/>
        </table:table-row>
        <table:table-row table:style-name="ro1">
          <table:table-cell office:value-type="float" office:value="0.453899" calcext:value-type="float">
            <text:p>0.453899</text:p>
          </table:table-cell>
          <table:table-cell office:value-type="float" office:value="0.522505" calcext:value-type="float">
            <text:p>0.522505</text:p>
          </table:table-cell>
          <table:table-cell table:style-name="Default" office:value-type="float" office:value="0.48047" calcext:value-type="float">
            <text:p>0.48047</text:p>
          </table:table-cell>
          <table:table-cell table:style-name="Default" office:value-type="float" office:value="0.506042" calcext:value-type="float">
            <text:p>0.506042</text:p>
          </table:table-cell>
          <table:table-cell office:value-type="float" office:value="0.518071" calcext:value-type="float">
            <text:p>0.518071</text:p>
          </table:table-cell>
          <table:table-cell office:value-type="float" office:value="0.47305" calcext:value-type="float">
            <text:p>0.47305</text:p>
          </table:table-cell>
          <table:table-cell table:number-columns-repeated="58"/>
        </table:table-row>
        <table:table-row table:style-name="ro1">
          <table:table-cell office:value-type="float" office:value="0.453868" calcext:value-type="float">
            <text:p>0.453868</text:p>
          </table:table-cell>
          <table:table-cell office:value-type="float" office:value="0.522491" calcext:value-type="float">
            <text:p>0.522491</text:p>
          </table:table-cell>
          <table:table-cell table:style-name="Default" office:value-type="float" office:value="0.480441" calcext:value-type="float">
            <text:p>0.480441</text:p>
          </table:table-cell>
          <table:table-cell table:style-name="Default" office:value-type="float" office:value="0.50601" calcext:value-type="float">
            <text:p>0.50601</text:p>
          </table:table-cell>
          <table:table-cell office:value-type="float" office:value="0.518017" calcext:value-type="float">
            <text:p>0.518017</text:p>
          </table:table-cell>
          <table:table-cell office:value-type="float" office:value="0.473007" calcext:value-type="float">
            <text:p>0.473007</text:p>
          </table:table-cell>
          <table:table-cell table:number-columns-repeated="58"/>
        </table:table-row>
        <table:table-row table:style-name="ro1">
          <table:table-cell office:value-type="float" office:value="0.453842" calcext:value-type="float">
            <text:p>0.453842</text:p>
          </table:table-cell>
          <table:table-cell office:value-type="float" office:value="0.522478" calcext:value-type="float">
            <text:p>0.522478</text:p>
          </table:table-cell>
          <table:table-cell table:style-name="Default" office:value-type="float" office:value="0.48041" calcext:value-type="float">
            <text:p>0.48041</text:p>
          </table:table-cell>
          <table:table-cell table:style-name="Default" office:value-type="float" office:value="0.505979" calcext:value-type="float">
            <text:p>0.505979</text:p>
          </table:table-cell>
          <table:table-cell office:value-type="float" office:value="0.517962" calcext:value-type="float">
            <text:p>0.517962</text:p>
          </table:table-cell>
          <table:table-cell office:value-type="float" office:value="0.472964" calcext:value-type="float">
            <text:p>0.472964</text:p>
          </table:table-cell>
          <table:table-cell table:number-columns-repeated="58"/>
        </table:table-row>
        <table:table-row table:style-name="ro1">
          <table:table-cell office:value-type="float" office:value="0.453815" calcext:value-type="float">
            <text:p>0.453815</text:p>
          </table:table-cell>
          <table:table-cell office:value-type="float" office:value="0.522463" calcext:value-type="float">
            <text:p>0.522463</text:p>
          </table:table-cell>
          <table:table-cell table:style-name="Default" office:value-type="float" office:value="0.480382" calcext:value-type="float">
            <text:p>0.480382</text:p>
          </table:table-cell>
          <table:table-cell table:style-name="Default" office:value-type="float" office:value="0.505938" calcext:value-type="float">
            <text:p>0.505938</text:p>
          </table:table-cell>
          <table:table-cell office:value-type="float" office:value="0.517909" calcext:value-type="float">
            <text:p>0.517909</text:p>
          </table:table-cell>
          <table:table-cell office:value-type="float" office:value="0.472922" calcext:value-type="float">
            <text:p>0.472922</text:p>
          </table:table-cell>
          <table:table-cell table:number-columns-repeated="58"/>
        </table:table-row>
        <table:table-row table:style-name="ro1">
          <table:table-cell office:value-type="float" office:value="0.453784" calcext:value-type="float">
            <text:p>0.453784</text:p>
          </table:table-cell>
          <table:table-cell office:value-type="float" office:value="0.522442" calcext:value-type="float">
            <text:p>0.522442</text:p>
          </table:table-cell>
          <table:table-cell table:style-name="Default" office:value-type="float" office:value="0.480344" calcext:value-type="float">
            <text:p>0.480344</text:p>
          </table:table-cell>
          <table:table-cell table:style-name="Default" office:value-type="float" office:value="0.505907" calcext:value-type="float">
            <text:p>0.505907</text:p>
          </table:table-cell>
          <table:table-cell office:value-type="float" office:value="0.517854" calcext:value-type="float">
            <text:p>0.517854</text:p>
          </table:table-cell>
          <table:table-cell office:value-type="float" office:value="0.47288" calcext:value-type="float">
            <text:p>0.47288</text:p>
          </table:table-cell>
          <table:table-cell table:number-columns-repeated="58"/>
        </table:table-row>
        <table:table-row table:style-name="ro1">
          <table:table-cell office:value-type="float" office:value="0.453757" calcext:value-type="float">
            <text:p>0.453757</text:p>
          </table:table-cell>
          <table:table-cell office:value-type="float" office:value="0.522428" calcext:value-type="float">
            <text:p>0.522428</text:p>
          </table:table-cell>
          <table:table-cell table:style-name="Default" office:value-type="float" office:value="0.480313" calcext:value-type="float">
            <text:p>0.480313</text:p>
          </table:table-cell>
          <table:table-cell table:style-name="Default" office:value-type="float" office:value="0.505876" calcext:value-type="float">
            <text:p>0.505876</text:p>
          </table:table-cell>
          <table:table-cell office:value-type="float" office:value="0.517801" calcext:value-type="float">
            <text:p>0.517801</text:p>
          </table:table-cell>
          <table:table-cell office:value-type="float" office:value="0.472837" calcext:value-type="float">
            <text:p>0.472837</text:p>
          </table:table-cell>
          <table:table-cell table:number-columns-repeated="58"/>
        </table:table-row>
        <table:table-row table:style-name="ro1">
          <table:table-cell office:value-type="float" office:value="0.453753" calcext:value-type="float">
            <text:p>0.453753</text:p>
          </table:table-cell>
          <table:table-cell office:value-type="float" office:value="0.522418" calcext:value-type="float">
            <text:p>0.522418</text:p>
          </table:table-cell>
          <table:table-cell table:style-name="Default" office:value-type="float" office:value="0.480281" calcext:value-type="float">
            <text:p>0.480281</text:p>
          </table:table-cell>
          <table:table-cell table:style-name="Default" office:value-type="float" office:value="0.505844" calcext:value-type="float">
            <text:p>0.505844</text:p>
          </table:table-cell>
          <table:table-cell office:value-type="float" office:value="0.517748" calcext:value-type="float">
            <text:p>0.517748</text:p>
          </table:table-cell>
          <table:table-cell office:value-type="float" office:value="0.472795" calcext:value-type="float">
            <text:p>0.472795</text:p>
          </table:table-cell>
          <table:table-cell table:number-columns-repeated="58"/>
        </table:table-row>
        <table:table-row table:style-name="ro1">
          <table:table-cell office:value-type="float" office:value="0.453698" calcext:value-type="float">
            <text:p>0.453698</text:p>
          </table:table-cell>
          <table:table-cell office:value-type="float" office:value="0.5224" calcext:value-type="float">
            <text:p>0.5224</text:p>
          </table:table-cell>
          <table:table-cell table:style-name="Default" office:value-type="float" office:value="0.480247" calcext:value-type="float">
            <text:p>0.480247</text:p>
          </table:table-cell>
          <table:table-cell table:style-name="Default" office:value-type="float" office:value="0.505813" calcext:value-type="float">
            <text:p>0.505813</text:p>
          </table:table-cell>
          <table:table-cell office:value-type="float" office:value="0.517695" calcext:value-type="float">
            <text:p>0.517695</text:p>
          </table:table-cell>
          <table:table-cell office:value-type="float" office:value="0.472753" calcext:value-type="float">
            <text:p>0.472753</text:p>
          </table:table-cell>
          <table:table-cell table:number-columns-repeated="58"/>
        </table:table-row>
        <table:table-row table:style-name="ro1">
          <table:table-cell office:value-type="float" office:value="0.453696" calcext:value-type="float">
            <text:p>0.453696</text:p>
          </table:table-cell>
          <table:table-cell office:value-type="float" office:value="0.522388" calcext:value-type="float">
            <text:p>0.522388</text:p>
          </table:table-cell>
          <table:table-cell table:style-name="Default" office:value-type="float" office:value="0.480214" calcext:value-type="float">
            <text:p>0.480214</text:p>
          </table:table-cell>
          <table:table-cell table:style-name="Default" office:value-type="float" office:value="0.50578" calcext:value-type="float">
            <text:p>0.50578</text:p>
          </table:table-cell>
          <table:table-cell office:value-type="float" office:value="0.517642" calcext:value-type="float">
            <text:p>0.517642</text:p>
          </table:table-cell>
          <table:table-cell office:value-type="float" office:value="0.472711" calcext:value-type="float">
            <text:p>0.472711</text:p>
          </table:table-cell>
          <table:table-cell table:number-columns-repeated="58"/>
        </table:table-row>
        <table:table-row table:style-name="ro1">
          <table:table-cell office:value-type="float" office:value="0.453665" calcext:value-type="float">
            <text:p>0.453665</text:p>
          </table:table-cell>
          <table:table-cell office:value-type="float" office:value="0.522373" calcext:value-type="float">
            <text:p>0.522373</text:p>
          </table:table-cell>
          <table:table-cell table:style-name="Default" office:value-type="float" office:value="0.480184" calcext:value-type="float">
            <text:p>0.480184</text:p>
          </table:table-cell>
          <table:table-cell table:style-name="Default" office:value-type="float" office:value="0.505748" calcext:value-type="float">
            <text:p>0.505748</text:p>
          </table:table-cell>
          <table:table-cell office:value-type="float" office:value="0.517588" calcext:value-type="float">
            <text:p>0.517588</text:p>
          </table:table-cell>
          <table:table-cell office:value-type="float" office:value="0.472668" calcext:value-type="float">
            <text:p>0.472668</text:p>
          </table:table-cell>
          <table:table-cell table:number-columns-repeated="58"/>
        </table:table-row>
        <table:table-row table:style-name="ro1">
          <table:table-cell office:value-type="float" office:value="0.453636" calcext:value-type="float">
            <text:p>0.453636</text:p>
          </table:table-cell>
          <table:table-cell office:value-type="float" office:value="0.522357" calcext:value-type="float">
            <text:p>0.522357</text:p>
          </table:table-cell>
          <table:table-cell table:style-name="Default" office:value-type="float" office:value="0.480153" calcext:value-type="float">
            <text:p>0.480153</text:p>
          </table:table-cell>
          <table:table-cell table:style-name="Default" office:value-type="float" office:value="0.505714" calcext:value-type="float">
            <text:p>0.505714</text:p>
          </table:table-cell>
          <table:table-cell office:value-type="float" office:value="0.517535" calcext:value-type="float">
            <text:p>0.517535</text:p>
          </table:table-cell>
          <table:table-cell office:value-type="float" office:value="0.472626" calcext:value-type="float">
            <text:p>0.472626</text:p>
          </table:table-cell>
          <table:table-cell table:number-columns-repeated="58"/>
        </table:table-row>
        <table:table-row table:style-name="ro1">
          <table:table-cell office:value-type="float" office:value="0.453607" calcext:value-type="float">
            <text:p>0.453607</text:p>
          </table:table-cell>
          <table:table-cell office:value-type="float" office:value="0.52234" calcext:value-type="float">
            <text:p>0.52234</text:p>
          </table:table-cell>
          <table:table-cell table:style-name="Default" office:value-type="float" office:value="0.480122" calcext:value-type="float">
            <text:p>0.480122</text:p>
          </table:table-cell>
          <table:table-cell table:style-name="Default" office:value-type="float" office:value="0.505681" calcext:value-type="float">
            <text:p>0.505681</text:p>
          </table:table-cell>
          <table:table-cell office:value-type="float" office:value="0.517482" calcext:value-type="float">
            <text:p>0.517482</text:p>
          </table:table-cell>
          <table:table-cell office:value-type="float" office:value="0.472584" calcext:value-type="float">
            <text:p>0.472584</text:p>
          </table:table-cell>
          <table:table-cell table:number-columns-repeated="58"/>
        </table:table-row>
        <table:table-row table:style-name="ro1">
          <table:table-cell office:value-type="float" office:value="0.453577" calcext:value-type="float">
            <text:p>0.453577</text:p>
          </table:table-cell>
          <table:table-cell office:value-type="float" office:value="0.522324" calcext:value-type="float">
            <text:p>0.522324</text:p>
          </table:table-cell>
          <table:table-cell table:style-name="Default" office:value-type="float" office:value="0.480092" calcext:value-type="float">
            <text:p>0.480092</text:p>
          </table:table-cell>
          <table:table-cell table:style-name="Default" office:value-type="float" office:value="0.505648" calcext:value-type="float">
            <text:p>0.505648</text:p>
          </table:table-cell>
          <table:table-cell office:value-type="float" office:value="0.517429" calcext:value-type="float">
            <text:p>0.517429</text:p>
          </table:table-cell>
          <table:table-cell office:value-type="float" office:value="0.472542" calcext:value-type="float">
            <text:p>0.472542</text:p>
          </table:table-cell>
          <table:table-cell table:number-columns-repeated="58"/>
        </table:table-row>
        <table:table-row table:style-name="ro1">
          <table:table-cell office:value-type="float" office:value="0.453549" calcext:value-type="float">
            <text:p>0.453549</text:p>
          </table:table-cell>
          <table:table-cell office:value-type="float" office:value="0.522307" calcext:value-type="float">
            <text:p>0.522307</text:p>
          </table:table-cell>
          <table:table-cell table:style-name="Default" office:value-type="float" office:value="0.480058" calcext:value-type="float">
            <text:p>0.480058</text:p>
          </table:table-cell>
          <table:table-cell table:style-name="Default" office:value-type="float" office:value="0.505614" calcext:value-type="float">
            <text:p>0.505614</text:p>
          </table:table-cell>
          <table:table-cell office:value-type="float" office:value="0.517377" calcext:value-type="float">
            <text:p>0.517377</text:p>
          </table:table-cell>
          <table:table-cell office:value-type="float" office:value="0.472501" calcext:value-type="float">
            <text:p>0.472501</text:p>
          </table:table-cell>
          <table:table-cell table:number-columns-repeated="58"/>
        </table:table-row>
        <table:table-row table:style-name="ro1">
          <table:table-cell office:value-type="float" office:value="0.45352" calcext:value-type="float">
            <text:p>0.45352</text:p>
          </table:table-cell>
          <table:table-cell office:value-type="float" office:value="0.522291" calcext:value-type="float">
            <text:p>0.522291</text:p>
          </table:table-cell>
          <table:table-cell table:style-name="Default" office:value-type="float" office:value="0.480028" calcext:value-type="float">
            <text:p>0.480028</text:p>
          </table:table-cell>
          <table:table-cell table:style-name="Default" office:value-type="float" office:value="0.505581" calcext:value-type="float">
            <text:p>0.505581</text:p>
          </table:table-cell>
          <table:table-cell office:value-type="float" office:value="0.517324" calcext:value-type="float">
            <text:p>0.517324</text:p>
          </table:table-cell>
          <table:table-cell office:value-type="float" office:value="0.47246" calcext:value-type="float">
            <text:p>0.47246</text:p>
          </table:table-cell>
          <table:table-cell table:number-columns-repeated="58"/>
        </table:table-row>
        <table:table-row table:style-name="ro1">
          <table:table-cell office:value-type="float" office:value="0.453492" calcext:value-type="float">
            <text:p>0.453492</text:p>
          </table:table-cell>
          <table:table-cell office:value-type="float" office:value="0.522275" calcext:value-type="float">
            <text:p>0.522275</text:p>
          </table:table-cell>
          <table:table-cell table:style-name="Default" office:value-type="float" office:value="0.479997" calcext:value-type="float">
            <text:p>0.479997</text:p>
          </table:table-cell>
          <table:table-cell table:style-name="Default" office:value-type="float" office:value="0.505548" calcext:value-type="float">
            <text:p>0.505548</text:p>
          </table:table-cell>
          <table:table-cell office:value-type="float" office:value="0.517272" calcext:value-type="float">
            <text:p>0.517272</text:p>
          </table:table-cell>
          <table:table-cell office:value-type="float" office:value="0.472419" calcext:value-type="float">
            <text:p>0.472419</text:p>
          </table:table-cell>
          <table:table-cell table:number-columns-repeated="58"/>
        </table:table-row>
        <table:table-row table:style-name="ro1">
          <table:table-cell office:value-type="float" office:value="0.453464" calcext:value-type="float">
            <text:p>0.453464</text:p>
          </table:table-cell>
          <table:table-cell office:value-type="float" office:value="0.522259" calcext:value-type="float">
            <text:p>0.522259</text:p>
          </table:table-cell>
          <table:table-cell table:style-name="Default" office:value-type="float" office:value="0.479967" calcext:value-type="float">
            <text:p>0.479967</text:p>
          </table:table-cell>
          <table:table-cell table:style-name="Default" office:value-type="float" office:value="0.505515" calcext:value-type="float">
            <text:p>0.505515</text:p>
          </table:table-cell>
          <table:table-cell office:value-type="float" office:value="0.517221" calcext:value-type="float">
            <text:p>0.517221</text:p>
          </table:table-cell>
          <table:table-cell office:value-type="float" office:value="0.472378" calcext:value-type="float">
            <text:p>0.472378</text:p>
          </table:table-cell>
          <table:table-cell table:number-columns-repeated="58"/>
        </table:table-row>
        <table:table-row table:style-name="ro1">
          <table:table-cell office:value-type="float" office:value="0.453436" calcext:value-type="float">
            <text:p>0.453436</text:p>
          </table:table-cell>
          <table:table-cell office:value-type="float" office:value="0.522242" calcext:value-type="float">
            <text:p>0.522242</text:p>
          </table:table-cell>
          <table:table-cell table:style-name="Default" office:value-type="float" office:value="0.479937" calcext:value-type="float">
            <text:p>0.479937</text:p>
          </table:table-cell>
          <table:table-cell table:style-name="Default" office:value-type="float" office:value="0.505482" calcext:value-type="float">
            <text:p>0.505482</text:p>
          </table:table-cell>
          <table:table-cell office:value-type="float" office:value="0.517169" calcext:value-type="float">
            <text:p>0.517169</text:p>
          </table:table-cell>
          <table:table-cell office:value-type="float" office:value="0.47233" calcext:value-type="float">
            <text:p>0.47233</text:p>
          </table:table-cell>
          <table:table-cell table:number-columns-repeated="58"/>
        </table:table-row>
        <table:table-row table:style-name="ro1">
          <table:table-cell office:value-type="float" office:value="0.453408" calcext:value-type="float">
            <text:p>0.453408</text:p>
          </table:table-cell>
          <table:table-cell office:value-type="float" office:value="0.522226" calcext:value-type="float">
            <text:p>0.522226</text:p>
          </table:table-cell>
          <table:table-cell table:style-name="Default" office:value-type="float" office:value="0.479887" calcext:value-type="float">
            <text:p>0.479887</text:p>
          </table:table-cell>
          <table:table-cell table:style-name="Default" office:value-type="float" office:value="0.505444" calcext:value-type="float">
            <text:p>0.505444</text:p>
          </table:table-cell>
          <table:table-cell office:value-type="float" office:value="0.517118" calcext:value-type="float">
            <text:p>0.517118</text:p>
          </table:table-cell>
          <table:table-cell office:value-type="float" office:value="0.472288" calcext:value-type="float">
            <text:p>0.472288</text:p>
          </table:table-cell>
          <table:table-cell table:number-columns-repeated="58"/>
        </table:table-row>
        <table:table-row table:style-name="ro1">
          <table:table-cell office:value-type="float" office:value="0.45338" calcext:value-type="float">
            <text:p>0.45338</text:p>
          </table:table-cell>
          <table:table-cell office:value-type="float" office:value="0.52221" calcext:value-type="float">
            <text:p>0.52221</text:p>
          </table:table-cell>
          <table:table-cell table:style-name="Default" office:value-type="float" office:value="0.479858" calcext:value-type="float">
            <text:p>0.479858</text:p>
          </table:table-cell>
          <table:table-cell table:style-name="Default" office:value-type="float" office:value="0.505408" calcext:value-type="float">
            <text:p>0.505408</text:p>
          </table:table-cell>
          <table:table-cell office:value-type="float" office:value="0.517066" calcext:value-type="float">
            <text:p>0.517066</text:p>
          </table:table-cell>
          <table:table-cell office:value-type="float" office:value="0.472246" calcext:value-type="float">
            <text:p>0.472246</text:p>
          </table:table-cell>
          <table:table-cell table:number-columns-repeated="58"/>
        </table:table-row>
        <table:table-row table:style-name="ro1">
          <table:table-cell office:value-type="float" office:value="0.453353" calcext:value-type="float">
            <text:p>0.453353</text:p>
          </table:table-cell>
          <table:table-cell office:value-type="float" office:value="0.522194" calcext:value-type="float">
            <text:p>0.522194</text:p>
          </table:table-cell>
          <table:table-cell table:style-name="Default" office:value-type="float" office:value="0.479828" calcext:value-type="float">
            <text:p>0.479828</text:p>
          </table:table-cell>
          <table:table-cell table:style-name="Default" office:value-type="float" office:value="0.505373" calcext:value-type="float">
            <text:p>0.505373</text:p>
          </table:table-cell>
          <table:table-cell office:value-type="float" office:value="0.517013" calcext:value-type="float">
            <text:p>0.517013</text:p>
          </table:table-cell>
          <table:table-cell office:value-type="float" office:value="0.472205" calcext:value-type="float">
            <text:p>0.472205</text:p>
          </table:table-cell>
          <table:table-cell table:number-columns-repeated="58"/>
        </table:table-row>
        <table:table-row table:style-name="ro1">
          <table:table-cell office:value-type="float" office:value="0.453325" calcext:value-type="float">
            <text:p>0.453325</text:p>
          </table:table-cell>
          <table:table-cell office:value-type="float" office:value="0.522178" calcext:value-type="float">
            <text:p>0.522178</text:p>
          </table:table-cell>
          <table:table-cell table:style-name="Default" office:value-type="float" office:value="0.479798" calcext:value-type="float">
            <text:p>0.479798</text:p>
          </table:table-cell>
          <table:table-cell table:style-name="Default" office:value-type="float" office:value="0.50534" calcext:value-type="float">
            <text:p>0.50534</text:p>
          </table:table-cell>
          <table:table-cell office:value-type="float" office:value="0.516961" calcext:value-type="float">
            <text:p>0.516961</text:p>
          </table:table-cell>
          <table:table-cell office:value-type="float" office:value="0.472165" calcext:value-type="float">
            <text:p>0.472165</text:p>
          </table:table-cell>
          <table:table-cell table:number-columns-repeated="58"/>
        </table:table-row>
        <table:table-row table:style-name="ro1">
          <table:table-cell office:value-type="float" office:value="0.453297" calcext:value-type="float">
            <text:p>0.453297</text:p>
          </table:table-cell>
          <table:table-cell office:value-type="float" office:value="0.522162" calcext:value-type="float">
            <text:p>0.522162</text:p>
          </table:table-cell>
          <table:table-cell table:style-name="Default" office:value-type="float" office:value="0.479768" calcext:value-type="float">
            <text:p>0.479768</text:p>
          </table:table-cell>
          <table:table-cell table:style-name="Default" office:value-type="float" office:value="0.505307" calcext:value-type="float">
            <text:p>0.505307</text:p>
          </table:table-cell>
          <table:table-cell office:value-type="float" office:value="0.516909" calcext:value-type="float">
            <text:p>0.516909</text:p>
          </table:table-cell>
          <table:table-cell office:value-type="float" office:value="0.472124" calcext:value-type="float">
            <text:p>0.472124</text:p>
          </table:table-cell>
          <table:table-cell table:number-columns-repeated="58"/>
        </table:table-row>
        <table:table-row table:style-name="ro1">
          <table:table-cell office:value-type="float" office:value="0.453271" calcext:value-type="float">
            <text:p>0.453271</text:p>
          </table:table-cell>
          <table:table-cell office:value-type="float" office:value="0.522144" calcext:value-type="float">
            <text:p>0.522144</text:p>
          </table:table-cell>
          <table:table-cell table:style-name="Default" office:value-type="float" office:value="0.479738" calcext:value-type="float">
            <text:p>0.479738</text:p>
          </table:table-cell>
          <table:table-cell table:style-name="Default" office:value-type="float" office:value="0.505275" calcext:value-type="float">
            <text:p>0.505275</text:p>
          </table:table-cell>
          <table:table-cell office:value-type="float" office:value="0.516858" calcext:value-type="float">
            <text:p>0.516858</text:p>
          </table:table-cell>
          <table:table-cell office:value-type="float" office:value="0.472084" calcext:value-type="float">
            <text:p>0.472084</text:p>
          </table:table-cell>
          <table:table-cell table:number-columns-repeated="58"/>
        </table:table-row>
        <table:table-row table:style-name="ro1">
          <table:table-cell office:value-type="float" office:value="0.453243" calcext:value-type="float">
            <text:p>0.453243</text:p>
          </table:table-cell>
          <table:table-cell office:value-type="float" office:value="0.522127" calcext:value-type="float">
            <text:p>0.522127</text:p>
          </table:table-cell>
          <table:table-cell table:style-name="Default" office:value-type="float" office:value="0.479708" calcext:value-type="float">
            <text:p>0.479708</text:p>
          </table:table-cell>
          <table:table-cell table:style-name="Default" office:value-type="float" office:value="0.50524" calcext:value-type="float">
            <text:p>0.50524</text:p>
          </table:table-cell>
          <table:table-cell office:value-type="float" office:value="0.516807" calcext:value-type="float">
            <text:p>0.516807</text:p>
          </table:table-cell>
          <table:table-cell office:value-type="float" office:value="0.472044" calcext:value-type="float">
            <text:p>0.472044</text:p>
          </table:table-cell>
          <table:table-cell table:number-columns-repeated="58"/>
        </table:table-row>
        <table:table-row table:style-name="ro1">
          <table:table-cell office:value-type="float" office:value="0.453213" calcext:value-type="float">
            <text:p>0.453213</text:p>
          </table:table-cell>
          <table:table-cell office:value-type="float" office:value="0.522114" calcext:value-type="float">
            <text:p>0.522114</text:p>
          </table:table-cell>
          <table:table-cell table:style-name="Default" office:value-type="float" office:value="0.479679" calcext:value-type="float">
            <text:p>0.479679</text:p>
          </table:table-cell>
          <table:table-cell table:style-name="Default" office:value-type="float" office:value="0.505207" calcext:value-type="float">
            <text:p>0.505207</text:p>
          </table:table-cell>
          <table:table-cell office:value-type="float" office:value="0.516756" calcext:value-type="float">
            <text:p>0.516756</text:p>
          </table:table-cell>
          <table:table-cell office:value-type="float" office:value="0.472005" calcext:value-type="float">
            <text:p>0.472005</text:p>
          </table:table-cell>
          <table:table-cell table:number-columns-repeated="58"/>
        </table:table-row>
        <table:table-row table:style-name="ro1">
          <table:table-cell office:value-type="float" office:value="0.453186" calcext:value-type="float">
            <text:p>0.453186</text:p>
          </table:table-cell>
          <table:table-cell office:value-type="float" office:value="0.522099" calcext:value-type="float">
            <text:p>0.522099</text:p>
          </table:table-cell>
          <table:table-cell table:style-name="Default" office:value-type="float" office:value="0.47965" calcext:value-type="float">
            <text:p>0.47965</text:p>
          </table:table-cell>
          <table:table-cell table:style-name="Default" office:value-type="float" office:value="0.505175" calcext:value-type="float">
            <text:p>0.505175</text:p>
          </table:table-cell>
          <table:table-cell office:value-type="float" office:value="0.516706" calcext:value-type="float">
            <text:p>0.516706</text:p>
          </table:table-cell>
          <table:table-cell office:value-type="float" office:value="0.471965" calcext:value-type="float">
            <text:p>0.471965</text:p>
          </table:table-cell>
          <table:table-cell table:number-columns-repeated="58"/>
        </table:table-row>
        <table:table-row table:style-name="ro1">
          <table:table-cell office:value-type="float" office:value="0.453159" calcext:value-type="float">
            <text:p>0.453159</text:p>
          </table:table-cell>
          <table:table-cell office:value-type="float" office:value="0.522083" calcext:value-type="float">
            <text:p>0.522083</text:p>
          </table:table-cell>
          <table:table-cell table:style-name="Default" office:value-type="float" office:value="0.479622" calcext:value-type="float">
            <text:p>0.479622</text:p>
          </table:table-cell>
          <table:table-cell table:style-name="Default" office:value-type="float" office:value="0.505143" calcext:value-type="float">
            <text:p>0.505143</text:p>
          </table:table-cell>
          <table:table-cell office:value-type="float" office:value="0.516655" calcext:value-type="float">
            <text:p>0.516655</text:p>
          </table:table-cell>
          <table:table-cell office:value-type="float" office:value="0.471926" calcext:value-type="float">
            <text:p>0.471926</text:p>
          </table:table-cell>
          <table:table-cell table:number-columns-repeated="58"/>
        </table:table-row>
        <table:table-row table:style-name="ro1">
          <table:table-cell office:value-type="float" office:value="0.453136" calcext:value-type="float">
            <text:p>0.453136</text:p>
          </table:table-cell>
          <table:table-cell office:value-type="float" office:value="0.52207" calcext:value-type="float">
            <text:p>0.52207</text:p>
          </table:table-cell>
          <table:table-cell table:style-name="Default" office:value-type="float" office:value="0.479593" calcext:value-type="float">
            <text:p>0.479593</text:p>
          </table:table-cell>
          <table:table-cell table:style-name="Default" office:value-type="float" office:value="0.505111" calcext:value-type="float">
            <text:p>0.505111</text:p>
          </table:table-cell>
          <table:table-cell office:value-type="float" office:value="0.516605" calcext:value-type="float">
            <text:p>0.516605</text:p>
          </table:table-cell>
          <table:table-cell office:value-type="float" office:value="0.471886" calcext:value-type="float">
            <text:p>0.471886</text:p>
          </table:table-cell>
          <table:table-cell table:number-columns-repeated="58"/>
        </table:table-row>
        <table:table-row table:style-name="ro1">
          <table:table-cell office:value-type="float" office:value="0.453109" calcext:value-type="float">
            <text:p>0.453109</text:p>
          </table:table-cell>
          <table:table-cell office:value-type="float" office:value="0.522057" calcext:value-type="float">
            <text:p>0.522057</text:p>
          </table:table-cell>
          <table:table-cell table:style-name="Default" office:value-type="float" office:value="0.479562" calcext:value-type="float">
            <text:p>0.479562</text:p>
          </table:table-cell>
          <table:table-cell table:style-name="Default" office:value-type="float" office:value="0.505075" calcext:value-type="float">
            <text:p>0.505075</text:p>
          </table:table-cell>
          <table:table-cell office:value-type="float" office:value="0.516555" calcext:value-type="float">
            <text:p>0.516555</text:p>
          </table:table-cell>
          <table:table-cell office:value-type="float" office:value="0.471847" calcext:value-type="float">
            <text:p>0.471847</text:p>
          </table:table-cell>
          <table:table-cell table:number-columns-repeated="58"/>
        </table:table-row>
        <table:table-row table:style-name="ro1">
          <table:table-cell office:value-type="float" office:value="0.453082" calcext:value-type="float">
            <text:p>0.453082</text:p>
          </table:table-cell>
          <table:table-cell office:value-type="float" office:value="0.522043" calcext:value-type="float">
            <text:p>0.522043</text:p>
          </table:table-cell>
          <table:table-cell table:style-name="Default" office:value-type="float" office:value="0.47954" calcext:value-type="float">
            <text:p>0.47954</text:p>
          </table:table-cell>
          <table:table-cell table:style-name="Default" office:value-type="float" office:value="0.505041" calcext:value-type="float">
            <text:p>0.505041</text:p>
          </table:table-cell>
          <table:table-cell office:value-type="float" office:value="0.516505" calcext:value-type="float">
            <text:p>0.516505</text:p>
          </table:table-cell>
          <table:table-cell office:value-type="float" office:value="0.471807" calcext:value-type="float">
            <text:p>0.471807</text:p>
          </table:table-cell>
          <table:table-cell table:number-columns-repeated="58"/>
        </table:table-row>
        <table:table-row table:style-name="ro1">
          <table:table-cell office:value-type="float" office:value="0.453054" calcext:value-type="float">
            <text:p>0.453054</text:p>
          </table:table-cell>
          <table:table-cell office:value-type="float" office:value="0.522029" calcext:value-type="float">
            <text:p>0.522029</text:p>
          </table:table-cell>
          <table:table-cell table:style-name="Default" office:value-type="float" office:value="0.479514" calcext:value-type="float">
            <text:p>0.479514</text:p>
          </table:table-cell>
          <table:table-cell table:style-name="Default" office:value-type="float" office:value="0.505008" calcext:value-type="float">
            <text:p>0.505008</text:p>
          </table:table-cell>
          <table:table-cell office:value-type="float" office:value="0.516455" calcext:value-type="float">
            <text:p>0.516455</text:p>
          </table:table-cell>
          <table:table-cell office:value-type="float" office:value="0.471768" calcext:value-type="float">
            <text:p>0.471768</text:p>
          </table:table-cell>
          <table:table-cell table:number-columns-repeated="58"/>
        </table:table-row>
        <table:table-row table:style-name="ro1">
          <table:table-cell office:value-type="float" office:value="0.453027" calcext:value-type="float">
            <text:p>0.453027</text:p>
          </table:table-cell>
          <table:table-cell office:value-type="float" office:value="0.522014" calcext:value-type="float">
            <text:p>0.522014</text:p>
          </table:table-cell>
          <table:table-cell table:style-name="Default" office:value-type="float" office:value="0.479486" calcext:value-type="float">
            <text:p>0.479486</text:p>
          </table:table-cell>
          <table:table-cell table:style-name="Default" office:value-type="float" office:value="0.504976" calcext:value-type="float">
            <text:p>0.504976</text:p>
          </table:table-cell>
          <table:table-cell office:value-type="float" office:value="0.516406" calcext:value-type="float">
            <text:p>0.516406</text:p>
          </table:table-cell>
          <table:table-cell office:value-type="float" office:value="0.471728" calcext:value-type="float">
            <text:p>0.471728</text:p>
          </table:table-cell>
          <table:table-cell table:number-columns-repeated="58"/>
        </table:table-row>
        <table:table-row table:style-name="ro1">
          <table:table-cell office:value-type="float" office:value="0.453" calcext:value-type="float">
            <text:p>0.453</text:p>
          </table:table-cell>
          <table:table-cell office:value-type="float" office:value="0.521999" calcext:value-type="float">
            <text:p>0.521999</text:p>
          </table:table-cell>
          <table:table-cell table:style-name="Default" office:value-type="float" office:value="0.47946" calcext:value-type="float">
            <text:p>0.47946</text:p>
          </table:table-cell>
          <table:table-cell table:style-name="Default" office:value-type="float" office:value="0.504943" calcext:value-type="float">
            <text:p>0.504943</text:p>
          </table:table-cell>
          <table:table-cell office:value-type="float" office:value="0.516357" calcext:value-type="float">
            <text:p>0.516357</text:p>
          </table:table-cell>
          <table:table-cell office:value-type="float" office:value="0.471689" calcext:value-type="float">
            <text:p>0.471689</text:p>
          </table:table-cell>
          <table:table-cell table:number-columns-repeated="58"/>
        </table:table-row>
        <table:table-row table:style-name="ro1">
          <table:table-cell office:value-type="float" office:value="0.452973" calcext:value-type="float">
            <text:p>0.452973</text:p>
          </table:table-cell>
          <table:table-cell office:value-type="float" office:value="0.521985" calcext:value-type="float">
            <text:p>0.521985</text:p>
          </table:table-cell>
          <table:table-cell table:style-name="Default" office:value-type="float" office:value="0.479431" calcext:value-type="float">
            <text:p>0.479431</text:p>
          </table:table-cell>
          <table:table-cell table:style-name="Default" office:value-type="float" office:value="0.504911" calcext:value-type="float">
            <text:p>0.504911</text:p>
          </table:table-cell>
          <table:table-cell office:value-type="float" office:value="0.516307" calcext:value-type="float">
            <text:p>0.516307</text:p>
          </table:table-cell>
          <table:table-cell office:value-type="float" office:value="0.47165" calcext:value-type="float">
            <text:p>0.47165</text:p>
          </table:table-cell>
          <table:table-cell table:number-columns-repeated="58"/>
        </table:table-row>
        <table:table-row table:style-name="ro1">
          <table:table-cell office:value-type="float" office:value="0.452954" calcext:value-type="float">
            <text:p>0.452954</text:p>
          </table:table-cell>
          <table:table-cell office:value-type="float" office:value="0.521978" calcext:value-type="float">
            <text:p>0.521978</text:p>
          </table:table-cell>
          <table:table-cell table:style-name="Default" office:value-type="float" office:value="0.479403" calcext:value-type="float">
            <text:p>0.479403</text:p>
          </table:table-cell>
          <table:table-cell table:style-name="Default" office:value-type="float" office:value="0.504879" calcext:value-type="float">
            <text:p>0.504879</text:p>
          </table:table-cell>
          <table:table-cell office:value-type="float" office:value="0.516258" calcext:value-type="float">
            <text:p>0.516258</text:p>
          </table:table-cell>
          <table:table-cell office:value-type="float" office:value="0.471611" calcext:value-type="float">
            <text:p>0.471611</text:p>
          </table:table-cell>
          <table:table-cell table:number-columns-repeated="58"/>
        </table:table-row>
        <table:table-row table:style-name="ro1">
          <table:table-cell office:value-type="float" office:value="0.452929" calcext:value-type="float">
            <text:p>0.452929</text:p>
          </table:table-cell>
          <table:table-cell office:value-type="float" office:value="0.521967" calcext:value-type="float">
            <text:p>0.521967</text:p>
          </table:table-cell>
          <table:table-cell table:style-name="Default" office:value-type="float" office:value="0.479376" calcext:value-type="float">
            <text:p>0.479376</text:p>
          </table:table-cell>
          <table:table-cell table:style-name="Default" office:value-type="float" office:value="0.504847" calcext:value-type="float">
            <text:p>0.504847</text:p>
          </table:table-cell>
          <table:table-cell office:value-type="float" office:value="0.516209" calcext:value-type="float">
            <text:p>0.516209</text:p>
          </table:table-cell>
          <table:table-cell office:value-type="float" office:value="0.471572" calcext:value-type="float">
            <text:p>0.471572</text:p>
          </table:table-cell>
          <table:table-cell table:number-columns-repeated="58"/>
        </table:table-row>
        <table:table-row table:style-name="ro1">
          <table:table-cell office:value-type="float" office:value="0.452902" calcext:value-type="float">
            <text:p>0.452902</text:p>
          </table:table-cell>
          <table:table-cell office:value-type="float" office:value="0.521955" calcext:value-type="float">
            <text:p>0.521955</text:p>
          </table:table-cell>
          <table:table-cell table:style-name="Default" office:value-type="float" office:value="0.479349" calcext:value-type="float">
            <text:p>0.479349</text:p>
          </table:table-cell>
          <table:table-cell table:style-name="Default" office:value-type="float" office:value="0.504814" calcext:value-type="float">
            <text:p>0.504814</text:p>
          </table:table-cell>
          <table:table-cell office:value-type="float" office:value="0.51616" calcext:value-type="float">
            <text:p>0.51616</text:p>
          </table:table-cell>
          <table:table-cell office:value-type="float" office:value="0.471534" calcext:value-type="float">
            <text:p>0.471534</text:p>
          </table:table-cell>
          <table:table-cell table:number-columns-repeated="58"/>
        </table:table-row>
        <table:table-row table:style-name="ro1">
          <table:table-cell office:value-type="float" office:value="0.452875" calcext:value-type="float">
            <text:p>0.452875</text:p>
          </table:table-cell>
          <table:table-cell office:value-type="float" office:value="0.521942" calcext:value-type="float">
            <text:p>0.521942</text:p>
          </table:table-cell>
          <table:table-cell table:style-name="Default" office:value-type="float" office:value="0.479322" calcext:value-type="float">
            <text:p>0.479322</text:p>
          </table:table-cell>
          <table:table-cell table:style-name="Default" office:value-type="float" office:value="0.504781" calcext:value-type="float">
            <text:p>0.504781</text:p>
          </table:table-cell>
          <table:table-cell office:value-type="float" office:value="0.51611" calcext:value-type="float">
            <text:p>0.51611</text:p>
          </table:table-cell>
          <table:table-cell office:value-type="float" office:value="0.471495" calcext:value-type="float">
            <text:p>0.471495</text:p>
          </table:table-cell>
          <table:table-cell table:number-columns-repeated="58"/>
        </table:table-row>
        <table:table-row table:style-name="ro1">
          <table:table-cell office:value-type="float" office:value="0.452851" calcext:value-type="float">
            <text:p>0.452851</text:p>
          </table:table-cell>
          <table:table-cell office:value-type="float" office:value="0.521928" calcext:value-type="float">
            <text:p>0.521928</text:p>
          </table:table-cell>
          <table:table-cell table:style-name="Default" office:value-type="float" office:value="0.479292" calcext:value-type="float">
            <text:p>0.479292</text:p>
          </table:table-cell>
          <table:table-cell table:style-name="Default" office:value-type="float" office:value="0.504749" calcext:value-type="float">
            <text:p>0.504749</text:p>
          </table:table-cell>
          <table:table-cell office:value-type="float" office:value="0.516059" calcext:value-type="float">
            <text:p>0.516059</text:p>
          </table:table-cell>
          <table:table-cell office:value-type="float" office:value="0.471455" calcext:value-type="float">
            <text:p>0.471455</text:p>
          </table:table-cell>
          <table:table-cell table:number-columns-repeated="58"/>
        </table:table-row>
        <table:table-row table:style-name="ro1">
          <table:table-cell office:value-type="float" office:value="0.452824" calcext:value-type="float">
            <text:p>0.452824</text:p>
          </table:table-cell>
          <table:table-cell office:value-type="float" office:value="0.521914" calcext:value-type="float">
            <text:p>0.521914</text:p>
          </table:table-cell>
          <table:table-cell table:style-name="Default" office:value-type="float" office:value="0.479264" calcext:value-type="float">
            <text:p>0.479264</text:p>
          </table:table-cell>
          <table:table-cell table:style-name="Default" office:value-type="float" office:value="0.504717" calcext:value-type="float">
            <text:p>0.504717</text:p>
          </table:table-cell>
          <table:table-cell office:value-type="float" office:value="0.51601" calcext:value-type="float">
            <text:p>0.51601</text:p>
          </table:table-cell>
          <table:table-cell office:value-type="float" office:value="0.471417" calcext:value-type="float">
            <text:p>0.471417</text:p>
          </table:table-cell>
          <table:table-cell table:number-columns-repeated="58"/>
        </table:table-row>
        <table:table-row table:style-name="ro1">
          <table:table-cell office:value-type="float" office:value="0.452797" calcext:value-type="float">
            <text:p>0.452797</text:p>
          </table:table-cell>
          <table:table-cell office:value-type="float" office:value="0.521899" calcext:value-type="float">
            <text:p>0.521899</text:p>
          </table:table-cell>
          <table:table-cell table:style-name="Default" office:value-type="float" office:value="0.479237" calcext:value-type="float">
            <text:p>0.479237</text:p>
          </table:table-cell>
          <table:table-cell table:style-name="Default" office:value-type="float" office:value="0.504687" calcext:value-type="float">
            <text:p>0.504687</text:p>
          </table:table-cell>
          <table:table-cell office:value-type="float" office:value="0.515961" calcext:value-type="float">
            <text:p>0.515961</text:p>
          </table:table-cell>
          <table:table-cell office:value-type="float" office:value="0.471379" calcext:value-type="float">
            <text:p>0.471379</text:p>
          </table:table-cell>
          <table:table-cell table:number-columns-repeated="58"/>
        </table:table-row>
        <table:table-row table:style-name="ro1">
          <table:table-cell office:value-type="float" office:value="0.452771" calcext:value-type="float">
            <text:p>0.452771</text:p>
          </table:table-cell>
          <table:table-cell office:value-type="float" office:value="0.521884" calcext:value-type="float">
            <text:p>0.521884</text:p>
          </table:table-cell>
          <table:table-cell table:style-name="Default" office:value-type="float" office:value="0.479209" calcext:value-type="float">
            <text:p>0.479209</text:p>
          </table:table-cell>
          <table:table-cell table:style-name="Default" office:value-type="float" office:value="0.504656" calcext:value-type="float">
            <text:p>0.504656</text:p>
          </table:table-cell>
          <table:table-cell office:value-type="float" office:value="0.515913" calcext:value-type="float">
            <text:p>0.515913</text:p>
          </table:table-cell>
          <table:table-cell office:value-type="float" office:value="0.471342" calcext:value-type="float">
            <text:p>0.471342</text:p>
          </table:table-cell>
          <table:table-cell table:number-columns-repeated="58"/>
        </table:table-row>
        <table:table-row table:style-name="ro1">
          <table:table-cell office:value-type="float" office:value="0.452736" calcext:value-type="float">
            <text:p>0.452736</text:p>
          </table:table-cell>
          <table:table-cell office:value-type="float" office:value="0.521884" calcext:value-type="float">
            <text:p>0.521884</text:p>
          </table:table-cell>
          <table:table-cell table:style-name="Default" office:value-type="float" office:value="0.479182" calcext:value-type="float">
            <text:p>0.479182</text:p>
          </table:table-cell>
          <table:table-cell table:style-name="Default" office:value-type="float" office:value="0.504628" calcext:value-type="float">
            <text:p>0.504628</text:p>
          </table:table-cell>
          <table:table-cell office:value-type="float" office:value="0.515865" calcext:value-type="float">
            <text:p>0.515865</text:p>
          </table:table-cell>
          <table:table-cell office:value-type="float" office:value="0.471305" calcext:value-type="float">
            <text:p>0.471305</text:p>
          </table:table-cell>
          <table:table-cell table:number-columns-repeated="58"/>
        </table:table-row>
        <table:table-row table:style-name="ro1">
          <table:table-cell office:value-type="float" office:value="0.452721" calcext:value-type="float">
            <text:p>0.452721</text:p>
          </table:table-cell>
          <table:table-cell office:value-type="float" office:value="0.521857" calcext:value-type="float">
            <text:p>0.521857</text:p>
          </table:table-cell>
          <table:table-cell table:style-name="Default" office:value-type="float" office:value="0.479155" calcext:value-type="float">
            <text:p>0.479155</text:p>
          </table:table-cell>
          <table:table-cell table:style-name="Default" office:value-type="float" office:value="0.504599" calcext:value-type="float">
            <text:p>0.504599</text:p>
          </table:table-cell>
          <table:table-cell office:value-type="float" office:value="0.515818" calcext:value-type="float">
            <text:p>0.515818</text:p>
          </table:table-cell>
          <table:table-cell office:value-type="float" office:value="0.471267" calcext:value-type="float">
            <text:p>0.471267</text:p>
          </table:table-cell>
          <table:table-cell table:number-columns-repeated="58"/>
        </table:table-row>
        <table:table-row table:style-name="ro1">
          <table:table-cell office:value-type="float" office:value="0.452684" calcext:value-type="float">
            <text:p>0.452684</text:p>
          </table:table-cell>
          <table:table-cell office:value-type="float" office:value="0.521856" calcext:value-type="float">
            <text:p>0.521856</text:p>
          </table:table-cell>
          <table:table-cell table:style-name="Default" office:value-type="float" office:value="0.479126" calcext:value-type="float">
            <text:p>0.479126</text:p>
          </table:table-cell>
          <table:table-cell table:style-name="Default" office:value-type="float" office:value="0.50457" calcext:value-type="float">
            <text:p>0.50457</text:p>
          </table:table-cell>
          <table:table-cell office:value-type="float" office:value="0.51577" calcext:value-type="float">
            <text:p>0.51577</text:p>
          </table:table-cell>
          <table:table-cell office:value-type="float" office:value="0.47123" calcext:value-type="float">
            <text:p>0.47123</text:p>
          </table:table-cell>
          <table:table-cell table:number-columns-repeated="58"/>
        </table:table-row>
        <table:table-row table:style-name="ro1">
          <table:table-cell office:value-type="float" office:value="0.452659" calcext:value-type="float">
            <text:p>0.452659</text:p>
          </table:table-cell>
          <table:table-cell office:value-type="float" office:value="0.521843" calcext:value-type="float">
            <text:p>0.521843</text:p>
          </table:table-cell>
          <table:table-cell table:style-name="Default" office:value-type="float" office:value="0.479101" calcext:value-type="float">
            <text:p>0.479101</text:p>
          </table:table-cell>
          <table:table-cell table:style-name="Default" office:value-type="float" office:value="0.504539" calcext:value-type="float">
            <text:p>0.504539</text:p>
          </table:table-cell>
          <table:table-cell office:value-type="float" office:value="0.515722" calcext:value-type="float">
            <text:p>0.515722</text:p>
          </table:table-cell>
          <table:table-cell office:value-type="float" office:value="0.471193" calcext:value-type="float">
            <text:p>0.471193</text:p>
          </table:table-cell>
          <table:table-cell table:number-columns-repeated="58"/>
        </table:table-row>
        <table:table-row table:style-name="ro1">
          <table:table-cell office:value-type="float" office:value="0.452633" calcext:value-type="float">
            <text:p>0.452633</text:p>
          </table:table-cell>
          <table:table-cell office:value-type="float" office:value="0.52183" calcext:value-type="float">
            <text:p>0.52183</text:p>
          </table:table-cell>
          <table:table-cell table:style-name="Default" office:value-type="float" office:value="0.479077" calcext:value-type="float">
            <text:p>0.479077</text:p>
          </table:table-cell>
          <table:table-cell table:style-name="Default" office:value-type="float" office:value="0.504506" calcext:value-type="float">
            <text:p>0.504506</text:p>
          </table:table-cell>
          <table:table-cell office:value-type="float" office:value="0.515675" calcext:value-type="float">
            <text:p>0.515675</text:p>
          </table:table-cell>
          <table:table-cell office:value-type="float" office:value="0.471156" calcext:value-type="float">
            <text:p>0.471156</text:p>
          </table:table-cell>
          <table:table-cell table:number-columns-repeated="58"/>
        </table:table-row>
        <table:table-row table:style-name="ro1">
          <table:table-cell office:value-type="float" office:value="0.452606" calcext:value-type="float">
            <text:p>0.452606</text:p>
          </table:table-cell>
          <table:table-cell office:value-type="float" office:value="0.521817" calcext:value-type="float">
            <text:p>0.521817</text:p>
          </table:table-cell>
          <table:table-cell table:style-name="Default" office:value-type="float" office:value="0.47905" calcext:value-type="float">
            <text:p>0.47905</text:p>
          </table:table-cell>
          <table:table-cell table:style-name="Default" office:value-type="float" office:value="0.504475" calcext:value-type="float">
            <text:p>0.504475</text:p>
          </table:table-cell>
          <table:table-cell office:value-type="float" office:value="0.515628" calcext:value-type="float">
            <text:p>0.515628</text:p>
          </table:table-cell>
          <table:table-cell office:value-type="float" office:value="0.47112" calcext:value-type="float">
            <text:p>0.47112</text:p>
          </table:table-cell>
          <table:table-cell table:number-columns-repeated="58"/>
        </table:table-row>
        <table:table-row table:style-name="ro1">
          <table:table-cell office:value-type="float" office:value="0.45258" calcext:value-type="float">
            <text:p>0.45258</text:p>
          </table:table-cell>
          <table:table-cell office:value-type="float" office:value="0.521803" calcext:value-type="float">
            <text:p>0.521803</text:p>
          </table:table-cell>
          <table:table-cell table:style-name="Default" office:value-type="float" office:value="0.479031" calcext:value-type="float">
            <text:p>0.479031</text:p>
          </table:table-cell>
          <table:table-cell table:style-name="Default" office:value-type="float" office:value="0.504445" calcext:value-type="float">
            <text:p>0.504445</text:p>
          </table:table-cell>
          <table:table-cell office:value-type="float" office:value="0.515581" calcext:value-type="float">
            <text:p>0.515581</text:p>
          </table:table-cell>
          <table:table-cell office:value-type="float" office:value="0.471085" calcext:value-type="float">
            <text:p>0.471085</text:p>
          </table:table-cell>
          <table:table-cell table:number-columns-repeated="58"/>
        </table:table-row>
        <table:table-row table:style-name="ro1">
          <table:table-cell office:value-type="float" office:value="0.452553" calcext:value-type="float">
            <text:p>0.452553</text:p>
          </table:table-cell>
          <table:table-cell office:value-type="float" office:value="0.521789" calcext:value-type="float">
            <text:p>0.521789</text:p>
          </table:table-cell>
          <table:table-cell table:style-name="Default" office:value-type="float" office:value="0.479005" calcext:value-type="float">
            <text:p>0.479005</text:p>
          </table:table-cell>
          <table:table-cell table:style-name="Default" office:value-type="float" office:value="0.504413" calcext:value-type="float">
            <text:p>0.504413</text:p>
          </table:table-cell>
          <table:table-cell office:value-type="float" office:value="0.515534" calcext:value-type="float">
            <text:p>0.515534</text:p>
          </table:table-cell>
          <table:table-cell office:value-type="float" office:value="0.471049" calcext:value-type="float">
            <text:p>0.471049</text:p>
          </table:table-cell>
          <table:table-cell table:number-columns-repeated="58"/>
        </table:table-row>
        <table:table-row table:style-name="ro1">
          <table:table-cell office:value-type="float" office:value="0.452527" calcext:value-type="float">
            <text:p>0.452527</text:p>
          </table:table-cell>
          <table:table-cell office:value-type="float" office:value="0.521774" calcext:value-type="float">
            <text:p>0.521774</text:p>
          </table:table-cell>
          <table:table-cell table:style-name="Default" office:value-type="float" office:value="0.478978" calcext:value-type="float">
            <text:p>0.478978</text:p>
          </table:table-cell>
          <table:table-cell table:style-name="Default" office:value-type="float" office:value="0.504383" calcext:value-type="float">
            <text:p>0.504383</text:p>
          </table:table-cell>
          <table:table-cell office:value-type="float" office:value="0.515488" calcext:value-type="float">
            <text:p>0.515488</text:p>
          </table:table-cell>
          <table:table-cell office:value-type="float" office:value="0.471013" calcext:value-type="float">
            <text:p>0.471013</text:p>
          </table:table-cell>
          <table:table-cell table:number-columns-repeated="58"/>
        </table:table-row>
        <table:table-row table:style-name="ro1">
          <table:table-cell office:value-type="float" office:value="0.452501" calcext:value-type="float">
            <text:p>0.452501</text:p>
          </table:table-cell>
          <table:table-cell office:value-type="float" office:value="0.521759" calcext:value-type="float">
            <text:p>0.521759</text:p>
          </table:table-cell>
          <table:table-cell table:style-name="Default" office:value-type="float" office:value="0.478951" calcext:value-type="float">
            <text:p>0.478951</text:p>
          </table:table-cell>
          <table:table-cell table:style-name="Default" office:value-type="float" office:value="0.504352" calcext:value-type="float">
            <text:p>0.504352</text:p>
          </table:table-cell>
          <table:table-cell office:value-type="float" office:value="0.515445" calcext:value-type="float">
            <text:p>0.515445</text:p>
          </table:table-cell>
          <table:table-cell office:value-type="float" office:value="0.470979" calcext:value-type="float">
            <text:p>0.470979</text:p>
          </table:table-cell>
          <table:table-cell table:number-columns-repeated="58"/>
        </table:table-row>
        <table:table-row table:style-name="ro1">
          <table:table-cell office:value-type="float" office:value="0.452474" calcext:value-type="float">
            <text:p>0.452474</text:p>
          </table:table-cell>
          <table:table-cell office:value-type="float" office:value="0.521745" calcext:value-type="float">
            <text:p>0.521745</text:p>
          </table:table-cell>
          <table:table-cell table:style-name="Default" office:value-type="float" office:value="0.478924" calcext:value-type="float">
            <text:p>0.478924</text:p>
          </table:table-cell>
          <table:table-cell table:style-name="Default" office:value-type="float" office:value="0.504323" calcext:value-type="float">
            <text:p>0.504323</text:p>
          </table:table-cell>
          <table:table-cell office:value-type="float" office:value="0.515399" calcext:value-type="float">
            <text:p>0.515399</text:p>
          </table:table-cell>
          <table:table-cell office:value-type="float" office:value="0.470944" calcext:value-type="float">
            <text:p>0.470944</text:p>
          </table:table-cell>
          <table:table-cell table:number-columns-repeated="58"/>
        </table:table-row>
        <table:table-row table:style-name="ro1">
          <table:table-cell office:value-type="float" office:value="0.452448" calcext:value-type="float">
            <text:p>0.452448</text:p>
          </table:table-cell>
          <table:table-cell office:value-type="float" office:value="0.52173" calcext:value-type="float">
            <text:p>0.52173</text:p>
          </table:table-cell>
          <table:table-cell table:style-name="Default" office:value-type="float" office:value="0.47889" calcext:value-type="float">
            <text:p>0.47889</text:p>
          </table:table-cell>
          <table:table-cell table:style-name="Default" office:value-type="float" office:value="0.504294" calcext:value-type="float">
            <text:p>0.504294</text:p>
          </table:table-cell>
          <table:table-cell office:value-type="float" office:value="0.515354" calcext:value-type="float">
            <text:p>0.515354</text:p>
          </table:table-cell>
          <table:table-cell office:value-type="float" office:value="0.470909" calcext:value-type="float">
            <text:p>0.470909</text:p>
          </table:table-cell>
          <table:table-cell table:number-columns-repeated="58"/>
        </table:table-row>
        <table:table-row table:style-name="ro1">
          <table:table-cell office:value-type="float" office:value="0.452422" calcext:value-type="float">
            <text:p>0.452422</text:p>
          </table:table-cell>
          <table:table-cell office:value-type="float" office:value="0.521715" calcext:value-type="float">
            <text:p>0.521715</text:p>
          </table:table-cell>
          <table:table-cell table:style-name="Default" office:value-type="float" office:value="0.478863" calcext:value-type="float">
            <text:p>0.478863</text:p>
          </table:table-cell>
          <table:table-cell table:style-name="Default" office:value-type="float" office:value="0.504266" calcext:value-type="float">
            <text:p>0.504266</text:p>
          </table:table-cell>
          <table:table-cell office:value-type="float" office:value="0.515308" calcext:value-type="float">
            <text:p>0.515308</text:p>
          </table:table-cell>
          <table:table-cell office:value-type="float" office:value="0.470875" calcext:value-type="float">
            <text:p>0.470875</text:p>
          </table:table-cell>
          <table:table-cell table:number-columns-repeated="58"/>
        </table:table-row>
        <table:table-row table:style-name="ro1">
          <table:table-cell office:value-type="float" office:value="0.452396" calcext:value-type="float">
            <text:p>0.452396</text:p>
          </table:table-cell>
          <table:table-cell office:value-type="float" office:value="0.5217" calcext:value-type="float">
            <text:p>0.5217</text:p>
          </table:table-cell>
          <table:table-cell table:style-name="Default" office:value-type="float" office:value="0.478836" calcext:value-type="float">
            <text:p>0.478836</text:p>
          </table:table-cell>
          <table:table-cell table:style-name="Default" office:value-type="float" office:value="0.504237" calcext:value-type="float">
            <text:p>0.504237</text:p>
          </table:table-cell>
          <table:table-cell office:value-type="float" office:value="0.515263" calcext:value-type="float">
            <text:p>0.515263</text:p>
          </table:table-cell>
          <table:table-cell office:value-type="float" office:value="0.470841" calcext:value-type="float">
            <text:p>0.470841</text:p>
          </table:table-cell>
          <table:table-cell table:number-columns-repeated="58"/>
        </table:table-row>
        <table:table-row table:style-name="ro1">
          <table:table-cell office:value-type="float" office:value="0.45237" calcext:value-type="float">
            <text:p>0.45237</text:p>
          </table:table-cell>
          <table:table-cell office:value-type="float" office:value="0.521685" calcext:value-type="float">
            <text:p>0.521685</text:p>
          </table:table-cell>
          <table:table-cell table:style-name="Default" office:value-type="float" office:value="0.478809" calcext:value-type="float">
            <text:p>0.478809</text:p>
          </table:table-cell>
          <table:table-cell table:style-name="Default" office:value-type="float" office:value="0.504208" calcext:value-type="float">
            <text:p>0.504208</text:p>
          </table:table-cell>
          <table:table-cell office:value-type="float" office:value="0.515218" calcext:value-type="float">
            <text:p>0.515218</text:p>
          </table:table-cell>
          <table:table-cell office:value-type="float" office:value="0.470806" calcext:value-type="float">
            <text:p>0.470806</text:p>
          </table:table-cell>
          <table:table-cell table:number-columns-repeated="58"/>
        </table:table-row>
        <table:table-row table:style-name="ro1">
          <table:table-cell office:value-type="float" office:value="0.45234" calcext:value-type="float">
            <text:p>0.45234</text:p>
          </table:table-cell>
          <table:table-cell office:value-type="float" office:value="0.521668" calcext:value-type="float">
            <text:p>0.521668</text:p>
          </table:table-cell>
          <table:table-cell table:style-name="Default" office:value-type="float" office:value="0.478782" calcext:value-type="float">
            <text:p>0.478782</text:p>
          </table:table-cell>
          <table:table-cell table:style-name="Default" office:value-type="float" office:value="0.50418" calcext:value-type="float">
            <text:p>0.50418</text:p>
          </table:table-cell>
          <table:table-cell office:value-type="float" office:value="0.515171" calcext:value-type="float">
            <text:p>0.515171</text:p>
          </table:table-cell>
          <table:table-cell office:value-type="float" office:value="0.47077" calcext:value-type="float">
            <text:p>0.47077</text:p>
          </table:table-cell>
          <table:table-cell table:number-columns-repeated="58"/>
        </table:table-row>
        <table:table-row table:style-name="ro1">
          <table:table-cell office:value-type="float" office:value="0.452315" calcext:value-type="float">
            <text:p>0.452315</text:p>
          </table:table-cell>
          <table:table-cell office:value-type="float" office:value="0.521654" calcext:value-type="float">
            <text:p>0.521654</text:p>
          </table:table-cell>
          <table:table-cell table:style-name="Default" office:value-type="float" office:value="0.478756" calcext:value-type="float">
            <text:p>0.478756</text:p>
          </table:table-cell>
          <table:table-cell table:style-name="Default" office:value-type="float" office:value="0.504151" calcext:value-type="float">
            <text:p>0.504151</text:p>
          </table:table-cell>
          <table:table-cell office:value-type="float" office:value="0.515126" calcext:value-type="float">
            <text:p>0.515126</text:p>
          </table:table-cell>
          <table:table-cell office:value-type="float" office:value="0.470736" calcext:value-type="float">
            <text:p>0.470736</text:p>
          </table:table-cell>
          <table:table-cell table:number-columns-repeated="58"/>
        </table:table-row>
        <table:table-row table:style-name="ro1">
          <table:table-cell office:value-type="float" office:value="0.452289" calcext:value-type="float">
            <text:p>0.452289</text:p>
          </table:table-cell>
          <table:table-cell office:value-type="float" office:value="0.52164" calcext:value-type="float">
            <text:p>0.52164</text:p>
          </table:table-cell>
          <table:table-cell table:style-name="Default" office:value-type="float" office:value="0.478729" calcext:value-type="float">
            <text:p>0.478729</text:p>
          </table:table-cell>
          <table:table-cell table:style-name="Default" office:value-type="float" office:value="0.504122" calcext:value-type="float">
            <text:p>0.504122</text:p>
          </table:table-cell>
          <table:table-cell office:value-type="float" office:value="0.515082" calcext:value-type="float">
            <text:p>0.515082</text:p>
          </table:table-cell>
          <table:table-cell office:value-type="float" office:value="0.470702" calcext:value-type="float">
            <text:p>0.470702</text:p>
          </table:table-cell>
          <table:table-cell table:number-columns-repeated="58"/>
        </table:table-row>
        <table:table-row table:style-name="ro1">
          <table:table-cell office:value-type="float" office:value="0.452263" calcext:value-type="float">
            <text:p>0.452263</text:p>
          </table:table-cell>
          <table:table-cell office:value-type="float" office:value="0.521627" calcext:value-type="float">
            <text:p>0.521627</text:p>
          </table:table-cell>
          <table:table-cell table:style-name="Default" office:value-type="float" office:value="0.478702" calcext:value-type="float">
            <text:p>0.478702</text:p>
          </table:table-cell>
          <table:table-cell table:style-name="Default" office:value-type="float" office:value="0.504094" calcext:value-type="float">
            <text:p>0.504094</text:p>
          </table:table-cell>
          <table:table-cell office:value-type="float" office:value="0.515038" calcext:value-type="float">
            <text:p>0.515038</text:p>
          </table:table-cell>
          <table:table-cell office:value-type="float" office:value="0.470669" calcext:value-type="float">
            <text:p>0.470669</text:p>
          </table:table-cell>
          <table:table-cell table:number-columns-repeated="58"/>
        </table:table-row>
        <table:table-row table:style-name="ro1">
          <table:table-cell office:value-type="float" office:value="0.452237" calcext:value-type="float">
            <text:p>0.452237</text:p>
          </table:table-cell>
          <table:table-cell office:value-type="float" office:value="0.521613" calcext:value-type="float">
            <text:p>0.521613</text:p>
          </table:table-cell>
          <table:table-cell table:style-name="Default" office:value-type="float" office:value="0.478675" calcext:value-type="float">
            <text:p>0.478675</text:p>
          </table:table-cell>
          <table:table-cell table:style-name="Default" office:value-type="float" office:value="0.504065" calcext:value-type="float">
            <text:p>0.504065</text:p>
          </table:table-cell>
          <table:table-cell office:value-type="float" office:value="0.514994" calcext:value-type="float">
            <text:p>0.514994</text:p>
          </table:table-cell>
          <table:table-cell office:value-type="float" office:value="0.470635" calcext:value-type="float">
            <text:p>0.470635</text:p>
          </table:table-cell>
          <table:table-cell table:number-columns-repeated="58"/>
        </table:table-row>
        <table:table-row table:style-name="ro1">
          <table:table-cell office:value-type="float" office:value="0.452211" calcext:value-type="float">
            <text:p>0.452211</text:p>
          </table:table-cell>
          <table:table-cell office:value-type="float" office:value="0.5216" calcext:value-type="float">
            <text:p>0.5216</text:p>
          </table:table-cell>
          <table:table-cell table:style-name="Default" office:value-type="float" office:value="0.478649" calcext:value-type="float">
            <text:p>0.478649</text:p>
          </table:table-cell>
          <table:table-cell table:style-name="Default" office:value-type="float" office:value="0.504037" calcext:value-type="float">
            <text:p>0.504037</text:p>
          </table:table-cell>
          <table:table-cell office:value-type="float" office:value="0.51495" calcext:value-type="float">
            <text:p>0.51495</text:p>
          </table:table-cell>
          <table:table-cell office:value-type="float" office:value="0.470602" calcext:value-type="float">
            <text:p>0.470602</text:p>
          </table:table-cell>
          <table:table-cell table:number-columns-repeated="58"/>
        </table:table-row>
        <table:table-row table:style-name="ro1">
          <table:table-cell office:value-type="float" office:value="0.452185" calcext:value-type="float">
            <text:p>0.452185</text:p>
          </table:table-cell>
          <table:table-cell office:value-type="float" office:value="0.521586" calcext:value-type="float">
            <text:p>0.521586</text:p>
          </table:table-cell>
          <table:table-cell table:style-name="Default" office:value-type="float" office:value="0.478622" calcext:value-type="float">
            <text:p>0.478622</text:p>
          </table:table-cell>
          <table:table-cell table:style-name="Default" office:value-type="float" office:value="0.504008" calcext:value-type="float">
            <text:p>0.504008</text:p>
          </table:table-cell>
          <table:table-cell office:value-type="float" office:value="0.514907" calcext:value-type="float">
            <text:p>0.514907</text:p>
          </table:table-cell>
          <table:table-cell office:value-type="float" office:value="0.470569" calcext:value-type="float">
            <text:p>0.470569</text:p>
          </table:table-cell>
          <table:table-cell table:number-columns-repeated="58"/>
        </table:table-row>
        <table:table-row table:style-name="ro1">
          <table:table-cell office:value-type="float" office:value="0.452159" calcext:value-type="float">
            <text:p>0.452159</text:p>
          </table:table-cell>
          <table:table-cell office:value-type="float" office:value="0.521573" calcext:value-type="float">
            <text:p>0.521573</text:p>
          </table:table-cell>
          <table:table-cell table:style-name="Default" office:value-type="float" office:value="0.478595" calcext:value-type="float">
            <text:p>0.478595</text:p>
          </table:table-cell>
          <table:table-cell table:style-name="Default" office:value-type="float" office:value="0.50398" calcext:value-type="float">
            <text:p>0.50398</text:p>
          </table:table-cell>
          <table:table-cell office:value-type="float" office:value="0.514864" calcext:value-type="float">
            <text:p>0.514864</text:p>
          </table:table-cell>
          <table:table-cell office:value-type="float" office:value="0.470536" calcext:value-type="float">
            <text:p>0.470536</text:p>
          </table:table-cell>
          <table:table-cell table:number-columns-repeated="58"/>
        </table:table-row>
        <table:table-row table:style-name="ro1">
          <table:table-cell office:value-type="float" office:value="0.452144" calcext:value-type="float">
            <text:p>0.452144</text:p>
          </table:table-cell>
          <table:table-cell office:value-type="float" office:value="0.521557" calcext:value-type="float">
            <text:p>0.521557</text:p>
          </table:table-cell>
          <table:table-cell table:style-name="Default" office:value-type="float" office:value="0.478569" calcext:value-type="float">
            <text:p>0.478569</text:p>
          </table:table-cell>
          <table:table-cell table:style-name="Default" office:value-type="float" office:value="0.503952" calcext:value-type="float">
            <text:p>0.503952</text:p>
          </table:table-cell>
          <table:table-cell office:value-type="float" office:value="0.514821" calcext:value-type="float">
            <text:p>0.514821</text:p>
          </table:table-cell>
          <table:table-cell office:value-type="float" office:value="0.470503" calcext:value-type="float">
            <text:p>0.470503</text:p>
          </table:table-cell>
          <table:table-cell table:number-columns-repeated="58"/>
        </table:table-row>
        <table:table-row table:style-name="ro1">
          <table:table-cell office:value-type="float" office:value="0.452122" calcext:value-type="float">
            <text:p>0.452122</text:p>
          </table:table-cell>
          <table:table-cell office:value-type="float" office:value="0.521536" calcext:value-type="float">
            <text:p>0.521536</text:p>
          </table:table-cell>
          <table:table-cell table:style-name="Default" office:value-type="float" office:value="0.478542" calcext:value-type="float">
            <text:p>0.478542</text:p>
          </table:table-cell>
          <table:table-cell table:style-name="Default" office:value-type="float" office:value="0.503924" calcext:value-type="float">
            <text:p>0.503924</text:p>
          </table:table-cell>
          <table:table-cell office:value-type="float" office:value="0.514778" calcext:value-type="float">
            <text:p>0.514778</text:p>
          </table:table-cell>
          <table:table-cell office:value-type="float" office:value="0.47047" calcext:value-type="float">
            <text:p>0.47047</text:p>
          </table:table-cell>
          <table:table-cell table:number-columns-repeated="58"/>
        </table:table-row>
        <table:table-row table:style-name="ro1">
          <table:table-cell office:value-type="float" office:value="0.452095" calcext:value-type="float">
            <text:p>0.452095</text:p>
          </table:table-cell>
          <table:table-cell office:value-type="float" office:value="0.521517" calcext:value-type="float">
            <text:p>0.521517</text:p>
          </table:table-cell>
          <table:table-cell table:style-name="Default" office:value-type="float" office:value="0.478516" calcext:value-type="float">
            <text:p>0.478516</text:p>
          </table:table-cell>
          <table:table-cell table:style-name="Default" office:value-type="float" office:value="0.503896" calcext:value-type="float">
            <text:p>0.503896</text:p>
          </table:table-cell>
          <table:table-cell office:value-type="float" office:value="0.514735" calcext:value-type="float">
            <text:p>0.514735</text:p>
          </table:table-cell>
          <table:table-cell office:value-type="float" office:value="0.470437" calcext:value-type="float">
            <text:p>0.470437</text:p>
          </table:table-cell>
          <table:table-cell table:number-columns-repeated="58"/>
        </table:table-row>
        <table:table-row table:style-name="ro1">
          <table:table-cell office:value-type="float" office:value="0.452069" calcext:value-type="float">
            <text:p>0.452069</text:p>
          </table:table-cell>
          <table:table-cell office:value-type="float" office:value="0.521499" calcext:value-type="float">
            <text:p>0.521499</text:p>
          </table:table-cell>
          <table:table-cell table:style-name="Default" office:value-type="float" office:value="0.478488" calcext:value-type="float">
            <text:p>0.478488</text:p>
          </table:table-cell>
          <table:table-cell table:style-name="Default" office:value-type="float" office:value="0.503868" calcext:value-type="float">
            <text:p>0.503868</text:p>
          </table:table-cell>
          <table:table-cell office:value-type="float" office:value="0.514697" calcext:value-type="float">
            <text:p>0.514697</text:p>
          </table:table-cell>
          <table:table-cell office:value-type="float" office:value="0.470401" calcext:value-type="float">
            <text:p>0.470401</text:p>
          </table:table-cell>
          <table:table-cell table:number-columns-repeated="58"/>
        </table:table-row>
        <table:table-row table:style-name="ro1">
          <table:table-cell office:value-type="float" office:value="0.452044" calcext:value-type="float">
            <text:p>0.452044</text:p>
          </table:table-cell>
          <table:table-cell office:value-type="float" office:value="0.521482" calcext:value-type="float">
            <text:p>0.521482</text:p>
          </table:table-cell>
          <table:table-cell table:style-name="Default" office:value-type="float" office:value="0.478462" calcext:value-type="float">
            <text:p>0.478462</text:p>
          </table:table-cell>
          <table:table-cell table:style-name="Default" office:value-type="float" office:value="0.503842" calcext:value-type="float">
            <text:p>0.503842</text:p>
          </table:table-cell>
          <table:table-cell office:value-type="float" office:value="0.514654" calcext:value-type="float">
            <text:p>0.514654</text:p>
          </table:table-cell>
          <table:table-cell office:value-type="float" office:value="0.470367" calcext:value-type="float">
            <text:p>0.470367</text:p>
          </table:table-cell>
          <table:table-cell table:number-columns-repeated="58"/>
        </table:table-row>
        <table:table-row table:style-name="ro1">
          <table:table-cell office:value-type="float" office:value="0.452023" calcext:value-type="float">
            <text:p>0.452023</text:p>
          </table:table-cell>
          <table:table-cell office:value-type="float" office:value="0.521467" calcext:value-type="float">
            <text:p>0.521467</text:p>
          </table:table-cell>
          <table:table-cell table:style-name="Default" office:value-type="float" office:value="0.478435" calcext:value-type="float">
            <text:p>0.478435</text:p>
          </table:table-cell>
          <table:table-cell table:style-name="Default" office:value-type="float" office:value="0.503815" calcext:value-type="float">
            <text:p>0.503815</text:p>
          </table:table-cell>
          <table:table-cell office:value-type="float" office:value="0.514611" calcext:value-type="float">
            <text:p>0.514611</text:p>
          </table:table-cell>
          <table:table-cell office:value-type="float" office:value="0.470334" calcext:value-type="float">
            <text:p>0.470334</text:p>
          </table:table-cell>
          <table:table-cell table:number-columns-repeated="58"/>
        </table:table-row>
        <table:table-row table:style-name="ro1">
          <table:table-cell office:value-type="float" office:value="0.451996" calcext:value-type="float">
            <text:p>0.451996</text:p>
          </table:table-cell>
          <table:table-cell office:value-type="float" office:value="0.521451" calcext:value-type="float">
            <text:p>0.521451</text:p>
          </table:table-cell>
          <table:table-cell table:style-name="Default" office:value-type="float" office:value="0.478409" calcext:value-type="float">
            <text:p>0.478409</text:p>
          </table:table-cell>
          <table:table-cell table:style-name="Default" office:value-type="float" office:value="0.503787" calcext:value-type="float">
            <text:p>0.503787</text:p>
          </table:table-cell>
          <table:table-cell office:value-type="float" office:value="0.514568" calcext:value-type="float">
            <text:p>0.514568</text:p>
          </table:table-cell>
          <table:table-cell office:value-type="float" office:value="0.470301" calcext:value-type="float">
            <text:p>0.470301</text:p>
          </table:table-cell>
          <table:table-cell table:number-columns-repeated="58"/>
        </table:table-row>
        <table:table-row table:style-name="ro1">
          <table:table-cell office:value-type="float" office:value="0.451967" calcext:value-type="float">
            <text:p>0.451967</text:p>
          </table:table-cell>
          <table:table-cell office:value-type="float" office:value="0.521442" calcext:value-type="float">
            <text:p>0.521442</text:p>
          </table:table-cell>
          <table:table-cell table:style-name="Default" office:value-type="float" office:value="0.478382" calcext:value-type="float">
            <text:p>0.478382</text:p>
          </table:table-cell>
          <table:table-cell table:style-name="Default" office:value-type="float" office:value="0.50376" calcext:value-type="float">
            <text:p>0.50376</text:p>
          </table:table-cell>
          <table:table-cell office:value-type="float" office:value="0.514524" calcext:value-type="float">
            <text:p>0.514524</text:p>
          </table:table-cell>
          <table:table-cell office:value-type="float" office:value="0.470268" calcext:value-type="float">
            <text:p>0.470268</text:p>
          </table:table-cell>
          <table:table-cell table:number-columns-repeated="58"/>
        </table:table-row>
        <table:table-row table:style-name="ro1">
          <table:table-cell office:value-type="float" office:value="0.451944" calcext:value-type="float">
            <text:p>0.451944</text:p>
          </table:table-cell>
          <table:table-cell office:value-type="float" office:value="0.521425" calcext:value-type="float">
            <text:p>0.521425</text:p>
          </table:table-cell>
          <table:table-cell table:style-name="Default" office:value-type="float" office:value="0.478373" calcext:value-type="float">
            <text:p>0.478373</text:p>
          </table:table-cell>
          <table:table-cell table:style-name="Default" office:value-type="float" office:value="0.503737" calcext:value-type="float">
            <text:p>0.503737</text:p>
          </table:table-cell>
          <table:table-cell office:value-type="float" office:value="0.514483" calcext:value-type="float">
            <text:p>0.514483</text:p>
          </table:table-cell>
          <table:table-cell office:value-type="float" office:value="0.470236" calcext:value-type="float">
            <text:p>0.470236</text:p>
          </table:table-cell>
          <table:table-cell table:number-columns-repeated="58"/>
        </table:table-row>
        <table:table-row table:style-name="ro1">
          <table:table-cell office:value-type="float" office:value="0.451917" calcext:value-type="float">
            <text:p>0.451917</text:p>
          </table:table-cell>
          <table:table-cell office:value-type="float" office:value="0.521408" calcext:value-type="float">
            <text:p>0.521408</text:p>
          </table:table-cell>
          <table:table-cell table:style-name="Default" office:value-type="float" office:value="0.478347" calcext:value-type="float">
            <text:p>0.478347</text:p>
          </table:table-cell>
          <table:table-cell table:style-name="Default" office:value-type="float" office:value="0.503709" calcext:value-type="float">
            <text:p>0.503709</text:p>
          </table:table-cell>
          <table:table-cell office:value-type="float" office:value="0.514438" calcext:value-type="float">
            <text:p>0.514438</text:p>
          </table:table-cell>
          <table:table-cell office:value-type="float" office:value="0.470203" calcext:value-type="float">
            <text:p>0.470203</text:p>
          </table:table-cell>
          <table:table-cell table:number-columns-repeated="58"/>
        </table:table-row>
        <table:table-row table:style-name="ro1">
          <table:table-cell office:value-type="float" office:value="0.451892" calcext:value-type="float">
            <text:p>0.451892</text:p>
          </table:table-cell>
          <table:table-cell office:value-type="float" office:value="0.521392" calcext:value-type="float">
            <text:p>0.521392</text:p>
          </table:table-cell>
          <table:table-cell table:style-name="Default" office:value-type="float" office:value="0.478323" calcext:value-type="float">
            <text:p>0.478323</text:p>
          </table:table-cell>
          <table:table-cell table:style-name="Default" office:value-type="float" office:value="0.503682" calcext:value-type="float">
            <text:p>0.503682</text:p>
          </table:table-cell>
          <table:table-cell office:value-type="float" office:value="0.514396" calcext:value-type="float">
            <text:p>0.514396</text:p>
          </table:table-cell>
          <table:table-cell office:value-type="float" office:value="0.470171" calcext:value-type="float">
            <text:p>0.470171</text:p>
          </table:table-cell>
          <table:table-cell table:number-columns-repeated="58"/>
        </table:table-row>
        <table:table-row table:style-name="ro1">
          <table:table-cell office:value-type="float" office:value="0.451866" calcext:value-type="float">
            <text:p>0.451866</text:p>
          </table:table-cell>
          <table:table-cell office:value-type="float" office:value="0.521376" calcext:value-type="float">
            <text:p>0.521376</text:p>
          </table:table-cell>
          <table:table-cell table:style-name="Default" office:value-type="float" office:value="0.478297" calcext:value-type="float">
            <text:p>0.478297</text:p>
          </table:table-cell>
          <table:table-cell table:style-name="Default" office:value-type="float" office:value="0.503655" calcext:value-type="float">
            <text:p>0.503655</text:p>
          </table:table-cell>
          <table:table-cell office:value-type="float" office:value="0.514353" calcext:value-type="float">
            <text:p>0.514353</text:p>
          </table:table-cell>
          <table:table-cell office:value-type="float" office:value="0.470138" calcext:value-type="float">
            <text:p>0.470138</text:p>
          </table:table-cell>
          <table:table-cell table:number-columns-repeated="58"/>
        </table:table-row>
        <table:table-row table:style-name="ro1">
          <table:table-cell office:value-type="float" office:value="0.45184" calcext:value-type="float">
            <text:p>0.45184</text:p>
          </table:table-cell>
          <table:table-cell office:value-type="float" office:value="0.52136" calcext:value-type="float">
            <text:p>0.52136</text:p>
          </table:table-cell>
          <table:table-cell table:style-name="Default" office:value-type="float" office:value="0.47827" calcext:value-type="float">
            <text:p>0.47827</text:p>
          </table:table-cell>
          <table:table-cell table:style-name="Default" office:value-type="float" office:value="0.503628" calcext:value-type="float">
            <text:p>0.503628</text:p>
          </table:table-cell>
          <table:table-cell office:value-type="float" office:value="0.51431" calcext:value-type="float">
            <text:p>0.51431</text:p>
          </table:table-cell>
          <table:table-cell office:value-type="float" office:value="0.470105" calcext:value-type="float">
            <text:p>0.470105</text:p>
          </table:table-cell>
          <table:table-cell table:number-columns-repeated="58"/>
        </table:table-row>
        <table:table-row table:style-name="ro1">
          <table:table-cell office:value-type="float" office:value="0.451815" calcext:value-type="float">
            <text:p>0.451815</text:p>
          </table:table-cell>
          <table:table-cell office:value-type="float" office:value="0.521344" calcext:value-type="float">
            <text:p>0.521344</text:p>
          </table:table-cell>
          <table:table-cell table:style-name="Default" office:value-type="float" office:value="0.478244" calcext:value-type="float">
            <text:p>0.478244</text:p>
          </table:table-cell>
          <table:table-cell table:style-name="Default" office:value-type="float" office:value="0.503601" calcext:value-type="float">
            <text:p>0.503601</text:p>
          </table:table-cell>
          <table:table-cell office:value-type="float" office:value="0.514268" calcext:value-type="float">
            <text:p>0.514268</text:p>
          </table:table-cell>
          <table:table-cell office:value-type="float" office:value="0.470075" calcext:value-type="float">
            <text:p>0.470075</text:p>
          </table:table-cell>
          <table:table-cell table:number-columns-repeated="58"/>
        </table:table-row>
        <table:table-row table:style-name="ro1">
          <table:table-cell office:value-type="float" office:value="0.451808" calcext:value-type="float">
            <text:p>0.451808</text:p>
          </table:table-cell>
          <table:table-cell office:value-type="float" office:value="0.52133" calcext:value-type="float">
            <text:p>0.52133</text:p>
          </table:table-cell>
          <table:table-cell table:style-name="Default" office:value-type="float" office:value="0.478217" calcext:value-type="float">
            <text:p>0.478217</text:p>
          </table:table-cell>
          <table:table-cell table:style-name="Default" office:value-type="float" office:value="0.503575" calcext:value-type="float">
            <text:p>0.503575</text:p>
          </table:table-cell>
          <table:table-cell office:value-type="float" office:value="0.514226" calcext:value-type="float">
            <text:p>0.514226</text:p>
          </table:table-cell>
          <table:table-cell office:value-type="float" office:value="0.470044" calcext:value-type="float">
            <text:p>0.470044</text:p>
          </table:table-cell>
          <table:table-cell table:number-columns-repeated="58"/>
        </table:table-row>
        <table:table-row table:style-name="ro1">
          <table:table-cell office:value-type="float" office:value="0.451781" calcext:value-type="float">
            <text:p>0.451781</text:p>
          </table:table-cell>
          <table:table-cell office:value-type="float" office:value="0.521314" calcext:value-type="float">
            <text:p>0.521314</text:p>
          </table:table-cell>
          <table:table-cell table:style-name="Default" office:value-type="float" office:value="0.478191" calcext:value-type="float">
            <text:p>0.478191</text:p>
          </table:table-cell>
          <table:table-cell table:style-name="Default" office:value-type="float" office:value="0.503548" calcext:value-type="float">
            <text:p>0.503548</text:p>
          </table:table-cell>
          <table:table-cell office:value-type="float" office:value="0.514185" calcext:value-type="float">
            <text:p>0.514185</text:p>
          </table:table-cell>
          <table:table-cell office:value-type="float" office:value="0.470014" calcext:value-type="float">
            <text:p>0.470014</text:p>
          </table:table-cell>
          <table:table-cell table:number-columns-repeated="58"/>
        </table:table-row>
        <table:table-row table:style-name="ro1">
          <table:table-cell office:value-type="float" office:value="0.451753" calcext:value-type="float">
            <text:p>0.451753</text:p>
          </table:table-cell>
          <table:table-cell office:value-type="float" office:value="0.521305" calcext:value-type="float">
            <text:p>0.521305</text:p>
          </table:table-cell>
          <table:table-cell table:style-name="Default" office:value-type="float" office:value="0.478164" calcext:value-type="float">
            <text:p>0.478164</text:p>
          </table:table-cell>
          <table:table-cell table:style-name="Default" office:value-type="float" office:value="0.503522" calcext:value-type="float">
            <text:p>0.503522</text:p>
          </table:table-cell>
          <table:table-cell office:value-type="float" office:value="0.514143" calcext:value-type="float">
            <text:p>0.514143</text:p>
          </table:table-cell>
          <table:table-cell office:value-type="float" office:value="0.469983" calcext:value-type="float">
            <text:p>0.469983</text:p>
          </table:table-cell>
          <table:table-cell table:number-columns-repeated="58"/>
        </table:table-row>
        <table:table-row table:style-name="ro1">
          <table:table-cell office:value-type="float" office:value="0.451731" calcext:value-type="float">
            <text:p>0.451731</text:p>
          </table:table-cell>
          <table:table-cell office:value-type="float" office:value="0.521288" calcext:value-type="float">
            <text:p>0.521288</text:p>
          </table:table-cell>
          <table:table-cell table:style-name="Default" office:value-type="float" office:value="0.478138" calcext:value-type="float">
            <text:p>0.478138</text:p>
          </table:table-cell>
          <table:table-cell table:style-name="Default" office:value-type="float" office:value="0.503495" calcext:value-type="float">
            <text:p>0.503495</text:p>
          </table:table-cell>
          <table:table-cell office:value-type="float" office:value="0.514101" calcext:value-type="float">
            <text:p>0.514101</text:p>
          </table:table-cell>
          <table:table-cell office:value-type="float" office:value="0.469953" calcext:value-type="float">
            <text:p>0.469953</text:p>
          </table:table-cell>
          <table:table-cell table:number-columns-repeated="58"/>
        </table:table-row>
        <table:table-row table:style-name="ro1">
          <table:table-cell office:value-type="float" office:value="0.451704" calcext:value-type="float">
            <text:p>0.451704</text:p>
          </table:table-cell>
          <table:table-cell office:value-type="float" office:value="0.521271" calcext:value-type="float">
            <text:p>0.521271</text:p>
          </table:table-cell>
          <table:table-cell table:style-name="Default" office:value-type="float" office:value="0.478112" calcext:value-type="float">
            <text:p>0.478112</text:p>
          </table:table-cell>
          <table:table-cell table:style-name="Default" office:value-type="float" office:value="0.503468" calcext:value-type="float">
            <text:p>0.503468</text:p>
          </table:table-cell>
          <table:table-cell office:value-type="float" office:value="0.51406" calcext:value-type="float">
            <text:p>0.51406</text:p>
          </table:table-cell>
          <table:table-cell office:value-type="float" office:value="0.469923" calcext:value-type="float">
            <text:p>0.469923</text:p>
          </table:table-cell>
          <table:table-cell table:number-columns-repeated="58"/>
        </table:table-row>
        <table:table-row table:style-name="ro1">
          <table:table-cell office:value-type="float" office:value="0.451677" calcext:value-type="float">
            <text:p>0.451677</text:p>
          </table:table-cell>
          <table:table-cell office:value-type="float" office:value="0.52126" calcext:value-type="float">
            <text:p>0.52126</text:p>
          </table:table-cell>
          <table:table-cell table:style-name="Default" office:value-type="float" office:value="0.47809" calcext:value-type="float">
            <text:p>0.47809</text:p>
          </table:table-cell>
          <table:table-cell table:style-name="Default" office:value-type="float" office:value="0.503441" calcext:value-type="float">
            <text:p>0.503441</text:p>
          </table:table-cell>
          <table:table-cell office:value-type="float" office:value="0.514019" calcext:value-type="float">
            <text:p>0.514019</text:p>
          </table:table-cell>
          <table:table-cell office:value-type="float" office:value="0.469893" calcext:value-type="float">
            <text:p>0.469893</text:p>
          </table:table-cell>
          <table:table-cell table:number-columns-repeated="58"/>
        </table:table-row>
        <table:table-row table:style-name="ro1">
          <table:table-cell office:value-type="float" office:value="0.451654" calcext:value-type="float">
            <text:p>0.451654</text:p>
          </table:table-cell>
          <table:table-cell office:value-type="float" office:value="0.521242" calcext:value-type="float">
            <text:p>0.521242</text:p>
          </table:table-cell>
          <table:table-cell table:style-name="Default" office:value-type="float" office:value="0.478063" calcext:value-type="float">
            <text:p>0.478063</text:p>
          </table:table-cell>
          <table:table-cell table:style-name="Default" office:value-type="float" office:value="0.503411" calcext:value-type="float">
            <text:p>0.503411</text:p>
          </table:table-cell>
          <table:table-cell office:value-type="float" office:value="0.513979" calcext:value-type="float">
            <text:p>0.513979</text:p>
          </table:table-cell>
          <table:table-cell office:value-type="float" office:value="0.469863" calcext:value-type="float">
            <text:p>0.469863</text:p>
          </table:table-cell>
          <table:table-cell table:number-columns-repeated="58"/>
        </table:table-row>
        <table:table-row table:style-name="ro1">
          <table:table-cell office:value-type="float" office:value="0.451626" calcext:value-type="float">
            <text:p>0.451626</text:p>
          </table:table-cell>
          <table:table-cell office:value-type="float" office:value="0.521231" calcext:value-type="float">
            <text:p>0.521231</text:p>
          </table:table-cell>
          <table:table-cell table:style-name="Default" office:value-type="float" office:value="0.478037" calcext:value-type="float">
            <text:p>0.478037</text:p>
          </table:table-cell>
          <table:table-cell table:style-name="Default" office:value-type="float" office:value="0.503381" calcext:value-type="float">
            <text:p>0.503381</text:p>
          </table:table-cell>
          <table:table-cell office:value-type="float" office:value="0.513939" calcext:value-type="float">
            <text:p>0.513939</text:p>
          </table:table-cell>
          <table:table-cell office:value-type="float" office:value="0.469833" calcext:value-type="float">
            <text:p>0.469833</text:p>
          </table:table-cell>
          <table:table-cell table:number-columns-repeated="58"/>
        </table:table-row>
        <table:table-row table:style-name="ro1">
          <table:table-cell office:value-type="float" office:value="0.451604" calcext:value-type="float">
            <text:p>0.451604</text:p>
          </table:table-cell>
          <table:table-cell office:value-type="float" office:value="0.521213" calcext:value-type="float">
            <text:p>0.521213</text:p>
          </table:table-cell>
          <table:table-cell table:style-name="Default" office:value-type="float" office:value="0.478011" calcext:value-type="float">
            <text:p>0.478011</text:p>
          </table:table-cell>
          <table:table-cell table:style-name="Default" office:value-type="float" office:value="0.503353" calcext:value-type="float">
            <text:p>0.503353</text:p>
          </table:table-cell>
          <table:table-cell office:value-type="float" office:value="0.513898" calcext:value-type="float">
            <text:p>0.513898</text:p>
          </table:table-cell>
          <table:table-cell office:value-type="float" office:value="0.469803" calcext:value-type="float">
            <text:p>0.469803</text:p>
          </table:table-cell>
          <table:table-cell table:number-columns-repeated="58"/>
        </table:table-row>
        <table:table-row table:style-name="ro1">
          <table:table-cell office:value-type="float" office:value="0.451576" calcext:value-type="float">
            <text:p>0.451576</text:p>
          </table:table-cell>
          <table:table-cell office:value-type="float" office:value="0.521201" calcext:value-type="float">
            <text:p>0.521201</text:p>
          </table:table-cell>
          <table:table-cell table:style-name="Default" office:value-type="float" office:value="0.477986" calcext:value-type="float">
            <text:p>0.477986</text:p>
          </table:table-cell>
          <table:table-cell table:style-name="Default" office:value-type="float" office:value="0.503326" calcext:value-type="float">
            <text:p>0.503326</text:p>
          </table:table-cell>
          <table:table-cell office:value-type="float" office:value="0.513859" calcext:value-type="float">
            <text:p>0.513859</text:p>
          </table:table-cell>
          <table:table-cell office:value-type="float" office:value="0.469773" calcext:value-type="float">
            <text:p>0.469773</text:p>
          </table:table-cell>
          <table:table-cell table:number-columns-repeated="58"/>
        </table:table-row>
        <table:table-row table:style-name="ro1">
          <table:table-cell office:value-type="float" office:value="0.451553" calcext:value-type="float">
            <text:p>0.451553</text:p>
          </table:table-cell>
          <table:table-cell office:value-type="float" office:value="0.521183" calcext:value-type="float">
            <text:p>0.521183</text:p>
          </table:table-cell>
          <table:table-cell table:style-name="Default" office:value-type="float" office:value="0.47796" calcext:value-type="float">
            <text:p>0.47796</text:p>
          </table:table-cell>
          <table:table-cell table:style-name="Default" office:value-type="float" office:value="0.503299" calcext:value-type="float">
            <text:p>0.503299</text:p>
          </table:table-cell>
          <table:table-cell office:value-type="float" office:value="0.51382" calcext:value-type="float">
            <text:p>0.51382</text:p>
          </table:table-cell>
          <table:table-cell office:value-type="float" office:value="0.469745" calcext:value-type="float">
            <text:p>0.469745</text:p>
          </table:table-cell>
          <table:table-cell table:number-columns-repeated="58"/>
        </table:table-row>
        <table:table-row table:style-name="ro1">
          <table:table-cell office:value-type="float" office:value="0.451525" calcext:value-type="float">
            <text:p>0.451525</text:p>
          </table:table-cell>
          <table:table-cell office:value-type="float" office:value="0.521171" calcext:value-type="float">
            <text:p>0.521171</text:p>
          </table:table-cell>
          <table:table-cell table:style-name="Default" office:value-type="float" office:value="0.477935" calcext:value-type="float">
            <text:p>0.477935</text:p>
          </table:table-cell>
          <table:table-cell table:style-name="Default" office:value-type="float" office:value="0.503272" calcext:value-type="float">
            <text:p>0.503272</text:p>
          </table:table-cell>
          <table:table-cell office:value-type="float" office:value="0.51378" calcext:value-type="float">
            <text:p>0.51378</text:p>
          </table:table-cell>
          <table:table-cell office:value-type="float" office:value="0.469716" calcext:value-type="float">
            <text:p>0.469716</text:p>
          </table:table-cell>
          <table:table-cell table:number-columns-repeated="58"/>
        </table:table-row>
        <table:table-row table:style-name="ro1">
          <table:table-cell office:value-type="float" office:value="0.451503" calcext:value-type="float">
            <text:p>0.451503</text:p>
          </table:table-cell>
          <table:table-cell office:value-type="float" office:value="0.521153" calcext:value-type="float">
            <text:p>0.521153</text:p>
          </table:table-cell>
          <table:table-cell table:style-name="Default" office:value-type="float" office:value="0.47791" calcext:value-type="float">
            <text:p>0.47791</text:p>
          </table:table-cell>
          <table:table-cell table:style-name="Default" office:value-type="float" office:value="0.503246" calcext:value-type="float">
            <text:p>0.503246</text:p>
          </table:table-cell>
          <table:table-cell office:value-type="float" office:value="0.513741" calcext:value-type="float">
            <text:p>0.513741</text:p>
          </table:table-cell>
          <table:table-cell office:value-type="float" office:value="0.469686" calcext:value-type="float">
            <text:p>0.469686</text:p>
          </table:table-cell>
          <table:table-cell table:number-columns-repeated="58"/>
        </table:table-row>
        <table:table-row table:style-name="ro1">
          <table:table-cell office:value-type="float" office:value="0.451475" calcext:value-type="float">
            <text:p>0.451475</text:p>
          </table:table-cell>
          <table:table-cell office:value-type="float" office:value="0.521141" calcext:value-type="float">
            <text:p>0.521141</text:p>
          </table:table-cell>
          <table:table-cell table:style-name="Default" office:value-type="float" office:value="0.477884" calcext:value-type="float">
            <text:p>0.477884</text:p>
          </table:table-cell>
          <table:table-cell table:style-name="Default" office:value-type="float" office:value="0.50322" calcext:value-type="float">
            <text:p>0.50322</text:p>
          </table:table-cell>
          <table:table-cell office:value-type="float" office:value="0.513702" calcext:value-type="float">
            <text:p>0.513702</text:p>
          </table:table-cell>
          <table:table-cell office:value-type="float" office:value="0.469658" calcext:value-type="float">
            <text:p>0.469658</text:p>
          </table:table-cell>
          <table:table-cell table:number-columns-repeated="58"/>
        </table:table-row>
        <table:table-row table:style-name="ro1">
          <table:table-cell office:value-type="float" office:value="0.451452" calcext:value-type="float">
            <text:p>0.451452</text:p>
          </table:table-cell>
          <table:table-cell office:value-type="float" office:value="0.521123" calcext:value-type="float">
            <text:p>0.521123</text:p>
          </table:table-cell>
          <table:table-cell table:style-name="Default" office:value-type="float" office:value="0.477858" calcext:value-type="float">
            <text:p>0.477858</text:p>
          </table:table-cell>
          <table:table-cell table:style-name="Default" office:value-type="float" office:value="0.503194" calcext:value-type="float">
            <text:p>0.503194</text:p>
          </table:table-cell>
          <table:table-cell office:value-type="float" office:value="0.513663" calcext:value-type="float">
            <text:p>0.513663</text:p>
          </table:table-cell>
          <table:table-cell office:value-type="float" office:value="0.469629" calcext:value-type="float">
            <text:p>0.469629</text:p>
          </table:table-cell>
          <table:table-cell table:number-columns-repeated="58"/>
        </table:table-row>
        <table:table-row table:style-name="ro1">
          <table:table-cell office:value-type="float" office:value="0.451425" calcext:value-type="float">
            <text:p>0.451425</text:p>
          </table:table-cell>
          <table:table-cell office:value-type="float" office:value="0.521111" calcext:value-type="float">
            <text:p>0.521111</text:p>
          </table:table-cell>
          <table:table-cell table:style-name="Default" office:value-type="float" office:value="0.477833" calcext:value-type="float">
            <text:p>0.477833</text:p>
          </table:table-cell>
          <table:table-cell table:style-name="Default" office:value-type="float" office:value="0.503168" calcext:value-type="float">
            <text:p>0.503168</text:p>
          </table:table-cell>
          <table:table-cell office:value-type="float" office:value="0.513625" calcext:value-type="float">
            <text:p>0.513625</text:p>
          </table:table-cell>
          <table:table-cell office:value-type="float" office:value="0.4696" calcext:value-type="float">
            <text:p>0.4696</text:p>
          </table:table-cell>
          <table:table-cell table:number-columns-repeated="58"/>
        </table:table-row>
        <table:table-row table:style-name="ro1">
          <table:table-cell office:value-type="float" office:value="0.451402" calcext:value-type="float">
            <text:p>0.451402</text:p>
          </table:table-cell>
          <table:table-cell office:value-type="float" office:value="0.521093" calcext:value-type="float">
            <text:p>0.521093</text:p>
          </table:table-cell>
          <table:table-cell table:style-name="Default" office:value-type="float" office:value="0.477807" calcext:value-type="float">
            <text:p>0.477807</text:p>
          </table:table-cell>
          <table:table-cell table:style-name="Default" office:value-type="float" office:value="0.503142" calcext:value-type="float">
            <text:p>0.503142</text:p>
          </table:table-cell>
          <table:table-cell office:value-type="float" office:value="0.513586" calcext:value-type="float">
            <text:p>0.513586</text:p>
          </table:table-cell>
          <table:table-cell office:value-type="float" office:value="0.469571" calcext:value-type="float">
            <text:p>0.469571</text:p>
          </table:table-cell>
          <table:table-cell table:number-columns-repeated="58"/>
        </table:table-row>
        <table:table-row table:style-name="ro1">
          <table:table-cell office:value-type="float" office:value="0.451375" calcext:value-type="float">
            <text:p>0.451375</text:p>
          </table:table-cell>
          <table:table-cell office:value-type="float" office:value="0.521081" calcext:value-type="float">
            <text:p>0.521081</text:p>
          </table:table-cell>
          <table:table-cell table:style-name="Default" office:value-type="float" office:value="0.477787" calcext:value-type="float">
            <text:p>0.477787</text:p>
          </table:table-cell>
          <table:table-cell table:style-name="Default" office:value-type="float" office:value="0.503112" calcext:value-type="float">
            <text:p>0.503112</text:p>
          </table:table-cell>
          <table:table-cell office:value-type="float" office:value="0.513548" calcext:value-type="float">
            <text:p>0.513548</text:p>
          </table:table-cell>
          <table:table-cell office:value-type="float" office:value="0.469542" calcext:value-type="float">
            <text:p>0.469542</text:p>
          </table:table-cell>
          <table:table-cell table:number-columns-repeated="58"/>
        </table:table-row>
        <table:table-row table:style-name="ro1">
          <table:table-cell office:value-type="float" office:value="0.451352" calcext:value-type="float">
            <text:p>0.451352</text:p>
          </table:table-cell>
          <table:table-cell office:value-type="float" office:value="0.521063" calcext:value-type="float">
            <text:p>0.521063</text:p>
          </table:table-cell>
          <table:table-cell table:style-name="Default" office:value-type="float" office:value="0.477762" calcext:value-type="float">
            <text:p>0.477762</text:p>
          </table:table-cell>
          <table:table-cell table:style-name="Default" office:value-type="float" office:value="0.503087" calcext:value-type="float">
            <text:p>0.503087</text:p>
          </table:table-cell>
          <table:table-cell office:value-type="float" office:value="0.513509" calcext:value-type="float">
            <text:p>0.513509</text:p>
          </table:table-cell>
          <table:table-cell office:value-type="float" office:value="0.469513" calcext:value-type="float">
            <text:p>0.469513</text:p>
          </table:table-cell>
          <table:table-cell table:number-columns-repeated="58"/>
        </table:table-row>
        <table:table-row table:style-name="ro1">
          <table:table-cell office:value-type="float" office:value="0.451325" calcext:value-type="float">
            <text:p>0.451325</text:p>
          </table:table-cell>
          <table:table-cell office:value-type="float" office:value="0.521051" calcext:value-type="float">
            <text:p>0.521051</text:p>
          </table:table-cell>
          <table:table-cell table:style-name="Default" office:value-type="float" office:value="0.477737" calcext:value-type="float">
            <text:p>0.477737</text:p>
          </table:table-cell>
          <table:table-cell table:style-name="Default" office:value-type="float" office:value="0.503062" calcext:value-type="float">
            <text:p>0.503062</text:p>
          </table:table-cell>
          <table:table-cell office:value-type="float" office:value="0.513471" calcext:value-type="float">
            <text:p>0.513471</text:p>
          </table:table-cell>
          <table:table-cell office:value-type="float" office:value="0.469485" calcext:value-type="float">
            <text:p>0.469485</text:p>
          </table:table-cell>
          <table:table-cell table:number-columns-repeated="58"/>
        </table:table-row>
        <table:table-row table:style-name="ro1">
          <table:table-cell office:value-type="float" office:value="0.451302" calcext:value-type="float">
            <text:p>0.451302</text:p>
          </table:table-cell>
          <table:table-cell office:value-type="float" office:value="0.521033" calcext:value-type="float">
            <text:p>0.521033</text:p>
          </table:table-cell>
          <table:table-cell table:style-name="Default" office:value-type="float" office:value="0.477711" calcext:value-type="float">
            <text:p>0.477711</text:p>
          </table:table-cell>
          <table:table-cell table:style-name="Default" office:value-type="float" office:value="0.503037" calcext:value-type="float">
            <text:p>0.503037</text:p>
          </table:table-cell>
          <table:table-cell office:value-type="float" office:value="0.513433" calcext:value-type="float">
            <text:p>0.513433</text:p>
          </table:table-cell>
          <table:table-cell office:value-type="float" office:value="0.469456" calcext:value-type="float">
            <text:p>0.469456</text:p>
          </table:table-cell>
          <table:table-cell table:number-columns-repeated="58"/>
        </table:table-row>
        <table:table-row table:style-name="ro1">
          <table:table-cell office:value-type="float" office:value="0.451275" calcext:value-type="float">
            <text:p>0.451275</text:p>
          </table:table-cell>
          <table:table-cell office:value-type="float" office:value="0.521021" calcext:value-type="float">
            <text:p>0.521021</text:p>
          </table:table-cell>
          <table:table-cell table:style-name="Default" office:value-type="float" office:value="0.477686" calcext:value-type="float">
            <text:p>0.477686</text:p>
          </table:table-cell>
          <table:table-cell table:style-name="Default" office:value-type="float" office:value="0.503011" calcext:value-type="float">
            <text:p>0.503011</text:p>
          </table:table-cell>
          <table:table-cell office:value-type="float" office:value="0.513395" calcext:value-type="float">
            <text:p>0.513395</text:p>
          </table:table-cell>
          <table:table-cell office:value-type="float" office:value="0.469428" calcext:value-type="float">
            <text:p>0.469428</text:p>
          </table:table-cell>
          <table:table-cell table:number-columns-repeated="58"/>
        </table:table-row>
        <table:table-row table:style-name="ro1">
          <table:table-cell office:value-type="float" office:value="0.451253" calcext:value-type="float">
            <text:p>0.451253</text:p>
          </table:table-cell>
          <table:table-cell office:value-type="float" office:value="0.521003" calcext:value-type="float">
            <text:p>0.521003</text:p>
          </table:table-cell>
          <table:table-cell table:style-name="Default" office:value-type="float" office:value="0.477659" calcext:value-type="float">
            <text:p>0.477659</text:p>
          </table:table-cell>
          <table:table-cell table:style-name="Default" office:value-type="float" office:value="0.502984" calcext:value-type="float">
            <text:p>0.502984</text:p>
          </table:table-cell>
          <table:table-cell office:value-type="float" office:value="0.513358" calcext:value-type="float">
            <text:p>0.513358</text:p>
          </table:table-cell>
          <table:table-cell office:value-type="float" office:value="0.469399" calcext:value-type="float">
            <text:p>0.469399</text:p>
          </table:table-cell>
          <table:table-cell table:number-columns-repeated="58"/>
        </table:table-row>
        <table:table-row table:style-name="ro1">
          <table:table-cell office:value-type="float" office:value="0.451225" calcext:value-type="float">
            <text:p>0.451225</text:p>
          </table:table-cell>
          <table:table-cell office:value-type="float" office:value="0.520991" calcext:value-type="float">
            <text:p>0.520991</text:p>
          </table:table-cell>
          <table:table-cell table:style-name="Default" office:value-type="float" office:value="0.477634" calcext:value-type="float">
            <text:p>0.477634</text:p>
          </table:table-cell>
          <table:table-cell table:style-name="Default" office:value-type="float" office:value="0.502958" calcext:value-type="float">
            <text:p>0.502958</text:p>
          </table:table-cell>
          <table:table-cell office:value-type="float" office:value="0.51332" calcext:value-type="float">
            <text:p>0.51332</text:p>
          </table:table-cell>
          <table:table-cell office:value-type="float" office:value="0.469371" calcext:value-type="float">
            <text:p>0.469371</text:p>
          </table:table-cell>
          <table:table-cell table:number-columns-repeated="58"/>
        </table:table-row>
        <table:table-row table:style-name="ro1">
          <table:table-cell office:value-type="float" office:value="0.451203" calcext:value-type="float">
            <text:p>0.451203</text:p>
          </table:table-cell>
          <table:table-cell office:value-type="float" office:value="0.520973" calcext:value-type="float">
            <text:p>0.520973</text:p>
          </table:table-cell>
          <table:table-cell table:style-name="Default" office:value-type="float" office:value="0.477608" calcext:value-type="float">
            <text:p>0.477608</text:p>
          </table:table-cell>
          <table:table-cell table:style-name="Default" office:value-type="float" office:value="0.502932" calcext:value-type="float">
            <text:p>0.502932</text:p>
          </table:table-cell>
          <table:table-cell office:value-type="float" office:value="0.513283" calcext:value-type="float">
            <text:p>0.513283</text:p>
          </table:table-cell>
          <table:table-cell office:value-type="float" office:value="0.469343" calcext:value-type="float">
            <text:p>0.469343</text:p>
          </table:table-cell>
          <table:table-cell table:number-columns-repeated="58"/>
        </table:table-row>
        <table:table-row table:style-name="ro1">
          <table:table-cell office:value-type="float" office:value="0.451176" calcext:value-type="float">
            <text:p>0.451176</text:p>
          </table:table-cell>
          <table:table-cell office:value-type="float" office:value="0.520962" calcext:value-type="float">
            <text:p>0.520962</text:p>
          </table:table-cell>
          <table:table-cell table:style-name="Default" office:value-type="float" office:value="0.477582" calcext:value-type="float">
            <text:p>0.477582</text:p>
          </table:table-cell>
          <table:table-cell table:style-name="Default" office:value-type="float" office:value="0.502907" calcext:value-type="float">
            <text:p>0.502907</text:p>
          </table:table-cell>
          <table:table-cell office:value-type="float" office:value="0.513245" calcext:value-type="float">
            <text:p>0.513245</text:p>
          </table:table-cell>
          <table:table-cell office:value-type="float" office:value="0.469315" calcext:value-type="float">
            <text:p>0.469315</text:p>
          </table:table-cell>
          <table:table-cell table:number-columns-repeated="58"/>
        </table:table-row>
        <table:table-row table:style-name="ro1">
          <table:table-cell office:value-type="float" office:value="0.451153" calcext:value-type="float">
            <text:p>0.451153</text:p>
          </table:table-cell>
          <table:table-cell office:value-type="float" office:value="0.520944" calcext:value-type="float">
            <text:p>0.520944</text:p>
          </table:table-cell>
          <table:table-cell table:style-name="Default" office:value-type="float" office:value="0.477556" calcext:value-type="float">
            <text:p>0.477556</text:p>
          </table:table-cell>
          <table:table-cell table:style-name="Default" office:value-type="float" office:value="0.502883" calcext:value-type="float">
            <text:p>0.502883</text:p>
          </table:table-cell>
          <table:table-cell office:value-type="float" office:value="0.513208" calcext:value-type="float">
            <text:p>0.513208</text:p>
          </table:table-cell>
          <table:table-cell office:value-type="float" office:value="0.469287" calcext:value-type="float">
            <text:p>0.469287</text:p>
          </table:table-cell>
          <table:table-cell table:number-columns-repeated="58"/>
        </table:table-row>
        <table:table-row table:style-name="ro1">
          <table:table-cell office:value-type="float" office:value="0.451126" calcext:value-type="float">
            <text:p>0.451126</text:p>
          </table:table-cell>
          <table:table-cell office:value-type="float" office:value="0.520932" calcext:value-type="float">
            <text:p>0.520932</text:p>
          </table:table-cell>
          <table:table-cell table:style-name="Default" office:value-type="float" office:value="0.477531" calcext:value-type="float">
            <text:p>0.477531</text:p>
          </table:table-cell>
          <table:table-cell table:style-name="Default" office:value-type="float" office:value="0.502858" calcext:value-type="float">
            <text:p>0.502858</text:p>
          </table:table-cell>
          <table:table-cell office:value-type="float" office:value="0.513171" calcext:value-type="float">
            <text:p>0.513171</text:p>
          </table:table-cell>
          <table:table-cell office:value-type="float" office:value="0.469259" calcext:value-type="float">
            <text:p>0.469259</text:p>
          </table:table-cell>
          <table:table-cell table:number-columns-repeated="58"/>
        </table:table-row>
        <table:table-row table:style-name="ro1">
          <table:table-cell office:value-type="float" office:value="0.451104" calcext:value-type="float">
            <text:p>0.451104</text:p>
          </table:table-cell>
          <table:table-cell office:value-type="float" office:value="0.520914" calcext:value-type="float">
            <text:p>0.520914</text:p>
          </table:table-cell>
          <table:table-cell table:style-name="Default" office:value-type="float" office:value="0.477506" calcext:value-type="float">
            <text:p>0.477506</text:p>
          </table:table-cell>
          <table:table-cell table:style-name="Default" office:value-type="float" office:value="0.502833" calcext:value-type="float">
            <text:p>0.502833</text:p>
          </table:table-cell>
          <table:table-cell office:value-type="float" office:value="0.513134" calcext:value-type="float">
            <text:p>0.513134</text:p>
          </table:table-cell>
          <table:table-cell office:value-type="float" office:value="0.469231" calcext:value-type="float">
            <text:p>0.469231</text:p>
          </table:table-cell>
          <table:table-cell table:number-columns-repeated="58"/>
        </table:table-row>
        <table:table-row table:style-name="ro1">
          <table:table-cell office:value-type="float" office:value="0.451077" calcext:value-type="float">
            <text:p>0.451077</text:p>
          </table:table-cell>
          <table:table-cell office:value-type="float" office:value="0.520902" calcext:value-type="float">
            <text:p>0.520902</text:p>
          </table:table-cell>
          <table:table-cell table:style-name="Default" office:value-type="float" office:value="0.477481" calcext:value-type="float">
            <text:p>0.477481</text:p>
          </table:table-cell>
          <table:table-cell table:style-name="Default" office:value-type="float" office:value="0.502808" calcext:value-type="float">
            <text:p>0.502808</text:p>
          </table:table-cell>
          <table:table-cell office:value-type="float" office:value="0.513098" calcext:value-type="float">
            <text:p>0.513098</text:p>
          </table:table-cell>
          <table:table-cell office:value-type="float" office:value="0.469203" calcext:value-type="float">
            <text:p>0.469203</text:p>
          </table:table-cell>
          <table:table-cell table:number-columns-repeated="58"/>
        </table:table-row>
        <table:table-row table:style-name="ro1">
          <table:table-cell office:value-type="float" office:value="0.451055" calcext:value-type="float">
            <text:p>0.451055</text:p>
          </table:table-cell>
          <table:table-cell office:value-type="float" office:value="0.520884" calcext:value-type="float">
            <text:p>0.520884</text:p>
          </table:table-cell>
          <table:table-cell table:style-name="Default" office:value-type="float" office:value="0.477455" calcext:value-type="float">
            <text:p>0.477455</text:p>
          </table:table-cell>
          <table:table-cell table:style-name="Default" office:value-type="float" office:value="0.502783" calcext:value-type="float">
            <text:p>0.502783</text:p>
          </table:table-cell>
          <table:table-cell office:value-type="float" office:value="0.513062" calcext:value-type="float">
            <text:p>0.513062</text:p>
          </table:table-cell>
          <table:table-cell office:value-type="float" office:value="0.469175" calcext:value-type="float">
            <text:p>0.469175</text:p>
          </table:table-cell>
          <table:table-cell table:number-columns-repeated="58"/>
        </table:table-row>
        <table:table-row table:style-name="ro1">
          <table:table-cell office:value-type="float" office:value="0.451027" calcext:value-type="float">
            <text:p>0.451027</text:p>
          </table:table-cell>
          <table:table-cell office:value-type="float" office:value="0.520873" calcext:value-type="float">
            <text:p>0.520873</text:p>
          </table:table-cell>
          <table:table-cell table:style-name="Default" office:value-type="float" office:value="0.477425" calcext:value-type="float">
            <text:p>0.477425</text:p>
          </table:table-cell>
          <table:table-cell table:style-name="Default" office:value-type="float" office:value="0.502758" calcext:value-type="float">
            <text:p>0.502758</text:p>
          </table:table-cell>
          <table:table-cell office:value-type="float" office:value="0.513025" calcext:value-type="float">
            <text:p>0.513025</text:p>
          </table:table-cell>
          <table:table-cell office:value-type="float" office:value="0.469147" calcext:value-type="float">
            <text:p>0.469147</text:p>
          </table:table-cell>
          <table:table-cell table:number-columns-repeated="58"/>
        </table:table-row>
        <table:table-row table:style-name="ro1">
          <table:table-cell office:value-type="float" office:value="0.451005" calcext:value-type="float">
            <text:p>0.451005</text:p>
          </table:table-cell>
          <table:table-cell office:value-type="float" office:value="0.520855" calcext:value-type="float">
            <text:p>0.520855</text:p>
          </table:table-cell>
          <table:table-cell table:style-name="Default" office:value-type="float" office:value="0.4774" calcext:value-type="float">
            <text:p>0.4774</text:p>
          </table:table-cell>
          <table:table-cell table:style-name="Default" office:value-type="float" office:value="0.502734" calcext:value-type="float">
            <text:p>0.502734</text:p>
          </table:table-cell>
          <table:table-cell office:value-type="float" office:value="0.512989" calcext:value-type="float">
            <text:p>0.512989</text:p>
          </table:table-cell>
          <table:table-cell office:value-type="float" office:value="0.46912" calcext:value-type="float">
            <text:p>0.46912</text:p>
          </table:table-cell>
          <table:table-cell table:number-columns-repeated="58"/>
        </table:table-row>
        <table:table-row table:style-name="ro1">
          <table:table-cell office:value-type="float" office:value="0.450978" calcext:value-type="float">
            <text:p>0.450978</text:p>
          </table:table-cell>
          <table:table-cell office:value-type="float" office:value="0.520843" calcext:value-type="float">
            <text:p>0.520843</text:p>
          </table:table-cell>
          <table:table-cell table:style-name="Default" office:value-type="float" office:value="0.477375" calcext:value-type="float">
            <text:p>0.477375</text:p>
          </table:table-cell>
          <table:table-cell table:style-name="Default" office:value-type="float" office:value="0.502709" calcext:value-type="float">
            <text:p>0.502709</text:p>
          </table:table-cell>
          <table:table-cell office:value-type="float" office:value="0.512952" calcext:value-type="float">
            <text:p>0.512952</text:p>
          </table:table-cell>
          <table:table-cell office:value-type="float" office:value="0.469093" calcext:value-type="float">
            <text:p>0.469093</text:p>
          </table:table-cell>
          <table:table-cell table:number-columns-repeated="58"/>
        </table:table-row>
        <table:table-row table:style-name="ro1">
          <table:table-cell office:value-type="float" office:value="0.450956" calcext:value-type="float">
            <text:p>0.450956</text:p>
          </table:table-cell>
          <table:table-cell office:value-type="float" office:value="0.520825" calcext:value-type="float">
            <text:p>0.520825</text:p>
          </table:table-cell>
          <table:table-cell table:style-name="Default" office:value-type="float" office:value="0.477348" calcext:value-type="float">
            <text:p>0.477348</text:p>
          </table:table-cell>
          <table:table-cell table:style-name="Default" office:value-type="float" office:value="0.502685" calcext:value-type="float">
            <text:p>0.502685</text:p>
          </table:table-cell>
          <table:table-cell office:value-type="float" office:value="0.512916" calcext:value-type="float">
            <text:p>0.512916</text:p>
          </table:table-cell>
          <table:table-cell office:value-type="float" office:value="0.469065" calcext:value-type="float">
            <text:p>0.469065</text:p>
          </table:table-cell>
          <table:table-cell table:number-columns-repeated="58"/>
        </table:table-row>
        <table:table-row table:style-name="ro1">
          <table:table-cell office:value-type="float" office:value="0.450929" calcext:value-type="float">
            <text:p>0.450929</text:p>
          </table:table-cell>
          <table:table-cell office:value-type="float" office:value="0.520814" calcext:value-type="float">
            <text:p>0.520814</text:p>
          </table:table-cell>
          <table:table-cell table:style-name="Default" office:value-type="float" office:value="0.477325" calcext:value-type="float">
            <text:p>0.477325</text:p>
          </table:table-cell>
          <table:table-cell table:style-name="Default" office:value-type="float" office:value="0.502659" calcext:value-type="float">
            <text:p>0.502659</text:p>
          </table:table-cell>
          <table:table-cell office:value-type="float" office:value="0.51288" calcext:value-type="float">
            <text:p>0.51288</text:p>
          </table:table-cell>
          <table:table-cell office:value-type="float" office:value="0.469038" calcext:value-type="float">
            <text:p>0.469038</text:p>
          </table:table-cell>
          <table:table-cell table:number-columns-repeated="58"/>
        </table:table-row>
        <table:table-row table:style-name="ro1">
          <table:table-cell office:value-type="float" office:value="0.450908" calcext:value-type="float">
            <text:p>0.450908</text:p>
          </table:table-cell>
          <table:table-cell office:value-type="float" office:value="0.520796" calcext:value-type="float">
            <text:p>0.520796</text:p>
          </table:table-cell>
          <table:table-cell table:style-name="Default" office:value-type="float" office:value="0.477301" calcext:value-type="float">
            <text:p>0.477301</text:p>
          </table:table-cell>
          <table:table-cell table:style-name="Default" office:value-type="float" office:value="0.502635" calcext:value-type="float">
            <text:p>0.502635</text:p>
          </table:table-cell>
          <table:table-cell office:value-type="float" office:value="0.512845" calcext:value-type="float">
            <text:p>0.512845</text:p>
          </table:table-cell>
          <table:table-cell office:value-type="float" office:value="0.469011" calcext:value-type="float">
            <text:p>0.469011</text:p>
          </table:table-cell>
          <table:table-cell table:number-columns-repeated="58"/>
        </table:table-row>
        <table:table-row table:style-name="ro1">
          <table:table-cell office:value-type="float" office:value="0.450881" calcext:value-type="float">
            <text:p>0.450881</text:p>
          </table:table-cell>
          <table:table-cell office:value-type="float" office:value="0.520785" calcext:value-type="float">
            <text:p>0.520785</text:p>
          </table:table-cell>
          <table:table-cell table:style-name="Default" office:value-type="float" office:value="0.477275" calcext:value-type="float">
            <text:p>0.477275</text:p>
          </table:table-cell>
          <table:table-cell table:style-name="Default" office:value-type="float" office:value="0.50261" calcext:value-type="float">
            <text:p>0.50261</text:p>
          </table:table-cell>
          <table:table-cell office:value-type="float" office:value="0.512808" calcext:value-type="float">
            <text:p>0.512808</text:p>
          </table:table-cell>
          <table:table-cell office:value-type="float" office:value="0.468983" calcext:value-type="float">
            <text:p>0.468983</text:p>
          </table:table-cell>
          <table:table-cell table:number-columns-repeated="58"/>
        </table:table-row>
        <table:table-row table:style-name="ro1">
          <table:table-cell office:value-type="float" office:value="0.450859" calcext:value-type="float">
            <text:p>0.450859</text:p>
          </table:table-cell>
          <table:table-cell office:value-type="float" office:value="0.520767" calcext:value-type="float">
            <text:p>0.520767</text:p>
          </table:table-cell>
          <table:table-cell table:style-name="Default" office:value-type="float" office:value="0.47725" calcext:value-type="float">
            <text:p>0.47725</text:p>
          </table:table-cell>
          <table:table-cell table:style-name="Default" office:value-type="float" office:value="0.502586" calcext:value-type="float">
            <text:p>0.502586</text:p>
          </table:table-cell>
          <table:table-cell office:value-type="float" office:value="0.51277" calcext:value-type="float">
            <text:p>0.51277</text:p>
          </table:table-cell>
          <table:table-cell office:value-type="float" office:value="0.468958" calcext:value-type="float">
            <text:p>0.468958</text:p>
          </table:table-cell>
          <table:table-cell table:number-columns-repeated="58"/>
        </table:table-row>
        <table:table-row table:style-name="ro1">
          <table:table-cell office:value-type="float" office:value="0.450832" calcext:value-type="float">
            <text:p>0.450832</text:p>
          </table:table-cell>
          <table:table-cell office:value-type="float" office:value="0.520755" calcext:value-type="float">
            <text:p>0.520755</text:p>
          </table:table-cell>
          <table:table-cell table:style-name="Default" office:value-type="float" office:value="0.477225" calcext:value-type="float">
            <text:p>0.477225</text:p>
          </table:table-cell>
          <table:table-cell table:style-name="Default" office:value-type="float" office:value="0.502561" calcext:value-type="float">
            <text:p>0.502561</text:p>
          </table:table-cell>
          <table:table-cell office:value-type="float" office:value="0.512735" calcext:value-type="float">
            <text:p>0.512735</text:p>
          </table:table-cell>
          <table:table-cell office:value-type="float" office:value="0.468932" calcext:value-type="float">
            <text:p>0.468932</text:p>
          </table:table-cell>
          <table:table-cell table:number-columns-repeated="58"/>
        </table:table-row>
        <table:table-row table:style-name="ro1">
          <table:table-cell office:value-type="float" office:value="0.45081" calcext:value-type="float">
            <text:p>0.45081</text:p>
          </table:table-cell>
          <table:table-cell office:value-type="float" office:value="0.520738" calcext:value-type="float">
            <text:p>0.520738</text:p>
          </table:table-cell>
          <table:table-cell table:style-name="Default" office:value-type="float" office:value="0.4772" calcext:value-type="float">
            <text:p>0.4772</text:p>
          </table:table-cell>
          <table:table-cell table:style-name="Default" office:value-type="float" office:value="0.502537" calcext:value-type="float">
            <text:p>0.502537</text:p>
          </table:table-cell>
          <table:table-cell office:value-type="float" office:value="0.5127" calcext:value-type="float">
            <text:p>0.5127</text:p>
          </table:table-cell>
          <table:table-cell office:value-type="float" office:value="0.468906" calcext:value-type="float">
            <text:p>0.468906</text:p>
          </table:table-cell>
          <table:table-cell table:number-columns-repeated="58"/>
        </table:table-row>
        <table:table-row table:style-name="ro1">
          <table:table-cell office:value-type="float" office:value="0.450783" calcext:value-type="float">
            <text:p>0.450783</text:p>
          </table:table-cell>
          <table:table-cell office:value-type="float" office:value="0.520726" calcext:value-type="float">
            <text:p>0.520726</text:p>
          </table:table-cell>
          <table:table-cell table:style-name="Default" office:value-type="float" office:value="0.477175" calcext:value-type="float">
            <text:p>0.477175</text:p>
          </table:table-cell>
          <table:table-cell table:style-name="Default" office:value-type="float" office:value="0.502512" calcext:value-type="float">
            <text:p>0.502512</text:p>
          </table:table-cell>
          <table:table-cell office:value-type="float" office:value="0.512665" calcext:value-type="float">
            <text:p>0.512665</text:p>
          </table:table-cell>
          <table:table-cell office:value-type="float" office:value="0.46888" calcext:value-type="float">
            <text:p>0.46888</text:p>
          </table:table-cell>
          <table:table-cell table:number-columns-repeated="58"/>
        </table:table-row>
        <table:table-row table:style-name="ro1">
          <table:table-cell office:value-type="float" office:value="0.450761" calcext:value-type="float">
            <text:p>0.450761</text:p>
          </table:table-cell>
          <table:table-cell office:value-type="float" office:value="0.520708" calcext:value-type="float">
            <text:p>0.520708</text:p>
          </table:table-cell>
          <table:table-cell table:style-name="Default" office:value-type="float" office:value="0.47715" calcext:value-type="float">
            <text:p>0.47715</text:p>
          </table:table-cell>
          <table:table-cell table:style-name="Default" office:value-type="float" office:value="0.502488" calcext:value-type="float">
            <text:p>0.502488</text:p>
          </table:table-cell>
          <table:table-cell office:value-type="float" office:value="0.51263" calcext:value-type="float">
            <text:p>0.51263</text:p>
          </table:table-cell>
          <table:table-cell office:value-type="float" office:value="0.468853" calcext:value-type="float">
            <text:p>0.468853</text:p>
          </table:table-cell>
          <table:table-cell table:number-columns-repeated="58"/>
        </table:table-row>
        <table:table-row table:style-name="ro1">
          <table:table-cell office:value-type="float" office:value="0.450734" calcext:value-type="float">
            <text:p>0.450734</text:p>
          </table:table-cell>
          <table:table-cell office:value-type="float" office:value="0.520697" calcext:value-type="float">
            <text:p>0.520697</text:p>
          </table:table-cell>
          <table:table-cell table:style-name="Default" office:value-type="float" office:value="0.477124" calcext:value-type="float">
            <text:p>0.477124</text:p>
          </table:table-cell>
          <table:table-cell table:style-name="Default" office:value-type="float" office:value="0.502464" calcext:value-type="float">
            <text:p>0.502464</text:p>
          </table:table-cell>
          <table:table-cell office:value-type="float" office:value="0.512596" calcext:value-type="float">
            <text:p>0.512596</text:p>
          </table:table-cell>
          <table:table-cell office:value-type="float" office:value="0.468827" calcext:value-type="float">
            <text:p>0.468827</text:p>
          </table:table-cell>
          <table:table-cell table:number-columns-repeated="58"/>
        </table:table-row>
        <table:table-row table:style-name="ro1">
          <table:table-cell office:value-type="float" office:value="0.450713" calcext:value-type="float">
            <text:p>0.450713</text:p>
          </table:table-cell>
          <table:table-cell office:value-type="float" office:value="0.520679" calcext:value-type="float">
            <text:p>0.520679</text:p>
          </table:table-cell>
          <table:table-cell table:style-name="Default" office:value-type="float" office:value="0.477099" calcext:value-type="float">
            <text:p>0.477099</text:p>
          </table:table-cell>
          <table:table-cell table:style-name="Default" office:value-type="float" office:value="0.50244" calcext:value-type="float">
            <text:p>0.50244</text:p>
          </table:table-cell>
          <table:table-cell office:value-type="float" office:value="0.512561" calcext:value-type="float">
            <text:p>0.512561</text:p>
          </table:table-cell>
          <table:table-cell office:value-type="float" office:value="0.468801" calcext:value-type="float">
            <text:p>0.468801</text:p>
          </table:table-cell>
          <table:table-cell table:number-columns-repeated="58"/>
        </table:table-row>
        <table:table-row table:style-name="ro1">
          <table:table-cell office:value-type="float" office:value="0.45067" calcext:value-type="float">
            <text:p>0.45067</text:p>
          </table:table-cell>
          <table:table-cell office:value-type="float" office:value="0.520676" calcext:value-type="float">
            <text:p>0.520676</text:p>
          </table:table-cell>
          <table:table-cell table:style-name="Default" office:value-type="float" office:value="0.477066" calcext:value-type="float">
            <text:p>0.477066</text:p>
          </table:table-cell>
          <table:table-cell table:style-name="Default" office:value-type="float" office:value="0.502407" calcext:value-type="float">
            <text:p>0.502407</text:p>
          </table:table-cell>
          <table:table-cell office:value-type="float" office:value="0.512523" calcext:value-type="float">
            <text:p>0.512523</text:p>
          </table:table-cell>
          <table:table-cell office:value-type="float" office:value="0.46878" calcext:value-type="float">
            <text:p>0.46878</text:p>
          </table:table-cell>
          <table:table-cell table:number-columns-repeated="58"/>
        </table:table-row>
        <table:table-row table:style-name="ro1">
          <table:table-cell office:value-type="float" office:value="0.450642" calcext:value-type="float">
            <text:p>0.450642</text:p>
          </table:table-cell>
          <table:table-cell office:value-type="float" office:value="0.520665" calcext:value-type="float">
            <text:p>0.520665</text:p>
          </table:table-cell>
          <table:table-cell table:style-name="Default" office:value-type="float" office:value="0.477044" calcext:value-type="float">
            <text:p>0.477044</text:p>
          </table:table-cell>
          <table:table-cell table:style-name="Default" office:value-type="float" office:value="0.502377" calcext:value-type="float">
            <text:p>0.502377</text:p>
          </table:table-cell>
          <table:table-cell office:value-type="float" office:value="0.512488" calcext:value-type="float">
            <text:p>0.512488</text:p>
          </table:table-cell>
          <table:table-cell office:value-type="float" office:value="0.468755" calcext:value-type="float">
            <text:p>0.468755</text:p>
          </table:table-cell>
          <table:table-cell table:number-columns-repeated="58"/>
        </table:table-row>
        <table:table-row table:style-name="ro1">
          <table:table-cell office:value-type="float" office:value="0.450633" calcext:value-type="float">
            <text:p>0.450633</text:p>
          </table:table-cell>
          <table:table-cell office:value-type="float" office:value="0.520645" calcext:value-type="float">
            <text:p>0.520645</text:p>
          </table:table-cell>
          <table:table-cell table:style-name="Default" office:value-type="float" office:value="0.47702" calcext:value-type="float">
            <text:p>0.47702</text:p>
          </table:table-cell>
          <table:table-cell table:style-name="Default" office:value-type="float" office:value="0.502349" calcext:value-type="float">
            <text:p>0.502349</text:p>
          </table:table-cell>
          <table:table-cell office:value-type="float" office:value="0.512455" calcext:value-type="float">
            <text:p>0.512455</text:p>
          </table:table-cell>
          <table:table-cell office:value-type="float" office:value="0.46873" calcext:value-type="float">
            <text:p>0.46873</text:p>
          </table:table-cell>
          <table:table-cell table:number-columns-repeated="58"/>
        </table:table-row>
        <table:table-row table:style-name="ro1">
          <table:table-cell office:value-type="float" office:value="0.450596" calcext:value-type="float">
            <text:p>0.450596</text:p>
          </table:table-cell>
          <table:table-cell office:value-type="float" office:value="0.520637" calcext:value-type="float">
            <text:p>0.520637</text:p>
          </table:table-cell>
          <table:table-cell table:style-name="Default" office:value-type="float" office:value="0.476996" calcext:value-type="float">
            <text:p>0.476996</text:p>
          </table:table-cell>
          <table:table-cell table:style-name="Default" office:value-type="float" office:value="0.502324" calcext:value-type="float">
            <text:p>0.502324</text:p>
          </table:table-cell>
          <table:table-cell office:value-type="float" office:value="0.512421" calcext:value-type="float">
            <text:p>0.512421</text:p>
          </table:table-cell>
          <table:table-cell office:value-type="float" office:value="0.468706" calcext:value-type="float">
            <text:p>0.468706</text:p>
          </table:table-cell>
          <table:table-cell table:number-columns-repeated="58"/>
        </table:table-row>
        <table:table-row table:style-name="ro1">
          <table:table-cell office:value-type="float" office:value="0.450569" calcext:value-type="float">
            <text:p>0.450569</text:p>
          </table:table-cell>
          <table:table-cell office:value-type="float" office:value="0.520624" calcext:value-type="float">
            <text:p>0.520624</text:p>
          </table:table-cell>
          <table:table-cell table:style-name="Default" office:value-type="float" office:value="0.476972" calcext:value-type="float">
            <text:p>0.476972</text:p>
          </table:table-cell>
          <table:table-cell table:style-name="Default" office:value-type="float" office:value="0.502299" calcext:value-type="float">
            <text:p>0.502299</text:p>
          </table:table-cell>
          <table:table-cell office:value-type="float" office:value="0.512388" calcext:value-type="float">
            <text:p>0.512388</text:p>
          </table:table-cell>
          <table:table-cell office:value-type="float" office:value="0.468681" calcext:value-type="float">
            <text:p>0.468681</text:p>
          </table:table-cell>
          <table:table-cell table:number-columns-repeated="58"/>
        </table:table-row>
        <table:table-row table:style-name="ro1">
          <table:table-cell office:value-type="float" office:value="0.450544" calcext:value-type="float">
            <text:p>0.450544</text:p>
          </table:table-cell>
          <table:table-cell office:value-type="float" office:value="0.520609" calcext:value-type="float">
            <text:p>0.520609</text:p>
          </table:table-cell>
          <table:table-cell table:style-name="Default" office:value-type="float" office:value="0.476937" calcext:value-type="float">
            <text:p>0.476937</text:p>
          </table:table-cell>
          <table:table-cell table:style-name="Default" office:value-type="float" office:value="0.502275" calcext:value-type="float">
            <text:p>0.502275</text:p>
          </table:table-cell>
          <table:table-cell office:value-type="float" office:value="0.512355" calcext:value-type="float">
            <text:p>0.512355</text:p>
          </table:table-cell>
          <table:table-cell office:value-type="float" office:value="0.468656" calcext:value-type="float">
            <text:p>0.468656</text:p>
          </table:table-cell>
          <table:table-cell table:number-columns-repeated="58"/>
        </table:table-row>
        <table:table-row table:style-name="ro1">
          <table:table-cell office:value-type="float" office:value="0.450536" calcext:value-type="float">
            <text:p>0.450536</text:p>
          </table:table-cell>
          <table:table-cell office:value-type="float" office:value="0.520585" calcext:value-type="float">
            <text:p>0.520585</text:p>
          </table:table-cell>
          <table:table-cell table:style-name="Default" office:value-type="float" office:value="0.476912" calcext:value-type="float">
            <text:p>0.476912</text:p>
          </table:table-cell>
          <table:table-cell table:style-name="Default" office:value-type="float" office:value="0.502251" calcext:value-type="float">
            <text:p>0.502251</text:p>
          </table:table-cell>
          <table:table-cell office:value-type="float" office:value="0.512322" calcext:value-type="float">
            <text:p>0.512322</text:p>
          </table:table-cell>
          <table:table-cell office:value-type="float" office:value="0.468631" calcext:value-type="float">
            <text:p>0.468631</text:p>
          </table:table-cell>
          <table:table-cell table:number-columns-repeated="58"/>
        </table:table-row>
        <table:table-row table:style-name="ro1">
          <table:table-cell office:value-type="float" office:value="0.4505" calcext:value-type="float">
            <text:p>0.4505</text:p>
          </table:table-cell>
          <table:table-cell office:value-type="float" office:value="0.520575" calcext:value-type="float">
            <text:p>0.520575</text:p>
          </table:table-cell>
          <table:table-cell table:style-name="Default" office:value-type="float" office:value="0.476888" calcext:value-type="float">
            <text:p>0.476888</text:p>
          </table:table-cell>
          <table:table-cell table:style-name="Default" office:value-type="float" office:value="0.502227" calcext:value-type="float">
            <text:p>0.502227</text:p>
          </table:table-cell>
          <table:table-cell office:value-type="float" office:value="0.512289" calcext:value-type="float">
            <text:p>0.512289</text:p>
          </table:table-cell>
          <table:table-cell office:value-type="float" office:value="0.468606" calcext:value-type="float">
            <text:p>0.468606</text:p>
          </table:table-cell>
          <table:table-cell table:number-columns-repeated="58"/>
        </table:table-row>
        <table:table-row table:style-name="ro1">
          <table:table-cell office:value-type="float" office:value="0.450472" calcext:value-type="float">
            <text:p>0.450472</text:p>
          </table:table-cell>
          <table:table-cell office:value-type="float" office:value="0.520561" calcext:value-type="float">
            <text:p>0.520561</text:p>
          </table:table-cell>
          <table:table-cell table:style-name="Default" office:value-type="float" office:value="0.476864" calcext:value-type="float">
            <text:p>0.476864</text:p>
          </table:table-cell>
          <table:table-cell table:style-name="Default" office:value-type="float" office:value="0.502205" calcext:value-type="float">
            <text:p>0.502205</text:p>
          </table:table-cell>
          <table:table-cell office:value-type="float" office:value="0.512256" calcext:value-type="float">
            <text:p>0.512256</text:p>
          </table:table-cell>
          <table:table-cell office:value-type="float" office:value="0.468581" calcext:value-type="float">
            <text:p>0.468581</text:p>
          </table:table-cell>
          <table:table-cell table:number-columns-repeated="58"/>
        </table:table-row>
        <table:table-row table:style-name="ro1">
          <table:table-cell office:value-type="float" office:value="0.450448" calcext:value-type="float">
            <text:p>0.450448</text:p>
          </table:table-cell>
          <table:table-cell office:value-type="float" office:value="0.520545" calcext:value-type="float">
            <text:p>0.520545</text:p>
          </table:table-cell>
          <table:table-cell table:style-name="Default" office:value-type="float" office:value="0.47684" calcext:value-type="float">
            <text:p>0.47684</text:p>
          </table:table-cell>
          <table:table-cell table:style-name="Default" office:value-type="float" office:value="0.502182" calcext:value-type="float">
            <text:p>0.502182</text:p>
          </table:table-cell>
          <table:table-cell office:value-type="float" office:value="0.512223" calcext:value-type="float">
            <text:p>0.512223</text:p>
          </table:table-cell>
          <table:table-cell office:value-type="float" office:value="0.468557" calcext:value-type="float">
            <text:p>0.468557</text:p>
          </table:table-cell>
          <table:table-cell table:number-columns-repeated="58"/>
        </table:table-row>
        <table:table-row table:style-name="ro1">
          <table:table-cell office:value-type="float" office:value="0.450419" calcext:value-type="float">
            <text:p>0.450419</text:p>
          </table:table-cell>
          <table:table-cell office:value-type="float" office:value="0.520553" calcext:value-type="float">
            <text:p>0.520553</text:p>
          </table:table-cell>
          <table:table-cell table:style-name="Default" office:value-type="float" office:value="0.476815" calcext:value-type="float">
            <text:p>0.476815</text:p>
          </table:table-cell>
          <table:table-cell table:style-name="Default" office:value-type="float" office:value="0.502159" calcext:value-type="float">
            <text:p>0.502159</text:p>
          </table:table-cell>
          <table:table-cell office:value-type="float" office:value="0.512191" calcext:value-type="float">
            <text:p>0.512191</text:p>
          </table:table-cell>
          <table:table-cell office:value-type="float" office:value="0.468532" calcext:value-type="float">
            <text:p>0.468532</text:p>
          </table:table-cell>
          <table:table-cell table:number-columns-repeated="58"/>
        </table:table-row>
        <table:table-row table:style-name="ro1">
          <table:table-cell office:value-type="float" office:value="0.450397" calcext:value-type="float">
            <text:p>0.450397</text:p>
          </table:table-cell>
          <table:table-cell office:value-type="float" office:value="0.520539" calcext:value-type="float">
            <text:p>0.520539</text:p>
          </table:table-cell>
          <table:table-cell table:style-name="Default" office:value-type="float" office:value="0.476793" calcext:value-type="float">
            <text:p>0.476793</text:p>
          </table:table-cell>
          <table:table-cell table:style-name="Default" office:value-type="float" office:value="0.502135" calcext:value-type="float">
            <text:p>0.502135</text:p>
          </table:table-cell>
          <table:table-cell office:value-type="float" office:value="0.512158" calcext:value-type="float">
            <text:p>0.512158</text:p>
          </table:table-cell>
          <table:table-cell office:value-type="float" office:value="0.468507" calcext:value-type="float">
            <text:p>0.468507</text:p>
          </table:table-cell>
          <table:table-cell table:number-columns-repeated="58"/>
        </table:table-row>
        <table:table-row table:style-name="ro1">
          <table:table-cell office:value-type="float" office:value="0.450373" calcext:value-type="float">
            <text:p>0.450373</text:p>
          </table:table-cell>
          <table:table-cell office:value-type="float" office:value="0.520524" calcext:value-type="float">
            <text:p>0.520524</text:p>
          </table:table-cell>
          <table:table-cell table:style-name="Default" office:value-type="float" office:value="0.476769" calcext:value-type="float">
            <text:p>0.476769</text:p>
          </table:table-cell>
          <table:table-cell table:style-name="Default" office:value-type="float" office:value="0.502111" calcext:value-type="float">
            <text:p>0.502111</text:p>
          </table:table-cell>
          <table:table-cell office:value-type="float" office:value="0.512126" calcext:value-type="float">
            <text:p>0.512126</text:p>
          </table:table-cell>
          <table:table-cell office:value-type="float" office:value="0.468482" calcext:value-type="float">
            <text:p>0.468482</text:p>
          </table:table-cell>
          <table:table-cell table:number-columns-repeated="58"/>
        </table:table-row>
        <table:table-row table:style-name="ro1">
          <table:table-cell office:value-type="float" office:value="0.450366" calcext:value-type="float">
            <text:p>0.450366</text:p>
          </table:table-cell>
          <table:table-cell office:value-type="float" office:value="0.5205" calcext:value-type="float">
            <text:p>0.5205</text:p>
          </table:table-cell>
          <table:table-cell table:style-name="Default" office:value-type="float" office:value="0.476745" calcext:value-type="float">
            <text:p>0.476745</text:p>
          </table:table-cell>
          <table:table-cell table:style-name="Default" office:value-type="float" office:value="0.502088" calcext:value-type="float">
            <text:p>0.502088</text:p>
          </table:table-cell>
          <table:table-cell office:value-type="float" office:value="0.512096" calcext:value-type="float">
            <text:p>0.512096</text:p>
          </table:table-cell>
          <table:table-cell office:value-type="float" office:value="0.468458" calcext:value-type="float">
            <text:p>0.468458</text:p>
          </table:table-cell>
          <table:table-cell table:number-columns-repeated="58"/>
        </table:table-row>
        <table:table-row table:style-name="ro1">
          <table:table-cell office:value-type="float" office:value="0.45033" calcext:value-type="float">
            <text:p>0.45033</text:p>
          </table:table-cell>
          <table:table-cell office:value-type="float" office:value="0.52049" calcext:value-type="float">
            <text:p>0.52049</text:p>
          </table:table-cell>
          <table:table-cell table:style-name="Default" office:value-type="float" office:value="0.47672" calcext:value-type="float">
            <text:p>0.47672</text:p>
          </table:table-cell>
          <table:table-cell table:style-name="Default" office:value-type="float" office:value="0.502064" calcext:value-type="float">
            <text:p>0.502064</text:p>
          </table:table-cell>
          <table:table-cell office:value-type="float" office:value="0.512064" calcext:value-type="float">
            <text:p>0.512064</text:p>
          </table:table-cell>
          <table:table-cell office:value-type="float" office:value="0.468434" calcext:value-type="float">
            <text:p>0.468434</text:p>
          </table:table-cell>
          <table:table-cell table:number-columns-repeated="58"/>
        </table:table-row>
        <table:table-row table:style-name="ro1">
          <table:table-cell office:value-type="float" office:value="0.450303" calcext:value-type="float">
            <text:p>0.450303</text:p>
          </table:table-cell>
          <table:table-cell office:value-type="float" office:value="0.520475" calcext:value-type="float">
            <text:p>0.520475</text:p>
          </table:table-cell>
          <table:table-cell table:style-name="Default" office:value-type="float" office:value="0.476696" calcext:value-type="float">
            <text:p>0.476696</text:p>
          </table:table-cell>
          <table:table-cell table:style-name="Default" office:value-type="float" office:value="0.502041" calcext:value-type="float">
            <text:p>0.502041</text:p>
          </table:table-cell>
          <table:table-cell office:value-type="float" office:value="0.512032" calcext:value-type="float">
            <text:p>0.512032</text:p>
          </table:table-cell>
          <table:table-cell office:value-type="float" office:value="0.468409" calcext:value-type="float">
            <text:p>0.468409</text:p>
          </table:table-cell>
          <table:table-cell table:number-columns-repeated="58"/>
        </table:table-row>
        <table:table-row table:style-name="ro1">
          <table:table-cell office:value-type="float" office:value="0.450275" calcext:value-type="float">
            <text:p>0.450275</text:p>
          </table:table-cell>
          <table:table-cell office:value-type="float" office:value="0.520461" calcext:value-type="float">
            <text:p>0.520461</text:p>
          </table:table-cell>
          <table:table-cell table:style-name="Default" office:value-type="float" office:value="0.476672" calcext:value-type="float">
            <text:p>0.476672</text:p>
          </table:table-cell>
          <table:table-cell table:style-name="Default" office:value-type="float" office:value="0.502017" calcext:value-type="float">
            <text:p>0.502017</text:p>
          </table:table-cell>
          <table:table-cell office:value-type="float" office:value="0.512" calcext:value-type="float">
            <text:p>0.512</text:p>
          </table:table-cell>
          <table:table-cell office:value-type="float" office:value="0.468385" calcext:value-type="float">
            <text:p>0.468385</text:p>
          </table:table-cell>
          <table:table-cell table:number-columns-repeated="58"/>
        </table:table-row>
        <table:table-row table:style-name="ro1">
          <table:table-cell office:value-type="float" office:value="0.450252" calcext:value-type="float">
            <text:p>0.450252</text:p>
          </table:table-cell>
          <table:table-cell office:value-type="float" office:value="0.520447" calcext:value-type="float">
            <text:p>0.520447</text:p>
          </table:table-cell>
          <table:table-cell table:style-name="Default" office:value-type="float" office:value="0.476648" calcext:value-type="float">
            <text:p>0.476648</text:p>
          </table:table-cell>
          <table:table-cell table:style-name="Default" office:value-type="float" office:value="0.501994" calcext:value-type="float">
            <text:p>0.501994</text:p>
          </table:table-cell>
          <table:table-cell office:value-type="float" office:value="0.51197" calcext:value-type="float">
            <text:p>0.51197</text:p>
          </table:table-cell>
          <table:table-cell office:value-type="float" office:value="0.468362" calcext:value-type="float">
            <text:p>0.468362</text:p>
          </table:table-cell>
          <table:table-cell table:number-columns-repeated="58"/>
        </table:table-row>
        <table:table-row table:style-name="ro1">
          <table:table-cell office:value-type="float" office:value="0.450228" calcext:value-type="float">
            <text:p>0.450228</text:p>
          </table:table-cell>
          <table:table-cell office:value-type="float" office:value="0.520433" calcext:value-type="float">
            <text:p>0.520433</text:p>
          </table:table-cell>
          <table:table-cell table:style-name="Default" office:value-type="float" office:value="0.476624" calcext:value-type="float">
            <text:p>0.476624</text:p>
          </table:table-cell>
          <table:table-cell table:style-name="Default" office:value-type="float" office:value="0.501971" calcext:value-type="float">
            <text:p>0.501971</text:p>
          </table:table-cell>
          <table:table-cell office:value-type="float" office:value="0.511939" calcext:value-type="float">
            <text:p>0.511939</text:p>
          </table:table-cell>
          <table:table-cell office:value-type="float" office:value="0.468338" calcext:value-type="float">
            <text:p>0.468338</text:p>
          </table:table-cell>
          <table:table-cell table:number-columns-repeated="58"/>
        </table:table-row>
        <table:table-row table:style-name="ro1">
          <table:table-cell office:value-type="float" office:value="0.450204" calcext:value-type="float">
            <text:p>0.450204</text:p>
          </table:table-cell>
          <table:table-cell office:value-type="float" office:value="0.520418" calcext:value-type="float">
            <text:p>0.520418</text:p>
          </table:table-cell>
          <table:table-cell table:style-name="Default" office:value-type="float" office:value="0.476599" calcext:value-type="float">
            <text:p>0.476599</text:p>
          </table:table-cell>
          <table:table-cell table:style-name="Default" office:value-type="float" office:value="0.501948" calcext:value-type="float">
            <text:p>0.501948</text:p>
          </table:table-cell>
          <table:table-cell office:value-type="float" office:value="0.511907" calcext:value-type="float">
            <text:p>0.511907</text:p>
          </table:table-cell>
          <table:table-cell office:value-type="float" office:value="0.468314" calcext:value-type="float">
            <text:p>0.468314</text:p>
          </table:table-cell>
          <table:table-cell table:number-columns-repeated="58"/>
        </table:table-row>
        <table:table-row table:style-name="ro1">
          <table:table-cell office:value-type="float" office:value="0.450181" calcext:value-type="float">
            <text:p>0.450181</text:p>
          </table:table-cell>
          <table:table-cell office:value-type="float" office:value="0.520402" calcext:value-type="float">
            <text:p>0.520402</text:p>
          </table:table-cell>
          <table:table-cell table:style-name="Default" office:value-type="float" office:value="0.476575" calcext:value-type="float">
            <text:p>0.476575</text:p>
          </table:table-cell>
          <table:table-cell table:style-name="Default" office:value-type="float" office:value="0.501924" calcext:value-type="float">
            <text:p>0.501924</text:p>
          </table:table-cell>
          <table:table-cell office:value-type="float" office:value="0.511876" calcext:value-type="float">
            <text:p>0.511876</text:p>
          </table:table-cell>
          <table:table-cell office:value-type="float" office:value="0.46829" calcext:value-type="float">
            <text:p>0.46829</text:p>
          </table:table-cell>
          <table:table-cell table:number-columns-repeated="58"/>
        </table:table-row>
        <table:table-row table:style-name="ro1">
          <table:table-cell office:value-type="float" office:value="0.450157" calcext:value-type="float">
            <text:p>0.450157</text:p>
          </table:table-cell>
          <table:table-cell office:value-type="float" office:value="0.520387" calcext:value-type="float">
            <text:p>0.520387</text:p>
          </table:table-cell>
          <table:table-cell table:style-name="Default" office:value-type="float" office:value="0.476551" calcext:value-type="float">
            <text:p>0.476551</text:p>
          </table:table-cell>
          <table:table-cell table:style-name="Default" office:value-type="float" office:value="0.501901" calcext:value-type="float">
            <text:p>0.501901</text:p>
          </table:table-cell>
          <table:table-cell office:value-type="float" office:value="0.511845" calcext:value-type="float">
            <text:p>0.511845</text:p>
          </table:table-cell>
          <table:table-cell office:value-type="float" office:value="0.468266" calcext:value-type="float">
            <text:p>0.468266</text:p>
          </table:table-cell>
          <table:table-cell table:number-columns-repeated="58"/>
        </table:table-row>
        <table:table-row table:style-name="ro1">
          <table:table-cell office:value-type="float" office:value="0.450133" calcext:value-type="float">
            <text:p>0.450133</text:p>
          </table:table-cell>
          <table:table-cell office:value-type="float" office:value="0.520371" calcext:value-type="float">
            <text:p>0.520371</text:p>
          </table:table-cell>
          <table:table-cell table:style-name="Default" office:value-type="float" office:value="0.476527" calcext:value-type="float">
            <text:p>0.476527</text:p>
          </table:table-cell>
          <table:table-cell table:style-name="Default" office:value-type="float" office:value="0.501878" calcext:value-type="float">
            <text:p>0.501878</text:p>
          </table:table-cell>
          <table:table-cell office:value-type="float" office:value="0.511814" calcext:value-type="float">
            <text:p>0.511814</text:p>
          </table:table-cell>
          <table:table-cell office:value-type="float" office:value="0.468242" calcext:value-type="float">
            <text:p>0.468242</text:p>
          </table:table-cell>
          <table:table-cell table:number-columns-repeated="58"/>
        </table:table-row>
        <table:table-row table:style-name="ro1">
          <table:table-cell office:value-type="float" office:value="0.45011" calcext:value-type="float">
            <text:p>0.45011</text:p>
          </table:table-cell>
          <table:table-cell office:value-type="float" office:value="0.520355" calcext:value-type="float">
            <text:p>0.520355</text:p>
          </table:table-cell>
          <table:table-cell table:style-name="Default" office:value-type="float" office:value="0.476503" calcext:value-type="float">
            <text:p>0.476503</text:p>
          </table:table-cell>
          <table:table-cell table:style-name="Default" office:value-type="float" office:value="0.501855" calcext:value-type="float">
            <text:p>0.501855</text:p>
          </table:table-cell>
          <table:table-cell office:value-type="float" office:value="0.511783" calcext:value-type="float">
            <text:p>0.511783</text:p>
          </table:table-cell>
          <table:table-cell office:value-type="float" office:value="0.468218" calcext:value-type="float">
            <text:p>0.468218</text:p>
          </table:table-cell>
          <table:table-cell table:number-columns-repeated="58"/>
        </table:table-row>
        <table:table-row table:style-name="ro1">
          <table:table-cell office:value-type="float" office:value="0.450086" calcext:value-type="float">
            <text:p>0.450086</text:p>
          </table:table-cell>
          <table:table-cell office:value-type="float" office:value="0.52034" calcext:value-type="float">
            <text:p>0.52034</text:p>
          </table:table-cell>
          <table:table-cell table:style-name="Default" office:value-type="float" office:value="0.476479" calcext:value-type="float">
            <text:p>0.476479</text:p>
          </table:table-cell>
          <table:table-cell table:style-name="Default" office:value-type="float" office:value="0.501831" calcext:value-type="float">
            <text:p>0.501831</text:p>
          </table:table-cell>
          <table:table-cell office:value-type="float" office:value="0.511752" calcext:value-type="float">
            <text:p>0.511752</text:p>
          </table:table-cell>
          <table:table-cell office:value-type="float" office:value="0.468195" calcext:value-type="float">
            <text:p>0.468195</text:p>
          </table:table-cell>
          <table:table-cell table:number-columns-repeated="58"/>
        </table:table-row>
        <table:table-row table:style-name="ro1">
          <table:table-cell office:value-type="float" office:value="0.450063" calcext:value-type="float">
            <text:p>0.450063</text:p>
          </table:table-cell>
          <table:table-cell office:value-type="float" office:value="0.520324" calcext:value-type="float">
            <text:p>0.520324</text:p>
          </table:table-cell>
          <table:table-cell table:style-name="Default" office:value-type="float" office:value="0.476455" calcext:value-type="float">
            <text:p>0.476455</text:p>
          </table:table-cell>
          <table:table-cell table:style-name="Default" office:value-type="float" office:value="0.501808" calcext:value-type="float">
            <text:p>0.501808</text:p>
          </table:table-cell>
          <table:table-cell office:value-type="float" office:value="0.511722" calcext:value-type="float">
            <text:p>0.511722</text:p>
          </table:table-cell>
          <table:table-cell office:value-type="float" office:value="0.468171" calcext:value-type="float">
            <text:p>0.468171</text:p>
          </table:table-cell>
          <table:table-cell table:number-columns-repeated="58"/>
        </table:table-row>
        <table:table-row table:style-name="ro1">
          <table:table-cell office:value-type="float" office:value="0.450039" calcext:value-type="float">
            <text:p>0.450039</text:p>
          </table:table-cell>
          <table:table-cell office:value-type="float" office:value="0.520308" calcext:value-type="float">
            <text:p>0.520308</text:p>
          </table:table-cell>
          <table:table-cell table:style-name="Default" office:value-type="float" office:value="0.47643" calcext:value-type="float">
            <text:p>0.47643</text:p>
          </table:table-cell>
          <table:table-cell table:style-name="Default" office:value-type="float" office:value="0.501785" calcext:value-type="float">
            <text:p>0.501785</text:p>
          </table:table-cell>
          <table:table-cell office:value-type="float" office:value="0.511691" calcext:value-type="float">
            <text:p>0.511691</text:p>
          </table:table-cell>
          <table:table-cell office:value-type="float" office:value="0.468147" calcext:value-type="float">
            <text:p>0.468147</text:p>
          </table:table-cell>
          <table:table-cell table:number-columns-repeated="58"/>
        </table:table-row>
        <table:table-row table:style-name="ro1">
          <table:table-cell office:value-type="float" office:value="0.450015" calcext:value-type="float">
            <text:p>0.450015</text:p>
          </table:table-cell>
          <table:table-cell office:value-type="float" office:value="0.520292" calcext:value-type="float">
            <text:p>0.520292</text:p>
          </table:table-cell>
          <table:table-cell table:style-name="Default" office:value-type="float" office:value="0.476406" calcext:value-type="float">
            <text:p>0.476406</text:p>
          </table:table-cell>
          <table:table-cell table:style-name="Default" office:value-type="float" office:value="0.501762" calcext:value-type="float">
            <text:p>0.501762</text:p>
          </table:table-cell>
          <table:table-cell office:value-type="float" office:value="0.511661" calcext:value-type="float">
            <text:p>0.511661</text:p>
          </table:table-cell>
          <table:table-cell office:value-type="float" office:value="0.468123" calcext:value-type="float">
            <text:p>0.468123</text:p>
          </table:table-cell>
          <table:table-cell table:number-columns-repeated="58"/>
        </table:table-row>
        <table:table-row table:style-name="ro1">
          <table:table-cell office:value-type="float" office:value="0.449992" calcext:value-type="float">
            <text:p>0.449992</text:p>
          </table:table-cell>
          <table:table-cell office:value-type="float" office:value="0.520276" calcext:value-type="float">
            <text:p>0.520276</text:p>
          </table:table-cell>
          <table:table-cell table:style-name="Default" office:value-type="float" office:value="0.476382" calcext:value-type="float">
            <text:p>0.476382</text:p>
          </table:table-cell>
          <table:table-cell table:style-name="Default" office:value-type="float" office:value="0.501738" calcext:value-type="float">
            <text:p>0.501738</text:p>
          </table:table-cell>
          <table:table-cell office:value-type="float" office:value="0.51163" calcext:value-type="float">
            <text:p>0.51163</text:p>
          </table:table-cell>
          <table:table-cell office:value-type="float" office:value="0.4681" calcext:value-type="float">
            <text:p>0.4681</text:p>
          </table:table-cell>
          <table:table-cell table:number-columns-repeated="58"/>
        </table:table-row>
        <table:table-row table:style-name="ro1">
          <table:table-cell office:value-type="float" office:value="0.449965" calcext:value-type="float">
            <text:p>0.449965</text:p>
          </table:table-cell>
          <table:table-cell office:value-type="float" office:value="0.520258" calcext:value-type="float">
            <text:p>0.520258</text:p>
          </table:table-cell>
          <table:table-cell table:style-name="Default" office:value-type="float" office:value="0.476358" calcext:value-type="float">
            <text:p>0.476358</text:p>
          </table:table-cell>
          <table:table-cell table:style-name="Default" office:value-type="float" office:value="0.501715" calcext:value-type="float">
            <text:p>0.501715</text:p>
          </table:table-cell>
          <table:table-cell office:value-type="float" office:value="0.5116" calcext:value-type="float">
            <text:p>0.5116</text:p>
          </table:table-cell>
          <table:table-cell office:value-type="float" office:value="0.468077" calcext:value-type="float">
            <text:p>0.468077</text:p>
          </table:table-cell>
          <table:table-cell table:number-columns-repeated="58"/>
        </table:table-row>
        <table:table-row table:style-name="ro1">
          <table:table-cell office:value-type="float" office:value="0.449942" calcext:value-type="float">
            <text:p>0.449942</text:p>
          </table:table-cell>
          <table:table-cell office:value-type="float" office:value="0.520241" calcext:value-type="float">
            <text:p>0.520241</text:p>
          </table:table-cell>
          <table:table-cell table:style-name="Default" office:value-type="float" office:value="0.476334" calcext:value-type="float">
            <text:p>0.476334</text:p>
          </table:table-cell>
          <table:table-cell table:style-name="Default" office:value-type="float" office:value="0.501692" calcext:value-type="float">
            <text:p>0.501692</text:p>
          </table:table-cell>
          <table:table-cell office:value-type="float" office:value="0.51157" calcext:value-type="float">
            <text:p>0.51157</text:p>
          </table:table-cell>
          <table:table-cell office:value-type="float" office:value="0.468054" calcext:value-type="float">
            <text:p>0.468054</text:p>
          </table:table-cell>
          <table:table-cell table:number-columns-repeated="58"/>
        </table:table-row>
        <table:table-row table:style-name="ro1">
          <table:table-cell office:value-type="float" office:value="0.449918" calcext:value-type="float">
            <text:p>0.449918</text:p>
          </table:table-cell>
          <table:table-cell office:value-type="float" office:value="0.520224" calcext:value-type="float">
            <text:p>0.520224</text:p>
          </table:table-cell>
          <table:table-cell table:style-name="Default" office:value-type="float" office:value="0.476311" calcext:value-type="float">
            <text:p>0.476311</text:p>
          </table:table-cell>
          <table:table-cell table:style-name="Default" office:value-type="float" office:value="0.501669" calcext:value-type="float">
            <text:p>0.501669</text:p>
          </table:table-cell>
          <table:table-cell office:value-type="float" office:value="0.51154" calcext:value-type="float">
            <text:p>0.51154</text:p>
          </table:table-cell>
          <table:table-cell office:value-type="float" office:value="0.46803" calcext:value-type="float">
            <text:p>0.46803</text:p>
          </table:table-cell>
          <table:table-cell table:number-columns-repeated="58"/>
        </table:table-row>
        <table:table-row table:style-name="ro1">
          <table:table-cell office:value-type="float" office:value="0.449895" calcext:value-type="float">
            <text:p>0.449895</text:p>
          </table:table-cell>
          <table:table-cell office:value-type="float" office:value="0.520208" calcext:value-type="float">
            <text:p>0.520208</text:p>
          </table:table-cell>
          <table:table-cell table:style-name="Default" office:value-type="float" office:value="0.476287" calcext:value-type="float">
            <text:p>0.476287</text:p>
          </table:table-cell>
          <table:table-cell table:style-name="Default" office:value-type="float" office:value="0.501646" calcext:value-type="float">
            <text:p>0.501646</text:p>
          </table:table-cell>
          <table:table-cell office:value-type="float" office:value="0.51151" calcext:value-type="float">
            <text:p>0.51151</text:p>
          </table:table-cell>
          <table:table-cell office:value-type="float" office:value="0.468007" calcext:value-type="float">
            <text:p>0.468007</text:p>
          </table:table-cell>
          <table:table-cell table:number-columns-repeated="58"/>
        </table:table-row>
        <table:table-row table:style-name="ro1">
          <table:table-cell office:value-type="float" office:value="0.449872" calcext:value-type="float">
            <text:p>0.449872</text:p>
          </table:table-cell>
          <table:table-cell office:value-type="float" office:value="0.520192" calcext:value-type="float">
            <text:p>0.520192</text:p>
          </table:table-cell>
          <table:table-cell table:style-name="Default" office:value-type="float" office:value="0.476263" calcext:value-type="float">
            <text:p>0.476263</text:p>
          </table:table-cell>
          <table:table-cell table:style-name="Default" office:value-type="float" office:value="0.501622" calcext:value-type="float">
            <text:p>0.501622</text:p>
          </table:table-cell>
          <table:table-cell office:value-type="float" office:value="0.511481" calcext:value-type="float">
            <text:p>0.511481</text:p>
          </table:table-cell>
          <table:table-cell office:value-type="float" office:value="0.467984" calcext:value-type="float">
            <text:p>0.467984</text:p>
          </table:table-cell>
          <table:table-cell table:number-columns-repeated="58"/>
        </table:table-row>
        <table:table-row table:style-name="ro1">
          <table:table-cell office:value-type="float" office:value="0.449846" calcext:value-type="float">
            <text:p>0.449846</text:p>
          </table:table-cell>
          <table:table-cell office:value-type="float" office:value="0.520179" calcext:value-type="float">
            <text:p>0.520179</text:p>
          </table:table-cell>
          <table:table-cell table:style-name="Default" office:value-type="float" office:value="0.476239" calcext:value-type="float">
            <text:p>0.476239</text:p>
          </table:table-cell>
          <table:table-cell table:style-name="Default" office:value-type="float" office:value="0.501599" calcext:value-type="float">
            <text:p>0.501599</text:p>
          </table:table-cell>
          <table:table-cell office:value-type="float" office:value="0.511451" calcext:value-type="float">
            <text:p>0.511451</text:p>
          </table:table-cell>
          <table:table-cell office:value-type="float" office:value="0.467961" calcext:value-type="float">
            <text:p>0.467961</text:p>
          </table:table-cell>
          <table:table-cell table:number-columns-repeated="58"/>
        </table:table-row>
        <table:table-row table:style-name="ro1">
          <table:table-cell office:value-type="float" office:value="0.449823" calcext:value-type="float">
            <text:p>0.449823</text:p>
          </table:table-cell>
          <table:table-cell office:value-type="float" office:value="0.520164" calcext:value-type="float">
            <text:p>0.520164</text:p>
          </table:table-cell>
          <table:table-cell table:style-name="Default" office:value-type="float" office:value="0.476215" calcext:value-type="float">
            <text:p>0.476215</text:p>
          </table:table-cell>
          <table:table-cell table:style-name="Default" office:value-type="float" office:value="0.501576" calcext:value-type="float">
            <text:p>0.501576</text:p>
          </table:table-cell>
          <table:table-cell office:value-type="float" office:value="0.511421" calcext:value-type="float">
            <text:p>0.511421</text:p>
          </table:table-cell>
          <table:table-cell office:value-type="float" office:value="0.467938" calcext:value-type="float">
            <text:p>0.467938</text:p>
          </table:table-cell>
          <table:table-cell table:number-columns-repeated="58"/>
        </table:table-row>
        <table:table-row table:style-name="ro1">
          <table:table-cell office:value-type="float" office:value="0.4498" calcext:value-type="float">
            <text:p>0.4498</text:p>
          </table:table-cell>
          <table:table-cell office:value-type="float" office:value="0.520149" calcext:value-type="float">
            <text:p>0.520149</text:p>
          </table:table-cell>
          <table:table-cell table:style-name="Default" office:value-type="float" office:value="0.476194" calcext:value-type="float">
            <text:p>0.476194</text:p>
          </table:table-cell>
          <table:table-cell table:style-name="Default" office:value-type="float" office:value="0.501551" calcext:value-type="float">
            <text:p>0.501551</text:p>
          </table:table-cell>
          <table:table-cell office:value-type="float" office:value="0.511392" calcext:value-type="float">
            <text:p>0.511392</text:p>
          </table:table-cell>
          <table:table-cell office:value-type="float" office:value="0.467915" calcext:value-type="float">
            <text:p>0.467915</text:p>
          </table:table-cell>
          <table:table-cell table:number-columns-repeated="58"/>
        </table:table-row>
        <table:table-row table:style-name="ro1">
          <table:table-cell office:value-type="float" office:value="0.449777" calcext:value-type="float">
            <text:p>0.449777</text:p>
          </table:table-cell>
          <table:table-cell office:value-type="float" office:value="0.520134" calcext:value-type="float">
            <text:p>0.520134</text:p>
          </table:table-cell>
          <table:table-cell table:style-name="Default" office:value-type="float" office:value="0.47617" calcext:value-type="float">
            <text:p>0.47617</text:p>
          </table:table-cell>
          <table:table-cell table:style-name="Default" office:value-type="float" office:value="0.501527" calcext:value-type="float">
            <text:p>0.501527</text:p>
          </table:table-cell>
          <table:table-cell office:value-type="float" office:value="0.511363" calcext:value-type="float">
            <text:p>0.511363</text:p>
          </table:table-cell>
          <table:table-cell office:value-type="float" office:value="0.467892" calcext:value-type="float">
            <text:p>0.467892</text:p>
          </table:table-cell>
          <table:table-cell table:number-columns-repeated="58"/>
        </table:table-row>
        <table:table-row table:style-name="ro1">
          <table:table-cell office:value-type="float" office:value="0.449754" calcext:value-type="float">
            <text:p>0.449754</text:p>
          </table:table-cell>
          <table:table-cell office:value-type="float" office:value="0.520118" calcext:value-type="float">
            <text:p>0.520118</text:p>
          </table:table-cell>
          <table:table-cell table:style-name="Default" office:value-type="float" office:value="0.476148" calcext:value-type="float">
            <text:p>0.476148</text:p>
          </table:table-cell>
          <table:table-cell table:style-name="Default" office:value-type="float" office:value="0.501504" calcext:value-type="float">
            <text:p>0.501504</text:p>
          </table:table-cell>
          <table:table-cell office:value-type="float" office:value="0.511333" calcext:value-type="float">
            <text:p>0.511333</text:p>
          </table:table-cell>
          <table:table-cell office:value-type="float" office:value="0.467869" calcext:value-type="float">
            <text:p>0.467869</text:p>
          </table:table-cell>
          <table:table-cell table:number-columns-repeated="58"/>
        </table:table-row>
        <table:table-row table:style-name="ro1">
          <table:table-cell office:value-type="float" office:value="0.44973" calcext:value-type="float">
            <text:p>0.44973</text:p>
          </table:table-cell>
          <table:table-cell office:value-type="float" office:value="0.520103" calcext:value-type="float">
            <text:p>0.520103</text:p>
          </table:table-cell>
          <table:table-cell table:style-name="Default" office:value-type="float" office:value="0.476125" calcext:value-type="float">
            <text:p>0.476125</text:p>
          </table:table-cell>
          <table:table-cell table:style-name="Default" office:value-type="float" office:value="0.50148" calcext:value-type="float">
            <text:p>0.50148</text:p>
          </table:table-cell>
          <table:table-cell office:value-type="float" office:value="0.511304" calcext:value-type="float">
            <text:p>0.511304</text:p>
          </table:table-cell>
          <table:table-cell office:value-type="float" office:value="0.467846" calcext:value-type="float">
            <text:p>0.467846</text:p>
          </table:table-cell>
          <table:table-cell table:number-columns-repeated="58"/>
        </table:table-row>
        <table:table-row table:style-name="ro1">
          <table:table-cell office:value-type="float" office:value="0.449707" calcext:value-type="float">
            <text:p>0.449707</text:p>
          </table:table-cell>
          <table:table-cell office:value-type="float" office:value="0.520087" calcext:value-type="float">
            <text:p>0.520087</text:p>
          </table:table-cell>
          <table:table-cell table:style-name="Default" office:value-type="float" office:value="0.476101" calcext:value-type="float">
            <text:p>0.476101</text:p>
          </table:table-cell>
          <table:table-cell table:style-name="Default" office:value-type="float" office:value="0.501457" calcext:value-type="float">
            <text:p>0.501457</text:p>
          </table:table-cell>
          <table:table-cell office:value-type="float" office:value="0.511275" calcext:value-type="float">
            <text:p>0.511275</text:p>
          </table:table-cell>
          <table:table-cell office:value-type="float" office:value="0.467824" calcext:value-type="float">
            <text:p>0.467824</text:p>
          </table:table-cell>
          <table:table-cell table:number-columns-repeated="58"/>
        </table:table-row>
        <table:table-row table:style-name="ro1">
          <table:table-cell office:value-type="float" office:value="0.449684" calcext:value-type="float">
            <text:p>0.449684</text:p>
          </table:table-cell>
          <table:table-cell office:value-type="float" office:value="0.520071" calcext:value-type="float">
            <text:p>0.520071</text:p>
          </table:table-cell>
          <table:table-cell table:style-name="Default" office:value-type="float" office:value="0.476077" calcext:value-type="float">
            <text:p>0.476077</text:p>
          </table:table-cell>
          <table:table-cell table:style-name="Default" office:value-type="float" office:value="0.501434" calcext:value-type="float">
            <text:p>0.501434</text:p>
          </table:table-cell>
          <table:table-cell office:value-type="float" office:value="0.511246" calcext:value-type="float">
            <text:p>0.511246</text:p>
          </table:table-cell>
          <table:table-cell office:value-type="float" office:value="0.467801" calcext:value-type="float">
            <text:p>0.467801</text:p>
          </table:table-cell>
          <table:table-cell table:number-columns-repeated="58"/>
        </table:table-row>
        <table:table-row table:style-name="ro1">
          <table:table-cell office:value-type="float" office:value="0.449661" calcext:value-type="float">
            <text:p>0.449661</text:p>
          </table:table-cell>
          <table:table-cell office:value-type="float" office:value="0.520055" calcext:value-type="float">
            <text:p>0.520055</text:p>
          </table:table-cell>
          <table:table-cell table:style-name="Default" office:value-type="float" office:value="0.476054" calcext:value-type="float">
            <text:p>0.476054</text:p>
          </table:table-cell>
          <table:table-cell table:style-name="Default" office:value-type="float" office:value="0.501411" calcext:value-type="float">
            <text:p>0.501411</text:p>
          </table:table-cell>
          <table:table-cell office:value-type="float" office:value="0.511217" calcext:value-type="float">
            <text:p>0.511217</text:p>
          </table:table-cell>
          <table:table-cell office:value-type="float" office:value="0.467778" calcext:value-type="float">
            <text:p>0.467778</text:p>
          </table:table-cell>
          <table:table-cell table:number-columns-repeated="58"/>
        </table:table-row>
        <table:table-row table:style-name="ro1">
          <table:table-cell office:value-type="float" office:value="0.449638" calcext:value-type="float">
            <text:p>0.449638</text:p>
          </table:table-cell>
          <table:table-cell office:value-type="float" office:value="0.52004" calcext:value-type="float">
            <text:p>0.52004</text:p>
          </table:table-cell>
          <table:table-cell table:style-name="Default" office:value-type="float" office:value="0.47603" calcext:value-type="float">
            <text:p>0.47603</text:p>
          </table:table-cell>
          <table:table-cell table:style-name="Default" office:value-type="float" office:value="0.501388" calcext:value-type="float">
            <text:p>0.501388</text:p>
          </table:table-cell>
          <table:table-cell office:value-type="float" office:value="0.511189" calcext:value-type="float">
            <text:p>0.511189</text:p>
          </table:table-cell>
          <table:table-cell office:value-type="float" office:value="0.467756" calcext:value-type="float">
            <text:p>0.467756</text:p>
          </table:table-cell>
          <table:table-cell table:number-columns-repeated="58"/>
        </table:table-row>
        <table:table-row table:style-name="ro1">
          <table:table-cell office:value-type="float" office:value="0.449615" calcext:value-type="float">
            <text:p>0.449615</text:p>
          </table:table-cell>
          <table:table-cell office:value-type="float" office:value="0.520024" calcext:value-type="float">
            <text:p>0.520024</text:p>
          </table:table-cell>
          <table:table-cell table:style-name="Default" office:value-type="float" office:value="0.476007" calcext:value-type="float">
            <text:p>0.476007</text:p>
          </table:table-cell>
          <table:table-cell table:style-name="Default" office:value-type="float" office:value="0.501365" calcext:value-type="float">
            <text:p>0.501365</text:p>
          </table:table-cell>
          <table:table-cell office:value-type="float" office:value="0.51116" calcext:value-type="float">
            <text:p>0.51116</text:p>
          </table:table-cell>
          <table:table-cell office:value-type="float" office:value="0.467733" calcext:value-type="float">
            <text:p>0.467733</text:p>
          </table:table-cell>
          <table:table-cell table:number-columns-repeated="58"/>
        </table:table-row>
        <table:table-row table:style-name="ro1">
          <table:table-cell office:value-type="float" office:value="0.449592" calcext:value-type="float">
            <text:p>0.449592</text:p>
          </table:table-cell>
          <table:table-cell office:value-type="float" office:value="0.520009" calcext:value-type="float">
            <text:p>0.520009</text:p>
          </table:table-cell>
          <table:table-cell table:style-name="Default" office:value-type="float" office:value="0.475986" calcext:value-type="float">
            <text:p>0.475986</text:p>
          </table:table-cell>
          <table:table-cell table:style-name="Default" office:value-type="float" office:value="0.501337" calcext:value-type="float">
            <text:p>0.501337</text:p>
          </table:table-cell>
          <table:table-cell office:value-type="float" office:value="0.511131" calcext:value-type="float">
            <text:p>0.511131</text:p>
          </table:table-cell>
          <table:table-cell office:value-type="float" office:value="0.467711" calcext:value-type="float">
            <text:p>0.467711</text:p>
          </table:table-cell>
          <table:table-cell table:number-columns-repeated="58"/>
        </table:table-row>
        <table:table-row table:style-name="ro1">
          <table:table-cell office:value-type="float" office:value="0.449567" calcext:value-type="float">
            <text:p>0.449567</text:p>
          </table:table-cell>
          <table:table-cell office:value-type="float" office:value="0.519994" calcext:value-type="float">
            <text:p>0.519994</text:p>
          </table:table-cell>
          <table:table-cell table:style-name="Default" office:value-type="float" office:value="0.475962" calcext:value-type="float">
            <text:p>0.475962</text:p>
          </table:table-cell>
          <table:table-cell table:style-name="Default" office:value-type="float" office:value="0.501314" calcext:value-type="float">
            <text:p>0.501314</text:p>
          </table:table-cell>
          <table:table-cell office:value-type="float" office:value="0.511103" calcext:value-type="float">
            <text:p>0.511103</text:p>
          </table:table-cell>
          <table:table-cell office:value-type="float" office:value="0.467688" calcext:value-type="float">
            <text:p>0.467688</text:p>
          </table:table-cell>
          <table:table-cell table:number-columns-repeated="58"/>
        </table:table-row>
        <table:table-row table:style-name="ro1">
          <table:table-cell office:value-type="float" office:value="0.449544" calcext:value-type="float">
            <text:p>0.449544</text:p>
          </table:table-cell>
          <table:table-cell office:value-type="float" office:value="0.519978" calcext:value-type="float">
            <text:p>0.519978</text:p>
          </table:table-cell>
          <table:table-cell table:style-name="Default" office:value-type="float" office:value="0.475938" calcext:value-type="float">
            <text:p>0.475938</text:p>
          </table:table-cell>
          <table:table-cell table:style-name="Default" office:value-type="float" office:value="0.501289" calcext:value-type="float">
            <text:p>0.501289</text:p>
          </table:table-cell>
          <table:table-cell office:value-type="float" office:value="0.511074" calcext:value-type="float">
            <text:p>0.511074</text:p>
          </table:table-cell>
          <table:table-cell office:value-type="float" office:value="0.467666" calcext:value-type="float">
            <text:p>0.467666</text:p>
          </table:table-cell>
          <table:table-cell table:number-columns-repeated="58"/>
        </table:table-row>
        <table:table-row table:style-name="ro1">
          <table:table-cell office:value-type="float" office:value="0.449521" calcext:value-type="float">
            <text:p>0.449521</text:p>
          </table:table-cell>
          <table:table-cell office:value-type="float" office:value="0.519963" calcext:value-type="float">
            <text:p>0.519963</text:p>
          </table:table-cell>
          <table:table-cell table:style-name="Default" office:value-type="float" office:value="0.475914" calcext:value-type="float">
            <text:p>0.475914</text:p>
          </table:table-cell>
          <table:table-cell table:style-name="Default" office:value-type="float" office:value="0.501265" calcext:value-type="float">
            <text:p>0.501265</text:p>
          </table:table-cell>
          <table:table-cell office:value-type="float" office:value="0.511046" calcext:value-type="float">
            <text:p>0.511046</text:p>
          </table:table-cell>
          <table:table-cell office:value-type="float" office:value="0.467644" calcext:value-type="float">
            <text:p>0.467644</text:p>
          </table:table-cell>
          <table:table-cell table:number-columns-repeated="58"/>
        </table:table-row>
        <table:table-row table:style-name="ro1">
          <table:table-cell office:value-type="float" office:value="0.449498" calcext:value-type="float">
            <text:p>0.449498</text:p>
          </table:table-cell>
          <table:table-cell office:value-type="float" office:value="0.519948" calcext:value-type="float">
            <text:p>0.519948</text:p>
          </table:table-cell>
          <table:table-cell table:style-name="Default" office:value-type="float" office:value="0.475891" calcext:value-type="float">
            <text:p>0.475891</text:p>
          </table:table-cell>
          <table:table-cell table:style-name="Default" office:value-type="float" office:value="0.501241" calcext:value-type="float">
            <text:p>0.501241</text:p>
          </table:table-cell>
          <table:table-cell office:value-type="float" office:value="0.511018" calcext:value-type="float">
            <text:p>0.511018</text:p>
          </table:table-cell>
          <table:table-cell office:value-type="float" office:value="0.467622" calcext:value-type="float">
            <text:p>0.467622</text:p>
          </table:table-cell>
          <table:table-cell table:number-columns-repeated="58"/>
        </table:table-row>
        <table:table-row table:style-name="ro1">
          <table:table-cell office:value-type="float" office:value="0.449475" calcext:value-type="float">
            <text:p>0.449475</text:p>
          </table:table-cell>
          <table:table-cell office:value-type="float" office:value="0.519933" calcext:value-type="float">
            <text:p>0.519933</text:p>
          </table:table-cell>
          <table:table-cell table:style-name="Default" office:value-type="float" office:value="0.475867" calcext:value-type="float">
            <text:p>0.475867</text:p>
          </table:table-cell>
          <table:table-cell table:style-name="Default" office:value-type="float" office:value="0.501218" calcext:value-type="float">
            <text:p>0.501218</text:p>
          </table:table-cell>
          <table:table-cell office:value-type="float" office:value="0.51099" calcext:value-type="float">
            <text:p>0.51099</text:p>
          </table:table-cell>
          <table:table-cell office:value-type="float" office:value="0.4676" calcext:value-type="float">
            <text:p>0.4676</text:p>
          </table:table-cell>
          <table:table-cell table:number-columns-repeated="58"/>
        </table:table-row>
        <table:table-row table:style-name="ro1">
          <table:table-cell office:value-type="float" office:value="0.449452" calcext:value-type="float">
            <text:p>0.449452</text:p>
          </table:table-cell>
          <table:table-cell office:value-type="float" office:value="0.519918" calcext:value-type="float">
            <text:p>0.519918</text:p>
          </table:table-cell>
          <table:table-cell table:style-name="Default" office:value-type="float" office:value="0.475845" calcext:value-type="float">
            <text:p>0.475845</text:p>
          </table:table-cell>
          <table:table-cell table:style-name="Default" office:value-type="float" office:value="0.501197" calcext:value-type="float">
            <text:p>0.501197</text:p>
          </table:table-cell>
          <table:table-cell office:value-type="float" office:value="0.510962" calcext:value-type="float">
            <text:p>0.510962</text:p>
          </table:table-cell>
          <table:table-cell office:value-type="float" office:value="0.467578" calcext:value-type="float">
            <text:p>0.467578</text:p>
          </table:table-cell>
          <table:table-cell table:number-columns-repeated="58"/>
        </table:table-row>
        <table:table-row table:style-name="ro1">
          <table:table-cell office:value-type="float" office:value="0.449429" calcext:value-type="float">
            <text:p>0.449429</text:p>
          </table:table-cell>
          <table:table-cell office:value-type="float" office:value="0.519902" calcext:value-type="float">
            <text:p>0.519902</text:p>
          </table:table-cell>
          <table:table-cell table:style-name="Default" office:value-type="float" office:value="0.475822" calcext:value-type="float">
            <text:p>0.475822</text:p>
          </table:table-cell>
          <table:table-cell table:style-name="Default" office:value-type="float" office:value="0.501175" calcext:value-type="float">
            <text:p>0.501175</text:p>
          </table:table-cell>
          <table:table-cell office:value-type="float" office:value="0.510934" calcext:value-type="float">
            <text:p>0.510934</text:p>
          </table:table-cell>
          <table:table-cell office:value-type="float" office:value="0.467556" calcext:value-type="float">
            <text:p>0.467556</text:p>
          </table:table-cell>
          <table:table-cell table:number-columns-repeated="58"/>
        </table:table-row>
        <table:table-row table:style-name="ro1">
          <table:table-cell office:value-type="float" office:value="0.449406" calcext:value-type="float">
            <text:p>0.449406</text:p>
          </table:table-cell>
          <table:table-cell office:value-type="float" office:value="0.519887" calcext:value-type="float">
            <text:p>0.519887</text:p>
          </table:table-cell>
          <table:table-cell table:style-name="Default" office:value-type="float" office:value="0.475798" calcext:value-type="float">
            <text:p>0.475798</text:p>
          </table:table-cell>
          <table:table-cell table:style-name="Default" office:value-type="float" office:value="0.501153" calcext:value-type="float">
            <text:p>0.501153</text:p>
          </table:table-cell>
          <table:table-cell office:value-type="float" office:value="0.510906" calcext:value-type="float">
            <text:p>0.510906</text:p>
          </table:table-cell>
          <table:table-cell office:value-type="float" office:value="0.467534" calcext:value-type="float">
            <text:p>0.467534</text:p>
          </table:table-cell>
          <table:table-cell table:number-columns-repeated="58"/>
        </table:table-row>
        <table:table-row table:style-name="ro1">
          <table:table-cell office:value-type="float" office:value="0.449383" calcext:value-type="float">
            <text:p>0.449383</text:p>
          </table:table-cell>
          <table:table-cell office:value-type="float" office:value="0.519872" calcext:value-type="float">
            <text:p>0.519872</text:p>
          </table:table-cell>
          <table:table-cell table:style-name="Default" office:value-type="float" office:value="0.475775" calcext:value-type="float">
            <text:p>0.475775</text:p>
          </table:table-cell>
          <table:table-cell table:style-name="Default" office:value-type="float" office:value="0.501131" calcext:value-type="float">
            <text:p>0.501131</text:p>
          </table:table-cell>
          <table:table-cell office:value-type="float" office:value="0.510878" calcext:value-type="float">
            <text:p>0.510878</text:p>
          </table:table-cell>
          <table:table-cell office:value-type="float" office:value="0.467512" calcext:value-type="float">
            <text:p>0.467512</text:p>
          </table:table-cell>
          <table:table-cell table:number-columns-repeated="58"/>
        </table:table-row>
        <table:table-row table:style-name="ro1">
          <table:table-cell office:value-type="float" office:value="0.449361" calcext:value-type="float">
            <text:p>0.449361</text:p>
          </table:table-cell>
          <table:table-cell office:value-type="float" office:value="0.519857" calcext:value-type="float">
            <text:p>0.519857</text:p>
          </table:table-cell>
          <table:table-cell table:style-name="Default" office:value-type="float" office:value="0.475751" calcext:value-type="float">
            <text:p>0.475751</text:p>
          </table:table-cell>
          <table:table-cell table:style-name="Default" office:value-type="float" office:value="0.501108" calcext:value-type="float">
            <text:p>0.501108</text:p>
          </table:table-cell>
          <table:table-cell office:value-type="float" office:value="0.510851" calcext:value-type="float">
            <text:p>0.510851</text:p>
          </table:table-cell>
          <table:table-cell office:value-type="float" office:value="0.467491" calcext:value-type="float">
            <text:p>0.467491</text:p>
          </table:table-cell>
          <table:table-cell table:number-columns-repeated="58"/>
        </table:table-row>
        <table:table-row table:style-name="ro1">
          <table:table-cell office:value-type="float" office:value="0.449338" calcext:value-type="float">
            <text:p>0.449338</text:p>
          </table:table-cell>
          <table:table-cell office:value-type="float" office:value="0.519841" calcext:value-type="float">
            <text:p>0.519841</text:p>
          </table:table-cell>
          <table:table-cell table:style-name="Default" office:value-type="float" office:value="0.475728" calcext:value-type="float">
            <text:p>0.475728</text:p>
          </table:table-cell>
          <table:table-cell table:style-name="Default" office:value-type="float" office:value="0.501086" calcext:value-type="float">
            <text:p>0.501086</text:p>
          </table:table-cell>
          <table:table-cell office:value-type="float" office:value="0.510823" calcext:value-type="float">
            <text:p>0.510823</text:p>
          </table:table-cell>
          <table:table-cell office:value-type="float" office:value="0.467469" calcext:value-type="float">
            <text:p>0.467469</text:p>
          </table:table-cell>
          <table:table-cell table:number-columns-repeated="58"/>
        </table:table-row>
        <table:table-row table:style-name="ro1">
          <table:table-cell office:value-type="float" office:value="0.449315" calcext:value-type="float">
            <text:p>0.449315</text:p>
          </table:table-cell>
          <table:table-cell office:value-type="float" office:value="0.519826" calcext:value-type="float">
            <text:p>0.519826</text:p>
          </table:table-cell>
          <table:table-cell table:style-name="Default" office:value-type="float" office:value="0.475704" calcext:value-type="float">
            <text:p>0.475704</text:p>
          </table:table-cell>
          <table:table-cell table:style-name="Default" office:value-type="float" office:value="0.501064" calcext:value-type="float">
            <text:p>0.501064</text:p>
          </table:table-cell>
          <table:table-cell office:value-type="float" office:value="0.510796" calcext:value-type="float">
            <text:p>0.510796</text:p>
          </table:table-cell>
          <table:table-cell office:value-type="float" office:value="0.467447" calcext:value-type="float">
            <text:p>0.467447</text:p>
          </table:table-cell>
          <table:table-cell table:number-columns-repeated="58"/>
        </table:table-row>
        <table:table-row table:style-name="ro1">
          <table:table-cell office:value-type="float" office:value="0.449292" calcext:value-type="float">
            <text:p>0.449292</text:p>
          </table:table-cell>
          <table:table-cell office:value-type="float" office:value="0.519811" calcext:value-type="float">
            <text:p>0.519811</text:p>
          </table:table-cell>
          <table:table-cell table:style-name="Default" office:value-type="float" office:value="0.475681" calcext:value-type="float">
            <text:p>0.475681</text:p>
          </table:table-cell>
          <table:table-cell table:style-name="Default" office:value-type="float" office:value="0.501041" calcext:value-type="float">
            <text:p>0.501041</text:p>
          </table:table-cell>
          <table:table-cell office:value-type="float" office:value="0.510769" calcext:value-type="float">
            <text:p>0.510769</text:p>
          </table:table-cell>
          <table:table-cell office:value-type="float" office:value="0.467426" calcext:value-type="float">
            <text:p>0.467426</text:p>
          </table:table-cell>
          <table:table-cell table:number-columns-repeated="58"/>
        </table:table-row>
        <table:table-row table:style-name="ro1">
          <table:table-cell office:value-type="float" office:value="0.449269" calcext:value-type="float">
            <text:p>0.449269</text:p>
          </table:table-cell>
          <table:table-cell office:value-type="float" office:value="0.519796" calcext:value-type="float">
            <text:p>0.519796</text:p>
          </table:table-cell>
          <table:table-cell table:style-name="Default" office:value-type="float" office:value="0.475658" calcext:value-type="float">
            <text:p>0.475658</text:p>
          </table:table-cell>
          <table:table-cell table:style-name="Default" office:value-type="float" office:value="0.501019" calcext:value-type="float">
            <text:p>0.501019</text:p>
          </table:table-cell>
          <table:table-cell office:value-type="float" office:value="0.510741" calcext:value-type="float">
            <text:p>0.510741</text:p>
          </table:table-cell>
          <table:table-cell office:value-type="float" office:value="0.467405" calcext:value-type="float">
            <text:p>0.467405</text:p>
          </table:table-cell>
          <table:table-cell table:number-columns-repeated="58"/>
        </table:table-row>
        <table:table-row table:style-name="ro1">
          <table:table-cell office:value-type="float" office:value="0.449246" calcext:value-type="float">
            <text:p>0.449246</text:p>
          </table:table-cell>
          <table:table-cell office:value-type="float" office:value="0.519781" calcext:value-type="float">
            <text:p>0.519781</text:p>
          </table:table-cell>
          <table:table-cell table:style-name="Default" office:value-type="float" office:value="0.475634" calcext:value-type="float">
            <text:p>0.475634</text:p>
          </table:table-cell>
          <table:table-cell table:style-name="Default" office:value-type="float" office:value="0.500996" calcext:value-type="float">
            <text:p>0.500996</text:p>
          </table:table-cell>
          <table:table-cell office:value-type="float" office:value="0.510714" calcext:value-type="float">
            <text:p>0.510714</text:p>
          </table:table-cell>
          <table:table-cell office:value-type="float" office:value="0.467383" calcext:value-type="float">
            <text:p>0.467383</text:p>
          </table:table-cell>
          <table:table-cell table:number-columns-repeated="58"/>
        </table:table-row>
        <table:table-row table:style-name="ro1">
          <table:table-cell office:value-type="float" office:value="0.449224" calcext:value-type="float">
            <text:p>0.449224</text:p>
          </table:table-cell>
          <table:table-cell office:value-type="float" office:value="0.519765" calcext:value-type="float">
            <text:p>0.519765</text:p>
          </table:table-cell>
          <table:table-cell table:style-name="Default" office:value-type="float" office:value="0.475611" calcext:value-type="float">
            <text:p>0.475611</text:p>
          </table:table-cell>
          <table:table-cell table:style-name="Default" office:value-type="float" office:value="0.500974" calcext:value-type="float">
            <text:p>0.500974</text:p>
          </table:table-cell>
          <table:table-cell office:value-type="float" office:value="0.510687" calcext:value-type="float">
            <text:p>0.510687</text:p>
          </table:table-cell>
          <table:table-cell office:value-type="float" office:value="0.467362" calcext:value-type="float">
            <text:p>0.467362</text:p>
          </table:table-cell>
          <table:table-cell table:number-columns-repeated="58"/>
        </table:table-row>
        <table:table-row table:style-name="ro1">
          <table:table-cell office:value-type="float" office:value="0.449201" calcext:value-type="float">
            <text:p>0.449201</text:p>
          </table:table-cell>
          <table:table-cell office:value-type="float" office:value="0.51975" calcext:value-type="float">
            <text:p>0.51975</text:p>
          </table:table-cell>
          <table:table-cell table:style-name="Default" office:value-type="float" office:value="0.475588" calcext:value-type="float">
            <text:p>0.475588</text:p>
          </table:table-cell>
          <table:table-cell table:style-name="Default" office:value-type="float" office:value="0.500952" calcext:value-type="float">
            <text:p>0.500952</text:p>
          </table:table-cell>
          <table:table-cell office:value-type="float" office:value="0.51066" calcext:value-type="float">
            <text:p>0.51066</text:p>
          </table:table-cell>
          <table:table-cell office:value-type="float" office:value="0.467341" calcext:value-type="float">
            <text:p>0.467341</text:p>
          </table:table-cell>
          <table:table-cell table:number-columns-repeated="58"/>
        </table:table-row>
        <table:table-row table:style-name="ro1">
          <table:table-cell office:value-type="float" office:value="0.449178" calcext:value-type="float">
            <text:p>0.449178</text:p>
          </table:table-cell>
          <table:table-cell office:value-type="float" office:value="0.519735" calcext:value-type="float">
            <text:p>0.519735</text:p>
          </table:table-cell>
          <table:table-cell table:style-name="Default" office:value-type="float" office:value="0.475565" calcext:value-type="float">
            <text:p>0.475565</text:p>
          </table:table-cell>
          <table:table-cell table:style-name="Default" office:value-type="float" office:value="0.500929" calcext:value-type="float">
            <text:p>0.500929</text:p>
          </table:table-cell>
          <table:table-cell office:value-type="float" office:value="0.510633" calcext:value-type="float">
            <text:p>0.510633</text:p>
          </table:table-cell>
          <table:table-cell office:value-type="float" office:value="0.46732" calcext:value-type="float">
            <text:p>0.46732</text:p>
          </table:table-cell>
          <table:table-cell table:number-columns-repeated="58"/>
        </table:table-row>
        <table:table-row table:style-name="ro1">
          <table:table-cell office:value-type="float" office:value="0.449156" calcext:value-type="float">
            <text:p>0.449156</text:p>
          </table:table-cell>
          <table:table-cell office:value-type="float" office:value="0.51972" calcext:value-type="float">
            <text:p>0.51972</text:p>
          </table:table-cell>
          <table:table-cell table:style-name="Default" office:value-type="float" office:value="0.475541" calcext:value-type="float">
            <text:p>0.475541</text:p>
          </table:table-cell>
          <table:table-cell table:style-name="Default" office:value-type="float" office:value="0.500907" calcext:value-type="float">
            <text:p>0.500907</text:p>
          </table:table-cell>
          <table:table-cell office:value-type="float" office:value="0.510606" calcext:value-type="float">
            <text:p>0.510606</text:p>
          </table:table-cell>
          <table:table-cell office:value-type="float" office:value="0.467299" calcext:value-type="float">
            <text:p>0.467299</text:p>
          </table:table-cell>
          <table:table-cell table:number-columns-repeated="58"/>
        </table:table-row>
        <table:table-row table:style-name="ro1">
          <table:table-cell office:value-type="float" office:value="0.449133" calcext:value-type="float">
            <text:p>0.449133</text:p>
          </table:table-cell>
          <table:table-cell office:value-type="float" office:value="0.519705" calcext:value-type="float">
            <text:p>0.519705</text:p>
          </table:table-cell>
          <table:table-cell table:style-name="Default" office:value-type="float" office:value="0.475518" calcext:value-type="float">
            <text:p>0.475518</text:p>
          </table:table-cell>
          <table:table-cell table:style-name="Default" office:value-type="float" office:value="0.500885" calcext:value-type="float">
            <text:p>0.500885</text:p>
          </table:table-cell>
          <table:table-cell office:value-type="float" office:value="0.51058" calcext:value-type="float">
            <text:p>0.51058</text:p>
          </table:table-cell>
          <table:table-cell office:value-type="float" office:value="0.467278" calcext:value-type="float">
            <text:p>0.467278</text:p>
          </table:table-cell>
          <table:table-cell table:number-columns-repeated="58"/>
        </table:table-row>
        <table:table-row table:style-name="ro1">
          <table:table-cell office:value-type="float" office:value="0.44911" calcext:value-type="float">
            <text:p>0.44911</text:p>
          </table:table-cell>
          <table:table-cell office:value-type="float" office:value="0.519689" calcext:value-type="float">
            <text:p>0.519689</text:p>
          </table:table-cell>
          <table:table-cell table:style-name="Default" office:value-type="float" office:value="0.475494" calcext:value-type="float">
            <text:p>0.475494</text:p>
          </table:table-cell>
          <table:table-cell table:style-name="Default" office:value-type="float" office:value="0.500861" calcext:value-type="float">
            <text:p>0.500861</text:p>
          </table:table-cell>
          <table:table-cell office:value-type="float" office:value="0.510553" calcext:value-type="float">
            <text:p>0.510553</text:p>
          </table:table-cell>
          <table:table-cell office:value-type="float" office:value="0.467257" calcext:value-type="float">
            <text:p>0.467257</text:p>
          </table:table-cell>
          <table:table-cell table:number-columns-repeated="58"/>
        </table:table-row>
        <table:table-row table:style-name="ro1">
          <table:table-cell office:value-type="float" office:value="0.449088" calcext:value-type="float">
            <text:p>0.449088</text:p>
          </table:table-cell>
          <table:table-cell office:value-type="float" office:value="0.519674" calcext:value-type="float">
            <text:p>0.519674</text:p>
          </table:table-cell>
          <table:table-cell table:style-name="Default" office:value-type="float" office:value="0.475471" calcext:value-type="float">
            <text:p>0.475471</text:p>
          </table:table-cell>
          <table:table-cell table:style-name="Default" office:value-type="float" office:value="0.500838" calcext:value-type="float">
            <text:p>0.500838</text:p>
          </table:table-cell>
          <table:table-cell office:value-type="float" office:value="0.510527" calcext:value-type="float">
            <text:p>0.510527</text:p>
          </table:table-cell>
          <table:table-cell office:value-type="float" office:value="0.467237" calcext:value-type="float">
            <text:p>0.467237</text:p>
          </table:table-cell>
          <table:table-cell table:number-columns-repeated="58"/>
        </table:table-row>
        <table:table-row table:style-name="ro1">
          <table:table-cell office:value-type="float" office:value="0.449065" calcext:value-type="float">
            <text:p>0.449065</text:p>
          </table:table-cell>
          <table:table-cell office:value-type="float" office:value="0.519659" calcext:value-type="float">
            <text:p>0.519659</text:p>
          </table:table-cell>
          <table:table-cell table:style-name="Default" office:value-type="float" office:value="0.475447" calcext:value-type="float">
            <text:p>0.475447</text:p>
          </table:table-cell>
          <table:table-cell table:style-name="Default" office:value-type="float" office:value="0.500816" calcext:value-type="float">
            <text:p>0.500816</text:p>
          </table:table-cell>
          <table:table-cell office:value-type="float" office:value="0.5105" calcext:value-type="float">
            <text:p>0.5105</text:p>
          </table:table-cell>
          <table:table-cell office:value-type="float" office:value="0.467216" calcext:value-type="float">
            <text:p>0.467216</text:p>
          </table:table-cell>
          <table:table-cell table:number-columns-repeated="58"/>
        </table:table-row>
        <table:table-row table:style-name="ro1">
          <table:table-cell office:value-type="float" office:value="0.449042" calcext:value-type="float">
            <text:p>0.449042</text:p>
          </table:table-cell>
          <table:table-cell office:value-type="float" office:value="0.519644" calcext:value-type="float">
            <text:p>0.519644</text:p>
          </table:table-cell>
          <table:table-cell table:style-name="Default" office:value-type="float" office:value="0.475424" calcext:value-type="float">
            <text:p>0.475424</text:p>
          </table:table-cell>
          <table:table-cell table:style-name="Default" office:value-type="float" office:value="0.500793" calcext:value-type="float">
            <text:p>0.500793</text:p>
          </table:table-cell>
          <table:table-cell office:value-type="float" office:value="0.510474" calcext:value-type="float">
            <text:p>0.510474</text:p>
          </table:table-cell>
          <table:table-cell office:value-type="float" office:value="0.467195" calcext:value-type="float">
            <text:p>0.467195</text:p>
          </table:table-cell>
          <table:table-cell table:number-columns-repeated="58"/>
        </table:table-row>
        <table:table-row table:style-name="ro1">
          <table:table-cell office:value-type="float" office:value="0.44902" calcext:value-type="float">
            <text:p>0.44902</text:p>
          </table:table-cell>
          <table:table-cell office:value-type="float" office:value="0.519629" calcext:value-type="float">
            <text:p>0.519629</text:p>
          </table:table-cell>
          <table:table-cell table:style-name="Default" office:value-type="float" office:value="0.475401" calcext:value-type="float">
            <text:p>0.475401</text:p>
          </table:table-cell>
          <table:table-cell table:style-name="Default" office:value-type="float" office:value="0.500771" calcext:value-type="float">
            <text:p>0.500771</text:p>
          </table:table-cell>
          <table:table-cell office:value-type="float" office:value="0.510448" calcext:value-type="float">
            <text:p>0.510448</text:p>
          </table:table-cell>
          <table:table-cell office:value-type="float" office:value="0.467175" calcext:value-type="float">
            <text:p>0.467175</text:p>
          </table:table-cell>
          <table:table-cell table:number-columns-repeated="58"/>
        </table:table-row>
        <table:table-row table:style-name="ro1">
          <table:table-cell office:value-type="float" office:value="0.448997" calcext:value-type="float">
            <text:p>0.448997</text:p>
          </table:table-cell>
          <table:table-cell office:value-type="float" office:value="0.519614" calcext:value-type="float">
            <text:p>0.519614</text:p>
          </table:table-cell>
          <table:table-cell table:style-name="Default" office:value-type="float" office:value="0.475378" calcext:value-type="float">
            <text:p>0.475378</text:p>
          </table:table-cell>
          <table:table-cell table:style-name="Default" office:value-type="float" office:value="0.500749" calcext:value-type="float">
            <text:p>0.500749</text:p>
          </table:table-cell>
          <table:table-cell office:value-type="float" office:value="0.510421" calcext:value-type="float">
            <text:p>0.510421</text:p>
          </table:table-cell>
          <table:table-cell office:value-type="float" office:value="0.467154" calcext:value-type="float">
            <text:p>0.467154</text:p>
          </table:table-cell>
          <table:table-cell table:number-columns-repeated="58"/>
        </table:table-row>
        <table:table-row table:style-name="ro1">
          <table:table-cell office:value-type="float" office:value="0.448975" calcext:value-type="float">
            <text:p>0.448975</text:p>
          </table:table-cell>
          <table:table-cell office:value-type="float" office:value="0.519599" calcext:value-type="float">
            <text:p>0.519599</text:p>
          </table:table-cell>
          <table:table-cell table:style-name="Default" office:value-type="float" office:value="0.475355" calcext:value-type="float">
            <text:p>0.475355</text:p>
          </table:table-cell>
          <table:table-cell table:style-name="Default" office:value-type="float" office:value="0.500727" calcext:value-type="float">
            <text:p>0.500727</text:p>
          </table:table-cell>
          <table:table-cell office:value-type="float" office:value="0.510395" calcext:value-type="float">
            <text:p>0.510395</text:p>
          </table:table-cell>
          <table:table-cell office:value-type="float" office:value="0.467133" calcext:value-type="float">
            <text:p>0.467133</text:p>
          </table:table-cell>
          <table:table-cell table:number-columns-repeated="58"/>
        </table:table-row>
        <table:table-row table:style-name="ro1">
          <table:table-cell office:value-type="float" office:value="0.448952" calcext:value-type="float">
            <text:p>0.448952</text:p>
          </table:table-cell>
          <table:table-cell office:value-type="float" office:value="0.519584" calcext:value-type="float">
            <text:p>0.519584</text:p>
          </table:table-cell>
          <table:table-cell table:style-name="Default" office:value-type="float" office:value="0.475332" calcext:value-type="float">
            <text:p>0.475332</text:p>
          </table:table-cell>
          <table:table-cell table:style-name="Default" office:value-type="float" office:value="0.500705" calcext:value-type="float">
            <text:p>0.500705</text:p>
          </table:table-cell>
          <table:table-cell office:value-type="float" office:value="0.510369" calcext:value-type="float">
            <text:p>0.510369</text:p>
          </table:table-cell>
          <table:table-cell office:value-type="float" office:value="0.467113" calcext:value-type="float">
            <text:p>0.467113</text:p>
          </table:table-cell>
          <table:table-cell table:number-columns-repeated="58"/>
        </table:table-row>
        <table:table-row table:style-name="ro1">
          <table:table-cell office:value-type="float" office:value="0.44893" calcext:value-type="float">
            <text:p>0.44893</text:p>
          </table:table-cell>
          <table:table-cell office:value-type="float" office:value="0.519568" calcext:value-type="float">
            <text:p>0.519568</text:p>
          </table:table-cell>
          <table:table-cell table:style-name="Default" office:value-type="float" office:value="0.475309" calcext:value-type="float">
            <text:p>0.475309</text:p>
          </table:table-cell>
          <table:table-cell table:style-name="Default" office:value-type="float" office:value="0.500682" calcext:value-type="float">
            <text:p>0.500682</text:p>
          </table:table-cell>
          <table:table-cell office:value-type="float" office:value="0.510343" calcext:value-type="float">
            <text:p>0.510343</text:p>
          </table:table-cell>
          <table:table-cell office:value-type="float" office:value="0.467093" calcext:value-type="float">
            <text:p>0.467093</text:p>
          </table:table-cell>
          <table:table-cell table:number-columns-repeated="58"/>
        </table:table-row>
        <table:table-row table:style-name="ro1">
          <table:table-cell office:value-type="float" office:value="0.448907" calcext:value-type="float">
            <text:p>0.448907</text:p>
          </table:table-cell>
          <table:table-cell office:value-type="float" office:value="0.519553" calcext:value-type="float">
            <text:p>0.519553</text:p>
          </table:table-cell>
          <table:table-cell table:style-name="Default" office:value-type="float" office:value="0.475286" calcext:value-type="float">
            <text:p>0.475286</text:p>
          </table:table-cell>
          <table:table-cell table:style-name="Default" office:value-type="float" office:value="0.50066" calcext:value-type="float">
            <text:p>0.50066</text:p>
          </table:table-cell>
          <table:table-cell office:value-type="float" office:value="0.510317" calcext:value-type="float">
            <text:p>0.510317</text:p>
          </table:table-cell>
          <table:table-cell office:value-type="float" office:value="0.467072" calcext:value-type="float">
            <text:p>0.467072</text:p>
          </table:table-cell>
          <table:table-cell table:number-columns-repeated="58"/>
        </table:table-row>
        <table:table-row table:style-name="ro1">
          <table:table-cell office:value-type="float" office:value="0.448885" calcext:value-type="float">
            <text:p>0.448885</text:p>
          </table:table-cell>
          <table:table-cell office:value-type="float" office:value="0.519538" calcext:value-type="float">
            <text:p>0.519538</text:p>
          </table:table-cell>
          <table:table-cell table:style-name="Default" office:value-type="float" office:value="0.475263" calcext:value-type="float">
            <text:p>0.475263</text:p>
          </table:table-cell>
          <table:table-cell table:style-name="Default" office:value-type="float" office:value="0.500638" calcext:value-type="float">
            <text:p>0.500638</text:p>
          </table:table-cell>
          <table:table-cell office:value-type="float" office:value="0.510291" calcext:value-type="float">
            <text:p>0.510291</text:p>
          </table:table-cell>
          <table:table-cell office:value-type="float" office:value="0.467052" calcext:value-type="float">
            <text:p>0.467052</text:p>
          </table:table-cell>
          <table:table-cell table:number-columns-repeated="58"/>
        </table:table-row>
        <table:table-row table:style-name="ro1">
          <table:table-cell office:value-type="float" office:value="0.448862" calcext:value-type="float">
            <text:p>0.448862</text:p>
          </table:table-cell>
          <table:table-cell office:value-type="float" office:value="0.519523" calcext:value-type="float">
            <text:p>0.519523</text:p>
          </table:table-cell>
          <table:table-cell table:style-name="Default" office:value-type="float" office:value="0.47524" calcext:value-type="float">
            <text:p>0.47524</text:p>
          </table:table-cell>
          <table:table-cell table:style-name="Default" office:value-type="float" office:value="0.500616" calcext:value-type="float">
            <text:p>0.500616</text:p>
          </table:table-cell>
          <table:table-cell office:value-type="float" office:value="0.510265" calcext:value-type="float">
            <text:p>0.510265</text:p>
          </table:table-cell>
          <table:table-cell office:value-type="float" office:value="0.467032" calcext:value-type="float">
            <text:p>0.467032</text:p>
          </table:table-cell>
          <table:table-cell table:number-columns-repeated="58"/>
        </table:table-row>
        <table:table-row table:style-name="ro1">
          <table:table-cell office:value-type="float" office:value="0.44884" calcext:value-type="float">
            <text:p>0.44884</text:p>
          </table:table-cell>
          <table:table-cell office:value-type="float" office:value="0.519508" calcext:value-type="float">
            <text:p>0.519508</text:p>
          </table:table-cell>
          <table:table-cell table:style-name="Default" office:value-type="float" office:value="0.475217" calcext:value-type="float">
            <text:p>0.475217</text:p>
          </table:table-cell>
          <table:table-cell table:style-name="Default" office:value-type="float" office:value="0.500594" calcext:value-type="float">
            <text:p>0.500594</text:p>
          </table:table-cell>
          <table:table-cell office:value-type="float" office:value="0.51024" calcext:value-type="float">
            <text:p>0.51024</text:p>
          </table:table-cell>
          <table:table-cell office:value-type="float" office:value="0.467013" calcext:value-type="float">
            <text:p>0.467013</text:p>
          </table:table-cell>
          <table:table-cell table:number-columns-repeated="58"/>
        </table:table-row>
        <table:table-row table:style-name="ro1">
          <table:table-cell office:value-type="float" office:value="0.448817" calcext:value-type="float">
            <text:p>0.448817</text:p>
          </table:table-cell>
          <table:table-cell office:value-type="float" office:value="0.519493" calcext:value-type="float">
            <text:p>0.519493</text:p>
          </table:table-cell>
          <table:table-cell table:style-name="Default" office:value-type="float" office:value="0.475194" calcext:value-type="float">
            <text:p>0.475194</text:p>
          </table:table-cell>
          <table:table-cell table:style-name="Default" office:value-type="float" office:value="0.500572" calcext:value-type="float">
            <text:p>0.500572</text:p>
          </table:table-cell>
          <table:table-cell office:value-type="float" office:value="0.510214" calcext:value-type="float">
            <text:p>0.510214</text:p>
          </table:table-cell>
          <table:table-cell office:value-type="float" office:value="0.466992" calcext:value-type="float">
            <text:p>0.466992</text:p>
          </table:table-cell>
          <table:table-cell table:number-columns-repeated="58"/>
        </table:table-row>
        <table:table-row table:style-name="ro1">
          <table:table-cell office:value-type="float" office:value="0.448795" calcext:value-type="float">
            <text:p>0.448795</text:p>
          </table:table-cell>
          <table:table-cell office:value-type="float" office:value="0.519478" calcext:value-type="float">
            <text:p>0.519478</text:p>
          </table:table-cell>
          <table:table-cell table:style-name="Default" office:value-type="float" office:value="0.475171" calcext:value-type="float">
            <text:p>0.475171</text:p>
          </table:table-cell>
          <table:table-cell table:style-name="Default" office:value-type="float" office:value="0.50055" calcext:value-type="float">
            <text:p>0.50055</text:p>
          </table:table-cell>
          <table:table-cell office:value-type="float" office:value="0.510189" calcext:value-type="float">
            <text:p>0.510189</text:p>
          </table:table-cell>
          <table:table-cell office:value-type="float" office:value="0.466972" calcext:value-type="float">
            <text:p>0.466972</text:p>
          </table:table-cell>
          <table:table-cell table:number-columns-repeated="58"/>
        </table:table-row>
        <table:table-row table:style-name="ro1">
          <table:table-cell office:value-type="float" office:value="0.448773" calcext:value-type="float">
            <text:p>0.448773</text:p>
          </table:table-cell>
          <table:table-cell office:value-type="float" office:value="0.519463" calcext:value-type="float">
            <text:p>0.519463</text:p>
          </table:table-cell>
          <table:table-cell table:style-name="Default" office:value-type="float" office:value="0.475148" calcext:value-type="float">
            <text:p>0.475148</text:p>
          </table:table-cell>
          <table:table-cell table:style-name="Default" office:value-type="float" office:value="0.500528" calcext:value-type="float">
            <text:p>0.500528</text:p>
          </table:table-cell>
          <table:table-cell office:value-type="float" office:value="0.510163" calcext:value-type="float">
            <text:p>0.510163</text:p>
          </table:table-cell>
          <table:table-cell office:value-type="float" office:value="0.466952" calcext:value-type="float">
            <text:p>0.466952</text:p>
          </table:table-cell>
          <table:table-cell table:number-columns-repeated="58"/>
        </table:table-row>
        <table:table-row table:style-name="ro1">
          <table:table-cell office:value-type="float" office:value="0.44875" calcext:value-type="float">
            <text:p>0.44875</text:p>
          </table:table-cell>
          <table:table-cell office:value-type="float" office:value="0.519448" calcext:value-type="float">
            <text:p>0.519448</text:p>
          </table:table-cell>
          <table:table-cell table:style-name="Default" office:value-type="float" office:value="0.475125" calcext:value-type="float">
            <text:p>0.475125</text:p>
          </table:table-cell>
          <table:table-cell table:style-name="Default" office:value-type="float" office:value="0.500506" calcext:value-type="float">
            <text:p>0.500506</text:p>
          </table:table-cell>
          <table:table-cell office:value-type="float" office:value="0.510137" calcext:value-type="float">
            <text:p>0.510137</text:p>
          </table:table-cell>
          <table:table-cell office:value-type="float" office:value="0.466931" calcext:value-type="float">
            <text:p>0.466931</text:p>
          </table:table-cell>
          <table:table-cell table:number-columns-repeated="58"/>
        </table:table-row>
        <table:table-row table:style-name="ro1">
          <table:table-cell office:value-type="float" office:value="0.448728" calcext:value-type="float">
            <text:p>0.448728</text:p>
          </table:table-cell>
          <table:table-cell office:value-type="float" office:value="0.519433" calcext:value-type="float">
            <text:p>0.519433</text:p>
          </table:table-cell>
          <table:table-cell table:style-name="Default" office:value-type="float" office:value="0.475102" calcext:value-type="float">
            <text:p>0.475102</text:p>
          </table:table-cell>
          <table:table-cell table:style-name="Default" office:value-type="float" office:value="0.500484" calcext:value-type="float">
            <text:p>0.500484</text:p>
          </table:table-cell>
          <table:table-cell office:value-type="float" office:value="0.510123" calcext:value-type="float">
            <text:p>0.510123</text:p>
          </table:table-cell>
          <table:table-cell office:value-type="float" office:value="0.466918" calcext:value-type="float">
            <text:p>0.466918</text:p>
          </table:table-cell>
          <table:table-cell table:number-columns-repeated="58"/>
        </table:table-row>
        <table:table-row table:style-name="ro1">
          <table:table-cell office:value-type="float" office:value="0.448706" calcext:value-type="float">
            <text:p>0.448706</text:p>
          </table:table-cell>
          <table:table-cell office:value-type="float" office:value="0.519418" calcext:value-type="float">
            <text:p>0.519418</text:p>
          </table:table-cell>
          <table:table-cell table:style-name="Default" office:value-type="float" office:value="0.475079" calcext:value-type="float">
            <text:p>0.475079</text:p>
          </table:table-cell>
          <table:table-cell table:style-name="Default" office:value-type="float" office:value="0.500462" calcext:value-type="float">
            <text:p>0.500462</text:p>
          </table:table-cell>
          <table:table-cell office:value-type="float" office:value="0.510085" calcext:value-type="float">
            <text:p>0.510085</text:p>
          </table:table-cell>
          <table:table-cell office:value-type="float" office:value="0.466894" calcext:value-type="float">
            <text:p>0.466894</text:p>
          </table:table-cell>
          <table:table-cell table:number-columns-repeated="58"/>
        </table:table-row>
        <table:table-row table:style-name="ro1">
          <table:table-cell office:value-type="float" office:value="0.448685" calcext:value-type="float">
            <text:p>0.448685</text:p>
          </table:table-cell>
          <table:table-cell office:value-type="float" office:value="0.519401" calcext:value-type="float">
            <text:p>0.519401</text:p>
          </table:table-cell>
          <table:table-cell table:style-name="Default" office:value-type="float" office:value="0.475056" calcext:value-type="float">
            <text:p>0.475056</text:p>
          </table:table-cell>
          <table:table-cell table:style-name="Default" office:value-type="float" office:value="0.50044" calcext:value-type="float">
            <text:p>0.50044</text:p>
          </table:table-cell>
          <table:table-cell office:value-type="float" office:value="0.510072" calcext:value-type="float">
            <text:p>0.510072</text:p>
          </table:table-cell>
          <table:table-cell office:value-type="float" office:value="0.46688" calcext:value-type="float">
            <text:p>0.46688</text:p>
          </table:table-cell>
          <table:table-cell table:number-columns-repeated="58"/>
        </table:table-row>
        <table:table-row table:style-name="ro1">
          <table:table-cell office:value-type="float" office:value="0.448662" calcext:value-type="float">
            <text:p>0.448662</text:p>
          </table:table-cell>
          <table:table-cell office:value-type="float" office:value="0.519385" calcext:value-type="float">
            <text:p>0.519385</text:p>
          </table:table-cell>
          <table:table-cell table:style-name="Default" office:value-type="float" office:value="0.475034" calcext:value-type="float">
            <text:p>0.475034</text:p>
          </table:table-cell>
          <table:table-cell table:style-name="Default" office:value-type="float" office:value="0.500418" calcext:value-type="float">
            <text:p>0.500418</text:p>
          </table:table-cell>
          <table:table-cell office:value-type="float" office:value="0.510046" calcext:value-type="float">
            <text:p>0.510046</text:p>
          </table:table-cell>
          <table:table-cell office:value-type="float" office:value="0.466863" calcext:value-type="float">
            <text:p>0.466863</text:p>
          </table:table-cell>
          <table:table-cell table:number-columns-repeated="58"/>
        </table:table-row>
        <table:table-row table:style-name="ro1">
          <table:table-cell office:value-type="float" office:value="0.44864" calcext:value-type="float">
            <text:p>0.44864</text:p>
          </table:table-cell>
          <table:table-cell office:value-type="float" office:value="0.519369" calcext:value-type="float">
            <text:p>0.519369</text:p>
          </table:table-cell>
          <table:table-cell table:style-name="Default" office:value-type="float" office:value="0.475011" calcext:value-type="float">
            <text:p>0.475011</text:p>
          </table:table-cell>
          <table:table-cell table:style-name="Default" office:value-type="float" office:value="0.500395" calcext:value-type="float">
            <text:p>0.500395</text:p>
          </table:table-cell>
          <table:table-cell office:value-type="float" office:value="0.510022" calcext:value-type="float">
            <text:p>0.510022</text:p>
          </table:table-cell>
          <table:table-cell office:value-type="float" office:value="0.466845" calcext:value-type="float">
            <text:p>0.466845</text:p>
          </table:table-cell>
          <table:table-cell table:number-columns-repeated="58"/>
        </table:table-row>
        <table:table-row table:style-name="ro1">
          <table:table-cell office:value-type="float" office:value="0.448618" calcext:value-type="float">
            <text:p>0.448618</text:p>
          </table:table-cell>
          <table:table-cell office:value-type="float" office:value="0.519353" calcext:value-type="float">
            <text:p>0.519353</text:p>
          </table:table-cell>
          <table:table-cell table:style-name="Default" office:value-type="float" office:value="0.474989" calcext:value-type="float">
            <text:p>0.474989</text:p>
          </table:table-cell>
          <table:table-cell table:style-name="Default" office:value-type="float" office:value="0.500373" calcext:value-type="float">
            <text:p>0.500373</text:p>
          </table:table-cell>
          <table:table-cell office:value-type="float" office:value="0.509997" calcext:value-type="float">
            <text:p>0.509997</text:p>
          </table:table-cell>
          <table:table-cell office:value-type="float" office:value="0.466827" calcext:value-type="float">
            <text:p>0.466827</text:p>
          </table:table-cell>
          <table:table-cell table:number-columns-repeated="58"/>
        </table:table-row>
        <table:table-row table:style-name="ro1">
          <table:table-cell office:value-type="float" office:value="0.448595" calcext:value-type="float">
            <text:p>0.448595</text:p>
          </table:table-cell>
          <table:table-cell office:value-type="float" office:value="0.519337" calcext:value-type="float">
            <text:p>0.519337</text:p>
          </table:table-cell>
          <table:table-cell table:style-name="Default" office:value-type="float" office:value="0.474963" calcext:value-type="float">
            <text:p>0.474963</text:p>
          </table:table-cell>
          <table:table-cell table:style-name="Default" office:value-type="float" office:value="0.500347" calcext:value-type="float">
            <text:p>0.500347</text:p>
          </table:table-cell>
          <table:table-cell office:value-type="float" office:value="0.509962" calcext:value-type="float">
            <text:p>0.509962</text:p>
          </table:table-cell>
          <table:table-cell office:value-type="float" office:value="0.466802" calcext:value-type="float">
            <text:p>0.466802</text:p>
          </table:table-cell>
          <table:table-cell table:number-columns-repeated="58"/>
        </table:table-row>
        <table:table-row table:style-name="ro1">
          <table:table-cell office:value-type="float" office:value="0.448573" calcext:value-type="float">
            <text:p>0.448573</text:p>
          </table:table-cell>
          <table:table-cell office:value-type="float" office:value="0.519322" calcext:value-type="float">
            <text:p>0.519322</text:p>
          </table:table-cell>
          <table:table-cell table:style-name="Default" office:value-type="float" office:value="0.47494" calcext:value-type="float">
            <text:p>0.47494</text:p>
          </table:table-cell>
          <table:table-cell table:style-name="Default" office:value-type="float" office:value="0.500323" calcext:value-type="float">
            <text:p>0.500323</text:p>
          </table:table-cell>
          <table:table-cell office:value-type="float" office:value="0.509949" calcext:value-type="float">
            <text:p>0.509949</text:p>
          </table:table-cell>
          <table:table-cell office:value-type="float" office:value="0.466788" calcext:value-type="float">
            <text:p>0.466788</text:p>
          </table:table-cell>
          <table:table-cell table:number-columns-repeated="58"/>
        </table:table-row>
        <table:table-row table:style-name="ro1">
          <table:table-cell office:value-type="float" office:value="0.448551" calcext:value-type="float">
            <text:p>0.448551</text:p>
          </table:table-cell>
          <table:table-cell office:value-type="float" office:value="0.519307" calcext:value-type="float">
            <text:p>0.519307</text:p>
          </table:table-cell>
          <table:table-cell table:style-name="Default" office:value-type="float" office:value="0.474917" calcext:value-type="float">
            <text:p>0.474917</text:p>
          </table:table-cell>
          <table:table-cell table:style-name="Default" office:value-type="float" office:value="0.5003" calcext:value-type="float">
            <text:p>0.5003</text:p>
          </table:table-cell>
          <table:table-cell office:value-type="float" office:value="0.509924" calcext:value-type="float">
            <text:p>0.509924</text:p>
          </table:table-cell>
          <table:table-cell office:value-type="float" office:value="0.466771" calcext:value-type="float">
            <text:p>0.466771</text:p>
          </table:table-cell>
          <table:table-cell table:number-columns-repeated="58"/>
        </table:table-row>
        <table:table-row table:style-name="ro1">
          <table:table-cell office:value-type="float" office:value="0.448528" calcext:value-type="float">
            <text:p>0.448528</text:p>
          </table:table-cell>
          <table:table-cell office:value-type="float" office:value="0.519291" calcext:value-type="float">
            <text:p>0.519291</text:p>
          </table:table-cell>
          <table:table-cell table:style-name="Default" office:value-type="float" office:value="0.474894" calcext:value-type="float">
            <text:p>0.474894</text:p>
          </table:table-cell>
          <table:table-cell table:style-name="Default" office:value-type="float" office:value="0.500278" calcext:value-type="float">
            <text:p>0.500278</text:p>
          </table:table-cell>
          <table:table-cell office:value-type="float" office:value="0.509899" calcext:value-type="float">
            <text:p>0.509899</text:p>
          </table:table-cell>
          <table:table-cell office:value-type="float" office:value="0.466753" calcext:value-type="float">
            <text:p>0.466753</text:p>
          </table:table-cell>
          <table:table-cell table:number-columns-repeated="58"/>
        </table:table-row>
        <table:table-row table:style-name="ro1">
          <table:table-cell office:value-type="float" office:value="0.448506" calcext:value-type="float">
            <text:p>0.448506</text:p>
          </table:table-cell>
          <table:table-cell office:value-type="float" office:value="0.519276" calcext:value-type="float">
            <text:p>0.519276</text:p>
          </table:table-cell>
          <table:table-cell table:style-name="Default" office:value-type="float" office:value="0.474872" calcext:value-type="float">
            <text:p>0.474872</text:p>
          </table:table-cell>
          <table:table-cell table:style-name="Default" office:value-type="float" office:value="0.500256" calcext:value-type="float">
            <text:p>0.500256</text:p>
          </table:table-cell>
          <table:table-cell office:value-type="float" office:value="0.509875" calcext:value-type="float">
            <text:p>0.509875</text:p>
          </table:table-cell>
          <table:table-cell office:value-type="float" office:value="0.466735" calcext:value-type="float">
            <text:p>0.466735</text:p>
          </table:table-cell>
          <table:table-cell table:number-columns-repeated="58"/>
        </table:table-row>
        <table:table-row table:style-name="ro1">
          <table:table-cell office:value-type="float" office:value="0.448484" calcext:value-type="float">
            <text:p>0.448484</text:p>
          </table:table-cell>
          <table:table-cell office:value-type="float" office:value="0.519261" calcext:value-type="float">
            <text:p>0.519261</text:p>
          </table:table-cell>
          <table:table-cell table:style-name="Default" office:value-type="float" office:value="0.474849" calcext:value-type="float">
            <text:p>0.474849</text:p>
          </table:table-cell>
          <table:table-cell table:style-name="Default" office:value-type="float" office:value="0.500234" calcext:value-type="float">
            <text:p>0.500234</text:p>
          </table:table-cell>
          <table:table-cell office:value-type="float" office:value="0.509851" calcext:value-type="float">
            <text:p>0.509851</text:p>
          </table:table-cell>
          <table:table-cell office:value-type="float" office:value="0.466717" calcext:value-type="float">
            <text:p>0.466717</text:p>
          </table:table-cell>
          <table:table-cell table:number-columns-repeated="58"/>
        </table:table-row>
        <table:table-row table:style-name="ro1">
          <table:table-cell office:value-type="float" office:value="0.448462" calcext:value-type="float">
            <text:p>0.448462</text:p>
          </table:table-cell>
          <table:table-cell office:value-type="float" office:value="0.519246" calcext:value-type="float">
            <text:p>0.519246</text:p>
          </table:table-cell>
          <table:table-cell table:style-name="Default" office:value-type="float" office:value="0.474826" calcext:value-type="float">
            <text:p>0.474826</text:p>
          </table:table-cell>
          <table:table-cell table:style-name="Default" office:value-type="float" office:value="0.500212" calcext:value-type="float">
            <text:p>0.500212</text:p>
          </table:table-cell>
          <table:table-cell office:value-type="float" office:value="0.509827" calcext:value-type="float">
            <text:p>0.509827</text:p>
          </table:table-cell>
          <table:table-cell office:value-type="float" office:value="0.466699" calcext:value-type="float">
            <text:p>0.466699</text:p>
          </table:table-cell>
          <table:table-cell table:number-columns-repeated="58"/>
        </table:table-row>
        <table:table-row table:style-name="ro1">
          <table:table-cell office:value-type="float" office:value="0.44844" calcext:value-type="float">
            <text:p>0.44844</text:p>
          </table:table-cell>
          <table:table-cell office:value-type="float" office:value="0.519231" calcext:value-type="float">
            <text:p>0.519231</text:p>
          </table:table-cell>
          <table:table-cell table:style-name="Default" office:value-type="float" office:value="0.474804" calcext:value-type="float">
            <text:p>0.474804</text:p>
          </table:table-cell>
          <table:table-cell table:style-name="Default" office:value-type="float" office:value="0.50019" calcext:value-type="float">
            <text:p>0.50019</text:p>
          </table:table-cell>
          <table:table-cell office:value-type="float" office:value="0.509803" calcext:value-type="float">
            <text:p>0.509803</text:p>
          </table:table-cell>
          <table:table-cell office:value-type="float" office:value="0.466681" calcext:value-type="float">
            <text:p>0.466681</text:p>
          </table:table-cell>
          <table:table-cell table:number-columns-repeated="58"/>
        </table:table-row>
        <table:table-row table:style-name="ro1">
          <table:table-cell office:value-type="float" office:value="0.448417" calcext:value-type="float">
            <text:p>0.448417</text:p>
          </table:table-cell>
          <table:table-cell office:value-type="float" office:value="0.519216" calcext:value-type="float">
            <text:p>0.519216</text:p>
          </table:table-cell>
          <table:table-cell table:style-name="Default" office:value-type="float" office:value="0.474781" calcext:value-type="float">
            <text:p>0.474781</text:p>
          </table:table-cell>
          <table:table-cell table:style-name="Default" office:value-type="float" office:value="0.500168" calcext:value-type="float">
            <text:p>0.500168</text:p>
          </table:table-cell>
          <table:table-cell office:value-type="float" office:value="0.509779" calcext:value-type="float">
            <text:p>0.509779</text:p>
          </table:table-cell>
          <table:table-cell office:value-type="float" office:value="0.466662" calcext:value-type="float">
            <text:p>0.466662</text:p>
          </table:table-cell>
          <table:table-cell table:number-columns-repeated="58"/>
        </table:table-row>
        <table:table-row table:style-name="ro1">
          <table:table-cell office:value-type="float" office:value="0.448395" calcext:value-type="float">
            <text:p>0.448395</text:p>
          </table:table-cell>
          <table:table-cell office:value-type="float" office:value="0.519201" calcext:value-type="float">
            <text:p>0.519201</text:p>
          </table:table-cell>
          <table:table-cell table:style-name="Default" office:value-type="float" office:value="0.474758" calcext:value-type="float">
            <text:p>0.474758</text:p>
          </table:table-cell>
          <table:table-cell table:style-name="Default" office:value-type="float" office:value="0.500146" calcext:value-type="float">
            <text:p>0.500146</text:p>
          </table:table-cell>
          <table:table-cell office:value-type="float" office:value="0.509755" calcext:value-type="float">
            <text:p>0.509755</text:p>
          </table:table-cell>
          <table:table-cell office:value-type="float" office:value="0.466644" calcext:value-type="float">
            <text:p>0.466644</text:p>
          </table:table-cell>
          <table:table-cell table:number-columns-repeated="58"/>
        </table:table-row>
        <table:table-row table:style-name="ro1">
          <table:table-cell office:value-type="float" office:value="0.448373" calcext:value-type="float">
            <text:p>0.448373</text:p>
          </table:table-cell>
          <table:table-cell office:value-type="float" office:value="0.519186" calcext:value-type="float">
            <text:p>0.519186</text:p>
          </table:table-cell>
          <table:table-cell table:style-name="Default" office:value-type="float" office:value="0.474736" calcext:value-type="float">
            <text:p>0.474736</text:p>
          </table:table-cell>
          <table:table-cell table:style-name="Default" office:value-type="float" office:value="0.500125" calcext:value-type="float">
            <text:p>0.500125</text:p>
          </table:table-cell>
          <table:table-cell office:value-type="float" office:value="0.50972" calcext:value-type="float">
            <text:p>0.50972</text:p>
          </table:table-cell>
          <table:table-cell office:value-type="float" office:value="0.466619" calcext:value-type="float">
            <text:p>0.466619</text:p>
          </table:table-cell>
          <table:table-cell table:number-columns-repeated="58"/>
        </table:table-row>
        <table:table-row table:style-name="ro1">
          <table:table-cell office:value-type="float" office:value="0.448351" calcext:value-type="float">
            <text:p>0.448351</text:p>
          </table:table-cell>
          <table:table-cell office:value-type="float" office:value="0.519171" calcext:value-type="float">
            <text:p>0.519171</text:p>
          </table:table-cell>
          <table:table-cell table:style-name="Default" office:value-type="float" office:value="0.474713" calcext:value-type="float">
            <text:p>0.474713</text:p>
          </table:table-cell>
          <table:table-cell table:style-name="Default" office:value-type="float" office:value="0.500103" calcext:value-type="float">
            <text:p>0.500103</text:p>
          </table:table-cell>
          <table:table-cell office:value-type="float" office:value="0.509708" calcext:value-type="float">
            <text:p>0.509708</text:p>
          </table:table-cell>
          <table:table-cell office:value-type="float" office:value="0.466604" calcext:value-type="float">
            <text:p>0.466604</text:p>
          </table:table-cell>
          <table:table-cell table:number-columns-repeated="58"/>
        </table:table-row>
        <table:table-row table:style-name="ro1">
          <table:table-cell office:value-type="float" office:value="0.448329" calcext:value-type="float">
            <text:p>0.448329</text:p>
          </table:table-cell>
          <table:table-cell office:value-type="float" office:value="0.519156" calcext:value-type="float">
            <text:p>0.519156</text:p>
          </table:table-cell>
          <table:table-cell table:style-name="Default" office:value-type="float" office:value="0.474689" calcext:value-type="float">
            <text:p>0.474689</text:p>
          </table:table-cell>
          <table:table-cell table:style-name="Default" office:value-type="float" office:value="0.500078" calcext:value-type="float">
            <text:p>0.500078</text:p>
          </table:table-cell>
          <table:table-cell office:value-type="float" office:value="0.509684" calcext:value-type="float">
            <text:p>0.509684</text:p>
          </table:table-cell>
          <table:table-cell office:value-type="float" office:value="0.466586" calcext:value-type="float">
            <text:p>0.466586</text:p>
          </table:table-cell>
          <table:table-cell table:number-columns-repeated="58"/>
        </table:table-row>
        <table:table-row table:style-name="ro1">
          <table:table-cell office:value-type="float" office:value="0.448307" calcext:value-type="float">
            <text:p>0.448307</text:p>
          </table:table-cell>
          <table:table-cell office:value-type="float" office:value="0.519141" calcext:value-type="float">
            <text:p>0.519141</text:p>
          </table:table-cell>
          <table:table-cell table:style-name="Default" office:value-type="float" office:value="0.474667" calcext:value-type="float">
            <text:p>0.474667</text:p>
          </table:table-cell>
          <table:table-cell table:style-name="Default" office:value-type="float" office:value="0.500054" calcext:value-type="float">
            <text:p>0.500054</text:p>
          </table:table-cell>
          <table:table-cell office:value-type="float" office:value="0.50966" calcext:value-type="float">
            <text:p>0.50966</text:p>
          </table:table-cell>
          <table:table-cell office:value-type="float" office:value="0.466568" calcext:value-type="float">
            <text:p>0.466568</text:p>
          </table:table-cell>
          <table:table-cell table:number-columns-repeated="58"/>
        </table:table-row>
        <table:table-row table:style-name="ro1">
          <table:table-cell office:value-type="float" office:value="0.448285" calcext:value-type="float">
            <text:p>0.448285</text:p>
          </table:table-cell>
          <table:table-cell office:value-type="float" office:value="0.519126" calcext:value-type="float">
            <text:p>0.519126</text:p>
          </table:table-cell>
          <table:table-cell table:style-name="Default" office:value-type="float" office:value="0.474645" calcext:value-type="float">
            <text:p>0.474645</text:p>
          </table:table-cell>
          <table:table-cell table:style-name="Default" office:value-type="float" office:value="0.500031" calcext:value-type="float">
            <text:p>0.500031</text:p>
          </table:table-cell>
          <table:table-cell office:value-type="float" office:value="0.509637" calcext:value-type="float">
            <text:p>0.509637</text:p>
          </table:table-cell>
          <table:table-cell office:value-type="float" office:value="0.46655" calcext:value-type="float">
            <text:p>0.46655</text:p>
          </table:table-cell>
          <table:table-cell table:number-columns-repeated="58"/>
        </table:table-row>
        <table:table-row table:style-name="ro1">
          <table:table-cell office:value-type="float" office:value="0.448263" calcext:value-type="float">
            <text:p>0.448263</text:p>
          </table:table-cell>
          <table:table-cell office:value-type="float" office:value="0.519111" calcext:value-type="float">
            <text:p>0.519111</text:p>
          </table:table-cell>
          <table:table-cell table:style-name="Default" office:value-type="float" office:value="0.474622" calcext:value-type="float">
            <text:p>0.474622</text:p>
          </table:table-cell>
          <table:table-cell table:style-name="Default" office:value-type="float" office:value="0.500008" calcext:value-type="float">
            <text:p>0.500008</text:p>
          </table:table-cell>
          <table:table-cell office:value-type="float" office:value="0.509613" calcext:value-type="float">
            <text:p>0.509613</text:p>
          </table:table-cell>
          <table:table-cell office:value-type="float" office:value="0.466532" calcext:value-type="float">
            <text:p>0.466532</text:p>
          </table:table-cell>
          <table:table-cell table:number-columns-repeated="58"/>
        </table:table-row>
        <table:table-row table:style-name="ro1">
          <table:table-cell office:value-type="float" office:value="0.448241" calcext:value-type="float">
            <text:p>0.448241</text:p>
          </table:table-cell>
          <table:table-cell office:value-type="float" office:value="0.519096" calcext:value-type="float">
            <text:p>0.519096</text:p>
          </table:table-cell>
          <table:table-cell table:style-name="Default" office:value-type="float" office:value="0.4746" calcext:value-type="float">
            <text:p>0.4746</text:p>
          </table:table-cell>
          <table:table-cell table:style-name="Default" office:value-type="float" office:value="0.499986" calcext:value-type="float">
            <text:p>0.499986</text:p>
          </table:table-cell>
          <table:table-cell office:value-type="float" office:value="0.50959" calcext:value-type="float">
            <text:p>0.50959</text:p>
          </table:table-cell>
          <table:table-cell office:value-type="float" office:value="0.466514" calcext:value-type="float">
            <text:p>0.466514</text:p>
          </table:table-cell>
          <table:table-cell table:number-columns-repeated="58"/>
        </table:table-row>
        <table:table-row table:style-name="ro1">
          <table:table-cell office:value-type="float" office:value="0.448219" calcext:value-type="float">
            <text:p>0.448219</text:p>
          </table:table-cell>
          <table:table-cell office:value-type="float" office:value="0.519081" calcext:value-type="float">
            <text:p>0.519081</text:p>
          </table:table-cell>
          <table:table-cell table:style-name="Default" office:value-type="float" office:value="0.474577" calcext:value-type="float">
            <text:p>0.474577</text:p>
          </table:table-cell>
          <table:table-cell table:style-name="Default" office:value-type="float" office:value="0.499964" calcext:value-type="float">
            <text:p>0.499964</text:p>
          </table:table-cell>
          <table:table-cell office:value-type="float" office:value="0.509566" calcext:value-type="float">
            <text:p>0.509566</text:p>
          </table:table-cell>
          <table:table-cell office:value-type="float" office:value="0.466496" calcext:value-type="float">
            <text:p>0.466496</text:p>
          </table:table-cell>
          <table:table-cell table:number-columns-repeated="58"/>
        </table:table-row>
        <table:table-row table:style-name="ro1">
          <table:table-cell office:value-type="float" office:value="0.448197" calcext:value-type="float">
            <text:p>0.448197</text:p>
          </table:table-cell>
          <table:table-cell office:value-type="float" office:value="0.519066" calcext:value-type="float">
            <text:p>0.519066</text:p>
          </table:table-cell>
          <table:table-cell table:style-name="Default" office:value-type="float" office:value="0.474555" calcext:value-type="float">
            <text:p>0.474555</text:p>
          </table:table-cell>
          <table:table-cell table:style-name="Default" office:value-type="float" office:value="0.499942" calcext:value-type="float">
            <text:p>0.499942</text:p>
          </table:table-cell>
          <table:table-cell office:value-type="float" office:value="0.509543" calcext:value-type="float">
            <text:p>0.509543</text:p>
          </table:table-cell>
          <table:table-cell office:value-type="float" office:value="0.466478" calcext:value-type="float">
            <text:p>0.466478</text:p>
          </table:table-cell>
          <table:table-cell table:number-columns-repeated="58"/>
        </table:table-row>
        <table:table-row table:style-name="ro1">
          <table:table-cell office:value-type="float" office:value="0.448175" calcext:value-type="float">
            <text:p>0.448175</text:p>
          </table:table-cell>
          <table:table-cell office:value-type="float" office:value="0.519051" calcext:value-type="float">
            <text:p>0.519051</text:p>
          </table:table-cell>
          <table:table-cell table:style-name="Default" office:value-type="float" office:value="0.474532" calcext:value-type="float">
            <text:p>0.474532</text:p>
          </table:table-cell>
          <table:table-cell table:style-name="Default" office:value-type="float" office:value="0.499919" calcext:value-type="float">
            <text:p>0.499919</text:p>
          </table:table-cell>
          <table:table-cell office:value-type="float" office:value="0.50952" calcext:value-type="float">
            <text:p>0.50952</text:p>
          </table:table-cell>
          <table:table-cell office:value-type="float" office:value="0.46646" calcext:value-type="float">
            <text:p>0.46646</text:p>
          </table:table-cell>
          <table:table-cell table:number-columns-repeated="58"/>
        </table:table-row>
        <table:table-row table:style-name="ro1">
          <table:table-cell office:value-type="float" office:value="0.448153" calcext:value-type="float">
            <text:p>0.448153</text:p>
          </table:table-cell>
          <table:table-cell office:value-type="float" office:value="0.519037" calcext:value-type="float">
            <text:p>0.519037</text:p>
          </table:table-cell>
          <table:table-cell table:style-name="Default" office:value-type="float" office:value="0.47451" calcext:value-type="float">
            <text:p>0.47451</text:p>
          </table:table-cell>
          <table:table-cell table:style-name="Default" office:value-type="float" office:value="0.499896" calcext:value-type="float">
            <text:p>0.499896</text:p>
          </table:table-cell>
          <table:table-cell office:value-type="float" office:value="0.509497" calcext:value-type="float">
            <text:p>0.509497</text:p>
          </table:table-cell>
          <table:table-cell office:value-type="float" office:value="0.466442" calcext:value-type="float">
            <text:p>0.466442</text:p>
          </table:table-cell>
          <table:table-cell table:number-columns-repeated="58"/>
        </table:table-row>
        <table:table-row table:style-name="ro1">
          <table:table-cell office:value-type="float" office:value="0.448131" calcext:value-type="float">
            <text:p>0.448131</text:p>
          </table:table-cell>
          <table:table-cell office:value-type="float" office:value="0.519022" calcext:value-type="float">
            <text:p>0.519022</text:p>
          </table:table-cell>
          <table:table-cell table:style-name="Default" office:value-type="float" office:value="0.474488" calcext:value-type="float">
            <text:p>0.474488</text:p>
          </table:table-cell>
          <table:table-cell table:style-name="Default" office:value-type="float" office:value="0.499876" calcext:value-type="float">
            <text:p>0.499876</text:p>
          </table:table-cell>
          <table:table-cell office:value-type="float" office:value="0.509473" calcext:value-type="float">
            <text:p>0.509473</text:p>
          </table:table-cell>
          <table:table-cell office:value-type="float" office:value="0.466424" calcext:value-type="float">
            <text:p>0.466424</text:p>
          </table:table-cell>
          <table:table-cell table:number-columns-repeated="58"/>
        </table:table-row>
        <table:table-row table:style-name="ro1">
          <table:table-cell office:value-type="float" office:value="0.448103" calcext:value-type="float">
            <text:p>0.448103</text:p>
          </table:table-cell>
          <table:table-cell office:value-type="float" office:value="0.519005" calcext:value-type="float">
            <text:p>0.519005</text:p>
          </table:table-cell>
          <table:table-cell table:style-name="Default" office:value-type="float" office:value="0.474464" calcext:value-type="float">
            <text:p>0.474464</text:p>
          </table:table-cell>
          <table:table-cell table:style-name="Default" office:value-type="float" office:value="0.499852" calcext:value-type="float">
            <text:p>0.499852</text:p>
          </table:table-cell>
          <table:table-cell office:value-type="float" office:value="0.50945" calcext:value-type="float">
            <text:p>0.50945</text:p>
          </table:table-cell>
          <table:table-cell office:value-type="float" office:value="0.466406" calcext:value-type="float">
            <text:p>0.466406</text:p>
          </table:table-cell>
          <table:table-cell table:number-columns-repeated="58"/>
        </table:table-row>
        <table:table-row table:style-name="ro1">
          <table:table-cell office:value-type="float" office:value="0.448089" calcext:value-type="float">
            <text:p>0.448089</text:p>
          </table:table-cell>
          <table:table-cell office:value-type="float" office:value="0.518992" calcext:value-type="float">
            <text:p>0.518992</text:p>
          </table:table-cell>
          <table:table-cell table:style-name="Default" office:value-type="float" office:value="0.474443" calcext:value-type="float">
            <text:p>0.474443</text:p>
          </table:table-cell>
          <table:table-cell table:style-name="Default" office:value-type="float" office:value="0.499832" calcext:value-type="float">
            <text:p>0.499832</text:p>
          </table:table-cell>
          <table:table-cell office:value-type="float" office:value="0.509428" calcext:value-type="float">
            <text:p>0.509428</text:p>
          </table:table-cell>
          <table:table-cell office:value-type="float" office:value="0.466388" calcext:value-type="float">
            <text:p>0.466388</text:p>
          </table:table-cell>
          <table:table-cell table:number-columns-repeated="58"/>
        </table:table-row>
        <table:table-row table:style-name="ro1">
          <table:table-cell office:value-type="float" office:value="0.448065" calcext:value-type="float">
            <text:p>0.448065</text:p>
          </table:table-cell>
          <table:table-cell office:value-type="float" office:value="0.518978" calcext:value-type="float">
            <text:p>0.518978</text:p>
          </table:table-cell>
          <table:table-cell table:style-name="Default" office:value-type="float" office:value="0.47442" calcext:value-type="float">
            <text:p>0.47442</text:p>
          </table:table-cell>
          <table:table-cell table:style-name="Default" office:value-type="float" office:value="0.499809" calcext:value-type="float">
            <text:p>0.499809</text:p>
          </table:table-cell>
          <table:table-cell office:value-type="float" office:value="0.509405" calcext:value-type="float">
            <text:p>0.509405</text:p>
          </table:table-cell>
          <table:table-cell office:value-type="float" office:value="0.46637" calcext:value-type="float">
            <text:p>0.46637</text:p>
          </table:table-cell>
          <table:table-cell table:number-columns-repeated="58"/>
        </table:table-row>
        <table:table-row table:style-name="ro1">
          <table:table-cell office:value-type="float" office:value="0.448043" calcext:value-type="float">
            <text:p>0.448043</text:p>
          </table:table-cell>
          <table:table-cell office:value-type="float" office:value="0.518963" calcext:value-type="float">
            <text:p>0.518963</text:p>
          </table:table-cell>
          <table:table-cell table:style-name="Default" office:value-type="float" office:value="0.474398" calcext:value-type="float">
            <text:p>0.474398</text:p>
          </table:table-cell>
          <table:table-cell table:style-name="Default" office:value-type="float" office:value="0.499786" calcext:value-type="float">
            <text:p>0.499786</text:p>
          </table:table-cell>
          <table:table-cell office:value-type="float" office:value="0.509382" calcext:value-type="float">
            <text:p>0.509382</text:p>
          </table:table-cell>
          <table:table-cell office:value-type="float" office:value="0.466352" calcext:value-type="float">
            <text:p>0.466352</text:p>
          </table:table-cell>
          <table:table-cell table:number-columns-repeated="58"/>
        </table:table-row>
        <table:table-row table:style-name="ro1">
          <table:table-cell office:value-type="float" office:value="0.448021" calcext:value-type="float">
            <text:p>0.448021</text:p>
          </table:table-cell>
          <table:table-cell office:value-type="float" office:value="0.518948" calcext:value-type="float">
            <text:p>0.518948</text:p>
          </table:table-cell>
          <table:table-cell table:style-name="Default" office:value-type="float" office:value="0.474377" calcext:value-type="float">
            <text:p>0.474377</text:p>
          </table:table-cell>
          <table:table-cell table:style-name="Default" office:value-type="float" office:value="0.499767" calcext:value-type="float">
            <text:p>0.499767</text:p>
          </table:table-cell>
          <table:table-cell office:value-type="float" office:value="0.509359" calcext:value-type="float">
            <text:p>0.509359</text:p>
          </table:table-cell>
          <table:table-cell office:value-type="float" office:value="0.466334" calcext:value-type="float">
            <text:p>0.466334</text:p>
          </table:table-cell>
          <table:table-cell table:number-columns-repeated="58"/>
        </table:table-row>
        <table:table-row table:style-name="ro1">
          <table:table-cell office:value-type="float" office:value="0.447994" calcext:value-type="float">
            <text:p>0.447994</text:p>
          </table:table-cell>
          <table:table-cell office:value-type="float" office:value="0.518931" calcext:value-type="float">
            <text:p>0.518931</text:p>
          </table:table-cell>
          <table:table-cell table:style-name="Default" office:value-type="float" office:value="0.474353" calcext:value-type="float">
            <text:p>0.474353</text:p>
          </table:table-cell>
          <table:table-cell table:style-name="Default" office:value-type="float" office:value="0.499744" calcext:value-type="float">
            <text:p>0.499744</text:p>
          </table:table-cell>
          <table:table-cell office:value-type="float" office:value="0.509337" calcext:value-type="float">
            <text:p>0.509337</text:p>
          </table:table-cell>
          <table:table-cell office:value-type="float" office:value="0.466316" calcext:value-type="float">
            <text:p>0.466316</text:p>
          </table:table-cell>
          <table:table-cell table:number-columns-repeated="58"/>
        </table:table-row>
        <table:table-row table:style-name="ro1">
          <table:table-cell office:value-type="float" office:value="0.447979" calcext:value-type="float">
            <text:p>0.447979</text:p>
          </table:table-cell>
          <table:table-cell office:value-type="float" office:value="0.518919" calcext:value-type="float">
            <text:p>0.518919</text:p>
          </table:table-cell>
          <table:table-cell table:style-name="Default" office:value-type="float" office:value="0.474332" calcext:value-type="float">
            <text:p>0.474332</text:p>
          </table:table-cell>
          <table:table-cell table:style-name="Default" office:value-type="float" office:value="0.499724" calcext:value-type="float">
            <text:p>0.499724</text:p>
          </table:table-cell>
          <table:table-cell office:value-type="float" office:value="0.509314" calcext:value-type="float">
            <text:p>0.509314</text:p>
          </table:table-cell>
          <table:table-cell office:value-type="float" office:value="0.466298" calcext:value-type="float">
            <text:p>0.466298</text:p>
          </table:table-cell>
          <table:table-cell table:number-columns-repeated="58"/>
        </table:table-row>
        <table:table-row table:style-name="ro1">
          <table:table-cell office:value-type="float" office:value="0.447956" calcext:value-type="float">
            <text:p>0.447956</text:p>
          </table:table-cell>
          <table:table-cell office:value-type="float" office:value="0.518904" calcext:value-type="float">
            <text:p>0.518904</text:p>
          </table:table-cell>
          <table:table-cell table:style-name="Default" office:value-type="float" office:value="0.474309" calcext:value-type="float">
            <text:p>0.474309</text:p>
          </table:table-cell>
          <table:table-cell table:style-name="Default" office:value-type="float" office:value="0.499702" calcext:value-type="float">
            <text:p>0.499702</text:p>
          </table:table-cell>
          <table:table-cell office:value-type="float" office:value="0.509292" calcext:value-type="float">
            <text:p>0.509292</text:p>
          </table:table-cell>
          <table:table-cell office:value-type="float" office:value="0.46628" calcext:value-type="float">
            <text:p>0.46628</text:p>
          </table:table-cell>
          <table:table-cell table:number-columns-repeated="58"/>
        </table:table-row>
        <table:table-row table:style-name="ro1">
          <table:table-cell office:value-type="float" office:value="0.447934" calcext:value-type="float">
            <text:p>0.447934</text:p>
          </table:table-cell>
          <table:table-cell office:value-type="float" office:value="0.518889" calcext:value-type="float">
            <text:p>0.518889</text:p>
          </table:table-cell>
          <table:table-cell table:style-name="Default" office:value-type="float" office:value="0.474288" calcext:value-type="float">
            <text:p>0.474288</text:p>
          </table:table-cell>
          <table:table-cell table:style-name="Default" office:value-type="float" office:value="0.499682" calcext:value-type="float">
            <text:p>0.499682</text:p>
          </table:table-cell>
          <table:table-cell office:value-type="float" office:value="0.50927" calcext:value-type="float">
            <text:p>0.50927</text:p>
          </table:table-cell>
          <table:table-cell office:value-type="float" office:value="0.466263" calcext:value-type="float">
            <text:p>0.466263</text:p>
          </table:table-cell>
          <table:table-cell table:number-columns-repeated="58"/>
        </table:table-row>
        <table:table-row table:style-name="ro1">
          <table:table-cell office:value-type="float" office:value="0.447912" calcext:value-type="float">
            <text:p>0.447912</text:p>
          </table:table-cell>
          <table:table-cell office:value-type="float" office:value="0.518874" calcext:value-type="float">
            <text:p>0.518874</text:p>
          </table:table-cell>
          <table:table-cell table:style-name="Default" office:value-type="float" office:value="0.474264" calcext:value-type="float">
            <text:p>0.474264</text:p>
          </table:table-cell>
          <table:table-cell table:style-name="Default" office:value-type="float" office:value="0.49966" calcext:value-type="float">
            <text:p>0.49966</text:p>
          </table:table-cell>
          <table:table-cell office:value-type="float" office:value="0.509247" calcext:value-type="float">
            <text:p>0.509247</text:p>
          </table:table-cell>
          <table:table-cell office:value-type="float" office:value="0.466245" calcext:value-type="float">
            <text:p>0.466245</text:p>
          </table:table-cell>
          <table:table-cell table:number-columns-repeated="58"/>
        </table:table-row>
        <table:table-row table:style-name="ro1">
          <table:table-cell office:value-type="float" office:value="0.447891" calcext:value-type="float">
            <text:p>0.447891</text:p>
          </table:table-cell>
          <table:table-cell office:value-type="float" office:value="0.518859" calcext:value-type="float">
            <text:p>0.518859</text:p>
          </table:table-cell>
          <table:table-cell table:style-name="Default" office:value-type="float" office:value="0.474244" calcext:value-type="float">
            <text:p>0.474244</text:p>
          </table:table-cell>
          <table:table-cell table:style-name="Default" office:value-type="float" office:value="0.49964" calcext:value-type="float">
            <text:p>0.49964</text:p>
          </table:table-cell>
          <table:table-cell office:value-type="float" office:value="0.509225" calcext:value-type="float">
            <text:p>0.509225</text:p>
          </table:table-cell>
          <table:table-cell office:value-type="float" office:value="0.466227" calcext:value-type="float">
            <text:p>0.466227</text:p>
          </table:table-cell>
          <table:table-cell table:number-columns-repeated="58"/>
        </table:table-row>
        <table:table-row table:style-name="ro1">
          <table:table-cell office:value-type="float" office:value="0.447869" calcext:value-type="float">
            <text:p>0.447869</text:p>
          </table:table-cell>
          <table:table-cell office:value-type="float" office:value="0.518845" calcext:value-type="float">
            <text:p>0.518845</text:p>
          </table:table-cell>
          <table:table-cell table:style-name="Default" office:value-type="float" office:value="0.47422" calcext:value-type="float">
            <text:p>0.47422</text:p>
          </table:table-cell>
          <table:table-cell table:style-name="Default" office:value-type="float" office:value="0.499618" calcext:value-type="float">
            <text:p>0.499618</text:p>
          </table:table-cell>
          <table:table-cell office:value-type="float" office:value="0.509202" calcext:value-type="float">
            <text:p>0.509202</text:p>
          </table:table-cell>
          <table:table-cell office:value-type="float" office:value="0.46621" calcext:value-type="float">
            <text:p>0.46621</text:p>
          </table:table-cell>
          <table:table-cell table:number-columns-repeated="58"/>
        </table:table-row>
        <table:table-row table:style-name="ro1">
          <table:table-cell office:value-type="float" office:value="0.447841" calcext:value-type="float">
            <text:p>0.447841</text:p>
          </table:table-cell>
          <table:table-cell office:value-type="float" office:value="0.518828" calcext:value-type="float">
            <text:p>0.518828</text:p>
          </table:table-cell>
          <table:table-cell table:style-name="Default" office:value-type="float" office:value="0.474199" calcext:value-type="float">
            <text:p>0.474199</text:p>
          </table:table-cell>
          <table:table-cell table:style-name="Default" office:value-type="float" office:value="0.499598" calcext:value-type="float">
            <text:p>0.499598</text:p>
          </table:table-cell>
          <table:table-cell office:value-type="float" office:value="0.50918" calcext:value-type="float">
            <text:p>0.50918</text:p>
          </table:table-cell>
          <table:table-cell office:value-type="float" office:value="0.466192" calcext:value-type="float">
            <text:p>0.466192</text:p>
          </table:table-cell>
          <table:table-cell table:number-columns-repeated="58"/>
        </table:table-row>
        <table:table-row table:style-name="ro1">
          <table:table-cell office:value-type="float" office:value="0.447825" calcext:value-type="float">
            <text:p>0.447825</text:p>
          </table:table-cell>
          <table:table-cell office:value-type="float" office:value="0.518812" calcext:value-type="float">
            <text:p>0.518812</text:p>
          </table:table-cell>
          <table:table-cell table:style-name="Default" office:value-type="float" office:value="0.474176" calcext:value-type="float">
            <text:p>0.474176</text:p>
          </table:table-cell>
          <table:table-cell table:style-name="Default" office:value-type="float" office:value="0.499576" calcext:value-type="float">
            <text:p>0.499576</text:p>
          </table:table-cell>
          <table:table-cell office:value-type="float" office:value="0.509158" calcext:value-type="float">
            <text:p>0.509158</text:p>
          </table:table-cell>
          <table:table-cell office:value-type="float" office:value="0.466175" calcext:value-type="float">
            <text:p>0.466175</text:p>
          </table:table-cell>
          <table:table-cell table:number-columns-repeated="58"/>
        </table:table-row>
        <table:table-row table:style-name="ro1">
          <table:table-cell office:value-type="float" office:value="0.447804" calcext:value-type="float">
            <text:p>0.447804</text:p>
          </table:table-cell>
          <table:table-cell office:value-type="float" office:value="0.518797" calcext:value-type="float">
            <text:p>0.518797</text:p>
          </table:table-cell>
          <table:table-cell table:style-name="Default" office:value-type="float" office:value="0.474155" calcext:value-type="float">
            <text:p>0.474155</text:p>
          </table:table-cell>
          <table:table-cell table:style-name="Default" office:value-type="float" office:value="0.499557" calcext:value-type="float">
            <text:p>0.499557</text:p>
          </table:table-cell>
          <table:table-cell office:value-type="float" office:value="0.509136" calcext:value-type="float">
            <text:p>0.509136</text:p>
          </table:table-cell>
          <table:table-cell office:value-type="float" office:value="0.466158" calcext:value-type="float">
            <text:p>0.466158</text:p>
          </table:table-cell>
          <table:table-cell table:number-columns-repeated="58"/>
        </table:table-row>
        <table:table-row table:style-name="ro1">
          <table:table-cell office:value-type="float" office:value="0.447783" calcext:value-type="float">
            <text:p>0.447783</text:p>
          </table:table-cell>
          <table:table-cell office:value-type="float" office:value="0.518783" calcext:value-type="float">
            <text:p>0.518783</text:p>
          </table:table-cell>
          <table:table-cell table:style-name="Default" office:value-type="float" office:value="0.474131" calcext:value-type="float">
            <text:p>0.474131</text:p>
          </table:table-cell>
          <table:table-cell table:style-name="Default" office:value-type="float" office:value="0.499534" calcext:value-type="float">
            <text:p>0.499534</text:p>
          </table:table-cell>
          <table:table-cell office:value-type="float" office:value="0.509114" calcext:value-type="float">
            <text:p>0.509114</text:p>
          </table:table-cell>
          <table:table-cell office:value-type="float" office:value="0.46614" calcext:value-type="float">
            <text:p>0.46614</text:p>
          </table:table-cell>
          <table:table-cell table:number-columns-repeated="58"/>
        </table:table-row>
        <table:table-row table:style-name="ro1">
          <table:table-cell office:value-type="float" office:value="0.447761" calcext:value-type="float">
            <text:p>0.447761</text:p>
          </table:table-cell>
          <table:table-cell office:value-type="float" office:value="0.518769" calcext:value-type="float">
            <text:p>0.518769</text:p>
          </table:table-cell>
          <table:table-cell table:style-name="Default" office:value-type="float" office:value="0.47411" calcext:value-type="float">
            <text:p>0.47411</text:p>
          </table:table-cell>
          <table:table-cell table:style-name="Default" office:value-type="float" office:value="0.499512" calcext:value-type="float">
            <text:p>0.499512</text:p>
          </table:table-cell>
          <table:table-cell office:value-type="float" office:value="0.509092" calcext:value-type="float">
            <text:p>0.509092</text:p>
          </table:table-cell>
          <table:table-cell office:value-type="float" office:value="0.466123" calcext:value-type="float">
            <text:p>0.466123</text:p>
          </table:table-cell>
          <table:table-cell table:number-columns-repeated="58"/>
        </table:table-row>
        <table:table-row table:style-name="ro1">
          <table:table-cell office:value-type="float" office:value="0.44774" calcext:value-type="float">
            <text:p>0.44774</text:p>
          </table:table-cell>
          <table:table-cell office:value-type="float" office:value="0.518756" calcext:value-type="float">
            <text:p>0.518756</text:p>
          </table:table-cell>
          <table:table-cell table:style-name="Default" office:value-type="float" office:value="0.474082" calcext:value-type="float">
            <text:p>0.474082</text:p>
          </table:table-cell>
          <table:table-cell table:style-name="Default" office:value-type="float" office:value="0.499498" calcext:value-type="float">
            <text:p>0.499498</text:p>
          </table:table-cell>
          <table:table-cell office:value-type="float" office:value="0.509071" calcext:value-type="float">
            <text:p>0.509071</text:p>
          </table:table-cell>
          <table:table-cell office:value-type="float" office:value="0.466106" calcext:value-type="float">
            <text:p>0.466106</text:p>
          </table:table-cell>
          <table:table-cell table:number-columns-repeated="58"/>
        </table:table-row>
        <table:table-row table:style-name="ro1">
          <table:table-cell office:value-type="float" office:value="0.447718" calcext:value-type="float">
            <text:p>0.447718</text:p>
          </table:table-cell>
          <table:table-cell office:value-type="float" office:value="0.518742" calcext:value-type="float">
            <text:p>0.518742</text:p>
          </table:table-cell>
          <table:table-cell table:style-name="Default" office:value-type="float" office:value="0.474061" calcext:value-type="float">
            <text:p>0.474061</text:p>
          </table:table-cell>
          <table:table-cell table:style-name="Default" office:value-type="float" office:value="0.499477" calcext:value-type="float">
            <text:p>0.499477</text:p>
          </table:table-cell>
          <table:table-cell office:value-type="float" office:value="0.509049" calcext:value-type="float">
            <text:p>0.509049</text:p>
          </table:table-cell>
          <table:table-cell office:value-type="float" office:value="0.466089" calcext:value-type="float">
            <text:p>0.466089</text:p>
          </table:table-cell>
          <table:table-cell table:number-columns-repeated="58"/>
        </table:table-row>
        <table:table-row table:style-name="ro1">
          <table:table-cell office:value-type="float" office:value="0.447697" calcext:value-type="float">
            <text:p>0.447697</text:p>
          </table:table-cell>
          <table:table-cell office:value-type="float" office:value="0.518728" calcext:value-type="float">
            <text:p>0.518728</text:p>
          </table:table-cell>
          <table:table-cell table:style-name="Default" office:value-type="float" office:value="0.474039" calcext:value-type="float">
            <text:p>0.474039</text:p>
          </table:table-cell>
          <table:table-cell table:style-name="Default" office:value-type="float" office:value="0.499457" calcext:value-type="float">
            <text:p>0.499457</text:p>
          </table:table-cell>
          <table:table-cell office:value-type="float" office:value="0.509027" calcext:value-type="float">
            <text:p>0.509027</text:p>
          </table:table-cell>
          <table:table-cell office:value-type="float" office:value="0.466072" calcext:value-type="float">
            <text:p>0.466072</text:p>
          </table:table-cell>
          <table:table-cell table:number-columns-repeated="58"/>
        </table:table-row>
        <table:table-row table:style-name="ro1">
          <table:table-cell office:value-type="float" office:value="0.447675" calcext:value-type="float">
            <text:p>0.447675</text:p>
          </table:table-cell>
          <table:table-cell office:value-type="float" office:value="0.518714" calcext:value-type="float">
            <text:p>0.518714</text:p>
          </table:table-cell>
          <table:table-cell table:style-name="Default" office:value-type="float" office:value="0.474016" calcext:value-type="float">
            <text:p>0.474016</text:p>
          </table:table-cell>
          <table:table-cell table:style-name="Default" office:value-type="float" office:value="0.499433" calcext:value-type="float">
            <text:p>0.499433</text:p>
          </table:table-cell>
          <table:table-cell office:value-type="float" office:value="0.509006" calcext:value-type="float">
            <text:p>0.509006</text:p>
          </table:table-cell>
          <table:table-cell office:value-type="float" office:value="0.466055" calcext:value-type="float">
            <text:p>0.466055</text:p>
          </table:table-cell>
          <table:table-cell table:number-columns-repeated="58"/>
        </table:table-row>
        <table:table-row table:style-name="ro1">
          <table:table-cell office:value-type="float" office:value="0.447653" calcext:value-type="float">
            <text:p>0.447653</text:p>
          </table:table-cell>
          <table:table-cell office:value-type="float" office:value="0.5187" calcext:value-type="float">
            <text:p>0.5187</text:p>
          </table:table-cell>
          <table:table-cell table:style-name="Default" office:value-type="float" office:value="0.473995" calcext:value-type="float">
            <text:p>0.473995</text:p>
          </table:table-cell>
          <table:table-cell table:style-name="Default" office:value-type="float" office:value="0.499413" calcext:value-type="float">
            <text:p>0.499413</text:p>
          </table:table-cell>
          <table:table-cell office:value-type="float" office:value="0.508984" calcext:value-type="float">
            <text:p>0.508984</text:p>
          </table:table-cell>
          <table:table-cell office:value-type="float" office:value="0.466038" calcext:value-type="float">
            <text:p>0.466038</text:p>
          </table:table-cell>
          <table:table-cell table:number-columns-repeated="58"/>
        </table:table-row>
        <table:table-row table:style-name="ro1">
          <table:table-cell office:value-type="float" office:value="0.447631" calcext:value-type="float">
            <text:p>0.447631</text:p>
          </table:table-cell>
          <table:table-cell office:value-type="float" office:value="0.518679" calcext:value-type="float">
            <text:p>0.518679</text:p>
          </table:table-cell>
          <table:table-cell table:style-name="Default" office:value-type="float" office:value="0.473973" calcext:value-type="float">
            <text:p>0.473973</text:p>
          </table:table-cell>
          <table:table-cell table:style-name="Default" office:value-type="float" office:value="0.499394" calcext:value-type="float">
            <text:p>0.499394</text:p>
          </table:table-cell>
          <table:table-cell office:value-type="float" office:value="0.508963" calcext:value-type="float">
            <text:p>0.508963</text:p>
          </table:table-cell>
          <table:table-cell office:value-type="float" office:value="0.466021" calcext:value-type="float">
            <text:p>0.466021</text:p>
          </table:table-cell>
          <table:table-cell table:number-columns-repeated="58"/>
        </table:table-row>
        <table:table-row table:style-name="ro1">
          <table:table-cell office:value-type="float" office:value="0.447608" calcext:value-type="float">
            <text:p>0.447608</text:p>
          </table:table-cell>
          <table:table-cell office:value-type="float" office:value="0.51866" calcext:value-type="float">
            <text:p>0.51866</text:p>
          </table:table-cell>
          <table:table-cell table:style-name="Default" office:value-type="float" office:value="0.473951" calcext:value-type="float">
            <text:p>0.473951</text:p>
          </table:table-cell>
          <table:table-cell table:style-name="Default" office:value-type="float" office:value="0.499374" calcext:value-type="float">
            <text:p>0.499374</text:p>
          </table:table-cell>
          <table:table-cell office:value-type="float" office:value="0.508941" calcext:value-type="float">
            <text:p>0.508941</text:p>
          </table:table-cell>
          <table:table-cell office:value-type="float" office:value="0.466004" calcext:value-type="float">
            <text:p>0.466004</text:p>
          </table:table-cell>
          <table:table-cell table:number-columns-repeated="58"/>
        </table:table-row>
        <table:table-row table:style-name="ro1">
          <table:table-cell office:value-type="float" office:value="0.447586" calcext:value-type="float">
            <text:p>0.447586</text:p>
          </table:table-cell>
          <table:table-cell office:value-type="float" office:value="0.518642" calcext:value-type="float">
            <text:p>0.518642</text:p>
          </table:table-cell>
          <table:table-cell table:style-name="Default" office:value-type="float" office:value="0.473927" calcext:value-type="float">
            <text:p>0.473927</text:p>
          </table:table-cell>
          <table:table-cell table:style-name="Default" office:value-type="float" office:value="0.499352" calcext:value-type="float">
            <text:p>0.499352</text:p>
          </table:table-cell>
          <table:table-cell office:value-type="float" office:value="0.50892" calcext:value-type="float">
            <text:p>0.50892</text:p>
          </table:table-cell>
          <table:table-cell office:value-type="float" office:value="0.465987" calcext:value-type="float">
            <text:p>0.465987</text:p>
          </table:table-cell>
          <table:table-cell table:number-columns-repeated="58"/>
        </table:table-row>
        <table:table-row table:style-name="ro1">
          <table:table-cell office:value-type="float" office:value="0.447565" calcext:value-type="float">
            <text:p>0.447565</text:p>
          </table:table-cell>
          <table:table-cell office:value-type="float" office:value="0.518626" calcext:value-type="float">
            <text:p>0.518626</text:p>
          </table:table-cell>
          <table:table-cell table:style-name="Default" office:value-type="float" office:value="0.473909" calcext:value-type="float">
            <text:p>0.473909</text:p>
          </table:table-cell>
          <table:table-cell table:style-name="Default" office:value-type="float" office:value="0.499333" calcext:value-type="float">
            <text:p>0.499333</text:p>
          </table:table-cell>
          <table:table-cell office:value-type="float" office:value="0.508899" calcext:value-type="float">
            <text:p>0.508899</text:p>
          </table:table-cell>
          <table:table-cell office:value-type="float" office:value="0.465971" calcext:value-type="float">
            <text:p>0.465971</text:p>
          </table:table-cell>
          <table:table-cell table:number-columns-repeated="58"/>
        </table:table-row>
        <table:table-row table:style-name="ro1">
          <table:table-cell office:value-type="float" office:value="0.447544" calcext:value-type="float">
            <text:p>0.447544</text:p>
          </table:table-cell>
          <table:table-cell office:value-type="float" office:value="0.518608" calcext:value-type="float">
            <text:p>0.518608</text:p>
          </table:table-cell>
          <table:table-cell table:style-name="Default" office:value-type="float" office:value="0.473888" calcext:value-type="float">
            <text:p>0.473888</text:p>
          </table:table-cell>
          <table:table-cell table:style-name="Default" office:value-type="float" office:value="0.499317" calcext:value-type="float">
            <text:p>0.499317</text:p>
          </table:table-cell>
          <table:table-cell office:value-type="float" office:value="0.508877" calcext:value-type="float">
            <text:p>0.508877</text:p>
          </table:table-cell>
          <table:table-cell office:value-type="float" office:value="0.465954" calcext:value-type="float">
            <text:p>0.465954</text:p>
          </table:table-cell>
          <table:table-cell table:number-columns-repeated="58"/>
        </table:table-row>
        <table:table-row table:style-name="ro1">
          <table:table-cell office:value-type="float" office:value="0.447522" calcext:value-type="float">
            <text:p>0.447522</text:p>
          </table:table-cell>
          <table:table-cell office:value-type="float" office:value="0.518591" calcext:value-type="float">
            <text:p>0.518591</text:p>
          </table:table-cell>
          <table:table-cell table:style-name="Default" office:value-type="float" office:value="0.473864" calcext:value-type="float">
            <text:p>0.473864</text:p>
          </table:table-cell>
          <table:table-cell table:style-name="Default" office:value-type="float" office:value="0.499296" calcext:value-type="float">
            <text:p>0.499296</text:p>
          </table:table-cell>
          <table:table-cell office:value-type="float" office:value="0.508856" calcext:value-type="float">
            <text:p>0.508856</text:p>
          </table:table-cell>
          <table:table-cell office:value-type="float" office:value="0.465937" calcext:value-type="float">
            <text:p>0.465937</text:p>
          </table:table-cell>
          <table:table-cell table:number-columns-repeated="58"/>
        </table:table-row>
        <table:table-row table:style-name="ro1">
          <table:table-cell office:value-type="float" office:value="0.447506" calcext:value-type="float">
            <text:p>0.447506</text:p>
          </table:table-cell>
          <table:table-cell office:value-type="float" office:value="0.518503" calcext:value-type="float">
            <text:p>0.518503</text:p>
          </table:table-cell>
          <table:table-cell table:style-name="Default" office:value-type="float" office:value="0.473844" calcext:value-type="float">
            <text:p>0.473844</text:p>
          </table:table-cell>
          <table:table-cell table:style-name="Default" office:value-type="float" office:value="0.49928" calcext:value-type="float">
            <text:p>0.49928</text:p>
          </table:table-cell>
          <table:table-cell office:value-type="float" office:value="0.508835" calcext:value-type="float">
            <text:p>0.508835</text:p>
          </table:table-cell>
          <table:table-cell office:value-type="float" office:value="0.465921" calcext:value-type="float">
            <text:p>0.465921</text:p>
          </table:table-cell>
          <table:table-cell table:number-columns-repeated="58"/>
        </table:table-row>
        <table:table-row table:style-name="ro1">
          <table:table-cell office:value-type="float" office:value="0.447481" calcext:value-type="float">
            <text:p>0.447481</text:p>
          </table:table-cell>
          <table:table-cell office:value-type="float" office:value="0.518485" calcext:value-type="float">
            <text:p>0.518485</text:p>
          </table:table-cell>
          <table:table-cell table:style-name="Default" office:value-type="float" office:value="0.47382" calcext:value-type="float">
            <text:p>0.47382</text:p>
          </table:table-cell>
          <table:table-cell table:style-name="Default" office:value-type="float" office:value="0.499258" calcext:value-type="float">
            <text:p>0.499258</text:p>
          </table:table-cell>
          <table:table-cell office:value-type="float" office:value="0.508814" calcext:value-type="float">
            <text:p>0.508814</text:p>
          </table:table-cell>
          <table:table-cell office:value-type="float" office:value="0.465904" calcext:value-type="float">
            <text:p>0.465904</text:p>
          </table:table-cell>
          <table:table-cell table:number-columns-repeated="58"/>
        </table:table-row>
        <table:table-row table:style-name="ro1">
          <table:table-cell office:value-type="float" office:value="0.447462" calcext:value-type="float">
            <text:p>0.447462</text:p>
          </table:table-cell>
          <table:table-cell office:value-type="float" office:value="0.518469" calcext:value-type="float">
            <text:p>0.518469</text:p>
          </table:table-cell>
          <table:table-cell table:style-name="Default" office:value-type="float" office:value="0.4738" calcext:value-type="float">
            <text:p>0.4738</text:p>
          </table:table-cell>
          <table:table-cell table:style-name="Default" office:value-type="float" office:value="0.499241" calcext:value-type="float">
            <text:p>0.499241</text:p>
          </table:table-cell>
          <table:table-cell office:value-type="float" office:value="0.508793" calcext:value-type="float">
            <text:p>0.508793</text:p>
          </table:table-cell>
          <table:table-cell office:value-type="float" office:value="0.465888" calcext:value-type="float">
            <text:p>0.465888</text:p>
          </table:table-cell>
          <table:table-cell table:number-columns-repeated="58"/>
        </table:table-row>
        <table:table-row table:style-name="ro1">
          <table:table-cell office:value-type="float" office:value="0.447437" calcext:value-type="float">
            <text:p>0.447437</text:p>
          </table:table-cell>
          <table:table-cell office:value-type="float" office:value="0.518454" calcext:value-type="float">
            <text:p>0.518454</text:p>
          </table:table-cell>
          <table:table-cell table:style-name="Default" office:value-type="float" office:value="0.473777" calcext:value-type="float">
            <text:p>0.473777</text:p>
          </table:table-cell>
          <table:table-cell table:style-name="Default" office:value-type="float" office:value="0.499218" calcext:value-type="float">
            <text:p>0.499218</text:p>
          </table:table-cell>
          <table:table-cell office:value-type="float" office:value="0.508773" calcext:value-type="float">
            <text:p>0.508773</text:p>
          </table:table-cell>
          <table:table-cell office:value-type="float" office:value="0.465872" calcext:value-type="float">
            <text:p>0.465872</text:p>
          </table:table-cell>
          <table:table-cell table:number-columns-repeated="58"/>
        </table:table-row>
        <table:table-row table:style-name="ro1">
          <table:table-cell office:value-type="float" office:value="0.447416" calcext:value-type="float">
            <text:p>0.447416</text:p>
          </table:table-cell>
          <table:table-cell office:value-type="float" office:value="0.518439" calcext:value-type="float">
            <text:p>0.518439</text:p>
          </table:table-cell>
          <table:table-cell table:style-name="Default" office:value-type="float" office:value="0.473759" calcext:value-type="float">
            <text:p>0.473759</text:p>
          </table:table-cell>
          <table:table-cell table:style-name="Default" office:value-type="float" office:value="0.499201" calcext:value-type="float">
            <text:p>0.499201</text:p>
          </table:table-cell>
          <table:table-cell office:value-type="float" office:value="0.508752" calcext:value-type="float">
            <text:p>0.508752</text:p>
          </table:table-cell>
          <table:table-cell office:value-type="float" office:value="0.465855" calcext:value-type="float">
            <text:p>0.465855</text:p>
          </table:table-cell>
          <table:table-cell table:number-columns-repeated="58"/>
        </table:table-row>
        <table:table-row table:style-name="ro1">
          <table:table-cell office:value-type="float" office:value="0.447394" calcext:value-type="float">
            <text:p>0.447394</text:p>
          </table:table-cell>
          <table:table-cell office:value-type="float" office:value="0.518424" calcext:value-type="float">
            <text:p>0.518424</text:p>
          </table:table-cell>
          <table:table-cell table:style-name="Default" office:value-type="float" office:value="0.473737" calcext:value-type="float">
            <text:p>0.473737</text:p>
          </table:table-cell>
          <table:table-cell table:style-name="Default" office:value-type="float" office:value="0.499181" calcext:value-type="float">
            <text:p>0.499181</text:p>
          </table:table-cell>
          <table:table-cell office:value-type="float" office:value="0.508731" calcext:value-type="float">
            <text:p>0.508731</text:p>
          </table:table-cell>
          <table:table-cell office:value-type="float" office:value="0.465839" calcext:value-type="float">
            <text:p>0.465839</text:p>
          </table:table-cell>
          <table:table-cell table:number-columns-repeated="58"/>
        </table:table-row>
        <table:table-row table:style-name="ro1">
          <table:table-cell office:value-type="float" office:value="0.447372" calcext:value-type="float">
            <text:p>0.447372</text:p>
          </table:table-cell>
          <table:table-cell office:value-type="float" office:value="0.518409" calcext:value-type="float">
            <text:p>0.518409</text:p>
          </table:table-cell>
          <table:table-cell table:style-name="Default" office:value-type="float" office:value="0.473715" calcext:value-type="float">
            <text:p>0.473715</text:p>
          </table:table-cell>
          <table:table-cell table:style-name="Default" office:value-type="float" office:value="0.499161" calcext:value-type="float">
            <text:p>0.499161</text:p>
          </table:table-cell>
          <table:table-cell office:value-type="float" office:value="0.50871" calcext:value-type="float">
            <text:p>0.50871</text:p>
          </table:table-cell>
          <table:table-cell office:value-type="float" office:value="0.465823" calcext:value-type="float">
            <text:p>0.465823</text:p>
          </table:table-cell>
          <table:table-cell table:number-columns-repeated="58"/>
        </table:table-row>
        <table:table-row table:style-name="ro1">
          <table:table-cell office:value-type="float" office:value="0.44735" calcext:value-type="float">
            <text:p>0.44735</text:p>
          </table:table-cell>
          <table:table-cell office:value-type="float" office:value="0.518394" calcext:value-type="float">
            <text:p>0.518394</text:p>
          </table:table-cell>
          <table:table-cell table:style-name="Default" office:value-type="float" office:value="0.473693" calcext:value-type="float">
            <text:p>0.473693</text:p>
          </table:table-cell>
          <table:table-cell table:style-name="Default" office:value-type="float" office:value="0.499141" calcext:value-type="float">
            <text:p>0.499141</text:p>
          </table:table-cell>
          <table:table-cell office:value-type="float" office:value="0.50869" calcext:value-type="float">
            <text:p>0.50869</text:p>
          </table:table-cell>
          <table:table-cell office:value-type="float" office:value="0.465807" calcext:value-type="float">
            <text:p>0.465807</text:p>
          </table:table-cell>
          <table:table-cell table:number-columns-repeated="58"/>
        </table:table-row>
        <table:table-row table:style-name="ro1">
          <table:table-cell office:value-type="float" office:value="0.447329" calcext:value-type="float">
            <text:p>0.447329</text:p>
          </table:table-cell>
          <table:table-cell office:value-type="float" office:value="0.518379" calcext:value-type="float">
            <text:p>0.518379</text:p>
          </table:table-cell>
          <table:table-cell table:style-name="Default" office:value-type="float" office:value="0.473671" calcext:value-type="float">
            <text:p>0.473671</text:p>
          </table:table-cell>
          <table:table-cell table:style-name="Default" office:value-type="float" office:value="0.499121" calcext:value-type="float">
            <text:p>0.499121</text:p>
          </table:table-cell>
          <table:table-cell office:value-type="float" office:value="0.508669" calcext:value-type="float">
            <text:p>0.508669</text:p>
          </table:table-cell>
          <table:table-cell office:value-type="float" office:value="0.465791" calcext:value-type="float">
            <text:p>0.465791</text:p>
          </table:table-cell>
          <table:table-cell table:number-columns-repeated="58"/>
        </table:table-row>
        <table:table-row table:style-name="ro1">
          <table:table-cell office:value-type="float" office:value="0.447307" calcext:value-type="float">
            <text:p>0.447307</text:p>
          </table:table-cell>
          <table:table-cell office:value-type="float" office:value="0.518364" calcext:value-type="float">
            <text:p>0.518364</text:p>
          </table:table-cell>
          <table:table-cell table:style-name="Default" office:value-type="float" office:value="0.473649" calcext:value-type="float">
            <text:p>0.473649</text:p>
          </table:table-cell>
          <table:table-cell table:style-name="Default" office:value-type="float" office:value="0.4991" calcext:value-type="float">
            <text:p>0.4991</text:p>
          </table:table-cell>
          <table:table-cell office:value-type="float" office:value="0.508649" calcext:value-type="float">
            <text:p>0.508649</text:p>
          </table:table-cell>
          <table:table-cell office:value-type="float" office:value="0.465775" calcext:value-type="float">
            <text:p>0.465775</text:p>
          </table:table-cell>
          <table:table-cell table:number-columns-repeated="58"/>
        </table:table-row>
        <table:table-row table:style-name="ro1">
          <table:table-cell office:value-type="float" office:value="0.447285" calcext:value-type="float">
            <text:p>0.447285</text:p>
          </table:table-cell>
          <table:table-cell office:value-type="float" office:value="0.518349" calcext:value-type="float">
            <text:p>0.518349</text:p>
          </table:table-cell>
          <table:table-cell table:style-name="Default" office:value-type="float" office:value="0.473627" calcext:value-type="float">
            <text:p>0.473627</text:p>
          </table:table-cell>
          <table:table-cell table:style-name="Default" office:value-type="float" office:value="0.49908" calcext:value-type="float">
            <text:p>0.49908</text:p>
          </table:table-cell>
          <table:table-cell office:value-type="float" office:value="0.508628" calcext:value-type="float">
            <text:p>0.508628</text:p>
          </table:table-cell>
          <table:table-cell office:value-type="float" office:value="0.465759" calcext:value-type="float">
            <text:p>0.465759</text:p>
          </table:table-cell>
          <table:table-cell table:number-columns-repeated="58"/>
        </table:table-row>
        <table:table-row table:style-name="ro1">
          <table:table-cell office:value-type="float" office:value="0.447264" calcext:value-type="float">
            <text:p>0.447264</text:p>
          </table:table-cell>
          <table:table-cell office:value-type="float" office:value="0.518334" calcext:value-type="float">
            <text:p>0.518334</text:p>
          </table:table-cell>
          <table:table-cell table:style-name="Default" office:value-type="float" office:value="0.473605" calcext:value-type="float">
            <text:p>0.473605</text:p>
          </table:table-cell>
          <table:table-cell table:style-name="Default" office:value-type="float" office:value="0.49906" calcext:value-type="float">
            <text:p>0.49906</text:p>
          </table:table-cell>
          <table:table-cell office:value-type="float" office:value="0.508608" calcext:value-type="float">
            <text:p>0.508608</text:p>
          </table:table-cell>
          <table:table-cell office:value-type="float" office:value="0.465743" calcext:value-type="float">
            <text:p>0.465743</text:p>
          </table:table-cell>
          <table:table-cell table:number-columns-repeated="58"/>
        </table:table-row>
        <table:table-row table:style-name="ro1">
          <table:table-cell office:value-type="float" office:value="0.447242" calcext:value-type="float">
            <text:p>0.447242</text:p>
          </table:table-cell>
          <table:table-cell office:value-type="float" office:value="0.51832" calcext:value-type="float">
            <text:p>0.51832</text:p>
          </table:table-cell>
          <table:table-cell table:style-name="Default" office:value-type="float" office:value="0.473583" calcext:value-type="float">
            <text:p>0.473583</text:p>
          </table:table-cell>
          <table:table-cell table:style-name="Default" office:value-type="float" office:value="0.49904" calcext:value-type="float">
            <text:p>0.49904</text:p>
          </table:table-cell>
          <table:table-cell office:value-type="float" office:value="0.508588" calcext:value-type="float">
            <text:p>0.508588</text:p>
          </table:table-cell>
          <table:table-cell office:value-type="float" office:value="0.465727" calcext:value-type="float">
            <text:p>0.465727</text:p>
          </table:table-cell>
          <table:table-cell table:number-columns-repeated="58"/>
        </table:table-row>
        <table:table-row table:style-name="ro1">
          <table:table-cell office:value-type="float" office:value="0.44722" calcext:value-type="float">
            <text:p>0.44722</text:p>
          </table:table-cell>
          <table:table-cell office:value-type="float" office:value="0.518305" calcext:value-type="float">
            <text:p>0.518305</text:p>
          </table:table-cell>
          <table:table-cell table:style-name="Default" office:value-type="float" office:value="0.473561" calcext:value-type="float">
            <text:p>0.473561</text:p>
          </table:table-cell>
          <table:table-cell table:style-name="Default" office:value-type="float" office:value="0.49902" calcext:value-type="float">
            <text:p>0.49902</text:p>
          </table:table-cell>
          <table:table-cell office:value-type="float" office:value="0.508567" calcext:value-type="float">
            <text:p>0.508567</text:p>
          </table:table-cell>
          <table:table-cell office:value-type="float" office:value="0.465711" calcext:value-type="float">
            <text:p>0.465711</text:p>
          </table:table-cell>
          <table:table-cell table:number-columns-repeated="58"/>
        </table:table-row>
        <table:table-row table:style-name="ro1">
          <table:table-cell office:value-type="float" office:value="0.447199" calcext:value-type="float">
            <text:p>0.447199</text:p>
          </table:table-cell>
          <table:table-cell office:value-type="float" office:value="0.51829" calcext:value-type="float">
            <text:p>0.51829</text:p>
          </table:table-cell>
          <table:table-cell table:style-name="Default" office:value-type="float" office:value="0.473539" calcext:value-type="float">
            <text:p>0.473539</text:p>
          </table:table-cell>
          <table:table-cell table:style-name="Default" office:value-type="float" office:value="0.498999" calcext:value-type="float">
            <text:p>0.498999</text:p>
          </table:table-cell>
          <table:table-cell office:value-type="float" office:value="0.508547" calcext:value-type="float">
            <text:p>0.508547</text:p>
          </table:table-cell>
          <table:table-cell office:value-type="float" office:value="0.465695" calcext:value-type="float">
            <text:p>0.465695</text:p>
          </table:table-cell>
          <table:table-cell table:number-columns-repeated="58"/>
        </table:table-row>
        <table:table-row table:style-name="ro1">
          <table:table-cell office:value-type="float" office:value="0.447178" calcext:value-type="float">
            <text:p>0.447178</text:p>
          </table:table-cell>
          <table:table-cell office:value-type="float" office:value="0.518276" calcext:value-type="float">
            <text:p>0.518276</text:p>
          </table:table-cell>
          <table:table-cell table:style-name="Default" office:value-type="float" office:value="0.473518" calcext:value-type="float">
            <text:p>0.473518</text:p>
          </table:table-cell>
          <table:table-cell table:style-name="Default" office:value-type="float" office:value="0.498979" calcext:value-type="float">
            <text:p>0.498979</text:p>
          </table:table-cell>
          <table:table-cell office:value-type="float" office:value="0.508527" calcext:value-type="float">
            <text:p>0.508527</text:p>
          </table:table-cell>
          <table:table-cell office:value-type="float" office:value="0.465679" calcext:value-type="float">
            <text:p>0.465679</text:p>
          </table:table-cell>
          <table:table-cell table:number-columns-repeated="58"/>
        </table:table-row>
        <table:table-row table:style-name="ro1">
          <table:table-cell office:value-type="float" office:value="0.447158" calcext:value-type="float">
            <text:p>0.447158</text:p>
          </table:table-cell>
          <table:table-cell office:value-type="float" office:value="0.518262" calcext:value-type="float">
            <text:p>0.518262</text:p>
          </table:table-cell>
          <table:table-cell table:style-name="Default" office:value-type="float" office:value="0.473496" calcext:value-type="float">
            <text:p>0.473496</text:p>
          </table:table-cell>
          <table:table-cell table:style-name="Default" office:value-type="float" office:value="0.498959" calcext:value-type="float">
            <text:p>0.498959</text:p>
          </table:table-cell>
          <table:table-cell office:value-type="float" office:value="0.508507" calcext:value-type="float">
            <text:p>0.508507</text:p>
          </table:table-cell>
          <table:table-cell office:value-type="float" office:value="0.465664" calcext:value-type="float">
            <text:p>0.465664</text:p>
          </table:table-cell>
          <table:table-cell table:number-columns-repeated="58"/>
        </table:table-row>
        <table:table-row table:style-name="ro1">
          <table:table-cell office:value-type="float" office:value="0.447209" calcext:value-type="float">
            <text:p>0.447209</text:p>
          </table:table-cell>
          <table:table-cell office:value-type="float" office:value="0.518223" calcext:value-type="float">
            <text:p>0.518223</text:p>
          </table:table-cell>
          <table:table-cell table:style-name="Default" office:value-type="float" office:value="0.473474" calcext:value-type="float">
            <text:p>0.473474</text:p>
          </table:table-cell>
          <table:table-cell table:style-name="Default" office:value-type="float" office:value="0.498939" calcext:value-type="float">
            <text:p>0.498939</text:p>
          </table:table-cell>
          <table:table-cell office:value-type="float" office:value="0.508487" calcext:value-type="float">
            <text:p>0.508487</text:p>
          </table:table-cell>
          <table:table-cell office:value-type="float" office:value="0.465648" calcext:value-type="float">
            <text:p>0.465648</text:p>
          </table:table-cell>
          <table:table-cell table:number-columns-repeated="58"/>
        </table:table-row>
        <table:table-row table:style-name="ro1">
          <table:table-cell office:value-type="float" office:value="0.447171" calcext:value-type="float">
            <text:p>0.447171</text:p>
          </table:table-cell>
          <table:table-cell office:value-type="float" office:value="0.518186" calcext:value-type="float">
            <text:p>0.518186</text:p>
          </table:table-cell>
          <table:table-cell table:style-name="Default" office:value-type="float" office:value="0.473452" calcext:value-type="float">
            <text:p>0.473452</text:p>
          </table:table-cell>
          <table:table-cell table:style-name="Default" office:value-type="float" office:value="0.498919" calcext:value-type="float">
            <text:p>0.498919</text:p>
          </table:table-cell>
          <table:table-cell office:value-type="float" office:value="0.508467" calcext:value-type="float">
            <text:p>0.508467</text:p>
          </table:table-cell>
          <table:table-cell office:value-type="float" office:value="0.465633" calcext:value-type="float">
            <text:p>0.465633</text:p>
          </table:table-cell>
          <table:table-cell table:number-columns-repeated="58"/>
        </table:table-row>
        <table:table-row table:style-name="ro1">
          <table:table-cell office:value-type="float" office:value="0.447142" calcext:value-type="float">
            <text:p>0.447142</text:p>
          </table:table-cell>
          <table:table-cell office:value-type="float" office:value="0.518153" calcext:value-type="float">
            <text:p>0.518153</text:p>
          </table:table-cell>
          <table:table-cell table:style-name="Default" office:value-type="float" office:value="0.473431" calcext:value-type="float">
            <text:p>0.473431</text:p>
          </table:table-cell>
          <table:table-cell table:style-name="Default" office:value-type="float" office:value="0.498899" calcext:value-type="float">
            <text:p>0.498899</text:p>
          </table:table-cell>
          <table:table-cell office:value-type="float" office:value="0.508447" calcext:value-type="float">
            <text:p>0.508447</text:p>
          </table:table-cell>
          <table:table-cell office:value-type="float" office:value="0.465617" calcext:value-type="float">
            <text:p>0.465617</text:p>
          </table:table-cell>
          <table:table-cell table:number-columns-repeated="58"/>
        </table:table-row>
        <table:table-row table:style-name="ro1">
          <table:table-cell office:value-type="float" office:value="0.447121" calcext:value-type="float">
            <text:p>0.447121</text:p>
          </table:table-cell>
          <table:table-cell office:value-type="float" office:value="0.518131" calcext:value-type="float">
            <text:p>0.518131</text:p>
          </table:table-cell>
          <table:table-cell table:style-name="Default" office:value-type="float" office:value="0.473409" calcext:value-type="float">
            <text:p>0.473409</text:p>
          </table:table-cell>
          <table:table-cell table:style-name="Default" office:value-type="float" office:value="0.498879" calcext:value-type="float">
            <text:p>0.498879</text:p>
          </table:table-cell>
          <table:table-cell office:value-type="float" office:value="0.508428" calcext:value-type="float">
            <text:p>0.508428</text:p>
          </table:table-cell>
          <table:table-cell office:value-type="float" office:value="0.465602" calcext:value-type="float">
            <text:p>0.465602</text:p>
          </table:table-cell>
          <table:table-cell table:number-columns-repeated="58"/>
        </table:table-row>
        <table:table-row table:style-name="ro1">
          <table:table-cell office:value-type="float" office:value="0.447098" calcext:value-type="float">
            <text:p>0.447098</text:p>
          </table:table-cell>
          <table:table-cell office:value-type="float" office:value="0.518109" calcext:value-type="float">
            <text:p>0.518109</text:p>
          </table:table-cell>
          <table:table-cell table:style-name="Default" office:value-type="float" office:value="0.473387" calcext:value-type="float">
            <text:p>0.473387</text:p>
          </table:table-cell>
          <table:table-cell table:style-name="Default" office:value-type="float" office:value="0.498858" calcext:value-type="float">
            <text:p>0.498858</text:p>
          </table:table-cell>
          <table:table-cell office:value-type="float" office:value="0.508408" calcext:value-type="float">
            <text:p>0.508408</text:p>
          </table:table-cell>
          <table:table-cell office:value-type="float" office:value="0.465586" calcext:value-type="float">
            <text:p>0.465586</text:p>
          </table:table-cell>
          <table:table-cell table:number-columns-repeated="58"/>
        </table:table-row>
        <table:table-row table:style-name="ro1">
          <table:table-cell office:value-type="float" office:value="0.447076" calcext:value-type="float">
            <text:p>0.447076</text:p>
          </table:table-cell>
          <table:table-cell office:value-type="float" office:value="0.518089" calcext:value-type="float">
            <text:p>0.518089</text:p>
          </table:table-cell>
          <table:table-cell table:style-name="Default" office:value-type="float" office:value="0.473366" calcext:value-type="float">
            <text:p>0.473366</text:p>
          </table:table-cell>
          <table:table-cell table:style-name="Default" office:value-type="float" office:value="0.498838" calcext:value-type="float">
            <text:p>0.498838</text:p>
          </table:table-cell>
          <table:table-cell office:value-type="float" office:value="0.508388" calcext:value-type="float">
            <text:p>0.508388</text:p>
          </table:table-cell>
          <table:table-cell office:value-type="float" office:value="0.465571" calcext:value-type="float">
            <text:p>0.465571</text:p>
          </table:table-cell>
          <table:table-cell table:number-columns-repeated="58"/>
        </table:table-row>
        <table:table-row table:style-name="ro1">
          <table:table-cell office:value-type="float" office:value="0.447056" calcext:value-type="float">
            <text:p>0.447056</text:p>
          </table:table-cell>
          <table:table-cell office:value-type="float" office:value="0.518071" calcext:value-type="float">
            <text:p>0.518071</text:p>
          </table:table-cell>
          <table:table-cell table:style-name="Default" office:value-type="float" office:value="0.473344" calcext:value-type="float">
            <text:p>0.473344</text:p>
          </table:table-cell>
          <table:table-cell table:style-name="Default" office:value-type="float" office:value="0.498818" calcext:value-type="float">
            <text:p>0.498818</text:p>
          </table:table-cell>
          <table:table-cell office:value-type="float" office:value="0.508369" calcext:value-type="float">
            <text:p>0.508369</text:p>
          </table:table-cell>
          <table:table-cell office:value-type="float" office:value="0.465556" calcext:value-type="float">
            <text:p>0.465556</text:p>
          </table:table-cell>
          <table:table-cell table:number-columns-repeated="58"/>
        </table:table-row>
        <table:table-row table:style-name="ro1">
          <table:table-cell office:value-type="float" office:value="0.447033" calcext:value-type="float">
            <text:p>0.447033</text:p>
          </table:table-cell>
          <table:table-cell office:value-type="float" office:value="0.518054" calcext:value-type="float">
            <text:p>0.518054</text:p>
          </table:table-cell>
          <table:table-cell table:style-name="Default" office:value-type="float" office:value="0.473322" calcext:value-type="float">
            <text:p>0.473322</text:p>
          </table:table-cell>
          <table:table-cell table:style-name="Default" office:value-type="float" office:value="0.498798" calcext:value-type="float">
            <text:p>0.498798</text:p>
          </table:table-cell>
          <table:table-cell office:value-type="float" office:value="0.508349" calcext:value-type="float">
            <text:p>0.508349</text:p>
          </table:table-cell>
          <table:table-cell office:value-type="float" office:value="0.465541" calcext:value-type="float">
            <text:p>0.465541</text:p>
          </table:table-cell>
          <table:table-cell table:number-columns-repeated="58"/>
        </table:table-row>
        <table:table-row table:style-name="ro1">
          <table:table-cell office:value-type="float" office:value="0.44701" calcext:value-type="float">
            <text:p>0.44701</text:p>
          </table:table-cell>
          <table:table-cell office:value-type="float" office:value="0.518036" calcext:value-type="float">
            <text:p>0.518036</text:p>
          </table:table-cell>
          <table:table-cell table:style-name="Default" office:value-type="float" office:value="0.473301" calcext:value-type="float">
            <text:p>0.473301</text:p>
          </table:table-cell>
          <table:table-cell table:style-name="Default" office:value-type="float" office:value="0.498778" calcext:value-type="float">
            <text:p>0.498778</text:p>
          </table:table-cell>
          <table:table-cell office:value-type="float" office:value="0.50833" calcext:value-type="float">
            <text:p>0.50833</text:p>
          </table:table-cell>
          <table:table-cell office:value-type="float" office:value="0.465525" calcext:value-type="float">
            <text:p>0.465525</text:p>
          </table:table-cell>
          <table:table-cell table:number-columns-repeated="58"/>
        </table:table-row>
        <table:table-row table:style-name="ro1">
          <table:table-cell office:value-type="float" office:value="0.446982" calcext:value-type="float">
            <text:p>0.446982</text:p>
          </table:table-cell>
          <table:table-cell office:value-type="float" office:value="0.51802" calcext:value-type="float">
            <text:p>0.51802</text:p>
          </table:table-cell>
          <table:table-cell table:style-name="Default" office:value-type="float" office:value="0.473279" calcext:value-type="float">
            <text:p>0.473279</text:p>
          </table:table-cell>
          <table:table-cell table:style-name="Default" office:value-type="float" office:value="0.498758" calcext:value-type="float">
            <text:p>0.498758</text:p>
          </table:table-cell>
          <table:table-cell office:value-type="float" office:value="0.50831" calcext:value-type="float">
            <text:p>0.50831</text:p>
          </table:table-cell>
          <table:table-cell office:value-type="float" office:value="0.46551" calcext:value-type="float">
            <text:p>0.46551</text:p>
          </table:table-cell>
          <table:table-cell table:number-columns-repeated="58"/>
        </table:table-row>
        <table:table-row table:style-name="ro1">
          <table:table-cell office:value-type="float" office:value="0.44695" calcext:value-type="float">
            <text:p>0.44695</text:p>
          </table:table-cell>
          <table:table-cell office:value-type="float" office:value="0.518005" calcext:value-type="float">
            <text:p>0.518005</text:p>
          </table:table-cell>
          <table:table-cell table:style-name="Default" office:value-type="float" office:value="0.473259" calcext:value-type="float">
            <text:p>0.473259</text:p>
          </table:table-cell>
          <table:table-cell table:style-name="Default" office:value-type="float" office:value="0.49874" calcext:value-type="float">
            <text:p>0.49874</text:p>
          </table:table-cell>
          <table:table-cell office:value-type="float" office:value="0.508291" calcext:value-type="float">
            <text:p>0.508291</text:p>
          </table:table-cell>
          <table:table-cell office:value-type="float" office:value="0.465495" calcext:value-type="float">
            <text:p>0.465495</text:p>
          </table:table-cell>
          <table:table-cell table:number-columns-repeated="58"/>
        </table:table-row>
        <table:table-row table:style-name="ro1">
          <table:table-cell office:value-type="float" office:value="0.446928" calcext:value-type="float">
            <text:p>0.446928</text:p>
          </table:table-cell>
          <table:table-cell office:value-type="float" office:value="0.517987" calcext:value-type="float">
            <text:p>0.517987</text:p>
          </table:table-cell>
          <table:table-cell table:style-name="Default" office:value-type="float" office:value="0.473238" calcext:value-type="float">
            <text:p>0.473238</text:p>
          </table:table-cell>
          <table:table-cell table:style-name="Default" office:value-type="float" office:value="0.498721" calcext:value-type="float">
            <text:p>0.498721</text:p>
          </table:table-cell>
          <table:table-cell office:value-type="float" office:value="0.508271" calcext:value-type="float">
            <text:p>0.508271</text:p>
          </table:table-cell>
          <table:table-cell office:value-type="float" office:value="0.46548" calcext:value-type="float">
            <text:p>0.46548</text:p>
          </table:table-cell>
          <table:table-cell table:number-columns-repeated="58"/>
        </table:table-row>
        <table:table-row table:style-name="ro1">
          <table:table-cell office:value-type="float" office:value="0.446911" calcext:value-type="float">
            <text:p>0.446911</text:p>
          </table:table-cell>
          <table:table-cell office:value-type="float" office:value="0.517938" calcext:value-type="float">
            <text:p>0.517938</text:p>
          </table:table-cell>
          <table:table-cell table:style-name="Default" office:value-type="float" office:value="0.473216" calcext:value-type="float">
            <text:p>0.473216</text:p>
          </table:table-cell>
          <table:table-cell table:style-name="Default" office:value-type="float" office:value="0.498702" calcext:value-type="float">
            <text:p>0.498702</text:p>
          </table:table-cell>
          <table:table-cell office:value-type="float" office:value="0.508252" calcext:value-type="float">
            <text:p>0.508252</text:p>
          </table:table-cell>
          <table:table-cell office:value-type="float" office:value="0.465465" calcext:value-type="float">
            <text:p>0.465465</text:p>
          </table:table-cell>
          <table:table-cell table:number-columns-repeated="58"/>
        </table:table-row>
        <table:table-row table:style-name="ro1">
          <table:table-cell office:value-type="float" office:value="0.446878" calcext:value-type="float">
            <text:p>0.446878</text:p>
          </table:table-cell>
          <table:table-cell office:value-type="float" office:value="0.517916" calcext:value-type="float">
            <text:p>0.517916</text:p>
          </table:table-cell>
          <table:table-cell table:style-name="Default" office:value-type="float" office:value="0.473195" calcext:value-type="float">
            <text:p>0.473195</text:p>
          </table:table-cell>
          <table:table-cell table:style-name="Default" office:value-type="float" office:value="0.498682" calcext:value-type="float">
            <text:p>0.498682</text:p>
          </table:table-cell>
          <table:table-cell office:value-type="float" office:value="0.508233" calcext:value-type="float">
            <text:p>0.508233</text:p>
          </table:table-cell>
          <table:table-cell office:value-type="float" office:value="0.46545" calcext:value-type="float">
            <text:p>0.46545</text:p>
          </table:table-cell>
          <table:table-cell table:number-columns-repeated="58"/>
        </table:table-row>
        <table:table-row table:style-name="ro1">
          <table:table-cell office:value-type="float" office:value="0.446847" calcext:value-type="float">
            <text:p>0.446847</text:p>
          </table:table-cell>
          <table:table-cell office:value-type="float" office:value="0.517896" calcext:value-type="float">
            <text:p>0.517896</text:p>
          </table:table-cell>
          <table:table-cell table:style-name="Default" office:value-type="float" office:value="0.473177" calcext:value-type="float">
            <text:p>0.473177</text:p>
          </table:table-cell>
          <table:table-cell table:style-name="Default" office:value-type="float" office:value="0.498661" calcext:value-type="float">
            <text:p>0.498661</text:p>
          </table:table-cell>
          <table:table-cell office:value-type="float" office:value="0.508214" calcext:value-type="float">
            <text:p>0.508214</text:p>
          </table:table-cell>
          <table:table-cell office:value-type="float" office:value="0.465435" calcext:value-type="float">
            <text:p>0.465435</text:p>
          </table:table-cell>
          <table:table-cell table:number-columns-repeated="58"/>
        </table:table-row>
        <table:table-row table:style-name="ro1">
          <table:table-cell office:value-type="float" office:value="0.44682" calcext:value-type="float">
            <text:p>0.44682</text:p>
          </table:table-cell>
          <table:table-cell office:value-type="float" office:value="0.517868" calcext:value-type="float">
            <text:p>0.517868</text:p>
          </table:table-cell>
          <table:table-cell table:style-name="Default" office:value-type="float" office:value="0.473156" calcext:value-type="float">
            <text:p>0.473156</text:p>
          </table:table-cell>
          <table:table-cell table:style-name="Default" office:value-type="float" office:value="0.498641" calcext:value-type="float">
            <text:p>0.498641</text:p>
          </table:table-cell>
          <table:table-cell office:value-type="float" office:value="0.508195" calcext:value-type="float">
            <text:p>0.508195</text:p>
          </table:table-cell>
          <table:table-cell office:value-type="float" office:value="0.46542" calcext:value-type="float">
            <text:p>0.46542</text:p>
          </table:table-cell>
          <table:table-cell table:number-columns-repeated="58"/>
        </table:table-row>
        <table:table-row table:style-name="ro1">
          <table:table-cell office:value-type="float" office:value="0.446794" calcext:value-type="float">
            <text:p>0.446794</text:p>
          </table:table-cell>
          <table:table-cell office:value-type="float" office:value="0.517852" calcext:value-type="float">
            <text:p>0.517852</text:p>
          </table:table-cell>
          <table:table-cell table:style-name="Default" office:value-type="float" office:value="0.473135" calcext:value-type="float">
            <text:p>0.473135</text:p>
          </table:table-cell>
          <table:table-cell table:style-name="Default" office:value-type="float" office:value="0.498621" calcext:value-type="float">
            <text:p>0.498621</text:p>
          </table:table-cell>
          <table:table-cell office:value-type="float" office:value="0.508176" calcext:value-type="float">
            <text:p>0.508176</text:p>
          </table:table-cell>
          <table:table-cell office:value-type="float" office:value="0.465406" calcext:value-type="float">
            <text:p>0.465406</text:p>
          </table:table-cell>
          <table:table-cell table:number-columns-repeated="58"/>
        </table:table-row>
        <table:table-row table:style-name="ro1">
          <table:table-cell office:value-type="float" office:value="0.446756" calcext:value-type="float">
            <text:p>0.446756</text:p>
          </table:table-cell>
          <table:table-cell office:value-type="float" office:value="0.517838" calcext:value-type="float">
            <text:p>0.517838</text:p>
          </table:table-cell>
          <table:table-cell table:style-name="Default" office:value-type="float" office:value="0.473113" calcext:value-type="float">
            <text:p>0.473113</text:p>
          </table:table-cell>
          <table:table-cell table:style-name="Default" office:value-type="float" office:value="0.498601" calcext:value-type="float">
            <text:p>0.498601</text:p>
          </table:table-cell>
          <table:table-cell office:value-type="float" office:value="0.508157" calcext:value-type="float">
            <text:p>0.508157</text:p>
          </table:table-cell>
          <table:table-cell office:value-type="float" office:value="0.465391" calcext:value-type="float">
            <text:p>0.465391</text:p>
          </table:table-cell>
          <table:table-cell table:number-columns-repeated="58"/>
        </table:table-row>
        <table:table-row table:style-name="ro1">
          <table:table-cell office:value-type="float" office:value="0.446768" calcext:value-type="float">
            <text:p>0.446768</text:p>
          </table:table-cell>
          <table:table-cell office:value-type="float" office:value="0.51781" calcext:value-type="float">
            <text:p>0.51781</text:p>
          </table:table-cell>
          <table:table-cell table:style-name="Default" office:value-type="float" office:value="0.473092" calcext:value-type="float">
            <text:p>0.473092</text:p>
          </table:table-cell>
          <table:table-cell table:style-name="Default" office:value-type="float" office:value="0.498581" calcext:value-type="float">
            <text:p>0.498581</text:p>
          </table:table-cell>
          <table:table-cell office:value-type="float" office:value="0.508138" calcext:value-type="float">
            <text:p>0.508138</text:p>
          </table:table-cell>
          <table:table-cell office:value-type="float" office:value="0.465376" calcext:value-type="float">
            <text:p>0.465376</text:p>
          </table:table-cell>
          <table:table-cell table:number-columns-repeated="58"/>
        </table:table-row>
        <table:table-row table:style-name="ro1">
          <table:table-cell office:value-type="float" office:value="0.446715" calcext:value-type="float">
            <text:p>0.446715</text:p>
          </table:table-cell>
          <table:table-cell office:value-type="float" office:value="0.517805" calcext:value-type="float">
            <text:p>0.517805</text:p>
          </table:table-cell>
          <table:table-cell table:style-name="Default" office:value-type="float" office:value="0.47307" calcext:value-type="float">
            <text:p>0.47307</text:p>
          </table:table-cell>
          <table:table-cell table:style-name="Default" office:value-type="float" office:value="0.498562" calcext:value-type="float">
            <text:p>0.498562</text:p>
          </table:table-cell>
          <table:table-cell office:value-type="float" office:value="0.508119" calcext:value-type="float">
            <text:p>0.508119</text:p>
          </table:table-cell>
          <table:table-cell office:value-type="float" office:value="0.465362" calcext:value-type="float">
            <text:p>0.465362</text:p>
          </table:table-cell>
          <table:table-cell table:number-columns-repeated="58"/>
        </table:table-row>
        <table:table-row table:style-name="ro1">
          <table:table-cell office:value-type="float" office:value="0.446719" calcext:value-type="float">
            <text:p>0.446719</text:p>
          </table:table-cell>
          <table:table-cell office:value-type="float" office:value="0.517781" calcext:value-type="float">
            <text:p>0.517781</text:p>
          </table:table-cell>
          <table:table-cell table:style-name="Default" office:value-type="float" office:value="0.473049" calcext:value-type="float">
            <text:p>0.473049</text:p>
          </table:table-cell>
          <table:table-cell table:style-name="Default" office:value-type="float" office:value="0.498542" calcext:value-type="float">
            <text:p>0.498542</text:p>
          </table:table-cell>
          <table:table-cell office:value-type="float" office:value="0.5081" calcext:value-type="float">
            <text:p>0.5081</text:p>
          </table:table-cell>
          <table:table-cell office:value-type="float" office:value="0.465347" calcext:value-type="float">
            <text:p>0.465347</text:p>
          </table:table-cell>
          <table:table-cell table:number-columns-repeated="58"/>
        </table:table-row>
        <table:table-row table:style-name="ro1">
          <table:table-cell office:value-type="float" office:value="0.446699" calcext:value-type="float">
            <text:p>0.446699</text:p>
          </table:table-cell>
          <table:table-cell office:value-type="float" office:value="0.517769" calcext:value-type="float">
            <text:p>0.517769</text:p>
          </table:table-cell>
          <table:table-cell table:style-name="Default" office:value-type="float" office:value="0.473027" calcext:value-type="float">
            <text:p>0.473027</text:p>
          </table:table-cell>
          <table:table-cell table:style-name="Default" office:value-type="float" office:value="0.498523" calcext:value-type="float">
            <text:p>0.498523</text:p>
          </table:table-cell>
          <table:table-cell office:value-type="float" office:value="0.508081" calcext:value-type="float">
            <text:p>0.508081</text:p>
          </table:table-cell>
          <table:table-cell office:value-type="float" office:value="0.465332" calcext:value-type="float">
            <text:p>0.465332</text:p>
          </table:table-cell>
          <table:table-cell table:number-columns-repeated="58"/>
        </table:table-row>
        <table:table-row table:style-name="ro1">
          <table:table-cell office:value-type="float" office:value="0.446678" calcext:value-type="float">
            <text:p>0.446678</text:p>
          </table:table-cell>
          <table:table-cell office:value-type="float" office:value="0.517755" calcext:value-type="float">
            <text:p>0.517755</text:p>
          </table:table-cell>
          <table:table-cell table:style-name="Default" office:value-type="float" office:value="0.473006" calcext:value-type="float">
            <text:p>0.473006</text:p>
          </table:table-cell>
          <table:table-cell table:style-name="Default" office:value-type="float" office:value="0.498503" calcext:value-type="float">
            <text:p>0.498503</text:p>
          </table:table-cell>
          <table:table-cell office:value-type="float" office:value="0.508063" calcext:value-type="float">
            <text:p>0.508063</text:p>
          </table:table-cell>
          <table:table-cell office:value-type="float" office:value="0.465318" calcext:value-type="float">
            <text:p>0.465318</text:p>
          </table:table-cell>
          <table:table-cell table:number-columns-repeated="58"/>
        </table:table-row>
        <table:table-row table:style-name="ro1">
          <table:table-cell office:value-type="float" office:value="0.446655" calcext:value-type="float">
            <text:p>0.446655</text:p>
          </table:table-cell>
          <table:table-cell office:value-type="float" office:value="0.517742" calcext:value-type="float">
            <text:p>0.517742</text:p>
          </table:table-cell>
          <table:table-cell table:style-name="Default" office:value-type="float" office:value="0.472985" calcext:value-type="float">
            <text:p>0.472985</text:p>
          </table:table-cell>
          <table:table-cell table:style-name="Default" office:value-type="float" office:value="0.498484" calcext:value-type="float">
            <text:p>0.498484</text:p>
          </table:table-cell>
          <table:table-cell office:value-type="float" office:value="0.508044" calcext:value-type="float">
            <text:p>0.508044</text:p>
          </table:table-cell>
          <table:table-cell office:value-type="float" office:value="0.465303" calcext:value-type="float">
            <text:p>0.465303</text:p>
          </table:table-cell>
          <table:table-cell table:number-columns-repeated="58"/>
        </table:table-row>
        <table:table-row table:style-name="ro1">
          <table:table-cell office:value-type="float" office:value="0.446633" calcext:value-type="float">
            <text:p>0.446633</text:p>
          </table:table-cell>
          <table:table-cell office:value-type="float" office:value="0.51773" calcext:value-type="float">
            <text:p>0.51773</text:p>
          </table:table-cell>
          <table:table-cell table:style-name="Default" office:value-type="float" office:value="0.472963" calcext:value-type="float">
            <text:p>0.472963</text:p>
          </table:table-cell>
          <table:table-cell table:style-name="Default" office:value-type="float" office:value="0.498464" calcext:value-type="float">
            <text:p>0.498464</text:p>
          </table:table-cell>
          <table:table-cell office:value-type="float" office:value="0.508026" calcext:value-type="float">
            <text:p>0.508026</text:p>
          </table:table-cell>
          <table:table-cell office:value-type="float" office:value="0.465289" calcext:value-type="float">
            <text:p>0.465289</text:p>
          </table:table-cell>
          <table:table-cell table:number-columns-repeated="58"/>
        </table:table-row>
        <table:table-row table:style-name="ro1">
          <table:table-cell office:value-type="float" office:value="0.44661" calcext:value-type="float">
            <text:p>0.44661</text:p>
          </table:table-cell>
          <table:table-cell office:value-type="float" office:value="0.517718" calcext:value-type="float">
            <text:p>0.517718</text:p>
          </table:table-cell>
          <table:table-cell table:style-name="Default" office:value-type="float" office:value="0.472942" calcext:value-type="float">
            <text:p>0.472942</text:p>
          </table:table-cell>
          <table:table-cell table:style-name="Default" office:value-type="float" office:value="0.498445" calcext:value-type="float">
            <text:p>0.498445</text:p>
          </table:table-cell>
          <table:table-cell office:value-type="float" office:value="0.508007" calcext:value-type="float">
            <text:p>0.508007</text:p>
          </table:table-cell>
          <table:table-cell office:value-type="float" office:value="0.465274" calcext:value-type="float">
            <text:p>0.465274</text:p>
          </table:table-cell>
          <table:table-cell table:number-columns-repeated="58"/>
        </table:table-row>
        <table:table-row table:style-name="ro1">
          <table:table-cell office:value-type="float" office:value="0.446588" calcext:value-type="float">
            <text:p>0.446588</text:p>
          </table:table-cell>
          <table:table-cell office:value-type="float" office:value="0.517706" calcext:value-type="float">
            <text:p>0.517706</text:p>
          </table:table-cell>
          <table:table-cell table:style-name="Default" office:value-type="float" office:value="0.472921" calcext:value-type="float">
            <text:p>0.472921</text:p>
          </table:table-cell>
          <table:table-cell table:style-name="Default" office:value-type="float" office:value="0.498425" calcext:value-type="float">
            <text:p>0.498425</text:p>
          </table:table-cell>
          <table:table-cell office:value-type="float" office:value="0.507989" calcext:value-type="float">
            <text:p>0.507989</text:p>
          </table:table-cell>
          <table:table-cell office:value-type="float" office:value="0.46526" calcext:value-type="float">
            <text:p>0.46526</text:p>
          </table:table-cell>
          <table:table-cell table:number-columns-repeated="58"/>
        </table:table-row>
        <table:table-row table:style-name="ro1">
          <table:table-cell office:value-type="float" office:value="0.446565" calcext:value-type="float">
            <text:p>0.446565</text:p>
          </table:table-cell>
          <table:table-cell office:value-type="float" office:value="0.517694" calcext:value-type="float">
            <text:p>0.517694</text:p>
          </table:table-cell>
          <table:table-cell table:style-name="Default" office:value-type="float" office:value="0.472899" calcext:value-type="float">
            <text:p>0.472899</text:p>
          </table:table-cell>
          <table:table-cell table:style-name="Default" office:value-type="float" office:value="0.498406" calcext:value-type="float">
            <text:p>0.498406</text:p>
          </table:table-cell>
          <table:table-cell office:value-type="float" office:value="0.50797" calcext:value-type="float">
            <text:p>0.50797</text:p>
          </table:table-cell>
          <table:table-cell office:value-type="float" office:value="0.465246" calcext:value-type="float">
            <text:p>0.465246</text:p>
          </table:table-cell>
          <table:table-cell table:number-columns-repeated="58"/>
        </table:table-row>
        <table:table-row table:style-name="ro1">
          <table:table-cell office:value-type="float" office:value="0.446543" calcext:value-type="float">
            <text:p>0.446543</text:p>
          </table:table-cell>
          <table:table-cell office:value-type="float" office:value="0.517683" calcext:value-type="float">
            <text:p>0.517683</text:p>
          </table:table-cell>
          <table:table-cell table:style-name="Default" office:value-type="float" office:value="0.472878" calcext:value-type="float">
            <text:p>0.472878</text:p>
          </table:table-cell>
          <table:table-cell table:style-name="Default" office:value-type="float" office:value="0.498387" calcext:value-type="float">
            <text:p>0.498387</text:p>
          </table:table-cell>
          <table:table-cell office:value-type="float" office:value="0.507952" calcext:value-type="float">
            <text:p>0.507952</text:p>
          </table:table-cell>
          <table:table-cell office:value-type="float" office:value="0.465231" calcext:value-type="float">
            <text:p>0.465231</text:p>
          </table:table-cell>
          <table:table-cell table:number-columns-repeated="58"/>
        </table:table-row>
        <table:table-row table:style-name="ro1">
          <table:table-cell office:value-type="float" office:value="0.446524" calcext:value-type="float">
            <text:p>0.446524</text:p>
          </table:table-cell>
          <table:table-cell office:value-type="float" office:value="0.517671" calcext:value-type="float">
            <text:p>0.517671</text:p>
          </table:table-cell>
          <table:table-cell table:style-name="Default" office:value-type="float" office:value="0.472857" calcext:value-type="float">
            <text:p>0.472857</text:p>
          </table:table-cell>
          <table:table-cell table:style-name="Default" office:value-type="float" office:value="0.498367" calcext:value-type="float">
            <text:p>0.498367</text:p>
          </table:table-cell>
          <table:table-cell office:value-type="float" office:value="0.507934" calcext:value-type="float">
            <text:p>0.507934</text:p>
          </table:table-cell>
          <table:table-cell office:value-type="float" office:value="0.465217" calcext:value-type="float">
            <text:p>0.465217</text:p>
          </table:table-cell>
          <table:table-cell table:number-columns-repeated="58"/>
        </table:table-row>
        <table:table-row table:style-name="ro1">
          <table:table-cell office:value-type="float" office:value="0.446496" calcext:value-type="float">
            <text:p>0.446496</text:p>
          </table:table-cell>
          <table:table-cell office:value-type="float" office:value="0.517657" calcext:value-type="float">
            <text:p>0.517657</text:p>
          </table:table-cell>
          <table:table-cell table:style-name="Default" office:value-type="float" office:value="0.472835" calcext:value-type="float">
            <text:p>0.472835</text:p>
          </table:table-cell>
          <table:table-cell table:style-name="Default" office:value-type="float" office:value="0.498348" calcext:value-type="float">
            <text:p>0.498348</text:p>
          </table:table-cell>
          <table:table-cell office:value-type="float" office:value="0.507916" calcext:value-type="float">
            <text:p>0.507916</text:p>
          </table:table-cell>
          <table:table-cell office:value-type="float" office:value="0.465203" calcext:value-type="float">
            <text:p>0.465203</text:p>
          </table:table-cell>
          <table:table-cell table:number-columns-repeated="58"/>
        </table:table-row>
        <table:table-row table:style-name="ro1">
          <table:table-cell office:value-type="float" office:value="0.44647" calcext:value-type="float">
            <text:p>0.44647</text:p>
          </table:table-cell>
          <table:table-cell office:value-type="float" office:value="0.517642" calcext:value-type="float">
            <text:p>0.517642</text:p>
          </table:table-cell>
          <table:table-cell table:style-name="Default" office:value-type="float" office:value="0.472814" calcext:value-type="float">
            <text:p>0.472814</text:p>
          </table:table-cell>
          <table:table-cell table:style-name="Default" office:value-type="float" office:value="0.498329" calcext:value-type="float">
            <text:p>0.498329</text:p>
          </table:table-cell>
          <table:table-cell office:value-type="float" office:value="0.507897" calcext:value-type="float">
            <text:p>0.507897</text:p>
          </table:table-cell>
          <table:table-cell office:value-type="float" office:value="0.465189" calcext:value-type="float">
            <text:p>0.465189</text:p>
          </table:table-cell>
          <table:table-cell table:number-columns-repeated="58"/>
        </table:table-row>
        <table:table-row table:style-name="ro1">
          <table:table-cell office:value-type="float" office:value="0.446449" calcext:value-type="float">
            <text:p>0.446449</text:p>
          </table:table-cell>
          <table:table-cell office:value-type="float" office:value="0.517628" calcext:value-type="float">
            <text:p>0.517628</text:p>
          </table:table-cell>
          <table:table-cell table:style-name="Default" office:value-type="float" office:value="0.472793" calcext:value-type="float">
            <text:p>0.472793</text:p>
          </table:table-cell>
          <table:table-cell table:style-name="Default" office:value-type="float" office:value="0.498311" calcext:value-type="float">
            <text:p>0.498311</text:p>
          </table:table-cell>
          <table:table-cell office:value-type="float" office:value="0.507879" calcext:value-type="float">
            <text:p>0.507879</text:p>
          </table:table-cell>
          <table:table-cell office:value-type="float" office:value="0.465175" calcext:value-type="float">
            <text:p>0.465175</text:p>
          </table:table-cell>
          <table:table-cell table:number-columns-repeated="58"/>
        </table:table-row>
        <table:table-row table:style-name="ro1">
          <table:table-cell office:value-type="float" office:value="0.446426" calcext:value-type="float">
            <text:p>0.446426</text:p>
          </table:table-cell>
          <table:table-cell office:value-type="float" office:value="0.517615" calcext:value-type="float">
            <text:p>0.517615</text:p>
          </table:table-cell>
          <table:table-cell table:style-name="Default" office:value-type="float" office:value="0.472771" calcext:value-type="float">
            <text:p>0.472771</text:p>
          </table:table-cell>
          <table:table-cell table:style-name="Default" office:value-type="float" office:value="0.498291" calcext:value-type="float">
            <text:p>0.498291</text:p>
          </table:table-cell>
          <table:table-cell office:value-type="float" office:value="0.507861" calcext:value-type="float">
            <text:p>0.507861</text:p>
          </table:table-cell>
          <table:table-cell office:value-type="float" office:value="0.465161" calcext:value-type="float">
            <text:p>0.465161</text:p>
          </table:table-cell>
          <table:table-cell table:number-columns-repeated="58"/>
        </table:table-row>
        <table:table-row table:style-name="ro1">
          <table:table-cell office:value-type="float" office:value="0.446404" calcext:value-type="float">
            <text:p>0.446404</text:p>
          </table:table-cell>
          <table:table-cell office:value-type="float" office:value="0.517603" calcext:value-type="float">
            <text:p>0.517603</text:p>
          </table:table-cell>
          <table:table-cell table:style-name="Default" office:value-type="float" office:value="0.47275" calcext:value-type="float">
            <text:p>0.47275</text:p>
          </table:table-cell>
          <table:table-cell table:style-name="Default" office:value-type="float" office:value="0.498272" calcext:value-type="float">
            <text:p>0.498272</text:p>
          </table:table-cell>
          <table:table-cell office:value-type="float" office:value="0.507843" calcext:value-type="float">
            <text:p>0.507843</text:p>
          </table:table-cell>
          <table:table-cell office:value-type="float" office:value="0.465147" calcext:value-type="float">
            <text:p>0.465147</text:p>
          </table:table-cell>
          <table:table-cell table:number-columns-repeated="58"/>
        </table:table-row>
        <table:table-row table:style-name="ro1">
          <table:table-cell office:value-type="float" office:value="0.446376" calcext:value-type="float">
            <text:p>0.446376</text:p>
          </table:table-cell>
          <table:table-cell office:value-type="float" office:value="0.517591" calcext:value-type="float">
            <text:p>0.517591</text:p>
          </table:table-cell>
          <table:table-cell table:style-name="Default" office:value-type="float" office:value="0.472729" calcext:value-type="float">
            <text:p>0.472729</text:p>
          </table:table-cell>
          <table:table-cell table:style-name="Default" office:value-type="float" office:value="0.498253" calcext:value-type="float">
            <text:p>0.498253</text:p>
          </table:table-cell>
          <table:table-cell office:value-type="float" office:value="0.507825" calcext:value-type="float">
            <text:p>0.507825</text:p>
          </table:table-cell>
          <table:table-cell office:value-type="float" office:value="0.465133" calcext:value-type="float">
            <text:p>0.465133</text:p>
          </table:table-cell>
          <table:table-cell table:number-columns-repeated="58"/>
        </table:table-row>
        <table:table-row table:style-name="ro1">
          <table:table-cell office:value-type="float" office:value="0.446364" calcext:value-type="float">
            <text:p>0.446364</text:p>
          </table:table-cell>
          <table:table-cell office:value-type="float" office:value="0.517586" calcext:value-type="float">
            <text:p>0.517586</text:p>
          </table:table-cell>
          <table:table-cell table:style-name="Default" office:value-type="float" office:value="0.472708" calcext:value-type="float">
            <text:p>0.472708</text:p>
          </table:table-cell>
          <table:table-cell table:style-name="Default" office:value-type="float" office:value="0.498234" calcext:value-type="float">
            <text:p>0.498234</text:p>
          </table:table-cell>
          <table:table-cell office:value-type="float" office:value="0.507807" calcext:value-type="float">
            <text:p>0.507807</text:p>
          </table:table-cell>
          <table:table-cell office:value-type="float" office:value="0.465119" calcext:value-type="float">
            <text:p>0.465119</text:p>
          </table:table-cell>
          <table:table-cell table:number-columns-repeated="58"/>
        </table:table-row>
        <table:table-row table:style-name="ro1">
          <table:table-cell office:value-type="float" office:value="0.446342" calcext:value-type="float">
            <text:p>0.446342</text:p>
          </table:table-cell>
          <table:table-cell office:value-type="float" office:value="0.517578" calcext:value-type="float">
            <text:p>0.517578</text:p>
          </table:table-cell>
          <table:table-cell table:style-name="Default" office:value-type="float" office:value="0.472686" calcext:value-type="float">
            <text:p>0.472686</text:p>
          </table:table-cell>
          <table:table-cell table:style-name="Default" office:value-type="float" office:value="0.498215" calcext:value-type="float">
            <text:p>0.498215</text:p>
          </table:table-cell>
          <table:table-cell office:value-type="float" office:value="0.507789" calcext:value-type="float">
            <text:p>0.507789</text:p>
          </table:table-cell>
          <table:table-cell office:value-type="float" office:value="0.465105" calcext:value-type="float">
            <text:p>0.465105</text:p>
          </table:table-cell>
          <table:table-cell table:number-columns-repeated="58"/>
        </table:table-row>
        <table:table-row table:style-name="ro1">
          <table:table-cell office:value-type="float" office:value="0.44632" calcext:value-type="float">
            <text:p>0.44632</text:p>
          </table:table-cell>
          <table:table-cell office:value-type="float" office:value="0.51757" calcext:value-type="float">
            <text:p>0.51757</text:p>
          </table:table-cell>
          <table:table-cell table:style-name="Default" office:value-type="float" office:value="0.472665" calcext:value-type="float">
            <text:p>0.472665</text:p>
          </table:table-cell>
          <table:table-cell table:style-name="Default" office:value-type="float" office:value="0.498195" calcext:value-type="float">
            <text:p>0.498195</text:p>
          </table:table-cell>
          <table:table-cell office:value-type="float" office:value="0.507772" calcext:value-type="float">
            <text:p>0.507772</text:p>
          </table:table-cell>
          <table:table-cell office:value-type="float" office:value="0.465091" calcext:value-type="float">
            <text:p>0.465091</text:p>
          </table:table-cell>
          <table:table-cell table:number-columns-repeated="58"/>
        </table:table-row>
        <table:table-row table:style-name="ro1">
          <table:table-cell office:value-type="float" office:value="0.446298" calcext:value-type="float">
            <text:p>0.446298</text:p>
          </table:table-cell>
          <table:table-cell office:value-type="float" office:value="0.517561" calcext:value-type="float">
            <text:p>0.517561</text:p>
          </table:table-cell>
          <table:table-cell table:style-name="Default" office:value-type="float" office:value="0.472644" calcext:value-type="float">
            <text:p>0.472644</text:p>
          </table:table-cell>
          <table:table-cell table:style-name="Default" office:value-type="float" office:value="0.498177" calcext:value-type="float">
            <text:p>0.498177</text:p>
          </table:table-cell>
          <table:table-cell office:value-type="float" office:value="0.507752" calcext:value-type="float">
            <text:p>0.507752</text:p>
          </table:table-cell>
          <table:table-cell office:value-type="float" office:value="0.465077" calcext:value-type="float">
            <text:p>0.465077</text:p>
          </table:table-cell>
          <table:table-cell table:number-columns-repeated="58"/>
        </table:table-row>
        <table:table-row table:style-name="ro1">
          <table:table-cell office:value-type="float" office:value="0.446276" calcext:value-type="float">
            <text:p>0.446276</text:p>
          </table:table-cell>
          <table:table-cell office:value-type="float" office:value="0.517551" calcext:value-type="float">
            <text:p>0.517551</text:p>
          </table:table-cell>
          <table:table-cell table:style-name="Default" office:value-type="float" office:value="0.472623" calcext:value-type="float">
            <text:p>0.472623</text:p>
          </table:table-cell>
          <table:table-cell table:style-name="Default" office:value-type="float" office:value="0.498157" calcext:value-type="float">
            <text:p>0.498157</text:p>
          </table:table-cell>
          <table:table-cell office:value-type="float" office:value="0.507736" calcext:value-type="float">
            <text:p>0.507736</text:p>
          </table:table-cell>
          <table:table-cell office:value-type="float" office:value="0.465063" calcext:value-type="float">
            <text:p>0.465063</text:p>
          </table:table-cell>
          <table:table-cell table:number-columns-repeated="58"/>
        </table:table-row>
        <table:table-row table:style-name="ro1">
          <table:table-cell office:value-type="float" office:value="0.446254" calcext:value-type="float">
            <text:p>0.446254</text:p>
          </table:table-cell>
          <table:table-cell office:value-type="float" office:value="0.51754" calcext:value-type="float">
            <text:p>0.51754</text:p>
          </table:table-cell>
          <table:table-cell table:style-name="Default" office:value-type="float" office:value="0.472602" calcext:value-type="float">
            <text:p>0.472602</text:p>
          </table:table-cell>
          <table:table-cell table:style-name="Default" office:value-type="float" office:value="0.498137" calcext:value-type="float">
            <text:p>0.498137</text:p>
          </table:table-cell>
          <table:table-cell office:value-type="float" office:value="0.507718" calcext:value-type="float">
            <text:p>0.507718</text:p>
          </table:table-cell>
          <table:table-cell office:value-type="float" office:value="0.46505" calcext:value-type="float">
            <text:p>0.46505</text:p>
          </table:table-cell>
          <table:table-cell table:number-columns-repeated="58"/>
        </table:table-row>
        <table:table-row table:style-name="ro1">
          <table:table-cell office:value-type="float" office:value="0.446232" calcext:value-type="float">
            <text:p>0.446232</text:p>
          </table:table-cell>
          <table:table-cell office:value-type="float" office:value="0.517529" calcext:value-type="float">
            <text:p>0.517529</text:p>
          </table:table-cell>
          <table:table-cell table:style-name="Default" office:value-type="float" office:value="0.472581" calcext:value-type="float">
            <text:p>0.472581</text:p>
          </table:table-cell>
          <table:table-cell table:style-name="Default" office:value-type="float" office:value="0.498119" calcext:value-type="float">
            <text:p>0.498119</text:p>
          </table:table-cell>
          <table:table-cell office:value-type="float" office:value="0.507698" calcext:value-type="float">
            <text:p>0.507698</text:p>
          </table:table-cell>
          <table:table-cell office:value-type="float" office:value="0.465036" calcext:value-type="float">
            <text:p>0.465036</text:p>
          </table:table-cell>
          <table:table-cell table:number-columns-repeated="58"/>
        </table:table-row>
        <table:table-row table:style-name="ro1">
          <table:table-cell office:value-type="float" office:value="0.44621" calcext:value-type="float">
            <text:p>0.44621</text:p>
          </table:table-cell>
          <table:table-cell office:value-type="float" office:value="0.517518" calcext:value-type="float">
            <text:p>0.517518</text:p>
          </table:table-cell>
          <table:table-cell table:style-name="Default" office:value-type="float" office:value="0.472559" calcext:value-type="float">
            <text:p>0.472559</text:p>
          </table:table-cell>
          <table:table-cell table:style-name="Default" office:value-type="float" office:value="0.498099" calcext:value-type="float">
            <text:p>0.498099</text:p>
          </table:table-cell>
          <table:table-cell office:value-type="float" office:value="0.507683" calcext:value-type="float">
            <text:p>0.507683</text:p>
          </table:table-cell>
          <table:table-cell office:value-type="float" office:value="0.465023" calcext:value-type="float">
            <text:p>0.465023</text:p>
          </table:table-cell>
          <table:table-cell table:number-columns-repeated="58"/>
        </table:table-row>
        <table:table-row table:style-name="ro1">
          <table:table-cell office:value-type="float" office:value="0.446156" calcext:value-type="float">
            <text:p>0.446156</text:p>
          </table:table-cell>
          <table:table-cell office:value-type="float" office:value="0.517512" calcext:value-type="float">
            <text:p>0.517512</text:p>
          </table:table-cell>
          <table:table-cell table:style-name="Default" office:value-type="float" office:value="0.472538" calcext:value-type="float">
            <text:p>0.472538</text:p>
          </table:table-cell>
          <table:table-cell table:style-name="Default" office:value-type="float" office:value="0.498081" calcext:value-type="float">
            <text:p>0.498081</text:p>
          </table:table-cell>
          <table:table-cell office:value-type="float" office:value="0.507666" calcext:value-type="float">
            <text:p>0.507666</text:p>
          </table:table-cell>
          <table:table-cell office:value-type="float" office:value="0.465009" calcext:value-type="float">
            <text:p>0.465009</text:p>
          </table:table-cell>
          <table:table-cell table:number-columns-repeated="58"/>
        </table:table-row>
        <table:table-row table:style-name="ro1">
          <table:table-cell office:value-type="float" office:value="0.446143" calcext:value-type="float">
            <text:p>0.446143</text:p>
          </table:table-cell>
          <table:table-cell office:value-type="float" office:value="0.517488" calcext:value-type="float">
            <text:p>0.517488</text:p>
          </table:table-cell>
          <table:table-cell table:style-name="Default" office:value-type="float" office:value="0.472517" calcext:value-type="float">
            <text:p>0.472517</text:p>
          </table:table-cell>
          <table:table-cell table:style-name="Default" office:value-type="float" office:value="0.498061" calcext:value-type="float">
            <text:p>0.498061</text:p>
          </table:table-cell>
          <table:table-cell office:value-type="float" office:value="0.507648" calcext:value-type="float">
            <text:p>0.507648</text:p>
          </table:table-cell>
          <table:table-cell office:value-type="float" office:value="0.464996" calcext:value-type="float">
            <text:p>0.464996</text:p>
          </table:table-cell>
          <table:table-cell table:number-columns-repeated="58"/>
        </table:table-row>
        <table:table-row table:style-name="ro1">
          <table:table-cell office:value-type="float" office:value="0.446125" calcext:value-type="float">
            <text:p>0.446125</text:p>
          </table:table-cell>
          <table:table-cell office:value-type="float" office:value="0.517472" calcext:value-type="float">
            <text:p>0.517472</text:p>
          </table:table-cell>
          <table:table-cell table:style-name="Default" office:value-type="float" office:value="0.472496" calcext:value-type="float">
            <text:p>0.472496</text:p>
          </table:table-cell>
          <table:table-cell table:style-name="Default" office:value-type="float" office:value="0.498043" calcext:value-type="float">
            <text:p>0.498043</text:p>
          </table:table-cell>
          <table:table-cell office:value-type="float" office:value="0.507631" calcext:value-type="float">
            <text:p>0.507631</text:p>
          </table:table-cell>
          <table:table-cell office:value-type="float" office:value="0.464982" calcext:value-type="float">
            <text:p>0.464982</text:p>
          </table:table-cell>
          <table:table-cell table:number-columns-repeated="58"/>
        </table:table-row>
        <table:table-row table:style-name="ro1">
          <table:table-cell office:value-type="float" office:value="0.446104" calcext:value-type="float">
            <text:p>0.446104</text:p>
          </table:table-cell>
          <table:table-cell office:value-type="float" office:value="0.517457" calcext:value-type="float">
            <text:p>0.517457</text:p>
          </table:table-cell>
          <table:table-cell table:style-name="Default" office:value-type="float" office:value="0.472475" calcext:value-type="float">
            <text:p>0.472475</text:p>
          </table:table-cell>
          <table:table-cell table:style-name="Default" office:value-type="float" office:value="0.498023" calcext:value-type="float">
            <text:p>0.498023</text:p>
          </table:table-cell>
          <table:table-cell office:value-type="float" office:value="0.507611" calcext:value-type="float">
            <text:p>0.507611</text:p>
          </table:table-cell>
          <table:table-cell office:value-type="float" office:value="0.464969" calcext:value-type="float">
            <text:p>0.464969</text:p>
          </table:table-cell>
          <table:table-cell table:number-columns-repeated="58"/>
        </table:table-row>
        <table:table-row table:style-name="ro1">
          <table:table-cell office:value-type="float" office:value="0.446082" calcext:value-type="float">
            <text:p>0.446082</text:p>
          </table:table-cell>
          <table:table-cell office:value-type="float" office:value="0.517444" calcext:value-type="float">
            <text:p>0.517444</text:p>
          </table:table-cell>
          <table:table-cell table:style-name="Default" office:value-type="float" office:value="0.472454" calcext:value-type="float">
            <text:p>0.472454</text:p>
          </table:table-cell>
          <table:table-cell table:style-name="Default" office:value-type="float" office:value="0.498004" calcext:value-type="float">
            <text:p>0.498004</text:p>
          </table:table-cell>
          <table:table-cell office:value-type="float" office:value="0.507596" calcext:value-type="float">
            <text:p>0.507596</text:p>
          </table:table-cell>
          <table:table-cell office:value-type="float" office:value="0.464956" calcext:value-type="float">
            <text:p>0.464956</text:p>
          </table:table-cell>
          <table:table-cell table:number-columns-repeated="58"/>
        </table:table-row>
        <table:table-row table:style-name="ro1">
          <table:table-cell office:value-type="float" office:value="0.446063" calcext:value-type="float">
            <text:p>0.446063</text:p>
          </table:table-cell>
          <table:table-cell office:value-type="float" office:value="0.517427" calcext:value-type="float">
            <text:p>0.517427</text:p>
          </table:table-cell>
          <table:table-cell table:style-name="Default" office:value-type="float" office:value="0.472433" calcext:value-type="float">
            <text:p>0.472433</text:p>
          </table:table-cell>
          <table:table-cell table:style-name="Default" office:value-type="float" office:value="0.497986" calcext:value-type="float">
            <text:p>0.497986</text:p>
          </table:table-cell>
          <table:table-cell office:value-type="float" office:value="0.507579" calcext:value-type="float">
            <text:p>0.507579</text:p>
          </table:table-cell>
          <table:table-cell office:value-type="float" office:value="0.464943" calcext:value-type="float">
            <text:p>0.464943</text:p>
          </table:table-cell>
          <table:table-cell table:number-columns-repeated="58"/>
        </table:table-row>
        <table:table-row table:style-name="ro1">
          <table:table-cell office:value-type="float" office:value="0.446026" calcext:value-type="float">
            <text:p>0.446026</text:p>
          </table:table-cell>
          <table:table-cell office:value-type="float" office:value="0.517429" calcext:value-type="float">
            <text:p>0.517429</text:p>
          </table:table-cell>
          <table:table-cell table:style-name="Default" office:value-type="float" office:value="0.472407" calcext:value-type="float">
            <text:p>0.472407</text:p>
          </table:table-cell>
          <table:table-cell table:style-name="Default" office:value-type="float" office:value="0.49797" calcext:value-type="float">
            <text:p>0.49797</text:p>
          </table:table-cell>
          <table:table-cell office:value-type="float" office:value="0.507561" calcext:value-type="float">
            <text:p>0.507561</text:p>
          </table:table-cell>
          <table:table-cell office:value-type="float" office:value="0.464929" calcext:value-type="float">
            <text:p>0.464929</text:p>
          </table:table-cell>
          <table:table-cell table:number-columns-repeated="58"/>
        </table:table-row>
        <table:table-row table:style-name="ro1">
          <table:table-cell office:value-type="float" office:value="0.44602" calcext:value-type="float">
            <text:p>0.44602</text:p>
          </table:table-cell>
          <table:table-cell office:value-type="float" office:value="0.517409" calcext:value-type="float">
            <text:p>0.517409</text:p>
          </table:table-cell>
          <table:table-cell table:style-name="Default" office:value-type="float" office:value="0.472386" calcext:value-type="float">
            <text:p>0.472386</text:p>
          </table:table-cell>
          <table:table-cell table:style-name="Default" office:value-type="float" office:value="0.497952" calcext:value-type="float">
            <text:p>0.497952</text:p>
          </table:table-cell>
          <table:table-cell office:value-type="float" office:value="0.507544" calcext:value-type="float">
            <text:p>0.507544</text:p>
          </table:table-cell>
          <table:table-cell office:value-type="float" office:value="0.464916" calcext:value-type="float">
            <text:p>0.464916</text:p>
          </table:table-cell>
          <table:table-cell table:number-columns-repeated="58"/>
        </table:table-row>
        <table:table-row table:style-name="ro1">
          <table:table-cell office:value-type="float" office:value="0.445982" calcext:value-type="float">
            <text:p>0.445982</text:p>
          </table:table-cell>
          <table:table-cell office:value-type="float" office:value="0.517409" calcext:value-type="float">
            <text:p>0.517409</text:p>
          </table:table-cell>
          <table:table-cell table:style-name="Default" office:value-type="float" office:value="0.472365" calcext:value-type="float">
            <text:p>0.472365</text:p>
          </table:table-cell>
          <table:table-cell table:style-name="Default" office:value-type="float" office:value="0.497933" calcext:value-type="float">
            <text:p>0.497933</text:p>
          </table:table-cell>
          <table:table-cell office:value-type="float" office:value="0.507527" calcext:value-type="float">
            <text:p>0.507527</text:p>
          </table:table-cell>
          <table:table-cell office:value-type="float" office:value="0.464903" calcext:value-type="float">
            <text:p>0.464903</text:p>
          </table:table-cell>
          <table:table-cell table:number-columns-repeated="58"/>
        </table:table-row>
        <table:table-row table:style-name="ro1">
          <table:table-cell office:value-type="float" office:value="0.445952" calcext:value-type="float">
            <text:p>0.445952</text:p>
          </table:table-cell>
          <table:table-cell office:value-type="float" office:value="0.517467" calcext:value-type="float">
            <text:p>0.517467</text:p>
          </table:table-cell>
          <table:table-cell table:style-name="Default" office:value-type="float" office:value="0.472344" calcext:value-type="float">
            <text:p>0.472344</text:p>
          </table:table-cell>
          <table:table-cell table:style-name="Default" office:value-type="float" office:value="0.497914" calcext:value-type="float">
            <text:p>0.497914</text:p>
          </table:table-cell>
          <table:table-cell office:value-type="float" office:value="0.507508" calcext:value-type="float">
            <text:p>0.507508</text:p>
          </table:table-cell>
          <table:table-cell office:value-type="float" office:value="0.46489" calcext:value-type="float">
            <text:p>0.46489</text:p>
          </table:table-cell>
          <table:table-cell table:number-columns-repeated="58"/>
        </table:table-row>
        <table:table-row table:style-name="ro1">
          <table:table-cell office:value-type="float" office:value="0.44596" calcext:value-type="float">
            <text:p>0.44596</text:p>
          </table:table-cell>
          <table:table-cell office:value-type="float" office:value="0.517441" calcext:value-type="float">
            <text:p>0.517441</text:p>
          </table:table-cell>
          <table:table-cell table:style-name="Default" office:value-type="float" office:value="0.472323" calcext:value-type="float">
            <text:p>0.472323</text:p>
          </table:table-cell>
          <table:table-cell table:style-name="Default" office:value-type="float" office:value="0.497895" calcext:value-type="float">
            <text:p>0.497895</text:p>
          </table:table-cell>
          <table:table-cell office:value-type="float" office:value="0.507493" calcext:value-type="float">
            <text:p>0.507493</text:p>
          </table:table-cell>
          <table:table-cell office:value-type="float" office:value="0.464877" calcext:value-type="float">
            <text:p>0.464877</text:p>
          </table:table-cell>
          <table:table-cell table:number-columns-repeated="58"/>
        </table:table-row>
        <table:table-row table:style-name="ro1">
          <table:table-cell office:value-type="float" office:value="0.445924" calcext:value-type="float">
            <text:p>0.445924</text:p>
          </table:table-cell>
          <table:table-cell office:value-type="float" office:value="0.517436" calcext:value-type="float">
            <text:p>0.517436</text:p>
          </table:table-cell>
          <table:table-cell table:style-name="Default" office:value-type="float" office:value="0.472302" calcext:value-type="float">
            <text:p>0.472302</text:p>
          </table:table-cell>
          <table:table-cell table:style-name="Default" office:value-type="float" office:value="0.497877" calcext:value-type="float">
            <text:p>0.497877</text:p>
          </table:table-cell>
          <table:table-cell office:value-type="float" office:value="0.507476" calcext:value-type="float">
            <text:p>0.507476</text:p>
          </table:table-cell>
          <table:table-cell office:value-type="float" office:value="0.464864" calcext:value-type="float">
            <text:p>0.464864</text:p>
          </table:table-cell>
          <table:table-cell table:number-columns-repeated="58"/>
        </table:table-row>
        <table:table-row table:style-name="ro1">
          <table:table-cell office:value-type="float" office:value="0.445918" calcext:value-type="float">
            <text:p>0.445918</text:p>
          </table:table-cell>
          <table:table-cell office:value-type="float" office:value="0.517412" calcext:value-type="float">
            <text:p>0.517412</text:p>
          </table:table-cell>
          <table:table-cell table:style-name="Default" office:value-type="float" office:value="0.472281" calcext:value-type="float">
            <text:p>0.472281</text:p>
          </table:table-cell>
          <table:table-cell table:style-name="Default" office:value-type="float" office:value="0.497858" calcext:value-type="float">
            <text:p>0.497858</text:p>
          </table:table-cell>
          <table:table-cell office:value-type="float" office:value="0.507459" calcext:value-type="float">
            <text:p>0.507459</text:p>
          </table:table-cell>
          <table:table-cell office:value-type="float" office:value="0.464851" calcext:value-type="float">
            <text:p>0.464851</text:p>
          </table:table-cell>
          <table:table-cell table:number-columns-repeated="58"/>
        </table:table-row>
        <table:table-row table:style-name="ro1">
          <table:table-cell office:value-type="float" office:value="0.445876" calcext:value-type="float">
            <text:p>0.445876</text:p>
          </table:table-cell>
          <table:table-cell office:value-type="float" office:value="0.517409" calcext:value-type="float">
            <text:p>0.517409</text:p>
          </table:table-cell>
          <table:table-cell table:style-name="Default" office:value-type="float" office:value="0.47226" calcext:value-type="float">
            <text:p>0.47226</text:p>
          </table:table-cell>
          <table:table-cell table:style-name="Default" office:value-type="float" office:value="0.497839" calcext:value-type="float">
            <text:p>0.497839</text:p>
          </table:table-cell>
          <table:table-cell office:value-type="float" office:value="0.507442" calcext:value-type="float">
            <text:p>0.507442</text:p>
          </table:table-cell>
          <table:table-cell office:value-type="float" office:value="0.464838" calcext:value-type="float">
            <text:p>0.464838</text:p>
          </table:table-cell>
          <table:table-cell table:number-columns-repeated="58"/>
        </table:table-row>
        <table:table-row table:style-name="ro1">
          <table:table-cell office:value-type="float" office:value="0.445841" calcext:value-type="float">
            <text:p>0.445841</text:p>
          </table:table-cell>
          <table:table-cell office:value-type="float" office:value="0.5174" calcext:value-type="float">
            <text:p>0.5174</text:p>
          </table:table-cell>
          <table:table-cell table:style-name="Default" office:value-type="float" office:value="0.472239" calcext:value-type="float">
            <text:p>0.472239</text:p>
          </table:table-cell>
          <table:table-cell table:style-name="Default" office:value-type="float" office:value="0.49782" calcext:value-type="float">
            <text:p>0.49782</text:p>
          </table:table-cell>
          <table:table-cell office:value-type="float" office:value="0.507423" calcext:value-type="float">
            <text:p>0.507423</text:p>
          </table:table-cell>
          <table:table-cell office:value-type="float" office:value="0.464825" calcext:value-type="float">
            <text:p>0.464825</text:p>
          </table:table-cell>
          <table:table-cell table:number-columns-repeated="58"/>
        </table:table-row>
        <table:table-row table:style-name="ro1">
          <table:table-cell office:value-type="float" office:value="0.445848" calcext:value-type="float">
            <text:p>0.445848</text:p>
          </table:table-cell>
          <table:table-cell office:value-type="float" office:value="0.517376" calcext:value-type="float">
            <text:p>0.517376</text:p>
          </table:table-cell>
          <table:table-cell table:style-name="Default" office:value-type="float" office:value="0.472218" calcext:value-type="float">
            <text:p>0.472218</text:p>
          </table:table-cell>
          <table:table-cell table:style-name="Default" office:value-type="float" office:value="0.497801" calcext:value-type="float">
            <text:p>0.497801</text:p>
          </table:table-cell>
          <table:table-cell office:value-type="float" office:value="0.507409" calcext:value-type="float">
            <text:p>0.507409</text:p>
          </table:table-cell>
          <table:table-cell office:value-type="float" office:value="0.464812" calcext:value-type="float">
            <text:p>0.464812</text:p>
          </table:table-cell>
          <table:table-cell table:number-columns-repeated="58"/>
        </table:table-row>
        <table:table-row table:style-name="ro1">
          <table:table-cell office:value-type="float" office:value="0.445813" calcext:value-type="float">
            <text:p>0.445813</text:p>
          </table:table-cell>
          <table:table-cell office:value-type="float" office:value="0.517373" calcext:value-type="float">
            <text:p>0.517373</text:p>
          </table:table-cell>
          <table:table-cell table:style-name="Default" office:value-type="float" office:value="0.472197" calcext:value-type="float">
            <text:p>0.472197</text:p>
          </table:table-cell>
          <table:table-cell table:style-name="Default" office:value-type="float" office:value="0.497782" calcext:value-type="float">
            <text:p>0.497782</text:p>
          </table:table-cell>
          <table:table-cell office:value-type="float" office:value="0.507392" calcext:value-type="float">
            <text:p>0.507392</text:p>
          </table:table-cell>
          <table:table-cell office:value-type="float" office:value="0.464799" calcext:value-type="float">
            <text:p>0.464799</text:p>
          </table:table-cell>
          <table:table-cell table:number-columns-repeated="58"/>
        </table:table-row>
        <table:table-row table:style-name="ro1">
          <table:table-cell office:value-type="float" office:value="0.445773" calcext:value-type="float">
            <text:p>0.445773</text:p>
          </table:table-cell>
          <table:table-cell office:value-type="float" office:value="0.51736" calcext:value-type="float">
            <text:p>0.51736</text:p>
          </table:table-cell>
          <table:table-cell table:style-name="Default" office:value-type="float" office:value="0.472176" calcext:value-type="float">
            <text:p>0.472176</text:p>
          </table:table-cell>
          <table:table-cell table:style-name="Default" office:value-type="float" office:value="0.497763" calcext:value-type="float">
            <text:p>0.497763</text:p>
          </table:table-cell>
          <table:table-cell office:value-type="float" office:value="0.507375" calcext:value-type="float">
            <text:p>0.507375</text:p>
          </table:table-cell>
          <table:table-cell office:value-type="float" office:value="0.464787" calcext:value-type="float">
            <text:p>0.464787</text:p>
          </table:table-cell>
          <table:table-cell table:number-columns-repeated="58"/>
        </table:table-row>
        <table:table-row table:style-name="ro1">
          <table:table-cell office:value-type="float" office:value="0.445777" calcext:value-type="float">
            <text:p>0.445777</text:p>
          </table:table-cell>
          <table:table-cell office:value-type="float" office:value="0.517333" calcext:value-type="float">
            <text:p>0.517333</text:p>
          </table:table-cell>
          <table:table-cell table:style-name="Default" office:value-type="float" office:value="0.472155" calcext:value-type="float">
            <text:p>0.472155</text:p>
          </table:table-cell>
          <table:table-cell table:style-name="Default" office:value-type="float" office:value="0.497744" calcext:value-type="float">
            <text:p>0.497744</text:p>
          </table:table-cell>
          <table:table-cell office:value-type="float" office:value="0.507356" calcext:value-type="float">
            <text:p>0.507356</text:p>
          </table:table-cell>
          <table:table-cell office:value-type="float" office:value="0.464774" calcext:value-type="float">
            <text:p>0.464774</text:p>
          </table:table-cell>
          <table:table-cell table:number-columns-repeated="58"/>
        </table:table-row>
        <table:table-row table:style-name="ro1">
          <table:table-cell office:value-type="float" office:value="0.445733" calcext:value-type="float">
            <text:p>0.445733</text:p>
          </table:table-cell>
          <table:table-cell office:value-type="float" office:value="0.517328" calcext:value-type="float">
            <text:p>0.517328</text:p>
          </table:table-cell>
          <table:table-cell table:style-name="Default" office:value-type="float" office:value="0.47213" calcext:value-type="float">
            <text:p>0.47213</text:p>
          </table:table-cell>
          <table:table-cell table:style-name="Default" office:value-type="float" office:value="0.497721" calcext:value-type="float">
            <text:p>0.497721</text:p>
          </table:table-cell>
          <table:table-cell office:value-type="float" office:value="0.507342" calcext:value-type="float">
            <text:p>0.507342</text:p>
          </table:table-cell>
          <table:table-cell office:value-type="float" office:value="0.464761" calcext:value-type="float">
            <text:p>0.464761</text:p>
          </table:table-cell>
          <table:table-cell table:number-columns-repeated="58"/>
        </table:table-row>
        <table:table-row table:style-name="ro1">
          <table:table-cell office:value-type="float" office:value="0.445736" calcext:value-type="float">
            <text:p>0.445736</text:p>
          </table:table-cell>
          <table:table-cell office:value-type="float" office:value="0.517304" calcext:value-type="float">
            <text:p>0.517304</text:p>
          </table:table-cell>
          <table:table-cell table:style-name="Default" office:value-type="float" office:value="0.472113" calcext:value-type="float">
            <text:p>0.472113</text:p>
          </table:table-cell>
          <table:table-cell table:style-name="Default" office:value-type="float" office:value="0.497704" calcext:value-type="float">
            <text:p>0.497704</text:p>
          </table:table-cell>
          <table:table-cell office:value-type="float" office:value="0.507326" calcext:value-type="float">
            <text:p>0.507326</text:p>
          </table:table-cell>
          <table:table-cell office:value-type="float" office:value="0.464749" calcext:value-type="float">
            <text:p>0.464749</text:p>
          </table:table-cell>
          <table:table-cell table:number-columns-repeated="58"/>
        </table:table-row>
        <table:table-row table:style-name="ro1">
          <table:table-cell office:value-type="float" office:value="0.44569" calcext:value-type="float">
            <text:p>0.44569</text:p>
          </table:table-cell>
          <table:table-cell office:value-type="float" office:value="0.517299" calcext:value-type="float">
            <text:p>0.517299</text:p>
          </table:table-cell>
          <table:table-cell table:style-name="Default" office:value-type="float" office:value="0.472092" calcext:value-type="float">
            <text:p>0.472092</text:p>
          </table:table-cell>
          <table:table-cell table:style-name="Default" office:value-type="float" office:value="0.497686" calcext:value-type="float">
            <text:p>0.497686</text:p>
          </table:table-cell>
          <table:table-cell office:value-type="float" office:value="0.507309" calcext:value-type="float">
            <text:p>0.507309</text:p>
          </table:table-cell>
          <table:table-cell office:value-type="float" office:value="0.464736" calcext:value-type="float">
            <text:p>0.464736</text:p>
          </table:table-cell>
          <table:table-cell table:number-columns-repeated="58"/>
        </table:table-row>
        <table:table-row table:style-name="ro1">
          <table:table-cell office:value-type="float" office:value="0.445693" calcext:value-type="float">
            <text:p>0.445693</text:p>
          </table:table-cell>
          <table:table-cell office:value-type="float" office:value="0.517276" calcext:value-type="float">
            <text:p>0.517276</text:p>
          </table:table-cell>
          <table:table-cell table:style-name="Default" office:value-type="float" office:value="0.472071" calcext:value-type="float">
            <text:p>0.472071</text:p>
          </table:table-cell>
          <table:table-cell table:style-name="Default" office:value-type="float" office:value="0.497667" calcext:value-type="float">
            <text:p>0.497667</text:p>
          </table:table-cell>
          <table:table-cell office:value-type="float" office:value="0.507293" calcext:value-type="float">
            <text:p>0.507293</text:p>
          </table:table-cell>
          <table:table-cell office:value-type="float" office:value="0.464723" calcext:value-type="float">
            <text:p>0.464723</text:p>
          </table:table-cell>
          <table:table-cell table:number-columns-repeated="58"/>
        </table:table-row>
        <table:table-row table:style-name="ro1">
          <table:table-cell office:value-type="float" office:value="0.445673" calcext:value-type="float">
            <text:p>0.445673</text:p>
          </table:table-cell>
          <table:table-cell office:value-type="float" office:value="0.517297" calcext:value-type="float">
            <text:p>0.517297</text:p>
          </table:table-cell>
          <table:table-cell table:style-name="Default" office:value-type="float" office:value="0.472046" calcext:value-type="float">
            <text:p>0.472046</text:p>
          </table:table-cell>
          <table:table-cell table:style-name="Default" office:value-type="float" office:value="0.497645" calcext:value-type="float">
            <text:p>0.497645</text:p>
          </table:table-cell>
          <table:table-cell office:value-type="float" office:value="0.507274" calcext:value-type="float">
            <text:p>0.507274</text:p>
          </table:table-cell>
          <table:table-cell office:value-type="float" office:value="0.464711" calcext:value-type="float">
            <text:p>0.464711</text:p>
          </table:table-cell>
          <table:table-cell table:number-columns-repeated="58"/>
        </table:table-row>
        <table:table-row table:style-name="ro1">
          <table:table-cell office:value-type="float" office:value="0.445652" calcext:value-type="float">
            <text:p>0.445652</text:p>
          </table:table-cell>
          <table:table-cell office:value-type="float" office:value="0.517296" calcext:value-type="float">
            <text:p>0.517296</text:p>
          </table:table-cell>
          <table:table-cell table:style-name="Default" office:value-type="float" office:value="0.47203" calcext:value-type="float">
            <text:p>0.47203</text:p>
          </table:table-cell>
          <table:table-cell table:style-name="Default" office:value-type="float" office:value="0.497628" calcext:value-type="float">
            <text:p>0.497628</text:p>
          </table:table-cell>
          <table:table-cell office:value-type="float" office:value="0.50726" calcext:value-type="float">
            <text:p>0.50726</text:p>
          </table:table-cell>
          <table:table-cell office:value-type="float" office:value="0.464698" calcext:value-type="float">
            <text:p>0.464698</text:p>
          </table:table-cell>
          <table:table-cell table:number-columns-repeated="58"/>
        </table:table-row>
        <table:table-row table:style-name="ro1">
          <table:table-cell office:value-type="float" office:value="0.44563" calcext:value-type="float">
            <text:p>0.44563</text:p>
          </table:table-cell>
          <table:table-cell office:value-type="float" office:value="0.51729" calcext:value-type="float">
            <text:p>0.51729</text:p>
          </table:table-cell>
          <table:table-cell table:style-name="Default" office:value-type="float" office:value="0.472009" calcext:value-type="float">
            <text:p>0.472009</text:p>
          </table:table-cell>
          <table:table-cell table:style-name="Default" office:value-type="float" office:value="0.49761" calcext:value-type="float">
            <text:p>0.49761</text:p>
          </table:table-cell>
          <table:table-cell office:value-type="float" office:value="0.507244" calcext:value-type="float">
            <text:p>0.507244</text:p>
          </table:table-cell>
          <table:table-cell office:value-type="float" office:value="0.464686" calcext:value-type="float">
            <text:p>0.464686</text:p>
          </table:table-cell>
          <table:table-cell table:number-columns-repeated="58"/>
        </table:table-row>
        <table:table-row table:style-name="ro1">
          <table:table-cell office:value-type="float" office:value="0.445608" calcext:value-type="float">
            <text:p>0.445608</text:p>
          </table:table-cell>
          <table:table-cell office:value-type="float" office:value="0.517282" calcext:value-type="float">
            <text:p>0.517282</text:p>
          </table:table-cell>
          <table:table-cell table:style-name="Default" office:value-type="float" office:value="0.471988" calcext:value-type="float">
            <text:p>0.471988</text:p>
          </table:table-cell>
          <table:table-cell table:style-name="Default" office:value-type="float" office:value="0.497592" calcext:value-type="float">
            <text:p>0.497592</text:p>
          </table:table-cell>
          <table:table-cell office:value-type="float" office:value="0.507227" calcext:value-type="float">
            <text:p>0.507227</text:p>
          </table:table-cell>
          <table:table-cell office:value-type="float" office:value="0.464673" calcext:value-type="float">
            <text:p>0.464673</text:p>
          </table:table-cell>
          <table:table-cell table:number-columns-repeated="58"/>
        </table:table-row>
        <table:table-row table:style-name="ro1">
          <table:table-cell office:value-type="float" office:value="0.445616" calcext:value-type="float">
            <text:p>0.445616</text:p>
          </table:table-cell>
          <table:table-cell office:value-type="float" office:value="0.51726" calcext:value-type="float">
            <text:p>0.51726</text:p>
          </table:table-cell>
          <table:table-cell table:style-name="Default" office:value-type="float" office:value="0.471963" calcext:value-type="float">
            <text:p>0.471963</text:p>
          </table:table-cell>
          <table:table-cell table:style-name="Default" office:value-type="float" office:value="0.497569" calcext:value-type="float">
            <text:p>0.497569</text:p>
          </table:table-cell>
          <table:table-cell office:value-type="float" office:value="0.507209" calcext:value-type="float">
            <text:p>0.507209</text:p>
          </table:table-cell>
          <table:table-cell office:value-type="float" office:value="0.464661" calcext:value-type="float">
            <text:p>0.464661</text:p>
          </table:table-cell>
          <table:table-cell table:number-columns-repeated="58"/>
        </table:table-row>
        <table:table-row table:style-name="ro1">
          <table:table-cell office:value-type="float" office:value="0.445572" calcext:value-type="float">
            <text:p>0.445572</text:p>
          </table:table-cell>
          <table:table-cell office:value-type="float" office:value="0.517258" calcext:value-type="float">
            <text:p>0.517258</text:p>
          </table:table-cell>
          <table:table-cell table:style-name="Default" office:value-type="float" office:value="0.471947" calcext:value-type="float">
            <text:p>0.471947</text:p>
          </table:table-cell>
          <table:table-cell table:style-name="Default" office:value-type="float" office:value="0.497552" calcext:value-type="float">
            <text:p>0.497552</text:p>
          </table:table-cell>
          <table:table-cell office:value-type="float" office:value="0.507195" calcext:value-type="float">
            <text:p>0.507195</text:p>
          </table:table-cell>
          <table:table-cell office:value-type="float" office:value="0.464649" calcext:value-type="float">
            <text:p>0.464649</text:p>
          </table:table-cell>
          <table:table-cell table:number-columns-repeated="58"/>
        </table:table-row>
        <table:table-row table:style-name="ro1">
          <table:table-cell office:value-type="float" office:value="0.445546" calcext:value-type="float">
            <text:p>0.445546</text:p>
          </table:table-cell>
          <table:table-cell office:value-type="float" office:value="0.517248" calcext:value-type="float">
            <text:p>0.517248</text:p>
          </table:table-cell>
          <table:table-cell table:style-name="Default" office:value-type="float" office:value="0.471926" calcext:value-type="float">
            <text:p>0.471926</text:p>
          </table:table-cell>
          <table:table-cell table:style-name="Default" office:value-type="float" office:value="0.497534" calcext:value-type="float">
            <text:p>0.497534</text:p>
          </table:table-cell>
          <table:table-cell office:value-type="float" office:value="0.507179" calcext:value-type="float">
            <text:p>0.507179</text:p>
          </table:table-cell>
          <table:table-cell office:value-type="float" office:value="0.464636" calcext:value-type="float">
            <text:p>0.464636</text:p>
          </table:table-cell>
          <table:table-cell table:number-columns-repeated="58"/>
        </table:table-row>
        <table:table-row table:style-name="ro1">
          <table:table-cell office:value-type="float" office:value="0.445525" calcext:value-type="float">
            <text:p>0.445525</text:p>
          </table:table-cell>
          <table:table-cell office:value-type="float" office:value="0.517236" calcext:value-type="float">
            <text:p>0.517236</text:p>
          </table:table-cell>
          <table:table-cell table:style-name="Default" office:value-type="float" office:value="0.4719" calcext:value-type="float">
            <text:p>0.4719</text:p>
          </table:table-cell>
          <table:table-cell table:style-name="Default" office:value-type="float" office:value="0.497512" calcext:value-type="float">
            <text:p>0.497512</text:p>
          </table:table-cell>
          <table:table-cell office:value-type="float" office:value="0.507163" calcext:value-type="float">
            <text:p>0.507163</text:p>
          </table:table-cell>
          <table:table-cell office:value-type="float" office:value="0.464624" calcext:value-type="float">
            <text:p>0.464624</text:p>
          </table:table-cell>
          <table:table-cell table:number-columns-repeated="58"/>
        </table:table-row>
        <table:table-row table:style-name="ro1">
          <table:table-cell office:value-type="float" office:value="0.445501" calcext:value-type="float">
            <text:p>0.445501</text:p>
          </table:table-cell>
          <table:table-cell office:value-type="float" office:value="0.517222" calcext:value-type="float">
            <text:p>0.517222</text:p>
          </table:table-cell>
          <table:table-cell table:style-name="Default" office:value-type="float" office:value="0.471884" calcext:value-type="float">
            <text:p>0.471884</text:p>
          </table:table-cell>
          <table:table-cell table:style-name="Default" office:value-type="float" office:value="0.497496" calcext:value-type="float">
            <text:p>0.497496</text:p>
          </table:table-cell>
          <table:table-cell office:value-type="float" office:value="0.507144" calcext:value-type="float">
            <text:p>0.507144</text:p>
          </table:table-cell>
          <table:table-cell office:value-type="float" office:value="0.464612" calcext:value-type="float">
            <text:p>0.464612</text:p>
          </table:table-cell>
          <table:table-cell table:number-columns-repeated="58"/>
        </table:table-row>
        <table:table-row table:style-name="ro1">
          <table:table-cell office:value-type="float" office:value="0.445485" calcext:value-type="float">
            <text:p>0.445485</text:p>
          </table:table-cell>
          <table:table-cell office:value-type="float" office:value="0.51721" calcext:value-type="float">
            <text:p>0.51721</text:p>
          </table:table-cell>
          <table:table-cell table:style-name="Default" office:value-type="float" office:value="0.471863" calcext:value-type="float">
            <text:p>0.471863</text:p>
          </table:table-cell>
          <table:table-cell table:style-name="Default" office:value-type="float" office:value="0.497478" calcext:value-type="float">
            <text:p>0.497478</text:p>
          </table:table-cell>
          <table:table-cell office:value-type="float" office:value="0.507131" calcext:value-type="float">
            <text:p>0.507131</text:p>
          </table:table-cell>
          <table:table-cell office:value-type="float" office:value="0.4646" calcext:value-type="float">
            <text:p>0.4646</text:p>
          </table:table-cell>
          <table:table-cell table:number-columns-repeated="58"/>
        </table:table-row>
        <table:table-row table:style-name="ro1">
          <table:table-cell office:value-type="float" office:value="0.445465" calcext:value-type="float">
            <text:p>0.445465</text:p>
          </table:table-cell>
          <table:table-cell office:value-type="float" office:value="0.517198" calcext:value-type="float">
            <text:p>0.517198</text:p>
          </table:table-cell>
          <table:table-cell table:style-name="Default" office:value-type="float" office:value="0.471838" calcext:value-type="float">
            <text:p>0.471838</text:p>
          </table:table-cell>
          <table:table-cell table:style-name="Default" office:value-type="float" office:value="0.497456" calcext:value-type="float">
            <text:p>0.497456</text:p>
          </table:table-cell>
          <table:table-cell office:value-type="float" office:value="0.507115" calcext:value-type="float">
            <text:p>0.507115</text:p>
          </table:table-cell>
          <table:table-cell office:value-type="float" office:value="0.464588" calcext:value-type="float">
            <text:p>0.464588</text:p>
          </table:table-cell>
          <table:table-cell table:number-columns-repeated="58"/>
        </table:table-row>
        <table:table-row table:style-name="ro1">
          <table:table-cell office:value-type="float" office:value="0.445445" calcext:value-type="float">
            <text:p>0.445445</text:p>
          </table:table-cell>
          <table:table-cell office:value-type="float" office:value="0.517223" calcext:value-type="float">
            <text:p>0.517223</text:p>
          </table:table-cell>
          <table:table-cell table:style-name="Default" office:value-type="float" office:value="0.471822" calcext:value-type="float">
            <text:p>0.471822</text:p>
          </table:table-cell>
          <table:table-cell table:style-name="Default" office:value-type="float" office:value="0.497439" calcext:value-type="float">
            <text:p>0.497439</text:p>
          </table:table-cell>
          <table:table-cell office:value-type="float" office:value="0.507099" calcext:value-type="float">
            <text:p>0.507099</text:p>
          </table:table-cell>
          <table:table-cell office:value-type="float" office:value="0.464575" calcext:value-type="float">
            <text:p>0.464575</text:p>
          </table:table-cell>
          <table:table-cell table:number-columns-repeated="58"/>
        </table:table-row>
        <table:table-row table:style-name="ro1">
          <table:table-cell office:value-type="float" office:value="0.445426" calcext:value-type="float">
            <text:p>0.445426</text:p>
          </table:table-cell>
          <table:table-cell office:value-type="float" office:value="0.517211" calcext:value-type="float">
            <text:p>0.517211</text:p>
          </table:table-cell>
          <table:table-cell table:style-name="Default" office:value-type="float" office:value="0.471801" calcext:value-type="float">
            <text:p>0.471801</text:p>
          </table:table-cell>
          <table:table-cell table:style-name="Default" office:value-type="float" office:value="0.497421" calcext:value-type="float">
            <text:p>0.497421</text:p>
          </table:table-cell>
          <table:table-cell office:value-type="float" office:value="0.507083" calcext:value-type="float">
            <text:p>0.507083</text:p>
          </table:table-cell>
          <table:table-cell office:value-type="float" office:value="0.464563" calcext:value-type="float">
            <text:p>0.464563</text:p>
          </table:table-cell>
          <table:table-cell table:number-columns-repeated="58"/>
        </table:table-row>
        <table:table-row table:style-name="ro1">
          <table:table-cell office:value-type="float" office:value="0.445405" calcext:value-type="float">
            <text:p>0.445405</text:p>
          </table:table-cell>
          <table:table-cell office:value-type="float" office:value="0.517198" calcext:value-type="float">
            <text:p>0.517198</text:p>
          </table:table-cell>
          <table:table-cell table:style-name="Default" office:value-type="float" office:value="0.47178" calcext:value-type="float">
            <text:p>0.47178</text:p>
          </table:table-cell>
          <table:table-cell table:style-name="Default" office:value-type="float" office:value="0.497403" calcext:value-type="float">
            <text:p>0.497403</text:p>
          </table:table-cell>
          <table:table-cell office:value-type="float" office:value="0.507065" calcext:value-type="float">
            <text:p>0.507065</text:p>
          </table:table-cell>
          <table:table-cell office:value-type="float" office:value="0.464551" calcext:value-type="float">
            <text:p>0.464551</text:p>
          </table:table-cell>
          <table:table-cell table:number-columns-repeated="58"/>
        </table:table-row>
        <table:table-row table:style-name="ro1">
          <table:table-cell office:value-type="float" office:value="0.445385" calcext:value-type="float">
            <text:p>0.445385</text:p>
          </table:table-cell>
          <table:table-cell office:value-type="float" office:value="0.517184" calcext:value-type="float">
            <text:p>0.517184</text:p>
          </table:table-cell>
          <table:table-cell table:style-name="Default" office:value-type="float" office:value="0.471755" calcext:value-type="float">
            <text:p>0.471755</text:p>
          </table:table-cell>
          <table:table-cell table:style-name="Default" office:value-type="float" office:value="0.497381" calcext:value-type="float">
            <text:p>0.497381</text:p>
          </table:table-cell>
          <table:table-cell office:value-type="float" office:value="0.507051" calcext:value-type="float">
            <text:p>0.507051</text:p>
          </table:table-cell>
          <table:table-cell office:value-type="float" office:value="0.464539" calcext:value-type="float">
            <text:p>0.464539</text:p>
          </table:table-cell>
          <table:table-cell table:number-columns-repeated="58"/>
        </table:table-row>
        <table:table-row table:style-name="ro1">
          <table:table-cell office:value-type="float" office:value="0.445364" calcext:value-type="float">
            <text:p>0.445364</text:p>
          </table:table-cell>
          <table:table-cell office:value-type="float" office:value="0.51717" calcext:value-type="float">
            <text:p>0.51717</text:p>
          </table:table-cell>
          <table:table-cell table:style-name="Default" office:value-type="float" office:value="0.471739" calcext:value-type="float">
            <text:p>0.471739</text:p>
          </table:table-cell>
          <table:table-cell table:style-name="Default" office:value-type="float" office:value="0.497364" calcext:value-type="float">
            <text:p>0.497364</text:p>
          </table:table-cell>
          <table:table-cell office:value-type="float" office:value="0.507036" calcext:value-type="float">
            <text:p>0.507036</text:p>
          </table:table-cell>
          <table:table-cell office:value-type="float" office:value="0.464527" calcext:value-type="float">
            <text:p>0.464527</text:p>
          </table:table-cell>
          <table:table-cell table:number-columns-repeated="58"/>
        </table:table-row>
        <table:table-row table:style-name="ro1">
          <table:table-cell office:value-type="float" office:value="0.445343" calcext:value-type="float">
            <text:p>0.445343</text:p>
          </table:table-cell>
          <table:table-cell office:value-type="float" office:value="0.517156" calcext:value-type="float">
            <text:p>0.517156</text:p>
          </table:table-cell>
          <table:table-cell table:style-name="Default" office:value-type="float" office:value="0.471718" calcext:value-type="float">
            <text:p>0.471718</text:p>
          </table:table-cell>
          <table:table-cell table:style-name="Default" office:value-type="float" office:value="0.497346" calcext:value-type="float">
            <text:p>0.497346</text:p>
          </table:table-cell>
          <table:table-cell office:value-type="float" office:value="0.50702" calcext:value-type="float">
            <text:p>0.50702</text:p>
          </table:table-cell>
          <table:table-cell office:value-type="float" office:value="0.464515" calcext:value-type="float">
            <text:p>0.464515</text:p>
          </table:table-cell>
          <table:table-cell table:number-columns-repeated="58"/>
        </table:table-row>
        <table:table-row table:style-name="ro1">
          <table:table-cell office:value-type="float" office:value="0.445323" calcext:value-type="float">
            <text:p>0.445323</text:p>
          </table:table-cell>
          <table:table-cell office:value-type="float" office:value="0.517142" calcext:value-type="float">
            <text:p>0.517142</text:p>
          </table:table-cell>
          <table:table-cell table:style-name="Default" office:value-type="float" office:value="0.471693" calcext:value-type="float">
            <text:p>0.471693</text:p>
          </table:table-cell>
          <table:table-cell table:style-name="Default" office:value-type="float" office:value="0.497324" calcext:value-type="float">
            <text:p>0.497324</text:p>
          </table:table-cell>
          <table:table-cell office:value-type="float" office:value="0.507002" calcext:value-type="float">
            <text:p>0.507002</text:p>
          </table:table-cell>
          <table:table-cell office:value-type="float" office:value="0.464504" calcext:value-type="float">
            <text:p>0.464504</text:p>
          </table:table-cell>
          <table:table-cell table:number-columns-repeated="58"/>
        </table:table-row>
        <table:table-row table:style-name="ro1">
          <table:table-cell office:value-type="float" office:value="0.445302" calcext:value-type="float">
            <text:p>0.445302</text:p>
          </table:table-cell>
          <table:table-cell office:value-type="float" office:value="0.517128" calcext:value-type="float">
            <text:p>0.517128</text:p>
          </table:table-cell>
          <table:table-cell table:style-name="Default" office:value-type="float" office:value="0.471677" calcext:value-type="float">
            <text:p>0.471677</text:p>
          </table:table-cell>
          <table:table-cell table:style-name="Default" office:value-type="float" office:value="0.497307" calcext:value-type="float">
            <text:p>0.497307</text:p>
          </table:table-cell>
          <table:table-cell office:value-type="float" office:value="0.506989" calcext:value-type="float">
            <text:p>0.506989</text:p>
          </table:table-cell>
          <table:table-cell office:value-type="float" office:value="0.464492" calcext:value-type="float">
            <text:p>0.464492</text:p>
          </table:table-cell>
          <table:table-cell table:number-columns-repeated="58"/>
        </table:table-row>
        <table:table-row table:style-name="ro1">
          <table:table-cell office:value-type="float" office:value="0.445282" calcext:value-type="float">
            <text:p>0.445282</text:p>
          </table:table-cell>
          <table:table-cell office:value-type="float" office:value="0.517113" calcext:value-type="float">
            <text:p>0.517113</text:p>
          </table:table-cell>
          <table:table-cell table:style-name="Default" office:value-type="float" office:value="0.471656" calcext:value-type="float">
            <text:p>0.471656</text:p>
          </table:table-cell>
          <table:table-cell table:style-name="Default" office:value-type="float" office:value="0.497289" calcext:value-type="float">
            <text:p>0.497289</text:p>
          </table:table-cell>
          <table:table-cell office:value-type="float" office:value="0.506973" calcext:value-type="float">
            <text:p>0.506973</text:p>
          </table:table-cell>
          <table:table-cell office:value-type="float" office:value="0.46448" calcext:value-type="float">
            <text:p>0.46448</text:p>
          </table:table-cell>
          <table:table-cell table:number-columns-repeated="58"/>
        </table:table-row>
        <table:table-row table:style-name="ro1">
          <table:table-cell office:value-type="float" office:value="0.445261" calcext:value-type="float">
            <text:p>0.445261</text:p>
          </table:table-cell>
          <table:table-cell office:value-type="float" office:value="0.517099" calcext:value-type="float">
            <text:p>0.517099</text:p>
          </table:table-cell>
          <table:table-cell table:style-name="Default" office:value-type="float" office:value="0.471631" calcext:value-type="float">
            <text:p>0.471631</text:p>
          </table:table-cell>
          <table:table-cell table:style-name="Default" office:value-type="float" office:value="0.497267" calcext:value-type="float">
            <text:p>0.497267</text:p>
          </table:table-cell>
          <table:table-cell office:value-type="float" office:value="0.506958" calcext:value-type="float">
            <text:p>0.506958</text:p>
          </table:table-cell>
          <table:table-cell office:value-type="float" office:value="0.464468" calcext:value-type="float">
            <text:p>0.464468</text:p>
          </table:table-cell>
          <table:table-cell table:number-columns-repeated="58"/>
        </table:table-row>
        <table:table-row table:style-name="ro1">
          <table:table-cell office:value-type="float" office:value="0.445241" calcext:value-type="float">
            <text:p>0.445241</text:p>
          </table:table-cell>
          <table:table-cell office:value-type="float" office:value="0.517084" calcext:value-type="float">
            <text:p>0.517084</text:p>
          </table:table-cell>
          <table:table-cell table:style-name="Default" office:value-type="float" office:value="0.471615" calcext:value-type="float">
            <text:p>0.471615</text:p>
          </table:table-cell>
          <table:table-cell table:style-name="Default" office:value-type="float" office:value="0.49725" calcext:value-type="float">
            <text:p>0.49725</text:p>
          </table:table-cell>
          <table:table-cell office:value-type="float" office:value="0.50694" calcext:value-type="float">
            <text:p>0.50694</text:p>
          </table:table-cell>
          <table:table-cell office:value-type="float" office:value="0.464456" calcext:value-type="float">
            <text:p>0.464456</text:p>
          </table:table-cell>
          <table:table-cell table:number-columns-repeated="58"/>
        </table:table-row>
        <table:table-row table:style-name="ro1">
          <table:table-cell office:value-type="float" office:value="0.44522" calcext:value-type="float">
            <text:p>0.44522</text:p>
          </table:table-cell>
          <table:table-cell office:value-type="float" office:value="0.51707" calcext:value-type="float">
            <text:p>0.51707</text:p>
          </table:table-cell>
          <table:table-cell table:style-name="Default" office:value-type="float" office:value="0.471594" calcext:value-type="float">
            <text:p>0.471594</text:p>
          </table:table-cell>
          <table:table-cell table:style-name="Default" office:value-type="float" office:value="0.497233" calcext:value-type="float">
            <text:p>0.497233</text:p>
          </table:table-cell>
          <table:table-cell office:value-type="float" office:value="0.506927" calcext:value-type="float">
            <text:p>0.506927</text:p>
          </table:table-cell>
          <table:table-cell office:value-type="float" office:value="0.464445" calcext:value-type="float">
            <text:p>0.464445</text:p>
          </table:table-cell>
          <table:table-cell table:number-columns-repeated="58"/>
        </table:table-row>
        <table:table-row table:style-name="ro1">
          <table:table-cell office:value-type="float" office:value="0.4452" calcext:value-type="float">
            <text:p>0.4452</text:p>
          </table:table-cell>
          <table:table-cell office:value-type="float" office:value="0.517055" calcext:value-type="float">
            <text:p>0.517055</text:p>
          </table:table-cell>
          <table:table-cell table:style-name="Default" office:value-type="float" office:value="0.471568" calcext:value-type="float">
            <text:p>0.471568</text:p>
          </table:table-cell>
          <table:table-cell table:style-name="Default" office:value-type="float" office:value="0.497211" calcext:value-type="float">
            <text:p>0.497211</text:p>
          </table:table-cell>
          <table:table-cell office:value-type="float" office:value="0.506911" calcext:value-type="float">
            <text:p>0.506911</text:p>
          </table:table-cell>
          <table:table-cell office:value-type="float" office:value="0.464433" calcext:value-type="float">
            <text:p>0.464433</text:p>
          </table:table-cell>
          <table:table-cell table:number-columns-repeated="58"/>
        </table:table-row>
        <table:table-row table:style-name="ro1">
          <table:table-cell office:value-type="float" office:value="0.445179" calcext:value-type="float">
            <text:p>0.445179</text:p>
          </table:table-cell>
          <table:table-cell office:value-type="float" office:value="0.51704" calcext:value-type="float">
            <text:p>0.51704</text:p>
          </table:table-cell>
          <table:table-cell table:style-name="Default" office:value-type="float" office:value="0.471552" calcext:value-type="float">
            <text:p>0.471552</text:p>
          </table:table-cell>
          <table:table-cell table:style-name="Default" office:value-type="float" office:value="0.497194" calcext:value-type="float">
            <text:p>0.497194</text:p>
          </table:table-cell>
          <table:table-cell office:value-type="float" office:value="0.506896" calcext:value-type="float">
            <text:p>0.506896</text:p>
          </table:table-cell>
          <table:table-cell office:value-type="float" office:value="0.464421" calcext:value-type="float">
            <text:p>0.464421</text:p>
          </table:table-cell>
          <table:table-cell table:number-columns-repeated="58"/>
        </table:table-row>
        <table:table-row table:style-name="ro1">
          <table:table-cell office:value-type="float" office:value="0.445159" calcext:value-type="float">
            <text:p>0.445159</text:p>
          </table:table-cell>
          <table:table-cell office:value-type="float" office:value="0.517026" calcext:value-type="float">
            <text:p>0.517026</text:p>
          </table:table-cell>
          <table:table-cell table:style-name="Default" office:value-type="float" office:value="0.471532" calcext:value-type="float">
            <text:p>0.471532</text:p>
          </table:table-cell>
          <table:table-cell table:style-name="Default" office:value-type="float" office:value="0.497176" calcext:value-type="float">
            <text:p>0.497176</text:p>
          </table:table-cell>
          <table:table-cell office:value-type="float" office:value="0.506879" calcext:value-type="float">
            <text:p>0.506879</text:p>
          </table:table-cell>
          <table:table-cell office:value-type="float" office:value="0.46441" calcext:value-type="float">
            <text:p>0.46441</text:p>
          </table:table-cell>
          <table:table-cell table:number-columns-repeated="58"/>
        </table:table-row>
        <table:table-row table:style-name="ro1">
          <table:table-cell office:value-type="float" office:value="0.445138" calcext:value-type="float">
            <text:p>0.445138</text:p>
          </table:table-cell>
          <table:table-cell office:value-type="float" office:value="0.517011" calcext:value-type="float">
            <text:p>0.517011</text:p>
          </table:table-cell>
          <table:table-cell table:style-name="Default" office:value-type="float" office:value="0.471507" calcext:value-type="float">
            <text:p>0.471507</text:p>
          </table:table-cell>
          <table:table-cell table:style-name="Default" office:value-type="float" office:value="0.497154" calcext:value-type="float">
            <text:p>0.497154</text:p>
          </table:table-cell>
          <table:table-cell office:value-type="float" office:value="0.506865" calcext:value-type="float">
            <text:p>0.506865</text:p>
          </table:table-cell>
          <table:table-cell office:value-type="float" office:value="0.464398" calcext:value-type="float">
            <text:p>0.464398</text:p>
          </table:table-cell>
          <table:table-cell table:number-columns-repeated="58"/>
        </table:table-row>
        <table:table-row table:style-name="ro1">
          <table:table-cell office:value-type="float" office:value="0.445118" calcext:value-type="float">
            <text:p>0.445118</text:p>
          </table:table-cell>
          <table:table-cell office:value-type="float" office:value="0.516996" calcext:value-type="float">
            <text:p>0.516996</text:p>
          </table:table-cell>
          <table:table-cell table:style-name="Default" office:value-type="float" office:value="0.471491" calcext:value-type="float">
            <text:p>0.471491</text:p>
          </table:table-cell>
          <table:table-cell table:style-name="Default" office:value-type="float" office:value="0.497137" calcext:value-type="float">
            <text:p>0.497137</text:p>
          </table:table-cell>
          <table:table-cell office:value-type="float" office:value="0.50685" calcext:value-type="float">
            <text:p>0.50685</text:p>
          </table:table-cell>
          <table:table-cell office:value-type="float" office:value="0.464387" calcext:value-type="float">
            <text:p>0.464387</text:p>
          </table:table-cell>
          <table:table-cell table:number-columns-repeated="58"/>
        </table:table-row>
        <table:table-row table:style-name="ro1">
          <table:table-cell office:value-type="float" office:value="0.445098" calcext:value-type="float">
            <text:p>0.445098</text:p>
          </table:table-cell>
          <table:table-cell office:value-type="float" office:value="0.516982" calcext:value-type="float">
            <text:p>0.516982</text:p>
          </table:table-cell>
          <table:table-cell table:style-name="Default" office:value-type="float" office:value="0.47147" calcext:value-type="float">
            <text:p>0.47147</text:p>
          </table:table-cell>
          <table:table-cell table:style-name="Default" office:value-type="float" office:value="0.497119" calcext:value-type="float">
            <text:p>0.497119</text:p>
          </table:table-cell>
          <table:table-cell office:value-type="float" office:value="0.506833" calcext:value-type="float">
            <text:p>0.506833</text:p>
          </table:table-cell>
          <table:table-cell office:value-type="float" office:value="0.464375" calcext:value-type="float">
            <text:p>0.464375</text:p>
          </table:table-cell>
          <table:table-cell table:number-columns-repeated="58"/>
        </table:table-row>
        <table:table-row table:style-name="ro1">
          <table:table-cell office:value-type="float" office:value="0.445077" calcext:value-type="float">
            <text:p>0.445077</text:p>
          </table:table-cell>
          <table:table-cell office:value-type="float" office:value="0.516967" calcext:value-type="float">
            <text:p>0.516967</text:p>
          </table:table-cell>
          <table:table-cell table:style-name="Default" office:value-type="float" office:value="0.471445" calcext:value-type="float">
            <text:p>0.471445</text:p>
          </table:table-cell>
          <table:table-cell table:style-name="Default" office:value-type="float" office:value="0.497097" calcext:value-type="float">
            <text:p>0.497097</text:p>
          </table:table-cell>
          <table:table-cell office:value-type="float" office:value="0.50682" calcext:value-type="float">
            <text:p>0.50682</text:p>
          </table:table-cell>
          <table:table-cell office:value-type="float" office:value="0.464364" calcext:value-type="float">
            <text:p>0.464364</text:p>
          </table:table-cell>
          <table:table-cell table:number-columns-repeated="58"/>
        </table:table-row>
        <table:table-row table:style-name="ro1">
          <table:table-cell office:value-type="float" office:value="0.445057" calcext:value-type="float">
            <text:p>0.445057</text:p>
          </table:table-cell>
          <table:table-cell office:value-type="float" office:value="0.516952" calcext:value-type="float">
            <text:p>0.516952</text:p>
          </table:table-cell>
          <table:table-cell table:style-name="Default" office:value-type="float" office:value="0.471429" calcext:value-type="float">
            <text:p>0.471429</text:p>
          </table:table-cell>
          <table:table-cell table:style-name="Default" office:value-type="float" office:value="0.49708" calcext:value-type="float">
            <text:p>0.49708</text:p>
          </table:table-cell>
          <table:table-cell office:value-type="float" office:value="0.506805" calcext:value-type="float">
            <text:p>0.506805</text:p>
          </table:table-cell>
          <table:table-cell office:value-type="float" office:value="0.464352" calcext:value-type="float">
            <text:p>0.464352</text:p>
          </table:table-cell>
          <table:table-cell table:number-columns-repeated="58"/>
        </table:table-row>
        <table:table-row table:style-name="ro1">
          <table:table-cell office:value-type="float" office:value="0.445036" calcext:value-type="float">
            <text:p>0.445036</text:p>
          </table:table-cell>
          <table:table-cell office:value-type="float" office:value="0.516937" calcext:value-type="float">
            <text:p>0.516937</text:p>
          </table:table-cell>
          <table:table-cell table:style-name="Default" office:value-type="float" office:value="0.47141" calcext:value-type="float">
            <text:p>0.47141</text:p>
          </table:table-cell>
          <table:table-cell table:style-name="Default" office:value-type="float" office:value="0.497061" calcext:value-type="float">
            <text:p>0.497061</text:p>
          </table:table-cell>
          <table:table-cell office:value-type="float" office:value="0.506789" calcext:value-type="float">
            <text:p>0.506789</text:p>
          </table:table-cell>
          <table:table-cell office:value-type="float" office:value="0.464341" calcext:value-type="float">
            <text:p>0.464341</text:p>
          </table:table-cell>
          <table:table-cell table:number-columns-repeated="58"/>
        </table:table-row>
        <table:table-row table:style-name="ro1">
          <table:table-cell office:value-type="float" office:value="0.445016" calcext:value-type="float">
            <text:p>0.445016</text:p>
          </table:table-cell>
          <table:table-cell office:value-type="float" office:value="0.516922" calcext:value-type="float">
            <text:p>0.516922</text:p>
          </table:table-cell>
          <table:table-cell table:style-name="Default" office:value-type="float" office:value="0.471385" calcext:value-type="float">
            <text:p>0.471385</text:p>
          </table:table-cell>
          <table:table-cell table:style-name="Default" office:value-type="float" office:value="0.497038" calcext:value-type="float">
            <text:p>0.497038</text:p>
          </table:table-cell>
          <table:table-cell office:value-type="float" office:value="0.506772" calcext:value-type="float">
            <text:p>0.506772</text:p>
          </table:table-cell>
          <table:table-cell office:value-type="float" office:value="0.464329" calcext:value-type="float">
            <text:p>0.464329</text:p>
          </table:table-cell>
          <table:table-cell table:number-columns-repeated="58"/>
        </table:table-row>
        <table:table-row table:style-name="ro1">
          <table:table-cell office:value-type="float" office:value="0.444995" calcext:value-type="float">
            <text:p>0.444995</text:p>
          </table:table-cell>
          <table:table-cell office:value-type="float" office:value="0.516906" calcext:value-type="float">
            <text:p>0.516906</text:p>
          </table:table-cell>
          <table:table-cell table:style-name="Default" office:value-type="float" office:value="0.471369" calcext:value-type="float">
            <text:p>0.471369</text:p>
          </table:table-cell>
          <table:table-cell table:style-name="Default" office:value-type="float" office:value="0.497021" calcext:value-type="float">
            <text:p>0.497021</text:p>
          </table:table-cell>
          <table:table-cell office:value-type="float" office:value="0.506759" calcext:value-type="float">
            <text:p>0.506759</text:p>
          </table:table-cell>
          <table:table-cell office:value-type="float" office:value="0.464318" calcext:value-type="float">
            <text:p>0.464318</text:p>
          </table:table-cell>
          <table:table-cell table:number-columns-repeated="58"/>
        </table:table-row>
        <table:table-row table:style-name="ro1">
          <table:table-cell office:value-type="float" office:value="0.444975" calcext:value-type="float">
            <text:p>0.444975</text:p>
          </table:table-cell>
          <table:table-cell office:value-type="float" office:value="0.516891" calcext:value-type="float">
            <text:p>0.516891</text:p>
          </table:table-cell>
          <table:table-cell table:style-name="Default" office:value-type="float" office:value="0.471349" calcext:value-type="float">
            <text:p>0.471349</text:p>
          </table:table-cell>
          <table:table-cell table:style-name="Default" office:value-type="float" office:value="0.497003" calcext:value-type="float">
            <text:p>0.497003</text:p>
          </table:table-cell>
          <table:table-cell office:value-type="float" office:value="0.506742" calcext:value-type="float">
            <text:p>0.506742</text:p>
          </table:table-cell>
          <table:table-cell office:value-type="float" office:value="0.464306" calcext:value-type="float">
            <text:p>0.464306</text:p>
          </table:table-cell>
          <table:table-cell table:number-columns-repeated="58"/>
        </table:table-row>
        <table:table-row table:style-name="ro1">
          <table:table-cell office:value-type="float" office:value="0.444955" calcext:value-type="float">
            <text:p>0.444955</text:p>
          </table:table-cell>
          <table:table-cell office:value-type="float" office:value="0.516875" calcext:value-type="float">
            <text:p>0.516875</text:p>
          </table:table-cell>
          <table:table-cell table:style-name="Default" office:value-type="float" office:value="0.471324" calcext:value-type="float">
            <text:p>0.471324</text:p>
          </table:table-cell>
          <table:table-cell table:style-name="Default" office:value-type="float" office:value="0.496981" calcext:value-type="float">
            <text:p>0.496981</text:p>
          </table:table-cell>
          <table:table-cell office:value-type="float" office:value="0.506729" calcext:value-type="float">
            <text:p>0.506729</text:p>
          </table:table-cell>
          <table:table-cell office:value-type="float" office:value="0.464295" calcext:value-type="float">
            <text:p>0.464295</text:p>
          </table:table-cell>
          <table:table-cell table:number-columns-repeated="58"/>
        </table:table-row>
        <table:table-row table:style-name="ro1">
          <table:table-cell office:value-type="float" office:value="0.444933" calcext:value-type="float">
            <text:p>0.444933</text:p>
          </table:table-cell>
          <table:table-cell office:value-type="float" office:value="0.51686" calcext:value-type="float">
            <text:p>0.51686</text:p>
          </table:table-cell>
          <table:table-cell table:style-name="Default" office:value-type="float" office:value="0.471308" calcext:value-type="float">
            <text:p>0.471308</text:p>
          </table:table-cell>
          <table:table-cell table:style-name="Default" office:value-type="float" office:value="0.496964" calcext:value-type="float">
            <text:p>0.496964</text:p>
          </table:table-cell>
          <table:table-cell office:value-type="float" office:value="0.506712" calcext:value-type="float">
            <text:p>0.506712</text:p>
          </table:table-cell>
          <table:table-cell office:value-type="float" office:value="0.464284" calcext:value-type="float">
            <text:p>0.464284</text:p>
          </table:table-cell>
          <table:table-cell table:number-columns-repeated="58"/>
        </table:table-row>
        <table:table-row table:style-name="ro1">
          <table:table-cell office:value-type="float" office:value="0.444914" calcext:value-type="float">
            <text:p>0.444914</text:p>
          </table:table-cell>
          <table:table-cell office:value-type="float" office:value="0.516847" calcext:value-type="float">
            <text:p>0.516847</text:p>
          </table:table-cell>
          <table:table-cell table:style-name="Default" office:value-type="float" office:value="0.471283" calcext:value-type="float">
            <text:p>0.471283</text:p>
          </table:table-cell>
          <table:table-cell table:style-name="Default" office:value-type="float" office:value="0.496942" calcext:value-type="float">
            <text:p>0.496942</text:p>
          </table:table-cell>
          <table:table-cell office:value-type="float" office:value="0.506699" calcext:value-type="float">
            <text:p>0.506699</text:p>
          </table:table-cell>
          <table:table-cell office:value-type="float" office:value="0.464272" calcext:value-type="float">
            <text:p>0.464272</text:p>
          </table:table-cell>
          <table:table-cell table:number-columns-repeated="58"/>
        </table:table-row>
        <table:table-row table:style-name="ro1">
          <table:table-cell office:value-type="float" office:value="0.444895" calcext:value-type="float">
            <text:p>0.444895</text:p>
          </table:table-cell>
          <table:table-cell office:value-type="float" office:value="0.516834" calcext:value-type="float">
            <text:p>0.516834</text:p>
          </table:table-cell>
          <table:table-cell table:style-name="Default" office:value-type="float" office:value="0.471267" calcext:value-type="float">
            <text:p>0.471267</text:p>
          </table:table-cell>
          <table:table-cell table:style-name="Default" office:value-type="float" office:value="0.496926" calcext:value-type="float">
            <text:p>0.496926</text:p>
          </table:table-cell>
          <table:table-cell office:value-type="float" office:value="0.506682" calcext:value-type="float">
            <text:p>0.506682</text:p>
          </table:table-cell>
          <table:table-cell office:value-type="float" office:value="0.464261" calcext:value-type="float">
            <text:p>0.464261</text:p>
          </table:table-cell>
          <table:table-cell table:number-columns-repeated="58"/>
        </table:table-row>
        <table:table-row table:style-name="ro1">
          <table:table-cell office:value-type="float" office:value="0.444875" calcext:value-type="float">
            <text:p>0.444875</text:p>
          </table:table-cell>
          <table:table-cell office:value-type="float" office:value="0.516821" calcext:value-type="float">
            <text:p>0.516821</text:p>
          </table:table-cell>
          <table:table-cell table:style-name="Default" office:value-type="float" office:value="0.471242" calcext:value-type="float">
            <text:p>0.471242</text:p>
          </table:table-cell>
          <table:table-cell table:style-name="Default" office:value-type="float" office:value="0.496904" calcext:value-type="float">
            <text:p>0.496904</text:p>
          </table:table-cell>
          <table:table-cell office:value-type="float" office:value="0.50667" calcext:value-type="float">
            <text:p>0.50667</text:p>
          </table:table-cell>
          <table:table-cell office:value-type="float" office:value="0.46425" calcext:value-type="float">
            <text:p>0.46425</text:p>
          </table:table-cell>
          <table:table-cell table:number-columns-repeated="58"/>
        </table:table-row>
        <table:table-row table:style-name="ro1">
          <table:table-cell office:value-type="float" office:value="0.444854" calcext:value-type="float">
            <text:p>0.444854</text:p>
          </table:table-cell>
          <table:table-cell office:value-type="float" office:value="0.516807" calcext:value-type="float">
            <text:p>0.516807</text:p>
          </table:table-cell>
          <table:table-cell table:style-name="Default" office:value-type="float" office:value="0.471227" calcext:value-type="float">
            <text:p>0.471227</text:p>
          </table:table-cell>
          <table:table-cell table:style-name="Default" office:value-type="float" office:value="0.496888" calcext:value-type="float">
            <text:p>0.496888</text:p>
          </table:table-cell>
          <table:table-cell office:value-type="float" office:value="0.506653" calcext:value-type="float">
            <text:p>0.506653</text:p>
          </table:table-cell>
          <table:table-cell office:value-type="float" office:value="0.464239" calcext:value-type="float">
            <text:p>0.464239</text:p>
          </table:table-cell>
          <table:table-cell table:number-columns-repeated="58"/>
        </table:table-row>
        <table:table-row table:style-name="ro1">
          <table:table-cell office:value-type="float" office:value="0.444834" calcext:value-type="float">
            <text:p>0.444834</text:p>
          </table:table-cell>
          <table:table-cell office:value-type="float" office:value="0.516793" calcext:value-type="float">
            <text:p>0.516793</text:p>
          </table:table-cell>
          <table:table-cell table:style-name="Default" office:value-type="float" office:value="0.471206" calcext:value-type="float">
            <text:p>0.471206</text:p>
          </table:table-cell>
          <table:table-cell table:style-name="Default" office:value-type="float" office:value="0.49687" calcext:value-type="float">
            <text:p>0.49687</text:p>
          </table:table-cell>
          <table:table-cell office:value-type="float" office:value="0.50664" calcext:value-type="float">
            <text:p>0.50664</text:p>
          </table:table-cell>
          <table:table-cell office:value-type="float" office:value="0.464228" calcext:value-type="float">
            <text:p>0.464228</text:p>
          </table:table-cell>
          <table:table-cell table:number-columns-repeated="58"/>
        </table:table-row>
        <table:table-row table:style-name="ro1">
          <table:table-cell office:value-type="float" office:value="0.444814" calcext:value-type="float">
            <text:p>0.444814</text:p>
          </table:table-cell>
          <table:table-cell office:value-type="float" office:value="0.516779" calcext:value-type="float">
            <text:p>0.516779</text:p>
          </table:table-cell>
          <table:table-cell table:style-name="Default" office:value-type="float" office:value="0.471181" calcext:value-type="float">
            <text:p>0.471181</text:p>
          </table:table-cell>
          <table:table-cell table:style-name="Default" office:value-type="float" office:value="0.496849" calcext:value-type="float">
            <text:p>0.496849</text:p>
          </table:table-cell>
          <table:table-cell office:value-type="float" office:value="0.506624" calcext:value-type="float">
            <text:p>0.506624</text:p>
          </table:table-cell>
          <table:table-cell office:value-type="float" office:value="0.464217" calcext:value-type="float">
            <text:p>0.464217</text:p>
          </table:table-cell>
          <table:table-cell table:number-columns-repeated="58"/>
        </table:table-row>
        <table:table-row table:style-name="ro1">
          <table:table-cell office:value-type="float" office:value="0.444794" calcext:value-type="float">
            <text:p>0.444794</text:p>
          </table:table-cell>
          <table:table-cell office:value-type="float" office:value="0.516765" calcext:value-type="float">
            <text:p>0.516765</text:p>
          </table:table-cell>
          <table:table-cell table:style-name="Default" office:value-type="float" office:value="0.471165" calcext:value-type="float">
            <text:p>0.471165</text:p>
          </table:table-cell>
          <table:table-cell table:style-name="Default" office:value-type="float" office:value="0.496832" calcext:value-type="float">
            <text:p>0.496832</text:p>
          </table:table-cell>
          <table:table-cell office:value-type="float" office:value="0.506611" calcext:value-type="float">
            <text:p>0.506611</text:p>
          </table:table-cell>
          <table:table-cell office:value-type="float" office:value="0.464205" calcext:value-type="float">
            <text:p>0.464205</text:p>
          </table:table-cell>
          <table:table-cell table:number-columns-repeated="58"/>
        </table:table-row>
        <table:table-row table:style-name="ro1">
          <table:table-cell office:value-type="float" office:value="0.444775" calcext:value-type="float">
            <text:p>0.444775</text:p>
          </table:table-cell>
          <table:table-cell office:value-type="float" office:value="0.51675" calcext:value-type="float">
            <text:p>0.51675</text:p>
          </table:table-cell>
          <table:table-cell table:style-name="Default" office:value-type="float" office:value="0.47114" calcext:value-type="float">
            <text:p>0.47114</text:p>
          </table:table-cell>
          <table:table-cell table:style-name="Default" office:value-type="float" office:value="0.49681" calcext:value-type="float">
            <text:p>0.49681</text:p>
          </table:table-cell>
          <table:table-cell office:value-type="float" office:value="0.506594" calcext:value-type="float">
            <text:p>0.506594</text:p>
          </table:table-cell>
          <table:table-cell office:value-type="float" office:value="0.464194" calcext:value-type="float">
            <text:p>0.464194</text:p>
          </table:table-cell>
          <table:table-cell table:number-columns-repeated="58"/>
        </table:table-row>
        <table:table-row table:style-name="ro1">
          <table:table-cell office:value-type="float" office:value="0.444753" calcext:value-type="float">
            <text:p>0.444753</text:p>
          </table:table-cell>
          <table:table-cell office:value-type="float" office:value="0.516733" calcext:value-type="float">
            <text:p>0.516733</text:p>
          </table:table-cell>
          <table:table-cell table:style-name="Default" office:value-type="float" office:value="0.471125" calcext:value-type="float">
            <text:p>0.471125</text:p>
          </table:table-cell>
          <table:table-cell table:style-name="Default" office:value-type="float" office:value="0.496794" calcext:value-type="float">
            <text:p>0.496794</text:p>
          </table:table-cell>
          <table:table-cell office:value-type="float" office:value="0.50658" calcext:value-type="float">
            <text:p>0.50658</text:p>
          </table:table-cell>
          <table:table-cell office:value-type="float" office:value="0.464184" calcext:value-type="float">
            <text:p>0.464184</text:p>
          </table:table-cell>
          <table:table-cell table:number-columns-repeated="58"/>
        </table:table-row>
        <table:table-row table:style-name="ro1">
          <table:table-cell office:value-type="float" office:value="0.444732" calcext:value-type="float">
            <text:p>0.444732</text:p>
          </table:table-cell>
          <table:table-cell office:value-type="float" office:value="0.516717" calcext:value-type="float">
            <text:p>0.516717</text:p>
          </table:table-cell>
          <table:table-cell table:style-name="Default" office:value-type="float" office:value="0.471103" calcext:value-type="float">
            <text:p>0.471103</text:p>
          </table:table-cell>
          <table:table-cell table:style-name="Default" office:value-type="float" office:value="0.496775" calcext:value-type="float">
            <text:p>0.496775</text:p>
          </table:table-cell>
          <table:table-cell office:value-type="float" office:value="0.506568" calcext:value-type="float">
            <text:p>0.506568</text:p>
          </table:table-cell>
          <table:table-cell office:value-type="float" office:value="0.464173" calcext:value-type="float">
            <text:p>0.464173</text:p>
          </table:table-cell>
          <table:table-cell table:number-columns-repeated="58"/>
        </table:table-row>
        <table:table-row table:style-name="ro1">
          <table:table-cell office:value-type="float" office:value="0.444658" calcext:value-type="float">
            <text:p>0.444658</text:p>
          </table:table-cell>
          <table:table-cell office:value-type="float" office:value="0.516698" calcext:value-type="float">
            <text:p>0.516698</text:p>
          </table:table-cell>
          <table:table-cell table:style-name="Default" office:value-type="float" office:value="0.471088" calcext:value-type="float">
            <text:p>0.471088</text:p>
          </table:table-cell>
          <table:table-cell table:style-name="Default" office:value-type="float" office:value="0.496758" calcext:value-type="float">
            <text:p>0.496758</text:p>
          </table:table-cell>
          <table:table-cell office:value-type="float" office:value="0.506551" calcext:value-type="float">
            <text:p>0.506551</text:p>
          </table:table-cell>
          <table:table-cell office:value-type="float" office:value="0.464162" calcext:value-type="float">
            <text:p>0.464162</text:p>
          </table:table-cell>
          <table:table-cell table:number-columns-repeated="58"/>
        </table:table-row>
        <table:table-row table:style-name="ro1">
          <table:table-cell office:value-type="float" office:value="0.444705" calcext:value-type="float">
            <text:p>0.444705</text:p>
          </table:table-cell>
          <table:table-cell office:value-type="float" office:value="0.516683" calcext:value-type="float">
            <text:p>0.516683</text:p>
          </table:table-cell>
          <table:table-cell table:style-name="Default" office:value-type="float" office:value="0.471063" calcext:value-type="float">
            <text:p>0.471063</text:p>
          </table:table-cell>
          <table:table-cell table:style-name="Default" office:value-type="float" office:value="0.496737" calcext:value-type="float">
            <text:p>0.496737</text:p>
          </table:table-cell>
          <table:table-cell office:value-type="float" office:value="0.506538" calcext:value-type="float">
            <text:p>0.506538</text:p>
          </table:table-cell>
          <table:table-cell office:value-type="float" office:value="0.464151" calcext:value-type="float">
            <text:p>0.464151</text:p>
          </table:table-cell>
          <table:table-cell table:number-columns-repeated="58"/>
        </table:table-row>
        <table:table-row table:style-name="ro1">
          <table:table-cell office:value-type="float" office:value="0.444684" calcext:value-type="float">
            <text:p>0.444684</text:p>
          </table:table-cell>
          <table:table-cell office:value-type="float" office:value="0.516668" calcext:value-type="float">
            <text:p>0.516668</text:p>
          </table:table-cell>
          <table:table-cell table:style-name="Default" office:value-type="float" office:value="0.471047" calcext:value-type="float">
            <text:p>0.471047</text:p>
          </table:table-cell>
          <table:table-cell table:style-name="Default" office:value-type="float" office:value="0.49672" calcext:value-type="float">
            <text:p>0.49672</text:p>
          </table:table-cell>
          <table:table-cell office:value-type="float" office:value="0.506522" calcext:value-type="float">
            <text:p>0.506522</text:p>
          </table:table-cell>
          <table:table-cell office:value-type="float" office:value="0.46414" calcext:value-type="float">
            <text:p>0.46414</text:p>
          </table:table-cell>
          <table:table-cell table:number-columns-repeated="58"/>
        </table:table-row>
        <table:table-row table:style-name="ro1">
          <table:table-cell office:value-type="float" office:value="0.444664" calcext:value-type="float">
            <text:p>0.444664</text:p>
          </table:table-cell>
          <table:table-cell office:value-type="float" office:value="0.516654" calcext:value-type="float">
            <text:p>0.516654</text:p>
          </table:table-cell>
          <table:table-cell table:style-name="Default" office:value-type="float" office:value="0.471023" calcext:value-type="float">
            <text:p>0.471023</text:p>
          </table:table-cell>
          <table:table-cell table:style-name="Default" office:value-type="float" office:value="0.496699" calcext:value-type="float">
            <text:p>0.496699</text:p>
          </table:table-cell>
          <table:table-cell office:value-type="float" office:value="0.506507" calcext:value-type="float">
            <text:p>0.506507</text:p>
          </table:table-cell>
          <table:table-cell office:value-type="float" office:value="0.464129" calcext:value-type="float">
            <text:p>0.464129</text:p>
          </table:table-cell>
          <table:table-cell table:number-columns-repeated="58"/>
        </table:table-row>
        <table:table-row table:style-name="ro1">
          <table:table-cell office:value-type="float" office:value="0.444643" calcext:value-type="float">
            <text:p>0.444643</text:p>
          </table:table-cell>
          <table:table-cell office:value-type="float" office:value="0.516638" calcext:value-type="float">
            <text:p>0.516638</text:p>
          </table:table-cell>
          <table:table-cell table:style-name="Default" office:value-type="float" office:value="0.471007" calcext:value-type="float">
            <text:p>0.471007</text:p>
          </table:table-cell>
          <table:table-cell table:style-name="Default" office:value-type="float" office:value="0.496682" calcext:value-type="float">
            <text:p>0.496682</text:p>
          </table:table-cell>
          <table:table-cell office:value-type="float" office:value="0.506495" calcext:value-type="float">
            <text:p>0.506495</text:p>
          </table:table-cell>
          <table:table-cell office:value-type="float" office:value="0.464118" calcext:value-type="float">
            <text:p>0.464118</text:p>
          </table:table-cell>
          <table:table-cell table:number-columns-repeated="58"/>
        </table:table-row>
        <table:table-row table:style-name="ro1">
          <table:table-cell office:value-type="float" office:value="0.444622" calcext:value-type="float">
            <text:p>0.444622</text:p>
          </table:table-cell>
          <table:table-cell office:value-type="float" office:value="0.516622" calcext:value-type="float">
            <text:p>0.516622</text:p>
          </table:table-cell>
          <table:table-cell table:style-name="Default" office:value-type="float" office:value="0.470983" calcext:value-type="float">
            <text:p>0.470983</text:p>
          </table:table-cell>
          <table:table-cell table:style-name="Default" office:value-type="float" office:value="0.496661" calcext:value-type="float">
            <text:p>0.496661</text:p>
          </table:table-cell>
          <table:table-cell office:value-type="float" office:value="0.506479" calcext:value-type="float">
            <text:p>0.506479</text:p>
          </table:table-cell>
          <table:table-cell office:value-type="float" office:value="0.464107" calcext:value-type="float">
            <text:p>0.464107</text:p>
          </table:table-cell>
          <table:table-cell table:number-columns-repeated="58"/>
        </table:table-row>
        <table:table-row table:style-name="ro1">
          <table:table-cell office:value-type="float" office:value="0.444602" calcext:value-type="float">
            <text:p>0.444602</text:p>
          </table:table-cell>
          <table:table-cell office:value-type="float" office:value="0.516606" calcext:value-type="float">
            <text:p>0.516606</text:p>
          </table:table-cell>
          <table:table-cell table:style-name="Default" office:value-type="float" office:value="0.470967" calcext:value-type="float">
            <text:p>0.470967</text:p>
          </table:table-cell>
          <table:table-cell table:style-name="Default" office:value-type="float" office:value="0.496645" calcext:value-type="float">
            <text:p>0.496645</text:p>
          </table:table-cell>
          <table:table-cell office:value-type="float" office:value="0.506467" calcext:value-type="float">
            <text:p>0.506467</text:p>
          </table:table-cell>
          <table:table-cell office:value-type="float" office:value="0.464096" calcext:value-type="float">
            <text:p>0.464096</text:p>
          </table:table-cell>
          <table:table-cell table:number-columns-repeated="58"/>
        </table:table-row>
        <table:table-row table:style-name="ro1">
          <table:table-cell office:value-type="float" office:value="0.444582" calcext:value-type="float">
            <text:p>0.444582</text:p>
          </table:table-cell>
          <table:table-cell office:value-type="float" office:value="0.516591" calcext:value-type="float">
            <text:p>0.516591</text:p>
          </table:table-cell>
          <table:table-cell table:style-name="Default" office:value-type="float" office:value="0.470942" calcext:value-type="float">
            <text:p>0.470942</text:p>
          </table:table-cell>
          <table:table-cell table:style-name="Default" office:value-type="float" office:value="0.496623" calcext:value-type="float">
            <text:p>0.496623</text:p>
          </table:table-cell>
          <table:table-cell office:value-type="float" office:value="0.50645" calcext:value-type="float">
            <text:p>0.50645</text:p>
          </table:table-cell>
          <table:table-cell office:value-type="float" office:value="0.464086" calcext:value-type="float">
            <text:p>0.464086</text:p>
          </table:table-cell>
          <table:table-cell table:number-columns-repeated="58"/>
        </table:table-row>
        <table:table-row table:style-name="ro1">
          <table:table-cell office:value-type="float" office:value="0.444562" calcext:value-type="float">
            <text:p>0.444562</text:p>
          </table:table-cell>
          <table:table-cell office:value-type="float" office:value="0.516576" calcext:value-type="float">
            <text:p>0.516576</text:p>
          </table:table-cell>
          <table:table-cell table:style-name="Default" office:value-type="float" office:value="0.470922" calcext:value-type="float">
            <text:p>0.470922</text:p>
          </table:table-cell>
          <table:table-cell table:style-name="Default" office:value-type="float" office:value="0.496603" calcext:value-type="float">
            <text:p>0.496603</text:p>
          </table:table-cell>
          <table:table-cell office:value-type="float" office:value="0.506436" calcext:value-type="float">
            <text:p>0.506436</text:p>
          </table:table-cell>
          <table:table-cell office:value-type="float" office:value="0.464075" calcext:value-type="float">
            <text:p>0.464075</text:p>
          </table:table-cell>
          <table:table-cell table:number-columns-repeated="58"/>
        </table:table-row>
        <table:table-row table:style-name="ro1">
          <table:table-cell office:value-type="float" office:value="0.444539" calcext:value-type="float">
            <text:p>0.444539</text:p>
          </table:table-cell>
          <table:table-cell office:value-type="float" office:value="0.516558" calcext:value-type="float">
            <text:p>0.516558</text:p>
          </table:table-cell>
          <table:table-cell table:style-name="Default" office:value-type="float" office:value="0.470908" calcext:value-type="float">
            <text:p>0.470908</text:p>
          </table:table-cell>
          <table:table-cell table:style-name="Default" office:value-type="float" office:value="0.496588" calcext:value-type="float">
            <text:p>0.496588</text:p>
          </table:table-cell>
          <table:table-cell office:value-type="float" office:value="0.506424" calcext:value-type="float">
            <text:p>0.506424</text:p>
          </table:table-cell>
          <table:table-cell office:value-type="float" office:value="0.464064" calcext:value-type="float">
            <text:p>0.464064</text:p>
          </table:table-cell>
          <table:table-cell table:number-columns-repeated="58"/>
        </table:table-row>
        <table:table-row table:style-name="ro1">
          <table:table-cell office:value-type="float" office:value="0.444532" calcext:value-type="float">
            <text:p>0.444532</text:p>
          </table:table-cell>
          <table:table-cell office:value-type="float" office:value="0.516543" calcext:value-type="float">
            <text:p>0.516543</text:p>
          </table:table-cell>
          <table:table-cell table:style-name="Default" office:value-type="float" office:value="0.470884" calcext:value-type="float">
            <text:p>0.470884</text:p>
          </table:table-cell>
          <table:table-cell table:style-name="Default" office:value-type="float" office:value="0.496568" calcext:value-type="float">
            <text:p>0.496568</text:p>
          </table:table-cell>
          <table:table-cell office:value-type="float" office:value="0.506408" calcext:value-type="float">
            <text:p>0.506408</text:p>
          </table:table-cell>
          <table:table-cell office:value-type="float" office:value="0.464054" calcext:value-type="float">
            <text:p>0.464054</text:p>
          </table:table-cell>
          <table:table-cell table:number-columns-repeated="58"/>
        </table:table-row>
        <table:table-row table:style-name="ro1">
          <table:table-cell office:value-type="float" office:value="0.444513" calcext:value-type="float">
            <text:p>0.444513</text:p>
          </table:table-cell>
          <table:table-cell office:value-type="float" office:value="0.51653" calcext:value-type="float">
            <text:p>0.51653</text:p>
          </table:table-cell>
          <table:table-cell table:style-name="Default" office:value-type="float" office:value="0.470867" calcext:value-type="float">
            <text:p>0.470867</text:p>
          </table:table-cell>
          <table:table-cell table:style-name="Default" office:value-type="float" office:value="0.496552" calcext:value-type="float">
            <text:p>0.496552</text:p>
          </table:table-cell>
          <table:table-cell office:value-type="float" office:value="0.506394" calcext:value-type="float">
            <text:p>0.506394</text:p>
          </table:table-cell>
          <table:table-cell office:value-type="float" office:value="0.464043" calcext:value-type="float">
            <text:p>0.464043</text:p>
          </table:table-cell>
          <table:table-cell table:number-columns-repeated="58"/>
        </table:table-row>
        <table:table-row table:style-name="ro1">
          <table:table-cell office:value-type="float" office:value="0.444493" calcext:value-type="float">
            <text:p>0.444493</text:p>
          </table:table-cell>
          <table:table-cell office:value-type="float" office:value="0.516517" calcext:value-type="float">
            <text:p>0.516517</text:p>
          </table:table-cell>
          <table:table-cell table:style-name="Default" office:value-type="float" office:value="0.470843" calcext:value-type="float">
            <text:p>0.470843</text:p>
          </table:table-cell>
          <table:table-cell table:style-name="Default" office:value-type="float" office:value="0.496531" calcext:value-type="float">
            <text:p>0.496531</text:p>
          </table:table-cell>
          <table:table-cell office:value-type="float" office:value="0.506382" calcext:value-type="float">
            <text:p>0.506382</text:p>
          </table:table-cell>
          <table:table-cell office:value-type="float" office:value="0.464033" calcext:value-type="float">
            <text:p>0.464033</text:p>
          </table:table-cell>
          <table:table-cell table:number-columns-repeated="58"/>
        </table:table-row>
        <table:table-row table:style-name="ro1">
          <table:table-cell office:value-type="float" office:value="0.444473" calcext:value-type="float">
            <text:p>0.444473</text:p>
          </table:table-cell>
          <table:table-cell office:value-type="float" office:value="0.516504" calcext:value-type="float">
            <text:p>0.516504</text:p>
          </table:table-cell>
          <table:table-cell table:style-name="Default" office:value-type="float" office:value="0.470827" calcext:value-type="float">
            <text:p>0.470827</text:p>
          </table:table-cell>
          <table:table-cell table:style-name="Default" office:value-type="float" office:value="0.496515" calcext:value-type="float">
            <text:p>0.496515</text:p>
          </table:table-cell>
          <table:table-cell office:value-type="float" office:value="0.506366" calcext:value-type="float">
            <text:p>0.506366</text:p>
          </table:table-cell>
          <table:table-cell office:value-type="float" office:value="0.464022" calcext:value-type="float">
            <text:p>0.464022</text:p>
          </table:table-cell>
          <table:table-cell table:number-columns-repeated="58"/>
        </table:table-row>
        <table:table-row table:style-name="ro1">
          <table:table-cell office:value-type="float" office:value="0.444453" calcext:value-type="float">
            <text:p>0.444453</text:p>
          </table:table-cell>
          <table:table-cell office:value-type="float" office:value="0.516491" calcext:value-type="float">
            <text:p>0.516491</text:p>
          </table:table-cell>
          <table:table-cell table:style-name="Default" office:value-type="float" office:value="0.470803" calcext:value-type="float">
            <text:p>0.470803</text:p>
          </table:table-cell>
          <table:table-cell table:style-name="Default" office:value-type="float" office:value="0.496494" calcext:value-type="float">
            <text:p>0.496494</text:p>
          </table:table-cell>
          <table:table-cell office:value-type="float" office:value="0.506352" calcext:value-type="float">
            <text:p>0.506352</text:p>
          </table:table-cell>
          <table:table-cell office:value-type="float" office:value="0.464012" calcext:value-type="float">
            <text:p>0.464012</text:p>
          </table:table-cell>
          <table:table-cell table:number-columns-repeated="58"/>
        </table:table-row>
        <table:table-row table:style-name="ro1">
          <table:table-cell office:value-type="float" office:value="0.444433" calcext:value-type="float">
            <text:p>0.444433</text:p>
          </table:table-cell>
          <table:table-cell office:value-type="float" office:value="0.516477" calcext:value-type="float">
            <text:p>0.516477</text:p>
          </table:table-cell>
          <table:table-cell table:style-name="Default" office:value-type="float" office:value="0.470787" calcext:value-type="float">
            <text:p>0.470787</text:p>
          </table:table-cell>
          <table:table-cell table:style-name="Default" office:value-type="float" office:value="0.496478" calcext:value-type="float">
            <text:p>0.496478</text:p>
          </table:table-cell>
          <table:table-cell office:value-type="float" office:value="0.50634" calcext:value-type="float">
            <text:p>0.50634</text:p>
          </table:table-cell>
          <table:table-cell office:value-type="float" office:value="0.464001" calcext:value-type="float">
            <text:p>0.464001</text:p>
          </table:table-cell>
          <table:table-cell table:number-columns-repeated="58"/>
        </table:table-row>
        <table:table-row table:style-name="ro1">
          <table:table-cell office:value-type="float" office:value="0.444413" calcext:value-type="float">
            <text:p>0.444413</text:p>
          </table:table-cell>
          <table:table-cell office:value-type="float" office:value="0.516464" calcext:value-type="float">
            <text:p>0.516464</text:p>
          </table:table-cell>
          <table:table-cell table:style-name="Default" office:value-type="float" office:value="0.470763" calcext:value-type="float">
            <text:p>0.470763</text:p>
          </table:table-cell>
          <table:table-cell table:style-name="Default" office:value-type="float" office:value="0.496457" calcext:value-type="float">
            <text:p>0.496457</text:p>
          </table:table-cell>
          <table:table-cell office:value-type="float" office:value="0.506324" calcext:value-type="float">
            <text:p>0.506324</text:p>
          </table:table-cell>
          <table:table-cell office:value-type="float" office:value="0.463991" calcext:value-type="float">
            <text:p>0.463991</text:p>
          </table:table-cell>
          <table:table-cell table:number-columns-repeated="58"/>
        </table:table-row>
        <table:table-row table:style-name="ro1">
          <table:table-cell office:value-type="float" office:value="0.444396" calcext:value-type="float">
            <text:p>0.444396</text:p>
          </table:table-cell>
          <table:table-cell office:value-type="float" office:value="0.516452" calcext:value-type="float">
            <text:p>0.516452</text:p>
          </table:table-cell>
          <table:table-cell table:style-name="Default" office:value-type="float" office:value="0.470746" calcext:value-type="float">
            <text:p>0.470746</text:p>
          </table:table-cell>
          <table:table-cell table:style-name="Default" office:value-type="float" office:value="0.496441" calcext:value-type="float">
            <text:p>0.496441</text:p>
          </table:table-cell>
          <table:table-cell office:value-type="float" office:value="0.506311" calcext:value-type="float">
            <text:p>0.506311</text:p>
          </table:table-cell>
          <table:table-cell office:value-type="float" office:value="0.463981" calcext:value-type="float">
            <text:p>0.463981</text:p>
          </table:table-cell>
          <table:table-cell table:number-columns-repeated="58"/>
        </table:table-row>
        <table:table-row table:style-name="ro1">
          <table:table-cell office:value-type="float" office:value="0.444376" calcext:value-type="float">
            <text:p>0.444376</text:p>
          </table:table-cell>
          <table:table-cell office:value-type="float" office:value="0.51644" calcext:value-type="float">
            <text:p>0.51644</text:p>
          </table:table-cell>
          <table:table-cell table:style-name="Default" office:value-type="float" office:value="0.470722" calcext:value-type="float">
            <text:p>0.470722</text:p>
          </table:table-cell>
          <table:table-cell table:style-name="Default" office:value-type="float" office:value="0.49642" calcext:value-type="float">
            <text:p>0.49642</text:p>
          </table:table-cell>
          <table:table-cell office:value-type="float" office:value="0.506299" calcext:value-type="float">
            <text:p>0.506299</text:p>
          </table:table-cell>
          <table:table-cell office:value-type="float" office:value="0.46397" calcext:value-type="float">
            <text:p>0.46397</text:p>
          </table:table-cell>
          <table:table-cell table:number-columns-repeated="58"/>
        </table:table-row>
        <table:table-row table:style-name="ro1">
          <table:table-cell office:value-type="float" office:value="0.444356" calcext:value-type="float">
            <text:p>0.444356</text:p>
          </table:table-cell>
          <table:table-cell office:value-type="float" office:value="0.516428" calcext:value-type="float">
            <text:p>0.516428</text:p>
          </table:table-cell>
          <table:table-cell table:style-name="Default" office:value-type="float" office:value="0.470702" calcext:value-type="float">
            <text:p>0.470702</text:p>
          </table:table-cell>
          <table:table-cell table:style-name="Default" office:value-type="float" office:value="0.4964" calcext:value-type="float">
            <text:p>0.4964</text:p>
          </table:table-cell>
          <table:table-cell office:value-type="float" office:value="0.506283" calcext:value-type="float">
            <text:p>0.506283</text:p>
          </table:table-cell>
          <table:table-cell office:value-type="float" office:value="0.46396" calcext:value-type="float">
            <text:p>0.46396</text:p>
          </table:table-cell>
          <table:table-cell table:number-columns-repeated="58"/>
        </table:table-row>
        <table:table-row table:style-name="ro1">
          <table:table-cell office:value-type="float" office:value="0.444336" calcext:value-type="float">
            <text:p>0.444336</text:p>
          </table:table-cell>
          <table:table-cell office:value-type="float" office:value="0.516416" calcext:value-type="float">
            <text:p>0.516416</text:p>
          </table:table-cell>
          <table:table-cell table:style-name="Default" office:value-type="float" office:value="0.470687" calcext:value-type="float">
            <text:p>0.470687</text:p>
          </table:table-cell>
          <table:table-cell table:style-name="Default" office:value-type="float" office:value="0.496384" calcext:value-type="float">
            <text:p>0.496384</text:p>
          </table:table-cell>
          <table:table-cell office:value-type="float" office:value="0.506269" calcext:value-type="float">
            <text:p>0.506269</text:p>
          </table:table-cell>
          <table:table-cell office:value-type="float" office:value="0.46395" calcext:value-type="float">
            <text:p>0.46395</text:p>
          </table:table-cell>
          <table:table-cell table:number-columns-repeated="58"/>
        </table:table-row>
        <table:table-row table:style-name="ro1">
          <table:table-cell office:value-type="float" office:value="0.444327" calcext:value-type="float">
            <text:p>0.444327</text:p>
          </table:table-cell>
          <table:table-cell office:value-type="float" office:value="0.516405" calcext:value-type="float">
            <text:p>0.516405</text:p>
          </table:table-cell>
          <table:table-cell table:style-name="Default" office:value-type="float" office:value="0.470662" calcext:value-type="float">
            <text:p>0.470662</text:p>
          </table:table-cell>
          <table:table-cell table:style-name="Default" office:value-type="float" office:value="0.496364" calcext:value-type="float">
            <text:p>0.496364</text:p>
          </table:table-cell>
          <table:table-cell office:value-type="float" office:value="0.506258" calcext:value-type="float">
            <text:p>0.506258</text:p>
          </table:table-cell>
          <table:table-cell office:value-type="float" office:value="0.463939" calcext:value-type="float">
            <text:p>0.463939</text:p>
          </table:table-cell>
          <table:table-cell table:number-columns-repeated="58"/>
        </table:table-row>
        <table:table-row table:style-name="ro1">
          <table:table-cell office:value-type="float" office:value="0.444306" calcext:value-type="float">
            <text:p>0.444306</text:p>
          </table:table-cell>
          <table:table-cell office:value-type="float" office:value="0.516393" calcext:value-type="float">
            <text:p>0.516393</text:p>
          </table:table-cell>
          <table:table-cell table:style-name="Default" office:value-type="float" office:value="0.470647" calcext:value-type="float">
            <text:p>0.470647</text:p>
          </table:table-cell>
          <table:table-cell table:style-name="Default" office:value-type="float" office:value="0.496348" calcext:value-type="float">
            <text:p>0.496348</text:p>
          </table:table-cell>
          <table:table-cell office:value-type="float" office:value="0.506242" calcext:value-type="float">
            <text:p>0.506242</text:p>
          </table:table-cell>
          <table:table-cell office:value-type="float" office:value="0.463929" calcext:value-type="float">
            <text:p>0.463929</text:p>
          </table:table-cell>
          <table:table-cell table:number-columns-repeated="58"/>
        </table:table-row>
        <table:table-row table:style-name="ro1">
          <table:table-cell office:value-type="float" office:value="0.444286" calcext:value-type="float">
            <text:p>0.444286</text:p>
          </table:table-cell>
          <table:table-cell office:value-type="float" office:value="0.51638" calcext:value-type="float">
            <text:p>0.51638</text:p>
          </table:table-cell>
          <table:table-cell table:style-name="Default" office:value-type="float" office:value="0.470622" calcext:value-type="float">
            <text:p>0.470622</text:p>
          </table:table-cell>
          <table:table-cell table:style-name="Default" office:value-type="float" office:value="0.496327" calcext:value-type="float">
            <text:p>0.496327</text:p>
          </table:table-cell>
          <table:table-cell office:value-type="float" office:value="0.506229" calcext:value-type="float">
            <text:p>0.506229</text:p>
          </table:table-cell>
          <table:table-cell office:value-type="float" office:value="0.463919" calcext:value-type="float">
            <text:p>0.463919</text:p>
          </table:table-cell>
          <table:table-cell table:number-columns-repeated="58"/>
        </table:table-row>
        <table:table-row table:style-name="ro1">
          <table:table-cell office:value-type="float" office:value="0.444266" calcext:value-type="float">
            <text:p>0.444266</text:p>
          </table:table-cell>
          <table:table-cell office:value-type="float" office:value="0.516366" calcext:value-type="float">
            <text:p>0.516366</text:p>
          </table:table-cell>
          <table:table-cell table:style-name="Default" office:value-type="float" office:value="0.470606" calcext:value-type="float">
            <text:p>0.470606</text:p>
          </table:table-cell>
          <table:table-cell table:style-name="Default" office:value-type="float" office:value="0.496311" calcext:value-type="float">
            <text:p>0.496311</text:p>
          </table:table-cell>
          <table:table-cell office:value-type="float" office:value="0.506215" calcext:value-type="float">
            <text:p>0.506215</text:p>
          </table:table-cell>
          <table:table-cell office:value-type="float" office:value="0.463909" calcext:value-type="float">
            <text:p>0.463909</text:p>
          </table:table-cell>
          <table:table-cell table:number-columns-repeated="58"/>
        </table:table-row>
        <table:table-row table:style-name="ro1">
          <table:table-cell office:value-type="float" office:value="0.444246" calcext:value-type="float">
            <text:p>0.444246</text:p>
          </table:table-cell>
          <table:table-cell office:value-type="float" office:value="0.516353" calcext:value-type="float">
            <text:p>0.516353</text:p>
          </table:table-cell>
          <table:table-cell table:style-name="Default" office:value-type="float" office:value="0.470582" calcext:value-type="float">
            <text:p>0.470582</text:p>
          </table:table-cell>
          <table:table-cell table:style-name="Default" office:value-type="float" office:value="0.49629" calcext:value-type="float">
            <text:p>0.49629</text:p>
          </table:table-cell>
          <table:table-cell office:value-type="float" office:value="0.506202" calcext:value-type="float">
            <text:p>0.506202</text:p>
          </table:table-cell>
          <table:table-cell office:value-type="float" office:value="0.463899" calcext:value-type="float">
            <text:p>0.463899</text:p>
          </table:table-cell>
          <table:table-cell table:number-columns-repeated="58"/>
        </table:table-row>
        <table:table-row table:style-name="ro1">
          <table:table-cell office:value-type="float" office:value="0.444227" calcext:value-type="float">
            <text:p>0.444227</text:p>
          </table:table-cell>
          <table:table-cell office:value-type="float" office:value="0.516339" calcext:value-type="float">
            <text:p>0.516339</text:p>
          </table:table-cell>
          <table:table-cell table:style-name="Default" office:value-type="float" office:value="0.470566" calcext:value-type="float">
            <text:p>0.470566</text:p>
          </table:table-cell>
          <table:table-cell table:style-name="Default" office:value-type="float" office:value="0.496274" calcext:value-type="float">
            <text:p>0.496274</text:p>
          </table:table-cell>
          <table:table-cell office:value-type="float" office:value="0.506188" calcext:value-type="float">
            <text:p>0.506188</text:p>
          </table:table-cell>
          <table:table-cell office:value-type="float" office:value="0.463889" calcext:value-type="float">
            <text:p>0.463889</text:p>
          </table:table-cell>
          <table:table-cell table:number-columns-repeated="58"/>
        </table:table-row>
        <table:table-row table:style-name="ro1">
          <table:table-cell office:value-type="float" office:value="0.444207" calcext:value-type="float">
            <text:p>0.444207</text:p>
          </table:table-cell>
          <table:table-cell office:value-type="float" office:value="0.516325" calcext:value-type="float">
            <text:p>0.516325</text:p>
          </table:table-cell>
          <table:table-cell table:style-name="Default" office:value-type="float" office:value="0.470542" calcext:value-type="float">
            <text:p>0.470542</text:p>
          </table:table-cell>
          <table:table-cell table:style-name="Default" office:value-type="float" office:value="0.496253" calcext:value-type="float">
            <text:p>0.496253</text:p>
          </table:table-cell>
          <table:table-cell office:value-type="float" office:value="0.506177" calcext:value-type="float">
            <text:p>0.506177</text:p>
          </table:table-cell>
          <table:table-cell office:value-type="float" office:value="0.463879" calcext:value-type="float">
            <text:p>0.463879</text:p>
          </table:table-cell>
          <table:table-cell table:number-columns-repeated="58"/>
        </table:table-row>
        <table:table-row table:style-name="ro1">
          <table:table-cell office:value-type="float" office:value="0.444187" calcext:value-type="float">
            <text:p>0.444187</text:p>
          </table:table-cell>
          <table:table-cell office:value-type="float" office:value="0.516311" calcext:value-type="float">
            <text:p>0.516311</text:p>
          </table:table-cell>
          <table:table-cell table:style-name="Default" office:value-type="float" office:value="0.470522" calcext:value-type="float">
            <text:p>0.470522</text:p>
          </table:table-cell>
          <table:table-cell table:style-name="Default" office:value-type="float" office:value="0.496233" calcext:value-type="float">
            <text:p>0.496233</text:p>
          </table:table-cell>
          <table:table-cell office:value-type="float" office:value="0.506161" calcext:value-type="float">
            <text:p>0.506161</text:p>
          </table:table-cell>
          <table:table-cell office:value-type="float" office:value="0.463869" calcext:value-type="float">
            <text:p>0.463869</text:p>
          </table:table-cell>
          <table:table-cell table:number-columns-repeated="58"/>
        </table:table-row>
        <table:table-row table:style-name="ro1">
          <table:table-cell office:value-type="float" office:value="0.444168" calcext:value-type="float">
            <text:p>0.444168</text:p>
          </table:table-cell>
          <table:table-cell office:value-type="float" office:value="0.516293" calcext:value-type="float">
            <text:p>0.516293</text:p>
          </table:table-cell>
          <table:table-cell table:style-name="Default" office:value-type="float" office:value="0.470507" calcext:value-type="float">
            <text:p>0.470507</text:p>
          </table:table-cell>
          <table:table-cell table:style-name="Default" office:value-type="float" office:value="0.496217" calcext:value-type="float">
            <text:p>0.496217</text:p>
          </table:table-cell>
          <table:table-cell office:value-type="float" office:value="0.506148" calcext:value-type="float">
            <text:p>0.506148</text:p>
          </table:table-cell>
          <table:table-cell office:value-type="float" office:value="0.463859" calcext:value-type="float">
            <text:p>0.463859</text:p>
          </table:table-cell>
          <table:table-cell table:number-columns-repeated="58"/>
        </table:table-row>
        <table:table-row table:style-name="ro1">
          <table:table-cell office:value-type="float" office:value="0.444145" calcext:value-type="float">
            <text:p>0.444145</text:p>
          </table:table-cell>
          <table:table-cell office:value-type="float" office:value="0.516274" calcext:value-type="float">
            <text:p>0.516274</text:p>
          </table:table-cell>
          <table:table-cell table:style-name="Default" office:value-type="float" office:value="0.470481" calcext:value-type="float">
            <text:p>0.470481</text:p>
          </table:table-cell>
          <table:table-cell table:style-name="Default" office:value-type="float" office:value="0.496197" calcext:value-type="float">
            <text:p>0.496197</text:p>
          </table:table-cell>
          <table:table-cell office:value-type="float" office:value="0.506135" calcext:value-type="float">
            <text:p>0.506135</text:p>
          </table:table-cell>
          <table:table-cell office:value-type="float" office:value="0.463849" calcext:value-type="float">
            <text:p>0.463849</text:p>
          </table:table-cell>
          <table:table-cell table:number-columns-repeated="58"/>
        </table:table-row>
        <table:table-row table:style-name="ro1">
          <table:table-cell office:value-type="float" office:value="0.444125" calcext:value-type="float">
            <text:p>0.444125</text:p>
          </table:table-cell>
          <table:table-cell office:value-type="float" office:value="0.516257" calcext:value-type="float">
            <text:p>0.516257</text:p>
          </table:table-cell>
          <table:table-cell table:style-name="Default" office:value-type="float" office:value="0.470466" calcext:value-type="float">
            <text:p>0.470466</text:p>
          </table:table-cell>
          <table:table-cell table:style-name="Default" office:value-type="float" office:value="0.496181" calcext:value-type="float">
            <text:p>0.496181</text:p>
          </table:table-cell>
          <table:table-cell office:value-type="float" office:value="0.506121" calcext:value-type="float">
            <text:p>0.506121</text:p>
          </table:table-cell>
          <table:table-cell office:value-type="float" office:value="0.463839" calcext:value-type="float">
            <text:p>0.463839</text:p>
          </table:table-cell>
          <table:table-cell table:number-columns-repeated="58"/>
        </table:table-row>
        <table:table-row table:style-name="ro1">
          <table:table-cell office:value-type="float" office:value="0.444105" calcext:value-type="float">
            <text:p>0.444105</text:p>
          </table:table-cell>
          <table:table-cell office:value-type="float" office:value="0.51624" calcext:value-type="float">
            <text:p>0.51624</text:p>
          </table:table-cell>
          <table:table-cell table:style-name="Default" office:value-type="float" office:value="0.470441" calcext:value-type="float">
            <text:p>0.470441</text:p>
          </table:table-cell>
          <table:table-cell table:style-name="Default" office:value-type="float" office:value="0.49616" calcext:value-type="float">
            <text:p>0.49616</text:p>
          </table:table-cell>
          <table:table-cell office:value-type="float" office:value="0.506108" calcext:value-type="float">
            <text:p>0.506108</text:p>
          </table:table-cell>
          <table:table-cell office:value-type="float" office:value="0.463829" calcext:value-type="float">
            <text:p>0.463829</text:p>
          </table:table-cell>
          <table:table-cell table:number-columns-repeated="58"/>
        </table:table-row>
        <table:table-row table:style-name="ro1">
          <table:table-cell office:value-type="float" office:value="0.444084" calcext:value-type="float">
            <text:p>0.444084</text:p>
          </table:table-cell>
          <table:table-cell office:value-type="float" office:value="0.516222" calcext:value-type="float">
            <text:p>0.516222</text:p>
          </table:table-cell>
          <table:table-cell table:style-name="Default" office:value-type="float" office:value="0.470421" calcext:value-type="float">
            <text:p>0.470421</text:p>
          </table:table-cell>
          <table:table-cell table:style-name="Default" office:value-type="float" office:value="0.49614" calcext:value-type="float">
            <text:p>0.49614</text:p>
          </table:table-cell>
          <table:table-cell office:value-type="float" office:value="0.506095" calcext:value-type="float">
            <text:p>0.506095</text:p>
          </table:table-cell>
          <table:table-cell office:value-type="float" office:value="0.463819" calcext:value-type="float">
            <text:p>0.463819</text:p>
          </table:table-cell>
          <table:table-cell table:number-columns-repeated="58"/>
        </table:table-row>
        <table:table-row table:style-name="ro1">
          <table:table-cell office:value-type="float" office:value="0.444064" calcext:value-type="float">
            <text:p>0.444064</text:p>
          </table:table-cell>
          <table:table-cell office:value-type="float" office:value="0.516203" calcext:value-type="float">
            <text:p>0.516203</text:p>
          </table:table-cell>
          <table:table-cell table:style-name="Default" office:value-type="float" office:value="0.470406" calcext:value-type="float">
            <text:p>0.470406</text:p>
          </table:table-cell>
          <table:table-cell table:style-name="Default" office:value-type="float" office:value="0.496124" calcext:value-type="float">
            <text:p>0.496124</text:p>
          </table:table-cell>
          <table:table-cell office:value-type="float" office:value="0.506083" calcext:value-type="float">
            <text:p>0.506083</text:p>
          </table:table-cell>
          <table:table-cell office:value-type="float" office:value="0.463809" calcext:value-type="float">
            <text:p>0.463809</text:p>
          </table:table-cell>
          <table:table-cell table:number-columns-repeated="58"/>
        </table:table-row>
        <table:table-row table:style-name="ro1">
          <table:table-cell office:value-type="float" office:value="0.444044" calcext:value-type="float">
            <text:p>0.444044</text:p>
          </table:table-cell>
          <table:table-cell office:value-type="float" office:value="0.516184" calcext:value-type="float">
            <text:p>0.516184</text:p>
          </table:table-cell>
          <table:table-cell table:style-name="Default" office:value-type="float" office:value="0.470381" calcext:value-type="float">
            <text:p>0.470381</text:p>
          </table:table-cell>
          <table:table-cell table:style-name="Default" office:value-type="float" office:value="0.496104" calcext:value-type="float">
            <text:p>0.496104</text:p>
          </table:table-cell>
          <table:table-cell office:value-type="float" office:value="0.50607" calcext:value-type="float">
            <text:p>0.50607</text:p>
          </table:table-cell>
          <table:table-cell office:value-type="float" office:value="0.463799" calcext:value-type="float">
            <text:p>0.463799</text:p>
          </table:table-cell>
          <table:table-cell table:number-columns-repeated="58"/>
        </table:table-row>
        <table:table-row table:style-name="ro1">
          <table:table-cell office:value-type="float" office:value="0.444024" calcext:value-type="float">
            <text:p>0.444024</text:p>
          </table:table-cell>
          <table:table-cell office:value-type="float" office:value="0.516166" calcext:value-type="float">
            <text:p>0.516166</text:p>
          </table:table-cell>
          <table:table-cell table:style-name="Default" office:value-type="float" office:value="0.470361" calcext:value-type="float">
            <text:p>0.470361</text:p>
          </table:table-cell>
          <table:table-cell table:style-name="Default" office:value-type="float" office:value="0.496084" calcext:value-type="float">
            <text:p>0.496084</text:p>
          </table:table-cell>
          <table:table-cell office:value-type="float" office:value="0.506057" calcext:value-type="float">
            <text:p>0.506057</text:p>
          </table:table-cell>
          <table:table-cell office:value-type="float" office:value="0.463789" calcext:value-type="float">
            <text:p>0.463789</text:p>
          </table:table-cell>
          <table:table-cell table:number-columns-repeated="58"/>
        </table:table-row>
        <table:table-row table:style-name="ro1">
          <table:table-cell office:value-type="float" office:value="0.444005" calcext:value-type="float">
            <text:p>0.444005</text:p>
          </table:table-cell>
          <table:table-cell office:value-type="float" office:value="0.516143" calcext:value-type="float">
            <text:p>0.516143</text:p>
          </table:table-cell>
          <table:table-cell table:style-name="Default" office:value-type="float" office:value="0.470342" calcext:value-type="float">
            <text:p>0.470342</text:p>
          </table:table-cell>
          <table:table-cell table:style-name="Default" office:value-type="float" office:value="0.496065" calcext:value-type="float">
            <text:p>0.496065</text:p>
          </table:table-cell>
          <table:table-cell office:value-type="float" office:value="0.506044" calcext:value-type="float">
            <text:p>0.506044</text:p>
          </table:table-cell>
          <table:table-cell office:value-type="float" office:value="0.46378" calcext:value-type="float">
            <text:p>0.46378</text:p>
          </table:table-cell>
          <table:table-cell table:number-columns-repeated="58"/>
        </table:table-row>
        <table:table-row table:style-name="ro1">
          <table:table-cell office:value-type="float" office:value="0.443983" calcext:value-type="float">
            <text:p>0.443983</text:p>
          </table:table-cell>
          <table:table-cell office:value-type="float" office:value="0.516119" calcext:value-type="float">
            <text:p>0.516119</text:p>
          </table:table-cell>
          <table:table-cell table:style-name="Default" office:value-type="float" office:value="0.470326" calcext:value-type="float">
            <text:p>0.470326</text:p>
          </table:table-cell>
          <table:table-cell table:style-name="Default" office:value-type="float" office:value="0.49605" calcext:value-type="float">
            <text:p>0.49605</text:p>
          </table:table-cell>
          <table:table-cell office:value-type="float" office:value="0.506031" calcext:value-type="float">
            <text:p>0.506031</text:p>
          </table:table-cell>
          <table:table-cell office:value-type="float" office:value="0.46377" calcext:value-type="float">
            <text:p>0.46377</text:p>
          </table:table-cell>
          <table:table-cell table:number-columns-repeated="58"/>
        </table:table-row>
        <table:table-row table:style-name="ro1">
          <table:table-cell office:value-type="float" office:value="0.443962" calcext:value-type="float">
            <text:p>0.443962</text:p>
          </table:table-cell>
          <table:table-cell office:value-type="float" office:value="0.516099" calcext:value-type="float">
            <text:p>0.516099</text:p>
          </table:table-cell>
          <table:table-cell table:style-name="Default" office:value-type="float" office:value="0.470302" calcext:value-type="float">
            <text:p>0.470302</text:p>
          </table:table-cell>
          <table:table-cell table:style-name="Default" office:value-type="float" office:value="0.496029" calcext:value-type="float">
            <text:p>0.496029</text:p>
          </table:table-cell>
          <table:table-cell office:value-type="float" office:value="0.506018" calcext:value-type="float">
            <text:p>0.506018</text:p>
          </table:table-cell>
          <table:table-cell office:value-type="float" office:value="0.46376" calcext:value-type="float">
            <text:p>0.46376</text:p>
          </table:table-cell>
          <table:table-cell table:number-columns-repeated="58"/>
        </table:table-row>
        <table:table-row table:style-name="ro1">
          <table:table-cell office:value-type="float" office:value="0.443943" calcext:value-type="float">
            <text:p>0.443943</text:p>
          </table:table-cell>
          <table:table-cell office:value-type="float" office:value="0.516079" calcext:value-type="float">
            <text:p>0.516079</text:p>
          </table:table-cell>
          <table:table-cell table:style-name="Default" office:value-type="float" office:value="0.470282" calcext:value-type="float">
            <text:p>0.470282</text:p>
          </table:table-cell>
          <table:table-cell table:style-name="Default" office:value-type="float" office:value="0.49601" calcext:value-type="float">
            <text:p>0.49601</text:p>
          </table:table-cell>
          <table:table-cell office:value-type="float" office:value="0.506005" calcext:value-type="float">
            <text:p>0.506005</text:p>
          </table:table-cell>
          <table:table-cell office:value-type="float" office:value="0.46375" calcext:value-type="float">
            <text:p>0.46375</text:p>
          </table:table-cell>
          <table:table-cell table:number-columns-repeated="58"/>
        </table:table-row>
        <table:table-row table:style-name="ro1">
          <table:table-cell office:value-type="float" office:value="0.44392" calcext:value-type="float">
            <text:p>0.44392</text:p>
          </table:table-cell>
          <table:table-cell office:value-type="float" office:value="0.51606" calcext:value-type="float">
            <text:p>0.51606</text:p>
          </table:table-cell>
          <table:table-cell table:style-name="Default" office:value-type="float" office:value="0.470262" calcext:value-type="float">
            <text:p>0.470262</text:p>
          </table:table-cell>
          <table:table-cell table:style-name="Default" office:value-type="float" office:value="0.495991" calcext:value-type="float">
            <text:p>0.495991</text:p>
          </table:table-cell>
          <table:table-cell office:value-type="float" office:value="0.505992" calcext:value-type="float">
            <text:p>0.505992</text:p>
          </table:table-cell>
          <table:table-cell office:value-type="float" office:value="0.463741" calcext:value-type="float">
            <text:p>0.463741</text:p>
          </table:table-cell>
          <table:table-cell table:number-columns-repeated="58"/>
        </table:table-row>
        <table:table-row table:style-name="ro1">
          <table:table-cell office:value-type="float" office:value="0.443901" calcext:value-type="float">
            <text:p>0.443901</text:p>
          </table:table-cell>
          <table:table-cell office:value-type="float" office:value="0.516038" calcext:value-type="float">
            <text:p>0.516038</text:p>
          </table:table-cell>
          <table:table-cell table:style-name="Default" office:value-type="float" office:value="0.470248" calcext:value-type="float">
            <text:p>0.470248</text:p>
          </table:table-cell>
          <table:table-cell table:style-name="Default" office:value-type="float" office:value="0.495975" calcext:value-type="float">
            <text:p>0.495975</text:p>
          </table:table-cell>
          <table:table-cell office:value-type="float" office:value="0.505979" calcext:value-type="float">
            <text:p>0.505979</text:p>
          </table:table-cell>
          <table:table-cell office:value-type="float" office:value="0.463731" calcext:value-type="float">
            <text:p>0.463731</text:p>
          </table:table-cell>
          <table:table-cell table:number-columns-repeated="58"/>
        </table:table-row>
        <table:table-row table:style-name="ro1">
          <table:table-cell office:value-type="float" office:value="0.443873" calcext:value-type="float">
            <text:p>0.443873</text:p>
          </table:table-cell>
          <table:table-cell office:value-type="float" office:value="0.51602" calcext:value-type="float">
            <text:p>0.51602</text:p>
          </table:table-cell>
          <table:table-cell table:style-name="Default" office:value-type="float" office:value="0.470228" calcext:value-type="float">
            <text:p>0.470228</text:p>
          </table:table-cell>
          <table:table-cell table:style-name="Default" office:value-type="float" office:value="0.495955" calcext:value-type="float">
            <text:p>0.495955</text:p>
          </table:table-cell>
          <table:table-cell office:value-type="float" office:value="0.505967" calcext:value-type="float">
            <text:p>0.505967</text:p>
          </table:table-cell>
          <table:table-cell office:value-type="float" office:value="0.463721" calcext:value-type="float">
            <text:p>0.463721</text:p>
          </table:table-cell>
          <table:table-cell table:number-columns-repeated="58"/>
        </table:table-row>
        <table:table-row table:style-name="ro1">
          <table:table-cell office:value-type="float" office:value="0.443856" calcext:value-type="float">
            <text:p>0.443856</text:p>
          </table:table-cell>
          <table:table-cell office:value-type="float" office:value="0.516051" calcext:value-type="float">
            <text:p>0.516051</text:p>
          </table:table-cell>
          <table:table-cell table:style-name="Default" office:value-type="float" office:value="0.470208" calcext:value-type="float">
            <text:p>0.470208</text:p>
          </table:table-cell>
          <table:table-cell table:style-name="Default" office:value-type="float" office:value="0.495936" calcext:value-type="float">
            <text:p>0.495936</text:p>
          </table:table-cell>
          <table:table-cell office:value-type="float" office:value="0.505954" calcext:value-type="float">
            <text:p>0.505954</text:p>
          </table:table-cell>
          <table:table-cell office:value-type="float" office:value="0.463712" calcext:value-type="float">
            <text:p>0.463712</text:p>
          </table:table-cell>
          <table:table-cell table:number-columns-repeated="58"/>
        </table:table-row>
        <table:table-row table:style-name="ro1">
          <table:table-cell office:value-type="float" office:value="0.443837" calcext:value-type="float">
            <text:p>0.443837</text:p>
          </table:table-cell>
          <table:table-cell office:value-type="float" office:value="0.516038" calcext:value-type="float">
            <text:p>0.516038</text:p>
          </table:table-cell>
          <table:table-cell table:style-name="Default" office:value-type="float" office:value="0.470194" calcext:value-type="float">
            <text:p>0.470194</text:p>
          </table:table-cell>
          <table:table-cell table:style-name="Default" office:value-type="float" office:value="0.49592" calcext:value-type="float">
            <text:p>0.49592</text:p>
          </table:table-cell>
          <table:table-cell office:value-type="float" office:value="0.505941" calcext:value-type="float">
            <text:p>0.505941</text:p>
          </table:table-cell>
          <table:table-cell office:value-type="float" office:value="0.463702" calcext:value-type="float">
            <text:p>0.463702</text:p>
          </table:table-cell>
          <table:table-cell table:number-columns-repeated="58"/>
        </table:table-row>
        <table:table-row table:style-name="ro1">
          <table:table-cell office:value-type="float" office:value="0.44382" calcext:value-type="float">
            <text:p>0.44382</text:p>
          </table:table-cell>
          <table:table-cell office:value-type="float" office:value="0.516024" calcext:value-type="float">
            <text:p>0.516024</text:p>
          </table:table-cell>
          <table:table-cell table:style-name="Default" office:value-type="float" office:value="0.470169" calcext:value-type="float">
            <text:p>0.470169</text:p>
          </table:table-cell>
          <table:table-cell table:style-name="Default" office:value-type="float" office:value="0.495899" calcext:value-type="float">
            <text:p>0.495899</text:p>
          </table:table-cell>
          <table:table-cell office:value-type="float" office:value="0.505928" calcext:value-type="float">
            <text:p>0.505928</text:p>
          </table:table-cell>
          <table:table-cell office:value-type="float" office:value="0.463693" calcext:value-type="float">
            <text:p>0.463693</text:p>
          </table:table-cell>
          <table:table-cell table:number-columns-repeated="58"/>
        </table:table-row>
        <table:table-row table:style-name="ro1">
          <table:table-cell office:value-type="float" office:value="0.443798" calcext:value-type="float">
            <text:p>0.443798</text:p>
          </table:table-cell>
          <table:table-cell office:value-type="float" office:value="0.516001" calcext:value-type="float">
            <text:p>0.516001</text:p>
          </table:table-cell>
          <table:table-cell table:style-name="Default" office:value-type="float" office:value="0.47015" calcext:value-type="float">
            <text:p>0.47015</text:p>
          </table:table-cell>
          <table:table-cell table:style-name="Default" office:value-type="float" office:value="0.49588" calcext:value-type="float">
            <text:p>0.49588</text:p>
          </table:table-cell>
          <table:table-cell office:value-type="float" office:value="0.505916" calcext:value-type="float">
            <text:p>0.505916</text:p>
          </table:table-cell>
          <table:table-cell office:value-type="float" office:value="0.463683" calcext:value-type="float">
            <text:p>0.463683</text:p>
          </table:table-cell>
          <table:table-cell table:number-columns-repeated="58"/>
        </table:table-row>
        <table:table-row table:style-name="ro1">
          <table:table-cell office:value-type="float" office:value="0.443719" calcext:value-type="float">
            <text:p>0.443719</text:p>
          </table:table-cell>
          <table:table-cell office:value-type="float" office:value="0.515973" calcext:value-type="float">
            <text:p>0.515973</text:p>
          </table:table-cell>
          <table:table-cell table:style-name="Default" office:value-type="float" office:value="0.470135" calcext:value-type="float">
            <text:p>0.470135</text:p>
          </table:table-cell>
          <table:table-cell table:style-name="Default" office:value-type="float" office:value="0.495864" calcext:value-type="float">
            <text:p>0.495864</text:p>
          </table:table-cell>
          <table:table-cell office:value-type="float" office:value="0.505903" calcext:value-type="float">
            <text:p>0.505903</text:p>
          </table:table-cell>
          <table:table-cell office:value-type="float" office:value="0.463674" calcext:value-type="float">
            <text:p>0.463674</text:p>
          </table:table-cell>
          <table:table-cell table:number-columns-repeated="58"/>
        </table:table-row>
        <table:table-row table:style-name="ro1">
          <table:table-cell office:value-type="float" office:value="0.443679" calcext:value-type="float">
            <text:p>0.443679</text:p>
          </table:table-cell>
          <table:table-cell office:value-type="float" office:value="0.51595" calcext:value-type="float">
            <text:p>0.51595</text:p>
          </table:table-cell>
          <table:table-cell table:style-name="Default" office:value-type="float" office:value="0.47011" calcext:value-type="float">
            <text:p>0.47011</text:p>
          </table:table-cell>
          <table:table-cell table:style-name="Default" office:value-type="float" office:value="0.495844" calcext:value-type="float">
            <text:p>0.495844</text:p>
          </table:table-cell>
          <table:table-cell office:value-type="float" office:value="0.505891" calcext:value-type="float">
            <text:p>0.505891</text:p>
          </table:table-cell>
          <table:table-cell office:value-type="float" office:value="0.463665" calcext:value-type="float">
            <text:p>0.463665</text:p>
          </table:table-cell>
          <table:table-cell table:number-columns-repeated="58"/>
        </table:table-row>
        <table:table-row table:style-name="ro1">
          <table:table-cell office:value-type="float" office:value="0.44366" calcext:value-type="float">
            <text:p>0.44366</text:p>
          </table:table-cell>
          <table:table-cell office:value-type="float" office:value="0.515933" calcext:value-type="float">
            <text:p>0.515933</text:p>
          </table:table-cell>
          <table:table-cell table:style-name="Default" office:value-type="float" office:value="0.470095" calcext:value-type="float">
            <text:p>0.470095</text:p>
          </table:table-cell>
          <table:table-cell table:style-name="Default" office:value-type="float" office:value="0.495828" calcext:value-type="float">
            <text:p>0.495828</text:p>
          </table:table-cell>
          <table:table-cell office:value-type="float" office:value="0.505878" calcext:value-type="float">
            <text:p>0.505878</text:p>
          </table:table-cell>
          <table:table-cell office:value-type="float" office:value="0.463655" calcext:value-type="float">
            <text:p>0.463655</text:p>
          </table:table-cell>
          <table:table-cell table:number-columns-repeated="58"/>
        </table:table-row>
        <table:table-row table:style-name="ro1">
          <table:table-cell office:value-type="float" office:value="0.443639" calcext:value-type="float">
            <text:p>0.443639</text:p>
          </table:table-cell>
          <table:table-cell office:value-type="float" office:value="0.515917" calcext:value-type="float">
            <text:p>0.515917</text:p>
          </table:table-cell>
          <table:table-cell table:style-name="Default" office:value-type="float" office:value="0.470071" calcext:value-type="float">
            <text:p>0.470071</text:p>
          </table:table-cell>
          <table:table-cell table:style-name="Default" office:value-type="float" office:value="0.495807" calcext:value-type="float">
            <text:p>0.495807</text:p>
          </table:table-cell>
          <table:table-cell office:value-type="float" office:value="0.505865" calcext:value-type="float">
            <text:p>0.505865</text:p>
          </table:table-cell>
          <table:table-cell office:value-type="float" office:value="0.463646" calcext:value-type="float">
            <text:p>0.463646</text:p>
          </table:table-cell>
          <table:table-cell table:number-columns-repeated="58"/>
        </table:table-row>
        <table:table-row table:style-name="ro1">
          <table:table-cell office:value-type="float" office:value="0.443619" calcext:value-type="float">
            <text:p>0.443619</text:p>
          </table:table-cell>
          <table:table-cell office:value-type="float" office:value="0.515901" calcext:value-type="float">
            <text:p>0.515901</text:p>
          </table:table-cell>
          <table:table-cell table:style-name="Default" office:value-type="float" office:value="0.470042" calcext:value-type="float">
            <text:p>0.470042</text:p>
          </table:table-cell>
          <table:table-cell table:style-name="Default" office:value-type="float" office:value="0.495789" calcext:value-type="float">
            <text:p>0.495789</text:p>
          </table:table-cell>
          <table:table-cell office:value-type="float" office:value="0.505853" calcext:value-type="float">
            <text:p>0.505853</text:p>
          </table:table-cell>
          <table:table-cell office:value-type="float" office:value="0.463637" calcext:value-type="float">
            <text:p>0.463637</text:p>
          </table:table-cell>
          <table:table-cell table:number-columns-repeated="58"/>
        </table:table-row>
        <table:table-row table:style-name="ro1">
          <table:table-cell office:value-type="float" office:value="0.443598" calcext:value-type="float">
            <text:p>0.443598</text:p>
          </table:table-cell>
          <table:table-cell office:value-type="float" office:value="0.515886" calcext:value-type="float">
            <text:p>0.515886</text:p>
          </table:table-cell>
          <table:table-cell table:style-name="Default" office:value-type="float" office:value="0.470036" calcext:value-type="float">
            <text:p>0.470036</text:p>
          </table:table-cell>
          <table:table-cell table:style-name="Default" office:value-type="float" office:value="0.495773" calcext:value-type="float">
            <text:p>0.495773</text:p>
          </table:table-cell>
          <table:table-cell office:value-type="float" office:value="0.50584" calcext:value-type="float">
            <text:p>0.50584</text:p>
          </table:table-cell>
          <table:table-cell office:value-type="float" office:value="0.463627" calcext:value-type="float">
            <text:p>0.463627</text:p>
          </table:table-cell>
          <table:table-cell table:number-columns-repeated="58"/>
        </table:table-row>
        <table:table-row table:style-name="ro1">
          <table:table-cell office:value-type="float" office:value="0.443578" calcext:value-type="float">
            <text:p>0.443578</text:p>
          </table:table-cell>
          <table:table-cell office:value-type="float" office:value="0.515879" calcext:value-type="float">
            <text:p>0.515879</text:p>
          </table:table-cell>
          <table:table-cell table:style-name="Default" office:value-type="float" office:value="0.470004" calcext:value-type="float">
            <text:p>0.470004</text:p>
          </table:table-cell>
          <table:table-cell table:style-name="Default" office:value-type="float" office:value="0.495753" calcext:value-type="float">
            <text:p>0.495753</text:p>
          </table:table-cell>
          <table:table-cell office:value-type="float" office:value="0.505828" calcext:value-type="float">
            <text:p>0.505828</text:p>
          </table:table-cell>
          <table:table-cell office:value-type="float" office:value="0.463618" calcext:value-type="float">
            <text:p>0.463618</text:p>
          </table:table-cell>
          <table:table-cell table:number-columns-repeated="58"/>
        </table:table-row>
        <table:table-row table:style-name="ro1">
          <table:table-cell office:value-type="float" office:value="0.443559" calcext:value-type="float">
            <text:p>0.443559</text:p>
          </table:table-cell>
          <table:table-cell office:value-type="float" office:value="0.515865" calcext:value-type="float">
            <text:p>0.515865</text:p>
          </table:table-cell>
          <table:table-cell table:style-name="Default" office:value-type="float" office:value="0.469996" calcext:value-type="float">
            <text:p>0.469996</text:p>
          </table:table-cell>
          <table:table-cell table:style-name="Default" office:value-type="float" office:value="0.495737" calcext:value-type="float">
            <text:p>0.495737</text:p>
          </table:table-cell>
          <table:table-cell office:value-type="float" office:value="0.505815" calcext:value-type="float">
            <text:p>0.505815</text:p>
          </table:table-cell>
          <table:table-cell office:value-type="float" office:value="0.463609" calcext:value-type="float">
            <text:p>0.463609</text:p>
          </table:table-cell>
          <table:table-cell table:number-columns-repeated="58"/>
        </table:table-row>
        <table:table-row table:style-name="ro1">
          <table:table-cell office:value-type="float" office:value="0.443538" calcext:value-type="float">
            <text:p>0.443538</text:p>
          </table:table-cell>
          <table:table-cell office:value-type="float" office:value="0.515852" calcext:value-type="float">
            <text:p>0.515852</text:p>
          </table:table-cell>
          <table:table-cell table:style-name="Default" office:value-type="float" office:value="0.469964" calcext:value-type="float">
            <text:p>0.469964</text:p>
          </table:table-cell>
          <table:table-cell table:style-name="Default" office:value-type="float" office:value="0.495717" calcext:value-type="float">
            <text:p>0.495717</text:p>
          </table:table-cell>
          <table:table-cell office:value-type="float" office:value="0.505803" calcext:value-type="float">
            <text:p>0.505803</text:p>
          </table:table-cell>
          <table:table-cell office:value-type="float" office:value="0.4636" calcext:value-type="float">
            <text:p>0.4636</text:p>
          </table:table-cell>
          <table:table-cell table:number-columns-repeated="58"/>
        </table:table-row>
        <table:table-row table:style-name="ro1">
          <table:table-cell office:value-type="float" office:value="0.443517" calcext:value-type="float">
            <text:p>0.443517</text:p>
          </table:table-cell>
          <table:table-cell office:value-type="float" office:value="0.515838" calcext:value-type="float">
            <text:p>0.515838</text:p>
          </table:table-cell>
          <table:table-cell table:style-name="Default" office:value-type="float" office:value="0.469957" calcext:value-type="float">
            <text:p>0.469957</text:p>
          </table:table-cell>
          <table:table-cell table:style-name="Default" office:value-type="float" office:value="0.4957" calcext:value-type="float">
            <text:p>0.4957</text:p>
          </table:table-cell>
          <table:table-cell office:value-type="float" office:value="0.505791" calcext:value-type="float">
            <text:p>0.505791</text:p>
          </table:table-cell>
          <table:table-cell office:value-type="float" office:value="0.46359" calcext:value-type="float">
            <text:p>0.46359</text:p>
          </table:table-cell>
          <table:table-cell table:number-columns-repeated="58"/>
        </table:table-row>
        <table:table-row table:style-name="ro1">
          <table:table-cell office:value-type="float" office:value="0.443494" calcext:value-type="float">
            <text:p>0.443494</text:p>
          </table:table-cell>
          <table:table-cell office:value-type="float" office:value="0.515826" calcext:value-type="float">
            <text:p>0.515826</text:p>
          </table:table-cell>
          <table:table-cell table:style-name="Default" office:value-type="float" office:value="0.469937" calcext:value-type="float">
            <text:p>0.469937</text:p>
          </table:table-cell>
          <table:table-cell table:style-name="Default" office:value-type="float" office:value="0.495683" calcext:value-type="float">
            <text:p>0.495683</text:p>
          </table:table-cell>
          <table:table-cell office:value-type="float" office:value="0.505778" calcext:value-type="float">
            <text:p>0.505778</text:p>
          </table:table-cell>
          <table:table-cell office:value-type="float" office:value="0.463581" calcext:value-type="float">
            <text:p>0.463581</text:p>
          </table:table-cell>
          <table:table-cell table:number-columns-repeated="58"/>
        </table:table-row>
        <table:table-row table:style-name="ro1">
          <table:table-cell office:value-type="float" office:value="0.443474" calcext:value-type="float">
            <text:p>0.443474</text:p>
          </table:table-cell>
          <table:table-cell office:value-type="float" office:value="0.515813" calcext:value-type="float">
            <text:p>0.515813</text:p>
          </table:table-cell>
          <table:table-cell table:style-name="Default" office:value-type="float" office:value="0.469905" calcext:value-type="float">
            <text:p>0.469905</text:p>
          </table:table-cell>
          <table:table-cell table:style-name="Default" office:value-type="float" office:value="0.495662" calcext:value-type="float">
            <text:p>0.495662</text:p>
          </table:table-cell>
          <table:table-cell office:value-type="float" office:value="0.505766" calcext:value-type="float">
            <text:p>0.505766</text:p>
          </table:table-cell>
          <table:table-cell office:value-type="float" office:value="0.463572" calcext:value-type="float">
            <text:p>0.463572</text:p>
          </table:table-cell>
          <table:table-cell table:number-columns-repeated="58"/>
        </table:table-row>
        <table:table-row table:style-name="ro1">
          <table:table-cell office:value-type="float" office:value="0.443454" calcext:value-type="float">
            <text:p>0.443454</text:p>
          </table:table-cell>
          <table:table-cell office:value-type="float" office:value="0.515799" calcext:value-type="float">
            <text:p>0.515799</text:p>
          </table:table-cell>
          <table:table-cell table:style-name="Default" office:value-type="float" office:value="0.469898" calcext:value-type="float">
            <text:p>0.469898</text:p>
          </table:table-cell>
          <table:table-cell table:style-name="Default" office:value-type="float" office:value="0.495646" calcext:value-type="float">
            <text:p>0.495646</text:p>
          </table:table-cell>
          <table:table-cell office:value-type="float" office:value="0.505754" calcext:value-type="float">
            <text:p>0.505754</text:p>
          </table:table-cell>
          <table:table-cell office:value-type="float" office:value="0.463563" calcext:value-type="float">
            <text:p>0.463563</text:p>
          </table:table-cell>
          <table:table-cell table:number-columns-repeated="58"/>
        </table:table-row>
        <table:table-row table:style-name="ro1">
          <table:table-cell office:value-type="float" office:value="0.443433" calcext:value-type="float">
            <text:p>0.443433</text:p>
          </table:table-cell>
          <table:table-cell office:value-type="float" office:value="0.515786" calcext:value-type="float">
            <text:p>0.515786</text:p>
          </table:table-cell>
          <table:table-cell table:style-name="Default" office:value-type="float" office:value="0.469866" calcext:value-type="float">
            <text:p>0.469866</text:p>
          </table:table-cell>
          <table:table-cell table:style-name="Default" office:value-type="float" office:value="0.495625" calcext:value-type="float">
            <text:p>0.495625</text:p>
          </table:table-cell>
          <table:table-cell office:value-type="float" office:value="0.505741" calcext:value-type="float">
            <text:p>0.505741</text:p>
          </table:table-cell>
          <table:table-cell office:value-type="float" office:value="0.463554" calcext:value-type="float">
            <text:p>0.463554</text:p>
          </table:table-cell>
          <table:table-cell table:number-columns-repeated="58"/>
        </table:table-row>
        <table:table-row table:style-name="ro1">
          <table:table-cell office:value-type="float" office:value="0.443421" calcext:value-type="float">
            <text:p>0.443421</text:p>
          </table:table-cell>
          <table:table-cell office:value-type="float" office:value="0.515773" calcext:value-type="float">
            <text:p>0.515773</text:p>
          </table:table-cell>
          <table:table-cell table:style-name="Default" office:value-type="float" office:value="0.46986" calcext:value-type="float">
            <text:p>0.46986</text:p>
          </table:table-cell>
          <table:table-cell table:style-name="Default" office:value-type="float" office:value="0.495608" calcext:value-type="float">
            <text:p>0.495608</text:p>
          </table:table-cell>
          <table:table-cell office:value-type="float" office:value="0.505729" calcext:value-type="float">
            <text:p>0.505729</text:p>
          </table:table-cell>
          <table:table-cell office:value-type="float" office:value="0.463545" calcext:value-type="float">
            <text:p>0.463545</text:p>
          </table:table-cell>
          <table:table-cell table:number-columns-repeated="58"/>
        </table:table-row>
        <table:table-row table:style-name="ro1">
          <table:table-cell office:value-type="float" office:value="0.443403" calcext:value-type="float">
            <text:p>0.443403</text:p>
          </table:table-cell>
          <table:table-cell office:value-type="float" office:value="0.515761" calcext:value-type="float">
            <text:p>0.515761</text:p>
          </table:table-cell>
          <table:table-cell table:style-name="Default" office:value-type="float" office:value="0.469827" calcext:value-type="float">
            <text:p>0.469827</text:p>
          </table:table-cell>
          <table:table-cell table:style-name="Default" office:value-type="float" office:value="0.495588" calcext:value-type="float">
            <text:p>0.495588</text:p>
          </table:table-cell>
          <table:table-cell office:value-type="float" office:value="0.505717" calcext:value-type="float">
            <text:p>0.505717</text:p>
          </table:table-cell>
          <table:table-cell office:value-type="float" office:value="0.463536" calcext:value-type="float">
            <text:p>0.463536</text:p>
          </table:table-cell>
          <table:table-cell table:number-columns-repeated="58"/>
        </table:table-row>
        <table:table-row table:style-name="ro1">
          <table:table-cell office:value-type="float" office:value="0.443383" calcext:value-type="float">
            <text:p>0.443383</text:p>
          </table:table-cell>
          <table:table-cell office:value-type="float" office:value="0.515749" calcext:value-type="float">
            <text:p>0.515749</text:p>
          </table:table-cell>
          <table:table-cell table:style-name="Default" office:value-type="float" office:value="0.469821" calcext:value-type="float">
            <text:p>0.469821</text:p>
          </table:table-cell>
          <table:table-cell table:style-name="Default" office:value-type="float" office:value="0.495571" calcext:value-type="float">
            <text:p>0.495571</text:p>
          </table:table-cell>
          <table:table-cell office:value-type="float" office:value="0.505705" calcext:value-type="float">
            <text:p>0.505705</text:p>
          </table:table-cell>
          <table:table-cell office:value-type="float" office:value="0.463527" calcext:value-type="float">
            <text:p>0.463527</text:p>
          </table:table-cell>
          <table:table-cell table:number-columns-repeated="58"/>
        </table:table-row>
        <table:table-row table:style-name="ro1">
          <table:table-cell office:value-type="float" office:value="0.443363" calcext:value-type="float">
            <text:p>0.443363</text:p>
          </table:table-cell>
          <table:table-cell office:value-type="float" office:value="0.515737" calcext:value-type="float">
            <text:p>0.515737</text:p>
          </table:table-cell>
          <table:table-cell table:style-name="Default" office:value-type="float" office:value="0.469787" calcext:value-type="float">
            <text:p>0.469787</text:p>
          </table:table-cell>
          <table:table-cell table:style-name="Default" office:value-type="float" office:value="0.495552" calcext:value-type="float">
            <text:p>0.495552</text:p>
          </table:table-cell>
          <table:table-cell office:value-type="float" office:value="0.505693" calcext:value-type="float">
            <text:p>0.505693</text:p>
          </table:table-cell>
          <table:table-cell office:value-type="float" office:value="0.463518" calcext:value-type="float">
            <text:p>0.463518</text:p>
          </table:table-cell>
          <table:table-cell table:number-columns-repeated="58"/>
        </table:table-row>
        <table:table-row table:style-name="ro1">
          <table:table-cell office:value-type="float" office:value="0.443343" calcext:value-type="float">
            <text:p>0.443343</text:p>
          </table:table-cell>
          <table:table-cell office:value-type="float" office:value="0.515724" calcext:value-type="float">
            <text:p>0.515724</text:p>
          </table:table-cell>
          <table:table-cell table:style-name="Default" office:value-type="float" office:value="0.469781" calcext:value-type="float">
            <text:p>0.469781</text:p>
          </table:table-cell>
          <table:table-cell table:style-name="Default" office:value-type="float" office:value="0.495535" calcext:value-type="float">
            <text:p>0.495535</text:p>
          </table:table-cell>
          <table:table-cell office:value-type="float" office:value="0.505681" calcext:value-type="float">
            <text:p>0.505681</text:p>
          </table:table-cell>
          <table:table-cell office:value-type="float" office:value="0.463509" calcext:value-type="float">
            <text:p>0.463509</text:p>
          </table:table-cell>
          <table:table-cell table:number-columns-repeated="58"/>
        </table:table-row>
        <table:table-row table:style-name="ro1">
          <table:table-cell office:value-type="float" office:value="0.443323" calcext:value-type="float">
            <text:p>0.443323</text:p>
          </table:table-cell>
          <table:table-cell office:value-type="float" office:value="0.515712" calcext:value-type="float">
            <text:p>0.515712</text:p>
          </table:table-cell>
          <table:table-cell table:style-name="Default" office:value-type="float" office:value="0.469748" calcext:value-type="float">
            <text:p>0.469748</text:p>
          </table:table-cell>
          <table:table-cell table:style-name="Default" office:value-type="float" office:value="0.495515" calcext:value-type="float">
            <text:p>0.495515</text:p>
          </table:table-cell>
          <table:table-cell office:value-type="float" office:value="0.505669" calcext:value-type="float">
            <text:p>0.505669</text:p>
          </table:table-cell>
          <table:table-cell office:value-type="float" office:value="0.4635" calcext:value-type="float">
            <text:p>0.4635</text:p>
          </table:table-cell>
          <table:table-cell table:number-columns-repeated="58"/>
        </table:table-row>
        <table:table-row table:style-name="ro1">
          <table:table-cell office:value-type="float" office:value="0.443305" calcext:value-type="float">
            <text:p>0.443305</text:p>
          </table:table-cell>
          <table:table-cell office:value-type="float" office:value="0.515702" calcext:value-type="float">
            <text:p>0.515702</text:p>
          </table:table-cell>
          <table:table-cell table:style-name="Default" office:value-type="float" office:value="0.469742" calcext:value-type="float">
            <text:p>0.469742</text:p>
          </table:table-cell>
          <table:table-cell table:style-name="Default" office:value-type="float" office:value="0.495498" calcext:value-type="float">
            <text:p>0.495498</text:p>
          </table:table-cell>
          <table:table-cell office:value-type="float" office:value="0.505656" calcext:value-type="float">
            <text:p>0.505656</text:p>
          </table:table-cell>
          <table:table-cell office:value-type="float" office:value="0.463491" calcext:value-type="float">
            <text:p>0.463491</text:p>
          </table:table-cell>
          <table:table-cell table:number-columns-repeated="58"/>
        </table:table-row>
        <table:table-row table:style-name="ro1">
          <table:table-cell office:value-type="float" office:value="0.443285" calcext:value-type="float">
            <text:p>0.443285</text:p>
          </table:table-cell>
          <table:table-cell office:value-type="float" office:value="0.515691" calcext:value-type="float">
            <text:p>0.515691</text:p>
          </table:table-cell>
          <table:table-cell table:style-name="Default" office:value-type="float" office:value="0.469709" calcext:value-type="float">
            <text:p>0.469709</text:p>
          </table:table-cell>
          <table:table-cell table:style-name="Default" office:value-type="float" office:value="0.495478" calcext:value-type="float">
            <text:p>0.495478</text:p>
          </table:table-cell>
          <table:table-cell office:value-type="float" office:value="0.505644" calcext:value-type="float">
            <text:p>0.505644</text:p>
          </table:table-cell>
          <table:table-cell office:value-type="float" office:value="0.463482" calcext:value-type="float">
            <text:p>0.463482</text:p>
          </table:table-cell>
          <table:table-cell table:number-columns-repeated="58"/>
        </table:table-row>
        <table:table-row table:style-name="ro1">
          <table:table-cell office:value-type="float" office:value="0.443265" calcext:value-type="float">
            <text:p>0.443265</text:p>
          </table:table-cell>
          <table:table-cell office:value-type="float" office:value="0.515679" calcext:value-type="float">
            <text:p>0.515679</text:p>
          </table:table-cell>
          <table:table-cell table:style-name="Default" office:value-type="float" office:value="0.469694" calcext:value-type="float">
            <text:p>0.469694</text:p>
          </table:table-cell>
          <table:table-cell table:style-name="Default" office:value-type="float" office:value="0.495463" calcext:value-type="float">
            <text:p>0.495463</text:p>
          </table:table-cell>
          <table:table-cell office:value-type="float" office:value="0.505632" calcext:value-type="float">
            <text:p>0.505632</text:p>
          </table:table-cell>
          <table:table-cell office:value-type="float" office:value="0.463473" calcext:value-type="float">
            <text:p>0.463473</text:p>
          </table:table-cell>
          <table:table-cell table:number-columns-repeated="58"/>
        </table:table-row>
        <table:table-row table:style-name="ro1">
          <table:table-cell office:value-type="float" office:value="0.443245" calcext:value-type="float">
            <text:p>0.443245</text:p>
          </table:table-cell>
          <table:table-cell office:value-type="float" office:value="0.515667" calcext:value-type="float">
            <text:p>0.515667</text:p>
          </table:table-cell>
          <table:table-cell table:style-name="Default" office:value-type="float" office:value="0.469674" calcext:value-type="float">
            <text:p>0.469674</text:p>
          </table:table-cell>
          <table:table-cell table:style-name="Default" office:value-type="float" office:value="0.495446" calcext:value-type="float">
            <text:p>0.495446</text:p>
          </table:table-cell>
          <table:table-cell office:value-type="float" office:value="0.50562" calcext:value-type="float">
            <text:p>0.50562</text:p>
          </table:table-cell>
          <table:table-cell office:value-type="float" office:value="0.463465" calcext:value-type="float">
            <text:p>0.463465</text:p>
          </table:table-cell>
          <table:table-cell table:number-columns-repeated="58"/>
        </table:table-row>
        <table:table-row table:style-name="ro1">
          <table:table-cell office:value-type="float" office:value="0.443225" calcext:value-type="float">
            <text:p>0.443225</text:p>
          </table:table-cell>
          <table:table-cell office:value-type="float" office:value="0.515654" calcext:value-type="float">
            <text:p>0.515654</text:p>
          </table:table-cell>
          <table:table-cell table:style-name="Default" office:value-type="float" office:value="0.46965" calcext:value-type="float">
            <text:p>0.46965</text:p>
          </table:table-cell>
          <table:table-cell table:style-name="Default" office:value-type="float" office:value="0.495425" calcext:value-type="float">
            <text:p>0.495425</text:p>
          </table:table-cell>
          <table:table-cell office:value-type="float" office:value="0.505608" calcext:value-type="float">
            <text:p>0.505608</text:p>
          </table:table-cell>
          <table:table-cell office:value-type="float" office:value="0.463456" calcext:value-type="float">
            <text:p>0.463456</text:p>
          </table:table-cell>
          <table:table-cell table:number-columns-repeated="58"/>
        </table:table-row>
        <table:table-row table:style-name="ro1">
          <table:table-cell office:value-type="float" office:value="0.443205" calcext:value-type="float">
            <text:p>0.443205</text:p>
          </table:table-cell>
          <table:table-cell office:value-type="float" office:value="0.515641" calcext:value-type="float">
            <text:p>0.515641</text:p>
          </table:table-cell>
          <table:table-cell table:style-name="Default" office:value-type="float" office:value="0.469635" calcext:value-type="float">
            <text:p>0.469635</text:p>
          </table:table-cell>
          <table:table-cell table:style-name="Default" office:value-type="float" office:value="0.495409" calcext:value-type="float">
            <text:p>0.495409</text:p>
          </table:table-cell>
          <table:table-cell office:value-type="float" office:value="0.505596" calcext:value-type="float">
            <text:p>0.505596</text:p>
          </table:table-cell>
          <table:table-cell office:value-type="float" office:value="0.463447" calcext:value-type="float">
            <text:p>0.463447</text:p>
          </table:table-cell>
          <table:table-cell table:number-columns-repeated="58"/>
        </table:table-row>
        <table:table-row table:style-name="ro1">
          <table:table-cell office:value-type="float" office:value="0.443185" calcext:value-type="float">
            <text:p>0.443185</text:p>
          </table:table-cell>
          <table:table-cell office:value-type="float" office:value="0.515628" calcext:value-type="float">
            <text:p>0.515628</text:p>
          </table:table-cell>
          <table:table-cell table:style-name="Default" office:value-type="float" office:value="0.469616" calcext:value-type="float">
            <text:p>0.469616</text:p>
          </table:table-cell>
          <table:table-cell table:style-name="Default" office:value-type="float" office:value="0.495392" calcext:value-type="float">
            <text:p>0.495392</text:p>
          </table:table-cell>
          <table:table-cell office:value-type="float" office:value="0.505584" calcext:value-type="float">
            <text:p>0.505584</text:p>
          </table:table-cell>
          <table:table-cell office:value-type="float" office:value="0.463438" calcext:value-type="float">
            <text:p>0.463438</text:p>
          </table:table-cell>
          <table:table-cell table:number-columns-repeated="58"/>
        </table:table-row>
        <table:table-row table:style-name="ro1">
          <table:table-cell office:value-type="float" office:value="0.443145" calcext:value-type="float">
            <text:p>0.443145</text:p>
          </table:table-cell>
          <table:table-cell office:value-type="float" office:value="0.515609" calcext:value-type="float">
            <text:p>0.515609</text:p>
          </table:table-cell>
          <table:table-cell table:style-name="Default" office:value-type="float" office:value="0.469591" calcext:value-type="float">
            <text:p>0.469591</text:p>
          </table:table-cell>
          <table:table-cell table:style-name="Default" office:value-type="float" office:value="0.495371" calcext:value-type="float">
            <text:p>0.495371</text:p>
          </table:table-cell>
          <table:table-cell office:value-type="float" office:value="0.505572" calcext:value-type="float">
            <text:p>0.505572</text:p>
          </table:table-cell>
          <table:table-cell office:value-type="float" office:value="0.46343" calcext:value-type="float">
            <text:p>0.46343</text:p>
          </table:table-cell>
          <table:table-cell table:number-columns-repeated="58"/>
        </table:table-row>
        <table:table-row table:style-name="ro1" table:number-rows-repeated="1047574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Microsoft YaHei" style:language-asian="zh" style:country-asian="CN" style:font-name-complex="Tahoma" style:language-complex="ar" style:country-complex="SA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name-complex="Tahoma" style:font-size-complex="12pt" style:language-complex="ar" style:country-complex="SA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09">00/00/0000</text:date>, <text:time style:data-style-name="N2" text:time-value="17:01:39.92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4-09T17:01:40.181000000</meta:creation-date>
    <dc:title>MyDefaultCalc</dc:title>
    <meta:editing-duration>PT18M31S</meta:editing-duration>
    <meta:editing-cycles>6</meta:editing-cycles>
    <meta:generator>LibreOffice/6.3.4.2$Windows_X86_64 LibreOffice_project/60da17e045e08f1793c57c00ba83cdfce946d0aa</meta:generator>
    <dc:date>2022-04-09T17:20:13.467000000</dc:date>
    <meta:document-statistic meta:table-count="1" meta:cell-count="6006" meta:object-count="2"/>
    <meta:template xlink:type="simple" xlink:actuate="onRequest" xlink:title="MyDefaultCalc" xlink:href="file:///C:/Users/MSI/AppData/Roaming/LibreOffice/4/user/template/MyDefaultCalc.ots" meta:date="2022-04-09T17:01:40.116000000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6.401cm" svg:height="21.888cm" xlink:href=".." xlink:type="simple" chart:class="chart:line" chart:style-name="ch1">
        <chart:legend chart:legend-position="end" svg:x="33.258cm" svg:y="9.4cm" style:legend-expansion="high" chart:style-name="ch2"/>
        <chart:plot-area chart:style-name="ch3" table:cell-range-address="Sheet1.A1:Sheet1.F1001" chart:data-source-has-labels="row" svg:x="0.728cm" svg:y="0.437cm" svg:width="31.802cm" svg:height="21.014cm">
          <chartooo:coordinate-region svg:x="1.349cm" svg:y="0.437cm" svg:width="31.181cm" svg:height="19.8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2:Sheet1.A1001" chart:label-cell-address="Sheet1.A1:Sheet1.A1" chart:class="chart:line">
            <chart:data-point chart:repeated="1000"/>
          </chart:series>
          <chart:series chart:style-name="ch7" chart:values-cell-range-address="Sheet1.B2:Sheet1.B1001" chart:label-cell-address="Sheet1.B1:Sheet1.B1" chart:class="chart:line">
            <chart:data-point chart:repeated="1000"/>
          </chart:series>
          <chart:series chart:style-name="ch8" chart:values-cell-range-address="Sheet1.C2:Sheet1.C1001" chart:label-cell-address="Sheet1.C1:Sheet1.C1" chart:class="chart:line">
            <chart:data-point chart:repeated="1000"/>
          </chart:series>
          <chart:series chart:style-name="ch9" chart:values-cell-range-address="Sheet1.D2:Sheet1.D1001" chart:label-cell-address="Sheet1.D1:Sheet1.D1" chart:class="chart:line">
            <chart:data-point chart:repeated="1000"/>
          </chart:series>
          <chart:series chart:style-name="ch10" chart:values-cell-range-address="Sheet1.E2:Sheet1.E1001" chart:label-cell-address="Sheet1.E1:Sheet1.E1" chart:class="chart:line">
            <chart:data-point chart:repeated="1000"/>
          </chart:series>
          <chart:series chart:style-name="ch11" chart:values-cell-range-address="Sheet1.F2:Sheet1.F1001" chart:label-cell-address="Sheet1.F1:Sheet1.F1" chart:class="chart:line">
            <chart:data-point chart:repeated="100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rain 0.001</text:p>
                <draw:g>
                  <svg:desc>Sheet1.A1:Sheet1.A1</svg:desc>
                </draw:g>
              </table:table-cell>
              <table:table-cell office:value-type="string">
                <text:p>test 0.001</text:p>
                <draw:g>
                  <svg:desc>Sheet1.B1:Sheet1.B1</svg:desc>
                </draw:g>
              </table:table-cell>
              <table:table-cell office:value-type="string">
                <text:p>train 0.0005</text:p>
                <draw:g>
                  <svg:desc>Sheet1.C1:Sheet1.C1</svg:desc>
                </draw:g>
              </table:table-cell>
              <table:table-cell office:value-type="string">
                <text:p>test 0.0005</text:p>
                <draw:g>
                  <svg:desc>Sheet1.D1:Sheet1.D1</svg:desc>
                </draw:g>
              </table:table-cell>
              <table:table-cell office:value-type="string">
                <text:p>train 0.0001</text:p>
                <draw:g>
                  <svg:desc>Sheet1.E1:Sheet1.E1</svg:desc>
                </draw:g>
              </table:table-cell>
              <table:table-cell office:value-type="string">
                <text:p>test 0.0001</text:p>
                <draw:g>
                  <svg:desc>Sheet1.F1:Sheet1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2.991664">
                <text:p>32.991664</text:p>
                <draw:g>
                  <svg:desc>Sheet1.A2:Sheet1.A1001</svg:desc>
                </draw:g>
              </table:table-cell>
              <table:table-cell office:value-type="float" office:value="32.07926">
                <text:p>32.07926</text:p>
                <draw:g>
                  <svg:desc>Sheet1.B2:Sheet1.B1001</svg:desc>
                </draw:g>
              </table:table-cell>
              <table:table-cell office:value-type="float" office:value="32.708635">
                <text:p>32.708635</text:p>
                <draw:g>
                  <svg:desc>Sheet1.C2:Sheet1.C1001</svg:desc>
                </draw:g>
              </table:table-cell>
              <table:table-cell office:value-type="float" office:value="32.613945">
                <text:p>32.613945</text:p>
                <draw:g>
                  <svg:desc>Sheet1.D2:Sheet1.D1001</svg:desc>
                </draw:g>
              </table:table-cell>
              <table:table-cell office:value-type="float" office:value="32.553013">
                <text:p>32.553013</text:p>
                <draw:g>
                  <svg:desc>Sheet1.E2:Sheet1.E1001</svg:desc>
                </draw:g>
              </table:table-cell>
              <table:table-cell office:value-type="float" office:value="32.40458">
                <text:p>32.40458</text:p>
                <draw:g>
                  <svg:desc>Sheet1.F2:Sheet1.F10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2.975173">
                <text:p>32.975173</text:p>
              </table:table-cell>
              <table:table-cell office:value-type="float" office:value="32.063176">
                <text:p>32.063176</text:p>
              </table:table-cell>
              <table:table-cell office:value-type="float" office:value="32.69094">
                <text:p>32.69094</text:p>
              </table:table-cell>
              <table:table-cell office:value-type="float" office:value="32.59672">
                <text:p>32.59672</text:p>
              </table:table-cell>
              <table:table-cell office:value-type="float" office:value="32.543275">
                <text:p>32.543275</text:p>
              </table:table-cell>
              <table:table-cell office:value-type="float" office:value="32.385425">
                <text:p>32.3854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2.960131">
                <text:p>32.960131</text:p>
              </table:table-cell>
              <table:table-cell office:value-type="float" office:value="32.048554">
                <text:p>32.048554</text:p>
              </table:table-cell>
              <table:table-cell office:value-type="float" office:value="32.673371">
                <text:p>32.673371</text:p>
              </table:table-cell>
              <table:table-cell office:value-type="float" office:value="32.580049">
                <text:p>32.580049</text:p>
              </table:table-cell>
              <table:table-cell office:value-type="float" office:value="32.513008">
                <text:p>32.513008</text:p>
              </table:table-cell>
              <table:table-cell office:value-type="float" office:value="32.339129">
                <text:p>32.33912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2.946545">
                <text:p>32.946545</text:p>
              </table:table-cell>
              <table:table-cell office:value-type="float" office:value="32.035421">
                <text:p>32.035421</text:p>
              </table:table-cell>
              <table:table-cell office:value-type="float" office:value="32.656817">
                <text:p>32.656817</text:p>
              </table:table-cell>
              <table:table-cell office:value-type="float" office:value="32.564712">
                <text:p>32.564712</text:p>
              </table:table-cell>
              <table:table-cell office:value-type="float" office:value="32.338773">
                <text:p>32.338773</text:p>
              </table:table-cell>
              <table:table-cell office:value-type="float" office:value="31.576041">
                <text:p>31.57604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2.934496">
                <text:p>32.934496</text:p>
              </table:table-cell>
              <table:table-cell office:value-type="float" office:value="32.024112">
                <text:p>32.024112</text:p>
              </table:table-cell>
              <table:table-cell office:value-type="float" office:value="32.641878">
                <text:p>32.641878</text:p>
              </table:table-cell>
              <table:table-cell office:value-type="float" office:value="32.551241">
                <text:p>32.551241</text:p>
              </table:table-cell>
              <table:table-cell office:value-type="float" office:value="24.76893">
                <text:p>24.76893</text:p>
              </table:table-cell>
              <table:table-cell office:value-type="float" office:value="18.339127">
                <text:p>18.33912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.924756">
                <text:p>32.924756</text:p>
              </table:table-cell>
              <table:table-cell office:value-type="float" office:value="32.015678">
                <text:p>32.015678</text:p>
              </table:table-cell>
              <table:table-cell office:value-type="float" office:value="32.628946">
                <text:p>32.628946</text:p>
              </table:table-cell>
              <table:table-cell office:value-type="float" office:value="32.539755">
                <text:p>32.539755</text:p>
              </table:table-cell>
              <table:table-cell office:value-type="float" office:value="14.515543">
                <text:p>14.515543</text:p>
              </table:table-cell>
              <table:table-cell office:value-type="float" office:value="12.072628">
                <text:p>12.07262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2.917434">
                <text:p>32.917434</text:p>
              </table:table-cell>
              <table:table-cell office:value-type="float" office:value="32.009161">
                <text:p>32.009161</text:p>
              </table:table-cell>
              <table:table-cell office:value-type="float" office:value="32.617768">
                <text:p>32.617768</text:p>
              </table:table-cell>
              <table:table-cell office:value-type="float" office:value="32.529426">
                <text:p>32.529426</text:p>
              </table:table-cell>
              <table:table-cell office:value-type="float" office:value="10.386656">
                <text:p>10.386656</text:p>
              </table:table-cell>
              <table:table-cell office:value-type="float" office:value="9.470547">
                <text:p>9.47054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2.911544">
                <text:p>32.911544</text:p>
              </table:table-cell>
              <table:table-cell office:value-type="float" office:value="32.003724">
                <text:p>32.003724</text:p>
              </table:table-cell>
              <table:table-cell office:value-type="float" office:value="32.607533">
                <text:p>32.607533</text:p>
              </table:table-cell>
              <table:table-cell office:value-type="float" office:value="32.519518">
                <text:p>32.519518</text:p>
              </table:table-cell>
              <table:table-cell office:value-type="float" office:value="8.919528">
                <text:p>8.919528</text:p>
              </table:table-cell>
              <table:table-cell office:value-type="float" office:value="8.525542">
                <text:p>8.52554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2.906552">
                <text:p>32.906552</text:p>
              </table:table-cell>
              <table:table-cell office:value-type="float" office:value="31.999001">
                <text:p>31.999001</text:p>
              </table:table-cell>
              <table:table-cell office:value-type="float" office:value="32.597769">
                <text:p>32.597769</text:p>
              </table:table-cell>
              <table:table-cell office:value-type="float" office:value="32.5099">
                <text:p>32.5099</text:p>
              </table:table-cell>
              <table:table-cell office:value-type="float" office:value="8.431445">
                <text:p>8.431445</text:p>
              </table:table-cell>
              <table:table-cell office:value-type="float" office:value="8.140517">
                <text:p>8.14051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2.902118">
                <text:p>32.902118</text:p>
              </table:table-cell>
              <table:table-cell office:value-type="float" office:value="31.994709">
                <text:p>31.994709</text:p>
              </table:table-cell>
              <table:table-cell office:value-type="float" office:value="32.58817">
                <text:p>32.58817</text:p>
              </table:table-cell>
              <table:table-cell office:value-type="float" office:value="32.500444">
                <text:p>32.500444</text:p>
              </table:table-cell>
              <table:table-cell office:value-type="float" office:value="8.174061">
                <text:p>8.174061</text:p>
              </table:table-cell>
              <table:table-cell office:value-type="float" office:value="7.883046">
                <text:p>7.88304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2.898032">
                <text:p>32.898032</text:p>
              </table:table-cell>
              <table:table-cell office:value-type="float" office:value="31.990698">
                <text:p>31.990698</text:p>
              </table:table-cell>
              <table:table-cell office:value-type="float" office:value="32.578969">
                <text:p>32.578969</text:p>
              </table:table-cell>
              <table:table-cell office:value-type="float" office:value="32.491523">
                <text:p>32.491523</text:p>
              </table:table-cell>
              <table:table-cell office:value-type="float" office:value="7.949173">
                <text:p>7.949173</text:p>
              </table:table-cell>
              <table:table-cell office:value-type="float" office:value="7.652176">
                <text:p>7.65217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2.894165">
                <text:p>32.894165</text:p>
              </table:table-cell>
              <table:table-cell office:value-type="float" office:value="31.986869">
                <text:p>31.986869</text:p>
              </table:table-cell>
              <table:table-cell office:value-type="float" office:value="32.570159">
                <text:p>32.570159</text:p>
              </table:table-cell>
              <table:table-cell office:value-type="float" office:value="32.482981">
                <text:p>32.482981</text:p>
              </table:table-cell>
              <table:table-cell office:value-type="float" office:value="7.729108">
                <text:p>7.729108</text:p>
              </table:table-cell>
              <table:table-cell office:value-type="float" office:value="7.424267">
                <text:p>7.42426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2.890445">
                <text:p>32.890445</text:p>
              </table:table-cell>
              <table:table-cell office:value-type="float" office:value="31.983161">
                <text:p>31.983161</text:p>
              </table:table-cell>
              <table:table-cell office:value-type="float" office:value="32.561632">
                <text:p>32.561632</text:p>
              </table:table-cell>
              <table:table-cell office:value-type="float" office:value="32.474674">
                <text:p>32.474674</text:p>
              </table:table-cell>
              <table:table-cell office:value-type="float" office:value="7.505053">
                <text:p>7.505053</text:p>
              </table:table-cell>
              <table:table-cell office:value-type="float" office:value="7.195883">
                <text:p>7.19588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2.886815">
                <text:p>32.886815</text:p>
              </table:table-cell>
              <table:table-cell office:value-type="float" office:value="31.979516">
                <text:p>31.979516</text:p>
              </table:table-cell>
              <table:table-cell office:value-type="float" office:value="32.553433">
                <text:p>32.553433</text:p>
              </table:table-cell>
              <table:table-cell office:value-type="float" office:value="32.466671">
                <text:p>32.466671</text:p>
              </table:table-cell>
              <table:table-cell office:value-type="float" office:value="7.277565">
                <text:p>7.277565</text:p>
              </table:table-cell>
              <table:table-cell office:value-type="float" office:value="6.962457">
                <text:p>6.96245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2.883225">
                <text:p>32.883225</text:p>
              </table:table-cell>
              <table:table-cell office:value-type="float" office:value="31.975492">
                <text:p>31.975492</text:p>
              </table:table-cell>
              <table:table-cell office:value-type="float" office:value="32.54541">
                <text:p>32.54541</text:p>
              </table:table-cell>
              <table:table-cell office:value-type="float" office:value="32.45893">
                <text:p>32.45893</text:p>
              </table:table-cell>
              <table:table-cell office:value-type="float" office:value="7.04791">
                <text:p>7.04791</text:p>
              </table:table-cell>
              <table:table-cell office:value-type="float" office:value="6.727703">
                <text:p>6.72770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8.344053">
                <text:p>18.344053</text:p>
              </table:table-cell>
              <table:table-cell office:value-type="float" office:value="7.954152">
                <text:p>7.954152</text:p>
              </table:table-cell>
              <table:table-cell office:value-type="float" office:value="32.537623">
                <text:p>32.537623</text:p>
              </table:table-cell>
              <table:table-cell office:value-type="float" office:value="32.451404">
                <text:p>32.451404</text:p>
              </table:table-cell>
              <table:table-cell office:value-type="float" office:value="6.815272">
                <text:p>6.815272</text:p>
              </table:table-cell>
              <table:table-cell office:value-type="float" office:value="6.489092">
                <text:p>6.48909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.362245">
                <text:p>6.362245</text:p>
              </table:table-cell>
              <table:table-cell office:value-type="float" office:value="5.853763">
                <text:p>5.853763</text:p>
              </table:table-cell>
              <table:table-cell office:value-type="float" office:value="32.530268">
                <text:p>32.530268</text:p>
              </table:table-cell>
              <table:table-cell office:value-type="float" office:value="32.444493">
                <text:p>32.444493</text:p>
              </table:table-cell>
              <table:table-cell office:value-type="float" office:value="6.578907">
                <text:p>6.578907</text:p>
              </table:table-cell>
              <table:table-cell office:value-type="float" office:value="6.247241">
                <text:p>6.24724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.492352">
                <text:p>4.492352</text:p>
              </table:table-cell>
              <table:table-cell office:value-type="float" office:value="4.059607">
                <text:p>4.059607</text:p>
              </table:table-cell>
              <table:table-cell office:value-type="float" office:value="32.523488">
                <text:p>32.523488</text:p>
              </table:table-cell>
              <table:table-cell office:value-type="float" office:value="32.43825">
                <text:p>32.43825</text:p>
              </table:table-cell>
              <table:table-cell office:value-type="float" office:value="6.340648">
                <text:p>6.340648</text:p>
              </table:table-cell>
              <table:table-cell office:value-type="float" office:value="6.005728">
                <text:p>6.00572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.952016">
                <text:p>2.952016</text:p>
              </table:table-cell>
              <table:table-cell office:value-type="float" office:value="2.572078">
                <text:p>2.572078</text:p>
              </table:table-cell>
              <table:table-cell office:value-type="float" office:value="32.517361">
                <text:p>32.517361</text:p>
              </table:table-cell>
              <table:table-cell office:value-type="float" office:value="32.432588">
                <text:p>32.432588</text:p>
              </table:table-cell>
              <table:table-cell office:value-type="float" office:value="6.101327">
                <text:p>6.101327</text:p>
              </table:table-cell>
              <table:table-cell office:value-type="float" office:value="5.764034">
                <text:p>5.76403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666005">
                <text:p>1.666005</text:p>
              </table:table-cell>
              <table:table-cell office:value-type="float" office:value="1.394076">
                <text:p>1.394076</text:p>
              </table:table-cell>
              <table:table-cell office:value-type="float" office:value="32.511788">
                <text:p>32.511788</text:p>
              </table:table-cell>
              <table:table-cell office:value-type="float" office:value="32.427437">
                <text:p>32.427437</text:p>
              </table:table-cell>
              <table:table-cell office:value-type="float" office:value="5.863201">
                <text:p>5.863201</text:p>
              </table:table-cell>
              <table:table-cell office:value-type="float" office:value="5.523981">
                <text:p>5.52398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978441">
                <text:p>0.978441</text:p>
              </table:table-cell>
              <table:table-cell office:value-type="float" office:value="1.01264">
                <text:p>1.01264</text:p>
              </table:table-cell>
              <table:table-cell office:value-type="float" office:value="32.50672">
                <text:p>32.50672</text:p>
              </table:table-cell>
              <table:table-cell office:value-type="float" office:value="32.422746">
                <text:p>32.422746</text:p>
              </table:table-cell>
              <table:table-cell office:value-type="float" office:value="5.627162">
                <text:p>5.627162</text:p>
              </table:table-cell>
              <table:table-cell office:value-type="float" office:value="5.285793">
                <text:p>5.28579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791785">
                <text:p>0.791785</text:p>
              </table:table-cell>
              <table:table-cell office:value-type="float" office:value="0.915489">
                <text:p>0.915489</text:p>
              </table:table-cell>
              <table:table-cell office:value-type="float" office:value="32.502084">
                <text:p>32.502084</text:p>
              </table:table-cell>
              <table:table-cell office:value-type="float" office:value="32.418408">
                <text:p>32.418408</text:p>
              </table:table-cell>
              <table:table-cell office:value-type="float" office:value="5.393877">
                <text:p>5.393877</text:p>
              </table:table-cell>
              <table:table-cell office:value-type="float" office:value="5.050923">
                <text:p>5.05092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741771">
                <text:p>0.741771</text:p>
              </table:table-cell>
              <table:table-cell office:value-type="float" office:value="0.883004">
                <text:p>0.883004</text:p>
              </table:table-cell>
              <table:table-cell office:value-type="float" office:value="32.497809">
                <text:p>32.497809</text:p>
              </table:table-cell>
              <table:table-cell office:value-type="float" office:value="32.414402">
                <text:p>32.414402</text:p>
              </table:table-cell>
              <table:table-cell office:value-type="float" office:value="5.163101">
                <text:p>5.163101</text:p>
              </table:table-cell>
              <table:table-cell office:value-type="float" office:value="4.819631">
                <text:p>4.81963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721485">
                <text:p>0.721485</text:p>
              </table:table-cell>
              <table:table-cell office:value-type="float" office:value="0.862568">
                <text:p>0.862568</text:p>
              </table:table-cell>
              <table:table-cell office:value-type="float" office:value="32.493856">
                <text:p>32.493856</text:p>
              </table:table-cell>
              <table:table-cell office:value-type="float" office:value="32.410675">
                <text:p>32.410675</text:p>
              </table:table-cell>
              <table:table-cell office:value-type="float" office:value="4.936244">
                <text:p>4.936244</text:p>
              </table:table-cell>
              <table:table-cell office:value-type="float" office:value="4.593684">
                <text:p>4.59368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708229">
                <text:p>0.708229</text:p>
              </table:table-cell>
              <table:table-cell office:value-type="float" office:value="0.847605">
                <text:p>0.847605</text:p>
              </table:table-cell>
              <table:table-cell office:value-type="float" office:value="32.489489">
                <text:p>32.489489</text:p>
              </table:table-cell>
              <table:table-cell office:value-type="float" office:value="32.404347">
                <text:p>32.404347</text:p>
              </table:table-cell>
              <table:table-cell office:value-type="float" office:value="4.71435">
                <text:p>4.71435</text:p>
              </table:table-cell>
              <table:table-cell office:value-type="float" office:value="4.37343">
                <text:p>4.3734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697433">
                <text:p>0.697433</text:p>
              </table:table-cell>
              <table:table-cell office:value-type="float" office:value="0.834694">
                <text:p>0.834694</text:p>
              </table:table-cell>
              <table:table-cell office:value-type="float" office:value="32.437186">
                <text:p>32.437186</text:p>
              </table:table-cell>
              <table:table-cell office:value-type="float" office:value="32.166223">
                <text:p>32.166223</text:p>
              </table:table-cell>
              <table:table-cell office:value-type="float" office:value="4.497369">
                <text:p>4.497369</text:p>
              </table:table-cell>
              <table:table-cell office:value-type="float" office:value="4.158409">
                <text:p>4.15840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687898">
                <text:p>0.687898</text:p>
              </table:table-cell>
              <table:table-cell office:value-type="float" office:value="0.823577">
                <text:p>0.823577</text:p>
              </table:table-cell>
              <table:table-cell office:value-type="float" office:value="29.298177">
                <text:p>29.298177</text:p>
              </table:table-cell>
              <table:table-cell office:value-type="float" office:value="24.051207">
                <text:p>24.051207</text:p>
              </table:table-cell>
              <table:table-cell office:value-type="float" office:value="4.286028">
                <text:p>4.286028</text:p>
              </table:table-cell>
              <table:table-cell office:value-type="float" office:value="3.950075">
                <text:p>3.95007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678919">
                <text:p>0.678919</text:p>
              </table:table-cell>
              <table:table-cell office:value-type="float" office:value="0.813088">
                <text:p>0.813088</text:p>
              </table:table-cell>
              <table:table-cell office:value-type="float" office:value="16.275216">
                <text:p>16.275216</text:p>
              </table:table-cell>
              <table:table-cell office:value-type="float" office:value="11.268938">
                <text:p>11.268938</text:p>
              </table:table-cell>
              <table:table-cell office:value-type="float" office:value="4.080815">
                <text:p>4.080815</text:p>
              </table:table-cell>
              <table:table-cell office:value-type="float" office:value="3.748226">
                <text:p>3.74822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670521">
                <text:p>0.670521</text:p>
              </table:table-cell>
              <table:table-cell office:value-type="float" office:value="0.802995">
                <text:p>0.802995</text:p>
              </table:table-cell>
              <table:table-cell office:value-type="float" office:value="10.010252">
                <text:p>10.010252</text:p>
              </table:table-cell>
              <table:table-cell office:value-type="float" office:value="9.401978">
                <text:p>9.401978</text:p>
              </table:table-cell>
              <table:table-cell office:value-type="float" office:value="3.881362">
                <text:p>3.881362</text:p>
              </table:table-cell>
              <table:table-cell office:value-type="float" office:value="3.553791">
                <text:p>3.55379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662604">
                <text:p>0.662604</text:p>
              </table:table-cell>
              <table:table-cell office:value-type="float" office:value="0.792728">
                <text:p>0.792728</text:p>
              </table:table-cell>
              <table:table-cell office:value-type="float" office:value="8.380648">
                <text:p>8.380648</text:p>
              </table:table-cell>
              <table:table-cell office:value-type="float" office:value="7.719576">
                <text:p>7.719576</text:p>
              </table:table-cell>
              <table:table-cell office:value-type="float" office:value="3.688589">
                <text:p>3.688589</text:p>
              </table:table-cell>
              <table:table-cell office:value-type="float" office:value="3.366595">
                <text:p>3.36659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655108">
                <text:p>0.655108</text:p>
              </table:table-cell>
              <table:table-cell office:value-type="float" office:value="0.782883">
                <text:p>0.782883</text:p>
              </table:table-cell>
              <table:table-cell office:value-type="float" office:value="6.553485">
                <text:p>6.553485</text:p>
              </table:table-cell>
              <table:table-cell office:value-type="float" office:value="5.911908">
                <text:p>5.911908</text:p>
              </table:table-cell>
              <table:table-cell office:value-type="float" office:value="3.502572">
                <text:p>3.502572</text:p>
              </table:table-cell>
              <table:table-cell office:value-type="float" office:value="3.186324">
                <text:p>3.18632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64753">
                <text:p>0.64753</text:p>
              </table:table-cell>
              <table:table-cell office:value-type="float" office:value="0.774782">
                <text:p>0.774782</text:p>
              </table:table-cell>
              <table:table-cell office:value-type="float" office:value="4.89162">
                <text:p>4.89162</text:p>
              </table:table-cell>
              <table:table-cell office:value-type="float" office:value="4.333477">
                <text:p>4.333477</text:p>
              </table:table-cell>
              <table:table-cell office:value-type="float" office:value="3.322746">
                <text:p>3.322746</text:p>
              </table:table-cell>
              <table:table-cell office:value-type="float" office:value="3.012345">
                <text:p>3.01234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640264">
                <text:p>0.640264</text:p>
              </table:table-cell>
              <table:table-cell office:value-type="float" office:value="0.766465">
                <text:p>0.766465</text:p>
              </table:table-cell>
              <table:table-cell office:value-type="float" office:value="3.530388">
                <text:p>3.530388</text:p>
              </table:table-cell>
              <table:table-cell office:value-type="float" office:value="3.104737">
                <text:p>3.104737</text:p>
              </table:table-cell>
              <table:table-cell office:value-type="float" office:value="3.148849">
                <text:p>3.148849</text:p>
              </table:table-cell>
              <table:table-cell office:value-type="float" office:value="2.844858">
                <text:p>2.84485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633384">
                <text:p>0.633384</text:p>
              </table:table-cell>
              <table:table-cell office:value-type="float" office:value="0.758589">
                <text:p>0.758589</text:p>
              </table:table-cell>
              <table:table-cell office:value-type="float" office:value="2.53586">
                <text:p>2.53586</text:p>
              </table:table-cell>
              <table:table-cell office:value-type="float" office:value="2.255145">
                <text:p>2.255145</text:p>
              </table:table-cell>
              <table:table-cell office:value-type="float" office:value="2.982038">
                <text:p>2.982038</text:p>
              </table:table-cell>
              <table:table-cell office:value-type="float" office:value="2.684468">
                <text:p>2.68446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626951">
                <text:p>0.626951</text:p>
              </table:table-cell>
              <table:table-cell office:value-type="float" office:value="0.750989">
                <text:p>0.750989</text:p>
              </table:table-cell>
              <table:table-cell office:value-type="float" office:value="1.872572">
                <text:p>1.872572</text:p>
              </table:table-cell>
              <table:table-cell office:value-type="float" office:value="1.693777">
                <text:p>1.693777</text:p>
              </table:table-cell>
              <table:table-cell office:value-type="float" office:value="2.822509">
                <text:p>2.822509</text:p>
              </table:table-cell>
              <table:table-cell office:value-type="float" office:value="2.531294">
                <text:p>2.53129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620911">
                <text:p>0.620911</text:p>
              </table:table-cell>
              <table:table-cell office:value-type="float" office:value="0.743405">
                <text:p>0.743405</text:p>
              </table:table-cell>
              <table:table-cell office:value-type="float" office:value="1.448455">
                <text:p>1.448455</text:p>
              </table:table-cell>
              <table:table-cell office:value-type="float" office:value="1.334841">
                <text:p>1.334841</text:p>
              </table:table-cell>
              <table:table-cell office:value-type="float" office:value="2.670472">
                <text:p>2.670472</text:p>
              </table:table-cell>
              <table:table-cell office:value-type="float" office:value="2.386266">
                <text:p>2.38626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615349">
                <text:p>0.615349</text:p>
              </table:table-cell>
              <table:table-cell office:value-type="float" office:value="0.735956">
                <text:p>0.735956</text:p>
              </table:table-cell>
              <table:table-cell office:value-type="float" office:value="1.184902">
                <text:p>1.184902</text:p>
              </table:table-cell>
              <table:table-cell office:value-type="float" office:value="1.110055">
                <text:p>1.110055</text:p>
              </table:table-cell>
              <table:table-cell office:value-type="float" office:value="2.52529">
                <text:p>2.52529</text:p>
              </table:table-cell>
              <table:table-cell office:value-type="float" office:value="2.248728">
                <text:p>2.24872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609728">
                <text:p>0.609728</text:p>
              </table:table-cell>
              <table:table-cell office:value-type="float" office:value="0.729386">
                <text:p>0.729386</text:p>
              </table:table-cell>
              <table:table-cell office:value-type="float" office:value="1.018541">
                <text:p>1.018541</text:p>
              </table:table-cell>
              <table:table-cell office:value-type="float" office:value="0.969405">
                <text:p>0.969405</text:p>
              </table:table-cell>
              <table:table-cell office:value-type="float" office:value="2.387123">
                <text:p>2.387123</text:p>
              </table:table-cell>
              <table:table-cell office:value-type="float" office:value="2.118356">
                <text:p>2.11835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6045">
                <text:p>0.6045</text:p>
              </table:table-cell>
              <table:table-cell office:value-type="float" office:value="0.722804">
                <text:p>0.722804</text:p>
              </table:table-cell>
              <table:table-cell office:value-type="float" office:value="0.912862">
                <text:p>0.912862</text:p>
              </table:table-cell>
              <table:table-cell office:value-type="float" office:value="0.88051">
                <text:p>0.88051</text:p>
              </table:table-cell>
              <table:table-cell office:value-type="float" office:value="2.256028">
                <text:p>2.256028</text:p>
              </table:table-cell>
              <table:table-cell office:value-type="float" office:value="1.995314">
                <text:p>1.99531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599546">
                <text:p>0.599546</text:p>
              </table:table-cell>
              <table:table-cell office:value-type="float" office:value="0.716417">
                <text:p>0.716417</text:p>
              </table:table-cell>
              <table:table-cell office:value-type="float" office:value="0.842988">
                <text:p>0.842988</text:p>
              </table:table-cell>
              <table:table-cell office:value-type="float" office:value="0.822146">
                <text:p>0.822146</text:p>
              </table:table-cell>
              <table:table-cell office:value-type="float" office:value="2.131972">
                <text:p>2.131972</text:p>
              </table:table-cell>
              <table:table-cell office:value-type="float" office:value="1.87949">
                <text:p>1.8794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594729">
                <text:p>0.594729</text:p>
              </table:table-cell>
              <table:table-cell office:value-type="float" office:value="0.709914">
                <text:p>0.709914</text:p>
              </table:table-cell>
              <table:table-cell office:value-type="float" office:value="0.794865">
                <text:p>0.794865</text:p>
              </table:table-cell>
              <table:table-cell office:value-type="float" office:value="0.782596">
                <text:p>0.782596</text:p>
              </table:table-cell>
              <table:table-cell office:value-type="float" office:value="2.014891">
                <text:p>2.014891</text:p>
              </table:table-cell>
              <table:table-cell office:value-type="float" office:value="1.770733">
                <text:p>1.77073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590028">
                <text:p>0.590028</text:p>
              </table:table-cell>
              <table:table-cell office:value-type="float" office:value="0.704057">
                <text:p>0.704057</text:p>
              </table:table-cell>
              <table:table-cell office:value-type="float" office:value="0.760809">
                <text:p>0.760809</text:p>
              </table:table-cell>
              <table:table-cell office:value-type="float" office:value="0.755499">
                <text:p>0.755499</text:p>
              </table:table-cell>
              <table:table-cell office:value-type="float" office:value="1.90514">
                <text:p>1.90514</text:p>
              </table:table-cell>
              <table:table-cell office:value-type="float" office:value="1.669318">
                <text:p>1.66931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585658">
                <text:p>0.585658</text:p>
              </table:table-cell>
              <table:table-cell office:value-type="float" office:value="0.699795">
                <text:p>0.699795</text:p>
              </table:table-cell>
              <table:table-cell office:value-type="float" office:value="0.736635">
                <text:p>0.736635</text:p>
              </table:table-cell>
              <table:table-cell office:value-type="float" office:value="0.736101">
                <text:p>0.736101</text:p>
              </table:table-cell>
              <table:table-cell office:value-type="float" office:value="1.803045">
                <text:p>1.803045</text:p>
              </table:table-cell>
              <table:table-cell office:value-type="float" office:value="1.574989">
                <text:p>1.57498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581472">
                <text:p>0.581472</text:p>
              </table:table-cell>
              <table:table-cell office:value-type="float" office:value="0.694583">
                <text:p>0.694583</text:p>
              </table:table-cell>
              <table:table-cell office:value-type="float" office:value="0.718516">
                <text:p>0.718516</text:p>
              </table:table-cell>
              <table:table-cell office:value-type="float" office:value="0.721678">
                <text:p>0.721678</text:p>
              </table:table-cell>
              <table:table-cell office:value-type="float" office:value="1.707757">
                <text:p>1.707757</text:p>
              </table:table-cell>
              <table:table-cell office:value-type="float" office:value="1.487535">
                <text:p>1.48753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577526">
                <text:p>0.577526</text:p>
              </table:table-cell>
              <table:table-cell office:value-type="float" office:value="0.689408">
                <text:p>0.689408</text:p>
              </table:table-cell>
              <table:table-cell office:value-type="float" office:value="0.704722">
                <text:p>0.704722</text:p>
              </table:table-cell>
              <table:table-cell office:value-type="float" office:value="0.710667">
                <text:p>0.710667</text:p>
              </table:table-cell>
              <table:table-cell office:value-type="float" office:value="1.619114">
                <text:p>1.619114</text:p>
              </table:table-cell>
              <table:table-cell office:value-type="float" office:value="1.406602">
                <text:p>1.40660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573806">
                <text:p>0.573806</text:p>
              </table:table-cell>
              <table:table-cell office:value-type="float" office:value="0.684472">
                <text:p>0.684472</text:p>
              </table:table-cell>
              <table:table-cell office:value-type="float" office:value="0.693801">
                <text:p>0.693801</text:p>
              </table:table-cell>
              <table:table-cell office:value-type="float" office:value="0.701934">
                <text:p>0.701934</text:p>
              </table:table-cell>
              <table:table-cell office:value-type="float" office:value="1.536884">
                <text:p>1.536884</text:p>
              </table:table-cell>
              <table:table-cell office:value-type="float" office:value="1.331966">
                <text:p>1.33196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570123">
                <text:p>0.570123</text:p>
              </table:table-cell>
              <table:table-cell office:value-type="float" office:value="0.680137">
                <text:p>0.680137</text:p>
              </table:table-cell>
              <table:table-cell office:value-type="float" office:value="0.684966">
                <text:p>0.684966</text:p>
              </table:table-cell>
              <table:table-cell office:value-type="float" office:value="0.694889">
                <text:p>0.694889</text:p>
              </table:table-cell>
              <table:table-cell office:value-type="float" office:value="1.460923">
                <text:p>1.460923</text:p>
              </table:table-cell>
              <table:table-cell office:value-type="float" office:value="1.263458">
                <text:p>1.26345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566567">
                <text:p>0.566567</text:p>
              </table:table-cell>
              <table:table-cell office:value-type="float" office:value="0.675474">
                <text:p>0.675474</text:p>
              </table:table-cell>
              <table:table-cell office:value-type="float" office:value="0.677643">
                <text:p>0.677643</text:p>
              </table:table-cell>
              <table:table-cell office:value-type="float" office:value="0.688939">
                <text:p>0.688939</text:p>
              </table:table-cell>
              <table:table-cell office:value-type="float" office:value="1.390913">
                <text:p>1.390913</text:p>
              </table:table-cell>
              <table:table-cell office:value-type="float" office:value="1.200742">
                <text:p>1.20074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56323">
                <text:p>0.56323</text:p>
              </table:table-cell>
              <table:table-cell office:value-type="float" office:value="0.671171">
                <text:p>0.671171</text:p>
              </table:table-cell>
              <table:table-cell office:value-type="float" office:value="0.671374">
                <text:p>0.671374</text:p>
              </table:table-cell>
              <table:table-cell office:value-type="float" office:value="0.683715">
                <text:p>0.683715</text:p>
              </table:table-cell>
              <table:table-cell office:value-type="float" office:value="1.32638">
                <text:p>1.32638</text:p>
              </table:table-cell>
              <table:table-cell office:value-type="float" office:value="1.143491">
                <text:p>1.14349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559897">
                <text:p>0.559897</text:p>
              </table:table-cell>
              <table:table-cell office:value-type="float" office:value="0.666879">
                <text:p>0.666879</text:p>
              </table:table-cell>
              <table:table-cell office:value-type="float" office:value="0.66594">
                <text:p>0.66594</text:p>
              </table:table-cell>
              <table:table-cell office:value-type="float" office:value="0.679052">
                <text:p>0.679052</text:p>
              </table:table-cell>
              <table:table-cell office:value-type="float" office:value="1.267251">
                <text:p>1.267251</text:p>
              </table:table-cell>
              <table:table-cell office:value-type="float" office:value="1.091681">
                <text:p>1.09168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556838">
                <text:p>0.556838</text:p>
              </table:table-cell>
              <table:table-cell office:value-type="float" office:value="0.662777">
                <text:p>0.662777</text:p>
              </table:table-cell>
              <table:table-cell office:value-type="float" office:value="0.661041">
                <text:p>0.661041</text:p>
              </table:table-cell>
              <table:table-cell office:value-type="float" office:value="0.674799">
                <text:p>0.674799</text:p>
              </table:table-cell>
              <table:table-cell office:value-type="float" office:value="1.213183">
                <text:p>1.213183</text:p>
              </table:table-cell>
              <table:table-cell office:value-type="float" office:value="1.044607">
                <text:p>1.04460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553992">
                <text:p>0.553992</text:p>
              </table:table-cell>
              <table:table-cell office:value-type="float" office:value="0.658965">
                <text:p>0.658965</text:p>
              </table:table-cell>
              <table:table-cell office:value-type="float" office:value="0.656534">
                <text:p>0.656534</text:p>
              </table:table-cell>
              <table:table-cell office:value-type="float" office:value="0.670805">
                <text:p>0.670805</text:p>
              </table:table-cell>
              <table:table-cell office:value-type="float" office:value="1.163953">
                <text:p>1.163953</text:p>
              </table:table-cell>
              <table:table-cell office:value-type="float" office:value="1.001912">
                <text:p>1.00191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55105">
                <text:p>0.55105</text:p>
              </table:table-cell>
              <table:table-cell office:value-type="float" office:value="0.65512">
                <text:p>0.65512</text:p>
              </table:table-cell>
              <table:table-cell office:value-type="float" office:value="0.652282">
                <text:p>0.652282</text:p>
              </table:table-cell>
              <table:table-cell office:value-type="float" office:value="0.667036">
                <text:p>0.667036</text:p>
              </table:table-cell>
              <table:table-cell office:value-type="float" office:value="1.118945">
                <text:p>1.118945</text:p>
              </table:table-cell>
              <table:table-cell office:value-type="float" office:value="0.963285">
                <text:p>0.96328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548521">
                <text:p>0.548521</text:p>
              </table:table-cell>
              <table:table-cell office:value-type="float" office:value="0.651734">
                <text:p>0.651734</text:p>
              </table:table-cell>
              <table:table-cell office:value-type="float" office:value="0.648351">
                <text:p>0.648351</text:p>
              </table:table-cell>
              <table:table-cell office:value-type="float" office:value="0.663432">
                <text:p>0.663432</text:p>
              </table:table-cell>
              <table:table-cell office:value-type="float" office:value="1.077903">
                <text:p>1.077903</text:p>
              </table:table-cell>
              <table:table-cell office:value-type="float" office:value="0.928402">
                <text:p>0.92840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54596">
                <text:p>0.54596</text:p>
              </table:table-cell>
              <table:table-cell office:value-type="float" office:value="0.648323">
                <text:p>0.648323</text:p>
              </table:table-cell>
              <table:table-cell office:value-type="float" office:value="0.644627">
                <text:p>0.644627</text:p>
              </table:table-cell>
              <table:table-cell office:value-type="float" office:value="0.659957">
                <text:p>0.659957</text:p>
              </table:table-cell>
              <table:table-cell office:value-type="float" office:value="1.040497">
                <text:p>1.040497</text:p>
              </table:table-cell>
              <table:table-cell office:value-type="float" office:value="0.896956">
                <text:p>0.89695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543521">
                <text:p>0.543521</text:p>
              </table:table-cell>
              <table:table-cell office:value-type="float" office:value="0.644474">
                <text:p>0.644474</text:p>
              </table:table-cell>
              <table:table-cell office:value-type="float" office:value="0.641075">
                <text:p>0.641075</text:p>
              </table:table-cell>
              <table:table-cell office:value-type="float" office:value="0.656626">
                <text:p>0.656626</text:p>
              </table:table-cell>
              <table:table-cell office:value-type="float" office:value="1.006468">
                <text:p>1.006468</text:p>
              </table:table-cell>
              <table:table-cell office:value-type="float" office:value="0.86858">
                <text:p>0.8685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541257">
                <text:p>0.541257</text:p>
              </table:table-cell>
              <table:table-cell office:value-type="float" office:value="0.641314">
                <text:p>0.641314</text:p>
              </table:table-cell>
              <table:table-cell office:value-type="float" office:value="0.637683">
                <text:p>0.637683</text:p>
              </table:table-cell>
              <table:table-cell office:value-type="float" office:value="0.653395">
                <text:p>0.653395</text:p>
              </table:table-cell>
              <table:table-cell office:value-type="float" office:value="0.975587">
                <text:p>0.975587</text:p>
              </table:table-cell>
              <table:table-cell office:value-type="float" office:value="0.842935">
                <text:p>0.84293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538911">
                <text:p>0.538911</text:p>
              </table:table-cell>
              <table:table-cell office:value-type="float" office:value="0.638149">
                <text:p>0.638149</text:p>
              </table:table-cell>
              <table:table-cell office:value-type="float" office:value="0.634427">
                <text:p>0.634427</text:p>
              </table:table-cell>
              <table:table-cell office:value-type="float" office:value="0.650257">
                <text:p>0.650257</text:p>
              </table:table-cell>
              <table:table-cell office:value-type="float" office:value="0.947547">
                <text:p>0.947547</text:p>
              </table:table-cell>
              <table:table-cell office:value-type="float" office:value="0.819839">
                <text:p>0.81983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536839">
                <text:p>0.536839</text:p>
              </table:table-cell>
              <table:table-cell office:value-type="float" office:value="0.63523">
                <text:p>0.63523</text:p>
              </table:table-cell>
              <table:table-cell office:value-type="float" office:value="0.631288">
                <text:p>0.631288</text:p>
              </table:table-cell>
              <table:table-cell office:value-type="float" office:value="0.647203">
                <text:p>0.647203</text:p>
              </table:table-cell>
              <table:table-cell office:value-type="float" office:value="0.922056">
                <text:p>0.922056</text:p>
              </table:table-cell>
              <table:table-cell office:value-type="float" office:value="0.799002">
                <text:p>0.79900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534902">
                <text:p>0.534902</text:p>
              </table:table-cell>
              <table:table-cell office:value-type="float" office:value="0.632346">
                <text:p>0.632346</text:p>
              </table:table-cell>
              <table:table-cell office:value-type="float" office:value="0.628254">
                <text:p>0.628254</text:p>
              </table:table-cell>
              <table:table-cell office:value-type="float" office:value="0.64424">
                <text:p>0.64424</text:p>
              </table:table-cell>
              <table:table-cell office:value-type="float" office:value="0.898858">
                <text:p>0.898858</text:p>
              </table:table-cell>
              <table:table-cell office:value-type="float" office:value="0.780199">
                <text:p>0.78019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533046">
                <text:p>0.533046</text:p>
              </table:table-cell>
              <table:table-cell office:value-type="float" office:value="0.629535">
                <text:p>0.629535</text:p>
              </table:table-cell>
              <table:table-cell office:value-type="float" office:value="0.625322">
                <text:p>0.625322</text:p>
              </table:table-cell>
              <table:table-cell office:value-type="float" office:value="0.641362">
                <text:p>0.641362</text:p>
              </table:table-cell>
              <table:table-cell office:value-type="float" office:value="0.877758">
                <text:p>0.877758</text:p>
              </table:table-cell>
              <table:table-cell office:value-type="float" office:value="0.763251">
                <text:p>0.76325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53136">
                <text:p>0.53136</text:p>
              </table:table-cell>
              <table:table-cell office:value-type="float" office:value="0.626939">
                <text:p>0.626939</text:p>
              </table:table-cell>
              <table:table-cell office:value-type="float" office:value="0.622487">
                <text:p>0.622487</text:p>
              </table:table-cell>
              <table:table-cell office:value-type="float" office:value="0.638552">
                <text:p>0.638552</text:p>
              </table:table-cell>
              <table:table-cell office:value-type="float" office:value="0.858546">
                <text:p>0.858546</text:p>
              </table:table-cell>
              <table:table-cell office:value-type="float" office:value="0.747959">
                <text:p>0.74795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529554">
                <text:p>0.529554</text:p>
              </table:table-cell>
              <table:table-cell office:value-type="float" office:value="0.624421">
                <text:p>0.624421</text:p>
              </table:table-cell>
              <table:table-cell office:value-type="float" office:value="0.61973">
                <text:p>0.61973</text:p>
              </table:table-cell>
              <table:table-cell office:value-type="float" office:value="0.635829">
                <text:p>0.635829</text:p>
              </table:table-cell>
              <table:table-cell office:value-type="float" office:value="0.84102">
                <text:p>0.84102</text:p>
              </table:table-cell>
              <table:table-cell office:value-type="float" office:value="0.734165">
                <text:p>0.73416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527869">
                <text:p>0.527869</text:p>
              </table:table-cell>
              <table:table-cell office:value-type="float" office:value="0.622018">
                <text:p>0.622018</text:p>
              </table:table-cell>
              <table:table-cell office:value-type="float" office:value="0.617099">
                <text:p>0.617099</text:p>
              </table:table-cell>
              <table:table-cell office:value-type="float" office:value="0.633146">
                <text:p>0.633146</text:p>
              </table:table-cell>
              <table:table-cell office:value-type="float" office:value="0.825023">
                <text:p>0.825023</text:p>
              </table:table-cell>
              <table:table-cell office:value-type="float" office:value="0.721727">
                <text:p>0.72172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526266">
                <text:p>0.526266</text:p>
              </table:table-cell>
              <table:table-cell office:value-type="float" office:value="0.619706">
                <text:p>0.619706</text:p>
              </table:table-cell>
              <table:table-cell office:value-type="float" office:value="0.614461">
                <text:p>0.614461</text:p>
              </table:table-cell>
              <table:table-cell office:value-type="float" office:value="0.630541">
                <text:p>0.630541</text:p>
              </table:table-cell>
              <table:table-cell office:value-type="float" office:value="0.810432">
                <text:p>0.810432</text:p>
              </table:table-cell>
              <table:table-cell office:value-type="float" office:value="0.710421">
                <text:p>0.71042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524836">
                <text:p>0.524836</text:p>
              </table:table-cell>
              <table:table-cell office:value-type="float" office:value="0.617415">
                <text:p>0.617415</text:p>
              </table:table-cell>
              <table:table-cell office:value-type="float" office:value="0.611942">
                <text:p>0.611942</text:p>
              </table:table-cell>
              <table:table-cell office:value-type="float" office:value="0.628042">
                <text:p>0.628042</text:p>
              </table:table-cell>
              <table:table-cell office:value-type="float" office:value="0.797104">
                <text:p>0.797104</text:p>
              </table:table-cell>
              <table:table-cell office:value-type="float" office:value="0.700174">
                <text:p>0.70017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523381">
                <text:p>0.523381</text:p>
              </table:table-cell>
              <table:table-cell office:value-type="float" office:value="0.615222">
                <text:p>0.615222</text:p>
              </table:table-cell>
              <table:table-cell office:value-type="float" office:value="0.609489">
                <text:p>0.609489</text:p>
              </table:table-cell>
              <table:table-cell office:value-type="float" office:value="0.625602">
                <text:p>0.625602</text:p>
              </table:table-cell>
              <table:table-cell office:value-type="float" office:value="0.784917">
                <text:p>0.784917</text:p>
              </table:table-cell>
              <table:table-cell office:value-type="float" office:value="0.690862">
                <text:p>0.69086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521953">
                <text:p>0.521953</text:p>
              </table:table-cell>
              <table:table-cell office:value-type="float" office:value="0.613117">
                <text:p>0.613117</text:p>
              </table:table-cell>
              <table:table-cell office:value-type="float" office:value="0.607115">
                <text:p>0.607115</text:p>
              </table:table-cell>
              <table:table-cell office:value-type="float" office:value="0.623242">
                <text:p>0.623242</text:p>
              </table:table-cell>
              <table:table-cell office:value-type="float" office:value="0.773728">
                <text:p>0.773728</text:p>
              </table:table-cell>
              <table:table-cell office:value-type="float" office:value="0.682302">
                <text:p>0.68230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520611">
                <text:p>0.520611</text:p>
              </table:table-cell>
              <table:table-cell office:value-type="float" office:value="0.611061">
                <text:p>0.611061</text:p>
              </table:table-cell>
              <table:table-cell office:value-type="float" office:value="0.604795">
                <text:p>0.604795</text:p>
              </table:table-cell>
              <table:table-cell office:value-type="float" office:value="0.620942">
                <text:p>0.620942</text:p>
              </table:table-cell>
              <table:table-cell office:value-type="float" office:value="0.763396">
                <text:p>0.763396</text:p>
              </table:table-cell>
              <table:table-cell office:value-type="float" office:value="0.674482">
                <text:p>0.67448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519253">
                <text:p>0.519253</text:p>
              </table:table-cell>
              <table:table-cell office:value-type="float" office:value="0.609101">
                <text:p>0.609101</text:p>
              </table:table-cell>
              <table:table-cell office:value-type="float" office:value="0.602538">
                <text:p>0.602538</text:p>
              </table:table-cell>
              <table:table-cell office:value-type="float" office:value="0.618701">
                <text:p>0.618701</text:p>
              </table:table-cell>
              <table:table-cell office:value-type="float" office:value="0.753883">
                <text:p>0.753883</text:p>
              </table:table-cell>
              <table:table-cell office:value-type="float" office:value="0.667297">
                <text:p>0.66729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517968">
                <text:p>0.517968</text:p>
              </table:table-cell>
              <table:table-cell office:value-type="float" office:value="0.60718">
                <text:p>0.60718</text:p>
              </table:table-cell>
              <table:table-cell office:value-type="float" office:value="0.600338">
                <text:p>0.600338</text:p>
              </table:table-cell>
              <table:table-cell office:value-type="float" office:value="0.616515">
                <text:p>0.616515</text:p>
              </table:table-cell>
              <table:table-cell office:value-type="float" office:value="0.745123">
                <text:p>0.745123</text:p>
              </table:table-cell>
              <table:table-cell office:value-type="float" office:value="0.660667">
                <text:p>0.66066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516926">
                <text:p>0.516926</text:p>
              </table:table-cell>
              <table:table-cell office:value-type="float" office:value="0.60535">
                <text:p>0.60535</text:p>
              </table:table-cell>
              <table:table-cell office:value-type="float" office:value="0.598195">
                <text:p>0.598195</text:p>
              </table:table-cell>
              <table:table-cell office:value-type="float" office:value="0.614378">
                <text:p>0.614378</text:p>
              </table:table-cell>
              <table:table-cell office:value-type="float" office:value="0.736993">
                <text:p>0.736993</text:p>
              </table:table-cell>
              <table:table-cell office:value-type="float" office:value="0.654524">
                <text:p>0.65452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515793">
                <text:p>0.515793</text:p>
              </table:table-cell>
              <table:table-cell office:value-type="float" office:value="0.603558">
                <text:p>0.603558</text:p>
              </table:table-cell>
              <table:table-cell office:value-type="float" office:value="0.596115">
                <text:p>0.596115</text:p>
              </table:table-cell>
              <table:table-cell office:value-type="float" office:value="0.612306">
                <text:p>0.612306</text:p>
              </table:table-cell>
              <table:table-cell office:value-type="float" office:value="0.729441">
                <text:p>0.729441</text:p>
              </table:table-cell>
              <table:table-cell office:value-type="float" office:value="0.648847">
                <text:p>0.64884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514669">
                <text:p>0.514669</text:p>
              </table:table-cell>
              <table:table-cell office:value-type="float" office:value="0.601811">
                <text:p>0.601811</text:p>
              </table:table-cell>
              <table:table-cell office:value-type="float" office:value="0.594083">
                <text:p>0.594083</text:p>
              </table:table-cell>
              <table:table-cell office:value-type="float" office:value="0.610287">
                <text:p>0.610287</text:p>
              </table:table-cell>
              <table:table-cell office:value-type="float" office:value="0.722372">
                <text:p>0.722372</text:p>
              </table:table-cell>
              <table:table-cell office:value-type="float" office:value="0.643532">
                <text:p>0.64353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513566">
                <text:p>0.513566</text:p>
              </table:table-cell>
              <table:table-cell office:value-type="float" office:value="0.600164">
                <text:p>0.600164</text:p>
              </table:table-cell>
              <table:table-cell office:value-type="float" office:value="0.592103">
                <text:p>0.592103</text:p>
              </table:table-cell>
              <table:table-cell office:value-type="float" office:value="0.608319">
                <text:p>0.608319</text:p>
              </table:table-cell>
              <table:table-cell office:value-type="float" office:value="0.715769">
                <text:p>0.715769</text:p>
              </table:table-cell>
              <table:table-cell office:value-type="float" office:value="0.63856">
                <text:p>0.6385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512516">
                <text:p>0.512516</text:p>
              </table:table-cell>
              <table:table-cell office:value-type="float" office:value="0.598546">
                <text:p>0.598546</text:p>
              </table:table-cell>
              <table:table-cell office:value-type="float" office:value="0.590207">
                <text:p>0.590207</text:p>
              </table:table-cell>
              <table:table-cell office:value-type="float" office:value="0.606406">
                <text:p>0.606406</text:p>
              </table:table-cell>
              <table:table-cell office:value-type="float" office:value="0.709615">
                <text:p>0.709615</text:p>
              </table:table-cell>
              <table:table-cell office:value-type="float" office:value="0.633938">
                <text:p>0.63393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511488">
                <text:p>0.511488</text:p>
              </table:table-cell>
              <table:table-cell office:value-type="float" office:value="0.596987">
                <text:p>0.596987</text:p>
              </table:table-cell>
              <table:table-cell office:value-type="float" office:value="0.588327">
                <text:p>0.588327</text:p>
              </table:table-cell>
              <table:table-cell office:value-type="float" office:value="0.60454">
                <text:p>0.60454</text:p>
              </table:table-cell>
              <table:table-cell office:value-type="float" office:value="0.703807">
                <text:p>0.703807</text:p>
              </table:table-cell>
              <table:table-cell office:value-type="float" office:value="0.629539">
                <text:p>0.62953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510554">
                <text:p>0.510554</text:p>
              </table:table-cell>
              <table:table-cell office:value-type="float" office:value="0.595464">
                <text:p>0.595464</text:p>
              </table:table-cell>
              <table:table-cell office:value-type="float" office:value="0.586489">
                <text:p>0.586489</text:p>
              </table:table-cell>
              <table:table-cell office:value-type="float" office:value="0.602721">
                <text:p>0.602721</text:p>
              </table:table-cell>
              <table:table-cell office:value-type="float" office:value="0.698341">
                <text:p>0.698341</text:p>
              </table:table-cell>
              <table:table-cell office:value-type="float" office:value="0.625365">
                <text:p>0.62536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509563">
                <text:p>0.509563</text:p>
              </table:table-cell>
              <table:table-cell office:value-type="float" office:value="0.594107">
                <text:p>0.594107</text:p>
              </table:table-cell>
              <table:table-cell office:value-type="float" office:value="0.584698">
                <text:p>0.584698</text:p>
              </table:table-cell>
              <table:table-cell office:value-type="float" office:value="0.60095">
                <text:p>0.60095</text:p>
              </table:table-cell>
              <table:table-cell office:value-type="float" office:value="0.693087">
                <text:p>0.693087</text:p>
              </table:table-cell>
              <table:table-cell office:value-type="float" office:value="0.621359">
                <text:p>0.62135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508659">
                <text:p>0.508659</text:p>
              </table:table-cell>
              <table:table-cell office:value-type="float" office:value="0.592684">
                <text:p>0.592684</text:p>
              </table:table-cell>
              <table:table-cell office:value-type="float" office:value="0.582958">
                <text:p>0.582958</text:p>
              </table:table-cell>
              <table:table-cell office:value-type="float" office:value="0.599215">
                <text:p>0.599215</text:p>
              </table:table-cell>
              <table:table-cell office:value-type="float" office:value="0.688114">
                <text:p>0.688114</text:p>
              </table:table-cell>
              <table:table-cell office:value-type="float" office:value="0.617564">
                <text:p>0.61756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507759">
                <text:p>0.507759</text:p>
              </table:table-cell>
              <table:table-cell office:value-type="float" office:value="0.59136">
                <text:p>0.59136</text:p>
              </table:table-cell>
              <table:table-cell office:value-type="float" office:value="0.581269">
                <text:p>0.581269</text:p>
              </table:table-cell>
              <table:table-cell office:value-type="float" office:value="0.597532">
                <text:p>0.597532</text:p>
              </table:table-cell>
              <table:table-cell office:value-type="float" office:value="0.683379">
                <text:p>0.683379</text:p>
              </table:table-cell>
              <table:table-cell office:value-type="float" office:value="0.61395">
                <text:p>0.6139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506879">
                <text:p>0.506879</text:p>
              </table:table-cell>
              <table:table-cell office:value-type="float" office:value="0.590026">
                <text:p>0.590026</text:p>
              </table:table-cell>
              <table:table-cell office:value-type="float" office:value="0.579611">
                <text:p>0.579611</text:p>
              </table:table-cell>
              <table:table-cell office:value-type="float" office:value="0.595891">
                <text:p>0.595891</text:p>
              </table:table-cell>
              <table:table-cell office:value-type="float" office:value="0.678866">
                <text:p>0.678866</text:p>
              </table:table-cell>
              <table:table-cell office:value-type="float" office:value="0.610496">
                <text:p>0.61049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506067">
                <text:p>0.506067</text:p>
              </table:table-cell>
              <table:table-cell office:value-type="float" office:value="0.588718">
                <text:p>0.588718</text:p>
              </table:table-cell>
              <table:table-cell office:value-type="float" office:value="0.577992">
                <text:p>0.577992</text:p>
              </table:table-cell>
              <table:table-cell office:value-type="float" office:value="0.594289">
                <text:p>0.594289</text:p>
              </table:table-cell>
              <table:table-cell office:value-type="float" office:value="0.674579">
                <text:p>0.674579</text:p>
              </table:table-cell>
              <table:table-cell office:value-type="float" office:value="0.607181">
                <text:p>0.60718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505236">
                <text:p>0.505236</text:p>
              </table:table-cell>
              <table:table-cell office:value-type="float" office:value="0.58746">
                <text:p>0.58746</text:p>
              </table:table-cell>
              <table:table-cell office:value-type="float" office:value="0.576425">
                <text:p>0.576425</text:p>
              </table:table-cell>
              <table:table-cell office:value-type="float" office:value="0.592739">
                <text:p>0.592739</text:p>
              </table:table-cell>
              <table:table-cell office:value-type="float" office:value="0.670515">
                <text:p>0.670515</text:p>
              </table:table-cell>
              <table:table-cell office:value-type="float" office:value="0.603954">
                <text:p>0.60395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504436">
                <text:p>0.504436</text:p>
              </table:table-cell>
              <table:table-cell office:value-type="float" office:value="0.586244">
                <text:p>0.586244</text:p>
              </table:table-cell>
              <table:table-cell office:value-type="float" office:value="0.574881">
                <text:p>0.574881</text:p>
              </table:table-cell>
              <table:table-cell office:value-type="float" office:value="0.591215">
                <text:p>0.591215</text:p>
              </table:table-cell>
              <table:table-cell office:value-type="float" office:value="0.666575">
                <text:p>0.666575</text:p>
              </table:table-cell>
              <table:table-cell office:value-type="float" office:value="0.600821">
                <text:p>0.60082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503646">
                <text:p>0.503646</text:p>
              </table:table-cell>
              <table:table-cell office:value-type="float" office:value="0.585057">
                <text:p>0.585057</text:p>
              </table:table-cell>
              <table:table-cell office:value-type="float" office:value="0.573381">
                <text:p>0.573381</text:p>
              </table:table-cell>
              <table:table-cell office:value-type="float" office:value="0.589724">
                <text:p>0.589724</text:p>
              </table:table-cell>
              <table:table-cell office:value-type="float" office:value="0.662839">
                <text:p>0.662839</text:p>
              </table:table-cell>
              <table:table-cell office:value-type="float" office:value="0.597805">
                <text:p>0.59780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502891">
                <text:p>0.502891</text:p>
              </table:table-cell>
              <table:table-cell office:value-type="float" office:value="0.583926">
                <text:p>0.583926</text:p>
              </table:table-cell>
              <table:table-cell office:value-type="float" office:value="0.571907">
                <text:p>0.571907</text:p>
              </table:table-cell>
              <table:table-cell office:value-type="float" office:value="0.588269">
                <text:p>0.588269</text:p>
              </table:table-cell>
              <table:table-cell office:value-type="float" office:value="0.659157">
                <text:p>0.659157</text:p>
              </table:table-cell>
              <table:table-cell office:value-type="float" office:value="0.594882">
                <text:p>0.59488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502159">
                <text:p>0.502159</text:p>
              </table:table-cell>
              <table:table-cell office:value-type="float" office:value="0.582827">
                <text:p>0.582827</text:p>
              </table:table-cell>
              <table:table-cell office:value-type="float" office:value="0.57046">
                <text:p>0.57046</text:p>
              </table:table-cell>
              <table:table-cell office:value-type="float" office:value="0.586855">
                <text:p>0.586855</text:p>
              </table:table-cell>
              <table:table-cell office:value-type="float" office:value="0.655684">
                <text:p>0.655684</text:p>
              </table:table-cell>
              <table:table-cell office:value-type="float" office:value="0.592182">
                <text:p>0.59218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501328">
                <text:p>0.501328</text:p>
              </table:table-cell>
              <table:table-cell office:value-type="float" office:value="0.581729">
                <text:p>0.581729</text:p>
              </table:table-cell>
              <table:table-cell office:value-type="float" office:value="0.569046">
                <text:p>0.569046</text:p>
              </table:table-cell>
              <table:table-cell office:value-type="float" office:value="0.585469">
                <text:p>0.585469</text:p>
              </table:table-cell>
              <table:table-cell office:value-type="float" office:value="0.652412">
                <text:p>0.652412</text:p>
              </table:table-cell>
              <table:table-cell office:value-type="float" office:value="0.58959">
                <text:p>0.5895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500663">
                <text:p>0.500663</text:p>
              </table:table-cell>
              <table:table-cell office:value-type="float" office:value="0.58066">
                <text:p>0.58066</text:p>
              </table:table-cell>
              <table:table-cell office:value-type="float" office:value="0.567653">
                <text:p>0.567653</text:p>
              </table:table-cell>
              <table:table-cell office:value-type="float" office:value="0.584104">
                <text:p>0.584104</text:p>
              </table:table-cell>
              <table:table-cell office:value-type="float" office:value="0.649279">
                <text:p>0.649279</text:p>
              </table:table-cell>
              <table:table-cell office:value-type="float" office:value="0.587085">
                <text:p>0.58708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500003">
                <text:p>0.500003</text:p>
              </table:table-cell>
              <table:table-cell office:value-type="float" office:value="0.579615">
                <text:p>0.579615</text:p>
              </table:table-cell>
              <table:table-cell office:value-type="float" office:value="0.566296">
                <text:p>0.566296</text:p>
              </table:table-cell>
              <table:table-cell office:value-type="float" office:value="0.582789">
                <text:p>0.582789</text:p>
              </table:table-cell>
              <table:table-cell office:value-type="float" office:value="0.646218">
                <text:p>0.646218</text:p>
              </table:table-cell>
              <table:table-cell office:value-type="float" office:value="0.584584">
                <text:p>0.58458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499356">
                <text:p>0.499356</text:p>
              </table:table-cell>
              <table:table-cell office:value-type="float" office:value="0.578605">
                <text:p>0.578605</text:p>
              </table:table-cell>
              <table:table-cell office:value-type="float" office:value="0.56498">
                <text:p>0.56498</text:p>
              </table:table-cell>
              <table:table-cell office:value-type="float" office:value="0.581528">
                <text:p>0.581528</text:p>
              </table:table-cell>
              <table:table-cell office:value-type="float" office:value="0.643325">
                <text:p>0.643325</text:p>
              </table:table-cell>
              <table:table-cell office:value-type="float" office:value="0.582275">
                <text:p>0.58227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498733">
                <text:p>0.498733</text:p>
              </table:table-cell>
              <table:table-cell office:value-type="float" office:value="0.57761">
                <text:p>0.57761</text:p>
              </table:table-cell>
              <table:table-cell office:value-type="float" office:value="0.563701">
                <text:p>0.563701</text:p>
              </table:table-cell>
              <table:table-cell office:value-type="float" office:value="0.580285">
                <text:p>0.580285</text:p>
              </table:table-cell>
              <table:table-cell office:value-type="float" office:value="0.640541">
                <text:p>0.640541</text:p>
              </table:table-cell>
              <table:table-cell office:value-type="float" office:value="0.580076">
                <text:p>0.58007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498124">
                <text:p>0.498124</text:p>
              </table:table-cell>
              <table:table-cell office:value-type="float" office:value="0.576662">
                <text:p>0.576662</text:p>
              </table:table-cell>
              <table:table-cell office:value-type="float" office:value="0.562441">
                <text:p>0.562441</text:p>
              </table:table-cell>
              <table:table-cell office:value-type="float" office:value="0.579065">
                <text:p>0.579065</text:p>
              </table:table-cell>
              <table:table-cell office:value-type="float" office:value="0.637886">
                <text:p>0.637886</text:p>
              </table:table-cell>
              <table:table-cell office:value-type="float" office:value="0.57797">
                <text:p>0.5779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497516">
                <text:p>0.497516</text:p>
              </table:table-cell>
              <table:table-cell office:value-type="float" office:value="0.575734">
                <text:p>0.575734</text:p>
              </table:table-cell>
              <table:table-cell office:value-type="float" office:value="0.561214">
                <text:p>0.561214</text:p>
              </table:table-cell>
              <table:table-cell office:value-type="float" office:value="0.57788">
                <text:p>0.57788</text:p>
              </table:table-cell>
              <table:table-cell office:value-type="float" office:value="0.635367">
                <text:p>0.635367</text:p>
              </table:table-cell>
              <table:table-cell office:value-type="float" office:value="0.575964">
                <text:p>0.57596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496934">
                <text:p>0.496934</text:p>
              </table:table-cell>
              <table:table-cell office:value-type="float" office:value="0.574833">
                <text:p>0.574833</text:p>
              </table:table-cell>
              <table:table-cell office:value-type="float" office:value="0.560009">
                <text:p>0.560009</text:p>
              </table:table-cell>
              <table:table-cell office:value-type="float" office:value="0.57672">
                <text:p>0.57672</text:p>
              </table:table-cell>
              <table:table-cell office:value-type="float" office:value="0.632969">
                <text:p>0.632969</text:p>
              </table:table-cell>
              <table:table-cell office:value-type="float" office:value="0.57406">
                <text:p>0.5740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496372">
                <text:p>0.496372</text:p>
              </table:table-cell>
              <table:table-cell office:value-type="float" office:value="0.573952">
                <text:p>0.573952</text:p>
              </table:table-cell>
              <table:table-cell office:value-type="float" office:value="0.558828">
                <text:p>0.558828</text:p>
              </table:table-cell>
              <table:table-cell office:value-type="float" office:value="0.575584">
                <text:p>0.575584</text:p>
              </table:table-cell>
              <table:table-cell office:value-type="float" office:value="0.630632">
                <text:p>0.630632</text:p>
              </table:table-cell>
              <table:table-cell office:value-type="float" office:value="0.572142">
                <text:p>0.57214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495821">
                <text:p>0.495821</text:p>
              </table:table-cell>
              <table:table-cell office:value-type="float" office:value="0.573095">
                <text:p>0.573095</text:p>
              </table:table-cell>
              <table:table-cell office:value-type="float" office:value="0.557692">
                <text:p>0.557692</text:p>
              </table:table-cell>
              <table:table-cell office:value-type="float" office:value="0.574478">
                <text:p>0.574478</text:p>
              </table:table-cell>
              <table:table-cell office:value-type="float" office:value="0.628361">
                <text:p>0.628361</text:p>
              </table:table-cell>
              <table:table-cell office:value-type="float" office:value="0.570249">
                <text:p>0.57024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495283">
                <text:p>0.495283</text:p>
              </table:table-cell>
              <table:table-cell office:value-type="float" office:value="0.572262">
                <text:p>0.572262</text:p>
              </table:table-cell>
              <table:table-cell office:value-type="float" office:value="0.556561">
                <text:p>0.556561</text:p>
              </table:table-cell>
              <table:table-cell office:value-type="float" office:value="0.573427">
                <text:p>0.573427</text:p>
              </table:table-cell>
              <table:table-cell office:value-type="float" office:value="0.626127">
                <text:p>0.626127</text:p>
              </table:table-cell>
              <table:table-cell office:value-type="float" office:value="0.568475">
                <text:p>0.56847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494757">
                <text:p>0.494757</text:p>
              </table:table-cell>
              <table:table-cell office:value-type="float" office:value="0.571449">
                <text:p>0.571449</text:p>
              </table:table-cell>
              <table:table-cell office:value-type="float" office:value="0.555443">
                <text:p>0.555443</text:p>
              </table:table-cell>
              <table:table-cell office:value-type="float" office:value="0.572362">
                <text:p>0.572362</text:p>
              </table:table-cell>
              <table:table-cell office:value-type="float" office:value="0.624019">
                <text:p>0.624019</text:p>
              </table:table-cell>
              <table:table-cell office:value-type="float" office:value="0.566796">
                <text:p>0.56679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494246">
                <text:p>0.494246</text:p>
              </table:table-cell>
              <table:table-cell office:value-type="float" office:value="0.570659">
                <text:p>0.570659</text:p>
              </table:table-cell>
              <table:table-cell office:value-type="float" office:value="0.554325">
                <text:p>0.554325</text:p>
              </table:table-cell>
              <table:table-cell office:value-type="float" office:value="0.571299">
                <text:p>0.571299</text:p>
              </table:table-cell>
              <table:table-cell office:value-type="float" office:value="0.622054">
                <text:p>0.622054</text:p>
              </table:table-cell>
              <table:table-cell office:value-type="float" office:value="0.565226">
                <text:p>0.56522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493747">
                <text:p>0.493747</text:p>
              </table:table-cell>
              <table:table-cell office:value-type="float" office:value="0.569886">
                <text:p>0.569886</text:p>
              </table:table-cell>
              <table:table-cell office:value-type="float" office:value="0.55324">
                <text:p>0.55324</text:p>
              </table:table-cell>
              <table:table-cell office:value-type="float" office:value="0.570264">
                <text:p>0.570264</text:p>
              </table:table-cell>
              <table:table-cell office:value-type="float" office:value="0.620195">
                <text:p>0.620195</text:p>
              </table:table-cell>
              <table:table-cell office:value-type="float" office:value="0.563735">
                <text:p>0.56373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493259">
                <text:p>0.493259</text:p>
              </table:table-cell>
              <table:table-cell office:value-type="float" office:value="0.569132">
                <text:p>0.569132</text:p>
              </table:table-cell>
              <table:table-cell office:value-type="float" office:value="0.552161">
                <text:p>0.552161</text:p>
              </table:table-cell>
              <table:table-cell office:value-type="float" office:value="0.569249">
                <text:p>0.569249</text:p>
              </table:table-cell>
              <table:table-cell office:value-type="float" office:value="0.618449">
                <text:p>0.618449</text:p>
              </table:table-cell>
              <table:table-cell office:value-type="float" office:value="0.562295">
                <text:p>0.56229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492781">
                <text:p>0.492781</text:p>
              </table:table-cell>
              <table:table-cell office:value-type="float" office:value="0.568403">
                <text:p>0.568403</text:p>
              </table:table-cell>
              <table:table-cell office:value-type="float" office:value="0.551093">
                <text:p>0.551093</text:p>
              </table:table-cell>
              <table:table-cell office:value-type="float" office:value="0.568265">
                <text:p>0.568265</text:p>
              </table:table-cell>
              <table:table-cell office:value-type="float" office:value="0.616787">
                <text:p>0.616787</text:p>
              </table:table-cell>
              <table:table-cell office:value-type="float" office:value="0.560986">
                <text:p>0.56098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492313">
                <text:p>0.492313</text:p>
              </table:table-cell>
              <table:table-cell office:value-type="float" office:value="0.567694">
                <text:p>0.567694</text:p>
              </table:table-cell>
              <table:table-cell office:value-type="float" office:value="0.550042">
                <text:p>0.550042</text:p>
              </table:table-cell>
              <table:table-cell office:value-type="float" office:value="0.567269">
                <text:p>0.567269</text:p>
              </table:table-cell>
              <table:table-cell office:value-type="float" office:value="0.615245">
                <text:p>0.615245</text:p>
              </table:table-cell>
              <table:table-cell office:value-type="float" office:value="0.559699">
                <text:p>0.55969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491842">
                <text:p>0.491842</text:p>
              </table:table-cell>
              <table:table-cell office:value-type="float" office:value="0.567003">
                <text:p>0.567003</text:p>
              </table:table-cell>
              <table:table-cell office:value-type="float" office:value="0.549032">
                <text:p>0.549032</text:p>
              </table:table-cell>
              <table:table-cell office:value-type="float" office:value="0.566308">
                <text:p>0.566308</text:p>
              </table:table-cell>
              <table:table-cell office:value-type="float" office:value="0.613789">
                <text:p>0.613789</text:p>
              </table:table-cell>
              <table:table-cell office:value-type="float" office:value="0.558492">
                <text:p>0.55849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491393">
                <text:p>0.491393</text:p>
              </table:table-cell>
              <table:table-cell office:value-type="float" office:value="0.566328">
                <text:p>0.566328</text:p>
              </table:table-cell>
              <table:table-cell office:value-type="float" office:value="0.548043">
                <text:p>0.548043</text:p>
              </table:table-cell>
              <table:table-cell office:value-type="float" office:value="0.56537">
                <text:p>0.56537</text:p>
              </table:table-cell>
              <table:table-cell office:value-type="float" office:value="0.6124">
                <text:p>0.6124</text:p>
              </table:table-cell>
              <table:table-cell office:value-type="float" office:value="0.557332">
                <text:p>0.55733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49102">
                <text:p>0.49102</text:p>
              </table:table-cell>
              <table:table-cell office:value-type="float" office:value="0.565668">
                <text:p>0.565668</text:p>
              </table:table-cell>
              <table:table-cell office:value-type="float" office:value="0.547099">
                <text:p>0.547099</text:p>
              </table:table-cell>
              <table:table-cell office:value-type="float" office:value="0.564449">
                <text:p>0.564449</text:p>
              </table:table-cell>
              <table:table-cell office:value-type="float" office:value="0.611073">
                <text:p>0.611073</text:p>
              </table:table-cell>
              <table:table-cell office:value-type="float" office:value="0.556217">
                <text:p>0.55621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49059">
                <text:p>0.49059</text:p>
              </table:table-cell>
              <table:table-cell office:value-type="float" office:value="0.56502">
                <text:p>0.56502</text:p>
              </table:table-cell>
              <table:table-cell office:value-type="float" office:value="0.546171">
                <text:p>0.546171</text:p>
              </table:table-cell>
              <table:table-cell office:value-type="float" office:value="0.563548">
                <text:p>0.563548</text:p>
              </table:table-cell>
              <table:table-cell office:value-type="float" office:value="0.609786">
                <text:p>0.609786</text:p>
              </table:table-cell>
              <table:table-cell office:value-type="float" office:value="0.555105">
                <text:p>0.55510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490169">
                <text:p>0.490169</text:p>
              </table:table-cell>
              <table:table-cell office:value-type="float" office:value="0.564384">
                <text:p>0.564384</text:p>
              </table:table-cell>
              <table:table-cell office:value-type="float" office:value="0.545221">
                <text:p>0.545221</text:p>
              </table:table-cell>
              <table:table-cell office:value-type="float" office:value="0.562685">
                <text:p>0.562685</text:p>
              </table:table-cell>
              <table:table-cell office:value-type="float" office:value="0.608534">
                <text:p>0.608534</text:p>
              </table:table-cell>
              <table:table-cell office:value-type="float" office:value="0.554002">
                <text:p>0.55400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489755">
                <text:p>0.489755</text:p>
              </table:table-cell>
              <table:table-cell office:value-type="float" office:value="0.563765">
                <text:p>0.563765</text:p>
              </table:table-cell>
              <table:table-cell office:value-type="float" office:value="0.544296">
                <text:p>0.544296</text:p>
              </table:table-cell>
              <table:table-cell office:value-type="float" office:value="0.561832">
                <text:p>0.561832</text:p>
              </table:table-cell>
              <table:table-cell office:value-type="float" office:value="0.607322">
                <text:p>0.607322</text:p>
              </table:table-cell>
              <table:table-cell office:value-type="float" office:value="0.552953">
                <text:p>0.55295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489355">
                <text:p>0.489355</text:p>
              </table:table-cell>
              <table:table-cell office:value-type="float" office:value="0.563157">
                <text:p>0.563157</text:p>
              </table:table-cell>
              <table:table-cell office:value-type="float" office:value="0.543383">
                <text:p>0.543383</text:p>
              </table:table-cell>
              <table:table-cell office:value-type="float" office:value="0.560992">
                <text:p>0.560992</text:p>
              </table:table-cell>
              <table:table-cell office:value-type="float" office:value="0.606152">
                <text:p>0.606152</text:p>
              </table:table-cell>
              <table:table-cell office:value-type="float" office:value="0.551936">
                <text:p>0.55193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488961">
                <text:p>0.488961</text:p>
              </table:table-cell>
              <table:table-cell office:value-type="float" office:value="0.562566">
                <text:p>0.562566</text:p>
              </table:table-cell>
              <table:table-cell office:value-type="float" office:value="0.542513">
                <text:p>0.542513</text:p>
              </table:table-cell>
              <table:table-cell office:value-type="float" office:value="0.560167">
                <text:p>0.560167</text:p>
              </table:table-cell>
              <table:table-cell office:value-type="float" office:value="0.605022">
                <text:p>0.605022</text:p>
              </table:table-cell>
              <table:table-cell office:value-type="float" office:value="0.550939">
                <text:p>0.55093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488555">
                <text:p>0.488555</text:p>
              </table:table-cell>
              <table:table-cell office:value-type="float" office:value="0.562026">
                <text:p>0.562026</text:p>
              </table:table-cell>
              <table:table-cell office:value-type="float" office:value="0.541659">
                <text:p>0.541659</text:p>
              </table:table-cell>
              <table:table-cell office:value-type="float" office:value="0.559367">
                <text:p>0.559367</text:p>
              </table:table-cell>
              <table:table-cell office:value-type="float" office:value="0.603929">
                <text:p>0.603929</text:p>
              </table:table-cell>
              <table:table-cell office:value-type="float" office:value="0.549974">
                <text:p>0.54997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488183">
                <text:p>0.488183</text:p>
              </table:table-cell>
              <table:table-cell office:value-type="float" office:value="0.561457">
                <text:p>0.561457</text:p>
              </table:table-cell>
              <table:table-cell office:value-type="float" office:value="0.540812">
                <text:p>0.540812</text:p>
              </table:table-cell>
              <table:table-cell office:value-type="float" office:value="0.558586">
                <text:p>0.558586</text:p>
              </table:table-cell>
              <table:table-cell office:value-type="float" office:value="0.602849">
                <text:p>0.602849</text:p>
              </table:table-cell>
              <table:table-cell office:value-type="float" office:value="0.548998">
                <text:p>0.54899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487819">
                <text:p>0.487819</text:p>
              </table:table-cell>
              <table:table-cell office:value-type="float" office:value="0.560904">
                <text:p>0.560904</text:p>
              </table:table-cell>
              <table:table-cell office:value-type="float" office:value="0.539988">
                <text:p>0.539988</text:p>
              </table:table-cell>
              <table:table-cell office:value-type="float" office:value="0.557821">
                <text:p>0.557821</text:p>
              </table:table-cell>
              <table:table-cell office:value-type="float" office:value="0.601776">
                <text:p>0.601776</text:p>
              </table:table-cell>
              <table:table-cell office:value-type="float" office:value="0.548018">
                <text:p>0.54801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487455">
                <text:p>0.487455</text:p>
              </table:table-cell>
              <table:table-cell office:value-type="float" office:value="0.560363">
                <text:p>0.560363</text:p>
              </table:table-cell>
              <table:table-cell office:value-type="float" office:value="0.539179">
                <text:p>0.539179</text:p>
              </table:table-cell>
              <table:table-cell office:value-type="float" office:value="0.557066">
                <text:p>0.557066</text:p>
              </table:table-cell>
              <table:table-cell office:value-type="float" office:value="0.60068">
                <text:p>0.60068</text:p>
              </table:table-cell>
              <table:table-cell office:value-type="float" office:value="0.547074">
                <text:p>0.54707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487099">
                <text:p>0.487099</text:p>
              </table:table-cell>
              <table:table-cell office:value-type="float" office:value="0.559836">
                <text:p>0.559836</text:p>
              </table:table-cell>
              <table:table-cell office:value-type="float" office:value="0.538382">
                <text:p>0.538382</text:p>
              </table:table-cell>
              <table:table-cell office:value-type="float" office:value="0.556325">
                <text:p>0.556325</text:p>
              </table:table-cell>
              <table:table-cell office:value-type="float" office:value="0.599622">
                <text:p>0.599622</text:p>
              </table:table-cell>
              <table:table-cell office:value-type="float" office:value="0.546189">
                <text:p>0.54618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486751">
                <text:p>0.486751</text:p>
              </table:table-cell>
              <table:table-cell office:value-type="float" office:value="0.559317">
                <text:p>0.559317</text:p>
              </table:table-cell>
              <table:table-cell office:value-type="float" office:value="0.537589">
                <text:p>0.537589</text:p>
              </table:table-cell>
              <table:table-cell office:value-type="float" office:value="0.555597">
                <text:p>0.555597</text:p>
              </table:table-cell>
              <table:table-cell office:value-type="float" office:value="0.598553">
                <text:p>0.598553</text:p>
              </table:table-cell>
              <table:table-cell office:value-type="float" office:value="0.545301">
                <text:p>0.54530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486409">
                <text:p>0.486409</text:p>
              </table:table-cell>
              <table:table-cell office:value-type="float" office:value="0.558809">
                <text:p>0.558809</text:p>
              </table:table-cell>
              <table:table-cell office:value-type="float" office:value="0.5368">
                <text:p>0.5368</text:p>
              </table:table-cell>
              <table:table-cell office:value-type="float" office:value="0.554862">
                <text:p>0.554862</text:p>
              </table:table-cell>
              <table:table-cell office:value-type="float" office:value="0.597547">
                <text:p>0.597547</text:p>
              </table:table-cell>
              <table:table-cell office:value-type="float" office:value="0.544488">
                <text:p>0.54448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486072">
                <text:p>0.486072</text:p>
              </table:table-cell>
              <table:table-cell office:value-type="float" office:value="0.558315">
                <text:p>0.558315</text:p>
              </table:table-cell>
              <table:table-cell office:value-type="float" office:value="0.536043">
                <text:p>0.536043</text:p>
              </table:table-cell>
              <table:table-cell office:value-type="float" office:value="0.554148">
                <text:p>0.554148</text:p>
              </table:table-cell>
              <table:table-cell office:value-type="float" office:value="0.5966">
                <text:p>0.5966</text:p>
              </table:table-cell>
              <table:table-cell office:value-type="float" office:value="0.543717">
                <text:p>0.54371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485742">
                <text:p>0.485742</text:p>
              </table:table-cell>
              <table:table-cell office:value-type="float" office:value="0.557826">
                <text:p>0.557826</text:p>
              </table:table-cell>
              <table:table-cell office:value-type="float" office:value="0.535302">
                <text:p>0.535302</text:p>
              </table:table-cell>
              <table:table-cell office:value-type="float" office:value="0.553451">
                <text:p>0.553451</text:p>
              </table:table-cell>
              <table:table-cell office:value-type="float" office:value="0.595671">
                <text:p>0.595671</text:p>
              </table:table-cell>
              <table:table-cell office:value-type="float" office:value="0.542964">
                <text:p>0.54296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48542">
                <text:p>0.48542</text:p>
              </table:table-cell>
              <table:table-cell office:value-type="float" office:value="0.557347">
                <text:p>0.557347</text:p>
              </table:table-cell>
              <table:table-cell office:value-type="float" office:value="0.534552">
                <text:p>0.534552</text:p>
              </table:table-cell>
              <table:table-cell office:value-type="float" office:value="0.552772">
                <text:p>0.552772</text:p>
              </table:table-cell>
              <table:table-cell office:value-type="float" office:value="0.594768">
                <text:p>0.594768</text:p>
              </table:table-cell>
              <table:table-cell office:value-type="float" office:value="0.542216">
                <text:p>0.54221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485095">
                <text:p>0.485095</text:p>
              </table:table-cell>
              <table:table-cell office:value-type="float" office:value="0.556877">
                <text:p>0.556877</text:p>
              </table:table-cell>
              <table:table-cell office:value-type="float" office:value="0.533838">
                <text:p>0.533838</text:p>
              </table:table-cell>
              <table:table-cell office:value-type="float" office:value="0.552109">
                <text:p>0.552109</text:p>
              </table:table-cell>
              <table:table-cell office:value-type="float" office:value="0.593944">
                <text:p>0.593944</text:p>
              </table:table-cell>
              <table:table-cell office:value-type="float" office:value="0.541572">
                <text:p>0.54157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484786">
                <text:p>0.484786</text:p>
              </table:table-cell>
              <table:table-cell office:value-type="float" office:value="0.556416">
                <text:p>0.556416</text:p>
              </table:table-cell>
              <table:table-cell office:value-type="float" office:value="0.533122">
                <text:p>0.533122</text:p>
              </table:table-cell>
              <table:table-cell office:value-type="float" office:value="0.551459">
                <text:p>0.551459</text:p>
              </table:table-cell>
              <table:table-cell office:value-type="float" office:value="0.593116">
                <text:p>0.593116</text:p>
              </table:table-cell>
              <table:table-cell office:value-type="float" office:value="0.540888">
                <text:p>0.54088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484479">
                <text:p>0.484479</text:p>
              </table:table-cell>
              <table:table-cell office:value-type="float" office:value="0.555964">
                <text:p>0.555964</text:p>
              </table:table-cell>
              <table:table-cell office:value-type="float" office:value="0.53245">
                <text:p>0.53245</text:p>
              </table:table-cell>
              <table:table-cell office:value-type="float" office:value="0.550818">
                <text:p>0.550818</text:p>
              </table:table-cell>
              <table:table-cell office:value-type="float" office:value="0.592323">
                <text:p>0.592323</text:p>
              </table:table-cell>
              <table:table-cell office:value-type="float" office:value="0.540223">
                <text:p>0.54022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484176">
                <text:p>0.484176</text:p>
              </table:table-cell>
              <table:table-cell office:value-type="float" office:value="0.55552">
                <text:p>0.55552</text:p>
              </table:table-cell>
              <table:table-cell office:value-type="float" office:value="0.531754">
                <text:p>0.531754</text:p>
              </table:table-cell>
              <table:table-cell office:value-type="float" office:value="0.55019">
                <text:p>0.55019</text:p>
              </table:table-cell>
              <table:table-cell office:value-type="float" office:value="0.591551">
                <text:p>0.591551</text:p>
              </table:table-cell>
              <table:table-cell office:value-type="float" office:value="0.539577">
                <text:p>0.53957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483865">
                <text:p>0.483865</text:p>
              </table:table-cell>
              <table:table-cell office:value-type="float" office:value="0.555079">
                <text:p>0.555079</text:p>
              </table:table-cell>
              <table:table-cell office:value-type="float" office:value="0.531069">
                <text:p>0.531069</text:p>
              </table:table-cell>
              <table:table-cell office:value-type="float" office:value="0.549573">
                <text:p>0.549573</text:p>
              </table:table-cell>
              <table:table-cell office:value-type="float" office:value="0.590844">
                <text:p>0.590844</text:p>
              </table:table-cell>
              <table:table-cell office:value-type="float" office:value="0.538982">
                <text:p>0.53898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483568">
                <text:p>0.483568</text:p>
              </table:table-cell>
              <table:table-cell office:value-type="float" office:value="0.554652">
                <text:p>0.554652</text:p>
              </table:table-cell>
              <table:table-cell office:value-type="float" office:value="0.53039">
                <text:p>0.53039</text:p>
              </table:table-cell>
              <table:table-cell office:value-type="float" office:value="0.548979">
                <text:p>0.548979</text:p>
              </table:table-cell>
              <table:table-cell office:value-type="float" office:value="0.590131">
                <text:p>0.590131</text:p>
              </table:table-cell>
              <table:table-cell office:value-type="float" office:value="0.538375">
                <text:p>0.53837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483282">
                <text:p>0.483282</text:p>
              </table:table-cell>
              <table:table-cell office:value-type="float" office:value="0.554234">
                <text:p>0.554234</text:p>
              </table:table-cell>
              <table:table-cell office:value-type="float" office:value="0.529716">
                <text:p>0.529716</text:p>
              </table:table-cell>
              <table:table-cell office:value-type="float" office:value="0.548374">
                <text:p>0.548374</text:p>
              </table:table-cell>
              <table:table-cell office:value-type="float" office:value="0.589437">
                <text:p>0.589437</text:p>
              </table:table-cell>
              <table:table-cell office:value-type="float" office:value="0.53777">
                <text:p>0.5377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482999">
                <text:p>0.482999</text:p>
              </table:table-cell>
              <table:table-cell office:value-type="float" office:value="0.553825">
                <text:p>0.553825</text:p>
              </table:table-cell>
              <table:table-cell office:value-type="float" office:value="0.529066">
                <text:p>0.529066</text:p>
              </table:table-cell>
              <table:table-cell office:value-type="float" office:value="0.547785">
                <text:p>0.547785</text:p>
              </table:table-cell>
              <table:table-cell office:value-type="float" office:value="0.588755">
                <text:p>0.588755</text:p>
              </table:table-cell>
              <table:table-cell office:value-type="float" office:value="0.537179">
                <text:p>0.53717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482722">
                <text:p>0.482722</text:p>
              </table:table-cell>
              <table:table-cell office:value-type="float" office:value="0.553433">
                <text:p>0.553433</text:p>
              </table:table-cell>
              <table:table-cell office:value-type="float" office:value="0.528427">
                <text:p>0.528427</text:p>
              </table:table-cell>
              <table:table-cell office:value-type="float" office:value="0.547211">
                <text:p>0.547211</text:p>
              </table:table-cell>
              <table:table-cell office:value-type="float" office:value="0.588086">
                <text:p>0.588086</text:p>
              </table:table-cell>
              <table:table-cell office:value-type="float" office:value="0.536591">
                <text:p>0.53659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482452">
                <text:p>0.482452</text:p>
              </table:table-cell>
              <table:table-cell office:value-type="float" office:value="0.553038">
                <text:p>0.553038</text:p>
              </table:table-cell>
              <table:table-cell office:value-type="float" office:value="0.527784">
                <text:p>0.527784</text:p>
              </table:table-cell>
              <table:table-cell office:value-type="float" office:value="0.54666">
                <text:p>0.54666</text:p>
              </table:table-cell>
              <table:table-cell office:value-type="float" office:value="0.587419">
                <text:p>0.587419</text:p>
              </table:table-cell>
              <table:table-cell office:value-type="float" office:value="0.535966">
                <text:p>0.53596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482179">
                <text:p>0.482179</text:p>
              </table:table-cell>
              <table:table-cell office:value-type="float" office:value="0.552652">
                <text:p>0.552652</text:p>
              </table:table-cell>
              <table:table-cell office:value-type="float" office:value="0.527171">
                <text:p>0.527171</text:p>
              </table:table-cell>
              <table:table-cell office:value-type="float" office:value="0.54612">
                <text:p>0.54612</text:p>
              </table:table-cell>
              <table:table-cell office:value-type="float" office:value="0.586798">
                <text:p>0.586798</text:p>
              </table:table-cell>
              <table:table-cell office:value-type="float" office:value="0.535375">
                <text:p>0.53537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481914">
                <text:p>0.481914</text:p>
              </table:table-cell>
              <table:table-cell office:value-type="float" office:value="0.55233">
                <text:p>0.55233</text:p>
              </table:table-cell>
              <table:table-cell office:value-type="float" office:value="0.526545">
                <text:p>0.526545</text:p>
              </table:table-cell>
              <table:table-cell office:value-type="float" office:value="0.545594">
                <text:p>0.545594</text:p>
              </table:table-cell>
              <table:table-cell office:value-type="float" office:value="0.586151">
                <text:p>0.586151</text:p>
              </table:table-cell>
              <table:table-cell office:value-type="float" office:value="0.534772">
                <text:p>0.53477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48167">
                <text:p>0.48167</text:p>
              </table:table-cell>
              <table:table-cell office:value-type="float" office:value="0.551952">
                <text:p>0.551952</text:p>
              </table:table-cell>
              <table:table-cell office:value-type="float" office:value="0.525925">
                <text:p>0.525925</text:p>
              </table:table-cell>
              <table:table-cell office:value-type="float" office:value="0.545067">
                <text:p>0.545067</text:p>
              </table:table-cell>
              <table:table-cell office:value-type="float" office:value="0.585507">
                <text:p>0.585507</text:p>
              </table:table-cell>
              <table:table-cell office:value-type="float" office:value="0.534186">
                <text:p>0.53418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481418">
                <text:p>0.481418</text:p>
              </table:table-cell>
              <table:table-cell office:value-type="float" office:value="0.551581">
                <text:p>0.551581</text:p>
              </table:table-cell>
              <table:table-cell office:value-type="float" office:value="0.525318">
                <text:p>0.525318</text:p>
              </table:table-cell>
              <table:table-cell office:value-type="float" office:value="0.544548">
                <text:p>0.544548</text:p>
              </table:table-cell>
              <table:table-cell office:value-type="float" office:value="0.584859">
                <text:p>0.584859</text:p>
              </table:table-cell>
              <table:table-cell office:value-type="float" office:value="0.533605">
                <text:p>0.53360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481173">
                <text:p>0.481173</text:p>
              </table:table-cell>
              <table:table-cell office:value-type="float" office:value="0.551233">
                <text:p>0.551233</text:p>
              </table:table-cell>
              <table:table-cell office:value-type="float" office:value="0.524724">
                <text:p>0.524724</text:p>
              </table:table-cell>
              <table:table-cell office:value-type="float" office:value="0.544036">
                <text:p>0.544036</text:p>
              </table:table-cell>
              <table:table-cell office:value-type="float" office:value="0.584241">
                <text:p>0.584241</text:p>
              </table:table-cell>
              <table:table-cell office:value-type="float" office:value="0.533052">
                <text:p>0.53305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480923">
                <text:p>0.480923</text:p>
              </table:table-cell>
              <table:table-cell office:value-type="float" office:value="0.550889">
                <text:p>0.550889</text:p>
              </table:table-cell>
              <table:table-cell office:value-type="float" office:value="0.524129">
                <text:p>0.524129</text:p>
              </table:table-cell>
              <table:table-cell office:value-type="float" office:value="0.543495">
                <text:p>0.543495</text:p>
              </table:table-cell>
              <table:table-cell office:value-type="float" office:value="0.583626">
                <text:p>0.583626</text:p>
              </table:table-cell>
              <table:table-cell office:value-type="float" office:value="0.532506">
                <text:p>0.53250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480669">
                <text:p>0.480669</text:p>
              </table:table-cell>
              <table:table-cell office:value-type="float" office:value="0.550543">
                <text:p>0.550543</text:p>
              </table:table-cell>
              <table:table-cell office:value-type="float" office:value="0.523555">
                <text:p>0.523555</text:p>
              </table:table-cell>
              <table:table-cell office:value-type="float" office:value="0.542995">
                <text:p>0.542995</text:p>
              </table:table-cell>
              <table:table-cell office:value-type="float" office:value="0.583016">
                <text:p>0.583016</text:p>
              </table:table-cell>
              <table:table-cell office:value-type="float" office:value="0.531963">
                <text:p>0.53196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480425">
                <text:p>0.480425</text:p>
              </table:table-cell>
              <table:table-cell office:value-type="float" office:value="0.550201">
                <text:p>0.550201</text:p>
              </table:table-cell>
              <table:table-cell office:value-type="float" office:value="0.522991">
                <text:p>0.522991</text:p>
              </table:table-cell>
              <table:table-cell office:value-type="float" office:value="0.542508">
                <text:p>0.542508</text:p>
              </table:table-cell>
              <table:table-cell office:value-type="float" office:value="0.582401">
                <text:p>0.582401</text:p>
              </table:table-cell>
              <table:table-cell office:value-type="float" office:value="0.531417">
                <text:p>0.53141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480186">
                <text:p>0.480186</text:p>
              </table:table-cell>
              <table:table-cell office:value-type="float" office:value="0.549865">
                <text:p>0.549865</text:p>
              </table:table-cell>
              <table:table-cell office:value-type="float" office:value="0.52243">
                <text:p>0.52243</text:p>
              </table:table-cell>
              <table:table-cell office:value-type="float" office:value="0.541987">
                <text:p>0.541987</text:p>
              </table:table-cell>
              <table:table-cell office:value-type="float" office:value="0.581808">
                <text:p>0.581808</text:p>
              </table:table-cell>
              <table:table-cell office:value-type="float" office:value="0.530883">
                <text:p>0.53088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479953">
                <text:p>0.479953</text:p>
              </table:table-cell>
              <table:table-cell office:value-type="float" office:value="0.549535">
                <text:p>0.549535</text:p>
              </table:table-cell>
              <table:table-cell office:value-type="float" office:value="0.521898">
                <text:p>0.521898</text:p>
              </table:table-cell>
              <table:table-cell office:value-type="float" office:value="0.541512">
                <text:p>0.541512</text:p>
              </table:table-cell>
              <table:table-cell office:value-type="float" office:value="0.581229">
                <text:p>0.581229</text:p>
              </table:table-cell>
              <table:table-cell office:value-type="float" office:value="0.53039">
                <text:p>0.5303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479664">
                <text:p>0.479664</text:p>
              </table:table-cell>
              <table:table-cell office:value-type="float" office:value="0.549197">
                <text:p>0.549197</text:p>
              </table:table-cell>
              <table:table-cell office:value-type="float" office:value="0.52136">
                <text:p>0.52136</text:p>
              </table:table-cell>
              <table:table-cell office:value-type="float" office:value="0.541046">
                <text:p>0.541046</text:p>
              </table:table-cell>
              <table:table-cell office:value-type="float" office:value="0.580673">
                <text:p>0.580673</text:p>
              </table:table-cell>
              <table:table-cell office:value-type="float" office:value="0.529894">
                <text:p>0.52989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479409">
                <text:p>0.479409</text:p>
              </table:table-cell>
              <table:table-cell office:value-type="float" office:value="0.548859">
                <text:p>0.548859</text:p>
              </table:table-cell>
              <table:table-cell office:value-type="float" office:value="0.520842">
                <text:p>0.520842</text:p>
              </table:table-cell>
              <table:table-cell office:value-type="float" office:value="0.540595">
                <text:p>0.540595</text:p>
              </table:table-cell>
              <table:table-cell office:value-type="float" office:value="0.580131">
                <text:p>0.580131</text:p>
              </table:table-cell>
              <table:table-cell office:value-type="float" office:value="0.529413">
                <text:p>0.52941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479196">
                <text:p>0.479196</text:p>
              </table:table-cell>
              <table:table-cell office:value-type="float" office:value="0.54854">
                <text:p>0.54854</text:p>
              </table:table-cell>
              <table:table-cell office:value-type="float" office:value="0.52032">
                <text:p>0.52032</text:p>
              </table:table-cell>
              <table:table-cell office:value-type="float" office:value="0.54015">
                <text:p>0.54015</text:p>
              </table:table-cell>
              <table:table-cell office:value-type="float" office:value="0.579597">
                <text:p>0.579597</text:p>
              </table:table-cell>
              <table:table-cell office:value-type="float" office:value="0.528933">
                <text:p>0.52893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47898">
                <text:p>0.47898</text:p>
              </table:table-cell>
              <table:table-cell office:value-type="float" office:value="0.548226">
                <text:p>0.548226</text:p>
              </table:table-cell>
              <table:table-cell office:value-type="float" office:value="0.519804">
                <text:p>0.519804</text:p>
              </table:table-cell>
              <table:table-cell office:value-type="float" office:value="0.539708">
                <text:p>0.539708</text:p>
              </table:table-cell>
              <table:table-cell office:value-type="float" office:value="0.579075">
                <text:p>0.579075</text:p>
              </table:table-cell>
              <table:table-cell office:value-type="float" office:value="0.528461">
                <text:p>0.52846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478763">
                <text:p>0.478763</text:p>
              </table:table-cell>
              <table:table-cell office:value-type="float" office:value="0.547918">
                <text:p>0.547918</text:p>
              </table:table-cell>
              <table:table-cell office:value-type="float" office:value="0.519305">
                <text:p>0.519305</text:p>
              </table:table-cell>
              <table:table-cell office:value-type="float" office:value="0.539278">
                <text:p>0.539278</text:p>
              </table:table-cell>
              <table:table-cell office:value-type="float" office:value="0.578563">
                <text:p>0.578563</text:p>
              </table:table-cell>
              <table:table-cell office:value-type="float" office:value="0.528004">
                <text:p>0.52800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478556">
                <text:p>0.478556</text:p>
              </table:table-cell>
              <table:table-cell office:value-type="float" office:value="0.547617">
                <text:p>0.547617</text:p>
              </table:table-cell>
              <table:table-cell office:value-type="float" office:value="0.518801">
                <text:p>0.518801</text:p>
              </table:table-cell>
              <table:table-cell office:value-type="float" office:value="0.538857">
                <text:p>0.538857</text:p>
              </table:table-cell>
              <table:table-cell office:value-type="float" office:value="0.578059">
                <text:p>0.578059</text:p>
              </table:table-cell>
              <table:table-cell office:value-type="float" office:value="0.527543">
                <text:p>0.52754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47835">
                <text:p>0.47835</text:p>
              </table:table-cell>
              <table:table-cell office:value-type="float" office:value="0.547321">
                <text:p>0.547321</text:p>
              </table:table-cell>
              <table:table-cell office:value-type="float" office:value="0.5183">
                <text:p>0.5183</text:p>
              </table:table-cell>
              <table:table-cell office:value-type="float" office:value="0.538429">
                <text:p>0.538429</text:p>
              </table:table-cell>
              <table:table-cell office:value-type="float" office:value="0.577557">
                <text:p>0.577557</text:p>
              </table:table-cell>
              <table:table-cell office:value-type="float" office:value="0.527074">
                <text:p>0.52707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478142">
                <text:p>0.478142</text:p>
              </table:table-cell>
              <table:table-cell office:value-type="float" office:value="0.54703">
                <text:p>0.54703</text:p>
              </table:table-cell>
              <table:table-cell office:value-type="float" office:value="0.517834">
                <text:p>0.517834</text:p>
              </table:table-cell>
              <table:table-cell office:value-type="float" office:value="0.538012">
                <text:p>0.538012</text:p>
              </table:table-cell>
              <table:table-cell office:value-type="float" office:value="0.577062">
                <text:p>0.577062</text:p>
              </table:table-cell>
              <table:table-cell office:value-type="float" office:value="0.526619">
                <text:p>0.52661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477927">
                <text:p>0.477927</text:p>
              </table:table-cell>
              <table:table-cell office:value-type="float" office:value="0.546744">
                <text:p>0.546744</text:p>
              </table:table-cell>
              <table:table-cell office:value-type="float" office:value="0.51736">
                <text:p>0.51736</text:p>
              </table:table-cell>
              <table:table-cell office:value-type="float" office:value="0.537606">
                <text:p>0.537606</text:p>
              </table:table-cell>
              <table:table-cell office:value-type="float" office:value="0.576581">
                <text:p>0.576581</text:p>
              </table:table-cell>
              <table:table-cell office:value-type="float" office:value="0.52618">
                <text:p>0.5261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47773">
                <text:p>0.47773</text:p>
              </table:table-cell>
              <table:table-cell office:value-type="float" office:value="0.546462">
                <text:p>0.546462</text:p>
              </table:table-cell>
              <table:table-cell office:value-type="float" office:value="0.516889">
                <text:p>0.516889</text:p>
              </table:table-cell>
              <table:table-cell office:value-type="float" office:value="0.537209">
                <text:p>0.537209</text:p>
              </table:table-cell>
              <table:table-cell office:value-type="float" office:value="0.576101">
                <text:p>0.576101</text:p>
              </table:table-cell>
              <table:table-cell office:value-type="float" office:value="0.525744">
                <text:p>0.52574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477531">
                <text:p>0.477531</text:p>
              </table:table-cell>
              <table:table-cell office:value-type="float" office:value="0.546185">
                <text:p>0.546185</text:p>
              </table:table-cell>
              <table:table-cell office:value-type="float" office:value="0.516428">
                <text:p>0.516428</text:p>
              </table:table-cell>
              <table:table-cell office:value-type="float" office:value="0.536821">
                <text:p>0.536821</text:p>
              </table:table-cell>
              <table:table-cell office:value-type="float" office:value="0.575633">
                <text:p>0.575633</text:p>
              </table:table-cell>
              <table:table-cell office:value-type="float" office:value="0.525315">
                <text:p>0.52531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477336">
                <text:p>0.477336</text:p>
              </table:table-cell>
              <table:table-cell office:value-type="float" office:value="0.545913">
                <text:p>0.545913</text:p>
              </table:table-cell>
              <table:table-cell office:value-type="float" office:value="0.51597">
                <text:p>0.51597</text:p>
              </table:table-cell>
              <table:table-cell office:value-type="float" office:value="0.536437">
                <text:p>0.536437</text:p>
              </table:table-cell>
              <table:table-cell office:value-type="float" office:value="0.575185">
                <text:p>0.575185</text:p>
              </table:table-cell>
              <table:table-cell office:value-type="float" office:value="0.524912">
                <text:p>0.52491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477145">
                <text:p>0.477145</text:p>
              </table:table-cell>
              <table:table-cell office:value-type="float" office:value="0.545645">
                <text:p>0.545645</text:p>
              </table:table-cell>
              <table:table-cell office:value-type="float" office:value="0.515538">
                <text:p>0.515538</text:p>
              </table:table-cell>
              <table:table-cell office:value-type="float" office:value="0.536069">
                <text:p>0.536069</text:p>
              </table:table-cell>
              <table:table-cell office:value-type="float" office:value="0.574726">
                <text:p>0.574726</text:p>
              </table:table-cell>
              <table:table-cell office:value-type="float" office:value="0.52449">
                <text:p>0.5244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476958">
                <text:p>0.476958</text:p>
              </table:table-cell>
              <table:table-cell office:value-type="float" office:value="0.545381">
                <text:p>0.545381</text:p>
              </table:table-cell>
              <table:table-cell office:value-type="float" office:value="0.515098">
                <text:p>0.515098</text:p>
              </table:table-cell>
              <table:table-cell office:value-type="float" office:value="0.535726">
                <text:p>0.535726</text:p>
              </table:table-cell>
              <table:table-cell office:value-type="float" office:value="0.574281">
                <text:p>0.574281</text:p>
              </table:table-cell>
              <table:table-cell office:value-type="float" office:value="0.524076">
                <text:p>0.52407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476772">
                <text:p>0.476772</text:p>
              </table:table-cell>
              <table:table-cell office:value-type="float" office:value="0.545121">
                <text:p>0.545121</text:p>
              </table:table-cell>
              <table:table-cell office:value-type="float" office:value="0.514667">
                <text:p>0.514667</text:p>
              </table:table-cell>
              <table:table-cell office:value-type="float" office:value="0.535379">
                <text:p>0.535379</text:p>
              </table:table-cell>
              <table:table-cell office:value-type="float" office:value="0.573836">
                <text:p>0.573836</text:p>
              </table:table-cell>
              <table:table-cell office:value-type="float" office:value="0.52365">
                <text:p>0.5236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476591">
                <text:p>0.476591</text:p>
              </table:table-cell>
              <table:table-cell office:value-type="float" office:value="0.544866">
                <text:p>0.544866</text:p>
              </table:table-cell>
              <table:table-cell office:value-type="float" office:value="0.514232">
                <text:p>0.514232</text:p>
              </table:table-cell>
              <table:table-cell office:value-type="float" office:value="0.535026">
                <text:p>0.535026</text:p>
              </table:table-cell>
              <table:table-cell office:value-type="float" office:value="0.573396">
                <text:p>0.573396</text:p>
              </table:table-cell>
              <table:table-cell office:value-type="float" office:value="0.523237">
                <text:p>0.52323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476411">
                <text:p>0.476411</text:p>
              </table:table-cell>
              <table:table-cell office:value-type="float" office:value="0.544616">
                <text:p>0.544616</text:p>
              </table:table-cell>
              <table:table-cell office:value-type="float" office:value="0.513811">
                <text:p>0.513811</text:p>
              </table:table-cell>
              <table:table-cell office:value-type="float" office:value="0.534677">
                <text:p>0.534677</text:p>
              </table:table-cell>
              <table:table-cell office:value-type="float" office:value="0.572956">
                <text:p>0.572956</text:p>
              </table:table-cell>
              <table:table-cell office:value-type="float" office:value="0.522824">
                <text:p>0.52282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476216">
                <text:p>0.476216</text:p>
              </table:table-cell>
              <table:table-cell office:value-type="float" office:value="0.544366">
                <text:p>0.544366</text:p>
              </table:table-cell>
              <table:table-cell office:value-type="float" office:value="0.513411">
                <text:p>0.513411</text:p>
              </table:table-cell>
              <table:table-cell office:value-type="float" office:value="0.534345">
                <text:p>0.534345</text:p>
              </table:table-cell>
              <table:table-cell office:value-type="float" office:value="0.572523">
                <text:p>0.572523</text:p>
              </table:table-cell>
              <table:table-cell office:value-type="float" office:value="0.522413">
                <text:p>0.52241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476053">
                <text:p>0.476053</text:p>
              </table:table-cell>
              <table:table-cell office:value-type="float" office:value="0.544123">
                <text:p>0.544123</text:p>
              </table:table-cell>
              <table:table-cell office:value-type="float" office:value="0.513014">
                <text:p>0.513014</text:p>
              </table:table-cell>
              <table:table-cell office:value-type="float" office:value="0.534019">
                <text:p>0.534019</text:p>
              </table:table-cell>
              <table:table-cell office:value-type="float" office:value="0.572093">
                <text:p>0.572093</text:p>
              </table:table-cell>
              <table:table-cell office:value-type="float" office:value="0.522006">
                <text:p>0.52200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475865">
                <text:p>0.475865</text:p>
              </table:table-cell>
              <table:table-cell office:value-type="float" office:value="0.54388">
                <text:p>0.54388</text:p>
              </table:table-cell>
              <table:table-cell office:value-type="float" office:value="0.512616">
                <text:p>0.512616</text:p>
              </table:table-cell>
              <table:table-cell office:value-type="float" office:value="0.533688">
                <text:p>0.533688</text:p>
              </table:table-cell>
              <table:table-cell office:value-type="float" office:value="0.571665">
                <text:p>0.571665</text:p>
              </table:table-cell>
              <table:table-cell office:value-type="float" office:value="0.521598">
                <text:p>0.52159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475691">
                <text:p>0.475691</text:p>
              </table:table-cell>
              <table:table-cell office:value-type="float" office:value="0.543642">
                <text:p>0.543642</text:p>
              </table:table-cell>
              <table:table-cell office:value-type="float" office:value="0.512228">
                <text:p>0.512228</text:p>
              </table:table-cell>
              <table:table-cell office:value-type="float" office:value="0.533362">
                <text:p>0.533362</text:p>
              </table:table-cell>
              <table:table-cell office:value-type="float" office:value="0.571239">
                <text:p>0.571239</text:p>
              </table:table-cell>
              <table:table-cell office:value-type="float" office:value="0.521199">
                <text:p>0.52119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47552">
                <text:p>0.47552</text:p>
              </table:table-cell>
              <table:table-cell office:value-type="float" office:value="0.543407">
                <text:p>0.543407</text:p>
              </table:table-cell>
              <table:table-cell office:value-type="float" office:value="0.511844">
                <text:p>0.511844</text:p>
              </table:table-cell>
              <table:table-cell office:value-type="float" office:value="0.533039">
                <text:p>0.533039</text:p>
              </table:table-cell>
              <table:table-cell office:value-type="float" office:value="0.570818">
                <text:p>0.570818</text:p>
              </table:table-cell>
              <table:table-cell office:value-type="float" office:value="0.520798">
                <text:p>0.52079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475346">
                <text:p>0.475346</text:p>
              </table:table-cell>
              <table:table-cell office:value-type="float" office:value="0.543171">
                <text:p>0.543171</text:p>
              </table:table-cell>
              <table:table-cell office:value-type="float" office:value="0.511477">
                <text:p>0.511477</text:p>
              </table:table-cell>
              <table:table-cell office:value-type="float" office:value="0.532728">
                <text:p>0.532728</text:p>
              </table:table-cell>
              <table:table-cell office:value-type="float" office:value="0.57041">
                <text:p>0.57041</text:p>
              </table:table-cell>
              <table:table-cell office:value-type="float" office:value="0.520404">
                <text:p>0.52040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47518">
                <text:p>0.47518</text:p>
              </table:table-cell>
              <table:table-cell office:value-type="float" office:value="0.54294">
                <text:p>0.54294</text:p>
              </table:table-cell>
              <table:table-cell office:value-type="float" office:value="0.511106">
                <text:p>0.511106</text:p>
              </table:table-cell>
              <table:table-cell office:value-type="float" office:value="0.532421">
                <text:p>0.532421</text:p>
              </table:table-cell>
              <table:table-cell office:value-type="float" office:value="0.570004">
                <text:p>0.570004</text:p>
              </table:table-cell>
              <table:table-cell office:value-type="float" office:value="0.520001">
                <text:p>0.52000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475016">
                <text:p>0.475016</text:p>
              </table:table-cell>
              <table:table-cell office:value-type="float" office:value="0.542703">
                <text:p>0.542703</text:p>
              </table:table-cell>
              <table:table-cell office:value-type="float" office:value="0.510755">
                <text:p>0.510755</text:p>
              </table:table-cell>
              <table:table-cell office:value-type="float" office:value="0.53213">
                <text:p>0.53213</text:p>
              </table:table-cell>
              <table:table-cell office:value-type="float" office:value="0.569596">
                <text:p>0.569596</text:p>
              </table:table-cell>
              <table:table-cell office:value-type="float" office:value="0.519606">
                <text:p>0.51960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474856">
                <text:p>0.474856</text:p>
              </table:table-cell>
              <table:table-cell office:value-type="float" office:value="0.542479">
                <text:p>0.542479</text:p>
              </table:table-cell>
              <table:table-cell office:value-type="float" office:value="0.510416">
                <text:p>0.510416</text:p>
              </table:table-cell>
              <table:table-cell office:value-type="float" office:value="0.531841">
                <text:p>0.531841</text:p>
              </table:table-cell>
              <table:table-cell office:value-type="float" office:value="0.569215">
                <text:p>0.569215</text:p>
              </table:table-cell>
              <table:table-cell office:value-type="float" office:value="0.519225">
                <text:p>0.51922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474712">
                <text:p>0.474712</text:p>
              </table:table-cell>
              <table:table-cell office:value-type="float" office:value="0.542263">
                <text:p>0.542263</text:p>
              </table:table-cell>
              <table:table-cell office:value-type="float" office:value="0.510065">
                <text:p>0.510065</text:p>
              </table:table-cell>
              <table:table-cell office:value-type="float" office:value="0.531551">
                <text:p>0.531551</text:p>
              </table:table-cell>
              <table:table-cell office:value-type="float" office:value="0.568823">
                <text:p>0.568823</text:p>
              </table:table-cell>
              <table:table-cell office:value-type="float" office:value="0.518844">
                <text:p>0.51884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474541">
                <text:p>0.474541</text:p>
              </table:table-cell>
              <table:table-cell office:value-type="float" office:value="0.542047">
                <text:p>0.542047</text:p>
              </table:table-cell>
              <table:table-cell office:value-type="float" office:value="0.509724">
                <text:p>0.509724</text:p>
              </table:table-cell>
              <table:table-cell office:value-type="float" office:value="0.531266">
                <text:p>0.531266</text:p>
              </table:table-cell>
              <table:table-cell office:value-type="float" office:value="0.568454">
                <text:p>0.568454</text:p>
              </table:table-cell>
              <table:table-cell office:value-type="float" office:value="0.518482">
                <text:p>0.51848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474383">
                <text:p>0.474383</text:p>
              </table:table-cell>
              <table:table-cell office:value-type="float" office:value="0.541835">
                <text:p>0.541835</text:p>
              </table:table-cell>
              <table:table-cell office:value-type="float" office:value="0.509389">
                <text:p>0.509389</text:p>
              </table:table-cell>
              <table:table-cell office:value-type="float" office:value="0.530987">
                <text:p>0.530987</text:p>
              </table:table-cell>
              <table:table-cell office:value-type="float" office:value="0.568082">
                <text:p>0.568082</text:p>
              </table:table-cell>
              <table:table-cell office:value-type="float" office:value="0.518131">
                <text:p>0.51813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474245">
                <text:p>0.474245</text:p>
              </table:table-cell>
              <table:table-cell office:value-type="float" office:value="0.541633">
                <text:p>0.541633</text:p>
              </table:table-cell>
              <table:table-cell office:value-type="float" office:value="0.509058">
                <text:p>0.509058</text:p>
              </table:table-cell>
              <table:table-cell office:value-type="float" office:value="0.530728">
                <text:p>0.530728</text:p>
              </table:table-cell>
              <table:table-cell office:value-type="float" office:value="0.567716">
                <text:p>0.567716</text:p>
              </table:table-cell>
              <table:table-cell office:value-type="float" office:value="0.517784">
                <text:p>0.51778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474089">
                <text:p>0.474089</text:p>
              </table:table-cell>
              <table:table-cell office:value-type="float" office:value="0.541431">
                <text:p>0.541431</text:p>
              </table:table-cell>
              <table:table-cell office:value-type="float" office:value="0.508724">
                <text:p>0.508724</text:p>
              </table:table-cell>
              <table:table-cell office:value-type="float" office:value="0.530465">
                <text:p>0.530465</text:p>
              </table:table-cell>
              <table:table-cell office:value-type="float" office:value="0.567356">
                <text:p>0.567356</text:p>
              </table:table-cell>
              <table:table-cell office:value-type="float" office:value="0.517442">
                <text:p>0.51744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473939">
                <text:p>0.473939</text:p>
              </table:table-cell>
              <table:table-cell office:value-type="float" office:value="0.541231">
                <text:p>0.541231</text:p>
              </table:table-cell>
              <table:table-cell office:value-type="float" office:value="0.508369">
                <text:p>0.508369</text:p>
              </table:table-cell>
              <table:table-cell office:value-type="float" office:value="0.530216">
                <text:p>0.530216</text:p>
              </table:table-cell>
              <table:table-cell office:value-type="float" office:value="0.567009">
                <text:p>0.567009</text:p>
              </table:table-cell>
              <table:table-cell office:value-type="float" office:value="0.517122">
                <text:p>0.51712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47379">
                <text:p>0.47379</text:p>
              </table:table-cell>
              <table:table-cell office:value-type="float" office:value="0.541033">
                <text:p>0.541033</text:p>
              </table:table-cell>
              <table:table-cell office:value-type="float" office:value="0.508049">
                <text:p>0.508049</text:p>
              </table:table-cell>
              <table:table-cell office:value-type="float" office:value="0.529959">
                <text:p>0.529959</text:p>
              </table:table-cell>
              <table:table-cell office:value-type="float" office:value="0.56666">
                <text:p>0.56666</text:p>
              </table:table-cell>
              <table:table-cell office:value-type="float" office:value="0.516806">
                <text:p>0.51680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473643">
                <text:p>0.473643</text:p>
              </table:table-cell>
              <table:table-cell office:value-type="float" office:value="0.540837">
                <text:p>0.540837</text:p>
              </table:table-cell>
              <table:table-cell office:value-type="float" office:value="0.507738">
                <text:p>0.507738</text:p>
              </table:table-cell>
              <table:table-cell office:value-type="float" office:value="0.529704">
                <text:p>0.529704</text:p>
              </table:table-cell>
              <table:table-cell office:value-type="float" office:value="0.566321">
                <text:p>0.566321</text:p>
              </table:table-cell>
              <table:table-cell office:value-type="float" office:value="0.516488">
                <text:p>0.51648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4735">
                <text:p>0.4735</text:p>
              </table:table-cell>
              <table:table-cell office:value-type="float" office:value="0.540644">
                <text:p>0.540644</text:p>
              </table:table-cell>
              <table:table-cell office:value-type="float" office:value="0.507432">
                <text:p>0.507432</text:p>
              </table:table-cell>
              <table:table-cell office:value-type="float" office:value="0.52946">
                <text:p>0.52946</text:p>
              </table:table-cell>
              <table:table-cell office:value-type="float" office:value="0.565982">
                <text:p>0.565982</text:p>
              </table:table-cell>
              <table:table-cell office:value-type="float" office:value="0.516164">
                <text:p>0.51616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473356">
                <text:p>0.473356</text:p>
              </table:table-cell>
              <table:table-cell office:value-type="float" office:value="0.540453">
                <text:p>0.540453</text:p>
              </table:table-cell>
              <table:table-cell office:value-type="float" office:value="0.507134">
                <text:p>0.507134</text:p>
              </table:table-cell>
              <table:table-cell office:value-type="float" office:value="0.529208">
                <text:p>0.529208</text:p>
              </table:table-cell>
              <table:table-cell office:value-type="float" office:value="0.565647">
                <text:p>0.565647</text:p>
              </table:table-cell>
              <table:table-cell office:value-type="float" office:value="0.515849">
                <text:p>0.51584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473215">
                <text:p>0.473215</text:p>
              </table:table-cell>
              <table:table-cell office:value-type="float" office:value="0.540265">
                <text:p>0.540265</text:p>
              </table:table-cell>
              <table:table-cell office:value-type="float" office:value="0.506842">
                <text:p>0.506842</text:p>
              </table:table-cell>
              <table:table-cell office:value-type="float" office:value="0.52896">
                <text:p>0.52896</text:p>
              </table:table-cell>
              <table:table-cell office:value-type="float" office:value="0.56531">
                <text:p>0.56531</text:p>
              </table:table-cell>
              <table:table-cell office:value-type="float" office:value="0.515514">
                <text:p>0.51551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47307">
                <text:p>0.47307</text:p>
              </table:table-cell>
              <table:table-cell office:value-type="float" office:value="0.540082">
                <text:p>0.540082</text:p>
              </table:table-cell>
              <table:table-cell office:value-type="float" office:value="0.506555">
                <text:p>0.506555</text:p>
              </table:table-cell>
              <table:table-cell office:value-type="float" office:value="0.528718">
                <text:p>0.528718</text:p>
              </table:table-cell>
              <table:table-cell office:value-type="float" office:value="0.56498">
                <text:p>0.56498</text:p>
              </table:table-cell>
              <table:table-cell office:value-type="float" office:value="0.515193">
                <text:p>0.51519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472933">
                <text:p>0.472933</text:p>
              </table:table-cell>
              <table:table-cell office:value-type="float" office:value="0.539902">
                <text:p>0.539902</text:p>
              </table:table-cell>
              <table:table-cell office:value-type="float" office:value="0.506271">
                <text:p>0.506271</text:p>
              </table:table-cell>
              <table:table-cell office:value-type="float" office:value="0.528479">
                <text:p>0.528479</text:p>
              </table:table-cell>
              <table:table-cell office:value-type="float" office:value="0.564658">
                <text:p>0.564658</text:p>
              </table:table-cell>
              <table:table-cell office:value-type="float" office:value="0.514878">
                <text:p>0.51487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472793">
                <text:p>0.472793</text:p>
              </table:table-cell>
              <table:table-cell office:value-type="float" office:value="0.53972">
                <text:p>0.53972</text:p>
              </table:table-cell>
              <table:table-cell office:value-type="float" office:value="0.505994">
                <text:p>0.505994</text:p>
              </table:table-cell>
              <table:table-cell office:value-type="float" office:value="0.528248">
                <text:p>0.528248</text:p>
              </table:table-cell>
              <table:table-cell office:value-type="float" office:value="0.564333">
                <text:p>0.564333</text:p>
              </table:table-cell>
              <table:table-cell office:value-type="float" office:value="0.514549">
                <text:p>0.51454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472657">
                <text:p>0.472657</text:p>
              </table:table-cell>
              <table:table-cell office:value-type="float" office:value="0.539543">
                <text:p>0.539543</text:p>
              </table:table-cell>
              <table:table-cell office:value-type="float" office:value="0.505712">
                <text:p>0.505712</text:p>
              </table:table-cell>
              <table:table-cell office:value-type="float" office:value="0.528029">
                <text:p>0.528029</text:p>
              </table:table-cell>
              <table:table-cell office:value-type="float" office:value="0.564009">
                <text:p>0.564009</text:p>
              </table:table-cell>
              <table:table-cell office:value-type="float" office:value="0.514229">
                <text:p>0.51422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472523">
                <text:p>0.472523</text:p>
              </table:table-cell>
              <table:table-cell office:value-type="float" office:value="0.539368">
                <text:p>0.539368</text:p>
              </table:table-cell>
              <table:table-cell office:value-type="float" office:value="0.505446">
                <text:p>0.505446</text:p>
              </table:table-cell>
              <table:table-cell office:value-type="float" office:value="0.527799">
                <text:p>0.527799</text:p>
              </table:table-cell>
              <table:table-cell office:value-type="float" office:value="0.563687">
                <text:p>0.563687</text:p>
              </table:table-cell>
              <table:table-cell office:value-type="float" office:value="0.513908">
                <text:p>0.513908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472389">
                <text:p>0.472389</text:p>
              </table:table-cell>
              <table:table-cell office:value-type="float" office:value="0.539184">
                <text:p>0.539184</text:p>
              </table:table-cell>
              <table:table-cell office:value-type="float" office:value="0.505184">
                <text:p>0.505184</text:p>
              </table:table-cell>
              <table:table-cell office:value-type="float" office:value="0.527576">
                <text:p>0.527576</text:p>
              </table:table-cell>
              <table:table-cell office:value-type="float" office:value="0.563358">
                <text:p>0.563358</text:p>
              </table:table-cell>
              <table:table-cell office:value-type="float" office:value="0.513596">
                <text:p>0.51359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472259">
                <text:p>0.472259</text:p>
              </table:table-cell>
              <table:table-cell office:value-type="float" office:value="0.539011">
                <text:p>0.539011</text:p>
              </table:table-cell>
              <table:table-cell office:value-type="float" office:value="0.504913">
                <text:p>0.504913</text:p>
              </table:table-cell>
              <table:table-cell office:value-type="float" office:value="0.527361">
                <text:p>0.527361</text:p>
              </table:table-cell>
              <table:table-cell office:value-type="float" office:value="0.563041">
                <text:p>0.563041</text:p>
              </table:table-cell>
              <table:table-cell office:value-type="float" office:value="0.513287">
                <text:p>0.51328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472129">
                <text:p>0.472129</text:p>
              </table:table-cell>
              <table:table-cell office:value-type="float" office:value="0.53884">
                <text:p>0.53884</text:p>
              </table:table-cell>
              <table:table-cell office:value-type="float" office:value="0.504655">
                <text:p>0.504655</text:p>
              </table:table-cell>
              <table:table-cell office:value-type="float" office:value="0.527144">
                <text:p>0.527144</text:p>
              </table:table-cell>
              <table:table-cell office:value-type="float" office:value="0.562726">
                <text:p>0.562726</text:p>
              </table:table-cell>
              <table:table-cell office:value-type="float" office:value="0.512979">
                <text:p>0.51297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472001">
                <text:p>0.472001</text:p>
              </table:table-cell>
              <table:table-cell office:value-type="float" office:value="0.538672">
                <text:p>0.538672</text:p>
              </table:table-cell>
              <table:table-cell office:value-type="float" office:value="0.504403">
                <text:p>0.504403</text:p>
              </table:table-cell>
              <table:table-cell office:value-type="float" office:value="0.526931">
                <text:p>0.526931</text:p>
              </table:table-cell>
              <table:table-cell office:value-type="float" office:value="0.56241">
                <text:p>0.56241</text:p>
              </table:table-cell>
              <table:table-cell office:value-type="float" office:value="0.512668">
                <text:p>0.51266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471877">
                <text:p>0.471877</text:p>
              </table:table-cell>
              <table:table-cell office:value-type="float" office:value="0.538508">
                <text:p>0.538508</text:p>
              </table:table-cell>
              <table:table-cell office:value-type="float" office:value="0.504154">
                <text:p>0.504154</text:p>
              </table:table-cell>
              <table:table-cell office:value-type="float" office:value="0.526718">
                <text:p>0.526718</text:p>
              </table:table-cell>
              <table:table-cell office:value-type="float" office:value="0.562099">
                <text:p>0.562099</text:p>
              </table:table-cell>
              <table:table-cell office:value-type="float" office:value="0.51236">
                <text:p>0.5123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471752">
                <text:p>0.471752</text:p>
              </table:table-cell>
              <table:table-cell office:value-type="float" office:value="0.538345">
                <text:p>0.538345</text:p>
              </table:table-cell>
              <table:table-cell office:value-type="float" office:value="0.503919">
                <text:p>0.503919</text:p>
              </table:table-cell>
              <table:table-cell office:value-type="float" office:value="0.526518">
                <text:p>0.526518</text:p>
              </table:table-cell>
              <table:table-cell office:value-type="float" office:value="0.561788">
                <text:p>0.561788</text:p>
              </table:table-cell>
              <table:table-cell office:value-type="float" office:value="0.512054">
                <text:p>0.51205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471627">
                <text:p>0.471627</text:p>
              </table:table-cell>
              <table:table-cell office:value-type="float" office:value="0.538184">
                <text:p>0.538184</text:p>
              </table:table-cell>
              <table:table-cell office:value-type="float" office:value="0.503677">
                <text:p>0.503677</text:p>
              </table:table-cell>
              <table:table-cell office:value-type="float" office:value="0.526312">
                <text:p>0.526312</text:p>
              </table:table-cell>
              <table:table-cell office:value-type="float" office:value="0.561475">
                <text:p>0.561475</text:p>
              </table:table-cell>
              <table:table-cell office:value-type="float" office:value="0.511746">
                <text:p>0.51174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471512">
                <text:p>0.471512</text:p>
              </table:table-cell>
              <table:table-cell office:value-type="float" office:value="0.538034">
                <text:p>0.538034</text:p>
              </table:table-cell>
              <table:table-cell office:value-type="float" office:value="0.503445">
                <text:p>0.503445</text:p>
              </table:table-cell>
              <table:table-cell office:value-type="float" office:value="0.526111">
                <text:p>0.526111</text:p>
              </table:table-cell>
              <table:table-cell office:value-type="float" office:value="0.561164">
                <text:p>0.561164</text:p>
              </table:table-cell>
              <table:table-cell office:value-type="float" office:value="0.511432">
                <text:p>0.51143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471387">
                <text:p>0.471387</text:p>
              </table:table-cell>
              <table:table-cell office:value-type="float" office:value="0.53788">
                <text:p>0.53788</text:p>
              </table:table-cell>
              <table:table-cell office:value-type="float" office:value="0.503228">
                <text:p>0.503228</text:p>
              </table:table-cell>
              <table:table-cell office:value-type="float" office:value="0.525915">
                <text:p>0.525915</text:p>
              </table:table-cell>
              <table:table-cell office:value-type="float" office:value="0.560849">
                <text:p>0.560849</text:p>
              </table:table-cell>
              <table:table-cell office:value-type="float" office:value="0.511111">
                <text:p>0.51111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471268">
                <text:p>0.471268</text:p>
              </table:table-cell>
              <table:table-cell office:value-type="float" office:value="0.537726">
                <text:p>0.537726</text:p>
              </table:table-cell>
              <table:table-cell office:value-type="float" office:value="0.502993">
                <text:p>0.502993</text:p>
              </table:table-cell>
              <table:table-cell office:value-type="float" office:value="0.525728">
                <text:p>0.525728</text:p>
              </table:table-cell>
              <table:table-cell office:value-type="float" office:value="0.560533">
                <text:p>0.560533</text:p>
              </table:table-cell>
              <table:table-cell office:value-type="float" office:value="0.510793">
                <text:p>0.51079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471137">
                <text:p>0.471137</text:p>
              </table:table-cell>
              <table:table-cell office:value-type="float" office:value="0.537576">
                <text:p>0.537576</text:p>
              </table:table-cell>
              <table:table-cell office:value-type="float" office:value="0.502755">
                <text:p>0.502755</text:p>
              </table:table-cell>
              <table:table-cell office:value-type="float" office:value="0.525527">
                <text:p>0.525527</text:p>
              </table:table-cell>
              <table:table-cell office:value-type="float" office:value="0.560219">
                <text:p>0.560219</text:p>
              </table:table-cell>
              <table:table-cell office:value-type="float" office:value="0.510475">
                <text:p>0.51047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47101">
                <text:p>0.47101</text:p>
              </table:table-cell>
              <table:table-cell office:value-type="float" office:value="0.53743">
                <text:p>0.53743</text:p>
              </table:table-cell>
              <table:table-cell office:value-type="float" office:value="0.502549">
                <text:p>0.502549</text:p>
              </table:table-cell>
              <table:table-cell office:value-type="float" office:value="0.52534">
                <text:p>0.52534</text:p>
              </table:table-cell>
              <table:table-cell office:value-type="float" office:value="0.559898">
                <text:p>0.559898</text:p>
              </table:table-cell>
              <table:table-cell office:value-type="float" office:value="0.510152">
                <text:p>0.51015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470892">
                <text:p>0.470892</text:p>
              </table:table-cell>
              <table:table-cell office:value-type="float" office:value="0.537284">
                <text:p>0.537284</text:p>
              </table:table-cell>
              <table:table-cell office:value-type="float" office:value="0.502342">
                <text:p>0.502342</text:p>
              </table:table-cell>
              <table:table-cell office:value-type="float" office:value="0.525156">
                <text:p>0.525156</text:p>
              </table:table-cell>
              <table:table-cell office:value-type="float" office:value="0.559585">
                <text:p>0.559585</text:p>
              </table:table-cell>
              <table:table-cell office:value-type="float" office:value="0.50984">
                <text:p>0.5098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470775">
                <text:p>0.470775</text:p>
              </table:table-cell>
              <table:table-cell office:value-type="float" office:value="0.53714">
                <text:p>0.53714</text:p>
              </table:table-cell>
              <table:table-cell office:value-type="float" office:value="0.502136">
                <text:p>0.502136</text:p>
              </table:table-cell>
              <table:table-cell office:value-type="float" office:value="0.52498">
                <text:p>0.52498</text:p>
              </table:table-cell>
              <table:table-cell office:value-type="float" office:value="0.559275">
                <text:p>0.559275</text:p>
              </table:table-cell>
              <table:table-cell office:value-type="float" office:value="0.509536">
                <text:p>0.50953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470644">
                <text:p>0.470644</text:p>
              </table:table-cell>
              <table:table-cell office:value-type="float" office:value="0.536996">
                <text:p>0.536996</text:p>
              </table:table-cell>
              <table:table-cell office:value-type="float" office:value="0.501931">
                <text:p>0.501931</text:p>
              </table:table-cell>
              <table:table-cell office:value-type="float" office:value="0.524807">
                <text:p>0.524807</text:p>
              </table:table-cell>
              <table:table-cell office:value-type="float" office:value="0.55897">
                <text:p>0.55897</text:p>
              </table:table-cell>
              <table:table-cell office:value-type="float" office:value="0.509247">
                <text:p>0.509247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470521">
                <text:p>0.470521</text:p>
              </table:table-cell>
              <table:table-cell office:value-type="float" office:value="0.536851">
                <text:p>0.536851</text:p>
              </table:table-cell>
              <table:table-cell office:value-type="float" office:value="0.501732">
                <text:p>0.501732</text:p>
              </table:table-cell>
              <table:table-cell office:value-type="float" office:value="0.524641">
                <text:p>0.524641</text:p>
              </table:table-cell>
              <table:table-cell office:value-type="float" office:value="0.558665">
                <text:p>0.558665</text:p>
              </table:table-cell>
              <table:table-cell office:value-type="float" office:value="0.508955">
                <text:p>0.50895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470407">
                <text:p>0.470407</text:p>
              </table:table-cell>
              <table:table-cell office:value-type="float" office:value="0.536708">
                <text:p>0.536708</text:p>
              </table:table-cell>
              <table:table-cell office:value-type="float" office:value="0.501523">
                <text:p>0.501523</text:p>
              </table:table-cell>
              <table:table-cell office:value-type="float" office:value="0.524474">
                <text:p>0.524474</text:p>
              </table:table-cell>
              <table:table-cell office:value-type="float" office:value="0.558367">
                <text:p>0.558367</text:p>
              </table:table-cell>
              <table:table-cell office:value-type="float" office:value="0.508666">
                <text:p>0.50866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470294">
                <text:p>0.470294</text:p>
              </table:table-cell>
              <table:table-cell office:value-type="float" office:value="0.536568">
                <text:p>0.536568</text:p>
              </table:table-cell>
              <table:table-cell office:value-type="float" office:value="0.501317">
                <text:p>0.501317</text:p>
              </table:table-cell>
              <table:table-cell office:value-type="float" office:value="0.524308">
                <text:p>0.524308</text:p>
              </table:table-cell>
              <table:table-cell office:value-type="float" office:value="0.558068">
                <text:p>0.558068</text:p>
              </table:table-cell>
              <table:table-cell office:value-type="float" office:value="0.508382">
                <text:p>0.50838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470182">
                <text:p>0.470182</text:p>
              </table:table-cell>
              <table:table-cell office:value-type="float" office:value="0.53643">
                <text:p>0.53643</text:p>
              </table:table-cell>
              <table:table-cell office:value-type="float" office:value="0.501124">
                <text:p>0.501124</text:p>
              </table:table-cell>
              <table:table-cell office:value-type="float" office:value="0.524147">
                <text:p>0.524147</text:p>
              </table:table-cell>
              <table:table-cell office:value-type="float" office:value="0.557782">
                <text:p>0.557782</text:p>
              </table:table-cell>
              <table:table-cell office:value-type="float" office:value="0.508114">
                <text:p>0.508114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470072">
                <text:p>0.470072</text:p>
              </table:table-cell>
              <table:table-cell office:value-type="float" office:value="0.536294">
                <text:p>0.536294</text:p>
              </table:table-cell>
              <table:table-cell office:value-type="float" office:value="0.500927">
                <text:p>0.500927</text:p>
              </table:table-cell>
              <table:table-cell office:value-type="float" office:value="0.523988">
                <text:p>0.523988</text:p>
              </table:table-cell>
              <table:table-cell office:value-type="float" office:value="0.557497">
                <text:p>0.557497</text:p>
              </table:table-cell>
              <table:table-cell office:value-type="float" office:value="0.507842">
                <text:p>0.50784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469979">
                <text:p>0.469979</text:p>
              </table:table-cell>
              <table:table-cell office:value-type="float" office:value="0.536163">
                <text:p>0.536163</text:p>
              </table:table-cell>
              <table:table-cell office:value-type="float" office:value="0.50074">
                <text:p>0.50074</text:p>
              </table:table-cell>
              <table:table-cell office:value-type="float" office:value="0.52383">
                <text:p>0.52383</text:p>
              </table:table-cell>
              <table:table-cell office:value-type="float" office:value="0.557216">
                <text:p>0.557216</text:p>
              </table:table-cell>
              <table:table-cell office:value-type="float" office:value="0.50757">
                <text:p>0.50757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469872">
                <text:p>0.469872</text:p>
              </table:table-cell>
              <table:table-cell office:value-type="float" office:value="0.536028">
                <text:p>0.536028</text:p>
              </table:table-cell>
              <table:table-cell office:value-type="float" office:value="0.500549">
                <text:p>0.500549</text:p>
              </table:table-cell>
              <table:table-cell office:value-type="float" office:value="0.523672">
                <text:p>0.523672</text:p>
              </table:table-cell>
              <table:table-cell office:value-type="float" office:value="0.556942">
                <text:p>0.556942</text:p>
              </table:table-cell>
              <table:table-cell office:value-type="float" office:value="0.507316">
                <text:p>0.507316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469764">
                <text:p>0.469764</text:p>
              </table:table-cell>
              <table:table-cell office:value-type="float" office:value="0.535899">
                <text:p>0.535899</text:p>
              </table:table-cell>
              <table:table-cell office:value-type="float" office:value="0.500358">
                <text:p>0.500358</text:p>
              </table:table-cell>
              <table:table-cell office:value-type="float" office:value="0.52352">
                <text:p>0.52352</text:p>
              </table:table-cell>
              <table:table-cell office:value-type="float" office:value="0.556661">
                <text:p>0.556661</text:p>
              </table:table-cell>
              <table:table-cell office:value-type="float" office:value="0.50705">
                <text:p>0.5070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469643">
                <text:p>0.469643</text:p>
              </table:table-cell>
              <table:table-cell office:value-type="float" office:value="0.535768">
                <text:p>0.535768</text:p>
              </table:table-cell>
              <table:table-cell office:value-type="float" office:value="0.500144">
                <text:p>0.500144</text:p>
              </table:table-cell>
              <table:table-cell office:value-type="float" office:value="0.52336">
                <text:p>0.52336</text:p>
              </table:table-cell>
              <table:table-cell office:value-type="float" office:value="0.556392">
                <text:p>0.556392</text:p>
              </table:table-cell>
              <table:table-cell office:value-type="float" office:value="0.506791">
                <text:p>0.50679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469535">
                <text:p>0.469535</text:p>
              </table:table-cell>
              <table:table-cell office:value-type="float" office:value="0.535638">
                <text:p>0.535638</text:p>
              </table:table-cell>
              <table:table-cell office:value-type="float" office:value="0.499964">
                <text:p>0.499964</text:p>
              </table:table-cell>
              <table:table-cell office:value-type="float" office:value="0.523203">
                <text:p>0.523203</text:p>
              </table:table-cell>
              <table:table-cell office:value-type="float" office:value="0.55612">
                <text:p>0.55612</text:p>
              </table:table-cell>
              <table:table-cell office:value-type="float" office:value="0.506534">
                <text:p>0.506534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469431">
                <text:p>0.469431</text:p>
              </table:table-cell>
              <table:table-cell office:value-type="float" office:value="0.535509">
                <text:p>0.535509</text:p>
              </table:table-cell>
              <table:table-cell office:value-type="float" office:value="0.499767">
                <text:p>0.499767</text:p>
              </table:table-cell>
              <table:table-cell office:value-type="float" office:value="0.523041">
                <text:p>0.523041</text:p>
              </table:table-cell>
              <table:table-cell office:value-type="float" office:value="0.555853">
                <text:p>0.555853</text:p>
              </table:table-cell>
              <table:table-cell office:value-type="float" office:value="0.506282">
                <text:p>0.506282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469341">
                <text:p>0.469341</text:p>
              </table:table-cell>
              <table:table-cell office:value-type="float" office:value="0.535384">
                <text:p>0.535384</text:p>
              </table:table-cell>
              <table:table-cell office:value-type="float" office:value="0.499589">
                <text:p>0.499589</text:p>
              </table:table-cell>
              <table:table-cell office:value-type="float" office:value="0.522891">
                <text:p>0.522891</text:p>
              </table:table-cell>
              <table:table-cell office:value-type="float" office:value="0.555589">
                <text:p>0.555589</text:p>
              </table:table-cell>
              <table:table-cell office:value-type="float" office:value="0.506043">
                <text:p>0.506043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469227">
                <text:p>0.469227</text:p>
              </table:table-cell>
              <table:table-cell office:value-type="float" office:value="0.535258">
                <text:p>0.535258</text:p>
              </table:table-cell>
              <table:table-cell office:value-type="float" office:value="0.499415">
                <text:p>0.499415</text:p>
              </table:table-cell>
              <table:table-cell office:value-type="float" office:value="0.522741">
                <text:p>0.522741</text:p>
              </table:table-cell>
              <table:table-cell office:value-type="float" office:value="0.555324">
                <text:p>0.555324</text:p>
              </table:table-cell>
              <table:table-cell office:value-type="float" office:value="0.505797">
                <text:p>0.505797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469123">
                <text:p>0.469123</text:p>
              </table:table-cell>
              <table:table-cell office:value-type="float" office:value="0.535133">
                <text:p>0.535133</text:p>
              </table:table-cell>
              <table:table-cell office:value-type="float" office:value="0.499245">
                <text:p>0.499245</text:p>
              </table:table-cell>
              <table:table-cell office:value-type="float" office:value="0.522596">
                <text:p>0.522596</text:p>
              </table:table-cell>
              <table:table-cell office:value-type="float" office:value="0.555064">
                <text:p>0.555064</text:p>
              </table:table-cell>
              <table:table-cell office:value-type="float" office:value="0.505555">
                <text:p>0.50555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469038">
                <text:p>0.469038</text:p>
              </table:table-cell>
              <table:table-cell office:value-type="float" office:value="0.535012">
                <text:p>0.535012</text:p>
              </table:table-cell>
              <table:table-cell office:value-type="float" office:value="0.499065">
                <text:p>0.499065</text:p>
              </table:table-cell>
              <table:table-cell office:value-type="float" office:value="0.522465">
                <text:p>0.522465</text:p>
              </table:table-cell>
              <table:table-cell office:value-type="float" office:value="0.554806">
                <text:p>0.554806</text:p>
              </table:table-cell>
              <table:table-cell office:value-type="float" office:value="0.505314">
                <text:p>0.505314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468926">
                <text:p>0.468926</text:p>
              </table:table-cell>
              <table:table-cell office:value-type="float" office:value="0.53489">
                <text:p>0.53489</text:p>
              </table:table-cell>
              <table:table-cell office:value-type="float" office:value="0.498893">
                <text:p>0.498893</text:p>
              </table:table-cell>
              <table:table-cell office:value-type="float" office:value="0.522327">
                <text:p>0.522327</text:p>
              </table:table-cell>
              <table:table-cell office:value-type="float" office:value="0.554549">
                <text:p>0.554549</text:p>
              </table:table-cell>
              <table:table-cell office:value-type="float" office:value="0.50508">
                <text:p>0.50508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468826">
                <text:p>0.468826</text:p>
              </table:table-cell>
              <table:table-cell office:value-type="float" office:value="0.53477">
                <text:p>0.53477</text:p>
              </table:table-cell>
              <table:table-cell office:value-type="float" office:value="0.49873">
                <text:p>0.49873</text:p>
              </table:table-cell>
              <table:table-cell office:value-type="float" office:value="0.522192">
                <text:p>0.522192</text:p>
              </table:table-cell>
              <table:table-cell office:value-type="float" office:value="0.554294">
                <text:p>0.554294</text:p>
              </table:table-cell>
              <table:table-cell office:value-type="float" office:value="0.504845">
                <text:p>0.50484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468728">
                <text:p>0.468728</text:p>
              </table:table-cell>
              <table:table-cell office:value-type="float" office:value="0.534651">
                <text:p>0.534651</text:p>
              </table:table-cell>
              <table:table-cell office:value-type="float" office:value="0.498571">
                <text:p>0.498571</text:p>
              </table:table-cell>
              <table:table-cell office:value-type="float" office:value="0.522062">
                <text:p>0.522062</text:p>
              </table:table-cell>
              <table:table-cell office:value-type="float" office:value="0.554041">
                <text:p>0.554041</text:p>
              </table:table-cell>
              <table:table-cell office:value-type="float" office:value="0.504612">
                <text:p>0.50461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468635">
                <text:p>0.468635</text:p>
              </table:table-cell>
              <table:table-cell office:value-type="float" office:value="0.534571">
                <text:p>0.534571</text:p>
              </table:table-cell>
              <table:table-cell office:value-type="float" office:value="0.498413">
                <text:p>0.498413</text:p>
              </table:table-cell>
              <table:table-cell office:value-type="float" office:value="0.521929">
                <text:p>0.521929</text:p>
              </table:table-cell>
              <table:table-cell office:value-type="float" office:value="0.553787">
                <text:p>0.553787</text:p>
              </table:table-cell>
              <table:table-cell office:value-type="float" office:value="0.504381">
                <text:p>0.504381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468542">
                <text:p>0.468542</text:p>
              </table:table-cell>
              <table:table-cell office:value-type="float" office:value="0.534456">
                <text:p>0.534456</text:p>
              </table:table-cell>
              <table:table-cell office:value-type="float" office:value="0.498261">
                <text:p>0.498261</text:p>
              </table:table-cell>
              <table:table-cell office:value-type="float" office:value="0.521795">
                <text:p>0.521795</text:p>
              </table:table-cell>
              <table:table-cell office:value-type="float" office:value="0.553535">
                <text:p>0.553535</text:p>
              </table:table-cell>
              <table:table-cell office:value-type="float" office:value="0.504149">
                <text:p>0.504149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468447">
                <text:p>0.468447</text:p>
              </table:table-cell>
              <table:table-cell office:value-type="float" office:value="0.534354">
                <text:p>0.534354</text:p>
              </table:table-cell>
              <table:table-cell office:value-type="float" office:value="0.498106">
                <text:p>0.498106</text:p>
              </table:table-cell>
              <table:table-cell office:value-type="float" office:value="0.521666">
                <text:p>0.521666</text:p>
              </table:table-cell>
              <table:table-cell office:value-type="float" office:value="0.553287">
                <text:p>0.553287</text:p>
              </table:table-cell>
              <table:table-cell office:value-type="float" office:value="0.503923">
                <text:p>0.503923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468362">
                <text:p>0.468362</text:p>
              </table:table-cell>
              <table:table-cell office:value-type="float" office:value="0.534243">
                <text:p>0.534243</text:p>
              </table:table-cell>
              <table:table-cell office:value-type="float" office:value="0.497953">
                <text:p>0.497953</text:p>
              </table:table-cell>
              <table:table-cell office:value-type="float" office:value="0.521538">
                <text:p>0.521538</text:p>
              </table:table-cell>
              <table:table-cell office:value-type="float" office:value="0.55304">
                <text:p>0.55304</text:p>
              </table:table-cell>
              <table:table-cell office:value-type="float" office:value="0.503696">
                <text:p>0.503696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468268">
                <text:p>0.468268</text:p>
              </table:table-cell>
              <table:table-cell office:value-type="float" office:value="0.534132">
                <text:p>0.534132</text:p>
              </table:table-cell>
              <table:table-cell office:value-type="float" office:value="0.497796">
                <text:p>0.497796</text:p>
              </table:table-cell>
              <table:table-cell office:value-type="float" office:value="0.521415">
                <text:p>0.521415</text:p>
              </table:table-cell>
              <table:table-cell office:value-type="float" office:value="0.55279">
                <text:p>0.55279</text:p>
              </table:table-cell>
              <table:table-cell office:value-type="float" office:value="0.503466">
                <text:p>0.503466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468174">
                <text:p>0.468174</text:p>
              </table:table-cell>
              <table:table-cell office:value-type="float" office:value="0.534022">
                <text:p>0.534022</text:p>
              </table:table-cell>
              <table:table-cell office:value-type="float" office:value="0.497645">
                <text:p>0.497645</text:p>
              </table:table-cell>
              <table:table-cell office:value-type="float" office:value="0.521292">
                <text:p>0.521292</text:p>
              </table:table-cell>
              <table:table-cell office:value-type="float" office:value="0.552547">
                <text:p>0.552547</text:p>
              </table:table-cell>
              <table:table-cell office:value-type="float" office:value="0.503238">
                <text:p>0.503238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468094">
                <text:p>0.468094</text:p>
              </table:table-cell>
              <table:table-cell office:value-type="float" office:value="0.533914">
                <text:p>0.533914</text:p>
              </table:table-cell>
              <table:table-cell office:value-type="float" office:value="0.497495">
                <text:p>0.497495</text:p>
              </table:table-cell>
              <table:table-cell office:value-type="float" office:value="0.521169">
                <text:p>0.521169</text:p>
              </table:table-cell>
              <table:table-cell office:value-type="float" office:value="0.552304">
                <text:p>0.552304</text:p>
              </table:table-cell>
              <table:table-cell office:value-type="float" office:value="0.503015">
                <text:p>0.50301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467989">
                <text:p>0.467989</text:p>
              </table:table-cell>
              <table:table-cell office:value-type="float" office:value="0.533806">
                <text:p>0.533806</text:p>
              </table:table-cell>
              <table:table-cell office:value-type="float" office:value="0.497332">
                <text:p>0.497332</text:p>
              </table:table-cell>
              <table:table-cell office:value-type="float" office:value="0.521049">
                <text:p>0.521049</text:p>
              </table:table-cell>
              <table:table-cell office:value-type="float" office:value="0.552067">
                <text:p>0.552067</text:p>
              </table:table-cell>
              <table:table-cell office:value-type="float" office:value="0.502792">
                <text:p>0.502792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467896">
                <text:p>0.467896</text:p>
              </table:table-cell>
              <table:table-cell office:value-type="float" office:value="0.533699">
                <text:p>0.533699</text:p>
              </table:table-cell>
              <table:table-cell office:value-type="float" office:value="0.497188">
                <text:p>0.497188</text:p>
              </table:table-cell>
              <table:table-cell office:value-type="float" office:value="0.52095">
                <text:p>0.52095</text:p>
              </table:table-cell>
              <table:table-cell office:value-type="float" office:value="0.551831">
                <text:p>0.551831</text:p>
              </table:table-cell>
              <table:table-cell office:value-type="float" office:value="0.502566">
                <text:p>0.502566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467821">
                <text:p>0.467821</text:p>
              </table:table-cell>
              <table:table-cell office:value-type="float" office:value="0.533596">
                <text:p>0.533596</text:p>
              </table:table-cell>
              <table:table-cell office:value-type="float" office:value="0.497021">
                <text:p>0.497021</text:p>
              </table:table-cell>
              <table:table-cell office:value-type="float" office:value="0.52084">
                <text:p>0.52084</text:p>
              </table:table-cell>
              <table:table-cell office:value-type="float" office:value="0.551598">
                <text:p>0.551598</text:p>
              </table:table-cell>
              <table:table-cell office:value-type="float" office:value="0.502342">
                <text:p>0.502342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467727">
                <text:p>0.467727</text:p>
              </table:table-cell>
              <table:table-cell office:value-type="float" office:value="0.533491">
                <text:p>0.533491</text:p>
              </table:table-cell>
              <table:table-cell office:value-type="float" office:value="0.496874">
                <text:p>0.496874</text:p>
              </table:table-cell>
              <table:table-cell office:value-type="float" office:value="0.520728">
                <text:p>0.520728</text:p>
              </table:table-cell>
              <table:table-cell office:value-type="float" office:value="0.551367">
                <text:p>0.551367</text:p>
              </table:table-cell>
              <table:table-cell office:value-type="float" office:value="0.502119">
                <text:p>0.502119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467651">
                <text:p>0.467651</text:p>
              </table:table-cell>
              <table:table-cell office:value-type="float" office:value="0.533389">
                <text:p>0.533389</text:p>
              </table:table-cell>
              <table:table-cell office:value-type="float" office:value="0.49673">
                <text:p>0.49673</text:p>
              </table:table-cell>
              <table:table-cell office:value-type="float" office:value="0.520616">
                <text:p>0.520616</text:p>
              </table:table-cell>
              <table:table-cell office:value-type="float" office:value="0.551136">
                <text:p>0.551136</text:p>
              </table:table-cell>
              <table:table-cell office:value-type="float" office:value="0.501897">
                <text:p>0.501897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46755">
                <text:p>0.46755</text:p>
              </table:table-cell>
              <table:table-cell office:value-type="float" office:value="0.533287">
                <text:p>0.533287</text:p>
              </table:table-cell>
              <table:table-cell office:value-type="float" office:value="0.496589">
                <text:p>0.496589</text:p>
              </table:table-cell>
              <table:table-cell office:value-type="float" office:value="0.520507">
                <text:p>0.520507</text:p>
              </table:table-cell>
              <table:table-cell office:value-type="float" office:value="0.550914">
                <text:p>0.550914</text:p>
              </table:table-cell>
              <table:table-cell office:value-type="float" office:value="0.501693">
                <text:p>0.501693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467475">
                <text:p>0.467475</text:p>
              </table:table-cell>
              <table:table-cell office:value-type="float" office:value="0.533188">
                <text:p>0.533188</text:p>
              </table:table-cell>
              <table:table-cell office:value-type="float" office:value="0.496451">
                <text:p>0.496451</text:p>
              </table:table-cell>
              <table:table-cell office:value-type="float" office:value="0.520403">
                <text:p>0.520403</text:p>
              </table:table-cell>
              <table:table-cell office:value-type="float" office:value="0.550694">
                <text:p>0.550694</text:p>
              </table:table-cell>
              <table:table-cell office:value-type="float" office:value="0.501484">
                <text:p>0.501484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467377">
                <text:p>0.467377</text:p>
              </table:table-cell>
              <table:table-cell office:value-type="float" office:value="0.533088">
                <text:p>0.533088</text:p>
              </table:table-cell>
              <table:table-cell office:value-type="float" office:value="0.496323">
                <text:p>0.496323</text:p>
              </table:table-cell>
              <table:table-cell office:value-type="float" office:value="0.520297">
                <text:p>0.520297</text:p>
              </table:table-cell>
              <table:table-cell office:value-type="float" office:value="0.550475">
                <text:p>0.550475</text:p>
              </table:table-cell>
              <table:table-cell office:value-type="float" office:value="0.501275">
                <text:p>0.50127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467304">
                <text:p>0.467304</text:p>
              </table:table-cell>
              <table:table-cell office:value-type="float" office:value="0.53299">
                <text:p>0.53299</text:p>
              </table:table-cell>
              <table:table-cell office:value-type="float" office:value="0.496159">
                <text:p>0.496159</text:p>
              </table:table-cell>
              <table:table-cell office:value-type="float" office:value="0.520186">
                <text:p>0.520186</text:p>
              </table:table-cell>
              <table:table-cell office:value-type="float" office:value="0.550268">
                <text:p>0.550268</text:p>
              </table:table-cell>
              <table:table-cell office:value-type="float" office:value="0.501083">
                <text:p>0.501083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467206">
                <text:p>0.467206</text:p>
              </table:table-cell>
              <table:table-cell office:value-type="float" office:value="0.532892">
                <text:p>0.532892</text:p>
              </table:table-cell>
              <table:table-cell office:value-type="float" office:value="0.496023">
                <text:p>0.496023</text:p>
              </table:table-cell>
              <table:table-cell office:value-type="float" office:value="0.520068">
                <text:p>0.520068</text:p>
              </table:table-cell>
              <table:table-cell office:value-type="float" office:value="0.550053">
                <text:p>0.550053</text:p>
              </table:table-cell>
              <table:table-cell office:value-type="float" office:value="0.500882">
                <text:p>0.500882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467134">
                <text:p>0.467134</text:p>
              </table:table-cell>
              <table:table-cell office:value-type="float" office:value="0.532797">
                <text:p>0.532797</text:p>
              </table:table-cell>
              <table:table-cell office:value-type="float" office:value="0.49589">
                <text:p>0.49589</text:p>
              </table:table-cell>
              <table:table-cell office:value-type="float" office:value="0.519954">
                <text:p>0.519954</text:p>
              </table:table-cell>
              <table:table-cell office:value-type="float" office:value="0.549844">
                <text:p>0.549844</text:p>
              </table:table-cell>
              <table:table-cell office:value-type="float" office:value="0.50068">
                <text:p>0.50068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467038">
                <text:p>0.467038</text:p>
              </table:table-cell>
              <table:table-cell office:value-type="float" office:value="0.532702">
                <text:p>0.532702</text:p>
              </table:table-cell>
              <table:table-cell office:value-type="float" office:value="0.495752">
                <text:p>0.495752</text:p>
              </table:table-cell>
              <table:table-cell office:value-type="float" office:value="0.519845">
                <text:p>0.519845</text:p>
              </table:table-cell>
              <table:table-cell office:value-type="float" office:value="0.549635">
                <text:p>0.549635</text:p>
              </table:table-cell>
              <table:table-cell office:value-type="float" office:value="0.500479">
                <text:p>0.500479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466979">
                <text:p>0.466979</text:p>
              </table:table-cell>
              <table:table-cell office:value-type="float" office:value="0.532609">
                <text:p>0.532609</text:p>
              </table:table-cell>
              <table:table-cell office:value-type="float" office:value="0.495629">
                <text:p>0.495629</text:p>
              </table:table-cell>
              <table:table-cell office:value-type="float" office:value="0.519743">
                <text:p>0.519743</text:p>
              </table:table-cell>
              <table:table-cell office:value-type="float" office:value="0.549426">
                <text:p>0.549426</text:p>
              </table:table-cell>
              <table:table-cell office:value-type="float" office:value="0.500281">
                <text:p>0.50028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466903">
                <text:p>0.466903</text:p>
              </table:table-cell>
              <table:table-cell office:value-type="float" office:value="0.53252">
                <text:p>0.53252</text:p>
              </table:table-cell>
              <table:table-cell office:value-type="float" office:value="0.495505">
                <text:p>0.495505</text:p>
              </table:table-cell>
              <table:table-cell office:value-type="float" office:value="0.519641">
                <text:p>0.519641</text:p>
              </table:table-cell>
              <table:table-cell office:value-type="float" office:value="0.54922">
                <text:p>0.54922</text:p>
              </table:table-cell>
              <table:table-cell office:value-type="float" office:value="0.500086">
                <text:p>0.500086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466821">
                <text:p>0.466821</text:p>
              </table:table-cell>
              <table:table-cell office:value-type="float" office:value="0.532433">
                <text:p>0.532433</text:p>
              </table:table-cell>
              <table:table-cell office:value-type="float" office:value="0.49538">
                <text:p>0.49538</text:p>
              </table:table-cell>
              <table:table-cell office:value-type="float" office:value="0.519539">
                <text:p>0.519539</text:p>
              </table:table-cell>
              <table:table-cell office:value-type="float" office:value="0.549014">
                <text:p>0.549014</text:p>
              </table:table-cell>
              <table:table-cell office:value-type="float" office:value="0.499894">
                <text:p>0.499894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46674">
                <text:p>0.46674</text:p>
              </table:table-cell>
              <table:table-cell office:value-type="float" office:value="0.532347">
                <text:p>0.532347</text:p>
              </table:table-cell>
              <table:table-cell office:value-type="float" office:value="0.495254">
                <text:p>0.495254</text:p>
              </table:table-cell>
              <table:table-cell office:value-type="float" office:value="0.519427">
                <text:p>0.519427</text:p>
              </table:table-cell>
              <table:table-cell office:value-type="float" office:value="0.548804">
                <text:p>0.548804</text:p>
              </table:table-cell>
              <table:table-cell office:value-type="float" office:value="0.499699">
                <text:p>0.499699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466642">
                <text:p>0.466642</text:p>
              </table:table-cell>
              <table:table-cell office:value-type="float" office:value="0.532272">
                <text:p>0.532272</text:p>
              </table:table-cell>
              <table:table-cell office:value-type="float" office:value="0.495157">
                <text:p>0.495157</text:p>
              </table:table-cell>
              <table:table-cell office:value-type="float" office:value="0.519325">
                <text:p>0.519325</text:p>
              </table:table-cell>
              <table:table-cell office:value-type="float" office:value="0.548603">
                <text:p>0.548603</text:p>
              </table:table-cell>
              <table:table-cell office:value-type="float" office:value="0.499506">
                <text:p>0.499506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46656">
                <text:p>0.46656</text:p>
              </table:table-cell>
              <table:table-cell office:value-type="float" office:value="0.532192">
                <text:p>0.532192</text:p>
              </table:table-cell>
              <table:table-cell office:value-type="float" office:value="0.495036">
                <text:p>0.495036</text:p>
              </table:table-cell>
              <table:table-cell office:value-type="float" office:value="0.519232">
                <text:p>0.519232</text:p>
              </table:table-cell>
              <table:table-cell office:value-type="float" office:value="0.5484">
                <text:p>0.5484</text:p>
              </table:table-cell>
              <table:table-cell office:value-type="float" office:value="0.499318">
                <text:p>0.499318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46648">
                <text:p>0.46648</text:p>
              </table:table-cell>
              <table:table-cell office:value-type="float" office:value="0.532109">
                <text:p>0.532109</text:p>
              </table:table-cell>
              <table:table-cell office:value-type="float" office:value="0.494914">
                <text:p>0.494914</text:p>
              </table:table-cell>
              <table:table-cell office:value-type="float" office:value="0.519137">
                <text:p>0.519137</text:p>
              </table:table-cell>
              <table:table-cell office:value-type="float" office:value="0.548198">
                <text:p>0.548198</text:p>
              </table:table-cell>
              <table:table-cell office:value-type="float" office:value="0.499131">
                <text:p>0.499131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4664">
                <text:p>0.4664</text:p>
              </table:table-cell>
              <table:table-cell office:value-type="float" office:value="0.532023">
                <text:p>0.532023</text:p>
              </table:table-cell>
              <table:table-cell office:value-type="float" office:value="0.494802">
                <text:p>0.494802</text:p>
              </table:table-cell>
              <table:table-cell office:value-type="float" office:value="0.519042">
                <text:p>0.519042</text:p>
              </table:table-cell>
              <table:table-cell office:value-type="float" office:value="0.548001">
                <text:p>0.548001</text:p>
              </table:table-cell>
              <table:table-cell office:value-type="float" office:value="0.498948">
                <text:p>0.498948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466321">
                <text:p>0.466321</text:p>
              </table:table-cell>
              <table:table-cell office:value-type="float" office:value="0.531937">
                <text:p>0.531937</text:p>
              </table:table-cell>
              <table:table-cell office:value-type="float" office:value="0.49469">
                <text:p>0.49469</text:p>
              </table:table-cell>
              <table:table-cell office:value-type="float" office:value="0.518951">
                <text:p>0.518951</text:p>
              </table:table-cell>
              <table:table-cell office:value-type="float" office:value="0.547798">
                <text:p>0.547798</text:p>
              </table:table-cell>
              <table:table-cell office:value-type="float" office:value="0.498758">
                <text:p>0.498758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466243">
                <text:p>0.466243</text:p>
              </table:table-cell>
              <table:table-cell office:value-type="float" office:value="0.531852">
                <text:p>0.531852</text:p>
              </table:table-cell>
              <table:table-cell office:value-type="float" office:value="0.494586">
                <text:p>0.494586</text:p>
              </table:table-cell>
              <table:table-cell office:value-type="float" office:value="0.518853">
                <text:p>0.518853</text:p>
              </table:table-cell>
              <table:table-cell office:value-type="float" office:value="0.5476">
                <text:p>0.5476</text:p>
              </table:table-cell>
              <table:table-cell office:value-type="float" office:value="0.498575">
                <text:p>0.49857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466165">
                <text:p>0.466165</text:p>
              </table:table-cell>
              <table:table-cell office:value-type="float" office:value="0.531765">
                <text:p>0.531765</text:p>
              </table:table-cell>
              <table:table-cell office:value-type="float" office:value="0.494477">
                <text:p>0.494477</text:p>
              </table:table-cell>
              <table:table-cell office:value-type="float" office:value="0.518761">
                <text:p>0.518761</text:p>
              </table:table-cell>
              <table:table-cell office:value-type="float" office:value="0.547406">
                <text:p>0.547406</text:p>
              </table:table-cell>
              <table:table-cell office:value-type="float" office:value="0.498388">
                <text:p>0.498388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466088">
                <text:p>0.466088</text:p>
              </table:table-cell>
              <table:table-cell office:value-type="float" office:value="0.531681">
                <text:p>0.531681</text:p>
              </table:table-cell>
              <table:table-cell office:value-type="float" office:value="0.494339">
                <text:p>0.494339</text:p>
              </table:table-cell>
              <table:table-cell office:value-type="float" office:value="0.518671">
                <text:p>0.518671</text:p>
              </table:table-cell>
              <table:table-cell office:value-type="float" office:value="0.547208">
                <text:p>0.547208</text:p>
              </table:table-cell>
              <table:table-cell office:value-type="float" office:value="0.49821">
                <text:p>0.49821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466012">
                <text:p>0.466012</text:p>
              </table:table-cell>
              <table:table-cell office:value-type="float" office:value="0.531598">
                <text:p>0.531598</text:p>
              </table:table-cell>
              <table:table-cell office:value-type="float" office:value="0.494208">
                <text:p>0.494208</text:p>
              </table:table-cell>
              <table:table-cell office:value-type="float" office:value="0.518575">
                <text:p>0.518575</text:p>
              </table:table-cell>
              <table:table-cell office:value-type="float" office:value="0.547011">
                <text:p>0.547011</text:p>
              </table:table-cell>
              <table:table-cell office:value-type="float" office:value="0.498033">
                <text:p>0.498033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465936">
                <text:p>0.465936</text:p>
              </table:table-cell>
              <table:table-cell office:value-type="float" office:value="0.531516">
                <text:p>0.531516</text:p>
              </table:table-cell>
              <table:table-cell office:value-type="float" office:value="0.494099">
                <text:p>0.494099</text:p>
              </table:table-cell>
              <table:table-cell office:value-type="float" office:value="0.518475">
                <text:p>0.518475</text:p>
              </table:table-cell>
              <table:table-cell office:value-type="float" office:value="0.546819">
                <text:p>0.546819</text:p>
              </table:table-cell>
              <table:table-cell office:value-type="float" office:value="0.497856">
                <text:p>0.497856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465865">
                <text:p>0.465865</text:p>
              </table:table-cell>
              <table:table-cell office:value-type="float" office:value="0.531438">
                <text:p>0.531438</text:p>
              </table:table-cell>
              <table:table-cell office:value-type="float" office:value="0.493986">
                <text:p>0.493986</text:p>
              </table:table-cell>
              <table:table-cell office:value-type="float" office:value="0.518379">
                <text:p>0.518379</text:p>
              </table:table-cell>
              <table:table-cell office:value-type="float" office:value="0.546628">
                <text:p>0.546628</text:p>
              </table:table-cell>
              <table:table-cell office:value-type="float" office:value="0.497681">
                <text:p>0.497681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465793">
                <text:p>0.465793</text:p>
              </table:table-cell>
              <table:table-cell office:value-type="float" office:value="0.531357">
                <text:p>0.531357</text:p>
              </table:table-cell>
              <table:table-cell office:value-type="float" office:value="0.493864">
                <text:p>0.493864</text:p>
              </table:table-cell>
              <table:table-cell office:value-type="float" office:value="0.518288">
                <text:p>0.518288</text:p>
              </table:table-cell>
              <table:table-cell office:value-type="float" office:value="0.546437">
                <text:p>0.546437</text:p>
              </table:table-cell>
              <table:table-cell office:value-type="float" office:value="0.497506">
                <text:p>0.497506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465721">
                <text:p>0.465721</text:p>
              </table:table-cell>
              <table:table-cell office:value-type="float" office:value="0.531278">
                <text:p>0.531278</text:p>
              </table:table-cell>
              <table:table-cell office:value-type="float" office:value="0.49375">
                <text:p>0.49375</text:p>
              </table:table-cell>
              <table:table-cell office:value-type="float" office:value="0.518198">
                <text:p>0.518198</text:p>
              </table:table-cell>
              <table:table-cell office:value-type="float" office:value="0.54625">
                <text:p>0.54625</text:p>
              </table:table-cell>
              <table:table-cell office:value-type="float" office:value="0.497333">
                <text:p>0.497333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465648">
                <text:p>0.465648</text:p>
              </table:table-cell>
              <table:table-cell office:value-type="float" office:value="0.5312">
                <text:p>0.5312</text:p>
              </table:table-cell>
              <table:table-cell office:value-type="float" office:value="0.493637">
                <text:p>0.493637</text:p>
              </table:table-cell>
              <table:table-cell office:value-type="float" office:value="0.518106">
                <text:p>0.518106</text:p>
              </table:table-cell>
              <table:table-cell office:value-type="float" office:value="0.546065">
                <text:p>0.546065</text:p>
              </table:table-cell>
              <table:table-cell office:value-type="float" office:value="0.497167">
                <text:p>0.497167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465569">
                <text:p>0.465569</text:p>
              </table:table-cell>
              <table:table-cell office:value-type="float" office:value="0.531101">
                <text:p>0.531101</text:p>
              </table:table-cell>
              <table:table-cell office:value-type="float" office:value="0.493514">
                <text:p>0.493514</text:p>
              </table:table-cell>
              <table:table-cell office:value-type="float" office:value="0.518024">
                <text:p>0.518024</text:p>
              </table:table-cell>
              <table:table-cell office:value-type="float" office:value="0.54588">
                <text:p>0.54588</text:p>
              </table:table-cell>
              <table:table-cell office:value-type="float" office:value="0.496998">
                <text:p>0.496998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465494">
                <text:p>0.465494</text:p>
              </table:table-cell>
              <table:table-cell office:value-type="float" office:value="0.531022">
                <text:p>0.531022</text:p>
              </table:table-cell>
              <table:table-cell office:value-type="float" office:value="0.493389">
                <text:p>0.493389</text:p>
              </table:table-cell>
              <table:table-cell office:value-type="float" office:value="0.517929">
                <text:p>0.517929</text:p>
              </table:table-cell>
              <table:table-cell office:value-type="float" office:value="0.545698">
                <text:p>0.545698</text:p>
              </table:table-cell>
              <table:table-cell office:value-type="float" office:value="0.496831">
                <text:p>0.496831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465421">
                <text:p>0.465421</text:p>
              </table:table-cell>
              <table:table-cell office:value-type="float" office:value="0.530945">
                <text:p>0.530945</text:p>
              </table:table-cell>
              <table:table-cell office:value-type="float" office:value="0.493285">
                <text:p>0.493285</text:p>
              </table:table-cell>
              <table:table-cell office:value-type="float" office:value="0.517838">
                <text:p>0.517838</text:p>
              </table:table-cell>
              <table:table-cell office:value-type="float" office:value="0.545521">
                <text:p>0.545521</text:p>
              </table:table-cell>
              <table:table-cell office:value-type="float" office:value="0.496677">
                <text:p>0.496677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465349">
                <text:p>0.465349</text:p>
              </table:table-cell>
              <table:table-cell office:value-type="float" office:value="0.530869">
                <text:p>0.530869</text:p>
              </table:table-cell>
              <table:table-cell office:value-type="float" office:value="0.493177">
                <text:p>0.493177</text:p>
              </table:table-cell>
              <table:table-cell office:value-type="float" office:value="0.517752">
                <text:p>0.517752</text:p>
              </table:table-cell>
              <table:table-cell office:value-type="float" office:value="0.545342">
                <text:p>0.545342</text:p>
              </table:table-cell>
              <table:table-cell office:value-type="float" office:value="0.496512">
                <text:p>0.496512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465279">
                <text:p>0.465279</text:p>
              </table:table-cell>
              <table:table-cell office:value-type="float" office:value="0.530795">
                <text:p>0.530795</text:p>
              </table:table-cell>
              <table:table-cell office:value-type="float" office:value="0.493083">
                <text:p>0.493083</text:p>
              </table:table-cell>
              <table:table-cell office:value-type="float" office:value="0.517668">
                <text:p>0.517668</text:p>
              </table:table-cell>
              <table:table-cell office:value-type="float" office:value="0.545167">
                <text:p>0.545167</text:p>
              </table:table-cell>
              <table:table-cell office:value-type="float" office:value="0.496351">
                <text:p>0.496351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465213">
                <text:p>0.465213</text:p>
              </table:table-cell>
              <table:table-cell office:value-type="float" office:value="0.530721">
                <text:p>0.530721</text:p>
              </table:table-cell>
              <table:table-cell office:value-type="float" office:value="0.492975">
                <text:p>0.492975</text:p>
              </table:table-cell>
              <table:table-cell office:value-type="float" office:value="0.517589">
                <text:p>0.517589</text:p>
              </table:table-cell>
              <table:table-cell office:value-type="float" office:value="0.544991">
                <text:p>0.544991</text:p>
              </table:table-cell>
              <table:table-cell office:value-type="float" office:value="0.496187">
                <text:p>0.496187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465143">
                <text:p>0.465143</text:p>
              </table:table-cell>
              <table:table-cell office:value-type="float" office:value="0.530648">
                <text:p>0.530648</text:p>
              </table:table-cell>
              <table:table-cell office:value-type="float" office:value="0.492881">
                <text:p>0.492881</text:p>
              </table:table-cell>
              <table:table-cell office:value-type="float" office:value="0.517507">
                <text:p>0.517507</text:p>
              </table:table-cell>
              <table:table-cell office:value-type="float" office:value="0.544816">
                <text:p>0.544816</text:p>
              </table:table-cell>
              <table:table-cell office:value-type="float" office:value="0.496025">
                <text:p>0.496025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465074">
                <text:p>0.465074</text:p>
              </table:table-cell>
              <table:table-cell office:value-type="float" office:value="0.530576">
                <text:p>0.530576</text:p>
              </table:table-cell>
              <table:table-cell office:value-type="float" office:value="0.492759">
                <text:p>0.492759</text:p>
              </table:table-cell>
              <table:table-cell office:value-type="float" office:value="0.517421">
                <text:p>0.517421</text:p>
              </table:table-cell>
              <table:table-cell office:value-type="float" office:value="0.544642">
                <text:p>0.544642</text:p>
              </table:table-cell>
              <table:table-cell office:value-type="float" office:value="0.495866">
                <text:p>0.495866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465004">
                <text:p>0.465004</text:p>
              </table:table-cell>
              <table:table-cell office:value-type="float" office:value="0.530505">
                <text:p>0.530505</text:p>
              </table:table-cell>
              <table:table-cell office:value-type="float" office:value="0.492656">
                <text:p>0.492656</text:p>
              </table:table-cell>
              <table:table-cell office:value-type="float" office:value="0.517342">
                <text:p>0.517342</text:p>
              </table:table-cell>
              <table:table-cell office:value-type="float" office:value="0.544468">
                <text:p>0.544468</text:p>
              </table:table-cell>
              <table:table-cell office:value-type="float" office:value="0.49571">
                <text:p>0.49571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46493">
                <text:p>0.46493</text:p>
              </table:table-cell>
              <table:table-cell office:value-type="float" office:value="0.530438">
                <text:p>0.530438</text:p>
              </table:table-cell>
              <table:table-cell office:value-type="float" office:value="0.49256">
                <text:p>0.49256</text:p>
              </table:table-cell>
              <table:table-cell office:value-type="float" office:value="0.517258">
                <text:p>0.517258</text:p>
              </table:table-cell>
              <table:table-cell office:value-type="float" office:value="0.544298">
                <text:p>0.544298</text:p>
              </table:table-cell>
              <table:table-cell office:value-type="float" office:value="0.495554">
                <text:p>0.495554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464862">
                <text:p>0.464862</text:p>
              </table:table-cell>
              <table:table-cell office:value-type="float" office:value="0.530372">
                <text:p>0.530372</text:p>
              </table:table-cell>
              <table:table-cell office:value-type="float" office:value="0.492467">
                <text:p>0.492467</text:p>
              </table:table-cell>
              <table:table-cell office:value-type="float" office:value="0.517176">
                <text:p>0.517176</text:p>
              </table:table-cell>
              <table:table-cell office:value-type="float" office:value="0.544124">
                <text:p>0.544124</text:p>
              </table:table-cell>
              <table:table-cell office:value-type="float" office:value="0.495397">
                <text:p>0.495397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464794">
                <text:p>0.464794</text:p>
              </table:table-cell>
              <table:table-cell office:value-type="float" office:value="0.530306">
                <text:p>0.530306</text:p>
              </table:table-cell>
              <table:table-cell office:value-type="float" office:value="0.492373">
                <text:p>0.492373</text:p>
              </table:table-cell>
              <table:table-cell office:value-type="float" office:value="0.517096">
                <text:p>0.517096</text:p>
              </table:table-cell>
              <table:table-cell office:value-type="float" office:value="0.543948">
                <text:p>0.543948</text:p>
              </table:table-cell>
              <table:table-cell office:value-type="float" office:value="0.495233">
                <text:p>0.495233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464726">
                <text:p>0.464726</text:p>
              </table:table-cell>
              <table:table-cell office:value-type="float" office:value="0.53024">
                <text:p>0.53024</text:p>
              </table:table-cell>
              <table:table-cell office:value-type="float" office:value="0.492283">
                <text:p>0.492283</text:p>
              </table:table-cell>
              <table:table-cell office:value-type="float" office:value="0.517017">
                <text:p>0.517017</text:p>
              </table:table-cell>
              <table:table-cell office:value-type="float" office:value="0.543779">
                <text:p>0.543779</text:p>
              </table:table-cell>
              <table:table-cell office:value-type="float" office:value="0.495075">
                <text:p>0.495075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464659">
                <text:p>0.464659</text:p>
              </table:table-cell>
              <table:table-cell office:value-type="float" office:value="0.530174">
                <text:p>0.530174</text:p>
              </table:table-cell>
              <table:table-cell office:value-type="float" office:value="0.492193">
                <text:p>0.492193</text:p>
              </table:table-cell>
              <table:table-cell office:value-type="float" office:value="0.516942">
                <text:p>0.516942</text:p>
              </table:table-cell>
              <table:table-cell office:value-type="float" office:value="0.54361">
                <text:p>0.54361</text:p>
              </table:table-cell>
              <table:table-cell office:value-type="float" office:value="0.494919">
                <text:p>0.494919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464591">
                <text:p>0.464591</text:p>
              </table:table-cell>
              <table:table-cell office:value-type="float" office:value="0.530107">
                <text:p>0.530107</text:p>
              </table:table-cell>
              <table:table-cell office:value-type="float" office:value="0.492095">
                <text:p>0.492095</text:p>
              </table:table-cell>
              <table:table-cell office:value-type="float" office:value="0.516857">
                <text:p>0.516857</text:p>
              </table:table-cell>
              <table:table-cell office:value-type="float" office:value="0.543438">
                <text:p>0.543438</text:p>
              </table:table-cell>
              <table:table-cell office:value-type="float" office:value="0.494761">
                <text:p>0.494761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464525">
                <text:p>0.464525</text:p>
              </table:table-cell>
              <table:table-cell office:value-type="float" office:value="0.530041">
                <text:p>0.530041</text:p>
              </table:table-cell>
              <table:table-cell office:value-type="float" office:value="0.492013">
                <text:p>0.492013</text:p>
              </table:table-cell>
              <table:table-cell office:value-type="float" office:value="0.516775">
                <text:p>0.516775</text:p>
              </table:table-cell>
              <table:table-cell office:value-type="float" office:value="0.54327">
                <text:p>0.54327</text:p>
              </table:table-cell>
              <table:table-cell office:value-type="float" office:value="0.494607">
                <text:p>0.494607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464458">
                <text:p>0.464458</text:p>
              </table:table-cell>
              <table:table-cell office:value-type="float" office:value="0.529975">
                <text:p>0.529975</text:p>
              </table:table-cell>
              <table:table-cell office:value-type="float" office:value="0.491927">
                <text:p>0.491927</text:p>
              </table:table-cell>
              <table:table-cell office:value-type="float" office:value="0.516698">
                <text:p>0.516698</text:p>
              </table:table-cell>
              <table:table-cell office:value-type="float" office:value="0.543101">
                <text:p>0.543101</text:p>
              </table:table-cell>
              <table:table-cell office:value-type="float" office:value="0.494453">
                <text:p>0.494453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464392">
                <text:p>0.464392</text:p>
              </table:table-cell>
              <table:table-cell office:value-type="float" office:value="0.52991">
                <text:p>0.52991</text:p>
              </table:table-cell>
              <table:table-cell office:value-type="float" office:value="0.491835">
                <text:p>0.491835</text:p>
              </table:table-cell>
              <table:table-cell office:value-type="float" office:value="0.516623">
                <text:p>0.516623</text:p>
              </table:table-cell>
              <table:table-cell office:value-type="float" office:value="0.542934">
                <text:p>0.542934</text:p>
              </table:table-cell>
              <table:table-cell office:value-type="float" office:value="0.4943">
                <text:p>0.4943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464328">
                <text:p>0.464328</text:p>
              </table:table-cell>
              <table:table-cell office:value-type="float" office:value="0.529846">
                <text:p>0.529846</text:p>
              </table:table-cell>
              <table:table-cell office:value-type="float" office:value="0.491742">
                <text:p>0.491742</text:p>
              </table:table-cell>
              <table:table-cell office:value-type="float" office:value="0.516564">
                <text:p>0.516564</text:p>
              </table:table-cell>
              <table:table-cell office:value-type="float" office:value="0.542769">
                <text:p>0.542769</text:p>
              </table:table-cell>
              <table:table-cell office:value-type="float" office:value="0.49415">
                <text:p>0.49415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464263">
                <text:p>0.464263</text:p>
              </table:table-cell>
              <table:table-cell office:value-type="float" office:value="0.529783">
                <text:p>0.529783</text:p>
              </table:table-cell>
              <table:table-cell office:value-type="float" office:value="0.491653">
                <text:p>0.491653</text:p>
              </table:table-cell>
              <table:table-cell office:value-type="float" office:value="0.516502">
                <text:p>0.516502</text:p>
              </table:table-cell>
              <table:table-cell office:value-type="float" office:value="0.542605">
                <text:p>0.542605</text:p>
              </table:table-cell>
              <table:table-cell office:value-type="float" office:value="0.493998">
                <text:p>0.493998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4642">
                <text:p>0.4642</text:p>
              </table:table-cell>
              <table:table-cell office:value-type="float" office:value="0.529721">
                <text:p>0.529721</text:p>
              </table:table-cell>
              <table:table-cell office:value-type="float" office:value="0.491565">
                <text:p>0.491565</text:p>
              </table:table-cell>
              <table:table-cell office:value-type="float" office:value="0.516437">
                <text:p>0.516437</text:p>
              </table:table-cell>
              <table:table-cell office:value-type="float" office:value="0.542443">
                <text:p>0.542443</text:p>
              </table:table-cell>
              <table:table-cell office:value-type="float" office:value="0.493852">
                <text:p>0.493852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464137">
                <text:p>0.464137</text:p>
              </table:table-cell>
              <table:table-cell office:value-type="float" office:value="0.52966">
                <text:p>0.52966</text:p>
              </table:table-cell>
              <table:table-cell office:value-type="float" office:value="0.491473">
                <text:p>0.491473</text:p>
              </table:table-cell>
              <table:table-cell office:value-type="float" office:value="0.516371">
                <text:p>0.516371</text:p>
              </table:table-cell>
              <table:table-cell office:value-type="float" office:value="0.54228">
                <text:p>0.54228</text:p>
              </table:table-cell>
              <table:table-cell office:value-type="float" office:value="0.493704">
                <text:p>0.493704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46408">
                <text:p>0.46408</text:p>
              </table:table-cell>
              <table:table-cell office:value-type="float" office:value="0.529596">
                <text:p>0.529596</text:p>
              </table:table-cell>
              <table:table-cell office:value-type="float" office:value="0.491383">
                <text:p>0.491383</text:p>
              </table:table-cell>
              <table:table-cell office:value-type="float" office:value="0.51631">
                <text:p>0.51631</text:p>
              </table:table-cell>
              <table:table-cell office:value-type="float" office:value="0.542118">
                <text:p>0.542118</text:p>
              </table:table-cell>
              <table:table-cell office:value-type="float" office:value="0.493554">
                <text:p>0.493554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464017">
                <text:p>0.464017</text:p>
              </table:table-cell>
              <table:table-cell office:value-type="float" office:value="0.529533">
                <text:p>0.529533</text:p>
              </table:table-cell>
              <table:table-cell office:value-type="float" office:value="0.491295">
                <text:p>0.491295</text:p>
              </table:table-cell>
              <table:table-cell office:value-type="float" office:value="0.516247">
                <text:p>0.516247</text:p>
              </table:table-cell>
              <table:table-cell office:value-type="float" office:value="0.54196">
                <text:p>0.54196</text:p>
              </table:table-cell>
              <table:table-cell office:value-type="float" office:value="0.493409">
                <text:p>0.493409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463951">
                <text:p>0.463951</text:p>
              </table:table-cell>
              <table:table-cell office:value-type="float" office:value="0.529472">
                <text:p>0.529472</text:p>
              </table:table-cell>
              <table:table-cell office:value-type="float" office:value="0.4912">
                <text:p>0.4912</text:p>
              </table:table-cell>
              <table:table-cell office:value-type="float" office:value="0.51617">
                <text:p>0.51617</text:p>
              </table:table-cell>
              <table:table-cell office:value-type="float" office:value="0.541804">
                <text:p>0.541804</text:p>
              </table:table-cell>
              <table:table-cell office:value-type="float" office:value="0.493268">
                <text:p>0.493268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463889">
                <text:p>0.463889</text:p>
              </table:table-cell>
              <table:table-cell office:value-type="float" office:value="0.529412">
                <text:p>0.529412</text:p>
              </table:table-cell>
              <table:table-cell office:value-type="float" office:value="0.491114">
                <text:p>0.491114</text:p>
              </table:table-cell>
              <table:table-cell office:value-type="float" office:value="0.516099">
                <text:p>0.516099</text:p>
              </table:table-cell>
              <table:table-cell office:value-type="float" office:value="0.541647">
                <text:p>0.541647</text:p>
              </table:table-cell>
              <table:table-cell office:value-type="float" office:value="0.493121">
                <text:p>0.493121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463827">
                <text:p>0.463827</text:p>
              </table:table-cell>
              <table:table-cell office:value-type="float" office:value="0.529353">
                <text:p>0.529353</text:p>
              </table:table-cell>
              <table:table-cell office:value-type="float" office:value="0.491029">
                <text:p>0.491029</text:p>
              </table:table-cell>
              <table:table-cell office:value-type="float" office:value="0.516031">
                <text:p>0.516031</text:p>
              </table:table-cell>
              <table:table-cell office:value-type="float" office:value="0.541494">
                <text:p>0.541494</text:p>
              </table:table-cell>
              <table:table-cell office:value-type="float" office:value="0.492979">
                <text:p>0.492979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463766">
                <text:p>0.463766</text:p>
              </table:table-cell>
              <table:table-cell office:value-type="float" office:value="0.529295">
                <text:p>0.529295</text:p>
              </table:table-cell>
              <table:table-cell office:value-type="float" office:value="0.490933">
                <text:p>0.490933</text:p>
              </table:table-cell>
              <table:table-cell office:value-type="float" office:value="0.515961">
                <text:p>0.515961</text:p>
              </table:table-cell>
              <table:table-cell office:value-type="float" office:value="0.541345">
                <text:p>0.541345</text:p>
              </table:table-cell>
              <table:table-cell office:value-type="float" office:value="0.492832">
                <text:p>0.492832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463705">
                <text:p>0.463705</text:p>
              </table:table-cell>
              <table:table-cell office:value-type="float" office:value="0.529237">
                <text:p>0.529237</text:p>
              </table:table-cell>
              <table:table-cell office:value-type="float" office:value="0.490851">
                <text:p>0.490851</text:p>
              </table:table-cell>
              <table:table-cell office:value-type="float" office:value="0.51589">
                <text:p>0.51589</text:p>
              </table:table-cell>
              <table:table-cell office:value-type="float" office:value="0.541193">
                <text:p>0.541193</text:p>
              </table:table-cell>
              <table:table-cell office:value-type="float" office:value="0.492689">
                <text:p>0.492689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463651">
                <text:p>0.463651</text:p>
              </table:table-cell>
              <table:table-cell office:value-type="float" office:value="0.529201">
                <text:p>0.529201</text:p>
              </table:table-cell>
              <table:table-cell office:value-type="float" office:value="0.490778">
                <text:p>0.490778</text:p>
              </table:table-cell>
              <table:table-cell office:value-type="float" office:value="0.515823">
                <text:p>0.515823</text:p>
              </table:table-cell>
              <table:table-cell office:value-type="float" office:value="0.541041">
                <text:p>0.541041</text:p>
              </table:table-cell>
              <table:table-cell office:value-type="float" office:value="0.492548">
                <text:p>0.492548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463603">
                <text:p>0.463603</text:p>
              </table:table-cell>
              <table:table-cell office:value-type="float" office:value="0.52916">
                <text:p>0.52916</text:p>
              </table:table-cell>
              <table:table-cell office:value-type="float" office:value="0.490716">
                <text:p>0.490716</text:p>
              </table:table-cell>
              <table:table-cell office:value-type="float" office:value="0.515755">
                <text:p>0.515755</text:p>
              </table:table-cell>
              <table:table-cell office:value-type="float" office:value="0.540893">
                <text:p>0.540893</text:p>
              </table:table-cell>
              <table:table-cell office:value-type="float" office:value="0.492411">
                <text:p>0.492411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46355">
                <text:p>0.46355</text:p>
              </table:table-cell>
              <table:table-cell office:value-type="float" office:value="0.529113">
                <text:p>0.529113</text:p>
              </table:table-cell>
              <table:table-cell office:value-type="float" office:value="0.490634">
                <text:p>0.490634</text:p>
              </table:table-cell>
              <table:table-cell office:value-type="float" office:value="0.515687">
                <text:p>0.515687</text:p>
              </table:table-cell>
              <table:table-cell office:value-type="float" office:value="0.540743">
                <text:p>0.540743</text:p>
              </table:table-cell>
              <table:table-cell office:value-type="float" office:value="0.492269">
                <text:p>0.492269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463487">
                <text:p>0.463487</text:p>
              </table:table-cell>
              <table:table-cell office:value-type="float" office:value="0.529064">
                <text:p>0.529064</text:p>
              </table:table-cell>
              <table:table-cell office:value-type="float" office:value="0.490561">
                <text:p>0.490561</text:p>
              </table:table-cell>
              <table:table-cell office:value-type="float" office:value="0.515619">
                <text:p>0.515619</text:p>
              </table:table-cell>
              <table:table-cell office:value-type="float" office:value="0.540594">
                <text:p>0.540594</text:p>
              </table:table-cell>
              <table:table-cell office:value-type="float" office:value="0.49213">
                <text:p>0.49213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463442">
                <text:p>0.463442</text:p>
              </table:table-cell>
              <table:table-cell office:value-type="float" office:value="0.529018">
                <text:p>0.529018</text:p>
              </table:table-cell>
              <table:table-cell office:value-type="float" office:value="0.490481">
                <text:p>0.490481</text:p>
              </table:table-cell>
              <table:table-cell office:value-type="float" office:value="0.515553">
                <text:p>0.515553</text:p>
              </table:table-cell>
              <table:table-cell office:value-type="float" office:value="0.540447">
                <text:p>0.540447</text:p>
              </table:table-cell>
              <table:table-cell office:value-type="float" office:value="0.491993">
                <text:p>0.491993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463387">
                <text:p>0.463387</text:p>
              </table:table-cell>
              <table:table-cell office:value-type="float" office:value="0.528978">
                <text:p>0.528978</text:p>
              </table:table-cell>
              <table:table-cell office:value-type="float" office:value="0.490401">
                <text:p>0.490401</text:p>
              </table:table-cell>
              <table:table-cell office:value-type="float" office:value="0.51549">
                <text:p>0.51549</text:p>
              </table:table-cell>
              <table:table-cell office:value-type="float" office:value="0.540304">
                <text:p>0.540304</text:p>
              </table:table-cell>
              <table:table-cell office:value-type="float" office:value="0.491852">
                <text:p>0.491852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463326">
                <text:p>0.463326</text:p>
              </table:table-cell>
              <table:table-cell office:value-type="float" office:value="0.528932">
                <text:p>0.528932</text:p>
              </table:table-cell>
              <table:table-cell office:value-type="float" office:value="0.490323">
                <text:p>0.490323</text:p>
              </table:table-cell>
              <table:table-cell office:value-type="float" office:value="0.515425">
                <text:p>0.515425</text:p>
              </table:table-cell>
              <table:table-cell office:value-type="float" office:value="0.540158">
                <text:p>0.540158</text:p>
              </table:table-cell>
              <table:table-cell office:value-type="float" office:value="0.491714">
                <text:p>0.491714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463265">
                <text:p>0.463265</text:p>
              </table:table-cell>
              <table:table-cell office:value-type="float" office:value="0.528886">
                <text:p>0.528886</text:p>
              </table:table-cell>
              <table:table-cell office:value-type="float" office:value="0.490241">
                <text:p>0.490241</text:p>
              </table:table-cell>
              <table:table-cell office:value-type="float" office:value="0.515361">
                <text:p>0.515361</text:p>
              </table:table-cell>
              <table:table-cell office:value-type="float" office:value="0.540008">
                <text:p>0.540008</text:p>
              </table:table-cell>
              <table:table-cell office:value-type="float" office:value="0.491556">
                <text:p>0.491556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463205">
                <text:p>0.463205</text:p>
              </table:table-cell>
              <table:table-cell office:value-type="float" office:value="0.52882">
                <text:p>0.52882</text:p>
              </table:table-cell>
              <table:table-cell office:value-type="float" office:value="0.490164">
                <text:p>0.490164</text:p>
              </table:table-cell>
              <table:table-cell office:value-type="float" office:value="0.5153">
                <text:p>0.5153</text:p>
              </table:table-cell>
              <table:table-cell office:value-type="float" office:value="0.539859">
                <text:p>0.539859</text:p>
              </table:table-cell>
              <table:table-cell office:value-type="float" office:value="0.491412">
                <text:p>0.491412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463147">
                <text:p>0.463147</text:p>
              </table:table-cell>
              <table:table-cell office:value-type="float" office:value="0.528772">
                <text:p>0.528772</text:p>
              </table:table-cell>
              <table:table-cell office:value-type="float" office:value="0.490079">
                <text:p>0.490079</text:p>
              </table:table-cell>
              <table:table-cell office:value-type="float" office:value="0.51523">
                <text:p>0.51523</text:p>
              </table:table-cell>
              <table:table-cell office:value-type="float" office:value="0.539706">
                <text:p>0.539706</text:p>
              </table:table-cell>
              <table:table-cell office:value-type="float" office:value="0.491268">
                <text:p>0.491268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463096">
                <text:p>0.463096</text:p>
              </table:table-cell>
              <table:table-cell office:value-type="float" office:value="0.528703">
                <text:p>0.528703</text:p>
              </table:table-cell>
              <table:table-cell office:value-type="float" office:value="0.490002">
                <text:p>0.490002</text:p>
              </table:table-cell>
              <table:table-cell office:value-type="float" office:value="0.515162">
                <text:p>0.515162</text:p>
              </table:table-cell>
              <table:table-cell office:value-type="float" office:value="0.539552">
                <text:p>0.539552</text:p>
              </table:table-cell>
              <table:table-cell office:value-type="float" office:value="0.491122">
                <text:p>0.491122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463035">
                <text:p>0.463035</text:p>
              </table:table-cell>
              <table:table-cell office:value-type="float" office:value="0.528626">
                <text:p>0.528626</text:p>
              </table:table-cell>
              <table:table-cell office:value-type="float" office:value="0.489931">
                <text:p>0.489931</text:p>
              </table:table-cell>
              <table:table-cell office:value-type="float" office:value="0.515099">
                <text:p>0.515099</text:p>
              </table:table-cell>
              <table:table-cell office:value-type="float" office:value="0.539397">
                <text:p>0.539397</text:p>
              </table:table-cell>
              <table:table-cell office:value-type="float" office:value="0.490974">
                <text:p>0.490974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462975">
                <text:p>0.462975</text:p>
              </table:table-cell>
              <table:table-cell office:value-type="float" office:value="0.528573">
                <text:p>0.528573</text:p>
              </table:table-cell>
              <table:table-cell office:value-type="float" office:value="0.489858">
                <text:p>0.489858</text:p>
              </table:table-cell>
              <table:table-cell office:value-type="float" office:value="0.515035">
                <text:p>0.515035</text:p>
              </table:table-cell>
              <table:table-cell office:value-type="float" office:value="0.539246">
                <text:p>0.539246</text:p>
              </table:table-cell>
              <table:table-cell office:value-type="float" office:value="0.490833">
                <text:p>0.490833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462919">
                <text:p>0.462919</text:p>
              </table:table-cell>
              <table:table-cell office:value-type="float" office:value="0.528522">
                <text:p>0.528522</text:p>
              </table:table-cell>
              <table:table-cell office:value-type="float" office:value="0.489784">
                <text:p>0.489784</text:p>
              </table:table-cell>
              <table:table-cell office:value-type="float" office:value="0.514975">
                <text:p>0.514975</text:p>
              </table:table-cell>
              <table:table-cell office:value-type="float" office:value="0.539088">
                <text:p>0.539088</text:p>
              </table:table-cell>
              <table:table-cell office:value-type="float" office:value="0.490695">
                <text:p>0.490695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462851">
                <text:p>0.462851</text:p>
              </table:table-cell>
              <table:table-cell office:value-type="float" office:value="0.528462">
                <text:p>0.528462</text:p>
              </table:table-cell>
              <table:table-cell office:value-type="float" office:value="0.489712">
                <text:p>0.489712</text:p>
              </table:table-cell>
              <table:table-cell office:value-type="float" office:value="0.514914">
                <text:p>0.514914</text:p>
              </table:table-cell>
              <table:table-cell office:value-type="float" office:value="0.538936">
                <text:p>0.538936</text:p>
              </table:table-cell>
              <table:table-cell office:value-type="float" office:value="0.490558">
                <text:p>0.490558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462793">
                <text:p>0.462793</text:p>
              </table:table-cell>
              <table:table-cell office:value-type="float" office:value="0.528409">
                <text:p>0.528409</text:p>
              </table:table-cell>
              <table:table-cell office:value-type="float" office:value="0.489644">
                <text:p>0.489644</text:p>
              </table:table-cell>
              <table:table-cell office:value-type="float" office:value="0.514855">
                <text:p>0.514855</text:p>
              </table:table-cell>
              <table:table-cell office:value-type="float" office:value="0.538785">
                <text:p>0.538785</text:p>
              </table:table-cell>
              <table:table-cell office:value-type="float" office:value="0.490421">
                <text:p>0.490421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462741">
                <text:p>0.462741</text:p>
              </table:table-cell>
              <table:table-cell office:value-type="float" office:value="0.52836">
                <text:p>0.52836</text:p>
              </table:table-cell>
              <table:table-cell office:value-type="float" office:value="0.489573">
                <text:p>0.489573</text:p>
              </table:table-cell>
              <table:table-cell office:value-type="float" office:value="0.514795">
                <text:p>0.514795</text:p>
              </table:table-cell>
              <table:table-cell office:value-type="float" office:value="0.538636">
                <text:p>0.538636</text:p>
              </table:table-cell>
              <table:table-cell office:value-type="float" office:value="0.490299">
                <text:p>0.490299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46268">
                <text:p>0.46268</text:p>
              </table:table-cell>
              <table:table-cell office:value-type="float" office:value="0.528309">
                <text:p>0.528309</text:p>
              </table:table-cell>
              <table:table-cell office:value-type="float" office:value="0.48951">
                <text:p>0.48951</text:p>
              </table:table-cell>
              <table:table-cell office:value-type="float" office:value="0.514734">
                <text:p>0.514734</text:p>
              </table:table-cell>
              <table:table-cell office:value-type="float" office:value="0.538492">
                <text:p>0.538492</text:p>
              </table:table-cell>
              <table:table-cell office:value-type="float" office:value="0.490172">
                <text:p>0.490172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462629">
                <text:p>0.462629</text:p>
              </table:table-cell>
              <table:table-cell office:value-type="float" office:value="0.528257">
                <text:p>0.528257</text:p>
              </table:table-cell>
              <table:table-cell office:value-type="float" office:value="0.48944">
                <text:p>0.48944</text:p>
              </table:table-cell>
              <table:table-cell office:value-type="float" office:value="0.514673">
                <text:p>0.514673</text:p>
              </table:table-cell>
              <table:table-cell office:value-type="float" office:value="0.53835">
                <text:p>0.53835</text:p>
              </table:table-cell>
              <table:table-cell office:value-type="float" office:value="0.490045">
                <text:p>0.490045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462574">
                <text:p>0.462574</text:p>
              </table:table-cell>
              <table:table-cell office:value-type="float" office:value="0.528205">
                <text:p>0.528205</text:p>
              </table:table-cell>
              <table:table-cell office:value-type="float" office:value="0.489371">
                <text:p>0.489371</text:p>
              </table:table-cell>
              <table:table-cell office:value-type="float" office:value="0.514614">
                <text:p>0.514614</text:p>
              </table:table-cell>
              <table:table-cell office:value-type="float" office:value="0.538212">
                <text:p>0.538212</text:p>
              </table:table-cell>
              <table:table-cell office:value-type="float" office:value="0.489918">
                <text:p>0.489918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462519">
                <text:p>0.462519</text:p>
              </table:table-cell>
              <table:table-cell office:value-type="float" office:value="0.528154">
                <text:p>0.528154</text:p>
              </table:table-cell>
              <table:table-cell office:value-type="float" office:value="0.489305">
                <text:p>0.489305</text:p>
              </table:table-cell>
              <table:table-cell office:value-type="float" office:value="0.514549">
                <text:p>0.514549</text:p>
              </table:table-cell>
              <table:table-cell office:value-type="float" office:value="0.53807">
                <text:p>0.53807</text:p>
              </table:table-cell>
              <table:table-cell office:value-type="float" office:value="0.48979">
                <text:p>0.48979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462466">
                <text:p>0.462466</text:p>
              </table:table-cell>
              <table:table-cell office:value-type="float" office:value="0.528109">
                <text:p>0.528109</text:p>
              </table:table-cell>
              <table:table-cell office:value-type="float" office:value="0.489232">
                <text:p>0.489232</text:p>
              </table:table-cell>
              <table:table-cell office:value-type="float" office:value="0.514484">
                <text:p>0.514484</text:p>
              </table:table-cell>
              <table:table-cell office:value-type="float" office:value="0.537929">
                <text:p>0.537929</text:p>
              </table:table-cell>
              <table:table-cell office:value-type="float" office:value="0.489662">
                <text:p>0.489662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462413">
                <text:p>0.462413</text:p>
              </table:table-cell>
              <table:table-cell office:value-type="float" office:value="0.528059">
                <text:p>0.528059</text:p>
              </table:table-cell>
              <table:table-cell office:value-type="float" office:value="0.489163">
                <text:p>0.489163</text:p>
              </table:table-cell>
              <table:table-cell office:value-type="float" office:value="0.514424">
                <text:p>0.514424</text:p>
              </table:table-cell>
              <table:table-cell office:value-type="float" office:value="0.537791">
                <text:p>0.537791</text:p>
              </table:table-cell>
              <table:table-cell office:value-type="float" office:value="0.489537">
                <text:p>0.489537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46236">
                <text:p>0.46236</text:p>
              </table:table-cell>
              <table:table-cell office:value-type="float" office:value="0.528009">
                <text:p>0.528009</text:p>
              </table:table-cell>
              <table:table-cell office:value-type="float" office:value="0.489095">
                <text:p>0.489095</text:p>
              </table:table-cell>
              <table:table-cell office:value-type="float" office:value="0.514365">
                <text:p>0.514365</text:p>
              </table:table-cell>
              <table:table-cell office:value-type="float" office:value="0.537653">
                <text:p>0.537653</text:p>
              </table:table-cell>
              <table:table-cell office:value-type="float" office:value="0.489411">
                <text:p>0.489411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462308">
                <text:p>0.462308</text:p>
              </table:table-cell>
              <table:table-cell office:value-type="float" office:value="0.527962">
                <text:p>0.527962</text:p>
              </table:table-cell>
              <table:table-cell office:value-type="float" office:value="0.489029">
                <text:p>0.489029</text:p>
              </table:table-cell>
              <table:table-cell office:value-type="float" office:value="0.514307">
                <text:p>0.514307</text:p>
              </table:table-cell>
              <table:table-cell office:value-type="float" office:value="0.537516">
                <text:p>0.537516</text:p>
              </table:table-cell>
              <table:table-cell office:value-type="float" office:value="0.489286">
                <text:p>0.489286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462256">
                <text:p>0.462256</text:p>
              </table:table-cell>
              <table:table-cell office:value-type="float" office:value="0.527914">
                <text:p>0.527914</text:p>
              </table:table-cell>
              <table:table-cell office:value-type="float" office:value="0.488962">
                <text:p>0.488962</text:p>
              </table:table-cell>
              <table:table-cell office:value-type="float" office:value="0.51425">
                <text:p>0.51425</text:p>
              </table:table-cell>
              <table:table-cell office:value-type="float" office:value="0.537379">
                <text:p>0.537379</text:p>
              </table:table-cell>
              <table:table-cell office:value-type="float" office:value="0.489163">
                <text:p>0.489163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4622">
                <text:p>0.4622</text:p>
              </table:table-cell>
              <table:table-cell office:value-type="float" office:value="0.527867">
                <text:p>0.527867</text:p>
              </table:table-cell>
              <table:table-cell office:value-type="float" office:value="0.488897">
                <text:p>0.488897</text:p>
              </table:table-cell>
              <table:table-cell office:value-type="float" office:value="0.514194">
                <text:p>0.514194</text:p>
              </table:table-cell>
              <table:table-cell office:value-type="float" office:value="0.537243">
                <text:p>0.537243</text:p>
              </table:table-cell>
              <table:table-cell office:value-type="float" office:value="0.489039">
                <text:p>0.489039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462148">
                <text:p>0.462148</text:p>
              </table:table-cell>
              <table:table-cell office:value-type="float" office:value="0.52782">
                <text:p>0.52782</text:p>
              </table:table-cell>
              <table:table-cell office:value-type="float" office:value="0.488831">
                <text:p>0.488831</text:p>
              </table:table-cell>
              <table:table-cell office:value-type="float" office:value="0.514138">
                <text:p>0.514138</text:p>
              </table:table-cell>
              <table:table-cell office:value-type="float" office:value="0.537114">
                <text:p>0.537114</text:p>
              </table:table-cell>
              <table:table-cell office:value-type="float" office:value="0.488914">
                <text:p>0.488914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462096">
                <text:p>0.462096</text:p>
              </table:table-cell>
              <table:table-cell office:value-type="float" office:value="0.527773">
                <text:p>0.527773</text:p>
              </table:table-cell>
              <table:table-cell office:value-type="float" office:value="0.488767">
                <text:p>0.488767</text:p>
              </table:table-cell>
              <table:table-cell office:value-type="float" office:value="0.514081">
                <text:p>0.514081</text:p>
              </table:table-cell>
              <table:table-cell office:value-type="float" office:value="0.536974">
                <text:p>0.536974</text:p>
              </table:table-cell>
              <table:table-cell office:value-type="float" office:value="0.488793">
                <text:p>0.488793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462044">
                <text:p>0.462044</text:p>
              </table:table-cell>
              <table:table-cell office:value-type="float" office:value="0.527727">
                <text:p>0.527727</text:p>
              </table:table-cell>
              <table:table-cell office:value-type="float" office:value="0.488704">
                <text:p>0.488704</text:p>
              </table:table-cell>
              <table:table-cell office:value-type="float" office:value="0.514025">
                <text:p>0.514025</text:p>
              </table:table-cell>
              <table:table-cell office:value-type="float" office:value="0.536842">
                <text:p>0.536842</text:p>
              </table:table-cell>
              <table:table-cell office:value-type="float" office:value="0.488673">
                <text:p>0.488673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461995">
                <text:p>0.461995</text:p>
              </table:table-cell>
              <table:table-cell office:value-type="float" office:value="0.527681">
                <text:p>0.527681</text:p>
              </table:table-cell>
              <table:table-cell office:value-type="float" office:value="0.488646">
                <text:p>0.488646</text:p>
              </table:table-cell>
              <table:table-cell office:value-type="float" office:value="0.513975">
                <text:p>0.513975</text:p>
              </table:table-cell>
              <table:table-cell office:value-type="float" office:value="0.536707">
                <text:p>0.536707</text:p>
              </table:table-cell>
              <table:table-cell office:value-type="float" office:value="0.488556">
                <text:p>0.488556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461944">
                <text:p>0.461944</text:p>
              </table:table-cell>
              <table:table-cell office:value-type="float" office:value="0.527636">
                <text:p>0.527636</text:p>
              </table:table-cell>
              <table:table-cell office:value-type="float" office:value="0.488585">
                <text:p>0.488585</text:p>
              </table:table-cell>
              <table:table-cell office:value-type="float" office:value="0.513917">
                <text:p>0.513917</text:p>
              </table:table-cell>
              <table:table-cell office:value-type="float" office:value="0.536575">
                <text:p>0.536575</text:p>
              </table:table-cell>
              <table:table-cell office:value-type="float" office:value="0.488442">
                <text:p>0.488442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461889">
                <text:p>0.461889</text:p>
              </table:table-cell>
              <table:table-cell office:value-type="float" office:value="0.527591">
                <text:p>0.527591</text:p>
              </table:table-cell>
              <table:table-cell office:value-type="float" office:value="0.488547">
                <text:p>0.488547</text:p>
              </table:table-cell>
              <table:table-cell office:value-type="float" office:value="0.513882">
                <text:p>0.513882</text:p>
              </table:table-cell>
              <table:table-cell office:value-type="float" office:value="0.536443">
                <text:p>0.536443</text:p>
              </table:table-cell>
              <table:table-cell office:value-type="float" office:value="0.488328">
                <text:p>0.488328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46184">
                <text:p>0.46184</text:p>
              </table:table-cell>
              <table:table-cell office:value-type="float" office:value="0.527548">
                <text:p>0.527548</text:p>
              </table:table-cell>
              <table:table-cell office:value-type="float" office:value="0.488474">
                <text:p>0.488474</text:p>
              </table:table-cell>
              <table:table-cell office:value-type="float" office:value="0.513837">
                <text:p>0.513837</text:p>
              </table:table-cell>
              <table:table-cell office:value-type="float" office:value="0.536312">
                <text:p>0.536312</text:p>
              </table:table-cell>
              <table:table-cell office:value-type="float" office:value="0.488214">
                <text:p>0.488214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461788">
                <text:p>0.461788</text:p>
              </table:table-cell>
              <table:table-cell office:value-type="float" office:value="0.527509">
                <text:p>0.527509</text:p>
              </table:table-cell>
              <table:table-cell office:value-type="float" office:value="0.488403">
                <text:p>0.488403</text:p>
              </table:table-cell>
              <table:table-cell office:value-type="float" office:value="0.51379">
                <text:p>0.51379</text:p>
              </table:table-cell>
              <table:table-cell office:value-type="float" office:value="0.536183">
                <text:p>0.536183</text:p>
              </table:table-cell>
              <table:table-cell office:value-type="float" office:value="0.488101">
                <text:p>0.488101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461729">
                <text:p>0.461729</text:p>
              </table:table-cell>
              <table:table-cell office:value-type="float" office:value="0.52746">
                <text:p>0.52746</text:p>
              </table:table-cell>
              <table:table-cell office:value-type="float" office:value="0.488357">
                <text:p>0.488357</text:p>
              </table:table-cell>
              <table:table-cell office:value-type="float" office:value="0.513736">
                <text:p>0.513736</text:p>
              </table:table-cell>
              <table:table-cell office:value-type="float" office:value="0.536054">
                <text:p>0.536054</text:p>
              </table:table-cell>
              <table:table-cell office:value-type="float" office:value="0.487988">
                <text:p>0.487988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461684">
                <text:p>0.461684</text:p>
              </table:table-cell>
              <table:table-cell office:value-type="float" office:value="0.52742">
                <text:p>0.52742</text:p>
              </table:table-cell>
              <table:table-cell office:value-type="float" office:value="0.488299">
                <text:p>0.488299</text:p>
              </table:table-cell>
              <table:table-cell office:value-type="float" office:value="0.513681">
                <text:p>0.513681</text:p>
              </table:table-cell>
              <table:table-cell office:value-type="float" office:value="0.535926">
                <text:p>0.535926</text:p>
              </table:table-cell>
              <table:table-cell office:value-type="float" office:value="0.487874">
                <text:p>0.487874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461637">
                <text:p>0.461637</text:p>
              </table:table-cell>
              <table:table-cell office:value-type="float" office:value="0.52738">
                <text:p>0.52738</text:p>
              </table:table-cell>
              <table:table-cell office:value-type="float" office:value="0.488281">
                <text:p>0.488281</text:p>
              </table:table-cell>
              <table:table-cell office:value-type="float" office:value="0.513651">
                <text:p>0.513651</text:p>
              </table:table-cell>
              <table:table-cell office:value-type="float" office:value="0.535798">
                <text:p>0.535798</text:p>
              </table:table-cell>
              <table:table-cell office:value-type="float" office:value="0.487764">
                <text:p>0.487764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461585">
                <text:p>0.461585</text:p>
              </table:table-cell>
              <table:table-cell office:value-type="float" office:value="0.52734">
                <text:p>0.52734</text:p>
              </table:table-cell>
              <table:table-cell office:value-type="float" office:value="0.488191">
                <text:p>0.488191</text:p>
              </table:table-cell>
              <table:table-cell office:value-type="float" office:value="0.513586">
                <text:p>0.513586</text:p>
              </table:table-cell>
              <table:table-cell office:value-type="float" office:value="0.535671">
                <text:p>0.535671</text:p>
              </table:table-cell>
              <table:table-cell office:value-type="float" office:value="0.487652">
                <text:p>0.487652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46152">
                <text:p>0.46152</text:p>
              </table:table-cell>
              <table:table-cell office:value-type="float" office:value="0.527306">
                <text:p>0.527306</text:p>
              </table:table-cell>
              <table:table-cell office:value-type="float" office:value="0.488169">
                <text:p>0.488169</text:p>
              </table:table-cell>
              <table:table-cell office:value-type="float" office:value="0.513556">
                <text:p>0.513556</text:p>
              </table:table-cell>
              <table:table-cell office:value-type="float" office:value="0.535544">
                <text:p>0.535544</text:p>
              </table:table-cell>
              <table:table-cell office:value-type="float" office:value="0.48754">
                <text:p>0.48754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461471">
                <text:p>0.461471</text:p>
              </table:table-cell>
              <table:table-cell office:value-type="float" office:value="0.527273">
                <text:p>0.527273</text:p>
              </table:table-cell>
              <table:table-cell office:value-type="float" office:value="0.488111">
                <text:p>0.488111</text:p>
              </table:table-cell>
              <table:table-cell office:value-type="float" office:value="0.513519">
                <text:p>0.513519</text:p>
              </table:table-cell>
              <table:table-cell office:value-type="float" office:value="0.535418">
                <text:p>0.535418</text:p>
              </table:table-cell>
              <table:table-cell office:value-type="float" office:value="0.487429">
                <text:p>0.487429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461425">
                <text:p>0.461425</text:p>
              </table:table-cell>
              <table:table-cell office:value-type="float" office:value="0.527229">
                <text:p>0.527229</text:p>
              </table:table-cell>
              <table:table-cell office:value-type="float" office:value="0.488055">
                <text:p>0.488055</text:p>
              </table:table-cell>
              <table:table-cell office:value-type="float" office:value="0.513471">
                <text:p>0.513471</text:p>
              </table:table-cell>
              <table:table-cell office:value-type="float" office:value="0.535294">
                <text:p>0.535294</text:p>
              </table:table-cell>
              <table:table-cell office:value-type="float" office:value="0.48732">
                <text:p>0.48732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461345">
                <text:p>0.461345</text:p>
              </table:table-cell>
              <table:table-cell office:value-type="float" office:value="0.527194">
                <text:p>0.527194</text:p>
              </table:table-cell>
              <table:table-cell office:value-type="float" office:value="0.487995">
                <text:p>0.487995</text:p>
              </table:table-cell>
              <table:table-cell office:value-type="float" office:value="0.513425">
                <text:p>0.513425</text:p>
              </table:table-cell>
              <table:table-cell office:value-type="float" office:value="0.535171">
                <text:p>0.535171</text:p>
              </table:table-cell>
              <table:table-cell office:value-type="float" office:value="0.48721">
                <text:p>0.48721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461287">
                <text:p>0.461287</text:p>
              </table:table-cell>
              <table:table-cell office:value-type="float" office:value="0.527169">
                <text:p>0.527169</text:p>
              </table:table-cell>
              <table:table-cell office:value-type="float" office:value="0.487941">
                <text:p>0.487941</text:p>
              </table:table-cell>
              <table:table-cell office:value-type="float" office:value="0.513362">
                <text:p>0.513362</text:p>
              </table:table-cell>
              <table:table-cell office:value-type="float" office:value="0.535048">
                <text:p>0.535048</text:p>
              </table:table-cell>
              <table:table-cell office:value-type="float" office:value="0.487097">
                <text:p>0.487097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461226">
                <text:p>0.461226</text:p>
              </table:table-cell>
              <table:table-cell office:value-type="float" office:value="0.527135">
                <text:p>0.527135</text:p>
              </table:table-cell>
              <table:table-cell office:value-type="float" office:value="0.487886">
                <text:p>0.487886</text:p>
              </table:table-cell>
              <table:table-cell office:value-type="float" office:value="0.513305">
                <text:p>0.513305</text:p>
              </table:table-cell>
              <table:table-cell office:value-type="float" office:value="0.534925">
                <text:p>0.534925</text:p>
              </table:table-cell>
              <table:table-cell office:value-type="float" office:value="0.486987">
                <text:p>0.486987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461177">
                <text:p>0.461177</text:p>
              </table:table-cell>
              <table:table-cell office:value-type="float" office:value="0.527107">
                <text:p>0.527107</text:p>
              </table:table-cell>
              <table:table-cell office:value-type="float" office:value="0.487829">
                <text:p>0.487829</text:p>
              </table:table-cell>
              <table:table-cell office:value-type="float" office:value="0.51325">
                <text:p>0.51325</text:p>
              </table:table-cell>
              <table:table-cell office:value-type="float" office:value="0.534805">
                <text:p>0.534805</text:p>
              </table:table-cell>
              <table:table-cell office:value-type="float" office:value="0.486877">
                <text:p>0.486877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461123">
                <text:p>0.461123</text:p>
              </table:table-cell>
              <table:table-cell office:value-type="float" office:value="0.527079">
                <text:p>0.527079</text:p>
              </table:table-cell>
              <table:table-cell office:value-type="float" office:value="0.487776">
                <text:p>0.487776</text:p>
              </table:table-cell>
              <table:table-cell office:value-type="float" office:value="0.513197">
                <text:p>0.513197</text:p>
              </table:table-cell>
              <table:table-cell office:value-type="float" office:value="0.534684">
                <text:p>0.534684</text:p>
              </table:table-cell>
              <table:table-cell office:value-type="float" office:value="0.486771">
                <text:p>0.486771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461069">
                <text:p>0.461069</text:p>
              </table:table-cell>
              <table:table-cell office:value-type="float" office:value="0.527041">
                <text:p>0.527041</text:p>
              </table:table-cell>
              <table:table-cell office:value-type="float" office:value="0.487722">
                <text:p>0.487722</text:p>
              </table:table-cell>
              <table:table-cell office:value-type="float" office:value="0.513147">
                <text:p>0.513147</text:p>
              </table:table-cell>
              <table:table-cell office:value-type="float" office:value="0.534564">
                <text:p>0.534564</text:p>
              </table:table-cell>
              <table:table-cell office:value-type="float" office:value="0.486663">
                <text:p>0.486663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461006">
                <text:p>0.461006</text:p>
              </table:table-cell>
              <table:table-cell office:value-type="float" office:value="0.527018">
                <text:p>0.527018</text:p>
              </table:table-cell>
              <table:table-cell office:value-type="float" office:value="0.487657">
                <text:p>0.487657</text:p>
              </table:table-cell>
              <table:table-cell office:value-type="float" office:value="0.513093">
                <text:p>0.513093</text:p>
              </table:table-cell>
              <table:table-cell office:value-type="float" office:value="0.534444">
                <text:p>0.534444</text:p>
              </table:table-cell>
              <table:table-cell office:value-type="float" office:value="0.486556">
                <text:p>0.486556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460966">
                <text:p>0.460966</text:p>
              </table:table-cell>
              <table:table-cell office:value-type="float" office:value="0.526981">
                <text:p>0.526981</text:p>
              </table:table-cell>
              <table:table-cell office:value-type="float" office:value="0.487597">
                <text:p>0.487597</text:p>
              </table:table-cell>
              <table:table-cell office:value-type="float" office:value="0.513043">
                <text:p>0.513043</text:p>
              </table:table-cell>
              <table:table-cell office:value-type="float" office:value="0.53433">
                <text:p>0.53433</text:p>
              </table:table-cell>
              <table:table-cell office:value-type="float" office:value="0.486455">
                <text:p>0.486455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460895">
                <text:p>0.460895</text:p>
              </table:table-cell>
              <table:table-cell office:value-type="float" office:value="0.526951">
                <text:p>0.526951</text:p>
              </table:table-cell>
              <table:table-cell office:value-type="float" office:value="0.487553">
                <text:p>0.487553</text:p>
              </table:table-cell>
              <table:table-cell office:value-type="float" office:value="0.512995">
                <text:p>0.512995</text:p>
              </table:table-cell>
              <table:table-cell office:value-type="float" office:value="0.534212">
                <text:p>0.534212</text:p>
              </table:table-cell>
              <table:table-cell office:value-type="float" office:value="0.486353">
                <text:p>0.486353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460837">
                <text:p>0.460837</text:p>
              </table:table-cell>
              <table:table-cell office:value-type="float" office:value="0.526964">
                <text:p>0.526964</text:p>
              </table:table-cell>
              <table:table-cell office:value-type="float" office:value="0.487499">
                <text:p>0.487499</text:p>
              </table:table-cell>
              <table:table-cell office:value-type="float" office:value="0.512946">
                <text:p>0.512946</text:p>
              </table:table-cell>
              <table:table-cell office:value-type="float" office:value="0.534096">
                <text:p>0.534096</text:p>
              </table:table-cell>
              <table:table-cell office:value-type="float" office:value="0.48625">
                <text:p>0.48625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460783">
                <text:p>0.460783</text:p>
              </table:table-cell>
              <table:table-cell office:value-type="float" office:value="0.526945">
                <text:p>0.526945</text:p>
              </table:table-cell>
              <table:table-cell office:value-type="float" office:value="0.487442">
                <text:p>0.487442</text:p>
              </table:table-cell>
              <table:table-cell office:value-type="float" office:value="0.512894">
                <text:p>0.512894</text:p>
              </table:table-cell>
              <table:table-cell office:value-type="float" office:value="0.533978">
                <text:p>0.533978</text:p>
              </table:table-cell>
              <table:table-cell office:value-type="float" office:value="0.486145">
                <text:p>0.486145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460752">
                <text:p>0.460752</text:p>
              </table:table-cell>
              <table:table-cell office:value-type="float" office:value="0.526925">
                <text:p>0.526925</text:p>
              </table:table-cell>
              <table:table-cell office:value-type="float" office:value="0.487393">
                <text:p>0.487393</text:p>
              </table:table-cell>
              <table:table-cell office:value-type="float" office:value="0.512846">
                <text:p>0.512846</text:p>
              </table:table-cell>
              <table:table-cell office:value-type="float" office:value="0.533863">
                <text:p>0.533863</text:p>
              </table:table-cell>
              <table:table-cell office:value-type="float" office:value="0.486043">
                <text:p>0.486043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460694">
                <text:p>0.460694</text:p>
              </table:table-cell>
              <table:table-cell office:value-type="float" office:value="0.526889">
                <text:p>0.526889</text:p>
              </table:table-cell>
              <table:table-cell office:value-type="float" office:value="0.487343">
                <text:p>0.487343</text:p>
              </table:table-cell>
              <table:table-cell office:value-type="float" office:value="0.512798">
                <text:p>0.512798</text:p>
              </table:table-cell>
              <table:table-cell office:value-type="float" office:value="0.533748">
                <text:p>0.533748</text:p>
              </table:table-cell>
              <table:table-cell office:value-type="float" office:value="0.48594">
                <text:p>0.48594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460638">
                <text:p>0.460638</text:p>
              </table:table-cell>
              <table:table-cell office:value-type="float" office:value="0.526862">
                <text:p>0.526862</text:p>
              </table:table-cell>
              <table:table-cell office:value-type="float" office:value="0.487293">
                <text:p>0.487293</text:p>
              </table:table-cell>
              <table:table-cell office:value-type="float" office:value="0.512752">
                <text:p>0.512752</text:p>
              </table:table-cell>
              <table:table-cell office:value-type="float" office:value="0.533632">
                <text:p>0.533632</text:p>
              </table:table-cell>
              <table:table-cell office:value-type="float" office:value="0.485837">
                <text:p>0.485837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460581">
                <text:p>0.460581</text:p>
              </table:table-cell>
              <table:table-cell office:value-type="float" office:value="0.526833">
                <text:p>0.526833</text:p>
              </table:table-cell>
              <table:table-cell office:value-type="float" office:value="0.48724">
                <text:p>0.48724</text:p>
              </table:table-cell>
              <table:table-cell office:value-type="float" office:value="0.512708">
                <text:p>0.512708</text:p>
              </table:table-cell>
              <table:table-cell office:value-type="float" office:value="0.533518">
                <text:p>0.533518</text:p>
              </table:table-cell>
              <table:table-cell office:value-type="float" office:value="0.485736">
                <text:p>0.485736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460531">
                <text:p>0.460531</text:p>
              </table:table-cell>
              <table:table-cell office:value-type="float" office:value="0.526802">
                <text:p>0.526802</text:p>
              </table:table-cell>
              <table:table-cell office:value-type="float" office:value="0.487184">
                <text:p>0.487184</text:p>
              </table:table-cell>
              <table:table-cell office:value-type="float" office:value="0.51266">
                <text:p>0.51266</text:p>
              </table:table-cell>
              <table:table-cell office:value-type="float" office:value="0.533403">
                <text:p>0.533403</text:p>
              </table:table-cell>
              <table:table-cell office:value-type="float" office:value="0.485635">
                <text:p>0.485635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460483">
                <text:p>0.460483</text:p>
              </table:table-cell>
              <table:table-cell office:value-type="float" office:value="0.52677">
                <text:p>0.52677</text:p>
              </table:table-cell>
              <table:table-cell office:value-type="float" office:value="0.487137">
                <text:p>0.487137</text:p>
              </table:table-cell>
              <table:table-cell office:value-type="float" office:value="0.512611">
                <text:p>0.512611</text:p>
              </table:table-cell>
              <table:table-cell office:value-type="float" office:value="0.533289">
                <text:p>0.533289</text:p>
              </table:table-cell>
              <table:table-cell office:value-type="float" office:value="0.485532">
                <text:p>0.485532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460435">
                <text:p>0.460435</text:p>
              </table:table-cell>
              <table:table-cell office:value-type="float" office:value="0.526738">
                <text:p>0.526738</text:p>
              </table:table-cell>
              <table:table-cell office:value-type="float" office:value="0.487089">
                <text:p>0.487089</text:p>
              </table:table-cell>
              <table:table-cell office:value-type="float" office:value="0.512564">
                <text:p>0.512564</text:p>
              </table:table-cell>
              <table:table-cell office:value-type="float" office:value="0.533174">
                <text:p>0.533174</text:p>
              </table:table-cell>
              <table:table-cell office:value-type="float" office:value="0.485433">
                <text:p>0.485433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46039">
                <text:p>0.46039</text:p>
              </table:table-cell>
              <table:table-cell office:value-type="float" office:value="0.526701">
                <text:p>0.526701</text:p>
              </table:table-cell>
              <table:table-cell office:value-type="float" office:value="0.487041">
                <text:p>0.487041</text:p>
              </table:table-cell>
              <table:table-cell office:value-type="float" office:value="0.512516">
                <text:p>0.512516</text:p>
              </table:table-cell>
              <table:table-cell office:value-type="float" office:value="0.533061">
                <text:p>0.533061</text:p>
              </table:table-cell>
              <table:table-cell office:value-type="float" office:value="0.485333">
                <text:p>0.485333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460342">
                <text:p>0.460342</text:p>
              </table:table-cell>
              <table:table-cell office:value-type="float" office:value="0.526665">
                <text:p>0.526665</text:p>
              </table:table-cell>
              <table:table-cell office:value-type="float" office:value="0.486991">
                <text:p>0.486991</text:p>
              </table:table-cell>
              <table:table-cell office:value-type="float" office:value="0.512463">
                <text:p>0.512463</text:p>
              </table:table-cell>
              <table:table-cell office:value-type="float" office:value="0.532949">
                <text:p>0.532949</text:p>
              </table:table-cell>
              <table:table-cell office:value-type="float" office:value="0.485234">
                <text:p>0.485234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460296">
                <text:p>0.460296</text:p>
              </table:table-cell>
              <table:table-cell office:value-type="float" office:value="0.52663">
                <text:p>0.52663</text:p>
              </table:table-cell>
              <table:table-cell office:value-type="float" office:value="0.486942">
                <text:p>0.486942</text:p>
              </table:table-cell>
              <table:table-cell office:value-type="float" office:value="0.512409">
                <text:p>0.512409</text:p>
              </table:table-cell>
              <table:table-cell office:value-type="float" office:value="0.532834">
                <text:p>0.532834</text:p>
              </table:table-cell>
              <table:table-cell office:value-type="float" office:value="0.485128">
                <text:p>0.485128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460248">
                <text:p>0.460248</text:p>
              </table:table-cell>
              <table:table-cell office:value-type="float" office:value="0.526596">
                <text:p>0.526596</text:p>
              </table:table-cell>
              <table:table-cell office:value-type="float" office:value="0.486895">
                <text:p>0.486895</text:p>
              </table:table-cell>
              <table:table-cell office:value-type="float" office:value="0.512358">
                <text:p>0.512358</text:p>
              </table:table-cell>
              <table:table-cell office:value-type="float" office:value="0.532722">
                <text:p>0.532722</text:p>
              </table:table-cell>
              <table:table-cell office:value-type="float" office:value="0.485027">
                <text:p>0.485027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460208">
                <text:p>0.460208</text:p>
              </table:table-cell>
              <table:table-cell office:value-type="float" office:value="0.526559">
                <text:p>0.526559</text:p>
              </table:table-cell>
              <table:table-cell office:value-type="float" office:value="0.486852">
                <text:p>0.486852</text:p>
              </table:table-cell>
              <table:table-cell office:value-type="float" office:value="0.51231">
                <text:p>0.51231</text:p>
              </table:table-cell>
              <table:table-cell office:value-type="float" office:value="0.53261">
                <text:p>0.53261</text:p>
              </table:table-cell>
              <table:table-cell office:value-type="float" office:value="0.484927">
                <text:p>0.484927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460162">
                <text:p>0.460162</text:p>
              </table:table-cell>
              <table:table-cell office:value-type="float" office:value="0.526523">
                <text:p>0.526523</text:p>
              </table:table-cell>
              <table:table-cell office:value-type="float" office:value="0.486808">
                <text:p>0.486808</text:p>
              </table:table-cell>
              <table:table-cell office:value-type="float" office:value="0.512264">
                <text:p>0.512264</text:p>
              </table:table-cell>
              <table:table-cell office:value-type="float" office:value="0.532498">
                <text:p>0.532498</text:p>
              </table:table-cell>
              <table:table-cell office:value-type="float" office:value="0.484828">
                <text:p>0.484828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460116">
                <text:p>0.460116</text:p>
              </table:table-cell>
              <table:table-cell office:value-type="float" office:value="0.526488">
                <text:p>0.526488</text:p>
              </table:table-cell>
              <table:table-cell office:value-type="float" office:value="0.486765">
                <text:p>0.486765</text:p>
              </table:table-cell>
              <table:table-cell office:value-type="float" office:value="0.512219">
                <text:p>0.512219</text:p>
              </table:table-cell>
              <table:table-cell office:value-type="float" office:value="0.532386">
                <text:p>0.532386</text:p>
              </table:table-cell>
              <table:table-cell office:value-type="float" office:value="0.484728">
                <text:p>0.484728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460075">
                <text:p>0.460075</text:p>
              </table:table-cell>
              <table:table-cell office:value-type="float" office:value="0.526455">
                <text:p>0.526455</text:p>
              </table:table-cell>
              <table:table-cell office:value-type="float" office:value="0.486721">
                <text:p>0.486721</text:p>
              </table:table-cell>
              <table:table-cell office:value-type="float" office:value="0.512175">
                <text:p>0.512175</text:p>
              </table:table-cell>
              <table:table-cell office:value-type="float" office:value="0.532276">
                <text:p>0.532276</text:p>
              </table:table-cell>
              <table:table-cell office:value-type="float" office:value="0.484629">
                <text:p>0.484629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460029">
                <text:p>0.460029</text:p>
              </table:table-cell>
              <table:table-cell office:value-type="float" office:value="0.526421">
                <text:p>0.526421</text:p>
              </table:table-cell>
              <table:table-cell office:value-type="float" office:value="0.486677">
                <text:p>0.486677</text:p>
              </table:table-cell>
              <table:table-cell office:value-type="float" office:value="0.512134">
                <text:p>0.512134</text:p>
              </table:table-cell>
              <table:table-cell office:value-type="float" office:value="0.532167">
                <text:p>0.532167</text:p>
              </table:table-cell>
              <table:table-cell office:value-type="float" office:value="0.484531">
                <text:p>0.484531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459985">
                <text:p>0.459985</text:p>
              </table:table-cell>
              <table:table-cell office:value-type="float" office:value="0.526388">
                <text:p>0.526388</text:p>
              </table:table-cell>
              <table:table-cell office:value-type="float" office:value="0.486631">
                <text:p>0.486631</text:p>
              </table:table-cell>
              <table:table-cell office:value-type="float" office:value="0.512091">
                <text:p>0.512091</text:p>
              </table:table-cell>
              <table:table-cell office:value-type="float" office:value="0.532055">
                <text:p>0.532055</text:p>
              </table:table-cell>
              <table:table-cell office:value-type="float" office:value="0.484431">
                <text:p>0.484431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45994">
                <text:p>0.45994</text:p>
              </table:table-cell>
              <table:table-cell office:value-type="float" office:value="0.526356">
                <text:p>0.526356</text:p>
              </table:table-cell>
              <table:table-cell office:value-type="float" office:value="0.486588">
                <text:p>0.486588</text:p>
              </table:table-cell>
              <table:table-cell office:value-type="float" office:value="0.512047">
                <text:p>0.512047</text:p>
              </table:table-cell>
              <table:table-cell office:value-type="float" office:value="0.531944">
                <text:p>0.531944</text:p>
              </table:table-cell>
              <table:table-cell office:value-type="float" office:value="0.484335">
                <text:p>0.484335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459895">
                <text:p>0.459895</text:p>
              </table:table-cell>
              <table:table-cell office:value-type="float" office:value="0.526324">
                <text:p>0.526324</text:p>
              </table:table-cell>
              <table:table-cell office:value-type="float" office:value="0.48654">
                <text:p>0.48654</text:p>
              </table:table-cell>
              <table:table-cell office:value-type="float" office:value="0.512005">
                <text:p>0.512005</text:p>
              </table:table-cell>
              <table:table-cell office:value-type="float" office:value="0.531835">
                <text:p>0.531835</text:p>
              </table:table-cell>
              <table:table-cell office:value-type="float" office:value="0.484238">
                <text:p>0.484238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45985">
                <text:p>0.45985</text:p>
              </table:table-cell>
              <table:table-cell office:value-type="float" office:value="0.526293">
                <text:p>0.526293</text:p>
              </table:table-cell>
              <table:table-cell office:value-type="float" office:value="0.486497">
                <text:p>0.486497</text:p>
              </table:table-cell>
              <table:table-cell office:value-type="float" office:value="0.511962">
                <text:p>0.511962</text:p>
              </table:table-cell>
              <table:table-cell office:value-type="float" office:value="0.531727">
                <text:p>0.531727</text:p>
              </table:table-cell>
              <table:table-cell office:value-type="float" office:value="0.484142">
                <text:p>0.484142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459806">
                <text:p>0.459806</text:p>
              </table:table-cell>
              <table:table-cell office:value-type="float" office:value="0.526262">
                <text:p>0.526262</text:p>
              </table:table-cell>
              <table:table-cell office:value-type="float" office:value="0.486454">
                <text:p>0.486454</text:p>
              </table:table-cell>
              <table:table-cell office:value-type="float" office:value="0.511918">
                <text:p>0.511918</text:p>
              </table:table-cell>
              <table:table-cell office:value-type="float" office:value="0.531619">
                <text:p>0.531619</text:p>
              </table:table-cell>
              <table:table-cell office:value-type="float" office:value="0.484046">
                <text:p>0.484046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.459803">
                <text:p>0.459803</text:p>
              </table:table-cell>
              <table:table-cell office:value-type="float" office:value="0.526229">
                <text:p>0.526229</text:p>
              </table:table-cell>
              <table:table-cell office:value-type="float" office:value="0.486413">
                <text:p>0.486413</text:p>
              </table:table-cell>
              <table:table-cell office:value-type="float" office:value="0.511876">
                <text:p>0.511876</text:p>
              </table:table-cell>
              <table:table-cell office:value-type="float" office:value="0.531512">
                <text:p>0.531512</text:p>
              </table:table-cell>
              <table:table-cell office:value-type="float" office:value="0.483951">
                <text:p>0.483951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459757">
                <text:p>0.459757</text:p>
              </table:table-cell>
              <table:table-cell office:value-type="float" office:value="0.526194">
                <text:p>0.526194</text:p>
              </table:table-cell>
              <table:table-cell office:value-type="float" office:value="0.486367">
                <text:p>0.486367</text:p>
              </table:table-cell>
              <table:table-cell office:value-type="float" office:value="0.511833">
                <text:p>0.511833</text:p>
              </table:table-cell>
              <table:table-cell office:value-type="float" office:value="0.531407">
                <text:p>0.531407</text:p>
              </table:table-cell>
              <table:table-cell office:value-type="float" office:value="0.483856">
                <text:p>0.483856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.459713">
                <text:p>0.459713</text:p>
              </table:table-cell>
              <table:table-cell office:value-type="float" office:value="0.52616">
                <text:p>0.52616</text:p>
              </table:table-cell>
              <table:table-cell office:value-type="float" office:value="0.486324">
                <text:p>0.486324</text:p>
              </table:table-cell>
              <table:table-cell office:value-type="float" office:value="0.51179">
                <text:p>0.51179</text:p>
              </table:table-cell>
              <table:table-cell office:value-type="float" office:value="0.5313">
                <text:p>0.5313</text:p>
              </table:table-cell>
              <table:table-cell office:value-type="float" office:value="0.48376">
                <text:p>0.48376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.45967">
                <text:p>0.45967</text:p>
              </table:table-cell>
              <table:table-cell office:value-type="float" office:value="0.526125">
                <text:p>0.526125</text:p>
              </table:table-cell>
              <table:table-cell office:value-type="float" office:value="0.486283">
                <text:p>0.486283</text:p>
              </table:table-cell>
              <table:table-cell office:value-type="float" office:value="0.511748">
                <text:p>0.511748</text:p>
              </table:table-cell>
              <table:table-cell office:value-type="float" office:value="0.531197">
                <text:p>0.531197</text:p>
              </table:table-cell>
              <table:table-cell office:value-type="float" office:value="0.483662">
                <text:p>0.483662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.459629">
                <text:p>0.459629</text:p>
              </table:table-cell>
              <table:table-cell office:value-type="float" office:value="0.526091">
                <text:p>0.526091</text:p>
              </table:table-cell>
              <table:table-cell office:value-type="float" office:value="0.48624">
                <text:p>0.48624</text:p>
              </table:table-cell>
              <table:table-cell office:value-type="float" office:value="0.511705">
                <text:p>0.511705</text:p>
              </table:table-cell>
              <table:table-cell office:value-type="float" office:value="0.531089">
                <text:p>0.531089</text:p>
              </table:table-cell>
              <table:table-cell office:value-type="float" office:value="0.483566">
                <text:p>0.483566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.459585">
                <text:p>0.459585</text:p>
              </table:table-cell>
              <table:table-cell office:value-type="float" office:value="0.526057">
                <text:p>0.526057</text:p>
              </table:table-cell>
              <table:table-cell office:value-type="float" office:value="0.486198">
                <text:p>0.486198</text:p>
              </table:table-cell>
              <table:table-cell office:value-type="float" office:value="0.511662">
                <text:p>0.511662</text:p>
              </table:table-cell>
              <table:table-cell office:value-type="float" office:value="0.530982">
                <text:p>0.530982</text:p>
              </table:table-cell>
              <table:table-cell office:value-type="float" office:value="0.483471">
                <text:p>0.483471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.459536">
                <text:p>0.459536</text:p>
              </table:table-cell>
              <table:table-cell office:value-type="float" office:value="0.526025">
                <text:p>0.526025</text:p>
              </table:table-cell>
              <table:table-cell office:value-type="float" office:value="0.486157">
                <text:p>0.486157</text:p>
              </table:table-cell>
              <table:table-cell office:value-type="float" office:value="0.511618">
                <text:p>0.511618</text:p>
              </table:table-cell>
              <table:table-cell office:value-type="float" office:value="0.530877">
                <text:p>0.530877</text:p>
              </table:table-cell>
              <table:table-cell office:value-type="float" office:value="0.483378">
                <text:p>0.483378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.459495">
                <text:p>0.459495</text:p>
              </table:table-cell>
              <table:table-cell office:value-type="float" office:value="0.525992">
                <text:p>0.525992</text:p>
              </table:table-cell>
              <table:table-cell office:value-type="float" office:value="0.486112">
                <text:p>0.486112</text:p>
              </table:table-cell>
              <table:table-cell office:value-type="float" office:value="0.511573">
                <text:p>0.511573</text:p>
              </table:table-cell>
              <table:table-cell office:value-type="float" office:value="0.530772">
                <text:p>0.530772</text:p>
              </table:table-cell>
              <table:table-cell office:value-type="float" office:value="0.483283">
                <text:p>0.483283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.459453">
                <text:p>0.459453</text:p>
              </table:table-cell>
              <table:table-cell office:value-type="float" office:value="0.52596">
                <text:p>0.52596</text:p>
              </table:table-cell>
              <table:table-cell office:value-type="float" office:value="0.486071">
                <text:p>0.486071</text:p>
              </table:table-cell>
              <table:table-cell office:value-type="float" office:value="0.511528">
                <text:p>0.511528</text:p>
              </table:table-cell>
              <table:table-cell office:value-type="float" office:value="0.530666">
                <text:p>0.530666</text:p>
              </table:table-cell>
              <table:table-cell office:value-type="float" office:value="0.483189">
                <text:p>0.483189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.459411">
                <text:p>0.459411</text:p>
              </table:table-cell>
              <table:table-cell office:value-type="float" office:value="0.525925">
                <text:p>0.525925</text:p>
              </table:table-cell>
              <table:table-cell office:value-type="float" office:value="0.48603">
                <text:p>0.48603</text:p>
              </table:table-cell>
              <table:table-cell office:value-type="float" office:value="0.511485">
                <text:p>0.511485</text:p>
              </table:table-cell>
              <table:table-cell office:value-type="float" office:value="0.53056">
                <text:p>0.53056</text:p>
              </table:table-cell>
              <table:table-cell office:value-type="float" office:value="0.483097">
                <text:p>0.483097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.459369">
                <text:p>0.459369</text:p>
              </table:table-cell>
              <table:table-cell office:value-type="float" office:value="0.525892">
                <text:p>0.525892</text:p>
              </table:table-cell>
              <table:table-cell office:value-type="float" office:value="0.485989">
                <text:p>0.485989</text:p>
              </table:table-cell>
              <table:table-cell office:value-type="float" office:value="0.511443">
                <text:p>0.511443</text:p>
              </table:table-cell>
              <table:table-cell office:value-type="float" office:value="0.530455">
                <text:p>0.530455</text:p>
              </table:table-cell>
              <table:table-cell office:value-type="float" office:value="0.483005">
                <text:p>0.483005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.459328">
                <text:p>0.459328</text:p>
              </table:table-cell>
              <table:table-cell office:value-type="float" office:value="0.52586">
                <text:p>0.52586</text:p>
              </table:table-cell>
              <table:table-cell office:value-type="float" office:value="0.485948">
                <text:p>0.485948</text:p>
              </table:table-cell>
              <table:table-cell office:value-type="float" office:value="0.511401">
                <text:p>0.511401</text:p>
              </table:table-cell>
              <table:table-cell office:value-type="float" office:value="0.530351">
                <text:p>0.530351</text:p>
              </table:table-cell>
              <table:table-cell office:value-type="float" office:value="0.482916">
                <text:p>0.482916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.459287">
                <text:p>0.459287</text:p>
              </table:table-cell>
              <table:table-cell office:value-type="float" office:value="0.525828">
                <text:p>0.525828</text:p>
              </table:table-cell>
              <table:table-cell office:value-type="float" office:value="0.485907">
                <text:p>0.485907</text:p>
              </table:table-cell>
              <table:table-cell office:value-type="float" office:value="0.51136">
                <text:p>0.51136</text:p>
              </table:table-cell>
              <table:table-cell office:value-type="float" office:value="0.530249">
                <text:p>0.530249</text:p>
              </table:table-cell>
              <table:table-cell office:value-type="float" office:value="0.482825">
                <text:p>0.482825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.459245">
                <text:p>0.459245</text:p>
              </table:table-cell>
              <table:table-cell office:value-type="float" office:value="0.525796">
                <text:p>0.525796</text:p>
              </table:table-cell>
              <table:table-cell office:value-type="float" office:value="0.485866">
                <text:p>0.485866</text:p>
              </table:table-cell>
              <table:table-cell office:value-type="float" office:value="0.511319">
                <text:p>0.511319</text:p>
              </table:table-cell>
              <table:table-cell office:value-type="float" office:value="0.530145">
                <text:p>0.530145</text:p>
              </table:table-cell>
              <table:table-cell office:value-type="float" office:value="0.482736">
                <text:p>0.482736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.459203">
                <text:p>0.459203</text:p>
              </table:table-cell>
              <table:table-cell office:value-type="float" office:value="0.525766">
                <text:p>0.525766</text:p>
              </table:table-cell>
              <table:table-cell office:value-type="float" office:value="0.485823">
                <text:p>0.485823</text:p>
              </table:table-cell>
              <table:table-cell office:value-type="float" office:value="0.511279">
                <text:p>0.511279</text:p>
              </table:table-cell>
              <table:table-cell office:value-type="float" office:value="0.53004">
                <text:p>0.53004</text:p>
              </table:table-cell>
              <table:table-cell office:value-type="float" office:value="0.482649">
                <text:p>0.482649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.459162">
                <text:p>0.459162</text:p>
              </table:table-cell>
              <table:table-cell office:value-type="float" office:value="0.525735">
                <text:p>0.525735</text:p>
              </table:table-cell>
              <table:table-cell office:value-type="float" office:value="0.48578">
                <text:p>0.48578</text:p>
              </table:table-cell>
              <table:table-cell office:value-type="float" office:value="0.511238">
                <text:p>0.511238</text:p>
              </table:table-cell>
              <table:table-cell office:value-type="float" office:value="0.529935">
                <text:p>0.529935</text:p>
              </table:table-cell>
              <table:table-cell office:value-type="float" office:value="0.482562">
                <text:p>0.482562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.459121">
                <text:p>0.459121</text:p>
              </table:table-cell>
              <table:table-cell office:value-type="float" office:value="0.525705">
                <text:p>0.525705</text:p>
              </table:table-cell>
              <table:table-cell office:value-type="float" office:value="0.485739">
                <text:p>0.485739</text:p>
              </table:table-cell>
              <table:table-cell office:value-type="float" office:value="0.511198">
                <text:p>0.511198</text:p>
              </table:table-cell>
              <table:table-cell office:value-type="float" office:value="0.529832">
                <text:p>0.529832</text:p>
              </table:table-cell>
              <table:table-cell office:value-type="float" office:value="0.482473">
                <text:p>0.482473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.45908">
                <text:p>0.45908</text:p>
              </table:table-cell>
              <table:table-cell office:value-type="float" office:value="0.525675">
                <text:p>0.525675</text:p>
              </table:table-cell>
              <table:table-cell office:value-type="float" office:value="0.4857">
                <text:p>0.4857</text:p>
              </table:table-cell>
              <table:table-cell office:value-type="float" office:value="0.511157">
                <text:p>0.511157</text:p>
              </table:table-cell>
              <table:table-cell office:value-type="float" office:value="0.52973">
                <text:p>0.52973</text:p>
              </table:table-cell>
              <table:table-cell office:value-type="float" office:value="0.482386">
                <text:p>0.482386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.459039">
                <text:p>0.459039</text:p>
              </table:table-cell>
              <table:table-cell office:value-type="float" office:value="0.525645">
                <text:p>0.525645</text:p>
              </table:table-cell>
              <table:table-cell office:value-type="float" office:value="0.48566">
                <text:p>0.48566</text:p>
              </table:table-cell>
              <table:table-cell office:value-type="float" office:value="0.511117">
                <text:p>0.511117</text:p>
              </table:table-cell>
              <table:table-cell office:value-type="float" office:value="0.529627">
                <text:p>0.529627</text:p>
              </table:table-cell>
              <table:table-cell office:value-type="float" office:value="0.482301">
                <text:p>0.482301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.458998">
                <text:p>0.458998</text:p>
              </table:table-cell>
              <table:table-cell office:value-type="float" office:value="0.525615">
                <text:p>0.525615</text:p>
              </table:table-cell>
              <table:table-cell office:value-type="float" office:value="0.485622">
                <text:p>0.485622</text:p>
              </table:table-cell>
              <table:table-cell office:value-type="float" office:value="0.511078">
                <text:p>0.511078</text:p>
              </table:table-cell>
              <table:table-cell office:value-type="float" office:value="0.529525">
                <text:p>0.529525</text:p>
              </table:table-cell>
              <table:table-cell office:value-type="float" office:value="0.482215">
                <text:p>0.482215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.458958">
                <text:p>0.458958</text:p>
              </table:table-cell>
              <table:table-cell office:value-type="float" office:value="0.525586">
                <text:p>0.525586</text:p>
              </table:table-cell>
              <table:table-cell office:value-type="float" office:value="0.48558">
                <text:p>0.48558</text:p>
              </table:table-cell>
              <table:table-cell office:value-type="float" office:value="0.51104">
                <text:p>0.51104</text:p>
              </table:table-cell>
              <table:table-cell office:value-type="float" office:value="0.529425">
                <text:p>0.529425</text:p>
              </table:table-cell>
              <table:table-cell office:value-type="float" office:value="0.482129">
                <text:p>0.482129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.458917">
                <text:p>0.458917</text:p>
              </table:table-cell>
              <table:table-cell office:value-type="float" office:value="0.525557">
                <text:p>0.525557</text:p>
              </table:table-cell>
              <table:table-cell office:value-type="float" office:value="0.485545">
                <text:p>0.485545</text:p>
              </table:table-cell>
              <table:table-cell office:value-type="float" office:value="0.511003">
                <text:p>0.511003</text:p>
              </table:table-cell>
              <table:table-cell office:value-type="float" office:value="0.529324">
                <text:p>0.529324</text:p>
              </table:table-cell>
              <table:table-cell office:value-type="float" office:value="0.482044">
                <text:p>0.482044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.458877">
                <text:p>0.458877</text:p>
              </table:table-cell>
              <table:table-cell office:value-type="float" office:value="0.525529">
                <text:p>0.525529</text:p>
              </table:table-cell>
              <table:table-cell office:value-type="float" office:value="0.485504">
                <text:p>0.485504</text:p>
              </table:table-cell>
              <table:table-cell office:value-type="float" office:value="0.510964">
                <text:p>0.510964</text:p>
              </table:table-cell>
              <table:table-cell office:value-type="float" office:value="0.529225">
                <text:p>0.529225</text:p>
              </table:table-cell>
              <table:table-cell office:value-type="float" office:value="0.481962">
                <text:p>0.481962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.458837">
                <text:p>0.458837</text:p>
              </table:table-cell>
              <table:table-cell office:value-type="float" office:value="0.5255">
                <text:p>0.5255</text:p>
              </table:table-cell>
              <table:table-cell office:value-type="float" office:value="0.485464">
                <text:p>0.485464</text:p>
              </table:table-cell>
              <table:table-cell office:value-type="float" office:value="0.510925">
                <text:p>0.510925</text:p>
              </table:table-cell>
              <table:table-cell office:value-type="float" office:value="0.529127">
                <text:p>0.529127</text:p>
              </table:table-cell>
              <table:table-cell office:value-type="float" office:value="0.481879">
                <text:p>0.481879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.458797">
                <text:p>0.458797</text:p>
              </table:table-cell>
              <table:table-cell office:value-type="float" office:value="0.525472">
                <text:p>0.525472</text:p>
              </table:table-cell>
              <table:table-cell office:value-type="float" office:value="0.485426">
                <text:p>0.485426</text:p>
              </table:table-cell>
              <table:table-cell office:value-type="float" office:value="0.510889">
                <text:p>0.510889</text:p>
              </table:table-cell>
              <table:table-cell office:value-type="float" office:value="0.529029">
                <text:p>0.529029</text:p>
              </table:table-cell>
              <table:table-cell office:value-type="float" office:value="0.481797">
                <text:p>0.481797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.458757">
                <text:p>0.458757</text:p>
              </table:table-cell>
              <table:table-cell office:value-type="float" office:value="0.525445">
                <text:p>0.525445</text:p>
              </table:table-cell>
              <table:table-cell office:value-type="float" office:value="0.485382">
                <text:p>0.485382</text:p>
              </table:table-cell>
              <table:table-cell office:value-type="float" office:value="0.510853">
                <text:p>0.510853</text:p>
              </table:table-cell>
              <table:table-cell office:value-type="float" office:value="0.528932">
                <text:p>0.528932</text:p>
              </table:table-cell>
              <table:table-cell office:value-type="float" office:value="0.481715">
                <text:p>0.481715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.458718">
                <text:p>0.458718</text:p>
              </table:table-cell>
              <table:table-cell office:value-type="float" office:value="0.525417">
                <text:p>0.525417</text:p>
              </table:table-cell>
              <table:table-cell office:value-type="float" office:value="0.485341">
                <text:p>0.485341</text:p>
              </table:table-cell>
              <table:table-cell office:value-type="float" office:value="0.510818">
                <text:p>0.510818</text:p>
              </table:table-cell>
              <table:table-cell office:value-type="float" office:value="0.528836">
                <text:p>0.528836</text:p>
              </table:table-cell>
              <table:table-cell office:value-type="float" office:value="0.481634">
                <text:p>0.481634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.458678">
                <text:p>0.458678</text:p>
              </table:table-cell>
              <table:table-cell office:value-type="float" office:value="0.525391">
                <text:p>0.525391</text:p>
              </table:table-cell>
              <table:table-cell office:value-type="float" office:value="0.485301">
                <text:p>0.485301</text:p>
              </table:table-cell>
              <table:table-cell office:value-type="float" office:value="0.510781">
                <text:p>0.510781</text:p>
              </table:table-cell>
              <table:table-cell office:value-type="float" office:value="0.52874">
                <text:p>0.52874</text:p>
              </table:table-cell>
              <table:table-cell office:value-type="float" office:value="0.481554">
                <text:p>0.481554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.458637">
                <text:p>0.458637</text:p>
              </table:table-cell>
              <table:table-cell office:value-type="float" office:value="0.525364">
                <text:p>0.525364</text:p>
              </table:table-cell>
              <table:table-cell office:value-type="float" office:value="0.485261">
                <text:p>0.485261</text:p>
              </table:table-cell>
              <table:table-cell office:value-type="float" office:value="0.510744">
                <text:p>0.510744</text:p>
              </table:table-cell>
              <table:table-cell office:value-type="float" office:value="0.528644">
                <text:p>0.528644</text:p>
              </table:table-cell>
              <table:table-cell office:value-type="float" office:value="0.481473">
                <text:p>0.481473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.458572">
                <text:p>0.458572</text:p>
              </table:table-cell>
              <table:table-cell office:value-type="float" office:value="0.525325">
                <text:p>0.525325</text:p>
              </table:table-cell>
              <table:table-cell office:value-type="float" office:value="0.485221">
                <text:p>0.485221</text:p>
              </table:table-cell>
              <table:table-cell office:value-type="float" office:value="0.510706">
                <text:p>0.510706</text:p>
              </table:table-cell>
              <table:table-cell office:value-type="float" office:value="0.528549">
                <text:p>0.528549</text:p>
              </table:table-cell>
              <table:table-cell office:value-type="float" office:value="0.481393">
                <text:p>0.481393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.458516">
                <text:p>0.458516</text:p>
              </table:table-cell>
              <table:table-cell office:value-type="float" office:value="0.5253">
                <text:p>0.5253</text:p>
              </table:table-cell>
              <table:table-cell office:value-type="float" office:value="0.485182">
                <text:p>0.485182</text:p>
              </table:table-cell>
              <table:table-cell office:value-type="float" office:value="0.510671">
                <text:p>0.510671</text:p>
              </table:table-cell>
              <table:table-cell office:value-type="float" office:value="0.528454">
                <text:p>0.528454</text:p>
              </table:table-cell>
              <table:table-cell office:value-type="float" office:value="0.481313">
                <text:p>0.481313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.458475">
                <text:p>0.458475</text:p>
              </table:table-cell>
              <table:table-cell office:value-type="float" office:value="0.525272">
                <text:p>0.525272</text:p>
              </table:table-cell>
              <table:table-cell office:value-type="float" office:value="0.485144">
                <text:p>0.485144</text:p>
              </table:table-cell>
              <table:table-cell office:value-type="float" office:value="0.510636">
                <text:p>0.510636</text:p>
              </table:table-cell>
              <table:table-cell office:value-type="float" office:value="0.528358">
                <text:p>0.528358</text:p>
              </table:table-cell>
              <table:table-cell office:value-type="float" office:value="0.481235">
                <text:p>0.481235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.458436">
                <text:p>0.458436</text:p>
              </table:table-cell>
              <table:table-cell office:value-type="float" office:value="0.525244">
                <text:p>0.525244</text:p>
              </table:table-cell>
              <table:table-cell office:value-type="float" office:value="0.485105">
                <text:p>0.485105</text:p>
              </table:table-cell>
              <table:table-cell office:value-type="float" office:value="0.510604">
                <text:p>0.510604</text:p>
              </table:table-cell>
              <table:table-cell office:value-type="float" office:value="0.528264">
                <text:p>0.528264</text:p>
              </table:table-cell>
              <table:table-cell office:value-type="float" office:value="0.481157">
                <text:p>0.481157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.458399">
                <text:p>0.458399</text:p>
              </table:table-cell>
              <table:table-cell office:value-type="float" office:value="0.525216">
                <text:p>0.525216</text:p>
              </table:table-cell>
              <table:table-cell office:value-type="float" office:value="0.485068">
                <text:p>0.485068</text:p>
              </table:table-cell>
              <table:table-cell office:value-type="float" office:value="0.51057">
                <text:p>0.51057</text:p>
              </table:table-cell>
              <table:table-cell office:value-type="float" office:value="0.528171">
                <text:p>0.528171</text:p>
              </table:table-cell>
              <table:table-cell office:value-type="float" office:value="0.481079">
                <text:p>0.481079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0.45836">
                <text:p>0.45836</text:p>
              </table:table-cell>
              <table:table-cell office:value-type="float" office:value="0.525188">
                <text:p>0.525188</text:p>
              </table:table-cell>
              <table:table-cell office:value-type="float" office:value="0.485029">
                <text:p>0.485029</text:p>
              </table:table-cell>
              <table:table-cell office:value-type="float" office:value="0.510535">
                <text:p>0.510535</text:p>
              </table:table-cell>
              <table:table-cell office:value-type="float" office:value="0.528078">
                <text:p>0.528078</text:p>
              </table:table-cell>
              <table:table-cell office:value-type="float" office:value="0.481001">
                <text:p>0.481001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0.458322">
                <text:p>0.458322</text:p>
              </table:table-cell>
              <table:table-cell office:value-type="float" office:value="0.52516">
                <text:p>0.52516</text:p>
              </table:table-cell>
              <table:table-cell office:value-type="float" office:value="0.48499">
                <text:p>0.48499</text:p>
              </table:table-cell>
              <table:table-cell office:value-type="float" office:value="0.510496">
                <text:p>0.510496</text:p>
              </table:table-cell>
              <table:table-cell office:value-type="float" office:value="0.527985">
                <text:p>0.527985</text:p>
              </table:table-cell>
              <table:table-cell office:value-type="float" office:value="0.480923">
                <text:p>0.480923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.458283">
                <text:p>0.458283</text:p>
              </table:table-cell>
              <table:table-cell office:value-type="float" office:value="0.525133">
                <text:p>0.525133</text:p>
              </table:table-cell>
              <table:table-cell office:value-type="float" office:value="0.484948">
                <text:p>0.484948</text:p>
              </table:table-cell>
              <table:table-cell office:value-type="float" office:value="0.510455">
                <text:p>0.510455</text:p>
              </table:table-cell>
              <table:table-cell office:value-type="float" office:value="0.527893">
                <text:p>0.527893</text:p>
              </table:table-cell>
              <table:table-cell office:value-type="float" office:value="0.480846">
                <text:p>0.480846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0.458245">
                <text:p>0.458245</text:p>
              </table:table-cell>
              <table:table-cell office:value-type="float" office:value="0.525105">
                <text:p>0.525105</text:p>
              </table:table-cell>
              <table:table-cell office:value-type="float" office:value="0.484918">
                <text:p>0.484918</text:p>
              </table:table-cell>
              <table:table-cell office:value-type="float" office:value="0.510423">
                <text:p>0.510423</text:p>
              </table:table-cell>
              <table:table-cell office:value-type="float" office:value="0.527802">
                <text:p>0.527802</text:p>
              </table:table-cell>
              <table:table-cell office:value-type="float" office:value="0.480768">
                <text:p>0.480768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.458204">
                <text:p>0.458204</text:p>
              </table:table-cell>
              <table:table-cell office:value-type="float" office:value="0.525079">
                <text:p>0.525079</text:p>
              </table:table-cell>
              <table:table-cell office:value-type="float" office:value="0.484881">
                <text:p>0.484881</text:p>
              </table:table-cell>
              <table:table-cell office:value-type="float" office:value="0.510388">
                <text:p>0.510388</text:p>
              </table:table-cell>
              <table:table-cell office:value-type="float" office:value="0.527711">
                <text:p>0.527711</text:p>
              </table:table-cell>
              <table:table-cell office:value-type="float" office:value="0.480692">
                <text:p>0.480692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.458163">
                <text:p>0.458163</text:p>
              </table:table-cell>
              <table:table-cell office:value-type="float" office:value="0.525051">
                <text:p>0.525051</text:p>
              </table:table-cell>
              <table:table-cell office:value-type="float" office:value="0.484841">
                <text:p>0.484841</text:p>
              </table:table-cell>
              <table:table-cell office:value-type="float" office:value="0.510353">
                <text:p>0.510353</text:p>
              </table:table-cell>
              <table:table-cell office:value-type="float" office:value="0.527621">
                <text:p>0.527621</text:p>
              </table:table-cell>
              <table:table-cell office:value-type="float" office:value="0.480616">
                <text:p>0.480616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0.458129">
                <text:p>0.458129</text:p>
              </table:table-cell>
              <table:table-cell office:value-type="float" office:value="0.525022">
                <text:p>0.525022</text:p>
              </table:table-cell>
              <table:table-cell office:value-type="float" office:value="0.484802">
                <text:p>0.484802</text:p>
              </table:table-cell>
              <table:table-cell office:value-type="float" office:value="0.510318">
                <text:p>0.510318</text:p>
              </table:table-cell>
              <table:table-cell office:value-type="float" office:value="0.527533">
                <text:p>0.527533</text:p>
              </table:table-cell>
              <table:table-cell office:value-type="float" office:value="0.480538">
                <text:p>0.480538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.45809">
                <text:p>0.45809</text:p>
              </table:table-cell>
              <table:table-cell office:value-type="float" office:value="0.524997">
                <text:p>0.524997</text:p>
              </table:table-cell>
              <table:table-cell office:value-type="float" office:value="0.484764">
                <text:p>0.484764</text:p>
              </table:table-cell>
              <table:table-cell office:value-type="float" office:value="0.510282">
                <text:p>0.510282</text:p>
              </table:table-cell>
              <table:table-cell office:value-type="float" office:value="0.527442">
                <text:p>0.527442</text:p>
              </table:table-cell>
              <table:table-cell office:value-type="float" office:value="0.480462">
                <text:p>0.480462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0.458051">
                <text:p>0.458051</text:p>
              </table:table-cell>
              <table:table-cell office:value-type="float" office:value="0.524971">
                <text:p>0.524971</text:p>
              </table:table-cell>
              <table:table-cell office:value-type="float" office:value="0.484723">
                <text:p>0.484723</text:p>
              </table:table-cell>
              <table:table-cell office:value-type="float" office:value="0.510244">
                <text:p>0.510244</text:p>
              </table:table-cell>
              <table:table-cell office:value-type="float" office:value="0.527353">
                <text:p>0.527353</text:p>
              </table:table-cell>
              <table:table-cell office:value-type="float" office:value="0.480386">
                <text:p>0.480386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0.458013">
                <text:p>0.458013</text:p>
              </table:table-cell>
              <table:table-cell office:value-type="float" office:value="0.524945">
                <text:p>0.524945</text:p>
              </table:table-cell>
              <table:table-cell office:value-type="float" office:value="0.484685">
                <text:p>0.484685</text:p>
              </table:table-cell>
              <table:table-cell office:value-type="float" office:value="0.510208">
                <text:p>0.510208</text:p>
              </table:table-cell>
              <table:table-cell office:value-type="float" office:value="0.527263">
                <text:p>0.527263</text:p>
              </table:table-cell>
              <table:table-cell office:value-type="float" office:value="0.48031">
                <text:p>0.48031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0.457976">
                <text:p>0.457976</text:p>
              </table:table-cell>
              <table:table-cell office:value-type="float" office:value="0.52492">
                <text:p>0.52492</text:p>
              </table:table-cell>
              <table:table-cell office:value-type="float" office:value="0.484645">
                <text:p>0.484645</text:p>
              </table:table-cell>
              <table:table-cell office:value-type="float" office:value="0.510172">
                <text:p>0.510172</text:p>
              </table:table-cell>
              <table:table-cell office:value-type="float" office:value="0.527174">
                <text:p>0.527174</text:p>
              </table:table-cell>
              <table:table-cell office:value-type="float" office:value="0.480235">
                <text:p>0.480235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0.457938">
                <text:p>0.457938</text:p>
              </table:table-cell>
              <table:table-cell office:value-type="float" office:value="0.524894">
                <text:p>0.524894</text:p>
              </table:table-cell>
              <table:table-cell office:value-type="float" office:value="0.484607">
                <text:p>0.484607</text:p>
              </table:table-cell>
              <table:table-cell office:value-type="float" office:value="0.510138">
                <text:p>0.510138</text:p>
              </table:table-cell>
              <table:table-cell office:value-type="float" office:value="0.527085">
                <text:p>0.527085</text:p>
              </table:table-cell>
              <table:table-cell office:value-type="float" office:value="0.480161">
                <text:p>0.480161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0.457901">
                <text:p>0.457901</text:p>
              </table:table-cell>
              <table:table-cell office:value-type="float" office:value="0.524868">
                <text:p>0.524868</text:p>
              </table:table-cell>
              <table:table-cell office:value-type="float" office:value="0.484568">
                <text:p>0.484568</text:p>
              </table:table-cell>
              <table:table-cell office:value-type="float" office:value="0.510102">
                <text:p>0.510102</text:p>
              </table:table-cell>
              <table:table-cell office:value-type="float" office:value="0.526995">
                <text:p>0.526995</text:p>
              </table:table-cell>
              <table:table-cell office:value-type="float" office:value="0.480086">
                <text:p>0.480086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0.457864">
                <text:p>0.457864</text:p>
              </table:table-cell>
              <table:table-cell office:value-type="float" office:value="0.524843">
                <text:p>0.524843</text:p>
              </table:table-cell>
              <table:table-cell office:value-type="float" office:value="0.484529">
                <text:p>0.484529</text:p>
              </table:table-cell>
              <table:table-cell office:value-type="float" office:value="0.510067">
                <text:p>0.510067</text:p>
              </table:table-cell>
              <table:table-cell office:value-type="float" office:value="0.526906">
                <text:p>0.526906</text:p>
              </table:table-cell>
              <table:table-cell office:value-type="float" office:value="0.480011">
                <text:p>0.480011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0.457827">
                <text:p>0.457827</text:p>
              </table:table-cell>
              <table:table-cell office:value-type="float" office:value="0.524818">
                <text:p>0.524818</text:p>
              </table:table-cell>
              <table:table-cell office:value-type="float" office:value="0.484492">
                <text:p>0.484492</text:p>
              </table:table-cell>
              <table:table-cell office:value-type="float" office:value="0.510034">
                <text:p>0.510034</text:p>
              </table:table-cell>
              <table:table-cell office:value-type="float" office:value="0.526819">
                <text:p>0.526819</text:p>
              </table:table-cell>
              <table:table-cell office:value-type="float" office:value="0.479938">
                <text:p>0.479938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0.457788">
                <text:p>0.457788</text:p>
              </table:table-cell>
              <table:table-cell office:value-type="float" office:value="0.524796">
                <text:p>0.524796</text:p>
              </table:table-cell>
              <table:table-cell office:value-type="float" office:value="0.484453">
                <text:p>0.484453</text:p>
              </table:table-cell>
              <table:table-cell office:value-type="float" office:value="0.510001">
                <text:p>0.510001</text:p>
              </table:table-cell>
              <table:table-cell office:value-type="float" office:value="0.526731">
                <text:p>0.526731</text:p>
              </table:table-cell>
              <table:table-cell office:value-type="float" office:value="0.479866">
                <text:p>0.479866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0.457751">
                <text:p>0.457751</text:p>
              </table:table-cell>
              <table:table-cell office:value-type="float" office:value="0.524774">
                <text:p>0.524774</text:p>
              </table:table-cell>
              <table:table-cell office:value-type="float" office:value="0.484414">
                <text:p>0.484414</text:p>
              </table:table-cell>
              <table:table-cell office:value-type="float" office:value="0.509966">
                <text:p>0.509966</text:p>
              </table:table-cell>
              <table:table-cell office:value-type="float" office:value="0.526645">
                <text:p>0.526645</text:p>
              </table:table-cell>
              <table:table-cell office:value-type="float" office:value="0.479793">
                <text:p>0.479793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0.457715">
                <text:p>0.457715</text:p>
              </table:table-cell>
              <table:table-cell office:value-type="float" office:value="0.524751">
                <text:p>0.524751</text:p>
              </table:table-cell>
              <table:table-cell office:value-type="float" office:value="0.484372">
                <text:p>0.484372</text:p>
              </table:table-cell>
              <table:table-cell office:value-type="float" office:value="0.509924">
                <text:p>0.509924</text:p>
              </table:table-cell>
              <table:table-cell office:value-type="float" office:value="0.526558">
                <text:p>0.526558</text:p>
              </table:table-cell>
              <table:table-cell office:value-type="float" office:value="0.479721">
                <text:p>0.479721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0.457678">
                <text:p>0.457678</text:p>
              </table:table-cell>
              <table:table-cell office:value-type="float" office:value="0.524729">
                <text:p>0.524729</text:p>
              </table:table-cell>
              <table:table-cell office:value-type="float" office:value="0.484335">
                <text:p>0.484335</text:p>
              </table:table-cell>
              <table:table-cell office:value-type="float" office:value="0.509884">
                <text:p>0.509884</text:p>
              </table:table-cell>
              <table:table-cell office:value-type="float" office:value="0.526472">
                <text:p>0.526472</text:p>
              </table:table-cell>
              <table:table-cell office:value-type="float" office:value="0.479649">
                <text:p>0.479649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0.457642">
                <text:p>0.457642</text:p>
              </table:table-cell>
              <table:table-cell office:value-type="float" office:value="0.524706">
                <text:p>0.524706</text:p>
              </table:table-cell>
              <table:table-cell office:value-type="float" office:value="0.484299">
                <text:p>0.484299</text:p>
              </table:table-cell>
              <table:table-cell office:value-type="float" office:value="0.509846">
                <text:p>0.509846</text:p>
              </table:table-cell>
              <table:table-cell office:value-type="float" office:value="0.526383">
                <text:p>0.526383</text:p>
              </table:table-cell>
              <table:table-cell office:value-type="float" office:value="0.479576">
                <text:p>0.479576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0.457606">
                <text:p>0.457606</text:p>
              </table:table-cell>
              <table:table-cell office:value-type="float" office:value="0.524684">
                <text:p>0.524684</text:p>
              </table:table-cell>
              <table:table-cell office:value-type="float" office:value="0.484262">
                <text:p>0.484262</text:p>
              </table:table-cell>
              <table:table-cell office:value-type="float" office:value="0.509809">
                <text:p>0.509809</text:p>
              </table:table-cell>
              <table:table-cell office:value-type="float" office:value="0.526298">
                <text:p>0.526298</text:p>
              </table:table-cell>
              <table:table-cell office:value-type="float" office:value="0.479504">
                <text:p>0.479504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0.457569">
                <text:p>0.457569</text:p>
              </table:table-cell>
              <table:table-cell office:value-type="float" office:value="0.524661">
                <text:p>0.524661</text:p>
              </table:table-cell>
              <table:table-cell office:value-type="float" office:value="0.484225">
                <text:p>0.484225</text:p>
              </table:table-cell>
              <table:table-cell office:value-type="float" office:value="0.509773">
                <text:p>0.509773</text:p>
              </table:table-cell>
              <table:table-cell office:value-type="float" office:value="0.526213">
                <text:p>0.526213</text:p>
              </table:table-cell>
              <table:table-cell office:value-type="float" office:value="0.479433">
                <text:p>0.479433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0.457533">
                <text:p>0.457533</text:p>
              </table:table-cell>
              <table:table-cell office:value-type="float" office:value="0.524638">
                <text:p>0.524638</text:p>
              </table:table-cell>
              <table:table-cell office:value-type="float" office:value="0.484178">
                <text:p>0.484178</text:p>
              </table:table-cell>
              <table:table-cell office:value-type="float" office:value="0.509734">
                <text:p>0.509734</text:p>
              </table:table-cell>
              <table:table-cell office:value-type="float" office:value="0.526127">
                <text:p>0.526127</text:p>
              </table:table-cell>
              <table:table-cell office:value-type="float" office:value="0.479363">
                <text:p>0.479363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0.457497">
                <text:p>0.457497</text:p>
              </table:table-cell>
              <table:table-cell office:value-type="float" office:value="0.524616">
                <text:p>0.524616</text:p>
              </table:table-cell>
              <table:table-cell office:value-type="float" office:value="0.484142">
                <text:p>0.484142</text:p>
              </table:table-cell>
              <table:table-cell office:value-type="float" office:value="0.509697">
                <text:p>0.509697</text:p>
              </table:table-cell>
              <table:table-cell office:value-type="float" office:value="0.526042">
                <text:p>0.526042</text:p>
              </table:table-cell>
              <table:table-cell office:value-type="float" office:value="0.47929">
                <text:p>0.47929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0.457462">
                <text:p>0.457462</text:p>
              </table:table-cell>
              <table:table-cell office:value-type="float" office:value="0.524593">
                <text:p>0.524593</text:p>
              </table:table-cell>
              <table:table-cell office:value-type="float" office:value="0.484107">
                <text:p>0.484107</text:p>
              </table:table-cell>
              <table:table-cell office:value-type="float" office:value="0.509661">
                <text:p>0.509661</text:p>
              </table:table-cell>
              <table:table-cell office:value-type="float" office:value="0.525959">
                <text:p>0.525959</text:p>
              </table:table-cell>
              <table:table-cell office:value-type="float" office:value="0.479221">
                <text:p>0.479221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0.457426">
                <text:p>0.457426</text:p>
              </table:table-cell>
              <table:table-cell office:value-type="float" office:value="0.524571">
                <text:p>0.524571</text:p>
              </table:table-cell>
              <table:table-cell office:value-type="float" office:value="0.484072">
                <text:p>0.484072</text:p>
              </table:table-cell>
              <table:table-cell office:value-type="float" office:value="0.509625">
                <text:p>0.509625</text:p>
              </table:table-cell>
              <table:table-cell office:value-type="float" office:value="0.525874">
                <text:p>0.525874</text:p>
              </table:table-cell>
              <table:table-cell office:value-type="float" office:value="0.47915">
                <text:p>0.47915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0.457391">
                <text:p>0.457391</text:p>
              </table:table-cell>
              <table:table-cell office:value-type="float" office:value="0.524549">
                <text:p>0.524549</text:p>
              </table:table-cell>
              <table:table-cell office:value-type="float" office:value="0.484038">
                <text:p>0.484038</text:p>
              </table:table-cell>
              <table:table-cell office:value-type="float" office:value="0.509589">
                <text:p>0.509589</text:p>
              </table:table-cell>
              <table:table-cell office:value-type="float" office:value="0.52579">
                <text:p>0.52579</text:p>
              </table:table-cell>
              <table:table-cell office:value-type="float" office:value="0.47908">
                <text:p>0.47908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0.457355">
                <text:p>0.457355</text:p>
              </table:table-cell>
              <table:table-cell office:value-type="float" office:value="0.524527">
                <text:p>0.524527</text:p>
              </table:table-cell>
              <table:table-cell office:value-type="float" office:value="0.484002">
                <text:p>0.484002</text:p>
              </table:table-cell>
              <table:table-cell office:value-type="float" office:value="0.509555">
                <text:p>0.509555</text:p>
              </table:table-cell>
              <table:table-cell office:value-type="float" office:value="0.525705">
                <text:p>0.525705</text:p>
              </table:table-cell>
              <table:table-cell office:value-type="float" office:value="0.479009">
                <text:p>0.479009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0.457329">
                <text:p>0.457329</text:p>
              </table:table-cell>
              <table:table-cell office:value-type="float" office:value="0.524499">
                <text:p>0.524499</text:p>
              </table:table-cell>
              <table:table-cell office:value-type="float" office:value="0.483966">
                <text:p>0.483966</text:p>
              </table:table-cell>
              <table:table-cell office:value-type="float" office:value="0.50952">
                <text:p>0.50952</text:p>
              </table:table-cell>
              <table:table-cell office:value-type="float" office:value="0.525621">
                <text:p>0.525621</text:p>
              </table:table-cell>
              <table:table-cell office:value-type="float" office:value="0.478939">
                <text:p>0.478939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0.457295">
                <text:p>0.457295</text:p>
              </table:table-cell>
              <table:table-cell office:value-type="float" office:value="0.524478">
                <text:p>0.524478</text:p>
              </table:table-cell>
              <table:table-cell office:value-type="float" office:value="0.483931">
                <text:p>0.483931</text:p>
              </table:table-cell>
              <table:table-cell office:value-type="float" office:value="0.509485">
                <text:p>0.509485</text:p>
              </table:table-cell>
              <table:table-cell office:value-type="float" office:value="0.525538">
                <text:p>0.525538</text:p>
              </table:table-cell>
              <table:table-cell office:value-type="float" office:value="0.47887">
                <text:p>0.47887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0.457262">
                <text:p>0.457262</text:p>
              </table:table-cell>
              <table:table-cell office:value-type="float" office:value="0.524458">
                <text:p>0.524458</text:p>
              </table:table-cell>
              <table:table-cell office:value-type="float" office:value="0.483896">
                <text:p>0.483896</text:p>
              </table:table-cell>
              <table:table-cell office:value-type="float" office:value="0.509451">
                <text:p>0.509451</text:p>
              </table:table-cell>
              <table:table-cell office:value-type="float" office:value="0.525455">
                <text:p>0.525455</text:p>
              </table:table-cell>
              <table:table-cell office:value-type="float" office:value="0.478801">
                <text:p>0.478801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0.457226">
                <text:p>0.457226</text:p>
              </table:table-cell>
              <table:table-cell office:value-type="float" office:value="0.524438">
                <text:p>0.524438</text:p>
              </table:table-cell>
              <table:table-cell office:value-type="float" office:value="0.48386">
                <text:p>0.48386</text:p>
              </table:table-cell>
              <table:table-cell office:value-type="float" office:value="0.509416">
                <text:p>0.509416</text:p>
              </table:table-cell>
              <table:table-cell office:value-type="float" office:value="0.525372">
                <text:p>0.525372</text:p>
              </table:table-cell>
              <table:table-cell office:value-type="float" office:value="0.478732">
                <text:p>0.478732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0.457191">
                <text:p>0.457191</text:p>
              </table:table-cell>
              <table:table-cell office:value-type="float" office:value="0.524417">
                <text:p>0.524417</text:p>
              </table:table-cell>
              <table:table-cell office:value-type="float" office:value="0.483821">
                <text:p>0.483821</text:p>
              </table:table-cell>
              <table:table-cell office:value-type="float" office:value="0.509384">
                <text:p>0.509384</text:p>
              </table:table-cell>
              <table:table-cell office:value-type="float" office:value="0.525289">
                <text:p>0.525289</text:p>
              </table:table-cell>
              <table:table-cell office:value-type="float" office:value="0.478663">
                <text:p>0.478663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0.457162">
                <text:p>0.457162</text:p>
              </table:table-cell>
              <table:table-cell office:value-type="float" office:value="0.524397">
                <text:p>0.524397</text:p>
              </table:table-cell>
              <table:table-cell office:value-type="float" office:value="0.483784">
                <text:p>0.483784</text:p>
              </table:table-cell>
              <table:table-cell office:value-type="float" office:value="0.509351">
                <text:p>0.509351</text:p>
              </table:table-cell>
              <table:table-cell office:value-type="float" office:value="0.525207">
                <text:p>0.525207</text:p>
              </table:table-cell>
              <table:table-cell office:value-type="float" office:value="0.478595">
                <text:p>0.478595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0.457127">
                <text:p>0.457127</text:p>
              </table:table-cell>
              <table:table-cell office:value-type="float" office:value="0.524377">
                <text:p>0.524377</text:p>
              </table:table-cell>
              <table:table-cell office:value-type="float" office:value="0.483749">
                <text:p>0.483749</text:p>
              </table:table-cell>
              <table:table-cell office:value-type="float" office:value="0.509318">
                <text:p>0.509318</text:p>
              </table:table-cell>
              <table:table-cell office:value-type="float" office:value="0.525125">
                <text:p>0.525125</text:p>
              </table:table-cell>
              <table:table-cell office:value-type="float" office:value="0.478528">
                <text:p>0.478528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0.457092">
                <text:p>0.457092</text:p>
              </table:table-cell>
              <table:table-cell office:value-type="float" office:value="0.524302">
                <text:p>0.524302</text:p>
              </table:table-cell>
              <table:table-cell office:value-type="float" office:value="0.483725">
                <text:p>0.483725</text:p>
              </table:table-cell>
              <table:table-cell office:value-type="float" office:value="0.509286">
                <text:p>0.509286</text:p>
              </table:table-cell>
              <table:table-cell office:value-type="float" office:value="0.52504">
                <text:p>0.52504</text:p>
              </table:table-cell>
              <table:table-cell office:value-type="float" office:value="0.478459">
                <text:p>0.478459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0.457054">
                <text:p>0.457054</text:p>
              </table:table-cell>
              <table:table-cell office:value-type="float" office:value="0.524282">
                <text:p>0.524282</text:p>
              </table:table-cell>
              <table:table-cell office:value-type="float" office:value="0.483692">
                <text:p>0.483692</text:p>
              </table:table-cell>
              <table:table-cell office:value-type="float" office:value="0.509254">
                <text:p>0.509254</text:p>
              </table:table-cell>
              <table:table-cell office:value-type="float" office:value="0.524958">
                <text:p>0.524958</text:p>
              </table:table-cell>
              <table:table-cell office:value-type="float" office:value="0.478392">
                <text:p>0.478392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0.45702">
                <text:p>0.45702</text:p>
              </table:table-cell>
              <table:table-cell office:value-type="float" office:value="0.524262">
                <text:p>0.524262</text:p>
              </table:table-cell>
              <table:table-cell office:value-type="float" office:value="0.483654">
                <text:p>0.483654</text:p>
              </table:table-cell>
              <table:table-cell office:value-type="float" office:value="0.509222">
                <text:p>0.509222</text:p>
              </table:table-cell>
              <table:table-cell office:value-type="float" office:value="0.524876">
                <text:p>0.524876</text:p>
              </table:table-cell>
              <table:table-cell office:value-type="float" office:value="0.478326">
                <text:p>0.478326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0.456985">
                <text:p>0.456985</text:p>
              </table:table-cell>
              <table:table-cell office:value-type="float" office:value="0.524242">
                <text:p>0.524242</text:p>
              </table:table-cell>
              <table:table-cell office:value-type="float" office:value="0.483616">
                <text:p>0.483616</text:p>
              </table:table-cell>
              <table:table-cell office:value-type="float" office:value="0.509188">
                <text:p>0.509188</text:p>
              </table:table-cell>
              <table:table-cell office:value-type="float" office:value="0.524794">
                <text:p>0.524794</text:p>
              </table:table-cell>
              <table:table-cell office:value-type="float" office:value="0.47826">
                <text:p>0.47826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0.45695">
                <text:p>0.45695</text:p>
              </table:table-cell>
              <table:table-cell office:value-type="float" office:value="0.524221">
                <text:p>0.524221</text:p>
              </table:table-cell>
              <table:table-cell office:value-type="float" office:value="0.48358">
                <text:p>0.48358</text:p>
              </table:table-cell>
              <table:table-cell office:value-type="float" office:value="0.509154">
                <text:p>0.509154</text:p>
              </table:table-cell>
              <table:table-cell office:value-type="float" office:value="0.524713">
                <text:p>0.524713</text:p>
              </table:table-cell>
              <table:table-cell office:value-type="float" office:value="0.478194">
                <text:p>0.478194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0.456916">
                <text:p>0.456916</text:p>
              </table:table-cell>
              <table:table-cell office:value-type="float" office:value="0.524201">
                <text:p>0.524201</text:p>
              </table:table-cell>
              <table:table-cell office:value-type="float" office:value="0.483543">
                <text:p>0.483543</text:p>
              </table:table-cell>
              <table:table-cell office:value-type="float" office:value="0.509121">
                <text:p>0.509121</text:p>
              </table:table-cell>
              <table:table-cell office:value-type="float" office:value="0.524633">
                <text:p>0.524633</text:p>
              </table:table-cell>
              <table:table-cell office:value-type="float" office:value="0.478129">
                <text:p>0.478129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0.456886">
                <text:p>0.456886</text:p>
              </table:table-cell>
              <table:table-cell office:value-type="float" office:value="0.524183">
                <text:p>0.524183</text:p>
              </table:table-cell>
              <table:table-cell office:value-type="float" office:value="0.48351">
                <text:p>0.48351</text:p>
              </table:table-cell>
              <table:table-cell office:value-type="float" office:value="0.509086">
                <text:p>0.509086</text:p>
              </table:table-cell>
              <table:table-cell office:value-type="float" office:value="0.524552">
                <text:p>0.524552</text:p>
              </table:table-cell>
              <table:table-cell office:value-type="float" office:value="0.478064">
                <text:p>0.478064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0.456849">
                <text:p>0.456849</text:p>
              </table:table-cell>
              <table:table-cell office:value-type="float" office:value="0.524162">
                <text:p>0.524162</text:p>
              </table:table-cell>
              <table:table-cell office:value-type="float" office:value="0.483474">
                <text:p>0.483474</text:p>
              </table:table-cell>
              <table:table-cell office:value-type="float" office:value="0.509052">
                <text:p>0.509052</text:p>
              </table:table-cell>
              <table:table-cell office:value-type="float" office:value="0.524473">
                <text:p>0.524473</text:p>
              </table:table-cell>
              <table:table-cell office:value-type="float" office:value="0.477997">
                <text:p>0.477997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0.456815">
                <text:p>0.456815</text:p>
              </table:table-cell>
              <table:table-cell office:value-type="float" office:value="0.524142">
                <text:p>0.524142</text:p>
              </table:table-cell>
              <table:table-cell office:value-type="float" office:value="0.483434">
                <text:p>0.483434</text:p>
              </table:table-cell>
              <table:table-cell office:value-type="float" office:value="0.509018">
                <text:p>0.509018</text:p>
              </table:table-cell>
              <table:table-cell office:value-type="float" office:value="0.524394">
                <text:p>0.524394</text:p>
              </table:table-cell>
              <table:table-cell office:value-type="float" office:value="0.477934">
                <text:p>0.477934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0.456781">
                <text:p>0.456781</text:p>
              </table:table-cell>
              <table:table-cell office:value-type="float" office:value="0.524121">
                <text:p>0.524121</text:p>
              </table:table-cell>
              <table:table-cell office:value-type="float" office:value="0.4834">
                <text:p>0.4834</text:p>
              </table:table-cell>
              <table:table-cell office:value-type="float" office:value="0.508984">
                <text:p>0.508984</text:p>
              </table:table-cell>
              <table:table-cell office:value-type="float" office:value="0.524314">
                <text:p>0.524314</text:p>
              </table:table-cell>
              <table:table-cell office:value-type="float" office:value="0.47787">
                <text:p>0.47787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0.456746">
                <text:p>0.456746</text:p>
              </table:table-cell>
              <table:table-cell office:value-type="float" office:value="0.5241">
                <text:p>0.5241</text:p>
              </table:table-cell>
              <table:table-cell office:value-type="float" office:value="0.483376">
                <text:p>0.483376</text:p>
              </table:table-cell>
              <table:table-cell office:value-type="float" office:value="0.508951">
                <text:p>0.508951</text:p>
              </table:table-cell>
              <table:table-cell office:value-type="float" office:value="0.524236">
                <text:p>0.524236</text:p>
              </table:table-cell>
              <table:table-cell office:value-type="float" office:value="0.477807">
                <text:p>0.477807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0.456713">
                <text:p>0.456713</text:p>
              </table:table-cell>
              <table:table-cell office:value-type="float" office:value="0.52408">
                <text:p>0.52408</text:p>
              </table:table-cell>
              <table:table-cell office:value-type="float" office:value="0.483345">
                <text:p>0.483345</text:p>
              </table:table-cell>
              <table:table-cell office:value-type="float" office:value="0.508927">
                <text:p>0.508927</text:p>
              </table:table-cell>
              <table:table-cell office:value-type="float" office:value="0.524156">
                <text:p>0.524156</text:p>
              </table:table-cell>
              <table:table-cell office:value-type="float" office:value="0.477744">
                <text:p>0.477744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0.456679">
                <text:p>0.456679</text:p>
              </table:table-cell>
              <table:table-cell office:value-type="float" office:value="0.524059">
                <text:p>0.524059</text:p>
              </table:table-cell>
              <table:table-cell office:value-type="float" office:value="0.483318">
                <text:p>0.483318</text:p>
              </table:table-cell>
              <table:table-cell office:value-type="float" office:value="0.5089">
                <text:p>0.5089</text:p>
              </table:table-cell>
              <table:table-cell office:value-type="float" office:value="0.524077">
                <text:p>0.524077</text:p>
              </table:table-cell>
              <table:table-cell office:value-type="float" office:value="0.477682">
                <text:p>0.477682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0.456645">
                <text:p>0.456645</text:p>
              </table:table-cell>
              <table:table-cell office:value-type="float" office:value="0.524039">
                <text:p>0.524039</text:p>
              </table:table-cell>
              <table:table-cell office:value-type="float" office:value="0.483281">
                <text:p>0.483281</text:p>
              </table:table-cell>
              <table:table-cell office:value-type="float" office:value="0.50887">
                <text:p>0.50887</text:p>
              </table:table-cell>
              <table:table-cell office:value-type="float" office:value="0.523999">
                <text:p>0.523999</text:p>
              </table:table-cell>
              <table:table-cell office:value-type="float" office:value="0.477619">
                <text:p>0.477619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0.456611">
                <text:p>0.456611</text:p>
              </table:table-cell>
              <table:table-cell office:value-type="float" office:value="0.524019">
                <text:p>0.524019</text:p>
              </table:table-cell>
              <table:table-cell office:value-type="float" office:value="0.483244">
                <text:p>0.483244</text:p>
              </table:table-cell>
              <table:table-cell office:value-type="float" office:value="0.508835">
                <text:p>0.508835</text:p>
              </table:table-cell>
              <table:table-cell office:value-type="float" office:value="0.523921">
                <text:p>0.523921</text:p>
              </table:table-cell>
              <table:table-cell office:value-type="float" office:value="0.477557">
                <text:p>0.477557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0.456578">
                <text:p>0.456578</text:p>
              </table:table-cell>
              <table:table-cell office:value-type="float" office:value="0.523999">
                <text:p>0.523999</text:p>
              </table:table-cell>
              <table:table-cell office:value-type="float" office:value="0.483209">
                <text:p>0.483209</text:p>
              </table:table-cell>
              <table:table-cell office:value-type="float" office:value="0.508801">
                <text:p>0.508801</text:p>
              </table:table-cell>
              <table:table-cell office:value-type="float" office:value="0.523844">
                <text:p>0.523844</text:p>
              </table:table-cell>
              <table:table-cell office:value-type="float" office:value="0.477495">
                <text:p>0.477495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0.456541">
                <text:p>0.456541</text:p>
              </table:table-cell>
              <table:table-cell office:value-type="float" office:value="0.523979">
                <text:p>0.523979</text:p>
              </table:table-cell>
              <table:table-cell office:value-type="float" office:value="0.483175">
                <text:p>0.483175</text:p>
              </table:table-cell>
              <table:table-cell office:value-type="float" office:value="0.508766">
                <text:p>0.508766</text:p>
              </table:table-cell>
              <table:table-cell office:value-type="float" office:value="0.523767">
                <text:p>0.523767</text:p>
              </table:table-cell>
              <table:table-cell office:value-type="float" office:value="0.477433">
                <text:p>0.477433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0.456508">
                <text:p>0.456508</text:p>
              </table:table-cell>
              <table:table-cell office:value-type="float" office:value="0.52396">
                <text:p>0.52396</text:p>
              </table:table-cell>
              <table:table-cell office:value-type="float" office:value="0.48314">
                <text:p>0.48314</text:p>
              </table:table-cell>
              <table:table-cell office:value-type="float" office:value="0.508732">
                <text:p>0.508732</text:p>
              </table:table-cell>
              <table:table-cell office:value-type="float" office:value="0.52369">
                <text:p>0.52369</text:p>
              </table:table-cell>
              <table:table-cell office:value-type="float" office:value="0.477372">
                <text:p>0.477372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0.456471">
                <text:p>0.456471</text:p>
              </table:table-cell>
              <table:table-cell office:value-type="float" office:value="0.523946">
                <text:p>0.523946</text:p>
              </table:table-cell>
              <table:table-cell office:value-type="float" office:value="0.483102">
                <text:p>0.483102</text:p>
              </table:table-cell>
              <table:table-cell office:value-type="float" office:value="0.508699">
                <text:p>0.508699</text:p>
              </table:table-cell>
              <table:table-cell office:value-type="float" office:value="0.523613">
                <text:p>0.523613</text:p>
              </table:table-cell>
              <table:table-cell office:value-type="float" office:value="0.477311">
                <text:p>0.477311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0.456439">
                <text:p>0.456439</text:p>
              </table:table-cell>
              <table:table-cell office:value-type="float" office:value="0.523927">
                <text:p>0.523927</text:p>
              </table:table-cell>
              <table:table-cell office:value-type="float" office:value="0.483068">
                <text:p>0.483068</text:p>
              </table:table-cell>
              <table:table-cell office:value-type="float" office:value="0.508666">
                <text:p>0.508666</text:p>
              </table:table-cell>
              <table:table-cell office:value-type="float" office:value="0.523537">
                <text:p>0.523537</text:p>
              </table:table-cell>
              <table:table-cell office:value-type="float" office:value="0.477251">
                <text:p>0.477251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0.456406">
                <text:p>0.456406</text:p>
              </table:table-cell>
              <table:table-cell office:value-type="float" office:value="0.523908">
                <text:p>0.523908</text:p>
              </table:table-cell>
              <table:table-cell office:value-type="float" office:value="0.483031">
                <text:p>0.483031</text:p>
              </table:table-cell>
              <table:table-cell office:value-type="float" office:value="0.508635">
                <text:p>0.508635</text:p>
              </table:table-cell>
              <table:table-cell office:value-type="float" office:value="0.52346">
                <text:p>0.52346</text:p>
              </table:table-cell>
              <table:table-cell office:value-type="float" office:value="0.477191">
                <text:p>0.477191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0.456373">
                <text:p>0.456373</text:p>
              </table:table-cell>
              <table:table-cell office:value-type="float" office:value="0.523888">
                <text:p>0.523888</text:p>
              </table:table-cell>
              <table:table-cell office:value-type="float" office:value="0.483">
                <text:p>0.483</text:p>
              </table:table-cell>
              <table:table-cell office:value-type="float" office:value="0.508605">
                <text:p>0.508605</text:p>
              </table:table-cell>
              <table:table-cell office:value-type="float" office:value="0.523385">
                <text:p>0.523385</text:p>
              </table:table-cell>
              <table:table-cell office:value-type="float" office:value="0.477133">
                <text:p>0.477133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0.456348">
                <text:p>0.456348</text:p>
              </table:table-cell>
              <table:table-cell office:value-type="float" office:value="0.523868">
                <text:p>0.523868</text:p>
              </table:table-cell>
              <table:table-cell office:value-type="float" office:value="0.482963">
                <text:p>0.482963</text:p>
              </table:table-cell>
              <table:table-cell office:value-type="float" office:value="0.508574">
                <text:p>0.508574</text:p>
              </table:table-cell>
              <table:table-cell office:value-type="float" office:value="0.52331">
                <text:p>0.52331</text:p>
              </table:table-cell>
              <table:table-cell office:value-type="float" office:value="0.477073">
                <text:p>0.477073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0.456316">
                <text:p>0.456316</text:p>
              </table:table-cell>
              <table:table-cell office:value-type="float" office:value="0.523849">
                <text:p>0.523849</text:p>
              </table:table-cell>
              <table:table-cell office:value-type="float" office:value="0.482928">
                <text:p>0.482928</text:p>
              </table:table-cell>
              <table:table-cell office:value-type="float" office:value="0.508541">
                <text:p>0.508541</text:p>
              </table:table-cell>
              <table:table-cell office:value-type="float" office:value="0.523234">
                <text:p>0.523234</text:p>
              </table:table-cell>
              <table:table-cell office:value-type="float" office:value="0.477013">
                <text:p>0.477013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0.456283">
                <text:p>0.456283</text:p>
              </table:table-cell>
              <table:table-cell office:value-type="float" office:value="0.523831">
                <text:p>0.523831</text:p>
              </table:table-cell>
              <table:table-cell office:value-type="float" office:value="0.482893">
                <text:p>0.482893</text:p>
              </table:table-cell>
              <table:table-cell office:value-type="float" office:value="0.508509">
                <text:p>0.508509</text:p>
              </table:table-cell>
              <table:table-cell office:value-type="float" office:value="0.523159">
                <text:p>0.523159</text:p>
              </table:table-cell>
              <table:table-cell office:value-type="float" office:value="0.476953">
                <text:p>0.476953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0.45625">
                <text:p>0.45625</text:p>
              </table:table-cell>
              <table:table-cell office:value-type="float" office:value="0.523813">
                <text:p>0.523813</text:p>
              </table:table-cell>
              <table:table-cell office:value-type="float" office:value="0.482868">
                <text:p>0.482868</text:p>
              </table:table-cell>
              <table:table-cell office:value-type="float" office:value="0.508477">
                <text:p>0.508477</text:p>
              </table:table-cell>
              <table:table-cell office:value-type="float" office:value="0.523085">
                <text:p>0.523085</text:p>
              </table:table-cell>
              <table:table-cell office:value-type="float" office:value="0.476894">
                <text:p>0.476894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0.456217">
                <text:p>0.456217</text:p>
              </table:table-cell>
              <table:table-cell office:value-type="float" office:value="0.523796">
                <text:p>0.523796</text:p>
              </table:table-cell>
              <table:table-cell office:value-type="float" office:value="0.48284">
                <text:p>0.48284</text:p>
              </table:table-cell>
              <table:table-cell office:value-type="float" office:value="0.508447">
                <text:p>0.508447</text:p>
              </table:table-cell>
              <table:table-cell office:value-type="float" office:value="0.523007">
                <text:p>0.523007</text:p>
              </table:table-cell>
              <table:table-cell office:value-type="float" office:value="0.476833">
                <text:p>0.476833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0.456189">
                <text:p>0.456189</text:p>
              </table:table-cell>
              <table:table-cell office:value-type="float" office:value="0.523779">
                <text:p>0.523779</text:p>
              </table:table-cell>
              <table:table-cell office:value-type="float" office:value="0.482806">
                <text:p>0.482806</text:p>
              </table:table-cell>
              <table:table-cell office:value-type="float" office:value="0.508415">
                <text:p>0.508415</text:p>
              </table:table-cell>
              <table:table-cell office:value-type="float" office:value="0.522934">
                <text:p>0.522934</text:p>
              </table:table-cell>
              <table:table-cell office:value-type="float" office:value="0.476776">
                <text:p>0.476776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0.456156">
                <text:p>0.456156</text:p>
              </table:table-cell>
              <table:table-cell office:value-type="float" office:value="0.523763">
                <text:p>0.523763</text:p>
              </table:table-cell>
              <table:table-cell office:value-type="float" office:value="0.482766">
                <text:p>0.482766</text:p>
              </table:table-cell>
              <table:table-cell office:value-type="float" office:value="0.508389">
                <text:p>0.508389</text:p>
              </table:table-cell>
              <table:table-cell office:value-type="float" office:value="0.522858">
                <text:p>0.522858</text:p>
              </table:table-cell>
              <table:table-cell office:value-type="float" office:value="0.476716">
                <text:p>0.476716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0.456123">
                <text:p>0.456123</text:p>
              </table:table-cell>
              <table:table-cell office:value-type="float" office:value="0.523746">
                <text:p>0.523746</text:p>
              </table:table-cell>
              <table:table-cell office:value-type="float" office:value="0.482732">
                <text:p>0.482732</text:p>
              </table:table-cell>
              <table:table-cell office:value-type="float" office:value="0.508357">
                <text:p>0.508357</text:p>
              </table:table-cell>
              <table:table-cell office:value-type="float" office:value="0.522784">
                <text:p>0.522784</text:p>
              </table:table-cell>
              <table:table-cell office:value-type="float" office:value="0.476657">
                <text:p>0.476657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0.45609">
                <text:p>0.45609</text:p>
              </table:table-cell>
              <table:table-cell office:value-type="float" office:value="0.523726">
                <text:p>0.523726</text:p>
              </table:table-cell>
              <table:table-cell office:value-type="float" office:value="0.4827">
                <text:p>0.4827</text:p>
              </table:table-cell>
              <table:table-cell office:value-type="float" office:value="0.508324">
                <text:p>0.508324</text:p>
              </table:table-cell>
              <table:table-cell office:value-type="float" office:value="0.522711">
                <text:p>0.522711</text:p>
              </table:table-cell>
              <table:table-cell office:value-type="float" office:value="0.476598">
                <text:p>0.476598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0.456057">
                <text:p>0.456057</text:p>
              </table:table-cell>
              <table:table-cell office:value-type="float" office:value="0.523709">
                <text:p>0.523709</text:p>
              </table:table-cell>
              <table:table-cell office:value-type="float" office:value="0.482675">
                <text:p>0.482675</text:p>
              </table:table-cell>
              <table:table-cell office:value-type="float" office:value="0.508289">
                <text:p>0.508289</text:p>
              </table:table-cell>
              <table:table-cell office:value-type="float" office:value="0.522637">
                <text:p>0.522637</text:p>
              </table:table-cell>
              <table:table-cell office:value-type="float" office:value="0.476539">
                <text:p>0.476539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0.456024">
                <text:p>0.456024</text:p>
              </table:table-cell>
              <table:table-cell office:value-type="float" office:value="0.523692">
                <text:p>0.523692</text:p>
              </table:table-cell>
              <table:table-cell office:value-type="float" office:value="0.482638">
                <text:p>0.482638</text:p>
              </table:table-cell>
              <table:table-cell office:value-type="float" office:value="0.508258">
                <text:p>0.508258</text:p>
              </table:table-cell>
              <table:table-cell office:value-type="float" office:value="0.522564">
                <text:p>0.522564</text:p>
              </table:table-cell>
              <table:table-cell office:value-type="float" office:value="0.476481">
                <text:p>0.476481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0.455992">
                <text:p>0.455992</text:p>
              </table:table-cell>
              <table:table-cell office:value-type="float" office:value="0.523675">
                <text:p>0.523675</text:p>
              </table:table-cell>
              <table:table-cell office:value-type="float" office:value="0.482589">
                <text:p>0.482589</text:p>
              </table:table-cell>
              <table:table-cell office:value-type="float" office:value="0.50822">
                <text:p>0.50822</text:p>
              </table:table-cell>
              <table:table-cell office:value-type="float" office:value="0.522488">
                <text:p>0.522488</text:p>
              </table:table-cell>
              <table:table-cell office:value-type="float" office:value="0.476416">
                <text:p>0.476416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0.455959">
                <text:p>0.455959</text:p>
              </table:table-cell>
              <table:table-cell office:value-type="float" office:value="0.523657">
                <text:p>0.523657</text:p>
              </table:table-cell>
              <table:table-cell office:value-type="float" office:value="0.482556">
                <text:p>0.482556</text:p>
              </table:table-cell>
              <table:table-cell office:value-type="float" office:value="0.508185">
                <text:p>0.508185</text:p>
              </table:table-cell>
              <table:table-cell office:value-type="float" office:value="0.522417">
                <text:p>0.522417</text:p>
              </table:table-cell>
              <table:table-cell office:value-type="float" office:value="0.476359">
                <text:p>0.476359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0.45592">
                <text:p>0.45592</text:p>
              </table:table-cell>
              <table:table-cell office:value-type="float" office:value="0.52367">
                <text:p>0.52367</text:p>
              </table:table-cell>
              <table:table-cell office:value-type="float" office:value="0.482524">
                <text:p>0.482524</text:p>
              </table:table-cell>
              <table:table-cell office:value-type="float" office:value="0.508151">
                <text:p>0.508151</text:p>
              </table:table-cell>
              <table:table-cell office:value-type="float" office:value="0.522343">
                <text:p>0.522343</text:p>
              </table:table-cell>
              <table:table-cell office:value-type="float" office:value="0.476301">
                <text:p>0.476301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0.455893">
                <text:p>0.455893</text:p>
              </table:table-cell>
              <table:table-cell office:value-type="float" office:value="0.523651">
                <text:p>0.523651</text:p>
              </table:table-cell>
              <table:table-cell office:value-type="float" office:value="0.482499">
                <text:p>0.482499</text:p>
              </table:table-cell>
              <table:table-cell office:value-type="float" office:value="0.508114">
                <text:p>0.508114</text:p>
              </table:table-cell>
              <table:table-cell office:value-type="float" office:value="0.52227">
                <text:p>0.52227</text:p>
              </table:table-cell>
              <table:table-cell office:value-type="float" office:value="0.476244">
                <text:p>0.476244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0.455861">
                <text:p>0.455861</text:p>
              </table:table-cell>
              <table:table-cell office:value-type="float" office:value="0.523633">
                <text:p>0.523633</text:p>
              </table:table-cell>
              <table:table-cell office:value-type="float" office:value="0.482466">
                <text:p>0.482466</text:p>
              </table:table-cell>
              <table:table-cell office:value-type="float" office:value="0.508083">
                <text:p>0.508083</text:p>
              </table:table-cell>
              <table:table-cell office:value-type="float" office:value="0.522197">
                <text:p>0.522197</text:p>
              </table:table-cell>
              <table:table-cell office:value-type="float" office:value="0.476187">
                <text:p>0.476187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0.455828">
                <text:p>0.455828</text:p>
              </table:table-cell>
              <table:table-cell office:value-type="float" office:value="0.523615">
                <text:p>0.523615</text:p>
              </table:table-cell>
              <table:table-cell office:value-type="float" office:value="0.482434">
                <text:p>0.482434</text:p>
              </table:table-cell>
              <table:table-cell office:value-type="float" office:value="0.508054">
                <text:p>0.508054</text:p>
              </table:table-cell>
              <table:table-cell office:value-type="float" office:value="0.522125">
                <text:p>0.522125</text:p>
              </table:table-cell>
              <table:table-cell office:value-type="float" office:value="0.47613">
                <text:p>0.47613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0.455796">
                <text:p>0.455796</text:p>
              </table:table-cell>
              <table:table-cell office:value-type="float" office:value="0.523598">
                <text:p>0.523598</text:p>
              </table:table-cell>
              <table:table-cell office:value-type="float" office:value="0.482394">
                <text:p>0.482394</text:p>
              </table:table-cell>
              <table:table-cell office:value-type="float" office:value="0.508021">
                <text:p>0.508021</text:p>
              </table:table-cell>
              <table:table-cell office:value-type="float" office:value="0.522053">
                <text:p>0.522053</text:p>
              </table:table-cell>
              <table:table-cell office:value-type="float" office:value="0.476073">
                <text:p>0.476073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0.455763">
                <text:p>0.455763</text:p>
              </table:table-cell>
              <table:table-cell office:value-type="float" office:value="0.52358">
                <text:p>0.52358</text:p>
              </table:table-cell>
              <table:table-cell office:value-type="float" office:value="0.482366">
                <text:p>0.482366</text:p>
              </table:table-cell>
              <table:table-cell office:value-type="float" office:value="0.507988">
                <text:p>0.507988</text:p>
              </table:table-cell>
              <table:table-cell office:value-type="float" office:value="0.521981">
                <text:p>0.521981</text:p>
              </table:table-cell>
              <table:table-cell office:value-type="float" office:value="0.476018">
                <text:p>0.476018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0.455731">
                <text:p>0.455731</text:p>
              </table:table-cell>
              <table:table-cell office:value-type="float" office:value="0.523563">
                <text:p>0.523563</text:p>
              </table:table-cell>
              <table:table-cell office:value-type="float" office:value="0.482334">
                <text:p>0.482334</text:p>
              </table:table-cell>
              <table:table-cell office:value-type="float" office:value="0.507954">
                <text:p>0.507954</text:p>
              </table:table-cell>
              <table:table-cell office:value-type="float" office:value="0.521909">
                <text:p>0.521909</text:p>
              </table:table-cell>
              <table:table-cell office:value-type="float" office:value="0.475962">
                <text:p>0.475962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0.455696">
                <text:p>0.455696</text:p>
              </table:table-cell>
              <table:table-cell office:value-type="float" office:value="0.523556">
                <text:p>0.523556</text:p>
              </table:table-cell>
              <table:table-cell office:value-type="float" office:value="0.482301">
                <text:p>0.482301</text:p>
              </table:table-cell>
              <table:table-cell office:value-type="float" office:value="0.507922">
                <text:p>0.507922</text:p>
              </table:table-cell>
              <table:table-cell office:value-type="float" office:value="0.521839">
                <text:p>0.521839</text:p>
              </table:table-cell>
              <table:table-cell office:value-type="float" office:value="0.475907">
                <text:p>0.475907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0.455662">
                <text:p>0.455662</text:p>
              </table:table-cell>
              <table:table-cell office:value-type="float" office:value="0.523531">
                <text:p>0.523531</text:p>
              </table:table-cell>
              <table:table-cell office:value-type="float" office:value="0.482257">
                <text:p>0.482257</text:p>
              </table:table-cell>
              <table:table-cell office:value-type="float" office:value="0.507888">
                <text:p>0.507888</text:p>
              </table:table-cell>
              <table:table-cell office:value-type="float" office:value="0.521768">
                <text:p>0.521768</text:p>
              </table:table-cell>
              <table:table-cell office:value-type="float" office:value="0.475852">
                <text:p>0.475852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0.455632">
                <text:p>0.455632</text:p>
              </table:table-cell>
              <table:table-cell office:value-type="float" office:value="0.523522">
                <text:p>0.523522</text:p>
              </table:table-cell>
              <table:table-cell office:value-type="float" office:value="0.482225">
                <text:p>0.482225</text:p>
              </table:table-cell>
              <table:table-cell office:value-type="float" office:value="0.507855">
                <text:p>0.507855</text:p>
              </table:table-cell>
              <table:table-cell office:value-type="float" office:value="0.521697">
                <text:p>0.521697</text:p>
              </table:table-cell>
              <table:table-cell office:value-type="float" office:value="0.475798">
                <text:p>0.475798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0.455595">
                <text:p>0.455595</text:p>
              </table:table-cell>
              <table:table-cell office:value-type="float" office:value="0.523506">
                <text:p>0.523506</text:p>
              </table:table-cell>
              <table:table-cell office:value-type="float" office:value="0.482194">
                <text:p>0.482194</text:p>
              </table:table-cell>
              <table:table-cell office:value-type="float" office:value="0.507823">
                <text:p>0.507823</text:p>
              </table:table-cell>
              <table:table-cell office:value-type="float" office:value="0.521626">
                <text:p>0.521626</text:p>
              </table:table-cell>
              <table:table-cell office:value-type="float" office:value="0.475743">
                <text:p>0.475743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0.455563">
                <text:p>0.455563</text:p>
              </table:table-cell>
              <table:table-cell office:value-type="float" office:value="0.523488">
                <text:p>0.523488</text:p>
              </table:table-cell>
              <table:table-cell office:value-type="float" office:value="0.482166">
                <text:p>0.482166</text:p>
              </table:table-cell>
              <table:table-cell office:value-type="float" office:value="0.507789">
                <text:p>0.507789</text:p>
              </table:table-cell>
              <table:table-cell office:value-type="float" office:value="0.521555">
                <text:p>0.521555</text:p>
              </table:table-cell>
              <table:table-cell office:value-type="float" office:value="0.475689">
                <text:p>0.475689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0.455531">
                <text:p>0.455531</text:p>
              </table:table-cell>
              <table:table-cell office:value-type="float" office:value="0.523469">
                <text:p>0.523469</text:p>
              </table:table-cell>
              <table:table-cell office:value-type="float" office:value="0.482135">
                <text:p>0.482135</text:p>
              </table:table-cell>
              <table:table-cell office:value-type="float" office:value="0.507754">
                <text:p>0.507754</text:p>
              </table:table-cell>
              <table:table-cell office:value-type="float" office:value="0.521485">
                <text:p>0.521485</text:p>
              </table:table-cell>
              <table:table-cell office:value-type="float" office:value="0.475636">
                <text:p>0.475636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0.455499">
                <text:p>0.455499</text:p>
              </table:table-cell>
              <table:table-cell office:value-type="float" office:value="0.52345">
                <text:p>0.52345</text:p>
              </table:table-cell>
              <table:table-cell office:value-type="float" office:value="0.482104">
                <text:p>0.482104</text:p>
              </table:table-cell>
              <table:table-cell office:value-type="float" office:value="0.507721">
                <text:p>0.507721</text:p>
              </table:table-cell>
              <table:table-cell office:value-type="float" office:value="0.521416">
                <text:p>0.521416</text:p>
              </table:table-cell>
              <table:table-cell office:value-type="float" office:value="0.475583">
                <text:p>0.475583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0.455462">
                <text:p>0.455462</text:p>
              </table:table-cell>
              <table:table-cell office:value-type="float" office:value="0.523431">
                <text:p>0.523431</text:p>
              </table:table-cell>
              <table:table-cell office:value-type="float" office:value="0.48207">
                <text:p>0.48207</text:p>
              </table:table-cell>
              <table:table-cell office:value-type="float" office:value="0.507687">
                <text:p>0.507687</text:p>
              </table:table-cell>
              <table:table-cell office:value-type="float" office:value="0.52135">
                <text:p>0.52135</text:p>
              </table:table-cell>
              <table:table-cell office:value-type="float" office:value="0.47553">
                <text:p>0.47553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0.455431">
                <text:p>0.455431</text:p>
              </table:table-cell>
              <table:table-cell office:value-type="float" office:value="0.523411">
                <text:p>0.523411</text:p>
              </table:table-cell>
              <table:table-cell office:value-type="float" office:value="0.482039">
                <text:p>0.482039</text:p>
              </table:table-cell>
              <table:table-cell office:value-type="float" office:value="0.507654">
                <text:p>0.507654</text:p>
              </table:table-cell>
              <table:table-cell office:value-type="float" office:value="0.52128">
                <text:p>0.52128</text:p>
              </table:table-cell>
              <table:table-cell office:value-type="float" office:value="0.475478">
                <text:p>0.475478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0.4554">
                <text:p>0.4554</text:p>
              </table:table-cell>
              <table:table-cell office:value-type="float" office:value="0.523392">
                <text:p>0.523392</text:p>
              </table:table-cell>
              <table:table-cell office:value-type="float" office:value="0.482014">
                <text:p>0.482014</text:p>
              </table:table-cell>
              <table:table-cell office:value-type="float" office:value="0.507622">
                <text:p>0.507622</text:p>
              </table:table-cell>
              <table:table-cell office:value-type="float" office:value="0.52121">
                <text:p>0.52121</text:p>
              </table:table-cell>
              <table:table-cell office:value-type="float" office:value="0.475423">
                <text:p>0.475423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0.455369">
                <text:p>0.455369</text:p>
              </table:table-cell>
              <table:table-cell office:value-type="float" office:value="0.523373">
                <text:p>0.523373</text:p>
              </table:table-cell>
              <table:table-cell office:value-type="float" office:value="0.481983">
                <text:p>0.481983</text:p>
              </table:table-cell>
              <table:table-cell office:value-type="float" office:value="0.50759">
                <text:p>0.50759</text:p>
              </table:table-cell>
              <table:table-cell office:value-type="float" office:value="0.521138">
                <text:p>0.521138</text:p>
              </table:table-cell>
              <table:table-cell office:value-type="float" office:value="0.475372">
                <text:p>0.475372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0.455335">
                <text:p>0.455335</text:p>
              </table:table-cell>
              <table:table-cell office:value-type="float" office:value="0.523357">
                <text:p>0.523357</text:p>
              </table:table-cell>
              <table:table-cell office:value-type="float" office:value="0.481951">
                <text:p>0.481951</text:p>
              </table:table-cell>
              <table:table-cell office:value-type="float" office:value="0.507558">
                <text:p>0.507558</text:p>
              </table:table-cell>
              <table:table-cell office:value-type="float" office:value="0.521069">
                <text:p>0.521069</text:p>
              </table:table-cell>
              <table:table-cell office:value-type="float" office:value="0.47532">
                <text:p>0.47532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0.455305">
                <text:p>0.455305</text:p>
              </table:table-cell>
              <table:table-cell office:value-type="float" office:value="0.52334">
                <text:p>0.52334</text:p>
              </table:table-cell>
              <table:table-cell office:value-type="float" office:value="0.481918">
                <text:p>0.481918</text:p>
              </table:table-cell>
              <table:table-cell office:value-type="float" office:value="0.507525">
                <text:p>0.507525</text:p>
              </table:table-cell>
              <table:table-cell office:value-type="float" office:value="0.521001">
                <text:p>0.521001</text:p>
              </table:table-cell>
              <table:table-cell office:value-type="float" office:value="0.475268">
                <text:p>0.475268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0.455274">
                <text:p>0.455274</text:p>
              </table:table-cell>
              <table:table-cell office:value-type="float" office:value="0.523323">
                <text:p>0.523323</text:p>
              </table:table-cell>
              <table:table-cell office:value-type="float" office:value="0.48189">
                <text:p>0.48189</text:p>
              </table:table-cell>
              <table:table-cell office:value-type="float" office:value="0.507495">
                <text:p>0.507495</text:p>
              </table:table-cell>
              <table:table-cell office:value-type="float" office:value="0.520931">
                <text:p>0.520931</text:p>
              </table:table-cell>
              <table:table-cell office:value-type="float" office:value="0.475214">
                <text:p>0.475214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0.455243">
                <text:p>0.455243</text:p>
              </table:table-cell>
              <table:table-cell office:value-type="float" office:value="0.523305">
                <text:p>0.523305</text:p>
              </table:table-cell>
              <table:table-cell office:value-type="float" office:value="0.481858">
                <text:p>0.481858</text:p>
              </table:table-cell>
              <table:table-cell office:value-type="float" office:value="0.507464">
                <text:p>0.507464</text:p>
              </table:table-cell>
              <table:table-cell office:value-type="float" office:value="0.520863">
                <text:p>0.520863</text:p>
              </table:table-cell>
              <table:table-cell office:value-type="float" office:value="0.475163">
                <text:p>0.475163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0.455212">
                <text:p>0.455212</text:p>
              </table:table-cell>
              <table:table-cell office:value-type="float" office:value="0.523288">
                <text:p>0.523288</text:p>
              </table:table-cell>
              <table:table-cell office:value-type="float" office:value="0.481828">
                <text:p>0.481828</text:p>
              </table:table-cell>
              <table:table-cell office:value-type="float" office:value="0.507433">
                <text:p>0.507433</text:p>
              </table:table-cell>
              <table:table-cell office:value-type="float" office:value="0.520796">
                <text:p>0.520796</text:p>
              </table:table-cell>
              <table:table-cell office:value-type="float" office:value="0.475111">
                <text:p>0.475111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0.455181">
                <text:p>0.455181</text:p>
              </table:table-cell>
              <table:table-cell office:value-type="float" office:value="0.52327">
                <text:p>0.52327</text:p>
              </table:table-cell>
              <table:table-cell office:value-type="float" office:value="0.481797">
                <text:p>0.481797</text:p>
              </table:table-cell>
              <table:table-cell office:value-type="float" office:value="0.507402">
                <text:p>0.507402</text:p>
              </table:table-cell>
              <table:table-cell office:value-type="float" office:value="0.520729">
                <text:p>0.520729</text:p>
              </table:table-cell>
              <table:table-cell office:value-type="float" office:value="0.47506">
                <text:p>0.47506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0.455151">
                <text:p>0.455151</text:p>
              </table:table-cell>
              <table:table-cell office:value-type="float" office:value="0.52325">
                <text:p>0.52325</text:p>
              </table:table-cell>
              <table:table-cell office:value-type="float" office:value="0.481765">
                <text:p>0.481765</text:p>
              </table:table-cell>
              <table:table-cell office:value-type="float" office:value="0.507371">
                <text:p>0.507371</text:p>
              </table:table-cell>
              <table:table-cell office:value-type="float" office:value="0.520661">
                <text:p>0.520661</text:p>
              </table:table-cell>
              <table:table-cell office:value-type="float" office:value="0.47501">
                <text:p>0.47501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0.45512">
                <text:p>0.45512</text:p>
              </table:table-cell>
              <table:table-cell office:value-type="float" office:value="0.523231">
                <text:p>0.523231</text:p>
              </table:table-cell>
              <table:table-cell office:value-type="float" office:value="0.481735">
                <text:p>0.481735</text:p>
              </table:table-cell>
              <table:table-cell office:value-type="float" office:value="0.507342">
                <text:p>0.507342</text:p>
              </table:table-cell>
              <table:table-cell office:value-type="float" office:value="0.520592">
                <text:p>0.520592</text:p>
              </table:table-cell>
              <table:table-cell office:value-type="float" office:value="0.474959">
                <text:p>0.474959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0.45509">
                <text:p>0.45509</text:p>
              </table:table-cell>
              <table:table-cell office:value-type="float" office:value="0.523213">
                <text:p>0.523213</text:p>
              </table:table-cell>
              <table:table-cell office:value-type="float" office:value="0.481704">
                <text:p>0.481704</text:p>
              </table:table-cell>
              <table:table-cell office:value-type="float" office:value="0.507312">
                <text:p>0.507312</text:p>
              </table:table-cell>
              <table:table-cell office:value-type="float" office:value="0.520526">
                <text:p>0.520526</text:p>
              </table:table-cell>
              <table:table-cell office:value-type="float" office:value="0.474909">
                <text:p>0.474909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0.455059">
                <text:p>0.455059</text:p>
              </table:table-cell>
              <table:table-cell office:value-type="float" office:value="0.523195">
                <text:p>0.523195</text:p>
              </table:table-cell>
              <table:table-cell office:value-type="float" office:value="0.481673">
                <text:p>0.481673</text:p>
              </table:table-cell>
              <table:table-cell office:value-type="float" office:value="0.507282">
                <text:p>0.507282</text:p>
              </table:table-cell>
              <table:table-cell office:value-type="float" office:value="0.52046">
                <text:p>0.52046</text:p>
              </table:table-cell>
              <table:table-cell office:value-type="float" office:value="0.474859">
                <text:p>0.474859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0.455028">
                <text:p>0.455028</text:p>
              </table:table-cell>
              <table:table-cell office:value-type="float" office:value="0.523178">
                <text:p>0.523178</text:p>
              </table:table-cell>
              <table:table-cell office:value-type="float" office:value="0.481642">
                <text:p>0.481642</text:p>
              </table:table-cell>
              <table:table-cell office:value-type="float" office:value="0.507252">
                <text:p>0.507252</text:p>
              </table:table-cell>
              <table:table-cell office:value-type="float" office:value="0.520395">
                <text:p>0.520395</text:p>
              </table:table-cell>
              <table:table-cell office:value-type="float" office:value="0.47481">
                <text:p>0.47481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0.454998">
                <text:p>0.454998</text:p>
              </table:table-cell>
              <table:table-cell office:value-type="float" office:value="0.52316">
                <text:p>0.52316</text:p>
              </table:table-cell>
              <table:table-cell office:value-type="float" office:value="0.481611">
                <text:p>0.481611</text:p>
              </table:table-cell>
              <table:table-cell office:value-type="float" office:value="0.507221">
                <text:p>0.507221</text:p>
              </table:table-cell>
              <table:table-cell office:value-type="float" office:value="0.52033">
                <text:p>0.52033</text:p>
              </table:table-cell>
              <table:table-cell office:value-type="float" office:value="0.474761">
                <text:p>0.474761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0.454968">
                <text:p>0.454968</text:p>
              </table:table-cell>
              <table:table-cell office:value-type="float" office:value="0.523143">
                <text:p>0.523143</text:p>
              </table:table-cell>
              <table:table-cell office:value-type="float" office:value="0.48158">
                <text:p>0.48158</text:p>
              </table:table-cell>
              <table:table-cell office:value-type="float" office:value="0.50719">
                <text:p>0.50719</text:p>
              </table:table-cell>
              <table:table-cell office:value-type="float" office:value="0.520264">
                <text:p>0.520264</text:p>
              </table:table-cell>
              <table:table-cell office:value-type="float" office:value="0.474711">
                <text:p>0.474711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0.454937">
                <text:p>0.454937</text:p>
              </table:table-cell>
              <table:table-cell office:value-type="float" office:value="0.523125">
                <text:p>0.523125</text:p>
              </table:table-cell>
              <table:table-cell office:value-type="float" office:value="0.481549">
                <text:p>0.481549</text:p>
              </table:table-cell>
              <table:table-cell office:value-type="float" office:value="0.507159">
                <text:p>0.507159</text:p>
              </table:table-cell>
              <table:table-cell office:value-type="float" office:value="0.520199">
                <text:p>0.520199</text:p>
              </table:table-cell>
              <table:table-cell office:value-type="float" office:value="0.474662">
                <text:p>0.474662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0.454907">
                <text:p>0.454907</text:p>
              </table:table-cell>
              <table:table-cell office:value-type="float" office:value="0.523108">
                <text:p>0.523108</text:p>
              </table:table-cell>
              <table:table-cell office:value-type="float" office:value="0.481518">
                <text:p>0.481518</text:p>
              </table:table-cell>
              <table:table-cell office:value-type="float" office:value="0.507128">
                <text:p>0.507128</text:p>
              </table:table-cell>
              <table:table-cell office:value-type="float" office:value="0.520137">
                <text:p>0.520137</text:p>
              </table:table-cell>
              <table:table-cell office:value-type="float" office:value="0.474613">
                <text:p>0.474613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0.454877">
                <text:p>0.454877</text:p>
              </table:table-cell>
              <table:table-cell office:value-type="float" office:value="0.52309">
                <text:p>0.52309</text:p>
              </table:table-cell>
              <table:table-cell office:value-type="float" office:value="0.481478">
                <text:p>0.481478</text:p>
              </table:table-cell>
              <table:table-cell office:value-type="float" office:value="0.507095">
                <text:p>0.507095</text:p>
              </table:table-cell>
              <table:table-cell office:value-type="float" office:value="0.520073">
                <text:p>0.520073</text:p>
              </table:table-cell>
              <table:table-cell office:value-type="float" office:value="0.474566">
                <text:p>0.474566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0.454847">
                <text:p>0.454847</text:p>
              </table:table-cell>
              <table:table-cell office:value-type="float" office:value="0.523072">
                <text:p>0.523072</text:p>
              </table:table-cell>
              <table:table-cell office:value-type="float" office:value="0.481441">
                <text:p>0.481441</text:p>
              </table:table-cell>
              <table:table-cell office:value-type="float" office:value="0.507063">
                <text:p>0.507063</text:p>
              </table:table-cell>
              <table:table-cell office:value-type="float" office:value="0.520008">
                <text:p>0.520008</text:p>
              </table:table-cell>
              <table:table-cell office:value-type="float" office:value="0.474518">
                <text:p>0.474518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0.454817">
                <text:p>0.454817</text:p>
              </table:table-cell>
              <table:table-cell office:value-type="float" office:value="0.523055">
                <text:p>0.523055</text:p>
              </table:table-cell>
              <table:table-cell office:value-type="float" office:value="0.48141">
                <text:p>0.48141</text:p>
              </table:table-cell>
              <table:table-cell office:value-type="float" office:value="0.507032">
                <text:p>0.507032</text:p>
              </table:table-cell>
              <table:table-cell office:value-type="float" office:value="0.519944">
                <text:p>0.519944</text:p>
              </table:table-cell>
              <table:table-cell office:value-type="float" office:value="0.474471">
                <text:p>0.474471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0.454787">
                <text:p>0.454787</text:p>
              </table:table-cell>
              <table:table-cell office:value-type="float" office:value="0.523037">
                <text:p>0.523037</text:p>
              </table:table-cell>
              <table:table-cell office:value-type="float" office:value="0.48138">
                <text:p>0.48138</text:p>
              </table:table-cell>
              <table:table-cell office:value-type="float" office:value="0.507">
                <text:p>0.507</text:p>
              </table:table-cell>
              <table:table-cell office:value-type="float" office:value="0.519882">
                <text:p>0.519882</text:p>
              </table:table-cell>
              <table:table-cell office:value-type="float" office:value="0.474424">
                <text:p>0.474424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0.454757">
                <text:p>0.454757</text:p>
              </table:table-cell>
              <table:table-cell office:value-type="float" office:value="0.52302">
                <text:p>0.52302</text:p>
              </table:table-cell>
              <table:table-cell office:value-type="float" office:value="0.481349">
                <text:p>0.481349</text:p>
              </table:table-cell>
              <table:table-cell office:value-type="float" office:value="0.506969">
                <text:p>0.506969</text:p>
              </table:table-cell>
              <table:table-cell office:value-type="float" office:value="0.519819">
                <text:p>0.519819</text:p>
              </table:table-cell>
              <table:table-cell office:value-type="float" office:value="0.474377">
                <text:p>0.474377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0.454727">
                <text:p>0.454727</text:p>
              </table:table-cell>
              <table:table-cell office:value-type="float" office:value="0.523003">
                <text:p>0.523003</text:p>
              </table:table-cell>
              <table:table-cell office:value-type="float" office:value="0.48132">
                <text:p>0.48132</text:p>
              </table:table-cell>
              <table:table-cell office:value-type="float" office:value="0.506935">
                <text:p>0.506935</text:p>
              </table:table-cell>
              <table:table-cell office:value-type="float" office:value="0.519756">
                <text:p>0.519756</text:p>
              </table:table-cell>
              <table:table-cell office:value-type="float" office:value="0.474331">
                <text:p>0.474331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0.454699">
                <text:p>0.454699</text:p>
              </table:table-cell>
              <table:table-cell office:value-type="float" office:value="0.522985">
                <text:p>0.522985</text:p>
              </table:table-cell>
              <table:table-cell office:value-type="float" office:value="0.481296">
                <text:p>0.481296</text:p>
              </table:table-cell>
              <table:table-cell office:value-type="float" office:value="0.506908">
                <text:p>0.506908</text:p>
              </table:table-cell>
              <table:table-cell office:value-type="float" office:value="0.519694">
                <text:p>0.519694</text:p>
              </table:table-cell>
              <table:table-cell office:value-type="float" office:value="0.474284">
                <text:p>0.474284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0.454669">
                <text:p>0.454669</text:p>
              </table:table-cell>
              <table:table-cell office:value-type="float" office:value="0.522968">
                <text:p>0.522968</text:p>
              </table:table-cell>
              <table:table-cell office:value-type="float" office:value="0.481265">
                <text:p>0.481265</text:p>
              </table:table-cell>
              <table:table-cell office:value-type="float" office:value="0.506879">
                <text:p>0.506879</text:p>
              </table:table-cell>
              <table:table-cell office:value-type="float" office:value="0.519633">
                <text:p>0.519633</text:p>
              </table:table-cell>
              <table:table-cell office:value-type="float" office:value="0.474238">
                <text:p>0.474238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0.454639">
                <text:p>0.454639</text:p>
              </table:table-cell>
              <table:table-cell office:value-type="float" office:value="0.522951">
                <text:p>0.522951</text:p>
              </table:table-cell>
              <table:table-cell office:value-type="float" office:value="0.481246">
                <text:p>0.481246</text:p>
              </table:table-cell>
              <table:table-cell office:value-type="float" office:value="0.506843">
                <text:p>0.506843</text:p>
              </table:table-cell>
              <table:table-cell office:value-type="float" office:value="0.519572">
                <text:p>0.519572</text:p>
              </table:table-cell>
              <table:table-cell office:value-type="float" office:value="0.474192">
                <text:p>0.474192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0.45461">
                <text:p>0.45461</text:p>
              </table:table-cell>
              <table:table-cell office:value-type="float" office:value="0.522934">
                <text:p>0.522934</text:p>
              </table:table-cell>
              <table:table-cell office:value-type="float" office:value="0.481216">
                <text:p>0.481216</text:p>
              </table:table-cell>
              <table:table-cell office:value-type="float" office:value="0.506809">
                <text:p>0.506809</text:p>
              </table:table-cell>
              <table:table-cell office:value-type="float" office:value="0.51951">
                <text:p>0.51951</text:p>
              </table:table-cell>
              <table:table-cell office:value-type="float" office:value="0.474146">
                <text:p>0.474146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0.454594">
                <text:p>0.454594</text:p>
              </table:table-cell>
              <table:table-cell office:value-type="float" office:value="0.522907">
                <text:p>0.522907</text:p>
              </table:table-cell>
              <table:table-cell office:value-type="float" office:value="0.481192">
                <text:p>0.481192</text:p>
              </table:table-cell>
              <table:table-cell office:value-type="float" office:value="0.506778">
                <text:p>0.506778</text:p>
              </table:table-cell>
              <table:table-cell office:value-type="float" office:value="0.519449">
                <text:p>0.519449</text:p>
              </table:table-cell>
              <table:table-cell office:value-type="float" office:value="0.4741">
                <text:p>0.4741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0.454555">
                <text:p>0.454555</text:p>
              </table:table-cell>
              <table:table-cell office:value-type="float" office:value="0.522888">
                <text:p>0.522888</text:p>
              </table:table-cell>
              <table:table-cell office:value-type="float" office:value="0.481162">
                <text:p>0.481162</text:p>
              </table:table-cell>
              <table:table-cell office:value-type="float" office:value="0.506747">
                <text:p>0.506747</text:p>
              </table:table-cell>
              <table:table-cell office:value-type="float" office:value="0.519388">
                <text:p>0.519388</text:p>
              </table:table-cell>
              <table:table-cell office:value-type="float" office:value="0.474054">
                <text:p>0.474054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0.454526">
                <text:p>0.454526</text:p>
              </table:table-cell>
              <table:table-cell office:value-type="float" office:value="0.522871">
                <text:p>0.522871</text:p>
              </table:table-cell>
              <table:table-cell office:value-type="float" office:value="0.481132">
                <text:p>0.481132</text:p>
              </table:table-cell>
              <table:table-cell office:value-type="float" office:value="0.506716">
                <text:p>0.506716</text:p>
              </table:table-cell>
              <table:table-cell office:value-type="float" office:value="0.519327">
                <text:p>0.519327</text:p>
              </table:table-cell>
              <table:table-cell office:value-type="float" office:value="0.474008">
                <text:p>0.474008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0.454496">
                <text:p>0.454496</text:p>
              </table:table-cell>
              <table:table-cell office:value-type="float" office:value="0.522853">
                <text:p>0.522853</text:p>
              </table:table-cell>
              <table:table-cell office:value-type="float" office:value="0.481102">
                <text:p>0.481102</text:p>
              </table:table-cell>
              <table:table-cell office:value-type="float" office:value="0.506685">
                <text:p>0.506685</text:p>
              </table:table-cell>
              <table:table-cell office:value-type="float" office:value="0.519267">
                <text:p>0.519267</text:p>
              </table:table-cell>
              <table:table-cell office:value-type="float" office:value="0.473963">
                <text:p>0.473963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0.454467">
                <text:p>0.454467</text:p>
              </table:table-cell>
              <table:table-cell office:value-type="float" office:value="0.522836">
                <text:p>0.522836</text:p>
              </table:table-cell>
              <table:table-cell office:value-type="float" office:value="0.481072">
                <text:p>0.481072</text:p>
              </table:table-cell>
              <table:table-cell office:value-type="float" office:value="0.506655">
                <text:p>0.506655</text:p>
              </table:table-cell>
              <table:table-cell office:value-type="float" office:value="0.519207">
                <text:p>0.519207</text:p>
              </table:table-cell>
              <table:table-cell office:value-type="float" office:value="0.473917">
                <text:p>0.473917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0.454446">
                <text:p>0.454446</text:p>
              </table:table-cell>
              <table:table-cell office:value-type="float" office:value="0.52282">
                <text:p>0.52282</text:p>
              </table:table-cell>
              <table:table-cell office:value-type="float" office:value="0.48103">
                <text:p>0.48103</text:p>
              </table:table-cell>
              <table:table-cell office:value-type="float" office:value="0.50662">
                <text:p>0.50662</text:p>
              </table:table-cell>
              <table:table-cell office:value-type="float" office:value="0.519147">
                <text:p>0.519147</text:p>
              </table:table-cell>
              <table:table-cell office:value-type="float" office:value="0.473872">
                <text:p>0.473872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0.454415">
                <text:p>0.454415</text:p>
              </table:table-cell>
              <table:table-cell office:value-type="float" office:value="0.522804">
                <text:p>0.522804</text:p>
              </table:table-cell>
              <table:table-cell office:value-type="float" office:value="0.480999">
                <text:p>0.480999</text:p>
              </table:table-cell>
              <table:table-cell office:value-type="float" office:value="0.506589">
                <text:p>0.506589</text:p>
              </table:table-cell>
              <table:table-cell office:value-type="float" office:value="0.519087">
                <text:p>0.519087</text:p>
              </table:table-cell>
              <table:table-cell office:value-type="float" office:value="0.473828">
                <text:p>0.473828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0.454386">
                <text:p>0.454386</text:p>
              </table:table-cell>
              <table:table-cell office:value-type="float" office:value="0.522788">
                <text:p>0.522788</text:p>
              </table:table-cell>
              <table:table-cell office:value-type="float" office:value="0.480968">
                <text:p>0.480968</text:p>
              </table:table-cell>
              <table:table-cell office:value-type="float" office:value="0.506558">
                <text:p>0.506558</text:p>
              </table:table-cell>
              <table:table-cell office:value-type="float" office:value="0.519028">
                <text:p>0.519028</text:p>
              </table:table-cell>
              <table:table-cell office:value-type="float" office:value="0.473783">
                <text:p>0.473783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0.454357">
                <text:p>0.454357</text:p>
              </table:table-cell>
              <table:table-cell office:value-type="float" office:value="0.522773">
                <text:p>0.522773</text:p>
              </table:table-cell>
              <table:table-cell office:value-type="float" office:value="0.480935">
                <text:p>0.480935</text:p>
              </table:table-cell>
              <table:table-cell office:value-type="float" office:value="0.506528">
                <text:p>0.506528</text:p>
              </table:table-cell>
              <table:table-cell office:value-type="float" office:value="0.518968">
                <text:p>0.518968</text:p>
              </table:table-cell>
              <table:table-cell office:value-type="float" office:value="0.473739">
                <text:p>0.473739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0.454328">
                <text:p>0.454328</text:p>
              </table:table-cell>
              <table:table-cell office:value-type="float" office:value="0.522758">
                <text:p>0.522758</text:p>
              </table:table-cell>
              <table:table-cell office:value-type="float" office:value="0.480904">
                <text:p>0.480904</text:p>
              </table:table-cell>
              <table:table-cell office:value-type="float" office:value="0.506497">
                <text:p>0.506497</text:p>
              </table:table-cell>
              <table:table-cell office:value-type="float" office:value="0.518914">
                <text:p>0.518914</text:p>
              </table:table-cell>
              <table:table-cell office:value-type="float" office:value="0.473698">
                <text:p>0.473698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0.454299">
                <text:p>0.454299</text:p>
              </table:table-cell>
              <table:table-cell office:value-type="float" office:value="0.522742">
                <text:p>0.522742</text:p>
              </table:table-cell>
              <table:table-cell office:value-type="float" office:value="0.480869">
                <text:p>0.480869</text:p>
              </table:table-cell>
              <table:table-cell office:value-type="float" office:value="0.506468">
                <text:p>0.506468</text:p>
              </table:table-cell>
              <table:table-cell office:value-type="float" office:value="0.518856">
                <text:p>0.518856</text:p>
              </table:table-cell>
              <table:table-cell office:value-type="float" office:value="0.473655">
                <text:p>0.473655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0.454269">
                <text:p>0.454269</text:p>
              </table:table-cell>
              <table:table-cell office:value-type="float" office:value="0.522727">
                <text:p>0.522727</text:p>
              </table:table-cell>
              <table:table-cell office:value-type="float" office:value="0.480836">
                <text:p>0.480836</text:p>
              </table:table-cell>
              <table:table-cell office:value-type="float" office:value="0.506438">
                <text:p>0.506438</text:p>
              </table:table-cell>
              <table:table-cell office:value-type="float" office:value="0.518799">
                <text:p>0.518799</text:p>
              </table:table-cell>
              <table:table-cell office:value-type="float" office:value="0.473611">
                <text:p>0.473611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0.454246">
                <text:p>0.454246</text:p>
              </table:table-cell>
              <table:table-cell office:value-type="float" office:value="0.522712">
                <text:p>0.522712</text:p>
              </table:table-cell>
              <table:table-cell office:value-type="float" office:value="0.480806">
                <text:p>0.480806</text:p>
              </table:table-cell>
              <table:table-cell office:value-type="float" office:value="0.506406">
                <text:p>0.506406</text:p>
              </table:table-cell>
              <table:table-cell office:value-type="float" office:value="0.518742">
                <text:p>0.518742</text:p>
              </table:table-cell>
              <table:table-cell office:value-type="float" office:value="0.473568">
                <text:p>0.473568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0.454219">
                <text:p>0.454219</text:p>
              </table:table-cell>
              <table:table-cell office:value-type="float" office:value="0.522693">
                <text:p>0.522693</text:p>
              </table:table-cell>
              <table:table-cell office:value-type="float" office:value="0.480777">
                <text:p>0.480777</text:p>
              </table:table-cell>
              <table:table-cell office:value-type="float" office:value="0.506375">
                <text:p>0.506375</text:p>
              </table:table-cell>
              <table:table-cell office:value-type="float" office:value="0.518685">
                <text:p>0.518685</text:p>
              </table:table-cell>
              <table:table-cell office:value-type="float" office:value="0.473525">
                <text:p>0.473525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0.454189">
                <text:p>0.454189</text:p>
              </table:table-cell>
              <table:table-cell office:value-type="float" office:value="0.522678">
                <text:p>0.522678</text:p>
              </table:table-cell>
              <table:table-cell office:value-type="float" office:value="0.480747">
                <text:p>0.480747</text:p>
              </table:table-cell>
              <table:table-cell office:value-type="float" office:value="0.506343">
                <text:p>0.506343</text:p>
              </table:table-cell>
              <table:table-cell office:value-type="float" office:value="0.518628">
                <text:p>0.518628</text:p>
              </table:table-cell>
              <table:table-cell office:value-type="float" office:value="0.473481">
                <text:p>0.473481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0.454153">
                <text:p>0.454153</text:p>
              </table:table-cell>
              <table:table-cell office:value-type="float" office:value="0.522659">
                <text:p>0.522659</text:p>
              </table:table-cell>
              <table:table-cell office:value-type="float" office:value="0.480717">
                <text:p>0.480717</text:p>
              </table:table-cell>
              <table:table-cell office:value-type="float" office:value="0.506312">
                <text:p>0.506312</text:p>
              </table:table-cell>
              <table:table-cell office:value-type="float" office:value="0.518571">
                <text:p>0.518571</text:p>
              </table:table-cell>
              <table:table-cell office:value-type="float" office:value="0.473438">
                <text:p>0.473438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0.454127">
                <text:p>0.454127</text:p>
              </table:table-cell>
              <table:table-cell office:value-type="float" office:value="0.522644">
                <text:p>0.522644</text:p>
              </table:table-cell>
              <table:table-cell office:value-type="float" office:value="0.480687">
                <text:p>0.480687</text:p>
              </table:table-cell>
              <table:table-cell office:value-type="float" office:value="0.506281">
                <text:p>0.506281</text:p>
              </table:table-cell>
              <table:table-cell office:value-type="float" office:value="0.518515">
                <text:p>0.518515</text:p>
              </table:table-cell>
              <table:table-cell office:value-type="float" office:value="0.473396">
                <text:p>0.473396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0.454101">
                <text:p>0.454101</text:p>
              </table:table-cell>
              <table:table-cell office:value-type="float" office:value="0.522622">
                <text:p>0.522622</text:p>
              </table:table-cell>
              <table:table-cell office:value-type="float" office:value="0.480674">
                <text:p>0.480674</text:p>
              </table:table-cell>
              <table:table-cell office:value-type="float" office:value="0.506255">
                <text:p>0.506255</text:p>
              </table:table-cell>
              <table:table-cell office:value-type="float" office:value="0.518459">
                <text:p>0.518459</text:p>
              </table:table-cell>
              <table:table-cell office:value-type="float" office:value="0.473352">
                <text:p>0.473352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0.454069">
                <text:p>0.454069</text:p>
              </table:table-cell>
              <table:table-cell office:value-type="float" office:value="0.522608">
                <text:p>0.522608</text:p>
              </table:table-cell>
              <table:table-cell office:value-type="float" office:value="0.480646">
                <text:p>0.480646</text:p>
              </table:table-cell>
              <table:table-cell office:value-type="float" office:value="0.506226">
                <text:p>0.506226</text:p>
              </table:table-cell>
              <table:table-cell office:value-type="float" office:value="0.518403">
                <text:p>0.518403</text:p>
              </table:table-cell>
              <table:table-cell office:value-type="float" office:value="0.473309">
                <text:p>0.473309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0.454042">
                <text:p>0.454042</text:p>
              </table:table-cell>
              <table:table-cell office:value-type="float" office:value="0.522586">
                <text:p>0.522586</text:p>
              </table:table-cell>
              <table:table-cell office:value-type="float" office:value="0.480619">
                <text:p>0.480619</text:p>
              </table:table-cell>
              <table:table-cell office:value-type="float" office:value="0.506192">
                <text:p>0.506192</text:p>
              </table:table-cell>
              <table:table-cell office:value-type="float" office:value="0.518347">
                <text:p>0.518347</text:p>
              </table:table-cell>
              <table:table-cell office:value-type="float" office:value="0.473266">
                <text:p>0.473266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0.454014">
                <text:p>0.454014</text:p>
              </table:table-cell>
              <table:table-cell office:value-type="float" office:value="0.522573">
                <text:p>0.522573</text:p>
              </table:table-cell>
              <table:table-cell office:value-type="float" office:value="0.480588">
                <text:p>0.480588</text:p>
              </table:table-cell>
              <table:table-cell office:value-type="float" office:value="0.506162">
                <text:p>0.506162</text:p>
              </table:table-cell>
              <table:table-cell office:value-type="float" office:value="0.518291">
                <text:p>0.518291</text:p>
              </table:table-cell>
              <table:table-cell office:value-type="float" office:value="0.473222">
                <text:p>0.473222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0.453987">
                <text:p>0.453987</text:p>
              </table:table-cell>
              <table:table-cell office:value-type="float" office:value="0.52256">
                <text:p>0.52256</text:p>
              </table:table-cell>
              <table:table-cell office:value-type="float" office:value="0.480559">
                <text:p>0.480559</text:p>
              </table:table-cell>
              <table:table-cell office:value-type="float" office:value="0.506133">
                <text:p>0.506133</text:p>
              </table:table-cell>
              <table:table-cell office:value-type="float" office:value="0.518236">
                <text:p>0.518236</text:p>
              </table:table-cell>
              <table:table-cell office:value-type="float" office:value="0.473179">
                <text:p>0.473179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0.453956">
                <text:p>0.453956</text:p>
              </table:table-cell>
              <table:table-cell office:value-type="float" office:value="0.522538">
                <text:p>0.522538</text:p>
              </table:table-cell>
              <table:table-cell office:value-type="float" office:value="0.480528">
                <text:p>0.480528</text:p>
              </table:table-cell>
              <table:table-cell office:value-type="float" office:value="0.506102">
                <text:p>0.506102</text:p>
              </table:table-cell>
              <table:table-cell office:value-type="float" office:value="0.518181">
                <text:p>0.518181</text:p>
              </table:table-cell>
              <table:table-cell office:value-type="float" office:value="0.473136">
                <text:p>0.473136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0.453926">
                <text:p>0.453926</text:p>
              </table:table-cell>
              <table:table-cell office:value-type="float" office:value="0.522526">
                <text:p>0.522526</text:p>
              </table:table-cell>
              <table:table-cell office:value-type="float" office:value="0.480501">
                <text:p>0.480501</text:p>
              </table:table-cell>
              <table:table-cell office:value-type="float" office:value="0.506072">
                <text:p>0.506072</text:p>
              </table:table-cell>
              <table:table-cell office:value-type="float" office:value="0.518126">
                <text:p>0.518126</text:p>
              </table:table-cell>
              <table:table-cell office:value-type="float" office:value="0.473093">
                <text:p>0.473093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0.453899">
                <text:p>0.453899</text:p>
              </table:table-cell>
              <table:table-cell office:value-type="float" office:value="0.522505">
                <text:p>0.522505</text:p>
              </table:table-cell>
              <table:table-cell office:value-type="float" office:value="0.48047">
                <text:p>0.48047</text:p>
              </table:table-cell>
              <table:table-cell office:value-type="float" office:value="0.506042">
                <text:p>0.506042</text:p>
              </table:table-cell>
              <table:table-cell office:value-type="float" office:value="0.518071">
                <text:p>0.518071</text:p>
              </table:table-cell>
              <table:table-cell office:value-type="float" office:value="0.47305">
                <text:p>0.47305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0.453868">
                <text:p>0.453868</text:p>
              </table:table-cell>
              <table:table-cell office:value-type="float" office:value="0.522491">
                <text:p>0.522491</text:p>
              </table:table-cell>
              <table:table-cell office:value-type="float" office:value="0.480441">
                <text:p>0.480441</text:p>
              </table:table-cell>
              <table:table-cell office:value-type="float" office:value="0.50601">
                <text:p>0.50601</text:p>
              </table:table-cell>
              <table:table-cell office:value-type="float" office:value="0.518017">
                <text:p>0.518017</text:p>
              </table:table-cell>
              <table:table-cell office:value-type="float" office:value="0.473007">
                <text:p>0.473007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0.453842">
                <text:p>0.453842</text:p>
              </table:table-cell>
              <table:table-cell office:value-type="float" office:value="0.522478">
                <text:p>0.522478</text:p>
              </table:table-cell>
              <table:table-cell office:value-type="float" office:value="0.48041">
                <text:p>0.48041</text:p>
              </table:table-cell>
              <table:table-cell office:value-type="float" office:value="0.505979">
                <text:p>0.505979</text:p>
              </table:table-cell>
              <table:table-cell office:value-type="float" office:value="0.517962">
                <text:p>0.517962</text:p>
              </table:table-cell>
              <table:table-cell office:value-type="float" office:value="0.472964">
                <text:p>0.472964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0.453815">
                <text:p>0.453815</text:p>
              </table:table-cell>
              <table:table-cell office:value-type="float" office:value="0.522463">
                <text:p>0.522463</text:p>
              </table:table-cell>
              <table:table-cell office:value-type="float" office:value="0.480382">
                <text:p>0.480382</text:p>
              </table:table-cell>
              <table:table-cell office:value-type="float" office:value="0.505938">
                <text:p>0.505938</text:p>
              </table:table-cell>
              <table:table-cell office:value-type="float" office:value="0.517909">
                <text:p>0.517909</text:p>
              </table:table-cell>
              <table:table-cell office:value-type="float" office:value="0.472922">
                <text:p>0.472922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0.453784">
                <text:p>0.453784</text:p>
              </table:table-cell>
              <table:table-cell office:value-type="float" office:value="0.522442">
                <text:p>0.522442</text:p>
              </table:table-cell>
              <table:table-cell office:value-type="float" office:value="0.480344">
                <text:p>0.480344</text:p>
              </table:table-cell>
              <table:table-cell office:value-type="float" office:value="0.505907">
                <text:p>0.505907</text:p>
              </table:table-cell>
              <table:table-cell office:value-type="float" office:value="0.517854">
                <text:p>0.517854</text:p>
              </table:table-cell>
              <table:table-cell office:value-type="float" office:value="0.47288">
                <text:p>0.47288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0.453757">
                <text:p>0.453757</text:p>
              </table:table-cell>
              <table:table-cell office:value-type="float" office:value="0.522428">
                <text:p>0.522428</text:p>
              </table:table-cell>
              <table:table-cell office:value-type="float" office:value="0.480313">
                <text:p>0.480313</text:p>
              </table:table-cell>
              <table:table-cell office:value-type="float" office:value="0.505876">
                <text:p>0.505876</text:p>
              </table:table-cell>
              <table:table-cell office:value-type="float" office:value="0.517801">
                <text:p>0.517801</text:p>
              </table:table-cell>
              <table:table-cell office:value-type="float" office:value="0.472837">
                <text:p>0.472837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0.453753">
                <text:p>0.453753</text:p>
              </table:table-cell>
              <table:table-cell office:value-type="float" office:value="0.522418">
                <text:p>0.522418</text:p>
              </table:table-cell>
              <table:table-cell office:value-type="float" office:value="0.480281">
                <text:p>0.480281</text:p>
              </table:table-cell>
              <table:table-cell office:value-type="float" office:value="0.505844">
                <text:p>0.505844</text:p>
              </table:table-cell>
              <table:table-cell office:value-type="float" office:value="0.517748">
                <text:p>0.517748</text:p>
              </table:table-cell>
              <table:table-cell office:value-type="float" office:value="0.472795">
                <text:p>0.472795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0.453698">
                <text:p>0.453698</text:p>
              </table:table-cell>
              <table:table-cell office:value-type="float" office:value="0.5224">
                <text:p>0.5224</text:p>
              </table:table-cell>
              <table:table-cell office:value-type="float" office:value="0.480247">
                <text:p>0.480247</text:p>
              </table:table-cell>
              <table:table-cell office:value-type="float" office:value="0.505813">
                <text:p>0.505813</text:p>
              </table:table-cell>
              <table:table-cell office:value-type="float" office:value="0.517695">
                <text:p>0.517695</text:p>
              </table:table-cell>
              <table:table-cell office:value-type="float" office:value="0.472753">
                <text:p>0.472753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0.453696">
                <text:p>0.453696</text:p>
              </table:table-cell>
              <table:table-cell office:value-type="float" office:value="0.522388">
                <text:p>0.522388</text:p>
              </table:table-cell>
              <table:table-cell office:value-type="float" office:value="0.480214">
                <text:p>0.480214</text:p>
              </table:table-cell>
              <table:table-cell office:value-type="float" office:value="0.50578">
                <text:p>0.50578</text:p>
              </table:table-cell>
              <table:table-cell office:value-type="float" office:value="0.517642">
                <text:p>0.517642</text:p>
              </table:table-cell>
              <table:table-cell office:value-type="float" office:value="0.472711">
                <text:p>0.472711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0.453665">
                <text:p>0.453665</text:p>
              </table:table-cell>
              <table:table-cell office:value-type="float" office:value="0.522373">
                <text:p>0.522373</text:p>
              </table:table-cell>
              <table:table-cell office:value-type="float" office:value="0.480184">
                <text:p>0.480184</text:p>
              </table:table-cell>
              <table:table-cell office:value-type="float" office:value="0.505748">
                <text:p>0.505748</text:p>
              </table:table-cell>
              <table:table-cell office:value-type="float" office:value="0.517588">
                <text:p>0.517588</text:p>
              </table:table-cell>
              <table:table-cell office:value-type="float" office:value="0.472668">
                <text:p>0.472668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0.453636">
                <text:p>0.453636</text:p>
              </table:table-cell>
              <table:table-cell office:value-type="float" office:value="0.522357">
                <text:p>0.522357</text:p>
              </table:table-cell>
              <table:table-cell office:value-type="float" office:value="0.480153">
                <text:p>0.480153</text:p>
              </table:table-cell>
              <table:table-cell office:value-type="float" office:value="0.505714">
                <text:p>0.505714</text:p>
              </table:table-cell>
              <table:table-cell office:value-type="float" office:value="0.517535">
                <text:p>0.517535</text:p>
              </table:table-cell>
              <table:table-cell office:value-type="float" office:value="0.472626">
                <text:p>0.472626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0.453607">
                <text:p>0.453607</text:p>
              </table:table-cell>
              <table:table-cell office:value-type="float" office:value="0.52234">
                <text:p>0.52234</text:p>
              </table:table-cell>
              <table:table-cell office:value-type="float" office:value="0.480122">
                <text:p>0.480122</text:p>
              </table:table-cell>
              <table:table-cell office:value-type="float" office:value="0.505681">
                <text:p>0.505681</text:p>
              </table:table-cell>
              <table:table-cell office:value-type="float" office:value="0.517482">
                <text:p>0.517482</text:p>
              </table:table-cell>
              <table:table-cell office:value-type="float" office:value="0.472584">
                <text:p>0.472584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0.453577">
                <text:p>0.453577</text:p>
              </table:table-cell>
              <table:table-cell office:value-type="float" office:value="0.522324">
                <text:p>0.522324</text:p>
              </table:table-cell>
              <table:table-cell office:value-type="float" office:value="0.480092">
                <text:p>0.480092</text:p>
              </table:table-cell>
              <table:table-cell office:value-type="float" office:value="0.505648">
                <text:p>0.505648</text:p>
              </table:table-cell>
              <table:table-cell office:value-type="float" office:value="0.517429">
                <text:p>0.517429</text:p>
              </table:table-cell>
              <table:table-cell office:value-type="float" office:value="0.472542">
                <text:p>0.472542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0.453549">
                <text:p>0.453549</text:p>
              </table:table-cell>
              <table:table-cell office:value-type="float" office:value="0.522307">
                <text:p>0.522307</text:p>
              </table:table-cell>
              <table:table-cell office:value-type="float" office:value="0.480058">
                <text:p>0.480058</text:p>
              </table:table-cell>
              <table:table-cell office:value-type="float" office:value="0.505614">
                <text:p>0.505614</text:p>
              </table:table-cell>
              <table:table-cell office:value-type="float" office:value="0.517377">
                <text:p>0.517377</text:p>
              </table:table-cell>
              <table:table-cell office:value-type="float" office:value="0.472501">
                <text:p>0.472501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0.45352">
                <text:p>0.45352</text:p>
              </table:table-cell>
              <table:table-cell office:value-type="float" office:value="0.522291">
                <text:p>0.522291</text:p>
              </table:table-cell>
              <table:table-cell office:value-type="float" office:value="0.480028">
                <text:p>0.480028</text:p>
              </table:table-cell>
              <table:table-cell office:value-type="float" office:value="0.505581">
                <text:p>0.505581</text:p>
              </table:table-cell>
              <table:table-cell office:value-type="float" office:value="0.517324">
                <text:p>0.517324</text:p>
              </table:table-cell>
              <table:table-cell office:value-type="float" office:value="0.47246">
                <text:p>0.47246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0.453492">
                <text:p>0.453492</text:p>
              </table:table-cell>
              <table:table-cell office:value-type="float" office:value="0.522275">
                <text:p>0.522275</text:p>
              </table:table-cell>
              <table:table-cell office:value-type="float" office:value="0.479997">
                <text:p>0.479997</text:p>
              </table:table-cell>
              <table:table-cell office:value-type="float" office:value="0.505548">
                <text:p>0.505548</text:p>
              </table:table-cell>
              <table:table-cell office:value-type="float" office:value="0.517272">
                <text:p>0.517272</text:p>
              </table:table-cell>
              <table:table-cell office:value-type="float" office:value="0.472419">
                <text:p>0.472419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0.453464">
                <text:p>0.453464</text:p>
              </table:table-cell>
              <table:table-cell office:value-type="float" office:value="0.522259">
                <text:p>0.522259</text:p>
              </table:table-cell>
              <table:table-cell office:value-type="float" office:value="0.479967">
                <text:p>0.479967</text:p>
              </table:table-cell>
              <table:table-cell office:value-type="float" office:value="0.505515">
                <text:p>0.505515</text:p>
              </table:table-cell>
              <table:table-cell office:value-type="float" office:value="0.517221">
                <text:p>0.517221</text:p>
              </table:table-cell>
              <table:table-cell office:value-type="float" office:value="0.472378">
                <text:p>0.472378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0.453436">
                <text:p>0.453436</text:p>
              </table:table-cell>
              <table:table-cell office:value-type="float" office:value="0.522242">
                <text:p>0.522242</text:p>
              </table:table-cell>
              <table:table-cell office:value-type="float" office:value="0.479937">
                <text:p>0.479937</text:p>
              </table:table-cell>
              <table:table-cell office:value-type="float" office:value="0.505482">
                <text:p>0.505482</text:p>
              </table:table-cell>
              <table:table-cell office:value-type="float" office:value="0.517169">
                <text:p>0.517169</text:p>
              </table:table-cell>
              <table:table-cell office:value-type="float" office:value="0.47233">
                <text:p>0.47233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0.453408">
                <text:p>0.453408</text:p>
              </table:table-cell>
              <table:table-cell office:value-type="float" office:value="0.522226">
                <text:p>0.522226</text:p>
              </table:table-cell>
              <table:table-cell office:value-type="float" office:value="0.479887">
                <text:p>0.479887</text:p>
              </table:table-cell>
              <table:table-cell office:value-type="float" office:value="0.505444">
                <text:p>0.505444</text:p>
              </table:table-cell>
              <table:table-cell office:value-type="float" office:value="0.517118">
                <text:p>0.517118</text:p>
              </table:table-cell>
              <table:table-cell office:value-type="float" office:value="0.472288">
                <text:p>0.472288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0.45338">
                <text:p>0.45338</text:p>
              </table:table-cell>
              <table:table-cell office:value-type="float" office:value="0.52221">
                <text:p>0.52221</text:p>
              </table:table-cell>
              <table:table-cell office:value-type="float" office:value="0.479858">
                <text:p>0.479858</text:p>
              </table:table-cell>
              <table:table-cell office:value-type="float" office:value="0.505408">
                <text:p>0.505408</text:p>
              </table:table-cell>
              <table:table-cell office:value-type="float" office:value="0.517066">
                <text:p>0.517066</text:p>
              </table:table-cell>
              <table:table-cell office:value-type="float" office:value="0.472246">
                <text:p>0.472246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0.453353">
                <text:p>0.453353</text:p>
              </table:table-cell>
              <table:table-cell office:value-type="float" office:value="0.522194">
                <text:p>0.522194</text:p>
              </table:table-cell>
              <table:table-cell office:value-type="float" office:value="0.479828">
                <text:p>0.479828</text:p>
              </table:table-cell>
              <table:table-cell office:value-type="float" office:value="0.505373">
                <text:p>0.505373</text:p>
              </table:table-cell>
              <table:table-cell office:value-type="float" office:value="0.517013">
                <text:p>0.517013</text:p>
              </table:table-cell>
              <table:table-cell office:value-type="float" office:value="0.472205">
                <text:p>0.472205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0.453325">
                <text:p>0.453325</text:p>
              </table:table-cell>
              <table:table-cell office:value-type="float" office:value="0.522178">
                <text:p>0.522178</text:p>
              </table:table-cell>
              <table:table-cell office:value-type="float" office:value="0.479798">
                <text:p>0.479798</text:p>
              </table:table-cell>
              <table:table-cell office:value-type="float" office:value="0.50534">
                <text:p>0.50534</text:p>
              </table:table-cell>
              <table:table-cell office:value-type="float" office:value="0.516961">
                <text:p>0.516961</text:p>
              </table:table-cell>
              <table:table-cell office:value-type="float" office:value="0.472165">
                <text:p>0.472165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0.453297">
                <text:p>0.453297</text:p>
              </table:table-cell>
              <table:table-cell office:value-type="float" office:value="0.522162">
                <text:p>0.522162</text:p>
              </table:table-cell>
              <table:table-cell office:value-type="float" office:value="0.479768">
                <text:p>0.479768</text:p>
              </table:table-cell>
              <table:table-cell office:value-type="float" office:value="0.505307">
                <text:p>0.505307</text:p>
              </table:table-cell>
              <table:table-cell office:value-type="float" office:value="0.516909">
                <text:p>0.516909</text:p>
              </table:table-cell>
              <table:table-cell office:value-type="float" office:value="0.472124">
                <text:p>0.472124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0.453271">
                <text:p>0.453271</text:p>
              </table:table-cell>
              <table:table-cell office:value-type="float" office:value="0.522144">
                <text:p>0.522144</text:p>
              </table:table-cell>
              <table:table-cell office:value-type="float" office:value="0.479738">
                <text:p>0.479738</text:p>
              </table:table-cell>
              <table:table-cell office:value-type="float" office:value="0.505275">
                <text:p>0.505275</text:p>
              </table:table-cell>
              <table:table-cell office:value-type="float" office:value="0.516858">
                <text:p>0.516858</text:p>
              </table:table-cell>
              <table:table-cell office:value-type="float" office:value="0.472084">
                <text:p>0.472084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0.453243">
                <text:p>0.453243</text:p>
              </table:table-cell>
              <table:table-cell office:value-type="float" office:value="0.522127">
                <text:p>0.522127</text:p>
              </table:table-cell>
              <table:table-cell office:value-type="float" office:value="0.479708">
                <text:p>0.479708</text:p>
              </table:table-cell>
              <table:table-cell office:value-type="float" office:value="0.50524">
                <text:p>0.50524</text:p>
              </table:table-cell>
              <table:table-cell office:value-type="float" office:value="0.516807">
                <text:p>0.516807</text:p>
              </table:table-cell>
              <table:table-cell office:value-type="float" office:value="0.472044">
                <text:p>0.472044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0.453213">
                <text:p>0.453213</text:p>
              </table:table-cell>
              <table:table-cell office:value-type="float" office:value="0.522114">
                <text:p>0.522114</text:p>
              </table:table-cell>
              <table:table-cell office:value-type="float" office:value="0.479679">
                <text:p>0.479679</text:p>
              </table:table-cell>
              <table:table-cell office:value-type="float" office:value="0.505207">
                <text:p>0.505207</text:p>
              </table:table-cell>
              <table:table-cell office:value-type="float" office:value="0.516756">
                <text:p>0.516756</text:p>
              </table:table-cell>
              <table:table-cell office:value-type="float" office:value="0.472005">
                <text:p>0.472005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0.453186">
                <text:p>0.453186</text:p>
              </table:table-cell>
              <table:table-cell office:value-type="float" office:value="0.522099">
                <text:p>0.522099</text:p>
              </table:table-cell>
              <table:table-cell office:value-type="float" office:value="0.47965">
                <text:p>0.47965</text:p>
              </table:table-cell>
              <table:table-cell office:value-type="float" office:value="0.505175">
                <text:p>0.505175</text:p>
              </table:table-cell>
              <table:table-cell office:value-type="float" office:value="0.516706">
                <text:p>0.516706</text:p>
              </table:table-cell>
              <table:table-cell office:value-type="float" office:value="0.471965">
                <text:p>0.471965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0.453159">
                <text:p>0.453159</text:p>
              </table:table-cell>
              <table:table-cell office:value-type="float" office:value="0.522083">
                <text:p>0.522083</text:p>
              </table:table-cell>
              <table:table-cell office:value-type="float" office:value="0.479622">
                <text:p>0.479622</text:p>
              </table:table-cell>
              <table:table-cell office:value-type="float" office:value="0.505143">
                <text:p>0.505143</text:p>
              </table:table-cell>
              <table:table-cell office:value-type="float" office:value="0.516655">
                <text:p>0.516655</text:p>
              </table:table-cell>
              <table:table-cell office:value-type="float" office:value="0.471926">
                <text:p>0.471926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0.453136">
                <text:p>0.453136</text:p>
              </table:table-cell>
              <table:table-cell office:value-type="float" office:value="0.52207">
                <text:p>0.52207</text:p>
              </table:table-cell>
              <table:table-cell office:value-type="float" office:value="0.479593">
                <text:p>0.479593</text:p>
              </table:table-cell>
              <table:table-cell office:value-type="float" office:value="0.505111">
                <text:p>0.505111</text:p>
              </table:table-cell>
              <table:table-cell office:value-type="float" office:value="0.516605">
                <text:p>0.516605</text:p>
              </table:table-cell>
              <table:table-cell office:value-type="float" office:value="0.471886">
                <text:p>0.471886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0.453109">
                <text:p>0.453109</text:p>
              </table:table-cell>
              <table:table-cell office:value-type="float" office:value="0.522057">
                <text:p>0.522057</text:p>
              </table:table-cell>
              <table:table-cell office:value-type="float" office:value="0.479562">
                <text:p>0.479562</text:p>
              </table:table-cell>
              <table:table-cell office:value-type="float" office:value="0.505075">
                <text:p>0.505075</text:p>
              </table:table-cell>
              <table:table-cell office:value-type="float" office:value="0.516555">
                <text:p>0.516555</text:p>
              </table:table-cell>
              <table:table-cell office:value-type="float" office:value="0.471847">
                <text:p>0.471847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0.453082">
                <text:p>0.453082</text:p>
              </table:table-cell>
              <table:table-cell office:value-type="float" office:value="0.522043">
                <text:p>0.522043</text:p>
              </table:table-cell>
              <table:table-cell office:value-type="float" office:value="0.47954">
                <text:p>0.47954</text:p>
              </table:table-cell>
              <table:table-cell office:value-type="float" office:value="0.505041">
                <text:p>0.505041</text:p>
              </table:table-cell>
              <table:table-cell office:value-type="float" office:value="0.516505">
                <text:p>0.516505</text:p>
              </table:table-cell>
              <table:table-cell office:value-type="float" office:value="0.471807">
                <text:p>0.471807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0.453054">
                <text:p>0.453054</text:p>
              </table:table-cell>
              <table:table-cell office:value-type="float" office:value="0.522029">
                <text:p>0.522029</text:p>
              </table:table-cell>
              <table:table-cell office:value-type="float" office:value="0.479514">
                <text:p>0.479514</text:p>
              </table:table-cell>
              <table:table-cell office:value-type="float" office:value="0.505008">
                <text:p>0.505008</text:p>
              </table:table-cell>
              <table:table-cell office:value-type="float" office:value="0.516455">
                <text:p>0.516455</text:p>
              </table:table-cell>
              <table:table-cell office:value-type="float" office:value="0.471768">
                <text:p>0.471768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0.453027">
                <text:p>0.453027</text:p>
              </table:table-cell>
              <table:table-cell office:value-type="float" office:value="0.522014">
                <text:p>0.522014</text:p>
              </table:table-cell>
              <table:table-cell office:value-type="float" office:value="0.479486">
                <text:p>0.479486</text:p>
              </table:table-cell>
              <table:table-cell office:value-type="float" office:value="0.504976">
                <text:p>0.504976</text:p>
              </table:table-cell>
              <table:table-cell office:value-type="float" office:value="0.516406">
                <text:p>0.516406</text:p>
              </table:table-cell>
              <table:table-cell office:value-type="float" office:value="0.471728">
                <text:p>0.471728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0.453">
                <text:p>0.453</text:p>
              </table:table-cell>
              <table:table-cell office:value-type="float" office:value="0.521999">
                <text:p>0.521999</text:p>
              </table:table-cell>
              <table:table-cell office:value-type="float" office:value="0.47946">
                <text:p>0.47946</text:p>
              </table:table-cell>
              <table:table-cell office:value-type="float" office:value="0.504943">
                <text:p>0.504943</text:p>
              </table:table-cell>
              <table:table-cell office:value-type="float" office:value="0.516357">
                <text:p>0.516357</text:p>
              </table:table-cell>
              <table:table-cell office:value-type="float" office:value="0.471689">
                <text:p>0.471689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0.452973">
                <text:p>0.452973</text:p>
              </table:table-cell>
              <table:table-cell office:value-type="float" office:value="0.521985">
                <text:p>0.521985</text:p>
              </table:table-cell>
              <table:table-cell office:value-type="float" office:value="0.479431">
                <text:p>0.479431</text:p>
              </table:table-cell>
              <table:table-cell office:value-type="float" office:value="0.504911">
                <text:p>0.504911</text:p>
              </table:table-cell>
              <table:table-cell office:value-type="float" office:value="0.516307">
                <text:p>0.516307</text:p>
              </table:table-cell>
              <table:table-cell office:value-type="float" office:value="0.47165">
                <text:p>0.47165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0.452954">
                <text:p>0.452954</text:p>
              </table:table-cell>
              <table:table-cell office:value-type="float" office:value="0.521978">
                <text:p>0.521978</text:p>
              </table:table-cell>
              <table:table-cell office:value-type="float" office:value="0.479403">
                <text:p>0.479403</text:p>
              </table:table-cell>
              <table:table-cell office:value-type="float" office:value="0.504879">
                <text:p>0.504879</text:p>
              </table:table-cell>
              <table:table-cell office:value-type="float" office:value="0.516258">
                <text:p>0.516258</text:p>
              </table:table-cell>
              <table:table-cell office:value-type="float" office:value="0.471611">
                <text:p>0.471611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0.452929">
                <text:p>0.452929</text:p>
              </table:table-cell>
              <table:table-cell office:value-type="float" office:value="0.521967">
                <text:p>0.521967</text:p>
              </table:table-cell>
              <table:table-cell office:value-type="float" office:value="0.479376">
                <text:p>0.479376</text:p>
              </table:table-cell>
              <table:table-cell office:value-type="float" office:value="0.504847">
                <text:p>0.504847</text:p>
              </table:table-cell>
              <table:table-cell office:value-type="float" office:value="0.516209">
                <text:p>0.516209</text:p>
              </table:table-cell>
              <table:table-cell office:value-type="float" office:value="0.471572">
                <text:p>0.471572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0.452902">
                <text:p>0.452902</text:p>
              </table:table-cell>
              <table:table-cell office:value-type="float" office:value="0.521955">
                <text:p>0.521955</text:p>
              </table:table-cell>
              <table:table-cell office:value-type="float" office:value="0.479349">
                <text:p>0.479349</text:p>
              </table:table-cell>
              <table:table-cell office:value-type="float" office:value="0.504814">
                <text:p>0.504814</text:p>
              </table:table-cell>
              <table:table-cell office:value-type="float" office:value="0.51616">
                <text:p>0.51616</text:p>
              </table:table-cell>
              <table:table-cell office:value-type="float" office:value="0.471534">
                <text:p>0.471534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0.452875">
                <text:p>0.452875</text:p>
              </table:table-cell>
              <table:table-cell office:value-type="float" office:value="0.521942">
                <text:p>0.521942</text:p>
              </table:table-cell>
              <table:table-cell office:value-type="float" office:value="0.479322">
                <text:p>0.479322</text:p>
              </table:table-cell>
              <table:table-cell office:value-type="float" office:value="0.504781">
                <text:p>0.504781</text:p>
              </table:table-cell>
              <table:table-cell office:value-type="float" office:value="0.51611">
                <text:p>0.51611</text:p>
              </table:table-cell>
              <table:table-cell office:value-type="float" office:value="0.471495">
                <text:p>0.471495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0.452851">
                <text:p>0.452851</text:p>
              </table:table-cell>
              <table:table-cell office:value-type="float" office:value="0.521928">
                <text:p>0.521928</text:p>
              </table:table-cell>
              <table:table-cell office:value-type="float" office:value="0.479292">
                <text:p>0.479292</text:p>
              </table:table-cell>
              <table:table-cell office:value-type="float" office:value="0.504749">
                <text:p>0.504749</text:p>
              </table:table-cell>
              <table:table-cell office:value-type="float" office:value="0.516059">
                <text:p>0.516059</text:p>
              </table:table-cell>
              <table:table-cell office:value-type="float" office:value="0.471455">
                <text:p>0.471455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0.452824">
                <text:p>0.452824</text:p>
              </table:table-cell>
              <table:table-cell office:value-type="float" office:value="0.521914">
                <text:p>0.521914</text:p>
              </table:table-cell>
              <table:table-cell office:value-type="float" office:value="0.479264">
                <text:p>0.479264</text:p>
              </table:table-cell>
              <table:table-cell office:value-type="float" office:value="0.504717">
                <text:p>0.504717</text:p>
              </table:table-cell>
              <table:table-cell office:value-type="float" office:value="0.51601">
                <text:p>0.51601</text:p>
              </table:table-cell>
              <table:table-cell office:value-type="float" office:value="0.471417">
                <text:p>0.471417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0.452797">
                <text:p>0.452797</text:p>
              </table:table-cell>
              <table:table-cell office:value-type="float" office:value="0.521899">
                <text:p>0.521899</text:p>
              </table:table-cell>
              <table:table-cell office:value-type="float" office:value="0.479237">
                <text:p>0.479237</text:p>
              </table:table-cell>
              <table:table-cell office:value-type="float" office:value="0.504687">
                <text:p>0.504687</text:p>
              </table:table-cell>
              <table:table-cell office:value-type="float" office:value="0.515961">
                <text:p>0.515961</text:p>
              </table:table-cell>
              <table:table-cell office:value-type="float" office:value="0.471379">
                <text:p>0.471379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0.452771">
                <text:p>0.452771</text:p>
              </table:table-cell>
              <table:table-cell office:value-type="float" office:value="0.521884">
                <text:p>0.521884</text:p>
              </table:table-cell>
              <table:table-cell office:value-type="float" office:value="0.479209">
                <text:p>0.479209</text:p>
              </table:table-cell>
              <table:table-cell office:value-type="float" office:value="0.504656">
                <text:p>0.504656</text:p>
              </table:table-cell>
              <table:table-cell office:value-type="float" office:value="0.515913">
                <text:p>0.515913</text:p>
              </table:table-cell>
              <table:table-cell office:value-type="float" office:value="0.471342">
                <text:p>0.471342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0.452736">
                <text:p>0.452736</text:p>
              </table:table-cell>
              <table:table-cell office:value-type="float" office:value="0.521884">
                <text:p>0.521884</text:p>
              </table:table-cell>
              <table:table-cell office:value-type="float" office:value="0.479182">
                <text:p>0.479182</text:p>
              </table:table-cell>
              <table:table-cell office:value-type="float" office:value="0.504628">
                <text:p>0.504628</text:p>
              </table:table-cell>
              <table:table-cell office:value-type="float" office:value="0.515865">
                <text:p>0.515865</text:p>
              </table:table-cell>
              <table:table-cell office:value-type="float" office:value="0.471305">
                <text:p>0.471305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0.452721">
                <text:p>0.452721</text:p>
              </table:table-cell>
              <table:table-cell office:value-type="float" office:value="0.521857">
                <text:p>0.521857</text:p>
              </table:table-cell>
              <table:table-cell office:value-type="float" office:value="0.479155">
                <text:p>0.479155</text:p>
              </table:table-cell>
              <table:table-cell office:value-type="float" office:value="0.504599">
                <text:p>0.504599</text:p>
              </table:table-cell>
              <table:table-cell office:value-type="float" office:value="0.515818">
                <text:p>0.515818</text:p>
              </table:table-cell>
              <table:table-cell office:value-type="float" office:value="0.471267">
                <text:p>0.471267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0.452684">
                <text:p>0.452684</text:p>
              </table:table-cell>
              <table:table-cell office:value-type="float" office:value="0.521856">
                <text:p>0.521856</text:p>
              </table:table-cell>
              <table:table-cell office:value-type="float" office:value="0.479126">
                <text:p>0.479126</text:p>
              </table:table-cell>
              <table:table-cell office:value-type="float" office:value="0.50457">
                <text:p>0.50457</text:p>
              </table:table-cell>
              <table:table-cell office:value-type="float" office:value="0.51577">
                <text:p>0.51577</text:p>
              </table:table-cell>
              <table:table-cell office:value-type="float" office:value="0.47123">
                <text:p>0.47123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0.452659">
                <text:p>0.452659</text:p>
              </table:table-cell>
              <table:table-cell office:value-type="float" office:value="0.521843">
                <text:p>0.521843</text:p>
              </table:table-cell>
              <table:table-cell office:value-type="float" office:value="0.479101">
                <text:p>0.479101</text:p>
              </table:table-cell>
              <table:table-cell office:value-type="float" office:value="0.504539">
                <text:p>0.504539</text:p>
              </table:table-cell>
              <table:table-cell office:value-type="float" office:value="0.515722">
                <text:p>0.515722</text:p>
              </table:table-cell>
              <table:table-cell office:value-type="float" office:value="0.471193">
                <text:p>0.471193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0.452633">
                <text:p>0.452633</text:p>
              </table:table-cell>
              <table:table-cell office:value-type="float" office:value="0.52183">
                <text:p>0.52183</text:p>
              </table:table-cell>
              <table:table-cell office:value-type="float" office:value="0.479077">
                <text:p>0.479077</text:p>
              </table:table-cell>
              <table:table-cell office:value-type="float" office:value="0.504506">
                <text:p>0.504506</text:p>
              </table:table-cell>
              <table:table-cell office:value-type="float" office:value="0.515675">
                <text:p>0.515675</text:p>
              </table:table-cell>
              <table:table-cell office:value-type="float" office:value="0.471156">
                <text:p>0.471156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0.452606">
                <text:p>0.452606</text:p>
              </table:table-cell>
              <table:table-cell office:value-type="float" office:value="0.521817">
                <text:p>0.521817</text:p>
              </table:table-cell>
              <table:table-cell office:value-type="float" office:value="0.47905">
                <text:p>0.47905</text:p>
              </table:table-cell>
              <table:table-cell office:value-type="float" office:value="0.504475">
                <text:p>0.504475</text:p>
              </table:table-cell>
              <table:table-cell office:value-type="float" office:value="0.515628">
                <text:p>0.515628</text:p>
              </table:table-cell>
              <table:table-cell office:value-type="float" office:value="0.47112">
                <text:p>0.47112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0.45258">
                <text:p>0.45258</text:p>
              </table:table-cell>
              <table:table-cell office:value-type="float" office:value="0.521803">
                <text:p>0.521803</text:p>
              </table:table-cell>
              <table:table-cell office:value-type="float" office:value="0.479031">
                <text:p>0.479031</text:p>
              </table:table-cell>
              <table:table-cell office:value-type="float" office:value="0.504445">
                <text:p>0.504445</text:p>
              </table:table-cell>
              <table:table-cell office:value-type="float" office:value="0.515581">
                <text:p>0.515581</text:p>
              </table:table-cell>
              <table:table-cell office:value-type="float" office:value="0.471085">
                <text:p>0.471085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0.452553">
                <text:p>0.452553</text:p>
              </table:table-cell>
              <table:table-cell office:value-type="float" office:value="0.521789">
                <text:p>0.521789</text:p>
              </table:table-cell>
              <table:table-cell office:value-type="float" office:value="0.479005">
                <text:p>0.479005</text:p>
              </table:table-cell>
              <table:table-cell office:value-type="float" office:value="0.504413">
                <text:p>0.504413</text:p>
              </table:table-cell>
              <table:table-cell office:value-type="float" office:value="0.515534">
                <text:p>0.515534</text:p>
              </table:table-cell>
              <table:table-cell office:value-type="float" office:value="0.471049">
                <text:p>0.471049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0.452527">
                <text:p>0.452527</text:p>
              </table:table-cell>
              <table:table-cell office:value-type="float" office:value="0.521774">
                <text:p>0.521774</text:p>
              </table:table-cell>
              <table:table-cell office:value-type="float" office:value="0.478978">
                <text:p>0.478978</text:p>
              </table:table-cell>
              <table:table-cell office:value-type="float" office:value="0.504383">
                <text:p>0.504383</text:p>
              </table:table-cell>
              <table:table-cell office:value-type="float" office:value="0.515488">
                <text:p>0.515488</text:p>
              </table:table-cell>
              <table:table-cell office:value-type="float" office:value="0.471013">
                <text:p>0.471013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0.452501">
                <text:p>0.452501</text:p>
              </table:table-cell>
              <table:table-cell office:value-type="float" office:value="0.521759">
                <text:p>0.521759</text:p>
              </table:table-cell>
              <table:table-cell office:value-type="float" office:value="0.478951">
                <text:p>0.478951</text:p>
              </table:table-cell>
              <table:table-cell office:value-type="float" office:value="0.504352">
                <text:p>0.504352</text:p>
              </table:table-cell>
              <table:table-cell office:value-type="float" office:value="0.515445">
                <text:p>0.515445</text:p>
              </table:table-cell>
              <table:table-cell office:value-type="float" office:value="0.470979">
                <text:p>0.470979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0.452474">
                <text:p>0.452474</text:p>
              </table:table-cell>
              <table:table-cell office:value-type="float" office:value="0.521745">
                <text:p>0.521745</text:p>
              </table:table-cell>
              <table:table-cell office:value-type="float" office:value="0.478924">
                <text:p>0.478924</text:p>
              </table:table-cell>
              <table:table-cell office:value-type="float" office:value="0.504323">
                <text:p>0.504323</text:p>
              </table:table-cell>
              <table:table-cell office:value-type="float" office:value="0.515399">
                <text:p>0.515399</text:p>
              </table:table-cell>
              <table:table-cell office:value-type="float" office:value="0.470944">
                <text:p>0.470944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0.452448">
                <text:p>0.452448</text:p>
              </table:table-cell>
              <table:table-cell office:value-type="float" office:value="0.52173">
                <text:p>0.52173</text:p>
              </table:table-cell>
              <table:table-cell office:value-type="float" office:value="0.47889">
                <text:p>0.47889</text:p>
              </table:table-cell>
              <table:table-cell office:value-type="float" office:value="0.504294">
                <text:p>0.504294</text:p>
              </table:table-cell>
              <table:table-cell office:value-type="float" office:value="0.515354">
                <text:p>0.515354</text:p>
              </table:table-cell>
              <table:table-cell office:value-type="float" office:value="0.470909">
                <text:p>0.470909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0.452422">
                <text:p>0.452422</text:p>
              </table:table-cell>
              <table:table-cell office:value-type="float" office:value="0.521715">
                <text:p>0.521715</text:p>
              </table:table-cell>
              <table:table-cell office:value-type="float" office:value="0.478863">
                <text:p>0.478863</text:p>
              </table:table-cell>
              <table:table-cell office:value-type="float" office:value="0.504266">
                <text:p>0.504266</text:p>
              </table:table-cell>
              <table:table-cell office:value-type="float" office:value="0.515308">
                <text:p>0.515308</text:p>
              </table:table-cell>
              <table:table-cell office:value-type="float" office:value="0.470875">
                <text:p>0.470875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0.452396">
                <text:p>0.452396</text:p>
              </table:table-cell>
              <table:table-cell office:value-type="float" office:value="0.5217">
                <text:p>0.5217</text:p>
              </table:table-cell>
              <table:table-cell office:value-type="float" office:value="0.478836">
                <text:p>0.478836</text:p>
              </table:table-cell>
              <table:table-cell office:value-type="float" office:value="0.504237">
                <text:p>0.504237</text:p>
              </table:table-cell>
              <table:table-cell office:value-type="float" office:value="0.515263">
                <text:p>0.515263</text:p>
              </table:table-cell>
              <table:table-cell office:value-type="float" office:value="0.470841">
                <text:p>0.470841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0.45237">
                <text:p>0.45237</text:p>
              </table:table-cell>
              <table:table-cell office:value-type="float" office:value="0.521685">
                <text:p>0.521685</text:p>
              </table:table-cell>
              <table:table-cell office:value-type="float" office:value="0.478809">
                <text:p>0.478809</text:p>
              </table:table-cell>
              <table:table-cell office:value-type="float" office:value="0.504208">
                <text:p>0.504208</text:p>
              </table:table-cell>
              <table:table-cell office:value-type="float" office:value="0.515218">
                <text:p>0.515218</text:p>
              </table:table-cell>
              <table:table-cell office:value-type="float" office:value="0.470806">
                <text:p>0.470806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0.45234">
                <text:p>0.45234</text:p>
              </table:table-cell>
              <table:table-cell office:value-type="float" office:value="0.521668">
                <text:p>0.521668</text:p>
              </table:table-cell>
              <table:table-cell office:value-type="float" office:value="0.478782">
                <text:p>0.478782</text:p>
              </table:table-cell>
              <table:table-cell office:value-type="float" office:value="0.50418">
                <text:p>0.50418</text:p>
              </table:table-cell>
              <table:table-cell office:value-type="float" office:value="0.515171">
                <text:p>0.515171</text:p>
              </table:table-cell>
              <table:table-cell office:value-type="float" office:value="0.47077">
                <text:p>0.47077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0.452315">
                <text:p>0.452315</text:p>
              </table:table-cell>
              <table:table-cell office:value-type="float" office:value="0.521654">
                <text:p>0.521654</text:p>
              </table:table-cell>
              <table:table-cell office:value-type="float" office:value="0.478756">
                <text:p>0.478756</text:p>
              </table:table-cell>
              <table:table-cell office:value-type="float" office:value="0.504151">
                <text:p>0.504151</text:p>
              </table:table-cell>
              <table:table-cell office:value-type="float" office:value="0.515126">
                <text:p>0.515126</text:p>
              </table:table-cell>
              <table:table-cell office:value-type="float" office:value="0.470736">
                <text:p>0.470736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0.452289">
                <text:p>0.452289</text:p>
              </table:table-cell>
              <table:table-cell office:value-type="float" office:value="0.52164">
                <text:p>0.52164</text:p>
              </table:table-cell>
              <table:table-cell office:value-type="float" office:value="0.478729">
                <text:p>0.478729</text:p>
              </table:table-cell>
              <table:table-cell office:value-type="float" office:value="0.504122">
                <text:p>0.504122</text:p>
              </table:table-cell>
              <table:table-cell office:value-type="float" office:value="0.515082">
                <text:p>0.515082</text:p>
              </table:table-cell>
              <table:table-cell office:value-type="float" office:value="0.470702">
                <text:p>0.470702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0.452263">
                <text:p>0.452263</text:p>
              </table:table-cell>
              <table:table-cell office:value-type="float" office:value="0.521627">
                <text:p>0.521627</text:p>
              </table:table-cell>
              <table:table-cell office:value-type="float" office:value="0.478702">
                <text:p>0.478702</text:p>
              </table:table-cell>
              <table:table-cell office:value-type="float" office:value="0.504094">
                <text:p>0.504094</text:p>
              </table:table-cell>
              <table:table-cell office:value-type="float" office:value="0.515038">
                <text:p>0.515038</text:p>
              </table:table-cell>
              <table:table-cell office:value-type="float" office:value="0.470669">
                <text:p>0.470669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0.452237">
                <text:p>0.452237</text:p>
              </table:table-cell>
              <table:table-cell office:value-type="float" office:value="0.521613">
                <text:p>0.521613</text:p>
              </table:table-cell>
              <table:table-cell office:value-type="float" office:value="0.478675">
                <text:p>0.478675</text:p>
              </table:table-cell>
              <table:table-cell office:value-type="float" office:value="0.504065">
                <text:p>0.504065</text:p>
              </table:table-cell>
              <table:table-cell office:value-type="float" office:value="0.514994">
                <text:p>0.514994</text:p>
              </table:table-cell>
              <table:table-cell office:value-type="float" office:value="0.470635">
                <text:p>0.470635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0.452211">
                <text:p>0.452211</text:p>
              </table:table-cell>
              <table:table-cell office:value-type="float" office:value="0.5216">
                <text:p>0.5216</text:p>
              </table:table-cell>
              <table:table-cell office:value-type="float" office:value="0.478649">
                <text:p>0.478649</text:p>
              </table:table-cell>
              <table:table-cell office:value-type="float" office:value="0.504037">
                <text:p>0.504037</text:p>
              </table:table-cell>
              <table:table-cell office:value-type="float" office:value="0.51495">
                <text:p>0.51495</text:p>
              </table:table-cell>
              <table:table-cell office:value-type="float" office:value="0.470602">
                <text:p>0.470602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0.452185">
                <text:p>0.452185</text:p>
              </table:table-cell>
              <table:table-cell office:value-type="float" office:value="0.521586">
                <text:p>0.521586</text:p>
              </table:table-cell>
              <table:table-cell office:value-type="float" office:value="0.478622">
                <text:p>0.478622</text:p>
              </table:table-cell>
              <table:table-cell office:value-type="float" office:value="0.504008">
                <text:p>0.504008</text:p>
              </table:table-cell>
              <table:table-cell office:value-type="float" office:value="0.514907">
                <text:p>0.514907</text:p>
              </table:table-cell>
              <table:table-cell office:value-type="float" office:value="0.470569">
                <text:p>0.470569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0.452159">
                <text:p>0.452159</text:p>
              </table:table-cell>
              <table:table-cell office:value-type="float" office:value="0.521573">
                <text:p>0.521573</text:p>
              </table:table-cell>
              <table:table-cell office:value-type="float" office:value="0.478595">
                <text:p>0.478595</text:p>
              </table:table-cell>
              <table:table-cell office:value-type="float" office:value="0.50398">
                <text:p>0.50398</text:p>
              </table:table-cell>
              <table:table-cell office:value-type="float" office:value="0.514864">
                <text:p>0.514864</text:p>
              </table:table-cell>
              <table:table-cell office:value-type="float" office:value="0.470536">
                <text:p>0.470536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0.452144">
                <text:p>0.452144</text:p>
              </table:table-cell>
              <table:table-cell office:value-type="float" office:value="0.521557">
                <text:p>0.521557</text:p>
              </table:table-cell>
              <table:table-cell office:value-type="float" office:value="0.478569">
                <text:p>0.478569</text:p>
              </table:table-cell>
              <table:table-cell office:value-type="float" office:value="0.503952">
                <text:p>0.503952</text:p>
              </table:table-cell>
              <table:table-cell office:value-type="float" office:value="0.514821">
                <text:p>0.514821</text:p>
              </table:table-cell>
              <table:table-cell office:value-type="float" office:value="0.470503">
                <text:p>0.470503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0.452122">
                <text:p>0.452122</text:p>
              </table:table-cell>
              <table:table-cell office:value-type="float" office:value="0.521536">
                <text:p>0.521536</text:p>
              </table:table-cell>
              <table:table-cell office:value-type="float" office:value="0.478542">
                <text:p>0.478542</text:p>
              </table:table-cell>
              <table:table-cell office:value-type="float" office:value="0.503924">
                <text:p>0.503924</text:p>
              </table:table-cell>
              <table:table-cell office:value-type="float" office:value="0.514778">
                <text:p>0.514778</text:p>
              </table:table-cell>
              <table:table-cell office:value-type="float" office:value="0.47047">
                <text:p>0.47047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0.452095">
                <text:p>0.452095</text:p>
              </table:table-cell>
              <table:table-cell office:value-type="float" office:value="0.521517">
                <text:p>0.521517</text:p>
              </table:table-cell>
              <table:table-cell office:value-type="float" office:value="0.478516">
                <text:p>0.478516</text:p>
              </table:table-cell>
              <table:table-cell office:value-type="float" office:value="0.503896">
                <text:p>0.503896</text:p>
              </table:table-cell>
              <table:table-cell office:value-type="float" office:value="0.514735">
                <text:p>0.514735</text:p>
              </table:table-cell>
              <table:table-cell office:value-type="float" office:value="0.470437">
                <text:p>0.470437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0.452069">
                <text:p>0.452069</text:p>
              </table:table-cell>
              <table:table-cell office:value-type="float" office:value="0.521499">
                <text:p>0.521499</text:p>
              </table:table-cell>
              <table:table-cell office:value-type="float" office:value="0.478488">
                <text:p>0.478488</text:p>
              </table:table-cell>
              <table:table-cell office:value-type="float" office:value="0.503868">
                <text:p>0.503868</text:p>
              </table:table-cell>
              <table:table-cell office:value-type="float" office:value="0.514697">
                <text:p>0.514697</text:p>
              </table:table-cell>
              <table:table-cell office:value-type="float" office:value="0.470401">
                <text:p>0.470401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0.452044">
                <text:p>0.452044</text:p>
              </table:table-cell>
              <table:table-cell office:value-type="float" office:value="0.521482">
                <text:p>0.521482</text:p>
              </table:table-cell>
              <table:table-cell office:value-type="float" office:value="0.478462">
                <text:p>0.478462</text:p>
              </table:table-cell>
              <table:table-cell office:value-type="float" office:value="0.503842">
                <text:p>0.503842</text:p>
              </table:table-cell>
              <table:table-cell office:value-type="float" office:value="0.514654">
                <text:p>0.514654</text:p>
              </table:table-cell>
              <table:table-cell office:value-type="float" office:value="0.470367">
                <text:p>0.470367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0.452023">
                <text:p>0.452023</text:p>
              </table:table-cell>
              <table:table-cell office:value-type="float" office:value="0.521467">
                <text:p>0.521467</text:p>
              </table:table-cell>
              <table:table-cell office:value-type="float" office:value="0.478435">
                <text:p>0.478435</text:p>
              </table:table-cell>
              <table:table-cell office:value-type="float" office:value="0.503815">
                <text:p>0.503815</text:p>
              </table:table-cell>
              <table:table-cell office:value-type="float" office:value="0.514611">
                <text:p>0.514611</text:p>
              </table:table-cell>
              <table:table-cell office:value-type="float" office:value="0.470334">
                <text:p>0.470334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0.451996">
                <text:p>0.451996</text:p>
              </table:table-cell>
              <table:table-cell office:value-type="float" office:value="0.521451">
                <text:p>0.521451</text:p>
              </table:table-cell>
              <table:table-cell office:value-type="float" office:value="0.478409">
                <text:p>0.478409</text:p>
              </table:table-cell>
              <table:table-cell office:value-type="float" office:value="0.503787">
                <text:p>0.503787</text:p>
              </table:table-cell>
              <table:table-cell office:value-type="float" office:value="0.514568">
                <text:p>0.514568</text:p>
              </table:table-cell>
              <table:table-cell office:value-type="float" office:value="0.470301">
                <text:p>0.470301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0.451967">
                <text:p>0.451967</text:p>
              </table:table-cell>
              <table:table-cell office:value-type="float" office:value="0.521442">
                <text:p>0.521442</text:p>
              </table:table-cell>
              <table:table-cell office:value-type="float" office:value="0.478382">
                <text:p>0.478382</text:p>
              </table:table-cell>
              <table:table-cell office:value-type="float" office:value="0.50376">
                <text:p>0.50376</text:p>
              </table:table-cell>
              <table:table-cell office:value-type="float" office:value="0.514524">
                <text:p>0.514524</text:p>
              </table:table-cell>
              <table:table-cell office:value-type="float" office:value="0.470268">
                <text:p>0.470268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0.451944">
                <text:p>0.451944</text:p>
              </table:table-cell>
              <table:table-cell office:value-type="float" office:value="0.521425">
                <text:p>0.521425</text:p>
              </table:table-cell>
              <table:table-cell office:value-type="float" office:value="0.478373">
                <text:p>0.478373</text:p>
              </table:table-cell>
              <table:table-cell office:value-type="float" office:value="0.503737">
                <text:p>0.503737</text:p>
              </table:table-cell>
              <table:table-cell office:value-type="float" office:value="0.514483">
                <text:p>0.514483</text:p>
              </table:table-cell>
              <table:table-cell office:value-type="float" office:value="0.470236">
                <text:p>0.470236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0.451917">
                <text:p>0.451917</text:p>
              </table:table-cell>
              <table:table-cell office:value-type="float" office:value="0.521408">
                <text:p>0.521408</text:p>
              </table:table-cell>
              <table:table-cell office:value-type="float" office:value="0.478347">
                <text:p>0.478347</text:p>
              </table:table-cell>
              <table:table-cell office:value-type="float" office:value="0.503709">
                <text:p>0.503709</text:p>
              </table:table-cell>
              <table:table-cell office:value-type="float" office:value="0.514438">
                <text:p>0.514438</text:p>
              </table:table-cell>
              <table:table-cell office:value-type="float" office:value="0.470203">
                <text:p>0.470203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0.451892">
                <text:p>0.451892</text:p>
              </table:table-cell>
              <table:table-cell office:value-type="float" office:value="0.521392">
                <text:p>0.521392</text:p>
              </table:table-cell>
              <table:table-cell office:value-type="float" office:value="0.478323">
                <text:p>0.478323</text:p>
              </table:table-cell>
              <table:table-cell office:value-type="float" office:value="0.503682">
                <text:p>0.503682</text:p>
              </table:table-cell>
              <table:table-cell office:value-type="float" office:value="0.514396">
                <text:p>0.514396</text:p>
              </table:table-cell>
              <table:table-cell office:value-type="float" office:value="0.470171">
                <text:p>0.470171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0.451866">
                <text:p>0.451866</text:p>
              </table:table-cell>
              <table:table-cell office:value-type="float" office:value="0.521376">
                <text:p>0.521376</text:p>
              </table:table-cell>
              <table:table-cell office:value-type="float" office:value="0.478297">
                <text:p>0.478297</text:p>
              </table:table-cell>
              <table:table-cell office:value-type="float" office:value="0.503655">
                <text:p>0.503655</text:p>
              </table:table-cell>
              <table:table-cell office:value-type="float" office:value="0.514353">
                <text:p>0.514353</text:p>
              </table:table-cell>
              <table:table-cell office:value-type="float" office:value="0.470138">
                <text:p>0.470138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0.45184">
                <text:p>0.45184</text:p>
              </table:table-cell>
              <table:table-cell office:value-type="float" office:value="0.52136">
                <text:p>0.52136</text:p>
              </table:table-cell>
              <table:table-cell office:value-type="float" office:value="0.47827">
                <text:p>0.47827</text:p>
              </table:table-cell>
              <table:table-cell office:value-type="float" office:value="0.503628">
                <text:p>0.503628</text:p>
              </table:table-cell>
              <table:table-cell office:value-type="float" office:value="0.51431">
                <text:p>0.51431</text:p>
              </table:table-cell>
              <table:table-cell office:value-type="float" office:value="0.470105">
                <text:p>0.470105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0.451815">
                <text:p>0.451815</text:p>
              </table:table-cell>
              <table:table-cell office:value-type="float" office:value="0.521344">
                <text:p>0.521344</text:p>
              </table:table-cell>
              <table:table-cell office:value-type="float" office:value="0.478244">
                <text:p>0.478244</text:p>
              </table:table-cell>
              <table:table-cell office:value-type="float" office:value="0.503601">
                <text:p>0.503601</text:p>
              </table:table-cell>
              <table:table-cell office:value-type="float" office:value="0.514268">
                <text:p>0.514268</text:p>
              </table:table-cell>
              <table:table-cell office:value-type="float" office:value="0.470075">
                <text:p>0.470075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0.451808">
                <text:p>0.451808</text:p>
              </table:table-cell>
              <table:table-cell office:value-type="float" office:value="0.52133">
                <text:p>0.52133</text:p>
              </table:table-cell>
              <table:table-cell office:value-type="float" office:value="0.478217">
                <text:p>0.478217</text:p>
              </table:table-cell>
              <table:table-cell office:value-type="float" office:value="0.503575">
                <text:p>0.503575</text:p>
              </table:table-cell>
              <table:table-cell office:value-type="float" office:value="0.514226">
                <text:p>0.514226</text:p>
              </table:table-cell>
              <table:table-cell office:value-type="float" office:value="0.470044">
                <text:p>0.470044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0.451781">
                <text:p>0.451781</text:p>
              </table:table-cell>
              <table:table-cell office:value-type="float" office:value="0.521314">
                <text:p>0.521314</text:p>
              </table:table-cell>
              <table:table-cell office:value-type="float" office:value="0.478191">
                <text:p>0.478191</text:p>
              </table:table-cell>
              <table:table-cell office:value-type="float" office:value="0.503548">
                <text:p>0.503548</text:p>
              </table:table-cell>
              <table:table-cell office:value-type="float" office:value="0.514185">
                <text:p>0.514185</text:p>
              </table:table-cell>
              <table:table-cell office:value-type="float" office:value="0.470014">
                <text:p>0.470014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0.451753">
                <text:p>0.451753</text:p>
              </table:table-cell>
              <table:table-cell office:value-type="float" office:value="0.521305">
                <text:p>0.521305</text:p>
              </table:table-cell>
              <table:table-cell office:value-type="float" office:value="0.478164">
                <text:p>0.478164</text:p>
              </table:table-cell>
              <table:table-cell office:value-type="float" office:value="0.503522">
                <text:p>0.503522</text:p>
              </table:table-cell>
              <table:table-cell office:value-type="float" office:value="0.514143">
                <text:p>0.514143</text:p>
              </table:table-cell>
              <table:table-cell office:value-type="float" office:value="0.469983">
                <text:p>0.469983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0.451731">
                <text:p>0.451731</text:p>
              </table:table-cell>
              <table:table-cell office:value-type="float" office:value="0.521288">
                <text:p>0.521288</text:p>
              </table:table-cell>
              <table:table-cell office:value-type="float" office:value="0.478138">
                <text:p>0.478138</text:p>
              </table:table-cell>
              <table:table-cell office:value-type="float" office:value="0.503495">
                <text:p>0.503495</text:p>
              </table:table-cell>
              <table:table-cell office:value-type="float" office:value="0.514101">
                <text:p>0.514101</text:p>
              </table:table-cell>
              <table:table-cell office:value-type="float" office:value="0.469953">
                <text:p>0.469953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0.451704">
                <text:p>0.451704</text:p>
              </table:table-cell>
              <table:table-cell office:value-type="float" office:value="0.521271">
                <text:p>0.521271</text:p>
              </table:table-cell>
              <table:table-cell office:value-type="float" office:value="0.478112">
                <text:p>0.478112</text:p>
              </table:table-cell>
              <table:table-cell office:value-type="float" office:value="0.503468">
                <text:p>0.503468</text:p>
              </table:table-cell>
              <table:table-cell office:value-type="float" office:value="0.51406">
                <text:p>0.51406</text:p>
              </table:table-cell>
              <table:table-cell office:value-type="float" office:value="0.469923">
                <text:p>0.469923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0.451677">
                <text:p>0.451677</text:p>
              </table:table-cell>
              <table:table-cell office:value-type="float" office:value="0.52126">
                <text:p>0.52126</text:p>
              </table:table-cell>
              <table:table-cell office:value-type="float" office:value="0.47809">
                <text:p>0.47809</text:p>
              </table:table-cell>
              <table:table-cell office:value-type="float" office:value="0.503441">
                <text:p>0.503441</text:p>
              </table:table-cell>
              <table:table-cell office:value-type="float" office:value="0.514019">
                <text:p>0.514019</text:p>
              </table:table-cell>
              <table:table-cell office:value-type="float" office:value="0.469893">
                <text:p>0.469893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0.451654">
                <text:p>0.451654</text:p>
              </table:table-cell>
              <table:table-cell office:value-type="float" office:value="0.521242">
                <text:p>0.521242</text:p>
              </table:table-cell>
              <table:table-cell office:value-type="float" office:value="0.478063">
                <text:p>0.478063</text:p>
              </table:table-cell>
              <table:table-cell office:value-type="float" office:value="0.503411">
                <text:p>0.503411</text:p>
              </table:table-cell>
              <table:table-cell office:value-type="float" office:value="0.513979">
                <text:p>0.513979</text:p>
              </table:table-cell>
              <table:table-cell office:value-type="float" office:value="0.469863">
                <text:p>0.469863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0.451626">
                <text:p>0.451626</text:p>
              </table:table-cell>
              <table:table-cell office:value-type="float" office:value="0.521231">
                <text:p>0.521231</text:p>
              </table:table-cell>
              <table:table-cell office:value-type="float" office:value="0.478037">
                <text:p>0.478037</text:p>
              </table:table-cell>
              <table:table-cell office:value-type="float" office:value="0.503381">
                <text:p>0.503381</text:p>
              </table:table-cell>
              <table:table-cell office:value-type="float" office:value="0.513939">
                <text:p>0.513939</text:p>
              </table:table-cell>
              <table:table-cell office:value-type="float" office:value="0.469833">
                <text:p>0.469833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0.451604">
                <text:p>0.451604</text:p>
              </table:table-cell>
              <table:table-cell office:value-type="float" office:value="0.521213">
                <text:p>0.521213</text:p>
              </table:table-cell>
              <table:table-cell office:value-type="float" office:value="0.478011">
                <text:p>0.478011</text:p>
              </table:table-cell>
              <table:table-cell office:value-type="float" office:value="0.503353">
                <text:p>0.503353</text:p>
              </table:table-cell>
              <table:table-cell office:value-type="float" office:value="0.513898">
                <text:p>0.513898</text:p>
              </table:table-cell>
              <table:table-cell office:value-type="float" office:value="0.469803">
                <text:p>0.469803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0.451576">
                <text:p>0.451576</text:p>
              </table:table-cell>
              <table:table-cell office:value-type="float" office:value="0.521201">
                <text:p>0.521201</text:p>
              </table:table-cell>
              <table:table-cell office:value-type="float" office:value="0.477986">
                <text:p>0.477986</text:p>
              </table:table-cell>
              <table:table-cell office:value-type="float" office:value="0.503326">
                <text:p>0.503326</text:p>
              </table:table-cell>
              <table:table-cell office:value-type="float" office:value="0.513859">
                <text:p>0.513859</text:p>
              </table:table-cell>
              <table:table-cell office:value-type="float" office:value="0.469773">
                <text:p>0.469773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0.451553">
                <text:p>0.451553</text:p>
              </table:table-cell>
              <table:table-cell office:value-type="float" office:value="0.521183">
                <text:p>0.521183</text:p>
              </table:table-cell>
              <table:table-cell office:value-type="float" office:value="0.47796">
                <text:p>0.47796</text:p>
              </table:table-cell>
              <table:table-cell office:value-type="float" office:value="0.503299">
                <text:p>0.503299</text:p>
              </table:table-cell>
              <table:table-cell office:value-type="float" office:value="0.51382">
                <text:p>0.51382</text:p>
              </table:table-cell>
              <table:table-cell office:value-type="float" office:value="0.469745">
                <text:p>0.469745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0.451525">
                <text:p>0.451525</text:p>
              </table:table-cell>
              <table:table-cell office:value-type="float" office:value="0.521171">
                <text:p>0.521171</text:p>
              </table:table-cell>
              <table:table-cell office:value-type="float" office:value="0.477935">
                <text:p>0.477935</text:p>
              </table:table-cell>
              <table:table-cell office:value-type="float" office:value="0.503272">
                <text:p>0.503272</text:p>
              </table:table-cell>
              <table:table-cell office:value-type="float" office:value="0.51378">
                <text:p>0.51378</text:p>
              </table:table-cell>
              <table:table-cell office:value-type="float" office:value="0.469716">
                <text:p>0.469716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0.451503">
                <text:p>0.451503</text:p>
              </table:table-cell>
              <table:table-cell office:value-type="float" office:value="0.521153">
                <text:p>0.521153</text:p>
              </table:table-cell>
              <table:table-cell office:value-type="float" office:value="0.47791">
                <text:p>0.47791</text:p>
              </table:table-cell>
              <table:table-cell office:value-type="float" office:value="0.503246">
                <text:p>0.503246</text:p>
              </table:table-cell>
              <table:table-cell office:value-type="float" office:value="0.513741">
                <text:p>0.513741</text:p>
              </table:table-cell>
              <table:table-cell office:value-type="float" office:value="0.469686">
                <text:p>0.469686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0.451475">
                <text:p>0.451475</text:p>
              </table:table-cell>
              <table:table-cell office:value-type="float" office:value="0.521141">
                <text:p>0.521141</text:p>
              </table:table-cell>
              <table:table-cell office:value-type="float" office:value="0.477884">
                <text:p>0.477884</text:p>
              </table:table-cell>
              <table:table-cell office:value-type="float" office:value="0.50322">
                <text:p>0.50322</text:p>
              </table:table-cell>
              <table:table-cell office:value-type="float" office:value="0.513702">
                <text:p>0.513702</text:p>
              </table:table-cell>
              <table:table-cell office:value-type="float" office:value="0.469658">
                <text:p>0.469658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0.451452">
                <text:p>0.451452</text:p>
              </table:table-cell>
              <table:table-cell office:value-type="float" office:value="0.521123">
                <text:p>0.521123</text:p>
              </table:table-cell>
              <table:table-cell office:value-type="float" office:value="0.477858">
                <text:p>0.477858</text:p>
              </table:table-cell>
              <table:table-cell office:value-type="float" office:value="0.503194">
                <text:p>0.503194</text:p>
              </table:table-cell>
              <table:table-cell office:value-type="float" office:value="0.513663">
                <text:p>0.513663</text:p>
              </table:table-cell>
              <table:table-cell office:value-type="float" office:value="0.469629">
                <text:p>0.469629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0.451425">
                <text:p>0.451425</text:p>
              </table:table-cell>
              <table:table-cell office:value-type="float" office:value="0.521111">
                <text:p>0.521111</text:p>
              </table:table-cell>
              <table:table-cell office:value-type="float" office:value="0.477833">
                <text:p>0.477833</text:p>
              </table:table-cell>
              <table:table-cell office:value-type="float" office:value="0.503168">
                <text:p>0.503168</text:p>
              </table:table-cell>
              <table:table-cell office:value-type="float" office:value="0.513625">
                <text:p>0.513625</text:p>
              </table:table-cell>
              <table:table-cell office:value-type="float" office:value="0.4696">
                <text:p>0.4696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0.451402">
                <text:p>0.451402</text:p>
              </table:table-cell>
              <table:table-cell office:value-type="float" office:value="0.521093">
                <text:p>0.521093</text:p>
              </table:table-cell>
              <table:table-cell office:value-type="float" office:value="0.477807">
                <text:p>0.477807</text:p>
              </table:table-cell>
              <table:table-cell office:value-type="float" office:value="0.503142">
                <text:p>0.503142</text:p>
              </table:table-cell>
              <table:table-cell office:value-type="float" office:value="0.513586">
                <text:p>0.513586</text:p>
              </table:table-cell>
              <table:table-cell office:value-type="float" office:value="0.469571">
                <text:p>0.469571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0.451375">
                <text:p>0.451375</text:p>
              </table:table-cell>
              <table:table-cell office:value-type="float" office:value="0.521081">
                <text:p>0.521081</text:p>
              </table:table-cell>
              <table:table-cell office:value-type="float" office:value="0.477787">
                <text:p>0.477787</text:p>
              </table:table-cell>
              <table:table-cell office:value-type="float" office:value="0.503112">
                <text:p>0.503112</text:p>
              </table:table-cell>
              <table:table-cell office:value-type="float" office:value="0.513548">
                <text:p>0.513548</text:p>
              </table:table-cell>
              <table:table-cell office:value-type="float" office:value="0.469542">
                <text:p>0.469542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0.451352">
                <text:p>0.451352</text:p>
              </table:table-cell>
              <table:table-cell office:value-type="float" office:value="0.521063">
                <text:p>0.521063</text:p>
              </table:table-cell>
              <table:table-cell office:value-type="float" office:value="0.477762">
                <text:p>0.477762</text:p>
              </table:table-cell>
              <table:table-cell office:value-type="float" office:value="0.503087">
                <text:p>0.503087</text:p>
              </table:table-cell>
              <table:table-cell office:value-type="float" office:value="0.513509">
                <text:p>0.513509</text:p>
              </table:table-cell>
              <table:table-cell office:value-type="float" office:value="0.469513">
                <text:p>0.469513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0.451325">
                <text:p>0.451325</text:p>
              </table:table-cell>
              <table:table-cell office:value-type="float" office:value="0.521051">
                <text:p>0.521051</text:p>
              </table:table-cell>
              <table:table-cell office:value-type="float" office:value="0.477737">
                <text:p>0.477737</text:p>
              </table:table-cell>
              <table:table-cell office:value-type="float" office:value="0.503062">
                <text:p>0.503062</text:p>
              </table:table-cell>
              <table:table-cell office:value-type="float" office:value="0.513471">
                <text:p>0.513471</text:p>
              </table:table-cell>
              <table:table-cell office:value-type="float" office:value="0.469485">
                <text:p>0.469485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0.451302">
                <text:p>0.451302</text:p>
              </table:table-cell>
              <table:table-cell office:value-type="float" office:value="0.521033">
                <text:p>0.521033</text:p>
              </table:table-cell>
              <table:table-cell office:value-type="float" office:value="0.477711">
                <text:p>0.477711</text:p>
              </table:table-cell>
              <table:table-cell office:value-type="float" office:value="0.503037">
                <text:p>0.503037</text:p>
              </table:table-cell>
              <table:table-cell office:value-type="float" office:value="0.513433">
                <text:p>0.513433</text:p>
              </table:table-cell>
              <table:table-cell office:value-type="float" office:value="0.469456">
                <text:p>0.469456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0.451275">
                <text:p>0.451275</text:p>
              </table:table-cell>
              <table:table-cell office:value-type="float" office:value="0.521021">
                <text:p>0.521021</text:p>
              </table:table-cell>
              <table:table-cell office:value-type="float" office:value="0.477686">
                <text:p>0.477686</text:p>
              </table:table-cell>
              <table:table-cell office:value-type="float" office:value="0.503011">
                <text:p>0.503011</text:p>
              </table:table-cell>
              <table:table-cell office:value-type="float" office:value="0.513395">
                <text:p>0.513395</text:p>
              </table:table-cell>
              <table:table-cell office:value-type="float" office:value="0.469428">
                <text:p>0.469428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0.451253">
                <text:p>0.451253</text:p>
              </table:table-cell>
              <table:table-cell office:value-type="float" office:value="0.521003">
                <text:p>0.521003</text:p>
              </table:table-cell>
              <table:table-cell office:value-type="float" office:value="0.477659">
                <text:p>0.477659</text:p>
              </table:table-cell>
              <table:table-cell office:value-type="float" office:value="0.502984">
                <text:p>0.502984</text:p>
              </table:table-cell>
              <table:table-cell office:value-type="float" office:value="0.513358">
                <text:p>0.513358</text:p>
              </table:table-cell>
              <table:table-cell office:value-type="float" office:value="0.469399">
                <text:p>0.469399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0.451225">
                <text:p>0.451225</text:p>
              </table:table-cell>
              <table:table-cell office:value-type="float" office:value="0.520991">
                <text:p>0.520991</text:p>
              </table:table-cell>
              <table:table-cell office:value-type="float" office:value="0.477634">
                <text:p>0.477634</text:p>
              </table:table-cell>
              <table:table-cell office:value-type="float" office:value="0.502958">
                <text:p>0.502958</text:p>
              </table:table-cell>
              <table:table-cell office:value-type="float" office:value="0.51332">
                <text:p>0.51332</text:p>
              </table:table-cell>
              <table:table-cell office:value-type="float" office:value="0.469371">
                <text:p>0.469371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0.451203">
                <text:p>0.451203</text:p>
              </table:table-cell>
              <table:table-cell office:value-type="float" office:value="0.520973">
                <text:p>0.520973</text:p>
              </table:table-cell>
              <table:table-cell office:value-type="float" office:value="0.477608">
                <text:p>0.477608</text:p>
              </table:table-cell>
              <table:table-cell office:value-type="float" office:value="0.502932">
                <text:p>0.502932</text:p>
              </table:table-cell>
              <table:table-cell office:value-type="float" office:value="0.513283">
                <text:p>0.513283</text:p>
              </table:table-cell>
              <table:table-cell office:value-type="float" office:value="0.469343">
                <text:p>0.469343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0.451176">
                <text:p>0.451176</text:p>
              </table:table-cell>
              <table:table-cell office:value-type="float" office:value="0.520962">
                <text:p>0.520962</text:p>
              </table:table-cell>
              <table:table-cell office:value-type="float" office:value="0.477582">
                <text:p>0.477582</text:p>
              </table:table-cell>
              <table:table-cell office:value-type="float" office:value="0.502907">
                <text:p>0.502907</text:p>
              </table:table-cell>
              <table:table-cell office:value-type="float" office:value="0.513245">
                <text:p>0.513245</text:p>
              </table:table-cell>
              <table:table-cell office:value-type="float" office:value="0.469315">
                <text:p>0.469315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0.451153">
                <text:p>0.451153</text:p>
              </table:table-cell>
              <table:table-cell office:value-type="float" office:value="0.520944">
                <text:p>0.520944</text:p>
              </table:table-cell>
              <table:table-cell office:value-type="float" office:value="0.477556">
                <text:p>0.477556</text:p>
              </table:table-cell>
              <table:table-cell office:value-type="float" office:value="0.502883">
                <text:p>0.502883</text:p>
              </table:table-cell>
              <table:table-cell office:value-type="float" office:value="0.513208">
                <text:p>0.513208</text:p>
              </table:table-cell>
              <table:table-cell office:value-type="float" office:value="0.469287">
                <text:p>0.469287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0.451126">
                <text:p>0.451126</text:p>
              </table:table-cell>
              <table:table-cell office:value-type="float" office:value="0.520932">
                <text:p>0.520932</text:p>
              </table:table-cell>
              <table:table-cell office:value-type="float" office:value="0.477531">
                <text:p>0.477531</text:p>
              </table:table-cell>
              <table:table-cell office:value-type="float" office:value="0.502858">
                <text:p>0.502858</text:p>
              </table:table-cell>
              <table:table-cell office:value-type="float" office:value="0.513171">
                <text:p>0.513171</text:p>
              </table:table-cell>
              <table:table-cell office:value-type="float" office:value="0.469259">
                <text:p>0.469259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0.451104">
                <text:p>0.451104</text:p>
              </table:table-cell>
              <table:table-cell office:value-type="float" office:value="0.520914">
                <text:p>0.520914</text:p>
              </table:table-cell>
              <table:table-cell office:value-type="float" office:value="0.477506">
                <text:p>0.477506</text:p>
              </table:table-cell>
              <table:table-cell office:value-type="float" office:value="0.502833">
                <text:p>0.502833</text:p>
              </table:table-cell>
              <table:table-cell office:value-type="float" office:value="0.513134">
                <text:p>0.513134</text:p>
              </table:table-cell>
              <table:table-cell office:value-type="float" office:value="0.469231">
                <text:p>0.469231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0.451077">
                <text:p>0.451077</text:p>
              </table:table-cell>
              <table:table-cell office:value-type="float" office:value="0.520902">
                <text:p>0.520902</text:p>
              </table:table-cell>
              <table:table-cell office:value-type="float" office:value="0.477481">
                <text:p>0.477481</text:p>
              </table:table-cell>
              <table:table-cell office:value-type="float" office:value="0.502808">
                <text:p>0.502808</text:p>
              </table:table-cell>
              <table:table-cell office:value-type="float" office:value="0.513098">
                <text:p>0.513098</text:p>
              </table:table-cell>
              <table:table-cell office:value-type="float" office:value="0.469203">
                <text:p>0.469203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0.451055">
                <text:p>0.451055</text:p>
              </table:table-cell>
              <table:table-cell office:value-type="float" office:value="0.520884">
                <text:p>0.520884</text:p>
              </table:table-cell>
              <table:table-cell office:value-type="float" office:value="0.477455">
                <text:p>0.477455</text:p>
              </table:table-cell>
              <table:table-cell office:value-type="float" office:value="0.502783">
                <text:p>0.502783</text:p>
              </table:table-cell>
              <table:table-cell office:value-type="float" office:value="0.513062">
                <text:p>0.513062</text:p>
              </table:table-cell>
              <table:table-cell office:value-type="float" office:value="0.469175">
                <text:p>0.469175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0.451027">
                <text:p>0.451027</text:p>
              </table:table-cell>
              <table:table-cell office:value-type="float" office:value="0.520873">
                <text:p>0.520873</text:p>
              </table:table-cell>
              <table:table-cell office:value-type="float" office:value="0.477425">
                <text:p>0.477425</text:p>
              </table:table-cell>
              <table:table-cell office:value-type="float" office:value="0.502758">
                <text:p>0.502758</text:p>
              </table:table-cell>
              <table:table-cell office:value-type="float" office:value="0.513025">
                <text:p>0.513025</text:p>
              </table:table-cell>
              <table:table-cell office:value-type="float" office:value="0.469147">
                <text:p>0.469147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0.451005">
                <text:p>0.451005</text:p>
              </table:table-cell>
              <table:table-cell office:value-type="float" office:value="0.520855">
                <text:p>0.520855</text:p>
              </table:table-cell>
              <table:table-cell office:value-type="float" office:value="0.4774">
                <text:p>0.4774</text:p>
              </table:table-cell>
              <table:table-cell office:value-type="float" office:value="0.502734">
                <text:p>0.502734</text:p>
              </table:table-cell>
              <table:table-cell office:value-type="float" office:value="0.512989">
                <text:p>0.512989</text:p>
              </table:table-cell>
              <table:table-cell office:value-type="float" office:value="0.46912">
                <text:p>0.46912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0.450978">
                <text:p>0.450978</text:p>
              </table:table-cell>
              <table:table-cell office:value-type="float" office:value="0.520843">
                <text:p>0.520843</text:p>
              </table:table-cell>
              <table:table-cell office:value-type="float" office:value="0.477375">
                <text:p>0.477375</text:p>
              </table:table-cell>
              <table:table-cell office:value-type="float" office:value="0.502709">
                <text:p>0.502709</text:p>
              </table:table-cell>
              <table:table-cell office:value-type="float" office:value="0.512952">
                <text:p>0.512952</text:p>
              </table:table-cell>
              <table:table-cell office:value-type="float" office:value="0.469093">
                <text:p>0.469093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0.450956">
                <text:p>0.450956</text:p>
              </table:table-cell>
              <table:table-cell office:value-type="float" office:value="0.520825">
                <text:p>0.520825</text:p>
              </table:table-cell>
              <table:table-cell office:value-type="float" office:value="0.477348">
                <text:p>0.477348</text:p>
              </table:table-cell>
              <table:table-cell office:value-type="float" office:value="0.502685">
                <text:p>0.502685</text:p>
              </table:table-cell>
              <table:table-cell office:value-type="float" office:value="0.512916">
                <text:p>0.512916</text:p>
              </table:table-cell>
              <table:table-cell office:value-type="float" office:value="0.469065">
                <text:p>0.469065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0.450929">
                <text:p>0.450929</text:p>
              </table:table-cell>
              <table:table-cell office:value-type="float" office:value="0.520814">
                <text:p>0.520814</text:p>
              </table:table-cell>
              <table:table-cell office:value-type="float" office:value="0.477325">
                <text:p>0.477325</text:p>
              </table:table-cell>
              <table:table-cell office:value-type="float" office:value="0.502659">
                <text:p>0.502659</text:p>
              </table:table-cell>
              <table:table-cell office:value-type="float" office:value="0.51288">
                <text:p>0.51288</text:p>
              </table:table-cell>
              <table:table-cell office:value-type="float" office:value="0.469038">
                <text:p>0.469038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0.450908">
                <text:p>0.450908</text:p>
              </table:table-cell>
              <table:table-cell office:value-type="float" office:value="0.520796">
                <text:p>0.520796</text:p>
              </table:table-cell>
              <table:table-cell office:value-type="float" office:value="0.477301">
                <text:p>0.477301</text:p>
              </table:table-cell>
              <table:table-cell office:value-type="float" office:value="0.502635">
                <text:p>0.502635</text:p>
              </table:table-cell>
              <table:table-cell office:value-type="float" office:value="0.512845">
                <text:p>0.512845</text:p>
              </table:table-cell>
              <table:table-cell office:value-type="float" office:value="0.469011">
                <text:p>0.469011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0.450881">
                <text:p>0.450881</text:p>
              </table:table-cell>
              <table:table-cell office:value-type="float" office:value="0.520785">
                <text:p>0.520785</text:p>
              </table:table-cell>
              <table:table-cell office:value-type="float" office:value="0.477275">
                <text:p>0.477275</text:p>
              </table:table-cell>
              <table:table-cell office:value-type="float" office:value="0.50261">
                <text:p>0.50261</text:p>
              </table:table-cell>
              <table:table-cell office:value-type="float" office:value="0.512808">
                <text:p>0.512808</text:p>
              </table:table-cell>
              <table:table-cell office:value-type="float" office:value="0.468983">
                <text:p>0.468983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0.450859">
                <text:p>0.450859</text:p>
              </table:table-cell>
              <table:table-cell office:value-type="float" office:value="0.520767">
                <text:p>0.520767</text:p>
              </table:table-cell>
              <table:table-cell office:value-type="float" office:value="0.47725">
                <text:p>0.47725</text:p>
              </table:table-cell>
              <table:table-cell office:value-type="float" office:value="0.502586">
                <text:p>0.502586</text:p>
              </table:table-cell>
              <table:table-cell office:value-type="float" office:value="0.51277">
                <text:p>0.51277</text:p>
              </table:table-cell>
              <table:table-cell office:value-type="float" office:value="0.468958">
                <text:p>0.468958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0.450832">
                <text:p>0.450832</text:p>
              </table:table-cell>
              <table:table-cell office:value-type="float" office:value="0.520755">
                <text:p>0.520755</text:p>
              </table:table-cell>
              <table:table-cell office:value-type="float" office:value="0.477225">
                <text:p>0.477225</text:p>
              </table:table-cell>
              <table:table-cell office:value-type="float" office:value="0.502561">
                <text:p>0.502561</text:p>
              </table:table-cell>
              <table:table-cell office:value-type="float" office:value="0.512735">
                <text:p>0.512735</text:p>
              </table:table-cell>
              <table:table-cell office:value-type="float" office:value="0.468932">
                <text:p>0.468932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0.45081">
                <text:p>0.45081</text:p>
              </table:table-cell>
              <table:table-cell office:value-type="float" office:value="0.520738">
                <text:p>0.520738</text:p>
              </table:table-cell>
              <table:table-cell office:value-type="float" office:value="0.4772">
                <text:p>0.4772</text:p>
              </table:table-cell>
              <table:table-cell office:value-type="float" office:value="0.502537">
                <text:p>0.502537</text:p>
              </table:table-cell>
              <table:table-cell office:value-type="float" office:value="0.5127">
                <text:p>0.5127</text:p>
              </table:table-cell>
              <table:table-cell office:value-type="float" office:value="0.468906">
                <text:p>0.468906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0.450783">
                <text:p>0.450783</text:p>
              </table:table-cell>
              <table:table-cell office:value-type="float" office:value="0.520726">
                <text:p>0.520726</text:p>
              </table:table-cell>
              <table:table-cell office:value-type="float" office:value="0.477175">
                <text:p>0.477175</text:p>
              </table:table-cell>
              <table:table-cell office:value-type="float" office:value="0.502512">
                <text:p>0.502512</text:p>
              </table:table-cell>
              <table:table-cell office:value-type="float" office:value="0.512665">
                <text:p>0.512665</text:p>
              </table:table-cell>
              <table:table-cell office:value-type="float" office:value="0.46888">
                <text:p>0.46888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0.450761">
                <text:p>0.450761</text:p>
              </table:table-cell>
              <table:table-cell office:value-type="float" office:value="0.520708">
                <text:p>0.520708</text:p>
              </table:table-cell>
              <table:table-cell office:value-type="float" office:value="0.47715">
                <text:p>0.47715</text:p>
              </table:table-cell>
              <table:table-cell office:value-type="float" office:value="0.502488">
                <text:p>0.502488</text:p>
              </table:table-cell>
              <table:table-cell office:value-type="float" office:value="0.51263">
                <text:p>0.51263</text:p>
              </table:table-cell>
              <table:table-cell office:value-type="float" office:value="0.468853">
                <text:p>0.468853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0.450734">
                <text:p>0.450734</text:p>
              </table:table-cell>
              <table:table-cell office:value-type="float" office:value="0.520697">
                <text:p>0.520697</text:p>
              </table:table-cell>
              <table:table-cell office:value-type="float" office:value="0.477124">
                <text:p>0.477124</text:p>
              </table:table-cell>
              <table:table-cell office:value-type="float" office:value="0.502464">
                <text:p>0.502464</text:p>
              </table:table-cell>
              <table:table-cell office:value-type="float" office:value="0.512596">
                <text:p>0.512596</text:p>
              </table:table-cell>
              <table:table-cell office:value-type="float" office:value="0.468827">
                <text:p>0.468827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0.450713">
                <text:p>0.450713</text:p>
              </table:table-cell>
              <table:table-cell office:value-type="float" office:value="0.520679">
                <text:p>0.520679</text:p>
              </table:table-cell>
              <table:table-cell office:value-type="float" office:value="0.477099">
                <text:p>0.477099</text:p>
              </table:table-cell>
              <table:table-cell office:value-type="float" office:value="0.50244">
                <text:p>0.50244</text:p>
              </table:table-cell>
              <table:table-cell office:value-type="float" office:value="0.512561">
                <text:p>0.512561</text:p>
              </table:table-cell>
              <table:table-cell office:value-type="float" office:value="0.468801">
                <text:p>0.468801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0.45067">
                <text:p>0.45067</text:p>
              </table:table-cell>
              <table:table-cell office:value-type="float" office:value="0.520676">
                <text:p>0.520676</text:p>
              </table:table-cell>
              <table:table-cell office:value-type="float" office:value="0.477066">
                <text:p>0.477066</text:p>
              </table:table-cell>
              <table:table-cell office:value-type="float" office:value="0.502407">
                <text:p>0.502407</text:p>
              </table:table-cell>
              <table:table-cell office:value-type="float" office:value="0.512523">
                <text:p>0.512523</text:p>
              </table:table-cell>
              <table:table-cell office:value-type="float" office:value="0.46878">
                <text:p>0.46878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0.450642">
                <text:p>0.450642</text:p>
              </table:table-cell>
              <table:table-cell office:value-type="float" office:value="0.520665">
                <text:p>0.520665</text:p>
              </table:table-cell>
              <table:table-cell office:value-type="float" office:value="0.477044">
                <text:p>0.477044</text:p>
              </table:table-cell>
              <table:table-cell office:value-type="float" office:value="0.502377">
                <text:p>0.502377</text:p>
              </table:table-cell>
              <table:table-cell office:value-type="float" office:value="0.512488">
                <text:p>0.512488</text:p>
              </table:table-cell>
              <table:table-cell office:value-type="float" office:value="0.468755">
                <text:p>0.468755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0.450633">
                <text:p>0.450633</text:p>
              </table:table-cell>
              <table:table-cell office:value-type="float" office:value="0.520645">
                <text:p>0.520645</text:p>
              </table:table-cell>
              <table:table-cell office:value-type="float" office:value="0.47702">
                <text:p>0.47702</text:p>
              </table:table-cell>
              <table:table-cell office:value-type="float" office:value="0.502349">
                <text:p>0.502349</text:p>
              </table:table-cell>
              <table:table-cell office:value-type="float" office:value="0.512455">
                <text:p>0.512455</text:p>
              </table:table-cell>
              <table:table-cell office:value-type="float" office:value="0.46873">
                <text:p>0.46873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0.450596">
                <text:p>0.450596</text:p>
              </table:table-cell>
              <table:table-cell office:value-type="float" office:value="0.520637">
                <text:p>0.520637</text:p>
              </table:table-cell>
              <table:table-cell office:value-type="float" office:value="0.476996">
                <text:p>0.476996</text:p>
              </table:table-cell>
              <table:table-cell office:value-type="float" office:value="0.502324">
                <text:p>0.502324</text:p>
              </table:table-cell>
              <table:table-cell office:value-type="float" office:value="0.512421">
                <text:p>0.512421</text:p>
              </table:table-cell>
              <table:table-cell office:value-type="float" office:value="0.468706">
                <text:p>0.468706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0.450569">
                <text:p>0.450569</text:p>
              </table:table-cell>
              <table:table-cell office:value-type="float" office:value="0.520624">
                <text:p>0.520624</text:p>
              </table:table-cell>
              <table:table-cell office:value-type="float" office:value="0.476972">
                <text:p>0.476972</text:p>
              </table:table-cell>
              <table:table-cell office:value-type="float" office:value="0.502299">
                <text:p>0.502299</text:p>
              </table:table-cell>
              <table:table-cell office:value-type="float" office:value="0.512388">
                <text:p>0.512388</text:p>
              </table:table-cell>
              <table:table-cell office:value-type="float" office:value="0.468681">
                <text:p>0.468681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0.450544">
                <text:p>0.450544</text:p>
              </table:table-cell>
              <table:table-cell office:value-type="float" office:value="0.520609">
                <text:p>0.520609</text:p>
              </table:table-cell>
              <table:table-cell office:value-type="float" office:value="0.476937">
                <text:p>0.476937</text:p>
              </table:table-cell>
              <table:table-cell office:value-type="float" office:value="0.502275">
                <text:p>0.502275</text:p>
              </table:table-cell>
              <table:table-cell office:value-type="float" office:value="0.512355">
                <text:p>0.512355</text:p>
              </table:table-cell>
              <table:table-cell office:value-type="float" office:value="0.468656">
                <text:p>0.468656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0.450536">
                <text:p>0.450536</text:p>
              </table:table-cell>
              <table:table-cell office:value-type="float" office:value="0.520585">
                <text:p>0.520585</text:p>
              </table:table-cell>
              <table:table-cell office:value-type="float" office:value="0.476912">
                <text:p>0.476912</text:p>
              </table:table-cell>
              <table:table-cell office:value-type="float" office:value="0.502251">
                <text:p>0.502251</text:p>
              </table:table-cell>
              <table:table-cell office:value-type="float" office:value="0.512322">
                <text:p>0.512322</text:p>
              </table:table-cell>
              <table:table-cell office:value-type="float" office:value="0.468631">
                <text:p>0.468631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0.4505">
                <text:p>0.4505</text:p>
              </table:table-cell>
              <table:table-cell office:value-type="float" office:value="0.520575">
                <text:p>0.520575</text:p>
              </table:table-cell>
              <table:table-cell office:value-type="float" office:value="0.476888">
                <text:p>0.476888</text:p>
              </table:table-cell>
              <table:table-cell office:value-type="float" office:value="0.502227">
                <text:p>0.502227</text:p>
              </table:table-cell>
              <table:table-cell office:value-type="float" office:value="0.512289">
                <text:p>0.512289</text:p>
              </table:table-cell>
              <table:table-cell office:value-type="float" office:value="0.468606">
                <text:p>0.468606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0.450472">
                <text:p>0.450472</text:p>
              </table:table-cell>
              <table:table-cell office:value-type="float" office:value="0.520561">
                <text:p>0.520561</text:p>
              </table:table-cell>
              <table:table-cell office:value-type="float" office:value="0.476864">
                <text:p>0.476864</text:p>
              </table:table-cell>
              <table:table-cell office:value-type="float" office:value="0.502205">
                <text:p>0.502205</text:p>
              </table:table-cell>
              <table:table-cell office:value-type="float" office:value="0.512256">
                <text:p>0.512256</text:p>
              </table:table-cell>
              <table:table-cell office:value-type="float" office:value="0.468581">
                <text:p>0.468581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0.450448">
                <text:p>0.450448</text:p>
              </table:table-cell>
              <table:table-cell office:value-type="float" office:value="0.520545">
                <text:p>0.520545</text:p>
              </table:table-cell>
              <table:table-cell office:value-type="float" office:value="0.47684">
                <text:p>0.47684</text:p>
              </table:table-cell>
              <table:table-cell office:value-type="float" office:value="0.502182">
                <text:p>0.502182</text:p>
              </table:table-cell>
              <table:table-cell office:value-type="float" office:value="0.512223">
                <text:p>0.512223</text:p>
              </table:table-cell>
              <table:table-cell office:value-type="float" office:value="0.468557">
                <text:p>0.468557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0.450419">
                <text:p>0.450419</text:p>
              </table:table-cell>
              <table:table-cell office:value-type="float" office:value="0.520553">
                <text:p>0.520553</text:p>
              </table:table-cell>
              <table:table-cell office:value-type="float" office:value="0.476815">
                <text:p>0.476815</text:p>
              </table:table-cell>
              <table:table-cell office:value-type="float" office:value="0.502159">
                <text:p>0.502159</text:p>
              </table:table-cell>
              <table:table-cell office:value-type="float" office:value="0.512191">
                <text:p>0.512191</text:p>
              </table:table-cell>
              <table:table-cell office:value-type="float" office:value="0.468532">
                <text:p>0.468532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0.450397">
                <text:p>0.450397</text:p>
              </table:table-cell>
              <table:table-cell office:value-type="float" office:value="0.520539">
                <text:p>0.520539</text:p>
              </table:table-cell>
              <table:table-cell office:value-type="float" office:value="0.476793">
                <text:p>0.476793</text:p>
              </table:table-cell>
              <table:table-cell office:value-type="float" office:value="0.502135">
                <text:p>0.502135</text:p>
              </table:table-cell>
              <table:table-cell office:value-type="float" office:value="0.512158">
                <text:p>0.512158</text:p>
              </table:table-cell>
              <table:table-cell office:value-type="float" office:value="0.468507">
                <text:p>0.468507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0.450373">
                <text:p>0.450373</text:p>
              </table:table-cell>
              <table:table-cell office:value-type="float" office:value="0.520524">
                <text:p>0.520524</text:p>
              </table:table-cell>
              <table:table-cell office:value-type="float" office:value="0.476769">
                <text:p>0.476769</text:p>
              </table:table-cell>
              <table:table-cell office:value-type="float" office:value="0.502111">
                <text:p>0.502111</text:p>
              </table:table-cell>
              <table:table-cell office:value-type="float" office:value="0.512126">
                <text:p>0.512126</text:p>
              </table:table-cell>
              <table:table-cell office:value-type="float" office:value="0.468482">
                <text:p>0.468482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0.450366">
                <text:p>0.450366</text:p>
              </table:table-cell>
              <table:table-cell office:value-type="float" office:value="0.5205">
                <text:p>0.5205</text:p>
              </table:table-cell>
              <table:table-cell office:value-type="float" office:value="0.476745">
                <text:p>0.476745</text:p>
              </table:table-cell>
              <table:table-cell office:value-type="float" office:value="0.502088">
                <text:p>0.502088</text:p>
              </table:table-cell>
              <table:table-cell office:value-type="float" office:value="0.512096">
                <text:p>0.512096</text:p>
              </table:table-cell>
              <table:table-cell office:value-type="float" office:value="0.468458">
                <text:p>0.468458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0.45033">
                <text:p>0.45033</text:p>
              </table:table-cell>
              <table:table-cell office:value-type="float" office:value="0.52049">
                <text:p>0.52049</text:p>
              </table:table-cell>
              <table:table-cell office:value-type="float" office:value="0.47672">
                <text:p>0.47672</text:p>
              </table:table-cell>
              <table:table-cell office:value-type="float" office:value="0.502064">
                <text:p>0.502064</text:p>
              </table:table-cell>
              <table:table-cell office:value-type="float" office:value="0.512064">
                <text:p>0.512064</text:p>
              </table:table-cell>
              <table:table-cell office:value-type="float" office:value="0.468434">
                <text:p>0.468434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0.450303">
                <text:p>0.450303</text:p>
              </table:table-cell>
              <table:table-cell office:value-type="float" office:value="0.520475">
                <text:p>0.520475</text:p>
              </table:table-cell>
              <table:table-cell office:value-type="float" office:value="0.476696">
                <text:p>0.476696</text:p>
              </table:table-cell>
              <table:table-cell office:value-type="float" office:value="0.502041">
                <text:p>0.502041</text:p>
              </table:table-cell>
              <table:table-cell office:value-type="float" office:value="0.512032">
                <text:p>0.512032</text:p>
              </table:table-cell>
              <table:table-cell office:value-type="float" office:value="0.468409">
                <text:p>0.468409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0.450275">
                <text:p>0.450275</text:p>
              </table:table-cell>
              <table:table-cell office:value-type="float" office:value="0.520461">
                <text:p>0.520461</text:p>
              </table:table-cell>
              <table:table-cell office:value-type="float" office:value="0.476672">
                <text:p>0.476672</text:p>
              </table:table-cell>
              <table:table-cell office:value-type="float" office:value="0.502017">
                <text:p>0.502017</text:p>
              </table:table-cell>
              <table:table-cell office:value-type="float" office:value="0.512">
                <text:p>0.512</text:p>
              </table:table-cell>
              <table:table-cell office:value-type="float" office:value="0.468385">
                <text:p>0.468385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0.450252">
                <text:p>0.450252</text:p>
              </table:table-cell>
              <table:table-cell office:value-type="float" office:value="0.520447">
                <text:p>0.520447</text:p>
              </table:table-cell>
              <table:table-cell office:value-type="float" office:value="0.476648">
                <text:p>0.476648</text:p>
              </table:table-cell>
              <table:table-cell office:value-type="float" office:value="0.501994">
                <text:p>0.501994</text:p>
              </table:table-cell>
              <table:table-cell office:value-type="float" office:value="0.51197">
                <text:p>0.51197</text:p>
              </table:table-cell>
              <table:table-cell office:value-type="float" office:value="0.468362">
                <text:p>0.468362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0.450228">
                <text:p>0.450228</text:p>
              </table:table-cell>
              <table:table-cell office:value-type="float" office:value="0.520433">
                <text:p>0.520433</text:p>
              </table:table-cell>
              <table:table-cell office:value-type="float" office:value="0.476624">
                <text:p>0.476624</text:p>
              </table:table-cell>
              <table:table-cell office:value-type="float" office:value="0.501971">
                <text:p>0.501971</text:p>
              </table:table-cell>
              <table:table-cell office:value-type="float" office:value="0.511939">
                <text:p>0.511939</text:p>
              </table:table-cell>
              <table:table-cell office:value-type="float" office:value="0.468338">
                <text:p>0.468338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0.450204">
                <text:p>0.450204</text:p>
              </table:table-cell>
              <table:table-cell office:value-type="float" office:value="0.520418">
                <text:p>0.520418</text:p>
              </table:table-cell>
              <table:table-cell office:value-type="float" office:value="0.476599">
                <text:p>0.476599</text:p>
              </table:table-cell>
              <table:table-cell office:value-type="float" office:value="0.501948">
                <text:p>0.501948</text:p>
              </table:table-cell>
              <table:table-cell office:value-type="float" office:value="0.511907">
                <text:p>0.511907</text:p>
              </table:table-cell>
              <table:table-cell office:value-type="float" office:value="0.468314">
                <text:p>0.468314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0.450181">
                <text:p>0.450181</text:p>
              </table:table-cell>
              <table:table-cell office:value-type="float" office:value="0.520402">
                <text:p>0.520402</text:p>
              </table:table-cell>
              <table:table-cell office:value-type="float" office:value="0.476575">
                <text:p>0.476575</text:p>
              </table:table-cell>
              <table:table-cell office:value-type="float" office:value="0.501924">
                <text:p>0.501924</text:p>
              </table:table-cell>
              <table:table-cell office:value-type="float" office:value="0.511876">
                <text:p>0.511876</text:p>
              </table:table-cell>
              <table:table-cell office:value-type="float" office:value="0.46829">
                <text:p>0.46829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0.450157">
                <text:p>0.450157</text:p>
              </table:table-cell>
              <table:table-cell office:value-type="float" office:value="0.520387">
                <text:p>0.520387</text:p>
              </table:table-cell>
              <table:table-cell office:value-type="float" office:value="0.476551">
                <text:p>0.476551</text:p>
              </table:table-cell>
              <table:table-cell office:value-type="float" office:value="0.501901">
                <text:p>0.501901</text:p>
              </table:table-cell>
              <table:table-cell office:value-type="float" office:value="0.511845">
                <text:p>0.511845</text:p>
              </table:table-cell>
              <table:table-cell office:value-type="float" office:value="0.468266">
                <text:p>0.468266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0.450133">
                <text:p>0.450133</text:p>
              </table:table-cell>
              <table:table-cell office:value-type="float" office:value="0.520371">
                <text:p>0.520371</text:p>
              </table:table-cell>
              <table:table-cell office:value-type="float" office:value="0.476527">
                <text:p>0.476527</text:p>
              </table:table-cell>
              <table:table-cell office:value-type="float" office:value="0.501878">
                <text:p>0.501878</text:p>
              </table:table-cell>
              <table:table-cell office:value-type="float" office:value="0.511814">
                <text:p>0.511814</text:p>
              </table:table-cell>
              <table:table-cell office:value-type="float" office:value="0.468242">
                <text:p>0.468242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0.45011">
                <text:p>0.45011</text:p>
              </table:table-cell>
              <table:table-cell office:value-type="float" office:value="0.520355">
                <text:p>0.520355</text:p>
              </table:table-cell>
              <table:table-cell office:value-type="float" office:value="0.476503">
                <text:p>0.476503</text:p>
              </table:table-cell>
              <table:table-cell office:value-type="float" office:value="0.501855">
                <text:p>0.501855</text:p>
              </table:table-cell>
              <table:table-cell office:value-type="float" office:value="0.511783">
                <text:p>0.511783</text:p>
              </table:table-cell>
              <table:table-cell office:value-type="float" office:value="0.468218">
                <text:p>0.468218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0.450086">
                <text:p>0.450086</text:p>
              </table:table-cell>
              <table:table-cell office:value-type="float" office:value="0.52034">
                <text:p>0.52034</text:p>
              </table:table-cell>
              <table:table-cell office:value-type="float" office:value="0.476479">
                <text:p>0.476479</text:p>
              </table:table-cell>
              <table:table-cell office:value-type="float" office:value="0.501831">
                <text:p>0.501831</text:p>
              </table:table-cell>
              <table:table-cell office:value-type="float" office:value="0.511752">
                <text:p>0.511752</text:p>
              </table:table-cell>
              <table:table-cell office:value-type="float" office:value="0.468195">
                <text:p>0.468195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0.450063">
                <text:p>0.450063</text:p>
              </table:table-cell>
              <table:table-cell office:value-type="float" office:value="0.520324">
                <text:p>0.520324</text:p>
              </table:table-cell>
              <table:table-cell office:value-type="float" office:value="0.476455">
                <text:p>0.476455</text:p>
              </table:table-cell>
              <table:table-cell office:value-type="float" office:value="0.501808">
                <text:p>0.501808</text:p>
              </table:table-cell>
              <table:table-cell office:value-type="float" office:value="0.511722">
                <text:p>0.511722</text:p>
              </table:table-cell>
              <table:table-cell office:value-type="float" office:value="0.468171">
                <text:p>0.468171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0.450039">
                <text:p>0.450039</text:p>
              </table:table-cell>
              <table:table-cell office:value-type="float" office:value="0.520308">
                <text:p>0.520308</text:p>
              </table:table-cell>
              <table:table-cell office:value-type="float" office:value="0.47643">
                <text:p>0.47643</text:p>
              </table:table-cell>
              <table:table-cell office:value-type="float" office:value="0.501785">
                <text:p>0.501785</text:p>
              </table:table-cell>
              <table:table-cell office:value-type="float" office:value="0.511691">
                <text:p>0.511691</text:p>
              </table:table-cell>
              <table:table-cell office:value-type="float" office:value="0.468147">
                <text:p>0.468147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0.450015">
                <text:p>0.450015</text:p>
              </table:table-cell>
              <table:table-cell office:value-type="float" office:value="0.520292">
                <text:p>0.520292</text:p>
              </table:table-cell>
              <table:table-cell office:value-type="float" office:value="0.476406">
                <text:p>0.476406</text:p>
              </table:table-cell>
              <table:table-cell office:value-type="float" office:value="0.501762">
                <text:p>0.501762</text:p>
              </table:table-cell>
              <table:table-cell office:value-type="float" office:value="0.511661">
                <text:p>0.511661</text:p>
              </table:table-cell>
              <table:table-cell office:value-type="float" office:value="0.468123">
                <text:p>0.468123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0.449992">
                <text:p>0.449992</text:p>
              </table:table-cell>
              <table:table-cell office:value-type="float" office:value="0.520276">
                <text:p>0.520276</text:p>
              </table:table-cell>
              <table:table-cell office:value-type="float" office:value="0.476382">
                <text:p>0.476382</text:p>
              </table:table-cell>
              <table:table-cell office:value-type="float" office:value="0.501738">
                <text:p>0.501738</text:p>
              </table:table-cell>
              <table:table-cell office:value-type="float" office:value="0.51163">
                <text:p>0.51163</text:p>
              </table:table-cell>
              <table:table-cell office:value-type="float" office:value="0.4681">
                <text:p>0.4681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0.449965">
                <text:p>0.449965</text:p>
              </table:table-cell>
              <table:table-cell office:value-type="float" office:value="0.520258">
                <text:p>0.520258</text:p>
              </table:table-cell>
              <table:table-cell office:value-type="float" office:value="0.476358">
                <text:p>0.476358</text:p>
              </table:table-cell>
              <table:table-cell office:value-type="float" office:value="0.501715">
                <text:p>0.501715</text:p>
              </table:table-cell>
              <table:table-cell office:value-type="float" office:value="0.5116">
                <text:p>0.5116</text:p>
              </table:table-cell>
              <table:table-cell office:value-type="float" office:value="0.468077">
                <text:p>0.468077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0.449942">
                <text:p>0.449942</text:p>
              </table:table-cell>
              <table:table-cell office:value-type="float" office:value="0.520241">
                <text:p>0.520241</text:p>
              </table:table-cell>
              <table:table-cell office:value-type="float" office:value="0.476334">
                <text:p>0.476334</text:p>
              </table:table-cell>
              <table:table-cell office:value-type="float" office:value="0.501692">
                <text:p>0.501692</text:p>
              </table:table-cell>
              <table:table-cell office:value-type="float" office:value="0.51157">
                <text:p>0.51157</text:p>
              </table:table-cell>
              <table:table-cell office:value-type="float" office:value="0.468054">
                <text:p>0.468054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0.449918">
                <text:p>0.449918</text:p>
              </table:table-cell>
              <table:table-cell office:value-type="float" office:value="0.520224">
                <text:p>0.520224</text:p>
              </table:table-cell>
              <table:table-cell office:value-type="float" office:value="0.476311">
                <text:p>0.476311</text:p>
              </table:table-cell>
              <table:table-cell office:value-type="float" office:value="0.501669">
                <text:p>0.501669</text:p>
              </table:table-cell>
              <table:table-cell office:value-type="float" office:value="0.51154">
                <text:p>0.51154</text:p>
              </table:table-cell>
              <table:table-cell office:value-type="float" office:value="0.46803">
                <text:p>0.46803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0.449895">
                <text:p>0.449895</text:p>
              </table:table-cell>
              <table:table-cell office:value-type="float" office:value="0.520208">
                <text:p>0.520208</text:p>
              </table:table-cell>
              <table:table-cell office:value-type="float" office:value="0.476287">
                <text:p>0.476287</text:p>
              </table:table-cell>
              <table:table-cell office:value-type="float" office:value="0.501646">
                <text:p>0.501646</text:p>
              </table:table-cell>
              <table:table-cell office:value-type="float" office:value="0.51151">
                <text:p>0.51151</text:p>
              </table:table-cell>
              <table:table-cell office:value-type="float" office:value="0.468007">
                <text:p>0.468007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0.449872">
                <text:p>0.449872</text:p>
              </table:table-cell>
              <table:table-cell office:value-type="float" office:value="0.520192">
                <text:p>0.520192</text:p>
              </table:table-cell>
              <table:table-cell office:value-type="float" office:value="0.476263">
                <text:p>0.476263</text:p>
              </table:table-cell>
              <table:table-cell office:value-type="float" office:value="0.501622">
                <text:p>0.501622</text:p>
              </table:table-cell>
              <table:table-cell office:value-type="float" office:value="0.511481">
                <text:p>0.511481</text:p>
              </table:table-cell>
              <table:table-cell office:value-type="float" office:value="0.467984">
                <text:p>0.467984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0.449846">
                <text:p>0.449846</text:p>
              </table:table-cell>
              <table:table-cell office:value-type="float" office:value="0.520179">
                <text:p>0.520179</text:p>
              </table:table-cell>
              <table:table-cell office:value-type="float" office:value="0.476239">
                <text:p>0.476239</text:p>
              </table:table-cell>
              <table:table-cell office:value-type="float" office:value="0.501599">
                <text:p>0.501599</text:p>
              </table:table-cell>
              <table:table-cell office:value-type="float" office:value="0.511451">
                <text:p>0.511451</text:p>
              </table:table-cell>
              <table:table-cell office:value-type="float" office:value="0.467961">
                <text:p>0.467961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0.449823">
                <text:p>0.449823</text:p>
              </table:table-cell>
              <table:table-cell office:value-type="float" office:value="0.520164">
                <text:p>0.520164</text:p>
              </table:table-cell>
              <table:table-cell office:value-type="float" office:value="0.476215">
                <text:p>0.476215</text:p>
              </table:table-cell>
              <table:table-cell office:value-type="float" office:value="0.501576">
                <text:p>0.501576</text:p>
              </table:table-cell>
              <table:table-cell office:value-type="float" office:value="0.511421">
                <text:p>0.511421</text:p>
              </table:table-cell>
              <table:table-cell office:value-type="float" office:value="0.467938">
                <text:p>0.467938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0.4498">
                <text:p>0.4498</text:p>
              </table:table-cell>
              <table:table-cell office:value-type="float" office:value="0.520149">
                <text:p>0.520149</text:p>
              </table:table-cell>
              <table:table-cell office:value-type="float" office:value="0.476194">
                <text:p>0.476194</text:p>
              </table:table-cell>
              <table:table-cell office:value-type="float" office:value="0.501551">
                <text:p>0.501551</text:p>
              </table:table-cell>
              <table:table-cell office:value-type="float" office:value="0.511392">
                <text:p>0.511392</text:p>
              </table:table-cell>
              <table:table-cell office:value-type="float" office:value="0.467915">
                <text:p>0.467915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0.449777">
                <text:p>0.449777</text:p>
              </table:table-cell>
              <table:table-cell office:value-type="float" office:value="0.520134">
                <text:p>0.520134</text:p>
              </table:table-cell>
              <table:table-cell office:value-type="float" office:value="0.47617">
                <text:p>0.47617</text:p>
              </table:table-cell>
              <table:table-cell office:value-type="float" office:value="0.501527">
                <text:p>0.501527</text:p>
              </table:table-cell>
              <table:table-cell office:value-type="float" office:value="0.511363">
                <text:p>0.511363</text:p>
              </table:table-cell>
              <table:table-cell office:value-type="float" office:value="0.467892">
                <text:p>0.467892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0.449754">
                <text:p>0.449754</text:p>
              </table:table-cell>
              <table:table-cell office:value-type="float" office:value="0.520118">
                <text:p>0.520118</text:p>
              </table:table-cell>
              <table:table-cell office:value-type="float" office:value="0.476148">
                <text:p>0.476148</text:p>
              </table:table-cell>
              <table:table-cell office:value-type="float" office:value="0.501504">
                <text:p>0.501504</text:p>
              </table:table-cell>
              <table:table-cell office:value-type="float" office:value="0.511333">
                <text:p>0.511333</text:p>
              </table:table-cell>
              <table:table-cell office:value-type="float" office:value="0.467869">
                <text:p>0.467869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0.44973">
                <text:p>0.44973</text:p>
              </table:table-cell>
              <table:table-cell office:value-type="float" office:value="0.520103">
                <text:p>0.520103</text:p>
              </table:table-cell>
              <table:table-cell office:value-type="float" office:value="0.476125">
                <text:p>0.476125</text:p>
              </table:table-cell>
              <table:table-cell office:value-type="float" office:value="0.50148">
                <text:p>0.50148</text:p>
              </table:table-cell>
              <table:table-cell office:value-type="float" office:value="0.511304">
                <text:p>0.511304</text:p>
              </table:table-cell>
              <table:table-cell office:value-type="float" office:value="0.467846">
                <text:p>0.467846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0.449707">
                <text:p>0.449707</text:p>
              </table:table-cell>
              <table:table-cell office:value-type="float" office:value="0.520087">
                <text:p>0.520087</text:p>
              </table:table-cell>
              <table:table-cell office:value-type="float" office:value="0.476101">
                <text:p>0.476101</text:p>
              </table:table-cell>
              <table:table-cell office:value-type="float" office:value="0.501457">
                <text:p>0.501457</text:p>
              </table:table-cell>
              <table:table-cell office:value-type="float" office:value="0.511275">
                <text:p>0.511275</text:p>
              </table:table-cell>
              <table:table-cell office:value-type="float" office:value="0.467824">
                <text:p>0.467824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0.449684">
                <text:p>0.449684</text:p>
              </table:table-cell>
              <table:table-cell office:value-type="float" office:value="0.520071">
                <text:p>0.520071</text:p>
              </table:table-cell>
              <table:table-cell office:value-type="float" office:value="0.476077">
                <text:p>0.476077</text:p>
              </table:table-cell>
              <table:table-cell office:value-type="float" office:value="0.501434">
                <text:p>0.501434</text:p>
              </table:table-cell>
              <table:table-cell office:value-type="float" office:value="0.511246">
                <text:p>0.511246</text:p>
              </table:table-cell>
              <table:table-cell office:value-type="float" office:value="0.467801">
                <text:p>0.467801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0.449661">
                <text:p>0.449661</text:p>
              </table:table-cell>
              <table:table-cell office:value-type="float" office:value="0.520055">
                <text:p>0.520055</text:p>
              </table:table-cell>
              <table:table-cell office:value-type="float" office:value="0.476054">
                <text:p>0.476054</text:p>
              </table:table-cell>
              <table:table-cell office:value-type="float" office:value="0.501411">
                <text:p>0.501411</text:p>
              </table:table-cell>
              <table:table-cell office:value-type="float" office:value="0.511217">
                <text:p>0.511217</text:p>
              </table:table-cell>
              <table:table-cell office:value-type="float" office:value="0.467778">
                <text:p>0.467778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0.449638">
                <text:p>0.449638</text:p>
              </table:table-cell>
              <table:table-cell office:value-type="float" office:value="0.52004">
                <text:p>0.52004</text:p>
              </table:table-cell>
              <table:table-cell office:value-type="float" office:value="0.47603">
                <text:p>0.47603</text:p>
              </table:table-cell>
              <table:table-cell office:value-type="float" office:value="0.501388">
                <text:p>0.501388</text:p>
              </table:table-cell>
              <table:table-cell office:value-type="float" office:value="0.511189">
                <text:p>0.511189</text:p>
              </table:table-cell>
              <table:table-cell office:value-type="float" office:value="0.467756">
                <text:p>0.467756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0.449615">
                <text:p>0.449615</text:p>
              </table:table-cell>
              <table:table-cell office:value-type="float" office:value="0.520024">
                <text:p>0.520024</text:p>
              </table:table-cell>
              <table:table-cell office:value-type="float" office:value="0.476007">
                <text:p>0.476007</text:p>
              </table:table-cell>
              <table:table-cell office:value-type="float" office:value="0.501365">
                <text:p>0.501365</text:p>
              </table:table-cell>
              <table:table-cell office:value-type="float" office:value="0.51116">
                <text:p>0.51116</text:p>
              </table:table-cell>
              <table:table-cell office:value-type="float" office:value="0.467733">
                <text:p>0.467733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0.449592">
                <text:p>0.449592</text:p>
              </table:table-cell>
              <table:table-cell office:value-type="float" office:value="0.520009">
                <text:p>0.520009</text:p>
              </table:table-cell>
              <table:table-cell office:value-type="float" office:value="0.475986">
                <text:p>0.475986</text:p>
              </table:table-cell>
              <table:table-cell office:value-type="float" office:value="0.501337">
                <text:p>0.501337</text:p>
              </table:table-cell>
              <table:table-cell office:value-type="float" office:value="0.511131">
                <text:p>0.511131</text:p>
              </table:table-cell>
              <table:table-cell office:value-type="float" office:value="0.467711">
                <text:p>0.467711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0.449567">
                <text:p>0.449567</text:p>
              </table:table-cell>
              <table:table-cell office:value-type="float" office:value="0.519994">
                <text:p>0.519994</text:p>
              </table:table-cell>
              <table:table-cell office:value-type="float" office:value="0.475962">
                <text:p>0.475962</text:p>
              </table:table-cell>
              <table:table-cell office:value-type="float" office:value="0.501314">
                <text:p>0.501314</text:p>
              </table:table-cell>
              <table:table-cell office:value-type="float" office:value="0.511103">
                <text:p>0.511103</text:p>
              </table:table-cell>
              <table:table-cell office:value-type="float" office:value="0.467688">
                <text:p>0.467688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0.449544">
                <text:p>0.449544</text:p>
              </table:table-cell>
              <table:table-cell office:value-type="float" office:value="0.519978">
                <text:p>0.519978</text:p>
              </table:table-cell>
              <table:table-cell office:value-type="float" office:value="0.475938">
                <text:p>0.475938</text:p>
              </table:table-cell>
              <table:table-cell office:value-type="float" office:value="0.501289">
                <text:p>0.501289</text:p>
              </table:table-cell>
              <table:table-cell office:value-type="float" office:value="0.511074">
                <text:p>0.511074</text:p>
              </table:table-cell>
              <table:table-cell office:value-type="float" office:value="0.467666">
                <text:p>0.467666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0.449521">
                <text:p>0.449521</text:p>
              </table:table-cell>
              <table:table-cell office:value-type="float" office:value="0.519963">
                <text:p>0.519963</text:p>
              </table:table-cell>
              <table:table-cell office:value-type="float" office:value="0.475914">
                <text:p>0.475914</text:p>
              </table:table-cell>
              <table:table-cell office:value-type="float" office:value="0.501265">
                <text:p>0.501265</text:p>
              </table:table-cell>
              <table:table-cell office:value-type="float" office:value="0.511046">
                <text:p>0.511046</text:p>
              </table:table-cell>
              <table:table-cell office:value-type="float" office:value="0.467644">
                <text:p>0.467644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0.449498">
                <text:p>0.449498</text:p>
              </table:table-cell>
              <table:table-cell office:value-type="float" office:value="0.519948">
                <text:p>0.519948</text:p>
              </table:table-cell>
              <table:table-cell office:value-type="float" office:value="0.475891">
                <text:p>0.475891</text:p>
              </table:table-cell>
              <table:table-cell office:value-type="float" office:value="0.501241">
                <text:p>0.501241</text:p>
              </table:table-cell>
              <table:table-cell office:value-type="float" office:value="0.511018">
                <text:p>0.511018</text:p>
              </table:table-cell>
              <table:table-cell office:value-type="float" office:value="0.467622">
                <text:p>0.467622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0.449475">
                <text:p>0.449475</text:p>
              </table:table-cell>
              <table:table-cell office:value-type="float" office:value="0.519933">
                <text:p>0.519933</text:p>
              </table:table-cell>
              <table:table-cell office:value-type="float" office:value="0.475867">
                <text:p>0.475867</text:p>
              </table:table-cell>
              <table:table-cell office:value-type="float" office:value="0.501218">
                <text:p>0.501218</text:p>
              </table:table-cell>
              <table:table-cell office:value-type="float" office:value="0.51099">
                <text:p>0.51099</text:p>
              </table:table-cell>
              <table:table-cell office:value-type="float" office:value="0.4676">
                <text:p>0.4676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0.449452">
                <text:p>0.449452</text:p>
              </table:table-cell>
              <table:table-cell office:value-type="float" office:value="0.519918">
                <text:p>0.519918</text:p>
              </table:table-cell>
              <table:table-cell office:value-type="float" office:value="0.475845">
                <text:p>0.475845</text:p>
              </table:table-cell>
              <table:table-cell office:value-type="float" office:value="0.501197">
                <text:p>0.501197</text:p>
              </table:table-cell>
              <table:table-cell office:value-type="float" office:value="0.510962">
                <text:p>0.510962</text:p>
              </table:table-cell>
              <table:table-cell office:value-type="float" office:value="0.467578">
                <text:p>0.467578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0.449429">
                <text:p>0.449429</text:p>
              </table:table-cell>
              <table:table-cell office:value-type="float" office:value="0.519902">
                <text:p>0.519902</text:p>
              </table:table-cell>
              <table:table-cell office:value-type="float" office:value="0.475822">
                <text:p>0.475822</text:p>
              </table:table-cell>
              <table:table-cell office:value-type="float" office:value="0.501175">
                <text:p>0.501175</text:p>
              </table:table-cell>
              <table:table-cell office:value-type="float" office:value="0.510934">
                <text:p>0.510934</text:p>
              </table:table-cell>
              <table:table-cell office:value-type="float" office:value="0.467556">
                <text:p>0.467556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0.449406">
                <text:p>0.449406</text:p>
              </table:table-cell>
              <table:table-cell office:value-type="float" office:value="0.519887">
                <text:p>0.519887</text:p>
              </table:table-cell>
              <table:table-cell office:value-type="float" office:value="0.475798">
                <text:p>0.475798</text:p>
              </table:table-cell>
              <table:table-cell office:value-type="float" office:value="0.501153">
                <text:p>0.501153</text:p>
              </table:table-cell>
              <table:table-cell office:value-type="float" office:value="0.510906">
                <text:p>0.510906</text:p>
              </table:table-cell>
              <table:table-cell office:value-type="float" office:value="0.467534">
                <text:p>0.467534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0.449383">
                <text:p>0.449383</text:p>
              </table:table-cell>
              <table:table-cell office:value-type="float" office:value="0.519872">
                <text:p>0.519872</text:p>
              </table:table-cell>
              <table:table-cell office:value-type="float" office:value="0.475775">
                <text:p>0.475775</text:p>
              </table:table-cell>
              <table:table-cell office:value-type="float" office:value="0.501131">
                <text:p>0.501131</text:p>
              </table:table-cell>
              <table:table-cell office:value-type="float" office:value="0.510878">
                <text:p>0.510878</text:p>
              </table:table-cell>
              <table:table-cell office:value-type="float" office:value="0.467512">
                <text:p>0.467512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0.449361">
                <text:p>0.449361</text:p>
              </table:table-cell>
              <table:table-cell office:value-type="float" office:value="0.519857">
                <text:p>0.519857</text:p>
              </table:table-cell>
              <table:table-cell office:value-type="float" office:value="0.475751">
                <text:p>0.475751</text:p>
              </table:table-cell>
              <table:table-cell office:value-type="float" office:value="0.501108">
                <text:p>0.501108</text:p>
              </table:table-cell>
              <table:table-cell office:value-type="float" office:value="0.510851">
                <text:p>0.510851</text:p>
              </table:table-cell>
              <table:table-cell office:value-type="float" office:value="0.467491">
                <text:p>0.467491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0.449338">
                <text:p>0.449338</text:p>
              </table:table-cell>
              <table:table-cell office:value-type="float" office:value="0.519841">
                <text:p>0.519841</text:p>
              </table:table-cell>
              <table:table-cell office:value-type="float" office:value="0.475728">
                <text:p>0.475728</text:p>
              </table:table-cell>
              <table:table-cell office:value-type="float" office:value="0.501086">
                <text:p>0.501086</text:p>
              </table:table-cell>
              <table:table-cell office:value-type="float" office:value="0.510823">
                <text:p>0.510823</text:p>
              </table:table-cell>
              <table:table-cell office:value-type="float" office:value="0.467469">
                <text:p>0.467469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0.449315">
                <text:p>0.449315</text:p>
              </table:table-cell>
              <table:table-cell office:value-type="float" office:value="0.519826">
                <text:p>0.519826</text:p>
              </table:table-cell>
              <table:table-cell office:value-type="float" office:value="0.475704">
                <text:p>0.475704</text:p>
              </table:table-cell>
              <table:table-cell office:value-type="float" office:value="0.501064">
                <text:p>0.501064</text:p>
              </table:table-cell>
              <table:table-cell office:value-type="float" office:value="0.510796">
                <text:p>0.510796</text:p>
              </table:table-cell>
              <table:table-cell office:value-type="float" office:value="0.467447">
                <text:p>0.467447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0.449292">
                <text:p>0.449292</text:p>
              </table:table-cell>
              <table:table-cell office:value-type="float" office:value="0.519811">
                <text:p>0.519811</text:p>
              </table:table-cell>
              <table:table-cell office:value-type="float" office:value="0.475681">
                <text:p>0.475681</text:p>
              </table:table-cell>
              <table:table-cell office:value-type="float" office:value="0.501041">
                <text:p>0.501041</text:p>
              </table:table-cell>
              <table:table-cell office:value-type="float" office:value="0.510769">
                <text:p>0.510769</text:p>
              </table:table-cell>
              <table:table-cell office:value-type="float" office:value="0.467426">
                <text:p>0.467426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0.449269">
                <text:p>0.449269</text:p>
              </table:table-cell>
              <table:table-cell office:value-type="float" office:value="0.519796">
                <text:p>0.519796</text:p>
              </table:table-cell>
              <table:table-cell office:value-type="float" office:value="0.475658">
                <text:p>0.475658</text:p>
              </table:table-cell>
              <table:table-cell office:value-type="float" office:value="0.501019">
                <text:p>0.501019</text:p>
              </table:table-cell>
              <table:table-cell office:value-type="float" office:value="0.510741">
                <text:p>0.510741</text:p>
              </table:table-cell>
              <table:table-cell office:value-type="float" office:value="0.467405">
                <text:p>0.467405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0.449246">
                <text:p>0.449246</text:p>
              </table:table-cell>
              <table:table-cell office:value-type="float" office:value="0.519781">
                <text:p>0.519781</text:p>
              </table:table-cell>
              <table:table-cell office:value-type="float" office:value="0.475634">
                <text:p>0.475634</text:p>
              </table:table-cell>
              <table:table-cell office:value-type="float" office:value="0.500996">
                <text:p>0.500996</text:p>
              </table:table-cell>
              <table:table-cell office:value-type="float" office:value="0.510714">
                <text:p>0.510714</text:p>
              </table:table-cell>
              <table:table-cell office:value-type="float" office:value="0.467383">
                <text:p>0.467383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0.449224">
                <text:p>0.449224</text:p>
              </table:table-cell>
              <table:table-cell office:value-type="float" office:value="0.519765">
                <text:p>0.519765</text:p>
              </table:table-cell>
              <table:table-cell office:value-type="float" office:value="0.475611">
                <text:p>0.475611</text:p>
              </table:table-cell>
              <table:table-cell office:value-type="float" office:value="0.500974">
                <text:p>0.500974</text:p>
              </table:table-cell>
              <table:table-cell office:value-type="float" office:value="0.510687">
                <text:p>0.510687</text:p>
              </table:table-cell>
              <table:table-cell office:value-type="float" office:value="0.467362">
                <text:p>0.467362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0.449201">
                <text:p>0.449201</text:p>
              </table:table-cell>
              <table:table-cell office:value-type="float" office:value="0.51975">
                <text:p>0.51975</text:p>
              </table:table-cell>
              <table:table-cell office:value-type="float" office:value="0.475588">
                <text:p>0.475588</text:p>
              </table:table-cell>
              <table:table-cell office:value-type="float" office:value="0.500952">
                <text:p>0.500952</text:p>
              </table:table-cell>
              <table:table-cell office:value-type="float" office:value="0.51066">
                <text:p>0.51066</text:p>
              </table:table-cell>
              <table:table-cell office:value-type="float" office:value="0.467341">
                <text:p>0.467341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0.449178">
                <text:p>0.449178</text:p>
              </table:table-cell>
              <table:table-cell office:value-type="float" office:value="0.519735">
                <text:p>0.519735</text:p>
              </table:table-cell>
              <table:table-cell office:value-type="float" office:value="0.475565">
                <text:p>0.475565</text:p>
              </table:table-cell>
              <table:table-cell office:value-type="float" office:value="0.500929">
                <text:p>0.500929</text:p>
              </table:table-cell>
              <table:table-cell office:value-type="float" office:value="0.510633">
                <text:p>0.510633</text:p>
              </table:table-cell>
              <table:table-cell office:value-type="float" office:value="0.46732">
                <text:p>0.46732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0.449156">
                <text:p>0.449156</text:p>
              </table:table-cell>
              <table:table-cell office:value-type="float" office:value="0.51972">
                <text:p>0.51972</text:p>
              </table:table-cell>
              <table:table-cell office:value-type="float" office:value="0.475541">
                <text:p>0.475541</text:p>
              </table:table-cell>
              <table:table-cell office:value-type="float" office:value="0.500907">
                <text:p>0.500907</text:p>
              </table:table-cell>
              <table:table-cell office:value-type="float" office:value="0.510606">
                <text:p>0.510606</text:p>
              </table:table-cell>
              <table:table-cell office:value-type="float" office:value="0.467299">
                <text:p>0.467299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0.449133">
                <text:p>0.449133</text:p>
              </table:table-cell>
              <table:table-cell office:value-type="float" office:value="0.519705">
                <text:p>0.519705</text:p>
              </table:table-cell>
              <table:table-cell office:value-type="float" office:value="0.475518">
                <text:p>0.475518</text:p>
              </table:table-cell>
              <table:table-cell office:value-type="float" office:value="0.500885">
                <text:p>0.500885</text:p>
              </table:table-cell>
              <table:table-cell office:value-type="float" office:value="0.51058">
                <text:p>0.51058</text:p>
              </table:table-cell>
              <table:table-cell office:value-type="float" office:value="0.467278">
                <text:p>0.467278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0.44911">
                <text:p>0.44911</text:p>
              </table:table-cell>
              <table:table-cell office:value-type="float" office:value="0.519689">
                <text:p>0.519689</text:p>
              </table:table-cell>
              <table:table-cell office:value-type="float" office:value="0.475494">
                <text:p>0.475494</text:p>
              </table:table-cell>
              <table:table-cell office:value-type="float" office:value="0.500861">
                <text:p>0.500861</text:p>
              </table:table-cell>
              <table:table-cell office:value-type="float" office:value="0.510553">
                <text:p>0.510553</text:p>
              </table:table-cell>
              <table:table-cell office:value-type="float" office:value="0.467257">
                <text:p>0.467257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0.449088">
                <text:p>0.449088</text:p>
              </table:table-cell>
              <table:table-cell office:value-type="float" office:value="0.519674">
                <text:p>0.519674</text:p>
              </table:table-cell>
              <table:table-cell office:value-type="float" office:value="0.475471">
                <text:p>0.475471</text:p>
              </table:table-cell>
              <table:table-cell office:value-type="float" office:value="0.500838">
                <text:p>0.500838</text:p>
              </table:table-cell>
              <table:table-cell office:value-type="float" office:value="0.510527">
                <text:p>0.510527</text:p>
              </table:table-cell>
              <table:table-cell office:value-type="float" office:value="0.467237">
                <text:p>0.467237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0.449065">
                <text:p>0.449065</text:p>
              </table:table-cell>
              <table:table-cell office:value-type="float" office:value="0.519659">
                <text:p>0.519659</text:p>
              </table:table-cell>
              <table:table-cell office:value-type="float" office:value="0.475447">
                <text:p>0.475447</text:p>
              </table:table-cell>
              <table:table-cell office:value-type="float" office:value="0.500816">
                <text:p>0.500816</text:p>
              </table:table-cell>
              <table:table-cell office:value-type="float" office:value="0.5105">
                <text:p>0.5105</text:p>
              </table:table-cell>
              <table:table-cell office:value-type="float" office:value="0.467216">
                <text:p>0.467216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0.449042">
                <text:p>0.449042</text:p>
              </table:table-cell>
              <table:table-cell office:value-type="float" office:value="0.519644">
                <text:p>0.519644</text:p>
              </table:table-cell>
              <table:table-cell office:value-type="float" office:value="0.475424">
                <text:p>0.475424</text:p>
              </table:table-cell>
              <table:table-cell office:value-type="float" office:value="0.500793">
                <text:p>0.500793</text:p>
              </table:table-cell>
              <table:table-cell office:value-type="float" office:value="0.510474">
                <text:p>0.510474</text:p>
              </table:table-cell>
              <table:table-cell office:value-type="float" office:value="0.467195">
                <text:p>0.467195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0.44902">
                <text:p>0.44902</text:p>
              </table:table-cell>
              <table:table-cell office:value-type="float" office:value="0.519629">
                <text:p>0.519629</text:p>
              </table:table-cell>
              <table:table-cell office:value-type="float" office:value="0.475401">
                <text:p>0.475401</text:p>
              </table:table-cell>
              <table:table-cell office:value-type="float" office:value="0.500771">
                <text:p>0.500771</text:p>
              </table:table-cell>
              <table:table-cell office:value-type="float" office:value="0.510448">
                <text:p>0.510448</text:p>
              </table:table-cell>
              <table:table-cell office:value-type="float" office:value="0.467175">
                <text:p>0.467175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0.448997">
                <text:p>0.448997</text:p>
              </table:table-cell>
              <table:table-cell office:value-type="float" office:value="0.519614">
                <text:p>0.519614</text:p>
              </table:table-cell>
              <table:table-cell office:value-type="float" office:value="0.475378">
                <text:p>0.475378</text:p>
              </table:table-cell>
              <table:table-cell office:value-type="float" office:value="0.500749">
                <text:p>0.500749</text:p>
              </table:table-cell>
              <table:table-cell office:value-type="float" office:value="0.510421">
                <text:p>0.510421</text:p>
              </table:table-cell>
              <table:table-cell office:value-type="float" office:value="0.467154">
                <text:p>0.467154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0.448975">
                <text:p>0.448975</text:p>
              </table:table-cell>
              <table:table-cell office:value-type="float" office:value="0.519599">
                <text:p>0.519599</text:p>
              </table:table-cell>
              <table:table-cell office:value-type="float" office:value="0.475355">
                <text:p>0.475355</text:p>
              </table:table-cell>
              <table:table-cell office:value-type="float" office:value="0.500727">
                <text:p>0.500727</text:p>
              </table:table-cell>
              <table:table-cell office:value-type="float" office:value="0.510395">
                <text:p>0.510395</text:p>
              </table:table-cell>
              <table:table-cell office:value-type="float" office:value="0.467133">
                <text:p>0.467133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0.448952">
                <text:p>0.448952</text:p>
              </table:table-cell>
              <table:table-cell office:value-type="float" office:value="0.519584">
                <text:p>0.519584</text:p>
              </table:table-cell>
              <table:table-cell office:value-type="float" office:value="0.475332">
                <text:p>0.475332</text:p>
              </table:table-cell>
              <table:table-cell office:value-type="float" office:value="0.500705">
                <text:p>0.500705</text:p>
              </table:table-cell>
              <table:table-cell office:value-type="float" office:value="0.510369">
                <text:p>0.510369</text:p>
              </table:table-cell>
              <table:table-cell office:value-type="float" office:value="0.467113">
                <text:p>0.467113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0.44893">
                <text:p>0.44893</text:p>
              </table:table-cell>
              <table:table-cell office:value-type="float" office:value="0.519568">
                <text:p>0.519568</text:p>
              </table:table-cell>
              <table:table-cell office:value-type="float" office:value="0.475309">
                <text:p>0.475309</text:p>
              </table:table-cell>
              <table:table-cell office:value-type="float" office:value="0.500682">
                <text:p>0.500682</text:p>
              </table:table-cell>
              <table:table-cell office:value-type="float" office:value="0.510343">
                <text:p>0.510343</text:p>
              </table:table-cell>
              <table:table-cell office:value-type="float" office:value="0.467093">
                <text:p>0.467093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0.448907">
                <text:p>0.448907</text:p>
              </table:table-cell>
              <table:table-cell office:value-type="float" office:value="0.519553">
                <text:p>0.519553</text:p>
              </table:table-cell>
              <table:table-cell office:value-type="float" office:value="0.475286">
                <text:p>0.475286</text:p>
              </table:table-cell>
              <table:table-cell office:value-type="float" office:value="0.50066">
                <text:p>0.50066</text:p>
              </table:table-cell>
              <table:table-cell office:value-type="float" office:value="0.510317">
                <text:p>0.510317</text:p>
              </table:table-cell>
              <table:table-cell office:value-type="float" office:value="0.467072">
                <text:p>0.467072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0.448885">
                <text:p>0.448885</text:p>
              </table:table-cell>
              <table:table-cell office:value-type="float" office:value="0.519538">
                <text:p>0.519538</text:p>
              </table:table-cell>
              <table:table-cell office:value-type="float" office:value="0.475263">
                <text:p>0.475263</text:p>
              </table:table-cell>
              <table:table-cell office:value-type="float" office:value="0.500638">
                <text:p>0.500638</text:p>
              </table:table-cell>
              <table:table-cell office:value-type="float" office:value="0.510291">
                <text:p>0.510291</text:p>
              </table:table-cell>
              <table:table-cell office:value-type="float" office:value="0.467052">
                <text:p>0.467052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0.448862">
                <text:p>0.448862</text:p>
              </table:table-cell>
              <table:table-cell office:value-type="float" office:value="0.519523">
                <text:p>0.519523</text:p>
              </table:table-cell>
              <table:table-cell office:value-type="float" office:value="0.47524">
                <text:p>0.47524</text:p>
              </table:table-cell>
              <table:table-cell office:value-type="float" office:value="0.500616">
                <text:p>0.500616</text:p>
              </table:table-cell>
              <table:table-cell office:value-type="float" office:value="0.510265">
                <text:p>0.510265</text:p>
              </table:table-cell>
              <table:table-cell office:value-type="float" office:value="0.467032">
                <text:p>0.467032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0.44884">
                <text:p>0.44884</text:p>
              </table:table-cell>
              <table:table-cell office:value-type="float" office:value="0.519508">
                <text:p>0.519508</text:p>
              </table:table-cell>
              <table:table-cell office:value-type="float" office:value="0.475217">
                <text:p>0.475217</text:p>
              </table:table-cell>
              <table:table-cell office:value-type="float" office:value="0.500594">
                <text:p>0.500594</text:p>
              </table:table-cell>
              <table:table-cell office:value-type="float" office:value="0.51024">
                <text:p>0.51024</text:p>
              </table:table-cell>
              <table:table-cell office:value-type="float" office:value="0.467013">
                <text:p>0.467013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0.448817">
                <text:p>0.448817</text:p>
              </table:table-cell>
              <table:table-cell office:value-type="float" office:value="0.519493">
                <text:p>0.519493</text:p>
              </table:table-cell>
              <table:table-cell office:value-type="float" office:value="0.475194">
                <text:p>0.475194</text:p>
              </table:table-cell>
              <table:table-cell office:value-type="float" office:value="0.500572">
                <text:p>0.500572</text:p>
              </table:table-cell>
              <table:table-cell office:value-type="float" office:value="0.510214">
                <text:p>0.510214</text:p>
              </table:table-cell>
              <table:table-cell office:value-type="float" office:value="0.466992">
                <text:p>0.466992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0.448795">
                <text:p>0.448795</text:p>
              </table:table-cell>
              <table:table-cell office:value-type="float" office:value="0.519478">
                <text:p>0.519478</text:p>
              </table:table-cell>
              <table:table-cell office:value-type="float" office:value="0.475171">
                <text:p>0.475171</text:p>
              </table:table-cell>
              <table:table-cell office:value-type="float" office:value="0.50055">
                <text:p>0.50055</text:p>
              </table:table-cell>
              <table:table-cell office:value-type="float" office:value="0.510189">
                <text:p>0.510189</text:p>
              </table:table-cell>
              <table:table-cell office:value-type="float" office:value="0.466972">
                <text:p>0.466972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0.448773">
                <text:p>0.448773</text:p>
              </table:table-cell>
              <table:table-cell office:value-type="float" office:value="0.519463">
                <text:p>0.519463</text:p>
              </table:table-cell>
              <table:table-cell office:value-type="float" office:value="0.475148">
                <text:p>0.475148</text:p>
              </table:table-cell>
              <table:table-cell office:value-type="float" office:value="0.500528">
                <text:p>0.500528</text:p>
              </table:table-cell>
              <table:table-cell office:value-type="float" office:value="0.510163">
                <text:p>0.510163</text:p>
              </table:table-cell>
              <table:table-cell office:value-type="float" office:value="0.466952">
                <text:p>0.466952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0.44875">
                <text:p>0.44875</text:p>
              </table:table-cell>
              <table:table-cell office:value-type="float" office:value="0.519448">
                <text:p>0.519448</text:p>
              </table:table-cell>
              <table:table-cell office:value-type="float" office:value="0.475125">
                <text:p>0.475125</text:p>
              </table:table-cell>
              <table:table-cell office:value-type="float" office:value="0.500506">
                <text:p>0.500506</text:p>
              </table:table-cell>
              <table:table-cell office:value-type="float" office:value="0.510137">
                <text:p>0.510137</text:p>
              </table:table-cell>
              <table:table-cell office:value-type="float" office:value="0.466931">
                <text:p>0.466931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0.448728">
                <text:p>0.448728</text:p>
              </table:table-cell>
              <table:table-cell office:value-type="float" office:value="0.519433">
                <text:p>0.519433</text:p>
              </table:table-cell>
              <table:table-cell office:value-type="float" office:value="0.475102">
                <text:p>0.475102</text:p>
              </table:table-cell>
              <table:table-cell office:value-type="float" office:value="0.500484">
                <text:p>0.500484</text:p>
              </table:table-cell>
              <table:table-cell office:value-type="float" office:value="0.510123">
                <text:p>0.510123</text:p>
              </table:table-cell>
              <table:table-cell office:value-type="float" office:value="0.466918">
                <text:p>0.466918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0.448706">
                <text:p>0.448706</text:p>
              </table:table-cell>
              <table:table-cell office:value-type="float" office:value="0.519418">
                <text:p>0.519418</text:p>
              </table:table-cell>
              <table:table-cell office:value-type="float" office:value="0.475079">
                <text:p>0.475079</text:p>
              </table:table-cell>
              <table:table-cell office:value-type="float" office:value="0.500462">
                <text:p>0.500462</text:p>
              </table:table-cell>
              <table:table-cell office:value-type="float" office:value="0.510085">
                <text:p>0.510085</text:p>
              </table:table-cell>
              <table:table-cell office:value-type="float" office:value="0.466894">
                <text:p>0.466894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0.448685">
                <text:p>0.448685</text:p>
              </table:table-cell>
              <table:table-cell office:value-type="float" office:value="0.519401">
                <text:p>0.519401</text:p>
              </table:table-cell>
              <table:table-cell office:value-type="float" office:value="0.475056">
                <text:p>0.475056</text:p>
              </table:table-cell>
              <table:table-cell office:value-type="float" office:value="0.50044">
                <text:p>0.50044</text:p>
              </table:table-cell>
              <table:table-cell office:value-type="float" office:value="0.510072">
                <text:p>0.510072</text:p>
              </table:table-cell>
              <table:table-cell office:value-type="float" office:value="0.46688">
                <text:p>0.46688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0.448662">
                <text:p>0.448662</text:p>
              </table:table-cell>
              <table:table-cell office:value-type="float" office:value="0.519385">
                <text:p>0.519385</text:p>
              </table:table-cell>
              <table:table-cell office:value-type="float" office:value="0.475034">
                <text:p>0.475034</text:p>
              </table:table-cell>
              <table:table-cell office:value-type="float" office:value="0.500418">
                <text:p>0.500418</text:p>
              </table:table-cell>
              <table:table-cell office:value-type="float" office:value="0.510046">
                <text:p>0.510046</text:p>
              </table:table-cell>
              <table:table-cell office:value-type="float" office:value="0.466863">
                <text:p>0.466863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0.44864">
                <text:p>0.44864</text:p>
              </table:table-cell>
              <table:table-cell office:value-type="float" office:value="0.519369">
                <text:p>0.519369</text:p>
              </table:table-cell>
              <table:table-cell office:value-type="float" office:value="0.475011">
                <text:p>0.475011</text:p>
              </table:table-cell>
              <table:table-cell office:value-type="float" office:value="0.500395">
                <text:p>0.500395</text:p>
              </table:table-cell>
              <table:table-cell office:value-type="float" office:value="0.510022">
                <text:p>0.510022</text:p>
              </table:table-cell>
              <table:table-cell office:value-type="float" office:value="0.466845">
                <text:p>0.466845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0.448618">
                <text:p>0.448618</text:p>
              </table:table-cell>
              <table:table-cell office:value-type="float" office:value="0.519353">
                <text:p>0.519353</text:p>
              </table:table-cell>
              <table:table-cell office:value-type="float" office:value="0.474989">
                <text:p>0.474989</text:p>
              </table:table-cell>
              <table:table-cell office:value-type="float" office:value="0.500373">
                <text:p>0.500373</text:p>
              </table:table-cell>
              <table:table-cell office:value-type="float" office:value="0.509997">
                <text:p>0.509997</text:p>
              </table:table-cell>
              <table:table-cell office:value-type="float" office:value="0.466827">
                <text:p>0.466827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0.448595">
                <text:p>0.448595</text:p>
              </table:table-cell>
              <table:table-cell office:value-type="float" office:value="0.519337">
                <text:p>0.519337</text:p>
              </table:table-cell>
              <table:table-cell office:value-type="float" office:value="0.474963">
                <text:p>0.474963</text:p>
              </table:table-cell>
              <table:table-cell office:value-type="float" office:value="0.500347">
                <text:p>0.500347</text:p>
              </table:table-cell>
              <table:table-cell office:value-type="float" office:value="0.509962">
                <text:p>0.509962</text:p>
              </table:table-cell>
              <table:table-cell office:value-type="float" office:value="0.466802">
                <text:p>0.466802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0.448573">
                <text:p>0.448573</text:p>
              </table:table-cell>
              <table:table-cell office:value-type="float" office:value="0.519322">
                <text:p>0.519322</text:p>
              </table:table-cell>
              <table:table-cell office:value-type="float" office:value="0.47494">
                <text:p>0.47494</text:p>
              </table:table-cell>
              <table:table-cell office:value-type="float" office:value="0.500323">
                <text:p>0.500323</text:p>
              </table:table-cell>
              <table:table-cell office:value-type="float" office:value="0.509949">
                <text:p>0.509949</text:p>
              </table:table-cell>
              <table:table-cell office:value-type="float" office:value="0.466788">
                <text:p>0.466788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0.448551">
                <text:p>0.448551</text:p>
              </table:table-cell>
              <table:table-cell office:value-type="float" office:value="0.519307">
                <text:p>0.519307</text:p>
              </table:table-cell>
              <table:table-cell office:value-type="float" office:value="0.474917">
                <text:p>0.474917</text:p>
              </table:table-cell>
              <table:table-cell office:value-type="float" office:value="0.5003">
                <text:p>0.5003</text:p>
              </table:table-cell>
              <table:table-cell office:value-type="float" office:value="0.509924">
                <text:p>0.509924</text:p>
              </table:table-cell>
              <table:table-cell office:value-type="float" office:value="0.466771">
                <text:p>0.466771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0.448528">
                <text:p>0.448528</text:p>
              </table:table-cell>
              <table:table-cell office:value-type="float" office:value="0.519291">
                <text:p>0.519291</text:p>
              </table:table-cell>
              <table:table-cell office:value-type="float" office:value="0.474894">
                <text:p>0.474894</text:p>
              </table:table-cell>
              <table:table-cell office:value-type="float" office:value="0.500278">
                <text:p>0.500278</text:p>
              </table:table-cell>
              <table:table-cell office:value-type="float" office:value="0.509899">
                <text:p>0.509899</text:p>
              </table:table-cell>
              <table:table-cell office:value-type="float" office:value="0.466753">
                <text:p>0.466753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0.448506">
                <text:p>0.448506</text:p>
              </table:table-cell>
              <table:table-cell office:value-type="float" office:value="0.519276">
                <text:p>0.519276</text:p>
              </table:table-cell>
              <table:table-cell office:value-type="float" office:value="0.474872">
                <text:p>0.474872</text:p>
              </table:table-cell>
              <table:table-cell office:value-type="float" office:value="0.500256">
                <text:p>0.500256</text:p>
              </table:table-cell>
              <table:table-cell office:value-type="float" office:value="0.509875">
                <text:p>0.509875</text:p>
              </table:table-cell>
              <table:table-cell office:value-type="float" office:value="0.466735">
                <text:p>0.466735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0.448484">
                <text:p>0.448484</text:p>
              </table:table-cell>
              <table:table-cell office:value-type="float" office:value="0.519261">
                <text:p>0.519261</text:p>
              </table:table-cell>
              <table:table-cell office:value-type="float" office:value="0.474849">
                <text:p>0.474849</text:p>
              </table:table-cell>
              <table:table-cell office:value-type="float" office:value="0.500234">
                <text:p>0.500234</text:p>
              </table:table-cell>
              <table:table-cell office:value-type="float" office:value="0.509851">
                <text:p>0.509851</text:p>
              </table:table-cell>
              <table:table-cell office:value-type="float" office:value="0.466717">
                <text:p>0.466717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0.448462">
                <text:p>0.448462</text:p>
              </table:table-cell>
              <table:table-cell office:value-type="float" office:value="0.519246">
                <text:p>0.519246</text:p>
              </table:table-cell>
              <table:table-cell office:value-type="float" office:value="0.474826">
                <text:p>0.474826</text:p>
              </table:table-cell>
              <table:table-cell office:value-type="float" office:value="0.500212">
                <text:p>0.500212</text:p>
              </table:table-cell>
              <table:table-cell office:value-type="float" office:value="0.509827">
                <text:p>0.509827</text:p>
              </table:table-cell>
              <table:table-cell office:value-type="float" office:value="0.466699">
                <text:p>0.466699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0.44844">
                <text:p>0.44844</text:p>
              </table:table-cell>
              <table:table-cell office:value-type="float" office:value="0.519231">
                <text:p>0.519231</text:p>
              </table:table-cell>
              <table:table-cell office:value-type="float" office:value="0.474804">
                <text:p>0.474804</text:p>
              </table:table-cell>
              <table:table-cell office:value-type="float" office:value="0.50019">
                <text:p>0.50019</text:p>
              </table:table-cell>
              <table:table-cell office:value-type="float" office:value="0.509803">
                <text:p>0.509803</text:p>
              </table:table-cell>
              <table:table-cell office:value-type="float" office:value="0.466681">
                <text:p>0.466681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0.448417">
                <text:p>0.448417</text:p>
              </table:table-cell>
              <table:table-cell office:value-type="float" office:value="0.519216">
                <text:p>0.519216</text:p>
              </table:table-cell>
              <table:table-cell office:value-type="float" office:value="0.474781">
                <text:p>0.474781</text:p>
              </table:table-cell>
              <table:table-cell office:value-type="float" office:value="0.500168">
                <text:p>0.500168</text:p>
              </table:table-cell>
              <table:table-cell office:value-type="float" office:value="0.509779">
                <text:p>0.509779</text:p>
              </table:table-cell>
              <table:table-cell office:value-type="float" office:value="0.466662">
                <text:p>0.466662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0.448395">
                <text:p>0.448395</text:p>
              </table:table-cell>
              <table:table-cell office:value-type="float" office:value="0.519201">
                <text:p>0.519201</text:p>
              </table:table-cell>
              <table:table-cell office:value-type="float" office:value="0.474758">
                <text:p>0.474758</text:p>
              </table:table-cell>
              <table:table-cell office:value-type="float" office:value="0.500146">
                <text:p>0.500146</text:p>
              </table:table-cell>
              <table:table-cell office:value-type="float" office:value="0.509755">
                <text:p>0.509755</text:p>
              </table:table-cell>
              <table:table-cell office:value-type="float" office:value="0.466644">
                <text:p>0.466644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0.448373">
                <text:p>0.448373</text:p>
              </table:table-cell>
              <table:table-cell office:value-type="float" office:value="0.519186">
                <text:p>0.519186</text:p>
              </table:table-cell>
              <table:table-cell office:value-type="float" office:value="0.474736">
                <text:p>0.474736</text:p>
              </table:table-cell>
              <table:table-cell office:value-type="float" office:value="0.500125">
                <text:p>0.500125</text:p>
              </table:table-cell>
              <table:table-cell office:value-type="float" office:value="0.50972">
                <text:p>0.50972</text:p>
              </table:table-cell>
              <table:table-cell office:value-type="float" office:value="0.466619">
                <text:p>0.466619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0.448351">
                <text:p>0.448351</text:p>
              </table:table-cell>
              <table:table-cell office:value-type="float" office:value="0.519171">
                <text:p>0.519171</text:p>
              </table:table-cell>
              <table:table-cell office:value-type="float" office:value="0.474713">
                <text:p>0.474713</text:p>
              </table:table-cell>
              <table:table-cell office:value-type="float" office:value="0.500103">
                <text:p>0.500103</text:p>
              </table:table-cell>
              <table:table-cell office:value-type="float" office:value="0.509708">
                <text:p>0.509708</text:p>
              </table:table-cell>
              <table:table-cell office:value-type="float" office:value="0.466604">
                <text:p>0.466604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0.448329">
                <text:p>0.448329</text:p>
              </table:table-cell>
              <table:table-cell office:value-type="float" office:value="0.519156">
                <text:p>0.519156</text:p>
              </table:table-cell>
              <table:table-cell office:value-type="float" office:value="0.474689">
                <text:p>0.474689</text:p>
              </table:table-cell>
              <table:table-cell office:value-type="float" office:value="0.500078">
                <text:p>0.500078</text:p>
              </table:table-cell>
              <table:table-cell office:value-type="float" office:value="0.509684">
                <text:p>0.509684</text:p>
              </table:table-cell>
              <table:table-cell office:value-type="float" office:value="0.466586">
                <text:p>0.466586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0.448307">
                <text:p>0.448307</text:p>
              </table:table-cell>
              <table:table-cell office:value-type="float" office:value="0.519141">
                <text:p>0.519141</text:p>
              </table:table-cell>
              <table:table-cell office:value-type="float" office:value="0.474667">
                <text:p>0.474667</text:p>
              </table:table-cell>
              <table:table-cell office:value-type="float" office:value="0.500054">
                <text:p>0.500054</text:p>
              </table:table-cell>
              <table:table-cell office:value-type="float" office:value="0.50966">
                <text:p>0.50966</text:p>
              </table:table-cell>
              <table:table-cell office:value-type="float" office:value="0.466568">
                <text:p>0.466568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0.448285">
                <text:p>0.448285</text:p>
              </table:table-cell>
              <table:table-cell office:value-type="float" office:value="0.519126">
                <text:p>0.519126</text:p>
              </table:table-cell>
              <table:table-cell office:value-type="float" office:value="0.474645">
                <text:p>0.474645</text:p>
              </table:table-cell>
              <table:table-cell office:value-type="float" office:value="0.500031">
                <text:p>0.500031</text:p>
              </table:table-cell>
              <table:table-cell office:value-type="float" office:value="0.509637">
                <text:p>0.509637</text:p>
              </table:table-cell>
              <table:table-cell office:value-type="float" office:value="0.46655">
                <text:p>0.46655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0.448263">
                <text:p>0.448263</text:p>
              </table:table-cell>
              <table:table-cell office:value-type="float" office:value="0.519111">
                <text:p>0.519111</text:p>
              </table:table-cell>
              <table:table-cell office:value-type="float" office:value="0.474622">
                <text:p>0.474622</text:p>
              </table:table-cell>
              <table:table-cell office:value-type="float" office:value="0.500008">
                <text:p>0.500008</text:p>
              </table:table-cell>
              <table:table-cell office:value-type="float" office:value="0.509613">
                <text:p>0.509613</text:p>
              </table:table-cell>
              <table:table-cell office:value-type="float" office:value="0.466532">
                <text:p>0.466532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0.448241">
                <text:p>0.448241</text:p>
              </table:table-cell>
              <table:table-cell office:value-type="float" office:value="0.519096">
                <text:p>0.519096</text:p>
              </table:table-cell>
              <table:table-cell office:value-type="float" office:value="0.4746">
                <text:p>0.4746</text:p>
              </table:table-cell>
              <table:table-cell office:value-type="float" office:value="0.499986">
                <text:p>0.499986</text:p>
              </table:table-cell>
              <table:table-cell office:value-type="float" office:value="0.50959">
                <text:p>0.50959</text:p>
              </table:table-cell>
              <table:table-cell office:value-type="float" office:value="0.466514">
                <text:p>0.466514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0.448219">
                <text:p>0.448219</text:p>
              </table:table-cell>
              <table:table-cell office:value-type="float" office:value="0.519081">
                <text:p>0.519081</text:p>
              </table:table-cell>
              <table:table-cell office:value-type="float" office:value="0.474577">
                <text:p>0.474577</text:p>
              </table:table-cell>
              <table:table-cell office:value-type="float" office:value="0.499964">
                <text:p>0.499964</text:p>
              </table:table-cell>
              <table:table-cell office:value-type="float" office:value="0.509566">
                <text:p>0.509566</text:p>
              </table:table-cell>
              <table:table-cell office:value-type="float" office:value="0.466496">
                <text:p>0.466496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0.448197">
                <text:p>0.448197</text:p>
              </table:table-cell>
              <table:table-cell office:value-type="float" office:value="0.519066">
                <text:p>0.519066</text:p>
              </table:table-cell>
              <table:table-cell office:value-type="float" office:value="0.474555">
                <text:p>0.474555</text:p>
              </table:table-cell>
              <table:table-cell office:value-type="float" office:value="0.499942">
                <text:p>0.499942</text:p>
              </table:table-cell>
              <table:table-cell office:value-type="float" office:value="0.509543">
                <text:p>0.509543</text:p>
              </table:table-cell>
              <table:table-cell office:value-type="float" office:value="0.466478">
                <text:p>0.466478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0.448175">
                <text:p>0.448175</text:p>
              </table:table-cell>
              <table:table-cell office:value-type="float" office:value="0.519051">
                <text:p>0.519051</text:p>
              </table:table-cell>
              <table:table-cell office:value-type="float" office:value="0.474532">
                <text:p>0.474532</text:p>
              </table:table-cell>
              <table:table-cell office:value-type="float" office:value="0.499919">
                <text:p>0.499919</text:p>
              </table:table-cell>
              <table:table-cell office:value-type="float" office:value="0.50952">
                <text:p>0.50952</text:p>
              </table:table-cell>
              <table:table-cell office:value-type="float" office:value="0.46646">
                <text:p>0.46646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0.448153">
                <text:p>0.448153</text:p>
              </table:table-cell>
              <table:table-cell office:value-type="float" office:value="0.519037">
                <text:p>0.519037</text:p>
              </table:table-cell>
              <table:table-cell office:value-type="float" office:value="0.47451">
                <text:p>0.47451</text:p>
              </table:table-cell>
              <table:table-cell office:value-type="float" office:value="0.499896">
                <text:p>0.499896</text:p>
              </table:table-cell>
              <table:table-cell office:value-type="float" office:value="0.509497">
                <text:p>0.509497</text:p>
              </table:table-cell>
              <table:table-cell office:value-type="float" office:value="0.466442">
                <text:p>0.466442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0.448131">
                <text:p>0.448131</text:p>
              </table:table-cell>
              <table:table-cell office:value-type="float" office:value="0.519022">
                <text:p>0.519022</text:p>
              </table:table-cell>
              <table:table-cell office:value-type="float" office:value="0.474488">
                <text:p>0.474488</text:p>
              </table:table-cell>
              <table:table-cell office:value-type="float" office:value="0.499876">
                <text:p>0.499876</text:p>
              </table:table-cell>
              <table:table-cell office:value-type="float" office:value="0.509473">
                <text:p>0.509473</text:p>
              </table:table-cell>
              <table:table-cell office:value-type="float" office:value="0.466424">
                <text:p>0.466424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0.448103">
                <text:p>0.448103</text:p>
              </table:table-cell>
              <table:table-cell office:value-type="float" office:value="0.519005">
                <text:p>0.519005</text:p>
              </table:table-cell>
              <table:table-cell office:value-type="float" office:value="0.474464">
                <text:p>0.474464</text:p>
              </table:table-cell>
              <table:table-cell office:value-type="float" office:value="0.499852">
                <text:p>0.499852</text:p>
              </table:table-cell>
              <table:table-cell office:value-type="float" office:value="0.50945">
                <text:p>0.50945</text:p>
              </table:table-cell>
              <table:table-cell office:value-type="float" office:value="0.466406">
                <text:p>0.466406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0.448089">
                <text:p>0.448089</text:p>
              </table:table-cell>
              <table:table-cell office:value-type="float" office:value="0.518992">
                <text:p>0.518992</text:p>
              </table:table-cell>
              <table:table-cell office:value-type="float" office:value="0.474443">
                <text:p>0.474443</text:p>
              </table:table-cell>
              <table:table-cell office:value-type="float" office:value="0.499832">
                <text:p>0.499832</text:p>
              </table:table-cell>
              <table:table-cell office:value-type="float" office:value="0.509428">
                <text:p>0.509428</text:p>
              </table:table-cell>
              <table:table-cell office:value-type="float" office:value="0.466388">
                <text:p>0.466388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0.448065">
                <text:p>0.448065</text:p>
              </table:table-cell>
              <table:table-cell office:value-type="float" office:value="0.518978">
                <text:p>0.518978</text:p>
              </table:table-cell>
              <table:table-cell office:value-type="float" office:value="0.47442">
                <text:p>0.47442</text:p>
              </table:table-cell>
              <table:table-cell office:value-type="float" office:value="0.499809">
                <text:p>0.499809</text:p>
              </table:table-cell>
              <table:table-cell office:value-type="float" office:value="0.509405">
                <text:p>0.509405</text:p>
              </table:table-cell>
              <table:table-cell office:value-type="float" office:value="0.46637">
                <text:p>0.46637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0.448043">
                <text:p>0.448043</text:p>
              </table:table-cell>
              <table:table-cell office:value-type="float" office:value="0.518963">
                <text:p>0.518963</text:p>
              </table:table-cell>
              <table:table-cell office:value-type="float" office:value="0.474398">
                <text:p>0.474398</text:p>
              </table:table-cell>
              <table:table-cell office:value-type="float" office:value="0.499786">
                <text:p>0.499786</text:p>
              </table:table-cell>
              <table:table-cell office:value-type="float" office:value="0.509382">
                <text:p>0.509382</text:p>
              </table:table-cell>
              <table:table-cell office:value-type="float" office:value="0.466352">
                <text:p>0.466352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0.448021">
                <text:p>0.448021</text:p>
              </table:table-cell>
              <table:table-cell office:value-type="float" office:value="0.518948">
                <text:p>0.518948</text:p>
              </table:table-cell>
              <table:table-cell office:value-type="float" office:value="0.474377">
                <text:p>0.474377</text:p>
              </table:table-cell>
              <table:table-cell office:value-type="float" office:value="0.499767">
                <text:p>0.499767</text:p>
              </table:table-cell>
              <table:table-cell office:value-type="float" office:value="0.509359">
                <text:p>0.509359</text:p>
              </table:table-cell>
              <table:table-cell office:value-type="float" office:value="0.466334">
                <text:p>0.466334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0.447994">
                <text:p>0.447994</text:p>
              </table:table-cell>
              <table:table-cell office:value-type="float" office:value="0.518931">
                <text:p>0.518931</text:p>
              </table:table-cell>
              <table:table-cell office:value-type="float" office:value="0.474353">
                <text:p>0.474353</text:p>
              </table:table-cell>
              <table:table-cell office:value-type="float" office:value="0.499744">
                <text:p>0.499744</text:p>
              </table:table-cell>
              <table:table-cell office:value-type="float" office:value="0.509337">
                <text:p>0.509337</text:p>
              </table:table-cell>
              <table:table-cell office:value-type="float" office:value="0.466316">
                <text:p>0.466316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0.447979">
                <text:p>0.447979</text:p>
              </table:table-cell>
              <table:table-cell office:value-type="float" office:value="0.518919">
                <text:p>0.518919</text:p>
              </table:table-cell>
              <table:table-cell office:value-type="float" office:value="0.474332">
                <text:p>0.474332</text:p>
              </table:table-cell>
              <table:table-cell office:value-type="float" office:value="0.499724">
                <text:p>0.499724</text:p>
              </table:table-cell>
              <table:table-cell office:value-type="float" office:value="0.509314">
                <text:p>0.509314</text:p>
              </table:table-cell>
              <table:table-cell office:value-type="float" office:value="0.466298">
                <text:p>0.466298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0.447956">
                <text:p>0.447956</text:p>
              </table:table-cell>
              <table:table-cell office:value-type="float" office:value="0.518904">
                <text:p>0.518904</text:p>
              </table:table-cell>
              <table:table-cell office:value-type="float" office:value="0.474309">
                <text:p>0.474309</text:p>
              </table:table-cell>
              <table:table-cell office:value-type="float" office:value="0.499702">
                <text:p>0.499702</text:p>
              </table:table-cell>
              <table:table-cell office:value-type="float" office:value="0.509292">
                <text:p>0.509292</text:p>
              </table:table-cell>
              <table:table-cell office:value-type="float" office:value="0.46628">
                <text:p>0.46628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0.447934">
                <text:p>0.447934</text:p>
              </table:table-cell>
              <table:table-cell office:value-type="float" office:value="0.518889">
                <text:p>0.518889</text:p>
              </table:table-cell>
              <table:table-cell office:value-type="float" office:value="0.474288">
                <text:p>0.474288</text:p>
              </table:table-cell>
              <table:table-cell office:value-type="float" office:value="0.499682">
                <text:p>0.499682</text:p>
              </table:table-cell>
              <table:table-cell office:value-type="float" office:value="0.50927">
                <text:p>0.50927</text:p>
              </table:table-cell>
              <table:table-cell office:value-type="float" office:value="0.466263">
                <text:p>0.466263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0.447912">
                <text:p>0.447912</text:p>
              </table:table-cell>
              <table:table-cell office:value-type="float" office:value="0.518874">
                <text:p>0.518874</text:p>
              </table:table-cell>
              <table:table-cell office:value-type="float" office:value="0.474264">
                <text:p>0.474264</text:p>
              </table:table-cell>
              <table:table-cell office:value-type="float" office:value="0.49966">
                <text:p>0.49966</text:p>
              </table:table-cell>
              <table:table-cell office:value-type="float" office:value="0.509247">
                <text:p>0.509247</text:p>
              </table:table-cell>
              <table:table-cell office:value-type="float" office:value="0.466245">
                <text:p>0.466245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0.447891">
                <text:p>0.447891</text:p>
              </table:table-cell>
              <table:table-cell office:value-type="float" office:value="0.518859">
                <text:p>0.518859</text:p>
              </table:table-cell>
              <table:table-cell office:value-type="float" office:value="0.474244">
                <text:p>0.474244</text:p>
              </table:table-cell>
              <table:table-cell office:value-type="float" office:value="0.49964">
                <text:p>0.49964</text:p>
              </table:table-cell>
              <table:table-cell office:value-type="float" office:value="0.509225">
                <text:p>0.509225</text:p>
              </table:table-cell>
              <table:table-cell office:value-type="float" office:value="0.466227">
                <text:p>0.466227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0.447869">
                <text:p>0.447869</text:p>
              </table:table-cell>
              <table:table-cell office:value-type="float" office:value="0.518845">
                <text:p>0.518845</text:p>
              </table:table-cell>
              <table:table-cell office:value-type="float" office:value="0.47422">
                <text:p>0.47422</text:p>
              </table:table-cell>
              <table:table-cell office:value-type="float" office:value="0.499618">
                <text:p>0.499618</text:p>
              </table:table-cell>
              <table:table-cell office:value-type="float" office:value="0.509202">
                <text:p>0.509202</text:p>
              </table:table-cell>
              <table:table-cell office:value-type="float" office:value="0.46621">
                <text:p>0.46621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0.447841">
                <text:p>0.447841</text:p>
              </table:table-cell>
              <table:table-cell office:value-type="float" office:value="0.518828">
                <text:p>0.518828</text:p>
              </table:table-cell>
              <table:table-cell office:value-type="float" office:value="0.474199">
                <text:p>0.474199</text:p>
              </table:table-cell>
              <table:table-cell office:value-type="float" office:value="0.499598">
                <text:p>0.499598</text:p>
              </table:table-cell>
              <table:table-cell office:value-type="float" office:value="0.50918">
                <text:p>0.50918</text:p>
              </table:table-cell>
              <table:table-cell office:value-type="float" office:value="0.466192">
                <text:p>0.466192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0.447825">
                <text:p>0.447825</text:p>
              </table:table-cell>
              <table:table-cell office:value-type="float" office:value="0.518812">
                <text:p>0.518812</text:p>
              </table:table-cell>
              <table:table-cell office:value-type="float" office:value="0.474176">
                <text:p>0.474176</text:p>
              </table:table-cell>
              <table:table-cell office:value-type="float" office:value="0.499576">
                <text:p>0.499576</text:p>
              </table:table-cell>
              <table:table-cell office:value-type="float" office:value="0.509158">
                <text:p>0.509158</text:p>
              </table:table-cell>
              <table:table-cell office:value-type="float" office:value="0.466175">
                <text:p>0.466175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0.447804">
                <text:p>0.447804</text:p>
              </table:table-cell>
              <table:table-cell office:value-type="float" office:value="0.518797">
                <text:p>0.518797</text:p>
              </table:table-cell>
              <table:table-cell office:value-type="float" office:value="0.474155">
                <text:p>0.474155</text:p>
              </table:table-cell>
              <table:table-cell office:value-type="float" office:value="0.499557">
                <text:p>0.499557</text:p>
              </table:table-cell>
              <table:table-cell office:value-type="float" office:value="0.509136">
                <text:p>0.509136</text:p>
              </table:table-cell>
              <table:table-cell office:value-type="float" office:value="0.466158">
                <text:p>0.466158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0.447783">
                <text:p>0.447783</text:p>
              </table:table-cell>
              <table:table-cell office:value-type="float" office:value="0.518783">
                <text:p>0.518783</text:p>
              </table:table-cell>
              <table:table-cell office:value-type="float" office:value="0.474131">
                <text:p>0.474131</text:p>
              </table:table-cell>
              <table:table-cell office:value-type="float" office:value="0.499534">
                <text:p>0.499534</text:p>
              </table:table-cell>
              <table:table-cell office:value-type="float" office:value="0.509114">
                <text:p>0.509114</text:p>
              </table:table-cell>
              <table:table-cell office:value-type="float" office:value="0.46614">
                <text:p>0.46614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0.447761">
                <text:p>0.447761</text:p>
              </table:table-cell>
              <table:table-cell office:value-type="float" office:value="0.518769">
                <text:p>0.518769</text:p>
              </table:table-cell>
              <table:table-cell office:value-type="float" office:value="0.47411">
                <text:p>0.47411</text:p>
              </table:table-cell>
              <table:table-cell office:value-type="float" office:value="0.499512">
                <text:p>0.499512</text:p>
              </table:table-cell>
              <table:table-cell office:value-type="float" office:value="0.509092">
                <text:p>0.509092</text:p>
              </table:table-cell>
              <table:table-cell office:value-type="float" office:value="0.466123">
                <text:p>0.466123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0.44774">
                <text:p>0.44774</text:p>
              </table:table-cell>
              <table:table-cell office:value-type="float" office:value="0.518756">
                <text:p>0.518756</text:p>
              </table:table-cell>
              <table:table-cell office:value-type="float" office:value="0.474082">
                <text:p>0.474082</text:p>
              </table:table-cell>
              <table:table-cell office:value-type="float" office:value="0.499498">
                <text:p>0.499498</text:p>
              </table:table-cell>
              <table:table-cell office:value-type="float" office:value="0.509071">
                <text:p>0.509071</text:p>
              </table:table-cell>
              <table:table-cell office:value-type="float" office:value="0.466106">
                <text:p>0.466106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0.447718">
                <text:p>0.447718</text:p>
              </table:table-cell>
              <table:table-cell office:value-type="float" office:value="0.518742">
                <text:p>0.518742</text:p>
              </table:table-cell>
              <table:table-cell office:value-type="float" office:value="0.474061">
                <text:p>0.474061</text:p>
              </table:table-cell>
              <table:table-cell office:value-type="float" office:value="0.499477">
                <text:p>0.499477</text:p>
              </table:table-cell>
              <table:table-cell office:value-type="float" office:value="0.509049">
                <text:p>0.509049</text:p>
              </table:table-cell>
              <table:table-cell office:value-type="float" office:value="0.466089">
                <text:p>0.466089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0.447697">
                <text:p>0.447697</text:p>
              </table:table-cell>
              <table:table-cell office:value-type="float" office:value="0.518728">
                <text:p>0.518728</text:p>
              </table:table-cell>
              <table:table-cell office:value-type="float" office:value="0.474039">
                <text:p>0.474039</text:p>
              </table:table-cell>
              <table:table-cell office:value-type="float" office:value="0.499457">
                <text:p>0.499457</text:p>
              </table:table-cell>
              <table:table-cell office:value-type="float" office:value="0.509027">
                <text:p>0.509027</text:p>
              </table:table-cell>
              <table:table-cell office:value-type="float" office:value="0.466072">
                <text:p>0.466072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0.447675">
                <text:p>0.447675</text:p>
              </table:table-cell>
              <table:table-cell office:value-type="float" office:value="0.518714">
                <text:p>0.518714</text:p>
              </table:table-cell>
              <table:table-cell office:value-type="float" office:value="0.474016">
                <text:p>0.474016</text:p>
              </table:table-cell>
              <table:table-cell office:value-type="float" office:value="0.499433">
                <text:p>0.499433</text:p>
              </table:table-cell>
              <table:table-cell office:value-type="float" office:value="0.509006">
                <text:p>0.509006</text:p>
              </table:table-cell>
              <table:table-cell office:value-type="float" office:value="0.466055">
                <text:p>0.466055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0.447653">
                <text:p>0.447653</text:p>
              </table:table-cell>
              <table:table-cell office:value-type="float" office:value="0.5187">
                <text:p>0.5187</text:p>
              </table:table-cell>
              <table:table-cell office:value-type="float" office:value="0.473995">
                <text:p>0.473995</text:p>
              </table:table-cell>
              <table:table-cell office:value-type="float" office:value="0.499413">
                <text:p>0.499413</text:p>
              </table:table-cell>
              <table:table-cell office:value-type="float" office:value="0.508984">
                <text:p>0.508984</text:p>
              </table:table-cell>
              <table:table-cell office:value-type="float" office:value="0.466038">
                <text:p>0.466038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0.447631">
                <text:p>0.447631</text:p>
              </table:table-cell>
              <table:table-cell office:value-type="float" office:value="0.518679">
                <text:p>0.518679</text:p>
              </table:table-cell>
              <table:table-cell office:value-type="float" office:value="0.473973">
                <text:p>0.473973</text:p>
              </table:table-cell>
              <table:table-cell office:value-type="float" office:value="0.499394">
                <text:p>0.499394</text:p>
              </table:table-cell>
              <table:table-cell office:value-type="float" office:value="0.508963">
                <text:p>0.508963</text:p>
              </table:table-cell>
              <table:table-cell office:value-type="float" office:value="0.466021">
                <text:p>0.466021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0.447608">
                <text:p>0.447608</text:p>
              </table:table-cell>
              <table:table-cell office:value-type="float" office:value="0.51866">
                <text:p>0.51866</text:p>
              </table:table-cell>
              <table:table-cell office:value-type="float" office:value="0.473951">
                <text:p>0.473951</text:p>
              </table:table-cell>
              <table:table-cell office:value-type="float" office:value="0.499374">
                <text:p>0.499374</text:p>
              </table:table-cell>
              <table:table-cell office:value-type="float" office:value="0.508941">
                <text:p>0.508941</text:p>
              </table:table-cell>
              <table:table-cell office:value-type="float" office:value="0.466004">
                <text:p>0.466004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0.447586">
                <text:p>0.447586</text:p>
              </table:table-cell>
              <table:table-cell office:value-type="float" office:value="0.518642">
                <text:p>0.518642</text:p>
              </table:table-cell>
              <table:table-cell office:value-type="float" office:value="0.473927">
                <text:p>0.473927</text:p>
              </table:table-cell>
              <table:table-cell office:value-type="float" office:value="0.499352">
                <text:p>0.499352</text:p>
              </table:table-cell>
              <table:table-cell office:value-type="float" office:value="0.50892">
                <text:p>0.50892</text:p>
              </table:table-cell>
              <table:table-cell office:value-type="float" office:value="0.465987">
                <text:p>0.465987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0.447565">
                <text:p>0.447565</text:p>
              </table:table-cell>
              <table:table-cell office:value-type="float" office:value="0.518626">
                <text:p>0.518626</text:p>
              </table:table-cell>
              <table:table-cell office:value-type="float" office:value="0.473909">
                <text:p>0.473909</text:p>
              </table:table-cell>
              <table:table-cell office:value-type="float" office:value="0.499333">
                <text:p>0.499333</text:p>
              </table:table-cell>
              <table:table-cell office:value-type="float" office:value="0.508899">
                <text:p>0.508899</text:p>
              </table:table-cell>
              <table:table-cell office:value-type="float" office:value="0.465971">
                <text:p>0.465971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0.447544">
                <text:p>0.447544</text:p>
              </table:table-cell>
              <table:table-cell office:value-type="float" office:value="0.518608">
                <text:p>0.518608</text:p>
              </table:table-cell>
              <table:table-cell office:value-type="float" office:value="0.473888">
                <text:p>0.473888</text:p>
              </table:table-cell>
              <table:table-cell office:value-type="float" office:value="0.499317">
                <text:p>0.499317</text:p>
              </table:table-cell>
              <table:table-cell office:value-type="float" office:value="0.508877">
                <text:p>0.508877</text:p>
              </table:table-cell>
              <table:table-cell office:value-type="float" office:value="0.465954">
                <text:p>0.465954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0.447522">
                <text:p>0.447522</text:p>
              </table:table-cell>
              <table:table-cell office:value-type="float" office:value="0.518591">
                <text:p>0.518591</text:p>
              </table:table-cell>
              <table:table-cell office:value-type="float" office:value="0.473864">
                <text:p>0.473864</text:p>
              </table:table-cell>
              <table:table-cell office:value-type="float" office:value="0.499296">
                <text:p>0.499296</text:p>
              </table:table-cell>
              <table:table-cell office:value-type="float" office:value="0.508856">
                <text:p>0.508856</text:p>
              </table:table-cell>
              <table:table-cell office:value-type="float" office:value="0.465937">
                <text:p>0.465937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0.447506">
                <text:p>0.447506</text:p>
              </table:table-cell>
              <table:table-cell office:value-type="float" office:value="0.518503">
                <text:p>0.518503</text:p>
              </table:table-cell>
              <table:table-cell office:value-type="float" office:value="0.473844">
                <text:p>0.473844</text:p>
              </table:table-cell>
              <table:table-cell office:value-type="float" office:value="0.49928">
                <text:p>0.49928</text:p>
              </table:table-cell>
              <table:table-cell office:value-type="float" office:value="0.508835">
                <text:p>0.508835</text:p>
              </table:table-cell>
              <table:table-cell office:value-type="float" office:value="0.465921">
                <text:p>0.465921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0.447481">
                <text:p>0.447481</text:p>
              </table:table-cell>
              <table:table-cell office:value-type="float" office:value="0.518485">
                <text:p>0.518485</text:p>
              </table:table-cell>
              <table:table-cell office:value-type="float" office:value="0.47382">
                <text:p>0.47382</text:p>
              </table:table-cell>
              <table:table-cell office:value-type="float" office:value="0.499258">
                <text:p>0.499258</text:p>
              </table:table-cell>
              <table:table-cell office:value-type="float" office:value="0.508814">
                <text:p>0.508814</text:p>
              </table:table-cell>
              <table:table-cell office:value-type="float" office:value="0.465904">
                <text:p>0.465904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0.447462">
                <text:p>0.447462</text:p>
              </table:table-cell>
              <table:table-cell office:value-type="float" office:value="0.518469">
                <text:p>0.518469</text:p>
              </table:table-cell>
              <table:table-cell office:value-type="float" office:value="0.4738">
                <text:p>0.4738</text:p>
              </table:table-cell>
              <table:table-cell office:value-type="float" office:value="0.499241">
                <text:p>0.499241</text:p>
              </table:table-cell>
              <table:table-cell office:value-type="float" office:value="0.508793">
                <text:p>0.508793</text:p>
              </table:table-cell>
              <table:table-cell office:value-type="float" office:value="0.465888">
                <text:p>0.465888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0.447437">
                <text:p>0.447437</text:p>
              </table:table-cell>
              <table:table-cell office:value-type="float" office:value="0.518454">
                <text:p>0.518454</text:p>
              </table:table-cell>
              <table:table-cell office:value-type="float" office:value="0.473777">
                <text:p>0.473777</text:p>
              </table:table-cell>
              <table:table-cell office:value-type="float" office:value="0.499218">
                <text:p>0.499218</text:p>
              </table:table-cell>
              <table:table-cell office:value-type="float" office:value="0.508773">
                <text:p>0.508773</text:p>
              </table:table-cell>
              <table:table-cell office:value-type="float" office:value="0.465872">
                <text:p>0.465872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0.447416">
                <text:p>0.447416</text:p>
              </table:table-cell>
              <table:table-cell office:value-type="float" office:value="0.518439">
                <text:p>0.518439</text:p>
              </table:table-cell>
              <table:table-cell office:value-type="float" office:value="0.473759">
                <text:p>0.473759</text:p>
              </table:table-cell>
              <table:table-cell office:value-type="float" office:value="0.499201">
                <text:p>0.499201</text:p>
              </table:table-cell>
              <table:table-cell office:value-type="float" office:value="0.508752">
                <text:p>0.508752</text:p>
              </table:table-cell>
              <table:table-cell office:value-type="float" office:value="0.465855">
                <text:p>0.465855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0.447394">
                <text:p>0.447394</text:p>
              </table:table-cell>
              <table:table-cell office:value-type="float" office:value="0.518424">
                <text:p>0.518424</text:p>
              </table:table-cell>
              <table:table-cell office:value-type="float" office:value="0.473737">
                <text:p>0.473737</text:p>
              </table:table-cell>
              <table:table-cell office:value-type="float" office:value="0.499181">
                <text:p>0.499181</text:p>
              </table:table-cell>
              <table:table-cell office:value-type="float" office:value="0.508731">
                <text:p>0.508731</text:p>
              </table:table-cell>
              <table:table-cell office:value-type="float" office:value="0.465839">
                <text:p>0.465839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0.447372">
                <text:p>0.447372</text:p>
              </table:table-cell>
              <table:table-cell office:value-type="float" office:value="0.518409">
                <text:p>0.518409</text:p>
              </table:table-cell>
              <table:table-cell office:value-type="float" office:value="0.473715">
                <text:p>0.473715</text:p>
              </table:table-cell>
              <table:table-cell office:value-type="float" office:value="0.499161">
                <text:p>0.499161</text:p>
              </table:table-cell>
              <table:table-cell office:value-type="float" office:value="0.50871">
                <text:p>0.50871</text:p>
              </table:table-cell>
              <table:table-cell office:value-type="float" office:value="0.465823">
                <text:p>0.465823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0.44735">
                <text:p>0.44735</text:p>
              </table:table-cell>
              <table:table-cell office:value-type="float" office:value="0.518394">
                <text:p>0.518394</text:p>
              </table:table-cell>
              <table:table-cell office:value-type="float" office:value="0.473693">
                <text:p>0.473693</text:p>
              </table:table-cell>
              <table:table-cell office:value-type="float" office:value="0.499141">
                <text:p>0.499141</text:p>
              </table:table-cell>
              <table:table-cell office:value-type="float" office:value="0.50869">
                <text:p>0.50869</text:p>
              </table:table-cell>
              <table:table-cell office:value-type="float" office:value="0.465807">
                <text:p>0.465807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0.447329">
                <text:p>0.447329</text:p>
              </table:table-cell>
              <table:table-cell office:value-type="float" office:value="0.518379">
                <text:p>0.518379</text:p>
              </table:table-cell>
              <table:table-cell office:value-type="float" office:value="0.473671">
                <text:p>0.473671</text:p>
              </table:table-cell>
              <table:table-cell office:value-type="float" office:value="0.499121">
                <text:p>0.499121</text:p>
              </table:table-cell>
              <table:table-cell office:value-type="float" office:value="0.508669">
                <text:p>0.508669</text:p>
              </table:table-cell>
              <table:table-cell office:value-type="float" office:value="0.465791">
                <text:p>0.465791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0.447307">
                <text:p>0.447307</text:p>
              </table:table-cell>
              <table:table-cell office:value-type="float" office:value="0.518364">
                <text:p>0.518364</text:p>
              </table:table-cell>
              <table:table-cell office:value-type="float" office:value="0.473649">
                <text:p>0.473649</text:p>
              </table:table-cell>
              <table:table-cell office:value-type="float" office:value="0.4991">
                <text:p>0.4991</text:p>
              </table:table-cell>
              <table:table-cell office:value-type="float" office:value="0.508649">
                <text:p>0.508649</text:p>
              </table:table-cell>
              <table:table-cell office:value-type="float" office:value="0.465775">
                <text:p>0.465775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0.447285">
                <text:p>0.447285</text:p>
              </table:table-cell>
              <table:table-cell office:value-type="float" office:value="0.518349">
                <text:p>0.518349</text:p>
              </table:table-cell>
              <table:table-cell office:value-type="float" office:value="0.473627">
                <text:p>0.473627</text:p>
              </table:table-cell>
              <table:table-cell office:value-type="float" office:value="0.49908">
                <text:p>0.49908</text:p>
              </table:table-cell>
              <table:table-cell office:value-type="float" office:value="0.508628">
                <text:p>0.508628</text:p>
              </table:table-cell>
              <table:table-cell office:value-type="float" office:value="0.465759">
                <text:p>0.465759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0.447264">
                <text:p>0.447264</text:p>
              </table:table-cell>
              <table:table-cell office:value-type="float" office:value="0.518334">
                <text:p>0.518334</text:p>
              </table:table-cell>
              <table:table-cell office:value-type="float" office:value="0.473605">
                <text:p>0.473605</text:p>
              </table:table-cell>
              <table:table-cell office:value-type="float" office:value="0.49906">
                <text:p>0.49906</text:p>
              </table:table-cell>
              <table:table-cell office:value-type="float" office:value="0.508608">
                <text:p>0.508608</text:p>
              </table:table-cell>
              <table:table-cell office:value-type="float" office:value="0.465743">
                <text:p>0.465743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0.447242">
                <text:p>0.447242</text:p>
              </table:table-cell>
              <table:table-cell office:value-type="float" office:value="0.51832">
                <text:p>0.51832</text:p>
              </table:table-cell>
              <table:table-cell office:value-type="float" office:value="0.473583">
                <text:p>0.473583</text:p>
              </table:table-cell>
              <table:table-cell office:value-type="float" office:value="0.49904">
                <text:p>0.49904</text:p>
              </table:table-cell>
              <table:table-cell office:value-type="float" office:value="0.508588">
                <text:p>0.508588</text:p>
              </table:table-cell>
              <table:table-cell office:value-type="float" office:value="0.465727">
                <text:p>0.465727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0.44722">
                <text:p>0.44722</text:p>
              </table:table-cell>
              <table:table-cell office:value-type="float" office:value="0.518305">
                <text:p>0.518305</text:p>
              </table:table-cell>
              <table:table-cell office:value-type="float" office:value="0.473561">
                <text:p>0.473561</text:p>
              </table:table-cell>
              <table:table-cell office:value-type="float" office:value="0.49902">
                <text:p>0.49902</text:p>
              </table:table-cell>
              <table:table-cell office:value-type="float" office:value="0.508567">
                <text:p>0.508567</text:p>
              </table:table-cell>
              <table:table-cell office:value-type="float" office:value="0.465711">
                <text:p>0.465711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0.447199">
                <text:p>0.447199</text:p>
              </table:table-cell>
              <table:table-cell office:value-type="float" office:value="0.51829">
                <text:p>0.51829</text:p>
              </table:table-cell>
              <table:table-cell office:value-type="float" office:value="0.473539">
                <text:p>0.473539</text:p>
              </table:table-cell>
              <table:table-cell office:value-type="float" office:value="0.498999">
                <text:p>0.498999</text:p>
              </table:table-cell>
              <table:table-cell office:value-type="float" office:value="0.508547">
                <text:p>0.508547</text:p>
              </table:table-cell>
              <table:table-cell office:value-type="float" office:value="0.465695">
                <text:p>0.465695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0.447178">
                <text:p>0.447178</text:p>
              </table:table-cell>
              <table:table-cell office:value-type="float" office:value="0.518276">
                <text:p>0.518276</text:p>
              </table:table-cell>
              <table:table-cell office:value-type="float" office:value="0.473518">
                <text:p>0.473518</text:p>
              </table:table-cell>
              <table:table-cell office:value-type="float" office:value="0.498979">
                <text:p>0.498979</text:p>
              </table:table-cell>
              <table:table-cell office:value-type="float" office:value="0.508527">
                <text:p>0.508527</text:p>
              </table:table-cell>
              <table:table-cell office:value-type="float" office:value="0.465679">
                <text:p>0.465679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0.447158">
                <text:p>0.447158</text:p>
              </table:table-cell>
              <table:table-cell office:value-type="float" office:value="0.518262">
                <text:p>0.518262</text:p>
              </table:table-cell>
              <table:table-cell office:value-type="float" office:value="0.473496">
                <text:p>0.473496</text:p>
              </table:table-cell>
              <table:table-cell office:value-type="float" office:value="0.498959">
                <text:p>0.498959</text:p>
              </table:table-cell>
              <table:table-cell office:value-type="float" office:value="0.508507">
                <text:p>0.508507</text:p>
              </table:table-cell>
              <table:table-cell office:value-type="float" office:value="0.465664">
                <text:p>0.465664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0.447209">
                <text:p>0.447209</text:p>
              </table:table-cell>
              <table:table-cell office:value-type="float" office:value="0.518223">
                <text:p>0.518223</text:p>
              </table:table-cell>
              <table:table-cell office:value-type="float" office:value="0.473474">
                <text:p>0.473474</text:p>
              </table:table-cell>
              <table:table-cell office:value-type="float" office:value="0.498939">
                <text:p>0.498939</text:p>
              </table:table-cell>
              <table:table-cell office:value-type="float" office:value="0.508487">
                <text:p>0.508487</text:p>
              </table:table-cell>
              <table:table-cell office:value-type="float" office:value="0.465648">
                <text:p>0.465648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0.447171">
                <text:p>0.447171</text:p>
              </table:table-cell>
              <table:table-cell office:value-type="float" office:value="0.518186">
                <text:p>0.518186</text:p>
              </table:table-cell>
              <table:table-cell office:value-type="float" office:value="0.473452">
                <text:p>0.473452</text:p>
              </table:table-cell>
              <table:table-cell office:value-type="float" office:value="0.498919">
                <text:p>0.498919</text:p>
              </table:table-cell>
              <table:table-cell office:value-type="float" office:value="0.508467">
                <text:p>0.508467</text:p>
              </table:table-cell>
              <table:table-cell office:value-type="float" office:value="0.465633">
                <text:p>0.465633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0.447142">
                <text:p>0.447142</text:p>
              </table:table-cell>
              <table:table-cell office:value-type="float" office:value="0.518153">
                <text:p>0.518153</text:p>
              </table:table-cell>
              <table:table-cell office:value-type="float" office:value="0.473431">
                <text:p>0.473431</text:p>
              </table:table-cell>
              <table:table-cell office:value-type="float" office:value="0.498899">
                <text:p>0.498899</text:p>
              </table:table-cell>
              <table:table-cell office:value-type="float" office:value="0.508447">
                <text:p>0.508447</text:p>
              </table:table-cell>
              <table:table-cell office:value-type="float" office:value="0.465617">
                <text:p>0.465617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0.447121">
                <text:p>0.447121</text:p>
              </table:table-cell>
              <table:table-cell office:value-type="float" office:value="0.518131">
                <text:p>0.518131</text:p>
              </table:table-cell>
              <table:table-cell office:value-type="float" office:value="0.473409">
                <text:p>0.473409</text:p>
              </table:table-cell>
              <table:table-cell office:value-type="float" office:value="0.498879">
                <text:p>0.498879</text:p>
              </table:table-cell>
              <table:table-cell office:value-type="float" office:value="0.508428">
                <text:p>0.508428</text:p>
              </table:table-cell>
              <table:table-cell office:value-type="float" office:value="0.465602">
                <text:p>0.465602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0.447098">
                <text:p>0.447098</text:p>
              </table:table-cell>
              <table:table-cell office:value-type="float" office:value="0.518109">
                <text:p>0.518109</text:p>
              </table:table-cell>
              <table:table-cell office:value-type="float" office:value="0.473387">
                <text:p>0.473387</text:p>
              </table:table-cell>
              <table:table-cell office:value-type="float" office:value="0.498858">
                <text:p>0.498858</text:p>
              </table:table-cell>
              <table:table-cell office:value-type="float" office:value="0.508408">
                <text:p>0.508408</text:p>
              </table:table-cell>
              <table:table-cell office:value-type="float" office:value="0.465586">
                <text:p>0.465586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0.447076">
                <text:p>0.447076</text:p>
              </table:table-cell>
              <table:table-cell office:value-type="float" office:value="0.518089">
                <text:p>0.518089</text:p>
              </table:table-cell>
              <table:table-cell office:value-type="float" office:value="0.473366">
                <text:p>0.473366</text:p>
              </table:table-cell>
              <table:table-cell office:value-type="float" office:value="0.498838">
                <text:p>0.498838</text:p>
              </table:table-cell>
              <table:table-cell office:value-type="float" office:value="0.508388">
                <text:p>0.508388</text:p>
              </table:table-cell>
              <table:table-cell office:value-type="float" office:value="0.465571">
                <text:p>0.465571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0.447056">
                <text:p>0.447056</text:p>
              </table:table-cell>
              <table:table-cell office:value-type="float" office:value="0.518071">
                <text:p>0.518071</text:p>
              </table:table-cell>
              <table:table-cell office:value-type="float" office:value="0.473344">
                <text:p>0.473344</text:p>
              </table:table-cell>
              <table:table-cell office:value-type="float" office:value="0.498818">
                <text:p>0.498818</text:p>
              </table:table-cell>
              <table:table-cell office:value-type="float" office:value="0.508369">
                <text:p>0.508369</text:p>
              </table:table-cell>
              <table:table-cell office:value-type="float" office:value="0.465556">
                <text:p>0.465556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0.447033">
                <text:p>0.447033</text:p>
              </table:table-cell>
              <table:table-cell office:value-type="float" office:value="0.518054">
                <text:p>0.518054</text:p>
              </table:table-cell>
              <table:table-cell office:value-type="float" office:value="0.473322">
                <text:p>0.473322</text:p>
              </table:table-cell>
              <table:table-cell office:value-type="float" office:value="0.498798">
                <text:p>0.498798</text:p>
              </table:table-cell>
              <table:table-cell office:value-type="float" office:value="0.508349">
                <text:p>0.508349</text:p>
              </table:table-cell>
              <table:table-cell office:value-type="float" office:value="0.465541">
                <text:p>0.465541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0.44701">
                <text:p>0.44701</text:p>
              </table:table-cell>
              <table:table-cell office:value-type="float" office:value="0.518036">
                <text:p>0.518036</text:p>
              </table:table-cell>
              <table:table-cell office:value-type="float" office:value="0.473301">
                <text:p>0.473301</text:p>
              </table:table-cell>
              <table:table-cell office:value-type="float" office:value="0.498778">
                <text:p>0.498778</text:p>
              </table:table-cell>
              <table:table-cell office:value-type="float" office:value="0.50833">
                <text:p>0.50833</text:p>
              </table:table-cell>
              <table:table-cell office:value-type="float" office:value="0.465525">
                <text:p>0.465525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0.446982">
                <text:p>0.446982</text:p>
              </table:table-cell>
              <table:table-cell office:value-type="float" office:value="0.51802">
                <text:p>0.51802</text:p>
              </table:table-cell>
              <table:table-cell office:value-type="float" office:value="0.473279">
                <text:p>0.473279</text:p>
              </table:table-cell>
              <table:table-cell office:value-type="float" office:value="0.498758">
                <text:p>0.498758</text:p>
              </table:table-cell>
              <table:table-cell office:value-type="float" office:value="0.50831">
                <text:p>0.50831</text:p>
              </table:table-cell>
              <table:table-cell office:value-type="float" office:value="0.46551">
                <text:p>0.46551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0.44695">
                <text:p>0.44695</text:p>
              </table:table-cell>
              <table:table-cell office:value-type="float" office:value="0.518005">
                <text:p>0.518005</text:p>
              </table:table-cell>
              <table:table-cell office:value-type="float" office:value="0.473259">
                <text:p>0.473259</text:p>
              </table:table-cell>
              <table:table-cell office:value-type="float" office:value="0.49874">
                <text:p>0.49874</text:p>
              </table:table-cell>
              <table:table-cell office:value-type="float" office:value="0.508291">
                <text:p>0.508291</text:p>
              </table:table-cell>
              <table:table-cell office:value-type="float" office:value="0.465495">
                <text:p>0.465495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0.446928">
                <text:p>0.446928</text:p>
              </table:table-cell>
              <table:table-cell office:value-type="float" office:value="0.517987">
                <text:p>0.517987</text:p>
              </table:table-cell>
              <table:table-cell office:value-type="float" office:value="0.473238">
                <text:p>0.473238</text:p>
              </table:table-cell>
              <table:table-cell office:value-type="float" office:value="0.498721">
                <text:p>0.498721</text:p>
              </table:table-cell>
              <table:table-cell office:value-type="float" office:value="0.508271">
                <text:p>0.508271</text:p>
              </table:table-cell>
              <table:table-cell office:value-type="float" office:value="0.46548">
                <text:p>0.46548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0.446911">
                <text:p>0.446911</text:p>
              </table:table-cell>
              <table:table-cell office:value-type="float" office:value="0.517938">
                <text:p>0.517938</text:p>
              </table:table-cell>
              <table:table-cell office:value-type="float" office:value="0.473216">
                <text:p>0.473216</text:p>
              </table:table-cell>
              <table:table-cell office:value-type="float" office:value="0.498702">
                <text:p>0.498702</text:p>
              </table:table-cell>
              <table:table-cell office:value-type="float" office:value="0.508252">
                <text:p>0.508252</text:p>
              </table:table-cell>
              <table:table-cell office:value-type="float" office:value="0.465465">
                <text:p>0.465465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0.446878">
                <text:p>0.446878</text:p>
              </table:table-cell>
              <table:table-cell office:value-type="float" office:value="0.517916">
                <text:p>0.517916</text:p>
              </table:table-cell>
              <table:table-cell office:value-type="float" office:value="0.473195">
                <text:p>0.473195</text:p>
              </table:table-cell>
              <table:table-cell office:value-type="float" office:value="0.498682">
                <text:p>0.498682</text:p>
              </table:table-cell>
              <table:table-cell office:value-type="float" office:value="0.508233">
                <text:p>0.508233</text:p>
              </table:table-cell>
              <table:table-cell office:value-type="float" office:value="0.46545">
                <text:p>0.46545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0.446847">
                <text:p>0.446847</text:p>
              </table:table-cell>
              <table:table-cell office:value-type="float" office:value="0.517896">
                <text:p>0.517896</text:p>
              </table:table-cell>
              <table:table-cell office:value-type="float" office:value="0.473177">
                <text:p>0.473177</text:p>
              </table:table-cell>
              <table:table-cell office:value-type="float" office:value="0.498661">
                <text:p>0.498661</text:p>
              </table:table-cell>
              <table:table-cell office:value-type="float" office:value="0.508214">
                <text:p>0.508214</text:p>
              </table:table-cell>
              <table:table-cell office:value-type="float" office:value="0.465435">
                <text:p>0.465435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0.44682">
                <text:p>0.44682</text:p>
              </table:table-cell>
              <table:table-cell office:value-type="float" office:value="0.517868">
                <text:p>0.517868</text:p>
              </table:table-cell>
              <table:table-cell office:value-type="float" office:value="0.473156">
                <text:p>0.473156</text:p>
              </table:table-cell>
              <table:table-cell office:value-type="float" office:value="0.498641">
                <text:p>0.498641</text:p>
              </table:table-cell>
              <table:table-cell office:value-type="float" office:value="0.508195">
                <text:p>0.508195</text:p>
              </table:table-cell>
              <table:table-cell office:value-type="float" office:value="0.46542">
                <text:p>0.46542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0.446794">
                <text:p>0.446794</text:p>
              </table:table-cell>
              <table:table-cell office:value-type="float" office:value="0.517852">
                <text:p>0.517852</text:p>
              </table:table-cell>
              <table:table-cell office:value-type="float" office:value="0.473135">
                <text:p>0.473135</text:p>
              </table:table-cell>
              <table:table-cell office:value-type="float" office:value="0.498621">
                <text:p>0.498621</text:p>
              </table:table-cell>
              <table:table-cell office:value-type="float" office:value="0.508176">
                <text:p>0.508176</text:p>
              </table:table-cell>
              <table:table-cell office:value-type="float" office:value="0.465406">
                <text:p>0.465406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0.446756">
                <text:p>0.446756</text:p>
              </table:table-cell>
              <table:table-cell office:value-type="float" office:value="0.517838">
                <text:p>0.517838</text:p>
              </table:table-cell>
              <table:table-cell office:value-type="float" office:value="0.473113">
                <text:p>0.473113</text:p>
              </table:table-cell>
              <table:table-cell office:value-type="float" office:value="0.498601">
                <text:p>0.498601</text:p>
              </table:table-cell>
              <table:table-cell office:value-type="float" office:value="0.508157">
                <text:p>0.508157</text:p>
              </table:table-cell>
              <table:table-cell office:value-type="float" office:value="0.465391">
                <text:p>0.465391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0.446768">
                <text:p>0.446768</text:p>
              </table:table-cell>
              <table:table-cell office:value-type="float" office:value="0.51781">
                <text:p>0.51781</text:p>
              </table:table-cell>
              <table:table-cell office:value-type="float" office:value="0.473092">
                <text:p>0.473092</text:p>
              </table:table-cell>
              <table:table-cell office:value-type="float" office:value="0.498581">
                <text:p>0.498581</text:p>
              </table:table-cell>
              <table:table-cell office:value-type="float" office:value="0.508138">
                <text:p>0.508138</text:p>
              </table:table-cell>
              <table:table-cell office:value-type="float" office:value="0.465376">
                <text:p>0.465376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0.446715">
                <text:p>0.446715</text:p>
              </table:table-cell>
              <table:table-cell office:value-type="float" office:value="0.517805">
                <text:p>0.517805</text:p>
              </table:table-cell>
              <table:table-cell office:value-type="float" office:value="0.47307">
                <text:p>0.47307</text:p>
              </table:table-cell>
              <table:table-cell office:value-type="float" office:value="0.498562">
                <text:p>0.498562</text:p>
              </table:table-cell>
              <table:table-cell office:value-type="float" office:value="0.508119">
                <text:p>0.508119</text:p>
              </table:table-cell>
              <table:table-cell office:value-type="float" office:value="0.465362">
                <text:p>0.465362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0.446719">
                <text:p>0.446719</text:p>
              </table:table-cell>
              <table:table-cell office:value-type="float" office:value="0.517781">
                <text:p>0.517781</text:p>
              </table:table-cell>
              <table:table-cell office:value-type="float" office:value="0.473049">
                <text:p>0.473049</text:p>
              </table:table-cell>
              <table:table-cell office:value-type="float" office:value="0.498542">
                <text:p>0.498542</text:p>
              </table:table-cell>
              <table:table-cell office:value-type="float" office:value="0.5081">
                <text:p>0.5081</text:p>
              </table:table-cell>
              <table:table-cell office:value-type="float" office:value="0.465347">
                <text:p>0.465347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0.446699">
                <text:p>0.446699</text:p>
              </table:table-cell>
              <table:table-cell office:value-type="float" office:value="0.517769">
                <text:p>0.517769</text:p>
              </table:table-cell>
              <table:table-cell office:value-type="float" office:value="0.473027">
                <text:p>0.473027</text:p>
              </table:table-cell>
              <table:table-cell office:value-type="float" office:value="0.498523">
                <text:p>0.498523</text:p>
              </table:table-cell>
              <table:table-cell office:value-type="float" office:value="0.508081">
                <text:p>0.508081</text:p>
              </table:table-cell>
              <table:table-cell office:value-type="float" office:value="0.465332">
                <text:p>0.465332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0.446678">
                <text:p>0.446678</text:p>
              </table:table-cell>
              <table:table-cell office:value-type="float" office:value="0.517755">
                <text:p>0.517755</text:p>
              </table:table-cell>
              <table:table-cell office:value-type="float" office:value="0.473006">
                <text:p>0.473006</text:p>
              </table:table-cell>
              <table:table-cell office:value-type="float" office:value="0.498503">
                <text:p>0.498503</text:p>
              </table:table-cell>
              <table:table-cell office:value-type="float" office:value="0.508063">
                <text:p>0.508063</text:p>
              </table:table-cell>
              <table:table-cell office:value-type="float" office:value="0.465318">
                <text:p>0.465318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0.446655">
                <text:p>0.446655</text:p>
              </table:table-cell>
              <table:table-cell office:value-type="float" office:value="0.517742">
                <text:p>0.517742</text:p>
              </table:table-cell>
              <table:table-cell office:value-type="float" office:value="0.472985">
                <text:p>0.472985</text:p>
              </table:table-cell>
              <table:table-cell office:value-type="float" office:value="0.498484">
                <text:p>0.498484</text:p>
              </table:table-cell>
              <table:table-cell office:value-type="float" office:value="0.508044">
                <text:p>0.508044</text:p>
              </table:table-cell>
              <table:table-cell office:value-type="float" office:value="0.465303">
                <text:p>0.465303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0.446633">
                <text:p>0.446633</text:p>
              </table:table-cell>
              <table:table-cell office:value-type="float" office:value="0.51773">
                <text:p>0.51773</text:p>
              </table:table-cell>
              <table:table-cell office:value-type="float" office:value="0.472963">
                <text:p>0.472963</text:p>
              </table:table-cell>
              <table:table-cell office:value-type="float" office:value="0.498464">
                <text:p>0.498464</text:p>
              </table:table-cell>
              <table:table-cell office:value-type="float" office:value="0.508026">
                <text:p>0.508026</text:p>
              </table:table-cell>
              <table:table-cell office:value-type="float" office:value="0.465289">
                <text:p>0.465289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0.44661">
                <text:p>0.44661</text:p>
              </table:table-cell>
              <table:table-cell office:value-type="float" office:value="0.517718">
                <text:p>0.517718</text:p>
              </table:table-cell>
              <table:table-cell office:value-type="float" office:value="0.472942">
                <text:p>0.472942</text:p>
              </table:table-cell>
              <table:table-cell office:value-type="float" office:value="0.498445">
                <text:p>0.498445</text:p>
              </table:table-cell>
              <table:table-cell office:value-type="float" office:value="0.508007">
                <text:p>0.508007</text:p>
              </table:table-cell>
              <table:table-cell office:value-type="float" office:value="0.465274">
                <text:p>0.465274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0.446588">
                <text:p>0.446588</text:p>
              </table:table-cell>
              <table:table-cell office:value-type="float" office:value="0.517706">
                <text:p>0.517706</text:p>
              </table:table-cell>
              <table:table-cell office:value-type="float" office:value="0.472921">
                <text:p>0.472921</text:p>
              </table:table-cell>
              <table:table-cell office:value-type="float" office:value="0.498425">
                <text:p>0.498425</text:p>
              </table:table-cell>
              <table:table-cell office:value-type="float" office:value="0.507989">
                <text:p>0.507989</text:p>
              </table:table-cell>
              <table:table-cell office:value-type="float" office:value="0.46526">
                <text:p>0.46526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0.446565">
                <text:p>0.446565</text:p>
              </table:table-cell>
              <table:table-cell office:value-type="float" office:value="0.517694">
                <text:p>0.517694</text:p>
              </table:table-cell>
              <table:table-cell office:value-type="float" office:value="0.472899">
                <text:p>0.472899</text:p>
              </table:table-cell>
              <table:table-cell office:value-type="float" office:value="0.498406">
                <text:p>0.498406</text:p>
              </table:table-cell>
              <table:table-cell office:value-type="float" office:value="0.50797">
                <text:p>0.50797</text:p>
              </table:table-cell>
              <table:table-cell office:value-type="float" office:value="0.465246">
                <text:p>0.465246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0.446543">
                <text:p>0.446543</text:p>
              </table:table-cell>
              <table:table-cell office:value-type="float" office:value="0.517683">
                <text:p>0.517683</text:p>
              </table:table-cell>
              <table:table-cell office:value-type="float" office:value="0.472878">
                <text:p>0.472878</text:p>
              </table:table-cell>
              <table:table-cell office:value-type="float" office:value="0.498387">
                <text:p>0.498387</text:p>
              </table:table-cell>
              <table:table-cell office:value-type="float" office:value="0.507952">
                <text:p>0.507952</text:p>
              </table:table-cell>
              <table:table-cell office:value-type="float" office:value="0.465231">
                <text:p>0.465231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0.446524">
                <text:p>0.446524</text:p>
              </table:table-cell>
              <table:table-cell office:value-type="float" office:value="0.517671">
                <text:p>0.517671</text:p>
              </table:table-cell>
              <table:table-cell office:value-type="float" office:value="0.472857">
                <text:p>0.472857</text:p>
              </table:table-cell>
              <table:table-cell office:value-type="float" office:value="0.498367">
                <text:p>0.498367</text:p>
              </table:table-cell>
              <table:table-cell office:value-type="float" office:value="0.507934">
                <text:p>0.507934</text:p>
              </table:table-cell>
              <table:table-cell office:value-type="float" office:value="0.465217">
                <text:p>0.465217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0.446496">
                <text:p>0.446496</text:p>
              </table:table-cell>
              <table:table-cell office:value-type="float" office:value="0.517657">
                <text:p>0.517657</text:p>
              </table:table-cell>
              <table:table-cell office:value-type="float" office:value="0.472835">
                <text:p>0.472835</text:p>
              </table:table-cell>
              <table:table-cell office:value-type="float" office:value="0.498348">
                <text:p>0.498348</text:p>
              </table:table-cell>
              <table:table-cell office:value-type="float" office:value="0.507916">
                <text:p>0.507916</text:p>
              </table:table-cell>
              <table:table-cell office:value-type="float" office:value="0.465203">
                <text:p>0.465203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0.44647">
                <text:p>0.44647</text:p>
              </table:table-cell>
              <table:table-cell office:value-type="float" office:value="0.517642">
                <text:p>0.517642</text:p>
              </table:table-cell>
              <table:table-cell office:value-type="float" office:value="0.472814">
                <text:p>0.472814</text:p>
              </table:table-cell>
              <table:table-cell office:value-type="float" office:value="0.498329">
                <text:p>0.498329</text:p>
              </table:table-cell>
              <table:table-cell office:value-type="float" office:value="0.507897">
                <text:p>0.507897</text:p>
              </table:table-cell>
              <table:table-cell office:value-type="float" office:value="0.465189">
                <text:p>0.465189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0.446449">
                <text:p>0.446449</text:p>
              </table:table-cell>
              <table:table-cell office:value-type="float" office:value="0.517628">
                <text:p>0.517628</text:p>
              </table:table-cell>
              <table:table-cell office:value-type="float" office:value="0.472793">
                <text:p>0.472793</text:p>
              </table:table-cell>
              <table:table-cell office:value-type="float" office:value="0.498311">
                <text:p>0.498311</text:p>
              </table:table-cell>
              <table:table-cell office:value-type="float" office:value="0.507879">
                <text:p>0.507879</text:p>
              </table:table-cell>
              <table:table-cell office:value-type="float" office:value="0.465175">
                <text:p>0.465175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0.446426">
                <text:p>0.446426</text:p>
              </table:table-cell>
              <table:table-cell office:value-type="float" office:value="0.517615">
                <text:p>0.517615</text:p>
              </table:table-cell>
              <table:table-cell office:value-type="float" office:value="0.472771">
                <text:p>0.472771</text:p>
              </table:table-cell>
              <table:table-cell office:value-type="float" office:value="0.498291">
                <text:p>0.498291</text:p>
              </table:table-cell>
              <table:table-cell office:value-type="float" office:value="0.507861">
                <text:p>0.507861</text:p>
              </table:table-cell>
              <table:table-cell office:value-type="float" office:value="0.465161">
                <text:p>0.465161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0.446404">
                <text:p>0.446404</text:p>
              </table:table-cell>
              <table:table-cell office:value-type="float" office:value="0.517603">
                <text:p>0.517603</text:p>
              </table:table-cell>
              <table:table-cell office:value-type="float" office:value="0.47275">
                <text:p>0.47275</text:p>
              </table:table-cell>
              <table:table-cell office:value-type="float" office:value="0.498272">
                <text:p>0.498272</text:p>
              </table:table-cell>
              <table:table-cell office:value-type="float" office:value="0.507843">
                <text:p>0.507843</text:p>
              </table:table-cell>
              <table:table-cell office:value-type="float" office:value="0.465147">
                <text:p>0.465147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0.446376">
                <text:p>0.446376</text:p>
              </table:table-cell>
              <table:table-cell office:value-type="float" office:value="0.517591">
                <text:p>0.517591</text:p>
              </table:table-cell>
              <table:table-cell office:value-type="float" office:value="0.472729">
                <text:p>0.472729</text:p>
              </table:table-cell>
              <table:table-cell office:value-type="float" office:value="0.498253">
                <text:p>0.498253</text:p>
              </table:table-cell>
              <table:table-cell office:value-type="float" office:value="0.507825">
                <text:p>0.507825</text:p>
              </table:table-cell>
              <table:table-cell office:value-type="float" office:value="0.465133">
                <text:p>0.465133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0.446364">
                <text:p>0.446364</text:p>
              </table:table-cell>
              <table:table-cell office:value-type="float" office:value="0.517586">
                <text:p>0.517586</text:p>
              </table:table-cell>
              <table:table-cell office:value-type="float" office:value="0.472708">
                <text:p>0.472708</text:p>
              </table:table-cell>
              <table:table-cell office:value-type="float" office:value="0.498234">
                <text:p>0.498234</text:p>
              </table:table-cell>
              <table:table-cell office:value-type="float" office:value="0.507807">
                <text:p>0.507807</text:p>
              </table:table-cell>
              <table:table-cell office:value-type="float" office:value="0.465119">
                <text:p>0.465119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0.446342">
                <text:p>0.446342</text:p>
              </table:table-cell>
              <table:table-cell office:value-type="float" office:value="0.517578">
                <text:p>0.517578</text:p>
              </table:table-cell>
              <table:table-cell office:value-type="float" office:value="0.472686">
                <text:p>0.472686</text:p>
              </table:table-cell>
              <table:table-cell office:value-type="float" office:value="0.498215">
                <text:p>0.498215</text:p>
              </table:table-cell>
              <table:table-cell office:value-type="float" office:value="0.507789">
                <text:p>0.507789</text:p>
              </table:table-cell>
              <table:table-cell office:value-type="float" office:value="0.465105">
                <text:p>0.465105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0.44632">
                <text:p>0.44632</text:p>
              </table:table-cell>
              <table:table-cell office:value-type="float" office:value="0.51757">
                <text:p>0.51757</text:p>
              </table:table-cell>
              <table:table-cell office:value-type="float" office:value="0.472665">
                <text:p>0.472665</text:p>
              </table:table-cell>
              <table:table-cell office:value-type="float" office:value="0.498195">
                <text:p>0.498195</text:p>
              </table:table-cell>
              <table:table-cell office:value-type="float" office:value="0.507772">
                <text:p>0.507772</text:p>
              </table:table-cell>
              <table:table-cell office:value-type="float" office:value="0.465091">
                <text:p>0.465091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0.446298">
                <text:p>0.446298</text:p>
              </table:table-cell>
              <table:table-cell office:value-type="float" office:value="0.517561">
                <text:p>0.517561</text:p>
              </table:table-cell>
              <table:table-cell office:value-type="float" office:value="0.472644">
                <text:p>0.472644</text:p>
              </table:table-cell>
              <table:table-cell office:value-type="float" office:value="0.498177">
                <text:p>0.498177</text:p>
              </table:table-cell>
              <table:table-cell office:value-type="float" office:value="0.507752">
                <text:p>0.507752</text:p>
              </table:table-cell>
              <table:table-cell office:value-type="float" office:value="0.465077">
                <text:p>0.465077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0.446276">
                <text:p>0.446276</text:p>
              </table:table-cell>
              <table:table-cell office:value-type="float" office:value="0.517551">
                <text:p>0.517551</text:p>
              </table:table-cell>
              <table:table-cell office:value-type="float" office:value="0.472623">
                <text:p>0.472623</text:p>
              </table:table-cell>
              <table:table-cell office:value-type="float" office:value="0.498157">
                <text:p>0.498157</text:p>
              </table:table-cell>
              <table:table-cell office:value-type="float" office:value="0.507736">
                <text:p>0.507736</text:p>
              </table:table-cell>
              <table:table-cell office:value-type="float" office:value="0.465063">
                <text:p>0.465063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0.446254">
                <text:p>0.446254</text:p>
              </table:table-cell>
              <table:table-cell office:value-type="float" office:value="0.51754">
                <text:p>0.51754</text:p>
              </table:table-cell>
              <table:table-cell office:value-type="float" office:value="0.472602">
                <text:p>0.472602</text:p>
              </table:table-cell>
              <table:table-cell office:value-type="float" office:value="0.498137">
                <text:p>0.498137</text:p>
              </table:table-cell>
              <table:table-cell office:value-type="float" office:value="0.507718">
                <text:p>0.507718</text:p>
              </table:table-cell>
              <table:table-cell office:value-type="float" office:value="0.46505">
                <text:p>0.46505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0.446232">
                <text:p>0.446232</text:p>
              </table:table-cell>
              <table:table-cell office:value-type="float" office:value="0.517529">
                <text:p>0.517529</text:p>
              </table:table-cell>
              <table:table-cell office:value-type="float" office:value="0.472581">
                <text:p>0.472581</text:p>
              </table:table-cell>
              <table:table-cell office:value-type="float" office:value="0.498119">
                <text:p>0.498119</text:p>
              </table:table-cell>
              <table:table-cell office:value-type="float" office:value="0.507698">
                <text:p>0.507698</text:p>
              </table:table-cell>
              <table:table-cell office:value-type="float" office:value="0.465036">
                <text:p>0.465036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0.44621">
                <text:p>0.44621</text:p>
              </table:table-cell>
              <table:table-cell office:value-type="float" office:value="0.517518">
                <text:p>0.517518</text:p>
              </table:table-cell>
              <table:table-cell office:value-type="float" office:value="0.472559">
                <text:p>0.472559</text:p>
              </table:table-cell>
              <table:table-cell office:value-type="float" office:value="0.498099">
                <text:p>0.498099</text:p>
              </table:table-cell>
              <table:table-cell office:value-type="float" office:value="0.507683">
                <text:p>0.507683</text:p>
              </table:table-cell>
              <table:table-cell office:value-type="float" office:value="0.465023">
                <text:p>0.465023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0.446156">
                <text:p>0.446156</text:p>
              </table:table-cell>
              <table:table-cell office:value-type="float" office:value="0.517512">
                <text:p>0.517512</text:p>
              </table:table-cell>
              <table:table-cell office:value-type="float" office:value="0.472538">
                <text:p>0.472538</text:p>
              </table:table-cell>
              <table:table-cell office:value-type="float" office:value="0.498081">
                <text:p>0.498081</text:p>
              </table:table-cell>
              <table:table-cell office:value-type="float" office:value="0.507666">
                <text:p>0.507666</text:p>
              </table:table-cell>
              <table:table-cell office:value-type="float" office:value="0.465009">
                <text:p>0.465009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0.446143">
                <text:p>0.446143</text:p>
              </table:table-cell>
              <table:table-cell office:value-type="float" office:value="0.517488">
                <text:p>0.517488</text:p>
              </table:table-cell>
              <table:table-cell office:value-type="float" office:value="0.472517">
                <text:p>0.472517</text:p>
              </table:table-cell>
              <table:table-cell office:value-type="float" office:value="0.498061">
                <text:p>0.498061</text:p>
              </table:table-cell>
              <table:table-cell office:value-type="float" office:value="0.507648">
                <text:p>0.507648</text:p>
              </table:table-cell>
              <table:table-cell office:value-type="float" office:value="0.464996">
                <text:p>0.464996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0.446125">
                <text:p>0.446125</text:p>
              </table:table-cell>
              <table:table-cell office:value-type="float" office:value="0.517472">
                <text:p>0.517472</text:p>
              </table:table-cell>
              <table:table-cell office:value-type="float" office:value="0.472496">
                <text:p>0.472496</text:p>
              </table:table-cell>
              <table:table-cell office:value-type="float" office:value="0.498043">
                <text:p>0.498043</text:p>
              </table:table-cell>
              <table:table-cell office:value-type="float" office:value="0.507631">
                <text:p>0.507631</text:p>
              </table:table-cell>
              <table:table-cell office:value-type="float" office:value="0.464982">
                <text:p>0.464982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0.446104">
                <text:p>0.446104</text:p>
              </table:table-cell>
              <table:table-cell office:value-type="float" office:value="0.517457">
                <text:p>0.517457</text:p>
              </table:table-cell>
              <table:table-cell office:value-type="float" office:value="0.472475">
                <text:p>0.472475</text:p>
              </table:table-cell>
              <table:table-cell office:value-type="float" office:value="0.498023">
                <text:p>0.498023</text:p>
              </table:table-cell>
              <table:table-cell office:value-type="float" office:value="0.507611">
                <text:p>0.507611</text:p>
              </table:table-cell>
              <table:table-cell office:value-type="float" office:value="0.464969">
                <text:p>0.464969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0.446082">
                <text:p>0.446082</text:p>
              </table:table-cell>
              <table:table-cell office:value-type="float" office:value="0.517444">
                <text:p>0.517444</text:p>
              </table:table-cell>
              <table:table-cell office:value-type="float" office:value="0.472454">
                <text:p>0.472454</text:p>
              </table:table-cell>
              <table:table-cell office:value-type="float" office:value="0.498004">
                <text:p>0.498004</text:p>
              </table:table-cell>
              <table:table-cell office:value-type="float" office:value="0.507596">
                <text:p>0.507596</text:p>
              </table:table-cell>
              <table:table-cell office:value-type="float" office:value="0.464956">
                <text:p>0.464956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0.446063">
                <text:p>0.446063</text:p>
              </table:table-cell>
              <table:table-cell office:value-type="float" office:value="0.517427">
                <text:p>0.517427</text:p>
              </table:table-cell>
              <table:table-cell office:value-type="float" office:value="0.472433">
                <text:p>0.472433</text:p>
              </table:table-cell>
              <table:table-cell office:value-type="float" office:value="0.497986">
                <text:p>0.497986</text:p>
              </table:table-cell>
              <table:table-cell office:value-type="float" office:value="0.507579">
                <text:p>0.507579</text:p>
              </table:table-cell>
              <table:table-cell office:value-type="float" office:value="0.464943">
                <text:p>0.464943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0.446026">
                <text:p>0.446026</text:p>
              </table:table-cell>
              <table:table-cell office:value-type="float" office:value="0.517429">
                <text:p>0.517429</text:p>
              </table:table-cell>
              <table:table-cell office:value-type="float" office:value="0.472407">
                <text:p>0.472407</text:p>
              </table:table-cell>
              <table:table-cell office:value-type="float" office:value="0.49797">
                <text:p>0.49797</text:p>
              </table:table-cell>
              <table:table-cell office:value-type="float" office:value="0.507561">
                <text:p>0.507561</text:p>
              </table:table-cell>
              <table:table-cell office:value-type="float" office:value="0.464929">
                <text:p>0.464929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0.44602">
                <text:p>0.44602</text:p>
              </table:table-cell>
              <table:table-cell office:value-type="float" office:value="0.517409">
                <text:p>0.517409</text:p>
              </table:table-cell>
              <table:table-cell office:value-type="float" office:value="0.472386">
                <text:p>0.472386</text:p>
              </table:table-cell>
              <table:table-cell office:value-type="float" office:value="0.497952">
                <text:p>0.497952</text:p>
              </table:table-cell>
              <table:table-cell office:value-type="float" office:value="0.507544">
                <text:p>0.507544</text:p>
              </table:table-cell>
              <table:table-cell office:value-type="float" office:value="0.464916">
                <text:p>0.464916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0.445982">
                <text:p>0.445982</text:p>
              </table:table-cell>
              <table:table-cell office:value-type="float" office:value="0.517409">
                <text:p>0.517409</text:p>
              </table:table-cell>
              <table:table-cell office:value-type="float" office:value="0.472365">
                <text:p>0.472365</text:p>
              </table:table-cell>
              <table:table-cell office:value-type="float" office:value="0.497933">
                <text:p>0.497933</text:p>
              </table:table-cell>
              <table:table-cell office:value-type="float" office:value="0.507527">
                <text:p>0.507527</text:p>
              </table:table-cell>
              <table:table-cell office:value-type="float" office:value="0.464903">
                <text:p>0.464903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0.445952">
                <text:p>0.445952</text:p>
              </table:table-cell>
              <table:table-cell office:value-type="float" office:value="0.517467">
                <text:p>0.517467</text:p>
              </table:table-cell>
              <table:table-cell office:value-type="float" office:value="0.472344">
                <text:p>0.472344</text:p>
              </table:table-cell>
              <table:table-cell office:value-type="float" office:value="0.497914">
                <text:p>0.497914</text:p>
              </table:table-cell>
              <table:table-cell office:value-type="float" office:value="0.507508">
                <text:p>0.507508</text:p>
              </table:table-cell>
              <table:table-cell office:value-type="float" office:value="0.46489">
                <text:p>0.46489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0.44596">
                <text:p>0.44596</text:p>
              </table:table-cell>
              <table:table-cell office:value-type="float" office:value="0.517441">
                <text:p>0.517441</text:p>
              </table:table-cell>
              <table:table-cell office:value-type="float" office:value="0.472323">
                <text:p>0.472323</text:p>
              </table:table-cell>
              <table:table-cell office:value-type="float" office:value="0.497895">
                <text:p>0.497895</text:p>
              </table:table-cell>
              <table:table-cell office:value-type="float" office:value="0.507493">
                <text:p>0.507493</text:p>
              </table:table-cell>
              <table:table-cell office:value-type="float" office:value="0.464877">
                <text:p>0.464877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0.445924">
                <text:p>0.445924</text:p>
              </table:table-cell>
              <table:table-cell office:value-type="float" office:value="0.517436">
                <text:p>0.517436</text:p>
              </table:table-cell>
              <table:table-cell office:value-type="float" office:value="0.472302">
                <text:p>0.472302</text:p>
              </table:table-cell>
              <table:table-cell office:value-type="float" office:value="0.497877">
                <text:p>0.497877</text:p>
              </table:table-cell>
              <table:table-cell office:value-type="float" office:value="0.507476">
                <text:p>0.507476</text:p>
              </table:table-cell>
              <table:table-cell office:value-type="float" office:value="0.464864">
                <text:p>0.464864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0.445918">
                <text:p>0.445918</text:p>
              </table:table-cell>
              <table:table-cell office:value-type="float" office:value="0.517412">
                <text:p>0.517412</text:p>
              </table:table-cell>
              <table:table-cell office:value-type="float" office:value="0.472281">
                <text:p>0.472281</text:p>
              </table:table-cell>
              <table:table-cell office:value-type="float" office:value="0.497858">
                <text:p>0.497858</text:p>
              </table:table-cell>
              <table:table-cell office:value-type="float" office:value="0.507459">
                <text:p>0.507459</text:p>
              </table:table-cell>
              <table:table-cell office:value-type="float" office:value="0.464851">
                <text:p>0.464851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0.445876">
                <text:p>0.445876</text:p>
              </table:table-cell>
              <table:table-cell office:value-type="float" office:value="0.517409">
                <text:p>0.517409</text:p>
              </table:table-cell>
              <table:table-cell office:value-type="float" office:value="0.47226">
                <text:p>0.47226</text:p>
              </table:table-cell>
              <table:table-cell office:value-type="float" office:value="0.497839">
                <text:p>0.497839</text:p>
              </table:table-cell>
              <table:table-cell office:value-type="float" office:value="0.507442">
                <text:p>0.507442</text:p>
              </table:table-cell>
              <table:table-cell office:value-type="float" office:value="0.464838">
                <text:p>0.464838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0.445841">
                <text:p>0.445841</text:p>
              </table:table-cell>
              <table:table-cell office:value-type="float" office:value="0.5174">
                <text:p>0.5174</text:p>
              </table:table-cell>
              <table:table-cell office:value-type="float" office:value="0.472239">
                <text:p>0.472239</text:p>
              </table:table-cell>
              <table:table-cell office:value-type="float" office:value="0.49782">
                <text:p>0.49782</text:p>
              </table:table-cell>
              <table:table-cell office:value-type="float" office:value="0.507423">
                <text:p>0.507423</text:p>
              </table:table-cell>
              <table:table-cell office:value-type="float" office:value="0.464825">
                <text:p>0.464825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0.445848">
                <text:p>0.445848</text:p>
              </table:table-cell>
              <table:table-cell office:value-type="float" office:value="0.517376">
                <text:p>0.517376</text:p>
              </table:table-cell>
              <table:table-cell office:value-type="float" office:value="0.472218">
                <text:p>0.472218</text:p>
              </table:table-cell>
              <table:table-cell office:value-type="float" office:value="0.497801">
                <text:p>0.497801</text:p>
              </table:table-cell>
              <table:table-cell office:value-type="float" office:value="0.507409">
                <text:p>0.507409</text:p>
              </table:table-cell>
              <table:table-cell office:value-type="float" office:value="0.464812">
                <text:p>0.464812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0.445813">
                <text:p>0.445813</text:p>
              </table:table-cell>
              <table:table-cell office:value-type="float" office:value="0.517373">
                <text:p>0.517373</text:p>
              </table:table-cell>
              <table:table-cell office:value-type="float" office:value="0.472197">
                <text:p>0.472197</text:p>
              </table:table-cell>
              <table:table-cell office:value-type="float" office:value="0.497782">
                <text:p>0.497782</text:p>
              </table:table-cell>
              <table:table-cell office:value-type="float" office:value="0.507392">
                <text:p>0.507392</text:p>
              </table:table-cell>
              <table:table-cell office:value-type="float" office:value="0.464799">
                <text:p>0.464799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0.445773">
                <text:p>0.445773</text:p>
              </table:table-cell>
              <table:table-cell office:value-type="float" office:value="0.51736">
                <text:p>0.51736</text:p>
              </table:table-cell>
              <table:table-cell office:value-type="float" office:value="0.472176">
                <text:p>0.472176</text:p>
              </table:table-cell>
              <table:table-cell office:value-type="float" office:value="0.497763">
                <text:p>0.497763</text:p>
              </table:table-cell>
              <table:table-cell office:value-type="float" office:value="0.507375">
                <text:p>0.507375</text:p>
              </table:table-cell>
              <table:table-cell office:value-type="float" office:value="0.464787">
                <text:p>0.464787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0.445777">
                <text:p>0.445777</text:p>
              </table:table-cell>
              <table:table-cell office:value-type="float" office:value="0.517333">
                <text:p>0.517333</text:p>
              </table:table-cell>
              <table:table-cell office:value-type="float" office:value="0.472155">
                <text:p>0.472155</text:p>
              </table:table-cell>
              <table:table-cell office:value-type="float" office:value="0.497744">
                <text:p>0.497744</text:p>
              </table:table-cell>
              <table:table-cell office:value-type="float" office:value="0.507356">
                <text:p>0.507356</text:p>
              </table:table-cell>
              <table:table-cell office:value-type="float" office:value="0.464774">
                <text:p>0.464774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0.445733">
                <text:p>0.445733</text:p>
              </table:table-cell>
              <table:table-cell office:value-type="float" office:value="0.517328">
                <text:p>0.517328</text:p>
              </table:table-cell>
              <table:table-cell office:value-type="float" office:value="0.47213">
                <text:p>0.47213</text:p>
              </table:table-cell>
              <table:table-cell office:value-type="float" office:value="0.497721">
                <text:p>0.497721</text:p>
              </table:table-cell>
              <table:table-cell office:value-type="float" office:value="0.507342">
                <text:p>0.507342</text:p>
              </table:table-cell>
              <table:table-cell office:value-type="float" office:value="0.464761">
                <text:p>0.464761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0.445736">
                <text:p>0.445736</text:p>
              </table:table-cell>
              <table:table-cell office:value-type="float" office:value="0.517304">
                <text:p>0.517304</text:p>
              </table:table-cell>
              <table:table-cell office:value-type="float" office:value="0.472113">
                <text:p>0.472113</text:p>
              </table:table-cell>
              <table:table-cell office:value-type="float" office:value="0.497704">
                <text:p>0.497704</text:p>
              </table:table-cell>
              <table:table-cell office:value-type="float" office:value="0.507326">
                <text:p>0.507326</text:p>
              </table:table-cell>
              <table:table-cell office:value-type="float" office:value="0.464749">
                <text:p>0.464749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0.44569">
                <text:p>0.44569</text:p>
              </table:table-cell>
              <table:table-cell office:value-type="float" office:value="0.517299">
                <text:p>0.517299</text:p>
              </table:table-cell>
              <table:table-cell office:value-type="float" office:value="0.472092">
                <text:p>0.472092</text:p>
              </table:table-cell>
              <table:table-cell office:value-type="float" office:value="0.497686">
                <text:p>0.497686</text:p>
              </table:table-cell>
              <table:table-cell office:value-type="float" office:value="0.507309">
                <text:p>0.507309</text:p>
              </table:table-cell>
              <table:table-cell office:value-type="float" office:value="0.464736">
                <text:p>0.464736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0.445693">
                <text:p>0.445693</text:p>
              </table:table-cell>
              <table:table-cell office:value-type="float" office:value="0.517276">
                <text:p>0.517276</text:p>
              </table:table-cell>
              <table:table-cell office:value-type="float" office:value="0.472071">
                <text:p>0.472071</text:p>
              </table:table-cell>
              <table:table-cell office:value-type="float" office:value="0.497667">
                <text:p>0.497667</text:p>
              </table:table-cell>
              <table:table-cell office:value-type="float" office:value="0.507293">
                <text:p>0.507293</text:p>
              </table:table-cell>
              <table:table-cell office:value-type="float" office:value="0.464723">
                <text:p>0.464723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0.445673">
                <text:p>0.445673</text:p>
              </table:table-cell>
              <table:table-cell office:value-type="float" office:value="0.517297">
                <text:p>0.517297</text:p>
              </table:table-cell>
              <table:table-cell office:value-type="float" office:value="0.472046">
                <text:p>0.472046</text:p>
              </table:table-cell>
              <table:table-cell office:value-type="float" office:value="0.497645">
                <text:p>0.497645</text:p>
              </table:table-cell>
              <table:table-cell office:value-type="float" office:value="0.507274">
                <text:p>0.507274</text:p>
              </table:table-cell>
              <table:table-cell office:value-type="float" office:value="0.464711">
                <text:p>0.464711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0.445652">
                <text:p>0.445652</text:p>
              </table:table-cell>
              <table:table-cell office:value-type="float" office:value="0.517296">
                <text:p>0.517296</text:p>
              </table:table-cell>
              <table:table-cell office:value-type="float" office:value="0.47203">
                <text:p>0.47203</text:p>
              </table:table-cell>
              <table:table-cell office:value-type="float" office:value="0.497628">
                <text:p>0.497628</text:p>
              </table:table-cell>
              <table:table-cell office:value-type="float" office:value="0.50726">
                <text:p>0.50726</text:p>
              </table:table-cell>
              <table:table-cell office:value-type="float" office:value="0.464698">
                <text:p>0.464698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0.44563">
                <text:p>0.44563</text:p>
              </table:table-cell>
              <table:table-cell office:value-type="float" office:value="0.51729">
                <text:p>0.51729</text:p>
              </table:table-cell>
              <table:table-cell office:value-type="float" office:value="0.472009">
                <text:p>0.472009</text:p>
              </table:table-cell>
              <table:table-cell office:value-type="float" office:value="0.49761">
                <text:p>0.49761</text:p>
              </table:table-cell>
              <table:table-cell office:value-type="float" office:value="0.507244">
                <text:p>0.507244</text:p>
              </table:table-cell>
              <table:table-cell office:value-type="float" office:value="0.464686">
                <text:p>0.464686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0.445608">
                <text:p>0.445608</text:p>
              </table:table-cell>
              <table:table-cell office:value-type="float" office:value="0.517282">
                <text:p>0.517282</text:p>
              </table:table-cell>
              <table:table-cell office:value-type="float" office:value="0.471988">
                <text:p>0.471988</text:p>
              </table:table-cell>
              <table:table-cell office:value-type="float" office:value="0.497592">
                <text:p>0.497592</text:p>
              </table:table-cell>
              <table:table-cell office:value-type="float" office:value="0.507227">
                <text:p>0.507227</text:p>
              </table:table-cell>
              <table:table-cell office:value-type="float" office:value="0.464673">
                <text:p>0.464673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0.445616">
                <text:p>0.445616</text:p>
              </table:table-cell>
              <table:table-cell office:value-type="float" office:value="0.51726">
                <text:p>0.51726</text:p>
              </table:table-cell>
              <table:table-cell office:value-type="float" office:value="0.471963">
                <text:p>0.471963</text:p>
              </table:table-cell>
              <table:table-cell office:value-type="float" office:value="0.497569">
                <text:p>0.497569</text:p>
              </table:table-cell>
              <table:table-cell office:value-type="float" office:value="0.507209">
                <text:p>0.507209</text:p>
              </table:table-cell>
              <table:table-cell office:value-type="float" office:value="0.464661">
                <text:p>0.464661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0.445572">
                <text:p>0.445572</text:p>
              </table:table-cell>
              <table:table-cell office:value-type="float" office:value="0.517258">
                <text:p>0.517258</text:p>
              </table:table-cell>
              <table:table-cell office:value-type="float" office:value="0.471947">
                <text:p>0.471947</text:p>
              </table:table-cell>
              <table:table-cell office:value-type="float" office:value="0.497552">
                <text:p>0.497552</text:p>
              </table:table-cell>
              <table:table-cell office:value-type="float" office:value="0.507195">
                <text:p>0.507195</text:p>
              </table:table-cell>
              <table:table-cell office:value-type="float" office:value="0.464649">
                <text:p>0.464649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0.445546">
                <text:p>0.445546</text:p>
              </table:table-cell>
              <table:table-cell office:value-type="float" office:value="0.517248">
                <text:p>0.517248</text:p>
              </table:table-cell>
              <table:table-cell office:value-type="float" office:value="0.471926">
                <text:p>0.471926</text:p>
              </table:table-cell>
              <table:table-cell office:value-type="float" office:value="0.497534">
                <text:p>0.497534</text:p>
              </table:table-cell>
              <table:table-cell office:value-type="float" office:value="0.507179">
                <text:p>0.507179</text:p>
              </table:table-cell>
              <table:table-cell office:value-type="float" office:value="0.464636">
                <text:p>0.464636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0.445525">
                <text:p>0.445525</text:p>
              </table:table-cell>
              <table:table-cell office:value-type="float" office:value="0.517236">
                <text:p>0.517236</text:p>
              </table:table-cell>
              <table:table-cell office:value-type="float" office:value="0.4719">
                <text:p>0.4719</text:p>
              </table:table-cell>
              <table:table-cell office:value-type="float" office:value="0.497512">
                <text:p>0.497512</text:p>
              </table:table-cell>
              <table:table-cell office:value-type="float" office:value="0.507163">
                <text:p>0.507163</text:p>
              </table:table-cell>
              <table:table-cell office:value-type="float" office:value="0.464624">
                <text:p>0.464624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0.445501">
                <text:p>0.445501</text:p>
              </table:table-cell>
              <table:table-cell office:value-type="float" office:value="0.517222">
                <text:p>0.517222</text:p>
              </table:table-cell>
              <table:table-cell office:value-type="float" office:value="0.471884">
                <text:p>0.471884</text:p>
              </table:table-cell>
              <table:table-cell office:value-type="float" office:value="0.497496">
                <text:p>0.497496</text:p>
              </table:table-cell>
              <table:table-cell office:value-type="float" office:value="0.507144">
                <text:p>0.507144</text:p>
              </table:table-cell>
              <table:table-cell office:value-type="float" office:value="0.464612">
                <text:p>0.464612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0.445485">
                <text:p>0.445485</text:p>
              </table:table-cell>
              <table:table-cell office:value-type="float" office:value="0.51721">
                <text:p>0.51721</text:p>
              </table:table-cell>
              <table:table-cell office:value-type="float" office:value="0.471863">
                <text:p>0.471863</text:p>
              </table:table-cell>
              <table:table-cell office:value-type="float" office:value="0.497478">
                <text:p>0.497478</text:p>
              </table:table-cell>
              <table:table-cell office:value-type="float" office:value="0.507131">
                <text:p>0.507131</text:p>
              </table:table-cell>
              <table:table-cell office:value-type="float" office:value="0.4646">
                <text:p>0.4646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0.445465">
                <text:p>0.445465</text:p>
              </table:table-cell>
              <table:table-cell office:value-type="float" office:value="0.517198">
                <text:p>0.517198</text:p>
              </table:table-cell>
              <table:table-cell office:value-type="float" office:value="0.471838">
                <text:p>0.471838</text:p>
              </table:table-cell>
              <table:table-cell office:value-type="float" office:value="0.497456">
                <text:p>0.497456</text:p>
              </table:table-cell>
              <table:table-cell office:value-type="float" office:value="0.507115">
                <text:p>0.507115</text:p>
              </table:table-cell>
              <table:table-cell office:value-type="float" office:value="0.464588">
                <text:p>0.464588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0.445445">
                <text:p>0.445445</text:p>
              </table:table-cell>
              <table:table-cell office:value-type="float" office:value="0.517223">
                <text:p>0.517223</text:p>
              </table:table-cell>
              <table:table-cell office:value-type="float" office:value="0.471822">
                <text:p>0.471822</text:p>
              </table:table-cell>
              <table:table-cell office:value-type="float" office:value="0.497439">
                <text:p>0.497439</text:p>
              </table:table-cell>
              <table:table-cell office:value-type="float" office:value="0.507099">
                <text:p>0.507099</text:p>
              </table:table-cell>
              <table:table-cell office:value-type="float" office:value="0.464575">
                <text:p>0.464575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0.445426">
                <text:p>0.445426</text:p>
              </table:table-cell>
              <table:table-cell office:value-type="float" office:value="0.517211">
                <text:p>0.517211</text:p>
              </table:table-cell>
              <table:table-cell office:value-type="float" office:value="0.471801">
                <text:p>0.471801</text:p>
              </table:table-cell>
              <table:table-cell office:value-type="float" office:value="0.497421">
                <text:p>0.497421</text:p>
              </table:table-cell>
              <table:table-cell office:value-type="float" office:value="0.507083">
                <text:p>0.507083</text:p>
              </table:table-cell>
              <table:table-cell office:value-type="float" office:value="0.464563">
                <text:p>0.464563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0.445405">
                <text:p>0.445405</text:p>
              </table:table-cell>
              <table:table-cell office:value-type="float" office:value="0.517198">
                <text:p>0.517198</text:p>
              </table:table-cell>
              <table:table-cell office:value-type="float" office:value="0.47178">
                <text:p>0.47178</text:p>
              </table:table-cell>
              <table:table-cell office:value-type="float" office:value="0.497403">
                <text:p>0.497403</text:p>
              </table:table-cell>
              <table:table-cell office:value-type="float" office:value="0.507065">
                <text:p>0.507065</text:p>
              </table:table-cell>
              <table:table-cell office:value-type="float" office:value="0.464551">
                <text:p>0.464551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0.445385">
                <text:p>0.445385</text:p>
              </table:table-cell>
              <table:table-cell office:value-type="float" office:value="0.517184">
                <text:p>0.517184</text:p>
              </table:table-cell>
              <table:table-cell office:value-type="float" office:value="0.471755">
                <text:p>0.471755</text:p>
              </table:table-cell>
              <table:table-cell office:value-type="float" office:value="0.497381">
                <text:p>0.497381</text:p>
              </table:table-cell>
              <table:table-cell office:value-type="float" office:value="0.507051">
                <text:p>0.507051</text:p>
              </table:table-cell>
              <table:table-cell office:value-type="float" office:value="0.464539">
                <text:p>0.464539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0.445364">
                <text:p>0.445364</text:p>
              </table:table-cell>
              <table:table-cell office:value-type="float" office:value="0.51717">
                <text:p>0.51717</text:p>
              </table:table-cell>
              <table:table-cell office:value-type="float" office:value="0.471739">
                <text:p>0.471739</text:p>
              </table:table-cell>
              <table:table-cell office:value-type="float" office:value="0.497364">
                <text:p>0.497364</text:p>
              </table:table-cell>
              <table:table-cell office:value-type="float" office:value="0.507036">
                <text:p>0.507036</text:p>
              </table:table-cell>
              <table:table-cell office:value-type="float" office:value="0.464527">
                <text:p>0.464527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0.445343">
                <text:p>0.445343</text:p>
              </table:table-cell>
              <table:table-cell office:value-type="float" office:value="0.517156">
                <text:p>0.517156</text:p>
              </table:table-cell>
              <table:table-cell office:value-type="float" office:value="0.471718">
                <text:p>0.471718</text:p>
              </table:table-cell>
              <table:table-cell office:value-type="float" office:value="0.497346">
                <text:p>0.497346</text:p>
              </table:table-cell>
              <table:table-cell office:value-type="float" office:value="0.50702">
                <text:p>0.50702</text:p>
              </table:table-cell>
              <table:table-cell office:value-type="float" office:value="0.464515">
                <text:p>0.464515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0.445323">
                <text:p>0.445323</text:p>
              </table:table-cell>
              <table:table-cell office:value-type="float" office:value="0.517142">
                <text:p>0.517142</text:p>
              </table:table-cell>
              <table:table-cell office:value-type="float" office:value="0.471693">
                <text:p>0.471693</text:p>
              </table:table-cell>
              <table:table-cell office:value-type="float" office:value="0.497324">
                <text:p>0.497324</text:p>
              </table:table-cell>
              <table:table-cell office:value-type="float" office:value="0.507002">
                <text:p>0.507002</text:p>
              </table:table-cell>
              <table:table-cell office:value-type="float" office:value="0.464504">
                <text:p>0.464504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0.445302">
                <text:p>0.445302</text:p>
              </table:table-cell>
              <table:table-cell office:value-type="float" office:value="0.517128">
                <text:p>0.517128</text:p>
              </table:table-cell>
              <table:table-cell office:value-type="float" office:value="0.471677">
                <text:p>0.471677</text:p>
              </table:table-cell>
              <table:table-cell office:value-type="float" office:value="0.497307">
                <text:p>0.497307</text:p>
              </table:table-cell>
              <table:table-cell office:value-type="float" office:value="0.506989">
                <text:p>0.506989</text:p>
              </table:table-cell>
              <table:table-cell office:value-type="float" office:value="0.464492">
                <text:p>0.464492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0.445282">
                <text:p>0.445282</text:p>
              </table:table-cell>
              <table:table-cell office:value-type="float" office:value="0.517113">
                <text:p>0.517113</text:p>
              </table:table-cell>
              <table:table-cell office:value-type="float" office:value="0.471656">
                <text:p>0.471656</text:p>
              </table:table-cell>
              <table:table-cell office:value-type="float" office:value="0.497289">
                <text:p>0.497289</text:p>
              </table:table-cell>
              <table:table-cell office:value-type="float" office:value="0.506973">
                <text:p>0.506973</text:p>
              </table:table-cell>
              <table:table-cell office:value-type="float" office:value="0.46448">
                <text:p>0.46448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0.445261">
                <text:p>0.445261</text:p>
              </table:table-cell>
              <table:table-cell office:value-type="float" office:value="0.517099">
                <text:p>0.517099</text:p>
              </table:table-cell>
              <table:table-cell office:value-type="float" office:value="0.471631">
                <text:p>0.471631</text:p>
              </table:table-cell>
              <table:table-cell office:value-type="float" office:value="0.497267">
                <text:p>0.497267</text:p>
              </table:table-cell>
              <table:table-cell office:value-type="float" office:value="0.506958">
                <text:p>0.506958</text:p>
              </table:table-cell>
              <table:table-cell office:value-type="float" office:value="0.464468">
                <text:p>0.464468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0.445241">
                <text:p>0.445241</text:p>
              </table:table-cell>
              <table:table-cell office:value-type="float" office:value="0.517084">
                <text:p>0.517084</text:p>
              </table:table-cell>
              <table:table-cell office:value-type="float" office:value="0.471615">
                <text:p>0.471615</text:p>
              </table:table-cell>
              <table:table-cell office:value-type="float" office:value="0.49725">
                <text:p>0.49725</text:p>
              </table:table-cell>
              <table:table-cell office:value-type="float" office:value="0.50694">
                <text:p>0.50694</text:p>
              </table:table-cell>
              <table:table-cell office:value-type="float" office:value="0.464456">
                <text:p>0.464456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0.44522">
                <text:p>0.44522</text:p>
              </table:table-cell>
              <table:table-cell office:value-type="float" office:value="0.51707">
                <text:p>0.51707</text:p>
              </table:table-cell>
              <table:table-cell office:value-type="float" office:value="0.471594">
                <text:p>0.471594</text:p>
              </table:table-cell>
              <table:table-cell office:value-type="float" office:value="0.497233">
                <text:p>0.497233</text:p>
              </table:table-cell>
              <table:table-cell office:value-type="float" office:value="0.506927">
                <text:p>0.506927</text:p>
              </table:table-cell>
              <table:table-cell office:value-type="float" office:value="0.464445">
                <text:p>0.464445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0.4452">
                <text:p>0.4452</text:p>
              </table:table-cell>
              <table:table-cell office:value-type="float" office:value="0.517055">
                <text:p>0.517055</text:p>
              </table:table-cell>
              <table:table-cell office:value-type="float" office:value="0.471568">
                <text:p>0.471568</text:p>
              </table:table-cell>
              <table:table-cell office:value-type="float" office:value="0.497211">
                <text:p>0.497211</text:p>
              </table:table-cell>
              <table:table-cell office:value-type="float" office:value="0.506911">
                <text:p>0.506911</text:p>
              </table:table-cell>
              <table:table-cell office:value-type="float" office:value="0.464433">
                <text:p>0.464433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0.445179">
                <text:p>0.445179</text:p>
              </table:table-cell>
              <table:table-cell office:value-type="float" office:value="0.51704">
                <text:p>0.51704</text:p>
              </table:table-cell>
              <table:table-cell office:value-type="float" office:value="0.471552">
                <text:p>0.471552</text:p>
              </table:table-cell>
              <table:table-cell office:value-type="float" office:value="0.497194">
                <text:p>0.497194</text:p>
              </table:table-cell>
              <table:table-cell office:value-type="float" office:value="0.506896">
                <text:p>0.506896</text:p>
              </table:table-cell>
              <table:table-cell office:value-type="float" office:value="0.464421">
                <text:p>0.464421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0.445159">
                <text:p>0.445159</text:p>
              </table:table-cell>
              <table:table-cell office:value-type="float" office:value="0.517026">
                <text:p>0.517026</text:p>
              </table:table-cell>
              <table:table-cell office:value-type="float" office:value="0.471532">
                <text:p>0.471532</text:p>
              </table:table-cell>
              <table:table-cell office:value-type="float" office:value="0.497176">
                <text:p>0.497176</text:p>
              </table:table-cell>
              <table:table-cell office:value-type="float" office:value="0.506879">
                <text:p>0.506879</text:p>
              </table:table-cell>
              <table:table-cell office:value-type="float" office:value="0.46441">
                <text:p>0.46441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0.445138">
                <text:p>0.445138</text:p>
              </table:table-cell>
              <table:table-cell office:value-type="float" office:value="0.517011">
                <text:p>0.517011</text:p>
              </table:table-cell>
              <table:table-cell office:value-type="float" office:value="0.471507">
                <text:p>0.471507</text:p>
              </table:table-cell>
              <table:table-cell office:value-type="float" office:value="0.497154">
                <text:p>0.497154</text:p>
              </table:table-cell>
              <table:table-cell office:value-type="float" office:value="0.506865">
                <text:p>0.506865</text:p>
              </table:table-cell>
              <table:table-cell office:value-type="float" office:value="0.464398">
                <text:p>0.464398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0.445118">
                <text:p>0.445118</text:p>
              </table:table-cell>
              <table:table-cell office:value-type="float" office:value="0.516996">
                <text:p>0.516996</text:p>
              </table:table-cell>
              <table:table-cell office:value-type="float" office:value="0.471491">
                <text:p>0.471491</text:p>
              </table:table-cell>
              <table:table-cell office:value-type="float" office:value="0.497137">
                <text:p>0.497137</text:p>
              </table:table-cell>
              <table:table-cell office:value-type="float" office:value="0.50685">
                <text:p>0.50685</text:p>
              </table:table-cell>
              <table:table-cell office:value-type="float" office:value="0.464387">
                <text:p>0.464387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0.445098">
                <text:p>0.445098</text:p>
              </table:table-cell>
              <table:table-cell office:value-type="float" office:value="0.516982">
                <text:p>0.516982</text:p>
              </table:table-cell>
              <table:table-cell office:value-type="float" office:value="0.47147">
                <text:p>0.47147</text:p>
              </table:table-cell>
              <table:table-cell office:value-type="float" office:value="0.497119">
                <text:p>0.497119</text:p>
              </table:table-cell>
              <table:table-cell office:value-type="float" office:value="0.506833">
                <text:p>0.506833</text:p>
              </table:table-cell>
              <table:table-cell office:value-type="float" office:value="0.464375">
                <text:p>0.464375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0.445077">
                <text:p>0.445077</text:p>
              </table:table-cell>
              <table:table-cell office:value-type="float" office:value="0.516967">
                <text:p>0.516967</text:p>
              </table:table-cell>
              <table:table-cell office:value-type="float" office:value="0.471445">
                <text:p>0.471445</text:p>
              </table:table-cell>
              <table:table-cell office:value-type="float" office:value="0.497097">
                <text:p>0.497097</text:p>
              </table:table-cell>
              <table:table-cell office:value-type="float" office:value="0.50682">
                <text:p>0.50682</text:p>
              </table:table-cell>
              <table:table-cell office:value-type="float" office:value="0.464364">
                <text:p>0.464364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0.445057">
                <text:p>0.445057</text:p>
              </table:table-cell>
              <table:table-cell office:value-type="float" office:value="0.516952">
                <text:p>0.516952</text:p>
              </table:table-cell>
              <table:table-cell office:value-type="float" office:value="0.471429">
                <text:p>0.471429</text:p>
              </table:table-cell>
              <table:table-cell office:value-type="float" office:value="0.49708">
                <text:p>0.49708</text:p>
              </table:table-cell>
              <table:table-cell office:value-type="float" office:value="0.506805">
                <text:p>0.506805</text:p>
              </table:table-cell>
              <table:table-cell office:value-type="float" office:value="0.464352">
                <text:p>0.464352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0.445036">
                <text:p>0.445036</text:p>
              </table:table-cell>
              <table:table-cell office:value-type="float" office:value="0.516937">
                <text:p>0.516937</text:p>
              </table:table-cell>
              <table:table-cell office:value-type="float" office:value="0.47141">
                <text:p>0.47141</text:p>
              </table:table-cell>
              <table:table-cell office:value-type="float" office:value="0.497061">
                <text:p>0.497061</text:p>
              </table:table-cell>
              <table:table-cell office:value-type="float" office:value="0.506789">
                <text:p>0.506789</text:p>
              </table:table-cell>
              <table:table-cell office:value-type="float" office:value="0.464341">
                <text:p>0.464341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0.445016">
                <text:p>0.445016</text:p>
              </table:table-cell>
              <table:table-cell office:value-type="float" office:value="0.516922">
                <text:p>0.516922</text:p>
              </table:table-cell>
              <table:table-cell office:value-type="float" office:value="0.471385">
                <text:p>0.471385</text:p>
              </table:table-cell>
              <table:table-cell office:value-type="float" office:value="0.497038">
                <text:p>0.497038</text:p>
              </table:table-cell>
              <table:table-cell office:value-type="float" office:value="0.506772">
                <text:p>0.506772</text:p>
              </table:table-cell>
              <table:table-cell office:value-type="float" office:value="0.464329">
                <text:p>0.464329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0.444995">
                <text:p>0.444995</text:p>
              </table:table-cell>
              <table:table-cell office:value-type="float" office:value="0.516906">
                <text:p>0.516906</text:p>
              </table:table-cell>
              <table:table-cell office:value-type="float" office:value="0.471369">
                <text:p>0.471369</text:p>
              </table:table-cell>
              <table:table-cell office:value-type="float" office:value="0.497021">
                <text:p>0.497021</text:p>
              </table:table-cell>
              <table:table-cell office:value-type="float" office:value="0.506759">
                <text:p>0.506759</text:p>
              </table:table-cell>
              <table:table-cell office:value-type="float" office:value="0.464318">
                <text:p>0.464318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0.444975">
                <text:p>0.444975</text:p>
              </table:table-cell>
              <table:table-cell office:value-type="float" office:value="0.516891">
                <text:p>0.516891</text:p>
              </table:table-cell>
              <table:table-cell office:value-type="float" office:value="0.471349">
                <text:p>0.471349</text:p>
              </table:table-cell>
              <table:table-cell office:value-type="float" office:value="0.497003">
                <text:p>0.497003</text:p>
              </table:table-cell>
              <table:table-cell office:value-type="float" office:value="0.506742">
                <text:p>0.506742</text:p>
              </table:table-cell>
              <table:table-cell office:value-type="float" office:value="0.464306">
                <text:p>0.464306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0.444955">
                <text:p>0.444955</text:p>
              </table:table-cell>
              <table:table-cell office:value-type="float" office:value="0.516875">
                <text:p>0.516875</text:p>
              </table:table-cell>
              <table:table-cell office:value-type="float" office:value="0.471324">
                <text:p>0.471324</text:p>
              </table:table-cell>
              <table:table-cell office:value-type="float" office:value="0.496981">
                <text:p>0.496981</text:p>
              </table:table-cell>
              <table:table-cell office:value-type="float" office:value="0.506729">
                <text:p>0.506729</text:p>
              </table:table-cell>
              <table:table-cell office:value-type="float" office:value="0.464295">
                <text:p>0.464295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0.444933">
                <text:p>0.444933</text:p>
              </table:table-cell>
              <table:table-cell office:value-type="float" office:value="0.51686">
                <text:p>0.51686</text:p>
              </table:table-cell>
              <table:table-cell office:value-type="float" office:value="0.471308">
                <text:p>0.471308</text:p>
              </table:table-cell>
              <table:table-cell office:value-type="float" office:value="0.496964">
                <text:p>0.496964</text:p>
              </table:table-cell>
              <table:table-cell office:value-type="float" office:value="0.506712">
                <text:p>0.506712</text:p>
              </table:table-cell>
              <table:table-cell office:value-type="float" office:value="0.464284">
                <text:p>0.464284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0.444914">
                <text:p>0.444914</text:p>
              </table:table-cell>
              <table:table-cell office:value-type="float" office:value="0.516847">
                <text:p>0.516847</text:p>
              </table:table-cell>
              <table:table-cell office:value-type="float" office:value="0.471283">
                <text:p>0.471283</text:p>
              </table:table-cell>
              <table:table-cell office:value-type="float" office:value="0.496942">
                <text:p>0.496942</text:p>
              </table:table-cell>
              <table:table-cell office:value-type="float" office:value="0.506699">
                <text:p>0.506699</text:p>
              </table:table-cell>
              <table:table-cell office:value-type="float" office:value="0.464272">
                <text:p>0.464272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0.444895">
                <text:p>0.444895</text:p>
              </table:table-cell>
              <table:table-cell office:value-type="float" office:value="0.516834">
                <text:p>0.516834</text:p>
              </table:table-cell>
              <table:table-cell office:value-type="float" office:value="0.471267">
                <text:p>0.471267</text:p>
              </table:table-cell>
              <table:table-cell office:value-type="float" office:value="0.496926">
                <text:p>0.496926</text:p>
              </table:table-cell>
              <table:table-cell office:value-type="float" office:value="0.506682">
                <text:p>0.506682</text:p>
              </table:table-cell>
              <table:table-cell office:value-type="float" office:value="0.464261">
                <text:p>0.464261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0.444875">
                <text:p>0.444875</text:p>
              </table:table-cell>
              <table:table-cell office:value-type="float" office:value="0.516821">
                <text:p>0.516821</text:p>
              </table:table-cell>
              <table:table-cell office:value-type="float" office:value="0.471242">
                <text:p>0.471242</text:p>
              </table:table-cell>
              <table:table-cell office:value-type="float" office:value="0.496904">
                <text:p>0.496904</text:p>
              </table:table-cell>
              <table:table-cell office:value-type="float" office:value="0.50667">
                <text:p>0.50667</text:p>
              </table:table-cell>
              <table:table-cell office:value-type="float" office:value="0.46425">
                <text:p>0.46425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0.444854">
                <text:p>0.444854</text:p>
              </table:table-cell>
              <table:table-cell office:value-type="float" office:value="0.516807">
                <text:p>0.516807</text:p>
              </table:table-cell>
              <table:table-cell office:value-type="float" office:value="0.471227">
                <text:p>0.471227</text:p>
              </table:table-cell>
              <table:table-cell office:value-type="float" office:value="0.496888">
                <text:p>0.496888</text:p>
              </table:table-cell>
              <table:table-cell office:value-type="float" office:value="0.506653">
                <text:p>0.506653</text:p>
              </table:table-cell>
              <table:table-cell office:value-type="float" office:value="0.464239">
                <text:p>0.464239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0.444834">
                <text:p>0.444834</text:p>
              </table:table-cell>
              <table:table-cell office:value-type="float" office:value="0.516793">
                <text:p>0.516793</text:p>
              </table:table-cell>
              <table:table-cell office:value-type="float" office:value="0.471206">
                <text:p>0.471206</text:p>
              </table:table-cell>
              <table:table-cell office:value-type="float" office:value="0.49687">
                <text:p>0.49687</text:p>
              </table:table-cell>
              <table:table-cell office:value-type="float" office:value="0.50664">
                <text:p>0.50664</text:p>
              </table:table-cell>
              <table:table-cell office:value-type="float" office:value="0.464228">
                <text:p>0.464228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0.444814">
                <text:p>0.444814</text:p>
              </table:table-cell>
              <table:table-cell office:value-type="float" office:value="0.516779">
                <text:p>0.516779</text:p>
              </table:table-cell>
              <table:table-cell office:value-type="float" office:value="0.471181">
                <text:p>0.471181</text:p>
              </table:table-cell>
              <table:table-cell office:value-type="float" office:value="0.496849">
                <text:p>0.496849</text:p>
              </table:table-cell>
              <table:table-cell office:value-type="float" office:value="0.506624">
                <text:p>0.506624</text:p>
              </table:table-cell>
              <table:table-cell office:value-type="float" office:value="0.464217">
                <text:p>0.464217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0.444794">
                <text:p>0.444794</text:p>
              </table:table-cell>
              <table:table-cell office:value-type="float" office:value="0.516765">
                <text:p>0.516765</text:p>
              </table:table-cell>
              <table:table-cell office:value-type="float" office:value="0.471165">
                <text:p>0.471165</text:p>
              </table:table-cell>
              <table:table-cell office:value-type="float" office:value="0.496832">
                <text:p>0.496832</text:p>
              </table:table-cell>
              <table:table-cell office:value-type="float" office:value="0.506611">
                <text:p>0.506611</text:p>
              </table:table-cell>
              <table:table-cell office:value-type="float" office:value="0.464205">
                <text:p>0.464205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0.444775">
                <text:p>0.444775</text:p>
              </table:table-cell>
              <table:table-cell office:value-type="float" office:value="0.51675">
                <text:p>0.51675</text:p>
              </table:table-cell>
              <table:table-cell office:value-type="float" office:value="0.47114">
                <text:p>0.47114</text:p>
              </table:table-cell>
              <table:table-cell office:value-type="float" office:value="0.49681">
                <text:p>0.49681</text:p>
              </table:table-cell>
              <table:table-cell office:value-type="float" office:value="0.506594">
                <text:p>0.506594</text:p>
              </table:table-cell>
              <table:table-cell office:value-type="float" office:value="0.464194">
                <text:p>0.464194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0.444753">
                <text:p>0.444753</text:p>
              </table:table-cell>
              <table:table-cell office:value-type="float" office:value="0.516733">
                <text:p>0.516733</text:p>
              </table:table-cell>
              <table:table-cell office:value-type="float" office:value="0.471125">
                <text:p>0.471125</text:p>
              </table:table-cell>
              <table:table-cell office:value-type="float" office:value="0.496794">
                <text:p>0.496794</text:p>
              </table:table-cell>
              <table:table-cell office:value-type="float" office:value="0.50658">
                <text:p>0.50658</text:p>
              </table:table-cell>
              <table:table-cell office:value-type="float" office:value="0.464184">
                <text:p>0.464184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0.444732">
                <text:p>0.444732</text:p>
              </table:table-cell>
              <table:table-cell office:value-type="float" office:value="0.516717">
                <text:p>0.516717</text:p>
              </table:table-cell>
              <table:table-cell office:value-type="float" office:value="0.471103">
                <text:p>0.471103</text:p>
              </table:table-cell>
              <table:table-cell office:value-type="float" office:value="0.496775">
                <text:p>0.496775</text:p>
              </table:table-cell>
              <table:table-cell office:value-type="float" office:value="0.506568">
                <text:p>0.506568</text:p>
              </table:table-cell>
              <table:table-cell office:value-type="float" office:value="0.464173">
                <text:p>0.464173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0.444658">
                <text:p>0.444658</text:p>
              </table:table-cell>
              <table:table-cell office:value-type="float" office:value="0.516698">
                <text:p>0.516698</text:p>
              </table:table-cell>
              <table:table-cell office:value-type="float" office:value="0.471088">
                <text:p>0.471088</text:p>
              </table:table-cell>
              <table:table-cell office:value-type="float" office:value="0.496758">
                <text:p>0.496758</text:p>
              </table:table-cell>
              <table:table-cell office:value-type="float" office:value="0.506551">
                <text:p>0.506551</text:p>
              </table:table-cell>
              <table:table-cell office:value-type="float" office:value="0.464162">
                <text:p>0.464162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0.444705">
                <text:p>0.444705</text:p>
              </table:table-cell>
              <table:table-cell office:value-type="float" office:value="0.516683">
                <text:p>0.516683</text:p>
              </table:table-cell>
              <table:table-cell office:value-type="float" office:value="0.471063">
                <text:p>0.471063</text:p>
              </table:table-cell>
              <table:table-cell office:value-type="float" office:value="0.496737">
                <text:p>0.496737</text:p>
              </table:table-cell>
              <table:table-cell office:value-type="float" office:value="0.506538">
                <text:p>0.506538</text:p>
              </table:table-cell>
              <table:table-cell office:value-type="float" office:value="0.464151">
                <text:p>0.464151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0.444684">
                <text:p>0.444684</text:p>
              </table:table-cell>
              <table:table-cell office:value-type="float" office:value="0.516668">
                <text:p>0.516668</text:p>
              </table:table-cell>
              <table:table-cell office:value-type="float" office:value="0.471047">
                <text:p>0.471047</text:p>
              </table:table-cell>
              <table:table-cell office:value-type="float" office:value="0.49672">
                <text:p>0.49672</text:p>
              </table:table-cell>
              <table:table-cell office:value-type="float" office:value="0.506522">
                <text:p>0.506522</text:p>
              </table:table-cell>
              <table:table-cell office:value-type="float" office:value="0.46414">
                <text:p>0.46414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0.444664">
                <text:p>0.444664</text:p>
              </table:table-cell>
              <table:table-cell office:value-type="float" office:value="0.516654">
                <text:p>0.516654</text:p>
              </table:table-cell>
              <table:table-cell office:value-type="float" office:value="0.471023">
                <text:p>0.471023</text:p>
              </table:table-cell>
              <table:table-cell office:value-type="float" office:value="0.496699">
                <text:p>0.496699</text:p>
              </table:table-cell>
              <table:table-cell office:value-type="float" office:value="0.506507">
                <text:p>0.506507</text:p>
              </table:table-cell>
              <table:table-cell office:value-type="float" office:value="0.464129">
                <text:p>0.464129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0.444643">
                <text:p>0.444643</text:p>
              </table:table-cell>
              <table:table-cell office:value-type="float" office:value="0.516638">
                <text:p>0.516638</text:p>
              </table:table-cell>
              <table:table-cell office:value-type="float" office:value="0.471007">
                <text:p>0.471007</text:p>
              </table:table-cell>
              <table:table-cell office:value-type="float" office:value="0.496682">
                <text:p>0.496682</text:p>
              </table:table-cell>
              <table:table-cell office:value-type="float" office:value="0.506495">
                <text:p>0.506495</text:p>
              </table:table-cell>
              <table:table-cell office:value-type="float" office:value="0.464118">
                <text:p>0.464118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0.444622">
                <text:p>0.444622</text:p>
              </table:table-cell>
              <table:table-cell office:value-type="float" office:value="0.516622">
                <text:p>0.516622</text:p>
              </table:table-cell>
              <table:table-cell office:value-type="float" office:value="0.470983">
                <text:p>0.470983</text:p>
              </table:table-cell>
              <table:table-cell office:value-type="float" office:value="0.496661">
                <text:p>0.496661</text:p>
              </table:table-cell>
              <table:table-cell office:value-type="float" office:value="0.506479">
                <text:p>0.506479</text:p>
              </table:table-cell>
              <table:table-cell office:value-type="float" office:value="0.464107">
                <text:p>0.464107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0.444602">
                <text:p>0.444602</text:p>
              </table:table-cell>
              <table:table-cell office:value-type="float" office:value="0.516606">
                <text:p>0.516606</text:p>
              </table:table-cell>
              <table:table-cell office:value-type="float" office:value="0.470967">
                <text:p>0.470967</text:p>
              </table:table-cell>
              <table:table-cell office:value-type="float" office:value="0.496645">
                <text:p>0.496645</text:p>
              </table:table-cell>
              <table:table-cell office:value-type="float" office:value="0.506467">
                <text:p>0.506467</text:p>
              </table:table-cell>
              <table:table-cell office:value-type="float" office:value="0.464096">
                <text:p>0.464096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0.444582">
                <text:p>0.444582</text:p>
              </table:table-cell>
              <table:table-cell office:value-type="float" office:value="0.516591">
                <text:p>0.516591</text:p>
              </table:table-cell>
              <table:table-cell office:value-type="float" office:value="0.470942">
                <text:p>0.470942</text:p>
              </table:table-cell>
              <table:table-cell office:value-type="float" office:value="0.496623">
                <text:p>0.496623</text:p>
              </table:table-cell>
              <table:table-cell office:value-type="float" office:value="0.50645">
                <text:p>0.50645</text:p>
              </table:table-cell>
              <table:table-cell office:value-type="float" office:value="0.464086">
                <text:p>0.464086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0.444562">
                <text:p>0.444562</text:p>
              </table:table-cell>
              <table:table-cell office:value-type="float" office:value="0.516576">
                <text:p>0.516576</text:p>
              </table:table-cell>
              <table:table-cell office:value-type="float" office:value="0.470922">
                <text:p>0.470922</text:p>
              </table:table-cell>
              <table:table-cell office:value-type="float" office:value="0.496603">
                <text:p>0.496603</text:p>
              </table:table-cell>
              <table:table-cell office:value-type="float" office:value="0.506436">
                <text:p>0.506436</text:p>
              </table:table-cell>
              <table:table-cell office:value-type="float" office:value="0.464075">
                <text:p>0.464075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0.444539">
                <text:p>0.444539</text:p>
              </table:table-cell>
              <table:table-cell office:value-type="float" office:value="0.516558">
                <text:p>0.516558</text:p>
              </table:table-cell>
              <table:table-cell office:value-type="float" office:value="0.470908">
                <text:p>0.470908</text:p>
              </table:table-cell>
              <table:table-cell office:value-type="float" office:value="0.496588">
                <text:p>0.496588</text:p>
              </table:table-cell>
              <table:table-cell office:value-type="float" office:value="0.506424">
                <text:p>0.506424</text:p>
              </table:table-cell>
              <table:table-cell office:value-type="float" office:value="0.464064">
                <text:p>0.464064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0.444532">
                <text:p>0.444532</text:p>
              </table:table-cell>
              <table:table-cell office:value-type="float" office:value="0.516543">
                <text:p>0.516543</text:p>
              </table:table-cell>
              <table:table-cell office:value-type="float" office:value="0.470884">
                <text:p>0.470884</text:p>
              </table:table-cell>
              <table:table-cell office:value-type="float" office:value="0.496568">
                <text:p>0.496568</text:p>
              </table:table-cell>
              <table:table-cell office:value-type="float" office:value="0.506408">
                <text:p>0.506408</text:p>
              </table:table-cell>
              <table:table-cell office:value-type="float" office:value="0.464054">
                <text:p>0.464054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0.444513">
                <text:p>0.444513</text:p>
              </table:table-cell>
              <table:table-cell office:value-type="float" office:value="0.51653">
                <text:p>0.51653</text:p>
              </table:table-cell>
              <table:table-cell office:value-type="float" office:value="0.470867">
                <text:p>0.470867</text:p>
              </table:table-cell>
              <table:table-cell office:value-type="float" office:value="0.496552">
                <text:p>0.496552</text:p>
              </table:table-cell>
              <table:table-cell office:value-type="float" office:value="0.506394">
                <text:p>0.506394</text:p>
              </table:table-cell>
              <table:table-cell office:value-type="float" office:value="0.464043">
                <text:p>0.464043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0.444493">
                <text:p>0.444493</text:p>
              </table:table-cell>
              <table:table-cell office:value-type="float" office:value="0.516517">
                <text:p>0.516517</text:p>
              </table:table-cell>
              <table:table-cell office:value-type="float" office:value="0.470843">
                <text:p>0.470843</text:p>
              </table:table-cell>
              <table:table-cell office:value-type="float" office:value="0.496531">
                <text:p>0.496531</text:p>
              </table:table-cell>
              <table:table-cell office:value-type="float" office:value="0.506382">
                <text:p>0.506382</text:p>
              </table:table-cell>
              <table:table-cell office:value-type="float" office:value="0.464033">
                <text:p>0.464033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0.444473">
                <text:p>0.444473</text:p>
              </table:table-cell>
              <table:table-cell office:value-type="float" office:value="0.516504">
                <text:p>0.516504</text:p>
              </table:table-cell>
              <table:table-cell office:value-type="float" office:value="0.470827">
                <text:p>0.470827</text:p>
              </table:table-cell>
              <table:table-cell office:value-type="float" office:value="0.496515">
                <text:p>0.496515</text:p>
              </table:table-cell>
              <table:table-cell office:value-type="float" office:value="0.506366">
                <text:p>0.506366</text:p>
              </table:table-cell>
              <table:table-cell office:value-type="float" office:value="0.464022">
                <text:p>0.464022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0.444453">
                <text:p>0.444453</text:p>
              </table:table-cell>
              <table:table-cell office:value-type="float" office:value="0.516491">
                <text:p>0.516491</text:p>
              </table:table-cell>
              <table:table-cell office:value-type="float" office:value="0.470803">
                <text:p>0.470803</text:p>
              </table:table-cell>
              <table:table-cell office:value-type="float" office:value="0.496494">
                <text:p>0.496494</text:p>
              </table:table-cell>
              <table:table-cell office:value-type="float" office:value="0.506352">
                <text:p>0.506352</text:p>
              </table:table-cell>
              <table:table-cell office:value-type="float" office:value="0.464012">
                <text:p>0.464012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0.444433">
                <text:p>0.444433</text:p>
              </table:table-cell>
              <table:table-cell office:value-type="float" office:value="0.516477">
                <text:p>0.516477</text:p>
              </table:table-cell>
              <table:table-cell office:value-type="float" office:value="0.470787">
                <text:p>0.470787</text:p>
              </table:table-cell>
              <table:table-cell office:value-type="float" office:value="0.496478">
                <text:p>0.496478</text:p>
              </table:table-cell>
              <table:table-cell office:value-type="float" office:value="0.50634">
                <text:p>0.50634</text:p>
              </table:table-cell>
              <table:table-cell office:value-type="float" office:value="0.464001">
                <text:p>0.464001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0.444413">
                <text:p>0.444413</text:p>
              </table:table-cell>
              <table:table-cell office:value-type="float" office:value="0.516464">
                <text:p>0.516464</text:p>
              </table:table-cell>
              <table:table-cell office:value-type="float" office:value="0.470763">
                <text:p>0.470763</text:p>
              </table:table-cell>
              <table:table-cell office:value-type="float" office:value="0.496457">
                <text:p>0.496457</text:p>
              </table:table-cell>
              <table:table-cell office:value-type="float" office:value="0.506324">
                <text:p>0.506324</text:p>
              </table:table-cell>
              <table:table-cell office:value-type="float" office:value="0.463991">
                <text:p>0.463991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0.444396">
                <text:p>0.444396</text:p>
              </table:table-cell>
              <table:table-cell office:value-type="float" office:value="0.516452">
                <text:p>0.516452</text:p>
              </table:table-cell>
              <table:table-cell office:value-type="float" office:value="0.470746">
                <text:p>0.470746</text:p>
              </table:table-cell>
              <table:table-cell office:value-type="float" office:value="0.496441">
                <text:p>0.496441</text:p>
              </table:table-cell>
              <table:table-cell office:value-type="float" office:value="0.506311">
                <text:p>0.506311</text:p>
              </table:table-cell>
              <table:table-cell office:value-type="float" office:value="0.463981">
                <text:p>0.463981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0.444376">
                <text:p>0.444376</text:p>
              </table:table-cell>
              <table:table-cell office:value-type="float" office:value="0.51644">
                <text:p>0.51644</text:p>
              </table:table-cell>
              <table:table-cell office:value-type="float" office:value="0.470722">
                <text:p>0.470722</text:p>
              </table:table-cell>
              <table:table-cell office:value-type="float" office:value="0.49642">
                <text:p>0.49642</text:p>
              </table:table-cell>
              <table:table-cell office:value-type="float" office:value="0.506299">
                <text:p>0.506299</text:p>
              </table:table-cell>
              <table:table-cell office:value-type="float" office:value="0.46397">
                <text:p>0.46397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0.444356">
                <text:p>0.444356</text:p>
              </table:table-cell>
              <table:table-cell office:value-type="float" office:value="0.516428">
                <text:p>0.516428</text:p>
              </table:table-cell>
              <table:table-cell office:value-type="float" office:value="0.470702">
                <text:p>0.470702</text:p>
              </table:table-cell>
              <table:table-cell office:value-type="float" office:value="0.4964">
                <text:p>0.4964</text:p>
              </table:table-cell>
              <table:table-cell office:value-type="float" office:value="0.506283">
                <text:p>0.506283</text:p>
              </table:table-cell>
              <table:table-cell office:value-type="float" office:value="0.46396">
                <text:p>0.46396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0.444336">
                <text:p>0.444336</text:p>
              </table:table-cell>
              <table:table-cell office:value-type="float" office:value="0.516416">
                <text:p>0.516416</text:p>
              </table:table-cell>
              <table:table-cell office:value-type="float" office:value="0.470687">
                <text:p>0.470687</text:p>
              </table:table-cell>
              <table:table-cell office:value-type="float" office:value="0.496384">
                <text:p>0.496384</text:p>
              </table:table-cell>
              <table:table-cell office:value-type="float" office:value="0.506269">
                <text:p>0.506269</text:p>
              </table:table-cell>
              <table:table-cell office:value-type="float" office:value="0.46395">
                <text:p>0.46395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0.444327">
                <text:p>0.444327</text:p>
              </table:table-cell>
              <table:table-cell office:value-type="float" office:value="0.516405">
                <text:p>0.516405</text:p>
              </table:table-cell>
              <table:table-cell office:value-type="float" office:value="0.470662">
                <text:p>0.470662</text:p>
              </table:table-cell>
              <table:table-cell office:value-type="float" office:value="0.496364">
                <text:p>0.496364</text:p>
              </table:table-cell>
              <table:table-cell office:value-type="float" office:value="0.506258">
                <text:p>0.506258</text:p>
              </table:table-cell>
              <table:table-cell office:value-type="float" office:value="0.463939">
                <text:p>0.463939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0.444306">
                <text:p>0.444306</text:p>
              </table:table-cell>
              <table:table-cell office:value-type="float" office:value="0.516393">
                <text:p>0.516393</text:p>
              </table:table-cell>
              <table:table-cell office:value-type="float" office:value="0.470647">
                <text:p>0.470647</text:p>
              </table:table-cell>
              <table:table-cell office:value-type="float" office:value="0.496348">
                <text:p>0.496348</text:p>
              </table:table-cell>
              <table:table-cell office:value-type="float" office:value="0.506242">
                <text:p>0.506242</text:p>
              </table:table-cell>
              <table:table-cell office:value-type="float" office:value="0.463929">
                <text:p>0.463929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0.444286">
                <text:p>0.444286</text:p>
              </table:table-cell>
              <table:table-cell office:value-type="float" office:value="0.51638">
                <text:p>0.51638</text:p>
              </table:table-cell>
              <table:table-cell office:value-type="float" office:value="0.470622">
                <text:p>0.470622</text:p>
              </table:table-cell>
              <table:table-cell office:value-type="float" office:value="0.496327">
                <text:p>0.496327</text:p>
              </table:table-cell>
              <table:table-cell office:value-type="float" office:value="0.506229">
                <text:p>0.506229</text:p>
              </table:table-cell>
              <table:table-cell office:value-type="float" office:value="0.463919">
                <text:p>0.463919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0.444266">
                <text:p>0.444266</text:p>
              </table:table-cell>
              <table:table-cell office:value-type="float" office:value="0.516366">
                <text:p>0.516366</text:p>
              </table:table-cell>
              <table:table-cell office:value-type="float" office:value="0.470606">
                <text:p>0.470606</text:p>
              </table:table-cell>
              <table:table-cell office:value-type="float" office:value="0.496311">
                <text:p>0.496311</text:p>
              </table:table-cell>
              <table:table-cell office:value-type="float" office:value="0.506215">
                <text:p>0.506215</text:p>
              </table:table-cell>
              <table:table-cell office:value-type="float" office:value="0.463909">
                <text:p>0.463909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0.444246">
                <text:p>0.444246</text:p>
              </table:table-cell>
              <table:table-cell office:value-type="float" office:value="0.516353">
                <text:p>0.516353</text:p>
              </table:table-cell>
              <table:table-cell office:value-type="float" office:value="0.470582">
                <text:p>0.470582</text:p>
              </table:table-cell>
              <table:table-cell office:value-type="float" office:value="0.49629">
                <text:p>0.49629</text:p>
              </table:table-cell>
              <table:table-cell office:value-type="float" office:value="0.506202">
                <text:p>0.506202</text:p>
              </table:table-cell>
              <table:table-cell office:value-type="float" office:value="0.463899">
                <text:p>0.463899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0.444227">
                <text:p>0.444227</text:p>
              </table:table-cell>
              <table:table-cell office:value-type="float" office:value="0.516339">
                <text:p>0.516339</text:p>
              </table:table-cell>
              <table:table-cell office:value-type="float" office:value="0.470566">
                <text:p>0.470566</text:p>
              </table:table-cell>
              <table:table-cell office:value-type="float" office:value="0.496274">
                <text:p>0.496274</text:p>
              </table:table-cell>
              <table:table-cell office:value-type="float" office:value="0.506188">
                <text:p>0.506188</text:p>
              </table:table-cell>
              <table:table-cell office:value-type="float" office:value="0.463889">
                <text:p>0.463889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0.444207">
                <text:p>0.444207</text:p>
              </table:table-cell>
              <table:table-cell office:value-type="float" office:value="0.516325">
                <text:p>0.516325</text:p>
              </table:table-cell>
              <table:table-cell office:value-type="float" office:value="0.470542">
                <text:p>0.470542</text:p>
              </table:table-cell>
              <table:table-cell office:value-type="float" office:value="0.496253">
                <text:p>0.496253</text:p>
              </table:table-cell>
              <table:table-cell office:value-type="float" office:value="0.506177">
                <text:p>0.506177</text:p>
              </table:table-cell>
              <table:table-cell office:value-type="float" office:value="0.463879">
                <text:p>0.463879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0.444187">
                <text:p>0.444187</text:p>
              </table:table-cell>
              <table:table-cell office:value-type="float" office:value="0.516311">
                <text:p>0.516311</text:p>
              </table:table-cell>
              <table:table-cell office:value-type="float" office:value="0.470522">
                <text:p>0.470522</text:p>
              </table:table-cell>
              <table:table-cell office:value-type="float" office:value="0.496233">
                <text:p>0.496233</text:p>
              </table:table-cell>
              <table:table-cell office:value-type="float" office:value="0.506161">
                <text:p>0.506161</text:p>
              </table:table-cell>
              <table:table-cell office:value-type="float" office:value="0.463869">
                <text:p>0.463869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0.444168">
                <text:p>0.444168</text:p>
              </table:table-cell>
              <table:table-cell office:value-type="float" office:value="0.516293">
                <text:p>0.516293</text:p>
              </table:table-cell>
              <table:table-cell office:value-type="float" office:value="0.470507">
                <text:p>0.470507</text:p>
              </table:table-cell>
              <table:table-cell office:value-type="float" office:value="0.496217">
                <text:p>0.496217</text:p>
              </table:table-cell>
              <table:table-cell office:value-type="float" office:value="0.506148">
                <text:p>0.506148</text:p>
              </table:table-cell>
              <table:table-cell office:value-type="float" office:value="0.463859">
                <text:p>0.463859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0.444145">
                <text:p>0.444145</text:p>
              </table:table-cell>
              <table:table-cell office:value-type="float" office:value="0.516274">
                <text:p>0.516274</text:p>
              </table:table-cell>
              <table:table-cell office:value-type="float" office:value="0.470481">
                <text:p>0.470481</text:p>
              </table:table-cell>
              <table:table-cell office:value-type="float" office:value="0.496197">
                <text:p>0.496197</text:p>
              </table:table-cell>
              <table:table-cell office:value-type="float" office:value="0.506135">
                <text:p>0.506135</text:p>
              </table:table-cell>
              <table:table-cell office:value-type="float" office:value="0.463849">
                <text:p>0.463849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0.444125">
                <text:p>0.444125</text:p>
              </table:table-cell>
              <table:table-cell office:value-type="float" office:value="0.516257">
                <text:p>0.516257</text:p>
              </table:table-cell>
              <table:table-cell office:value-type="float" office:value="0.470466">
                <text:p>0.470466</text:p>
              </table:table-cell>
              <table:table-cell office:value-type="float" office:value="0.496181">
                <text:p>0.496181</text:p>
              </table:table-cell>
              <table:table-cell office:value-type="float" office:value="0.506121">
                <text:p>0.506121</text:p>
              </table:table-cell>
              <table:table-cell office:value-type="float" office:value="0.463839">
                <text:p>0.463839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0.444105">
                <text:p>0.444105</text:p>
              </table:table-cell>
              <table:table-cell office:value-type="float" office:value="0.51624">
                <text:p>0.51624</text:p>
              </table:table-cell>
              <table:table-cell office:value-type="float" office:value="0.470441">
                <text:p>0.470441</text:p>
              </table:table-cell>
              <table:table-cell office:value-type="float" office:value="0.49616">
                <text:p>0.49616</text:p>
              </table:table-cell>
              <table:table-cell office:value-type="float" office:value="0.506108">
                <text:p>0.506108</text:p>
              </table:table-cell>
              <table:table-cell office:value-type="float" office:value="0.463829">
                <text:p>0.463829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0.444084">
                <text:p>0.444084</text:p>
              </table:table-cell>
              <table:table-cell office:value-type="float" office:value="0.516222">
                <text:p>0.516222</text:p>
              </table:table-cell>
              <table:table-cell office:value-type="float" office:value="0.470421">
                <text:p>0.470421</text:p>
              </table:table-cell>
              <table:table-cell office:value-type="float" office:value="0.49614">
                <text:p>0.49614</text:p>
              </table:table-cell>
              <table:table-cell office:value-type="float" office:value="0.506095">
                <text:p>0.506095</text:p>
              </table:table-cell>
              <table:table-cell office:value-type="float" office:value="0.463819">
                <text:p>0.463819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0.444064">
                <text:p>0.444064</text:p>
              </table:table-cell>
              <table:table-cell office:value-type="float" office:value="0.516203">
                <text:p>0.516203</text:p>
              </table:table-cell>
              <table:table-cell office:value-type="float" office:value="0.470406">
                <text:p>0.470406</text:p>
              </table:table-cell>
              <table:table-cell office:value-type="float" office:value="0.496124">
                <text:p>0.496124</text:p>
              </table:table-cell>
              <table:table-cell office:value-type="float" office:value="0.506083">
                <text:p>0.506083</text:p>
              </table:table-cell>
              <table:table-cell office:value-type="float" office:value="0.463809">
                <text:p>0.463809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0.444044">
                <text:p>0.444044</text:p>
              </table:table-cell>
              <table:table-cell office:value-type="float" office:value="0.516184">
                <text:p>0.516184</text:p>
              </table:table-cell>
              <table:table-cell office:value-type="float" office:value="0.470381">
                <text:p>0.470381</text:p>
              </table:table-cell>
              <table:table-cell office:value-type="float" office:value="0.496104">
                <text:p>0.496104</text:p>
              </table:table-cell>
              <table:table-cell office:value-type="float" office:value="0.50607">
                <text:p>0.50607</text:p>
              </table:table-cell>
              <table:table-cell office:value-type="float" office:value="0.463799">
                <text:p>0.463799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0.444024">
                <text:p>0.444024</text:p>
              </table:table-cell>
              <table:table-cell office:value-type="float" office:value="0.516166">
                <text:p>0.516166</text:p>
              </table:table-cell>
              <table:table-cell office:value-type="float" office:value="0.470361">
                <text:p>0.470361</text:p>
              </table:table-cell>
              <table:table-cell office:value-type="float" office:value="0.496084">
                <text:p>0.496084</text:p>
              </table:table-cell>
              <table:table-cell office:value-type="float" office:value="0.506057">
                <text:p>0.506057</text:p>
              </table:table-cell>
              <table:table-cell office:value-type="float" office:value="0.463789">
                <text:p>0.463789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0.444005">
                <text:p>0.444005</text:p>
              </table:table-cell>
              <table:table-cell office:value-type="float" office:value="0.516143">
                <text:p>0.516143</text:p>
              </table:table-cell>
              <table:table-cell office:value-type="float" office:value="0.470342">
                <text:p>0.470342</text:p>
              </table:table-cell>
              <table:table-cell office:value-type="float" office:value="0.496065">
                <text:p>0.496065</text:p>
              </table:table-cell>
              <table:table-cell office:value-type="float" office:value="0.506044">
                <text:p>0.506044</text:p>
              </table:table-cell>
              <table:table-cell office:value-type="float" office:value="0.46378">
                <text:p>0.46378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0.443983">
                <text:p>0.443983</text:p>
              </table:table-cell>
              <table:table-cell office:value-type="float" office:value="0.516119">
                <text:p>0.516119</text:p>
              </table:table-cell>
              <table:table-cell office:value-type="float" office:value="0.470326">
                <text:p>0.470326</text:p>
              </table:table-cell>
              <table:table-cell office:value-type="float" office:value="0.49605">
                <text:p>0.49605</text:p>
              </table:table-cell>
              <table:table-cell office:value-type="float" office:value="0.506031">
                <text:p>0.506031</text:p>
              </table:table-cell>
              <table:table-cell office:value-type="float" office:value="0.46377">
                <text:p>0.46377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0.443962">
                <text:p>0.443962</text:p>
              </table:table-cell>
              <table:table-cell office:value-type="float" office:value="0.516099">
                <text:p>0.516099</text:p>
              </table:table-cell>
              <table:table-cell office:value-type="float" office:value="0.470302">
                <text:p>0.470302</text:p>
              </table:table-cell>
              <table:table-cell office:value-type="float" office:value="0.496029">
                <text:p>0.496029</text:p>
              </table:table-cell>
              <table:table-cell office:value-type="float" office:value="0.506018">
                <text:p>0.506018</text:p>
              </table:table-cell>
              <table:table-cell office:value-type="float" office:value="0.46376">
                <text:p>0.46376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0.443943">
                <text:p>0.443943</text:p>
              </table:table-cell>
              <table:table-cell office:value-type="float" office:value="0.516079">
                <text:p>0.516079</text:p>
              </table:table-cell>
              <table:table-cell office:value-type="float" office:value="0.470282">
                <text:p>0.470282</text:p>
              </table:table-cell>
              <table:table-cell office:value-type="float" office:value="0.49601">
                <text:p>0.49601</text:p>
              </table:table-cell>
              <table:table-cell office:value-type="float" office:value="0.506005">
                <text:p>0.506005</text:p>
              </table:table-cell>
              <table:table-cell office:value-type="float" office:value="0.46375">
                <text:p>0.46375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0.44392">
                <text:p>0.44392</text:p>
              </table:table-cell>
              <table:table-cell office:value-type="float" office:value="0.51606">
                <text:p>0.51606</text:p>
              </table:table-cell>
              <table:table-cell office:value-type="float" office:value="0.470262">
                <text:p>0.470262</text:p>
              </table:table-cell>
              <table:table-cell office:value-type="float" office:value="0.495991">
                <text:p>0.495991</text:p>
              </table:table-cell>
              <table:table-cell office:value-type="float" office:value="0.505992">
                <text:p>0.505992</text:p>
              </table:table-cell>
              <table:table-cell office:value-type="float" office:value="0.463741">
                <text:p>0.463741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0.443901">
                <text:p>0.443901</text:p>
              </table:table-cell>
              <table:table-cell office:value-type="float" office:value="0.516038">
                <text:p>0.516038</text:p>
              </table:table-cell>
              <table:table-cell office:value-type="float" office:value="0.470248">
                <text:p>0.470248</text:p>
              </table:table-cell>
              <table:table-cell office:value-type="float" office:value="0.495975">
                <text:p>0.495975</text:p>
              </table:table-cell>
              <table:table-cell office:value-type="float" office:value="0.505979">
                <text:p>0.505979</text:p>
              </table:table-cell>
              <table:table-cell office:value-type="float" office:value="0.463731">
                <text:p>0.463731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0.443873">
                <text:p>0.443873</text:p>
              </table:table-cell>
              <table:table-cell office:value-type="float" office:value="0.51602">
                <text:p>0.51602</text:p>
              </table:table-cell>
              <table:table-cell office:value-type="float" office:value="0.470228">
                <text:p>0.470228</text:p>
              </table:table-cell>
              <table:table-cell office:value-type="float" office:value="0.495955">
                <text:p>0.495955</text:p>
              </table:table-cell>
              <table:table-cell office:value-type="float" office:value="0.505967">
                <text:p>0.505967</text:p>
              </table:table-cell>
              <table:table-cell office:value-type="float" office:value="0.463721">
                <text:p>0.463721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0.443856">
                <text:p>0.443856</text:p>
              </table:table-cell>
              <table:table-cell office:value-type="float" office:value="0.516051">
                <text:p>0.516051</text:p>
              </table:table-cell>
              <table:table-cell office:value-type="float" office:value="0.470208">
                <text:p>0.470208</text:p>
              </table:table-cell>
              <table:table-cell office:value-type="float" office:value="0.495936">
                <text:p>0.495936</text:p>
              </table:table-cell>
              <table:table-cell office:value-type="float" office:value="0.505954">
                <text:p>0.505954</text:p>
              </table:table-cell>
              <table:table-cell office:value-type="float" office:value="0.463712">
                <text:p>0.463712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0.443837">
                <text:p>0.443837</text:p>
              </table:table-cell>
              <table:table-cell office:value-type="float" office:value="0.516038">
                <text:p>0.516038</text:p>
              </table:table-cell>
              <table:table-cell office:value-type="float" office:value="0.470194">
                <text:p>0.470194</text:p>
              </table:table-cell>
              <table:table-cell office:value-type="float" office:value="0.49592">
                <text:p>0.49592</text:p>
              </table:table-cell>
              <table:table-cell office:value-type="float" office:value="0.505941">
                <text:p>0.505941</text:p>
              </table:table-cell>
              <table:table-cell office:value-type="float" office:value="0.463702">
                <text:p>0.463702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0.44382">
                <text:p>0.44382</text:p>
              </table:table-cell>
              <table:table-cell office:value-type="float" office:value="0.516024">
                <text:p>0.516024</text:p>
              </table:table-cell>
              <table:table-cell office:value-type="float" office:value="0.470169">
                <text:p>0.470169</text:p>
              </table:table-cell>
              <table:table-cell office:value-type="float" office:value="0.495899">
                <text:p>0.495899</text:p>
              </table:table-cell>
              <table:table-cell office:value-type="float" office:value="0.505928">
                <text:p>0.505928</text:p>
              </table:table-cell>
              <table:table-cell office:value-type="float" office:value="0.463693">
                <text:p>0.463693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0.443798">
                <text:p>0.443798</text:p>
              </table:table-cell>
              <table:table-cell office:value-type="float" office:value="0.516001">
                <text:p>0.516001</text:p>
              </table:table-cell>
              <table:table-cell office:value-type="float" office:value="0.47015">
                <text:p>0.47015</text:p>
              </table:table-cell>
              <table:table-cell office:value-type="float" office:value="0.49588">
                <text:p>0.49588</text:p>
              </table:table-cell>
              <table:table-cell office:value-type="float" office:value="0.505916">
                <text:p>0.505916</text:p>
              </table:table-cell>
              <table:table-cell office:value-type="float" office:value="0.463683">
                <text:p>0.463683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0.443719">
                <text:p>0.443719</text:p>
              </table:table-cell>
              <table:table-cell office:value-type="float" office:value="0.515973">
                <text:p>0.515973</text:p>
              </table:table-cell>
              <table:table-cell office:value-type="float" office:value="0.470135">
                <text:p>0.470135</text:p>
              </table:table-cell>
              <table:table-cell office:value-type="float" office:value="0.495864">
                <text:p>0.495864</text:p>
              </table:table-cell>
              <table:table-cell office:value-type="float" office:value="0.505903">
                <text:p>0.505903</text:p>
              </table:table-cell>
              <table:table-cell office:value-type="float" office:value="0.463674">
                <text:p>0.463674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0.443679">
                <text:p>0.443679</text:p>
              </table:table-cell>
              <table:table-cell office:value-type="float" office:value="0.51595">
                <text:p>0.51595</text:p>
              </table:table-cell>
              <table:table-cell office:value-type="float" office:value="0.47011">
                <text:p>0.47011</text:p>
              </table:table-cell>
              <table:table-cell office:value-type="float" office:value="0.495844">
                <text:p>0.495844</text:p>
              </table:table-cell>
              <table:table-cell office:value-type="float" office:value="0.505891">
                <text:p>0.505891</text:p>
              </table:table-cell>
              <table:table-cell office:value-type="float" office:value="0.463665">
                <text:p>0.463665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0.44366">
                <text:p>0.44366</text:p>
              </table:table-cell>
              <table:table-cell office:value-type="float" office:value="0.515933">
                <text:p>0.515933</text:p>
              </table:table-cell>
              <table:table-cell office:value-type="float" office:value="0.470095">
                <text:p>0.470095</text:p>
              </table:table-cell>
              <table:table-cell office:value-type="float" office:value="0.495828">
                <text:p>0.495828</text:p>
              </table:table-cell>
              <table:table-cell office:value-type="float" office:value="0.505878">
                <text:p>0.505878</text:p>
              </table:table-cell>
              <table:table-cell office:value-type="float" office:value="0.463655">
                <text:p>0.463655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0.443639">
                <text:p>0.443639</text:p>
              </table:table-cell>
              <table:table-cell office:value-type="float" office:value="0.515917">
                <text:p>0.515917</text:p>
              </table:table-cell>
              <table:table-cell office:value-type="float" office:value="0.470071">
                <text:p>0.470071</text:p>
              </table:table-cell>
              <table:table-cell office:value-type="float" office:value="0.495807">
                <text:p>0.495807</text:p>
              </table:table-cell>
              <table:table-cell office:value-type="float" office:value="0.505865">
                <text:p>0.505865</text:p>
              </table:table-cell>
              <table:table-cell office:value-type="float" office:value="0.463646">
                <text:p>0.463646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0.443619">
                <text:p>0.443619</text:p>
              </table:table-cell>
              <table:table-cell office:value-type="float" office:value="0.515901">
                <text:p>0.515901</text:p>
              </table:table-cell>
              <table:table-cell office:value-type="float" office:value="0.470042">
                <text:p>0.470042</text:p>
              </table:table-cell>
              <table:table-cell office:value-type="float" office:value="0.495789">
                <text:p>0.495789</text:p>
              </table:table-cell>
              <table:table-cell office:value-type="float" office:value="0.505853">
                <text:p>0.505853</text:p>
              </table:table-cell>
              <table:table-cell office:value-type="float" office:value="0.463637">
                <text:p>0.463637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0.443598">
                <text:p>0.443598</text:p>
              </table:table-cell>
              <table:table-cell office:value-type="float" office:value="0.515886">
                <text:p>0.515886</text:p>
              </table:table-cell>
              <table:table-cell office:value-type="float" office:value="0.470036">
                <text:p>0.470036</text:p>
              </table:table-cell>
              <table:table-cell office:value-type="float" office:value="0.495773">
                <text:p>0.495773</text:p>
              </table:table-cell>
              <table:table-cell office:value-type="float" office:value="0.50584">
                <text:p>0.50584</text:p>
              </table:table-cell>
              <table:table-cell office:value-type="float" office:value="0.463627">
                <text:p>0.463627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0.443578">
                <text:p>0.443578</text:p>
              </table:table-cell>
              <table:table-cell office:value-type="float" office:value="0.515879">
                <text:p>0.515879</text:p>
              </table:table-cell>
              <table:table-cell office:value-type="float" office:value="0.470004">
                <text:p>0.470004</text:p>
              </table:table-cell>
              <table:table-cell office:value-type="float" office:value="0.495753">
                <text:p>0.495753</text:p>
              </table:table-cell>
              <table:table-cell office:value-type="float" office:value="0.505828">
                <text:p>0.505828</text:p>
              </table:table-cell>
              <table:table-cell office:value-type="float" office:value="0.463618">
                <text:p>0.463618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0.443559">
                <text:p>0.443559</text:p>
              </table:table-cell>
              <table:table-cell office:value-type="float" office:value="0.515865">
                <text:p>0.515865</text:p>
              </table:table-cell>
              <table:table-cell office:value-type="float" office:value="0.469996">
                <text:p>0.469996</text:p>
              </table:table-cell>
              <table:table-cell office:value-type="float" office:value="0.495737">
                <text:p>0.495737</text:p>
              </table:table-cell>
              <table:table-cell office:value-type="float" office:value="0.505815">
                <text:p>0.505815</text:p>
              </table:table-cell>
              <table:table-cell office:value-type="float" office:value="0.463609">
                <text:p>0.463609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0.443538">
                <text:p>0.443538</text:p>
              </table:table-cell>
              <table:table-cell office:value-type="float" office:value="0.515852">
                <text:p>0.515852</text:p>
              </table:table-cell>
              <table:table-cell office:value-type="float" office:value="0.469964">
                <text:p>0.469964</text:p>
              </table:table-cell>
              <table:table-cell office:value-type="float" office:value="0.495717">
                <text:p>0.495717</text:p>
              </table:table-cell>
              <table:table-cell office:value-type="float" office:value="0.505803">
                <text:p>0.505803</text:p>
              </table:table-cell>
              <table:table-cell office:value-type="float" office:value="0.4636">
                <text:p>0.4636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0.443517">
                <text:p>0.443517</text:p>
              </table:table-cell>
              <table:table-cell office:value-type="float" office:value="0.515838">
                <text:p>0.515838</text:p>
              </table:table-cell>
              <table:table-cell office:value-type="float" office:value="0.469957">
                <text:p>0.469957</text:p>
              </table:table-cell>
              <table:table-cell office:value-type="float" office:value="0.4957">
                <text:p>0.4957</text:p>
              </table:table-cell>
              <table:table-cell office:value-type="float" office:value="0.505791">
                <text:p>0.505791</text:p>
              </table:table-cell>
              <table:table-cell office:value-type="float" office:value="0.46359">
                <text:p>0.46359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0.443494">
                <text:p>0.443494</text:p>
              </table:table-cell>
              <table:table-cell office:value-type="float" office:value="0.515826">
                <text:p>0.515826</text:p>
              </table:table-cell>
              <table:table-cell office:value-type="float" office:value="0.469937">
                <text:p>0.469937</text:p>
              </table:table-cell>
              <table:table-cell office:value-type="float" office:value="0.495683">
                <text:p>0.495683</text:p>
              </table:table-cell>
              <table:table-cell office:value-type="float" office:value="0.505778">
                <text:p>0.505778</text:p>
              </table:table-cell>
              <table:table-cell office:value-type="float" office:value="0.463581">
                <text:p>0.463581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0.443474">
                <text:p>0.443474</text:p>
              </table:table-cell>
              <table:table-cell office:value-type="float" office:value="0.515813">
                <text:p>0.515813</text:p>
              </table:table-cell>
              <table:table-cell office:value-type="float" office:value="0.469905">
                <text:p>0.469905</text:p>
              </table:table-cell>
              <table:table-cell office:value-type="float" office:value="0.495662">
                <text:p>0.495662</text:p>
              </table:table-cell>
              <table:table-cell office:value-type="float" office:value="0.505766">
                <text:p>0.505766</text:p>
              </table:table-cell>
              <table:table-cell office:value-type="float" office:value="0.463572">
                <text:p>0.463572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0.443454">
                <text:p>0.443454</text:p>
              </table:table-cell>
              <table:table-cell office:value-type="float" office:value="0.515799">
                <text:p>0.515799</text:p>
              </table:table-cell>
              <table:table-cell office:value-type="float" office:value="0.469898">
                <text:p>0.469898</text:p>
              </table:table-cell>
              <table:table-cell office:value-type="float" office:value="0.495646">
                <text:p>0.495646</text:p>
              </table:table-cell>
              <table:table-cell office:value-type="float" office:value="0.505754">
                <text:p>0.505754</text:p>
              </table:table-cell>
              <table:table-cell office:value-type="float" office:value="0.463563">
                <text:p>0.463563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0.443433">
                <text:p>0.443433</text:p>
              </table:table-cell>
              <table:table-cell office:value-type="float" office:value="0.515786">
                <text:p>0.515786</text:p>
              </table:table-cell>
              <table:table-cell office:value-type="float" office:value="0.469866">
                <text:p>0.469866</text:p>
              </table:table-cell>
              <table:table-cell office:value-type="float" office:value="0.495625">
                <text:p>0.495625</text:p>
              </table:table-cell>
              <table:table-cell office:value-type="float" office:value="0.505741">
                <text:p>0.505741</text:p>
              </table:table-cell>
              <table:table-cell office:value-type="float" office:value="0.463554">
                <text:p>0.463554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0.443421">
                <text:p>0.443421</text:p>
              </table:table-cell>
              <table:table-cell office:value-type="float" office:value="0.515773">
                <text:p>0.515773</text:p>
              </table:table-cell>
              <table:table-cell office:value-type="float" office:value="0.46986">
                <text:p>0.46986</text:p>
              </table:table-cell>
              <table:table-cell office:value-type="float" office:value="0.495608">
                <text:p>0.495608</text:p>
              </table:table-cell>
              <table:table-cell office:value-type="float" office:value="0.505729">
                <text:p>0.505729</text:p>
              </table:table-cell>
              <table:table-cell office:value-type="float" office:value="0.463545">
                <text:p>0.463545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0.443403">
                <text:p>0.443403</text:p>
              </table:table-cell>
              <table:table-cell office:value-type="float" office:value="0.515761">
                <text:p>0.515761</text:p>
              </table:table-cell>
              <table:table-cell office:value-type="float" office:value="0.469827">
                <text:p>0.469827</text:p>
              </table:table-cell>
              <table:table-cell office:value-type="float" office:value="0.495588">
                <text:p>0.495588</text:p>
              </table:table-cell>
              <table:table-cell office:value-type="float" office:value="0.505717">
                <text:p>0.505717</text:p>
              </table:table-cell>
              <table:table-cell office:value-type="float" office:value="0.463536">
                <text:p>0.463536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0.443383">
                <text:p>0.443383</text:p>
              </table:table-cell>
              <table:table-cell office:value-type="float" office:value="0.515749">
                <text:p>0.515749</text:p>
              </table:table-cell>
              <table:table-cell office:value-type="float" office:value="0.469821">
                <text:p>0.469821</text:p>
              </table:table-cell>
              <table:table-cell office:value-type="float" office:value="0.495571">
                <text:p>0.495571</text:p>
              </table:table-cell>
              <table:table-cell office:value-type="float" office:value="0.505705">
                <text:p>0.505705</text:p>
              </table:table-cell>
              <table:table-cell office:value-type="float" office:value="0.463527">
                <text:p>0.463527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0.443363">
                <text:p>0.443363</text:p>
              </table:table-cell>
              <table:table-cell office:value-type="float" office:value="0.515737">
                <text:p>0.515737</text:p>
              </table:table-cell>
              <table:table-cell office:value-type="float" office:value="0.469787">
                <text:p>0.469787</text:p>
              </table:table-cell>
              <table:table-cell office:value-type="float" office:value="0.495552">
                <text:p>0.495552</text:p>
              </table:table-cell>
              <table:table-cell office:value-type="float" office:value="0.505693">
                <text:p>0.505693</text:p>
              </table:table-cell>
              <table:table-cell office:value-type="float" office:value="0.463518">
                <text:p>0.463518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0.443343">
                <text:p>0.443343</text:p>
              </table:table-cell>
              <table:table-cell office:value-type="float" office:value="0.515724">
                <text:p>0.515724</text:p>
              </table:table-cell>
              <table:table-cell office:value-type="float" office:value="0.469781">
                <text:p>0.469781</text:p>
              </table:table-cell>
              <table:table-cell office:value-type="float" office:value="0.495535">
                <text:p>0.495535</text:p>
              </table:table-cell>
              <table:table-cell office:value-type="float" office:value="0.505681">
                <text:p>0.505681</text:p>
              </table:table-cell>
              <table:table-cell office:value-type="float" office:value="0.463509">
                <text:p>0.463509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0.443323">
                <text:p>0.443323</text:p>
              </table:table-cell>
              <table:table-cell office:value-type="float" office:value="0.515712">
                <text:p>0.515712</text:p>
              </table:table-cell>
              <table:table-cell office:value-type="float" office:value="0.469748">
                <text:p>0.469748</text:p>
              </table:table-cell>
              <table:table-cell office:value-type="float" office:value="0.495515">
                <text:p>0.495515</text:p>
              </table:table-cell>
              <table:table-cell office:value-type="float" office:value="0.505669">
                <text:p>0.505669</text:p>
              </table:table-cell>
              <table:table-cell office:value-type="float" office:value="0.4635">
                <text:p>0.4635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0.443305">
                <text:p>0.443305</text:p>
              </table:table-cell>
              <table:table-cell office:value-type="float" office:value="0.515702">
                <text:p>0.515702</text:p>
              </table:table-cell>
              <table:table-cell office:value-type="float" office:value="0.469742">
                <text:p>0.469742</text:p>
              </table:table-cell>
              <table:table-cell office:value-type="float" office:value="0.495498">
                <text:p>0.495498</text:p>
              </table:table-cell>
              <table:table-cell office:value-type="float" office:value="0.505656">
                <text:p>0.505656</text:p>
              </table:table-cell>
              <table:table-cell office:value-type="float" office:value="0.463491">
                <text:p>0.463491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0.443285">
                <text:p>0.443285</text:p>
              </table:table-cell>
              <table:table-cell office:value-type="float" office:value="0.515691">
                <text:p>0.515691</text:p>
              </table:table-cell>
              <table:table-cell office:value-type="float" office:value="0.469709">
                <text:p>0.469709</text:p>
              </table:table-cell>
              <table:table-cell office:value-type="float" office:value="0.495478">
                <text:p>0.495478</text:p>
              </table:table-cell>
              <table:table-cell office:value-type="float" office:value="0.505644">
                <text:p>0.505644</text:p>
              </table:table-cell>
              <table:table-cell office:value-type="float" office:value="0.463482">
                <text:p>0.463482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0.443265">
                <text:p>0.443265</text:p>
              </table:table-cell>
              <table:table-cell office:value-type="float" office:value="0.515679">
                <text:p>0.515679</text:p>
              </table:table-cell>
              <table:table-cell office:value-type="float" office:value="0.469694">
                <text:p>0.469694</text:p>
              </table:table-cell>
              <table:table-cell office:value-type="float" office:value="0.495463">
                <text:p>0.495463</text:p>
              </table:table-cell>
              <table:table-cell office:value-type="float" office:value="0.505632">
                <text:p>0.505632</text:p>
              </table:table-cell>
              <table:table-cell office:value-type="float" office:value="0.463473">
                <text:p>0.463473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0.443245">
                <text:p>0.443245</text:p>
              </table:table-cell>
              <table:table-cell office:value-type="float" office:value="0.515667">
                <text:p>0.515667</text:p>
              </table:table-cell>
              <table:table-cell office:value-type="float" office:value="0.469674">
                <text:p>0.469674</text:p>
              </table:table-cell>
              <table:table-cell office:value-type="float" office:value="0.495446">
                <text:p>0.495446</text:p>
              </table:table-cell>
              <table:table-cell office:value-type="float" office:value="0.50562">
                <text:p>0.50562</text:p>
              </table:table-cell>
              <table:table-cell office:value-type="float" office:value="0.463465">
                <text:p>0.463465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0.443225">
                <text:p>0.443225</text:p>
              </table:table-cell>
              <table:table-cell office:value-type="float" office:value="0.515654">
                <text:p>0.515654</text:p>
              </table:table-cell>
              <table:table-cell office:value-type="float" office:value="0.46965">
                <text:p>0.46965</text:p>
              </table:table-cell>
              <table:table-cell office:value-type="float" office:value="0.495425">
                <text:p>0.495425</text:p>
              </table:table-cell>
              <table:table-cell office:value-type="float" office:value="0.505608">
                <text:p>0.505608</text:p>
              </table:table-cell>
              <table:table-cell office:value-type="float" office:value="0.463456">
                <text:p>0.463456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0.443205">
                <text:p>0.443205</text:p>
              </table:table-cell>
              <table:table-cell office:value-type="float" office:value="0.515641">
                <text:p>0.515641</text:p>
              </table:table-cell>
              <table:table-cell office:value-type="float" office:value="0.469635">
                <text:p>0.469635</text:p>
              </table:table-cell>
              <table:table-cell office:value-type="float" office:value="0.495409">
                <text:p>0.495409</text:p>
              </table:table-cell>
              <table:table-cell office:value-type="float" office:value="0.505596">
                <text:p>0.505596</text:p>
              </table:table-cell>
              <table:table-cell office:value-type="float" office:value="0.463447">
                <text:p>0.463447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0.443185">
                <text:p>0.443185</text:p>
              </table:table-cell>
              <table:table-cell office:value-type="float" office:value="0.515628">
                <text:p>0.515628</text:p>
              </table:table-cell>
              <table:table-cell office:value-type="float" office:value="0.469616">
                <text:p>0.469616</text:p>
              </table:table-cell>
              <table:table-cell office:value-type="float" office:value="0.495392">
                <text:p>0.495392</text:p>
              </table:table-cell>
              <table:table-cell office:value-type="float" office:value="0.505584">
                <text:p>0.505584</text:p>
              </table:table-cell>
              <table:table-cell office:value-type="float" office:value="0.463438">
                <text:p>0.463438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0.443145">
                <text:p>0.443145</text:p>
              </table:table-cell>
              <table:table-cell office:value-type="float" office:value="0.515609">
                <text:p>0.515609</text:p>
              </table:table-cell>
              <table:table-cell office:value-type="float" office:value="0.469591">
                <text:p>0.469591</text:p>
              </table:table-cell>
              <table:table-cell office:value-type="float" office:value="0.495371">
                <text:p>0.495371</text:p>
              </table:table-cell>
              <table:table-cell office:value-type="float" office:value="0.505572">
                <text:p>0.505572</text:p>
              </table:table-cell>
              <table:table-cell office:value-type="float" office:value="0.46343">
                <text:p>0.4634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4.2$Windows_X86_64 LibreOffice_project/60da17e045e08f1793c57c00ba83cdfce946d0aa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2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6.401cm" svg:height="21.888cm" xlink:href=".." xlink:type="simple" chart:class="chart:line" chart:style-name="ch1">
        <chart:legend chart:legend-position="end" svg:x="33.258cm" svg:y="9.4cm" style:legend-expansion="high" chart:style-name="ch2"/>
        <chart:plot-area chart:style-name="ch3" table:cell-range-address="Sheet1.A1:Sheet1.F1 Sheet1.A40:Sheet1.F1001" chart:data-source-has-labels="row" svg:x="0.728cm" svg:y="0.437cm" svg:width="31.802cm" svg:height="21.014cm">
          <chartooo:coordinate-region svg:x="1.455cm" svg:y="0.558cm" svg:width="31.075cm" svg:height="19.89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40:Sheet1.A1001" chart:label-cell-address="Sheet1.A1:Sheet1.A1" chart:class="chart:line">
            <chart:data-point chart:repeated="962"/>
          </chart:series>
          <chart:series chart:style-name="ch7" chart:values-cell-range-address="Sheet1.B40:Sheet1.B1001" chart:label-cell-address="Sheet1.B1:Sheet1.B1" chart:class="chart:line">
            <chart:data-point chart:repeated="962"/>
          </chart:series>
          <chart:series chart:style-name="ch8" chart:values-cell-range-address="Sheet1.C40:Sheet1.C1001" chart:label-cell-address="Sheet1.C1:Sheet1.C1" chart:class="chart:line">
            <chart:data-point chart:repeated="962"/>
          </chart:series>
          <chart:series chart:style-name="ch9" chart:values-cell-range-address="Sheet1.D40:Sheet1.D1001" chart:label-cell-address="Sheet1.D1:Sheet1.D1" chart:class="chart:line">
            <chart:data-point chart:repeated="962"/>
          </chart:series>
          <chart:series chart:style-name="ch10" chart:values-cell-range-address="Sheet1.E40:Sheet1.E1001" chart:label-cell-address="Sheet1.E1:Sheet1.E1" chart:class="chart:line">
            <chart:data-point chart:repeated="962"/>
          </chart:series>
          <chart:series chart:style-name="ch11" chart:values-cell-range-address="Sheet1.F40:Sheet1.F1001" chart:label-cell-address="Sheet1.F1:Sheet1.F1" chart:class="chart:line">
            <chart:data-point chart:repeated="96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rain 0.001</text:p>
                <draw:g>
                  <svg:desc>Sheet1.A1:Sheet1.A1</svg:desc>
                </draw:g>
              </table:table-cell>
              <table:table-cell office:value-type="string">
                <text:p>test 0.001</text:p>
                <draw:g>
                  <svg:desc>Sheet1.B1:Sheet1.B1</svg:desc>
                </draw:g>
              </table:table-cell>
              <table:table-cell office:value-type="string">
                <text:p>train 0.0005</text:p>
                <draw:g>
                  <svg:desc>Sheet1.C1:Sheet1.C1</svg:desc>
                </draw:g>
              </table:table-cell>
              <table:table-cell office:value-type="string">
                <text:p>test 0.0005</text:p>
                <draw:g>
                  <svg:desc>Sheet1.D1:Sheet1.D1</svg:desc>
                </draw:g>
              </table:table-cell>
              <table:table-cell office:value-type="string">
                <text:p>train 0.0001</text:p>
                <draw:g>
                  <svg:desc>Sheet1.E1:Sheet1.E1</svg:desc>
                </draw:g>
              </table:table-cell>
              <table:table-cell office:value-type="string">
                <text:p>test 0.0001</text:p>
                <draw:g>
                  <svg:desc>Sheet1.F1:Sheet1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6045">
                <text:p>0.6045</text:p>
                <draw:g>
                  <svg:desc>Sheet1.A40:Sheet1.A1001</svg:desc>
                </draw:g>
              </table:table-cell>
              <table:table-cell office:value-type="float" office:value="0.722804">
                <text:p>0.722804</text:p>
                <draw:g>
                  <svg:desc>Sheet1.B40:Sheet1.B1001</svg:desc>
                </draw:g>
              </table:table-cell>
              <table:table-cell office:value-type="float" office:value="0.912862">
                <text:p>0.912862</text:p>
                <draw:g>
                  <svg:desc>Sheet1.C40:Sheet1.C1001</svg:desc>
                </draw:g>
              </table:table-cell>
              <table:table-cell office:value-type="float" office:value="0.88051">
                <text:p>0.88051</text:p>
                <draw:g>
                  <svg:desc>Sheet1.D40:Sheet1.D1001</svg:desc>
                </draw:g>
              </table:table-cell>
              <table:table-cell office:value-type="float" office:value="2.256028">
                <text:p>2.256028</text:p>
                <draw:g>
                  <svg:desc>Sheet1.E40:Sheet1.E1001</svg:desc>
                </draw:g>
              </table:table-cell>
              <table:table-cell office:value-type="float" office:value="1.995314">
                <text:p>1.995314</text:p>
                <draw:g>
                  <svg:desc>Sheet1.F40:Sheet1.F10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99546">
                <text:p>0.599546</text:p>
              </table:table-cell>
              <table:table-cell office:value-type="float" office:value="0.716417">
                <text:p>0.716417</text:p>
              </table:table-cell>
              <table:table-cell office:value-type="float" office:value="0.842988">
                <text:p>0.842988</text:p>
              </table:table-cell>
              <table:table-cell office:value-type="float" office:value="0.822146">
                <text:p>0.822146</text:p>
              </table:table-cell>
              <table:table-cell office:value-type="float" office:value="2.131972">
                <text:p>2.131972</text:p>
              </table:table-cell>
              <table:table-cell office:value-type="float" office:value="1.87949">
                <text:p>1.8794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94729">
                <text:p>0.594729</text:p>
              </table:table-cell>
              <table:table-cell office:value-type="float" office:value="0.709914">
                <text:p>0.709914</text:p>
              </table:table-cell>
              <table:table-cell office:value-type="float" office:value="0.794865">
                <text:p>0.794865</text:p>
              </table:table-cell>
              <table:table-cell office:value-type="float" office:value="0.782596">
                <text:p>0.782596</text:p>
              </table:table-cell>
              <table:table-cell office:value-type="float" office:value="2.014891">
                <text:p>2.014891</text:p>
              </table:table-cell>
              <table:table-cell office:value-type="float" office:value="1.770733">
                <text:p>1.7707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590028">
                <text:p>0.590028</text:p>
              </table:table-cell>
              <table:table-cell office:value-type="float" office:value="0.704057">
                <text:p>0.704057</text:p>
              </table:table-cell>
              <table:table-cell office:value-type="float" office:value="0.760809">
                <text:p>0.760809</text:p>
              </table:table-cell>
              <table:table-cell office:value-type="float" office:value="0.755499">
                <text:p>0.755499</text:p>
              </table:table-cell>
              <table:table-cell office:value-type="float" office:value="1.90514">
                <text:p>1.90514</text:p>
              </table:table-cell>
              <table:table-cell office:value-type="float" office:value="1.669318">
                <text:p>1.66931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85658">
                <text:p>0.585658</text:p>
              </table:table-cell>
              <table:table-cell office:value-type="float" office:value="0.699795">
                <text:p>0.699795</text:p>
              </table:table-cell>
              <table:table-cell office:value-type="float" office:value="0.736635">
                <text:p>0.736635</text:p>
              </table:table-cell>
              <table:table-cell office:value-type="float" office:value="0.736101">
                <text:p>0.736101</text:p>
              </table:table-cell>
              <table:table-cell office:value-type="float" office:value="1.803045">
                <text:p>1.803045</text:p>
              </table:table-cell>
              <table:table-cell office:value-type="float" office:value="1.574989">
                <text:p>1.57498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81472">
                <text:p>0.581472</text:p>
              </table:table-cell>
              <table:table-cell office:value-type="float" office:value="0.694583">
                <text:p>0.694583</text:p>
              </table:table-cell>
              <table:table-cell office:value-type="float" office:value="0.718516">
                <text:p>0.718516</text:p>
              </table:table-cell>
              <table:table-cell office:value-type="float" office:value="0.721678">
                <text:p>0.721678</text:p>
              </table:table-cell>
              <table:table-cell office:value-type="float" office:value="1.707757">
                <text:p>1.707757</text:p>
              </table:table-cell>
              <table:table-cell office:value-type="float" office:value="1.487535">
                <text:p>1.48753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577526">
                <text:p>0.577526</text:p>
              </table:table-cell>
              <table:table-cell office:value-type="float" office:value="0.689408">
                <text:p>0.689408</text:p>
              </table:table-cell>
              <table:table-cell office:value-type="float" office:value="0.704722">
                <text:p>0.704722</text:p>
              </table:table-cell>
              <table:table-cell office:value-type="float" office:value="0.710667">
                <text:p>0.710667</text:p>
              </table:table-cell>
              <table:table-cell office:value-type="float" office:value="1.619114">
                <text:p>1.619114</text:p>
              </table:table-cell>
              <table:table-cell office:value-type="float" office:value="1.406602">
                <text:p>1.40660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573806">
                <text:p>0.573806</text:p>
              </table:table-cell>
              <table:table-cell office:value-type="float" office:value="0.684472">
                <text:p>0.684472</text:p>
              </table:table-cell>
              <table:table-cell office:value-type="float" office:value="0.693801">
                <text:p>0.693801</text:p>
              </table:table-cell>
              <table:table-cell office:value-type="float" office:value="0.701934">
                <text:p>0.701934</text:p>
              </table:table-cell>
              <table:table-cell office:value-type="float" office:value="1.536884">
                <text:p>1.536884</text:p>
              </table:table-cell>
              <table:table-cell office:value-type="float" office:value="1.331966">
                <text:p>1.33196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570123">
                <text:p>0.570123</text:p>
              </table:table-cell>
              <table:table-cell office:value-type="float" office:value="0.680137">
                <text:p>0.680137</text:p>
              </table:table-cell>
              <table:table-cell office:value-type="float" office:value="0.684966">
                <text:p>0.684966</text:p>
              </table:table-cell>
              <table:table-cell office:value-type="float" office:value="0.694889">
                <text:p>0.694889</text:p>
              </table:table-cell>
              <table:table-cell office:value-type="float" office:value="1.460923">
                <text:p>1.460923</text:p>
              </table:table-cell>
              <table:table-cell office:value-type="float" office:value="1.263458">
                <text:p>1.26345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566567">
                <text:p>0.566567</text:p>
              </table:table-cell>
              <table:table-cell office:value-type="float" office:value="0.675474">
                <text:p>0.675474</text:p>
              </table:table-cell>
              <table:table-cell office:value-type="float" office:value="0.677643">
                <text:p>0.677643</text:p>
              </table:table-cell>
              <table:table-cell office:value-type="float" office:value="0.688939">
                <text:p>0.688939</text:p>
              </table:table-cell>
              <table:table-cell office:value-type="float" office:value="1.390913">
                <text:p>1.390913</text:p>
              </table:table-cell>
              <table:table-cell office:value-type="float" office:value="1.200742">
                <text:p>1.20074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56323">
                <text:p>0.56323</text:p>
              </table:table-cell>
              <table:table-cell office:value-type="float" office:value="0.671171">
                <text:p>0.671171</text:p>
              </table:table-cell>
              <table:table-cell office:value-type="float" office:value="0.671374">
                <text:p>0.671374</text:p>
              </table:table-cell>
              <table:table-cell office:value-type="float" office:value="0.683715">
                <text:p>0.683715</text:p>
              </table:table-cell>
              <table:table-cell office:value-type="float" office:value="1.32638">
                <text:p>1.32638</text:p>
              </table:table-cell>
              <table:table-cell office:value-type="float" office:value="1.143491">
                <text:p>1.14349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559897">
                <text:p>0.559897</text:p>
              </table:table-cell>
              <table:table-cell office:value-type="float" office:value="0.666879">
                <text:p>0.666879</text:p>
              </table:table-cell>
              <table:table-cell office:value-type="float" office:value="0.66594">
                <text:p>0.66594</text:p>
              </table:table-cell>
              <table:table-cell office:value-type="float" office:value="0.679052">
                <text:p>0.679052</text:p>
              </table:table-cell>
              <table:table-cell office:value-type="float" office:value="1.267251">
                <text:p>1.267251</text:p>
              </table:table-cell>
              <table:table-cell office:value-type="float" office:value="1.091681">
                <text:p>1.09168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556838">
                <text:p>0.556838</text:p>
              </table:table-cell>
              <table:table-cell office:value-type="float" office:value="0.662777">
                <text:p>0.662777</text:p>
              </table:table-cell>
              <table:table-cell office:value-type="float" office:value="0.661041">
                <text:p>0.661041</text:p>
              </table:table-cell>
              <table:table-cell office:value-type="float" office:value="0.674799">
                <text:p>0.674799</text:p>
              </table:table-cell>
              <table:table-cell office:value-type="float" office:value="1.213183">
                <text:p>1.213183</text:p>
              </table:table-cell>
              <table:table-cell office:value-type="float" office:value="1.044607">
                <text:p>1.04460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553992">
                <text:p>0.553992</text:p>
              </table:table-cell>
              <table:table-cell office:value-type="float" office:value="0.658965">
                <text:p>0.658965</text:p>
              </table:table-cell>
              <table:table-cell office:value-type="float" office:value="0.656534">
                <text:p>0.656534</text:p>
              </table:table-cell>
              <table:table-cell office:value-type="float" office:value="0.670805">
                <text:p>0.670805</text:p>
              </table:table-cell>
              <table:table-cell office:value-type="float" office:value="1.163953">
                <text:p>1.163953</text:p>
              </table:table-cell>
              <table:table-cell office:value-type="float" office:value="1.001912">
                <text:p>1.00191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55105">
                <text:p>0.55105</text:p>
              </table:table-cell>
              <table:table-cell office:value-type="float" office:value="0.65512">
                <text:p>0.65512</text:p>
              </table:table-cell>
              <table:table-cell office:value-type="float" office:value="0.652282">
                <text:p>0.652282</text:p>
              </table:table-cell>
              <table:table-cell office:value-type="float" office:value="0.667036">
                <text:p>0.667036</text:p>
              </table:table-cell>
              <table:table-cell office:value-type="float" office:value="1.118945">
                <text:p>1.118945</text:p>
              </table:table-cell>
              <table:table-cell office:value-type="float" office:value="0.963285">
                <text:p>0.96328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548521">
                <text:p>0.548521</text:p>
              </table:table-cell>
              <table:table-cell office:value-type="float" office:value="0.651734">
                <text:p>0.651734</text:p>
              </table:table-cell>
              <table:table-cell office:value-type="float" office:value="0.648351">
                <text:p>0.648351</text:p>
              </table:table-cell>
              <table:table-cell office:value-type="float" office:value="0.663432">
                <text:p>0.663432</text:p>
              </table:table-cell>
              <table:table-cell office:value-type="float" office:value="1.077903">
                <text:p>1.077903</text:p>
              </table:table-cell>
              <table:table-cell office:value-type="float" office:value="0.928402">
                <text:p>0.92840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54596">
                <text:p>0.54596</text:p>
              </table:table-cell>
              <table:table-cell office:value-type="float" office:value="0.648323">
                <text:p>0.648323</text:p>
              </table:table-cell>
              <table:table-cell office:value-type="float" office:value="0.644627">
                <text:p>0.644627</text:p>
              </table:table-cell>
              <table:table-cell office:value-type="float" office:value="0.659957">
                <text:p>0.659957</text:p>
              </table:table-cell>
              <table:table-cell office:value-type="float" office:value="1.040497">
                <text:p>1.040497</text:p>
              </table:table-cell>
              <table:table-cell office:value-type="float" office:value="0.896956">
                <text:p>0.89695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543521">
                <text:p>0.543521</text:p>
              </table:table-cell>
              <table:table-cell office:value-type="float" office:value="0.644474">
                <text:p>0.644474</text:p>
              </table:table-cell>
              <table:table-cell office:value-type="float" office:value="0.641075">
                <text:p>0.641075</text:p>
              </table:table-cell>
              <table:table-cell office:value-type="float" office:value="0.656626">
                <text:p>0.656626</text:p>
              </table:table-cell>
              <table:table-cell office:value-type="float" office:value="1.006468">
                <text:p>1.006468</text:p>
              </table:table-cell>
              <table:table-cell office:value-type="float" office:value="0.86858">
                <text:p>0.8685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541257">
                <text:p>0.541257</text:p>
              </table:table-cell>
              <table:table-cell office:value-type="float" office:value="0.641314">
                <text:p>0.641314</text:p>
              </table:table-cell>
              <table:table-cell office:value-type="float" office:value="0.637683">
                <text:p>0.637683</text:p>
              </table:table-cell>
              <table:table-cell office:value-type="float" office:value="0.653395">
                <text:p>0.653395</text:p>
              </table:table-cell>
              <table:table-cell office:value-type="float" office:value="0.975587">
                <text:p>0.975587</text:p>
              </table:table-cell>
              <table:table-cell office:value-type="float" office:value="0.842935">
                <text:p>0.84293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538911">
                <text:p>0.538911</text:p>
              </table:table-cell>
              <table:table-cell office:value-type="float" office:value="0.638149">
                <text:p>0.638149</text:p>
              </table:table-cell>
              <table:table-cell office:value-type="float" office:value="0.634427">
                <text:p>0.634427</text:p>
              </table:table-cell>
              <table:table-cell office:value-type="float" office:value="0.650257">
                <text:p>0.650257</text:p>
              </table:table-cell>
              <table:table-cell office:value-type="float" office:value="0.947547">
                <text:p>0.947547</text:p>
              </table:table-cell>
              <table:table-cell office:value-type="float" office:value="0.819839">
                <text:p>0.81983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536839">
                <text:p>0.536839</text:p>
              </table:table-cell>
              <table:table-cell office:value-type="float" office:value="0.63523">
                <text:p>0.63523</text:p>
              </table:table-cell>
              <table:table-cell office:value-type="float" office:value="0.631288">
                <text:p>0.631288</text:p>
              </table:table-cell>
              <table:table-cell office:value-type="float" office:value="0.647203">
                <text:p>0.647203</text:p>
              </table:table-cell>
              <table:table-cell office:value-type="float" office:value="0.922056">
                <text:p>0.922056</text:p>
              </table:table-cell>
              <table:table-cell office:value-type="float" office:value="0.799002">
                <text:p>0.79900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534902">
                <text:p>0.534902</text:p>
              </table:table-cell>
              <table:table-cell office:value-type="float" office:value="0.632346">
                <text:p>0.632346</text:p>
              </table:table-cell>
              <table:table-cell office:value-type="float" office:value="0.628254">
                <text:p>0.628254</text:p>
              </table:table-cell>
              <table:table-cell office:value-type="float" office:value="0.64424">
                <text:p>0.64424</text:p>
              </table:table-cell>
              <table:table-cell office:value-type="float" office:value="0.898858">
                <text:p>0.898858</text:p>
              </table:table-cell>
              <table:table-cell office:value-type="float" office:value="0.780199">
                <text:p>0.78019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533046">
                <text:p>0.533046</text:p>
              </table:table-cell>
              <table:table-cell office:value-type="float" office:value="0.629535">
                <text:p>0.629535</text:p>
              </table:table-cell>
              <table:table-cell office:value-type="float" office:value="0.625322">
                <text:p>0.625322</text:p>
              </table:table-cell>
              <table:table-cell office:value-type="float" office:value="0.641362">
                <text:p>0.641362</text:p>
              </table:table-cell>
              <table:table-cell office:value-type="float" office:value="0.877758">
                <text:p>0.877758</text:p>
              </table:table-cell>
              <table:table-cell office:value-type="float" office:value="0.763251">
                <text:p>0.76325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53136">
                <text:p>0.53136</text:p>
              </table:table-cell>
              <table:table-cell office:value-type="float" office:value="0.626939">
                <text:p>0.626939</text:p>
              </table:table-cell>
              <table:table-cell office:value-type="float" office:value="0.622487">
                <text:p>0.622487</text:p>
              </table:table-cell>
              <table:table-cell office:value-type="float" office:value="0.638552">
                <text:p>0.638552</text:p>
              </table:table-cell>
              <table:table-cell office:value-type="float" office:value="0.858546">
                <text:p>0.858546</text:p>
              </table:table-cell>
              <table:table-cell office:value-type="float" office:value="0.747959">
                <text:p>0.74795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529554">
                <text:p>0.529554</text:p>
              </table:table-cell>
              <table:table-cell office:value-type="float" office:value="0.624421">
                <text:p>0.624421</text:p>
              </table:table-cell>
              <table:table-cell office:value-type="float" office:value="0.61973">
                <text:p>0.61973</text:p>
              </table:table-cell>
              <table:table-cell office:value-type="float" office:value="0.635829">
                <text:p>0.635829</text:p>
              </table:table-cell>
              <table:table-cell office:value-type="float" office:value="0.84102">
                <text:p>0.84102</text:p>
              </table:table-cell>
              <table:table-cell office:value-type="float" office:value="0.734165">
                <text:p>0.73416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527869">
                <text:p>0.527869</text:p>
              </table:table-cell>
              <table:table-cell office:value-type="float" office:value="0.622018">
                <text:p>0.622018</text:p>
              </table:table-cell>
              <table:table-cell office:value-type="float" office:value="0.617099">
                <text:p>0.617099</text:p>
              </table:table-cell>
              <table:table-cell office:value-type="float" office:value="0.633146">
                <text:p>0.633146</text:p>
              </table:table-cell>
              <table:table-cell office:value-type="float" office:value="0.825023">
                <text:p>0.825023</text:p>
              </table:table-cell>
              <table:table-cell office:value-type="float" office:value="0.721727">
                <text:p>0.72172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526266">
                <text:p>0.526266</text:p>
              </table:table-cell>
              <table:table-cell office:value-type="float" office:value="0.619706">
                <text:p>0.619706</text:p>
              </table:table-cell>
              <table:table-cell office:value-type="float" office:value="0.614461">
                <text:p>0.614461</text:p>
              </table:table-cell>
              <table:table-cell office:value-type="float" office:value="0.630541">
                <text:p>0.630541</text:p>
              </table:table-cell>
              <table:table-cell office:value-type="float" office:value="0.810432">
                <text:p>0.810432</text:p>
              </table:table-cell>
              <table:table-cell office:value-type="float" office:value="0.710421">
                <text:p>0.71042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524836">
                <text:p>0.524836</text:p>
              </table:table-cell>
              <table:table-cell office:value-type="float" office:value="0.617415">
                <text:p>0.617415</text:p>
              </table:table-cell>
              <table:table-cell office:value-type="float" office:value="0.611942">
                <text:p>0.611942</text:p>
              </table:table-cell>
              <table:table-cell office:value-type="float" office:value="0.628042">
                <text:p>0.628042</text:p>
              </table:table-cell>
              <table:table-cell office:value-type="float" office:value="0.797104">
                <text:p>0.797104</text:p>
              </table:table-cell>
              <table:table-cell office:value-type="float" office:value="0.700174">
                <text:p>0.70017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523381">
                <text:p>0.523381</text:p>
              </table:table-cell>
              <table:table-cell office:value-type="float" office:value="0.615222">
                <text:p>0.615222</text:p>
              </table:table-cell>
              <table:table-cell office:value-type="float" office:value="0.609489">
                <text:p>0.609489</text:p>
              </table:table-cell>
              <table:table-cell office:value-type="float" office:value="0.625602">
                <text:p>0.625602</text:p>
              </table:table-cell>
              <table:table-cell office:value-type="float" office:value="0.784917">
                <text:p>0.784917</text:p>
              </table:table-cell>
              <table:table-cell office:value-type="float" office:value="0.690862">
                <text:p>0.69086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521953">
                <text:p>0.521953</text:p>
              </table:table-cell>
              <table:table-cell office:value-type="float" office:value="0.613117">
                <text:p>0.613117</text:p>
              </table:table-cell>
              <table:table-cell office:value-type="float" office:value="0.607115">
                <text:p>0.607115</text:p>
              </table:table-cell>
              <table:table-cell office:value-type="float" office:value="0.623242">
                <text:p>0.623242</text:p>
              </table:table-cell>
              <table:table-cell office:value-type="float" office:value="0.773728">
                <text:p>0.773728</text:p>
              </table:table-cell>
              <table:table-cell office:value-type="float" office:value="0.682302">
                <text:p>0.68230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520611">
                <text:p>0.520611</text:p>
              </table:table-cell>
              <table:table-cell office:value-type="float" office:value="0.611061">
                <text:p>0.611061</text:p>
              </table:table-cell>
              <table:table-cell office:value-type="float" office:value="0.604795">
                <text:p>0.604795</text:p>
              </table:table-cell>
              <table:table-cell office:value-type="float" office:value="0.620942">
                <text:p>0.620942</text:p>
              </table:table-cell>
              <table:table-cell office:value-type="float" office:value="0.763396">
                <text:p>0.763396</text:p>
              </table:table-cell>
              <table:table-cell office:value-type="float" office:value="0.674482">
                <text:p>0.67448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519253">
                <text:p>0.519253</text:p>
              </table:table-cell>
              <table:table-cell office:value-type="float" office:value="0.609101">
                <text:p>0.609101</text:p>
              </table:table-cell>
              <table:table-cell office:value-type="float" office:value="0.602538">
                <text:p>0.602538</text:p>
              </table:table-cell>
              <table:table-cell office:value-type="float" office:value="0.618701">
                <text:p>0.618701</text:p>
              </table:table-cell>
              <table:table-cell office:value-type="float" office:value="0.753883">
                <text:p>0.753883</text:p>
              </table:table-cell>
              <table:table-cell office:value-type="float" office:value="0.667297">
                <text:p>0.66729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517968">
                <text:p>0.517968</text:p>
              </table:table-cell>
              <table:table-cell office:value-type="float" office:value="0.60718">
                <text:p>0.60718</text:p>
              </table:table-cell>
              <table:table-cell office:value-type="float" office:value="0.600338">
                <text:p>0.600338</text:p>
              </table:table-cell>
              <table:table-cell office:value-type="float" office:value="0.616515">
                <text:p>0.616515</text:p>
              </table:table-cell>
              <table:table-cell office:value-type="float" office:value="0.745123">
                <text:p>0.745123</text:p>
              </table:table-cell>
              <table:table-cell office:value-type="float" office:value="0.660667">
                <text:p>0.66066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516926">
                <text:p>0.516926</text:p>
              </table:table-cell>
              <table:table-cell office:value-type="float" office:value="0.60535">
                <text:p>0.60535</text:p>
              </table:table-cell>
              <table:table-cell office:value-type="float" office:value="0.598195">
                <text:p>0.598195</text:p>
              </table:table-cell>
              <table:table-cell office:value-type="float" office:value="0.614378">
                <text:p>0.614378</text:p>
              </table:table-cell>
              <table:table-cell office:value-type="float" office:value="0.736993">
                <text:p>0.736993</text:p>
              </table:table-cell>
              <table:table-cell office:value-type="float" office:value="0.654524">
                <text:p>0.65452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515793">
                <text:p>0.515793</text:p>
              </table:table-cell>
              <table:table-cell office:value-type="float" office:value="0.603558">
                <text:p>0.603558</text:p>
              </table:table-cell>
              <table:table-cell office:value-type="float" office:value="0.596115">
                <text:p>0.596115</text:p>
              </table:table-cell>
              <table:table-cell office:value-type="float" office:value="0.612306">
                <text:p>0.612306</text:p>
              </table:table-cell>
              <table:table-cell office:value-type="float" office:value="0.729441">
                <text:p>0.729441</text:p>
              </table:table-cell>
              <table:table-cell office:value-type="float" office:value="0.648847">
                <text:p>0.64884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514669">
                <text:p>0.514669</text:p>
              </table:table-cell>
              <table:table-cell office:value-type="float" office:value="0.601811">
                <text:p>0.601811</text:p>
              </table:table-cell>
              <table:table-cell office:value-type="float" office:value="0.594083">
                <text:p>0.594083</text:p>
              </table:table-cell>
              <table:table-cell office:value-type="float" office:value="0.610287">
                <text:p>0.610287</text:p>
              </table:table-cell>
              <table:table-cell office:value-type="float" office:value="0.722372">
                <text:p>0.722372</text:p>
              </table:table-cell>
              <table:table-cell office:value-type="float" office:value="0.643532">
                <text:p>0.64353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513566">
                <text:p>0.513566</text:p>
              </table:table-cell>
              <table:table-cell office:value-type="float" office:value="0.600164">
                <text:p>0.600164</text:p>
              </table:table-cell>
              <table:table-cell office:value-type="float" office:value="0.592103">
                <text:p>0.592103</text:p>
              </table:table-cell>
              <table:table-cell office:value-type="float" office:value="0.608319">
                <text:p>0.608319</text:p>
              </table:table-cell>
              <table:table-cell office:value-type="float" office:value="0.715769">
                <text:p>0.715769</text:p>
              </table:table-cell>
              <table:table-cell office:value-type="float" office:value="0.63856">
                <text:p>0.6385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512516">
                <text:p>0.512516</text:p>
              </table:table-cell>
              <table:table-cell office:value-type="float" office:value="0.598546">
                <text:p>0.598546</text:p>
              </table:table-cell>
              <table:table-cell office:value-type="float" office:value="0.590207">
                <text:p>0.590207</text:p>
              </table:table-cell>
              <table:table-cell office:value-type="float" office:value="0.606406">
                <text:p>0.606406</text:p>
              </table:table-cell>
              <table:table-cell office:value-type="float" office:value="0.709615">
                <text:p>0.709615</text:p>
              </table:table-cell>
              <table:table-cell office:value-type="float" office:value="0.633938">
                <text:p>0.63393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511488">
                <text:p>0.511488</text:p>
              </table:table-cell>
              <table:table-cell office:value-type="float" office:value="0.596987">
                <text:p>0.596987</text:p>
              </table:table-cell>
              <table:table-cell office:value-type="float" office:value="0.588327">
                <text:p>0.588327</text:p>
              </table:table-cell>
              <table:table-cell office:value-type="float" office:value="0.60454">
                <text:p>0.60454</text:p>
              </table:table-cell>
              <table:table-cell office:value-type="float" office:value="0.703807">
                <text:p>0.703807</text:p>
              </table:table-cell>
              <table:table-cell office:value-type="float" office:value="0.629539">
                <text:p>0.62953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510554">
                <text:p>0.510554</text:p>
              </table:table-cell>
              <table:table-cell office:value-type="float" office:value="0.595464">
                <text:p>0.595464</text:p>
              </table:table-cell>
              <table:table-cell office:value-type="float" office:value="0.586489">
                <text:p>0.586489</text:p>
              </table:table-cell>
              <table:table-cell office:value-type="float" office:value="0.602721">
                <text:p>0.602721</text:p>
              </table:table-cell>
              <table:table-cell office:value-type="float" office:value="0.698341">
                <text:p>0.698341</text:p>
              </table:table-cell>
              <table:table-cell office:value-type="float" office:value="0.625365">
                <text:p>0.62536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509563">
                <text:p>0.509563</text:p>
              </table:table-cell>
              <table:table-cell office:value-type="float" office:value="0.594107">
                <text:p>0.594107</text:p>
              </table:table-cell>
              <table:table-cell office:value-type="float" office:value="0.584698">
                <text:p>0.584698</text:p>
              </table:table-cell>
              <table:table-cell office:value-type="float" office:value="0.60095">
                <text:p>0.60095</text:p>
              </table:table-cell>
              <table:table-cell office:value-type="float" office:value="0.693087">
                <text:p>0.693087</text:p>
              </table:table-cell>
              <table:table-cell office:value-type="float" office:value="0.621359">
                <text:p>0.62135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508659">
                <text:p>0.508659</text:p>
              </table:table-cell>
              <table:table-cell office:value-type="float" office:value="0.592684">
                <text:p>0.592684</text:p>
              </table:table-cell>
              <table:table-cell office:value-type="float" office:value="0.582958">
                <text:p>0.582958</text:p>
              </table:table-cell>
              <table:table-cell office:value-type="float" office:value="0.599215">
                <text:p>0.599215</text:p>
              </table:table-cell>
              <table:table-cell office:value-type="float" office:value="0.688114">
                <text:p>0.688114</text:p>
              </table:table-cell>
              <table:table-cell office:value-type="float" office:value="0.617564">
                <text:p>0.61756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507759">
                <text:p>0.507759</text:p>
              </table:table-cell>
              <table:table-cell office:value-type="float" office:value="0.59136">
                <text:p>0.59136</text:p>
              </table:table-cell>
              <table:table-cell office:value-type="float" office:value="0.581269">
                <text:p>0.581269</text:p>
              </table:table-cell>
              <table:table-cell office:value-type="float" office:value="0.597532">
                <text:p>0.597532</text:p>
              </table:table-cell>
              <table:table-cell office:value-type="float" office:value="0.683379">
                <text:p>0.683379</text:p>
              </table:table-cell>
              <table:table-cell office:value-type="float" office:value="0.61395">
                <text:p>0.6139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506879">
                <text:p>0.506879</text:p>
              </table:table-cell>
              <table:table-cell office:value-type="float" office:value="0.590026">
                <text:p>0.590026</text:p>
              </table:table-cell>
              <table:table-cell office:value-type="float" office:value="0.579611">
                <text:p>0.579611</text:p>
              </table:table-cell>
              <table:table-cell office:value-type="float" office:value="0.595891">
                <text:p>0.595891</text:p>
              </table:table-cell>
              <table:table-cell office:value-type="float" office:value="0.678866">
                <text:p>0.678866</text:p>
              </table:table-cell>
              <table:table-cell office:value-type="float" office:value="0.610496">
                <text:p>0.61049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506067">
                <text:p>0.506067</text:p>
              </table:table-cell>
              <table:table-cell office:value-type="float" office:value="0.588718">
                <text:p>0.588718</text:p>
              </table:table-cell>
              <table:table-cell office:value-type="float" office:value="0.577992">
                <text:p>0.577992</text:p>
              </table:table-cell>
              <table:table-cell office:value-type="float" office:value="0.594289">
                <text:p>0.594289</text:p>
              </table:table-cell>
              <table:table-cell office:value-type="float" office:value="0.674579">
                <text:p>0.674579</text:p>
              </table:table-cell>
              <table:table-cell office:value-type="float" office:value="0.607181">
                <text:p>0.60718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505236">
                <text:p>0.505236</text:p>
              </table:table-cell>
              <table:table-cell office:value-type="float" office:value="0.58746">
                <text:p>0.58746</text:p>
              </table:table-cell>
              <table:table-cell office:value-type="float" office:value="0.576425">
                <text:p>0.576425</text:p>
              </table:table-cell>
              <table:table-cell office:value-type="float" office:value="0.592739">
                <text:p>0.592739</text:p>
              </table:table-cell>
              <table:table-cell office:value-type="float" office:value="0.670515">
                <text:p>0.670515</text:p>
              </table:table-cell>
              <table:table-cell office:value-type="float" office:value="0.603954">
                <text:p>0.60395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504436">
                <text:p>0.504436</text:p>
              </table:table-cell>
              <table:table-cell office:value-type="float" office:value="0.586244">
                <text:p>0.586244</text:p>
              </table:table-cell>
              <table:table-cell office:value-type="float" office:value="0.574881">
                <text:p>0.574881</text:p>
              </table:table-cell>
              <table:table-cell office:value-type="float" office:value="0.591215">
                <text:p>0.591215</text:p>
              </table:table-cell>
              <table:table-cell office:value-type="float" office:value="0.666575">
                <text:p>0.666575</text:p>
              </table:table-cell>
              <table:table-cell office:value-type="float" office:value="0.600821">
                <text:p>0.60082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503646">
                <text:p>0.503646</text:p>
              </table:table-cell>
              <table:table-cell office:value-type="float" office:value="0.585057">
                <text:p>0.585057</text:p>
              </table:table-cell>
              <table:table-cell office:value-type="float" office:value="0.573381">
                <text:p>0.573381</text:p>
              </table:table-cell>
              <table:table-cell office:value-type="float" office:value="0.589724">
                <text:p>0.589724</text:p>
              </table:table-cell>
              <table:table-cell office:value-type="float" office:value="0.662839">
                <text:p>0.662839</text:p>
              </table:table-cell>
              <table:table-cell office:value-type="float" office:value="0.597805">
                <text:p>0.59780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502891">
                <text:p>0.502891</text:p>
              </table:table-cell>
              <table:table-cell office:value-type="float" office:value="0.583926">
                <text:p>0.583926</text:p>
              </table:table-cell>
              <table:table-cell office:value-type="float" office:value="0.571907">
                <text:p>0.571907</text:p>
              </table:table-cell>
              <table:table-cell office:value-type="float" office:value="0.588269">
                <text:p>0.588269</text:p>
              </table:table-cell>
              <table:table-cell office:value-type="float" office:value="0.659157">
                <text:p>0.659157</text:p>
              </table:table-cell>
              <table:table-cell office:value-type="float" office:value="0.594882">
                <text:p>0.59488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502159">
                <text:p>0.502159</text:p>
              </table:table-cell>
              <table:table-cell office:value-type="float" office:value="0.582827">
                <text:p>0.582827</text:p>
              </table:table-cell>
              <table:table-cell office:value-type="float" office:value="0.57046">
                <text:p>0.57046</text:p>
              </table:table-cell>
              <table:table-cell office:value-type="float" office:value="0.586855">
                <text:p>0.586855</text:p>
              </table:table-cell>
              <table:table-cell office:value-type="float" office:value="0.655684">
                <text:p>0.655684</text:p>
              </table:table-cell>
              <table:table-cell office:value-type="float" office:value="0.592182">
                <text:p>0.59218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501328">
                <text:p>0.501328</text:p>
              </table:table-cell>
              <table:table-cell office:value-type="float" office:value="0.581729">
                <text:p>0.581729</text:p>
              </table:table-cell>
              <table:table-cell office:value-type="float" office:value="0.569046">
                <text:p>0.569046</text:p>
              </table:table-cell>
              <table:table-cell office:value-type="float" office:value="0.585469">
                <text:p>0.585469</text:p>
              </table:table-cell>
              <table:table-cell office:value-type="float" office:value="0.652412">
                <text:p>0.652412</text:p>
              </table:table-cell>
              <table:table-cell office:value-type="float" office:value="0.58959">
                <text:p>0.5895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500663">
                <text:p>0.500663</text:p>
              </table:table-cell>
              <table:table-cell office:value-type="float" office:value="0.58066">
                <text:p>0.58066</text:p>
              </table:table-cell>
              <table:table-cell office:value-type="float" office:value="0.567653">
                <text:p>0.567653</text:p>
              </table:table-cell>
              <table:table-cell office:value-type="float" office:value="0.584104">
                <text:p>0.584104</text:p>
              </table:table-cell>
              <table:table-cell office:value-type="float" office:value="0.649279">
                <text:p>0.649279</text:p>
              </table:table-cell>
              <table:table-cell office:value-type="float" office:value="0.587085">
                <text:p>0.58708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500003">
                <text:p>0.500003</text:p>
              </table:table-cell>
              <table:table-cell office:value-type="float" office:value="0.579615">
                <text:p>0.579615</text:p>
              </table:table-cell>
              <table:table-cell office:value-type="float" office:value="0.566296">
                <text:p>0.566296</text:p>
              </table:table-cell>
              <table:table-cell office:value-type="float" office:value="0.582789">
                <text:p>0.582789</text:p>
              </table:table-cell>
              <table:table-cell office:value-type="float" office:value="0.646218">
                <text:p>0.646218</text:p>
              </table:table-cell>
              <table:table-cell office:value-type="float" office:value="0.584584">
                <text:p>0.58458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499356">
                <text:p>0.499356</text:p>
              </table:table-cell>
              <table:table-cell office:value-type="float" office:value="0.578605">
                <text:p>0.578605</text:p>
              </table:table-cell>
              <table:table-cell office:value-type="float" office:value="0.56498">
                <text:p>0.56498</text:p>
              </table:table-cell>
              <table:table-cell office:value-type="float" office:value="0.581528">
                <text:p>0.581528</text:p>
              </table:table-cell>
              <table:table-cell office:value-type="float" office:value="0.643325">
                <text:p>0.643325</text:p>
              </table:table-cell>
              <table:table-cell office:value-type="float" office:value="0.582275">
                <text:p>0.58227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498733">
                <text:p>0.498733</text:p>
              </table:table-cell>
              <table:table-cell office:value-type="float" office:value="0.57761">
                <text:p>0.57761</text:p>
              </table:table-cell>
              <table:table-cell office:value-type="float" office:value="0.563701">
                <text:p>0.563701</text:p>
              </table:table-cell>
              <table:table-cell office:value-type="float" office:value="0.580285">
                <text:p>0.580285</text:p>
              </table:table-cell>
              <table:table-cell office:value-type="float" office:value="0.640541">
                <text:p>0.640541</text:p>
              </table:table-cell>
              <table:table-cell office:value-type="float" office:value="0.580076">
                <text:p>0.58007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498124">
                <text:p>0.498124</text:p>
              </table:table-cell>
              <table:table-cell office:value-type="float" office:value="0.576662">
                <text:p>0.576662</text:p>
              </table:table-cell>
              <table:table-cell office:value-type="float" office:value="0.562441">
                <text:p>0.562441</text:p>
              </table:table-cell>
              <table:table-cell office:value-type="float" office:value="0.579065">
                <text:p>0.579065</text:p>
              </table:table-cell>
              <table:table-cell office:value-type="float" office:value="0.637886">
                <text:p>0.637886</text:p>
              </table:table-cell>
              <table:table-cell office:value-type="float" office:value="0.57797">
                <text:p>0.5779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497516">
                <text:p>0.497516</text:p>
              </table:table-cell>
              <table:table-cell office:value-type="float" office:value="0.575734">
                <text:p>0.575734</text:p>
              </table:table-cell>
              <table:table-cell office:value-type="float" office:value="0.561214">
                <text:p>0.561214</text:p>
              </table:table-cell>
              <table:table-cell office:value-type="float" office:value="0.57788">
                <text:p>0.57788</text:p>
              </table:table-cell>
              <table:table-cell office:value-type="float" office:value="0.635367">
                <text:p>0.635367</text:p>
              </table:table-cell>
              <table:table-cell office:value-type="float" office:value="0.575964">
                <text:p>0.57596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496934">
                <text:p>0.496934</text:p>
              </table:table-cell>
              <table:table-cell office:value-type="float" office:value="0.574833">
                <text:p>0.574833</text:p>
              </table:table-cell>
              <table:table-cell office:value-type="float" office:value="0.560009">
                <text:p>0.560009</text:p>
              </table:table-cell>
              <table:table-cell office:value-type="float" office:value="0.57672">
                <text:p>0.57672</text:p>
              </table:table-cell>
              <table:table-cell office:value-type="float" office:value="0.632969">
                <text:p>0.632969</text:p>
              </table:table-cell>
              <table:table-cell office:value-type="float" office:value="0.57406">
                <text:p>0.5740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496372">
                <text:p>0.496372</text:p>
              </table:table-cell>
              <table:table-cell office:value-type="float" office:value="0.573952">
                <text:p>0.573952</text:p>
              </table:table-cell>
              <table:table-cell office:value-type="float" office:value="0.558828">
                <text:p>0.558828</text:p>
              </table:table-cell>
              <table:table-cell office:value-type="float" office:value="0.575584">
                <text:p>0.575584</text:p>
              </table:table-cell>
              <table:table-cell office:value-type="float" office:value="0.630632">
                <text:p>0.630632</text:p>
              </table:table-cell>
              <table:table-cell office:value-type="float" office:value="0.572142">
                <text:p>0.57214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495821">
                <text:p>0.495821</text:p>
              </table:table-cell>
              <table:table-cell office:value-type="float" office:value="0.573095">
                <text:p>0.573095</text:p>
              </table:table-cell>
              <table:table-cell office:value-type="float" office:value="0.557692">
                <text:p>0.557692</text:p>
              </table:table-cell>
              <table:table-cell office:value-type="float" office:value="0.574478">
                <text:p>0.574478</text:p>
              </table:table-cell>
              <table:table-cell office:value-type="float" office:value="0.628361">
                <text:p>0.628361</text:p>
              </table:table-cell>
              <table:table-cell office:value-type="float" office:value="0.570249">
                <text:p>0.57024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495283">
                <text:p>0.495283</text:p>
              </table:table-cell>
              <table:table-cell office:value-type="float" office:value="0.572262">
                <text:p>0.572262</text:p>
              </table:table-cell>
              <table:table-cell office:value-type="float" office:value="0.556561">
                <text:p>0.556561</text:p>
              </table:table-cell>
              <table:table-cell office:value-type="float" office:value="0.573427">
                <text:p>0.573427</text:p>
              </table:table-cell>
              <table:table-cell office:value-type="float" office:value="0.626127">
                <text:p>0.626127</text:p>
              </table:table-cell>
              <table:table-cell office:value-type="float" office:value="0.568475">
                <text:p>0.56847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494757">
                <text:p>0.494757</text:p>
              </table:table-cell>
              <table:table-cell office:value-type="float" office:value="0.571449">
                <text:p>0.571449</text:p>
              </table:table-cell>
              <table:table-cell office:value-type="float" office:value="0.555443">
                <text:p>0.555443</text:p>
              </table:table-cell>
              <table:table-cell office:value-type="float" office:value="0.572362">
                <text:p>0.572362</text:p>
              </table:table-cell>
              <table:table-cell office:value-type="float" office:value="0.624019">
                <text:p>0.624019</text:p>
              </table:table-cell>
              <table:table-cell office:value-type="float" office:value="0.566796">
                <text:p>0.56679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494246">
                <text:p>0.494246</text:p>
              </table:table-cell>
              <table:table-cell office:value-type="float" office:value="0.570659">
                <text:p>0.570659</text:p>
              </table:table-cell>
              <table:table-cell office:value-type="float" office:value="0.554325">
                <text:p>0.554325</text:p>
              </table:table-cell>
              <table:table-cell office:value-type="float" office:value="0.571299">
                <text:p>0.571299</text:p>
              </table:table-cell>
              <table:table-cell office:value-type="float" office:value="0.622054">
                <text:p>0.622054</text:p>
              </table:table-cell>
              <table:table-cell office:value-type="float" office:value="0.565226">
                <text:p>0.56522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493747">
                <text:p>0.493747</text:p>
              </table:table-cell>
              <table:table-cell office:value-type="float" office:value="0.569886">
                <text:p>0.569886</text:p>
              </table:table-cell>
              <table:table-cell office:value-type="float" office:value="0.55324">
                <text:p>0.55324</text:p>
              </table:table-cell>
              <table:table-cell office:value-type="float" office:value="0.570264">
                <text:p>0.570264</text:p>
              </table:table-cell>
              <table:table-cell office:value-type="float" office:value="0.620195">
                <text:p>0.620195</text:p>
              </table:table-cell>
              <table:table-cell office:value-type="float" office:value="0.563735">
                <text:p>0.56373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493259">
                <text:p>0.493259</text:p>
              </table:table-cell>
              <table:table-cell office:value-type="float" office:value="0.569132">
                <text:p>0.569132</text:p>
              </table:table-cell>
              <table:table-cell office:value-type="float" office:value="0.552161">
                <text:p>0.552161</text:p>
              </table:table-cell>
              <table:table-cell office:value-type="float" office:value="0.569249">
                <text:p>0.569249</text:p>
              </table:table-cell>
              <table:table-cell office:value-type="float" office:value="0.618449">
                <text:p>0.618449</text:p>
              </table:table-cell>
              <table:table-cell office:value-type="float" office:value="0.562295">
                <text:p>0.56229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492781">
                <text:p>0.492781</text:p>
              </table:table-cell>
              <table:table-cell office:value-type="float" office:value="0.568403">
                <text:p>0.568403</text:p>
              </table:table-cell>
              <table:table-cell office:value-type="float" office:value="0.551093">
                <text:p>0.551093</text:p>
              </table:table-cell>
              <table:table-cell office:value-type="float" office:value="0.568265">
                <text:p>0.568265</text:p>
              </table:table-cell>
              <table:table-cell office:value-type="float" office:value="0.616787">
                <text:p>0.616787</text:p>
              </table:table-cell>
              <table:table-cell office:value-type="float" office:value="0.560986">
                <text:p>0.56098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492313">
                <text:p>0.492313</text:p>
              </table:table-cell>
              <table:table-cell office:value-type="float" office:value="0.567694">
                <text:p>0.567694</text:p>
              </table:table-cell>
              <table:table-cell office:value-type="float" office:value="0.550042">
                <text:p>0.550042</text:p>
              </table:table-cell>
              <table:table-cell office:value-type="float" office:value="0.567269">
                <text:p>0.567269</text:p>
              </table:table-cell>
              <table:table-cell office:value-type="float" office:value="0.615245">
                <text:p>0.615245</text:p>
              </table:table-cell>
              <table:table-cell office:value-type="float" office:value="0.559699">
                <text:p>0.55969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491842">
                <text:p>0.491842</text:p>
              </table:table-cell>
              <table:table-cell office:value-type="float" office:value="0.567003">
                <text:p>0.567003</text:p>
              </table:table-cell>
              <table:table-cell office:value-type="float" office:value="0.549032">
                <text:p>0.549032</text:p>
              </table:table-cell>
              <table:table-cell office:value-type="float" office:value="0.566308">
                <text:p>0.566308</text:p>
              </table:table-cell>
              <table:table-cell office:value-type="float" office:value="0.613789">
                <text:p>0.613789</text:p>
              </table:table-cell>
              <table:table-cell office:value-type="float" office:value="0.558492">
                <text:p>0.55849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491393">
                <text:p>0.491393</text:p>
              </table:table-cell>
              <table:table-cell office:value-type="float" office:value="0.566328">
                <text:p>0.566328</text:p>
              </table:table-cell>
              <table:table-cell office:value-type="float" office:value="0.548043">
                <text:p>0.548043</text:p>
              </table:table-cell>
              <table:table-cell office:value-type="float" office:value="0.56537">
                <text:p>0.56537</text:p>
              </table:table-cell>
              <table:table-cell office:value-type="float" office:value="0.6124">
                <text:p>0.6124</text:p>
              </table:table-cell>
              <table:table-cell office:value-type="float" office:value="0.557332">
                <text:p>0.55733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49102">
                <text:p>0.49102</text:p>
              </table:table-cell>
              <table:table-cell office:value-type="float" office:value="0.565668">
                <text:p>0.565668</text:p>
              </table:table-cell>
              <table:table-cell office:value-type="float" office:value="0.547099">
                <text:p>0.547099</text:p>
              </table:table-cell>
              <table:table-cell office:value-type="float" office:value="0.564449">
                <text:p>0.564449</text:p>
              </table:table-cell>
              <table:table-cell office:value-type="float" office:value="0.611073">
                <text:p>0.611073</text:p>
              </table:table-cell>
              <table:table-cell office:value-type="float" office:value="0.556217">
                <text:p>0.55621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49059">
                <text:p>0.49059</text:p>
              </table:table-cell>
              <table:table-cell office:value-type="float" office:value="0.56502">
                <text:p>0.56502</text:p>
              </table:table-cell>
              <table:table-cell office:value-type="float" office:value="0.546171">
                <text:p>0.546171</text:p>
              </table:table-cell>
              <table:table-cell office:value-type="float" office:value="0.563548">
                <text:p>0.563548</text:p>
              </table:table-cell>
              <table:table-cell office:value-type="float" office:value="0.609786">
                <text:p>0.609786</text:p>
              </table:table-cell>
              <table:table-cell office:value-type="float" office:value="0.555105">
                <text:p>0.55510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490169">
                <text:p>0.490169</text:p>
              </table:table-cell>
              <table:table-cell office:value-type="float" office:value="0.564384">
                <text:p>0.564384</text:p>
              </table:table-cell>
              <table:table-cell office:value-type="float" office:value="0.545221">
                <text:p>0.545221</text:p>
              </table:table-cell>
              <table:table-cell office:value-type="float" office:value="0.562685">
                <text:p>0.562685</text:p>
              </table:table-cell>
              <table:table-cell office:value-type="float" office:value="0.608534">
                <text:p>0.608534</text:p>
              </table:table-cell>
              <table:table-cell office:value-type="float" office:value="0.554002">
                <text:p>0.55400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489755">
                <text:p>0.489755</text:p>
              </table:table-cell>
              <table:table-cell office:value-type="float" office:value="0.563765">
                <text:p>0.563765</text:p>
              </table:table-cell>
              <table:table-cell office:value-type="float" office:value="0.544296">
                <text:p>0.544296</text:p>
              </table:table-cell>
              <table:table-cell office:value-type="float" office:value="0.561832">
                <text:p>0.561832</text:p>
              </table:table-cell>
              <table:table-cell office:value-type="float" office:value="0.607322">
                <text:p>0.607322</text:p>
              </table:table-cell>
              <table:table-cell office:value-type="float" office:value="0.552953">
                <text:p>0.55295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489355">
                <text:p>0.489355</text:p>
              </table:table-cell>
              <table:table-cell office:value-type="float" office:value="0.563157">
                <text:p>0.563157</text:p>
              </table:table-cell>
              <table:table-cell office:value-type="float" office:value="0.543383">
                <text:p>0.543383</text:p>
              </table:table-cell>
              <table:table-cell office:value-type="float" office:value="0.560992">
                <text:p>0.560992</text:p>
              </table:table-cell>
              <table:table-cell office:value-type="float" office:value="0.606152">
                <text:p>0.606152</text:p>
              </table:table-cell>
              <table:table-cell office:value-type="float" office:value="0.551936">
                <text:p>0.55193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488961">
                <text:p>0.488961</text:p>
              </table:table-cell>
              <table:table-cell office:value-type="float" office:value="0.562566">
                <text:p>0.562566</text:p>
              </table:table-cell>
              <table:table-cell office:value-type="float" office:value="0.542513">
                <text:p>0.542513</text:p>
              </table:table-cell>
              <table:table-cell office:value-type="float" office:value="0.560167">
                <text:p>0.560167</text:p>
              </table:table-cell>
              <table:table-cell office:value-type="float" office:value="0.605022">
                <text:p>0.605022</text:p>
              </table:table-cell>
              <table:table-cell office:value-type="float" office:value="0.550939">
                <text:p>0.55093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488555">
                <text:p>0.488555</text:p>
              </table:table-cell>
              <table:table-cell office:value-type="float" office:value="0.562026">
                <text:p>0.562026</text:p>
              </table:table-cell>
              <table:table-cell office:value-type="float" office:value="0.541659">
                <text:p>0.541659</text:p>
              </table:table-cell>
              <table:table-cell office:value-type="float" office:value="0.559367">
                <text:p>0.559367</text:p>
              </table:table-cell>
              <table:table-cell office:value-type="float" office:value="0.603929">
                <text:p>0.603929</text:p>
              </table:table-cell>
              <table:table-cell office:value-type="float" office:value="0.549974">
                <text:p>0.54997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488183">
                <text:p>0.488183</text:p>
              </table:table-cell>
              <table:table-cell office:value-type="float" office:value="0.561457">
                <text:p>0.561457</text:p>
              </table:table-cell>
              <table:table-cell office:value-type="float" office:value="0.540812">
                <text:p>0.540812</text:p>
              </table:table-cell>
              <table:table-cell office:value-type="float" office:value="0.558586">
                <text:p>0.558586</text:p>
              </table:table-cell>
              <table:table-cell office:value-type="float" office:value="0.602849">
                <text:p>0.602849</text:p>
              </table:table-cell>
              <table:table-cell office:value-type="float" office:value="0.548998">
                <text:p>0.54899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487819">
                <text:p>0.487819</text:p>
              </table:table-cell>
              <table:table-cell office:value-type="float" office:value="0.560904">
                <text:p>0.560904</text:p>
              </table:table-cell>
              <table:table-cell office:value-type="float" office:value="0.539988">
                <text:p>0.539988</text:p>
              </table:table-cell>
              <table:table-cell office:value-type="float" office:value="0.557821">
                <text:p>0.557821</text:p>
              </table:table-cell>
              <table:table-cell office:value-type="float" office:value="0.601776">
                <text:p>0.601776</text:p>
              </table:table-cell>
              <table:table-cell office:value-type="float" office:value="0.548018">
                <text:p>0.54801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487455">
                <text:p>0.487455</text:p>
              </table:table-cell>
              <table:table-cell office:value-type="float" office:value="0.560363">
                <text:p>0.560363</text:p>
              </table:table-cell>
              <table:table-cell office:value-type="float" office:value="0.539179">
                <text:p>0.539179</text:p>
              </table:table-cell>
              <table:table-cell office:value-type="float" office:value="0.557066">
                <text:p>0.557066</text:p>
              </table:table-cell>
              <table:table-cell office:value-type="float" office:value="0.60068">
                <text:p>0.60068</text:p>
              </table:table-cell>
              <table:table-cell office:value-type="float" office:value="0.547074">
                <text:p>0.54707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487099">
                <text:p>0.487099</text:p>
              </table:table-cell>
              <table:table-cell office:value-type="float" office:value="0.559836">
                <text:p>0.559836</text:p>
              </table:table-cell>
              <table:table-cell office:value-type="float" office:value="0.538382">
                <text:p>0.538382</text:p>
              </table:table-cell>
              <table:table-cell office:value-type="float" office:value="0.556325">
                <text:p>0.556325</text:p>
              </table:table-cell>
              <table:table-cell office:value-type="float" office:value="0.599622">
                <text:p>0.599622</text:p>
              </table:table-cell>
              <table:table-cell office:value-type="float" office:value="0.546189">
                <text:p>0.54618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486751">
                <text:p>0.486751</text:p>
              </table:table-cell>
              <table:table-cell office:value-type="float" office:value="0.559317">
                <text:p>0.559317</text:p>
              </table:table-cell>
              <table:table-cell office:value-type="float" office:value="0.537589">
                <text:p>0.537589</text:p>
              </table:table-cell>
              <table:table-cell office:value-type="float" office:value="0.555597">
                <text:p>0.555597</text:p>
              </table:table-cell>
              <table:table-cell office:value-type="float" office:value="0.598553">
                <text:p>0.598553</text:p>
              </table:table-cell>
              <table:table-cell office:value-type="float" office:value="0.545301">
                <text:p>0.54530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486409">
                <text:p>0.486409</text:p>
              </table:table-cell>
              <table:table-cell office:value-type="float" office:value="0.558809">
                <text:p>0.558809</text:p>
              </table:table-cell>
              <table:table-cell office:value-type="float" office:value="0.5368">
                <text:p>0.5368</text:p>
              </table:table-cell>
              <table:table-cell office:value-type="float" office:value="0.554862">
                <text:p>0.554862</text:p>
              </table:table-cell>
              <table:table-cell office:value-type="float" office:value="0.597547">
                <text:p>0.597547</text:p>
              </table:table-cell>
              <table:table-cell office:value-type="float" office:value="0.544488">
                <text:p>0.54448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486072">
                <text:p>0.486072</text:p>
              </table:table-cell>
              <table:table-cell office:value-type="float" office:value="0.558315">
                <text:p>0.558315</text:p>
              </table:table-cell>
              <table:table-cell office:value-type="float" office:value="0.536043">
                <text:p>0.536043</text:p>
              </table:table-cell>
              <table:table-cell office:value-type="float" office:value="0.554148">
                <text:p>0.554148</text:p>
              </table:table-cell>
              <table:table-cell office:value-type="float" office:value="0.5966">
                <text:p>0.5966</text:p>
              </table:table-cell>
              <table:table-cell office:value-type="float" office:value="0.543717">
                <text:p>0.54371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485742">
                <text:p>0.485742</text:p>
              </table:table-cell>
              <table:table-cell office:value-type="float" office:value="0.557826">
                <text:p>0.557826</text:p>
              </table:table-cell>
              <table:table-cell office:value-type="float" office:value="0.535302">
                <text:p>0.535302</text:p>
              </table:table-cell>
              <table:table-cell office:value-type="float" office:value="0.553451">
                <text:p>0.553451</text:p>
              </table:table-cell>
              <table:table-cell office:value-type="float" office:value="0.595671">
                <text:p>0.595671</text:p>
              </table:table-cell>
              <table:table-cell office:value-type="float" office:value="0.542964">
                <text:p>0.54296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48542">
                <text:p>0.48542</text:p>
              </table:table-cell>
              <table:table-cell office:value-type="float" office:value="0.557347">
                <text:p>0.557347</text:p>
              </table:table-cell>
              <table:table-cell office:value-type="float" office:value="0.534552">
                <text:p>0.534552</text:p>
              </table:table-cell>
              <table:table-cell office:value-type="float" office:value="0.552772">
                <text:p>0.552772</text:p>
              </table:table-cell>
              <table:table-cell office:value-type="float" office:value="0.594768">
                <text:p>0.594768</text:p>
              </table:table-cell>
              <table:table-cell office:value-type="float" office:value="0.542216">
                <text:p>0.54221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485095">
                <text:p>0.485095</text:p>
              </table:table-cell>
              <table:table-cell office:value-type="float" office:value="0.556877">
                <text:p>0.556877</text:p>
              </table:table-cell>
              <table:table-cell office:value-type="float" office:value="0.533838">
                <text:p>0.533838</text:p>
              </table:table-cell>
              <table:table-cell office:value-type="float" office:value="0.552109">
                <text:p>0.552109</text:p>
              </table:table-cell>
              <table:table-cell office:value-type="float" office:value="0.593944">
                <text:p>0.593944</text:p>
              </table:table-cell>
              <table:table-cell office:value-type="float" office:value="0.541572">
                <text:p>0.54157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484786">
                <text:p>0.484786</text:p>
              </table:table-cell>
              <table:table-cell office:value-type="float" office:value="0.556416">
                <text:p>0.556416</text:p>
              </table:table-cell>
              <table:table-cell office:value-type="float" office:value="0.533122">
                <text:p>0.533122</text:p>
              </table:table-cell>
              <table:table-cell office:value-type="float" office:value="0.551459">
                <text:p>0.551459</text:p>
              </table:table-cell>
              <table:table-cell office:value-type="float" office:value="0.593116">
                <text:p>0.593116</text:p>
              </table:table-cell>
              <table:table-cell office:value-type="float" office:value="0.540888">
                <text:p>0.54088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484479">
                <text:p>0.484479</text:p>
              </table:table-cell>
              <table:table-cell office:value-type="float" office:value="0.555964">
                <text:p>0.555964</text:p>
              </table:table-cell>
              <table:table-cell office:value-type="float" office:value="0.53245">
                <text:p>0.53245</text:p>
              </table:table-cell>
              <table:table-cell office:value-type="float" office:value="0.550818">
                <text:p>0.550818</text:p>
              </table:table-cell>
              <table:table-cell office:value-type="float" office:value="0.592323">
                <text:p>0.592323</text:p>
              </table:table-cell>
              <table:table-cell office:value-type="float" office:value="0.540223">
                <text:p>0.54022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484176">
                <text:p>0.484176</text:p>
              </table:table-cell>
              <table:table-cell office:value-type="float" office:value="0.55552">
                <text:p>0.55552</text:p>
              </table:table-cell>
              <table:table-cell office:value-type="float" office:value="0.531754">
                <text:p>0.531754</text:p>
              </table:table-cell>
              <table:table-cell office:value-type="float" office:value="0.55019">
                <text:p>0.55019</text:p>
              </table:table-cell>
              <table:table-cell office:value-type="float" office:value="0.591551">
                <text:p>0.591551</text:p>
              </table:table-cell>
              <table:table-cell office:value-type="float" office:value="0.539577">
                <text:p>0.53957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483865">
                <text:p>0.483865</text:p>
              </table:table-cell>
              <table:table-cell office:value-type="float" office:value="0.555079">
                <text:p>0.555079</text:p>
              </table:table-cell>
              <table:table-cell office:value-type="float" office:value="0.531069">
                <text:p>0.531069</text:p>
              </table:table-cell>
              <table:table-cell office:value-type="float" office:value="0.549573">
                <text:p>0.549573</text:p>
              </table:table-cell>
              <table:table-cell office:value-type="float" office:value="0.590844">
                <text:p>0.590844</text:p>
              </table:table-cell>
              <table:table-cell office:value-type="float" office:value="0.538982">
                <text:p>0.53898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483568">
                <text:p>0.483568</text:p>
              </table:table-cell>
              <table:table-cell office:value-type="float" office:value="0.554652">
                <text:p>0.554652</text:p>
              </table:table-cell>
              <table:table-cell office:value-type="float" office:value="0.53039">
                <text:p>0.53039</text:p>
              </table:table-cell>
              <table:table-cell office:value-type="float" office:value="0.548979">
                <text:p>0.548979</text:p>
              </table:table-cell>
              <table:table-cell office:value-type="float" office:value="0.590131">
                <text:p>0.590131</text:p>
              </table:table-cell>
              <table:table-cell office:value-type="float" office:value="0.538375">
                <text:p>0.53837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483282">
                <text:p>0.483282</text:p>
              </table:table-cell>
              <table:table-cell office:value-type="float" office:value="0.554234">
                <text:p>0.554234</text:p>
              </table:table-cell>
              <table:table-cell office:value-type="float" office:value="0.529716">
                <text:p>0.529716</text:p>
              </table:table-cell>
              <table:table-cell office:value-type="float" office:value="0.548374">
                <text:p>0.548374</text:p>
              </table:table-cell>
              <table:table-cell office:value-type="float" office:value="0.589437">
                <text:p>0.589437</text:p>
              </table:table-cell>
              <table:table-cell office:value-type="float" office:value="0.53777">
                <text:p>0.5377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482999">
                <text:p>0.482999</text:p>
              </table:table-cell>
              <table:table-cell office:value-type="float" office:value="0.553825">
                <text:p>0.553825</text:p>
              </table:table-cell>
              <table:table-cell office:value-type="float" office:value="0.529066">
                <text:p>0.529066</text:p>
              </table:table-cell>
              <table:table-cell office:value-type="float" office:value="0.547785">
                <text:p>0.547785</text:p>
              </table:table-cell>
              <table:table-cell office:value-type="float" office:value="0.588755">
                <text:p>0.588755</text:p>
              </table:table-cell>
              <table:table-cell office:value-type="float" office:value="0.537179">
                <text:p>0.53717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482722">
                <text:p>0.482722</text:p>
              </table:table-cell>
              <table:table-cell office:value-type="float" office:value="0.553433">
                <text:p>0.553433</text:p>
              </table:table-cell>
              <table:table-cell office:value-type="float" office:value="0.528427">
                <text:p>0.528427</text:p>
              </table:table-cell>
              <table:table-cell office:value-type="float" office:value="0.547211">
                <text:p>0.547211</text:p>
              </table:table-cell>
              <table:table-cell office:value-type="float" office:value="0.588086">
                <text:p>0.588086</text:p>
              </table:table-cell>
              <table:table-cell office:value-type="float" office:value="0.536591">
                <text:p>0.53659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482452">
                <text:p>0.482452</text:p>
              </table:table-cell>
              <table:table-cell office:value-type="float" office:value="0.553038">
                <text:p>0.553038</text:p>
              </table:table-cell>
              <table:table-cell office:value-type="float" office:value="0.527784">
                <text:p>0.527784</text:p>
              </table:table-cell>
              <table:table-cell office:value-type="float" office:value="0.54666">
                <text:p>0.54666</text:p>
              </table:table-cell>
              <table:table-cell office:value-type="float" office:value="0.587419">
                <text:p>0.587419</text:p>
              </table:table-cell>
              <table:table-cell office:value-type="float" office:value="0.535966">
                <text:p>0.53596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482179">
                <text:p>0.482179</text:p>
              </table:table-cell>
              <table:table-cell office:value-type="float" office:value="0.552652">
                <text:p>0.552652</text:p>
              </table:table-cell>
              <table:table-cell office:value-type="float" office:value="0.527171">
                <text:p>0.527171</text:p>
              </table:table-cell>
              <table:table-cell office:value-type="float" office:value="0.54612">
                <text:p>0.54612</text:p>
              </table:table-cell>
              <table:table-cell office:value-type="float" office:value="0.586798">
                <text:p>0.586798</text:p>
              </table:table-cell>
              <table:table-cell office:value-type="float" office:value="0.535375">
                <text:p>0.53537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481914">
                <text:p>0.481914</text:p>
              </table:table-cell>
              <table:table-cell office:value-type="float" office:value="0.55233">
                <text:p>0.55233</text:p>
              </table:table-cell>
              <table:table-cell office:value-type="float" office:value="0.526545">
                <text:p>0.526545</text:p>
              </table:table-cell>
              <table:table-cell office:value-type="float" office:value="0.545594">
                <text:p>0.545594</text:p>
              </table:table-cell>
              <table:table-cell office:value-type="float" office:value="0.586151">
                <text:p>0.586151</text:p>
              </table:table-cell>
              <table:table-cell office:value-type="float" office:value="0.534772">
                <text:p>0.53477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48167">
                <text:p>0.48167</text:p>
              </table:table-cell>
              <table:table-cell office:value-type="float" office:value="0.551952">
                <text:p>0.551952</text:p>
              </table:table-cell>
              <table:table-cell office:value-type="float" office:value="0.525925">
                <text:p>0.525925</text:p>
              </table:table-cell>
              <table:table-cell office:value-type="float" office:value="0.545067">
                <text:p>0.545067</text:p>
              </table:table-cell>
              <table:table-cell office:value-type="float" office:value="0.585507">
                <text:p>0.585507</text:p>
              </table:table-cell>
              <table:table-cell office:value-type="float" office:value="0.534186">
                <text:p>0.53418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481418">
                <text:p>0.481418</text:p>
              </table:table-cell>
              <table:table-cell office:value-type="float" office:value="0.551581">
                <text:p>0.551581</text:p>
              </table:table-cell>
              <table:table-cell office:value-type="float" office:value="0.525318">
                <text:p>0.525318</text:p>
              </table:table-cell>
              <table:table-cell office:value-type="float" office:value="0.544548">
                <text:p>0.544548</text:p>
              </table:table-cell>
              <table:table-cell office:value-type="float" office:value="0.584859">
                <text:p>0.584859</text:p>
              </table:table-cell>
              <table:table-cell office:value-type="float" office:value="0.533605">
                <text:p>0.53360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481173">
                <text:p>0.481173</text:p>
              </table:table-cell>
              <table:table-cell office:value-type="float" office:value="0.551233">
                <text:p>0.551233</text:p>
              </table:table-cell>
              <table:table-cell office:value-type="float" office:value="0.524724">
                <text:p>0.524724</text:p>
              </table:table-cell>
              <table:table-cell office:value-type="float" office:value="0.544036">
                <text:p>0.544036</text:p>
              </table:table-cell>
              <table:table-cell office:value-type="float" office:value="0.584241">
                <text:p>0.584241</text:p>
              </table:table-cell>
              <table:table-cell office:value-type="float" office:value="0.533052">
                <text:p>0.53305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480923">
                <text:p>0.480923</text:p>
              </table:table-cell>
              <table:table-cell office:value-type="float" office:value="0.550889">
                <text:p>0.550889</text:p>
              </table:table-cell>
              <table:table-cell office:value-type="float" office:value="0.524129">
                <text:p>0.524129</text:p>
              </table:table-cell>
              <table:table-cell office:value-type="float" office:value="0.543495">
                <text:p>0.543495</text:p>
              </table:table-cell>
              <table:table-cell office:value-type="float" office:value="0.583626">
                <text:p>0.583626</text:p>
              </table:table-cell>
              <table:table-cell office:value-type="float" office:value="0.532506">
                <text:p>0.53250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480669">
                <text:p>0.480669</text:p>
              </table:table-cell>
              <table:table-cell office:value-type="float" office:value="0.550543">
                <text:p>0.550543</text:p>
              </table:table-cell>
              <table:table-cell office:value-type="float" office:value="0.523555">
                <text:p>0.523555</text:p>
              </table:table-cell>
              <table:table-cell office:value-type="float" office:value="0.542995">
                <text:p>0.542995</text:p>
              </table:table-cell>
              <table:table-cell office:value-type="float" office:value="0.583016">
                <text:p>0.583016</text:p>
              </table:table-cell>
              <table:table-cell office:value-type="float" office:value="0.531963">
                <text:p>0.53196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480425">
                <text:p>0.480425</text:p>
              </table:table-cell>
              <table:table-cell office:value-type="float" office:value="0.550201">
                <text:p>0.550201</text:p>
              </table:table-cell>
              <table:table-cell office:value-type="float" office:value="0.522991">
                <text:p>0.522991</text:p>
              </table:table-cell>
              <table:table-cell office:value-type="float" office:value="0.542508">
                <text:p>0.542508</text:p>
              </table:table-cell>
              <table:table-cell office:value-type="float" office:value="0.582401">
                <text:p>0.582401</text:p>
              </table:table-cell>
              <table:table-cell office:value-type="float" office:value="0.531417">
                <text:p>0.53141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480186">
                <text:p>0.480186</text:p>
              </table:table-cell>
              <table:table-cell office:value-type="float" office:value="0.549865">
                <text:p>0.549865</text:p>
              </table:table-cell>
              <table:table-cell office:value-type="float" office:value="0.52243">
                <text:p>0.52243</text:p>
              </table:table-cell>
              <table:table-cell office:value-type="float" office:value="0.541987">
                <text:p>0.541987</text:p>
              </table:table-cell>
              <table:table-cell office:value-type="float" office:value="0.581808">
                <text:p>0.581808</text:p>
              </table:table-cell>
              <table:table-cell office:value-type="float" office:value="0.530883">
                <text:p>0.53088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479953">
                <text:p>0.479953</text:p>
              </table:table-cell>
              <table:table-cell office:value-type="float" office:value="0.549535">
                <text:p>0.549535</text:p>
              </table:table-cell>
              <table:table-cell office:value-type="float" office:value="0.521898">
                <text:p>0.521898</text:p>
              </table:table-cell>
              <table:table-cell office:value-type="float" office:value="0.541512">
                <text:p>0.541512</text:p>
              </table:table-cell>
              <table:table-cell office:value-type="float" office:value="0.581229">
                <text:p>0.581229</text:p>
              </table:table-cell>
              <table:table-cell office:value-type="float" office:value="0.53039">
                <text:p>0.5303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479664">
                <text:p>0.479664</text:p>
              </table:table-cell>
              <table:table-cell office:value-type="float" office:value="0.549197">
                <text:p>0.549197</text:p>
              </table:table-cell>
              <table:table-cell office:value-type="float" office:value="0.52136">
                <text:p>0.52136</text:p>
              </table:table-cell>
              <table:table-cell office:value-type="float" office:value="0.541046">
                <text:p>0.541046</text:p>
              </table:table-cell>
              <table:table-cell office:value-type="float" office:value="0.580673">
                <text:p>0.580673</text:p>
              </table:table-cell>
              <table:table-cell office:value-type="float" office:value="0.529894">
                <text:p>0.52989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479409">
                <text:p>0.479409</text:p>
              </table:table-cell>
              <table:table-cell office:value-type="float" office:value="0.548859">
                <text:p>0.548859</text:p>
              </table:table-cell>
              <table:table-cell office:value-type="float" office:value="0.520842">
                <text:p>0.520842</text:p>
              </table:table-cell>
              <table:table-cell office:value-type="float" office:value="0.540595">
                <text:p>0.540595</text:p>
              </table:table-cell>
              <table:table-cell office:value-type="float" office:value="0.580131">
                <text:p>0.580131</text:p>
              </table:table-cell>
              <table:table-cell office:value-type="float" office:value="0.529413">
                <text:p>0.52941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479196">
                <text:p>0.479196</text:p>
              </table:table-cell>
              <table:table-cell office:value-type="float" office:value="0.54854">
                <text:p>0.54854</text:p>
              </table:table-cell>
              <table:table-cell office:value-type="float" office:value="0.52032">
                <text:p>0.52032</text:p>
              </table:table-cell>
              <table:table-cell office:value-type="float" office:value="0.54015">
                <text:p>0.54015</text:p>
              </table:table-cell>
              <table:table-cell office:value-type="float" office:value="0.579597">
                <text:p>0.579597</text:p>
              </table:table-cell>
              <table:table-cell office:value-type="float" office:value="0.528933">
                <text:p>0.52893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47898">
                <text:p>0.47898</text:p>
              </table:table-cell>
              <table:table-cell office:value-type="float" office:value="0.548226">
                <text:p>0.548226</text:p>
              </table:table-cell>
              <table:table-cell office:value-type="float" office:value="0.519804">
                <text:p>0.519804</text:p>
              </table:table-cell>
              <table:table-cell office:value-type="float" office:value="0.539708">
                <text:p>0.539708</text:p>
              </table:table-cell>
              <table:table-cell office:value-type="float" office:value="0.579075">
                <text:p>0.579075</text:p>
              </table:table-cell>
              <table:table-cell office:value-type="float" office:value="0.528461">
                <text:p>0.52846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478763">
                <text:p>0.478763</text:p>
              </table:table-cell>
              <table:table-cell office:value-type="float" office:value="0.547918">
                <text:p>0.547918</text:p>
              </table:table-cell>
              <table:table-cell office:value-type="float" office:value="0.519305">
                <text:p>0.519305</text:p>
              </table:table-cell>
              <table:table-cell office:value-type="float" office:value="0.539278">
                <text:p>0.539278</text:p>
              </table:table-cell>
              <table:table-cell office:value-type="float" office:value="0.578563">
                <text:p>0.578563</text:p>
              </table:table-cell>
              <table:table-cell office:value-type="float" office:value="0.528004">
                <text:p>0.52800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478556">
                <text:p>0.478556</text:p>
              </table:table-cell>
              <table:table-cell office:value-type="float" office:value="0.547617">
                <text:p>0.547617</text:p>
              </table:table-cell>
              <table:table-cell office:value-type="float" office:value="0.518801">
                <text:p>0.518801</text:p>
              </table:table-cell>
              <table:table-cell office:value-type="float" office:value="0.538857">
                <text:p>0.538857</text:p>
              </table:table-cell>
              <table:table-cell office:value-type="float" office:value="0.578059">
                <text:p>0.578059</text:p>
              </table:table-cell>
              <table:table-cell office:value-type="float" office:value="0.527543">
                <text:p>0.52754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47835">
                <text:p>0.47835</text:p>
              </table:table-cell>
              <table:table-cell office:value-type="float" office:value="0.547321">
                <text:p>0.547321</text:p>
              </table:table-cell>
              <table:table-cell office:value-type="float" office:value="0.5183">
                <text:p>0.5183</text:p>
              </table:table-cell>
              <table:table-cell office:value-type="float" office:value="0.538429">
                <text:p>0.538429</text:p>
              </table:table-cell>
              <table:table-cell office:value-type="float" office:value="0.577557">
                <text:p>0.577557</text:p>
              </table:table-cell>
              <table:table-cell office:value-type="float" office:value="0.527074">
                <text:p>0.52707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478142">
                <text:p>0.478142</text:p>
              </table:table-cell>
              <table:table-cell office:value-type="float" office:value="0.54703">
                <text:p>0.54703</text:p>
              </table:table-cell>
              <table:table-cell office:value-type="float" office:value="0.517834">
                <text:p>0.517834</text:p>
              </table:table-cell>
              <table:table-cell office:value-type="float" office:value="0.538012">
                <text:p>0.538012</text:p>
              </table:table-cell>
              <table:table-cell office:value-type="float" office:value="0.577062">
                <text:p>0.577062</text:p>
              </table:table-cell>
              <table:table-cell office:value-type="float" office:value="0.526619">
                <text:p>0.52661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477927">
                <text:p>0.477927</text:p>
              </table:table-cell>
              <table:table-cell office:value-type="float" office:value="0.546744">
                <text:p>0.546744</text:p>
              </table:table-cell>
              <table:table-cell office:value-type="float" office:value="0.51736">
                <text:p>0.51736</text:p>
              </table:table-cell>
              <table:table-cell office:value-type="float" office:value="0.537606">
                <text:p>0.537606</text:p>
              </table:table-cell>
              <table:table-cell office:value-type="float" office:value="0.576581">
                <text:p>0.576581</text:p>
              </table:table-cell>
              <table:table-cell office:value-type="float" office:value="0.52618">
                <text:p>0.5261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47773">
                <text:p>0.47773</text:p>
              </table:table-cell>
              <table:table-cell office:value-type="float" office:value="0.546462">
                <text:p>0.546462</text:p>
              </table:table-cell>
              <table:table-cell office:value-type="float" office:value="0.516889">
                <text:p>0.516889</text:p>
              </table:table-cell>
              <table:table-cell office:value-type="float" office:value="0.537209">
                <text:p>0.537209</text:p>
              </table:table-cell>
              <table:table-cell office:value-type="float" office:value="0.576101">
                <text:p>0.576101</text:p>
              </table:table-cell>
              <table:table-cell office:value-type="float" office:value="0.525744">
                <text:p>0.52574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477531">
                <text:p>0.477531</text:p>
              </table:table-cell>
              <table:table-cell office:value-type="float" office:value="0.546185">
                <text:p>0.546185</text:p>
              </table:table-cell>
              <table:table-cell office:value-type="float" office:value="0.516428">
                <text:p>0.516428</text:p>
              </table:table-cell>
              <table:table-cell office:value-type="float" office:value="0.536821">
                <text:p>0.536821</text:p>
              </table:table-cell>
              <table:table-cell office:value-type="float" office:value="0.575633">
                <text:p>0.575633</text:p>
              </table:table-cell>
              <table:table-cell office:value-type="float" office:value="0.525315">
                <text:p>0.52531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477336">
                <text:p>0.477336</text:p>
              </table:table-cell>
              <table:table-cell office:value-type="float" office:value="0.545913">
                <text:p>0.545913</text:p>
              </table:table-cell>
              <table:table-cell office:value-type="float" office:value="0.51597">
                <text:p>0.51597</text:p>
              </table:table-cell>
              <table:table-cell office:value-type="float" office:value="0.536437">
                <text:p>0.536437</text:p>
              </table:table-cell>
              <table:table-cell office:value-type="float" office:value="0.575185">
                <text:p>0.575185</text:p>
              </table:table-cell>
              <table:table-cell office:value-type="float" office:value="0.524912">
                <text:p>0.52491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477145">
                <text:p>0.477145</text:p>
              </table:table-cell>
              <table:table-cell office:value-type="float" office:value="0.545645">
                <text:p>0.545645</text:p>
              </table:table-cell>
              <table:table-cell office:value-type="float" office:value="0.515538">
                <text:p>0.515538</text:p>
              </table:table-cell>
              <table:table-cell office:value-type="float" office:value="0.536069">
                <text:p>0.536069</text:p>
              </table:table-cell>
              <table:table-cell office:value-type="float" office:value="0.574726">
                <text:p>0.574726</text:p>
              </table:table-cell>
              <table:table-cell office:value-type="float" office:value="0.52449">
                <text:p>0.5244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476958">
                <text:p>0.476958</text:p>
              </table:table-cell>
              <table:table-cell office:value-type="float" office:value="0.545381">
                <text:p>0.545381</text:p>
              </table:table-cell>
              <table:table-cell office:value-type="float" office:value="0.515098">
                <text:p>0.515098</text:p>
              </table:table-cell>
              <table:table-cell office:value-type="float" office:value="0.535726">
                <text:p>0.535726</text:p>
              </table:table-cell>
              <table:table-cell office:value-type="float" office:value="0.574281">
                <text:p>0.574281</text:p>
              </table:table-cell>
              <table:table-cell office:value-type="float" office:value="0.524076">
                <text:p>0.52407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476772">
                <text:p>0.476772</text:p>
              </table:table-cell>
              <table:table-cell office:value-type="float" office:value="0.545121">
                <text:p>0.545121</text:p>
              </table:table-cell>
              <table:table-cell office:value-type="float" office:value="0.514667">
                <text:p>0.514667</text:p>
              </table:table-cell>
              <table:table-cell office:value-type="float" office:value="0.535379">
                <text:p>0.535379</text:p>
              </table:table-cell>
              <table:table-cell office:value-type="float" office:value="0.573836">
                <text:p>0.573836</text:p>
              </table:table-cell>
              <table:table-cell office:value-type="float" office:value="0.52365">
                <text:p>0.5236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476591">
                <text:p>0.476591</text:p>
              </table:table-cell>
              <table:table-cell office:value-type="float" office:value="0.544866">
                <text:p>0.544866</text:p>
              </table:table-cell>
              <table:table-cell office:value-type="float" office:value="0.514232">
                <text:p>0.514232</text:p>
              </table:table-cell>
              <table:table-cell office:value-type="float" office:value="0.535026">
                <text:p>0.535026</text:p>
              </table:table-cell>
              <table:table-cell office:value-type="float" office:value="0.573396">
                <text:p>0.573396</text:p>
              </table:table-cell>
              <table:table-cell office:value-type="float" office:value="0.523237">
                <text:p>0.52323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476411">
                <text:p>0.476411</text:p>
              </table:table-cell>
              <table:table-cell office:value-type="float" office:value="0.544616">
                <text:p>0.544616</text:p>
              </table:table-cell>
              <table:table-cell office:value-type="float" office:value="0.513811">
                <text:p>0.513811</text:p>
              </table:table-cell>
              <table:table-cell office:value-type="float" office:value="0.534677">
                <text:p>0.534677</text:p>
              </table:table-cell>
              <table:table-cell office:value-type="float" office:value="0.572956">
                <text:p>0.572956</text:p>
              </table:table-cell>
              <table:table-cell office:value-type="float" office:value="0.522824">
                <text:p>0.52282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476216">
                <text:p>0.476216</text:p>
              </table:table-cell>
              <table:table-cell office:value-type="float" office:value="0.544366">
                <text:p>0.544366</text:p>
              </table:table-cell>
              <table:table-cell office:value-type="float" office:value="0.513411">
                <text:p>0.513411</text:p>
              </table:table-cell>
              <table:table-cell office:value-type="float" office:value="0.534345">
                <text:p>0.534345</text:p>
              </table:table-cell>
              <table:table-cell office:value-type="float" office:value="0.572523">
                <text:p>0.572523</text:p>
              </table:table-cell>
              <table:table-cell office:value-type="float" office:value="0.522413">
                <text:p>0.52241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476053">
                <text:p>0.476053</text:p>
              </table:table-cell>
              <table:table-cell office:value-type="float" office:value="0.544123">
                <text:p>0.544123</text:p>
              </table:table-cell>
              <table:table-cell office:value-type="float" office:value="0.513014">
                <text:p>0.513014</text:p>
              </table:table-cell>
              <table:table-cell office:value-type="float" office:value="0.534019">
                <text:p>0.534019</text:p>
              </table:table-cell>
              <table:table-cell office:value-type="float" office:value="0.572093">
                <text:p>0.572093</text:p>
              </table:table-cell>
              <table:table-cell office:value-type="float" office:value="0.522006">
                <text:p>0.52200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475865">
                <text:p>0.475865</text:p>
              </table:table-cell>
              <table:table-cell office:value-type="float" office:value="0.54388">
                <text:p>0.54388</text:p>
              </table:table-cell>
              <table:table-cell office:value-type="float" office:value="0.512616">
                <text:p>0.512616</text:p>
              </table:table-cell>
              <table:table-cell office:value-type="float" office:value="0.533688">
                <text:p>0.533688</text:p>
              </table:table-cell>
              <table:table-cell office:value-type="float" office:value="0.571665">
                <text:p>0.571665</text:p>
              </table:table-cell>
              <table:table-cell office:value-type="float" office:value="0.521598">
                <text:p>0.52159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475691">
                <text:p>0.475691</text:p>
              </table:table-cell>
              <table:table-cell office:value-type="float" office:value="0.543642">
                <text:p>0.543642</text:p>
              </table:table-cell>
              <table:table-cell office:value-type="float" office:value="0.512228">
                <text:p>0.512228</text:p>
              </table:table-cell>
              <table:table-cell office:value-type="float" office:value="0.533362">
                <text:p>0.533362</text:p>
              </table:table-cell>
              <table:table-cell office:value-type="float" office:value="0.571239">
                <text:p>0.571239</text:p>
              </table:table-cell>
              <table:table-cell office:value-type="float" office:value="0.521199">
                <text:p>0.52119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47552">
                <text:p>0.47552</text:p>
              </table:table-cell>
              <table:table-cell office:value-type="float" office:value="0.543407">
                <text:p>0.543407</text:p>
              </table:table-cell>
              <table:table-cell office:value-type="float" office:value="0.511844">
                <text:p>0.511844</text:p>
              </table:table-cell>
              <table:table-cell office:value-type="float" office:value="0.533039">
                <text:p>0.533039</text:p>
              </table:table-cell>
              <table:table-cell office:value-type="float" office:value="0.570818">
                <text:p>0.570818</text:p>
              </table:table-cell>
              <table:table-cell office:value-type="float" office:value="0.520798">
                <text:p>0.52079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475346">
                <text:p>0.475346</text:p>
              </table:table-cell>
              <table:table-cell office:value-type="float" office:value="0.543171">
                <text:p>0.543171</text:p>
              </table:table-cell>
              <table:table-cell office:value-type="float" office:value="0.511477">
                <text:p>0.511477</text:p>
              </table:table-cell>
              <table:table-cell office:value-type="float" office:value="0.532728">
                <text:p>0.532728</text:p>
              </table:table-cell>
              <table:table-cell office:value-type="float" office:value="0.57041">
                <text:p>0.57041</text:p>
              </table:table-cell>
              <table:table-cell office:value-type="float" office:value="0.520404">
                <text:p>0.52040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47518">
                <text:p>0.47518</text:p>
              </table:table-cell>
              <table:table-cell office:value-type="float" office:value="0.54294">
                <text:p>0.54294</text:p>
              </table:table-cell>
              <table:table-cell office:value-type="float" office:value="0.511106">
                <text:p>0.511106</text:p>
              </table:table-cell>
              <table:table-cell office:value-type="float" office:value="0.532421">
                <text:p>0.532421</text:p>
              </table:table-cell>
              <table:table-cell office:value-type="float" office:value="0.570004">
                <text:p>0.570004</text:p>
              </table:table-cell>
              <table:table-cell office:value-type="float" office:value="0.520001">
                <text:p>0.52000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475016">
                <text:p>0.475016</text:p>
              </table:table-cell>
              <table:table-cell office:value-type="float" office:value="0.542703">
                <text:p>0.542703</text:p>
              </table:table-cell>
              <table:table-cell office:value-type="float" office:value="0.510755">
                <text:p>0.510755</text:p>
              </table:table-cell>
              <table:table-cell office:value-type="float" office:value="0.53213">
                <text:p>0.53213</text:p>
              </table:table-cell>
              <table:table-cell office:value-type="float" office:value="0.569596">
                <text:p>0.569596</text:p>
              </table:table-cell>
              <table:table-cell office:value-type="float" office:value="0.519606">
                <text:p>0.51960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474856">
                <text:p>0.474856</text:p>
              </table:table-cell>
              <table:table-cell office:value-type="float" office:value="0.542479">
                <text:p>0.542479</text:p>
              </table:table-cell>
              <table:table-cell office:value-type="float" office:value="0.510416">
                <text:p>0.510416</text:p>
              </table:table-cell>
              <table:table-cell office:value-type="float" office:value="0.531841">
                <text:p>0.531841</text:p>
              </table:table-cell>
              <table:table-cell office:value-type="float" office:value="0.569215">
                <text:p>0.569215</text:p>
              </table:table-cell>
              <table:table-cell office:value-type="float" office:value="0.519225">
                <text:p>0.51922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474712">
                <text:p>0.474712</text:p>
              </table:table-cell>
              <table:table-cell office:value-type="float" office:value="0.542263">
                <text:p>0.542263</text:p>
              </table:table-cell>
              <table:table-cell office:value-type="float" office:value="0.510065">
                <text:p>0.510065</text:p>
              </table:table-cell>
              <table:table-cell office:value-type="float" office:value="0.531551">
                <text:p>0.531551</text:p>
              </table:table-cell>
              <table:table-cell office:value-type="float" office:value="0.568823">
                <text:p>0.568823</text:p>
              </table:table-cell>
              <table:table-cell office:value-type="float" office:value="0.518844">
                <text:p>0.51884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474541">
                <text:p>0.474541</text:p>
              </table:table-cell>
              <table:table-cell office:value-type="float" office:value="0.542047">
                <text:p>0.542047</text:p>
              </table:table-cell>
              <table:table-cell office:value-type="float" office:value="0.509724">
                <text:p>0.509724</text:p>
              </table:table-cell>
              <table:table-cell office:value-type="float" office:value="0.531266">
                <text:p>0.531266</text:p>
              </table:table-cell>
              <table:table-cell office:value-type="float" office:value="0.568454">
                <text:p>0.568454</text:p>
              </table:table-cell>
              <table:table-cell office:value-type="float" office:value="0.518482">
                <text:p>0.51848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474383">
                <text:p>0.474383</text:p>
              </table:table-cell>
              <table:table-cell office:value-type="float" office:value="0.541835">
                <text:p>0.541835</text:p>
              </table:table-cell>
              <table:table-cell office:value-type="float" office:value="0.509389">
                <text:p>0.509389</text:p>
              </table:table-cell>
              <table:table-cell office:value-type="float" office:value="0.530987">
                <text:p>0.530987</text:p>
              </table:table-cell>
              <table:table-cell office:value-type="float" office:value="0.568082">
                <text:p>0.568082</text:p>
              </table:table-cell>
              <table:table-cell office:value-type="float" office:value="0.518131">
                <text:p>0.51813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474245">
                <text:p>0.474245</text:p>
              </table:table-cell>
              <table:table-cell office:value-type="float" office:value="0.541633">
                <text:p>0.541633</text:p>
              </table:table-cell>
              <table:table-cell office:value-type="float" office:value="0.509058">
                <text:p>0.509058</text:p>
              </table:table-cell>
              <table:table-cell office:value-type="float" office:value="0.530728">
                <text:p>0.530728</text:p>
              </table:table-cell>
              <table:table-cell office:value-type="float" office:value="0.567716">
                <text:p>0.567716</text:p>
              </table:table-cell>
              <table:table-cell office:value-type="float" office:value="0.517784">
                <text:p>0.51778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474089">
                <text:p>0.474089</text:p>
              </table:table-cell>
              <table:table-cell office:value-type="float" office:value="0.541431">
                <text:p>0.541431</text:p>
              </table:table-cell>
              <table:table-cell office:value-type="float" office:value="0.508724">
                <text:p>0.508724</text:p>
              </table:table-cell>
              <table:table-cell office:value-type="float" office:value="0.530465">
                <text:p>0.530465</text:p>
              </table:table-cell>
              <table:table-cell office:value-type="float" office:value="0.567356">
                <text:p>0.567356</text:p>
              </table:table-cell>
              <table:table-cell office:value-type="float" office:value="0.517442">
                <text:p>0.51744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473939">
                <text:p>0.473939</text:p>
              </table:table-cell>
              <table:table-cell office:value-type="float" office:value="0.541231">
                <text:p>0.541231</text:p>
              </table:table-cell>
              <table:table-cell office:value-type="float" office:value="0.508369">
                <text:p>0.508369</text:p>
              </table:table-cell>
              <table:table-cell office:value-type="float" office:value="0.530216">
                <text:p>0.530216</text:p>
              </table:table-cell>
              <table:table-cell office:value-type="float" office:value="0.567009">
                <text:p>0.567009</text:p>
              </table:table-cell>
              <table:table-cell office:value-type="float" office:value="0.517122">
                <text:p>0.51712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47379">
                <text:p>0.47379</text:p>
              </table:table-cell>
              <table:table-cell office:value-type="float" office:value="0.541033">
                <text:p>0.541033</text:p>
              </table:table-cell>
              <table:table-cell office:value-type="float" office:value="0.508049">
                <text:p>0.508049</text:p>
              </table:table-cell>
              <table:table-cell office:value-type="float" office:value="0.529959">
                <text:p>0.529959</text:p>
              </table:table-cell>
              <table:table-cell office:value-type="float" office:value="0.56666">
                <text:p>0.56666</text:p>
              </table:table-cell>
              <table:table-cell office:value-type="float" office:value="0.516806">
                <text:p>0.51680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473643">
                <text:p>0.473643</text:p>
              </table:table-cell>
              <table:table-cell office:value-type="float" office:value="0.540837">
                <text:p>0.540837</text:p>
              </table:table-cell>
              <table:table-cell office:value-type="float" office:value="0.507738">
                <text:p>0.507738</text:p>
              </table:table-cell>
              <table:table-cell office:value-type="float" office:value="0.529704">
                <text:p>0.529704</text:p>
              </table:table-cell>
              <table:table-cell office:value-type="float" office:value="0.566321">
                <text:p>0.566321</text:p>
              </table:table-cell>
              <table:table-cell office:value-type="float" office:value="0.516488">
                <text:p>0.51648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4735">
                <text:p>0.4735</text:p>
              </table:table-cell>
              <table:table-cell office:value-type="float" office:value="0.540644">
                <text:p>0.540644</text:p>
              </table:table-cell>
              <table:table-cell office:value-type="float" office:value="0.507432">
                <text:p>0.507432</text:p>
              </table:table-cell>
              <table:table-cell office:value-type="float" office:value="0.52946">
                <text:p>0.52946</text:p>
              </table:table-cell>
              <table:table-cell office:value-type="float" office:value="0.565982">
                <text:p>0.565982</text:p>
              </table:table-cell>
              <table:table-cell office:value-type="float" office:value="0.516164">
                <text:p>0.51616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473356">
                <text:p>0.473356</text:p>
              </table:table-cell>
              <table:table-cell office:value-type="float" office:value="0.540453">
                <text:p>0.540453</text:p>
              </table:table-cell>
              <table:table-cell office:value-type="float" office:value="0.507134">
                <text:p>0.507134</text:p>
              </table:table-cell>
              <table:table-cell office:value-type="float" office:value="0.529208">
                <text:p>0.529208</text:p>
              </table:table-cell>
              <table:table-cell office:value-type="float" office:value="0.565647">
                <text:p>0.565647</text:p>
              </table:table-cell>
              <table:table-cell office:value-type="float" office:value="0.515849">
                <text:p>0.51584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473215">
                <text:p>0.473215</text:p>
              </table:table-cell>
              <table:table-cell office:value-type="float" office:value="0.540265">
                <text:p>0.540265</text:p>
              </table:table-cell>
              <table:table-cell office:value-type="float" office:value="0.506842">
                <text:p>0.506842</text:p>
              </table:table-cell>
              <table:table-cell office:value-type="float" office:value="0.52896">
                <text:p>0.52896</text:p>
              </table:table-cell>
              <table:table-cell office:value-type="float" office:value="0.56531">
                <text:p>0.56531</text:p>
              </table:table-cell>
              <table:table-cell office:value-type="float" office:value="0.515514">
                <text:p>0.51551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47307">
                <text:p>0.47307</text:p>
              </table:table-cell>
              <table:table-cell office:value-type="float" office:value="0.540082">
                <text:p>0.540082</text:p>
              </table:table-cell>
              <table:table-cell office:value-type="float" office:value="0.506555">
                <text:p>0.506555</text:p>
              </table:table-cell>
              <table:table-cell office:value-type="float" office:value="0.528718">
                <text:p>0.528718</text:p>
              </table:table-cell>
              <table:table-cell office:value-type="float" office:value="0.56498">
                <text:p>0.56498</text:p>
              </table:table-cell>
              <table:table-cell office:value-type="float" office:value="0.515193">
                <text:p>0.51519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472933">
                <text:p>0.472933</text:p>
              </table:table-cell>
              <table:table-cell office:value-type="float" office:value="0.539902">
                <text:p>0.539902</text:p>
              </table:table-cell>
              <table:table-cell office:value-type="float" office:value="0.506271">
                <text:p>0.506271</text:p>
              </table:table-cell>
              <table:table-cell office:value-type="float" office:value="0.528479">
                <text:p>0.528479</text:p>
              </table:table-cell>
              <table:table-cell office:value-type="float" office:value="0.564658">
                <text:p>0.564658</text:p>
              </table:table-cell>
              <table:table-cell office:value-type="float" office:value="0.514878">
                <text:p>0.51487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472793">
                <text:p>0.472793</text:p>
              </table:table-cell>
              <table:table-cell office:value-type="float" office:value="0.53972">
                <text:p>0.53972</text:p>
              </table:table-cell>
              <table:table-cell office:value-type="float" office:value="0.505994">
                <text:p>0.505994</text:p>
              </table:table-cell>
              <table:table-cell office:value-type="float" office:value="0.528248">
                <text:p>0.528248</text:p>
              </table:table-cell>
              <table:table-cell office:value-type="float" office:value="0.564333">
                <text:p>0.564333</text:p>
              </table:table-cell>
              <table:table-cell office:value-type="float" office:value="0.514549">
                <text:p>0.51454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472657">
                <text:p>0.472657</text:p>
              </table:table-cell>
              <table:table-cell office:value-type="float" office:value="0.539543">
                <text:p>0.539543</text:p>
              </table:table-cell>
              <table:table-cell office:value-type="float" office:value="0.505712">
                <text:p>0.505712</text:p>
              </table:table-cell>
              <table:table-cell office:value-type="float" office:value="0.528029">
                <text:p>0.528029</text:p>
              </table:table-cell>
              <table:table-cell office:value-type="float" office:value="0.564009">
                <text:p>0.564009</text:p>
              </table:table-cell>
              <table:table-cell office:value-type="float" office:value="0.514229">
                <text:p>0.51422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472523">
                <text:p>0.472523</text:p>
              </table:table-cell>
              <table:table-cell office:value-type="float" office:value="0.539368">
                <text:p>0.539368</text:p>
              </table:table-cell>
              <table:table-cell office:value-type="float" office:value="0.505446">
                <text:p>0.505446</text:p>
              </table:table-cell>
              <table:table-cell office:value-type="float" office:value="0.527799">
                <text:p>0.527799</text:p>
              </table:table-cell>
              <table:table-cell office:value-type="float" office:value="0.563687">
                <text:p>0.563687</text:p>
              </table:table-cell>
              <table:table-cell office:value-type="float" office:value="0.513908">
                <text:p>0.51390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472389">
                <text:p>0.472389</text:p>
              </table:table-cell>
              <table:table-cell office:value-type="float" office:value="0.539184">
                <text:p>0.539184</text:p>
              </table:table-cell>
              <table:table-cell office:value-type="float" office:value="0.505184">
                <text:p>0.505184</text:p>
              </table:table-cell>
              <table:table-cell office:value-type="float" office:value="0.527576">
                <text:p>0.527576</text:p>
              </table:table-cell>
              <table:table-cell office:value-type="float" office:value="0.563358">
                <text:p>0.563358</text:p>
              </table:table-cell>
              <table:table-cell office:value-type="float" office:value="0.513596">
                <text:p>0.51359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472259">
                <text:p>0.472259</text:p>
              </table:table-cell>
              <table:table-cell office:value-type="float" office:value="0.539011">
                <text:p>0.539011</text:p>
              </table:table-cell>
              <table:table-cell office:value-type="float" office:value="0.504913">
                <text:p>0.504913</text:p>
              </table:table-cell>
              <table:table-cell office:value-type="float" office:value="0.527361">
                <text:p>0.527361</text:p>
              </table:table-cell>
              <table:table-cell office:value-type="float" office:value="0.563041">
                <text:p>0.563041</text:p>
              </table:table-cell>
              <table:table-cell office:value-type="float" office:value="0.513287">
                <text:p>0.51328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472129">
                <text:p>0.472129</text:p>
              </table:table-cell>
              <table:table-cell office:value-type="float" office:value="0.53884">
                <text:p>0.53884</text:p>
              </table:table-cell>
              <table:table-cell office:value-type="float" office:value="0.504655">
                <text:p>0.504655</text:p>
              </table:table-cell>
              <table:table-cell office:value-type="float" office:value="0.527144">
                <text:p>0.527144</text:p>
              </table:table-cell>
              <table:table-cell office:value-type="float" office:value="0.562726">
                <text:p>0.562726</text:p>
              </table:table-cell>
              <table:table-cell office:value-type="float" office:value="0.512979">
                <text:p>0.51297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472001">
                <text:p>0.472001</text:p>
              </table:table-cell>
              <table:table-cell office:value-type="float" office:value="0.538672">
                <text:p>0.538672</text:p>
              </table:table-cell>
              <table:table-cell office:value-type="float" office:value="0.504403">
                <text:p>0.504403</text:p>
              </table:table-cell>
              <table:table-cell office:value-type="float" office:value="0.526931">
                <text:p>0.526931</text:p>
              </table:table-cell>
              <table:table-cell office:value-type="float" office:value="0.56241">
                <text:p>0.56241</text:p>
              </table:table-cell>
              <table:table-cell office:value-type="float" office:value="0.512668">
                <text:p>0.51266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471877">
                <text:p>0.471877</text:p>
              </table:table-cell>
              <table:table-cell office:value-type="float" office:value="0.538508">
                <text:p>0.538508</text:p>
              </table:table-cell>
              <table:table-cell office:value-type="float" office:value="0.504154">
                <text:p>0.504154</text:p>
              </table:table-cell>
              <table:table-cell office:value-type="float" office:value="0.526718">
                <text:p>0.526718</text:p>
              </table:table-cell>
              <table:table-cell office:value-type="float" office:value="0.562099">
                <text:p>0.562099</text:p>
              </table:table-cell>
              <table:table-cell office:value-type="float" office:value="0.51236">
                <text:p>0.5123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471752">
                <text:p>0.471752</text:p>
              </table:table-cell>
              <table:table-cell office:value-type="float" office:value="0.538345">
                <text:p>0.538345</text:p>
              </table:table-cell>
              <table:table-cell office:value-type="float" office:value="0.503919">
                <text:p>0.503919</text:p>
              </table:table-cell>
              <table:table-cell office:value-type="float" office:value="0.526518">
                <text:p>0.526518</text:p>
              </table:table-cell>
              <table:table-cell office:value-type="float" office:value="0.561788">
                <text:p>0.561788</text:p>
              </table:table-cell>
              <table:table-cell office:value-type="float" office:value="0.512054">
                <text:p>0.51205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471627">
                <text:p>0.471627</text:p>
              </table:table-cell>
              <table:table-cell office:value-type="float" office:value="0.538184">
                <text:p>0.538184</text:p>
              </table:table-cell>
              <table:table-cell office:value-type="float" office:value="0.503677">
                <text:p>0.503677</text:p>
              </table:table-cell>
              <table:table-cell office:value-type="float" office:value="0.526312">
                <text:p>0.526312</text:p>
              </table:table-cell>
              <table:table-cell office:value-type="float" office:value="0.561475">
                <text:p>0.561475</text:p>
              </table:table-cell>
              <table:table-cell office:value-type="float" office:value="0.511746">
                <text:p>0.51174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471512">
                <text:p>0.471512</text:p>
              </table:table-cell>
              <table:table-cell office:value-type="float" office:value="0.538034">
                <text:p>0.538034</text:p>
              </table:table-cell>
              <table:table-cell office:value-type="float" office:value="0.503445">
                <text:p>0.503445</text:p>
              </table:table-cell>
              <table:table-cell office:value-type="float" office:value="0.526111">
                <text:p>0.526111</text:p>
              </table:table-cell>
              <table:table-cell office:value-type="float" office:value="0.561164">
                <text:p>0.561164</text:p>
              </table:table-cell>
              <table:table-cell office:value-type="float" office:value="0.511432">
                <text:p>0.51143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471387">
                <text:p>0.471387</text:p>
              </table:table-cell>
              <table:table-cell office:value-type="float" office:value="0.53788">
                <text:p>0.53788</text:p>
              </table:table-cell>
              <table:table-cell office:value-type="float" office:value="0.503228">
                <text:p>0.503228</text:p>
              </table:table-cell>
              <table:table-cell office:value-type="float" office:value="0.525915">
                <text:p>0.525915</text:p>
              </table:table-cell>
              <table:table-cell office:value-type="float" office:value="0.560849">
                <text:p>0.560849</text:p>
              </table:table-cell>
              <table:table-cell office:value-type="float" office:value="0.511111">
                <text:p>0.51111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471268">
                <text:p>0.471268</text:p>
              </table:table-cell>
              <table:table-cell office:value-type="float" office:value="0.537726">
                <text:p>0.537726</text:p>
              </table:table-cell>
              <table:table-cell office:value-type="float" office:value="0.502993">
                <text:p>0.502993</text:p>
              </table:table-cell>
              <table:table-cell office:value-type="float" office:value="0.525728">
                <text:p>0.525728</text:p>
              </table:table-cell>
              <table:table-cell office:value-type="float" office:value="0.560533">
                <text:p>0.560533</text:p>
              </table:table-cell>
              <table:table-cell office:value-type="float" office:value="0.510793">
                <text:p>0.51079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471137">
                <text:p>0.471137</text:p>
              </table:table-cell>
              <table:table-cell office:value-type="float" office:value="0.537576">
                <text:p>0.537576</text:p>
              </table:table-cell>
              <table:table-cell office:value-type="float" office:value="0.502755">
                <text:p>0.502755</text:p>
              </table:table-cell>
              <table:table-cell office:value-type="float" office:value="0.525527">
                <text:p>0.525527</text:p>
              </table:table-cell>
              <table:table-cell office:value-type="float" office:value="0.560219">
                <text:p>0.560219</text:p>
              </table:table-cell>
              <table:table-cell office:value-type="float" office:value="0.510475">
                <text:p>0.51047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47101">
                <text:p>0.47101</text:p>
              </table:table-cell>
              <table:table-cell office:value-type="float" office:value="0.53743">
                <text:p>0.53743</text:p>
              </table:table-cell>
              <table:table-cell office:value-type="float" office:value="0.502549">
                <text:p>0.502549</text:p>
              </table:table-cell>
              <table:table-cell office:value-type="float" office:value="0.52534">
                <text:p>0.52534</text:p>
              </table:table-cell>
              <table:table-cell office:value-type="float" office:value="0.559898">
                <text:p>0.559898</text:p>
              </table:table-cell>
              <table:table-cell office:value-type="float" office:value="0.510152">
                <text:p>0.51015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470892">
                <text:p>0.470892</text:p>
              </table:table-cell>
              <table:table-cell office:value-type="float" office:value="0.537284">
                <text:p>0.537284</text:p>
              </table:table-cell>
              <table:table-cell office:value-type="float" office:value="0.502342">
                <text:p>0.502342</text:p>
              </table:table-cell>
              <table:table-cell office:value-type="float" office:value="0.525156">
                <text:p>0.525156</text:p>
              </table:table-cell>
              <table:table-cell office:value-type="float" office:value="0.559585">
                <text:p>0.559585</text:p>
              </table:table-cell>
              <table:table-cell office:value-type="float" office:value="0.50984">
                <text:p>0.5098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470775">
                <text:p>0.470775</text:p>
              </table:table-cell>
              <table:table-cell office:value-type="float" office:value="0.53714">
                <text:p>0.53714</text:p>
              </table:table-cell>
              <table:table-cell office:value-type="float" office:value="0.502136">
                <text:p>0.502136</text:p>
              </table:table-cell>
              <table:table-cell office:value-type="float" office:value="0.52498">
                <text:p>0.52498</text:p>
              </table:table-cell>
              <table:table-cell office:value-type="float" office:value="0.559275">
                <text:p>0.559275</text:p>
              </table:table-cell>
              <table:table-cell office:value-type="float" office:value="0.509536">
                <text:p>0.50953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470644">
                <text:p>0.470644</text:p>
              </table:table-cell>
              <table:table-cell office:value-type="float" office:value="0.536996">
                <text:p>0.536996</text:p>
              </table:table-cell>
              <table:table-cell office:value-type="float" office:value="0.501931">
                <text:p>0.501931</text:p>
              </table:table-cell>
              <table:table-cell office:value-type="float" office:value="0.524807">
                <text:p>0.524807</text:p>
              </table:table-cell>
              <table:table-cell office:value-type="float" office:value="0.55897">
                <text:p>0.55897</text:p>
              </table:table-cell>
              <table:table-cell office:value-type="float" office:value="0.509247">
                <text:p>0.50924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470521">
                <text:p>0.470521</text:p>
              </table:table-cell>
              <table:table-cell office:value-type="float" office:value="0.536851">
                <text:p>0.536851</text:p>
              </table:table-cell>
              <table:table-cell office:value-type="float" office:value="0.501732">
                <text:p>0.501732</text:p>
              </table:table-cell>
              <table:table-cell office:value-type="float" office:value="0.524641">
                <text:p>0.524641</text:p>
              </table:table-cell>
              <table:table-cell office:value-type="float" office:value="0.558665">
                <text:p>0.558665</text:p>
              </table:table-cell>
              <table:table-cell office:value-type="float" office:value="0.508955">
                <text:p>0.50895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470407">
                <text:p>0.470407</text:p>
              </table:table-cell>
              <table:table-cell office:value-type="float" office:value="0.536708">
                <text:p>0.536708</text:p>
              </table:table-cell>
              <table:table-cell office:value-type="float" office:value="0.501523">
                <text:p>0.501523</text:p>
              </table:table-cell>
              <table:table-cell office:value-type="float" office:value="0.524474">
                <text:p>0.524474</text:p>
              </table:table-cell>
              <table:table-cell office:value-type="float" office:value="0.558367">
                <text:p>0.558367</text:p>
              </table:table-cell>
              <table:table-cell office:value-type="float" office:value="0.508666">
                <text:p>0.50866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470294">
                <text:p>0.470294</text:p>
              </table:table-cell>
              <table:table-cell office:value-type="float" office:value="0.536568">
                <text:p>0.536568</text:p>
              </table:table-cell>
              <table:table-cell office:value-type="float" office:value="0.501317">
                <text:p>0.501317</text:p>
              </table:table-cell>
              <table:table-cell office:value-type="float" office:value="0.524308">
                <text:p>0.524308</text:p>
              </table:table-cell>
              <table:table-cell office:value-type="float" office:value="0.558068">
                <text:p>0.558068</text:p>
              </table:table-cell>
              <table:table-cell office:value-type="float" office:value="0.508382">
                <text:p>0.50838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470182">
                <text:p>0.470182</text:p>
              </table:table-cell>
              <table:table-cell office:value-type="float" office:value="0.53643">
                <text:p>0.53643</text:p>
              </table:table-cell>
              <table:table-cell office:value-type="float" office:value="0.501124">
                <text:p>0.501124</text:p>
              </table:table-cell>
              <table:table-cell office:value-type="float" office:value="0.524147">
                <text:p>0.524147</text:p>
              </table:table-cell>
              <table:table-cell office:value-type="float" office:value="0.557782">
                <text:p>0.557782</text:p>
              </table:table-cell>
              <table:table-cell office:value-type="float" office:value="0.508114">
                <text:p>0.50811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470072">
                <text:p>0.470072</text:p>
              </table:table-cell>
              <table:table-cell office:value-type="float" office:value="0.536294">
                <text:p>0.536294</text:p>
              </table:table-cell>
              <table:table-cell office:value-type="float" office:value="0.500927">
                <text:p>0.500927</text:p>
              </table:table-cell>
              <table:table-cell office:value-type="float" office:value="0.523988">
                <text:p>0.523988</text:p>
              </table:table-cell>
              <table:table-cell office:value-type="float" office:value="0.557497">
                <text:p>0.557497</text:p>
              </table:table-cell>
              <table:table-cell office:value-type="float" office:value="0.507842">
                <text:p>0.50784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469979">
                <text:p>0.469979</text:p>
              </table:table-cell>
              <table:table-cell office:value-type="float" office:value="0.536163">
                <text:p>0.536163</text:p>
              </table:table-cell>
              <table:table-cell office:value-type="float" office:value="0.50074">
                <text:p>0.50074</text:p>
              </table:table-cell>
              <table:table-cell office:value-type="float" office:value="0.52383">
                <text:p>0.52383</text:p>
              </table:table-cell>
              <table:table-cell office:value-type="float" office:value="0.557216">
                <text:p>0.557216</text:p>
              </table:table-cell>
              <table:table-cell office:value-type="float" office:value="0.50757">
                <text:p>0.5075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469872">
                <text:p>0.469872</text:p>
              </table:table-cell>
              <table:table-cell office:value-type="float" office:value="0.536028">
                <text:p>0.536028</text:p>
              </table:table-cell>
              <table:table-cell office:value-type="float" office:value="0.500549">
                <text:p>0.500549</text:p>
              </table:table-cell>
              <table:table-cell office:value-type="float" office:value="0.523672">
                <text:p>0.523672</text:p>
              </table:table-cell>
              <table:table-cell office:value-type="float" office:value="0.556942">
                <text:p>0.556942</text:p>
              </table:table-cell>
              <table:table-cell office:value-type="float" office:value="0.507316">
                <text:p>0.50731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469764">
                <text:p>0.469764</text:p>
              </table:table-cell>
              <table:table-cell office:value-type="float" office:value="0.535899">
                <text:p>0.535899</text:p>
              </table:table-cell>
              <table:table-cell office:value-type="float" office:value="0.500358">
                <text:p>0.500358</text:p>
              </table:table-cell>
              <table:table-cell office:value-type="float" office:value="0.52352">
                <text:p>0.52352</text:p>
              </table:table-cell>
              <table:table-cell office:value-type="float" office:value="0.556661">
                <text:p>0.556661</text:p>
              </table:table-cell>
              <table:table-cell office:value-type="float" office:value="0.50705">
                <text:p>0.5070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469643">
                <text:p>0.469643</text:p>
              </table:table-cell>
              <table:table-cell office:value-type="float" office:value="0.535768">
                <text:p>0.535768</text:p>
              </table:table-cell>
              <table:table-cell office:value-type="float" office:value="0.500144">
                <text:p>0.500144</text:p>
              </table:table-cell>
              <table:table-cell office:value-type="float" office:value="0.52336">
                <text:p>0.52336</text:p>
              </table:table-cell>
              <table:table-cell office:value-type="float" office:value="0.556392">
                <text:p>0.556392</text:p>
              </table:table-cell>
              <table:table-cell office:value-type="float" office:value="0.506791">
                <text:p>0.50679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469535">
                <text:p>0.469535</text:p>
              </table:table-cell>
              <table:table-cell office:value-type="float" office:value="0.535638">
                <text:p>0.535638</text:p>
              </table:table-cell>
              <table:table-cell office:value-type="float" office:value="0.499964">
                <text:p>0.499964</text:p>
              </table:table-cell>
              <table:table-cell office:value-type="float" office:value="0.523203">
                <text:p>0.523203</text:p>
              </table:table-cell>
              <table:table-cell office:value-type="float" office:value="0.55612">
                <text:p>0.55612</text:p>
              </table:table-cell>
              <table:table-cell office:value-type="float" office:value="0.506534">
                <text:p>0.50653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469431">
                <text:p>0.469431</text:p>
              </table:table-cell>
              <table:table-cell office:value-type="float" office:value="0.535509">
                <text:p>0.535509</text:p>
              </table:table-cell>
              <table:table-cell office:value-type="float" office:value="0.499767">
                <text:p>0.499767</text:p>
              </table:table-cell>
              <table:table-cell office:value-type="float" office:value="0.523041">
                <text:p>0.523041</text:p>
              </table:table-cell>
              <table:table-cell office:value-type="float" office:value="0.555853">
                <text:p>0.555853</text:p>
              </table:table-cell>
              <table:table-cell office:value-type="float" office:value="0.506282">
                <text:p>0.50628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469341">
                <text:p>0.469341</text:p>
              </table:table-cell>
              <table:table-cell office:value-type="float" office:value="0.535384">
                <text:p>0.535384</text:p>
              </table:table-cell>
              <table:table-cell office:value-type="float" office:value="0.499589">
                <text:p>0.499589</text:p>
              </table:table-cell>
              <table:table-cell office:value-type="float" office:value="0.522891">
                <text:p>0.522891</text:p>
              </table:table-cell>
              <table:table-cell office:value-type="float" office:value="0.555589">
                <text:p>0.555589</text:p>
              </table:table-cell>
              <table:table-cell office:value-type="float" office:value="0.506043">
                <text:p>0.50604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469227">
                <text:p>0.469227</text:p>
              </table:table-cell>
              <table:table-cell office:value-type="float" office:value="0.535258">
                <text:p>0.535258</text:p>
              </table:table-cell>
              <table:table-cell office:value-type="float" office:value="0.499415">
                <text:p>0.499415</text:p>
              </table:table-cell>
              <table:table-cell office:value-type="float" office:value="0.522741">
                <text:p>0.522741</text:p>
              </table:table-cell>
              <table:table-cell office:value-type="float" office:value="0.555324">
                <text:p>0.555324</text:p>
              </table:table-cell>
              <table:table-cell office:value-type="float" office:value="0.505797">
                <text:p>0.50579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469123">
                <text:p>0.469123</text:p>
              </table:table-cell>
              <table:table-cell office:value-type="float" office:value="0.535133">
                <text:p>0.535133</text:p>
              </table:table-cell>
              <table:table-cell office:value-type="float" office:value="0.499245">
                <text:p>0.499245</text:p>
              </table:table-cell>
              <table:table-cell office:value-type="float" office:value="0.522596">
                <text:p>0.522596</text:p>
              </table:table-cell>
              <table:table-cell office:value-type="float" office:value="0.555064">
                <text:p>0.555064</text:p>
              </table:table-cell>
              <table:table-cell office:value-type="float" office:value="0.505555">
                <text:p>0.50555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469038">
                <text:p>0.469038</text:p>
              </table:table-cell>
              <table:table-cell office:value-type="float" office:value="0.535012">
                <text:p>0.535012</text:p>
              </table:table-cell>
              <table:table-cell office:value-type="float" office:value="0.499065">
                <text:p>0.499065</text:p>
              </table:table-cell>
              <table:table-cell office:value-type="float" office:value="0.522465">
                <text:p>0.522465</text:p>
              </table:table-cell>
              <table:table-cell office:value-type="float" office:value="0.554806">
                <text:p>0.554806</text:p>
              </table:table-cell>
              <table:table-cell office:value-type="float" office:value="0.505314">
                <text:p>0.50531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468926">
                <text:p>0.468926</text:p>
              </table:table-cell>
              <table:table-cell office:value-type="float" office:value="0.53489">
                <text:p>0.53489</text:p>
              </table:table-cell>
              <table:table-cell office:value-type="float" office:value="0.498893">
                <text:p>0.498893</text:p>
              </table:table-cell>
              <table:table-cell office:value-type="float" office:value="0.522327">
                <text:p>0.522327</text:p>
              </table:table-cell>
              <table:table-cell office:value-type="float" office:value="0.554549">
                <text:p>0.554549</text:p>
              </table:table-cell>
              <table:table-cell office:value-type="float" office:value="0.50508">
                <text:p>0.5050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468826">
                <text:p>0.468826</text:p>
              </table:table-cell>
              <table:table-cell office:value-type="float" office:value="0.53477">
                <text:p>0.53477</text:p>
              </table:table-cell>
              <table:table-cell office:value-type="float" office:value="0.49873">
                <text:p>0.49873</text:p>
              </table:table-cell>
              <table:table-cell office:value-type="float" office:value="0.522192">
                <text:p>0.522192</text:p>
              </table:table-cell>
              <table:table-cell office:value-type="float" office:value="0.554294">
                <text:p>0.554294</text:p>
              </table:table-cell>
              <table:table-cell office:value-type="float" office:value="0.504845">
                <text:p>0.50484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468728">
                <text:p>0.468728</text:p>
              </table:table-cell>
              <table:table-cell office:value-type="float" office:value="0.534651">
                <text:p>0.534651</text:p>
              </table:table-cell>
              <table:table-cell office:value-type="float" office:value="0.498571">
                <text:p>0.498571</text:p>
              </table:table-cell>
              <table:table-cell office:value-type="float" office:value="0.522062">
                <text:p>0.522062</text:p>
              </table:table-cell>
              <table:table-cell office:value-type="float" office:value="0.554041">
                <text:p>0.554041</text:p>
              </table:table-cell>
              <table:table-cell office:value-type="float" office:value="0.504612">
                <text:p>0.50461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468635">
                <text:p>0.468635</text:p>
              </table:table-cell>
              <table:table-cell office:value-type="float" office:value="0.534571">
                <text:p>0.534571</text:p>
              </table:table-cell>
              <table:table-cell office:value-type="float" office:value="0.498413">
                <text:p>0.498413</text:p>
              </table:table-cell>
              <table:table-cell office:value-type="float" office:value="0.521929">
                <text:p>0.521929</text:p>
              </table:table-cell>
              <table:table-cell office:value-type="float" office:value="0.553787">
                <text:p>0.553787</text:p>
              </table:table-cell>
              <table:table-cell office:value-type="float" office:value="0.504381">
                <text:p>0.50438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468542">
                <text:p>0.468542</text:p>
              </table:table-cell>
              <table:table-cell office:value-type="float" office:value="0.534456">
                <text:p>0.534456</text:p>
              </table:table-cell>
              <table:table-cell office:value-type="float" office:value="0.498261">
                <text:p>0.498261</text:p>
              </table:table-cell>
              <table:table-cell office:value-type="float" office:value="0.521795">
                <text:p>0.521795</text:p>
              </table:table-cell>
              <table:table-cell office:value-type="float" office:value="0.553535">
                <text:p>0.553535</text:p>
              </table:table-cell>
              <table:table-cell office:value-type="float" office:value="0.504149">
                <text:p>0.50414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468447">
                <text:p>0.468447</text:p>
              </table:table-cell>
              <table:table-cell office:value-type="float" office:value="0.534354">
                <text:p>0.534354</text:p>
              </table:table-cell>
              <table:table-cell office:value-type="float" office:value="0.498106">
                <text:p>0.498106</text:p>
              </table:table-cell>
              <table:table-cell office:value-type="float" office:value="0.521666">
                <text:p>0.521666</text:p>
              </table:table-cell>
              <table:table-cell office:value-type="float" office:value="0.553287">
                <text:p>0.553287</text:p>
              </table:table-cell>
              <table:table-cell office:value-type="float" office:value="0.503923">
                <text:p>0.50392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468362">
                <text:p>0.468362</text:p>
              </table:table-cell>
              <table:table-cell office:value-type="float" office:value="0.534243">
                <text:p>0.534243</text:p>
              </table:table-cell>
              <table:table-cell office:value-type="float" office:value="0.497953">
                <text:p>0.497953</text:p>
              </table:table-cell>
              <table:table-cell office:value-type="float" office:value="0.521538">
                <text:p>0.521538</text:p>
              </table:table-cell>
              <table:table-cell office:value-type="float" office:value="0.55304">
                <text:p>0.55304</text:p>
              </table:table-cell>
              <table:table-cell office:value-type="float" office:value="0.503696">
                <text:p>0.50369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468268">
                <text:p>0.468268</text:p>
              </table:table-cell>
              <table:table-cell office:value-type="float" office:value="0.534132">
                <text:p>0.534132</text:p>
              </table:table-cell>
              <table:table-cell office:value-type="float" office:value="0.497796">
                <text:p>0.497796</text:p>
              </table:table-cell>
              <table:table-cell office:value-type="float" office:value="0.521415">
                <text:p>0.521415</text:p>
              </table:table-cell>
              <table:table-cell office:value-type="float" office:value="0.55279">
                <text:p>0.55279</text:p>
              </table:table-cell>
              <table:table-cell office:value-type="float" office:value="0.503466">
                <text:p>0.50346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468174">
                <text:p>0.468174</text:p>
              </table:table-cell>
              <table:table-cell office:value-type="float" office:value="0.534022">
                <text:p>0.534022</text:p>
              </table:table-cell>
              <table:table-cell office:value-type="float" office:value="0.497645">
                <text:p>0.497645</text:p>
              </table:table-cell>
              <table:table-cell office:value-type="float" office:value="0.521292">
                <text:p>0.521292</text:p>
              </table:table-cell>
              <table:table-cell office:value-type="float" office:value="0.552547">
                <text:p>0.552547</text:p>
              </table:table-cell>
              <table:table-cell office:value-type="float" office:value="0.503238">
                <text:p>0.50323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468094">
                <text:p>0.468094</text:p>
              </table:table-cell>
              <table:table-cell office:value-type="float" office:value="0.533914">
                <text:p>0.533914</text:p>
              </table:table-cell>
              <table:table-cell office:value-type="float" office:value="0.497495">
                <text:p>0.497495</text:p>
              </table:table-cell>
              <table:table-cell office:value-type="float" office:value="0.521169">
                <text:p>0.521169</text:p>
              </table:table-cell>
              <table:table-cell office:value-type="float" office:value="0.552304">
                <text:p>0.552304</text:p>
              </table:table-cell>
              <table:table-cell office:value-type="float" office:value="0.503015">
                <text:p>0.50301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467989">
                <text:p>0.467989</text:p>
              </table:table-cell>
              <table:table-cell office:value-type="float" office:value="0.533806">
                <text:p>0.533806</text:p>
              </table:table-cell>
              <table:table-cell office:value-type="float" office:value="0.497332">
                <text:p>0.497332</text:p>
              </table:table-cell>
              <table:table-cell office:value-type="float" office:value="0.521049">
                <text:p>0.521049</text:p>
              </table:table-cell>
              <table:table-cell office:value-type="float" office:value="0.552067">
                <text:p>0.552067</text:p>
              </table:table-cell>
              <table:table-cell office:value-type="float" office:value="0.502792">
                <text:p>0.50279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467896">
                <text:p>0.467896</text:p>
              </table:table-cell>
              <table:table-cell office:value-type="float" office:value="0.533699">
                <text:p>0.533699</text:p>
              </table:table-cell>
              <table:table-cell office:value-type="float" office:value="0.497188">
                <text:p>0.497188</text:p>
              </table:table-cell>
              <table:table-cell office:value-type="float" office:value="0.52095">
                <text:p>0.52095</text:p>
              </table:table-cell>
              <table:table-cell office:value-type="float" office:value="0.551831">
                <text:p>0.551831</text:p>
              </table:table-cell>
              <table:table-cell office:value-type="float" office:value="0.502566">
                <text:p>0.50256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467821">
                <text:p>0.467821</text:p>
              </table:table-cell>
              <table:table-cell office:value-type="float" office:value="0.533596">
                <text:p>0.533596</text:p>
              </table:table-cell>
              <table:table-cell office:value-type="float" office:value="0.497021">
                <text:p>0.497021</text:p>
              </table:table-cell>
              <table:table-cell office:value-type="float" office:value="0.52084">
                <text:p>0.52084</text:p>
              </table:table-cell>
              <table:table-cell office:value-type="float" office:value="0.551598">
                <text:p>0.551598</text:p>
              </table:table-cell>
              <table:table-cell office:value-type="float" office:value="0.502342">
                <text:p>0.50234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467727">
                <text:p>0.467727</text:p>
              </table:table-cell>
              <table:table-cell office:value-type="float" office:value="0.533491">
                <text:p>0.533491</text:p>
              </table:table-cell>
              <table:table-cell office:value-type="float" office:value="0.496874">
                <text:p>0.496874</text:p>
              </table:table-cell>
              <table:table-cell office:value-type="float" office:value="0.520728">
                <text:p>0.520728</text:p>
              </table:table-cell>
              <table:table-cell office:value-type="float" office:value="0.551367">
                <text:p>0.551367</text:p>
              </table:table-cell>
              <table:table-cell office:value-type="float" office:value="0.502119">
                <text:p>0.50211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467651">
                <text:p>0.467651</text:p>
              </table:table-cell>
              <table:table-cell office:value-type="float" office:value="0.533389">
                <text:p>0.533389</text:p>
              </table:table-cell>
              <table:table-cell office:value-type="float" office:value="0.49673">
                <text:p>0.49673</text:p>
              </table:table-cell>
              <table:table-cell office:value-type="float" office:value="0.520616">
                <text:p>0.520616</text:p>
              </table:table-cell>
              <table:table-cell office:value-type="float" office:value="0.551136">
                <text:p>0.551136</text:p>
              </table:table-cell>
              <table:table-cell office:value-type="float" office:value="0.501897">
                <text:p>0.50189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46755">
                <text:p>0.46755</text:p>
              </table:table-cell>
              <table:table-cell office:value-type="float" office:value="0.533287">
                <text:p>0.533287</text:p>
              </table:table-cell>
              <table:table-cell office:value-type="float" office:value="0.496589">
                <text:p>0.496589</text:p>
              </table:table-cell>
              <table:table-cell office:value-type="float" office:value="0.520507">
                <text:p>0.520507</text:p>
              </table:table-cell>
              <table:table-cell office:value-type="float" office:value="0.550914">
                <text:p>0.550914</text:p>
              </table:table-cell>
              <table:table-cell office:value-type="float" office:value="0.501693">
                <text:p>0.50169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467475">
                <text:p>0.467475</text:p>
              </table:table-cell>
              <table:table-cell office:value-type="float" office:value="0.533188">
                <text:p>0.533188</text:p>
              </table:table-cell>
              <table:table-cell office:value-type="float" office:value="0.496451">
                <text:p>0.496451</text:p>
              </table:table-cell>
              <table:table-cell office:value-type="float" office:value="0.520403">
                <text:p>0.520403</text:p>
              </table:table-cell>
              <table:table-cell office:value-type="float" office:value="0.550694">
                <text:p>0.550694</text:p>
              </table:table-cell>
              <table:table-cell office:value-type="float" office:value="0.501484">
                <text:p>0.50148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467377">
                <text:p>0.467377</text:p>
              </table:table-cell>
              <table:table-cell office:value-type="float" office:value="0.533088">
                <text:p>0.533088</text:p>
              </table:table-cell>
              <table:table-cell office:value-type="float" office:value="0.496323">
                <text:p>0.496323</text:p>
              </table:table-cell>
              <table:table-cell office:value-type="float" office:value="0.520297">
                <text:p>0.520297</text:p>
              </table:table-cell>
              <table:table-cell office:value-type="float" office:value="0.550475">
                <text:p>0.550475</text:p>
              </table:table-cell>
              <table:table-cell office:value-type="float" office:value="0.501275">
                <text:p>0.50127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467304">
                <text:p>0.467304</text:p>
              </table:table-cell>
              <table:table-cell office:value-type="float" office:value="0.53299">
                <text:p>0.53299</text:p>
              </table:table-cell>
              <table:table-cell office:value-type="float" office:value="0.496159">
                <text:p>0.496159</text:p>
              </table:table-cell>
              <table:table-cell office:value-type="float" office:value="0.520186">
                <text:p>0.520186</text:p>
              </table:table-cell>
              <table:table-cell office:value-type="float" office:value="0.550268">
                <text:p>0.550268</text:p>
              </table:table-cell>
              <table:table-cell office:value-type="float" office:value="0.501083">
                <text:p>0.50108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467206">
                <text:p>0.467206</text:p>
              </table:table-cell>
              <table:table-cell office:value-type="float" office:value="0.532892">
                <text:p>0.532892</text:p>
              </table:table-cell>
              <table:table-cell office:value-type="float" office:value="0.496023">
                <text:p>0.496023</text:p>
              </table:table-cell>
              <table:table-cell office:value-type="float" office:value="0.520068">
                <text:p>0.520068</text:p>
              </table:table-cell>
              <table:table-cell office:value-type="float" office:value="0.550053">
                <text:p>0.550053</text:p>
              </table:table-cell>
              <table:table-cell office:value-type="float" office:value="0.500882">
                <text:p>0.50088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467134">
                <text:p>0.467134</text:p>
              </table:table-cell>
              <table:table-cell office:value-type="float" office:value="0.532797">
                <text:p>0.532797</text:p>
              </table:table-cell>
              <table:table-cell office:value-type="float" office:value="0.49589">
                <text:p>0.49589</text:p>
              </table:table-cell>
              <table:table-cell office:value-type="float" office:value="0.519954">
                <text:p>0.519954</text:p>
              </table:table-cell>
              <table:table-cell office:value-type="float" office:value="0.549844">
                <text:p>0.549844</text:p>
              </table:table-cell>
              <table:table-cell office:value-type="float" office:value="0.50068">
                <text:p>0.5006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467038">
                <text:p>0.467038</text:p>
              </table:table-cell>
              <table:table-cell office:value-type="float" office:value="0.532702">
                <text:p>0.532702</text:p>
              </table:table-cell>
              <table:table-cell office:value-type="float" office:value="0.495752">
                <text:p>0.495752</text:p>
              </table:table-cell>
              <table:table-cell office:value-type="float" office:value="0.519845">
                <text:p>0.519845</text:p>
              </table:table-cell>
              <table:table-cell office:value-type="float" office:value="0.549635">
                <text:p>0.549635</text:p>
              </table:table-cell>
              <table:table-cell office:value-type="float" office:value="0.500479">
                <text:p>0.50047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466979">
                <text:p>0.466979</text:p>
              </table:table-cell>
              <table:table-cell office:value-type="float" office:value="0.532609">
                <text:p>0.532609</text:p>
              </table:table-cell>
              <table:table-cell office:value-type="float" office:value="0.495629">
                <text:p>0.495629</text:p>
              </table:table-cell>
              <table:table-cell office:value-type="float" office:value="0.519743">
                <text:p>0.519743</text:p>
              </table:table-cell>
              <table:table-cell office:value-type="float" office:value="0.549426">
                <text:p>0.549426</text:p>
              </table:table-cell>
              <table:table-cell office:value-type="float" office:value="0.500281">
                <text:p>0.50028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466903">
                <text:p>0.466903</text:p>
              </table:table-cell>
              <table:table-cell office:value-type="float" office:value="0.53252">
                <text:p>0.53252</text:p>
              </table:table-cell>
              <table:table-cell office:value-type="float" office:value="0.495505">
                <text:p>0.495505</text:p>
              </table:table-cell>
              <table:table-cell office:value-type="float" office:value="0.519641">
                <text:p>0.519641</text:p>
              </table:table-cell>
              <table:table-cell office:value-type="float" office:value="0.54922">
                <text:p>0.54922</text:p>
              </table:table-cell>
              <table:table-cell office:value-type="float" office:value="0.500086">
                <text:p>0.50008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466821">
                <text:p>0.466821</text:p>
              </table:table-cell>
              <table:table-cell office:value-type="float" office:value="0.532433">
                <text:p>0.532433</text:p>
              </table:table-cell>
              <table:table-cell office:value-type="float" office:value="0.49538">
                <text:p>0.49538</text:p>
              </table:table-cell>
              <table:table-cell office:value-type="float" office:value="0.519539">
                <text:p>0.519539</text:p>
              </table:table-cell>
              <table:table-cell office:value-type="float" office:value="0.549014">
                <text:p>0.549014</text:p>
              </table:table-cell>
              <table:table-cell office:value-type="float" office:value="0.499894">
                <text:p>0.499894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46674">
                <text:p>0.46674</text:p>
              </table:table-cell>
              <table:table-cell office:value-type="float" office:value="0.532347">
                <text:p>0.532347</text:p>
              </table:table-cell>
              <table:table-cell office:value-type="float" office:value="0.495254">
                <text:p>0.495254</text:p>
              </table:table-cell>
              <table:table-cell office:value-type="float" office:value="0.519427">
                <text:p>0.519427</text:p>
              </table:table-cell>
              <table:table-cell office:value-type="float" office:value="0.548804">
                <text:p>0.548804</text:p>
              </table:table-cell>
              <table:table-cell office:value-type="float" office:value="0.499699">
                <text:p>0.499699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466642">
                <text:p>0.466642</text:p>
              </table:table-cell>
              <table:table-cell office:value-type="float" office:value="0.532272">
                <text:p>0.532272</text:p>
              </table:table-cell>
              <table:table-cell office:value-type="float" office:value="0.495157">
                <text:p>0.495157</text:p>
              </table:table-cell>
              <table:table-cell office:value-type="float" office:value="0.519325">
                <text:p>0.519325</text:p>
              </table:table-cell>
              <table:table-cell office:value-type="float" office:value="0.548603">
                <text:p>0.548603</text:p>
              </table:table-cell>
              <table:table-cell office:value-type="float" office:value="0.499506">
                <text:p>0.49950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46656">
                <text:p>0.46656</text:p>
              </table:table-cell>
              <table:table-cell office:value-type="float" office:value="0.532192">
                <text:p>0.532192</text:p>
              </table:table-cell>
              <table:table-cell office:value-type="float" office:value="0.495036">
                <text:p>0.495036</text:p>
              </table:table-cell>
              <table:table-cell office:value-type="float" office:value="0.519232">
                <text:p>0.519232</text:p>
              </table:table-cell>
              <table:table-cell office:value-type="float" office:value="0.5484">
                <text:p>0.5484</text:p>
              </table:table-cell>
              <table:table-cell office:value-type="float" office:value="0.499318">
                <text:p>0.499318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46648">
                <text:p>0.46648</text:p>
              </table:table-cell>
              <table:table-cell office:value-type="float" office:value="0.532109">
                <text:p>0.532109</text:p>
              </table:table-cell>
              <table:table-cell office:value-type="float" office:value="0.494914">
                <text:p>0.494914</text:p>
              </table:table-cell>
              <table:table-cell office:value-type="float" office:value="0.519137">
                <text:p>0.519137</text:p>
              </table:table-cell>
              <table:table-cell office:value-type="float" office:value="0.548198">
                <text:p>0.548198</text:p>
              </table:table-cell>
              <table:table-cell office:value-type="float" office:value="0.499131">
                <text:p>0.49913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4664">
                <text:p>0.4664</text:p>
              </table:table-cell>
              <table:table-cell office:value-type="float" office:value="0.532023">
                <text:p>0.532023</text:p>
              </table:table-cell>
              <table:table-cell office:value-type="float" office:value="0.494802">
                <text:p>0.494802</text:p>
              </table:table-cell>
              <table:table-cell office:value-type="float" office:value="0.519042">
                <text:p>0.519042</text:p>
              </table:table-cell>
              <table:table-cell office:value-type="float" office:value="0.548001">
                <text:p>0.548001</text:p>
              </table:table-cell>
              <table:table-cell office:value-type="float" office:value="0.498948">
                <text:p>0.498948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466321">
                <text:p>0.466321</text:p>
              </table:table-cell>
              <table:table-cell office:value-type="float" office:value="0.531937">
                <text:p>0.531937</text:p>
              </table:table-cell>
              <table:table-cell office:value-type="float" office:value="0.49469">
                <text:p>0.49469</text:p>
              </table:table-cell>
              <table:table-cell office:value-type="float" office:value="0.518951">
                <text:p>0.518951</text:p>
              </table:table-cell>
              <table:table-cell office:value-type="float" office:value="0.547798">
                <text:p>0.547798</text:p>
              </table:table-cell>
              <table:table-cell office:value-type="float" office:value="0.498758">
                <text:p>0.49875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466243">
                <text:p>0.466243</text:p>
              </table:table-cell>
              <table:table-cell office:value-type="float" office:value="0.531852">
                <text:p>0.531852</text:p>
              </table:table-cell>
              <table:table-cell office:value-type="float" office:value="0.494586">
                <text:p>0.494586</text:p>
              </table:table-cell>
              <table:table-cell office:value-type="float" office:value="0.518853">
                <text:p>0.518853</text:p>
              </table:table-cell>
              <table:table-cell office:value-type="float" office:value="0.5476">
                <text:p>0.5476</text:p>
              </table:table-cell>
              <table:table-cell office:value-type="float" office:value="0.498575">
                <text:p>0.49857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466165">
                <text:p>0.466165</text:p>
              </table:table-cell>
              <table:table-cell office:value-type="float" office:value="0.531765">
                <text:p>0.531765</text:p>
              </table:table-cell>
              <table:table-cell office:value-type="float" office:value="0.494477">
                <text:p>0.494477</text:p>
              </table:table-cell>
              <table:table-cell office:value-type="float" office:value="0.518761">
                <text:p>0.518761</text:p>
              </table:table-cell>
              <table:table-cell office:value-type="float" office:value="0.547406">
                <text:p>0.547406</text:p>
              </table:table-cell>
              <table:table-cell office:value-type="float" office:value="0.498388">
                <text:p>0.498388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466088">
                <text:p>0.466088</text:p>
              </table:table-cell>
              <table:table-cell office:value-type="float" office:value="0.531681">
                <text:p>0.531681</text:p>
              </table:table-cell>
              <table:table-cell office:value-type="float" office:value="0.494339">
                <text:p>0.494339</text:p>
              </table:table-cell>
              <table:table-cell office:value-type="float" office:value="0.518671">
                <text:p>0.518671</text:p>
              </table:table-cell>
              <table:table-cell office:value-type="float" office:value="0.547208">
                <text:p>0.547208</text:p>
              </table:table-cell>
              <table:table-cell office:value-type="float" office:value="0.49821">
                <text:p>0.49821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466012">
                <text:p>0.466012</text:p>
              </table:table-cell>
              <table:table-cell office:value-type="float" office:value="0.531598">
                <text:p>0.531598</text:p>
              </table:table-cell>
              <table:table-cell office:value-type="float" office:value="0.494208">
                <text:p>0.494208</text:p>
              </table:table-cell>
              <table:table-cell office:value-type="float" office:value="0.518575">
                <text:p>0.518575</text:p>
              </table:table-cell>
              <table:table-cell office:value-type="float" office:value="0.547011">
                <text:p>0.547011</text:p>
              </table:table-cell>
              <table:table-cell office:value-type="float" office:value="0.498033">
                <text:p>0.498033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465936">
                <text:p>0.465936</text:p>
              </table:table-cell>
              <table:table-cell office:value-type="float" office:value="0.531516">
                <text:p>0.531516</text:p>
              </table:table-cell>
              <table:table-cell office:value-type="float" office:value="0.494099">
                <text:p>0.494099</text:p>
              </table:table-cell>
              <table:table-cell office:value-type="float" office:value="0.518475">
                <text:p>0.518475</text:p>
              </table:table-cell>
              <table:table-cell office:value-type="float" office:value="0.546819">
                <text:p>0.546819</text:p>
              </table:table-cell>
              <table:table-cell office:value-type="float" office:value="0.497856">
                <text:p>0.497856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465865">
                <text:p>0.465865</text:p>
              </table:table-cell>
              <table:table-cell office:value-type="float" office:value="0.531438">
                <text:p>0.531438</text:p>
              </table:table-cell>
              <table:table-cell office:value-type="float" office:value="0.493986">
                <text:p>0.493986</text:p>
              </table:table-cell>
              <table:table-cell office:value-type="float" office:value="0.518379">
                <text:p>0.518379</text:p>
              </table:table-cell>
              <table:table-cell office:value-type="float" office:value="0.546628">
                <text:p>0.546628</text:p>
              </table:table-cell>
              <table:table-cell office:value-type="float" office:value="0.497681">
                <text:p>0.49768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465793">
                <text:p>0.465793</text:p>
              </table:table-cell>
              <table:table-cell office:value-type="float" office:value="0.531357">
                <text:p>0.531357</text:p>
              </table:table-cell>
              <table:table-cell office:value-type="float" office:value="0.493864">
                <text:p>0.493864</text:p>
              </table:table-cell>
              <table:table-cell office:value-type="float" office:value="0.518288">
                <text:p>0.518288</text:p>
              </table:table-cell>
              <table:table-cell office:value-type="float" office:value="0.546437">
                <text:p>0.546437</text:p>
              </table:table-cell>
              <table:table-cell office:value-type="float" office:value="0.497506">
                <text:p>0.49750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465721">
                <text:p>0.465721</text:p>
              </table:table-cell>
              <table:table-cell office:value-type="float" office:value="0.531278">
                <text:p>0.531278</text:p>
              </table:table-cell>
              <table:table-cell office:value-type="float" office:value="0.49375">
                <text:p>0.49375</text:p>
              </table:table-cell>
              <table:table-cell office:value-type="float" office:value="0.518198">
                <text:p>0.518198</text:p>
              </table:table-cell>
              <table:table-cell office:value-type="float" office:value="0.54625">
                <text:p>0.54625</text:p>
              </table:table-cell>
              <table:table-cell office:value-type="float" office:value="0.497333">
                <text:p>0.49733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465648">
                <text:p>0.465648</text:p>
              </table:table-cell>
              <table:table-cell office:value-type="float" office:value="0.5312">
                <text:p>0.5312</text:p>
              </table:table-cell>
              <table:table-cell office:value-type="float" office:value="0.493637">
                <text:p>0.493637</text:p>
              </table:table-cell>
              <table:table-cell office:value-type="float" office:value="0.518106">
                <text:p>0.518106</text:p>
              </table:table-cell>
              <table:table-cell office:value-type="float" office:value="0.546065">
                <text:p>0.546065</text:p>
              </table:table-cell>
              <table:table-cell office:value-type="float" office:value="0.497167">
                <text:p>0.497167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465569">
                <text:p>0.465569</text:p>
              </table:table-cell>
              <table:table-cell office:value-type="float" office:value="0.531101">
                <text:p>0.531101</text:p>
              </table:table-cell>
              <table:table-cell office:value-type="float" office:value="0.493514">
                <text:p>0.493514</text:p>
              </table:table-cell>
              <table:table-cell office:value-type="float" office:value="0.518024">
                <text:p>0.518024</text:p>
              </table:table-cell>
              <table:table-cell office:value-type="float" office:value="0.54588">
                <text:p>0.54588</text:p>
              </table:table-cell>
              <table:table-cell office:value-type="float" office:value="0.496998">
                <text:p>0.496998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465494">
                <text:p>0.465494</text:p>
              </table:table-cell>
              <table:table-cell office:value-type="float" office:value="0.531022">
                <text:p>0.531022</text:p>
              </table:table-cell>
              <table:table-cell office:value-type="float" office:value="0.493389">
                <text:p>0.493389</text:p>
              </table:table-cell>
              <table:table-cell office:value-type="float" office:value="0.517929">
                <text:p>0.517929</text:p>
              </table:table-cell>
              <table:table-cell office:value-type="float" office:value="0.545698">
                <text:p>0.545698</text:p>
              </table:table-cell>
              <table:table-cell office:value-type="float" office:value="0.496831">
                <text:p>0.496831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465421">
                <text:p>0.465421</text:p>
              </table:table-cell>
              <table:table-cell office:value-type="float" office:value="0.530945">
                <text:p>0.530945</text:p>
              </table:table-cell>
              <table:table-cell office:value-type="float" office:value="0.493285">
                <text:p>0.493285</text:p>
              </table:table-cell>
              <table:table-cell office:value-type="float" office:value="0.517838">
                <text:p>0.517838</text:p>
              </table:table-cell>
              <table:table-cell office:value-type="float" office:value="0.545521">
                <text:p>0.545521</text:p>
              </table:table-cell>
              <table:table-cell office:value-type="float" office:value="0.496677">
                <text:p>0.496677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465349">
                <text:p>0.465349</text:p>
              </table:table-cell>
              <table:table-cell office:value-type="float" office:value="0.530869">
                <text:p>0.530869</text:p>
              </table:table-cell>
              <table:table-cell office:value-type="float" office:value="0.493177">
                <text:p>0.493177</text:p>
              </table:table-cell>
              <table:table-cell office:value-type="float" office:value="0.517752">
                <text:p>0.517752</text:p>
              </table:table-cell>
              <table:table-cell office:value-type="float" office:value="0.545342">
                <text:p>0.545342</text:p>
              </table:table-cell>
              <table:table-cell office:value-type="float" office:value="0.496512">
                <text:p>0.49651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465279">
                <text:p>0.465279</text:p>
              </table:table-cell>
              <table:table-cell office:value-type="float" office:value="0.530795">
                <text:p>0.530795</text:p>
              </table:table-cell>
              <table:table-cell office:value-type="float" office:value="0.493083">
                <text:p>0.493083</text:p>
              </table:table-cell>
              <table:table-cell office:value-type="float" office:value="0.517668">
                <text:p>0.517668</text:p>
              </table:table-cell>
              <table:table-cell office:value-type="float" office:value="0.545167">
                <text:p>0.545167</text:p>
              </table:table-cell>
              <table:table-cell office:value-type="float" office:value="0.496351">
                <text:p>0.49635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465213">
                <text:p>0.465213</text:p>
              </table:table-cell>
              <table:table-cell office:value-type="float" office:value="0.530721">
                <text:p>0.530721</text:p>
              </table:table-cell>
              <table:table-cell office:value-type="float" office:value="0.492975">
                <text:p>0.492975</text:p>
              </table:table-cell>
              <table:table-cell office:value-type="float" office:value="0.517589">
                <text:p>0.517589</text:p>
              </table:table-cell>
              <table:table-cell office:value-type="float" office:value="0.544991">
                <text:p>0.544991</text:p>
              </table:table-cell>
              <table:table-cell office:value-type="float" office:value="0.496187">
                <text:p>0.496187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465143">
                <text:p>0.465143</text:p>
              </table:table-cell>
              <table:table-cell office:value-type="float" office:value="0.530648">
                <text:p>0.530648</text:p>
              </table:table-cell>
              <table:table-cell office:value-type="float" office:value="0.492881">
                <text:p>0.492881</text:p>
              </table:table-cell>
              <table:table-cell office:value-type="float" office:value="0.517507">
                <text:p>0.517507</text:p>
              </table:table-cell>
              <table:table-cell office:value-type="float" office:value="0.544816">
                <text:p>0.544816</text:p>
              </table:table-cell>
              <table:table-cell office:value-type="float" office:value="0.496025">
                <text:p>0.49602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465074">
                <text:p>0.465074</text:p>
              </table:table-cell>
              <table:table-cell office:value-type="float" office:value="0.530576">
                <text:p>0.530576</text:p>
              </table:table-cell>
              <table:table-cell office:value-type="float" office:value="0.492759">
                <text:p>0.492759</text:p>
              </table:table-cell>
              <table:table-cell office:value-type="float" office:value="0.517421">
                <text:p>0.517421</text:p>
              </table:table-cell>
              <table:table-cell office:value-type="float" office:value="0.544642">
                <text:p>0.544642</text:p>
              </table:table-cell>
              <table:table-cell office:value-type="float" office:value="0.495866">
                <text:p>0.495866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465004">
                <text:p>0.465004</text:p>
              </table:table-cell>
              <table:table-cell office:value-type="float" office:value="0.530505">
                <text:p>0.530505</text:p>
              </table:table-cell>
              <table:table-cell office:value-type="float" office:value="0.492656">
                <text:p>0.492656</text:p>
              </table:table-cell>
              <table:table-cell office:value-type="float" office:value="0.517342">
                <text:p>0.517342</text:p>
              </table:table-cell>
              <table:table-cell office:value-type="float" office:value="0.544468">
                <text:p>0.544468</text:p>
              </table:table-cell>
              <table:table-cell office:value-type="float" office:value="0.49571">
                <text:p>0.4957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46493">
                <text:p>0.46493</text:p>
              </table:table-cell>
              <table:table-cell office:value-type="float" office:value="0.530438">
                <text:p>0.530438</text:p>
              </table:table-cell>
              <table:table-cell office:value-type="float" office:value="0.49256">
                <text:p>0.49256</text:p>
              </table:table-cell>
              <table:table-cell office:value-type="float" office:value="0.517258">
                <text:p>0.517258</text:p>
              </table:table-cell>
              <table:table-cell office:value-type="float" office:value="0.544298">
                <text:p>0.544298</text:p>
              </table:table-cell>
              <table:table-cell office:value-type="float" office:value="0.495554">
                <text:p>0.495554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464862">
                <text:p>0.464862</text:p>
              </table:table-cell>
              <table:table-cell office:value-type="float" office:value="0.530372">
                <text:p>0.530372</text:p>
              </table:table-cell>
              <table:table-cell office:value-type="float" office:value="0.492467">
                <text:p>0.492467</text:p>
              </table:table-cell>
              <table:table-cell office:value-type="float" office:value="0.517176">
                <text:p>0.517176</text:p>
              </table:table-cell>
              <table:table-cell office:value-type="float" office:value="0.544124">
                <text:p>0.544124</text:p>
              </table:table-cell>
              <table:table-cell office:value-type="float" office:value="0.495397">
                <text:p>0.495397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464794">
                <text:p>0.464794</text:p>
              </table:table-cell>
              <table:table-cell office:value-type="float" office:value="0.530306">
                <text:p>0.530306</text:p>
              </table:table-cell>
              <table:table-cell office:value-type="float" office:value="0.492373">
                <text:p>0.492373</text:p>
              </table:table-cell>
              <table:table-cell office:value-type="float" office:value="0.517096">
                <text:p>0.517096</text:p>
              </table:table-cell>
              <table:table-cell office:value-type="float" office:value="0.543948">
                <text:p>0.543948</text:p>
              </table:table-cell>
              <table:table-cell office:value-type="float" office:value="0.495233">
                <text:p>0.495233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464726">
                <text:p>0.464726</text:p>
              </table:table-cell>
              <table:table-cell office:value-type="float" office:value="0.53024">
                <text:p>0.53024</text:p>
              </table:table-cell>
              <table:table-cell office:value-type="float" office:value="0.492283">
                <text:p>0.492283</text:p>
              </table:table-cell>
              <table:table-cell office:value-type="float" office:value="0.517017">
                <text:p>0.517017</text:p>
              </table:table-cell>
              <table:table-cell office:value-type="float" office:value="0.543779">
                <text:p>0.543779</text:p>
              </table:table-cell>
              <table:table-cell office:value-type="float" office:value="0.495075">
                <text:p>0.49507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464659">
                <text:p>0.464659</text:p>
              </table:table-cell>
              <table:table-cell office:value-type="float" office:value="0.530174">
                <text:p>0.530174</text:p>
              </table:table-cell>
              <table:table-cell office:value-type="float" office:value="0.492193">
                <text:p>0.492193</text:p>
              </table:table-cell>
              <table:table-cell office:value-type="float" office:value="0.516942">
                <text:p>0.516942</text:p>
              </table:table-cell>
              <table:table-cell office:value-type="float" office:value="0.54361">
                <text:p>0.54361</text:p>
              </table:table-cell>
              <table:table-cell office:value-type="float" office:value="0.494919">
                <text:p>0.494919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464591">
                <text:p>0.464591</text:p>
              </table:table-cell>
              <table:table-cell office:value-type="float" office:value="0.530107">
                <text:p>0.530107</text:p>
              </table:table-cell>
              <table:table-cell office:value-type="float" office:value="0.492095">
                <text:p>0.492095</text:p>
              </table:table-cell>
              <table:table-cell office:value-type="float" office:value="0.516857">
                <text:p>0.516857</text:p>
              </table:table-cell>
              <table:table-cell office:value-type="float" office:value="0.543438">
                <text:p>0.543438</text:p>
              </table:table-cell>
              <table:table-cell office:value-type="float" office:value="0.494761">
                <text:p>0.494761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464525">
                <text:p>0.464525</text:p>
              </table:table-cell>
              <table:table-cell office:value-type="float" office:value="0.530041">
                <text:p>0.530041</text:p>
              </table:table-cell>
              <table:table-cell office:value-type="float" office:value="0.492013">
                <text:p>0.492013</text:p>
              </table:table-cell>
              <table:table-cell office:value-type="float" office:value="0.516775">
                <text:p>0.516775</text:p>
              </table:table-cell>
              <table:table-cell office:value-type="float" office:value="0.54327">
                <text:p>0.54327</text:p>
              </table:table-cell>
              <table:table-cell office:value-type="float" office:value="0.494607">
                <text:p>0.494607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464458">
                <text:p>0.464458</text:p>
              </table:table-cell>
              <table:table-cell office:value-type="float" office:value="0.529975">
                <text:p>0.529975</text:p>
              </table:table-cell>
              <table:table-cell office:value-type="float" office:value="0.491927">
                <text:p>0.491927</text:p>
              </table:table-cell>
              <table:table-cell office:value-type="float" office:value="0.516698">
                <text:p>0.516698</text:p>
              </table:table-cell>
              <table:table-cell office:value-type="float" office:value="0.543101">
                <text:p>0.543101</text:p>
              </table:table-cell>
              <table:table-cell office:value-type="float" office:value="0.494453">
                <text:p>0.494453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464392">
                <text:p>0.464392</text:p>
              </table:table-cell>
              <table:table-cell office:value-type="float" office:value="0.52991">
                <text:p>0.52991</text:p>
              </table:table-cell>
              <table:table-cell office:value-type="float" office:value="0.491835">
                <text:p>0.491835</text:p>
              </table:table-cell>
              <table:table-cell office:value-type="float" office:value="0.516623">
                <text:p>0.516623</text:p>
              </table:table-cell>
              <table:table-cell office:value-type="float" office:value="0.542934">
                <text:p>0.542934</text:p>
              </table:table-cell>
              <table:table-cell office:value-type="float" office:value="0.4943">
                <text:p>0.4943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464328">
                <text:p>0.464328</text:p>
              </table:table-cell>
              <table:table-cell office:value-type="float" office:value="0.529846">
                <text:p>0.529846</text:p>
              </table:table-cell>
              <table:table-cell office:value-type="float" office:value="0.491742">
                <text:p>0.491742</text:p>
              </table:table-cell>
              <table:table-cell office:value-type="float" office:value="0.516564">
                <text:p>0.516564</text:p>
              </table:table-cell>
              <table:table-cell office:value-type="float" office:value="0.542769">
                <text:p>0.542769</text:p>
              </table:table-cell>
              <table:table-cell office:value-type="float" office:value="0.49415">
                <text:p>0.4941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464263">
                <text:p>0.464263</text:p>
              </table:table-cell>
              <table:table-cell office:value-type="float" office:value="0.529783">
                <text:p>0.529783</text:p>
              </table:table-cell>
              <table:table-cell office:value-type="float" office:value="0.491653">
                <text:p>0.491653</text:p>
              </table:table-cell>
              <table:table-cell office:value-type="float" office:value="0.516502">
                <text:p>0.516502</text:p>
              </table:table-cell>
              <table:table-cell office:value-type="float" office:value="0.542605">
                <text:p>0.542605</text:p>
              </table:table-cell>
              <table:table-cell office:value-type="float" office:value="0.493998">
                <text:p>0.493998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4642">
                <text:p>0.4642</text:p>
              </table:table-cell>
              <table:table-cell office:value-type="float" office:value="0.529721">
                <text:p>0.529721</text:p>
              </table:table-cell>
              <table:table-cell office:value-type="float" office:value="0.491565">
                <text:p>0.491565</text:p>
              </table:table-cell>
              <table:table-cell office:value-type="float" office:value="0.516437">
                <text:p>0.516437</text:p>
              </table:table-cell>
              <table:table-cell office:value-type="float" office:value="0.542443">
                <text:p>0.542443</text:p>
              </table:table-cell>
              <table:table-cell office:value-type="float" office:value="0.493852">
                <text:p>0.493852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464137">
                <text:p>0.464137</text:p>
              </table:table-cell>
              <table:table-cell office:value-type="float" office:value="0.52966">
                <text:p>0.52966</text:p>
              </table:table-cell>
              <table:table-cell office:value-type="float" office:value="0.491473">
                <text:p>0.491473</text:p>
              </table:table-cell>
              <table:table-cell office:value-type="float" office:value="0.516371">
                <text:p>0.516371</text:p>
              </table:table-cell>
              <table:table-cell office:value-type="float" office:value="0.54228">
                <text:p>0.54228</text:p>
              </table:table-cell>
              <table:table-cell office:value-type="float" office:value="0.493704">
                <text:p>0.493704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46408">
                <text:p>0.46408</text:p>
              </table:table-cell>
              <table:table-cell office:value-type="float" office:value="0.529596">
                <text:p>0.529596</text:p>
              </table:table-cell>
              <table:table-cell office:value-type="float" office:value="0.491383">
                <text:p>0.491383</text:p>
              </table:table-cell>
              <table:table-cell office:value-type="float" office:value="0.51631">
                <text:p>0.51631</text:p>
              </table:table-cell>
              <table:table-cell office:value-type="float" office:value="0.542118">
                <text:p>0.542118</text:p>
              </table:table-cell>
              <table:table-cell office:value-type="float" office:value="0.493554">
                <text:p>0.493554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464017">
                <text:p>0.464017</text:p>
              </table:table-cell>
              <table:table-cell office:value-type="float" office:value="0.529533">
                <text:p>0.529533</text:p>
              </table:table-cell>
              <table:table-cell office:value-type="float" office:value="0.491295">
                <text:p>0.491295</text:p>
              </table:table-cell>
              <table:table-cell office:value-type="float" office:value="0.516247">
                <text:p>0.516247</text:p>
              </table:table-cell>
              <table:table-cell office:value-type="float" office:value="0.54196">
                <text:p>0.54196</text:p>
              </table:table-cell>
              <table:table-cell office:value-type="float" office:value="0.493409">
                <text:p>0.493409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463951">
                <text:p>0.463951</text:p>
              </table:table-cell>
              <table:table-cell office:value-type="float" office:value="0.529472">
                <text:p>0.529472</text:p>
              </table:table-cell>
              <table:table-cell office:value-type="float" office:value="0.4912">
                <text:p>0.4912</text:p>
              </table:table-cell>
              <table:table-cell office:value-type="float" office:value="0.51617">
                <text:p>0.51617</text:p>
              </table:table-cell>
              <table:table-cell office:value-type="float" office:value="0.541804">
                <text:p>0.541804</text:p>
              </table:table-cell>
              <table:table-cell office:value-type="float" office:value="0.493268">
                <text:p>0.493268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463889">
                <text:p>0.463889</text:p>
              </table:table-cell>
              <table:table-cell office:value-type="float" office:value="0.529412">
                <text:p>0.529412</text:p>
              </table:table-cell>
              <table:table-cell office:value-type="float" office:value="0.491114">
                <text:p>0.491114</text:p>
              </table:table-cell>
              <table:table-cell office:value-type="float" office:value="0.516099">
                <text:p>0.516099</text:p>
              </table:table-cell>
              <table:table-cell office:value-type="float" office:value="0.541647">
                <text:p>0.541647</text:p>
              </table:table-cell>
              <table:table-cell office:value-type="float" office:value="0.493121">
                <text:p>0.493121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463827">
                <text:p>0.463827</text:p>
              </table:table-cell>
              <table:table-cell office:value-type="float" office:value="0.529353">
                <text:p>0.529353</text:p>
              </table:table-cell>
              <table:table-cell office:value-type="float" office:value="0.491029">
                <text:p>0.491029</text:p>
              </table:table-cell>
              <table:table-cell office:value-type="float" office:value="0.516031">
                <text:p>0.516031</text:p>
              </table:table-cell>
              <table:table-cell office:value-type="float" office:value="0.541494">
                <text:p>0.541494</text:p>
              </table:table-cell>
              <table:table-cell office:value-type="float" office:value="0.492979">
                <text:p>0.492979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463766">
                <text:p>0.463766</text:p>
              </table:table-cell>
              <table:table-cell office:value-type="float" office:value="0.529295">
                <text:p>0.529295</text:p>
              </table:table-cell>
              <table:table-cell office:value-type="float" office:value="0.490933">
                <text:p>0.490933</text:p>
              </table:table-cell>
              <table:table-cell office:value-type="float" office:value="0.515961">
                <text:p>0.515961</text:p>
              </table:table-cell>
              <table:table-cell office:value-type="float" office:value="0.541345">
                <text:p>0.541345</text:p>
              </table:table-cell>
              <table:table-cell office:value-type="float" office:value="0.492832">
                <text:p>0.492832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463705">
                <text:p>0.463705</text:p>
              </table:table-cell>
              <table:table-cell office:value-type="float" office:value="0.529237">
                <text:p>0.529237</text:p>
              </table:table-cell>
              <table:table-cell office:value-type="float" office:value="0.490851">
                <text:p>0.490851</text:p>
              </table:table-cell>
              <table:table-cell office:value-type="float" office:value="0.51589">
                <text:p>0.51589</text:p>
              </table:table-cell>
              <table:table-cell office:value-type="float" office:value="0.541193">
                <text:p>0.541193</text:p>
              </table:table-cell>
              <table:table-cell office:value-type="float" office:value="0.492689">
                <text:p>0.492689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463651">
                <text:p>0.463651</text:p>
              </table:table-cell>
              <table:table-cell office:value-type="float" office:value="0.529201">
                <text:p>0.529201</text:p>
              </table:table-cell>
              <table:table-cell office:value-type="float" office:value="0.490778">
                <text:p>0.490778</text:p>
              </table:table-cell>
              <table:table-cell office:value-type="float" office:value="0.515823">
                <text:p>0.515823</text:p>
              </table:table-cell>
              <table:table-cell office:value-type="float" office:value="0.541041">
                <text:p>0.541041</text:p>
              </table:table-cell>
              <table:table-cell office:value-type="float" office:value="0.492548">
                <text:p>0.492548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463603">
                <text:p>0.463603</text:p>
              </table:table-cell>
              <table:table-cell office:value-type="float" office:value="0.52916">
                <text:p>0.52916</text:p>
              </table:table-cell>
              <table:table-cell office:value-type="float" office:value="0.490716">
                <text:p>0.490716</text:p>
              </table:table-cell>
              <table:table-cell office:value-type="float" office:value="0.515755">
                <text:p>0.515755</text:p>
              </table:table-cell>
              <table:table-cell office:value-type="float" office:value="0.540893">
                <text:p>0.540893</text:p>
              </table:table-cell>
              <table:table-cell office:value-type="float" office:value="0.492411">
                <text:p>0.492411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46355">
                <text:p>0.46355</text:p>
              </table:table-cell>
              <table:table-cell office:value-type="float" office:value="0.529113">
                <text:p>0.529113</text:p>
              </table:table-cell>
              <table:table-cell office:value-type="float" office:value="0.490634">
                <text:p>0.490634</text:p>
              </table:table-cell>
              <table:table-cell office:value-type="float" office:value="0.515687">
                <text:p>0.515687</text:p>
              </table:table-cell>
              <table:table-cell office:value-type="float" office:value="0.540743">
                <text:p>0.540743</text:p>
              </table:table-cell>
              <table:table-cell office:value-type="float" office:value="0.492269">
                <text:p>0.492269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463487">
                <text:p>0.463487</text:p>
              </table:table-cell>
              <table:table-cell office:value-type="float" office:value="0.529064">
                <text:p>0.529064</text:p>
              </table:table-cell>
              <table:table-cell office:value-type="float" office:value="0.490561">
                <text:p>0.490561</text:p>
              </table:table-cell>
              <table:table-cell office:value-type="float" office:value="0.515619">
                <text:p>0.515619</text:p>
              </table:table-cell>
              <table:table-cell office:value-type="float" office:value="0.540594">
                <text:p>0.540594</text:p>
              </table:table-cell>
              <table:table-cell office:value-type="float" office:value="0.49213">
                <text:p>0.49213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463442">
                <text:p>0.463442</text:p>
              </table:table-cell>
              <table:table-cell office:value-type="float" office:value="0.529018">
                <text:p>0.529018</text:p>
              </table:table-cell>
              <table:table-cell office:value-type="float" office:value="0.490481">
                <text:p>0.490481</text:p>
              </table:table-cell>
              <table:table-cell office:value-type="float" office:value="0.515553">
                <text:p>0.515553</text:p>
              </table:table-cell>
              <table:table-cell office:value-type="float" office:value="0.540447">
                <text:p>0.540447</text:p>
              </table:table-cell>
              <table:table-cell office:value-type="float" office:value="0.491993">
                <text:p>0.491993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463387">
                <text:p>0.463387</text:p>
              </table:table-cell>
              <table:table-cell office:value-type="float" office:value="0.528978">
                <text:p>0.528978</text:p>
              </table:table-cell>
              <table:table-cell office:value-type="float" office:value="0.490401">
                <text:p>0.490401</text:p>
              </table:table-cell>
              <table:table-cell office:value-type="float" office:value="0.51549">
                <text:p>0.51549</text:p>
              </table:table-cell>
              <table:table-cell office:value-type="float" office:value="0.540304">
                <text:p>0.540304</text:p>
              </table:table-cell>
              <table:table-cell office:value-type="float" office:value="0.491852">
                <text:p>0.491852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463326">
                <text:p>0.463326</text:p>
              </table:table-cell>
              <table:table-cell office:value-type="float" office:value="0.528932">
                <text:p>0.528932</text:p>
              </table:table-cell>
              <table:table-cell office:value-type="float" office:value="0.490323">
                <text:p>0.490323</text:p>
              </table:table-cell>
              <table:table-cell office:value-type="float" office:value="0.515425">
                <text:p>0.515425</text:p>
              </table:table-cell>
              <table:table-cell office:value-type="float" office:value="0.540158">
                <text:p>0.540158</text:p>
              </table:table-cell>
              <table:table-cell office:value-type="float" office:value="0.491714">
                <text:p>0.491714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463265">
                <text:p>0.463265</text:p>
              </table:table-cell>
              <table:table-cell office:value-type="float" office:value="0.528886">
                <text:p>0.528886</text:p>
              </table:table-cell>
              <table:table-cell office:value-type="float" office:value="0.490241">
                <text:p>0.490241</text:p>
              </table:table-cell>
              <table:table-cell office:value-type="float" office:value="0.515361">
                <text:p>0.515361</text:p>
              </table:table-cell>
              <table:table-cell office:value-type="float" office:value="0.540008">
                <text:p>0.540008</text:p>
              </table:table-cell>
              <table:table-cell office:value-type="float" office:value="0.491556">
                <text:p>0.491556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463205">
                <text:p>0.463205</text:p>
              </table:table-cell>
              <table:table-cell office:value-type="float" office:value="0.52882">
                <text:p>0.52882</text:p>
              </table:table-cell>
              <table:table-cell office:value-type="float" office:value="0.490164">
                <text:p>0.490164</text:p>
              </table:table-cell>
              <table:table-cell office:value-type="float" office:value="0.5153">
                <text:p>0.5153</text:p>
              </table:table-cell>
              <table:table-cell office:value-type="float" office:value="0.539859">
                <text:p>0.539859</text:p>
              </table:table-cell>
              <table:table-cell office:value-type="float" office:value="0.491412">
                <text:p>0.491412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463147">
                <text:p>0.463147</text:p>
              </table:table-cell>
              <table:table-cell office:value-type="float" office:value="0.528772">
                <text:p>0.528772</text:p>
              </table:table-cell>
              <table:table-cell office:value-type="float" office:value="0.490079">
                <text:p>0.490079</text:p>
              </table:table-cell>
              <table:table-cell office:value-type="float" office:value="0.51523">
                <text:p>0.51523</text:p>
              </table:table-cell>
              <table:table-cell office:value-type="float" office:value="0.539706">
                <text:p>0.539706</text:p>
              </table:table-cell>
              <table:table-cell office:value-type="float" office:value="0.491268">
                <text:p>0.491268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463096">
                <text:p>0.463096</text:p>
              </table:table-cell>
              <table:table-cell office:value-type="float" office:value="0.528703">
                <text:p>0.528703</text:p>
              </table:table-cell>
              <table:table-cell office:value-type="float" office:value="0.490002">
                <text:p>0.490002</text:p>
              </table:table-cell>
              <table:table-cell office:value-type="float" office:value="0.515162">
                <text:p>0.515162</text:p>
              </table:table-cell>
              <table:table-cell office:value-type="float" office:value="0.539552">
                <text:p>0.539552</text:p>
              </table:table-cell>
              <table:table-cell office:value-type="float" office:value="0.491122">
                <text:p>0.491122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463035">
                <text:p>0.463035</text:p>
              </table:table-cell>
              <table:table-cell office:value-type="float" office:value="0.528626">
                <text:p>0.528626</text:p>
              </table:table-cell>
              <table:table-cell office:value-type="float" office:value="0.489931">
                <text:p>0.489931</text:p>
              </table:table-cell>
              <table:table-cell office:value-type="float" office:value="0.515099">
                <text:p>0.515099</text:p>
              </table:table-cell>
              <table:table-cell office:value-type="float" office:value="0.539397">
                <text:p>0.539397</text:p>
              </table:table-cell>
              <table:table-cell office:value-type="float" office:value="0.490974">
                <text:p>0.490974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462975">
                <text:p>0.462975</text:p>
              </table:table-cell>
              <table:table-cell office:value-type="float" office:value="0.528573">
                <text:p>0.528573</text:p>
              </table:table-cell>
              <table:table-cell office:value-type="float" office:value="0.489858">
                <text:p>0.489858</text:p>
              </table:table-cell>
              <table:table-cell office:value-type="float" office:value="0.515035">
                <text:p>0.515035</text:p>
              </table:table-cell>
              <table:table-cell office:value-type="float" office:value="0.539246">
                <text:p>0.539246</text:p>
              </table:table-cell>
              <table:table-cell office:value-type="float" office:value="0.490833">
                <text:p>0.490833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462919">
                <text:p>0.462919</text:p>
              </table:table-cell>
              <table:table-cell office:value-type="float" office:value="0.528522">
                <text:p>0.528522</text:p>
              </table:table-cell>
              <table:table-cell office:value-type="float" office:value="0.489784">
                <text:p>0.489784</text:p>
              </table:table-cell>
              <table:table-cell office:value-type="float" office:value="0.514975">
                <text:p>0.514975</text:p>
              </table:table-cell>
              <table:table-cell office:value-type="float" office:value="0.539088">
                <text:p>0.539088</text:p>
              </table:table-cell>
              <table:table-cell office:value-type="float" office:value="0.490695">
                <text:p>0.490695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462851">
                <text:p>0.462851</text:p>
              </table:table-cell>
              <table:table-cell office:value-type="float" office:value="0.528462">
                <text:p>0.528462</text:p>
              </table:table-cell>
              <table:table-cell office:value-type="float" office:value="0.489712">
                <text:p>0.489712</text:p>
              </table:table-cell>
              <table:table-cell office:value-type="float" office:value="0.514914">
                <text:p>0.514914</text:p>
              </table:table-cell>
              <table:table-cell office:value-type="float" office:value="0.538936">
                <text:p>0.538936</text:p>
              </table:table-cell>
              <table:table-cell office:value-type="float" office:value="0.490558">
                <text:p>0.490558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462793">
                <text:p>0.462793</text:p>
              </table:table-cell>
              <table:table-cell office:value-type="float" office:value="0.528409">
                <text:p>0.528409</text:p>
              </table:table-cell>
              <table:table-cell office:value-type="float" office:value="0.489644">
                <text:p>0.489644</text:p>
              </table:table-cell>
              <table:table-cell office:value-type="float" office:value="0.514855">
                <text:p>0.514855</text:p>
              </table:table-cell>
              <table:table-cell office:value-type="float" office:value="0.538785">
                <text:p>0.538785</text:p>
              </table:table-cell>
              <table:table-cell office:value-type="float" office:value="0.490421">
                <text:p>0.490421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462741">
                <text:p>0.462741</text:p>
              </table:table-cell>
              <table:table-cell office:value-type="float" office:value="0.52836">
                <text:p>0.52836</text:p>
              </table:table-cell>
              <table:table-cell office:value-type="float" office:value="0.489573">
                <text:p>0.489573</text:p>
              </table:table-cell>
              <table:table-cell office:value-type="float" office:value="0.514795">
                <text:p>0.514795</text:p>
              </table:table-cell>
              <table:table-cell office:value-type="float" office:value="0.538636">
                <text:p>0.538636</text:p>
              </table:table-cell>
              <table:table-cell office:value-type="float" office:value="0.490299">
                <text:p>0.490299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46268">
                <text:p>0.46268</text:p>
              </table:table-cell>
              <table:table-cell office:value-type="float" office:value="0.528309">
                <text:p>0.528309</text:p>
              </table:table-cell>
              <table:table-cell office:value-type="float" office:value="0.48951">
                <text:p>0.48951</text:p>
              </table:table-cell>
              <table:table-cell office:value-type="float" office:value="0.514734">
                <text:p>0.514734</text:p>
              </table:table-cell>
              <table:table-cell office:value-type="float" office:value="0.538492">
                <text:p>0.538492</text:p>
              </table:table-cell>
              <table:table-cell office:value-type="float" office:value="0.490172">
                <text:p>0.490172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462629">
                <text:p>0.462629</text:p>
              </table:table-cell>
              <table:table-cell office:value-type="float" office:value="0.528257">
                <text:p>0.528257</text:p>
              </table:table-cell>
              <table:table-cell office:value-type="float" office:value="0.48944">
                <text:p>0.48944</text:p>
              </table:table-cell>
              <table:table-cell office:value-type="float" office:value="0.514673">
                <text:p>0.514673</text:p>
              </table:table-cell>
              <table:table-cell office:value-type="float" office:value="0.53835">
                <text:p>0.53835</text:p>
              </table:table-cell>
              <table:table-cell office:value-type="float" office:value="0.490045">
                <text:p>0.490045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462574">
                <text:p>0.462574</text:p>
              </table:table-cell>
              <table:table-cell office:value-type="float" office:value="0.528205">
                <text:p>0.528205</text:p>
              </table:table-cell>
              <table:table-cell office:value-type="float" office:value="0.489371">
                <text:p>0.489371</text:p>
              </table:table-cell>
              <table:table-cell office:value-type="float" office:value="0.514614">
                <text:p>0.514614</text:p>
              </table:table-cell>
              <table:table-cell office:value-type="float" office:value="0.538212">
                <text:p>0.538212</text:p>
              </table:table-cell>
              <table:table-cell office:value-type="float" office:value="0.489918">
                <text:p>0.489918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462519">
                <text:p>0.462519</text:p>
              </table:table-cell>
              <table:table-cell office:value-type="float" office:value="0.528154">
                <text:p>0.528154</text:p>
              </table:table-cell>
              <table:table-cell office:value-type="float" office:value="0.489305">
                <text:p>0.489305</text:p>
              </table:table-cell>
              <table:table-cell office:value-type="float" office:value="0.514549">
                <text:p>0.514549</text:p>
              </table:table-cell>
              <table:table-cell office:value-type="float" office:value="0.53807">
                <text:p>0.53807</text:p>
              </table:table-cell>
              <table:table-cell office:value-type="float" office:value="0.48979">
                <text:p>0.48979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462466">
                <text:p>0.462466</text:p>
              </table:table-cell>
              <table:table-cell office:value-type="float" office:value="0.528109">
                <text:p>0.528109</text:p>
              </table:table-cell>
              <table:table-cell office:value-type="float" office:value="0.489232">
                <text:p>0.489232</text:p>
              </table:table-cell>
              <table:table-cell office:value-type="float" office:value="0.514484">
                <text:p>0.514484</text:p>
              </table:table-cell>
              <table:table-cell office:value-type="float" office:value="0.537929">
                <text:p>0.537929</text:p>
              </table:table-cell>
              <table:table-cell office:value-type="float" office:value="0.489662">
                <text:p>0.489662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462413">
                <text:p>0.462413</text:p>
              </table:table-cell>
              <table:table-cell office:value-type="float" office:value="0.528059">
                <text:p>0.528059</text:p>
              </table:table-cell>
              <table:table-cell office:value-type="float" office:value="0.489163">
                <text:p>0.489163</text:p>
              </table:table-cell>
              <table:table-cell office:value-type="float" office:value="0.514424">
                <text:p>0.514424</text:p>
              </table:table-cell>
              <table:table-cell office:value-type="float" office:value="0.537791">
                <text:p>0.537791</text:p>
              </table:table-cell>
              <table:table-cell office:value-type="float" office:value="0.489537">
                <text:p>0.489537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46236">
                <text:p>0.46236</text:p>
              </table:table-cell>
              <table:table-cell office:value-type="float" office:value="0.528009">
                <text:p>0.528009</text:p>
              </table:table-cell>
              <table:table-cell office:value-type="float" office:value="0.489095">
                <text:p>0.489095</text:p>
              </table:table-cell>
              <table:table-cell office:value-type="float" office:value="0.514365">
                <text:p>0.514365</text:p>
              </table:table-cell>
              <table:table-cell office:value-type="float" office:value="0.537653">
                <text:p>0.537653</text:p>
              </table:table-cell>
              <table:table-cell office:value-type="float" office:value="0.489411">
                <text:p>0.489411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462308">
                <text:p>0.462308</text:p>
              </table:table-cell>
              <table:table-cell office:value-type="float" office:value="0.527962">
                <text:p>0.527962</text:p>
              </table:table-cell>
              <table:table-cell office:value-type="float" office:value="0.489029">
                <text:p>0.489029</text:p>
              </table:table-cell>
              <table:table-cell office:value-type="float" office:value="0.514307">
                <text:p>0.514307</text:p>
              </table:table-cell>
              <table:table-cell office:value-type="float" office:value="0.537516">
                <text:p>0.537516</text:p>
              </table:table-cell>
              <table:table-cell office:value-type="float" office:value="0.489286">
                <text:p>0.489286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462256">
                <text:p>0.462256</text:p>
              </table:table-cell>
              <table:table-cell office:value-type="float" office:value="0.527914">
                <text:p>0.527914</text:p>
              </table:table-cell>
              <table:table-cell office:value-type="float" office:value="0.488962">
                <text:p>0.488962</text:p>
              </table:table-cell>
              <table:table-cell office:value-type="float" office:value="0.51425">
                <text:p>0.51425</text:p>
              </table:table-cell>
              <table:table-cell office:value-type="float" office:value="0.537379">
                <text:p>0.537379</text:p>
              </table:table-cell>
              <table:table-cell office:value-type="float" office:value="0.489163">
                <text:p>0.489163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4622">
                <text:p>0.4622</text:p>
              </table:table-cell>
              <table:table-cell office:value-type="float" office:value="0.527867">
                <text:p>0.527867</text:p>
              </table:table-cell>
              <table:table-cell office:value-type="float" office:value="0.488897">
                <text:p>0.488897</text:p>
              </table:table-cell>
              <table:table-cell office:value-type="float" office:value="0.514194">
                <text:p>0.514194</text:p>
              </table:table-cell>
              <table:table-cell office:value-type="float" office:value="0.537243">
                <text:p>0.537243</text:p>
              </table:table-cell>
              <table:table-cell office:value-type="float" office:value="0.489039">
                <text:p>0.489039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462148">
                <text:p>0.462148</text:p>
              </table:table-cell>
              <table:table-cell office:value-type="float" office:value="0.52782">
                <text:p>0.52782</text:p>
              </table:table-cell>
              <table:table-cell office:value-type="float" office:value="0.488831">
                <text:p>0.488831</text:p>
              </table:table-cell>
              <table:table-cell office:value-type="float" office:value="0.514138">
                <text:p>0.514138</text:p>
              </table:table-cell>
              <table:table-cell office:value-type="float" office:value="0.537114">
                <text:p>0.537114</text:p>
              </table:table-cell>
              <table:table-cell office:value-type="float" office:value="0.488914">
                <text:p>0.488914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462096">
                <text:p>0.462096</text:p>
              </table:table-cell>
              <table:table-cell office:value-type="float" office:value="0.527773">
                <text:p>0.527773</text:p>
              </table:table-cell>
              <table:table-cell office:value-type="float" office:value="0.488767">
                <text:p>0.488767</text:p>
              </table:table-cell>
              <table:table-cell office:value-type="float" office:value="0.514081">
                <text:p>0.514081</text:p>
              </table:table-cell>
              <table:table-cell office:value-type="float" office:value="0.536974">
                <text:p>0.536974</text:p>
              </table:table-cell>
              <table:table-cell office:value-type="float" office:value="0.488793">
                <text:p>0.488793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462044">
                <text:p>0.462044</text:p>
              </table:table-cell>
              <table:table-cell office:value-type="float" office:value="0.527727">
                <text:p>0.527727</text:p>
              </table:table-cell>
              <table:table-cell office:value-type="float" office:value="0.488704">
                <text:p>0.488704</text:p>
              </table:table-cell>
              <table:table-cell office:value-type="float" office:value="0.514025">
                <text:p>0.514025</text:p>
              </table:table-cell>
              <table:table-cell office:value-type="float" office:value="0.536842">
                <text:p>0.536842</text:p>
              </table:table-cell>
              <table:table-cell office:value-type="float" office:value="0.488673">
                <text:p>0.488673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461995">
                <text:p>0.461995</text:p>
              </table:table-cell>
              <table:table-cell office:value-type="float" office:value="0.527681">
                <text:p>0.527681</text:p>
              </table:table-cell>
              <table:table-cell office:value-type="float" office:value="0.488646">
                <text:p>0.488646</text:p>
              </table:table-cell>
              <table:table-cell office:value-type="float" office:value="0.513975">
                <text:p>0.513975</text:p>
              </table:table-cell>
              <table:table-cell office:value-type="float" office:value="0.536707">
                <text:p>0.536707</text:p>
              </table:table-cell>
              <table:table-cell office:value-type="float" office:value="0.488556">
                <text:p>0.488556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461944">
                <text:p>0.461944</text:p>
              </table:table-cell>
              <table:table-cell office:value-type="float" office:value="0.527636">
                <text:p>0.527636</text:p>
              </table:table-cell>
              <table:table-cell office:value-type="float" office:value="0.488585">
                <text:p>0.488585</text:p>
              </table:table-cell>
              <table:table-cell office:value-type="float" office:value="0.513917">
                <text:p>0.513917</text:p>
              </table:table-cell>
              <table:table-cell office:value-type="float" office:value="0.536575">
                <text:p>0.536575</text:p>
              </table:table-cell>
              <table:table-cell office:value-type="float" office:value="0.488442">
                <text:p>0.488442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461889">
                <text:p>0.461889</text:p>
              </table:table-cell>
              <table:table-cell office:value-type="float" office:value="0.527591">
                <text:p>0.527591</text:p>
              </table:table-cell>
              <table:table-cell office:value-type="float" office:value="0.488547">
                <text:p>0.488547</text:p>
              </table:table-cell>
              <table:table-cell office:value-type="float" office:value="0.513882">
                <text:p>0.513882</text:p>
              </table:table-cell>
              <table:table-cell office:value-type="float" office:value="0.536443">
                <text:p>0.536443</text:p>
              </table:table-cell>
              <table:table-cell office:value-type="float" office:value="0.488328">
                <text:p>0.488328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46184">
                <text:p>0.46184</text:p>
              </table:table-cell>
              <table:table-cell office:value-type="float" office:value="0.527548">
                <text:p>0.527548</text:p>
              </table:table-cell>
              <table:table-cell office:value-type="float" office:value="0.488474">
                <text:p>0.488474</text:p>
              </table:table-cell>
              <table:table-cell office:value-type="float" office:value="0.513837">
                <text:p>0.513837</text:p>
              </table:table-cell>
              <table:table-cell office:value-type="float" office:value="0.536312">
                <text:p>0.536312</text:p>
              </table:table-cell>
              <table:table-cell office:value-type="float" office:value="0.488214">
                <text:p>0.488214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461788">
                <text:p>0.461788</text:p>
              </table:table-cell>
              <table:table-cell office:value-type="float" office:value="0.527509">
                <text:p>0.527509</text:p>
              </table:table-cell>
              <table:table-cell office:value-type="float" office:value="0.488403">
                <text:p>0.488403</text:p>
              </table:table-cell>
              <table:table-cell office:value-type="float" office:value="0.51379">
                <text:p>0.51379</text:p>
              </table:table-cell>
              <table:table-cell office:value-type="float" office:value="0.536183">
                <text:p>0.536183</text:p>
              </table:table-cell>
              <table:table-cell office:value-type="float" office:value="0.488101">
                <text:p>0.488101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461729">
                <text:p>0.461729</text:p>
              </table:table-cell>
              <table:table-cell office:value-type="float" office:value="0.52746">
                <text:p>0.52746</text:p>
              </table:table-cell>
              <table:table-cell office:value-type="float" office:value="0.488357">
                <text:p>0.488357</text:p>
              </table:table-cell>
              <table:table-cell office:value-type="float" office:value="0.513736">
                <text:p>0.513736</text:p>
              </table:table-cell>
              <table:table-cell office:value-type="float" office:value="0.536054">
                <text:p>0.536054</text:p>
              </table:table-cell>
              <table:table-cell office:value-type="float" office:value="0.487988">
                <text:p>0.487988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461684">
                <text:p>0.461684</text:p>
              </table:table-cell>
              <table:table-cell office:value-type="float" office:value="0.52742">
                <text:p>0.52742</text:p>
              </table:table-cell>
              <table:table-cell office:value-type="float" office:value="0.488299">
                <text:p>0.488299</text:p>
              </table:table-cell>
              <table:table-cell office:value-type="float" office:value="0.513681">
                <text:p>0.513681</text:p>
              </table:table-cell>
              <table:table-cell office:value-type="float" office:value="0.535926">
                <text:p>0.535926</text:p>
              </table:table-cell>
              <table:table-cell office:value-type="float" office:value="0.487874">
                <text:p>0.487874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461637">
                <text:p>0.461637</text:p>
              </table:table-cell>
              <table:table-cell office:value-type="float" office:value="0.52738">
                <text:p>0.52738</text:p>
              </table:table-cell>
              <table:table-cell office:value-type="float" office:value="0.488281">
                <text:p>0.488281</text:p>
              </table:table-cell>
              <table:table-cell office:value-type="float" office:value="0.513651">
                <text:p>0.513651</text:p>
              </table:table-cell>
              <table:table-cell office:value-type="float" office:value="0.535798">
                <text:p>0.535798</text:p>
              </table:table-cell>
              <table:table-cell office:value-type="float" office:value="0.487764">
                <text:p>0.487764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461585">
                <text:p>0.461585</text:p>
              </table:table-cell>
              <table:table-cell office:value-type="float" office:value="0.52734">
                <text:p>0.52734</text:p>
              </table:table-cell>
              <table:table-cell office:value-type="float" office:value="0.488191">
                <text:p>0.488191</text:p>
              </table:table-cell>
              <table:table-cell office:value-type="float" office:value="0.513586">
                <text:p>0.513586</text:p>
              </table:table-cell>
              <table:table-cell office:value-type="float" office:value="0.535671">
                <text:p>0.535671</text:p>
              </table:table-cell>
              <table:table-cell office:value-type="float" office:value="0.487652">
                <text:p>0.487652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46152">
                <text:p>0.46152</text:p>
              </table:table-cell>
              <table:table-cell office:value-type="float" office:value="0.527306">
                <text:p>0.527306</text:p>
              </table:table-cell>
              <table:table-cell office:value-type="float" office:value="0.488169">
                <text:p>0.488169</text:p>
              </table:table-cell>
              <table:table-cell office:value-type="float" office:value="0.513556">
                <text:p>0.513556</text:p>
              </table:table-cell>
              <table:table-cell office:value-type="float" office:value="0.535544">
                <text:p>0.535544</text:p>
              </table:table-cell>
              <table:table-cell office:value-type="float" office:value="0.48754">
                <text:p>0.48754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461471">
                <text:p>0.461471</text:p>
              </table:table-cell>
              <table:table-cell office:value-type="float" office:value="0.527273">
                <text:p>0.527273</text:p>
              </table:table-cell>
              <table:table-cell office:value-type="float" office:value="0.488111">
                <text:p>0.488111</text:p>
              </table:table-cell>
              <table:table-cell office:value-type="float" office:value="0.513519">
                <text:p>0.513519</text:p>
              </table:table-cell>
              <table:table-cell office:value-type="float" office:value="0.535418">
                <text:p>0.535418</text:p>
              </table:table-cell>
              <table:table-cell office:value-type="float" office:value="0.487429">
                <text:p>0.487429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461425">
                <text:p>0.461425</text:p>
              </table:table-cell>
              <table:table-cell office:value-type="float" office:value="0.527229">
                <text:p>0.527229</text:p>
              </table:table-cell>
              <table:table-cell office:value-type="float" office:value="0.488055">
                <text:p>0.488055</text:p>
              </table:table-cell>
              <table:table-cell office:value-type="float" office:value="0.513471">
                <text:p>0.513471</text:p>
              </table:table-cell>
              <table:table-cell office:value-type="float" office:value="0.535294">
                <text:p>0.535294</text:p>
              </table:table-cell>
              <table:table-cell office:value-type="float" office:value="0.48732">
                <text:p>0.48732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461345">
                <text:p>0.461345</text:p>
              </table:table-cell>
              <table:table-cell office:value-type="float" office:value="0.527194">
                <text:p>0.527194</text:p>
              </table:table-cell>
              <table:table-cell office:value-type="float" office:value="0.487995">
                <text:p>0.487995</text:p>
              </table:table-cell>
              <table:table-cell office:value-type="float" office:value="0.513425">
                <text:p>0.513425</text:p>
              </table:table-cell>
              <table:table-cell office:value-type="float" office:value="0.535171">
                <text:p>0.535171</text:p>
              </table:table-cell>
              <table:table-cell office:value-type="float" office:value="0.48721">
                <text:p>0.48721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461287">
                <text:p>0.461287</text:p>
              </table:table-cell>
              <table:table-cell office:value-type="float" office:value="0.527169">
                <text:p>0.527169</text:p>
              </table:table-cell>
              <table:table-cell office:value-type="float" office:value="0.487941">
                <text:p>0.487941</text:p>
              </table:table-cell>
              <table:table-cell office:value-type="float" office:value="0.513362">
                <text:p>0.513362</text:p>
              </table:table-cell>
              <table:table-cell office:value-type="float" office:value="0.535048">
                <text:p>0.535048</text:p>
              </table:table-cell>
              <table:table-cell office:value-type="float" office:value="0.487097">
                <text:p>0.487097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461226">
                <text:p>0.461226</text:p>
              </table:table-cell>
              <table:table-cell office:value-type="float" office:value="0.527135">
                <text:p>0.527135</text:p>
              </table:table-cell>
              <table:table-cell office:value-type="float" office:value="0.487886">
                <text:p>0.487886</text:p>
              </table:table-cell>
              <table:table-cell office:value-type="float" office:value="0.513305">
                <text:p>0.513305</text:p>
              </table:table-cell>
              <table:table-cell office:value-type="float" office:value="0.534925">
                <text:p>0.534925</text:p>
              </table:table-cell>
              <table:table-cell office:value-type="float" office:value="0.486987">
                <text:p>0.486987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461177">
                <text:p>0.461177</text:p>
              </table:table-cell>
              <table:table-cell office:value-type="float" office:value="0.527107">
                <text:p>0.527107</text:p>
              </table:table-cell>
              <table:table-cell office:value-type="float" office:value="0.487829">
                <text:p>0.487829</text:p>
              </table:table-cell>
              <table:table-cell office:value-type="float" office:value="0.51325">
                <text:p>0.51325</text:p>
              </table:table-cell>
              <table:table-cell office:value-type="float" office:value="0.534805">
                <text:p>0.534805</text:p>
              </table:table-cell>
              <table:table-cell office:value-type="float" office:value="0.486877">
                <text:p>0.486877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461123">
                <text:p>0.461123</text:p>
              </table:table-cell>
              <table:table-cell office:value-type="float" office:value="0.527079">
                <text:p>0.527079</text:p>
              </table:table-cell>
              <table:table-cell office:value-type="float" office:value="0.487776">
                <text:p>0.487776</text:p>
              </table:table-cell>
              <table:table-cell office:value-type="float" office:value="0.513197">
                <text:p>0.513197</text:p>
              </table:table-cell>
              <table:table-cell office:value-type="float" office:value="0.534684">
                <text:p>0.534684</text:p>
              </table:table-cell>
              <table:table-cell office:value-type="float" office:value="0.486771">
                <text:p>0.486771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461069">
                <text:p>0.461069</text:p>
              </table:table-cell>
              <table:table-cell office:value-type="float" office:value="0.527041">
                <text:p>0.527041</text:p>
              </table:table-cell>
              <table:table-cell office:value-type="float" office:value="0.487722">
                <text:p>0.487722</text:p>
              </table:table-cell>
              <table:table-cell office:value-type="float" office:value="0.513147">
                <text:p>0.513147</text:p>
              </table:table-cell>
              <table:table-cell office:value-type="float" office:value="0.534564">
                <text:p>0.534564</text:p>
              </table:table-cell>
              <table:table-cell office:value-type="float" office:value="0.486663">
                <text:p>0.486663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461006">
                <text:p>0.461006</text:p>
              </table:table-cell>
              <table:table-cell office:value-type="float" office:value="0.527018">
                <text:p>0.527018</text:p>
              </table:table-cell>
              <table:table-cell office:value-type="float" office:value="0.487657">
                <text:p>0.487657</text:p>
              </table:table-cell>
              <table:table-cell office:value-type="float" office:value="0.513093">
                <text:p>0.513093</text:p>
              </table:table-cell>
              <table:table-cell office:value-type="float" office:value="0.534444">
                <text:p>0.534444</text:p>
              </table:table-cell>
              <table:table-cell office:value-type="float" office:value="0.486556">
                <text:p>0.486556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460966">
                <text:p>0.460966</text:p>
              </table:table-cell>
              <table:table-cell office:value-type="float" office:value="0.526981">
                <text:p>0.526981</text:p>
              </table:table-cell>
              <table:table-cell office:value-type="float" office:value="0.487597">
                <text:p>0.487597</text:p>
              </table:table-cell>
              <table:table-cell office:value-type="float" office:value="0.513043">
                <text:p>0.513043</text:p>
              </table:table-cell>
              <table:table-cell office:value-type="float" office:value="0.53433">
                <text:p>0.53433</text:p>
              </table:table-cell>
              <table:table-cell office:value-type="float" office:value="0.486455">
                <text:p>0.486455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460895">
                <text:p>0.460895</text:p>
              </table:table-cell>
              <table:table-cell office:value-type="float" office:value="0.526951">
                <text:p>0.526951</text:p>
              </table:table-cell>
              <table:table-cell office:value-type="float" office:value="0.487553">
                <text:p>0.487553</text:p>
              </table:table-cell>
              <table:table-cell office:value-type="float" office:value="0.512995">
                <text:p>0.512995</text:p>
              </table:table-cell>
              <table:table-cell office:value-type="float" office:value="0.534212">
                <text:p>0.534212</text:p>
              </table:table-cell>
              <table:table-cell office:value-type="float" office:value="0.486353">
                <text:p>0.486353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460837">
                <text:p>0.460837</text:p>
              </table:table-cell>
              <table:table-cell office:value-type="float" office:value="0.526964">
                <text:p>0.526964</text:p>
              </table:table-cell>
              <table:table-cell office:value-type="float" office:value="0.487499">
                <text:p>0.487499</text:p>
              </table:table-cell>
              <table:table-cell office:value-type="float" office:value="0.512946">
                <text:p>0.512946</text:p>
              </table:table-cell>
              <table:table-cell office:value-type="float" office:value="0.534096">
                <text:p>0.534096</text:p>
              </table:table-cell>
              <table:table-cell office:value-type="float" office:value="0.48625">
                <text:p>0.48625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460783">
                <text:p>0.460783</text:p>
              </table:table-cell>
              <table:table-cell office:value-type="float" office:value="0.526945">
                <text:p>0.526945</text:p>
              </table:table-cell>
              <table:table-cell office:value-type="float" office:value="0.487442">
                <text:p>0.487442</text:p>
              </table:table-cell>
              <table:table-cell office:value-type="float" office:value="0.512894">
                <text:p>0.512894</text:p>
              </table:table-cell>
              <table:table-cell office:value-type="float" office:value="0.533978">
                <text:p>0.533978</text:p>
              </table:table-cell>
              <table:table-cell office:value-type="float" office:value="0.486145">
                <text:p>0.486145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460752">
                <text:p>0.460752</text:p>
              </table:table-cell>
              <table:table-cell office:value-type="float" office:value="0.526925">
                <text:p>0.526925</text:p>
              </table:table-cell>
              <table:table-cell office:value-type="float" office:value="0.487393">
                <text:p>0.487393</text:p>
              </table:table-cell>
              <table:table-cell office:value-type="float" office:value="0.512846">
                <text:p>0.512846</text:p>
              </table:table-cell>
              <table:table-cell office:value-type="float" office:value="0.533863">
                <text:p>0.533863</text:p>
              </table:table-cell>
              <table:table-cell office:value-type="float" office:value="0.486043">
                <text:p>0.486043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460694">
                <text:p>0.460694</text:p>
              </table:table-cell>
              <table:table-cell office:value-type="float" office:value="0.526889">
                <text:p>0.526889</text:p>
              </table:table-cell>
              <table:table-cell office:value-type="float" office:value="0.487343">
                <text:p>0.487343</text:p>
              </table:table-cell>
              <table:table-cell office:value-type="float" office:value="0.512798">
                <text:p>0.512798</text:p>
              </table:table-cell>
              <table:table-cell office:value-type="float" office:value="0.533748">
                <text:p>0.533748</text:p>
              </table:table-cell>
              <table:table-cell office:value-type="float" office:value="0.48594">
                <text:p>0.48594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460638">
                <text:p>0.460638</text:p>
              </table:table-cell>
              <table:table-cell office:value-type="float" office:value="0.526862">
                <text:p>0.526862</text:p>
              </table:table-cell>
              <table:table-cell office:value-type="float" office:value="0.487293">
                <text:p>0.487293</text:p>
              </table:table-cell>
              <table:table-cell office:value-type="float" office:value="0.512752">
                <text:p>0.512752</text:p>
              </table:table-cell>
              <table:table-cell office:value-type="float" office:value="0.533632">
                <text:p>0.533632</text:p>
              </table:table-cell>
              <table:table-cell office:value-type="float" office:value="0.485837">
                <text:p>0.485837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460581">
                <text:p>0.460581</text:p>
              </table:table-cell>
              <table:table-cell office:value-type="float" office:value="0.526833">
                <text:p>0.526833</text:p>
              </table:table-cell>
              <table:table-cell office:value-type="float" office:value="0.48724">
                <text:p>0.48724</text:p>
              </table:table-cell>
              <table:table-cell office:value-type="float" office:value="0.512708">
                <text:p>0.512708</text:p>
              </table:table-cell>
              <table:table-cell office:value-type="float" office:value="0.533518">
                <text:p>0.533518</text:p>
              </table:table-cell>
              <table:table-cell office:value-type="float" office:value="0.485736">
                <text:p>0.485736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460531">
                <text:p>0.460531</text:p>
              </table:table-cell>
              <table:table-cell office:value-type="float" office:value="0.526802">
                <text:p>0.526802</text:p>
              </table:table-cell>
              <table:table-cell office:value-type="float" office:value="0.487184">
                <text:p>0.487184</text:p>
              </table:table-cell>
              <table:table-cell office:value-type="float" office:value="0.51266">
                <text:p>0.51266</text:p>
              </table:table-cell>
              <table:table-cell office:value-type="float" office:value="0.533403">
                <text:p>0.533403</text:p>
              </table:table-cell>
              <table:table-cell office:value-type="float" office:value="0.485635">
                <text:p>0.485635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460483">
                <text:p>0.460483</text:p>
              </table:table-cell>
              <table:table-cell office:value-type="float" office:value="0.52677">
                <text:p>0.52677</text:p>
              </table:table-cell>
              <table:table-cell office:value-type="float" office:value="0.487137">
                <text:p>0.487137</text:p>
              </table:table-cell>
              <table:table-cell office:value-type="float" office:value="0.512611">
                <text:p>0.512611</text:p>
              </table:table-cell>
              <table:table-cell office:value-type="float" office:value="0.533289">
                <text:p>0.533289</text:p>
              </table:table-cell>
              <table:table-cell office:value-type="float" office:value="0.485532">
                <text:p>0.485532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460435">
                <text:p>0.460435</text:p>
              </table:table-cell>
              <table:table-cell office:value-type="float" office:value="0.526738">
                <text:p>0.526738</text:p>
              </table:table-cell>
              <table:table-cell office:value-type="float" office:value="0.487089">
                <text:p>0.487089</text:p>
              </table:table-cell>
              <table:table-cell office:value-type="float" office:value="0.512564">
                <text:p>0.512564</text:p>
              </table:table-cell>
              <table:table-cell office:value-type="float" office:value="0.533174">
                <text:p>0.533174</text:p>
              </table:table-cell>
              <table:table-cell office:value-type="float" office:value="0.485433">
                <text:p>0.485433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46039">
                <text:p>0.46039</text:p>
              </table:table-cell>
              <table:table-cell office:value-type="float" office:value="0.526701">
                <text:p>0.526701</text:p>
              </table:table-cell>
              <table:table-cell office:value-type="float" office:value="0.487041">
                <text:p>0.487041</text:p>
              </table:table-cell>
              <table:table-cell office:value-type="float" office:value="0.512516">
                <text:p>0.512516</text:p>
              </table:table-cell>
              <table:table-cell office:value-type="float" office:value="0.533061">
                <text:p>0.533061</text:p>
              </table:table-cell>
              <table:table-cell office:value-type="float" office:value="0.485333">
                <text:p>0.485333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460342">
                <text:p>0.460342</text:p>
              </table:table-cell>
              <table:table-cell office:value-type="float" office:value="0.526665">
                <text:p>0.526665</text:p>
              </table:table-cell>
              <table:table-cell office:value-type="float" office:value="0.486991">
                <text:p>0.486991</text:p>
              </table:table-cell>
              <table:table-cell office:value-type="float" office:value="0.512463">
                <text:p>0.512463</text:p>
              </table:table-cell>
              <table:table-cell office:value-type="float" office:value="0.532949">
                <text:p>0.532949</text:p>
              </table:table-cell>
              <table:table-cell office:value-type="float" office:value="0.485234">
                <text:p>0.485234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460296">
                <text:p>0.460296</text:p>
              </table:table-cell>
              <table:table-cell office:value-type="float" office:value="0.52663">
                <text:p>0.52663</text:p>
              </table:table-cell>
              <table:table-cell office:value-type="float" office:value="0.486942">
                <text:p>0.486942</text:p>
              </table:table-cell>
              <table:table-cell office:value-type="float" office:value="0.512409">
                <text:p>0.512409</text:p>
              </table:table-cell>
              <table:table-cell office:value-type="float" office:value="0.532834">
                <text:p>0.532834</text:p>
              </table:table-cell>
              <table:table-cell office:value-type="float" office:value="0.485128">
                <text:p>0.485128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460248">
                <text:p>0.460248</text:p>
              </table:table-cell>
              <table:table-cell office:value-type="float" office:value="0.526596">
                <text:p>0.526596</text:p>
              </table:table-cell>
              <table:table-cell office:value-type="float" office:value="0.486895">
                <text:p>0.486895</text:p>
              </table:table-cell>
              <table:table-cell office:value-type="float" office:value="0.512358">
                <text:p>0.512358</text:p>
              </table:table-cell>
              <table:table-cell office:value-type="float" office:value="0.532722">
                <text:p>0.532722</text:p>
              </table:table-cell>
              <table:table-cell office:value-type="float" office:value="0.485027">
                <text:p>0.485027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460208">
                <text:p>0.460208</text:p>
              </table:table-cell>
              <table:table-cell office:value-type="float" office:value="0.526559">
                <text:p>0.526559</text:p>
              </table:table-cell>
              <table:table-cell office:value-type="float" office:value="0.486852">
                <text:p>0.486852</text:p>
              </table:table-cell>
              <table:table-cell office:value-type="float" office:value="0.51231">
                <text:p>0.51231</text:p>
              </table:table-cell>
              <table:table-cell office:value-type="float" office:value="0.53261">
                <text:p>0.53261</text:p>
              </table:table-cell>
              <table:table-cell office:value-type="float" office:value="0.484927">
                <text:p>0.484927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460162">
                <text:p>0.460162</text:p>
              </table:table-cell>
              <table:table-cell office:value-type="float" office:value="0.526523">
                <text:p>0.526523</text:p>
              </table:table-cell>
              <table:table-cell office:value-type="float" office:value="0.486808">
                <text:p>0.486808</text:p>
              </table:table-cell>
              <table:table-cell office:value-type="float" office:value="0.512264">
                <text:p>0.512264</text:p>
              </table:table-cell>
              <table:table-cell office:value-type="float" office:value="0.532498">
                <text:p>0.532498</text:p>
              </table:table-cell>
              <table:table-cell office:value-type="float" office:value="0.484828">
                <text:p>0.484828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460116">
                <text:p>0.460116</text:p>
              </table:table-cell>
              <table:table-cell office:value-type="float" office:value="0.526488">
                <text:p>0.526488</text:p>
              </table:table-cell>
              <table:table-cell office:value-type="float" office:value="0.486765">
                <text:p>0.486765</text:p>
              </table:table-cell>
              <table:table-cell office:value-type="float" office:value="0.512219">
                <text:p>0.512219</text:p>
              </table:table-cell>
              <table:table-cell office:value-type="float" office:value="0.532386">
                <text:p>0.532386</text:p>
              </table:table-cell>
              <table:table-cell office:value-type="float" office:value="0.484728">
                <text:p>0.484728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460075">
                <text:p>0.460075</text:p>
              </table:table-cell>
              <table:table-cell office:value-type="float" office:value="0.526455">
                <text:p>0.526455</text:p>
              </table:table-cell>
              <table:table-cell office:value-type="float" office:value="0.486721">
                <text:p>0.486721</text:p>
              </table:table-cell>
              <table:table-cell office:value-type="float" office:value="0.512175">
                <text:p>0.512175</text:p>
              </table:table-cell>
              <table:table-cell office:value-type="float" office:value="0.532276">
                <text:p>0.532276</text:p>
              </table:table-cell>
              <table:table-cell office:value-type="float" office:value="0.484629">
                <text:p>0.484629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460029">
                <text:p>0.460029</text:p>
              </table:table-cell>
              <table:table-cell office:value-type="float" office:value="0.526421">
                <text:p>0.526421</text:p>
              </table:table-cell>
              <table:table-cell office:value-type="float" office:value="0.486677">
                <text:p>0.486677</text:p>
              </table:table-cell>
              <table:table-cell office:value-type="float" office:value="0.512134">
                <text:p>0.512134</text:p>
              </table:table-cell>
              <table:table-cell office:value-type="float" office:value="0.532167">
                <text:p>0.532167</text:p>
              </table:table-cell>
              <table:table-cell office:value-type="float" office:value="0.484531">
                <text:p>0.484531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459985">
                <text:p>0.459985</text:p>
              </table:table-cell>
              <table:table-cell office:value-type="float" office:value="0.526388">
                <text:p>0.526388</text:p>
              </table:table-cell>
              <table:table-cell office:value-type="float" office:value="0.486631">
                <text:p>0.486631</text:p>
              </table:table-cell>
              <table:table-cell office:value-type="float" office:value="0.512091">
                <text:p>0.512091</text:p>
              </table:table-cell>
              <table:table-cell office:value-type="float" office:value="0.532055">
                <text:p>0.532055</text:p>
              </table:table-cell>
              <table:table-cell office:value-type="float" office:value="0.484431">
                <text:p>0.484431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45994">
                <text:p>0.45994</text:p>
              </table:table-cell>
              <table:table-cell office:value-type="float" office:value="0.526356">
                <text:p>0.526356</text:p>
              </table:table-cell>
              <table:table-cell office:value-type="float" office:value="0.486588">
                <text:p>0.486588</text:p>
              </table:table-cell>
              <table:table-cell office:value-type="float" office:value="0.512047">
                <text:p>0.512047</text:p>
              </table:table-cell>
              <table:table-cell office:value-type="float" office:value="0.531944">
                <text:p>0.531944</text:p>
              </table:table-cell>
              <table:table-cell office:value-type="float" office:value="0.484335">
                <text:p>0.484335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459895">
                <text:p>0.459895</text:p>
              </table:table-cell>
              <table:table-cell office:value-type="float" office:value="0.526324">
                <text:p>0.526324</text:p>
              </table:table-cell>
              <table:table-cell office:value-type="float" office:value="0.48654">
                <text:p>0.48654</text:p>
              </table:table-cell>
              <table:table-cell office:value-type="float" office:value="0.512005">
                <text:p>0.512005</text:p>
              </table:table-cell>
              <table:table-cell office:value-type="float" office:value="0.531835">
                <text:p>0.531835</text:p>
              </table:table-cell>
              <table:table-cell office:value-type="float" office:value="0.484238">
                <text:p>0.484238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45985">
                <text:p>0.45985</text:p>
              </table:table-cell>
              <table:table-cell office:value-type="float" office:value="0.526293">
                <text:p>0.526293</text:p>
              </table:table-cell>
              <table:table-cell office:value-type="float" office:value="0.486497">
                <text:p>0.486497</text:p>
              </table:table-cell>
              <table:table-cell office:value-type="float" office:value="0.511962">
                <text:p>0.511962</text:p>
              </table:table-cell>
              <table:table-cell office:value-type="float" office:value="0.531727">
                <text:p>0.531727</text:p>
              </table:table-cell>
              <table:table-cell office:value-type="float" office:value="0.484142">
                <text:p>0.484142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459806">
                <text:p>0.459806</text:p>
              </table:table-cell>
              <table:table-cell office:value-type="float" office:value="0.526262">
                <text:p>0.526262</text:p>
              </table:table-cell>
              <table:table-cell office:value-type="float" office:value="0.486454">
                <text:p>0.486454</text:p>
              </table:table-cell>
              <table:table-cell office:value-type="float" office:value="0.511918">
                <text:p>0.511918</text:p>
              </table:table-cell>
              <table:table-cell office:value-type="float" office:value="0.531619">
                <text:p>0.531619</text:p>
              </table:table-cell>
              <table:table-cell office:value-type="float" office:value="0.484046">
                <text:p>0.484046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459803">
                <text:p>0.459803</text:p>
              </table:table-cell>
              <table:table-cell office:value-type="float" office:value="0.526229">
                <text:p>0.526229</text:p>
              </table:table-cell>
              <table:table-cell office:value-type="float" office:value="0.486413">
                <text:p>0.486413</text:p>
              </table:table-cell>
              <table:table-cell office:value-type="float" office:value="0.511876">
                <text:p>0.511876</text:p>
              </table:table-cell>
              <table:table-cell office:value-type="float" office:value="0.531512">
                <text:p>0.531512</text:p>
              </table:table-cell>
              <table:table-cell office:value-type="float" office:value="0.483951">
                <text:p>0.483951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459757">
                <text:p>0.459757</text:p>
              </table:table-cell>
              <table:table-cell office:value-type="float" office:value="0.526194">
                <text:p>0.526194</text:p>
              </table:table-cell>
              <table:table-cell office:value-type="float" office:value="0.486367">
                <text:p>0.486367</text:p>
              </table:table-cell>
              <table:table-cell office:value-type="float" office:value="0.511833">
                <text:p>0.511833</text:p>
              </table:table-cell>
              <table:table-cell office:value-type="float" office:value="0.531407">
                <text:p>0.531407</text:p>
              </table:table-cell>
              <table:table-cell office:value-type="float" office:value="0.483856">
                <text:p>0.483856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459713">
                <text:p>0.459713</text:p>
              </table:table-cell>
              <table:table-cell office:value-type="float" office:value="0.52616">
                <text:p>0.52616</text:p>
              </table:table-cell>
              <table:table-cell office:value-type="float" office:value="0.486324">
                <text:p>0.486324</text:p>
              </table:table-cell>
              <table:table-cell office:value-type="float" office:value="0.51179">
                <text:p>0.51179</text:p>
              </table:table-cell>
              <table:table-cell office:value-type="float" office:value="0.5313">
                <text:p>0.5313</text:p>
              </table:table-cell>
              <table:table-cell office:value-type="float" office:value="0.48376">
                <text:p>0.48376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45967">
                <text:p>0.45967</text:p>
              </table:table-cell>
              <table:table-cell office:value-type="float" office:value="0.526125">
                <text:p>0.526125</text:p>
              </table:table-cell>
              <table:table-cell office:value-type="float" office:value="0.486283">
                <text:p>0.486283</text:p>
              </table:table-cell>
              <table:table-cell office:value-type="float" office:value="0.511748">
                <text:p>0.511748</text:p>
              </table:table-cell>
              <table:table-cell office:value-type="float" office:value="0.531197">
                <text:p>0.531197</text:p>
              </table:table-cell>
              <table:table-cell office:value-type="float" office:value="0.483662">
                <text:p>0.483662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459629">
                <text:p>0.459629</text:p>
              </table:table-cell>
              <table:table-cell office:value-type="float" office:value="0.526091">
                <text:p>0.526091</text:p>
              </table:table-cell>
              <table:table-cell office:value-type="float" office:value="0.48624">
                <text:p>0.48624</text:p>
              </table:table-cell>
              <table:table-cell office:value-type="float" office:value="0.511705">
                <text:p>0.511705</text:p>
              </table:table-cell>
              <table:table-cell office:value-type="float" office:value="0.531089">
                <text:p>0.531089</text:p>
              </table:table-cell>
              <table:table-cell office:value-type="float" office:value="0.483566">
                <text:p>0.483566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459585">
                <text:p>0.459585</text:p>
              </table:table-cell>
              <table:table-cell office:value-type="float" office:value="0.526057">
                <text:p>0.526057</text:p>
              </table:table-cell>
              <table:table-cell office:value-type="float" office:value="0.486198">
                <text:p>0.486198</text:p>
              </table:table-cell>
              <table:table-cell office:value-type="float" office:value="0.511662">
                <text:p>0.511662</text:p>
              </table:table-cell>
              <table:table-cell office:value-type="float" office:value="0.530982">
                <text:p>0.530982</text:p>
              </table:table-cell>
              <table:table-cell office:value-type="float" office:value="0.483471">
                <text:p>0.483471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459536">
                <text:p>0.459536</text:p>
              </table:table-cell>
              <table:table-cell office:value-type="float" office:value="0.526025">
                <text:p>0.526025</text:p>
              </table:table-cell>
              <table:table-cell office:value-type="float" office:value="0.486157">
                <text:p>0.486157</text:p>
              </table:table-cell>
              <table:table-cell office:value-type="float" office:value="0.511618">
                <text:p>0.511618</text:p>
              </table:table-cell>
              <table:table-cell office:value-type="float" office:value="0.530877">
                <text:p>0.530877</text:p>
              </table:table-cell>
              <table:table-cell office:value-type="float" office:value="0.483378">
                <text:p>0.483378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459495">
                <text:p>0.459495</text:p>
              </table:table-cell>
              <table:table-cell office:value-type="float" office:value="0.525992">
                <text:p>0.525992</text:p>
              </table:table-cell>
              <table:table-cell office:value-type="float" office:value="0.486112">
                <text:p>0.486112</text:p>
              </table:table-cell>
              <table:table-cell office:value-type="float" office:value="0.511573">
                <text:p>0.511573</text:p>
              </table:table-cell>
              <table:table-cell office:value-type="float" office:value="0.530772">
                <text:p>0.530772</text:p>
              </table:table-cell>
              <table:table-cell office:value-type="float" office:value="0.483283">
                <text:p>0.483283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459453">
                <text:p>0.459453</text:p>
              </table:table-cell>
              <table:table-cell office:value-type="float" office:value="0.52596">
                <text:p>0.52596</text:p>
              </table:table-cell>
              <table:table-cell office:value-type="float" office:value="0.486071">
                <text:p>0.486071</text:p>
              </table:table-cell>
              <table:table-cell office:value-type="float" office:value="0.511528">
                <text:p>0.511528</text:p>
              </table:table-cell>
              <table:table-cell office:value-type="float" office:value="0.530666">
                <text:p>0.530666</text:p>
              </table:table-cell>
              <table:table-cell office:value-type="float" office:value="0.483189">
                <text:p>0.483189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459411">
                <text:p>0.459411</text:p>
              </table:table-cell>
              <table:table-cell office:value-type="float" office:value="0.525925">
                <text:p>0.525925</text:p>
              </table:table-cell>
              <table:table-cell office:value-type="float" office:value="0.48603">
                <text:p>0.48603</text:p>
              </table:table-cell>
              <table:table-cell office:value-type="float" office:value="0.511485">
                <text:p>0.511485</text:p>
              </table:table-cell>
              <table:table-cell office:value-type="float" office:value="0.53056">
                <text:p>0.53056</text:p>
              </table:table-cell>
              <table:table-cell office:value-type="float" office:value="0.483097">
                <text:p>0.483097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459369">
                <text:p>0.459369</text:p>
              </table:table-cell>
              <table:table-cell office:value-type="float" office:value="0.525892">
                <text:p>0.525892</text:p>
              </table:table-cell>
              <table:table-cell office:value-type="float" office:value="0.485989">
                <text:p>0.485989</text:p>
              </table:table-cell>
              <table:table-cell office:value-type="float" office:value="0.511443">
                <text:p>0.511443</text:p>
              </table:table-cell>
              <table:table-cell office:value-type="float" office:value="0.530455">
                <text:p>0.530455</text:p>
              </table:table-cell>
              <table:table-cell office:value-type="float" office:value="0.483005">
                <text:p>0.483005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459328">
                <text:p>0.459328</text:p>
              </table:table-cell>
              <table:table-cell office:value-type="float" office:value="0.52586">
                <text:p>0.52586</text:p>
              </table:table-cell>
              <table:table-cell office:value-type="float" office:value="0.485948">
                <text:p>0.485948</text:p>
              </table:table-cell>
              <table:table-cell office:value-type="float" office:value="0.511401">
                <text:p>0.511401</text:p>
              </table:table-cell>
              <table:table-cell office:value-type="float" office:value="0.530351">
                <text:p>0.530351</text:p>
              </table:table-cell>
              <table:table-cell office:value-type="float" office:value="0.482916">
                <text:p>0.482916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459287">
                <text:p>0.459287</text:p>
              </table:table-cell>
              <table:table-cell office:value-type="float" office:value="0.525828">
                <text:p>0.525828</text:p>
              </table:table-cell>
              <table:table-cell office:value-type="float" office:value="0.485907">
                <text:p>0.485907</text:p>
              </table:table-cell>
              <table:table-cell office:value-type="float" office:value="0.51136">
                <text:p>0.51136</text:p>
              </table:table-cell>
              <table:table-cell office:value-type="float" office:value="0.530249">
                <text:p>0.530249</text:p>
              </table:table-cell>
              <table:table-cell office:value-type="float" office:value="0.482825">
                <text:p>0.482825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459245">
                <text:p>0.459245</text:p>
              </table:table-cell>
              <table:table-cell office:value-type="float" office:value="0.525796">
                <text:p>0.525796</text:p>
              </table:table-cell>
              <table:table-cell office:value-type="float" office:value="0.485866">
                <text:p>0.485866</text:p>
              </table:table-cell>
              <table:table-cell office:value-type="float" office:value="0.511319">
                <text:p>0.511319</text:p>
              </table:table-cell>
              <table:table-cell office:value-type="float" office:value="0.530145">
                <text:p>0.530145</text:p>
              </table:table-cell>
              <table:table-cell office:value-type="float" office:value="0.482736">
                <text:p>0.482736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459203">
                <text:p>0.459203</text:p>
              </table:table-cell>
              <table:table-cell office:value-type="float" office:value="0.525766">
                <text:p>0.525766</text:p>
              </table:table-cell>
              <table:table-cell office:value-type="float" office:value="0.485823">
                <text:p>0.485823</text:p>
              </table:table-cell>
              <table:table-cell office:value-type="float" office:value="0.511279">
                <text:p>0.511279</text:p>
              </table:table-cell>
              <table:table-cell office:value-type="float" office:value="0.53004">
                <text:p>0.53004</text:p>
              </table:table-cell>
              <table:table-cell office:value-type="float" office:value="0.482649">
                <text:p>0.482649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459162">
                <text:p>0.459162</text:p>
              </table:table-cell>
              <table:table-cell office:value-type="float" office:value="0.525735">
                <text:p>0.525735</text:p>
              </table:table-cell>
              <table:table-cell office:value-type="float" office:value="0.48578">
                <text:p>0.48578</text:p>
              </table:table-cell>
              <table:table-cell office:value-type="float" office:value="0.511238">
                <text:p>0.511238</text:p>
              </table:table-cell>
              <table:table-cell office:value-type="float" office:value="0.529935">
                <text:p>0.529935</text:p>
              </table:table-cell>
              <table:table-cell office:value-type="float" office:value="0.482562">
                <text:p>0.482562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459121">
                <text:p>0.459121</text:p>
              </table:table-cell>
              <table:table-cell office:value-type="float" office:value="0.525705">
                <text:p>0.525705</text:p>
              </table:table-cell>
              <table:table-cell office:value-type="float" office:value="0.485739">
                <text:p>0.485739</text:p>
              </table:table-cell>
              <table:table-cell office:value-type="float" office:value="0.511198">
                <text:p>0.511198</text:p>
              </table:table-cell>
              <table:table-cell office:value-type="float" office:value="0.529832">
                <text:p>0.529832</text:p>
              </table:table-cell>
              <table:table-cell office:value-type="float" office:value="0.482473">
                <text:p>0.482473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45908">
                <text:p>0.45908</text:p>
              </table:table-cell>
              <table:table-cell office:value-type="float" office:value="0.525675">
                <text:p>0.525675</text:p>
              </table:table-cell>
              <table:table-cell office:value-type="float" office:value="0.4857">
                <text:p>0.4857</text:p>
              </table:table-cell>
              <table:table-cell office:value-type="float" office:value="0.511157">
                <text:p>0.511157</text:p>
              </table:table-cell>
              <table:table-cell office:value-type="float" office:value="0.52973">
                <text:p>0.52973</text:p>
              </table:table-cell>
              <table:table-cell office:value-type="float" office:value="0.482386">
                <text:p>0.482386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459039">
                <text:p>0.459039</text:p>
              </table:table-cell>
              <table:table-cell office:value-type="float" office:value="0.525645">
                <text:p>0.525645</text:p>
              </table:table-cell>
              <table:table-cell office:value-type="float" office:value="0.48566">
                <text:p>0.48566</text:p>
              </table:table-cell>
              <table:table-cell office:value-type="float" office:value="0.511117">
                <text:p>0.511117</text:p>
              </table:table-cell>
              <table:table-cell office:value-type="float" office:value="0.529627">
                <text:p>0.529627</text:p>
              </table:table-cell>
              <table:table-cell office:value-type="float" office:value="0.482301">
                <text:p>0.482301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458998">
                <text:p>0.458998</text:p>
              </table:table-cell>
              <table:table-cell office:value-type="float" office:value="0.525615">
                <text:p>0.525615</text:p>
              </table:table-cell>
              <table:table-cell office:value-type="float" office:value="0.485622">
                <text:p>0.485622</text:p>
              </table:table-cell>
              <table:table-cell office:value-type="float" office:value="0.511078">
                <text:p>0.511078</text:p>
              </table:table-cell>
              <table:table-cell office:value-type="float" office:value="0.529525">
                <text:p>0.529525</text:p>
              </table:table-cell>
              <table:table-cell office:value-type="float" office:value="0.482215">
                <text:p>0.482215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458958">
                <text:p>0.458958</text:p>
              </table:table-cell>
              <table:table-cell office:value-type="float" office:value="0.525586">
                <text:p>0.525586</text:p>
              </table:table-cell>
              <table:table-cell office:value-type="float" office:value="0.48558">
                <text:p>0.48558</text:p>
              </table:table-cell>
              <table:table-cell office:value-type="float" office:value="0.51104">
                <text:p>0.51104</text:p>
              </table:table-cell>
              <table:table-cell office:value-type="float" office:value="0.529425">
                <text:p>0.529425</text:p>
              </table:table-cell>
              <table:table-cell office:value-type="float" office:value="0.482129">
                <text:p>0.482129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458917">
                <text:p>0.458917</text:p>
              </table:table-cell>
              <table:table-cell office:value-type="float" office:value="0.525557">
                <text:p>0.525557</text:p>
              </table:table-cell>
              <table:table-cell office:value-type="float" office:value="0.485545">
                <text:p>0.485545</text:p>
              </table:table-cell>
              <table:table-cell office:value-type="float" office:value="0.511003">
                <text:p>0.511003</text:p>
              </table:table-cell>
              <table:table-cell office:value-type="float" office:value="0.529324">
                <text:p>0.529324</text:p>
              </table:table-cell>
              <table:table-cell office:value-type="float" office:value="0.482044">
                <text:p>0.482044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458877">
                <text:p>0.458877</text:p>
              </table:table-cell>
              <table:table-cell office:value-type="float" office:value="0.525529">
                <text:p>0.525529</text:p>
              </table:table-cell>
              <table:table-cell office:value-type="float" office:value="0.485504">
                <text:p>0.485504</text:p>
              </table:table-cell>
              <table:table-cell office:value-type="float" office:value="0.510964">
                <text:p>0.510964</text:p>
              </table:table-cell>
              <table:table-cell office:value-type="float" office:value="0.529225">
                <text:p>0.529225</text:p>
              </table:table-cell>
              <table:table-cell office:value-type="float" office:value="0.481962">
                <text:p>0.481962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458837">
                <text:p>0.458837</text:p>
              </table:table-cell>
              <table:table-cell office:value-type="float" office:value="0.5255">
                <text:p>0.5255</text:p>
              </table:table-cell>
              <table:table-cell office:value-type="float" office:value="0.485464">
                <text:p>0.485464</text:p>
              </table:table-cell>
              <table:table-cell office:value-type="float" office:value="0.510925">
                <text:p>0.510925</text:p>
              </table:table-cell>
              <table:table-cell office:value-type="float" office:value="0.529127">
                <text:p>0.529127</text:p>
              </table:table-cell>
              <table:table-cell office:value-type="float" office:value="0.481879">
                <text:p>0.481879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458797">
                <text:p>0.458797</text:p>
              </table:table-cell>
              <table:table-cell office:value-type="float" office:value="0.525472">
                <text:p>0.525472</text:p>
              </table:table-cell>
              <table:table-cell office:value-type="float" office:value="0.485426">
                <text:p>0.485426</text:p>
              </table:table-cell>
              <table:table-cell office:value-type="float" office:value="0.510889">
                <text:p>0.510889</text:p>
              </table:table-cell>
              <table:table-cell office:value-type="float" office:value="0.529029">
                <text:p>0.529029</text:p>
              </table:table-cell>
              <table:table-cell office:value-type="float" office:value="0.481797">
                <text:p>0.481797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458757">
                <text:p>0.458757</text:p>
              </table:table-cell>
              <table:table-cell office:value-type="float" office:value="0.525445">
                <text:p>0.525445</text:p>
              </table:table-cell>
              <table:table-cell office:value-type="float" office:value="0.485382">
                <text:p>0.485382</text:p>
              </table:table-cell>
              <table:table-cell office:value-type="float" office:value="0.510853">
                <text:p>0.510853</text:p>
              </table:table-cell>
              <table:table-cell office:value-type="float" office:value="0.528932">
                <text:p>0.528932</text:p>
              </table:table-cell>
              <table:table-cell office:value-type="float" office:value="0.481715">
                <text:p>0.481715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458718">
                <text:p>0.458718</text:p>
              </table:table-cell>
              <table:table-cell office:value-type="float" office:value="0.525417">
                <text:p>0.525417</text:p>
              </table:table-cell>
              <table:table-cell office:value-type="float" office:value="0.485341">
                <text:p>0.485341</text:p>
              </table:table-cell>
              <table:table-cell office:value-type="float" office:value="0.510818">
                <text:p>0.510818</text:p>
              </table:table-cell>
              <table:table-cell office:value-type="float" office:value="0.528836">
                <text:p>0.528836</text:p>
              </table:table-cell>
              <table:table-cell office:value-type="float" office:value="0.481634">
                <text:p>0.481634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458678">
                <text:p>0.458678</text:p>
              </table:table-cell>
              <table:table-cell office:value-type="float" office:value="0.525391">
                <text:p>0.525391</text:p>
              </table:table-cell>
              <table:table-cell office:value-type="float" office:value="0.485301">
                <text:p>0.485301</text:p>
              </table:table-cell>
              <table:table-cell office:value-type="float" office:value="0.510781">
                <text:p>0.510781</text:p>
              </table:table-cell>
              <table:table-cell office:value-type="float" office:value="0.52874">
                <text:p>0.52874</text:p>
              </table:table-cell>
              <table:table-cell office:value-type="float" office:value="0.481554">
                <text:p>0.481554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458637">
                <text:p>0.458637</text:p>
              </table:table-cell>
              <table:table-cell office:value-type="float" office:value="0.525364">
                <text:p>0.525364</text:p>
              </table:table-cell>
              <table:table-cell office:value-type="float" office:value="0.485261">
                <text:p>0.485261</text:p>
              </table:table-cell>
              <table:table-cell office:value-type="float" office:value="0.510744">
                <text:p>0.510744</text:p>
              </table:table-cell>
              <table:table-cell office:value-type="float" office:value="0.528644">
                <text:p>0.528644</text:p>
              </table:table-cell>
              <table:table-cell office:value-type="float" office:value="0.481473">
                <text:p>0.481473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458572">
                <text:p>0.458572</text:p>
              </table:table-cell>
              <table:table-cell office:value-type="float" office:value="0.525325">
                <text:p>0.525325</text:p>
              </table:table-cell>
              <table:table-cell office:value-type="float" office:value="0.485221">
                <text:p>0.485221</text:p>
              </table:table-cell>
              <table:table-cell office:value-type="float" office:value="0.510706">
                <text:p>0.510706</text:p>
              </table:table-cell>
              <table:table-cell office:value-type="float" office:value="0.528549">
                <text:p>0.528549</text:p>
              </table:table-cell>
              <table:table-cell office:value-type="float" office:value="0.481393">
                <text:p>0.481393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458516">
                <text:p>0.458516</text:p>
              </table:table-cell>
              <table:table-cell office:value-type="float" office:value="0.5253">
                <text:p>0.5253</text:p>
              </table:table-cell>
              <table:table-cell office:value-type="float" office:value="0.485182">
                <text:p>0.485182</text:p>
              </table:table-cell>
              <table:table-cell office:value-type="float" office:value="0.510671">
                <text:p>0.510671</text:p>
              </table:table-cell>
              <table:table-cell office:value-type="float" office:value="0.528454">
                <text:p>0.528454</text:p>
              </table:table-cell>
              <table:table-cell office:value-type="float" office:value="0.481313">
                <text:p>0.481313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458475">
                <text:p>0.458475</text:p>
              </table:table-cell>
              <table:table-cell office:value-type="float" office:value="0.525272">
                <text:p>0.525272</text:p>
              </table:table-cell>
              <table:table-cell office:value-type="float" office:value="0.485144">
                <text:p>0.485144</text:p>
              </table:table-cell>
              <table:table-cell office:value-type="float" office:value="0.510636">
                <text:p>0.510636</text:p>
              </table:table-cell>
              <table:table-cell office:value-type="float" office:value="0.528358">
                <text:p>0.528358</text:p>
              </table:table-cell>
              <table:table-cell office:value-type="float" office:value="0.481235">
                <text:p>0.481235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458436">
                <text:p>0.458436</text:p>
              </table:table-cell>
              <table:table-cell office:value-type="float" office:value="0.525244">
                <text:p>0.525244</text:p>
              </table:table-cell>
              <table:table-cell office:value-type="float" office:value="0.485105">
                <text:p>0.485105</text:p>
              </table:table-cell>
              <table:table-cell office:value-type="float" office:value="0.510604">
                <text:p>0.510604</text:p>
              </table:table-cell>
              <table:table-cell office:value-type="float" office:value="0.528264">
                <text:p>0.528264</text:p>
              </table:table-cell>
              <table:table-cell office:value-type="float" office:value="0.481157">
                <text:p>0.481157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458399">
                <text:p>0.458399</text:p>
              </table:table-cell>
              <table:table-cell office:value-type="float" office:value="0.525216">
                <text:p>0.525216</text:p>
              </table:table-cell>
              <table:table-cell office:value-type="float" office:value="0.485068">
                <text:p>0.485068</text:p>
              </table:table-cell>
              <table:table-cell office:value-type="float" office:value="0.51057">
                <text:p>0.51057</text:p>
              </table:table-cell>
              <table:table-cell office:value-type="float" office:value="0.528171">
                <text:p>0.528171</text:p>
              </table:table-cell>
              <table:table-cell office:value-type="float" office:value="0.481079">
                <text:p>0.481079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45836">
                <text:p>0.45836</text:p>
              </table:table-cell>
              <table:table-cell office:value-type="float" office:value="0.525188">
                <text:p>0.525188</text:p>
              </table:table-cell>
              <table:table-cell office:value-type="float" office:value="0.485029">
                <text:p>0.485029</text:p>
              </table:table-cell>
              <table:table-cell office:value-type="float" office:value="0.510535">
                <text:p>0.510535</text:p>
              </table:table-cell>
              <table:table-cell office:value-type="float" office:value="0.528078">
                <text:p>0.528078</text:p>
              </table:table-cell>
              <table:table-cell office:value-type="float" office:value="0.481001">
                <text:p>0.481001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458322">
                <text:p>0.458322</text:p>
              </table:table-cell>
              <table:table-cell office:value-type="float" office:value="0.52516">
                <text:p>0.52516</text:p>
              </table:table-cell>
              <table:table-cell office:value-type="float" office:value="0.48499">
                <text:p>0.48499</text:p>
              </table:table-cell>
              <table:table-cell office:value-type="float" office:value="0.510496">
                <text:p>0.510496</text:p>
              </table:table-cell>
              <table:table-cell office:value-type="float" office:value="0.527985">
                <text:p>0.527985</text:p>
              </table:table-cell>
              <table:table-cell office:value-type="float" office:value="0.480923">
                <text:p>0.480923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458283">
                <text:p>0.458283</text:p>
              </table:table-cell>
              <table:table-cell office:value-type="float" office:value="0.525133">
                <text:p>0.525133</text:p>
              </table:table-cell>
              <table:table-cell office:value-type="float" office:value="0.484948">
                <text:p>0.484948</text:p>
              </table:table-cell>
              <table:table-cell office:value-type="float" office:value="0.510455">
                <text:p>0.510455</text:p>
              </table:table-cell>
              <table:table-cell office:value-type="float" office:value="0.527893">
                <text:p>0.527893</text:p>
              </table:table-cell>
              <table:table-cell office:value-type="float" office:value="0.480846">
                <text:p>0.480846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458245">
                <text:p>0.458245</text:p>
              </table:table-cell>
              <table:table-cell office:value-type="float" office:value="0.525105">
                <text:p>0.525105</text:p>
              </table:table-cell>
              <table:table-cell office:value-type="float" office:value="0.484918">
                <text:p>0.484918</text:p>
              </table:table-cell>
              <table:table-cell office:value-type="float" office:value="0.510423">
                <text:p>0.510423</text:p>
              </table:table-cell>
              <table:table-cell office:value-type="float" office:value="0.527802">
                <text:p>0.527802</text:p>
              </table:table-cell>
              <table:table-cell office:value-type="float" office:value="0.480768">
                <text:p>0.480768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.458204">
                <text:p>0.458204</text:p>
              </table:table-cell>
              <table:table-cell office:value-type="float" office:value="0.525079">
                <text:p>0.525079</text:p>
              </table:table-cell>
              <table:table-cell office:value-type="float" office:value="0.484881">
                <text:p>0.484881</text:p>
              </table:table-cell>
              <table:table-cell office:value-type="float" office:value="0.510388">
                <text:p>0.510388</text:p>
              </table:table-cell>
              <table:table-cell office:value-type="float" office:value="0.527711">
                <text:p>0.527711</text:p>
              </table:table-cell>
              <table:table-cell office:value-type="float" office:value="0.480692">
                <text:p>0.480692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458163">
                <text:p>0.458163</text:p>
              </table:table-cell>
              <table:table-cell office:value-type="float" office:value="0.525051">
                <text:p>0.525051</text:p>
              </table:table-cell>
              <table:table-cell office:value-type="float" office:value="0.484841">
                <text:p>0.484841</text:p>
              </table:table-cell>
              <table:table-cell office:value-type="float" office:value="0.510353">
                <text:p>0.510353</text:p>
              </table:table-cell>
              <table:table-cell office:value-type="float" office:value="0.527621">
                <text:p>0.527621</text:p>
              </table:table-cell>
              <table:table-cell office:value-type="float" office:value="0.480616">
                <text:p>0.480616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.458129">
                <text:p>0.458129</text:p>
              </table:table-cell>
              <table:table-cell office:value-type="float" office:value="0.525022">
                <text:p>0.525022</text:p>
              </table:table-cell>
              <table:table-cell office:value-type="float" office:value="0.484802">
                <text:p>0.484802</text:p>
              </table:table-cell>
              <table:table-cell office:value-type="float" office:value="0.510318">
                <text:p>0.510318</text:p>
              </table:table-cell>
              <table:table-cell office:value-type="float" office:value="0.527533">
                <text:p>0.527533</text:p>
              </table:table-cell>
              <table:table-cell office:value-type="float" office:value="0.480538">
                <text:p>0.480538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.45809">
                <text:p>0.45809</text:p>
              </table:table-cell>
              <table:table-cell office:value-type="float" office:value="0.524997">
                <text:p>0.524997</text:p>
              </table:table-cell>
              <table:table-cell office:value-type="float" office:value="0.484764">
                <text:p>0.484764</text:p>
              </table:table-cell>
              <table:table-cell office:value-type="float" office:value="0.510282">
                <text:p>0.510282</text:p>
              </table:table-cell>
              <table:table-cell office:value-type="float" office:value="0.527442">
                <text:p>0.527442</text:p>
              </table:table-cell>
              <table:table-cell office:value-type="float" office:value="0.480462">
                <text:p>0.480462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.458051">
                <text:p>0.458051</text:p>
              </table:table-cell>
              <table:table-cell office:value-type="float" office:value="0.524971">
                <text:p>0.524971</text:p>
              </table:table-cell>
              <table:table-cell office:value-type="float" office:value="0.484723">
                <text:p>0.484723</text:p>
              </table:table-cell>
              <table:table-cell office:value-type="float" office:value="0.510244">
                <text:p>0.510244</text:p>
              </table:table-cell>
              <table:table-cell office:value-type="float" office:value="0.527353">
                <text:p>0.527353</text:p>
              </table:table-cell>
              <table:table-cell office:value-type="float" office:value="0.480386">
                <text:p>0.480386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.458013">
                <text:p>0.458013</text:p>
              </table:table-cell>
              <table:table-cell office:value-type="float" office:value="0.524945">
                <text:p>0.524945</text:p>
              </table:table-cell>
              <table:table-cell office:value-type="float" office:value="0.484685">
                <text:p>0.484685</text:p>
              </table:table-cell>
              <table:table-cell office:value-type="float" office:value="0.510208">
                <text:p>0.510208</text:p>
              </table:table-cell>
              <table:table-cell office:value-type="float" office:value="0.527263">
                <text:p>0.527263</text:p>
              </table:table-cell>
              <table:table-cell office:value-type="float" office:value="0.48031">
                <text:p>0.48031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.457976">
                <text:p>0.457976</text:p>
              </table:table-cell>
              <table:table-cell office:value-type="float" office:value="0.52492">
                <text:p>0.52492</text:p>
              </table:table-cell>
              <table:table-cell office:value-type="float" office:value="0.484645">
                <text:p>0.484645</text:p>
              </table:table-cell>
              <table:table-cell office:value-type="float" office:value="0.510172">
                <text:p>0.510172</text:p>
              </table:table-cell>
              <table:table-cell office:value-type="float" office:value="0.527174">
                <text:p>0.527174</text:p>
              </table:table-cell>
              <table:table-cell office:value-type="float" office:value="0.480235">
                <text:p>0.480235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.457938">
                <text:p>0.457938</text:p>
              </table:table-cell>
              <table:table-cell office:value-type="float" office:value="0.524894">
                <text:p>0.524894</text:p>
              </table:table-cell>
              <table:table-cell office:value-type="float" office:value="0.484607">
                <text:p>0.484607</text:p>
              </table:table-cell>
              <table:table-cell office:value-type="float" office:value="0.510138">
                <text:p>0.510138</text:p>
              </table:table-cell>
              <table:table-cell office:value-type="float" office:value="0.527085">
                <text:p>0.527085</text:p>
              </table:table-cell>
              <table:table-cell office:value-type="float" office:value="0.480161">
                <text:p>0.480161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.457901">
                <text:p>0.457901</text:p>
              </table:table-cell>
              <table:table-cell office:value-type="float" office:value="0.524868">
                <text:p>0.524868</text:p>
              </table:table-cell>
              <table:table-cell office:value-type="float" office:value="0.484568">
                <text:p>0.484568</text:p>
              </table:table-cell>
              <table:table-cell office:value-type="float" office:value="0.510102">
                <text:p>0.510102</text:p>
              </table:table-cell>
              <table:table-cell office:value-type="float" office:value="0.526995">
                <text:p>0.526995</text:p>
              </table:table-cell>
              <table:table-cell office:value-type="float" office:value="0.480086">
                <text:p>0.480086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.457864">
                <text:p>0.457864</text:p>
              </table:table-cell>
              <table:table-cell office:value-type="float" office:value="0.524843">
                <text:p>0.524843</text:p>
              </table:table-cell>
              <table:table-cell office:value-type="float" office:value="0.484529">
                <text:p>0.484529</text:p>
              </table:table-cell>
              <table:table-cell office:value-type="float" office:value="0.510067">
                <text:p>0.510067</text:p>
              </table:table-cell>
              <table:table-cell office:value-type="float" office:value="0.526906">
                <text:p>0.526906</text:p>
              </table:table-cell>
              <table:table-cell office:value-type="float" office:value="0.480011">
                <text:p>0.480011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.457827">
                <text:p>0.457827</text:p>
              </table:table-cell>
              <table:table-cell office:value-type="float" office:value="0.524818">
                <text:p>0.524818</text:p>
              </table:table-cell>
              <table:table-cell office:value-type="float" office:value="0.484492">
                <text:p>0.484492</text:p>
              </table:table-cell>
              <table:table-cell office:value-type="float" office:value="0.510034">
                <text:p>0.510034</text:p>
              </table:table-cell>
              <table:table-cell office:value-type="float" office:value="0.526819">
                <text:p>0.526819</text:p>
              </table:table-cell>
              <table:table-cell office:value-type="float" office:value="0.479938">
                <text:p>0.479938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.457788">
                <text:p>0.457788</text:p>
              </table:table-cell>
              <table:table-cell office:value-type="float" office:value="0.524796">
                <text:p>0.524796</text:p>
              </table:table-cell>
              <table:table-cell office:value-type="float" office:value="0.484453">
                <text:p>0.484453</text:p>
              </table:table-cell>
              <table:table-cell office:value-type="float" office:value="0.510001">
                <text:p>0.510001</text:p>
              </table:table-cell>
              <table:table-cell office:value-type="float" office:value="0.526731">
                <text:p>0.526731</text:p>
              </table:table-cell>
              <table:table-cell office:value-type="float" office:value="0.479866">
                <text:p>0.479866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.457751">
                <text:p>0.457751</text:p>
              </table:table-cell>
              <table:table-cell office:value-type="float" office:value="0.524774">
                <text:p>0.524774</text:p>
              </table:table-cell>
              <table:table-cell office:value-type="float" office:value="0.484414">
                <text:p>0.484414</text:p>
              </table:table-cell>
              <table:table-cell office:value-type="float" office:value="0.509966">
                <text:p>0.509966</text:p>
              </table:table-cell>
              <table:table-cell office:value-type="float" office:value="0.526645">
                <text:p>0.526645</text:p>
              </table:table-cell>
              <table:table-cell office:value-type="float" office:value="0.479793">
                <text:p>0.479793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.457715">
                <text:p>0.457715</text:p>
              </table:table-cell>
              <table:table-cell office:value-type="float" office:value="0.524751">
                <text:p>0.524751</text:p>
              </table:table-cell>
              <table:table-cell office:value-type="float" office:value="0.484372">
                <text:p>0.484372</text:p>
              </table:table-cell>
              <table:table-cell office:value-type="float" office:value="0.509924">
                <text:p>0.509924</text:p>
              </table:table-cell>
              <table:table-cell office:value-type="float" office:value="0.526558">
                <text:p>0.526558</text:p>
              </table:table-cell>
              <table:table-cell office:value-type="float" office:value="0.479721">
                <text:p>0.479721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.457678">
                <text:p>0.457678</text:p>
              </table:table-cell>
              <table:table-cell office:value-type="float" office:value="0.524729">
                <text:p>0.524729</text:p>
              </table:table-cell>
              <table:table-cell office:value-type="float" office:value="0.484335">
                <text:p>0.484335</text:p>
              </table:table-cell>
              <table:table-cell office:value-type="float" office:value="0.509884">
                <text:p>0.509884</text:p>
              </table:table-cell>
              <table:table-cell office:value-type="float" office:value="0.526472">
                <text:p>0.526472</text:p>
              </table:table-cell>
              <table:table-cell office:value-type="float" office:value="0.479649">
                <text:p>0.479649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.457642">
                <text:p>0.457642</text:p>
              </table:table-cell>
              <table:table-cell office:value-type="float" office:value="0.524706">
                <text:p>0.524706</text:p>
              </table:table-cell>
              <table:table-cell office:value-type="float" office:value="0.484299">
                <text:p>0.484299</text:p>
              </table:table-cell>
              <table:table-cell office:value-type="float" office:value="0.509846">
                <text:p>0.509846</text:p>
              </table:table-cell>
              <table:table-cell office:value-type="float" office:value="0.526383">
                <text:p>0.526383</text:p>
              </table:table-cell>
              <table:table-cell office:value-type="float" office:value="0.479576">
                <text:p>0.479576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.457606">
                <text:p>0.457606</text:p>
              </table:table-cell>
              <table:table-cell office:value-type="float" office:value="0.524684">
                <text:p>0.524684</text:p>
              </table:table-cell>
              <table:table-cell office:value-type="float" office:value="0.484262">
                <text:p>0.484262</text:p>
              </table:table-cell>
              <table:table-cell office:value-type="float" office:value="0.509809">
                <text:p>0.509809</text:p>
              </table:table-cell>
              <table:table-cell office:value-type="float" office:value="0.526298">
                <text:p>0.526298</text:p>
              </table:table-cell>
              <table:table-cell office:value-type="float" office:value="0.479504">
                <text:p>0.479504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.457569">
                <text:p>0.457569</text:p>
              </table:table-cell>
              <table:table-cell office:value-type="float" office:value="0.524661">
                <text:p>0.524661</text:p>
              </table:table-cell>
              <table:table-cell office:value-type="float" office:value="0.484225">
                <text:p>0.484225</text:p>
              </table:table-cell>
              <table:table-cell office:value-type="float" office:value="0.509773">
                <text:p>0.509773</text:p>
              </table:table-cell>
              <table:table-cell office:value-type="float" office:value="0.526213">
                <text:p>0.526213</text:p>
              </table:table-cell>
              <table:table-cell office:value-type="float" office:value="0.479433">
                <text:p>0.479433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.457533">
                <text:p>0.457533</text:p>
              </table:table-cell>
              <table:table-cell office:value-type="float" office:value="0.524638">
                <text:p>0.524638</text:p>
              </table:table-cell>
              <table:table-cell office:value-type="float" office:value="0.484178">
                <text:p>0.484178</text:p>
              </table:table-cell>
              <table:table-cell office:value-type="float" office:value="0.509734">
                <text:p>0.509734</text:p>
              </table:table-cell>
              <table:table-cell office:value-type="float" office:value="0.526127">
                <text:p>0.526127</text:p>
              </table:table-cell>
              <table:table-cell office:value-type="float" office:value="0.479363">
                <text:p>0.479363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.457497">
                <text:p>0.457497</text:p>
              </table:table-cell>
              <table:table-cell office:value-type="float" office:value="0.524616">
                <text:p>0.524616</text:p>
              </table:table-cell>
              <table:table-cell office:value-type="float" office:value="0.484142">
                <text:p>0.484142</text:p>
              </table:table-cell>
              <table:table-cell office:value-type="float" office:value="0.509697">
                <text:p>0.509697</text:p>
              </table:table-cell>
              <table:table-cell office:value-type="float" office:value="0.526042">
                <text:p>0.526042</text:p>
              </table:table-cell>
              <table:table-cell office:value-type="float" office:value="0.47929">
                <text:p>0.47929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.457462">
                <text:p>0.457462</text:p>
              </table:table-cell>
              <table:table-cell office:value-type="float" office:value="0.524593">
                <text:p>0.524593</text:p>
              </table:table-cell>
              <table:table-cell office:value-type="float" office:value="0.484107">
                <text:p>0.484107</text:p>
              </table:table-cell>
              <table:table-cell office:value-type="float" office:value="0.509661">
                <text:p>0.509661</text:p>
              </table:table-cell>
              <table:table-cell office:value-type="float" office:value="0.525959">
                <text:p>0.525959</text:p>
              </table:table-cell>
              <table:table-cell office:value-type="float" office:value="0.479221">
                <text:p>0.479221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.457426">
                <text:p>0.457426</text:p>
              </table:table-cell>
              <table:table-cell office:value-type="float" office:value="0.524571">
                <text:p>0.524571</text:p>
              </table:table-cell>
              <table:table-cell office:value-type="float" office:value="0.484072">
                <text:p>0.484072</text:p>
              </table:table-cell>
              <table:table-cell office:value-type="float" office:value="0.509625">
                <text:p>0.509625</text:p>
              </table:table-cell>
              <table:table-cell office:value-type="float" office:value="0.525874">
                <text:p>0.525874</text:p>
              </table:table-cell>
              <table:table-cell office:value-type="float" office:value="0.47915">
                <text:p>0.47915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.457391">
                <text:p>0.457391</text:p>
              </table:table-cell>
              <table:table-cell office:value-type="float" office:value="0.524549">
                <text:p>0.524549</text:p>
              </table:table-cell>
              <table:table-cell office:value-type="float" office:value="0.484038">
                <text:p>0.484038</text:p>
              </table:table-cell>
              <table:table-cell office:value-type="float" office:value="0.509589">
                <text:p>0.509589</text:p>
              </table:table-cell>
              <table:table-cell office:value-type="float" office:value="0.52579">
                <text:p>0.52579</text:p>
              </table:table-cell>
              <table:table-cell office:value-type="float" office:value="0.47908">
                <text:p>0.47908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.457355">
                <text:p>0.457355</text:p>
              </table:table-cell>
              <table:table-cell office:value-type="float" office:value="0.524527">
                <text:p>0.524527</text:p>
              </table:table-cell>
              <table:table-cell office:value-type="float" office:value="0.484002">
                <text:p>0.484002</text:p>
              </table:table-cell>
              <table:table-cell office:value-type="float" office:value="0.509555">
                <text:p>0.509555</text:p>
              </table:table-cell>
              <table:table-cell office:value-type="float" office:value="0.525705">
                <text:p>0.525705</text:p>
              </table:table-cell>
              <table:table-cell office:value-type="float" office:value="0.479009">
                <text:p>0.479009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.457329">
                <text:p>0.457329</text:p>
              </table:table-cell>
              <table:table-cell office:value-type="float" office:value="0.524499">
                <text:p>0.524499</text:p>
              </table:table-cell>
              <table:table-cell office:value-type="float" office:value="0.483966">
                <text:p>0.483966</text:p>
              </table:table-cell>
              <table:table-cell office:value-type="float" office:value="0.50952">
                <text:p>0.50952</text:p>
              </table:table-cell>
              <table:table-cell office:value-type="float" office:value="0.525621">
                <text:p>0.525621</text:p>
              </table:table-cell>
              <table:table-cell office:value-type="float" office:value="0.478939">
                <text:p>0.478939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.457295">
                <text:p>0.457295</text:p>
              </table:table-cell>
              <table:table-cell office:value-type="float" office:value="0.524478">
                <text:p>0.524478</text:p>
              </table:table-cell>
              <table:table-cell office:value-type="float" office:value="0.483931">
                <text:p>0.483931</text:p>
              </table:table-cell>
              <table:table-cell office:value-type="float" office:value="0.509485">
                <text:p>0.509485</text:p>
              </table:table-cell>
              <table:table-cell office:value-type="float" office:value="0.525538">
                <text:p>0.525538</text:p>
              </table:table-cell>
              <table:table-cell office:value-type="float" office:value="0.47887">
                <text:p>0.47887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.457262">
                <text:p>0.457262</text:p>
              </table:table-cell>
              <table:table-cell office:value-type="float" office:value="0.524458">
                <text:p>0.524458</text:p>
              </table:table-cell>
              <table:table-cell office:value-type="float" office:value="0.483896">
                <text:p>0.483896</text:p>
              </table:table-cell>
              <table:table-cell office:value-type="float" office:value="0.509451">
                <text:p>0.509451</text:p>
              </table:table-cell>
              <table:table-cell office:value-type="float" office:value="0.525455">
                <text:p>0.525455</text:p>
              </table:table-cell>
              <table:table-cell office:value-type="float" office:value="0.478801">
                <text:p>0.478801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.457226">
                <text:p>0.457226</text:p>
              </table:table-cell>
              <table:table-cell office:value-type="float" office:value="0.524438">
                <text:p>0.524438</text:p>
              </table:table-cell>
              <table:table-cell office:value-type="float" office:value="0.48386">
                <text:p>0.48386</text:p>
              </table:table-cell>
              <table:table-cell office:value-type="float" office:value="0.509416">
                <text:p>0.509416</text:p>
              </table:table-cell>
              <table:table-cell office:value-type="float" office:value="0.525372">
                <text:p>0.525372</text:p>
              </table:table-cell>
              <table:table-cell office:value-type="float" office:value="0.478732">
                <text:p>0.478732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.457191">
                <text:p>0.457191</text:p>
              </table:table-cell>
              <table:table-cell office:value-type="float" office:value="0.524417">
                <text:p>0.524417</text:p>
              </table:table-cell>
              <table:table-cell office:value-type="float" office:value="0.483821">
                <text:p>0.483821</text:p>
              </table:table-cell>
              <table:table-cell office:value-type="float" office:value="0.509384">
                <text:p>0.509384</text:p>
              </table:table-cell>
              <table:table-cell office:value-type="float" office:value="0.525289">
                <text:p>0.525289</text:p>
              </table:table-cell>
              <table:table-cell office:value-type="float" office:value="0.478663">
                <text:p>0.478663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.457162">
                <text:p>0.457162</text:p>
              </table:table-cell>
              <table:table-cell office:value-type="float" office:value="0.524397">
                <text:p>0.524397</text:p>
              </table:table-cell>
              <table:table-cell office:value-type="float" office:value="0.483784">
                <text:p>0.483784</text:p>
              </table:table-cell>
              <table:table-cell office:value-type="float" office:value="0.509351">
                <text:p>0.509351</text:p>
              </table:table-cell>
              <table:table-cell office:value-type="float" office:value="0.525207">
                <text:p>0.525207</text:p>
              </table:table-cell>
              <table:table-cell office:value-type="float" office:value="0.478595">
                <text:p>0.478595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.457127">
                <text:p>0.457127</text:p>
              </table:table-cell>
              <table:table-cell office:value-type="float" office:value="0.524377">
                <text:p>0.524377</text:p>
              </table:table-cell>
              <table:table-cell office:value-type="float" office:value="0.483749">
                <text:p>0.483749</text:p>
              </table:table-cell>
              <table:table-cell office:value-type="float" office:value="0.509318">
                <text:p>0.509318</text:p>
              </table:table-cell>
              <table:table-cell office:value-type="float" office:value="0.525125">
                <text:p>0.525125</text:p>
              </table:table-cell>
              <table:table-cell office:value-type="float" office:value="0.478528">
                <text:p>0.478528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.457092">
                <text:p>0.457092</text:p>
              </table:table-cell>
              <table:table-cell office:value-type="float" office:value="0.524302">
                <text:p>0.524302</text:p>
              </table:table-cell>
              <table:table-cell office:value-type="float" office:value="0.483725">
                <text:p>0.483725</text:p>
              </table:table-cell>
              <table:table-cell office:value-type="float" office:value="0.509286">
                <text:p>0.509286</text:p>
              </table:table-cell>
              <table:table-cell office:value-type="float" office:value="0.52504">
                <text:p>0.52504</text:p>
              </table:table-cell>
              <table:table-cell office:value-type="float" office:value="0.478459">
                <text:p>0.478459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.457054">
                <text:p>0.457054</text:p>
              </table:table-cell>
              <table:table-cell office:value-type="float" office:value="0.524282">
                <text:p>0.524282</text:p>
              </table:table-cell>
              <table:table-cell office:value-type="float" office:value="0.483692">
                <text:p>0.483692</text:p>
              </table:table-cell>
              <table:table-cell office:value-type="float" office:value="0.509254">
                <text:p>0.509254</text:p>
              </table:table-cell>
              <table:table-cell office:value-type="float" office:value="0.524958">
                <text:p>0.524958</text:p>
              </table:table-cell>
              <table:table-cell office:value-type="float" office:value="0.478392">
                <text:p>0.478392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.45702">
                <text:p>0.45702</text:p>
              </table:table-cell>
              <table:table-cell office:value-type="float" office:value="0.524262">
                <text:p>0.524262</text:p>
              </table:table-cell>
              <table:table-cell office:value-type="float" office:value="0.483654">
                <text:p>0.483654</text:p>
              </table:table-cell>
              <table:table-cell office:value-type="float" office:value="0.509222">
                <text:p>0.509222</text:p>
              </table:table-cell>
              <table:table-cell office:value-type="float" office:value="0.524876">
                <text:p>0.524876</text:p>
              </table:table-cell>
              <table:table-cell office:value-type="float" office:value="0.478326">
                <text:p>0.478326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0.456985">
                <text:p>0.456985</text:p>
              </table:table-cell>
              <table:table-cell office:value-type="float" office:value="0.524242">
                <text:p>0.524242</text:p>
              </table:table-cell>
              <table:table-cell office:value-type="float" office:value="0.483616">
                <text:p>0.483616</text:p>
              </table:table-cell>
              <table:table-cell office:value-type="float" office:value="0.509188">
                <text:p>0.509188</text:p>
              </table:table-cell>
              <table:table-cell office:value-type="float" office:value="0.524794">
                <text:p>0.524794</text:p>
              </table:table-cell>
              <table:table-cell office:value-type="float" office:value="0.47826">
                <text:p>0.47826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0.45695">
                <text:p>0.45695</text:p>
              </table:table-cell>
              <table:table-cell office:value-type="float" office:value="0.524221">
                <text:p>0.524221</text:p>
              </table:table-cell>
              <table:table-cell office:value-type="float" office:value="0.48358">
                <text:p>0.48358</text:p>
              </table:table-cell>
              <table:table-cell office:value-type="float" office:value="0.509154">
                <text:p>0.509154</text:p>
              </table:table-cell>
              <table:table-cell office:value-type="float" office:value="0.524713">
                <text:p>0.524713</text:p>
              </table:table-cell>
              <table:table-cell office:value-type="float" office:value="0.478194">
                <text:p>0.478194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.456916">
                <text:p>0.456916</text:p>
              </table:table-cell>
              <table:table-cell office:value-type="float" office:value="0.524201">
                <text:p>0.524201</text:p>
              </table:table-cell>
              <table:table-cell office:value-type="float" office:value="0.483543">
                <text:p>0.483543</text:p>
              </table:table-cell>
              <table:table-cell office:value-type="float" office:value="0.509121">
                <text:p>0.509121</text:p>
              </table:table-cell>
              <table:table-cell office:value-type="float" office:value="0.524633">
                <text:p>0.524633</text:p>
              </table:table-cell>
              <table:table-cell office:value-type="float" office:value="0.478129">
                <text:p>0.478129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0.456886">
                <text:p>0.456886</text:p>
              </table:table-cell>
              <table:table-cell office:value-type="float" office:value="0.524183">
                <text:p>0.524183</text:p>
              </table:table-cell>
              <table:table-cell office:value-type="float" office:value="0.48351">
                <text:p>0.48351</text:p>
              </table:table-cell>
              <table:table-cell office:value-type="float" office:value="0.509086">
                <text:p>0.509086</text:p>
              </table:table-cell>
              <table:table-cell office:value-type="float" office:value="0.524552">
                <text:p>0.524552</text:p>
              </table:table-cell>
              <table:table-cell office:value-type="float" office:value="0.478064">
                <text:p>0.478064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.456849">
                <text:p>0.456849</text:p>
              </table:table-cell>
              <table:table-cell office:value-type="float" office:value="0.524162">
                <text:p>0.524162</text:p>
              </table:table-cell>
              <table:table-cell office:value-type="float" office:value="0.483474">
                <text:p>0.483474</text:p>
              </table:table-cell>
              <table:table-cell office:value-type="float" office:value="0.509052">
                <text:p>0.509052</text:p>
              </table:table-cell>
              <table:table-cell office:value-type="float" office:value="0.524473">
                <text:p>0.524473</text:p>
              </table:table-cell>
              <table:table-cell office:value-type="float" office:value="0.477997">
                <text:p>0.477997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.456815">
                <text:p>0.456815</text:p>
              </table:table-cell>
              <table:table-cell office:value-type="float" office:value="0.524142">
                <text:p>0.524142</text:p>
              </table:table-cell>
              <table:table-cell office:value-type="float" office:value="0.483434">
                <text:p>0.483434</text:p>
              </table:table-cell>
              <table:table-cell office:value-type="float" office:value="0.509018">
                <text:p>0.509018</text:p>
              </table:table-cell>
              <table:table-cell office:value-type="float" office:value="0.524394">
                <text:p>0.524394</text:p>
              </table:table-cell>
              <table:table-cell office:value-type="float" office:value="0.477934">
                <text:p>0.477934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0.456781">
                <text:p>0.456781</text:p>
              </table:table-cell>
              <table:table-cell office:value-type="float" office:value="0.524121">
                <text:p>0.524121</text:p>
              </table:table-cell>
              <table:table-cell office:value-type="float" office:value="0.4834">
                <text:p>0.4834</text:p>
              </table:table-cell>
              <table:table-cell office:value-type="float" office:value="0.508984">
                <text:p>0.508984</text:p>
              </table:table-cell>
              <table:table-cell office:value-type="float" office:value="0.524314">
                <text:p>0.524314</text:p>
              </table:table-cell>
              <table:table-cell office:value-type="float" office:value="0.47787">
                <text:p>0.47787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.456746">
                <text:p>0.456746</text:p>
              </table:table-cell>
              <table:table-cell office:value-type="float" office:value="0.5241">
                <text:p>0.5241</text:p>
              </table:table-cell>
              <table:table-cell office:value-type="float" office:value="0.483376">
                <text:p>0.483376</text:p>
              </table:table-cell>
              <table:table-cell office:value-type="float" office:value="0.508951">
                <text:p>0.508951</text:p>
              </table:table-cell>
              <table:table-cell office:value-type="float" office:value="0.524236">
                <text:p>0.524236</text:p>
              </table:table-cell>
              <table:table-cell office:value-type="float" office:value="0.477807">
                <text:p>0.477807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0.456713">
                <text:p>0.456713</text:p>
              </table:table-cell>
              <table:table-cell office:value-type="float" office:value="0.52408">
                <text:p>0.52408</text:p>
              </table:table-cell>
              <table:table-cell office:value-type="float" office:value="0.483345">
                <text:p>0.483345</text:p>
              </table:table-cell>
              <table:table-cell office:value-type="float" office:value="0.508927">
                <text:p>0.508927</text:p>
              </table:table-cell>
              <table:table-cell office:value-type="float" office:value="0.524156">
                <text:p>0.524156</text:p>
              </table:table-cell>
              <table:table-cell office:value-type="float" office:value="0.477744">
                <text:p>0.477744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0.456679">
                <text:p>0.456679</text:p>
              </table:table-cell>
              <table:table-cell office:value-type="float" office:value="0.524059">
                <text:p>0.524059</text:p>
              </table:table-cell>
              <table:table-cell office:value-type="float" office:value="0.483318">
                <text:p>0.483318</text:p>
              </table:table-cell>
              <table:table-cell office:value-type="float" office:value="0.5089">
                <text:p>0.5089</text:p>
              </table:table-cell>
              <table:table-cell office:value-type="float" office:value="0.524077">
                <text:p>0.524077</text:p>
              </table:table-cell>
              <table:table-cell office:value-type="float" office:value="0.477682">
                <text:p>0.477682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0.456645">
                <text:p>0.456645</text:p>
              </table:table-cell>
              <table:table-cell office:value-type="float" office:value="0.524039">
                <text:p>0.524039</text:p>
              </table:table-cell>
              <table:table-cell office:value-type="float" office:value="0.483281">
                <text:p>0.483281</text:p>
              </table:table-cell>
              <table:table-cell office:value-type="float" office:value="0.50887">
                <text:p>0.50887</text:p>
              </table:table-cell>
              <table:table-cell office:value-type="float" office:value="0.523999">
                <text:p>0.523999</text:p>
              </table:table-cell>
              <table:table-cell office:value-type="float" office:value="0.477619">
                <text:p>0.477619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0.456611">
                <text:p>0.456611</text:p>
              </table:table-cell>
              <table:table-cell office:value-type="float" office:value="0.524019">
                <text:p>0.524019</text:p>
              </table:table-cell>
              <table:table-cell office:value-type="float" office:value="0.483244">
                <text:p>0.483244</text:p>
              </table:table-cell>
              <table:table-cell office:value-type="float" office:value="0.508835">
                <text:p>0.508835</text:p>
              </table:table-cell>
              <table:table-cell office:value-type="float" office:value="0.523921">
                <text:p>0.523921</text:p>
              </table:table-cell>
              <table:table-cell office:value-type="float" office:value="0.477557">
                <text:p>0.477557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0.456578">
                <text:p>0.456578</text:p>
              </table:table-cell>
              <table:table-cell office:value-type="float" office:value="0.523999">
                <text:p>0.523999</text:p>
              </table:table-cell>
              <table:table-cell office:value-type="float" office:value="0.483209">
                <text:p>0.483209</text:p>
              </table:table-cell>
              <table:table-cell office:value-type="float" office:value="0.508801">
                <text:p>0.508801</text:p>
              </table:table-cell>
              <table:table-cell office:value-type="float" office:value="0.523844">
                <text:p>0.523844</text:p>
              </table:table-cell>
              <table:table-cell office:value-type="float" office:value="0.477495">
                <text:p>0.477495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0.456541">
                <text:p>0.456541</text:p>
              </table:table-cell>
              <table:table-cell office:value-type="float" office:value="0.523979">
                <text:p>0.523979</text:p>
              </table:table-cell>
              <table:table-cell office:value-type="float" office:value="0.483175">
                <text:p>0.483175</text:p>
              </table:table-cell>
              <table:table-cell office:value-type="float" office:value="0.508766">
                <text:p>0.508766</text:p>
              </table:table-cell>
              <table:table-cell office:value-type="float" office:value="0.523767">
                <text:p>0.523767</text:p>
              </table:table-cell>
              <table:table-cell office:value-type="float" office:value="0.477433">
                <text:p>0.477433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0.456508">
                <text:p>0.456508</text:p>
              </table:table-cell>
              <table:table-cell office:value-type="float" office:value="0.52396">
                <text:p>0.52396</text:p>
              </table:table-cell>
              <table:table-cell office:value-type="float" office:value="0.48314">
                <text:p>0.48314</text:p>
              </table:table-cell>
              <table:table-cell office:value-type="float" office:value="0.508732">
                <text:p>0.508732</text:p>
              </table:table-cell>
              <table:table-cell office:value-type="float" office:value="0.52369">
                <text:p>0.52369</text:p>
              </table:table-cell>
              <table:table-cell office:value-type="float" office:value="0.477372">
                <text:p>0.477372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0.456471">
                <text:p>0.456471</text:p>
              </table:table-cell>
              <table:table-cell office:value-type="float" office:value="0.523946">
                <text:p>0.523946</text:p>
              </table:table-cell>
              <table:table-cell office:value-type="float" office:value="0.483102">
                <text:p>0.483102</text:p>
              </table:table-cell>
              <table:table-cell office:value-type="float" office:value="0.508699">
                <text:p>0.508699</text:p>
              </table:table-cell>
              <table:table-cell office:value-type="float" office:value="0.523613">
                <text:p>0.523613</text:p>
              </table:table-cell>
              <table:table-cell office:value-type="float" office:value="0.477311">
                <text:p>0.477311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0.456439">
                <text:p>0.456439</text:p>
              </table:table-cell>
              <table:table-cell office:value-type="float" office:value="0.523927">
                <text:p>0.523927</text:p>
              </table:table-cell>
              <table:table-cell office:value-type="float" office:value="0.483068">
                <text:p>0.483068</text:p>
              </table:table-cell>
              <table:table-cell office:value-type="float" office:value="0.508666">
                <text:p>0.508666</text:p>
              </table:table-cell>
              <table:table-cell office:value-type="float" office:value="0.523537">
                <text:p>0.523537</text:p>
              </table:table-cell>
              <table:table-cell office:value-type="float" office:value="0.477251">
                <text:p>0.477251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0.456406">
                <text:p>0.456406</text:p>
              </table:table-cell>
              <table:table-cell office:value-type="float" office:value="0.523908">
                <text:p>0.523908</text:p>
              </table:table-cell>
              <table:table-cell office:value-type="float" office:value="0.483031">
                <text:p>0.483031</text:p>
              </table:table-cell>
              <table:table-cell office:value-type="float" office:value="0.508635">
                <text:p>0.508635</text:p>
              </table:table-cell>
              <table:table-cell office:value-type="float" office:value="0.52346">
                <text:p>0.52346</text:p>
              </table:table-cell>
              <table:table-cell office:value-type="float" office:value="0.477191">
                <text:p>0.477191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0.456373">
                <text:p>0.456373</text:p>
              </table:table-cell>
              <table:table-cell office:value-type="float" office:value="0.523888">
                <text:p>0.523888</text:p>
              </table:table-cell>
              <table:table-cell office:value-type="float" office:value="0.483">
                <text:p>0.483</text:p>
              </table:table-cell>
              <table:table-cell office:value-type="float" office:value="0.508605">
                <text:p>0.508605</text:p>
              </table:table-cell>
              <table:table-cell office:value-type="float" office:value="0.523385">
                <text:p>0.523385</text:p>
              </table:table-cell>
              <table:table-cell office:value-type="float" office:value="0.477133">
                <text:p>0.477133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0.456348">
                <text:p>0.456348</text:p>
              </table:table-cell>
              <table:table-cell office:value-type="float" office:value="0.523868">
                <text:p>0.523868</text:p>
              </table:table-cell>
              <table:table-cell office:value-type="float" office:value="0.482963">
                <text:p>0.482963</text:p>
              </table:table-cell>
              <table:table-cell office:value-type="float" office:value="0.508574">
                <text:p>0.508574</text:p>
              </table:table-cell>
              <table:table-cell office:value-type="float" office:value="0.52331">
                <text:p>0.52331</text:p>
              </table:table-cell>
              <table:table-cell office:value-type="float" office:value="0.477073">
                <text:p>0.477073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0.456316">
                <text:p>0.456316</text:p>
              </table:table-cell>
              <table:table-cell office:value-type="float" office:value="0.523849">
                <text:p>0.523849</text:p>
              </table:table-cell>
              <table:table-cell office:value-type="float" office:value="0.482928">
                <text:p>0.482928</text:p>
              </table:table-cell>
              <table:table-cell office:value-type="float" office:value="0.508541">
                <text:p>0.508541</text:p>
              </table:table-cell>
              <table:table-cell office:value-type="float" office:value="0.523234">
                <text:p>0.523234</text:p>
              </table:table-cell>
              <table:table-cell office:value-type="float" office:value="0.477013">
                <text:p>0.477013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0.456283">
                <text:p>0.456283</text:p>
              </table:table-cell>
              <table:table-cell office:value-type="float" office:value="0.523831">
                <text:p>0.523831</text:p>
              </table:table-cell>
              <table:table-cell office:value-type="float" office:value="0.482893">
                <text:p>0.482893</text:p>
              </table:table-cell>
              <table:table-cell office:value-type="float" office:value="0.508509">
                <text:p>0.508509</text:p>
              </table:table-cell>
              <table:table-cell office:value-type="float" office:value="0.523159">
                <text:p>0.523159</text:p>
              </table:table-cell>
              <table:table-cell office:value-type="float" office:value="0.476953">
                <text:p>0.476953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0.45625">
                <text:p>0.45625</text:p>
              </table:table-cell>
              <table:table-cell office:value-type="float" office:value="0.523813">
                <text:p>0.523813</text:p>
              </table:table-cell>
              <table:table-cell office:value-type="float" office:value="0.482868">
                <text:p>0.482868</text:p>
              </table:table-cell>
              <table:table-cell office:value-type="float" office:value="0.508477">
                <text:p>0.508477</text:p>
              </table:table-cell>
              <table:table-cell office:value-type="float" office:value="0.523085">
                <text:p>0.523085</text:p>
              </table:table-cell>
              <table:table-cell office:value-type="float" office:value="0.476894">
                <text:p>0.476894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0.456217">
                <text:p>0.456217</text:p>
              </table:table-cell>
              <table:table-cell office:value-type="float" office:value="0.523796">
                <text:p>0.523796</text:p>
              </table:table-cell>
              <table:table-cell office:value-type="float" office:value="0.48284">
                <text:p>0.48284</text:p>
              </table:table-cell>
              <table:table-cell office:value-type="float" office:value="0.508447">
                <text:p>0.508447</text:p>
              </table:table-cell>
              <table:table-cell office:value-type="float" office:value="0.523007">
                <text:p>0.523007</text:p>
              </table:table-cell>
              <table:table-cell office:value-type="float" office:value="0.476833">
                <text:p>0.476833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0.456189">
                <text:p>0.456189</text:p>
              </table:table-cell>
              <table:table-cell office:value-type="float" office:value="0.523779">
                <text:p>0.523779</text:p>
              </table:table-cell>
              <table:table-cell office:value-type="float" office:value="0.482806">
                <text:p>0.482806</text:p>
              </table:table-cell>
              <table:table-cell office:value-type="float" office:value="0.508415">
                <text:p>0.508415</text:p>
              </table:table-cell>
              <table:table-cell office:value-type="float" office:value="0.522934">
                <text:p>0.522934</text:p>
              </table:table-cell>
              <table:table-cell office:value-type="float" office:value="0.476776">
                <text:p>0.476776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0.456156">
                <text:p>0.456156</text:p>
              </table:table-cell>
              <table:table-cell office:value-type="float" office:value="0.523763">
                <text:p>0.523763</text:p>
              </table:table-cell>
              <table:table-cell office:value-type="float" office:value="0.482766">
                <text:p>0.482766</text:p>
              </table:table-cell>
              <table:table-cell office:value-type="float" office:value="0.508389">
                <text:p>0.508389</text:p>
              </table:table-cell>
              <table:table-cell office:value-type="float" office:value="0.522858">
                <text:p>0.522858</text:p>
              </table:table-cell>
              <table:table-cell office:value-type="float" office:value="0.476716">
                <text:p>0.476716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0.456123">
                <text:p>0.456123</text:p>
              </table:table-cell>
              <table:table-cell office:value-type="float" office:value="0.523746">
                <text:p>0.523746</text:p>
              </table:table-cell>
              <table:table-cell office:value-type="float" office:value="0.482732">
                <text:p>0.482732</text:p>
              </table:table-cell>
              <table:table-cell office:value-type="float" office:value="0.508357">
                <text:p>0.508357</text:p>
              </table:table-cell>
              <table:table-cell office:value-type="float" office:value="0.522784">
                <text:p>0.522784</text:p>
              </table:table-cell>
              <table:table-cell office:value-type="float" office:value="0.476657">
                <text:p>0.476657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0.45609">
                <text:p>0.45609</text:p>
              </table:table-cell>
              <table:table-cell office:value-type="float" office:value="0.523726">
                <text:p>0.523726</text:p>
              </table:table-cell>
              <table:table-cell office:value-type="float" office:value="0.4827">
                <text:p>0.4827</text:p>
              </table:table-cell>
              <table:table-cell office:value-type="float" office:value="0.508324">
                <text:p>0.508324</text:p>
              </table:table-cell>
              <table:table-cell office:value-type="float" office:value="0.522711">
                <text:p>0.522711</text:p>
              </table:table-cell>
              <table:table-cell office:value-type="float" office:value="0.476598">
                <text:p>0.476598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0.456057">
                <text:p>0.456057</text:p>
              </table:table-cell>
              <table:table-cell office:value-type="float" office:value="0.523709">
                <text:p>0.523709</text:p>
              </table:table-cell>
              <table:table-cell office:value-type="float" office:value="0.482675">
                <text:p>0.482675</text:p>
              </table:table-cell>
              <table:table-cell office:value-type="float" office:value="0.508289">
                <text:p>0.508289</text:p>
              </table:table-cell>
              <table:table-cell office:value-type="float" office:value="0.522637">
                <text:p>0.522637</text:p>
              </table:table-cell>
              <table:table-cell office:value-type="float" office:value="0.476539">
                <text:p>0.476539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0.456024">
                <text:p>0.456024</text:p>
              </table:table-cell>
              <table:table-cell office:value-type="float" office:value="0.523692">
                <text:p>0.523692</text:p>
              </table:table-cell>
              <table:table-cell office:value-type="float" office:value="0.482638">
                <text:p>0.482638</text:p>
              </table:table-cell>
              <table:table-cell office:value-type="float" office:value="0.508258">
                <text:p>0.508258</text:p>
              </table:table-cell>
              <table:table-cell office:value-type="float" office:value="0.522564">
                <text:p>0.522564</text:p>
              </table:table-cell>
              <table:table-cell office:value-type="float" office:value="0.476481">
                <text:p>0.476481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0.455992">
                <text:p>0.455992</text:p>
              </table:table-cell>
              <table:table-cell office:value-type="float" office:value="0.523675">
                <text:p>0.523675</text:p>
              </table:table-cell>
              <table:table-cell office:value-type="float" office:value="0.482589">
                <text:p>0.482589</text:p>
              </table:table-cell>
              <table:table-cell office:value-type="float" office:value="0.50822">
                <text:p>0.50822</text:p>
              </table:table-cell>
              <table:table-cell office:value-type="float" office:value="0.522488">
                <text:p>0.522488</text:p>
              </table:table-cell>
              <table:table-cell office:value-type="float" office:value="0.476416">
                <text:p>0.476416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0.455959">
                <text:p>0.455959</text:p>
              </table:table-cell>
              <table:table-cell office:value-type="float" office:value="0.523657">
                <text:p>0.523657</text:p>
              </table:table-cell>
              <table:table-cell office:value-type="float" office:value="0.482556">
                <text:p>0.482556</text:p>
              </table:table-cell>
              <table:table-cell office:value-type="float" office:value="0.508185">
                <text:p>0.508185</text:p>
              </table:table-cell>
              <table:table-cell office:value-type="float" office:value="0.522417">
                <text:p>0.522417</text:p>
              </table:table-cell>
              <table:table-cell office:value-type="float" office:value="0.476359">
                <text:p>0.476359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0.45592">
                <text:p>0.45592</text:p>
              </table:table-cell>
              <table:table-cell office:value-type="float" office:value="0.52367">
                <text:p>0.52367</text:p>
              </table:table-cell>
              <table:table-cell office:value-type="float" office:value="0.482524">
                <text:p>0.482524</text:p>
              </table:table-cell>
              <table:table-cell office:value-type="float" office:value="0.508151">
                <text:p>0.508151</text:p>
              </table:table-cell>
              <table:table-cell office:value-type="float" office:value="0.522343">
                <text:p>0.522343</text:p>
              </table:table-cell>
              <table:table-cell office:value-type="float" office:value="0.476301">
                <text:p>0.476301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0.455893">
                <text:p>0.455893</text:p>
              </table:table-cell>
              <table:table-cell office:value-type="float" office:value="0.523651">
                <text:p>0.523651</text:p>
              </table:table-cell>
              <table:table-cell office:value-type="float" office:value="0.482499">
                <text:p>0.482499</text:p>
              </table:table-cell>
              <table:table-cell office:value-type="float" office:value="0.508114">
                <text:p>0.508114</text:p>
              </table:table-cell>
              <table:table-cell office:value-type="float" office:value="0.52227">
                <text:p>0.52227</text:p>
              </table:table-cell>
              <table:table-cell office:value-type="float" office:value="0.476244">
                <text:p>0.476244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0.455861">
                <text:p>0.455861</text:p>
              </table:table-cell>
              <table:table-cell office:value-type="float" office:value="0.523633">
                <text:p>0.523633</text:p>
              </table:table-cell>
              <table:table-cell office:value-type="float" office:value="0.482466">
                <text:p>0.482466</text:p>
              </table:table-cell>
              <table:table-cell office:value-type="float" office:value="0.508083">
                <text:p>0.508083</text:p>
              </table:table-cell>
              <table:table-cell office:value-type="float" office:value="0.522197">
                <text:p>0.522197</text:p>
              </table:table-cell>
              <table:table-cell office:value-type="float" office:value="0.476187">
                <text:p>0.476187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0.455828">
                <text:p>0.455828</text:p>
              </table:table-cell>
              <table:table-cell office:value-type="float" office:value="0.523615">
                <text:p>0.523615</text:p>
              </table:table-cell>
              <table:table-cell office:value-type="float" office:value="0.482434">
                <text:p>0.482434</text:p>
              </table:table-cell>
              <table:table-cell office:value-type="float" office:value="0.508054">
                <text:p>0.508054</text:p>
              </table:table-cell>
              <table:table-cell office:value-type="float" office:value="0.522125">
                <text:p>0.522125</text:p>
              </table:table-cell>
              <table:table-cell office:value-type="float" office:value="0.47613">
                <text:p>0.47613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0.455796">
                <text:p>0.455796</text:p>
              </table:table-cell>
              <table:table-cell office:value-type="float" office:value="0.523598">
                <text:p>0.523598</text:p>
              </table:table-cell>
              <table:table-cell office:value-type="float" office:value="0.482394">
                <text:p>0.482394</text:p>
              </table:table-cell>
              <table:table-cell office:value-type="float" office:value="0.508021">
                <text:p>0.508021</text:p>
              </table:table-cell>
              <table:table-cell office:value-type="float" office:value="0.522053">
                <text:p>0.522053</text:p>
              </table:table-cell>
              <table:table-cell office:value-type="float" office:value="0.476073">
                <text:p>0.476073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0.455763">
                <text:p>0.455763</text:p>
              </table:table-cell>
              <table:table-cell office:value-type="float" office:value="0.52358">
                <text:p>0.52358</text:p>
              </table:table-cell>
              <table:table-cell office:value-type="float" office:value="0.482366">
                <text:p>0.482366</text:p>
              </table:table-cell>
              <table:table-cell office:value-type="float" office:value="0.507988">
                <text:p>0.507988</text:p>
              </table:table-cell>
              <table:table-cell office:value-type="float" office:value="0.521981">
                <text:p>0.521981</text:p>
              </table:table-cell>
              <table:table-cell office:value-type="float" office:value="0.476018">
                <text:p>0.476018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0.455731">
                <text:p>0.455731</text:p>
              </table:table-cell>
              <table:table-cell office:value-type="float" office:value="0.523563">
                <text:p>0.523563</text:p>
              </table:table-cell>
              <table:table-cell office:value-type="float" office:value="0.482334">
                <text:p>0.482334</text:p>
              </table:table-cell>
              <table:table-cell office:value-type="float" office:value="0.507954">
                <text:p>0.507954</text:p>
              </table:table-cell>
              <table:table-cell office:value-type="float" office:value="0.521909">
                <text:p>0.521909</text:p>
              </table:table-cell>
              <table:table-cell office:value-type="float" office:value="0.475962">
                <text:p>0.475962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0.455696">
                <text:p>0.455696</text:p>
              </table:table-cell>
              <table:table-cell office:value-type="float" office:value="0.523556">
                <text:p>0.523556</text:p>
              </table:table-cell>
              <table:table-cell office:value-type="float" office:value="0.482301">
                <text:p>0.482301</text:p>
              </table:table-cell>
              <table:table-cell office:value-type="float" office:value="0.507922">
                <text:p>0.507922</text:p>
              </table:table-cell>
              <table:table-cell office:value-type="float" office:value="0.521839">
                <text:p>0.521839</text:p>
              </table:table-cell>
              <table:table-cell office:value-type="float" office:value="0.475907">
                <text:p>0.475907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0.455662">
                <text:p>0.455662</text:p>
              </table:table-cell>
              <table:table-cell office:value-type="float" office:value="0.523531">
                <text:p>0.523531</text:p>
              </table:table-cell>
              <table:table-cell office:value-type="float" office:value="0.482257">
                <text:p>0.482257</text:p>
              </table:table-cell>
              <table:table-cell office:value-type="float" office:value="0.507888">
                <text:p>0.507888</text:p>
              </table:table-cell>
              <table:table-cell office:value-type="float" office:value="0.521768">
                <text:p>0.521768</text:p>
              </table:table-cell>
              <table:table-cell office:value-type="float" office:value="0.475852">
                <text:p>0.475852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0.455632">
                <text:p>0.455632</text:p>
              </table:table-cell>
              <table:table-cell office:value-type="float" office:value="0.523522">
                <text:p>0.523522</text:p>
              </table:table-cell>
              <table:table-cell office:value-type="float" office:value="0.482225">
                <text:p>0.482225</text:p>
              </table:table-cell>
              <table:table-cell office:value-type="float" office:value="0.507855">
                <text:p>0.507855</text:p>
              </table:table-cell>
              <table:table-cell office:value-type="float" office:value="0.521697">
                <text:p>0.521697</text:p>
              </table:table-cell>
              <table:table-cell office:value-type="float" office:value="0.475798">
                <text:p>0.475798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0.455595">
                <text:p>0.455595</text:p>
              </table:table-cell>
              <table:table-cell office:value-type="float" office:value="0.523506">
                <text:p>0.523506</text:p>
              </table:table-cell>
              <table:table-cell office:value-type="float" office:value="0.482194">
                <text:p>0.482194</text:p>
              </table:table-cell>
              <table:table-cell office:value-type="float" office:value="0.507823">
                <text:p>0.507823</text:p>
              </table:table-cell>
              <table:table-cell office:value-type="float" office:value="0.521626">
                <text:p>0.521626</text:p>
              </table:table-cell>
              <table:table-cell office:value-type="float" office:value="0.475743">
                <text:p>0.475743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0.455563">
                <text:p>0.455563</text:p>
              </table:table-cell>
              <table:table-cell office:value-type="float" office:value="0.523488">
                <text:p>0.523488</text:p>
              </table:table-cell>
              <table:table-cell office:value-type="float" office:value="0.482166">
                <text:p>0.482166</text:p>
              </table:table-cell>
              <table:table-cell office:value-type="float" office:value="0.507789">
                <text:p>0.507789</text:p>
              </table:table-cell>
              <table:table-cell office:value-type="float" office:value="0.521555">
                <text:p>0.521555</text:p>
              </table:table-cell>
              <table:table-cell office:value-type="float" office:value="0.475689">
                <text:p>0.475689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0.455531">
                <text:p>0.455531</text:p>
              </table:table-cell>
              <table:table-cell office:value-type="float" office:value="0.523469">
                <text:p>0.523469</text:p>
              </table:table-cell>
              <table:table-cell office:value-type="float" office:value="0.482135">
                <text:p>0.482135</text:p>
              </table:table-cell>
              <table:table-cell office:value-type="float" office:value="0.507754">
                <text:p>0.507754</text:p>
              </table:table-cell>
              <table:table-cell office:value-type="float" office:value="0.521485">
                <text:p>0.521485</text:p>
              </table:table-cell>
              <table:table-cell office:value-type="float" office:value="0.475636">
                <text:p>0.475636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0.455499">
                <text:p>0.455499</text:p>
              </table:table-cell>
              <table:table-cell office:value-type="float" office:value="0.52345">
                <text:p>0.52345</text:p>
              </table:table-cell>
              <table:table-cell office:value-type="float" office:value="0.482104">
                <text:p>0.482104</text:p>
              </table:table-cell>
              <table:table-cell office:value-type="float" office:value="0.507721">
                <text:p>0.507721</text:p>
              </table:table-cell>
              <table:table-cell office:value-type="float" office:value="0.521416">
                <text:p>0.521416</text:p>
              </table:table-cell>
              <table:table-cell office:value-type="float" office:value="0.475583">
                <text:p>0.475583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0.455462">
                <text:p>0.455462</text:p>
              </table:table-cell>
              <table:table-cell office:value-type="float" office:value="0.523431">
                <text:p>0.523431</text:p>
              </table:table-cell>
              <table:table-cell office:value-type="float" office:value="0.48207">
                <text:p>0.48207</text:p>
              </table:table-cell>
              <table:table-cell office:value-type="float" office:value="0.507687">
                <text:p>0.507687</text:p>
              </table:table-cell>
              <table:table-cell office:value-type="float" office:value="0.52135">
                <text:p>0.52135</text:p>
              </table:table-cell>
              <table:table-cell office:value-type="float" office:value="0.47553">
                <text:p>0.47553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0.455431">
                <text:p>0.455431</text:p>
              </table:table-cell>
              <table:table-cell office:value-type="float" office:value="0.523411">
                <text:p>0.523411</text:p>
              </table:table-cell>
              <table:table-cell office:value-type="float" office:value="0.482039">
                <text:p>0.482039</text:p>
              </table:table-cell>
              <table:table-cell office:value-type="float" office:value="0.507654">
                <text:p>0.507654</text:p>
              </table:table-cell>
              <table:table-cell office:value-type="float" office:value="0.52128">
                <text:p>0.52128</text:p>
              </table:table-cell>
              <table:table-cell office:value-type="float" office:value="0.475478">
                <text:p>0.475478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0.4554">
                <text:p>0.4554</text:p>
              </table:table-cell>
              <table:table-cell office:value-type="float" office:value="0.523392">
                <text:p>0.523392</text:p>
              </table:table-cell>
              <table:table-cell office:value-type="float" office:value="0.482014">
                <text:p>0.482014</text:p>
              </table:table-cell>
              <table:table-cell office:value-type="float" office:value="0.507622">
                <text:p>0.507622</text:p>
              </table:table-cell>
              <table:table-cell office:value-type="float" office:value="0.52121">
                <text:p>0.52121</text:p>
              </table:table-cell>
              <table:table-cell office:value-type="float" office:value="0.475423">
                <text:p>0.475423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0.455369">
                <text:p>0.455369</text:p>
              </table:table-cell>
              <table:table-cell office:value-type="float" office:value="0.523373">
                <text:p>0.523373</text:p>
              </table:table-cell>
              <table:table-cell office:value-type="float" office:value="0.481983">
                <text:p>0.481983</text:p>
              </table:table-cell>
              <table:table-cell office:value-type="float" office:value="0.50759">
                <text:p>0.50759</text:p>
              </table:table-cell>
              <table:table-cell office:value-type="float" office:value="0.521138">
                <text:p>0.521138</text:p>
              </table:table-cell>
              <table:table-cell office:value-type="float" office:value="0.475372">
                <text:p>0.475372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0.455335">
                <text:p>0.455335</text:p>
              </table:table-cell>
              <table:table-cell office:value-type="float" office:value="0.523357">
                <text:p>0.523357</text:p>
              </table:table-cell>
              <table:table-cell office:value-type="float" office:value="0.481951">
                <text:p>0.481951</text:p>
              </table:table-cell>
              <table:table-cell office:value-type="float" office:value="0.507558">
                <text:p>0.507558</text:p>
              </table:table-cell>
              <table:table-cell office:value-type="float" office:value="0.521069">
                <text:p>0.521069</text:p>
              </table:table-cell>
              <table:table-cell office:value-type="float" office:value="0.47532">
                <text:p>0.47532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0.455305">
                <text:p>0.455305</text:p>
              </table:table-cell>
              <table:table-cell office:value-type="float" office:value="0.52334">
                <text:p>0.52334</text:p>
              </table:table-cell>
              <table:table-cell office:value-type="float" office:value="0.481918">
                <text:p>0.481918</text:p>
              </table:table-cell>
              <table:table-cell office:value-type="float" office:value="0.507525">
                <text:p>0.507525</text:p>
              </table:table-cell>
              <table:table-cell office:value-type="float" office:value="0.521001">
                <text:p>0.521001</text:p>
              </table:table-cell>
              <table:table-cell office:value-type="float" office:value="0.475268">
                <text:p>0.475268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0.455274">
                <text:p>0.455274</text:p>
              </table:table-cell>
              <table:table-cell office:value-type="float" office:value="0.523323">
                <text:p>0.523323</text:p>
              </table:table-cell>
              <table:table-cell office:value-type="float" office:value="0.48189">
                <text:p>0.48189</text:p>
              </table:table-cell>
              <table:table-cell office:value-type="float" office:value="0.507495">
                <text:p>0.507495</text:p>
              </table:table-cell>
              <table:table-cell office:value-type="float" office:value="0.520931">
                <text:p>0.520931</text:p>
              </table:table-cell>
              <table:table-cell office:value-type="float" office:value="0.475214">
                <text:p>0.475214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0.455243">
                <text:p>0.455243</text:p>
              </table:table-cell>
              <table:table-cell office:value-type="float" office:value="0.523305">
                <text:p>0.523305</text:p>
              </table:table-cell>
              <table:table-cell office:value-type="float" office:value="0.481858">
                <text:p>0.481858</text:p>
              </table:table-cell>
              <table:table-cell office:value-type="float" office:value="0.507464">
                <text:p>0.507464</text:p>
              </table:table-cell>
              <table:table-cell office:value-type="float" office:value="0.520863">
                <text:p>0.520863</text:p>
              </table:table-cell>
              <table:table-cell office:value-type="float" office:value="0.475163">
                <text:p>0.475163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0.455212">
                <text:p>0.455212</text:p>
              </table:table-cell>
              <table:table-cell office:value-type="float" office:value="0.523288">
                <text:p>0.523288</text:p>
              </table:table-cell>
              <table:table-cell office:value-type="float" office:value="0.481828">
                <text:p>0.481828</text:p>
              </table:table-cell>
              <table:table-cell office:value-type="float" office:value="0.507433">
                <text:p>0.507433</text:p>
              </table:table-cell>
              <table:table-cell office:value-type="float" office:value="0.520796">
                <text:p>0.520796</text:p>
              </table:table-cell>
              <table:table-cell office:value-type="float" office:value="0.475111">
                <text:p>0.475111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0.455181">
                <text:p>0.455181</text:p>
              </table:table-cell>
              <table:table-cell office:value-type="float" office:value="0.52327">
                <text:p>0.52327</text:p>
              </table:table-cell>
              <table:table-cell office:value-type="float" office:value="0.481797">
                <text:p>0.481797</text:p>
              </table:table-cell>
              <table:table-cell office:value-type="float" office:value="0.507402">
                <text:p>0.507402</text:p>
              </table:table-cell>
              <table:table-cell office:value-type="float" office:value="0.520729">
                <text:p>0.520729</text:p>
              </table:table-cell>
              <table:table-cell office:value-type="float" office:value="0.47506">
                <text:p>0.47506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0.455151">
                <text:p>0.455151</text:p>
              </table:table-cell>
              <table:table-cell office:value-type="float" office:value="0.52325">
                <text:p>0.52325</text:p>
              </table:table-cell>
              <table:table-cell office:value-type="float" office:value="0.481765">
                <text:p>0.481765</text:p>
              </table:table-cell>
              <table:table-cell office:value-type="float" office:value="0.507371">
                <text:p>0.507371</text:p>
              </table:table-cell>
              <table:table-cell office:value-type="float" office:value="0.520661">
                <text:p>0.520661</text:p>
              </table:table-cell>
              <table:table-cell office:value-type="float" office:value="0.47501">
                <text:p>0.47501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0.45512">
                <text:p>0.45512</text:p>
              </table:table-cell>
              <table:table-cell office:value-type="float" office:value="0.523231">
                <text:p>0.523231</text:p>
              </table:table-cell>
              <table:table-cell office:value-type="float" office:value="0.481735">
                <text:p>0.481735</text:p>
              </table:table-cell>
              <table:table-cell office:value-type="float" office:value="0.507342">
                <text:p>0.507342</text:p>
              </table:table-cell>
              <table:table-cell office:value-type="float" office:value="0.520592">
                <text:p>0.520592</text:p>
              </table:table-cell>
              <table:table-cell office:value-type="float" office:value="0.474959">
                <text:p>0.474959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0.45509">
                <text:p>0.45509</text:p>
              </table:table-cell>
              <table:table-cell office:value-type="float" office:value="0.523213">
                <text:p>0.523213</text:p>
              </table:table-cell>
              <table:table-cell office:value-type="float" office:value="0.481704">
                <text:p>0.481704</text:p>
              </table:table-cell>
              <table:table-cell office:value-type="float" office:value="0.507312">
                <text:p>0.507312</text:p>
              </table:table-cell>
              <table:table-cell office:value-type="float" office:value="0.520526">
                <text:p>0.520526</text:p>
              </table:table-cell>
              <table:table-cell office:value-type="float" office:value="0.474909">
                <text:p>0.474909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0.455059">
                <text:p>0.455059</text:p>
              </table:table-cell>
              <table:table-cell office:value-type="float" office:value="0.523195">
                <text:p>0.523195</text:p>
              </table:table-cell>
              <table:table-cell office:value-type="float" office:value="0.481673">
                <text:p>0.481673</text:p>
              </table:table-cell>
              <table:table-cell office:value-type="float" office:value="0.507282">
                <text:p>0.507282</text:p>
              </table:table-cell>
              <table:table-cell office:value-type="float" office:value="0.52046">
                <text:p>0.52046</text:p>
              </table:table-cell>
              <table:table-cell office:value-type="float" office:value="0.474859">
                <text:p>0.474859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0.455028">
                <text:p>0.455028</text:p>
              </table:table-cell>
              <table:table-cell office:value-type="float" office:value="0.523178">
                <text:p>0.523178</text:p>
              </table:table-cell>
              <table:table-cell office:value-type="float" office:value="0.481642">
                <text:p>0.481642</text:p>
              </table:table-cell>
              <table:table-cell office:value-type="float" office:value="0.507252">
                <text:p>0.507252</text:p>
              </table:table-cell>
              <table:table-cell office:value-type="float" office:value="0.520395">
                <text:p>0.520395</text:p>
              </table:table-cell>
              <table:table-cell office:value-type="float" office:value="0.47481">
                <text:p>0.47481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0.454998">
                <text:p>0.454998</text:p>
              </table:table-cell>
              <table:table-cell office:value-type="float" office:value="0.52316">
                <text:p>0.52316</text:p>
              </table:table-cell>
              <table:table-cell office:value-type="float" office:value="0.481611">
                <text:p>0.481611</text:p>
              </table:table-cell>
              <table:table-cell office:value-type="float" office:value="0.507221">
                <text:p>0.507221</text:p>
              </table:table-cell>
              <table:table-cell office:value-type="float" office:value="0.52033">
                <text:p>0.52033</text:p>
              </table:table-cell>
              <table:table-cell office:value-type="float" office:value="0.474761">
                <text:p>0.474761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0.454968">
                <text:p>0.454968</text:p>
              </table:table-cell>
              <table:table-cell office:value-type="float" office:value="0.523143">
                <text:p>0.523143</text:p>
              </table:table-cell>
              <table:table-cell office:value-type="float" office:value="0.48158">
                <text:p>0.48158</text:p>
              </table:table-cell>
              <table:table-cell office:value-type="float" office:value="0.50719">
                <text:p>0.50719</text:p>
              </table:table-cell>
              <table:table-cell office:value-type="float" office:value="0.520264">
                <text:p>0.520264</text:p>
              </table:table-cell>
              <table:table-cell office:value-type="float" office:value="0.474711">
                <text:p>0.474711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0.454937">
                <text:p>0.454937</text:p>
              </table:table-cell>
              <table:table-cell office:value-type="float" office:value="0.523125">
                <text:p>0.523125</text:p>
              </table:table-cell>
              <table:table-cell office:value-type="float" office:value="0.481549">
                <text:p>0.481549</text:p>
              </table:table-cell>
              <table:table-cell office:value-type="float" office:value="0.507159">
                <text:p>0.507159</text:p>
              </table:table-cell>
              <table:table-cell office:value-type="float" office:value="0.520199">
                <text:p>0.520199</text:p>
              </table:table-cell>
              <table:table-cell office:value-type="float" office:value="0.474662">
                <text:p>0.474662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0.454907">
                <text:p>0.454907</text:p>
              </table:table-cell>
              <table:table-cell office:value-type="float" office:value="0.523108">
                <text:p>0.523108</text:p>
              </table:table-cell>
              <table:table-cell office:value-type="float" office:value="0.481518">
                <text:p>0.481518</text:p>
              </table:table-cell>
              <table:table-cell office:value-type="float" office:value="0.507128">
                <text:p>0.507128</text:p>
              </table:table-cell>
              <table:table-cell office:value-type="float" office:value="0.520137">
                <text:p>0.520137</text:p>
              </table:table-cell>
              <table:table-cell office:value-type="float" office:value="0.474613">
                <text:p>0.474613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0.454877">
                <text:p>0.454877</text:p>
              </table:table-cell>
              <table:table-cell office:value-type="float" office:value="0.52309">
                <text:p>0.52309</text:p>
              </table:table-cell>
              <table:table-cell office:value-type="float" office:value="0.481478">
                <text:p>0.481478</text:p>
              </table:table-cell>
              <table:table-cell office:value-type="float" office:value="0.507095">
                <text:p>0.507095</text:p>
              </table:table-cell>
              <table:table-cell office:value-type="float" office:value="0.520073">
                <text:p>0.520073</text:p>
              </table:table-cell>
              <table:table-cell office:value-type="float" office:value="0.474566">
                <text:p>0.474566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0.454847">
                <text:p>0.454847</text:p>
              </table:table-cell>
              <table:table-cell office:value-type="float" office:value="0.523072">
                <text:p>0.523072</text:p>
              </table:table-cell>
              <table:table-cell office:value-type="float" office:value="0.481441">
                <text:p>0.481441</text:p>
              </table:table-cell>
              <table:table-cell office:value-type="float" office:value="0.507063">
                <text:p>0.507063</text:p>
              </table:table-cell>
              <table:table-cell office:value-type="float" office:value="0.520008">
                <text:p>0.520008</text:p>
              </table:table-cell>
              <table:table-cell office:value-type="float" office:value="0.474518">
                <text:p>0.474518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0.454817">
                <text:p>0.454817</text:p>
              </table:table-cell>
              <table:table-cell office:value-type="float" office:value="0.523055">
                <text:p>0.523055</text:p>
              </table:table-cell>
              <table:table-cell office:value-type="float" office:value="0.48141">
                <text:p>0.48141</text:p>
              </table:table-cell>
              <table:table-cell office:value-type="float" office:value="0.507032">
                <text:p>0.507032</text:p>
              </table:table-cell>
              <table:table-cell office:value-type="float" office:value="0.519944">
                <text:p>0.519944</text:p>
              </table:table-cell>
              <table:table-cell office:value-type="float" office:value="0.474471">
                <text:p>0.474471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0.454787">
                <text:p>0.454787</text:p>
              </table:table-cell>
              <table:table-cell office:value-type="float" office:value="0.523037">
                <text:p>0.523037</text:p>
              </table:table-cell>
              <table:table-cell office:value-type="float" office:value="0.48138">
                <text:p>0.48138</text:p>
              </table:table-cell>
              <table:table-cell office:value-type="float" office:value="0.507">
                <text:p>0.507</text:p>
              </table:table-cell>
              <table:table-cell office:value-type="float" office:value="0.519882">
                <text:p>0.519882</text:p>
              </table:table-cell>
              <table:table-cell office:value-type="float" office:value="0.474424">
                <text:p>0.474424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0.454757">
                <text:p>0.454757</text:p>
              </table:table-cell>
              <table:table-cell office:value-type="float" office:value="0.52302">
                <text:p>0.52302</text:p>
              </table:table-cell>
              <table:table-cell office:value-type="float" office:value="0.481349">
                <text:p>0.481349</text:p>
              </table:table-cell>
              <table:table-cell office:value-type="float" office:value="0.506969">
                <text:p>0.506969</text:p>
              </table:table-cell>
              <table:table-cell office:value-type="float" office:value="0.519819">
                <text:p>0.519819</text:p>
              </table:table-cell>
              <table:table-cell office:value-type="float" office:value="0.474377">
                <text:p>0.474377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0.454727">
                <text:p>0.454727</text:p>
              </table:table-cell>
              <table:table-cell office:value-type="float" office:value="0.523003">
                <text:p>0.523003</text:p>
              </table:table-cell>
              <table:table-cell office:value-type="float" office:value="0.48132">
                <text:p>0.48132</text:p>
              </table:table-cell>
              <table:table-cell office:value-type="float" office:value="0.506935">
                <text:p>0.506935</text:p>
              </table:table-cell>
              <table:table-cell office:value-type="float" office:value="0.519756">
                <text:p>0.519756</text:p>
              </table:table-cell>
              <table:table-cell office:value-type="float" office:value="0.474331">
                <text:p>0.474331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0.454699">
                <text:p>0.454699</text:p>
              </table:table-cell>
              <table:table-cell office:value-type="float" office:value="0.522985">
                <text:p>0.522985</text:p>
              </table:table-cell>
              <table:table-cell office:value-type="float" office:value="0.481296">
                <text:p>0.481296</text:p>
              </table:table-cell>
              <table:table-cell office:value-type="float" office:value="0.506908">
                <text:p>0.506908</text:p>
              </table:table-cell>
              <table:table-cell office:value-type="float" office:value="0.519694">
                <text:p>0.519694</text:p>
              </table:table-cell>
              <table:table-cell office:value-type="float" office:value="0.474284">
                <text:p>0.474284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0.454669">
                <text:p>0.454669</text:p>
              </table:table-cell>
              <table:table-cell office:value-type="float" office:value="0.522968">
                <text:p>0.522968</text:p>
              </table:table-cell>
              <table:table-cell office:value-type="float" office:value="0.481265">
                <text:p>0.481265</text:p>
              </table:table-cell>
              <table:table-cell office:value-type="float" office:value="0.506879">
                <text:p>0.506879</text:p>
              </table:table-cell>
              <table:table-cell office:value-type="float" office:value="0.519633">
                <text:p>0.519633</text:p>
              </table:table-cell>
              <table:table-cell office:value-type="float" office:value="0.474238">
                <text:p>0.474238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0.454639">
                <text:p>0.454639</text:p>
              </table:table-cell>
              <table:table-cell office:value-type="float" office:value="0.522951">
                <text:p>0.522951</text:p>
              </table:table-cell>
              <table:table-cell office:value-type="float" office:value="0.481246">
                <text:p>0.481246</text:p>
              </table:table-cell>
              <table:table-cell office:value-type="float" office:value="0.506843">
                <text:p>0.506843</text:p>
              </table:table-cell>
              <table:table-cell office:value-type="float" office:value="0.519572">
                <text:p>0.519572</text:p>
              </table:table-cell>
              <table:table-cell office:value-type="float" office:value="0.474192">
                <text:p>0.474192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0.45461">
                <text:p>0.45461</text:p>
              </table:table-cell>
              <table:table-cell office:value-type="float" office:value="0.522934">
                <text:p>0.522934</text:p>
              </table:table-cell>
              <table:table-cell office:value-type="float" office:value="0.481216">
                <text:p>0.481216</text:p>
              </table:table-cell>
              <table:table-cell office:value-type="float" office:value="0.506809">
                <text:p>0.506809</text:p>
              </table:table-cell>
              <table:table-cell office:value-type="float" office:value="0.51951">
                <text:p>0.51951</text:p>
              </table:table-cell>
              <table:table-cell office:value-type="float" office:value="0.474146">
                <text:p>0.474146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0.454594">
                <text:p>0.454594</text:p>
              </table:table-cell>
              <table:table-cell office:value-type="float" office:value="0.522907">
                <text:p>0.522907</text:p>
              </table:table-cell>
              <table:table-cell office:value-type="float" office:value="0.481192">
                <text:p>0.481192</text:p>
              </table:table-cell>
              <table:table-cell office:value-type="float" office:value="0.506778">
                <text:p>0.506778</text:p>
              </table:table-cell>
              <table:table-cell office:value-type="float" office:value="0.519449">
                <text:p>0.519449</text:p>
              </table:table-cell>
              <table:table-cell office:value-type="float" office:value="0.4741">
                <text:p>0.4741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0.454555">
                <text:p>0.454555</text:p>
              </table:table-cell>
              <table:table-cell office:value-type="float" office:value="0.522888">
                <text:p>0.522888</text:p>
              </table:table-cell>
              <table:table-cell office:value-type="float" office:value="0.481162">
                <text:p>0.481162</text:p>
              </table:table-cell>
              <table:table-cell office:value-type="float" office:value="0.506747">
                <text:p>0.506747</text:p>
              </table:table-cell>
              <table:table-cell office:value-type="float" office:value="0.519388">
                <text:p>0.519388</text:p>
              </table:table-cell>
              <table:table-cell office:value-type="float" office:value="0.474054">
                <text:p>0.474054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0.454526">
                <text:p>0.454526</text:p>
              </table:table-cell>
              <table:table-cell office:value-type="float" office:value="0.522871">
                <text:p>0.522871</text:p>
              </table:table-cell>
              <table:table-cell office:value-type="float" office:value="0.481132">
                <text:p>0.481132</text:p>
              </table:table-cell>
              <table:table-cell office:value-type="float" office:value="0.506716">
                <text:p>0.506716</text:p>
              </table:table-cell>
              <table:table-cell office:value-type="float" office:value="0.519327">
                <text:p>0.519327</text:p>
              </table:table-cell>
              <table:table-cell office:value-type="float" office:value="0.474008">
                <text:p>0.474008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0.454496">
                <text:p>0.454496</text:p>
              </table:table-cell>
              <table:table-cell office:value-type="float" office:value="0.522853">
                <text:p>0.522853</text:p>
              </table:table-cell>
              <table:table-cell office:value-type="float" office:value="0.481102">
                <text:p>0.481102</text:p>
              </table:table-cell>
              <table:table-cell office:value-type="float" office:value="0.506685">
                <text:p>0.506685</text:p>
              </table:table-cell>
              <table:table-cell office:value-type="float" office:value="0.519267">
                <text:p>0.519267</text:p>
              </table:table-cell>
              <table:table-cell office:value-type="float" office:value="0.473963">
                <text:p>0.473963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0.454467">
                <text:p>0.454467</text:p>
              </table:table-cell>
              <table:table-cell office:value-type="float" office:value="0.522836">
                <text:p>0.522836</text:p>
              </table:table-cell>
              <table:table-cell office:value-type="float" office:value="0.481072">
                <text:p>0.481072</text:p>
              </table:table-cell>
              <table:table-cell office:value-type="float" office:value="0.506655">
                <text:p>0.506655</text:p>
              </table:table-cell>
              <table:table-cell office:value-type="float" office:value="0.519207">
                <text:p>0.519207</text:p>
              </table:table-cell>
              <table:table-cell office:value-type="float" office:value="0.473917">
                <text:p>0.473917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0.454446">
                <text:p>0.454446</text:p>
              </table:table-cell>
              <table:table-cell office:value-type="float" office:value="0.52282">
                <text:p>0.52282</text:p>
              </table:table-cell>
              <table:table-cell office:value-type="float" office:value="0.48103">
                <text:p>0.48103</text:p>
              </table:table-cell>
              <table:table-cell office:value-type="float" office:value="0.50662">
                <text:p>0.50662</text:p>
              </table:table-cell>
              <table:table-cell office:value-type="float" office:value="0.519147">
                <text:p>0.519147</text:p>
              </table:table-cell>
              <table:table-cell office:value-type="float" office:value="0.473872">
                <text:p>0.473872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0.454415">
                <text:p>0.454415</text:p>
              </table:table-cell>
              <table:table-cell office:value-type="float" office:value="0.522804">
                <text:p>0.522804</text:p>
              </table:table-cell>
              <table:table-cell office:value-type="float" office:value="0.480999">
                <text:p>0.480999</text:p>
              </table:table-cell>
              <table:table-cell office:value-type="float" office:value="0.506589">
                <text:p>0.506589</text:p>
              </table:table-cell>
              <table:table-cell office:value-type="float" office:value="0.519087">
                <text:p>0.519087</text:p>
              </table:table-cell>
              <table:table-cell office:value-type="float" office:value="0.473828">
                <text:p>0.473828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0.454386">
                <text:p>0.454386</text:p>
              </table:table-cell>
              <table:table-cell office:value-type="float" office:value="0.522788">
                <text:p>0.522788</text:p>
              </table:table-cell>
              <table:table-cell office:value-type="float" office:value="0.480968">
                <text:p>0.480968</text:p>
              </table:table-cell>
              <table:table-cell office:value-type="float" office:value="0.506558">
                <text:p>0.506558</text:p>
              </table:table-cell>
              <table:table-cell office:value-type="float" office:value="0.519028">
                <text:p>0.519028</text:p>
              </table:table-cell>
              <table:table-cell office:value-type="float" office:value="0.473783">
                <text:p>0.473783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0.454357">
                <text:p>0.454357</text:p>
              </table:table-cell>
              <table:table-cell office:value-type="float" office:value="0.522773">
                <text:p>0.522773</text:p>
              </table:table-cell>
              <table:table-cell office:value-type="float" office:value="0.480935">
                <text:p>0.480935</text:p>
              </table:table-cell>
              <table:table-cell office:value-type="float" office:value="0.506528">
                <text:p>0.506528</text:p>
              </table:table-cell>
              <table:table-cell office:value-type="float" office:value="0.518968">
                <text:p>0.518968</text:p>
              </table:table-cell>
              <table:table-cell office:value-type="float" office:value="0.473739">
                <text:p>0.473739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0.454328">
                <text:p>0.454328</text:p>
              </table:table-cell>
              <table:table-cell office:value-type="float" office:value="0.522758">
                <text:p>0.522758</text:p>
              </table:table-cell>
              <table:table-cell office:value-type="float" office:value="0.480904">
                <text:p>0.480904</text:p>
              </table:table-cell>
              <table:table-cell office:value-type="float" office:value="0.506497">
                <text:p>0.506497</text:p>
              </table:table-cell>
              <table:table-cell office:value-type="float" office:value="0.518914">
                <text:p>0.518914</text:p>
              </table:table-cell>
              <table:table-cell office:value-type="float" office:value="0.473698">
                <text:p>0.473698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0.454299">
                <text:p>0.454299</text:p>
              </table:table-cell>
              <table:table-cell office:value-type="float" office:value="0.522742">
                <text:p>0.522742</text:p>
              </table:table-cell>
              <table:table-cell office:value-type="float" office:value="0.480869">
                <text:p>0.480869</text:p>
              </table:table-cell>
              <table:table-cell office:value-type="float" office:value="0.506468">
                <text:p>0.506468</text:p>
              </table:table-cell>
              <table:table-cell office:value-type="float" office:value="0.518856">
                <text:p>0.518856</text:p>
              </table:table-cell>
              <table:table-cell office:value-type="float" office:value="0.473655">
                <text:p>0.473655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0.454269">
                <text:p>0.454269</text:p>
              </table:table-cell>
              <table:table-cell office:value-type="float" office:value="0.522727">
                <text:p>0.522727</text:p>
              </table:table-cell>
              <table:table-cell office:value-type="float" office:value="0.480836">
                <text:p>0.480836</text:p>
              </table:table-cell>
              <table:table-cell office:value-type="float" office:value="0.506438">
                <text:p>0.506438</text:p>
              </table:table-cell>
              <table:table-cell office:value-type="float" office:value="0.518799">
                <text:p>0.518799</text:p>
              </table:table-cell>
              <table:table-cell office:value-type="float" office:value="0.473611">
                <text:p>0.473611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0.454246">
                <text:p>0.454246</text:p>
              </table:table-cell>
              <table:table-cell office:value-type="float" office:value="0.522712">
                <text:p>0.522712</text:p>
              </table:table-cell>
              <table:table-cell office:value-type="float" office:value="0.480806">
                <text:p>0.480806</text:p>
              </table:table-cell>
              <table:table-cell office:value-type="float" office:value="0.506406">
                <text:p>0.506406</text:p>
              </table:table-cell>
              <table:table-cell office:value-type="float" office:value="0.518742">
                <text:p>0.518742</text:p>
              </table:table-cell>
              <table:table-cell office:value-type="float" office:value="0.473568">
                <text:p>0.473568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0.454219">
                <text:p>0.454219</text:p>
              </table:table-cell>
              <table:table-cell office:value-type="float" office:value="0.522693">
                <text:p>0.522693</text:p>
              </table:table-cell>
              <table:table-cell office:value-type="float" office:value="0.480777">
                <text:p>0.480777</text:p>
              </table:table-cell>
              <table:table-cell office:value-type="float" office:value="0.506375">
                <text:p>0.506375</text:p>
              </table:table-cell>
              <table:table-cell office:value-type="float" office:value="0.518685">
                <text:p>0.518685</text:p>
              </table:table-cell>
              <table:table-cell office:value-type="float" office:value="0.473525">
                <text:p>0.473525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0.454189">
                <text:p>0.454189</text:p>
              </table:table-cell>
              <table:table-cell office:value-type="float" office:value="0.522678">
                <text:p>0.522678</text:p>
              </table:table-cell>
              <table:table-cell office:value-type="float" office:value="0.480747">
                <text:p>0.480747</text:p>
              </table:table-cell>
              <table:table-cell office:value-type="float" office:value="0.506343">
                <text:p>0.506343</text:p>
              </table:table-cell>
              <table:table-cell office:value-type="float" office:value="0.518628">
                <text:p>0.518628</text:p>
              </table:table-cell>
              <table:table-cell office:value-type="float" office:value="0.473481">
                <text:p>0.473481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0.454153">
                <text:p>0.454153</text:p>
              </table:table-cell>
              <table:table-cell office:value-type="float" office:value="0.522659">
                <text:p>0.522659</text:p>
              </table:table-cell>
              <table:table-cell office:value-type="float" office:value="0.480717">
                <text:p>0.480717</text:p>
              </table:table-cell>
              <table:table-cell office:value-type="float" office:value="0.506312">
                <text:p>0.506312</text:p>
              </table:table-cell>
              <table:table-cell office:value-type="float" office:value="0.518571">
                <text:p>0.518571</text:p>
              </table:table-cell>
              <table:table-cell office:value-type="float" office:value="0.473438">
                <text:p>0.473438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0.454127">
                <text:p>0.454127</text:p>
              </table:table-cell>
              <table:table-cell office:value-type="float" office:value="0.522644">
                <text:p>0.522644</text:p>
              </table:table-cell>
              <table:table-cell office:value-type="float" office:value="0.480687">
                <text:p>0.480687</text:p>
              </table:table-cell>
              <table:table-cell office:value-type="float" office:value="0.506281">
                <text:p>0.506281</text:p>
              </table:table-cell>
              <table:table-cell office:value-type="float" office:value="0.518515">
                <text:p>0.518515</text:p>
              </table:table-cell>
              <table:table-cell office:value-type="float" office:value="0.473396">
                <text:p>0.473396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0.454101">
                <text:p>0.454101</text:p>
              </table:table-cell>
              <table:table-cell office:value-type="float" office:value="0.522622">
                <text:p>0.522622</text:p>
              </table:table-cell>
              <table:table-cell office:value-type="float" office:value="0.480674">
                <text:p>0.480674</text:p>
              </table:table-cell>
              <table:table-cell office:value-type="float" office:value="0.506255">
                <text:p>0.506255</text:p>
              </table:table-cell>
              <table:table-cell office:value-type="float" office:value="0.518459">
                <text:p>0.518459</text:p>
              </table:table-cell>
              <table:table-cell office:value-type="float" office:value="0.473352">
                <text:p>0.473352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0.454069">
                <text:p>0.454069</text:p>
              </table:table-cell>
              <table:table-cell office:value-type="float" office:value="0.522608">
                <text:p>0.522608</text:p>
              </table:table-cell>
              <table:table-cell office:value-type="float" office:value="0.480646">
                <text:p>0.480646</text:p>
              </table:table-cell>
              <table:table-cell office:value-type="float" office:value="0.506226">
                <text:p>0.506226</text:p>
              </table:table-cell>
              <table:table-cell office:value-type="float" office:value="0.518403">
                <text:p>0.518403</text:p>
              </table:table-cell>
              <table:table-cell office:value-type="float" office:value="0.473309">
                <text:p>0.473309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0.454042">
                <text:p>0.454042</text:p>
              </table:table-cell>
              <table:table-cell office:value-type="float" office:value="0.522586">
                <text:p>0.522586</text:p>
              </table:table-cell>
              <table:table-cell office:value-type="float" office:value="0.480619">
                <text:p>0.480619</text:p>
              </table:table-cell>
              <table:table-cell office:value-type="float" office:value="0.506192">
                <text:p>0.506192</text:p>
              </table:table-cell>
              <table:table-cell office:value-type="float" office:value="0.518347">
                <text:p>0.518347</text:p>
              </table:table-cell>
              <table:table-cell office:value-type="float" office:value="0.473266">
                <text:p>0.473266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0.454014">
                <text:p>0.454014</text:p>
              </table:table-cell>
              <table:table-cell office:value-type="float" office:value="0.522573">
                <text:p>0.522573</text:p>
              </table:table-cell>
              <table:table-cell office:value-type="float" office:value="0.480588">
                <text:p>0.480588</text:p>
              </table:table-cell>
              <table:table-cell office:value-type="float" office:value="0.506162">
                <text:p>0.506162</text:p>
              </table:table-cell>
              <table:table-cell office:value-type="float" office:value="0.518291">
                <text:p>0.518291</text:p>
              </table:table-cell>
              <table:table-cell office:value-type="float" office:value="0.473222">
                <text:p>0.473222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0.453987">
                <text:p>0.453987</text:p>
              </table:table-cell>
              <table:table-cell office:value-type="float" office:value="0.52256">
                <text:p>0.52256</text:p>
              </table:table-cell>
              <table:table-cell office:value-type="float" office:value="0.480559">
                <text:p>0.480559</text:p>
              </table:table-cell>
              <table:table-cell office:value-type="float" office:value="0.506133">
                <text:p>0.506133</text:p>
              </table:table-cell>
              <table:table-cell office:value-type="float" office:value="0.518236">
                <text:p>0.518236</text:p>
              </table:table-cell>
              <table:table-cell office:value-type="float" office:value="0.473179">
                <text:p>0.473179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0.453956">
                <text:p>0.453956</text:p>
              </table:table-cell>
              <table:table-cell office:value-type="float" office:value="0.522538">
                <text:p>0.522538</text:p>
              </table:table-cell>
              <table:table-cell office:value-type="float" office:value="0.480528">
                <text:p>0.480528</text:p>
              </table:table-cell>
              <table:table-cell office:value-type="float" office:value="0.506102">
                <text:p>0.506102</text:p>
              </table:table-cell>
              <table:table-cell office:value-type="float" office:value="0.518181">
                <text:p>0.518181</text:p>
              </table:table-cell>
              <table:table-cell office:value-type="float" office:value="0.473136">
                <text:p>0.473136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0.453926">
                <text:p>0.453926</text:p>
              </table:table-cell>
              <table:table-cell office:value-type="float" office:value="0.522526">
                <text:p>0.522526</text:p>
              </table:table-cell>
              <table:table-cell office:value-type="float" office:value="0.480501">
                <text:p>0.480501</text:p>
              </table:table-cell>
              <table:table-cell office:value-type="float" office:value="0.506072">
                <text:p>0.506072</text:p>
              </table:table-cell>
              <table:table-cell office:value-type="float" office:value="0.518126">
                <text:p>0.518126</text:p>
              </table:table-cell>
              <table:table-cell office:value-type="float" office:value="0.473093">
                <text:p>0.473093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0.453899">
                <text:p>0.453899</text:p>
              </table:table-cell>
              <table:table-cell office:value-type="float" office:value="0.522505">
                <text:p>0.522505</text:p>
              </table:table-cell>
              <table:table-cell office:value-type="float" office:value="0.48047">
                <text:p>0.48047</text:p>
              </table:table-cell>
              <table:table-cell office:value-type="float" office:value="0.506042">
                <text:p>0.506042</text:p>
              </table:table-cell>
              <table:table-cell office:value-type="float" office:value="0.518071">
                <text:p>0.518071</text:p>
              </table:table-cell>
              <table:table-cell office:value-type="float" office:value="0.47305">
                <text:p>0.47305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0.453868">
                <text:p>0.453868</text:p>
              </table:table-cell>
              <table:table-cell office:value-type="float" office:value="0.522491">
                <text:p>0.522491</text:p>
              </table:table-cell>
              <table:table-cell office:value-type="float" office:value="0.480441">
                <text:p>0.480441</text:p>
              </table:table-cell>
              <table:table-cell office:value-type="float" office:value="0.50601">
                <text:p>0.50601</text:p>
              </table:table-cell>
              <table:table-cell office:value-type="float" office:value="0.518017">
                <text:p>0.518017</text:p>
              </table:table-cell>
              <table:table-cell office:value-type="float" office:value="0.473007">
                <text:p>0.473007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0.453842">
                <text:p>0.453842</text:p>
              </table:table-cell>
              <table:table-cell office:value-type="float" office:value="0.522478">
                <text:p>0.522478</text:p>
              </table:table-cell>
              <table:table-cell office:value-type="float" office:value="0.48041">
                <text:p>0.48041</text:p>
              </table:table-cell>
              <table:table-cell office:value-type="float" office:value="0.505979">
                <text:p>0.505979</text:p>
              </table:table-cell>
              <table:table-cell office:value-type="float" office:value="0.517962">
                <text:p>0.517962</text:p>
              </table:table-cell>
              <table:table-cell office:value-type="float" office:value="0.472964">
                <text:p>0.472964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0.453815">
                <text:p>0.453815</text:p>
              </table:table-cell>
              <table:table-cell office:value-type="float" office:value="0.522463">
                <text:p>0.522463</text:p>
              </table:table-cell>
              <table:table-cell office:value-type="float" office:value="0.480382">
                <text:p>0.480382</text:p>
              </table:table-cell>
              <table:table-cell office:value-type="float" office:value="0.505938">
                <text:p>0.505938</text:p>
              </table:table-cell>
              <table:table-cell office:value-type="float" office:value="0.517909">
                <text:p>0.517909</text:p>
              </table:table-cell>
              <table:table-cell office:value-type="float" office:value="0.472922">
                <text:p>0.472922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0.453784">
                <text:p>0.453784</text:p>
              </table:table-cell>
              <table:table-cell office:value-type="float" office:value="0.522442">
                <text:p>0.522442</text:p>
              </table:table-cell>
              <table:table-cell office:value-type="float" office:value="0.480344">
                <text:p>0.480344</text:p>
              </table:table-cell>
              <table:table-cell office:value-type="float" office:value="0.505907">
                <text:p>0.505907</text:p>
              </table:table-cell>
              <table:table-cell office:value-type="float" office:value="0.517854">
                <text:p>0.517854</text:p>
              </table:table-cell>
              <table:table-cell office:value-type="float" office:value="0.47288">
                <text:p>0.47288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0.453757">
                <text:p>0.453757</text:p>
              </table:table-cell>
              <table:table-cell office:value-type="float" office:value="0.522428">
                <text:p>0.522428</text:p>
              </table:table-cell>
              <table:table-cell office:value-type="float" office:value="0.480313">
                <text:p>0.480313</text:p>
              </table:table-cell>
              <table:table-cell office:value-type="float" office:value="0.505876">
                <text:p>0.505876</text:p>
              </table:table-cell>
              <table:table-cell office:value-type="float" office:value="0.517801">
                <text:p>0.517801</text:p>
              </table:table-cell>
              <table:table-cell office:value-type="float" office:value="0.472837">
                <text:p>0.472837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0.453753">
                <text:p>0.453753</text:p>
              </table:table-cell>
              <table:table-cell office:value-type="float" office:value="0.522418">
                <text:p>0.522418</text:p>
              </table:table-cell>
              <table:table-cell office:value-type="float" office:value="0.480281">
                <text:p>0.480281</text:p>
              </table:table-cell>
              <table:table-cell office:value-type="float" office:value="0.505844">
                <text:p>0.505844</text:p>
              </table:table-cell>
              <table:table-cell office:value-type="float" office:value="0.517748">
                <text:p>0.517748</text:p>
              </table:table-cell>
              <table:table-cell office:value-type="float" office:value="0.472795">
                <text:p>0.472795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0.453698">
                <text:p>0.453698</text:p>
              </table:table-cell>
              <table:table-cell office:value-type="float" office:value="0.5224">
                <text:p>0.5224</text:p>
              </table:table-cell>
              <table:table-cell office:value-type="float" office:value="0.480247">
                <text:p>0.480247</text:p>
              </table:table-cell>
              <table:table-cell office:value-type="float" office:value="0.505813">
                <text:p>0.505813</text:p>
              </table:table-cell>
              <table:table-cell office:value-type="float" office:value="0.517695">
                <text:p>0.517695</text:p>
              </table:table-cell>
              <table:table-cell office:value-type="float" office:value="0.472753">
                <text:p>0.472753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0.453696">
                <text:p>0.453696</text:p>
              </table:table-cell>
              <table:table-cell office:value-type="float" office:value="0.522388">
                <text:p>0.522388</text:p>
              </table:table-cell>
              <table:table-cell office:value-type="float" office:value="0.480214">
                <text:p>0.480214</text:p>
              </table:table-cell>
              <table:table-cell office:value-type="float" office:value="0.50578">
                <text:p>0.50578</text:p>
              </table:table-cell>
              <table:table-cell office:value-type="float" office:value="0.517642">
                <text:p>0.517642</text:p>
              </table:table-cell>
              <table:table-cell office:value-type="float" office:value="0.472711">
                <text:p>0.472711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0.453665">
                <text:p>0.453665</text:p>
              </table:table-cell>
              <table:table-cell office:value-type="float" office:value="0.522373">
                <text:p>0.522373</text:p>
              </table:table-cell>
              <table:table-cell office:value-type="float" office:value="0.480184">
                <text:p>0.480184</text:p>
              </table:table-cell>
              <table:table-cell office:value-type="float" office:value="0.505748">
                <text:p>0.505748</text:p>
              </table:table-cell>
              <table:table-cell office:value-type="float" office:value="0.517588">
                <text:p>0.517588</text:p>
              </table:table-cell>
              <table:table-cell office:value-type="float" office:value="0.472668">
                <text:p>0.472668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0.453636">
                <text:p>0.453636</text:p>
              </table:table-cell>
              <table:table-cell office:value-type="float" office:value="0.522357">
                <text:p>0.522357</text:p>
              </table:table-cell>
              <table:table-cell office:value-type="float" office:value="0.480153">
                <text:p>0.480153</text:p>
              </table:table-cell>
              <table:table-cell office:value-type="float" office:value="0.505714">
                <text:p>0.505714</text:p>
              </table:table-cell>
              <table:table-cell office:value-type="float" office:value="0.517535">
                <text:p>0.517535</text:p>
              </table:table-cell>
              <table:table-cell office:value-type="float" office:value="0.472626">
                <text:p>0.472626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0.453607">
                <text:p>0.453607</text:p>
              </table:table-cell>
              <table:table-cell office:value-type="float" office:value="0.52234">
                <text:p>0.52234</text:p>
              </table:table-cell>
              <table:table-cell office:value-type="float" office:value="0.480122">
                <text:p>0.480122</text:p>
              </table:table-cell>
              <table:table-cell office:value-type="float" office:value="0.505681">
                <text:p>0.505681</text:p>
              </table:table-cell>
              <table:table-cell office:value-type="float" office:value="0.517482">
                <text:p>0.517482</text:p>
              </table:table-cell>
              <table:table-cell office:value-type="float" office:value="0.472584">
                <text:p>0.472584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0.453577">
                <text:p>0.453577</text:p>
              </table:table-cell>
              <table:table-cell office:value-type="float" office:value="0.522324">
                <text:p>0.522324</text:p>
              </table:table-cell>
              <table:table-cell office:value-type="float" office:value="0.480092">
                <text:p>0.480092</text:p>
              </table:table-cell>
              <table:table-cell office:value-type="float" office:value="0.505648">
                <text:p>0.505648</text:p>
              </table:table-cell>
              <table:table-cell office:value-type="float" office:value="0.517429">
                <text:p>0.517429</text:p>
              </table:table-cell>
              <table:table-cell office:value-type="float" office:value="0.472542">
                <text:p>0.472542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0.453549">
                <text:p>0.453549</text:p>
              </table:table-cell>
              <table:table-cell office:value-type="float" office:value="0.522307">
                <text:p>0.522307</text:p>
              </table:table-cell>
              <table:table-cell office:value-type="float" office:value="0.480058">
                <text:p>0.480058</text:p>
              </table:table-cell>
              <table:table-cell office:value-type="float" office:value="0.505614">
                <text:p>0.505614</text:p>
              </table:table-cell>
              <table:table-cell office:value-type="float" office:value="0.517377">
                <text:p>0.517377</text:p>
              </table:table-cell>
              <table:table-cell office:value-type="float" office:value="0.472501">
                <text:p>0.472501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0.45352">
                <text:p>0.45352</text:p>
              </table:table-cell>
              <table:table-cell office:value-type="float" office:value="0.522291">
                <text:p>0.522291</text:p>
              </table:table-cell>
              <table:table-cell office:value-type="float" office:value="0.480028">
                <text:p>0.480028</text:p>
              </table:table-cell>
              <table:table-cell office:value-type="float" office:value="0.505581">
                <text:p>0.505581</text:p>
              </table:table-cell>
              <table:table-cell office:value-type="float" office:value="0.517324">
                <text:p>0.517324</text:p>
              </table:table-cell>
              <table:table-cell office:value-type="float" office:value="0.47246">
                <text:p>0.47246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0.453492">
                <text:p>0.453492</text:p>
              </table:table-cell>
              <table:table-cell office:value-type="float" office:value="0.522275">
                <text:p>0.522275</text:p>
              </table:table-cell>
              <table:table-cell office:value-type="float" office:value="0.479997">
                <text:p>0.479997</text:p>
              </table:table-cell>
              <table:table-cell office:value-type="float" office:value="0.505548">
                <text:p>0.505548</text:p>
              </table:table-cell>
              <table:table-cell office:value-type="float" office:value="0.517272">
                <text:p>0.517272</text:p>
              </table:table-cell>
              <table:table-cell office:value-type="float" office:value="0.472419">
                <text:p>0.472419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0.453464">
                <text:p>0.453464</text:p>
              </table:table-cell>
              <table:table-cell office:value-type="float" office:value="0.522259">
                <text:p>0.522259</text:p>
              </table:table-cell>
              <table:table-cell office:value-type="float" office:value="0.479967">
                <text:p>0.479967</text:p>
              </table:table-cell>
              <table:table-cell office:value-type="float" office:value="0.505515">
                <text:p>0.505515</text:p>
              </table:table-cell>
              <table:table-cell office:value-type="float" office:value="0.517221">
                <text:p>0.517221</text:p>
              </table:table-cell>
              <table:table-cell office:value-type="float" office:value="0.472378">
                <text:p>0.472378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0.453436">
                <text:p>0.453436</text:p>
              </table:table-cell>
              <table:table-cell office:value-type="float" office:value="0.522242">
                <text:p>0.522242</text:p>
              </table:table-cell>
              <table:table-cell office:value-type="float" office:value="0.479937">
                <text:p>0.479937</text:p>
              </table:table-cell>
              <table:table-cell office:value-type="float" office:value="0.505482">
                <text:p>0.505482</text:p>
              </table:table-cell>
              <table:table-cell office:value-type="float" office:value="0.517169">
                <text:p>0.517169</text:p>
              </table:table-cell>
              <table:table-cell office:value-type="float" office:value="0.47233">
                <text:p>0.47233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0.453408">
                <text:p>0.453408</text:p>
              </table:table-cell>
              <table:table-cell office:value-type="float" office:value="0.522226">
                <text:p>0.522226</text:p>
              </table:table-cell>
              <table:table-cell office:value-type="float" office:value="0.479887">
                <text:p>0.479887</text:p>
              </table:table-cell>
              <table:table-cell office:value-type="float" office:value="0.505444">
                <text:p>0.505444</text:p>
              </table:table-cell>
              <table:table-cell office:value-type="float" office:value="0.517118">
                <text:p>0.517118</text:p>
              </table:table-cell>
              <table:table-cell office:value-type="float" office:value="0.472288">
                <text:p>0.472288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0.45338">
                <text:p>0.45338</text:p>
              </table:table-cell>
              <table:table-cell office:value-type="float" office:value="0.52221">
                <text:p>0.52221</text:p>
              </table:table-cell>
              <table:table-cell office:value-type="float" office:value="0.479858">
                <text:p>0.479858</text:p>
              </table:table-cell>
              <table:table-cell office:value-type="float" office:value="0.505408">
                <text:p>0.505408</text:p>
              </table:table-cell>
              <table:table-cell office:value-type="float" office:value="0.517066">
                <text:p>0.517066</text:p>
              </table:table-cell>
              <table:table-cell office:value-type="float" office:value="0.472246">
                <text:p>0.472246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0.453353">
                <text:p>0.453353</text:p>
              </table:table-cell>
              <table:table-cell office:value-type="float" office:value="0.522194">
                <text:p>0.522194</text:p>
              </table:table-cell>
              <table:table-cell office:value-type="float" office:value="0.479828">
                <text:p>0.479828</text:p>
              </table:table-cell>
              <table:table-cell office:value-type="float" office:value="0.505373">
                <text:p>0.505373</text:p>
              </table:table-cell>
              <table:table-cell office:value-type="float" office:value="0.517013">
                <text:p>0.517013</text:p>
              </table:table-cell>
              <table:table-cell office:value-type="float" office:value="0.472205">
                <text:p>0.472205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0.453325">
                <text:p>0.453325</text:p>
              </table:table-cell>
              <table:table-cell office:value-type="float" office:value="0.522178">
                <text:p>0.522178</text:p>
              </table:table-cell>
              <table:table-cell office:value-type="float" office:value="0.479798">
                <text:p>0.479798</text:p>
              </table:table-cell>
              <table:table-cell office:value-type="float" office:value="0.50534">
                <text:p>0.50534</text:p>
              </table:table-cell>
              <table:table-cell office:value-type="float" office:value="0.516961">
                <text:p>0.516961</text:p>
              </table:table-cell>
              <table:table-cell office:value-type="float" office:value="0.472165">
                <text:p>0.472165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0.453297">
                <text:p>0.453297</text:p>
              </table:table-cell>
              <table:table-cell office:value-type="float" office:value="0.522162">
                <text:p>0.522162</text:p>
              </table:table-cell>
              <table:table-cell office:value-type="float" office:value="0.479768">
                <text:p>0.479768</text:p>
              </table:table-cell>
              <table:table-cell office:value-type="float" office:value="0.505307">
                <text:p>0.505307</text:p>
              </table:table-cell>
              <table:table-cell office:value-type="float" office:value="0.516909">
                <text:p>0.516909</text:p>
              </table:table-cell>
              <table:table-cell office:value-type="float" office:value="0.472124">
                <text:p>0.472124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0.453271">
                <text:p>0.453271</text:p>
              </table:table-cell>
              <table:table-cell office:value-type="float" office:value="0.522144">
                <text:p>0.522144</text:p>
              </table:table-cell>
              <table:table-cell office:value-type="float" office:value="0.479738">
                <text:p>0.479738</text:p>
              </table:table-cell>
              <table:table-cell office:value-type="float" office:value="0.505275">
                <text:p>0.505275</text:p>
              </table:table-cell>
              <table:table-cell office:value-type="float" office:value="0.516858">
                <text:p>0.516858</text:p>
              </table:table-cell>
              <table:table-cell office:value-type="float" office:value="0.472084">
                <text:p>0.472084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0.453243">
                <text:p>0.453243</text:p>
              </table:table-cell>
              <table:table-cell office:value-type="float" office:value="0.522127">
                <text:p>0.522127</text:p>
              </table:table-cell>
              <table:table-cell office:value-type="float" office:value="0.479708">
                <text:p>0.479708</text:p>
              </table:table-cell>
              <table:table-cell office:value-type="float" office:value="0.50524">
                <text:p>0.50524</text:p>
              </table:table-cell>
              <table:table-cell office:value-type="float" office:value="0.516807">
                <text:p>0.516807</text:p>
              </table:table-cell>
              <table:table-cell office:value-type="float" office:value="0.472044">
                <text:p>0.472044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0.453213">
                <text:p>0.453213</text:p>
              </table:table-cell>
              <table:table-cell office:value-type="float" office:value="0.522114">
                <text:p>0.522114</text:p>
              </table:table-cell>
              <table:table-cell office:value-type="float" office:value="0.479679">
                <text:p>0.479679</text:p>
              </table:table-cell>
              <table:table-cell office:value-type="float" office:value="0.505207">
                <text:p>0.505207</text:p>
              </table:table-cell>
              <table:table-cell office:value-type="float" office:value="0.516756">
                <text:p>0.516756</text:p>
              </table:table-cell>
              <table:table-cell office:value-type="float" office:value="0.472005">
                <text:p>0.472005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0.453186">
                <text:p>0.453186</text:p>
              </table:table-cell>
              <table:table-cell office:value-type="float" office:value="0.522099">
                <text:p>0.522099</text:p>
              </table:table-cell>
              <table:table-cell office:value-type="float" office:value="0.47965">
                <text:p>0.47965</text:p>
              </table:table-cell>
              <table:table-cell office:value-type="float" office:value="0.505175">
                <text:p>0.505175</text:p>
              </table:table-cell>
              <table:table-cell office:value-type="float" office:value="0.516706">
                <text:p>0.516706</text:p>
              </table:table-cell>
              <table:table-cell office:value-type="float" office:value="0.471965">
                <text:p>0.471965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0.453159">
                <text:p>0.453159</text:p>
              </table:table-cell>
              <table:table-cell office:value-type="float" office:value="0.522083">
                <text:p>0.522083</text:p>
              </table:table-cell>
              <table:table-cell office:value-type="float" office:value="0.479622">
                <text:p>0.479622</text:p>
              </table:table-cell>
              <table:table-cell office:value-type="float" office:value="0.505143">
                <text:p>0.505143</text:p>
              </table:table-cell>
              <table:table-cell office:value-type="float" office:value="0.516655">
                <text:p>0.516655</text:p>
              </table:table-cell>
              <table:table-cell office:value-type="float" office:value="0.471926">
                <text:p>0.471926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0.453136">
                <text:p>0.453136</text:p>
              </table:table-cell>
              <table:table-cell office:value-type="float" office:value="0.52207">
                <text:p>0.52207</text:p>
              </table:table-cell>
              <table:table-cell office:value-type="float" office:value="0.479593">
                <text:p>0.479593</text:p>
              </table:table-cell>
              <table:table-cell office:value-type="float" office:value="0.505111">
                <text:p>0.505111</text:p>
              </table:table-cell>
              <table:table-cell office:value-type="float" office:value="0.516605">
                <text:p>0.516605</text:p>
              </table:table-cell>
              <table:table-cell office:value-type="float" office:value="0.471886">
                <text:p>0.471886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0.453109">
                <text:p>0.453109</text:p>
              </table:table-cell>
              <table:table-cell office:value-type="float" office:value="0.522057">
                <text:p>0.522057</text:p>
              </table:table-cell>
              <table:table-cell office:value-type="float" office:value="0.479562">
                <text:p>0.479562</text:p>
              </table:table-cell>
              <table:table-cell office:value-type="float" office:value="0.505075">
                <text:p>0.505075</text:p>
              </table:table-cell>
              <table:table-cell office:value-type="float" office:value="0.516555">
                <text:p>0.516555</text:p>
              </table:table-cell>
              <table:table-cell office:value-type="float" office:value="0.471847">
                <text:p>0.471847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0.453082">
                <text:p>0.453082</text:p>
              </table:table-cell>
              <table:table-cell office:value-type="float" office:value="0.522043">
                <text:p>0.522043</text:p>
              </table:table-cell>
              <table:table-cell office:value-type="float" office:value="0.47954">
                <text:p>0.47954</text:p>
              </table:table-cell>
              <table:table-cell office:value-type="float" office:value="0.505041">
                <text:p>0.505041</text:p>
              </table:table-cell>
              <table:table-cell office:value-type="float" office:value="0.516505">
                <text:p>0.516505</text:p>
              </table:table-cell>
              <table:table-cell office:value-type="float" office:value="0.471807">
                <text:p>0.471807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0.453054">
                <text:p>0.453054</text:p>
              </table:table-cell>
              <table:table-cell office:value-type="float" office:value="0.522029">
                <text:p>0.522029</text:p>
              </table:table-cell>
              <table:table-cell office:value-type="float" office:value="0.479514">
                <text:p>0.479514</text:p>
              </table:table-cell>
              <table:table-cell office:value-type="float" office:value="0.505008">
                <text:p>0.505008</text:p>
              </table:table-cell>
              <table:table-cell office:value-type="float" office:value="0.516455">
                <text:p>0.516455</text:p>
              </table:table-cell>
              <table:table-cell office:value-type="float" office:value="0.471768">
                <text:p>0.471768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0.453027">
                <text:p>0.453027</text:p>
              </table:table-cell>
              <table:table-cell office:value-type="float" office:value="0.522014">
                <text:p>0.522014</text:p>
              </table:table-cell>
              <table:table-cell office:value-type="float" office:value="0.479486">
                <text:p>0.479486</text:p>
              </table:table-cell>
              <table:table-cell office:value-type="float" office:value="0.504976">
                <text:p>0.504976</text:p>
              </table:table-cell>
              <table:table-cell office:value-type="float" office:value="0.516406">
                <text:p>0.516406</text:p>
              </table:table-cell>
              <table:table-cell office:value-type="float" office:value="0.471728">
                <text:p>0.471728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0.453">
                <text:p>0.453</text:p>
              </table:table-cell>
              <table:table-cell office:value-type="float" office:value="0.521999">
                <text:p>0.521999</text:p>
              </table:table-cell>
              <table:table-cell office:value-type="float" office:value="0.47946">
                <text:p>0.47946</text:p>
              </table:table-cell>
              <table:table-cell office:value-type="float" office:value="0.504943">
                <text:p>0.504943</text:p>
              </table:table-cell>
              <table:table-cell office:value-type="float" office:value="0.516357">
                <text:p>0.516357</text:p>
              </table:table-cell>
              <table:table-cell office:value-type="float" office:value="0.471689">
                <text:p>0.471689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0.452973">
                <text:p>0.452973</text:p>
              </table:table-cell>
              <table:table-cell office:value-type="float" office:value="0.521985">
                <text:p>0.521985</text:p>
              </table:table-cell>
              <table:table-cell office:value-type="float" office:value="0.479431">
                <text:p>0.479431</text:p>
              </table:table-cell>
              <table:table-cell office:value-type="float" office:value="0.504911">
                <text:p>0.504911</text:p>
              </table:table-cell>
              <table:table-cell office:value-type="float" office:value="0.516307">
                <text:p>0.516307</text:p>
              </table:table-cell>
              <table:table-cell office:value-type="float" office:value="0.47165">
                <text:p>0.47165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0.452954">
                <text:p>0.452954</text:p>
              </table:table-cell>
              <table:table-cell office:value-type="float" office:value="0.521978">
                <text:p>0.521978</text:p>
              </table:table-cell>
              <table:table-cell office:value-type="float" office:value="0.479403">
                <text:p>0.479403</text:p>
              </table:table-cell>
              <table:table-cell office:value-type="float" office:value="0.504879">
                <text:p>0.504879</text:p>
              </table:table-cell>
              <table:table-cell office:value-type="float" office:value="0.516258">
                <text:p>0.516258</text:p>
              </table:table-cell>
              <table:table-cell office:value-type="float" office:value="0.471611">
                <text:p>0.471611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0.452929">
                <text:p>0.452929</text:p>
              </table:table-cell>
              <table:table-cell office:value-type="float" office:value="0.521967">
                <text:p>0.521967</text:p>
              </table:table-cell>
              <table:table-cell office:value-type="float" office:value="0.479376">
                <text:p>0.479376</text:p>
              </table:table-cell>
              <table:table-cell office:value-type="float" office:value="0.504847">
                <text:p>0.504847</text:p>
              </table:table-cell>
              <table:table-cell office:value-type="float" office:value="0.516209">
                <text:p>0.516209</text:p>
              </table:table-cell>
              <table:table-cell office:value-type="float" office:value="0.471572">
                <text:p>0.471572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0.452902">
                <text:p>0.452902</text:p>
              </table:table-cell>
              <table:table-cell office:value-type="float" office:value="0.521955">
                <text:p>0.521955</text:p>
              </table:table-cell>
              <table:table-cell office:value-type="float" office:value="0.479349">
                <text:p>0.479349</text:p>
              </table:table-cell>
              <table:table-cell office:value-type="float" office:value="0.504814">
                <text:p>0.504814</text:p>
              </table:table-cell>
              <table:table-cell office:value-type="float" office:value="0.51616">
                <text:p>0.51616</text:p>
              </table:table-cell>
              <table:table-cell office:value-type="float" office:value="0.471534">
                <text:p>0.471534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0.452875">
                <text:p>0.452875</text:p>
              </table:table-cell>
              <table:table-cell office:value-type="float" office:value="0.521942">
                <text:p>0.521942</text:p>
              </table:table-cell>
              <table:table-cell office:value-type="float" office:value="0.479322">
                <text:p>0.479322</text:p>
              </table:table-cell>
              <table:table-cell office:value-type="float" office:value="0.504781">
                <text:p>0.504781</text:p>
              </table:table-cell>
              <table:table-cell office:value-type="float" office:value="0.51611">
                <text:p>0.51611</text:p>
              </table:table-cell>
              <table:table-cell office:value-type="float" office:value="0.471495">
                <text:p>0.471495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0.452851">
                <text:p>0.452851</text:p>
              </table:table-cell>
              <table:table-cell office:value-type="float" office:value="0.521928">
                <text:p>0.521928</text:p>
              </table:table-cell>
              <table:table-cell office:value-type="float" office:value="0.479292">
                <text:p>0.479292</text:p>
              </table:table-cell>
              <table:table-cell office:value-type="float" office:value="0.504749">
                <text:p>0.504749</text:p>
              </table:table-cell>
              <table:table-cell office:value-type="float" office:value="0.516059">
                <text:p>0.516059</text:p>
              </table:table-cell>
              <table:table-cell office:value-type="float" office:value="0.471455">
                <text:p>0.471455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0.452824">
                <text:p>0.452824</text:p>
              </table:table-cell>
              <table:table-cell office:value-type="float" office:value="0.521914">
                <text:p>0.521914</text:p>
              </table:table-cell>
              <table:table-cell office:value-type="float" office:value="0.479264">
                <text:p>0.479264</text:p>
              </table:table-cell>
              <table:table-cell office:value-type="float" office:value="0.504717">
                <text:p>0.504717</text:p>
              </table:table-cell>
              <table:table-cell office:value-type="float" office:value="0.51601">
                <text:p>0.51601</text:p>
              </table:table-cell>
              <table:table-cell office:value-type="float" office:value="0.471417">
                <text:p>0.471417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0.452797">
                <text:p>0.452797</text:p>
              </table:table-cell>
              <table:table-cell office:value-type="float" office:value="0.521899">
                <text:p>0.521899</text:p>
              </table:table-cell>
              <table:table-cell office:value-type="float" office:value="0.479237">
                <text:p>0.479237</text:p>
              </table:table-cell>
              <table:table-cell office:value-type="float" office:value="0.504687">
                <text:p>0.504687</text:p>
              </table:table-cell>
              <table:table-cell office:value-type="float" office:value="0.515961">
                <text:p>0.515961</text:p>
              </table:table-cell>
              <table:table-cell office:value-type="float" office:value="0.471379">
                <text:p>0.471379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0.452771">
                <text:p>0.452771</text:p>
              </table:table-cell>
              <table:table-cell office:value-type="float" office:value="0.521884">
                <text:p>0.521884</text:p>
              </table:table-cell>
              <table:table-cell office:value-type="float" office:value="0.479209">
                <text:p>0.479209</text:p>
              </table:table-cell>
              <table:table-cell office:value-type="float" office:value="0.504656">
                <text:p>0.504656</text:p>
              </table:table-cell>
              <table:table-cell office:value-type="float" office:value="0.515913">
                <text:p>0.515913</text:p>
              </table:table-cell>
              <table:table-cell office:value-type="float" office:value="0.471342">
                <text:p>0.471342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0.452736">
                <text:p>0.452736</text:p>
              </table:table-cell>
              <table:table-cell office:value-type="float" office:value="0.521884">
                <text:p>0.521884</text:p>
              </table:table-cell>
              <table:table-cell office:value-type="float" office:value="0.479182">
                <text:p>0.479182</text:p>
              </table:table-cell>
              <table:table-cell office:value-type="float" office:value="0.504628">
                <text:p>0.504628</text:p>
              </table:table-cell>
              <table:table-cell office:value-type="float" office:value="0.515865">
                <text:p>0.515865</text:p>
              </table:table-cell>
              <table:table-cell office:value-type="float" office:value="0.471305">
                <text:p>0.471305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0.452721">
                <text:p>0.452721</text:p>
              </table:table-cell>
              <table:table-cell office:value-type="float" office:value="0.521857">
                <text:p>0.521857</text:p>
              </table:table-cell>
              <table:table-cell office:value-type="float" office:value="0.479155">
                <text:p>0.479155</text:p>
              </table:table-cell>
              <table:table-cell office:value-type="float" office:value="0.504599">
                <text:p>0.504599</text:p>
              </table:table-cell>
              <table:table-cell office:value-type="float" office:value="0.515818">
                <text:p>0.515818</text:p>
              </table:table-cell>
              <table:table-cell office:value-type="float" office:value="0.471267">
                <text:p>0.471267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0.452684">
                <text:p>0.452684</text:p>
              </table:table-cell>
              <table:table-cell office:value-type="float" office:value="0.521856">
                <text:p>0.521856</text:p>
              </table:table-cell>
              <table:table-cell office:value-type="float" office:value="0.479126">
                <text:p>0.479126</text:p>
              </table:table-cell>
              <table:table-cell office:value-type="float" office:value="0.50457">
                <text:p>0.50457</text:p>
              </table:table-cell>
              <table:table-cell office:value-type="float" office:value="0.51577">
                <text:p>0.51577</text:p>
              </table:table-cell>
              <table:table-cell office:value-type="float" office:value="0.47123">
                <text:p>0.47123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0.452659">
                <text:p>0.452659</text:p>
              </table:table-cell>
              <table:table-cell office:value-type="float" office:value="0.521843">
                <text:p>0.521843</text:p>
              </table:table-cell>
              <table:table-cell office:value-type="float" office:value="0.479101">
                <text:p>0.479101</text:p>
              </table:table-cell>
              <table:table-cell office:value-type="float" office:value="0.504539">
                <text:p>0.504539</text:p>
              </table:table-cell>
              <table:table-cell office:value-type="float" office:value="0.515722">
                <text:p>0.515722</text:p>
              </table:table-cell>
              <table:table-cell office:value-type="float" office:value="0.471193">
                <text:p>0.471193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0.452633">
                <text:p>0.452633</text:p>
              </table:table-cell>
              <table:table-cell office:value-type="float" office:value="0.52183">
                <text:p>0.52183</text:p>
              </table:table-cell>
              <table:table-cell office:value-type="float" office:value="0.479077">
                <text:p>0.479077</text:p>
              </table:table-cell>
              <table:table-cell office:value-type="float" office:value="0.504506">
                <text:p>0.504506</text:p>
              </table:table-cell>
              <table:table-cell office:value-type="float" office:value="0.515675">
                <text:p>0.515675</text:p>
              </table:table-cell>
              <table:table-cell office:value-type="float" office:value="0.471156">
                <text:p>0.471156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0.452606">
                <text:p>0.452606</text:p>
              </table:table-cell>
              <table:table-cell office:value-type="float" office:value="0.521817">
                <text:p>0.521817</text:p>
              </table:table-cell>
              <table:table-cell office:value-type="float" office:value="0.47905">
                <text:p>0.47905</text:p>
              </table:table-cell>
              <table:table-cell office:value-type="float" office:value="0.504475">
                <text:p>0.504475</text:p>
              </table:table-cell>
              <table:table-cell office:value-type="float" office:value="0.515628">
                <text:p>0.515628</text:p>
              </table:table-cell>
              <table:table-cell office:value-type="float" office:value="0.47112">
                <text:p>0.47112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0.45258">
                <text:p>0.45258</text:p>
              </table:table-cell>
              <table:table-cell office:value-type="float" office:value="0.521803">
                <text:p>0.521803</text:p>
              </table:table-cell>
              <table:table-cell office:value-type="float" office:value="0.479031">
                <text:p>0.479031</text:p>
              </table:table-cell>
              <table:table-cell office:value-type="float" office:value="0.504445">
                <text:p>0.504445</text:p>
              </table:table-cell>
              <table:table-cell office:value-type="float" office:value="0.515581">
                <text:p>0.515581</text:p>
              </table:table-cell>
              <table:table-cell office:value-type="float" office:value="0.471085">
                <text:p>0.471085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0.452553">
                <text:p>0.452553</text:p>
              </table:table-cell>
              <table:table-cell office:value-type="float" office:value="0.521789">
                <text:p>0.521789</text:p>
              </table:table-cell>
              <table:table-cell office:value-type="float" office:value="0.479005">
                <text:p>0.479005</text:p>
              </table:table-cell>
              <table:table-cell office:value-type="float" office:value="0.504413">
                <text:p>0.504413</text:p>
              </table:table-cell>
              <table:table-cell office:value-type="float" office:value="0.515534">
                <text:p>0.515534</text:p>
              </table:table-cell>
              <table:table-cell office:value-type="float" office:value="0.471049">
                <text:p>0.471049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0.452527">
                <text:p>0.452527</text:p>
              </table:table-cell>
              <table:table-cell office:value-type="float" office:value="0.521774">
                <text:p>0.521774</text:p>
              </table:table-cell>
              <table:table-cell office:value-type="float" office:value="0.478978">
                <text:p>0.478978</text:p>
              </table:table-cell>
              <table:table-cell office:value-type="float" office:value="0.504383">
                <text:p>0.504383</text:p>
              </table:table-cell>
              <table:table-cell office:value-type="float" office:value="0.515488">
                <text:p>0.515488</text:p>
              </table:table-cell>
              <table:table-cell office:value-type="float" office:value="0.471013">
                <text:p>0.471013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0.452501">
                <text:p>0.452501</text:p>
              </table:table-cell>
              <table:table-cell office:value-type="float" office:value="0.521759">
                <text:p>0.521759</text:p>
              </table:table-cell>
              <table:table-cell office:value-type="float" office:value="0.478951">
                <text:p>0.478951</text:p>
              </table:table-cell>
              <table:table-cell office:value-type="float" office:value="0.504352">
                <text:p>0.504352</text:p>
              </table:table-cell>
              <table:table-cell office:value-type="float" office:value="0.515445">
                <text:p>0.515445</text:p>
              </table:table-cell>
              <table:table-cell office:value-type="float" office:value="0.470979">
                <text:p>0.470979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0.452474">
                <text:p>0.452474</text:p>
              </table:table-cell>
              <table:table-cell office:value-type="float" office:value="0.521745">
                <text:p>0.521745</text:p>
              </table:table-cell>
              <table:table-cell office:value-type="float" office:value="0.478924">
                <text:p>0.478924</text:p>
              </table:table-cell>
              <table:table-cell office:value-type="float" office:value="0.504323">
                <text:p>0.504323</text:p>
              </table:table-cell>
              <table:table-cell office:value-type="float" office:value="0.515399">
                <text:p>0.515399</text:p>
              </table:table-cell>
              <table:table-cell office:value-type="float" office:value="0.470944">
                <text:p>0.470944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0.452448">
                <text:p>0.452448</text:p>
              </table:table-cell>
              <table:table-cell office:value-type="float" office:value="0.52173">
                <text:p>0.52173</text:p>
              </table:table-cell>
              <table:table-cell office:value-type="float" office:value="0.47889">
                <text:p>0.47889</text:p>
              </table:table-cell>
              <table:table-cell office:value-type="float" office:value="0.504294">
                <text:p>0.504294</text:p>
              </table:table-cell>
              <table:table-cell office:value-type="float" office:value="0.515354">
                <text:p>0.515354</text:p>
              </table:table-cell>
              <table:table-cell office:value-type="float" office:value="0.470909">
                <text:p>0.470909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0.452422">
                <text:p>0.452422</text:p>
              </table:table-cell>
              <table:table-cell office:value-type="float" office:value="0.521715">
                <text:p>0.521715</text:p>
              </table:table-cell>
              <table:table-cell office:value-type="float" office:value="0.478863">
                <text:p>0.478863</text:p>
              </table:table-cell>
              <table:table-cell office:value-type="float" office:value="0.504266">
                <text:p>0.504266</text:p>
              </table:table-cell>
              <table:table-cell office:value-type="float" office:value="0.515308">
                <text:p>0.515308</text:p>
              </table:table-cell>
              <table:table-cell office:value-type="float" office:value="0.470875">
                <text:p>0.470875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0.452396">
                <text:p>0.452396</text:p>
              </table:table-cell>
              <table:table-cell office:value-type="float" office:value="0.5217">
                <text:p>0.5217</text:p>
              </table:table-cell>
              <table:table-cell office:value-type="float" office:value="0.478836">
                <text:p>0.478836</text:p>
              </table:table-cell>
              <table:table-cell office:value-type="float" office:value="0.504237">
                <text:p>0.504237</text:p>
              </table:table-cell>
              <table:table-cell office:value-type="float" office:value="0.515263">
                <text:p>0.515263</text:p>
              </table:table-cell>
              <table:table-cell office:value-type="float" office:value="0.470841">
                <text:p>0.470841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0.45237">
                <text:p>0.45237</text:p>
              </table:table-cell>
              <table:table-cell office:value-type="float" office:value="0.521685">
                <text:p>0.521685</text:p>
              </table:table-cell>
              <table:table-cell office:value-type="float" office:value="0.478809">
                <text:p>0.478809</text:p>
              </table:table-cell>
              <table:table-cell office:value-type="float" office:value="0.504208">
                <text:p>0.504208</text:p>
              </table:table-cell>
              <table:table-cell office:value-type="float" office:value="0.515218">
                <text:p>0.515218</text:p>
              </table:table-cell>
              <table:table-cell office:value-type="float" office:value="0.470806">
                <text:p>0.470806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0.45234">
                <text:p>0.45234</text:p>
              </table:table-cell>
              <table:table-cell office:value-type="float" office:value="0.521668">
                <text:p>0.521668</text:p>
              </table:table-cell>
              <table:table-cell office:value-type="float" office:value="0.478782">
                <text:p>0.478782</text:p>
              </table:table-cell>
              <table:table-cell office:value-type="float" office:value="0.50418">
                <text:p>0.50418</text:p>
              </table:table-cell>
              <table:table-cell office:value-type="float" office:value="0.515171">
                <text:p>0.515171</text:p>
              </table:table-cell>
              <table:table-cell office:value-type="float" office:value="0.47077">
                <text:p>0.47077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0.452315">
                <text:p>0.452315</text:p>
              </table:table-cell>
              <table:table-cell office:value-type="float" office:value="0.521654">
                <text:p>0.521654</text:p>
              </table:table-cell>
              <table:table-cell office:value-type="float" office:value="0.478756">
                <text:p>0.478756</text:p>
              </table:table-cell>
              <table:table-cell office:value-type="float" office:value="0.504151">
                <text:p>0.504151</text:p>
              </table:table-cell>
              <table:table-cell office:value-type="float" office:value="0.515126">
                <text:p>0.515126</text:p>
              </table:table-cell>
              <table:table-cell office:value-type="float" office:value="0.470736">
                <text:p>0.470736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0.452289">
                <text:p>0.452289</text:p>
              </table:table-cell>
              <table:table-cell office:value-type="float" office:value="0.52164">
                <text:p>0.52164</text:p>
              </table:table-cell>
              <table:table-cell office:value-type="float" office:value="0.478729">
                <text:p>0.478729</text:p>
              </table:table-cell>
              <table:table-cell office:value-type="float" office:value="0.504122">
                <text:p>0.504122</text:p>
              </table:table-cell>
              <table:table-cell office:value-type="float" office:value="0.515082">
                <text:p>0.515082</text:p>
              </table:table-cell>
              <table:table-cell office:value-type="float" office:value="0.470702">
                <text:p>0.470702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0.452263">
                <text:p>0.452263</text:p>
              </table:table-cell>
              <table:table-cell office:value-type="float" office:value="0.521627">
                <text:p>0.521627</text:p>
              </table:table-cell>
              <table:table-cell office:value-type="float" office:value="0.478702">
                <text:p>0.478702</text:p>
              </table:table-cell>
              <table:table-cell office:value-type="float" office:value="0.504094">
                <text:p>0.504094</text:p>
              </table:table-cell>
              <table:table-cell office:value-type="float" office:value="0.515038">
                <text:p>0.515038</text:p>
              </table:table-cell>
              <table:table-cell office:value-type="float" office:value="0.470669">
                <text:p>0.470669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0.452237">
                <text:p>0.452237</text:p>
              </table:table-cell>
              <table:table-cell office:value-type="float" office:value="0.521613">
                <text:p>0.521613</text:p>
              </table:table-cell>
              <table:table-cell office:value-type="float" office:value="0.478675">
                <text:p>0.478675</text:p>
              </table:table-cell>
              <table:table-cell office:value-type="float" office:value="0.504065">
                <text:p>0.504065</text:p>
              </table:table-cell>
              <table:table-cell office:value-type="float" office:value="0.514994">
                <text:p>0.514994</text:p>
              </table:table-cell>
              <table:table-cell office:value-type="float" office:value="0.470635">
                <text:p>0.470635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0.452211">
                <text:p>0.452211</text:p>
              </table:table-cell>
              <table:table-cell office:value-type="float" office:value="0.5216">
                <text:p>0.5216</text:p>
              </table:table-cell>
              <table:table-cell office:value-type="float" office:value="0.478649">
                <text:p>0.478649</text:p>
              </table:table-cell>
              <table:table-cell office:value-type="float" office:value="0.504037">
                <text:p>0.504037</text:p>
              </table:table-cell>
              <table:table-cell office:value-type="float" office:value="0.51495">
                <text:p>0.51495</text:p>
              </table:table-cell>
              <table:table-cell office:value-type="float" office:value="0.470602">
                <text:p>0.470602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0.452185">
                <text:p>0.452185</text:p>
              </table:table-cell>
              <table:table-cell office:value-type="float" office:value="0.521586">
                <text:p>0.521586</text:p>
              </table:table-cell>
              <table:table-cell office:value-type="float" office:value="0.478622">
                <text:p>0.478622</text:p>
              </table:table-cell>
              <table:table-cell office:value-type="float" office:value="0.504008">
                <text:p>0.504008</text:p>
              </table:table-cell>
              <table:table-cell office:value-type="float" office:value="0.514907">
                <text:p>0.514907</text:p>
              </table:table-cell>
              <table:table-cell office:value-type="float" office:value="0.470569">
                <text:p>0.470569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0.452159">
                <text:p>0.452159</text:p>
              </table:table-cell>
              <table:table-cell office:value-type="float" office:value="0.521573">
                <text:p>0.521573</text:p>
              </table:table-cell>
              <table:table-cell office:value-type="float" office:value="0.478595">
                <text:p>0.478595</text:p>
              </table:table-cell>
              <table:table-cell office:value-type="float" office:value="0.50398">
                <text:p>0.50398</text:p>
              </table:table-cell>
              <table:table-cell office:value-type="float" office:value="0.514864">
                <text:p>0.514864</text:p>
              </table:table-cell>
              <table:table-cell office:value-type="float" office:value="0.470536">
                <text:p>0.470536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0.452144">
                <text:p>0.452144</text:p>
              </table:table-cell>
              <table:table-cell office:value-type="float" office:value="0.521557">
                <text:p>0.521557</text:p>
              </table:table-cell>
              <table:table-cell office:value-type="float" office:value="0.478569">
                <text:p>0.478569</text:p>
              </table:table-cell>
              <table:table-cell office:value-type="float" office:value="0.503952">
                <text:p>0.503952</text:p>
              </table:table-cell>
              <table:table-cell office:value-type="float" office:value="0.514821">
                <text:p>0.514821</text:p>
              </table:table-cell>
              <table:table-cell office:value-type="float" office:value="0.470503">
                <text:p>0.470503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0.452122">
                <text:p>0.452122</text:p>
              </table:table-cell>
              <table:table-cell office:value-type="float" office:value="0.521536">
                <text:p>0.521536</text:p>
              </table:table-cell>
              <table:table-cell office:value-type="float" office:value="0.478542">
                <text:p>0.478542</text:p>
              </table:table-cell>
              <table:table-cell office:value-type="float" office:value="0.503924">
                <text:p>0.503924</text:p>
              </table:table-cell>
              <table:table-cell office:value-type="float" office:value="0.514778">
                <text:p>0.514778</text:p>
              </table:table-cell>
              <table:table-cell office:value-type="float" office:value="0.47047">
                <text:p>0.47047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0.452095">
                <text:p>0.452095</text:p>
              </table:table-cell>
              <table:table-cell office:value-type="float" office:value="0.521517">
                <text:p>0.521517</text:p>
              </table:table-cell>
              <table:table-cell office:value-type="float" office:value="0.478516">
                <text:p>0.478516</text:p>
              </table:table-cell>
              <table:table-cell office:value-type="float" office:value="0.503896">
                <text:p>0.503896</text:p>
              </table:table-cell>
              <table:table-cell office:value-type="float" office:value="0.514735">
                <text:p>0.514735</text:p>
              </table:table-cell>
              <table:table-cell office:value-type="float" office:value="0.470437">
                <text:p>0.470437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0.452069">
                <text:p>0.452069</text:p>
              </table:table-cell>
              <table:table-cell office:value-type="float" office:value="0.521499">
                <text:p>0.521499</text:p>
              </table:table-cell>
              <table:table-cell office:value-type="float" office:value="0.478488">
                <text:p>0.478488</text:p>
              </table:table-cell>
              <table:table-cell office:value-type="float" office:value="0.503868">
                <text:p>0.503868</text:p>
              </table:table-cell>
              <table:table-cell office:value-type="float" office:value="0.514697">
                <text:p>0.514697</text:p>
              </table:table-cell>
              <table:table-cell office:value-type="float" office:value="0.470401">
                <text:p>0.470401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0.452044">
                <text:p>0.452044</text:p>
              </table:table-cell>
              <table:table-cell office:value-type="float" office:value="0.521482">
                <text:p>0.521482</text:p>
              </table:table-cell>
              <table:table-cell office:value-type="float" office:value="0.478462">
                <text:p>0.478462</text:p>
              </table:table-cell>
              <table:table-cell office:value-type="float" office:value="0.503842">
                <text:p>0.503842</text:p>
              </table:table-cell>
              <table:table-cell office:value-type="float" office:value="0.514654">
                <text:p>0.514654</text:p>
              </table:table-cell>
              <table:table-cell office:value-type="float" office:value="0.470367">
                <text:p>0.470367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0.452023">
                <text:p>0.452023</text:p>
              </table:table-cell>
              <table:table-cell office:value-type="float" office:value="0.521467">
                <text:p>0.521467</text:p>
              </table:table-cell>
              <table:table-cell office:value-type="float" office:value="0.478435">
                <text:p>0.478435</text:p>
              </table:table-cell>
              <table:table-cell office:value-type="float" office:value="0.503815">
                <text:p>0.503815</text:p>
              </table:table-cell>
              <table:table-cell office:value-type="float" office:value="0.514611">
                <text:p>0.514611</text:p>
              </table:table-cell>
              <table:table-cell office:value-type="float" office:value="0.470334">
                <text:p>0.470334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0.451996">
                <text:p>0.451996</text:p>
              </table:table-cell>
              <table:table-cell office:value-type="float" office:value="0.521451">
                <text:p>0.521451</text:p>
              </table:table-cell>
              <table:table-cell office:value-type="float" office:value="0.478409">
                <text:p>0.478409</text:p>
              </table:table-cell>
              <table:table-cell office:value-type="float" office:value="0.503787">
                <text:p>0.503787</text:p>
              </table:table-cell>
              <table:table-cell office:value-type="float" office:value="0.514568">
                <text:p>0.514568</text:p>
              </table:table-cell>
              <table:table-cell office:value-type="float" office:value="0.470301">
                <text:p>0.470301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0.451967">
                <text:p>0.451967</text:p>
              </table:table-cell>
              <table:table-cell office:value-type="float" office:value="0.521442">
                <text:p>0.521442</text:p>
              </table:table-cell>
              <table:table-cell office:value-type="float" office:value="0.478382">
                <text:p>0.478382</text:p>
              </table:table-cell>
              <table:table-cell office:value-type="float" office:value="0.50376">
                <text:p>0.50376</text:p>
              </table:table-cell>
              <table:table-cell office:value-type="float" office:value="0.514524">
                <text:p>0.514524</text:p>
              </table:table-cell>
              <table:table-cell office:value-type="float" office:value="0.470268">
                <text:p>0.470268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0.451944">
                <text:p>0.451944</text:p>
              </table:table-cell>
              <table:table-cell office:value-type="float" office:value="0.521425">
                <text:p>0.521425</text:p>
              </table:table-cell>
              <table:table-cell office:value-type="float" office:value="0.478373">
                <text:p>0.478373</text:p>
              </table:table-cell>
              <table:table-cell office:value-type="float" office:value="0.503737">
                <text:p>0.503737</text:p>
              </table:table-cell>
              <table:table-cell office:value-type="float" office:value="0.514483">
                <text:p>0.514483</text:p>
              </table:table-cell>
              <table:table-cell office:value-type="float" office:value="0.470236">
                <text:p>0.470236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0.451917">
                <text:p>0.451917</text:p>
              </table:table-cell>
              <table:table-cell office:value-type="float" office:value="0.521408">
                <text:p>0.521408</text:p>
              </table:table-cell>
              <table:table-cell office:value-type="float" office:value="0.478347">
                <text:p>0.478347</text:p>
              </table:table-cell>
              <table:table-cell office:value-type="float" office:value="0.503709">
                <text:p>0.503709</text:p>
              </table:table-cell>
              <table:table-cell office:value-type="float" office:value="0.514438">
                <text:p>0.514438</text:p>
              </table:table-cell>
              <table:table-cell office:value-type="float" office:value="0.470203">
                <text:p>0.470203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0.451892">
                <text:p>0.451892</text:p>
              </table:table-cell>
              <table:table-cell office:value-type="float" office:value="0.521392">
                <text:p>0.521392</text:p>
              </table:table-cell>
              <table:table-cell office:value-type="float" office:value="0.478323">
                <text:p>0.478323</text:p>
              </table:table-cell>
              <table:table-cell office:value-type="float" office:value="0.503682">
                <text:p>0.503682</text:p>
              </table:table-cell>
              <table:table-cell office:value-type="float" office:value="0.514396">
                <text:p>0.514396</text:p>
              </table:table-cell>
              <table:table-cell office:value-type="float" office:value="0.470171">
                <text:p>0.470171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0.451866">
                <text:p>0.451866</text:p>
              </table:table-cell>
              <table:table-cell office:value-type="float" office:value="0.521376">
                <text:p>0.521376</text:p>
              </table:table-cell>
              <table:table-cell office:value-type="float" office:value="0.478297">
                <text:p>0.478297</text:p>
              </table:table-cell>
              <table:table-cell office:value-type="float" office:value="0.503655">
                <text:p>0.503655</text:p>
              </table:table-cell>
              <table:table-cell office:value-type="float" office:value="0.514353">
                <text:p>0.514353</text:p>
              </table:table-cell>
              <table:table-cell office:value-type="float" office:value="0.470138">
                <text:p>0.470138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0.45184">
                <text:p>0.45184</text:p>
              </table:table-cell>
              <table:table-cell office:value-type="float" office:value="0.52136">
                <text:p>0.52136</text:p>
              </table:table-cell>
              <table:table-cell office:value-type="float" office:value="0.47827">
                <text:p>0.47827</text:p>
              </table:table-cell>
              <table:table-cell office:value-type="float" office:value="0.503628">
                <text:p>0.503628</text:p>
              </table:table-cell>
              <table:table-cell office:value-type="float" office:value="0.51431">
                <text:p>0.51431</text:p>
              </table:table-cell>
              <table:table-cell office:value-type="float" office:value="0.470105">
                <text:p>0.470105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0.451815">
                <text:p>0.451815</text:p>
              </table:table-cell>
              <table:table-cell office:value-type="float" office:value="0.521344">
                <text:p>0.521344</text:p>
              </table:table-cell>
              <table:table-cell office:value-type="float" office:value="0.478244">
                <text:p>0.478244</text:p>
              </table:table-cell>
              <table:table-cell office:value-type="float" office:value="0.503601">
                <text:p>0.503601</text:p>
              </table:table-cell>
              <table:table-cell office:value-type="float" office:value="0.514268">
                <text:p>0.514268</text:p>
              </table:table-cell>
              <table:table-cell office:value-type="float" office:value="0.470075">
                <text:p>0.470075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0.451808">
                <text:p>0.451808</text:p>
              </table:table-cell>
              <table:table-cell office:value-type="float" office:value="0.52133">
                <text:p>0.52133</text:p>
              </table:table-cell>
              <table:table-cell office:value-type="float" office:value="0.478217">
                <text:p>0.478217</text:p>
              </table:table-cell>
              <table:table-cell office:value-type="float" office:value="0.503575">
                <text:p>0.503575</text:p>
              </table:table-cell>
              <table:table-cell office:value-type="float" office:value="0.514226">
                <text:p>0.514226</text:p>
              </table:table-cell>
              <table:table-cell office:value-type="float" office:value="0.470044">
                <text:p>0.470044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0.451781">
                <text:p>0.451781</text:p>
              </table:table-cell>
              <table:table-cell office:value-type="float" office:value="0.521314">
                <text:p>0.521314</text:p>
              </table:table-cell>
              <table:table-cell office:value-type="float" office:value="0.478191">
                <text:p>0.478191</text:p>
              </table:table-cell>
              <table:table-cell office:value-type="float" office:value="0.503548">
                <text:p>0.503548</text:p>
              </table:table-cell>
              <table:table-cell office:value-type="float" office:value="0.514185">
                <text:p>0.514185</text:p>
              </table:table-cell>
              <table:table-cell office:value-type="float" office:value="0.470014">
                <text:p>0.470014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0.451753">
                <text:p>0.451753</text:p>
              </table:table-cell>
              <table:table-cell office:value-type="float" office:value="0.521305">
                <text:p>0.521305</text:p>
              </table:table-cell>
              <table:table-cell office:value-type="float" office:value="0.478164">
                <text:p>0.478164</text:p>
              </table:table-cell>
              <table:table-cell office:value-type="float" office:value="0.503522">
                <text:p>0.503522</text:p>
              </table:table-cell>
              <table:table-cell office:value-type="float" office:value="0.514143">
                <text:p>0.514143</text:p>
              </table:table-cell>
              <table:table-cell office:value-type="float" office:value="0.469983">
                <text:p>0.469983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0.451731">
                <text:p>0.451731</text:p>
              </table:table-cell>
              <table:table-cell office:value-type="float" office:value="0.521288">
                <text:p>0.521288</text:p>
              </table:table-cell>
              <table:table-cell office:value-type="float" office:value="0.478138">
                <text:p>0.478138</text:p>
              </table:table-cell>
              <table:table-cell office:value-type="float" office:value="0.503495">
                <text:p>0.503495</text:p>
              </table:table-cell>
              <table:table-cell office:value-type="float" office:value="0.514101">
                <text:p>0.514101</text:p>
              </table:table-cell>
              <table:table-cell office:value-type="float" office:value="0.469953">
                <text:p>0.469953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0.451704">
                <text:p>0.451704</text:p>
              </table:table-cell>
              <table:table-cell office:value-type="float" office:value="0.521271">
                <text:p>0.521271</text:p>
              </table:table-cell>
              <table:table-cell office:value-type="float" office:value="0.478112">
                <text:p>0.478112</text:p>
              </table:table-cell>
              <table:table-cell office:value-type="float" office:value="0.503468">
                <text:p>0.503468</text:p>
              </table:table-cell>
              <table:table-cell office:value-type="float" office:value="0.51406">
                <text:p>0.51406</text:p>
              </table:table-cell>
              <table:table-cell office:value-type="float" office:value="0.469923">
                <text:p>0.469923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0.451677">
                <text:p>0.451677</text:p>
              </table:table-cell>
              <table:table-cell office:value-type="float" office:value="0.52126">
                <text:p>0.52126</text:p>
              </table:table-cell>
              <table:table-cell office:value-type="float" office:value="0.47809">
                <text:p>0.47809</text:p>
              </table:table-cell>
              <table:table-cell office:value-type="float" office:value="0.503441">
                <text:p>0.503441</text:p>
              </table:table-cell>
              <table:table-cell office:value-type="float" office:value="0.514019">
                <text:p>0.514019</text:p>
              </table:table-cell>
              <table:table-cell office:value-type="float" office:value="0.469893">
                <text:p>0.469893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0.451654">
                <text:p>0.451654</text:p>
              </table:table-cell>
              <table:table-cell office:value-type="float" office:value="0.521242">
                <text:p>0.521242</text:p>
              </table:table-cell>
              <table:table-cell office:value-type="float" office:value="0.478063">
                <text:p>0.478063</text:p>
              </table:table-cell>
              <table:table-cell office:value-type="float" office:value="0.503411">
                <text:p>0.503411</text:p>
              </table:table-cell>
              <table:table-cell office:value-type="float" office:value="0.513979">
                <text:p>0.513979</text:p>
              </table:table-cell>
              <table:table-cell office:value-type="float" office:value="0.469863">
                <text:p>0.469863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0.451626">
                <text:p>0.451626</text:p>
              </table:table-cell>
              <table:table-cell office:value-type="float" office:value="0.521231">
                <text:p>0.521231</text:p>
              </table:table-cell>
              <table:table-cell office:value-type="float" office:value="0.478037">
                <text:p>0.478037</text:p>
              </table:table-cell>
              <table:table-cell office:value-type="float" office:value="0.503381">
                <text:p>0.503381</text:p>
              </table:table-cell>
              <table:table-cell office:value-type="float" office:value="0.513939">
                <text:p>0.513939</text:p>
              </table:table-cell>
              <table:table-cell office:value-type="float" office:value="0.469833">
                <text:p>0.469833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0.451604">
                <text:p>0.451604</text:p>
              </table:table-cell>
              <table:table-cell office:value-type="float" office:value="0.521213">
                <text:p>0.521213</text:p>
              </table:table-cell>
              <table:table-cell office:value-type="float" office:value="0.478011">
                <text:p>0.478011</text:p>
              </table:table-cell>
              <table:table-cell office:value-type="float" office:value="0.503353">
                <text:p>0.503353</text:p>
              </table:table-cell>
              <table:table-cell office:value-type="float" office:value="0.513898">
                <text:p>0.513898</text:p>
              </table:table-cell>
              <table:table-cell office:value-type="float" office:value="0.469803">
                <text:p>0.469803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0.451576">
                <text:p>0.451576</text:p>
              </table:table-cell>
              <table:table-cell office:value-type="float" office:value="0.521201">
                <text:p>0.521201</text:p>
              </table:table-cell>
              <table:table-cell office:value-type="float" office:value="0.477986">
                <text:p>0.477986</text:p>
              </table:table-cell>
              <table:table-cell office:value-type="float" office:value="0.503326">
                <text:p>0.503326</text:p>
              </table:table-cell>
              <table:table-cell office:value-type="float" office:value="0.513859">
                <text:p>0.513859</text:p>
              </table:table-cell>
              <table:table-cell office:value-type="float" office:value="0.469773">
                <text:p>0.469773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0.451553">
                <text:p>0.451553</text:p>
              </table:table-cell>
              <table:table-cell office:value-type="float" office:value="0.521183">
                <text:p>0.521183</text:p>
              </table:table-cell>
              <table:table-cell office:value-type="float" office:value="0.47796">
                <text:p>0.47796</text:p>
              </table:table-cell>
              <table:table-cell office:value-type="float" office:value="0.503299">
                <text:p>0.503299</text:p>
              </table:table-cell>
              <table:table-cell office:value-type="float" office:value="0.51382">
                <text:p>0.51382</text:p>
              </table:table-cell>
              <table:table-cell office:value-type="float" office:value="0.469745">
                <text:p>0.469745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0.451525">
                <text:p>0.451525</text:p>
              </table:table-cell>
              <table:table-cell office:value-type="float" office:value="0.521171">
                <text:p>0.521171</text:p>
              </table:table-cell>
              <table:table-cell office:value-type="float" office:value="0.477935">
                <text:p>0.477935</text:p>
              </table:table-cell>
              <table:table-cell office:value-type="float" office:value="0.503272">
                <text:p>0.503272</text:p>
              </table:table-cell>
              <table:table-cell office:value-type="float" office:value="0.51378">
                <text:p>0.51378</text:p>
              </table:table-cell>
              <table:table-cell office:value-type="float" office:value="0.469716">
                <text:p>0.469716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0.451503">
                <text:p>0.451503</text:p>
              </table:table-cell>
              <table:table-cell office:value-type="float" office:value="0.521153">
                <text:p>0.521153</text:p>
              </table:table-cell>
              <table:table-cell office:value-type="float" office:value="0.47791">
                <text:p>0.47791</text:p>
              </table:table-cell>
              <table:table-cell office:value-type="float" office:value="0.503246">
                <text:p>0.503246</text:p>
              </table:table-cell>
              <table:table-cell office:value-type="float" office:value="0.513741">
                <text:p>0.513741</text:p>
              </table:table-cell>
              <table:table-cell office:value-type="float" office:value="0.469686">
                <text:p>0.469686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0.451475">
                <text:p>0.451475</text:p>
              </table:table-cell>
              <table:table-cell office:value-type="float" office:value="0.521141">
                <text:p>0.521141</text:p>
              </table:table-cell>
              <table:table-cell office:value-type="float" office:value="0.477884">
                <text:p>0.477884</text:p>
              </table:table-cell>
              <table:table-cell office:value-type="float" office:value="0.50322">
                <text:p>0.50322</text:p>
              </table:table-cell>
              <table:table-cell office:value-type="float" office:value="0.513702">
                <text:p>0.513702</text:p>
              </table:table-cell>
              <table:table-cell office:value-type="float" office:value="0.469658">
                <text:p>0.469658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0.451452">
                <text:p>0.451452</text:p>
              </table:table-cell>
              <table:table-cell office:value-type="float" office:value="0.521123">
                <text:p>0.521123</text:p>
              </table:table-cell>
              <table:table-cell office:value-type="float" office:value="0.477858">
                <text:p>0.477858</text:p>
              </table:table-cell>
              <table:table-cell office:value-type="float" office:value="0.503194">
                <text:p>0.503194</text:p>
              </table:table-cell>
              <table:table-cell office:value-type="float" office:value="0.513663">
                <text:p>0.513663</text:p>
              </table:table-cell>
              <table:table-cell office:value-type="float" office:value="0.469629">
                <text:p>0.469629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0.451425">
                <text:p>0.451425</text:p>
              </table:table-cell>
              <table:table-cell office:value-type="float" office:value="0.521111">
                <text:p>0.521111</text:p>
              </table:table-cell>
              <table:table-cell office:value-type="float" office:value="0.477833">
                <text:p>0.477833</text:p>
              </table:table-cell>
              <table:table-cell office:value-type="float" office:value="0.503168">
                <text:p>0.503168</text:p>
              </table:table-cell>
              <table:table-cell office:value-type="float" office:value="0.513625">
                <text:p>0.513625</text:p>
              </table:table-cell>
              <table:table-cell office:value-type="float" office:value="0.4696">
                <text:p>0.4696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0.451402">
                <text:p>0.451402</text:p>
              </table:table-cell>
              <table:table-cell office:value-type="float" office:value="0.521093">
                <text:p>0.521093</text:p>
              </table:table-cell>
              <table:table-cell office:value-type="float" office:value="0.477807">
                <text:p>0.477807</text:p>
              </table:table-cell>
              <table:table-cell office:value-type="float" office:value="0.503142">
                <text:p>0.503142</text:p>
              </table:table-cell>
              <table:table-cell office:value-type="float" office:value="0.513586">
                <text:p>0.513586</text:p>
              </table:table-cell>
              <table:table-cell office:value-type="float" office:value="0.469571">
                <text:p>0.469571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0.451375">
                <text:p>0.451375</text:p>
              </table:table-cell>
              <table:table-cell office:value-type="float" office:value="0.521081">
                <text:p>0.521081</text:p>
              </table:table-cell>
              <table:table-cell office:value-type="float" office:value="0.477787">
                <text:p>0.477787</text:p>
              </table:table-cell>
              <table:table-cell office:value-type="float" office:value="0.503112">
                <text:p>0.503112</text:p>
              </table:table-cell>
              <table:table-cell office:value-type="float" office:value="0.513548">
                <text:p>0.513548</text:p>
              </table:table-cell>
              <table:table-cell office:value-type="float" office:value="0.469542">
                <text:p>0.469542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0.451352">
                <text:p>0.451352</text:p>
              </table:table-cell>
              <table:table-cell office:value-type="float" office:value="0.521063">
                <text:p>0.521063</text:p>
              </table:table-cell>
              <table:table-cell office:value-type="float" office:value="0.477762">
                <text:p>0.477762</text:p>
              </table:table-cell>
              <table:table-cell office:value-type="float" office:value="0.503087">
                <text:p>0.503087</text:p>
              </table:table-cell>
              <table:table-cell office:value-type="float" office:value="0.513509">
                <text:p>0.513509</text:p>
              </table:table-cell>
              <table:table-cell office:value-type="float" office:value="0.469513">
                <text:p>0.469513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0.451325">
                <text:p>0.451325</text:p>
              </table:table-cell>
              <table:table-cell office:value-type="float" office:value="0.521051">
                <text:p>0.521051</text:p>
              </table:table-cell>
              <table:table-cell office:value-type="float" office:value="0.477737">
                <text:p>0.477737</text:p>
              </table:table-cell>
              <table:table-cell office:value-type="float" office:value="0.503062">
                <text:p>0.503062</text:p>
              </table:table-cell>
              <table:table-cell office:value-type="float" office:value="0.513471">
                <text:p>0.513471</text:p>
              </table:table-cell>
              <table:table-cell office:value-type="float" office:value="0.469485">
                <text:p>0.469485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0.451302">
                <text:p>0.451302</text:p>
              </table:table-cell>
              <table:table-cell office:value-type="float" office:value="0.521033">
                <text:p>0.521033</text:p>
              </table:table-cell>
              <table:table-cell office:value-type="float" office:value="0.477711">
                <text:p>0.477711</text:p>
              </table:table-cell>
              <table:table-cell office:value-type="float" office:value="0.503037">
                <text:p>0.503037</text:p>
              </table:table-cell>
              <table:table-cell office:value-type="float" office:value="0.513433">
                <text:p>0.513433</text:p>
              </table:table-cell>
              <table:table-cell office:value-type="float" office:value="0.469456">
                <text:p>0.469456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0.451275">
                <text:p>0.451275</text:p>
              </table:table-cell>
              <table:table-cell office:value-type="float" office:value="0.521021">
                <text:p>0.521021</text:p>
              </table:table-cell>
              <table:table-cell office:value-type="float" office:value="0.477686">
                <text:p>0.477686</text:p>
              </table:table-cell>
              <table:table-cell office:value-type="float" office:value="0.503011">
                <text:p>0.503011</text:p>
              </table:table-cell>
              <table:table-cell office:value-type="float" office:value="0.513395">
                <text:p>0.513395</text:p>
              </table:table-cell>
              <table:table-cell office:value-type="float" office:value="0.469428">
                <text:p>0.469428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0.451253">
                <text:p>0.451253</text:p>
              </table:table-cell>
              <table:table-cell office:value-type="float" office:value="0.521003">
                <text:p>0.521003</text:p>
              </table:table-cell>
              <table:table-cell office:value-type="float" office:value="0.477659">
                <text:p>0.477659</text:p>
              </table:table-cell>
              <table:table-cell office:value-type="float" office:value="0.502984">
                <text:p>0.502984</text:p>
              </table:table-cell>
              <table:table-cell office:value-type="float" office:value="0.513358">
                <text:p>0.513358</text:p>
              </table:table-cell>
              <table:table-cell office:value-type="float" office:value="0.469399">
                <text:p>0.469399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0.451225">
                <text:p>0.451225</text:p>
              </table:table-cell>
              <table:table-cell office:value-type="float" office:value="0.520991">
                <text:p>0.520991</text:p>
              </table:table-cell>
              <table:table-cell office:value-type="float" office:value="0.477634">
                <text:p>0.477634</text:p>
              </table:table-cell>
              <table:table-cell office:value-type="float" office:value="0.502958">
                <text:p>0.502958</text:p>
              </table:table-cell>
              <table:table-cell office:value-type="float" office:value="0.51332">
                <text:p>0.51332</text:p>
              </table:table-cell>
              <table:table-cell office:value-type="float" office:value="0.469371">
                <text:p>0.469371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0.451203">
                <text:p>0.451203</text:p>
              </table:table-cell>
              <table:table-cell office:value-type="float" office:value="0.520973">
                <text:p>0.520973</text:p>
              </table:table-cell>
              <table:table-cell office:value-type="float" office:value="0.477608">
                <text:p>0.477608</text:p>
              </table:table-cell>
              <table:table-cell office:value-type="float" office:value="0.502932">
                <text:p>0.502932</text:p>
              </table:table-cell>
              <table:table-cell office:value-type="float" office:value="0.513283">
                <text:p>0.513283</text:p>
              </table:table-cell>
              <table:table-cell office:value-type="float" office:value="0.469343">
                <text:p>0.469343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0.451176">
                <text:p>0.451176</text:p>
              </table:table-cell>
              <table:table-cell office:value-type="float" office:value="0.520962">
                <text:p>0.520962</text:p>
              </table:table-cell>
              <table:table-cell office:value-type="float" office:value="0.477582">
                <text:p>0.477582</text:p>
              </table:table-cell>
              <table:table-cell office:value-type="float" office:value="0.502907">
                <text:p>0.502907</text:p>
              </table:table-cell>
              <table:table-cell office:value-type="float" office:value="0.513245">
                <text:p>0.513245</text:p>
              </table:table-cell>
              <table:table-cell office:value-type="float" office:value="0.469315">
                <text:p>0.469315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0.451153">
                <text:p>0.451153</text:p>
              </table:table-cell>
              <table:table-cell office:value-type="float" office:value="0.520944">
                <text:p>0.520944</text:p>
              </table:table-cell>
              <table:table-cell office:value-type="float" office:value="0.477556">
                <text:p>0.477556</text:p>
              </table:table-cell>
              <table:table-cell office:value-type="float" office:value="0.502883">
                <text:p>0.502883</text:p>
              </table:table-cell>
              <table:table-cell office:value-type="float" office:value="0.513208">
                <text:p>0.513208</text:p>
              </table:table-cell>
              <table:table-cell office:value-type="float" office:value="0.469287">
                <text:p>0.469287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0.451126">
                <text:p>0.451126</text:p>
              </table:table-cell>
              <table:table-cell office:value-type="float" office:value="0.520932">
                <text:p>0.520932</text:p>
              </table:table-cell>
              <table:table-cell office:value-type="float" office:value="0.477531">
                <text:p>0.477531</text:p>
              </table:table-cell>
              <table:table-cell office:value-type="float" office:value="0.502858">
                <text:p>0.502858</text:p>
              </table:table-cell>
              <table:table-cell office:value-type="float" office:value="0.513171">
                <text:p>0.513171</text:p>
              </table:table-cell>
              <table:table-cell office:value-type="float" office:value="0.469259">
                <text:p>0.469259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0.451104">
                <text:p>0.451104</text:p>
              </table:table-cell>
              <table:table-cell office:value-type="float" office:value="0.520914">
                <text:p>0.520914</text:p>
              </table:table-cell>
              <table:table-cell office:value-type="float" office:value="0.477506">
                <text:p>0.477506</text:p>
              </table:table-cell>
              <table:table-cell office:value-type="float" office:value="0.502833">
                <text:p>0.502833</text:p>
              </table:table-cell>
              <table:table-cell office:value-type="float" office:value="0.513134">
                <text:p>0.513134</text:p>
              </table:table-cell>
              <table:table-cell office:value-type="float" office:value="0.469231">
                <text:p>0.469231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0.451077">
                <text:p>0.451077</text:p>
              </table:table-cell>
              <table:table-cell office:value-type="float" office:value="0.520902">
                <text:p>0.520902</text:p>
              </table:table-cell>
              <table:table-cell office:value-type="float" office:value="0.477481">
                <text:p>0.477481</text:p>
              </table:table-cell>
              <table:table-cell office:value-type="float" office:value="0.502808">
                <text:p>0.502808</text:p>
              </table:table-cell>
              <table:table-cell office:value-type="float" office:value="0.513098">
                <text:p>0.513098</text:p>
              </table:table-cell>
              <table:table-cell office:value-type="float" office:value="0.469203">
                <text:p>0.469203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0.451055">
                <text:p>0.451055</text:p>
              </table:table-cell>
              <table:table-cell office:value-type="float" office:value="0.520884">
                <text:p>0.520884</text:p>
              </table:table-cell>
              <table:table-cell office:value-type="float" office:value="0.477455">
                <text:p>0.477455</text:p>
              </table:table-cell>
              <table:table-cell office:value-type="float" office:value="0.502783">
                <text:p>0.502783</text:p>
              </table:table-cell>
              <table:table-cell office:value-type="float" office:value="0.513062">
                <text:p>0.513062</text:p>
              </table:table-cell>
              <table:table-cell office:value-type="float" office:value="0.469175">
                <text:p>0.469175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0.451027">
                <text:p>0.451027</text:p>
              </table:table-cell>
              <table:table-cell office:value-type="float" office:value="0.520873">
                <text:p>0.520873</text:p>
              </table:table-cell>
              <table:table-cell office:value-type="float" office:value="0.477425">
                <text:p>0.477425</text:p>
              </table:table-cell>
              <table:table-cell office:value-type="float" office:value="0.502758">
                <text:p>0.502758</text:p>
              </table:table-cell>
              <table:table-cell office:value-type="float" office:value="0.513025">
                <text:p>0.513025</text:p>
              </table:table-cell>
              <table:table-cell office:value-type="float" office:value="0.469147">
                <text:p>0.469147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0.451005">
                <text:p>0.451005</text:p>
              </table:table-cell>
              <table:table-cell office:value-type="float" office:value="0.520855">
                <text:p>0.520855</text:p>
              </table:table-cell>
              <table:table-cell office:value-type="float" office:value="0.4774">
                <text:p>0.4774</text:p>
              </table:table-cell>
              <table:table-cell office:value-type="float" office:value="0.502734">
                <text:p>0.502734</text:p>
              </table:table-cell>
              <table:table-cell office:value-type="float" office:value="0.512989">
                <text:p>0.512989</text:p>
              </table:table-cell>
              <table:table-cell office:value-type="float" office:value="0.46912">
                <text:p>0.46912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0.450978">
                <text:p>0.450978</text:p>
              </table:table-cell>
              <table:table-cell office:value-type="float" office:value="0.520843">
                <text:p>0.520843</text:p>
              </table:table-cell>
              <table:table-cell office:value-type="float" office:value="0.477375">
                <text:p>0.477375</text:p>
              </table:table-cell>
              <table:table-cell office:value-type="float" office:value="0.502709">
                <text:p>0.502709</text:p>
              </table:table-cell>
              <table:table-cell office:value-type="float" office:value="0.512952">
                <text:p>0.512952</text:p>
              </table:table-cell>
              <table:table-cell office:value-type="float" office:value="0.469093">
                <text:p>0.469093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0.450956">
                <text:p>0.450956</text:p>
              </table:table-cell>
              <table:table-cell office:value-type="float" office:value="0.520825">
                <text:p>0.520825</text:p>
              </table:table-cell>
              <table:table-cell office:value-type="float" office:value="0.477348">
                <text:p>0.477348</text:p>
              </table:table-cell>
              <table:table-cell office:value-type="float" office:value="0.502685">
                <text:p>0.502685</text:p>
              </table:table-cell>
              <table:table-cell office:value-type="float" office:value="0.512916">
                <text:p>0.512916</text:p>
              </table:table-cell>
              <table:table-cell office:value-type="float" office:value="0.469065">
                <text:p>0.469065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0.450929">
                <text:p>0.450929</text:p>
              </table:table-cell>
              <table:table-cell office:value-type="float" office:value="0.520814">
                <text:p>0.520814</text:p>
              </table:table-cell>
              <table:table-cell office:value-type="float" office:value="0.477325">
                <text:p>0.477325</text:p>
              </table:table-cell>
              <table:table-cell office:value-type="float" office:value="0.502659">
                <text:p>0.502659</text:p>
              </table:table-cell>
              <table:table-cell office:value-type="float" office:value="0.51288">
                <text:p>0.51288</text:p>
              </table:table-cell>
              <table:table-cell office:value-type="float" office:value="0.469038">
                <text:p>0.469038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0.450908">
                <text:p>0.450908</text:p>
              </table:table-cell>
              <table:table-cell office:value-type="float" office:value="0.520796">
                <text:p>0.520796</text:p>
              </table:table-cell>
              <table:table-cell office:value-type="float" office:value="0.477301">
                <text:p>0.477301</text:p>
              </table:table-cell>
              <table:table-cell office:value-type="float" office:value="0.502635">
                <text:p>0.502635</text:p>
              </table:table-cell>
              <table:table-cell office:value-type="float" office:value="0.512845">
                <text:p>0.512845</text:p>
              </table:table-cell>
              <table:table-cell office:value-type="float" office:value="0.469011">
                <text:p>0.469011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0.450881">
                <text:p>0.450881</text:p>
              </table:table-cell>
              <table:table-cell office:value-type="float" office:value="0.520785">
                <text:p>0.520785</text:p>
              </table:table-cell>
              <table:table-cell office:value-type="float" office:value="0.477275">
                <text:p>0.477275</text:p>
              </table:table-cell>
              <table:table-cell office:value-type="float" office:value="0.50261">
                <text:p>0.50261</text:p>
              </table:table-cell>
              <table:table-cell office:value-type="float" office:value="0.512808">
                <text:p>0.512808</text:p>
              </table:table-cell>
              <table:table-cell office:value-type="float" office:value="0.468983">
                <text:p>0.468983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0.450859">
                <text:p>0.450859</text:p>
              </table:table-cell>
              <table:table-cell office:value-type="float" office:value="0.520767">
                <text:p>0.520767</text:p>
              </table:table-cell>
              <table:table-cell office:value-type="float" office:value="0.47725">
                <text:p>0.47725</text:p>
              </table:table-cell>
              <table:table-cell office:value-type="float" office:value="0.502586">
                <text:p>0.502586</text:p>
              </table:table-cell>
              <table:table-cell office:value-type="float" office:value="0.51277">
                <text:p>0.51277</text:p>
              </table:table-cell>
              <table:table-cell office:value-type="float" office:value="0.468958">
                <text:p>0.468958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0.450832">
                <text:p>0.450832</text:p>
              </table:table-cell>
              <table:table-cell office:value-type="float" office:value="0.520755">
                <text:p>0.520755</text:p>
              </table:table-cell>
              <table:table-cell office:value-type="float" office:value="0.477225">
                <text:p>0.477225</text:p>
              </table:table-cell>
              <table:table-cell office:value-type="float" office:value="0.502561">
                <text:p>0.502561</text:p>
              </table:table-cell>
              <table:table-cell office:value-type="float" office:value="0.512735">
                <text:p>0.512735</text:p>
              </table:table-cell>
              <table:table-cell office:value-type="float" office:value="0.468932">
                <text:p>0.468932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0.45081">
                <text:p>0.45081</text:p>
              </table:table-cell>
              <table:table-cell office:value-type="float" office:value="0.520738">
                <text:p>0.520738</text:p>
              </table:table-cell>
              <table:table-cell office:value-type="float" office:value="0.4772">
                <text:p>0.4772</text:p>
              </table:table-cell>
              <table:table-cell office:value-type="float" office:value="0.502537">
                <text:p>0.502537</text:p>
              </table:table-cell>
              <table:table-cell office:value-type="float" office:value="0.5127">
                <text:p>0.5127</text:p>
              </table:table-cell>
              <table:table-cell office:value-type="float" office:value="0.468906">
                <text:p>0.468906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0.450783">
                <text:p>0.450783</text:p>
              </table:table-cell>
              <table:table-cell office:value-type="float" office:value="0.520726">
                <text:p>0.520726</text:p>
              </table:table-cell>
              <table:table-cell office:value-type="float" office:value="0.477175">
                <text:p>0.477175</text:p>
              </table:table-cell>
              <table:table-cell office:value-type="float" office:value="0.502512">
                <text:p>0.502512</text:p>
              </table:table-cell>
              <table:table-cell office:value-type="float" office:value="0.512665">
                <text:p>0.512665</text:p>
              </table:table-cell>
              <table:table-cell office:value-type="float" office:value="0.46888">
                <text:p>0.46888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0.450761">
                <text:p>0.450761</text:p>
              </table:table-cell>
              <table:table-cell office:value-type="float" office:value="0.520708">
                <text:p>0.520708</text:p>
              </table:table-cell>
              <table:table-cell office:value-type="float" office:value="0.47715">
                <text:p>0.47715</text:p>
              </table:table-cell>
              <table:table-cell office:value-type="float" office:value="0.502488">
                <text:p>0.502488</text:p>
              </table:table-cell>
              <table:table-cell office:value-type="float" office:value="0.51263">
                <text:p>0.51263</text:p>
              </table:table-cell>
              <table:table-cell office:value-type="float" office:value="0.468853">
                <text:p>0.468853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0.450734">
                <text:p>0.450734</text:p>
              </table:table-cell>
              <table:table-cell office:value-type="float" office:value="0.520697">
                <text:p>0.520697</text:p>
              </table:table-cell>
              <table:table-cell office:value-type="float" office:value="0.477124">
                <text:p>0.477124</text:p>
              </table:table-cell>
              <table:table-cell office:value-type="float" office:value="0.502464">
                <text:p>0.502464</text:p>
              </table:table-cell>
              <table:table-cell office:value-type="float" office:value="0.512596">
                <text:p>0.512596</text:p>
              </table:table-cell>
              <table:table-cell office:value-type="float" office:value="0.468827">
                <text:p>0.468827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0.450713">
                <text:p>0.450713</text:p>
              </table:table-cell>
              <table:table-cell office:value-type="float" office:value="0.520679">
                <text:p>0.520679</text:p>
              </table:table-cell>
              <table:table-cell office:value-type="float" office:value="0.477099">
                <text:p>0.477099</text:p>
              </table:table-cell>
              <table:table-cell office:value-type="float" office:value="0.50244">
                <text:p>0.50244</text:p>
              </table:table-cell>
              <table:table-cell office:value-type="float" office:value="0.512561">
                <text:p>0.512561</text:p>
              </table:table-cell>
              <table:table-cell office:value-type="float" office:value="0.468801">
                <text:p>0.468801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0.45067">
                <text:p>0.45067</text:p>
              </table:table-cell>
              <table:table-cell office:value-type="float" office:value="0.520676">
                <text:p>0.520676</text:p>
              </table:table-cell>
              <table:table-cell office:value-type="float" office:value="0.477066">
                <text:p>0.477066</text:p>
              </table:table-cell>
              <table:table-cell office:value-type="float" office:value="0.502407">
                <text:p>0.502407</text:p>
              </table:table-cell>
              <table:table-cell office:value-type="float" office:value="0.512523">
                <text:p>0.512523</text:p>
              </table:table-cell>
              <table:table-cell office:value-type="float" office:value="0.46878">
                <text:p>0.46878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0.450642">
                <text:p>0.450642</text:p>
              </table:table-cell>
              <table:table-cell office:value-type="float" office:value="0.520665">
                <text:p>0.520665</text:p>
              </table:table-cell>
              <table:table-cell office:value-type="float" office:value="0.477044">
                <text:p>0.477044</text:p>
              </table:table-cell>
              <table:table-cell office:value-type="float" office:value="0.502377">
                <text:p>0.502377</text:p>
              </table:table-cell>
              <table:table-cell office:value-type="float" office:value="0.512488">
                <text:p>0.512488</text:p>
              </table:table-cell>
              <table:table-cell office:value-type="float" office:value="0.468755">
                <text:p>0.468755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0.450633">
                <text:p>0.450633</text:p>
              </table:table-cell>
              <table:table-cell office:value-type="float" office:value="0.520645">
                <text:p>0.520645</text:p>
              </table:table-cell>
              <table:table-cell office:value-type="float" office:value="0.47702">
                <text:p>0.47702</text:p>
              </table:table-cell>
              <table:table-cell office:value-type="float" office:value="0.502349">
                <text:p>0.502349</text:p>
              </table:table-cell>
              <table:table-cell office:value-type="float" office:value="0.512455">
                <text:p>0.512455</text:p>
              </table:table-cell>
              <table:table-cell office:value-type="float" office:value="0.46873">
                <text:p>0.46873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0.450596">
                <text:p>0.450596</text:p>
              </table:table-cell>
              <table:table-cell office:value-type="float" office:value="0.520637">
                <text:p>0.520637</text:p>
              </table:table-cell>
              <table:table-cell office:value-type="float" office:value="0.476996">
                <text:p>0.476996</text:p>
              </table:table-cell>
              <table:table-cell office:value-type="float" office:value="0.502324">
                <text:p>0.502324</text:p>
              </table:table-cell>
              <table:table-cell office:value-type="float" office:value="0.512421">
                <text:p>0.512421</text:p>
              </table:table-cell>
              <table:table-cell office:value-type="float" office:value="0.468706">
                <text:p>0.468706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0.450569">
                <text:p>0.450569</text:p>
              </table:table-cell>
              <table:table-cell office:value-type="float" office:value="0.520624">
                <text:p>0.520624</text:p>
              </table:table-cell>
              <table:table-cell office:value-type="float" office:value="0.476972">
                <text:p>0.476972</text:p>
              </table:table-cell>
              <table:table-cell office:value-type="float" office:value="0.502299">
                <text:p>0.502299</text:p>
              </table:table-cell>
              <table:table-cell office:value-type="float" office:value="0.512388">
                <text:p>0.512388</text:p>
              </table:table-cell>
              <table:table-cell office:value-type="float" office:value="0.468681">
                <text:p>0.468681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0.450544">
                <text:p>0.450544</text:p>
              </table:table-cell>
              <table:table-cell office:value-type="float" office:value="0.520609">
                <text:p>0.520609</text:p>
              </table:table-cell>
              <table:table-cell office:value-type="float" office:value="0.476937">
                <text:p>0.476937</text:p>
              </table:table-cell>
              <table:table-cell office:value-type="float" office:value="0.502275">
                <text:p>0.502275</text:p>
              </table:table-cell>
              <table:table-cell office:value-type="float" office:value="0.512355">
                <text:p>0.512355</text:p>
              </table:table-cell>
              <table:table-cell office:value-type="float" office:value="0.468656">
                <text:p>0.468656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0.450536">
                <text:p>0.450536</text:p>
              </table:table-cell>
              <table:table-cell office:value-type="float" office:value="0.520585">
                <text:p>0.520585</text:p>
              </table:table-cell>
              <table:table-cell office:value-type="float" office:value="0.476912">
                <text:p>0.476912</text:p>
              </table:table-cell>
              <table:table-cell office:value-type="float" office:value="0.502251">
                <text:p>0.502251</text:p>
              </table:table-cell>
              <table:table-cell office:value-type="float" office:value="0.512322">
                <text:p>0.512322</text:p>
              </table:table-cell>
              <table:table-cell office:value-type="float" office:value="0.468631">
                <text:p>0.468631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0.4505">
                <text:p>0.4505</text:p>
              </table:table-cell>
              <table:table-cell office:value-type="float" office:value="0.520575">
                <text:p>0.520575</text:p>
              </table:table-cell>
              <table:table-cell office:value-type="float" office:value="0.476888">
                <text:p>0.476888</text:p>
              </table:table-cell>
              <table:table-cell office:value-type="float" office:value="0.502227">
                <text:p>0.502227</text:p>
              </table:table-cell>
              <table:table-cell office:value-type="float" office:value="0.512289">
                <text:p>0.512289</text:p>
              </table:table-cell>
              <table:table-cell office:value-type="float" office:value="0.468606">
                <text:p>0.468606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0.450472">
                <text:p>0.450472</text:p>
              </table:table-cell>
              <table:table-cell office:value-type="float" office:value="0.520561">
                <text:p>0.520561</text:p>
              </table:table-cell>
              <table:table-cell office:value-type="float" office:value="0.476864">
                <text:p>0.476864</text:p>
              </table:table-cell>
              <table:table-cell office:value-type="float" office:value="0.502205">
                <text:p>0.502205</text:p>
              </table:table-cell>
              <table:table-cell office:value-type="float" office:value="0.512256">
                <text:p>0.512256</text:p>
              </table:table-cell>
              <table:table-cell office:value-type="float" office:value="0.468581">
                <text:p>0.468581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0.450448">
                <text:p>0.450448</text:p>
              </table:table-cell>
              <table:table-cell office:value-type="float" office:value="0.520545">
                <text:p>0.520545</text:p>
              </table:table-cell>
              <table:table-cell office:value-type="float" office:value="0.47684">
                <text:p>0.47684</text:p>
              </table:table-cell>
              <table:table-cell office:value-type="float" office:value="0.502182">
                <text:p>0.502182</text:p>
              </table:table-cell>
              <table:table-cell office:value-type="float" office:value="0.512223">
                <text:p>0.512223</text:p>
              </table:table-cell>
              <table:table-cell office:value-type="float" office:value="0.468557">
                <text:p>0.468557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0.450419">
                <text:p>0.450419</text:p>
              </table:table-cell>
              <table:table-cell office:value-type="float" office:value="0.520553">
                <text:p>0.520553</text:p>
              </table:table-cell>
              <table:table-cell office:value-type="float" office:value="0.476815">
                <text:p>0.476815</text:p>
              </table:table-cell>
              <table:table-cell office:value-type="float" office:value="0.502159">
                <text:p>0.502159</text:p>
              </table:table-cell>
              <table:table-cell office:value-type="float" office:value="0.512191">
                <text:p>0.512191</text:p>
              </table:table-cell>
              <table:table-cell office:value-type="float" office:value="0.468532">
                <text:p>0.468532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0.450397">
                <text:p>0.450397</text:p>
              </table:table-cell>
              <table:table-cell office:value-type="float" office:value="0.520539">
                <text:p>0.520539</text:p>
              </table:table-cell>
              <table:table-cell office:value-type="float" office:value="0.476793">
                <text:p>0.476793</text:p>
              </table:table-cell>
              <table:table-cell office:value-type="float" office:value="0.502135">
                <text:p>0.502135</text:p>
              </table:table-cell>
              <table:table-cell office:value-type="float" office:value="0.512158">
                <text:p>0.512158</text:p>
              </table:table-cell>
              <table:table-cell office:value-type="float" office:value="0.468507">
                <text:p>0.468507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0.450373">
                <text:p>0.450373</text:p>
              </table:table-cell>
              <table:table-cell office:value-type="float" office:value="0.520524">
                <text:p>0.520524</text:p>
              </table:table-cell>
              <table:table-cell office:value-type="float" office:value="0.476769">
                <text:p>0.476769</text:p>
              </table:table-cell>
              <table:table-cell office:value-type="float" office:value="0.502111">
                <text:p>0.502111</text:p>
              </table:table-cell>
              <table:table-cell office:value-type="float" office:value="0.512126">
                <text:p>0.512126</text:p>
              </table:table-cell>
              <table:table-cell office:value-type="float" office:value="0.468482">
                <text:p>0.468482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0.450366">
                <text:p>0.450366</text:p>
              </table:table-cell>
              <table:table-cell office:value-type="float" office:value="0.5205">
                <text:p>0.5205</text:p>
              </table:table-cell>
              <table:table-cell office:value-type="float" office:value="0.476745">
                <text:p>0.476745</text:p>
              </table:table-cell>
              <table:table-cell office:value-type="float" office:value="0.502088">
                <text:p>0.502088</text:p>
              </table:table-cell>
              <table:table-cell office:value-type="float" office:value="0.512096">
                <text:p>0.512096</text:p>
              </table:table-cell>
              <table:table-cell office:value-type="float" office:value="0.468458">
                <text:p>0.468458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0.45033">
                <text:p>0.45033</text:p>
              </table:table-cell>
              <table:table-cell office:value-type="float" office:value="0.52049">
                <text:p>0.52049</text:p>
              </table:table-cell>
              <table:table-cell office:value-type="float" office:value="0.47672">
                <text:p>0.47672</text:p>
              </table:table-cell>
              <table:table-cell office:value-type="float" office:value="0.502064">
                <text:p>0.502064</text:p>
              </table:table-cell>
              <table:table-cell office:value-type="float" office:value="0.512064">
                <text:p>0.512064</text:p>
              </table:table-cell>
              <table:table-cell office:value-type="float" office:value="0.468434">
                <text:p>0.468434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0.450303">
                <text:p>0.450303</text:p>
              </table:table-cell>
              <table:table-cell office:value-type="float" office:value="0.520475">
                <text:p>0.520475</text:p>
              </table:table-cell>
              <table:table-cell office:value-type="float" office:value="0.476696">
                <text:p>0.476696</text:p>
              </table:table-cell>
              <table:table-cell office:value-type="float" office:value="0.502041">
                <text:p>0.502041</text:p>
              </table:table-cell>
              <table:table-cell office:value-type="float" office:value="0.512032">
                <text:p>0.512032</text:p>
              </table:table-cell>
              <table:table-cell office:value-type="float" office:value="0.468409">
                <text:p>0.468409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0.450275">
                <text:p>0.450275</text:p>
              </table:table-cell>
              <table:table-cell office:value-type="float" office:value="0.520461">
                <text:p>0.520461</text:p>
              </table:table-cell>
              <table:table-cell office:value-type="float" office:value="0.476672">
                <text:p>0.476672</text:p>
              </table:table-cell>
              <table:table-cell office:value-type="float" office:value="0.502017">
                <text:p>0.502017</text:p>
              </table:table-cell>
              <table:table-cell office:value-type="float" office:value="0.512">
                <text:p>0.512</text:p>
              </table:table-cell>
              <table:table-cell office:value-type="float" office:value="0.468385">
                <text:p>0.468385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0.450252">
                <text:p>0.450252</text:p>
              </table:table-cell>
              <table:table-cell office:value-type="float" office:value="0.520447">
                <text:p>0.520447</text:p>
              </table:table-cell>
              <table:table-cell office:value-type="float" office:value="0.476648">
                <text:p>0.476648</text:p>
              </table:table-cell>
              <table:table-cell office:value-type="float" office:value="0.501994">
                <text:p>0.501994</text:p>
              </table:table-cell>
              <table:table-cell office:value-type="float" office:value="0.51197">
                <text:p>0.51197</text:p>
              </table:table-cell>
              <table:table-cell office:value-type="float" office:value="0.468362">
                <text:p>0.468362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0.450228">
                <text:p>0.450228</text:p>
              </table:table-cell>
              <table:table-cell office:value-type="float" office:value="0.520433">
                <text:p>0.520433</text:p>
              </table:table-cell>
              <table:table-cell office:value-type="float" office:value="0.476624">
                <text:p>0.476624</text:p>
              </table:table-cell>
              <table:table-cell office:value-type="float" office:value="0.501971">
                <text:p>0.501971</text:p>
              </table:table-cell>
              <table:table-cell office:value-type="float" office:value="0.511939">
                <text:p>0.511939</text:p>
              </table:table-cell>
              <table:table-cell office:value-type="float" office:value="0.468338">
                <text:p>0.468338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0.450204">
                <text:p>0.450204</text:p>
              </table:table-cell>
              <table:table-cell office:value-type="float" office:value="0.520418">
                <text:p>0.520418</text:p>
              </table:table-cell>
              <table:table-cell office:value-type="float" office:value="0.476599">
                <text:p>0.476599</text:p>
              </table:table-cell>
              <table:table-cell office:value-type="float" office:value="0.501948">
                <text:p>0.501948</text:p>
              </table:table-cell>
              <table:table-cell office:value-type="float" office:value="0.511907">
                <text:p>0.511907</text:p>
              </table:table-cell>
              <table:table-cell office:value-type="float" office:value="0.468314">
                <text:p>0.468314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0.450181">
                <text:p>0.450181</text:p>
              </table:table-cell>
              <table:table-cell office:value-type="float" office:value="0.520402">
                <text:p>0.520402</text:p>
              </table:table-cell>
              <table:table-cell office:value-type="float" office:value="0.476575">
                <text:p>0.476575</text:p>
              </table:table-cell>
              <table:table-cell office:value-type="float" office:value="0.501924">
                <text:p>0.501924</text:p>
              </table:table-cell>
              <table:table-cell office:value-type="float" office:value="0.511876">
                <text:p>0.511876</text:p>
              </table:table-cell>
              <table:table-cell office:value-type="float" office:value="0.46829">
                <text:p>0.46829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0.450157">
                <text:p>0.450157</text:p>
              </table:table-cell>
              <table:table-cell office:value-type="float" office:value="0.520387">
                <text:p>0.520387</text:p>
              </table:table-cell>
              <table:table-cell office:value-type="float" office:value="0.476551">
                <text:p>0.476551</text:p>
              </table:table-cell>
              <table:table-cell office:value-type="float" office:value="0.501901">
                <text:p>0.501901</text:p>
              </table:table-cell>
              <table:table-cell office:value-type="float" office:value="0.511845">
                <text:p>0.511845</text:p>
              </table:table-cell>
              <table:table-cell office:value-type="float" office:value="0.468266">
                <text:p>0.468266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0.450133">
                <text:p>0.450133</text:p>
              </table:table-cell>
              <table:table-cell office:value-type="float" office:value="0.520371">
                <text:p>0.520371</text:p>
              </table:table-cell>
              <table:table-cell office:value-type="float" office:value="0.476527">
                <text:p>0.476527</text:p>
              </table:table-cell>
              <table:table-cell office:value-type="float" office:value="0.501878">
                <text:p>0.501878</text:p>
              </table:table-cell>
              <table:table-cell office:value-type="float" office:value="0.511814">
                <text:p>0.511814</text:p>
              </table:table-cell>
              <table:table-cell office:value-type="float" office:value="0.468242">
                <text:p>0.468242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0.45011">
                <text:p>0.45011</text:p>
              </table:table-cell>
              <table:table-cell office:value-type="float" office:value="0.520355">
                <text:p>0.520355</text:p>
              </table:table-cell>
              <table:table-cell office:value-type="float" office:value="0.476503">
                <text:p>0.476503</text:p>
              </table:table-cell>
              <table:table-cell office:value-type="float" office:value="0.501855">
                <text:p>0.501855</text:p>
              </table:table-cell>
              <table:table-cell office:value-type="float" office:value="0.511783">
                <text:p>0.511783</text:p>
              </table:table-cell>
              <table:table-cell office:value-type="float" office:value="0.468218">
                <text:p>0.468218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0.450086">
                <text:p>0.450086</text:p>
              </table:table-cell>
              <table:table-cell office:value-type="float" office:value="0.52034">
                <text:p>0.52034</text:p>
              </table:table-cell>
              <table:table-cell office:value-type="float" office:value="0.476479">
                <text:p>0.476479</text:p>
              </table:table-cell>
              <table:table-cell office:value-type="float" office:value="0.501831">
                <text:p>0.501831</text:p>
              </table:table-cell>
              <table:table-cell office:value-type="float" office:value="0.511752">
                <text:p>0.511752</text:p>
              </table:table-cell>
              <table:table-cell office:value-type="float" office:value="0.468195">
                <text:p>0.468195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0.450063">
                <text:p>0.450063</text:p>
              </table:table-cell>
              <table:table-cell office:value-type="float" office:value="0.520324">
                <text:p>0.520324</text:p>
              </table:table-cell>
              <table:table-cell office:value-type="float" office:value="0.476455">
                <text:p>0.476455</text:p>
              </table:table-cell>
              <table:table-cell office:value-type="float" office:value="0.501808">
                <text:p>0.501808</text:p>
              </table:table-cell>
              <table:table-cell office:value-type="float" office:value="0.511722">
                <text:p>0.511722</text:p>
              </table:table-cell>
              <table:table-cell office:value-type="float" office:value="0.468171">
                <text:p>0.468171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0.450039">
                <text:p>0.450039</text:p>
              </table:table-cell>
              <table:table-cell office:value-type="float" office:value="0.520308">
                <text:p>0.520308</text:p>
              </table:table-cell>
              <table:table-cell office:value-type="float" office:value="0.47643">
                <text:p>0.47643</text:p>
              </table:table-cell>
              <table:table-cell office:value-type="float" office:value="0.501785">
                <text:p>0.501785</text:p>
              </table:table-cell>
              <table:table-cell office:value-type="float" office:value="0.511691">
                <text:p>0.511691</text:p>
              </table:table-cell>
              <table:table-cell office:value-type="float" office:value="0.468147">
                <text:p>0.468147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0.450015">
                <text:p>0.450015</text:p>
              </table:table-cell>
              <table:table-cell office:value-type="float" office:value="0.520292">
                <text:p>0.520292</text:p>
              </table:table-cell>
              <table:table-cell office:value-type="float" office:value="0.476406">
                <text:p>0.476406</text:p>
              </table:table-cell>
              <table:table-cell office:value-type="float" office:value="0.501762">
                <text:p>0.501762</text:p>
              </table:table-cell>
              <table:table-cell office:value-type="float" office:value="0.511661">
                <text:p>0.511661</text:p>
              </table:table-cell>
              <table:table-cell office:value-type="float" office:value="0.468123">
                <text:p>0.468123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0.449992">
                <text:p>0.449992</text:p>
              </table:table-cell>
              <table:table-cell office:value-type="float" office:value="0.520276">
                <text:p>0.520276</text:p>
              </table:table-cell>
              <table:table-cell office:value-type="float" office:value="0.476382">
                <text:p>0.476382</text:p>
              </table:table-cell>
              <table:table-cell office:value-type="float" office:value="0.501738">
                <text:p>0.501738</text:p>
              </table:table-cell>
              <table:table-cell office:value-type="float" office:value="0.51163">
                <text:p>0.51163</text:p>
              </table:table-cell>
              <table:table-cell office:value-type="float" office:value="0.4681">
                <text:p>0.4681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0.449965">
                <text:p>0.449965</text:p>
              </table:table-cell>
              <table:table-cell office:value-type="float" office:value="0.520258">
                <text:p>0.520258</text:p>
              </table:table-cell>
              <table:table-cell office:value-type="float" office:value="0.476358">
                <text:p>0.476358</text:p>
              </table:table-cell>
              <table:table-cell office:value-type="float" office:value="0.501715">
                <text:p>0.501715</text:p>
              </table:table-cell>
              <table:table-cell office:value-type="float" office:value="0.5116">
                <text:p>0.5116</text:p>
              </table:table-cell>
              <table:table-cell office:value-type="float" office:value="0.468077">
                <text:p>0.468077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0.449942">
                <text:p>0.449942</text:p>
              </table:table-cell>
              <table:table-cell office:value-type="float" office:value="0.520241">
                <text:p>0.520241</text:p>
              </table:table-cell>
              <table:table-cell office:value-type="float" office:value="0.476334">
                <text:p>0.476334</text:p>
              </table:table-cell>
              <table:table-cell office:value-type="float" office:value="0.501692">
                <text:p>0.501692</text:p>
              </table:table-cell>
              <table:table-cell office:value-type="float" office:value="0.51157">
                <text:p>0.51157</text:p>
              </table:table-cell>
              <table:table-cell office:value-type="float" office:value="0.468054">
                <text:p>0.468054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0.449918">
                <text:p>0.449918</text:p>
              </table:table-cell>
              <table:table-cell office:value-type="float" office:value="0.520224">
                <text:p>0.520224</text:p>
              </table:table-cell>
              <table:table-cell office:value-type="float" office:value="0.476311">
                <text:p>0.476311</text:p>
              </table:table-cell>
              <table:table-cell office:value-type="float" office:value="0.501669">
                <text:p>0.501669</text:p>
              </table:table-cell>
              <table:table-cell office:value-type="float" office:value="0.51154">
                <text:p>0.51154</text:p>
              </table:table-cell>
              <table:table-cell office:value-type="float" office:value="0.46803">
                <text:p>0.46803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0.449895">
                <text:p>0.449895</text:p>
              </table:table-cell>
              <table:table-cell office:value-type="float" office:value="0.520208">
                <text:p>0.520208</text:p>
              </table:table-cell>
              <table:table-cell office:value-type="float" office:value="0.476287">
                <text:p>0.476287</text:p>
              </table:table-cell>
              <table:table-cell office:value-type="float" office:value="0.501646">
                <text:p>0.501646</text:p>
              </table:table-cell>
              <table:table-cell office:value-type="float" office:value="0.51151">
                <text:p>0.51151</text:p>
              </table:table-cell>
              <table:table-cell office:value-type="float" office:value="0.468007">
                <text:p>0.468007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0.449872">
                <text:p>0.449872</text:p>
              </table:table-cell>
              <table:table-cell office:value-type="float" office:value="0.520192">
                <text:p>0.520192</text:p>
              </table:table-cell>
              <table:table-cell office:value-type="float" office:value="0.476263">
                <text:p>0.476263</text:p>
              </table:table-cell>
              <table:table-cell office:value-type="float" office:value="0.501622">
                <text:p>0.501622</text:p>
              </table:table-cell>
              <table:table-cell office:value-type="float" office:value="0.511481">
                <text:p>0.511481</text:p>
              </table:table-cell>
              <table:table-cell office:value-type="float" office:value="0.467984">
                <text:p>0.467984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0.449846">
                <text:p>0.449846</text:p>
              </table:table-cell>
              <table:table-cell office:value-type="float" office:value="0.520179">
                <text:p>0.520179</text:p>
              </table:table-cell>
              <table:table-cell office:value-type="float" office:value="0.476239">
                <text:p>0.476239</text:p>
              </table:table-cell>
              <table:table-cell office:value-type="float" office:value="0.501599">
                <text:p>0.501599</text:p>
              </table:table-cell>
              <table:table-cell office:value-type="float" office:value="0.511451">
                <text:p>0.511451</text:p>
              </table:table-cell>
              <table:table-cell office:value-type="float" office:value="0.467961">
                <text:p>0.467961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0.449823">
                <text:p>0.449823</text:p>
              </table:table-cell>
              <table:table-cell office:value-type="float" office:value="0.520164">
                <text:p>0.520164</text:p>
              </table:table-cell>
              <table:table-cell office:value-type="float" office:value="0.476215">
                <text:p>0.476215</text:p>
              </table:table-cell>
              <table:table-cell office:value-type="float" office:value="0.501576">
                <text:p>0.501576</text:p>
              </table:table-cell>
              <table:table-cell office:value-type="float" office:value="0.511421">
                <text:p>0.511421</text:p>
              </table:table-cell>
              <table:table-cell office:value-type="float" office:value="0.467938">
                <text:p>0.467938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0.4498">
                <text:p>0.4498</text:p>
              </table:table-cell>
              <table:table-cell office:value-type="float" office:value="0.520149">
                <text:p>0.520149</text:p>
              </table:table-cell>
              <table:table-cell office:value-type="float" office:value="0.476194">
                <text:p>0.476194</text:p>
              </table:table-cell>
              <table:table-cell office:value-type="float" office:value="0.501551">
                <text:p>0.501551</text:p>
              </table:table-cell>
              <table:table-cell office:value-type="float" office:value="0.511392">
                <text:p>0.511392</text:p>
              </table:table-cell>
              <table:table-cell office:value-type="float" office:value="0.467915">
                <text:p>0.467915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0.449777">
                <text:p>0.449777</text:p>
              </table:table-cell>
              <table:table-cell office:value-type="float" office:value="0.520134">
                <text:p>0.520134</text:p>
              </table:table-cell>
              <table:table-cell office:value-type="float" office:value="0.47617">
                <text:p>0.47617</text:p>
              </table:table-cell>
              <table:table-cell office:value-type="float" office:value="0.501527">
                <text:p>0.501527</text:p>
              </table:table-cell>
              <table:table-cell office:value-type="float" office:value="0.511363">
                <text:p>0.511363</text:p>
              </table:table-cell>
              <table:table-cell office:value-type="float" office:value="0.467892">
                <text:p>0.467892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0.449754">
                <text:p>0.449754</text:p>
              </table:table-cell>
              <table:table-cell office:value-type="float" office:value="0.520118">
                <text:p>0.520118</text:p>
              </table:table-cell>
              <table:table-cell office:value-type="float" office:value="0.476148">
                <text:p>0.476148</text:p>
              </table:table-cell>
              <table:table-cell office:value-type="float" office:value="0.501504">
                <text:p>0.501504</text:p>
              </table:table-cell>
              <table:table-cell office:value-type="float" office:value="0.511333">
                <text:p>0.511333</text:p>
              </table:table-cell>
              <table:table-cell office:value-type="float" office:value="0.467869">
                <text:p>0.467869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0.44973">
                <text:p>0.44973</text:p>
              </table:table-cell>
              <table:table-cell office:value-type="float" office:value="0.520103">
                <text:p>0.520103</text:p>
              </table:table-cell>
              <table:table-cell office:value-type="float" office:value="0.476125">
                <text:p>0.476125</text:p>
              </table:table-cell>
              <table:table-cell office:value-type="float" office:value="0.50148">
                <text:p>0.50148</text:p>
              </table:table-cell>
              <table:table-cell office:value-type="float" office:value="0.511304">
                <text:p>0.511304</text:p>
              </table:table-cell>
              <table:table-cell office:value-type="float" office:value="0.467846">
                <text:p>0.467846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0.449707">
                <text:p>0.449707</text:p>
              </table:table-cell>
              <table:table-cell office:value-type="float" office:value="0.520087">
                <text:p>0.520087</text:p>
              </table:table-cell>
              <table:table-cell office:value-type="float" office:value="0.476101">
                <text:p>0.476101</text:p>
              </table:table-cell>
              <table:table-cell office:value-type="float" office:value="0.501457">
                <text:p>0.501457</text:p>
              </table:table-cell>
              <table:table-cell office:value-type="float" office:value="0.511275">
                <text:p>0.511275</text:p>
              </table:table-cell>
              <table:table-cell office:value-type="float" office:value="0.467824">
                <text:p>0.467824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0.449684">
                <text:p>0.449684</text:p>
              </table:table-cell>
              <table:table-cell office:value-type="float" office:value="0.520071">
                <text:p>0.520071</text:p>
              </table:table-cell>
              <table:table-cell office:value-type="float" office:value="0.476077">
                <text:p>0.476077</text:p>
              </table:table-cell>
              <table:table-cell office:value-type="float" office:value="0.501434">
                <text:p>0.501434</text:p>
              </table:table-cell>
              <table:table-cell office:value-type="float" office:value="0.511246">
                <text:p>0.511246</text:p>
              </table:table-cell>
              <table:table-cell office:value-type="float" office:value="0.467801">
                <text:p>0.467801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0.449661">
                <text:p>0.449661</text:p>
              </table:table-cell>
              <table:table-cell office:value-type="float" office:value="0.520055">
                <text:p>0.520055</text:p>
              </table:table-cell>
              <table:table-cell office:value-type="float" office:value="0.476054">
                <text:p>0.476054</text:p>
              </table:table-cell>
              <table:table-cell office:value-type="float" office:value="0.501411">
                <text:p>0.501411</text:p>
              </table:table-cell>
              <table:table-cell office:value-type="float" office:value="0.511217">
                <text:p>0.511217</text:p>
              </table:table-cell>
              <table:table-cell office:value-type="float" office:value="0.467778">
                <text:p>0.467778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0.449638">
                <text:p>0.449638</text:p>
              </table:table-cell>
              <table:table-cell office:value-type="float" office:value="0.52004">
                <text:p>0.52004</text:p>
              </table:table-cell>
              <table:table-cell office:value-type="float" office:value="0.47603">
                <text:p>0.47603</text:p>
              </table:table-cell>
              <table:table-cell office:value-type="float" office:value="0.501388">
                <text:p>0.501388</text:p>
              </table:table-cell>
              <table:table-cell office:value-type="float" office:value="0.511189">
                <text:p>0.511189</text:p>
              </table:table-cell>
              <table:table-cell office:value-type="float" office:value="0.467756">
                <text:p>0.467756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0.449615">
                <text:p>0.449615</text:p>
              </table:table-cell>
              <table:table-cell office:value-type="float" office:value="0.520024">
                <text:p>0.520024</text:p>
              </table:table-cell>
              <table:table-cell office:value-type="float" office:value="0.476007">
                <text:p>0.476007</text:p>
              </table:table-cell>
              <table:table-cell office:value-type="float" office:value="0.501365">
                <text:p>0.501365</text:p>
              </table:table-cell>
              <table:table-cell office:value-type="float" office:value="0.51116">
                <text:p>0.51116</text:p>
              </table:table-cell>
              <table:table-cell office:value-type="float" office:value="0.467733">
                <text:p>0.467733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0.449592">
                <text:p>0.449592</text:p>
              </table:table-cell>
              <table:table-cell office:value-type="float" office:value="0.520009">
                <text:p>0.520009</text:p>
              </table:table-cell>
              <table:table-cell office:value-type="float" office:value="0.475986">
                <text:p>0.475986</text:p>
              </table:table-cell>
              <table:table-cell office:value-type="float" office:value="0.501337">
                <text:p>0.501337</text:p>
              </table:table-cell>
              <table:table-cell office:value-type="float" office:value="0.511131">
                <text:p>0.511131</text:p>
              </table:table-cell>
              <table:table-cell office:value-type="float" office:value="0.467711">
                <text:p>0.467711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0.449567">
                <text:p>0.449567</text:p>
              </table:table-cell>
              <table:table-cell office:value-type="float" office:value="0.519994">
                <text:p>0.519994</text:p>
              </table:table-cell>
              <table:table-cell office:value-type="float" office:value="0.475962">
                <text:p>0.475962</text:p>
              </table:table-cell>
              <table:table-cell office:value-type="float" office:value="0.501314">
                <text:p>0.501314</text:p>
              </table:table-cell>
              <table:table-cell office:value-type="float" office:value="0.511103">
                <text:p>0.511103</text:p>
              </table:table-cell>
              <table:table-cell office:value-type="float" office:value="0.467688">
                <text:p>0.467688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0.449544">
                <text:p>0.449544</text:p>
              </table:table-cell>
              <table:table-cell office:value-type="float" office:value="0.519978">
                <text:p>0.519978</text:p>
              </table:table-cell>
              <table:table-cell office:value-type="float" office:value="0.475938">
                <text:p>0.475938</text:p>
              </table:table-cell>
              <table:table-cell office:value-type="float" office:value="0.501289">
                <text:p>0.501289</text:p>
              </table:table-cell>
              <table:table-cell office:value-type="float" office:value="0.511074">
                <text:p>0.511074</text:p>
              </table:table-cell>
              <table:table-cell office:value-type="float" office:value="0.467666">
                <text:p>0.467666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0.449521">
                <text:p>0.449521</text:p>
              </table:table-cell>
              <table:table-cell office:value-type="float" office:value="0.519963">
                <text:p>0.519963</text:p>
              </table:table-cell>
              <table:table-cell office:value-type="float" office:value="0.475914">
                <text:p>0.475914</text:p>
              </table:table-cell>
              <table:table-cell office:value-type="float" office:value="0.501265">
                <text:p>0.501265</text:p>
              </table:table-cell>
              <table:table-cell office:value-type="float" office:value="0.511046">
                <text:p>0.511046</text:p>
              </table:table-cell>
              <table:table-cell office:value-type="float" office:value="0.467644">
                <text:p>0.467644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0.449498">
                <text:p>0.449498</text:p>
              </table:table-cell>
              <table:table-cell office:value-type="float" office:value="0.519948">
                <text:p>0.519948</text:p>
              </table:table-cell>
              <table:table-cell office:value-type="float" office:value="0.475891">
                <text:p>0.475891</text:p>
              </table:table-cell>
              <table:table-cell office:value-type="float" office:value="0.501241">
                <text:p>0.501241</text:p>
              </table:table-cell>
              <table:table-cell office:value-type="float" office:value="0.511018">
                <text:p>0.511018</text:p>
              </table:table-cell>
              <table:table-cell office:value-type="float" office:value="0.467622">
                <text:p>0.467622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0.449475">
                <text:p>0.449475</text:p>
              </table:table-cell>
              <table:table-cell office:value-type="float" office:value="0.519933">
                <text:p>0.519933</text:p>
              </table:table-cell>
              <table:table-cell office:value-type="float" office:value="0.475867">
                <text:p>0.475867</text:p>
              </table:table-cell>
              <table:table-cell office:value-type="float" office:value="0.501218">
                <text:p>0.501218</text:p>
              </table:table-cell>
              <table:table-cell office:value-type="float" office:value="0.51099">
                <text:p>0.51099</text:p>
              </table:table-cell>
              <table:table-cell office:value-type="float" office:value="0.4676">
                <text:p>0.4676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0.449452">
                <text:p>0.449452</text:p>
              </table:table-cell>
              <table:table-cell office:value-type="float" office:value="0.519918">
                <text:p>0.519918</text:p>
              </table:table-cell>
              <table:table-cell office:value-type="float" office:value="0.475845">
                <text:p>0.475845</text:p>
              </table:table-cell>
              <table:table-cell office:value-type="float" office:value="0.501197">
                <text:p>0.501197</text:p>
              </table:table-cell>
              <table:table-cell office:value-type="float" office:value="0.510962">
                <text:p>0.510962</text:p>
              </table:table-cell>
              <table:table-cell office:value-type="float" office:value="0.467578">
                <text:p>0.467578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0.449429">
                <text:p>0.449429</text:p>
              </table:table-cell>
              <table:table-cell office:value-type="float" office:value="0.519902">
                <text:p>0.519902</text:p>
              </table:table-cell>
              <table:table-cell office:value-type="float" office:value="0.475822">
                <text:p>0.475822</text:p>
              </table:table-cell>
              <table:table-cell office:value-type="float" office:value="0.501175">
                <text:p>0.501175</text:p>
              </table:table-cell>
              <table:table-cell office:value-type="float" office:value="0.510934">
                <text:p>0.510934</text:p>
              </table:table-cell>
              <table:table-cell office:value-type="float" office:value="0.467556">
                <text:p>0.467556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0.449406">
                <text:p>0.449406</text:p>
              </table:table-cell>
              <table:table-cell office:value-type="float" office:value="0.519887">
                <text:p>0.519887</text:p>
              </table:table-cell>
              <table:table-cell office:value-type="float" office:value="0.475798">
                <text:p>0.475798</text:p>
              </table:table-cell>
              <table:table-cell office:value-type="float" office:value="0.501153">
                <text:p>0.501153</text:p>
              </table:table-cell>
              <table:table-cell office:value-type="float" office:value="0.510906">
                <text:p>0.510906</text:p>
              </table:table-cell>
              <table:table-cell office:value-type="float" office:value="0.467534">
                <text:p>0.467534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0.449383">
                <text:p>0.449383</text:p>
              </table:table-cell>
              <table:table-cell office:value-type="float" office:value="0.519872">
                <text:p>0.519872</text:p>
              </table:table-cell>
              <table:table-cell office:value-type="float" office:value="0.475775">
                <text:p>0.475775</text:p>
              </table:table-cell>
              <table:table-cell office:value-type="float" office:value="0.501131">
                <text:p>0.501131</text:p>
              </table:table-cell>
              <table:table-cell office:value-type="float" office:value="0.510878">
                <text:p>0.510878</text:p>
              </table:table-cell>
              <table:table-cell office:value-type="float" office:value="0.467512">
                <text:p>0.467512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0.449361">
                <text:p>0.449361</text:p>
              </table:table-cell>
              <table:table-cell office:value-type="float" office:value="0.519857">
                <text:p>0.519857</text:p>
              </table:table-cell>
              <table:table-cell office:value-type="float" office:value="0.475751">
                <text:p>0.475751</text:p>
              </table:table-cell>
              <table:table-cell office:value-type="float" office:value="0.501108">
                <text:p>0.501108</text:p>
              </table:table-cell>
              <table:table-cell office:value-type="float" office:value="0.510851">
                <text:p>0.510851</text:p>
              </table:table-cell>
              <table:table-cell office:value-type="float" office:value="0.467491">
                <text:p>0.467491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0.449338">
                <text:p>0.449338</text:p>
              </table:table-cell>
              <table:table-cell office:value-type="float" office:value="0.519841">
                <text:p>0.519841</text:p>
              </table:table-cell>
              <table:table-cell office:value-type="float" office:value="0.475728">
                <text:p>0.475728</text:p>
              </table:table-cell>
              <table:table-cell office:value-type="float" office:value="0.501086">
                <text:p>0.501086</text:p>
              </table:table-cell>
              <table:table-cell office:value-type="float" office:value="0.510823">
                <text:p>0.510823</text:p>
              </table:table-cell>
              <table:table-cell office:value-type="float" office:value="0.467469">
                <text:p>0.467469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0.449315">
                <text:p>0.449315</text:p>
              </table:table-cell>
              <table:table-cell office:value-type="float" office:value="0.519826">
                <text:p>0.519826</text:p>
              </table:table-cell>
              <table:table-cell office:value-type="float" office:value="0.475704">
                <text:p>0.475704</text:p>
              </table:table-cell>
              <table:table-cell office:value-type="float" office:value="0.501064">
                <text:p>0.501064</text:p>
              </table:table-cell>
              <table:table-cell office:value-type="float" office:value="0.510796">
                <text:p>0.510796</text:p>
              </table:table-cell>
              <table:table-cell office:value-type="float" office:value="0.467447">
                <text:p>0.467447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0.449292">
                <text:p>0.449292</text:p>
              </table:table-cell>
              <table:table-cell office:value-type="float" office:value="0.519811">
                <text:p>0.519811</text:p>
              </table:table-cell>
              <table:table-cell office:value-type="float" office:value="0.475681">
                <text:p>0.475681</text:p>
              </table:table-cell>
              <table:table-cell office:value-type="float" office:value="0.501041">
                <text:p>0.501041</text:p>
              </table:table-cell>
              <table:table-cell office:value-type="float" office:value="0.510769">
                <text:p>0.510769</text:p>
              </table:table-cell>
              <table:table-cell office:value-type="float" office:value="0.467426">
                <text:p>0.467426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0.449269">
                <text:p>0.449269</text:p>
              </table:table-cell>
              <table:table-cell office:value-type="float" office:value="0.519796">
                <text:p>0.519796</text:p>
              </table:table-cell>
              <table:table-cell office:value-type="float" office:value="0.475658">
                <text:p>0.475658</text:p>
              </table:table-cell>
              <table:table-cell office:value-type="float" office:value="0.501019">
                <text:p>0.501019</text:p>
              </table:table-cell>
              <table:table-cell office:value-type="float" office:value="0.510741">
                <text:p>0.510741</text:p>
              </table:table-cell>
              <table:table-cell office:value-type="float" office:value="0.467405">
                <text:p>0.467405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0.449246">
                <text:p>0.449246</text:p>
              </table:table-cell>
              <table:table-cell office:value-type="float" office:value="0.519781">
                <text:p>0.519781</text:p>
              </table:table-cell>
              <table:table-cell office:value-type="float" office:value="0.475634">
                <text:p>0.475634</text:p>
              </table:table-cell>
              <table:table-cell office:value-type="float" office:value="0.500996">
                <text:p>0.500996</text:p>
              </table:table-cell>
              <table:table-cell office:value-type="float" office:value="0.510714">
                <text:p>0.510714</text:p>
              </table:table-cell>
              <table:table-cell office:value-type="float" office:value="0.467383">
                <text:p>0.467383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0.449224">
                <text:p>0.449224</text:p>
              </table:table-cell>
              <table:table-cell office:value-type="float" office:value="0.519765">
                <text:p>0.519765</text:p>
              </table:table-cell>
              <table:table-cell office:value-type="float" office:value="0.475611">
                <text:p>0.475611</text:p>
              </table:table-cell>
              <table:table-cell office:value-type="float" office:value="0.500974">
                <text:p>0.500974</text:p>
              </table:table-cell>
              <table:table-cell office:value-type="float" office:value="0.510687">
                <text:p>0.510687</text:p>
              </table:table-cell>
              <table:table-cell office:value-type="float" office:value="0.467362">
                <text:p>0.467362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0.449201">
                <text:p>0.449201</text:p>
              </table:table-cell>
              <table:table-cell office:value-type="float" office:value="0.51975">
                <text:p>0.51975</text:p>
              </table:table-cell>
              <table:table-cell office:value-type="float" office:value="0.475588">
                <text:p>0.475588</text:p>
              </table:table-cell>
              <table:table-cell office:value-type="float" office:value="0.500952">
                <text:p>0.500952</text:p>
              </table:table-cell>
              <table:table-cell office:value-type="float" office:value="0.51066">
                <text:p>0.51066</text:p>
              </table:table-cell>
              <table:table-cell office:value-type="float" office:value="0.467341">
                <text:p>0.467341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0.449178">
                <text:p>0.449178</text:p>
              </table:table-cell>
              <table:table-cell office:value-type="float" office:value="0.519735">
                <text:p>0.519735</text:p>
              </table:table-cell>
              <table:table-cell office:value-type="float" office:value="0.475565">
                <text:p>0.475565</text:p>
              </table:table-cell>
              <table:table-cell office:value-type="float" office:value="0.500929">
                <text:p>0.500929</text:p>
              </table:table-cell>
              <table:table-cell office:value-type="float" office:value="0.510633">
                <text:p>0.510633</text:p>
              </table:table-cell>
              <table:table-cell office:value-type="float" office:value="0.46732">
                <text:p>0.46732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0.449156">
                <text:p>0.449156</text:p>
              </table:table-cell>
              <table:table-cell office:value-type="float" office:value="0.51972">
                <text:p>0.51972</text:p>
              </table:table-cell>
              <table:table-cell office:value-type="float" office:value="0.475541">
                <text:p>0.475541</text:p>
              </table:table-cell>
              <table:table-cell office:value-type="float" office:value="0.500907">
                <text:p>0.500907</text:p>
              </table:table-cell>
              <table:table-cell office:value-type="float" office:value="0.510606">
                <text:p>0.510606</text:p>
              </table:table-cell>
              <table:table-cell office:value-type="float" office:value="0.467299">
                <text:p>0.467299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0.449133">
                <text:p>0.449133</text:p>
              </table:table-cell>
              <table:table-cell office:value-type="float" office:value="0.519705">
                <text:p>0.519705</text:p>
              </table:table-cell>
              <table:table-cell office:value-type="float" office:value="0.475518">
                <text:p>0.475518</text:p>
              </table:table-cell>
              <table:table-cell office:value-type="float" office:value="0.500885">
                <text:p>0.500885</text:p>
              </table:table-cell>
              <table:table-cell office:value-type="float" office:value="0.51058">
                <text:p>0.51058</text:p>
              </table:table-cell>
              <table:table-cell office:value-type="float" office:value="0.467278">
                <text:p>0.467278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0.44911">
                <text:p>0.44911</text:p>
              </table:table-cell>
              <table:table-cell office:value-type="float" office:value="0.519689">
                <text:p>0.519689</text:p>
              </table:table-cell>
              <table:table-cell office:value-type="float" office:value="0.475494">
                <text:p>0.475494</text:p>
              </table:table-cell>
              <table:table-cell office:value-type="float" office:value="0.500861">
                <text:p>0.500861</text:p>
              </table:table-cell>
              <table:table-cell office:value-type="float" office:value="0.510553">
                <text:p>0.510553</text:p>
              </table:table-cell>
              <table:table-cell office:value-type="float" office:value="0.467257">
                <text:p>0.467257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0.449088">
                <text:p>0.449088</text:p>
              </table:table-cell>
              <table:table-cell office:value-type="float" office:value="0.519674">
                <text:p>0.519674</text:p>
              </table:table-cell>
              <table:table-cell office:value-type="float" office:value="0.475471">
                <text:p>0.475471</text:p>
              </table:table-cell>
              <table:table-cell office:value-type="float" office:value="0.500838">
                <text:p>0.500838</text:p>
              </table:table-cell>
              <table:table-cell office:value-type="float" office:value="0.510527">
                <text:p>0.510527</text:p>
              </table:table-cell>
              <table:table-cell office:value-type="float" office:value="0.467237">
                <text:p>0.467237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0.449065">
                <text:p>0.449065</text:p>
              </table:table-cell>
              <table:table-cell office:value-type="float" office:value="0.519659">
                <text:p>0.519659</text:p>
              </table:table-cell>
              <table:table-cell office:value-type="float" office:value="0.475447">
                <text:p>0.475447</text:p>
              </table:table-cell>
              <table:table-cell office:value-type="float" office:value="0.500816">
                <text:p>0.500816</text:p>
              </table:table-cell>
              <table:table-cell office:value-type="float" office:value="0.5105">
                <text:p>0.5105</text:p>
              </table:table-cell>
              <table:table-cell office:value-type="float" office:value="0.467216">
                <text:p>0.467216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0.449042">
                <text:p>0.449042</text:p>
              </table:table-cell>
              <table:table-cell office:value-type="float" office:value="0.519644">
                <text:p>0.519644</text:p>
              </table:table-cell>
              <table:table-cell office:value-type="float" office:value="0.475424">
                <text:p>0.475424</text:p>
              </table:table-cell>
              <table:table-cell office:value-type="float" office:value="0.500793">
                <text:p>0.500793</text:p>
              </table:table-cell>
              <table:table-cell office:value-type="float" office:value="0.510474">
                <text:p>0.510474</text:p>
              </table:table-cell>
              <table:table-cell office:value-type="float" office:value="0.467195">
                <text:p>0.467195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0.44902">
                <text:p>0.44902</text:p>
              </table:table-cell>
              <table:table-cell office:value-type="float" office:value="0.519629">
                <text:p>0.519629</text:p>
              </table:table-cell>
              <table:table-cell office:value-type="float" office:value="0.475401">
                <text:p>0.475401</text:p>
              </table:table-cell>
              <table:table-cell office:value-type="float" office:value="0.500771">
                <text:p>0.500771</text:p>
              </table:table-cell>
              <table:table-cell office:value-type="float" office:value="0.510448">
                <text:p>0.510448</text:p>
              </table:table-cell>
              <table:table-cell office:value-type="float" office:value="0.467175">
                <text:p>0.467175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0.448997">
                <text:p>0.448997</text:p>
              </table:table-cell>
              <table:table-cell office:value-type="float" office:value="0.519614">
                <text:p>0.519614</text:p>
              </table:table-cell>
              <table:table-cell office:value-type="float" office:value="0.475378">
                <text:p>0.475378</text:p>
              </table:table-cell>
              <table:table-cell office:value-type="float" office:value="0.500749">
                <text:p>0.500749</text:p>
              </table:table-cell>
              <table:table-cell office:value-type="float" office:value="0.510421">
                <text:p>0.510421</text:p>
              </table:table-cell>
              <table:table-cell office:value-type="float" office:value="0.467154">
                <text:p>0.467154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0.448975">
                <text:p>0.448975</text:p>
              </table:table-cell>
              <table:table-cell office:value-type="float" office:value="0.519599">
                <text:p>0.519599</text:p>
              </table:table-cell>
              <table:table-cell office:value-type="float" office:value="0.475355">
                <text:p>0.475355</text:p>
              </table:table-cell>
              <table:table-cell office:value-type="float" office:value="0.500727">
                <text:p>0.500727</text:p>
              </table:table-cell>
              <table:table-cell office:value-type="float" office:value="0.510395">
                <text:p>0.510395</text:p>
              </table:table-cell>
              <table:table-cell office:value-type="float" office:value="0.467133">
                <text:p>0.467133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0.448952">
                <text:p>0.448952</text:p>
              </table:table-cell>
              <table:table-cell office:value-type="float" office:value="0.519584">
                <text:p>0.519584</text:p>
              </table:table-cell>
              <table:table-cell office:value-type="float" office:value="0.475332">
                <text:p>0.475332</text:p>
              </table:table-cell>
              <table:table-cell office:value-type="float" office:value="0.500705">
                <text:p>0.500705</text:p>
              </table:table-cell>
              <table:table-cell office:value-type="float" office:value="0.510369">
                <text:p>0.510369</text:p>
              </table:table-cell>
              <table:table-cell office:value-type="float" office:value="0.467113">
                <text:p>0.467113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0.44893">
                <text:p>0.44893</text:p>
              </table:table-cell>
              <table:table-cell office:value-type="float" office:value="0.519568">
                <text:p>0.519568</text:p>
              </table:table-cell>
              <table:table-cell office:value-type="float" office:value="0.475309">
                <text:p>0.475309</text:p>
              </table:table-cell>
              <table:table-cell office:value-type="float" office:value="0.500682">
                <text:p>0.500682</text:p>
              </table:table-cell>
              <table:table-cell office:value-type="float" office:value="0.510343">
                <text:p>0.510343</text:p>
              </table:table-cell>
              <table:table-cell office:value-type="float" office:value="0.467093">
                <text:p>0.467093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0.448907">
                <text:p>0.448907</text:p>
              </table:table-cell>
              <table:table-cell office:value-type="float" office:value="0.519553">
                <text:p>0.519553</text:p>
              </table:table-cell>
              <table:table-cell office:value-type="float" office:value="0.475286">
                <text:p>0.475286</text:p>
              </table:table-cell>
              <table:table-cell office:value-type="float" office:value="0.50066">
                <text:p>0.50066</text:p>
              </table:table-cell>
              <table:table-cell office:value-type="float" office:value="0.510317">
                <text:p>0.510317</text:p>
              </table:table-cell>
              <table:table-cell office:value-type="float" office:value="0.467072">
                <text:p>0.467072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0.448885">
                <text:p>0.448885</text:p>
              </table:table-cell>
              <table:table-cell office:value-type="float" office:value="0.519538">
                <text:p>0.519538</text:p>
              </table:table-cell>
              <table:table-cell office:value-type="float" office:value="0.475263">
                <text:p>0.475263</text:p>
              </table:table-cell>
              <table:table-cell office:value-type="float" office:value="0.500638">
                <text:p>0.500638</text:p>
              </table:table-cell>
              <table:table-cell office:value-type="float" office:value="0.510291">
                <text:p>0.510291</text:p>
              </table:table-cell>
              <table:table-cell office:value-type="float" office:value="0.467052">
                <text:p>0.467052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0.448862">
                <text:p>0.448862</text:p>
              </table:table-cell>
              <table:table-cell office:value-type="float" office:value="0.519523">
                <text:p>0.519523</text:p>
              </table:table-cell>
              <table:table-cell office:value-type="float" office:value="0.47524">
                <text:p>0.47524</text:p>
              </table:table-cell>
              <table:table-cell office:value-type="float" office:value="0.500616">
                <text:p>0.500616</text:p>
              </table:table-cell>
              <table:table-cell office:value-type="float" office:value="0.510265">
                <text:p>0.510265</text:p>
              </table:table-cell>
              <table:table-cell office:value-type="float" office:value="0.467032">
                <text:p>0.467032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0.44884">
                <text:p>0.44884</text:p>
              </table:table-cell>
              <table:table-cell office:value-type="float" office:value="0.519508">
                <text:p>0.519508</text:p>
              </table:table-cell>
              <table:table-cell office:value-type="float" office:value="0.475217">
                <text:p>0.475217</text:p>
              </table:table-cell>
              <table:table-cell office:value-type="float" office:value="0.500594">
                <text:p>0.500594</text:p>
              </table:table-cell>
              <table:table-cell office:value-type="float" office:value="0.51024">
                <text:p>0.51024</text:p>
              </table:table-cell>
              <table:table-cell office:value-type="float" office:value="0.467013">
                <text:p>0.467013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0.448817">
                <text:p>0.448817</text:p>
              </table:table-cell>
              <table:table-cell office:value-type="float" office:value="0.519493">
                <text:p>0.519493</text:p>
              </table:table-cell>
              <table:table-cell office:value-type="float" office:value="0.475194">
                <text:p>0.475194</text:p>
              </table:table-cell>
              <table:table-cell office:value-type="float" office:value="0.500572">
                <text:p>0.500572</text:p>
              </table:table-cell>
              <table:table-cell office:value-type="float" office:value="0.510214">
                <text:p>0.510214</text:p>
              </table:table-cell>
              <table:table-cell office:value-type="float" office:value="0.466992">
                <text:p>0.466992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0.448795">
                <text:p>0.448795</text:p>
              </table:table-cell>
              <table:table-cell office:value-type="float" office:value="0.519478">
                <text:p>0.519478</text:p>
              </table:table-cell>
              <table:table-cell office:value-type="float" office:value="0.475171">
                <text:p>0.475171</text:p>
              </table:table-cell>
              <table:table-cell office:value-type="float" office:value="0.50055">
                <text:p>0.50055</text:p>
              </table:table-cell>
              <table:table-cell office:value-type="float" office:value="0.510189">
                <text:p>0.510189</text:p>
              </table:table-cell>
              <table:table-cell office:value-type="float" office:value="0.466972">
                <text:p>0.466972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0.448773">
                <text:p>0.448773</text:p>
              </table:table-cell>
              <table:table-cell office:value-type="float" office:value="0.519463">
                <text:p>0.519463</text:p>
              </table:table-cell>
              <table:table-cell office:value-type="float" office:value="0.475148">
                <text:p>0.475148</text:p>
              </table:table-cell>
              <table:table-cell office:value-type="float" office:value="0.500528">
                <text:p>0.500528</text:p>
              </table:table-cell>
              <table:table-cell office:value-type="float" office:value="0.510163">
                <text:p>0.510163</text:p>
              </table:table-cell>
              <table:table-cell office:value-type="float" office:value="0.466952">
                <text:p>0.466952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0.44875">
                <text:p>0.44875</text:p>
              </table:table-cell>
              <table:table-cell office:value-type="float" office:value="0.519448">
                <text:p>0.519448</text:p>
              </table:table-cell>
              <table:table-cell office:value-type="float" office:value="0.475125">
                <text:p>0.475125</text:p>
              </table:table-cell>
              <table:table-cell office:value-type="float" office:value="0.500506">
                <text:p>0.500506</text:p>
              </table:table-cell>
              <table:table-cell office:value-type="float" office:value="0.510137">
                <text:p>0.510137</text:p>
              </table:table-cell>
              <table:table-cell office:value-type="float" office:value="0.466931">
                <text:p>0.466931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0.448728">
                <text:p>0.448728</text:p>
              </table:table-cell>
              <table:table-cell office:value-type="float" office:value="0.519433">
                <text:p>0.519433</text:p>
              </table:table-cell>
              <table:table-cell office:value-type="float" office:value="0.475102">
                <text:p>0.475102</text:p>
              </table:table-cell>
              <table:table-cell office:value-type="float" office:value="0.500484">
                <text:p>0.500484</text:p>
              </table:table-cell>
              <table:table-cell office:value-type="float" office:value="0.510123">
                <text:p>0.510123</text:p>
              </table:table-cell>
              <table:table-cell office:value-type="float" office:value="0.466918">
                <text:p>0.466918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0.448706">
                <text:p>0.448706</text:p>
              </table:table-cell>
              <table:table-cell office:value-type="float" office:value="0.519418">
                <text:p>0.519418</text:p>
              </table:table-cell>
              <table:table-cell office:value-type="float" office:value="0.475079">
                <text:p>0.475079</text:p>
              </table:table-cell>
              <table:table-cell office:value-type="float" office:value="0.500462">
                <text:p>0.500462</text:p>
              </table:table-cell>
              <table:table-cell office:value-type="float" office:value="0.510085">
                <text:p>0.510085</text:p>
              </table:table-cell>
              <table:table-cell office:value-type="float" office:value="0.466894">
                <text:p>0.466894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0.448685">
                <text:p>0.448685</text:p>
              </table:table-cell>
              <table:table-cell office:value-type="float" office:value="0.519401">
                <text:p>0.519401</text:p>
              </table:table-cell>
              <table:table-cell office:value-type="float" office:value="0.475056">
                <text:p>0.475056</text:p>
              </table:table-cell>
              <table:table-cell office:value-type="float" office:value="0.50044">
                <text:p>0.50044</text:p>
              </table:table-cell>
              <table:table-cell office:value-type="float" office:value="0.510072">
                <text:p>0.510072</text:p>
              </table:table-cell>
              <table:table-cell office:value-type="float" office:value="0.46688">
                <text:p>0.46688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0.448662">
                <text:p>0.448662</text:p>
              </table:table-cell>
              <table:table-cell office:value-type="float" office:value="0.519385">
                <text:p>0.519385</text:p>
              </table:table-cell>
              <table:table-cell office:value-type="float" office:value="0.475034">
                <text:p>0.475034</text:p>
              </table:table-cell>
              <table:table-cell office:value-type="float" office:value="0.500418">
                <text:p>0.500418</text:p>
              </table:table-cell>
              <table:table-cell office:value-type="float" office:value="0.510046">
                <text:p>0.510046</text:p>
              </table:table-cell>
              <table:table-cell office:value-type="float" office:value="0.466863">
                <text:p>0.466863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0.44864">
                <text:p>0.44864</text:p>
              </table:table-cell>
              <table:table-cell office:value-type="float" office:value="0.519369">
                <text:p>0.519369</text:p>
              </table:table-cell>
              <table:table-cell office:value-type="float" office:value="0.475011">
                <text:p>0.475011</text:p>
              </table:table-cell>
              <table:table-cell office:value-type="float" office:value="0.500395">
                <text:p>0.500395</text:p>
              </table:table-cell>
              <table:table-cell office:value-type="float" office:value="0.510022">
                <text:p>0.510022</text:p>
              </table:table-cell>
              <table:table-cell office:value-type="float" office:value="0.466845">
                <text:p>0.466845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0.448618">
                <text:p>0.448618</text:p>
              </table:table-cell>
              <table:table-cell office:value-type="float" office:value="0.519353">
                <text:p>0.519353</text:p>
              </table:table-cell>
              <table:table-cell office:value-type="float" office:value="0.474989">
                <text:p>0.474989</text:p>
              </table:table-cell>
              <table:table-cell office:value-type="float" office:value="0.500373">
                <text:p>0.500373</text:p>
              </table:table-cell>
              <table:table-cell office:value-type="float" office:value="0.509997">
                <text:p>0.509997</text:p>
              </table:table-cell>
              <table:table-cell office:value-type="float" office:value="0.466827">
                <text:p>0.466827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0.448595">
                <text:p>0.448595</text:p>
              </table:table-cell>
              <table:table-cell office:value-type="float" office:value="0.519337">
                <text:p>0.519337</text:p>
              </table:table-cell>
              <table:table-cell office:value-type="float" office:value="0.474963">
                <text:p>0.474963</text:p>
              </table:table-cell>
              <table:table-cell office:value-type="float" office:value="0.500347">
                <text:p>0.500347</text:p>
              </table:table-cell>
              <table:table-cell office:value-type="float" office:value="0.509962">
                <text:p>0.509962</text:p>
              </table:table-cell>
              <table:table-cell office:value-type="float" office:value="0.466802">
                <text:p>0.466802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0.448573">
                <text:p>0.448573</text:p>
              </table:table-cell>
              <table:table-cell office:value-type="float" office:value="0.519322">
                <text:p>0.519322</text:p>
              </table:table-cell>
              <table:table-cell office:value-type="float" office:value="0.47494">
                <text:p>0.47494</text:p>
              </table:table-cell>
              <table:table-cell office:value-type="float" office:value="0.500323">
                <text:p>0.500323</text:p>
              </table:table-cell>
              <table:table-cell office:value-type="float" office:value="0.509949">
                <text:p>0.509949</text:p>
              </table:table-cell>
              <table:table-cell office:value-type="float" office:value="0.466788">
                <text:p>0.466788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0.448551">
                <text:p>0.448551</text:p>
              </table:table-cell>
              <table:table-cell office:value-type="float" office:value="0.519307">
                <text:p>0.519307</text:p>
              </table:table-cell>
              <table:table-cell office:value-type="float" office:value="0.474917">
                <text:p>0.474917</text:p>
              </table:table-cell>
              <table:table-cell office:value-type="float" office:value="0.5003">
                <text:p>0.5003</text:p>
              </table:table-cell>
              <table:table-cell office:value-type="float" office:value="0.509924">
                <text:p>0.509924</text:p>
              </table:table-cell>
              <table:table-cell office:value-type="float" office:value="0.466771">
                <text:p>0.466771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0.448528">
                <text:p>0.448528</text:p>
              </table:table-cell>
              <table:table-cell office:value-type="float" office:value="0.519291">
                <text:p>0.519291</text:p>
              </table:table-cell>
              <table:table-cell office:value-type="float" office:value="0.474894">
                <text:p>0.474894</text:p>
              </table:table-cell>
              <table:table-cell office:value-type="float" office:value="0.500278">
                <text:p>0.500278</text:p>
              </table:table-cell>
              <table:table-cell office:value-type="float" office:value="0.509899">
                <text:p>0.509899</text:p>
              </table:table-cell>
              <table:table-cell office:value-type="float" office:value="0.466753">
                <text:p>0.466753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0.448506">
                <text:p>0.448506</text:p>
              </table:table-cell>
              <table:table-cell office:value-type="float" office:value="0.519276">
                <text:p>0.519276</text:p>
              </table:table-cell>
              <table:table-cell office:value-type="float" office:value="0.474872">
                <text:p>0.474872</text:p>
              </table:table-cell>
              <table:table-cell office:value-type="float" office:value="0.500256">
                <text:p>0.500256</text:p>
              </table:table-cell>
              <table:table-cell office:value-type="float" office:value="0.509875">
                <text:p>0.509875</text:p>
              </table:table-cell>
              <table:table-cell office:value-type="float" office:value="0.466735">
                <text:p>0.466735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0.448484">
                <text:p>0.448484</text:p>
              </table:table-cell>
              <table:table-cell office:value-type="float" office:value="0.519261">
                <text:p>0.519261</text:p>
              </table:table-cell>
              <table:table-cell office:value-type="float" office:value="0.474849">
                <text:p>0.474849</text:p>
              </table:table-cell>
              <table:table-cell office:value-type="float" office:value="0.500234">
                <text:p>0.500234</text:p>
              </table:table-cell>
              <table:table-cell office:value-type="float" office:value="0.509851">
                <text:p>0.509851</text:p>
              </table:table-cell>
              <table:table-cell office:value-type="float" office:value="0.466717">
                <text:p>0.466717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0.448462">
                <text:p>0.448462</text:p>
              </table:table-cell>
              <table:table-cell office:value-type="float" office:value="0.519246">
                <text:p>0.519246</text:p>
              </table:table-cell>
              <table:table-cell office:value-type="float" office:value="0.474826">
                <text:p>0.474826</text:p>
              </table:table-cell>
              <table:table-cell office:value-type="float" office:value="0.500212">
                <text:p>0.500212</text:p>
              </table:table-cell>
              <table:table-cell office:value-type="float" office:value="0.509827">
                <text:p>0.509827</text:p>
              </table:table-cell>
              <table:table-cell office:value-type="float" office:value="0.466699">
                <text:p>0.466699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0.44844">
                <text:p>0.44844</text:p>
              </table:table-cell>
              <table:table-cell office:value-type="float" office:value="0.519231">
                <text:p>0.519231</text:p>
              </table:table-cell>
              <table:table-cell office:value-type="float" office:value="0.474804">
                <text:p>0.474804</text:p>
              </table:table-cell>
              <table:table-cell office:value-type="float" office:value="0.50019">
                <text:p>0.50019</text:p>
              </table:table-cell>
              <table:table-cell office:value-type="float" office:value="0.509803">
                <text:p>0.509803</text:p>
              </table:table-cell>
              <table:table-cell office:value-type="float" office:value="0.466681">
                <text:p>0.466681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0.448417">
                <text:p>0.448417</text:p>
              </table:table-cell>
              <table:table-cell office:value-type="float" office:value="0.519216">
                <text:p>0.519216</text:p>
              </table:table-cell>
              <table:table-cell office:value-type="float" office:value="0.474781">
                <text:p>0.474781</text:p>
              </table:table-cell>
              <table:table-cell office:value-type="float" office:value="0.500168">
                <text:p>0.500168</text:p>
              </table:table-cell>
              <table:table-cell office:value-type="float" office:value="0.509779">
                <text:p>0.509779</text:p>
              </table:table-cell>
              <table:table-cell office:value-type="float" office:value="0.466662">
                <text:p>0.466662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0.448395">
                <text:p>0.448395</text:p>
              </table:table-cell>
              <table:table-cell office:value-type="float" office:value="0.519201">
                <text:p>0.519201</text:p>
              </table:table-cell>
              <table:table-cell office:value-type="float" office:value="0.474758">
                <text:p>0.474758</text:p>
              </table:table-cell>
              <table:table-cell office:value-type="float" office:value="0.500146">
                <text:p>0.500146</text:p>
              </table:table-cell>
              <table:table-cell office:value-type="float" office:value="0.509755">
                <text:p>0.509755</text:p>
              </table:table-cell>
              <table:table-cell office:value-type="float" office:value="0.466644">
                <text:p>0.466644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0.448373">
                <text:p>0.448373</text:p>
              </table:table-cell>
              <table:table-cell office:value-type="float" office:value="0.519186">
                <text:p>0.519186</text:p>
              </table:table-cell>
              <table:table-cell office:value-type="float" office:value="0.474736">
                <text:p>0.474736</text:p>
              </table:table-cell>
              <table:table-cell office:value-type="float" office:value="0.500125">
                <text:p>0.500125</text:p>
              </table:table-cell>
              <table:table-cell office:value-type="float" office:value="0.50972">
                <text:p>0.50972</text:p>
              </table:table-cell>
              <table:table-cell office:value-type="float" office:value="0.466619">
                <text:p>0.466619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0.448351">
                <text:p>0.448351</text:p>
              </table:table-cell>
              <table:table-cell office:value-type="float" office:value="0.519171">
                <text:p>0.519171</text:p>
              </table:table-cell>
              <table:table-cell office:value-type="float" office:value="0.474713">
                <text:p>0.474713</text:p>
              </table:table-cell>
              <table:table-cell office:value-type="float" office:value="0.500103">
                <text:p>0.500103</text:p>
              </table:table-cell>
              <table:table-cell office:value-type="float" office:value="0.509708">
                <text:p>0.509708</text:p>
              </table:table-cell>
              <table:table-cell office:value-type="float" office:value="0.466604">
                <text:p>0.466604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0.448329">
                <text:p>0.448329</text:p>
              </table:table-cell>
              <table:table-cell office:value-type="float" office:value="0.519156">
                <text:p>0.519156</text:p>
              </table:table-cell>
              <table:table-cell office:value-type="float" office:value="0.474689">
                <text:p>0.474689</text:p>
              </table:table-cell>
              <table:table-cell office:value-type="float" office:value="0.500078">
                <text:p>0.500078</text:p>
              </table:table-cell>
              <table:table-cell office:value-type="float" office:value="0.509684">
                <text:p>0.509684</text:p>
              </table:table-cell>
              <table:table-cell office:value-type="float" office:value="0.466586">
                <text:p>0.466586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0.448307">
                <text:p>0.448307</text:p>
              </table:table-cell>
              <table:table-cell office:value-type="float" office:value="0.519141">
                <text:p>0.519141</text:p>
              </table:table-cell>
              <table:table-cell office:value-type="float" office:value="0.474667">
                <text:p>0.474667</text:p>
              </table:table-cell>
              <table:table-cell office:value-type="float" office:value="0.500054">
                <text:p>0.500054</text:p>
              </table:table-cell>
              <table:table-cell office:value-type="float" office:value="0.50966">
                <text:p>0.50966</text:p>
              </table:table-cell>
              <table:table-cell office:value-type="float" office:value="0.466568">
                <text:p>0.466568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0.448285">
                <text:p>0.448285</text:p>
              </table:table-cell>
              <table:table-cell office:value-type="float" office:value="0.519126">
                <text:p>0.519126</text:p>
              </table:table-cell>
              <table:table-cell office:value-type="float" office:value="0.474645">
                <text:p>0.474645</text:p>
              </table:table-cell>
              <table:table-cell office:value-type="float" office:value="0.500031">
                <text:p>0.500031</text:p>
              </table:table-cell>
              <table:table-cell office:value-type="float" office:value="0.509637">
                <text:p>0.509637</text:p>
              </table:table-cell>
              <table:table-cell office:value-type="float" office:value="0.46655">
                <text:p>0.46655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0.448263">
                <text:p>0.448263</text:p>
              </table:table-cell>
              <table:table-cell office:value-type="float" office:value="0.519111">
                <text:p>0.519111</text:p>
              </table:table-cell>
              <table:table-cell office:value-type="float" office:value="0.474622">
                <text:p>0.474622</text:p>
              </table:table-cell>
              <table:table-cell office:value-type="float" office:value="0.500008">
                <text:p>0.500008</text:p>
              </table:table-cell>
              <table:table-cell office:value-type="float" office:value="0.509613">
                <text:p>0.509613</text:p>
              </table:table-cell>
              <table:table-cell office:value-type="float" office:value="0.466532">
                <text:p>0.466532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0.448241">
                <text:p>0.448241</text:p>
              </table:table-cell>
              <table:table-cell office:value-type="float" office:value="0.519096">
                <text:p>0.519096</text:p>
              </table:table-cell>
              <table:table-cell office:value-type="float" office:value="0.4746">
                <text:p>0.4746</text:p>
              </table:table-cell>
              <table:table-cell office:value-type="float" office:value="0.499986">
                <text:p>0.499986</text:p>
              </table:table-cell>
              <table:table-cell office:value-type="float" office:value="0.50959">
                <text:p>0.50959</text:p>
              </table:table-cell>
              <table:table-cell office:value-type="float" office:value="0.466514">
                <text:p>0.466514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0.448219">
                <text:p>0.448219</text:p>
              </table:table-cell>
              <table:table-cell office:value-type="float" office:value="0.519081">
                <text:p>0.519081</text:p>
              </table:table-cell>
              <table:table-cell office:value-type="float" office:value="0.474577">
                <text:p>0.474577</text:p>
              </table:table-cell>
              <table:table-cell office:value-type="float" office:value="0.499964">
                <text:p>0.499964</text:p>
              </table:table-cell>
              <table:table-cell office:value-type="float" office:value="0.509566">
                <text:p>0.509566</text:p>
              </table:table-cell>
              <table:table-cell office:value-type="float" office:value="0.466496">
                <text:p>0.466496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0.448197">
                <text:p>0.448197</text:p>
              </table:table-cell>
              <table:table-cell office:value-type="float" office:value="0.519066">
                <text:p>0.519066</text:p>
              </table:table-cell>
              <table:table-cell office:value-type="float" office:value="0.474555">
                <text:p>0.474555</text:p>
              </table:table-cell>
              <table:table-cell office:value-type="float" office:value="0.499942">
                <text:p>0.499942</text:p>
              </table:table-cell>
              <table:table-cell office:value-type="float" office:value="0.509543">
                <text:p>0.509543</text:p>
              </table:table-cell>
              <table:table-cell office:value-type="float" office:value="0.466478">
                <text:p>0.466478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0.448175">
                <text:p>0.448175</text:p>
              </table:table-cell>
              <table:table-cell office:value-type="float" office:value="0.519051">
                <text:p>0.519051</text:p>
              </table:table-cell>
              <table:table-cell office:value-type="float" office:value="0.474532">
                <text:p>0.474532</text:p>
              </table:table-cell>
              <table:table-cell office:value-type="float" office:value="0.499919">
                <text:p>0.499919</text:p>
              </table:table-cell>
              <table:table-cell office:value-type="float" office:value="0.50952">
                <text:p>0.50952</text:p>
              </table:table-cell>
              <table:table-cell office:value-type="float" office:value="0.46646">
                <text:p>0.46646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0.448153">
                <text:p>0.448153</text:p>
              </table:table-cell>
              <table:table-cell office:value-type="float" office:value="0.519037">
                <text:p>0.519037</text:p>
              </table:table-cell>
              <table:table-cell office:value-type="float" office:value="0.47451">
                <text:p>0.47451</text:p>
              </table:table-cell>
              <table:table-cell office:value-type="float" office:value="0.499896">
                <text:p>0.499896</text:p>
              </table:table-cell>
              <table:table-cell office:value-type="float" office:value="0.509497">
                <text:p>0.509497</text:p>
              </table:table-cell>
              <table:table-cell office:value-type="float" office:value="0.466442">
                <text:p>0.466442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0.448131">
                <text:p>0.448131</text:p>
              </table:table-cell>
              <table:table-cell office:value-type="float" office:value="0.519022">
                <text:p>0.519022</text:p>
              </table:table-cell>
              <table:table-cell office:value-type="float" office:value="0.474488">
                <text:p>0.474488</text:p>
              </table:table-cell>
              <table:table-cell office:value-type="float" office:value="0.499876">
                <text:p>0.499876</text:p>
              </table:table-cell>
              <table:table-cell office:value-type="float" office:value="0.509473">
                <text:p>0.509473</text:p>
              </table:table-cell>
              <table:table-cell office:value-type="float" office:value="0.466424">
                <text:p>0.466424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0.448103">
                <text:p>0.448103</text:p>
              </table:table-cell>
              <table:table-cell office:value-type="float" office:value="0.519005">
                <text:p>0.519005</text:p>
              </table:table-cell>
              <table:table-cell office:value-type="float" office:value="0.474464">
                <text:p>0.474464</text:p>
              </table:table-cell>
              <table:table-cell office:value-type="float" office:value="0.499852">
                <text:p>0.499852</text:p>
              </table:table-cell>
              <table:table-cell office:value-type="float" office:value="0.50945">
                <text:p>0.50945</text:p>
              </table:table-cell>
              <table:table-cell office:value-type="float" office:value="0.466406">
                <text:p>0.466406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0.448089">
                <text:p>0.448089</text:p>
              </table:table-cell>
              <table:table-cell office:value-type="float" office:value="0.518992">
                <text:p>0.518992</text:p>
              </table:table-cell>
              <table:table-cell office:value-type="float" office:value="0.474443">
                <text:p>0.474443</text:p>
              </table:table-cell>
              <table:table-cell office:value-type="float" office:value="0.499832">
                <text:p>0.499832</text:p>
              </table:table-cell>
              <table:table-cell office:value-type="float" office:value="0.509428">
                <text:p>0.509428</text:p>
              </table:table-cell>
              <table:table-cell office:value-type="float" office:value="0.466388">
                <text:p>0.466388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0.448065">
                <text:p>0.448065</text:p>
              </table:table-cell>
              <table:table-cell office:value-type="float" office:value="0.518978">
                <text:p>0.518978</text:p>
              </table:table-cell>
              <table:table-cell office:value-type="float" office:value="0.47442">
                <text:p>0.47442</text:p>
              </table:table-cell>
              <table:table-cell office:value-type="float" office:value="0.499809">
                <text:p>0.499809</text:p>
              </table:table-cell>
              <table:table-cell office:value-type="float" office:value="0.509405">
                <text:p>0.509405</text:p>
              </table:table-cell>
              <table:table-cell office:value-type="float" office:value="0.46637">
                <text:p>0.46637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0.448043">
                <text:p>0.448043</text:p>
              </table:table-cell>
              <table:table-cell office:value-type="float" office:value="0.518963">
                <text:p>0.518963</text:p>
              </table:table-cell>
              <table:table-cell office:value-type="float" office:value="0.474398">
                <text:p>0.474398</text:p>
              </table:table-cell>
              <table:table-cell office:value-type="float" office:value="0.499786">
                <text:p>0.499786</text:p>
              </table:table-cell>
              <table:table-cell office:value-type="float" office:value="0.509382">
                <text:p>0.509382</text:p>
              </table:table-cell>
              <table:table-cell office:value-type="float" office:value="0.466352">
                <text:p>0.466352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0.448021">
                <text:p>0.448021</text:p>
              </table:table-cell>
              <table:table-cell office:value-type="float" office:value="0.518948">
                <text:p>0.518948</text:p>
              </table:table-cell>
              <table:table-cell office:value-type="float" office:value="0.474377">
                <text:p>0.474377</text:p>
              </table:table-cell>
              <table:table-cell office:value-type="float" office:value="0.499767">
                <text:p>0.499767</text:p>
              </table:table-cell>
              <table:table-cell office:value-type="float" office:value="0.509359">
                <text:p>0.509359</text:p>
              </table:table-cell>
              <table:table-cell office:value-type="float" office:value="0.466334">
                <text:p>0.466334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0.447994">
                <text:p>0.447994</text:p>
              </table:table-cell>
              <table:table-cell office:value-type="float" office:value="0.518931">
                <text:p>0.518931</text:p>
              </table:table-cell>
              <table:table-cell office:value-type="float" office:value="0.474353">
                <text:p>0.474353</text:p>
              </table:table-cell>
              <table:table-cell office:value-type="float" office:value="0.499744">
                <text:p>0.499744</text:p>
              </table:table-cell>
              <table:table-cell office:value-type="float" office:value="0.509337">
                <text:p>0.509337</text:p>
              </table:table-cell>
              <table:table-cell office:value-type="float" office:value="0.466316">
                <text:p>0.466316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0.447979">
                <text:p>0.447979</text:p>
              </table:table-cell>
              <table:table-cell office:value-type="float" office:value="0.518919">
                <text:p>0.518919</text:p>
              </table:table-cell>
              <table:table-cell office:value-type="float" office:value="0.474332">
                <text:p>0.474332</text:p>
              </table:table-cell>
              <table:table-cell office:value-type="float" office:value="0.499724">
                <text:p>0.499724</text:p>
              </table:table-cell>
              <table:table-cell office:value-type="float" office:value="0.509314">
                <text:p>0.509314</text:p>
              </table:table-cell>
              <table:table-cell office:value-type="float" office:value="0.466298">
                <text:p>0.466298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0.447956">
                <text:p>0.447956</text:p>
              </table:table-cell>
              <table:table-cell office:value-type="float" office:value="0.518904">
                <text:p>0.518904</text:p>
              </table:table-cell>
              <table:table-cell office:value-type="float" office:value="0.474309">
                <text:p>0.474309</text:p>
              </table:table-cell>
              <table:table-cell office:value-type="float" office:value="0.499702">
                <text:p>0.499702</text:p>
              </table:table-cell>
              <table:table-cell office:value-type="float" office:value="0.509292">
                <text:p>0.509292</text:p>
              </table:table-cell>
              <table:table-cell office:value-type="float" office:value="0.46628">
                <text:p>0.46628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0.447934">
                <text:p>0.447934</text:p>
              </table:table-cell>
              <table:table-cell office:value-type="float" office:value="0.518889">
                <text:p>0.518889</text:p>
              </table:table-cell>
              <table:table-cell office:value-type="float" office:value="0.474288">
                <text:p>0.474288</text:p>
              </table:table-cell>
              <table:table-cell office:value-type="float" office:value="0.499682">
                <text:p>0.499682</text:p>
              </table:table-cell>
              <table:table-cell office:value-type="float" office:value="0.50927">
                <text:p>0.50927</text:p>
              </table:table-cell>
              <table:table-cell office:value-type="float" office:value="0.466263">
                <text:p>0.466263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0.447912">
                <text:p>0.447912</text:p>
              </table:table-cell>
              <table:table-cell office:value-type="float" office:value="0.518874">
                <text:p>0.518874</text:p>
              </table:table-cell>
              <table:table-cell office:value-type="float" office:value="0.474264">
                <text:p>0.474264</text:p>
              </table:table-cell>
              <table:table-cell office:value-type="float" office:value="0.49966">
                <text:p>0.49966</text:p>
              </table:table-cell>
              <table:table-cell office:value-type="float" office:value="0.509247">
                <text:p>0.509247</text:p>
              </table:table-cell>
              <table:table-cell office:value-type="float" office:value="0.466245">
                <text:p>0.466245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0.447891">
                <text:p>0.447891</text:p>
              </table:table-cell>
              <table:table-cell office:value-type="float" office:value="0.518859">
                <text:p>0.518859</text:p>
              </table:table-cell>
              <table:table-cell office:value-type="float" office:value="0.474244">
                <text:p>0.474244</text:p>
              </table:table-cell>
              <table:table-cell office:value-type="float" office:value="0.49964">
                <text:p>0.49964</text:p>
              </table:table-cell>
              <table:table-cell office:value-type="float" office:value="0.509225">
                <text:p>0.509225</text:p>
              </table:table-cell>
              <table:table-cell office:value-type="float" office:value="0.466227">
                <text:p>0.466227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0.447869">
                <text:p>0.447869</text:p>
              </table:table-cell>
              <table:table-cell office:value-type="float" office:value="0.518845">
                <text:p>0.518845</text:p>
              </table:table-cell>
              <table:table-cell office:value-type="float" office:value="0.47422">
                <text:p>0.47422</text:p>
              </table:table-cell>
              <table:table-cell office:value-type="float" office:value="0.499618">
                <text:p>0.499618</text:p>
              </table:table-cell>
              <table:table-cell office:value-type="float" office:value="0.509202">
                <text:p>0.509202</text:p>
              </table:table-cell>
              <table:table-cell office:value-type="float" office:value="0.46621">
                <text:p>0.46621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0.447841">
                <text:p>0.447841</text:p>
              </table:table-cell>
              <table:table-cell office:value-type="float" office:value="0.518828">
                <text:p>0.518828</text:p>
              </table:table-cell>
              <table:table-cell office:value-type="float" office:value="0.474199">
                <text:p>0.474199</text:p>
              </table:table-cell>
              <table:table-cell office:value-type="float" office:value="0.499598">
                <text:p>0.499598</text:p>
              </table:table-cell>
              <table:table-cell office:value-type="float" office:value="0.50918">
                <text:p>0.50918</text:p>
              </table:table-cell>
              <table:table-cell office:value-type="float" office:value="0.466192">
                <text:p>0.466192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0.447825">
                <text:p>0.447825</text:p>
              </table:table-cell>
              <table:table-cell office:value-type="float" office:value="0.518812">
                <text:p>0.518812</text:p>
              </table:table-cell>
              <table:table-cell office:value-type="float" office:value="0.474176">
                <text:p>0.474176</text:p>
              </table:table-cell>
              <table:table-cell office:value-type="float" office:value="0.499576">
                <text:p>0.499576</text:p>
              </table:table-cell>
              <table:table-cell office:value-type="float" office:value="0.509158">
                <text:p>0.509158</text:p>
              </table:table-cell>
              <table:table-cell office:value-type="float" office:value="0.466175">
                <text:p>0.466175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0.447804">
                <text:p>0.447804</text:p>
              </table:table-cell>
              <table:table-cell office:value-type="float" office:value="0.518797">
                <text:p>0.518797</text:p>
              </table:table-cell>
              <table:table-cell office:value-type="float" office:value="0.474155">
                <text:p>0.474155</text:p>
              </table:table-cell>
              <table:table-cell office:value-type="float" office:value="0.499557">
                <text:p>0.499557</text:p>
              </table:table-cell>
              <table:table-cell office:value-type="float" office:value="0.509136">
                <text:p>0.509136</text:p>
              </table:table-cell>
              <table:table-cell office:value-type="float" office:value="0.466158">
                <text:p>0.466158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0.447783">
                <text:p>0.447783</text:p>
              </table:table-cell>
              <table:table-cell office:value-type="float" office:value="0.518783">
                <text:p>0.518783</text:p>
              </table:table-cell>
              <table:table-cell office:value-type="float" office:value="0.474131">
                <text:p>0.474131</text:p>
              </table:table-cell>
              <table:table-cell office:value-type="float" office:value="0.499534">
                <text:p>0.499534</text:p>
              </table:table-cell>
              <table:table-cell office:value-type="float" office:value="0.509114">
                <text:p>0.509114</text:p>
              </table:table-cell>
              <table:table-cell office:value-type="float" office:value="0.46614">
                <text:p>0.46614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0.447761">
                <text:p>0.447761</text:p>
              </table:table-cell>
              <table:table-cell office:value-type="float" office:value="0.518769">
                <text:p>0.518769</text:p>
              </table:table-cell>
              <table:table-cell office:value-type="float" office:value="0.47411">
                <text:p>0.47411</text:p>
              </table:table-cell>
              <table:table-cell office:value-type="float" office:value="0.499512">
                <text:p>0.499512</text:p>
              </table:table-cell>
              <table:table-cell office:value-type="float" office:value="0.509092">
                <text:p>0.509092</text:p>
              </table:table-cell>
              <table:table-cell office:value-type="float" office:value="0.466123">
                <text:p>0.466123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0.44774">
                <text:p>0.44774</text:p>
              </table:table-cell>
              <table:table-cell office:value-type="float" office:value="0.518756">
                <text:p>0.518756</text:p>
              </table:table-cell>
              <table:table-cell office:value-type="float" office:value="0.474082">
                <text:p>0.474082</text:p>
              </table:table-cell>
              <table:table-cell office:value-type="float" office:value="0.499498">
                <text:p>0.499498</text:p>
              </table:table-cell>
              <table:table-cell office:value-type="float" office:value="0.509071">
                <text:p>0.509071</text:p>
              </table:table-cell>
              <table:table-cell office:value-type="float" office:value="0.466106">
                <text:p>0.466106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0.447718">
                <text:p>0.447718</text:p>
              </table:table-cell>
              <table:table-cell office:value-type="float" office:value="0.518742">
                <text:p>0.518742</text:p>
              </table:table-cell>
              <table:table-cell office:value-type="float" office:value="0.474061">
                <text:p>0.474061</text:p>
              </table:table-cell>
              <table:table-cell office:value-type="float" office:value="0.499477">
                <text:p>0.499477</text:p>
              </table:table-cell>
              <table:table-cell office:value-type="float" office:value="0.509049">
                <text:p>0.509049</text:p>
              </table:table-cell>
              <table:table-cell office:value-type="float" office:value="0.466089">
                <text:p>0.466089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0.447697">
                <text:p>0.447697</text:p>
              </table:table-cell>
              <table:table-cell office:value-type="float" office:value="0.518728">
                <text:p>0.518728</text:p>
              </table:table-cell>
              <table:table-cell office:value-type="float" office:value="0.474039">
                <text:p>0.474039</text:p>
              </table:table-cell>
              <table:table-cell office:value-type="float" office:value="0.499457">
                <text:p>0.499457</text:p>
              </table:table-cell>
              <table:table-cell office:value-type="float" office:value="0.509027">
                <text:p>0.509027</text:p>
              </table:table-cell>
              <table:table-cell office:value-type="float" office:value="0.466072">
                <text:p>0.466072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0.447675">
                <text:p>0.447675</text:p>
              </table:table-cell>
              <table:table-cell office:value-type="float" office:value="0.518714">
                <text:p>0.518714</text:p>
              </table:table-cell>
              <table:table-cell office:value-type="float" office:value="0.474016">
                <text:p>0.474016</text:p>
              </table:table-cell>
              <table:table-cell office:value-type="float" office:value="0.499433">
                <text:p>0.499433</text:p>
              </table:table-cell>
              <table:table-cell office:value-type="float" office:value="0.509006">
                <text:p>0.509006</text:p>
              </table:table-cell>
              <table:table-cell office:value-type="float" office:value="0.466055">
                <text:p>0.466055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0.447653">
                <text:p>0.447653</text:p>
              </table:table-cell>
              <table:table-cell office:value-type="float" office:value="0.5187">
                <text:p>0.5187</text:p>
              </table:table-cell>
              <table:table-cell office:value-type="float" office:value="0.473995">
                <text:p>0.473995</text:p>
              </table:table-cell>
              <table:table-cell office:value-type="float" office:value="0.499413">
                <text:p>0.499413</text:p>
              </table:table-cell>
              <table:table-cell office:value-type="float" office:value="0.508984">
                <text:p>0.508984</text:p>
              </table:table-cell>
              <table:table-cell office:value-type="float" office:value="0.466038">
                <text:p>0.466038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0.447631">
                <text:p>0.447631</text:p>
              </table:table-cell>
              <table:table-cell office:value-type="float" office:value="0.518679">
                <text:p>0.518679</text:p>
              </table:table-cell>
              <table:table-cell office:value-type="float" office:value="0.473973">
                <text:p>0.473973</text:p>
              </table:table-cell>
              <table:table-cell office:value-type="float" office:value="0.499394">
                <text:p>0.499394</text:p>
              </table:table-cell>
              <table:table-cell office:value-type="float" office:value="0.508963">
                <text:p>0.508963</text:p>
              </table:table-cell>
              <table:table-cell office:value-type="float" office:value="0.466021">
                <text:p>0.466021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0.447608">
                <text:p>0.447608</text:p>
              </table:table-cell>
              <table:table-cell office:value-type="float" office:value="0.51866">
                <text:p>0.51866</text:p>
              </table:table-cell>
              <table:table-cell office:value-type="float" office:value="0.473951">
                <text:p>0.473951</text:p>
              </table:table-cell>
              <table:table-cell office:value-type="float" office:value="0.499374">
                <text:p>0.499374</text:p>
              </table:table-cell>
              <table:table-cell office:value-type="float" office:value="0.508941">
                <text:p>0.508941</text:p>
              </table:table-cell>
              <table:table-cell office:value-type="float" office:value="0.466004">
                <text:p>0.466004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0.447586">
                <text:p>0.447586</text:p>
              </table:table-cell>
              <table:table-cell office:value-type="float" office:value="0.518642">
                <text:p>0.518642</text:p>
              </table:table-cell>
              <table:table-cell office:value-type="float" office:value="0.473927">
                <text:p>0.473927</text:p>
              </table:table-cell>
              <table:table-cell office:value-type="float" office:value="0.499352">
                <text:p>0.499352</text:p>
              </table:table-cell>
              <table:table-cell office:value-type="float" office:value="0.50892">
                <text:p>0.50892</text:p>
              </table:table-cell>
              <table:table-cell office:value-type="float" office:value="0.465987">
                <text:p>0.465987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0.447565">
                <text:p>0.447565</text:p>
              </table:table-cell>
              <table:table-cell office:value-type="float" office:value="0.518626">
                <text:p>0.518626</text:p>
              </table:table-cell>
              <table:table-cell office:value-type="float" office:value="0.473909">
                <text:p>0.473909</text:p>
              </table:table-cell>
              <table:table-cell office:value-type="float" office:value="0.499333">
                <text:p>0.499333</text:p>
              </table:table-cell>
              <table:table-cell office:value-type="float" office:value="0.508899">
                <text:p>0.508899</text:p>
              </table:table-cell>
              <table:table-cell office:value-type="float" office:value="0.465971">
                <text:p>0.465971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0.447544">
                <text:p>0.447544</text:p>
              </table:table-cell>
              <table:table-cell office:value-type="float" office:value="0.518608">
                <text:p>0.518608</text:p>
              </table:table-cell>
              <table:table-cell office:value-type="float" office:value="0.473888">
                <text:p>0.473888</text:p>
              </table:table-cell>
              <table:table-cell office:value-type="float" office:value="0.499317">
                <text:p>0.499317</text:p>
              </table:table-cell>
              <table:table-cell office:value-type="float" office:value="0.508877">
                <text:p>0.508877</text:p>
              </table:table-cell>
              <table:table-cell office:value-type="float" office:value="0.465954">
                <text:p>0.465954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0.447522">
                <text:p>0.447522</text:p>
              </table:table-cell>
              <table:table-cell office:value-type="float" office:value="0.518591">
                <text:p>0.518591</text:p>
              </table:table-cell>
              <table:table-cell office:value-type="float" office:value="0.473864">
                <text:p>0.473864</text:p>
              </table:table-cell>
              <table:table-cell office:value-type="float" office:value="0.499296">
                <text:p>0.499296</text:p>
              </table:table-cell>
              <table:table-cell office:value-type="float" office:value="0.508856">
                <text:p>0.508856</text:p>
              </table:table-cell>
              <table:table-cell office:value-type="float" office:value="0.465937">
                <text:p>0.465937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0.447506">
                <text:p>0.447506</text:p>
              </table:table-cell>
              <table:table-cell office:value-type="float" office:value="0.518503">
                <text:p>0.518503</text:p>
              </table:table-cell>
              <table:table-cell office:value-type="float" office:value="0.473844">
                <text:p>0.473844</text:p>
              </table:table-cell>
              <table:table-cell office:value-type="float" office:value="0.49928">
                <text:p>0.49928</text:p>
              </table:table-cell>
              <table:table-cell office:value-type="float" office:value="0.508835">
                <text:p>0.508835</text:p>
              </table:table-cell>
              <table:table-cell office:value-type="float" office:value="0.465921">
                <text:p>0.465921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0.447481">
                <text:p>0.447481</text:p>
              </table:table-cell>
              <table:table-cell office:value-type="float" office:value="0.518485">
                <text:p>0.518485</text:p>
              </table:table-cell>
              <table:table-cell office:value-type="float" office:value="0.47382">
                <text:p>0.47382</text:p>
              </table:table-cell>
              <table:table-cell office:value-type="float" office:value="0.499258">
                <text:p>0.499258</text:p>
              </table:table-cell>
              <table:table-cell office:value-type="float" office:value="0.508814">
                <text:p>0.508814</text:p>
              </table:table-cell>
              <table:table-cell office:value-type="float" office:value="0.465904">
                <text:p>0.465904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0.447462">
                <text:p>0.447462</text:p>
              </table:table-cell>
              <table:table-cell office:value-type="float" office:value="0.518469">
                <text:p>0.518469</text:p>
              </table:table-cell>
              <table:table-cell office:value-type="float" office:value="0.4738">
                <text:p>0.4738</text:p>
              </table:table-cell>
              <table:table-cell office:value-type="float" office:value="0.499241">
                <text:p>0.499241</text:p>
              </table:table-cell>
              <table:table-cell office:value-type="float" office:value="0.508793">
                <text:p>0.508793</text:p>
              </table:table-cell>
              <table:table-cell office:value-type="float" office:value="0.465888">
                <text:p>0.465888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0.447437">
                <text:p>0.447437</text:p>
              </table:table-cell>
              <table:table-cell office:value-type="float" office:value="0.518454">
                <text:p>0.518454</text:p>
              </table:table-cell>
              <table:table-cell office:value-type="float" office:value="0.473777">
                <text:p>0.473777</text:p>
              </table:table-cell>
              <table:table-cell office:value-type="float" office:value="0.499218">
                <text:p>0.499218</text:p>
              </table:table-cell>
              <table:table-cell office:value-type="float" office:value="0.508773">
                <text:p>0.508773</text:p>
              </table:table-cell>
              <table:table-cell office:value-type="float" office:value="0.465872">
                <text:p>0.465872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0.447416">
                <text:p>0.447416</text:p>
              </table:table-cell>
              <table:table-cell office:value-type="float" office:value="0.518439">
                <text:p>0.518439</text:p>
              </table:table-cell>
              <table:table-cell office:value-type="float" office:value="0.473759">
                <text:p>0.473759</text:p>
              </table:table-cell>
              <table:table-cell office:value-type="float" office:value="0.499201">
                <text:p>0.499201</text:p>
              </table:table-cell>
              <table:table-cell office:value-type="float" office:value="0.508752">
                <text:p>0.508752</text:p>
              </table:table-cell>
              <table:table-cell office:value-type="float" office:value="0.465855">
                <text:p>0.465855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0.447394">
                <text:p>0.447394</text:p>
              </table:table-cell>
              <table:table-cell office:value-type="float" office:value="0.518424">
                <text:p>0.518424</text:p>
              </table:table-cell>
              <table:table-cell office:value-type="float" office:value="0.473737">
                <text:p>0.473737</text:p>
              </table:table-cell>
              <table:table-cell office:value-type="float" office:value="0.499181">
                <text:p>0.499181</text:p>
              </table:table-cell>
              <table:table-cell office:value-type="float" office:value="0.508731">
                <text:p>0.508731</text:p>
              </table:table-cell>
              <table:table-cell office:value-type="float" office:value="0.465839">
                <text:p>0.465839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0.447372">
                <text:p>0.447372</text:p>
              </table:table-cell>
              <table:table-cell office:value-type="float" office:value="0.518409">
                <text:p>0.518409</text:p>
              </table:table-cell>
              <table:table-cell office:value-type="float" office:value="0.473715">
                <text:p>0.473715</text:p>
              </table:table-cell>
              <table:table-cell office:value-type="float" office:value="0.499161">
                <text:p>0.499161</text:p>
              </table:table-cell>
              <table:table-cell office:value-type="float" office:value="0.50871">
                <text:p>0.50871</text:p>
              </table:table-cell>
              <table:table-cell office:value-type="float" office:value="0.465823">
                <text:p>0.465823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0.44735">
                <text:p>0.44735</text:p>
              </table:table-cell>
              <table:table-cell office:value-type="float" office:value="0.518394">
                <text:p>0.518394</text:p>
              </table:table-cell>
              <table:table-cell office:value-type="float" office:value="0.473693">
                <text:p>0.473693</text:p>
              </table:table-cell>
              <table:table-cell office:value-type="float" office:value="0.499141">
                <text:p>0.499141</text:p>
              </table:table-cell>
              <table:table-cell office:value-type="float" office:value="0.50869">
                <text:p>0.50869</text:p>
              </table:table-cell>
              <table:table-cell office:value-type="float" office:value="0.465807">
                <text:p>0.465807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0.447329">
                <text:p>0.447329</text:p>
              </table:table-cell>
              <table:table-cell office:value-type="float" office:value="0.518379">
                <text:p>0.518379</text:p>
              </table:table-cell>
              <table:table-cell office:value-type="float" office:value="0.473671">
                <text:p>0.473671</text:p>
              </table:table-cell>
              <table:table-cell office:value-type="float" office:value="0.499121">
                <text:p>0.499121</text:p>
              </table:table-cell>
              <table:table-cell office:value-type="float" office:value="0.508669">
                <text:p>0.508669</text:p>
              </table:table-cell>
              <table:table-cell office:value-type="float" office:value="0.465791">
                <text:p>0.465791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0.447307">
                <text:p>0.447307</text:p>
              </table:table-cell>
              <table:table-cell office:value-type="float" office:value="0.518364">
                <text:p>0.518364</text:p>
              </table:table-cell>
              <table:table-cell office:value-type="float" office:value="0.473649">
                <text:p>0.473649</text:p>
              </table:table-cell>
              <table:table-cell office:value-type="float" office:value="0.4991">
                <text:p>0.4991</text:p>
              </table:table-cell>
              <table:table-cell office:value-type="float" office:value="0.508649">
                <text:p>0.508649</text:p>
              </table:table-cell>
              <table:table-cell office:value-type="float" office:value="0.465775">
                <text:p>0.465775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0.447285">
                <text:p>0.447285</text:p>
              </table:table-cell>
              <table:table-cell office:value-type="float" office:value="0.518349">
                <text:p>0.518349</text:p>
              </table:table-cell>
              <table:table-cell office:value-type="float" office:value="0.473627">
                <text:p>0.473627</text:p>
              </table:table-cell>
              <table:table-cell office:value-type="float" office:value="0.49908">
                <text:p>0.49908</text:p>
              </table:table-cell>
              <table:table-cell office:value-type="float" office:value="0.508628">
                <text:p>0.508628</text:p>
              </table:table-cell>
              <table:table-cell office:value-type="float" office:value="0.465759">
                <text:p>0.465759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0.447264">
                <text:p>0.447264</text:p>
              </table:table-cell>
              <table:table-cell office:value-type="float" office:value="0.518334">
                <text:p>0.518334</text:p>
              </table:table-cell>
              <table:table-cell office:value-type="float" office:value="0.473605">
                <text:p>0.473605</text:p>
              </table:table-cell>
              <table:table-cell office:value-type="float" office:value="0.49906">
                <text:p>0.49906</text:p>
              </table:table-cell>
              <table:table-cell office:value-type="float" office:value="0.508608">
                <text:p>0.508608</text:p>
              </table:table-cell>
              <table:table-cell office:value-type="float" office:value="0.465743">
                <text:p>0.465743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0.447242">
                <text:p>0.447242</text:p>
              </table:table-cell>
              <table:table-cell office:value-type="float" office:value="0.51832">
                <text:p>0.51832</text:p>
              </table:table-cell>
              <table:table-cell office:value-type="float" office:value="0.473583">
                <text:p>0.473583</text:p>
              </table:table-cell>
              <table:table-cell office:value-type="float" office:value="0.49904">
                <text:p>0.49904</text:p>
              </table:table-cell>
              <table:table-cell office:value-type="float" office:value="0.508588">
                <text:p>0.508588</text:p>
              </table:table-cell>
              <table:table-cell office:value-type="float" office:value="0.465727">
                <text:p>0.465727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0.44722">
                <text:p>0.44722</text:p>
              </table:table-cell>
              <table:table-cell office:value-type="float" office:value="0.518305">
                <text:p>0.518305</text:p>
              </table:table-cell>
              <table:table-cell office:value-type="float" office:value="0.473561">
                <text:p>0.473561</text:p>
              </table:table-cell>
              <table:table-cell office:value-type="float" office:value="0.49902">
                <text:p>0.49902</text:p>
              </table:table-cell>
              <table:table-cell office:value-type="float" office:value="0.508567">
                <text:p>0.508567</text:p>
              </table:table-cell>
              <table:table-cell office:value-type="float" office:value="0.465711">
                <text:p>0.465711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0.447199">
                <text:p>0.447199</text:p>
              </table:table-cell>
              <table:table-cell office:value-type="float" office:value="0.51829">
                <text:p>0.51829</text:p>
              </table:table-cell>
              <table:table-cell office:value-type="float" office:value="0.473539">
                <text:p>0.473539</text:p>
              </table:table-cell>
              <table:table-cell office:value-type="float" office:value="0.498999">
                <text:p>0.498999</text:p>
              </table:table-cell>
              <table:table-cell office:value-type="float" office:value="0.508547">
                <text:p>0.508547</text:p>
              </table:table-cell>
              <table:table-cell office:value-type="float" office:value="0.465695">
                <text:p>0.465695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0.447178">
                <text:p>0.447178</text:p>
              </table:table-cell>
              <table:table-cell office:value-type="float" office:value="0.518276">
                <text:p>0.518276</text:p>
              </table:table-cell>
              <table:table-cell office:value-type="float" office:value="0.473518">
                <text:p>0.473518</text:p>
              </table:table-cell>
              <table:table-cell office:value-type="float" office:value="0.498979">
                <text:p>0.498979</text:p>
              </table:table-cell>
              <table:table-cell office:value-type="float" office:value="0.508527">
                <text:p>0.508527</text:p>
              </table:table-cell>
              <table:table-cell office:value-type="float" office:value="0.465679">
                <text:p>0.465679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0.447158">
                <text:p>0.447158</text:p>
              </table:table-cell>
              <table:table-cell office:value-type="float" office:value="0.518262">
                <text:p>0.518262</text:p>
              </table:table-cell>
              <table:table-cell office:value-type="float" office:value="0.473496">
                <text:p>0.473496</text:p>
              </table:table-cell>
              <table:table-cell office:value-type="float" office:value="0.498959">
                <text:p>0.498959</text:p>
              </table:table-cell>
              <table:table-cell office:value-type="float" office:value="0.508507">
                <text:p>0.508507</text:p>
              </table:table-cell>
              <table:table-cell office:value-type="float" office:value="0.465664">
                <text:p>0.465664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0.447209">
                <text:p>0.447209</text:p>
              </table:table-cell>
              <table:table-cell office:value-type="float" office:value="0.518223">
                <text:p>0.518223</text:p>
              </table:table-cell>
              <table:table-cell office:value-type="float" office:value="0.473474">
                <text:p>0.473474</text:p>
              </table:table-cell>
              <table:table-cell office:value-type="float" office:value="0.498939">
                <text:p>0.498939</text:p>
              </table:table-cell>
              <table:table-cell office:value-type="float" office:value="0.508487">
                <text:p>0.508487</text:p>
              </table:table-cell>
              <table:table-cell office:value-type="float" office:value="0.465648">
                <text:p>0.465648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0.447171">
                <text:p>0.447171</text:p>
              </table:table-cell>
              <table:table-cell office:value-type="float" office:value="0.518186">
                <text:p>0.518186</text:p>
              </table:table-cell>
              <table:table-cell office:value-type="float" office:value="0.473452">
                <text:p>0.473452</text:p>
              </table:table-cell>
              <table:table-cell office:value-type="float" office:value="0.498919">
                <text:p>0.498919</text:p>
              </table:table-cell>
              <table:table-cell office:value-type="float" office:value="0.508467">
                <text:p>0.508467</text:p>
              </table:table-cell>
              <table:table-cell office:value-type="float" office:value="0.465633">
                <text:p>0.465633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0.447142">
                <text:p>0.447142</text:p>
              </table:table-cell>
              <table:table-cell office:value-type="float" office:value="0.518153">
                <text:p>0.518153</text:p>
              </table:table-cell>
              <table:table-cell office:value-type="float" office:value="0.473431">
                <text:p>0.473431</text:p>
              </table:table-cell>
              <table:table-cell office:value-type="float" office:value="0.498899">
                <text:p>0.498899</text:p>
              </table:table-cell>
              <table:table-cell office:value-type="float" office:value="0.508447">
                <text:p>0.508447</text:p>
              </table:table-cell>
              <table:table-cell office:value-type="float" office:value="0.465617">
                <text:p>0.465617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0.447121">
                <text:p>0.447121</text:p>
              </table:table-cell>
              <table:table-cell office:value-type="float" office:value="0.518131">
                <text:p>0.518131</text:p>
              </table:table-cell>
              <table:table-cell office:value-type="float" office:value="0.473409">
                <text:p>0.473409</text:p>
              </table:table-cell>
              <table:table-cell office:value-type="float" office:value="0.498879">
                <text:p>0.498879</text:p>
              </table:table-cell>
              <table:table-cell office:value-type="float" office:value="0.508428">
                <text:p>0.508428</text:p>
              </table:table-cell>
              <table:table-cell office:value-type="float" office:value="0.465602">
                <text:p>0.465602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0.447098">
                <text:p>0.447098</text:p>
              </table:table-cell>
              <table:table-cell office:value-type="float" office:value="0.518109">
                <text:p>0.518109</text:p>
              </table:table-cell>
              <table:table-cell office:value-type="float" office:value="0.473387">
                <text:p>0.473387</text:p>
              </table:table-cell>
              <table:table-cell office:value-type="float" office:value="0.498858">
                <text:p>0.498858</text:p>
              </table:table-cell>
              <table:table-cell office:value-type="float" office:value="0.508408">
                <text:p>0.508408</text:p>
              </table:table-cell>
              <table:table-cell office:value-type="float" office:value="0.465586">
                <text:p>0.465586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0.447076">
                <text:p>0.447076</text:p>
              </table:table-cell>
              <table:table-cell office:value-type="float" office:value="0.518089">
                <text:p>0.518089</text:p>
              </table:table-cell>
              <table:table-cell office:value-type="float" office:value="0.473366">
                <text:p>0.473366</text:p>
              </table:table-cell>
              <table:table-cell office:value-type="float" office:value="0.498838">
                <text:p>0.498838</text:p>
              </table:table-cell>
              <table:table-cell office:value-type="float" office:value="0.508388">
                <text:p>0.508388</text:p>
              </table:table-cell>
              <table:table-cell office:value-type="float" office:value="0.465571">
                <text:p>0.465571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0.447056">
                <text:p>0.447056</text:p>
              </table:table-cell>
              <table:table-cell office:value-type="float" office:value="0.518071">
                <text:p>0.518071</text:p>
              </table:table-cell>
              <table:table-cell office:value-type="float" office:value="0.473344">
                <text:p>0.473344</text:p>
              </table:table-cell>
              <table:table-cell office:value-type="float" office:value="0.498818">
                <text:p>0.498818</text:p>
              </table:table-cell>
              <table:table-cell office:value-type="float" office:value="0.508369">
                <text:p>0.508369</text:p>
              </table:table-cell>
              <table:table-cell office:value-type="float" office:value="0.465556">
                <text:p>0.465556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0.447033">
                <text:p>0.447033</text:p>
              </table:table-cell>
              <table:table-cell office:value-type="float" office:value="0.518054">
                <text:p>0.518054</text:p>
              </table:table-cell>
              <table:table-cell office:value-type="float" office:value="0.473322">
                <text:p>0.473322</text:p>
              </table:table-cell>
              <table:table-cell office:value-type="float" office:value="0.498798">
                <text:p>0.498798</text:p>
              </table:table-cell>
              <table:table-cell office:value-type="float" office:value="0.508349">
                <text:p>0.508349</text:p>
              </table:table-cell>
              <table:table-cell office:value-type="float" office:value="0.465541">
                <text:p>0.465541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0.44701">
                <text:p>0.44701</text:p>
              </table:table-cell>
              <table:table-cell office:value-type="float" office:value="0.518036">
                <text:p>0.518036</text:p>
              </table:table-cell>
              <table:table-cell office:value-type="float" office:value="0.473301">
                <text:p>0.473301</text:p>
              </table:table-cell>
              <table:table-cell office:value-type="float" office:value="0.498778">
                <text:p>0.498778</text:p>
              </table:table-cell>
              <table:table-cell office:value-type="float" office:value="0.50833">
                <text:p>0.50833</text:p>
              </table:table-cell>
              <table:table-cell office:value-type="float" office:value="0.465525">
                <text:p>0.465525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0.446982">
                <text:p>0.446982</text:p>
              </table:table-cell>
              <table:table-cell office:value-type="float" office:value="0.51802">
                <text:p>0.51802</text:p>
              </table:table-cell>
              <table:table-cell office:value-type="float" office:value="0.473279">
                <text:p>0.473279</text:p>
              </table:table-cell>
              <table:table-cell office:value-type="float" office:value="0.498758">
                <text:p>0.498758</text:p>
              </table:table-cell>
              <table:table-cell office:value-type="float" office:value="0.50831">
                <text:p>0.50831</text:p>
              </table:table-cell>
              <table:table-cell office:value-type="float" office:value="0.46551">
                <text:p>0.46551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0.44695">
                <text:p>0.44695</text:p>
              </table:table-cell>
              <table:table-cell office:value-type="float" office:value="0.518005">
                <text:p>0.518005</text:p>
              </table:table-cell>
              <table:table-cell office:value-type="float" office:value="0.473259">
                <text:p>0.473259</text:p>
              </table:table-cell>
              <table:table-cell office:value-type="float" office:value="0.49874">
                <text:p>0.49874</text:p>
              </table:table-cell>
              <table:table-cell office:value-type="float" office:value="0.508291">
                <text:p>0.508291</text:p>
              </table:table-cell>
              <table:table-cell office:value-type="float" office:value="0.465495">
                <text:p>0.465495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0.446928">
                <text:p>0.446928</text:p>
              </table:table-cell>
              <table:table-cell office:value-type="float" office:value="0.517987">
                <text:p>0.517987</text:p>
              </table:table-cell>
              <table:table-cell office:value-type="float" office:value="0.473238">
                <text:p>0.473238</text:p>
              </table:table-cell>
              <table:table-cell office:value-type="float" office:value="0.498721">
                <text:p>0.498721</text:p>
              </table:table-cell>
              <table:table-cell office:value-type="float" office:value="0.508271">
                <text:p>0.508271</text:p>
              </table:table-cell>
              <table:table-cell office:value-type="float" office:value="0.46548">
                <text:p>0.46548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0.446911">
                <text:p>0.446911</text:p>
              </table:table-cell>
              <table:table-cell office:value-type="float" office:value="0.517938">
                <text:p>0.517938</text:p>
              </table:table-cell>
              <table:table-cell office:value-type="float" office:value="0.473216">
                <text:p>0.473216</text:p>
              </table:table-cell>
              <table:table-cell office:value-type="float" office:value="0.498702">
                <text:p>0.498702</text:p>
              </table:table-cell>
              <table:table-cell office:value-type="float" office:value="0.508252">
                <text:p>0.508252</text:p>
              </table:table-cell>
              <table:table-cell office:value-type="float" office:value="0.465465">
                <text:p>0.465465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0.446878">
                <text:p>0.446878</text:p>
              </table:table-cell>
              <table:table-cell office:value-type="float" office:value="0.517916">
                <text:p>0.517916</text:p>
              </table:table-cell>
              <table:table-cell office:value-type="float" office:value="0.473195">
                <text:p>0.473195</text:p>
              </table:table-cell>
              <table:table-cell office:value-type="float" office:value="0.498682">
                <text:p>0.498682</text:p>
              </table:table-cell>
              <table:table-cell office:value-type="float" office:value="0.508233">
                <text:p>0.508233</text:p>
              </table:table-cell>
              <table:table-cell office:value-type="float" office:value="0.46545">
                <text:p>0.46545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0.446847">
                <text:p>0.446847</text:p>
              </table:table-cell>
              <table:table-cell office:value-type="float" office:value="0.517896">
                <text:p>0.517896</text:p>
              </table:table-cell>
              <table:table-cell office:value-type="float" office:value="0.473177">
                <text:p>0.473177</text:p>
              </table:table-cell>
              <table:table-cell office:value-type="float" office:value="0.498661">
                <text:p>0.498661</text:p>
              </table:table-cell>
              <table:table-cell office:value-type="float" office:value="0.508214">
                <text:p>0.508214</text:p>
              </table:table-cell>
              <table:table-cell office:value-type="float" office:value="0.465435">
                <text:p>0.465435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0.44682">
                <text:p>0.44682</text:p>
              </table:table-cell>
              <table:table-cell office:value-type="float" office:value="0.517868">
                <text:p>0.517868</text:p>
              </table:table-cell>
              <table:table-cell office:value-type="float" office:value="0.473156">
                <text:p>0.473156</text:p>
              </table:table-cell>
              <table:table-cell office:value-type="float" office:value="0.498641">
                <text:p>0.498641</text:p>
              </table:table-cell>
              <table:table-cell office:value-type="float" office:value="0.508195">
                <text:p>0.508195</text:p>
              </table:table-cell>
              <table:table-cell office:value-type="float" office:value="0.46542">
                <text:p>0.46542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0.446794">
                <text:p>0.446794</text:p>
              </table:table-cell>
              <table:table-cell office:value-type="float" office:value="0.517852">
                <text:p>0.517852</text:p>
              </table:table-cell>
              <table:table-cell office:value-type="float" office:value="0.473135">
                <text:p>0.473135</text:p>
              </table:table-cell>
              <table:table-cell office:value-type="float" office:value="0.498621">
                <text:p>0.498621</text:p>
              </table:table-cell>
              <table:table-cell office:value-type="float" office:value="0.508176">
                <text:p>0.508176</text:p>
              </table:table-cell>
              <table:table-cell office:value-type="float" office:value="0.465406">
                <text:p>0.465406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0.446756">
                <text:p>0.446756</text:p>
              </table:table-cell>
              <table:table-cell office:value-type="float" office:value="0.517838">
                <text:p>0.517838</text:p>
              </table:table-cell>
              <table:table-cell office:value-type="float" office:value="0.473113">
                <text:p>0.473113</text:p>
              </table:table-cell>
              <table:table-cell office:value-type="float" office:value="0.498601">
                <text:p>0.498601</text:p>
              </table:table-cell>
              <table:table-cell office:value-type="float" office:value="0.508157">
                <text:p>0.508157</text:p>
              </table:table-cell>
              <table:table-cell office:value-type="float" office:value="0.465391">
                <text:p>0.465391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0.446768">
                <text:p>0.446768</text:p>
              </table:table-cell>
              <table:table-cell office:value-type="float" office:value="0.51781">
                <text:p>0.51781</text:p>
              </table:table-cell>
              <table:table-cell office:value-type="float" office:value="0.473092">
                <text:p>0.473092</text:p>
              </table:table-cell>
              <table:table-cell office:value-type="float" office:value="0.498581">
                <text:p>0.498581</text:p>
              </table:table-cell>
              <table:table-cell office:value-type="float" office:value="0.508138">
                <text:p>0.508138</text:p>
              </table:table-cell>
              <table:table-cell office:value-type="float" office:value="0.465376">
                <text:p>0.465376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0.446715">
                <text:p>0.446715</text:p>
              </table:table-cell>
              <table:table-cell office:value-type="float" office:value="0.517805">
                <text:p>0.517805</text:p>
              </table:table-cell>
              <table:table-cell office:value-type="float" office:value="0.47307">
                <text:p>0.47307</text:p>
              </table:table-cell>
              <table:table-cell office:value-type="float" office:value="0.498562">
                <text:p>0.498562</text:p>
              </table:table-cell>
              <table:table-cell office:value-type="float" office:value="0.508119">
                <text:p>0.508119</text:p>
              </table:table-cell>
              <table:table-cell office:value-type="float" office:value="0.465362">
                <text:p>0.465362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0.446719">
                <text:p>0.446719</text:p>
              </table:table-cell>
              <table:table-cell office:value-type="float" office:value="0.517781">
                <text:p>0.517781</text:p>
              </table:table-cell>
              <table:table-cell office:value-type="float" office:value="0.473049">
                <text:p>0.473049</text:p>
              </table:table-cell>
              <table:table-cell office:value-type="float" office:value="0.498542">
                <text:p>0.498542</text:p>
              </table:table-cell>
              <table:table-cell office:value-type="float" office:value="0.5081">
                <text:p>0.5081</text:p>
              </table:table-cell>
              <table:table-cell office:value-type="float" office:value="0.465347">
                <text:p>0.465347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0.446699">
                <text:p>0.446699</text:p>
              </table:table-cell>
              <table:table-cell office:value-type="float" office:value="0.517769">
                <text:p>0.517769</text:p>
              </table:table-cell>
              <table:table-cell office:value-type="float" office:value="0.473027">
                <text:p>0.473027</text:p>
              </table:table-cell>
              <table:table-cell office:value-type="float" office:value="0.498523">
                <text:p>0.498523</text:p>
              </table:table-cell>
              <table:table-cell office:value-type="float" office:value="0.508081">
                <text:p>0.508081</text:p>
              </table:table-cell>
              <table:table-cell office:value-type="float" office:value="0.465332">
                <text:p>0.465332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0.446678">
                <text:p>0.446678</text:p>
              </table:table-cell>
              <table:table-cell office:value-type="float" office:value="0.517755">
                <text:p>0.517755</text:p>
              </table:table-cell>
              <table:table-cell office:value-type="float" office:value="0.473006">
                <text:p>0.473006</text:p>
              </table:table-cell>
              <table:table-cell office:value-type="float" office:value="0.498503">
                <text:p>0.498503</text:p>
              </table:table-cell>
              <table:table-cell office:value-type="float" office:value="0.508063">
                <text:p>0.508063</text:p>
              </table:table-cell>
              <table:table-cell office:value-type="float" office:value="0.465318">
                <text:p>0.465318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0.446655">
                <text:p>0.446655</text:p>
              </table:table-cell>
              <table:table-cell office:value-type="float" office:value="0.517742">
                <text:p>0.517742</text:p>
              </table:table-cell>
              <table:table-cell office:value-type="float" office:value="0.472985">
                <text:p>0.472985</text:p>
              </table:table-cell>
              <table:table-cell office:value-type="float" office:value="0.498484">
                <text:p>0.498484</text:p>
              </table:table-cell>
              <table:table-cell office:value-type="float" office:value="0.508044">
                <text:p>0.508044</text:p>
              </table:table-cell>
              <table:table-cell office:value-type="float" office:value="0.465303">
                <text:p>0.465303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0.446633">
                <text:p>0.446633</text:p>
              </table:table-cell>
              <table:table-cell office:value-type="float" office:value="0.51773">
                <text:p>0.51773</text:p>
              </table:table-cell>
              <table:table-cell office:value-type="float" office:value="0.472963">
                <text:p>0.472963</text:p>
              </table:table-cell>
              <table:table-cell office:value-type="float" office:value="0.498464">
                <text:p>0.498464</text:p>
              </table:table-cell>
              <table:table-cell office:value-type="float" office:value="0.508026">
                <text:p>0.508026</text:p>
              </table:table-cell>
              <table:table-cell office:value-type="float" office:value="0.465289">
                <text:p>0.465289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0.44661">
                <text:p>0.44661</text:p>
              </table:table-cell>
              <table:table-cell office:value-type="float" office:value="0.517718">
                <text:p>0.517718</text:p>
              </table:table-cell>
              <table:table-cell office:value-type="float" office:value="0.472942">
                <text:p>0.472942</text:p>
              </table:table-cell>
              <table:table-cell office:value-type="float" office:value="0.498445">
                <text:p>0.498445</text:p>
              </table:table-cell>
              <table:table-cell office:value-type="float" office:value="0.508007">
                <text:p>0.508007</text:p>
              </table:table-cell>
              <table:table-cell office:value-type="float" office:value="0.465274">
                <text:p>0.465274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0.446588">
                <text:p>0.446588</text:p>
              </table:table-cell>
              <table:table-cell office:value-type="float" office:value="0.517706">
                <text:p>0.517706</text:p>
              </table:table-cell>
              <table:table-cell office:value-type="float" office:value="0.472921">
                <text:p>0.472921</text:p>
              </table:table-cell>
              <table:table-cell office:value-type="float" office:value="0.498425">
                <text:p>0.498425</text:p>
              </table:table-cell>
              <table:table-cell office:value-type="float" office:value="0.507989">
                <text:p>0.507989</text:p>
              </table:table-cell>
              <table:table-cell office:value-type="float" office:value="0.46526">
                <text:p>0.46526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0.446565">
                <text:p>0.446565</text:p>
              </table:table-cell>
              <table:table-cell office:value-type="float" office:value="0.517694">
                <text:p>0.517694</text:p>
              </table:table-cell>
              <table:table-cell office:value-type="float" office:value="0.472899">
                <text:p>0.472899</text:p>
              </table:table-cell>
              <table:table-cell office:value-type="float" office:value="0.498406">
                <text:p>0.498406</text:p>
              </table:table-cell>
              <table:table-cell office:value-type="float" office:value="0.50797">
                <text:p>0.50797</text:p>
              </table:table-cell>
              <table:table-cell office:value-type="float" office:value="0.465246">
                <text:p>0.465246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0.446543">
                <text:p>0.446543</text:p>
              </table:table-cell>
              <table:table-cell office:value-type="float" office:value="0.517683">
                <text:p>0.517683</text:p>
              </table:table-cell>
              <table:table-cell office:value-type="float" office:value="0.472878">
                <text:p>0.472878</text:p>
              </table:table-cell>
              <table:table-cell office:value-type="float" office:value="0.498387">
                <text:p>0.498387</text:p>
              </table:table-cell>
              <table:table-cell office:value-type="float" office:value="0.507952">
                <text:p>0.507952</text:p>
              </table:table-cell>
              <table:table-cell office:value-type="float" office:value="0.465231">
                <text:p>0.465231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0.446524">
                <text:p>0.446524</text:p>
              </table:table-cell>
              <table:table-cell office:value-type="float" office:value="0.517671">
                <text:p>0.517671</text:p>
              </table:table-cell>
              <table:table-cell office:value-type="float" office:value="0.472857">
                <text:p>0.472857</text:p>
              </table:table-cell>
              <table:table-cell office:value-type="float" office:value="0.498367">
                <text:p>0.498367</text:p>
              </table:table-cell>
              <table:table-cell office:value-type="float" office:value="0.507934">
                <text:p>0.507934</text:p>
              </table:table-cell>
              <table:table-cell office:value-type="float" office:value="0.465217">
                <text:p>0.465217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0.446496">
                <text:p>0.446496</text:p>
              </table:table-cell>
              <table:table-cell office:value-type="float" office:value="0.517657">
                <text:p>0.517657</text:p>
              </table:table-cell>
              <table:table-cell office:value-type="float" office:value="0.472835">
                <text:p>0.472835</text:p>
              </table:table-cell>
              <table:table-cell office:value-type="float" office:value="0.498348">
                <text:p>0.498348</text:p>
              </table:table-cell>
              <table:table-cell office:value-type="float" office:value="0.507916">
                <text:p>0.507916</text:p>
              </table:table-cell>
              <table:table-cell office:value-type="float" office:value="0.465203">
                <text:p>0.465203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0.44647">
                <text:p>0.44647</text:p>
              </table:table-cell>
              <table:table-cell office:value-type="float" office:value="0.517642">
                <text:p>0.517642</text:p>
              </table:table-cell>
              <table:table-cell office:value-type="float" office:value="0.472814">
                <text:p>0.472814</text:p>
              </table:table-cell>
              <table:table-cell office:value-type="float" office:value="0.498329">
                <text:p>0.498329</text:p>
              </table:table-cell>
              <table:table-cell office:value-type="float" office:value="0.507897">
                <text:p>0.507897</text:p>
              </table:table-cell>
              <table:table-cell office:value-type="float" office:value="0.465189">
                <text:p>0.465189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0.446449">
                <text:p>0.446449</text:p>
              </table:table-cell>
              <table:table-cell office:value-type="float" office:value="0.517628">
                <text:p>0.517628</text:p>
              </table:table-cell>
              <table:table-cell office:value-type="float" office:value="0.472793">
                <text:p>0.472793</text:p>
              </table:table-cell>
              <table:table-cell office:value-type="float" office:value="0.498311">
                <text:p>0.498311</text:p>
              </table:table-cell>
              <table:table-cell office:value-type="float" office:value="0.507879">
                <text:p>0.507879</text:p>
              </table:table-cell>
              <table:table-cell office:value-type="float" office:value="0.465175">
                <text:p>0.465175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0.446426">
                <text:p>0.446426</text:p>
              </table:table-cell>
              <table:table-cell office:value-type="float" office:value="0.517615">
                <text:p>0.517615</text:p>
              </table:table-cell>
              <table:table-cell office:value-type="float" office:value="0.472771">
                <text:p>0.472771</text:p>
              </table:table-cell>
              <table:table-cell office:value-type="float" office:value="0.498291">
                <text:p>0.498291</text:p>
              </table:table-cell>
              <table:table-cell office:value-type="float" office:value="0.507861">
                <text:p>0.507861</text:p>
              </table:table-cell>
              <table:table-cell office:value-type="float" office:value="0.465161">
                <text:p>0.465161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0.446404">
                <text:p>0.446404</text:p>
              </table:table-cell>
              <table:table-cell office:value-type="float" office:value="0.517603">
                <text:p>0.517603</text:p>
              </table:table-cell>
              <table:table-cell office:value-type="float" office:value="0.47275">
                <text:p>0.47275</text:p>
              </table:table-cell>
              <table:table-cell office:value-type="float" office:value="0.498272">
                <text:p>0.498272</text:p>
              </table:table-cell>
              <table:table-cell office:value-type="float" office:value="0.507843">
                <text:p>0.507843</text:p>
              </table:table-cell>
              <table:table-cell office:value-type="float" office:value="0.465147">
                <text:p>0.465147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0.446376">
                <text:p>0.446376</text:p>
              </table:table-cell>
              <table:table-cell office:value-type="float" office:value="0.517591">
                <text:p>0.517591</text:p>
              </table:table-cell>
              <table:table-cell office:value-type="float" office:value="0.472729">
                <text:p>0.472729</text:p>
              </table:table-cell>
              <table:table-cell office:value-type="float" office:value="0.498253">
                <text:p>0.498253</text:p>
              </table:table-cell>
              <table:table-cell office:value-type="float" office:value="0.507825">
                <text:p>0.507825</text:p>
              </table:table-cell>
              <table:table-cell office:value-type="float" office:value="0.465133">
                <text:p>0.465133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0.446364">
                <text:p>0.446364</text:p>
              </table:table-cell>
              <table:table-cell office:value-type="float" office:value="0.517586">
                <text:p>0.517586</text:p>
              </table:table-cell>
              <table:table-cell office:value-type="float" office:value="0.472708">
                <text:p>0.472708</text:p>
              </table:table-cell>
              <table:table-cell office:value-type="float" office:value="0.498234">
                <text:p>0.498234</text:p>
              </table:table-cell>
              <table:table-cell office:value-type="float" office:value="0.507807">
                <text:p>0.507807</text:p>
              </table:table-cell>
              <table:table-cell office:value-type="float" office:value="0.465119">
                <text:p>0.465119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0.446342">
                <text:p>0.446342</text:p>
              </table:table-cell>
              <table:table-cell office:value-type="float" office:value="0.517578">
                <text:p>0.517578</text:p>
              </table:table-cell>
              <table:table-cell office:value-type="float" office:value="0.472686">
                <text:p>0.472686</text:p>
              </table:table-cell>
              <table:table-cell office:value-type="float" office:value="0.498215">
                <text:p>0.498215</text:p>
              </table:table-cell>
              <table:table-cell office:value-type="float" office:value="0.507789">
                <text:p>0.507789</text:p>
              </table:table-cell>
              <table:table-cell office:value-type="float" office:value="0.465105">
                <text:p>0.465105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0.44632">
                <text:p>0.44632</text:p>
              </table:table-cell>
              <table:table-cell office:value-type="float" office:value="0.51757">
                <text:p>0.51757</text:p>
              </table:table-cell>
              <table:table-cell office:value-type="float" office:value="0.472665">
                <text:p>0.472665</text:p>
              </table:table-cell>
              <table:table-cell office:value-type="float" office:value="0.498195">
                <text:p>0.498195</text:p>
              </table:table-cell>
              <table:table-cell office:value-type="float" office:value="0.507772">
                <text:p>0.507772</text:p>
              </table:table-cell>
              <table:table-cell office:value-type="float" office:value="0.465091">
                <text:p>0.465091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0.446298">
                <text:p>0.446298</text:p>
              </table:table-cell>
              <table:table-cell office:value-type="float" office:value="0.517561">
                <text:p>0.517561</text:p>
              </table:table-cell>
              <table:table-cell office:value-type="float" office:value="0.472644">
                <text:p>0.472644</text:p>
              </table:table-cell>
              <table:table-cell office:value-type="float" office:value="0.498177">
                <text:p>0.498177</text:p>
              </table:table-cell>
              <table:table-cell office:value-type="float" office:value="0.507752">
                <text:p>0.507752</text:p>
              </table:table-cell>
              <table:table-cell office:value-type="float" office:value="0.465077">
                <text:p>0.465077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0.446276">
                <text:p>0.446276</text:p>
              </table:table-cell>
              <table:table-cell office:value-type="float" office:value="0.517551">
                <text:p>0.517551</text:p>
              </table:table-cell>
              <table:table-cell office:value-type="float" office:value="0.472623">
                <text:p>0.472623</text:p>
              </table:table-cell>
              <table:table-cell office:value-type="float" office:value="0.498157">
                <text:p>0.498157</text:p>
              </table:table-cell>
              <table:table-cell office:value-type="float" office:value="0.507736">
                <text:p>0.507736</text:p>
              </table:table-cell>
              <table:table-cell office:value-type="float" office:value="0.465063">
                <text:p>0.465063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0.446254">
                <text:p>0.446254</text:p>
              </table:table-cell>
              <table:table-cell office:value-type="float" office:value="0.51754">
                <text:p>0.51754</text:p>
              </table:table-cell>
              <table:table-cell office:value-type="float" office:value="0.472602">
                <text:p>0.472602</text:p>
              </table:table-cell>
              <table:table-cell office:value-type="float" office:value="0.498137">
                <text:p>0.498137</text:p>
              </table:table-cell>
              <table:table-cell office:value-type="float" office:value="0.507718">
                <text:p>0.507718</text:p>
              </table:table-cell>
              <table:table-cell office:value-type="float" office:value="0.46505">
                <text:p>0.46505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0.446232">
                <text:p>0.446232</text:p>
              </table:table-cell>
              <table:table-cell office:value-type="float" office:value="0.517529">
                <text:p>0.517529</text:p>
              </table:table-cell>
              <table:table-cell office:value-type="float" office:value="0.472581">
                <text:p>0.472581</text:p>
              </table:table-cell>
              <table:table-cell office:value-type="float" office:value="0.498119">
                <text:p>0.498119</text:p>
              </table:table-cell>
              <table:table-cell office:value-type="float" office:value="0.507698">
                <text:p>0.507698</text:p>
              </table:table-cell>
              <table:table-cell office:value-type="float" office:value="0.465036">
                <text:p>0.465036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0.44621">
                <text:p>0.44621</text:p>
              </table:table-cell>
              <table:table-cell office:value-type="float" office:value="0.517518">
                <text:p>0.517518</text:p>
              </table:table-cell>
              <table:table-cell office:value-type="float" office:value="0.472559">
                <text:p>0.472559</text:p>
              </table:table-cell>
              <table:table-cell office:value-type="float" office:value="0.498099">
                <text:p>0.498099</text:p>
              </table:table-cell>
              <table:table-cell office:value-type="float" office:value="0.507683">
                <text:p>0.507683</text:p>
              </table:table-cell>
              <table:table-cell office:value-type="float" office:value="0.465023">
                <text:p>0.465023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0.446156">
                <text:p>0.446156</text:p>
              </table:table-cell>
              <table:table-cell office:value-type="float" office:value="0.517512">
                <text:p>0.517512</text:p>
              </table:table-cell>
              <table:table-cell office:value-type="float" office:value="0.472538">
                <text:p>0.472538</text:p>
              </table:table-cell>
              <table:table-cell office:value-type="float" office:value="0.498081">
                <text:p>0.498081</text:p>
              </table:table-cell>
              <table:table-cell office:value-type="float" office:value="0.507666">
                <text:p>0.507666</text:p>
              </table:table-cell>
              <table:table-cell office:value-type="float" office:value="0.465009">
                <text:p>0.465009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0.446143">
                <text:p>0.446143</text:p>
              </table:table-cell>
              <table:table-cell office:value-type="float" office:value="0.517488">
                <text:p>0.517488</text:p>
              </table:table-cell>
              <table:table-cell office:value-type="float" office:value="0.472517">
                <text:p>0.472517</text:p>
              </table:table-cell>
              <table:table-cell office:value-type="float" office:value="0.498061">
                <text:p>0.498061</text:p>
              </table:table-cell>
              <table:table-cell office:value-type="float" office:value="0.507648">
                <text:p>0.507648</text:p>
              </table:table-cell>
              <table:table-cell office:value-type="float" office:value="0.464996">
                <text:p>0.464996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0.446125">
                <text:p>0.446125</text:p>
              </table:table-cell>
              <table:table-cell office:value-type="float" office:value="0.517472">
                <text:p>0.517472</text:p>
              </table:table-cell>
              <table:table-cell office:value-type="float" office:value="0.472496">
                <text:p>0.472496</text:p>
              </table:table-cell>
              <table:table-cell office:value-type="float" office:value="0.498043">
                <text:p>0.498043</text:p>
              </table:table-cell>
              <table:table-cell office:value-type="float" office:value="0.507631">
                <text:p>0.507631</text:p>
              </table:table-cell>
              <table:table-cell office:value-type="float" office:value="0.464982">
                <text:p>0.464982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0.446104">
                <text:p>0.446104</text:p>
              </table:table-cell>
              <table:table-cell office:value-type="float" office:value="0.517457">
                <text:p>0.517457</text:p>
              </table:table-cell>
              <table:table-cell office:value-type="float" office:value="0.472475">
                <text:p>0.472475</text:p>
              </table:table-cell>
              <table:table-cell office:value-type="float" office:value="0.498023">
                <text:p>0.498023</text:p>
              </table:table-cell>
              <table:table-cell office:value-type="float" office:value="0.507611">
                <text:p>0.507611</text:p>
              </table:table-cell>
              <table:table-cell office:value-type="float" office:value="0.464969">
                <text:p>0.464969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0.446082">
                <text:p>0.446082</text:p>
              </table:table-cell>
              <table:table-cell office:value-type="float" office:value="0.517444">
                <text:p>0.517444</text:p>
              </table:table-cell>
              <table:table-cell office:value-type="float" office:value="0.472454">
                <text:p>0.472454</text:p>
              </table:table-cell>
              <table:table-cell office:value-type="float" office:value="0.498004">
                <text:p>0.498004</text:p>
              </table:table-cell>
              <table:table-cell office:value-type="float" office:value="0.507596">
                <text:p>0.507596</text:p>
              </table:table-cell>
              <table:table-cell office:value-type="float" office:value="0.464956">
                <text:p>0.464956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0.446063">
                <text:p>0.446063</text:p>
              </table:table-cell>
              <table:table-cell office:value-type="float" office:value="0.517427">
                <text:p>0.517427</text:p>
              </table:table-cell>
              <table:table-cell office:value-type="float" office:value="0.472433">
                <text:p>0.472433</text:p>
              </table:table-cell>
              <table:table-cell office:value-type="float" office:value="0.497986">
                <text:p>0.497986</text:p>
              </table:table-cell>
              <table:table-cell office:value-type="float" office:value="0.507579">
                <text:p>0.507579</text:p>
              </table:table-cell>
              <table:table-cell office:value-type="float" office:value="0.464943">
                <text:p>0.464943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0.446026">
                <text:p>0.446026</text:p>
              </table:table-cell>
              <table:table-cell office:value-type="float" office:value="0.517429">
                <text:p>0.517429</text:p>
              </table:table-cell>
              <table:table-cell office:value-type="float" office:value="0.472407">
                <text:p>0.472407</text:p>
              </table:table-cell>
              <table:table-cell office:value-type="float" office:value="0.49797">
                <text:p>0.49797</text:p>
              </table:table-cell>
              <table:table-cell office:value-type="float" office:value="0.507561">
                <text:p>0.507561</text:p>
              </table:table-cell>
              <table:table-cell office:value-type="float" office:value="0.464929">
                <text:p>0.464929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0.44602">
                <text:p>0.44602</text:p>
              </table:table-cell>
              <table:table-cell office:value-type="float" office:value="0.517409">
                <text:p>0.517409</text:p>
              </table:table-cell>
              <table:table-cell office:value-type="float" office:value="0.472386">
                <text:p>0.472386</text:p>
              </table:table-cell>
              <table:table-cell office:value-type="float" office:value="0.497952">
                <text:p>0.497952</text:p>
              </table:table-cell>
              <table:table-cell office:value-type="float" office:value="0.507544">
                <text:p>0.507544</text:p>
              </table:table-cell>
              <table:table-cell office:value-type="float" office:value="0.464916">
                <text:p>0.464916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0.445982">
                <text:p>0.445982</text:p>
              </table:table-cell>
              <table:table-cell office:value-type="float" office:value="0.517409">
                <text:p>0.517409</text:p>
              </table:table-cell>
              <table:table-cell office:value-type="float" office:value="0.472365">
                <text:p>0.472365</text:p>
              </table:table-cell>
              <table:table-cell office:value-type="float" office:value="0.497933">
                <text:p>0.497933</text:p>
              </table:table-cell>
              <table:table-cell office:value-type="float" office:value="0.507527">
                <text:p>0.507527</text:p>
              </table:table-cell>
              <table:table-cell office:value-type="float" office:value="0.464903">
                <text:p>0.464903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0.445952">
                <text:p>0.445952</text:p>
              </table:table-cell>
              <table:table-cell office:value-type="float" office:value="0.517467">
                <text:p>0.517467</text:p>
              </table:table-cell>
              <table:table-cell office:value-type="float" office:value="0.472344">
                <text:p>0.472344</text:p>
              </table:table-cell>
              <table:table-cell office:value-type="float" office:value="0.497914">
                <text:p>0.497914</text:p>
              </table:table-cell>
              <table:table-cell office:value-type="float" office:value="0.507508">
                <text:p>0.507508</text:p>
              </table:table-cell>
              <table:table-cell office:value-type="float" office:value="0.46489">
                <text:p>0.46489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0.44596">
                <text:p>0.44596</text:p>
              </table:table-cell>
              <table:table-cell office:value-type="float" office:value="0.517441">
                <text:p>0.517441</text:p>
              </table:table-cell>
              <table:table-cell office:value-type="float" office:value="0.472323">
                <text:p>0.472323</text:p>
              </table:table-cell>
              <table:table-cell office:value-type="float" office:value="0.497895">
                <text:p>0.497895</text:p>
              </table:table-cell>
              <table:table-cell office:value-type="float" office:value="0.507493">
                <text:p>0.507493</text:p>
              </table:table-cell>
              <table:table-cell office:value-type="float" office:value="0.464877">
                <text:p>0.464877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0.445924">
                <text:p>0.445924</text:p>
              </table:table-cell>
              <table:table-cell office:value-type="float" office:value="0.517436">
                <text:p>0.517436</text:p>
              </table:table-cell>
              <table:table-cell office:value-type="float" office:value="0.472302">
                <text:p>0.472302</text:p>
              </table:table-cell>
              <table:table-cell office:value-type="float" office:value="0.497877">
                <text:p>0.497877</text:p>
              </table:table-cell>
              <table:table-cell office:value-type="float" office:value="0.507476">
                <text:p>0.507476</text:p>
              </table:table-cell>
              <table:table-cell office:value-type="float" office:value="0.464864">
                <text:p>0.464864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0.445918">
                <text:p>0.445918</text:p>
              </table:table-cell>
              <table:table-cell office:value-type="float" office:value="0.517412">
                <text:p>0.517412</text:p>
              </table:table-cell>
              <table:table-cell office:value-type="float" office:value="0.472281">
                <text:p>0.472281</text:p>
              </table:table-cell>
              <table:table-cell office:value-type="float" office:value="0.497858">
                <text:p>0.497858</text:p>
              </table:table-cell>
              <table:table-cell office:value-type="float" office:value="0.507459">
                <text:p>0.507459</text:p>
              </table:table-cell>
              <table:table-cell office:value-type="float" office:value="0.464851">
                <text:p>0.464851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0.445876">
                <text:p>0.445876</text:p>
              </table:table-cell>
              <table:table-cell office:value-type="float" office:value="0.517409">
                <text:p>0.517409</text:p>
              </table:table-cell>
              <table:table-cell office:value-type="float" office:value="0.47226">
                <text:p>0.47226</text:p>
              </table:table-cell>
              <table:table-cell office:value-type="float" office:value="0.497839">
                <text:p>0.497839</text:p>
              </table:table-cell>
              <table:table-cell office:value-type="float" office:value="0.507442">
                <text:p>0.507442</text:p>
              </table:table-cell>
              <table:table-cell office:value-type="float" office:value="0.464838">
                <text:p>0.464838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0.445841">
                <text:p>0.445841</text:p>
              </table:table-cell>
              <table:table-cell office:value-type="float" office:value="0.5174">
                <text:p>0.5174</text:p>
              </table:table-cell>
              <table:table-cell office:value-type="float" office:value="0.472239">
                <text:p>0.472239</text:p>
              </table:table-cell>
              <table:table-cell office:value-type="float" office:value="0.49782">
                <text:p>0.49782</text:p>
              </table:table-cell>
              <table:table-cell office:value-type="float" office:value="0.507423">
                <text:p>0.507423</text:p>
              </table:table-cell>
              <table:table-cell office:value-type="float" office:value="0.464825">
                <text:p>0.464825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0.445848">
                <text:p>0.445848</text:p>
              </table:table-cell>
              <table:table-cell office:value-type="float" office:value="0.517376">
                <text:p>0.517376</text:p>
              </table:table-cell>
              <table:table-cell office:value-type="float" office:value="0.472218">
                <text:p>0.472218</text:p>
              </table:table-cell>
              <table:table-cell office:value-type="float" office:value="0.497801">
                <text:p>0.497801</text:p>
              </table:table-cell>
              <table:table-cell office:value-type="float" office:value="0.507409">
                <text:p>0.507409</text:p>
              </table:table-cell>
              <table:table-cell office:value-type="float" office:value="0.464812">
                <text:p>0.464812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0.445813">
                <text:p>0.445813</text:p>
              </table:table-cell>
              <table:table-cell office:value-type="float" office:value="0.517373">
                <text:p>0.517373</text:p>
              </table:table-cell>
              <table:table-cell office:value-type="float" office:value="0.472197">
                <text:p>0.472197</text:p>
              </table:table-cell>
              <table:table-cell office:value-type="float" office:value="0.497782">
                <text:p>0.497782</text:p>
              </table:table-cell>
              <table:table-cell office:value-type="float" office:value="0.507392">
                <text:p>0.507392</text:p>
              </table:table-cell>
              <table:table-cell office:value-type="float" office:value="0.464799">
                <text:p>0.464799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0.445773">
                <text:p>0.445773</text:p>
              </table:table-cell>
              <table:table-cell office:value-type="float" office:value="0.51736">
                <text:p>0.51736</text:p>
              </table:table-cell>
              <table:table-cell office:value-type="float" office:value="0.472176">
                <text:p>0.472176</text:p>
              </table:table-cell>
              <table:table-cell office:value-type="float" office:value="0.497763">
                <text:p>0.497763</text:p>
              </table:table-cell>
              <table:table-cell office:value-type="float" office:value="0.507375">
                <text:p>0.507375</text:p>
              </table:table-cell>
              <table:table-cell office:value-type="float" office:value="0.464787">
                <text:p>0.464787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0.445777">
                <text:p>0.445777</text:p>
              </table:table-cell>
              <table:table-cell office:value-type="float" office:value="0.517333">
                <text:p>0.517333</text:p>
              </table:table-cell>
              <table:table-cell office:value-type="float" office:value="0.472155">
                <text:p>0.472155</text:p>
              </table:table-cell>
              <table:table-cell office:value-type="float" office:value="0.497744">
                <text:p>0.497744</text:p>
              </table:table-cell>
              <table:table-cell office:value-type="float" office:value="0.507356">
                <text:p>0.507356</text:p>
              </table:table-cell>
              <table:table-cell office:value-type="float" office:value="0.464774">
                <text:p>0.464774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0.445733">
                <text:p>0.445733</text:p>
              </table:table-cell>
              <table:table-cell office:value-type="float" office:value="0.517328">
                <text:p>0.517328</text:p>
              </table:table-cell>
              <table:table-cell office:value-type="float" office:value="0.47213">
                <text:p>0.47213</text:p>
              </table:table-cell>
              <table:table-cell office:value-type="float" office:value="0.497721">
                <text:p>0.497721</text:p>
              </table:table-cell>
              <table:table-cell office:value-type="float" office:value="0.507342">
                <text:p>0.507342</text:p>
              </table:table-cell>
              <table:table-cell office:value-type="float" office:value="0.464761">
                <text:p>0.464761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0.445736">
                <text:p>0.445736</text:p>
              </table:table-cell>
              <table:table-cell office:value-type="float" office:value="0.517304">
                <text:p>0.517304</text:p>
              </table:table-cell>
              <table:table-cell office:value-type="float" office:value="0.472113">
                <text:p>0.472113</text:p>
              </table:table-cell>
              <table:table-cell office:value-type="float" office:value="0.497704">
                <text:p>0.497704</text:p>
              </table:table-cell>
              <table:table-cell office:value-type="float" office:value="0.507326">
                <text:p>0.507326</text:p>
              </table:table-cell>
              <table:table-cell office:value-type="float" office:value="0.464749">
                <text:p>0.464749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0.44569">
                <text:p>0.44569</text:p>
              </table:table-cell>
              <table:table-cell office:value-type="float" office:value="0.517299">
                <text:p>0.517299</text:p>
              </table:table-cell>
              <table:table-cell office:value-type="float" office:value="0.472092">
                <text:p>0.472092</text:p>
              </table:table-cell>
              <table:table-cell office:value-type="float" office:value="0.497686">
                <text:p>0.497686</text:p>
              </table:table-cell>
              <table:table-cell office:value-type="float" office:value="0.507309">
                <text:p>0.507309</text:p>
              </table:table-cell>
              <table:table-cell office:value-type="float" office:value="0.464736">
                <text:p>0.464736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0.445693">
                <text:p>0.445693</text:p>
              </table:table-cell>
              <table:table-cell office:value-type="float" office:value="0.517276">
                <text:p>0.517276</text:p>
              </table:table-cell>
              <table:table-cell office:value-type="float" office:value="0.472071">
                <text:p>0.472071</text:p>
              </table:table-cell>
              <table:table-cell office:value-type="float" office:value="0.497667">
                <text:p>0.497667</text:p>
              </table:table-cell>
              <table:table-cell office:value-type="float" office:value="0.507293">
                <text:p>0.507293</text:p>
              </table:table-cell>
              <table:table-cell office:value-type="float" office:value="0.464723">
                <text:p>0.464723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0.445673">
                <text:p>0.445673</text:p>
              </table:table-cell>
              <table:table-cell office:value-type="float" office:value="0.517297">
                <text:p>0.517297</text:p>
              </table:table-cell>
              <table:table-cell office:value-type="float" office:value="0.472046">
                <text:p>0.472046</text:p>
              </table:table-cell>
              <table:table-cell office:value-type="float" office:value="0.497645">
                <text:p>0.497645</text:p>
              </table:table-cell>
              <table:table-cell office:value-type="float" office:value="0.507274">
                <text:p>0.507274</text:p>
              </table:table-cell>
              <table:table-cell office:value-type="float" office:value="0.464711">
                <text:p>0.464711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0.445652">
                <text:p>0.445652</text:p>
              </table:table-cell>
              <table:table-cell office:value-type="float" office:value="0.517296">
                <text:p>0.517296</text:p>
              </table:table-cell>
              <table:table-cell office:value-type="float" office:value="0.47203">
                <text:p>0.47203</text:p>
              </table:table-cell>
              <table:table-cell office:value-type="float" office:value="0.497628">
                <text:p>0.497628</text:p>
              </table:table-cell>
              <table:table-cell office:value-type="float" office:value="0.50726">
                <text:p>0.50726</text:p>
              </table:table-cell>
              <table:table-cell office:value-type="float" office:value="0.464698">
                <text:p>0.464698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0.44563">
                <text:p>0.44563</text:p>
              </table:table-cell>
              <table:table-cell office:value-type="float" office:value="0.51729">
                <text:p>0.51729</text:p>
              </table:table-cell>
              <table:table-cell office:value-type="float" office:value="0.472009">
                <text:p>0.472009</text:p>
              </table:table-cell>
              <table:table-cell office:value-type="float" office:value="0.49761">
                <text:p>0.49761</text:p>
              </table:table-cell>
              <table:table-cell office:value-type="float" office:value="0.507244">
                <text:p>0.507244</text:p>
              </table:table-cell>
              <table:table-cell office:value-type="float" office:value="0.464686">
                <text:p>0.464686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0.445608">
                <text:p>0.445608</text:p>
              </table:table-cell>
              <table:table-cell office:value-type="float" office:value="0.517282">
                <text:p>0.517282</text:p>
              </table:table-cell>
              <table:table-cell office:value-type="float" office:value="0.471988">
                <text:p>0.471988</text:p>
              </table:table-cell>
              <table:table-cell office:value-type="float" office:value="0.497592">
                <text:p>0.497592</text:p>
              </table:table-cell>
              <table:table-cell office:value-type="float" office:value="0.507227">
                <text:p>0.507227</text:p>
              </table:table-cell>
              <table:table-cell office:value-type="float" office:value="0.464673">
                <text:p>0.464673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0.445616">
                <text:p>0.445616</text:p>
              </table:table-cell>
              <table:table-cell office:value-type="float" office:value="0.51726">
                <text:p>0.51726</text:p>
              </table:table-cell>
              <table:table-cell office:value-type="float" office:value="0.471963">
                <text:p>0.471963</text:p>
              </table:table-cell>
              <table:table-cell office:value-type="float" office:value="0.497569">
                <text:p>0.497569</text:p>
              </table:table-cell>
              <table:table-cell office:value-type="float" office:value="0.507209">
                <text:p>0.507209</text:p>
              </table:table-cell>
              <table:table-cell office:value-type="float" office:value="0.464661">
                <text:p>0.464661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0.445572">
                <text:p>0.445572</text:p>
              </table:table-cell>
              <table:table-cell office:value-type="float" office:value="0.517258">
                <text:p>0.517258</text:p>
              </table:table-cell>
              <table:table-cell office:value-type="float" office:value="0.471947">
                <text:p>0.471947</text:p>
              </table:table-cell>
              <table:table-cell office:value-type="float" office:value="0.497552">
                <text:p>0.497552</text:p>
              </table:table-cell>
              <table:table-cell office:value-type="float" office:value="0.507195">
                <text:p>0.507195</text:p>
              </table:table-cell>
              <table:table-cell office:value-type="float" office:value="0.464649">
                <text:p>0.464649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0.445546">
                <text:p>0.445546</text:p>
              </table:table-cell>
              <table:table-cell office:value-type="float" office:value="0.517248">
                <text:p>0.517248</text:p>
              </table:table-cell>
              <table:table-cell office:value-type="float" office:value="0.471926">
                <text:p>0.471926</text:p>
              </table:table-cell>
              <table:table-cell office:value-type="float" office:value="0.497534">
                <text:p>0.497534</text:p>
              </table:table-cell>
              <table:table-cell office:value-type="float" office:value="0.507179">
                <text:p>0.507179</text:p>
              </table:table-cell>
              <table:table-cell office:value-type="float" office:value="0.464636">
                <text:p>0.464636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0.445525">
                <text:p>0.445525</text:p>
              </table:table-cell>
              <table:table-cell office:value-type="float" office:value="0.517236">
                <text:p>0.517236</text:p>
              </table:table-cell>
              <table:table-cell office:value-type="float" office:value="0.4719">
                <text:p>0.4719</text:p>
              </table:table-cell>
              <table:table-cell office:value-type="float" office:value="0.497512">
                <text:p>0.497512</text:p>
              </table:table-cell>
              <table:table-cell office:value-type="float" office:value="0.507163">
                <text:p>0.507163</text:p>
              </table:table-cell>
              <table:table-cell office:value-type="float" office:value="0.464624">
                <text:p>0.464624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0.445501">
                <text:p>0.445501</text:p>
              </table:table-cell>
              <table:table-cell office:value-type="float" office:value="0.517222">
                <text:p>0.517222</text:p>
              </table:table-cell>
              <table:table-cell office:value-type="float" office:value="0.471884">
                <text:p>0.471884</text:p>
              </table:table-cell>
              <table:table-cell office:value-type="float" office:value="0.497496">
                <text:p>0.497496</text:p>
              </table:table-cell>
              <table:table-cell office:value-type="float" office:value="0.507144">
                <text:p>0.507144</text:p>
              </table:table-cell>
              <table:table-cell office:value-type="float" office:value="0.464612">
                <text:p>0.464612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0.445485">
                <text:p>0.445485</text:p>
              </table:table-cell>
              <table:table-cell office:value-type="float" office:value="0.51721">
                <text:p>0.51721</text:p>
              </table:table-cell>
              <table:table-cell office:value-type="float" office:value="0.471863">
                <text:p>0.471863</text:p>
              </table:table-cell>
              <table:table-cell office:value-type="float" office:value="0.497478">
                <text:p>0.497478</text:p>
              </table:table-cell>
              <table:table-cell office:value-type="float" office:value="0.507131">
                <text:p>0.507131</text:p>
              </table:table-cell>
              <table:table-cell office:value-type="float" office:value="0.4646">
                <text:p>0.4646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0.445465">
                <text:p>0.445465</text:p>
              </table:table-cell>
              <table:table-cell office:value-type="float" office:value="0.517198">
                <text:p>0.517198</text:p>
              </table:table-cell>
              <table:table-cell office:value-type="float" office:value="0.471838">
                <text:p>0.471838</text:p>
              </table:table-cell>
              <table:table-cell office:value-type="float" office:value="0.497456">
                <text:p>0.497456</text:p>
              </table:table-cell>
              <table:table-cell office:value-type="float" office:value="0.507115">
                <text:p>0.507115</text:p>
              </table:table-cell>
              <table:table-cell office:value-type="float" office:value="0.464588">
                <text:p>0.464588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0.445445">
                <text:p>0.445445</text:p>
              </table:table-cell>
              <table:table-cell office:value-type="float" office:value="0.517223">
                <text:p>0.517223</text:p>
              </table:table-cell>
              <table:table-cell office:value-type="float" office:value="0.471822">
                <text:p>0.471822</text:p>
              </table:table-cell>
              <table:table-cell office:value-type="float" office:value="0.497439">
                <text:p>0.497439</text:p>
              </table:table-cell>
              <table:table-cell office:value-type="float" office:value="0.507099">
                <text:p>0.507099</text:p>
              </table:table-cell>
              <table:table-cell office:value-type="float" office:value="0.464575">
                <text:p>0.464575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0.445426">
                <text:p>0.445426</text:p>
              </table:table-cell>
              <table:table-cell office:value-type="float" office:value="0.517211">
                <text:p>0.517211</text:p>
              </table:table-cell>
              <table:table-cell office:value-type="float" office:value="0.471801">
                <text:p>0.471801</text:p>
              </table:table-cell>
              <table:table-cell office:value-type="float" office:value="0.497421">
                <text:p>0.497421</text:p>
              </table:table-cell>
              <table:table-cell office:value-type="float" office:value="0.507083">
                <text:p>0.507083</text:p>
              </table:table-cell>
              <table:table-cell office:value-type="float" office:value="0.464563">
                <text:p>0.464563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0.445405">
                <text:p>0.445405</text:p>
              </table:table-cell>
              <table:table-cell office:value-type="float" office:value="0.517198">
                <text:p>0.517198</text:p>
              </table:table-cell>
              <table:table-cell office:value-type="float" office:value="0.47178">
                <text:p>0.47178</text:p>
              </table:table-cell>
              <table:table-cell office:value-type="float" office:value="0.497403">
                <text:p>0.497403</text:p>
              </table:table-cell>
              <table:table-cell office:value-type="float" office:value="0.507065">
                <text:p>0.507065</text:p>
              </table:table-cell>
              <table:table-cell office:value-type="float" office:value="0.464551">
                <text:p>0.464551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0.445385">
                <text:p>0.445385</text:p>
              </table:table-cell>
              <table:table-cell office:value-type="float" office:value="0.517184">
                <text:p>0.517184</text:p>
              </table:table-cell>
              <table:table-cell office:value-type="float" office:value="0.471755">
                <text:p>0.471755</text:p>
              </table:table-cell>
              <table:table-cell office:value-type="float" office:value="0.497381">
                <text:p>0.497381</text:p>
              </table:table-cell>
              <table:table-cell office:value-type="float" office:value="0.507051">
                <text:p>0.507051</text:p>
              </table:table-cell>
              <table:table-cell office:value-type="float" office:value="0.464539">
                <text:p>0.464539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0.445364">
                <text:p>0.445364</text:p>
              </table:table-cell>
              <table:table-cell office:value-type="float" office:value="0.51717">
                <text:p>0.51717</text:p>
              </table:table-cell>
              <table:table-cell office:value-type="float" office:value="0.471739">
                <text:p>0.471739</text:p>
              </table:table-cell>
              <table:table-cell office:value-type="float" office:value="0.497364">
                <text:p>0.497364</text:p>
              </table:table-cell>
              <table:table-cell office:value-type="float" office:value="0.507036">
                <text:p>0.507036</text:p>
              </table:table-cell>
              <table:table-cell office:value-type="float" office:value="0.464527">
                <text:p>0.464527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0.445343">
                <text:p>0.445343</text:p>
              </table:table-cell>
              <table:table-cell office:value-type="float" office:value="0.517156">
                <text:p>0.517156</text:p>
              </table:table-cell>
              <table:table-cell office:value-type="float" office:value="0.471718">
                <text:p>0.471718</text:p>
              </table:table-cell>
              <table:table-cell office:value-type="float" office:value="0.497346">
                <text:p>0.497346</text:p>
              </table:table-cell>
              <table:table-cell office:value-type="float" office:value="0.50702">
                <text:p>0.50702</text:p>
              </table:table-cell>
              <table:table-cell office:value-type="float" office:value="0.464515">
                <text:p>0.464515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0.445323">
                <text:p>0.445323</text:p>
              </table:table-cell>
              <table:table-cell office:value-type="float" office:value="0.517142">
                <text:p>0.517142</text:p>
              </table:table-cell>
              <table:table-cell office:value-type="float" office:value="0.471693">
                <text:p>0.471693</text:p>
              </table:table-cell>
              <table:table-cell office:value-type="float" office:value="0.497324">
                <text:p>0.497324</text:p>
              </table:table-cell>
              <table:table-cell office:value-type="float" office:value="0.507002">
                <text:p>0.507002</text:p>
              </table:table-cell>
              <table:table-cell office:value-type="float" office:value="0.464504">
                <text:p>0.464504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0.445302">
                <text:p>0.445302</text:p>
              </table:table-cell>
              <table:table-cell office:value-type="float" office:value="0.517128">
                <text:p>0.517128</text:p>
              </table:table-cell>
              <table:table-cell office:value-type="float" office:value="0.471677">
                <text:p>0.471677</text:p>
              </table:table-cell>
              <table:table-cell office:value-type="float" office:value="0.497307">
                <text:p>0.497307</text:p>
              </table:table-cell>
              <table:table-cell office:value-type="float" office:value="0.506989">
                <text:p>0.506989</text:p>
              </table:table-cell>
              <table:table-cell office:value-type="float" office:value="0.464492">
                <text:p>0.464492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0.445282">
                <text:p>0.445282</text:p>
              </table:table-cell>
              <table:table-cell office:value-type="float" office:value="0.517113">
                <text:p>0.517113</text:p>
              </table:table-cell>
              <table:table-cell office:value-type="float" office:value="0.471656">
                <text:p>0.471656</text:p>
              </table:table-cell>
              <table:table-cell office:value-type="float" office:value="0.497289">
                <text:p>0.497289</text:p>
              </table:table-cell>
              <table:table-cell office:value-type="float" office:value="0.506973">
                <text:p>0.506973</text:p>
              </table:table-cell>
              <table:table-cell office:value-type="float" office:value="0.46448">
                <text:p>0.46448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0.445261">
                <text:p>0.445261</text:p>
              </table:table-cell>
              <table:table-cell office:value-type="float" office:value="0.517099">
                <text:p>0.517099</text:p>
              </table:table-cell>
              <table:table-cell office:value-type="float" office:value="0.471631">
                <text:p>0.471631</text:p>
              </table:table-cell>
              <table:table-cell office:value-type="float" office:value="0.497267">
                <text:p>0.497267</text:p>
              </table:table-cell>
              <table:table-cell office:value-type="float" office:value="0.506958">
                <text:p>0.506958</text:p>
              </table:table-cell>
              <table:table-cell office:value-type="float" office:value="0.464468">
                <text:p>0.464468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0.445241">
                <text:p>0.445241</text:p>
              </table:table-cell>
              <table:table-cell office:value-type="float" office:value="0.517084">
                <text:p>0.517084</text:p>
              </table:table-cell>
              <table:table-cell office:value-type="float" office:value="0.471615">
                <text:p>0.471615</text:p>
              </table:table-cell>
              <table:table-cell office:value-type="float" office:value="0.49725">
                <text:p>0.49725</text:p>
              </table:table-cell>
              <table:table-cell office:value-type="float" office:value="0.50694">
                <text:p>0.50694</text:p>
              </table:table-cell>
              <table:table-cell office:value-type="float" office:value="0.464456">
                <text:p>0.464456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0.44522">
                <text:p>0.44522</text:p>
              </table:table-cell>
              <table:table-cell office:value-type="float" office:value="0.51707">
                <text:p>0.51707</text:p>
              </table:table-cell>
              <table:table-cell office:value-type="float" office:value="0.471594">
                <text:p>0.471594</text:p>
              </table:table-cell>
              <table:table-cell office:value-type="float" office:value="0.497233">
                <text:p>0.497233</text:p>
              </table:table-cell>
              <table:table-cell office:value-type="float" office:value="0.506927">
                <text:p>0.506927</text:p>
              </table:table-cell>
              <table:table-cell office:value-type="float" office:value="0.464445">
                <text:p>0.464445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0.4452">
                <text:p>0.4452</text:p>
              </table:table-cell>
              <table:table-cell office:value-type="float" office:value="0.517055">
                <text:p>0.517055</text:p>
              </table:table-cell>
              <table:table-cell office:value-type="float" office:value="0.471568">
                <text:p>0.471568</text:p>
              </table:table-cell>
              <table:table-cell office:value-type="float" office:value="0.497211">
                <text:p>0.497211</text:p>
              </table:table-cell>
              <table:table-cell office:value-type="float" office:value="0.506911">
                <text:p>0.506911</text:p>
              </table:table-cell>
              <table:table-cell office:value-type="float" office:value="0.464433">
                <text:p>0.464433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0.445179">
                <text:p>0.445179</text:p>
              </table:table-cell>
              <table:table-cell office:value-type="float" office:value="0.51704">
                <text:p>0.51704</text:p>
              </table:table-cell>
              <table:table-cell office:value-type="float" office:value="0.471552">
                <text:p>0.471552</text:p>
              </table:table-cell>
              <table:table-cell office:value-type="float" office:value="0.497194">
                <text:p>0.497194</text:p>
              </table:table-cell>
              <table:table-cell office:value-type="float" office:value="0.506896">
                <text:p>0.506896</text:p>
              </table:table-cell>
              <table:table-cell office:value-type="float" office:value="0.464421">
                <text:p>0.464421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0.445159">
                <text:p>0.445159</text:p>
              </table:table-cell>
              <table:table-cell office:value-type="float" office:value="0.517026">
                <text:p>0.517026</text:p>
              </table:table-cell>
              <table:table-cell office:value-type="float" office:value="0.471532">
                <text:p>0.471532</text:p>
              </table:table-cell>
              <table:table-cell office:value-type="float" office:value="0.497176">
                <text:p>0.497176</text:p>
              </table:table-cell>
              <table:table-cell office:value-type="float" office:value="0.506879">
                <text:p>0.506879</text:p>
              </table:table-cell>
              <table:table-cell office:value-type="float" office:value="0.46441">
                <text:p>0.46441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0.445138">
                <text:p>0.445138</text:p>
              </table:table-cell>
              <table:table-cell office:value-type="float" office:value="0.517011">
                <text:p>0.517011</text:p>
              </table:table-cell>
              <table:table-cell office:value-type="float" office:value="0.471507">
                <text:p>0.471507</text:p>
              </table:table-cell>
              <table:table-cell office:value-type="float" office:value="0.497154">
                <text:p>0.497154</text:p>
              </table:table-cell>
              <table:table-cell office:value-type="float" office:value="0.506865">
                <text:p>0.506865</text:p>
              </table:table-cell>
              <table:table-cell office:value-type="float" office:value="0.464398">
                <text:p>0.464398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0.445118">
                <text:p>0.445118</text:p>
              </table:table-cell>
              <table:table-cell office:value-type="float" office:value="0.516996">
                <text:p>0.516996</text:p>
              </table:table-cell>
              <table:table-cell office:value-type="float" office:value="0.471491">
                <text:p>0.471491</text:p>
              </table:table-cell>
              <table:table-cell office:value-type="float" office:value="0.497137">
                <text:p>0.497137</text:p>
              </table:table-cell>
              <table:table-cell office:value-type="float" office:value="0.50685">
                <text:p>0.50685</text:p>
              </table:table-cell>
              <table:table-cell office:value-type="float" office:value="0.464387">
                <text:p>0.464387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0.445098">
                <text:p>0.445098</text:p>
              </table:table-cell>
              <table:table-cell office:value-type="float" office:value="0.516982">
                <text:p>0.516982</text:p>
              </table:table-cell>
              <table:table-cell office:value-type="float" office:value="0.47147">
                <text:p>0.47147</text:p>
              </table:table-cell>
              <table:table-cell office:value-type="float" office:value="0.497119">
                <text:p>0.497119</text:p>
              </table:table-cell>
              <table:table-cell office:value-type="float" office:value="0.506833">
                <text:p>0.506833</text:p>
              </table:table-cell>
              <table:table-cell office:value-type="float" office:value="0.464375">
                <text:p>0.464375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0.445077">
                <text:p>0.445077</text:p>
              </table:table-cell>
              <table:table-cell office:value-type="float" office:value="0.516967">
                <text:p>0.516967</text:p>
              </table:table-cell>
              <table:table-cell office:value-type="float" office:value="0.471445">
                <text:p>0.471445</text:p>
              </table:table-cell>
              <table:table-cell office:value-type="float" office:value="0.497097">
                <text:p>0.497097</text:p>
              </table:table-cell>
              <table:table-cell office:value-type="float" office:value="0.50682">
                <text:p>0.50682</text:p>
              </table:table-cell>
              <table:table-cell office:value-type="float" office:value="0.464364">
                <text:p>0.464364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0.445057">
                <text:p>0.445057</text:p>
              </table:table-cell>
              <table:table-cell office:value-type="float" office:value="0.516952">
                <text:p>0.516952</text:p>
              </table:table-cell>
              <table:table-cell office:value-type="float" office:value="0.471429">
                <text:p>0.471429</text:p>
              </table:table-cell>
              <table:table-cell office:value-type="float" office:value="0.49708">
                <text:p>0.49708</text:p>
              </table:table-cell>
              <table:table-cell office:value-type="float" office:value="0.506805">
                <text:p>0.506805</text:p>
              </table:table-cell>
              <table:table-cell office:value-type="float" office:value="0.464352">
                <text:p>0.464352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0.445036">
                <text:p>0.445036</text:p>
              </table:table-cell>
              <table:table-cell office:value-type="float" office:value="0.516937">
                <text:p>0.516937</text:p>
              </table:table-cell>
              <table:table-cell office:value-type="float" office:value="0.47141">
                <text:p>0.47141</text:p>
              </table:table-cell>
              <table:table-cell office:value-type="float" office:value="0.497061">
                <text:p>0.497061</text:p>
              </table:table-cell>
              <table:table-cell office:value-type="float" office:value="0.506789">
                <text:p>0.506789</text:p>
              </table:table-cell>
              <table:table-cell office:value-type="float" office:value="0.464341">
                <text:p>0.464341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0.445016">
                <text:p>0.445016</text:p>
              </table:table-cell>
              <table:table-cell office:value-type="float" office:value="0.516922">
                <text:p>0.516922</text:p>
              </table:table-cell>
              <table:table-cell office:value-type="float" office:value="0.471385">
                <text:p>0.471385</text:p>
              </table:table-cell>
              <table:table-cell office:value-type="float" office:value="0.497038">
                <text:p>0.497038</text:p>
              </table:table-cell>
              <table:table-cell office:value-type="float" office:value="0.506772">
                <text:p>0.506772</text:p>
              </table:table-cell>
              <table:table-cell office:value-type="float" office:value="0.464329">
                <text:p>0.464329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0.444995">
                <text:p>0.444995</text:p>
              </table:table-cell>
              <table:table-cell office:value-type="float" office:value="0.516906">
                <text:p>0.516906</text:p>
              </table:table-cell>
              <table:table-cell office:value-type="float" office:value="0.471369">
                <text:p>0.471369</text:p>
              </table:table-cell>
              <table:table-cell office:value-type="float" office:value="0.497021">
                <text:p>0.497021</text:p>
              </table:table-cell>
              <table:table-cell office:value-type="float" office:value="0.506759">
                <text:p>0.506759</text:p>
              </table:table-cell>
              <table:table-cell office:value-type="float" office:value="0.464318">
                <text:p>0.464318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0.444975">
                <text:p>0.444975</text:p>
              </table:table-cell>
              <table:table-cell office:value-type="float" office:value="0.516891">
                <text:p>0.516891</text:p>
              </table:table-cell>
              <table:table-cell office:value-type="float" office:value="0.471349">
                <text:p>0.471349</text:p>
              </table:table-cell>
              <table:table-cell office:value-type="float" office:value="0.497003">
                <text:p>0.497003</text:p>
              </table:table-cell>
              <table:table-cell office:value-type="float" office:value="0.506742">
                <text:p>0.506742</text:p>
              </table:table-cell>
              <table:table-cell office:value-type="float" office:value="0.464306">
                <text:p>0.464306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0.444955">
                <text:p>0.444955</text:p>
              </table:table-cell>
              <table:table-cell office:value-type="float" office:value="0.516875">
                <text:p>0.516875</text:p>
              </table:table-cell>
              <table:table-cell office:value-type="float" office:value="0.471324">
                <text:p>0.471324</text:p>
              </table:table-cell>
              <table:table-cell office:value-type="float" office:value="0.496981">
                <text:p>0.496981</text:p>
              </table:table-cell>
              <table:table-cell office:value-type="float" office:value="0.506729">
                <text:p>0.506729</text:p>
              </table:table-cell>
              <table:table-cell office:value-type="float" office:value="0.464295">
                <text:p>0.464295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0.444933">
                <text:p>0.444933</text:p>
              </table:table-cell>
              <table:table-cell office:value-type="float" office:value="0.51686">
                <text:p>0.51686</text:p>
              </table:table-cell>
              <table:table-cell office:value-type="float" office:value="0.471308">
                <text:p>0.471308</text:p>
              </table:table-cell>
              <table:table-cell office:value-type="float" office:value="0.496964">
                <text:p>0.496964</text:p>
              </table:table-cell>
              <table:table-cell office:value-type="float" office:value="0.506712">
                <text:p>0.506712</text:p>
              </table:table-cell>
              <table:table-cell office:value-type="float" office:value="0.464284">
                <text:p>0.464284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0.444914">
                <text:p>0.444914</text:p>
              </table:table-cell>
              <table:table-cell office:value-type="float" office:value="0.516847">
                <text:p>0.516847</text:p>
              </table:table-cell>
              <table:table-cell office:value-type="float" office:value="0.471283">
                <text:p>0.471283</text:p>
              </table:table-cell>
              <table:table-cell office:value-type="float" office:value="0.496942">
                <text:p>0.496942</text:p>
              </table:table-cell>
              <table:table-cell office:value-type="float" office:value="0.506699">
                <text:p>0.506699</text:p>
              </table:table-cell>
              <table:table-cell office:value-type="float" office:value="0.464272">
                <text:p>0.464272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0.444895">
                <text:p>0.444895</text:p>
              </table:table-cell>
              <table:table-cell office:value-type="float" office:value="0.516834">
                <text:p>0.516834</text:p>
              </table:table-cell>
              <table:table-cell office:value-type="float" office:value="0.471267">
                <text:p>0.471267</text:p>
              </table:table-cell>
              <table:table-cell office:value-type="float" office:value="0.496926">
                <text:p>0.496926</text:p>
              </table:table-cell>
              <table:table-cell office:value-type="float" office:value="0.506682">
                <text:p>0.506682</text:p>
              </table:table-cell>
              <table:table-cell office:value-type="float" office:value="0.464261">
                <text:p>0.464261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0.444875">
                <text:p>0.444875</text:p>
              </table:table-cell>
              <table:table-cell office:value-type="float" office:value="0.516821">
                <text:p>0.516821</text:p>
              </table:table-cell>
              <table:table-cell office:value-type="float" office:value="0.471242">
                <text:p>0.471242</text:p>
              </table:table-cell>
              <table:table-cell office:value-type="float" office:value="0.496904">
                <text:p>0.496904</text:p>
              </table:table-cell>
              <table:table-cell office:value-type="float" office:value="0.50667">
                <text:p>0.50667</text:p>
              </table:table-cell>
              <table:table-cell office:value-type="float" office:value="0.46425">
                <text:p>0.46425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0.444854">
                <text:p>0.444854</text:p>
              </table:table-cell>
              <table:table-cell office:value-type="float" office:value="0.516807">
                <text:p>0.516807</text:p>
              </table:table-cell>
              <table:table-cell office:value-type="float" office:value="0.471227">
                <text:p>0.471227</text:p>
              </table:table-cell>
              <table:table-cell office:value-type="float" office:value="0.496888">
                <text:p>0.496888</text:p>
              </table:table-cell>
              <table:table-cell office:value-type="float" office:value="0.506653">
                <text:p>0.506653</text:p>
              </table:table-cell>
              <table:table-cell office:value-type="float" office:value="0.464239">
                <text:p>0.464239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0.444834">
                <text:p>0.444834</text:p>
              </table:table-cell>
              <table:table-cell office:value-type="float" office:value="0.516793">
                <text:p>0.516793</text:p>
              </table:table-cell>
              <table:table-cell office:value-type="float" office:value="0.471206">
                <text:p>0.471206</text:p>
              </table:table-cell>
              <table:table-cell office:value-type="float" office:value="0.49687">
                <text:p>0.49687</text:p>
              </table:table-cell>
              <table:table-cell office:value-type="float" office:value="0.50664">
                <text:p>0.50664</text:p>
              </table:table-cell>
              <table:table-cell office:value-type="float" office:value="0.464228">
                <text:p>0.464228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0.444814">
                <text:p>0.444814</text:p>
              </table:table-cell>
              <table:table-cell office:value-type="float" office:value="0.516779">
                <text:p>0.516779</text:p>
              </table:table-cell>
              <table:table-cell office:value-type="float" office:value="0.471181">
                <text:p>0.471181</text:p>
              </table:table-cell>
              <table:table-cell office:value-type="float" office:value="0.496849">
                <text:p>0.496849</text:p>
              </table:table-cell>
              <table:table-cell office:value-type="float" office:value="0.506624">
                <text:p>0.506624</text:p>
              </table:table-cell>
              <table:table-cell office:value-type="float" office:value="0.464217">
                <text:p>0.464217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0.444794">
                <text:p>0.444794</text:p>
              </table:table-cell>
              <table:table-cell office:value-type="float" office:value="0.516765">
                <text:p>0.516765</text:p>
              </table:table-cell>
              <table:table-cell office:value-type="float" office:value="0.471165">
                <text:p>0.471165</text:p>
              </table:table-cell>
              <table:table-cell office:value-type="float" office:value="0.496832">
                <text:p>0.496832</text:p>
              </table:table-cell>
              <table:table-cell office:value-type="float" office:value="0.506611">
                <text:p>0.506611</text:p>
              </table:table-cell>
              <table:table-cell office:value-type="float" office:value="0.464205">
                <text:p>0.464205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0.444775">
                <text:p>0.444775</text:p>
              </table:table-cell>
              <table:table-cell office:value-type="float" office:value="0.51675">
                <text:p>0.51675</text:p>
              </table:table-cell>
              <table:table-cell office:value-type="float" office:value="0.47114">
                <text:p>0.47114</text:p>
              </table:table-cell>
              <table:table-cell office:value-type="float" office:value="0.49681">
                <text:p>0.49681</text:p>
              </table:table-cell>
              <table:table-cell office:value-type="float" office:value="0.506594">
                <text:p>0.506594</text:p>
              </table:table-cell>
              <table:table-cell office:value-type="float" office:value="0.464194">
                <text:p>0.464194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0.444753">
                <text:p>0.444753</text:p>
              </table:table-cell>
              <table:table-cell office:value-type="float" office:value="0.516733">
                <text:p>0.516733</text:p>
              </table:table-cell>
              <table:table-cell office:value-type="float" office:value="0.471125">
                <text:p>0.471125</text:p>
              </table:table-cell>
              <table:table-cell office:value-type="float" office:value="0.496794">
                <text:p>0.496794</text:p>
              </table:table-cell>
              <table:table-cell office:value-type="float" office:value="0.50658">
                <text:p>0.50658</text:p>
              </table:table-cell>
              <table:table-cell office:value-type="float" office:value="0.464184">
                <text:p>0.464184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0.444732">
                <text:p>0.444732</text:p>
              </table:table-cell>
              <table:table-cell office:value-type="float" office:value="0.516717">
                <text:p>0.516717</text:p>
              </table:table-cell>
              <table:table-cell office:value-type="float" office:value="0.471103">
                <text:p>0.471103</text:p>
              </table:table-cell>
              <table:table-cell office:value-type="float" office:value="0.496775">
                <text:p>0.496775</text:p>
              </table:table-cell>
              <table:table-cell office:value-type="float" office:value="0.506568">
                <text:p>0.506568</text:p>
              </table:table-cell>
              <table:table-cell office:value-type="float" office:value="0.464173">
                <text:p>0.464173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0.444658">
                <text:p>0.444658</text:p>
              </table:table-cell>
              <table:table-cell office:value-type="float" office:value="0.516698">
                <text:p>0.516698</text:p>
              </table:table-cell>
              <table:table-cell office:value-type="float" office:value="0.471088">
                <text:p>0.471088</text:p>
              </table:table-cell>
              <table:table-cell office:value-type="float" office:value="0.496758">
                <text:p>0.496758</text:p>
              </table:table-cell>
              <table:table-cell office:value-type="float" office:value="0.506551">
                <text:p>0.506551</text:p>
              </table:table-cell>
              <table:table-cell office:value-type="float" office:value="0.464162">
                <text:p>0.464162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0.444705">
                <text:p>0.444705</text:p>
              </table:table-cell>
              <table:table-cell office:value-type="float" office:value="0.516683">
                <text:p>0.516683</text:p>
              </table:table-cell>
              <table:table-cell office:value-type="float" office:value="0.471063">
                <text:p>0.471063</text:p>
              </table:table-cell>
              <table:table-cell office:value-type="float" office:value="0.496737">
                <text:p>0.496737</text:p>
              </table:table-cell>
              <table:table-cell office:value-type="float" office:value="0.506538">
                <text:p>0.506538</text:p>
              </table:table-cell>
              <table:table-cell office:value-type="float" office:value="0.464151">
                <text:p>0.464151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0.444684">
                <text:p>0.444684</text:p>
              </table:table-cell>
              <table:table-cell office:value-type="float" office:value="0.516668">
                <text:p>0.516668</text:p>
              </table:table-cell>
              <table:table-cell office:value-type="float" office:value="0.471047">
                <text:p>0.471047</text:p>
              </table:table-cell>
              <table:table-cell office:value-type="float" office:value="0.49672">
                <text:p>0.49672</text:p>
              </table:table-cell>
              <table:table-cell office:value-type="float" office:value="0.506522">
                <text:p>0.506522</text:p>
              </table:table-cell>
              <table:table-cell office:value-type="float" office:value="0.46414">
                <text:p>0.46414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0.444664">
                <text:p>0.444664</text:p>
              </table:table-cell>
              <table:table-cell office:value-type="float" office:value="0.516654">
                <text:p>0.516654</text:p>
              </table:table-cell>
              <table:table-cell office:value-type="float" office:value="0.471023">
                <text:p>0.471023</text:p>
              </table:table-cell>
              <table:table-cell office:value-type="float" office:value="0.496699">
                <text:p>0.496699</text:p>
              </table:table-cell>
              <table:table-cell office:value-type="float" office:value="0.506507">
                <text:p>0.506507</text:p>
              </table:table-cell>
              <table:table-cell office:value-type="float" office:value="0.464129">
                <text:p>0.464129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0.444643">
                <text:p>0.444643</text:p>
              </table:table-cell>
              <table:table-cell office:value-type="float" office:value="0.516638">
                <text:p>0.516638</text:p>
              </table:table-cell>
              <table:table-cell office:value-type="float" office:value="0.471007">
                <text:p>0.471007</text:p>
              </table:table-cell>
              <table:table-cell office:value-type="float" office:value="0.496682">
                <text:p>0.496682</text:p>
              </table:table-cell>
              <table:table-cell office:value-type="float" office:value="0.506495">
                <text:p>0.506495</text:p>
              </table:table-cell>
              <table:table-cell office:value-type="float" office:value="0.464118">
                <text:p>0.464118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0.444622">
                <text:p>0.444622</text:p>
              </table:table-cell>
              <table:table-cell office:value-type="float" office:value="0.516622">
                <text:p>0.516622</text:p>
              </table:table-cell>
              <table:table-cell office:value-type="float" office:value="0.470983">
                <text:p>0.470983</text:p>
              </table:table-cell>
              <table:table-cell office:value-type="float" office:value="0.496661">
                <text:p>0.496661</text:p>
              </table:table-cell>
              <table:table-cell office:value-type="float" office:value="0.506479">
                <text:p>0.506479</text:p>
              </table:table-cell>
              <table:table-cell office:value-type="float" office:value="0.464107">
                <text:p>0.464107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0.444602">
                <text:p>0.444602</text:p>
              </table:table-cell>
              <table:table-cell office:value-type="float" office:value="0.516606">
                <text:p>0.516606</text:p>
              </table:table-cell>
              <table:table-cell office:value-type="float" office:value="0.470967">
                <text:p>0.470967</text:p>
              </table:table-cell>
              <table:table-cell office:value-type="float" office:value="0.496645">
                <text:p>0.496645</text:p>
              </table:table-cell>
              <table:table-cell office:value-type="float" office:value="0.506467">
                <text:p>0.506467</text:p>
              </table:table-cell>
              <table:table-cell office:value-type="float" office:value="0.464096">
                <text:p>0.464096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0.444582">
                <text:p>0.444582</text:p>
              </table:table-cell>
              <table:table-cell office:value-type="float" office:value="0.516591">
                <text:p>0.516591</text:p>
              </table:table-cell>
              <table:table-cell office:value-type="float" office:value="0.470942">
                <text:p>0.470942</text:p>
              </table:table-cell>
              <table:table-cell office:value-type="float" office:value="0.496623">
                <text:p>0.496623</text:p>
              </table:table-cell>
              <table:table-cell office:value-type="float" office:value="0.50645">
                <text:p>0.50645</text:p>
              </table:table-cell>
              <table:table-cell office:value-type="float" office:value="0.464086">
                <text:p>0.464086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0.444562">
                <text:p>0.444562</text:p>
              </table:table-cell>
              <table:table-cell office:value-type="float" office:value="0.516576">
                <text:p>0.516576</text:p>
              </table:table-cell>
              <table:table-cell office:value-type="float" office:value="0.470922">
                <text:p>0.470922</text:p>
              </table:table-cell>
              <table:table-cell office:value-type="float" office:value="0.496603">
                <text:p>0.496603</text:p>
              </table:table-cell>
              <table:table-cell office:value-type="float" office:value="0.506436">
                <text:p>0.506436</text:p>
              </table:table-cell>
              <table:table-cell office:value-type="float" office:value="0.464075">
                <text:p>0.464075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0.444539">
                <text:p>0.444539</text:p>
              </table:table-cell>
              <table:table-cell office:value-type="float" office:value="0.516558">
                <text:p>0.516558</text:p>
              </table:table-cell>
              <table:table-cell office:value-type="float" office:value="0.470908">
                <text:p>0.470908</text:p>
              </table:table-cell>
              <table:table-cell office:value-type="float" office:value="0.496588">
                <text:p>0.496588</text:p>
              </table:table-cell>
              <table:table-cell office:value-type="float" office:value="0.506424">
                <text:p>0.506424</text:p>
              </table:table-cell>
              <table:table-cell office:value-type="float" office:value="0.464064">
                <text:p>0.464064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0.444532">
                <text:p>0.444532</text:p>
              </table:table-cell>
              <table:table-cell office:value-type="float" office:value="0.516543">
                <text:p>0.516543</text:p>
              </table:table-cell>
              <table:table-cell office:value-type="float" office:value="0.470884">
                <text:p>0.470884</text:p>
              </table:table-cell>
              <table:table-cell office:value-type="float" office:value="0.496568">
                <text:p>0.496568</text:p>
              </table:table-cell>
              <table:table-cell office:value-type="float" office:value="0.506408">
                <text:p>0.506408</text:p>
              </table:table-cell>
              <table:table-cell office:value-type="float" office:value="0.464054">
                <text:p>0.464054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0.444513">
                <text:p>0.444513</text:p>
              </table:table-cell>
              <table:table-cell office:value-type="float" office:value="0.51653">
                <text:p>0.51653</text:p>
              </table:table-cell>
              <table:table-cell office:value-type="float" office:value="0.470867">
                <text:p>0.470867</text:p>
              </table:table-cell>
              <table:table-cell office:value-type="float" office:value="0.496552">
                <text:p>0.496552</text:p>
              </table:table-cell>
              <table:table-cell office:value-type="float" office:value="0.506394">
                <text:p>0.506394</text:p>
              </table:table-cell>
              <table:table-cell office:value-type="float" office:value="0.464043">
                <text:p>0.464043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0.444493">
                <text:p>0.444493</text:p>
              </table:table-cell>
              <table:table-cell office:value-type="float" office:value="0.516517">
                <text:p>0.516517</text:p>
              </table:table-cell>
              <table:table-cell office:value-type="float" office:value="0.470843">
                <text:p>0.470843</text:p>
              </table:table-cell>
              <table:table-cell office:value-type="float" office:value="0.496531">
                <text:p>0.496531</text:p>
              </table:table-cell>
              <table:table-cell office:value-type="float" office:value="0.506382">
                <text:p>0.506382</text:p>
              </table:table-cell>
              <table:table-cell office:value-type="float" office:value="0.464033">
                <text:p>0.464033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0.444473">
                <text:p>0.444473</text:p>
              </table:table-cell>
              <table:table-cell office:value-type="float" office:value="0.516504">
                <text:p>0.516504</text:p>
              </table:table-cell>
              <table:table-cell office:value-type="float" office:value="0.470827">
                <text:p>0.470827</text:p>
              </table:table-cell>
              <table:table-cell office:value-type="float" office:value="0.496515">
                <text:p>0.496515</text:p>
              </table:table-cell>
              <table:table-cell office:value-type="float" office:value="0.506366">
                <text:p>0.506366</text:p>
              </table:table-cell>
              <table:table-cell office:value-type="float" office:value="0.464022">
                <text:p>0.464022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0.444453">
                <text:p>0.444453</text:p>
              </table:table-cell>
              <table:table-cell office:value-type="float" office:value="0.516491">
                <text:p>0.516491</text:p>
              </table:table-cell>
              <table:table-cell office:value-type="float" office:value="0.470803">
                <text:p>0.470803</text:p>
              </table:table-cell>
              <table:table-cell office:value-type="float" office:value="0.496494">
                <text:p>0.496494</text:p>
              </table:table-cell>
              <table:table-cell office:value-type="float" office:value="0.506352">
                <text:p>0.506352</text:p>
              </table:table-cell>
              <table:table-cell office:value-type="float" office:value="0.464012">
                <text:p>0.464012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0.444433">
                <text:p>0.444433</text:p>
              </table:table-cell>
              <table:table-cell office:value-type="float" office:value="0.516477">
                <text:p>0.516477</text:p>
              </table:table-cell>
              <table:table-cell office:value-type="float" office:value="0.470787">
                <text:p>0.470787</text:p>
              </table:table-cell>
              <table:table-cell office:value-type="float" office:value="0.496478">
                <text:p>0.496478</text:p>
              </table:table-cell>
              <table:table-cell office:value-type="float" office:value="0.50634">
                <text:p>0.50634</text:p>
              </table:table-cell>
              <table:table-cell office:value-type="float" office:value="0.464001">
                <text:p>0.464001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0.444413">
                <text:p>0.444413</text:p>
              </table:table-cell>
              <table:table-cell office:value-type="float" office:value="0.516464">
                <text:p>0.516464</text:p>
              </table:table-cell>
              <table:table-cell office:value-type="float" office:value="0.470763">
                <text:p>0.470763</text:p>
              </table:table-cell>
              <table:table-cell office:value-type="float" office:value="0.496457">
                <text:p>0.496457</text:p>
              </table:table-cell>
              <table:table-cell office:value-type="float" office:value="0.506324">
                <text:p>0.506324</text:p>
              </table:table-cell>
              <table:table-cell office:value-type="float" office:value="0.463991">
                <text:p>0.463991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0.444396">
                <text:p>0.444396</text:p>
              </table:table-cell>
              <table:table-cell office:value-type="float" office:value="0.516452">
                <text:p>0.516452</text:p>
              </table:table-cell>
              <table:table-cell office:value-type="float" office:value="0.470746">
                <text:p>0.470746</text:p>
              </table:table-cell>
              <table:table-cell office:value-type="float" office:value="0.496441">
                <text:p>0.496441</text:p>
              </table:table-cell>
              <table:table-cell office:value-type="float" office:value="0.506311">
                <text:p>0.506311</text:p>
              </table:table-cell>
              <table:table-cell office:value-type="float" office:value="0.463981">
                <text:p>0.463981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0.444376">
                <text:p>0.444376</text:p>
              </table:table-cell>
              <table:table-cell office:value-type="float" office:value="0.51644">
                <text:p>0.51644</text:p>
              </table:table-cell>
              <table:table-cell office:value-type="float" office:value="0.470722">
                <text:p>0.470722</text:p>
              </table:table-cell>
              <table:table-cell office:value-type="float" office:value="0.49642">
                <text:p>0.49642</text:p>
              </table:table-cell>
              <table:table-cell office:value-type="float" office:value="0.506299">
                <text:p>0.506299</text:p>
              </table:table-cell>
              <table:table-cell office:value-type="float" office:value="0.46397">
                <text:p>0.46397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0.444356">
                <text:p>0.444356</text:p>
              </table:table-cell>
              <table:table-cell office:value-type="float" office:value="0.516428">
                <text:p>0.516428</text:p>
              </table:table-cell>
              <table:table-cell office:value-type="float" office:value="0.470702">
                <text:p>0.470702</text:p>
              </table:table-cell>
              <table:table-cell office:value-type="float" office:value="0.4964">
                <text:p>0.4964</text:p>
              </table:table-cell>
              <table:table-cell office:value-type="float" office:value="0.506283">
                <text:p>0.506283</text:p>
              </table:table-cell>
              <table:table-cell office:value-type="float" office:value="0.46396">
                <text:p>0.46396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0.444336">
                <text:p>0.444336</text:p>
              </table:table-cell>
              <table:table-cell office:value-type="float" office:value="0.516416">
                <text:p>0.516416</text:p>
              </table:table-cell>
              <table:table-cell office:value-type="float" office:value="0.470687">
                <text:p>0.470687</text:p>
              </table:table-cell>
              <table:table-cell office:value-type="float" office:value="0.496384">
                <text:p>0.496384</text:p>
              </table:table-cell>
              <table:table-cell office:value-type="float" office:value="0.506269">
                <text:p>0.506269</text:p>
              </table:table-cell>
              <table:table-cell office:value-type="float" office:value="0.46395">
                <text:p>0.46395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0.444327">
                <text:p>0.444327</text:p>
              </table:table-cell>
              <table:table-cell office:value-type="float" office:value="0.516405">
                <text:p>0.516405</text:p>
              </table:table-cell>
              <table:table-cell office:value-type="float" office:value="0.470662">
                <text:p>0.470662</text:p>
              </table:table-cell>
              <table:table-cell office:value-type="float" office:value="0.496364">
                <text:p>0.496364</text:p>
              </table:table-cell>
              <table:table-cell office:value-type="float" office:value="0.506258">
                <text:p>0.506258</text:p>
              </table:table-cell>
              <table:table-cell office:value-type="float" office:value="0.463939">
                <text:p>0.463939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0.444306">
                <text:p>0.444306</text:p>
              </table:table-cell>
              <table:table-cell office:value-type="float" office:value="0.516393">
                <text:p>0.516393</text:p>
              </table:table-cell>
              <table:table-cell office:value-type="float" office:value="0.470647">
                <text:p>0.470647</text:p>
              </table:table-cell>
              <table:table-cell office:value-type="float" office:value="0.496348">
                <text:p>0.496348</text:p>
              </table:table-cell>
              <table:table-cell office:value-type="float" office:value="0.506242">
                <text:p>0.506242</text:p>
              </table:table-cell>
              <table:table-cell office:value-type="float" office:value="0.463929">
                <text:p>0.463929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0.444286">
                <text:p>0.444286</text:p>
              </table:table-cell>
              <table:table-cell office:value-type="float" office:value="0.51638">
                <text:p>0.51638</text:p>
              </table:table-cell>
              <table:table-cell office:value-type="float" office:value="0.470622">
                <text:p>0.470622</text:p>
              </table:table-cell>
              <table:table-cell office:value-type="float" office:value="0.496327">
                <text:p>0.496327</text:p>
              </table:table-cell>
              <table:table-cell office:value-type="float" office:value="0.506229">
                <text:p>0.506229</text:p>
              </table:table-cell>
              <table:table-cell office:value-type="float" office:value="0.463919">
                <text:p>0.463919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0.444266">
                <text:p>0.444266</text:p>
              </table:table-cell>
              <table:table-cell office:value-type="float" office:value="0.516366">
                <text:p>0.516366</text:p>
              </table:table-cell>
              <table:table-cell office:value-type="float" office:value="0.470606">
                <text:p>0.470606</text:p>
              </table:table-cell>
              <table:table-cell office:value-type="float" office:value="0.496311">
                <text:p>0.496311</text:p>
              </table:table-cell>
              <table:table-cell office:value-type="float" office:value="0.506215">
                <text:p>0.506215</text:p>
              </table:table-cell>
              <table:table-cell office:value-type="float" office:value="0.463909">
                <text:p>0.463909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0.444246">
                <text:p>0.444246</text:p>
              </table:table-cell>
              <table:table-cell office:value-type="float" office:value="0.516353">
                <text:p>0.516353</text:p>
              </table:table-cell>
              <table:table-cell office:value-type="float" office:value="0.470582">
                <text:p>0.470582</text:p>
              </table:table-cell>
              <table:table-cell office:value-type="float" office:value="0.49629">
                <text:p>0.49629</text:p>
              </table:table-cell>
              <table:table-cell office:value-type="float" office:value="0.506202">
                <text:p>0.506202</text:p>
              </table:table-cell>
              <table:table-cell office:value-type="float" office:value="0.463899">
                <text:p>0.463899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0.444227">
                <text:p>0.444227</text:p>
              </table:table-cell>
              <table:table-cell office:value-type="float" office:value="0.516339">
                <text:p>0.516339</text:p>
              </table:table-cell>
              <table:table-cell office:value-type="float" office:value="0.470566">
                <text:p>0.470566</text:p>
              </table:table-cell>
              <table:table-cell office:value-type="float" office:value="0.496274">
                <text:p>0.496274</text:p>
              </table:table-cell>
              <table:table-cell office:value-type="float" office:value="0.506188">
                <text:p>0.506188</text:p>
              </table:table-cell>
              <table:table-cell office:value-type="float" office:value="0.463889">
                <text:p>0.463889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0.444207">
                <text:p>0.444207</text:p>
              </table:table-cell>
              <table:table-cell office:value-type="float" office:value="0.516325">
                <text:p>0.516325</text:p>
              </table:table-cell>
              <table:table-cell office:value-type="float" office:value="0.470542">
                <text:p>0.470542</text:p>
              </table:table-cell>
              <table:table-cell office:value-type="float" office:value="0.496253">
                <text:p>0.496253</text:p>
              </table:table-cell>
              <table:table-cell office:value-type="float" office:value="0.506177">
                <text:p>0.506177</text:p>
              </table:table-cell>
              <table:table-cell office:value-type="float" office:value="0.463879">
                <text:p>0.463879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0.444187">
                <text:p>0.444187</text:p>
              </table:table-cell>
              <table:table-cell office:value-type="float" office:value="0.516311">
                <text:p>0.516311</text:p>
              </table:table-cell>
              <table:table-cell office:value-type="float" office:value="0.470522">
                <text:p>0.470522</text:p>
              </table:table-cell>
              <table:table-cell office:value-type="float" office:value="0.496233">
                <text:p>0.496233</text:p>
              </table:table-cell>
              <table:table-cell office:value-type="float" office:value="0.506161">
                <text:p>0.506161</text:p>
              </table:table-cell>
              <table:table-cell office:value-type="float" office:value="0.463869">
                <text:p>0.463869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0.444168">
                <text:p>0.444168</text:p>
              </table:table-cell>
              <table:table-cell office:value-type="float" office:value="0.516293">
                <text:p>0.516293</text:p>
              </table:table-cell>
              <table:table-cell office:value-type="float" office:value="0.470507">
                <text:p>0.470507</text:p>
              </table:table-cell>
              <table:table-cell office:value-type="float" office:value="0.496217">
                <text:p>0.496217</text:p>
              </table:table-cell>
              <table:table-cell office:value-type="float" office:value="0.506148">
                <text:p>0.506148</text:p>
              </table:table-cell>
              <table:table-cell office:value-type="float" office:value="0.463859">
                <text:p>0.463859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0.444145">
                <text:p>0.444145</text:p>
              </table:table-cell>
              <table:table-cell office:value-type="float" office:value="0.516274">
                <text:p>0.516274</text:p>
              </table:table-cell>
              <table:table-cell office:value-type="float" office:value="0.470481">
                <text:p>0.470481</text:p>
              </table:table-cell>
              <table:table-cell office:value-type="float" office:value="0.496197">
                <text:p>0.496197</text:p>
              </table:table-cell>
              <table:table-cell office:value-type="float" office:value="0.506135">
                <text:p>0.506135</text:p>
              </table:table-cell>
              <table:table-cell office:value-type="float" office:value="0.463849">
                <text:p>0.463849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0.444125">
                <text:p>0.444125</text:p>
              </table:table-cell>
              <table:table-cell office:value-type="float" office:value="0.516257">
                <text:p>0.516257</text:p>
              </table:table-cell>
              <table:table-cell office:value-type="float" office:value="0.470466">
                <text:p>0.470466</text:p>
              </table:table-cell>
              <table:table-cell office:value-type="float" office:value="0.496181">
                <text:p>0.496181</text:p>
              </table:table-cell>
              <table:table-cell office:value-type="float" office:value="0.506121">
                <text:p>0.506121</text:p>
              </table:table-cell>
              <table:table-cell office:value-type="float" office:value="0.463839">
                <text:p>0.463839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0.444105">
                <text:p>0.444105</text:p>
              </table:table-cell>
              <table:table-cell office:value-type="float" office:value="0.51624">
                <text:p>0.51624</text:p>
              </table:table-cell>
              <table:table-cell office:value-type="float" office:value="0.470441">
                <text:p>0.470441</text:p>
              </table:table-cell>
              <table:table-cell office:value-type="float" office:value="0.49616">
                <text:p>0.49616</text:p>
              </table:table-cell>
              <table:table-cell office:value-type="float" office:value="0.506108">
                <text:p>0.506108</text:p>
              </table:table-cell>
              <table:table-cell office:value-type="float" office:value="0.463829">
                <text:p>0.463829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0.444084">
                <text:p>0.444084</text:p>
              </table:table-cell>
              <table:table-cell office:value-type="float" office:value="0.516222">
                <text:p>0.516222</text:p>
              </table:table-cell>
              <table:table-cell office:value-type="float" office:value="0.470421">
                <text:p>0.470421</text:p>
              </table:table-cell>
              <table:table-cell office:value-type="float" office:value="0.49614">
                <text:p>0.49614</text:p>
              </table:table-cell>
              <table:table-cell office:value-type="float" office:value="0.506095">
                <text:p>0.506095</text:p>
              </table:table-cell>
              <table:table-cell office:value-type="float" office:value="0.463819">
                <text:p>0.463819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0.444064">
                <text:p>0.444064</text:p>
              </table:table-cell>
              <table:table-cell office:value-type="float" office:value="0.516203">
                <text:p>0.516203</text:p>
              </table:table-cell>
              <table:table-cell office:value-type="float" office:value="0.470406">
                <text:p>0.470406</text:p>
              </table:table-cell>
              <table:table-cell office:value-type="float" office:value="0.496124">
                <text:p>0.496124</text:p>
              </table:table-cell>
              <table:table-cell office:value-type="float" office:value="0.506083">
                <text:p>0.506083</text:p>
              </table:table-cell>
              <table:table-cell office:value-type="float" office:value="0.463809">
                <text:p>0.463809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0.444044">
                <text:p>0.444044</text:p>
              </table:table-cell>
              <table:table-cell office:value-type="float" office:value="0.516184">
                <text:p>0.516184</text:p>
              </table:table-cell>
              <table:table-cell office:value-type="float" office:value="0.470381">
                <text:p>0.470381</text:p>
              </table:table-cell>
              <table:table-cell office:value-type="float" office:value="0.496104">
                <text:p>0.496104</text:p>
              </table:table-cell>
              <table:table-cell office:value-type="float" office:value="0.50607">
                <text:p>0.50607</text:p>
              </table:table-cell>
              <table:table-cell office:value-type="float" office:value="0.463799">
                <text:p>0.463799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0.444024">
                <text:p>0.444024</text:p>
              </table:table-cell>
              <table:table-cell office:value-type="float" office:value="0.516166">
                <text:p>0.516166</text:p>
              </table:table-cell>
              <table:table-cell office:value-type="float" office:value="0.470361">
                <text:p>0.470361</text:p>
              </table:table-cell>
              <table:table-cell office:value-type="float" office:value="0.496084">
                <text:p>0.496084</text:p>
              </table:table-cell>
              <table:table-cell office:value-type="float" office:value="0.506057">
                <text:p>0.506057</text:p>
              </table:table-cell>
              <table:table-cell office:value-type="float" office:value="0.463789">
                <text:p>0.463789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0.444005">
                <text:p>0.444005</text:p>
              </table:table-cell>
              <table:table-cell office:value-type="float" office:value="0.516143">
                <text:p>0.516143</text:p>
              </table:table-cell>
              <table:table-cell office:value-type="float" office:value="0.470342">
                <text:p>0.470342</text:p>
              </table:table-cell>
              <table:table-cell office:value-type="float" office:value="0.496065">
                <text:p>0.496065</text:p>
              </table:table-cell>
              <table:table-cell office:value-type="float" office:value="0.506044">
                <text:p>0.506044</text:p>
              </table:table-cell>
              <table:table-cell office:value-type="float" office:value="0.46378">
                <text:p>0.46378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0.443983">
                <text:p>0.443983</text:p>
              </table:table-cell>
              <table:table-cell office:value-type="float" office:value="0.516119">
                <text:p>0.516119</text:p>
              </table:table-cell>
              <table:table-cell office:value-type="float" office:value="0.470326">
                <text:p>0.470326</text:p>
              </table:table-cell>
              <table:table-cell office:value-type="float" office:value="0.49605">
                <text:p>0.49605</text:p>
              </table:table-cell>
              <table:table-cell office:value-type="float" office:value="0.506031">
                <text:p>0.506031</text:p>
              </table:table-cell>
              <table:table-cell office:value-type="float" office:value="0.46377">
                <text:p>0.46377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0.443962">
                <text:p>0.443962</text:p>
              </table:table-cell>
              <table:table-cell office:value-type="float" office:value="0.516099">
                <text:p>0.516099</text:p>
              </table:table-cell>
              <table:table-cell office:value-type="float" office:value="0.470302">
                <text:p>0.470302</text:p>
              </table:table-cell>
              <table:table-cell office:value-type="float" office:value="0.496029">
                <text:p>0.496029</text:p>
              </table:table-cell>
              <table:table-cell office:value-type="float" office:value="0.506018">
                <text:p>0.506018</text:p>
              </table:table-cell>
              <table:table-cell office:value-type="float" office:value="0.46376">
                <text:p>0.46376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0.443943">
                <text:p>0.443943</text:p>
              </table:table-cell>
              <table:table-cell office:value-type="float" office:value="0.516079">
                <text:p>0.516079</text:p>
              </table:table-cell>
              <table:table-cell office:value-type="float" office:value="0.470282">
                <text:p>0.470282</text:p>
              </table:table-cell>
              <table:table-cell office:value-type="float" office:value="0.49601">
                <text:p>0.49601</text:p>
              </table:table-cell>
              <table:table-cell office:value-type="float" office:value="0.506005">
                <text:p>0.506005</text:p>
              </table:table-cell>
              <table:table-cell office:value-type="float" office:value="0.46375">
                <text:p>0.46375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0.44392">
                <text:p>0.44392</text:p>
              </table:table-cell>
              <table:table-cell office:value-type="float" office:value="0.51606">
                <text:p>0.51606</text:p>
              </table:table-cell>
              <table:table-cell office:value-type="float" office:value="0.470262">
                <text:p>0.470262</text:p>
              </table:table-cell>
              <table:table-cell office:value-type="float" office:value="0.495991">
                <text:p>0.495991</text:p>
              </table:table-cell>
              <table:table-cell office:value-type="float" office:value="0.505992">
                <text:p>0.505992</text:p>
              </table:table-cell>
              <table:table-cell office:value-type="float" office:value="0.463741">
                <text:p>0.463741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0.443901">
                <text:p>0.443901</text:p>
              </table:table-cell>
              <table:table-cell office:value-type="float" office:value="0.516038">
                <text:p>0.516038</text:p>
              </table:table-cell>
              <table:table-cell office:value-type="float" office:value="0.470248">
                <text:p>0.470248</text:p>
              </table:table-cell>
              <table:table-cell office:value-type="float" office:value="0.495975">
                <text:p>0.495975</text:p>
              </table:table-cell>
              <table:table-cell office:value-type="float" office:value="0.505979">
                <text:p>0.505979</text:p>
              </table:table-cell>
              <table:table-cell office:value-type="float" office:value="0.463731">
                <text:p>0.463731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0.443873">
                <text:p>0.443873</text:p>
              </table:table-cell>
              <table:table-cell office:value-type="float" office:value="0.51602">
                <text:p>0.51602</text:p>
              </table:table-cell>
              <table:table-cell office:value-type="float" office:value="0.470228">
                <text:p>0.470228</text:p>
              </table:table-cell>
              <table:table-cell office:value-type="float" office:value="0.495955">
                <text:p>0.495955</text:p>
              </table:table-cell>
              <table:table-cell office:value-type="float" office:value="0.505967">
                <text:p>0.505967</text:p>
              </table:table-cell>
              <table:table-cell office:value-type="float" office:value="0.463721">
                <text:p>0.463721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0.443856">
                <text:p>0.443856</text:p>
              </table:table-cell>
              <table:table-cell office:value-type="float" office:value="0.516051">
                <text:p>0.516051</text:p>
              </table:table-cell>
              <table:table-cell office:value-type="float" office:value="0.470208">
                <text:p>0.470208</text:p>
              </table:table-cell>
              <table:table-cell office:value-type="float" office:value="0.495936">
                <text:p>0.495936</text:p>
              </table:table-cell>
              <table:table-cell office:value-type="float" office:value="0.505954">
                <text:p>0.505954</text:p>
              </table:table-cell>
              <table:table-cell office:value-type="float" office:value="0.463712">
                <text:p>0.463712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0.443837">
                <text:p>0.443837</text:p>
              </table:table-cell>
              <table:table-cell office:value-type="float" office:value="0.516038">
                <text:p>0.516038</text:p>
              </table:table-cell>
              <table:table-cell office:value-type="float" office:value="0.470194">
                <text:p>0.470194</text:p>
              </table:table-cell>
              <table:table-cell office:value-type="float" office:value="0.49592">
                <text:p>0.49592</text:p>
              </table:table-cell>
              <table:table-cell office:value-type="float" office:value="0.505941">
                <text:p>0.505941</text:p>
              </table:table-cell>
              <table:table-cell office:value-type="float" office:value="0.463702">
                <text:p>0.463702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0.44382">
                <text:p>0.44382</text:p>
              </table:table-cell>
              <table:table-cell office:value-type="float" office:value="0.516024">
                <text:p>0.516024</text:p>
              </table:table-cell>
              <table:table-cell office:value-type="float" office:value="0.470169">
                <text:p>0.470169</text:p>
              </table:table-cell>
              <table:table-cell office:value-type="float" office:value="0.495899">
                <text:p>0.495899</text:p>
              </table:table-cell>
              <table:table-cell office:value-type="float" office:value="0.505928">
                <text:p>0.505928</text:p>
              </table:table-cell>
              <table:table-cell office:value-type="float" office:value="0.463693">
                <text:p>0.463693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0.443798">
                <text:p>0.443798</text:p>
              </table:table-cell>
              <table:table-cell office:value-type="float" office:value="0.516001">
                <text:p>0.516001</text:p>
              </table:table-cell>
              <table:table-cell office:value-type="float" office:value="0.47015">
                <text:p>0.47015</text:p>
              </table:table-cell>
              <table:table-cell office:value-type="float" office:value="0.49588">
                <text:p>0.49588</text:p>
              </table:table-cell>
              <table:table-cell office:value-type="float" office:value="0.505916">
                <text:p>0.505916</text:p>
              </table:table-cell>
              <table:table-cell office:value-type="float" office:value="0.463683">
                <text:p>0.463683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0.443719">
                <text:p>0.443719</text:p>
              </table:table-cell>
              <table:table-cell office:value-type="float" office:value="0.515973">
                <text:p>0.515973</text:p>
              </table:table-cell>
              <table:table-cell office:value-type="float" office:value="0.470135">
                <text:p>0.470135</text:p>
              </table:table-cell>
              <table:table-cell office:value-type="float" office:value="0.495864">
                <text:p>0.495864</text:p>
              </table:table-cell>
              <table:table-cell office:value-type="float" office:value="0.505903">
                <text:p>0.505903</text:p>
              </table:table-cell>
              <table:table-cell office:value-type="float" office:value="0.463674">
                <text:p>0.463674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0.443679">
                <text:p>0.443679</text:p>
              </table:table-cell>
              <table:table-cell office:value-type="float" office:value="0.51595">
                <text:p>0.51595</text:p>
              </table:table-cell>
              <table:table-cell office:value-type="float" office:value="0.47011">
                <text:p>0.47011</text:p>
              </table:table-cell>
              <table:table-cell office:value-type="float" office:value="0.495844">
                <text:p>0.495844</text:p>
              </table:table-cell>
              <table:table-cell office:value-type="float" office:value="0.505891">
                <text:p>0.505891</text:p>
              </table:table-cell>
              <table:table-cell office:value-type="float" office:value="0.463665">
                <text:p>0.463665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0.44366">
                <text:p>0.44366</text:p>
              </table:table-cell>
              <table:table-cell office:value-type="float" office:value="0.515933">
                <text:p>0.515933</text:p>
              </table:table-cell>
              <table:table-cell office:value-type="float" office:value="0.470095">
                <text:p>0.470095</text:p>
              </table:table-cell>
              <table:table-cell office:value-type="float" office:value="0.495828">
                <text:p>0.495828</text:p>
              </table:table-cell>
              <table:table-cell office:value-type="float" office:value="0.505878">
                <text:p>0.505878</text:p>
              </table:table-cell>
              <table:table-cell office:value-type="float" office:value="0.463655">
                <text:p>0.463655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0.443639">
                <text:p>0.443639</text:p>
              </table:table-cell>
              <table:table-cell office:value-type="float" office:value="0.515917">
                <text:p>0.515917</text:p>
              </table:table-cell>
              <table:table-cell office:value-type="float" office:value="0.470071">
                <text:p>0.470071</text:p>
              </table:table-cell>
              <table:table-cell office:value-type="float" office:value="0.495807">
                <text:p>0.495807</text:p>
              </table:table-cell>
              <table:table-cell office:value-type="float" office:value="0.505865">
                <text:p>0.505865</text:p>
              </table:table-cell>
              <table:table-cell office:value-type="float" office:value="0.463646">
                <text:p>0.463646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0.443619">
                <text:p>0.443619</text:p>
              </table:table-cell>
              <table:table-cell office:value-type="float" office:value="0.515901">
                <text:p>0.515901</text:p>
              </table:table-cell>
              <table:table-cell office:value-type="float" office:value="0.470042">
                <text:p>0.470042</text:p>
              </table:table-cell>
              <table:table-cell office:value-type="float" office:value="0.495789">
                <text:p>0.495789</text:p>
              </table:table-cell>
              <table:table-cell office:value-type="float" office:value="0.505853">
                <text:p>0.505853</text:p>
              </table:table-cell>
              <table:table-cell office:value-type="float" office:value="0.463637">
                <text:p>0.463637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0.443598">
                <text:p>0.443598</text:p>
              </table:table-cell>
              <table:table-cell office:value-type="float" office:value="0.515886">
                <text:p>0.515886</text:p>
              </table:table-cell>
              <table:table-cell office:value-type="float" office:value="0.470036">
                <text:p>0.470036</text:p>
              </table:table-cell>
              <table:table-cell office:value-type="float" office:value="0.495773">
                <text:p>0.495773</text:p>
              </table:table-cell>
              <table:table-cell office:value-type="float" office:value="0.50584">
                <text:p>0.50584</text:p>
              </table:table-cell>
              <table:table-cell office:value-type="float" office:value="0.463627">
                <text:p>0.463627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0.443578">
                <text:p>0.443578</text:p>
              </table:table-cell>
              <table:table-cell office:value-type="float" office:value="0.515879">
                <text:p>0.515879</text:p>
              </table:table-cell>
              <table:table-cell office:value-type="float" office:value="0.470004">
                <text:p>0.470004</text:p>
              </table:table-cell>
              <table:table-cell office:value-type="float" office:value="0.495753">
                <text:p>0.495753</text:p>
              </table:table-cell>
              <table:table-cell office:value-type="float" office:value="0.505828">
                <text:p>0.505828</text:p>
              </table:table-cell>
              <table:table-cell office:value-type="float" office:value="0.463618">
                <text:p>0.463618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0.443559">
                <text:p>0.443559</text:p>
              </table:table-cell>
              <table:table-cell office:value-type="float" office:value="0.515865">
                <text:p>0.515865</text:p>
              </table:table-cell>
              <table:table-cell office:value-type="float" office:value="0.469996">
                <text:p>0.469996</text:p>
              </table:table-cell>
              <table:table-cell office:value-type="float" office:value="0.495737">
                <text:p>0.495737</text:p>
              </table:table-cell>
              <table:table-cell office:value-type="float" office:value="0.505815">
                <text:p>0.505815</text:p>
              </table:table-cell>
              <table:table-cell office:value-type="float" office:value="0.463609">
                <text:p>0.463609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0.443538">
                <text:p>0.443538</text:p>
              </table:table-cell>
              <table:table-cell office:value-type="float" office:value="0.515852">
                <text:p>0.515852</text:p>
              </table:table-cell>
              <table:table-cell office:value-type="float" office:value="0.469964">
                <text:p>0.469964</text:p>
              </table:table-cell>
              <table:table-cell office:value-type="float" office:value="0.495717">
                <text:p>0.495717</text:p>
              </table:table-cell>
              <table:table-cell office:value-type="float" office:value="0.505803">
                <text:p>0.505803</text:p>
              </table:table-cell>
              <table:table-cell office:value-type="float" office:value="0.4636">
                <text:p>0.4636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0.443517">
                <text:p>0.443517</text:p>
              </table:table-cell>
              <table:table-cell office:value-type="float" office:value="0.515838">
                <text:p>0.515838</text:p>
              </table:table-cell>
              <table:table-cell office:value-type="float" office:value="0.469957">
                <text:p>0.469957</text:p>
              </table:table-cell>
              <table:table-cell office:value-type="float" office:value="0.4957">
                <text:p>0.4957</text:p>
              </table:table-cell>
              <table:table-cell office:value-type="float" office:value="0.505791">
                <text:p>0.505791</text:p>
              </table:table-cell>
              <table:table-cell office:value-type="float" office:value="0.46359">
                <text:p>0.46359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0.443494">
                <text:p>0.443494</text:p>
              </table:table-cell>
              <table:table-cell office:value-type="float" office:value="0.515826">
                <text:p>0.515826</text:p>
              </table:table-cell>
              <table:table-cell office:value-type="float" office:value="0.469937">
                <text:p>0.469937</text:p>
              </table:table-cell>
              <table:table-cell office:value-type="float" office:value="0.495683">
                <text:p>0.495683</text:p>
              </table:table-cell>
              <table:table-cell office:value-type="float" office:value="0.505778">
                <text:p>0.505778</text:p>
              </table:table-cell>
              <table:table-cell office:value-type="float" office:value="0.463581">
                <text:p>0.463581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0.443474">
                <text:p>0.443474</text:p>
              </table:table-cell>
              <table:table-cell office:value-type="float" office:value="0.515813">
                <text:p>0.515813</text:p>
              </table:table-cell>
              <table:table-cell office:value-type="float" office:value="0.469905">
                <text:p>0.469905</text:p>
              </table:table-cell>
              <table:table-cell office:value-type="float" office:value="0.495662">
                <text:p>0.495662</text:p>
              </table:table-cell>
              <table:table-cell office:value-type="float" office:value="0.505766">
                <text:p>0.505766</text:p>
              </table:table-cell>
              <table:table-cell office:value-type="float" office:value="0.463572">
                <text:p>0.463572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0.443454">
                <text:p>0.443454</text:p>
              </table:table-cell>
              <table:table-cell office:value-type="float" office:value="0.515799">
                <text:p>0.515799</text:p>
              </table:table-cell>
              <table:table-cell office:value-type="float" office:value="0.469898">
                <text:p>0.469898</text:p>
              </table:table-cell>
              <table:table-cell office:value-type="float" office:value="0.495646">
                <text:p>0.495646</text:p>
              </table:table-cell>
              <table:table-cell office:value-type="float" office:value="0.505754">
                <text:p>0.505754</text:p>
              </table:table-cell>
              <table:table-cell office:value-type="float" office:value="0.463563">
                <text:p>0.463563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0.443433">
                <text:p>0.443433</text:p>
              </table:table-cell>
              <table:table-cell office:value-type="float" office:value="0.515786">
                <text:p>0.515786</text:p>
              </table:table-cell>
              <table:table-cell office:value-type="float" office:value="0.469866">
                <text:p>0.469866</text:p>
              </table:table-cell>
              <table:table-cell office:value-type="float" office:value="0.495625">
                <text:p>0.495625</text:p>
              </table:table-cell>
              <table:table-cell office:value-type="float" office:value="0.505741">
                <text:p>0.505741</text:p>
              </table:table-cell>
              <table:table-cell office:value-type="float" office:value="0.463554">
                <text:p>0.463554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0.443421">
                <text:p>0.443421</text:p>
              </table:table-cell>
              <table:table-cell office:value-type="float" office:value="0.515773">
                <text:p>0.515773</text:p>
              </table:table-cell>
              <table:table-cell office:value-type="float" office:value="0.46986">
                <text:p>0.46986</text:p>
              </table:table-cell>
              <table:table-cell office:value-type="float" office:value="0.495608">
                <text:p>0.495608</text:p>
              </table:table-cell>
              <table:table-cell office:value-type="float" office:value="0.505729">
                <text:p>0.505729</text:p>
              </table:table-cell>
              <table:table-cell office:value-type="float" office:value="0.463545">
                <text:p>0.463545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0.443403">
                <text:p>0.443403</text:p>
              </table:table-cell>
              <table:table-cell office:value-type="float" office:value="0.515761">
                <text:p>0.515761</text:p>
              </table:table-cell>
              <table:table-cell office:value-type="float" office:value="0.469827">
                <text:p>0.469827</text:p>
              </table:table-cell>
              <table:table-cell office:value-type="float" office:value="0.495588">
                <text:p>0.495588</text:p>
              </table:table-cell>
              <table:table-cell office:value-type="float" office:value="0.505717">
                <text:p>0.505717</text:p>
              </table:table-cell>
              <table:table-cell office:value-type="float" office:value="0.463536">
                <text:p>0.463536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0.443383">
                <text:p>0.443383</text:p>
              </table:table-cell>
              <table:table-cell office:value-type="float" office:value="0.515749">
                <text:p>0.515749</text:p>
              </table:table-cell>
              <table:table-cell office:value-type="float" office:value="0.469821">
                <text:p>0.469821</text:p>
              </table:table-cell>
              <table:table-cell office:value-type="float" office:value="0.495571">
                <text:p>0.495571</text:p>
              </table:table-cell>
              <table:table-cell office:value-type="float" office:value="0.505705">
                <text:p>0.505705</text:p>
              </table:table-cell>
              <table:table-cell office:value-type="float" office:value="0.463527">
                <text:p>0.463527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0.443363">
                <text:p>0.443363</text:p>
              </table:table-cell>
              <table:table-cell office:value-type="float" office:value="0.515737">
                <text:p>0.515737</text:p>
              </table:table-cell>
              <table:table-cell office:value-type="float" office:value="0.469787">
                <text:p>0.469787</text:p>
              </table:table-cell>
              <table:table-cell office:value-type="float" office:value="0.495552">
                <text:p>0.495552</text:p>
              </table:table-cell>
              <table:table-cell office:value-type="float" office:value="0.505693">
                <text:p>0.505693</text:p>
              </table:table-cell>
              <table:table-cell office:value-type="float" office:value="0.463518">
                <text:p>0.463518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0.443343">
                <text:p>0.443343</text:p>
              </table:table-cell>
              <table:table-cell office:value-type="float" office:value="0.515724">
                <text:p>0.515724</text:p>
              </table:table-cell>
              <table:table-cell office:value-type="float" office:value="0.469781">
                <text:p>0.469781</text:p>
              </table:table-cell>
              <table:table-cell office:value-type="float" office:value="0.495535">
                <text:p>0.495535</text:p>
              </table:table-cell>
              <table:table-cell office:value-type="float" office:value="0.505681">
                <text:p>0.505681</text:p>
              </table:table-cell>
              <table:table-cell office:value-type="float" office:value="0.463509">
                <text:p>0.463509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0.443323">
                <text:p>0.443323</text:p>
              </table:table-cell>
              <table:table-cell office:value-type="float" office:value="0.515712">
                <text:p>0.515712</text:p>
              </table:table-cell>
              <table:table-cell office:value-type="float" office:value="0.469748">
                <text:p>0.469748</text:p>
              </table:table-cell>
              <table:table-cell office:value-type="float" office:value="0.495515">
                <text:p>0.495515</text:p>
              </table:table-cell>
              <table:table-cell office:value-type="float" office:value="0.505669">
                <text:p>0.505669</text:p>
              </table:table-cell>
              <table:table-cell office:value-type="float" office:value="0.4635">
                <text:p>0.4635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0.443305">
                <text:p>0.443305</text:p>
              </table:table-cell>
              <table:table-cell office:value-type="float" office:value="0.515702">
                <text:p>0.515702</text:p>
              </table:table-cell>
              <table:table-cell office:value-type="float" office:value="0.469742">
                <text:p>0.469742</text:p>
              </table:table-cell>
              <table:table-cell office:value-type="float" office:value="0.495498">
                <text:p>0.495498</text:p>
              </table:table-cell>
              <table:table-cell office:value-type="float" office:value="0.505656">
                <text:p>0.505656</text:p>
              </table:table-cell>
              <table:table-cell office:value-type="float" office:value="0.463491">
                <text:p>0.463491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0.443285">
                <text:p>0.443285</text:p>
              </table:table-cell>
              <table:table-cell office:value-type="float" office:value="0.515691">
                <text:p>0.515691</text:p>
              </table:table-cell>
              <table:table-cell office:value-type="float" office:value="0.469709">
                <text:p>0.469709</text:p>
              </table:table-cell>
              <table:table-cell office:value-type="float" office:value="0.495478">
                <text:p>0.495478</text:p>
              </table:table-cell>
              <table:table-cell office:value-type="float" office:value="0.505644">
                <text:p>0.505644</text:p>
              </table:table-cell>
              <table:table-cell office:value-type="float" office:value="0.463482">
                <text:p>0.463482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0.443265">
                <text:p>0.443265</text:p>
              </table:table-cell>
              <table:table-cell office:value-type="float" office:value="0.515679">
                <text:p>0.515679</text:p>
              </table:table-cell>
              <table:table-cell office:value-type="float" office:value="0.469694">
                <text:p>0.469694</text:p>
              </table:table-cell>
              <table:table-cell office:value-type="float" office:value="0.495463">
                <text:p>0.495463</text:p>
              </table:table-cell>
              <table:table-cell office:value-type="float" office:value="0.505632">
                <text:p>0.505632</text:p>
              </table:table-cell>
              <table:table-cell office:value-type="float" office:value="0.463473">
                <text:p>0.463473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0.443245">
                <text:p>0.443245</text:p>
              </table:table-cell>
              <table:table-cell office:value-type="float" office:value="0.515667">
                <text:p>0.515667</text:p>
              </table:table-cell>
              <table:table-cell office:value-type="float" office:value="0.469674">
                <text:p>0.469674</text:p>
              </table:table-cell>
              <table:table-cell office:value-type="float" office:value="0.495446">
                <text:p>0.495446</text:p>
              </table:table-cell>
              <table:table-cell office:value-type="float" office:value="0.50562">
                <text:p>0.50562</text:p>
              </table:table-cell>
              <table:table-cell office:value-type="float" office:value="0.463465">
                <text:p>0.463465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0.443225">
                <text:p>0.443225</text:p>
              </table:table-cell>
              <table:table-cell office:value-type="float" office:value="0.515654">
                <text:p>0.515654</text:p>
              </table:table-cell>
              <table:table-cell office:value-type="float" office:value="0.46965">
                <text:p>0.46965</text:p>
              </table:table-cell>
              <table:table-cell office:value-type="float" office:value="0.495425">
                <text:p>0.495425</text:p>
              </table:table-cell>
              <table:table-cell office:value-type="float" office:value="0.505608">
                <text:p>0.505608</text:p>
              </table:table-cell>
              <table:table-cell office:value-type="float" office:value="0.463456">
                <text:p>0.463456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0.443205">
                <text:p>0.443205</text:p>
              </table:table-cell>
              <table:table-cell office:value-type="float" office:value="0.515641">
                <text:p>0.515641</text:p>
              </table:table-cell>
              <table:table-cell office:value-type="float" office:value="0.469635">
                <text:p>0.469635</text:p>
              </table:table-cell>
              <table:table-cell office:value-type="float" office:value="0.495409">
                <text:p>0.495409</text:p>
              </table:table-cell>
              <table:table-cell office:value-type="float" office:value="0.505596">
                <text:p>0.505596</text:p>
              </table:table-cell>
              <table:table-cell office:value-type="float" office:value="0.463447">
                <text:p>0.463447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0.443185">
                <text:p>0.443185</text:p>
              </table:table-cell>
              <table:table-cell office:value-type="float" office:value="0.515628">
                <text:p>0.515628</text:p>
              </table:table-cell>
              <table:table-cell office:value-type="float" office:value="0.469616">
                <text:p>0.469616</text:p>
              </table:table-cell>
              <table:table-cell office:value-type="float" office:value="0.495392">
                <text:p>0.495392</text:p>
              </table:table-cell>
              <table:table-cell office:value-type="float" office:value="0.505584">
                <text:p>0.505584</text:p>
              </table:table-cell>
              <table:table-cell office:value-type="float" office:value="0.463438">
                <text:p>0.463438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0.443145">
                <text:p>0.443145</text:p>
              </table:table-cell>
              <table:table-cell office:value-type="float" office:value="0.515609">
                <text:p>0.515609</text:p>
              </table:table-cell>
              <table:table-cell office:value-type="float" office:value="0.469591">
                <text:p>0.469591</text:p>
              </table:table-cell>
              <table:table-cell office:value-type="float" office:value="0.495371">
                <text:p>0.495371</text:p>
              </table:table-cell>
              <table:table-cell office:value-type="float" office:value="0.505572">
                <text:p>0.505572</text:p>
              </table:table-cell>
              <table:table-cell office:value-type="float" office:value="0.46343">
                <text:p>0.4634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4.2$Windows_X86_64 LibreOffice_project/60da17e045e08f1793c57c00ba83cdfce946d0aa</meta:generator>
  </office:meta>
</office:document-meta>
</file>

<file path=Object 2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